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3.096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table:style-name="ce1" office:value-type="string">
            <text:p>Target Probe</text:p>
          </table:table-cell>
          <table:table-cell table:style-name="ce1" office:value-type="string">
            <text:p>Source Probe</text:p>
          </table:table-cell>
          <table:table-cell table:style-name="ce1" office:value-type="string">
            <text:p>RTT (ms)</text:p>
          </table:table-cell>
          <table:table-cell table:style-name="ce1" office:value-type="string">
            <text:p>Hops</text:p>
          </table:table-cell>
          <table:table-cell table:style-name="ce1" office:value-type="string">
            <text:p>Fibre_max_length (km)</text:p>
          </table:table-cell>
          <table:table-cell table:style-name="ce1" office:value-type="string">
            <text:p>Geo Distance (km)</text:p>
          </table:table-cell>
          <table:table-cell table:style-name="ce1" office:value-type="string">
            <text:p>Error Margin</text:p>
          </table:table-cell>
          <table:table-cell table:style-name="ce1" office:value-type="string">
            <text:p>Avg_ms_Hop</text:p>
          </table:table-cell>
          <table:table-cell table:style-name="ce1" office:value-type="string">
            <text:p>Avg_km_ms</text:p>
          </table:table-cell>
          <table:table-cell/>
          <table:table-cell table:style-name="ce1" office:value-type="string">
            <text:p>Target Probe</text:p>
          </table:table-cell>
          <table:table-cell table:style-name="ce1" office:value-type="string">
            <text:p>Source Probe</text:p>
          </table:table-cell>
          <table:table-cell table:style-name="ce1" office:value-type="string">
            <text:p>RTT (ms)</text:p>
          </table:table-cell>
          <table:table-cell table:style-name="ce1" office:value-type="string">
            <text:p>Hops</text:p>
          </table:table-cell>
          <table:table-cell table:style-name="ce1" office:value-type="string">
            <text:p>Fibre_max_length (km)</text:p>
          </table:table-cell>
          <table:table-cell table:style-name="ce1" office:value-type="string">
            <text:p>Geo Distance (km)</text:p>
          </table:table-cell>
          <table:table-cell table:style-name="ce1" office:value-type="string">
            <text:p>Error Margin</text:p>
          </table:table-cell>
          <table:table-cell table:style-name="ce1" office:value-type="string">
            <text:p>Avg_ms_Hop</text:p>
          </table:table-cell>
          <table:table-cell table:style-name="ce1" office:value-type="string">
            <text:p>Avg_km_ms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382</text:p>
          </table:table-cell>
          <table:table-cell office:value-type="float" office:value="6.14">
            <text:p>6.14</text:p>
          </table:table-cell>
          <table:table-cell office:value-type="float" office:value="5">
            <text:p>5</text:p>
          </table:table-cell>
          <table:table-cell office:value-type="float" office:value="552.69">
            <text:p>552.69</text:p>
          </table:table-cell>
          <table:table-cell office:value-type="float" office:value="2.58">
            <text:p>2.58</text:p>
          </table:table-cell>
          <table:table-cell office:value-type="float" office:value="214.220930232558">
            <text:p>214.2209302326</text:p>
          </table:table-cell>
          <table:table-cell office:value-type="float" office:value="1.228">
            <text:p>1.228</text:p>
          </table:table-cell>
          <table:table-cell office:value-type="float" office:value="0.420195439739414">
            <text:p>0.4201954397</text:p>
          </table:table-cell>
          <table:table-cell/>
          <table:table-cell office:value-type="string">
            <text:p>6382</text:p>
          </table:table-cell>
          <table:table-cell office:value-type="string">
            <text:p>6087</text:p>
          </table:table-cell>
          <table:table-cell office:value-type="float" office:value="6.17">
            <text:p>6.17</text:p>
          </table:table-cell>
          <table:table-cell office:value-type="float" office:value="4">
            <text:p>4</text:p>
          </table:table-cell>
          <table:table-cell office:value-type="float" office:value="554.85">
            <text:p>554.85</text:p>
          </table:table-cell>
          <table:table-cell office:value-type="float" office:value="2.58">
            <text:p>2.58</text:p>
          </table:table-cell>
          <table:table-cell office:value-type="float" office:value="215.058139534884">
            <text:p>215.0581395349</text:p>
          </table:table-cell>
          <table:table-cell office:value-type="float" office:value="1.5425">
            <text:p>1.5425</text:p>
          </table:table-cell>
          <table:table-cell office:value-type="float" office:value="0.418152350081037">
            <text:p>0.41815235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0.58">
            <text:p>0.58</text:p>
          </table:table-cell>
          <table:table-cell office:value-type="float" office:value="5">
            <text:p>5</text:p>
          </table:table-cell>
          <table:table-cell office:value-type="float" office:value="52.47">
            <text:p>52.47</text:p>
          </table:table-cell>
          <table:table-cell office:value-type="float" office:value="1.55">
            <text:p>1.55</text:p>
          </table:table-cell>
          <table:table-cell office:value-type="float" office:value="33.8516129032258">
            <text:p>33.8516129032</text:p>
          </table:table-cell>
          <table:table-cell office:value-type="float" office:value="0.116">
            <text:p>0.116</text:p>
          </table:table-cell>
          <table:table-cell office:value-type="float" office:value="2.67241379310345">
            <text:p>2.6724137931</text:p>
          </table:table-cell>
          <table:table-cell/>
          <table:table-cell office:value-type="string">
            <text:p>6405</text:p>
          </table:table-cell>
          <table:table-cell office:value-type="string">
            <text:p>6087</text:p>
          </table:table-cell>
          <table:table-cell office:value-type="float" office:value="0.55">
            <text:p>0.55</text:p>
          </table:table-cell>
          <table:table-cell office:value-type="float" office:value="5">
            <text:p>5</text:p>
          </table:table-cell>
          <table:table-cell office:value-type="float" office:value="49.05">
            <text:p>49.05</text:p>
          </table:table-cell>
          <table:table-cell office:value-type="float" office:value="1.55">
            <text:p>1.55</text:p>
          </table:table-cell>
          <table:table-cell office:value-type="float" office:value="31.6451612903226">
            <text:p>31.6451612903</text:p>
          </table:table-cell>
          <table:table-cell office:value-type="float" office:value="0.11">
            <text:p>0.11</text:p>
          </table:table-cell>
          <table:table-cell office:value-type="float" office:value="2.81818181818182">
            <text:p>2.81818181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89">
            <text:p>7.89</text:p>
          </table:table-cell>
          <table:table-cell office:value-type="float" office:value="7">
            <text:p>7</text:p>
          </table:table-cell>
          <table:table-cell office:value-type="float" office:value="710.37">
            <text:p>710.37</text:p>
          </table:table-cell>
          <table:table-cell office:value-type="float" office:value="284.98">
            <text:p>284.98</text:p>
          </table:table-cell>
          <table:table-cell office:value-type="float" office:value="2.49270124219243">
            <text:p>2.4927012422</text:p>
          </table:table-cell>
          <table:table-cell office:value-type="float" office:value="1.12714285714286">
            <text:p>1.1271428571</text:p>
          </table:table-cell>
          <table:table-cell office:value-type="float" office:value="36.1191381495564">
            <text:p>36.1191381496</text:p>
          </table:table-cell>
          <table:table-cell/>
          <table:table-cell office:value-type="string">
            <text:p>6423</text:p>
          </table:table-cell>
          <table:table-cell office:value-type="string">
            <text:p>6087</text:p>
          </table:table-cell>
          <table:table-cell office:value-type="float" office:value="7.91">
            <text:p>7.91</text:p>
          </table:table-cell>
          <table:table-cell office:value-type="float" office:value="6">
            <text:p>6</text:p>
          </table:table-cell>
          <table:table-cell office:value-type="float" office:value="711.9">
            <text:p>711.9</text:p>
          </table:table-cell>
          <table:table-cell office:value-type="float" office:value="284.98">
            <text:p>284.98</text:p>
          </table:table-cell>
          <table:table-cell office:value-type="float" office:value="2.49807004000281">
            <text:p>2.49807004</text:p>
          </table:table-cell>
          <table:table-cell office:value-type="float" office:value="1.31833333333333">
            <text:p>1.3183333333</text:p>
          </table:table-cell>
          <table:table-cell office:value-type="float" office:value="36.0278128950695">
            <text:p>36.027812895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.98">
            <text:p>1.98</text:p>
          </table:table-cell>
          <table:table-cell office:value-type="float" office:value="6">
            <text:p>6</text:p>
          </table:table-cell>
          <table:table-cell office:value-type="float" office:value="178.2">
            <text:p>178.2</text:p>
          </table:table-cell>
          <table:table-cell office:value-type="float" office:value="57.28">
            <text:p>57.28</text:p>
          </table:table-cell>
          <table:table-cell office:value-type="float" office:value="3.11103351955307">
            <text:p>3.1110335196</text:p>
          </table:table-cell>
          <table:table-cell office:value-type="float" office:value="0.33">
            <text:p>0.33</text:p>
          </table:table-cell>
          <table:table-cell office:value-type="float" office:value="28.9292929292929">
            <text:p>28.9292929293</text:p>
          </table:table-cell>
          <table:table-cell/>
          <table:table-cell office:value-type="string">
            <text:p>6446</text:p>
          </table:table-cell>
          <table:table-cell office:value-type="string">
            <text:p>6087</text:p>
          </table:table-cell>
          <table:table-cell office:value-type="float" office:value="1.67">
            <text:p>1.67</text:p>
          </table:table-cell>
          <table:table-cell office:value-type="float" office:value="5">
            <text:p>5</text:p>
          </table:table-cell>
          <table:table-cell office:value-type="float" office:value="150.39">
            <text:p>150.39</text:p>
          </table:table-cell>
          <table:table-cell office:value-type="float" office:value="57.28">
            <text:p>57.28</text:p>
          </table:table-cell>
          <table:table-cell office:value-type="float" office:value="2.62552374301676">
            <text:p>2.625523743</text:p>
          </table:table-cell>
          <table:table-cell office:value-type="float" office:value="0.334">
            <text:p>0.334</text:p>
          </table:table-cell>
          <table:table-cell office:value-type="float" office:value="34.2994011976048">
            <text:p>34.29940119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0.65">
            <text:p>0.65</text:p>
          </table:table-cell>
          <table:table-cell office:value-type="float" office:value="5">
            <text:p>5</text:p>
          </table:table-cell>
          <table:table-cell office:value-type="float" office:value="58.68">
            <text:p>58.68</text:p>
          </table:table-cell>
          <table:table-cell office:value-type="float" office:value="2.46">
            <text:p>2.46</text:p>
          </table:table-cell>
          <table:table-cell office:value-type="float" office:value="23.8536585365854">
            <text:p>23.8536585366</text:p>
          </table:table-cell>
          <table:table-cell office:value-type="float" office:value="0.13">
            <text:p>0.13</text:p>
          </table:table-cell>
          <table:table-cell office:value-type="float" office:value="3.78461538461538">
            <text:p>3.7846153846</text:p>
          </table:table-cell>
          <table:table-cell/>
          <table:table-cell office:value-type="string">
            <text:p>6451</text:p>
          </table:table-cell>
          <table:table-cell office:value-type="string">
            <text:p>6087</text:p>
          </table:table-cell>
          <table:table-cell office:value-type="float" office:value="0.49">
            <text:p>0.49</text:p>
          </table:table-cell>
          <table:table-cell office:value-type="float" office:value="5">
            <text:p>5</text:p>
          </table:table-cell>
          <table:table-cell office:value-type="float" office:value="44.28">
            <text:p>44.28</text:p>
          </table:table-cell>
          <table:table-cell office:value-type="float" office:value="2.46">
            <text:p>2.46</text:p>
          </table:table-cell>
          <table:table-cell office:value-type="float" office:value="18">
            <text:p>18</text:p>
          </table:table-cell>
          <table:table-cell office:value-type="float" office:value="0.098">
            <text:p>0.098</text:p>
          </table:table-cell>
          <table:table-cell office:value-type="float" office:value="5.02040816326531">
            <text:p>5.02040816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2.49">
            <text:p>2.49</text:p>
          </table:table-cell>
          <table:table-cell office:value-type="float" office:value="255">
            <text:p>255</text:p>
          </table:table-cell>
          <table:table-cell office:value-type="float" office:value="223.83">
            <text:p>223.83</text:p>
          </table:table-cell>
          <table:table-cell office:value-type="float" office:value="54.09">
            <text:p>54.09</text:p>
          </table:table-cell>
          <table:table-cell office:value-type="float" office:value="4.13810316139767">
            <text:p>4.1381031614</text:p>
          </table:table-cell>
          <table:table-cell office:value-type="float" office:value="0.00976470588235294">
            <text:p>0.0097647059</text:p>
          </table:table-cell>
          <table:table-cell office:value-type="float" office:value="21.7228915662651">
            <text:p>21.7228915663</text:p>
          </table:table-cell>
          <table:table-cell/>
          <table:table-cell office:value-type="string">
            <text:p>6471</text:p>
          </table:table-cell>
          <table:table-cell office:value-type="string">
            <text:p>6087</text:p>
          </table:table-cell>
          <table:table-cell office:value-type="float" office:value="2.97">
            <text:p>2.97</text:p>
          </table:table-cell>
          <table:table-cell office:value-type="float" office:value="255">
            <text:p>255</text:p>
          </table:table-cell>
          <table:table-cell office:value-type="float" office:value="267.48">
            <text:p>267.48</text:p>
          </table:table-cell>
          <table:table-cell office:value-type="float" office:value="54.09">
            <text:p>54.09</text:p>
          </table:table-cell>
          <table:table-cell office:value-type="float" office:value="4.9450915141431">
            <text:p>4.9450915141</text:p>
          </table:table-cell>
          <table:table-cell office:value-type="float" office:value="0.0116470588235294">
            <text:p>0.0116470588</text:p>
          </table:table-cell>
          <table:table-cell office:value-type="float" office:value="18.2121212121212">
            <text:p>18.21212121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5.98">
            <text:p>5.98</text:p>
          </table:table-cell>
          <table:table-cell office:value-type="float" office:value="8">
            <text:p>8</text:p>
          </table:table-cell>
          <table:table-cell office:value-type="float" office:value="538.38">
            <text:p>538.38</text:p>
          </table:table-cell>
          <table:table-cell office:value-type="float" office:value="89.1">
            <text:p>89.1</text:p>
          </table:table-cell>
          <table:table-cell office:value-type="float" office:value="6.04242424242424">
            <text:p>6.0424242424</text:p>
          </table:table-cell>
          <table:table-cell office:value-type="float" office:value="0.7475">
            <text:p>0.7475</text:p>
          </table:table-cell>
          <table:table-cell office:value-type="float" office:value="14.8996655518395">
            <text:p>14.8996655518</text:p>
          </table:table-cell>
          <table:table-cell/>
          <table:table-cell office:value-type="string">
            <text:p>6499</text:p>
          </table:table-cell>
          <table:table-cell office:value-type="string">
            <text:p>6087</text:p>
          </table:table-cell>
          <table:table-cell office:value-type="float" office:value="6.24">
            <text:p>6.24</text:p>
          </table:table-cell>
          <table:table-cell office:value-type="float" office:value="8">
            <text:p>8</text:p>
          </table:table-cell>
          <table:table-cell office:value-type="float" office:value="561.15">
            <text:p>561.15</text:p>
          </table:table-cell>
          <table:table-cell office:value-type="float" office:value="89.1">
            <text:p>89.1</text:p>
          </table:table-cell>
          <table:table-cell office:value-type="float" office:value="6.2979797979798">
            <text:p>6.297979798</text:p>
          </table:table-cell>
          <table:table-cell office:value-type="float" office:value="0.78">
            <text:p>0.78</text:p>
          </table:table-cell>
          <table:table-cell office:value-type="float" office:value="14.2788461538462">
            <text:p>14.27884615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6.24">
            <text:p>6.24</text:p>
          </table:table-cell>
          <table:table-cell office:value-type="float" office:value="5">
            <text:p>5</text:p>
          </table:table-cell>
          <table:table-cell office:value-type="float" office:value="561.96">
            <text:p>561.96</text:p>
          </table:table-cell>
          <table:table-cell office:value-type="float" office:value="166.83">
            <text:p>166.83</text:p>
          </table:table-cell>
          <table:table-cell office:value-type="float" office:value="3.36845891026794">
            <text:p>3.3684589103</text:p>
          </table:table-cell>
          <table:table-cell office:value-type="float" office:value="1.248">
            <text:p>1.248</text:p>
          </table:table-cell>
          <table:table-cell office:value-type="float" office:value="26.7355769230769">
            <text:p>26.7355769231</text:p>
          </table:table-cell>
          <table:table-cell/>
          <table:table-cell office:value-type="string">
            <text:p>6501</text:p>
          </table:table-cell>
          <table:table-cell office:value-type="string">
            <text:p>6087</text:p>
          </table:table-cell>
          <table:table-cell office:value-type="float" office:value="6.13">
            <text:p>6.13</text:p>
          </table:table-cell>
          <table:table-cell office:value-type="float" office:value="7">
            <text:p>7</text:p>
          </table:table-cell>
          <table:table-cell office:value-type="float" office:value="551.52">
            <text:p>551.52</text:p>
          </table:table-cell>
          <table:table-cell office:value-type="float" office:value="166.83">
            <text:p>166.83</text:p>
          </table:table-cell>
          <table:table-cell office:value-type="float" office:value="3.30588023736738">
            <text:p>3.3058802374</text:p>
          </table:table-cell>
          <table:table-cell office:value-type="float" office:value="0.875714285714286">
            <text:p>0.8757142857</text:p>
          </table:table-cell>
          <table:table-cell office:value-type="float" office:value="27.2153344208809">
            <text:p>27.21533442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405.18">
            <text:p>405.18</text:p>
          </table:table-cell>
          <table:table-cell office:value-type="float" office:value="77.81">
            <text:p>77.81</text:p>
          </table:table-cell>
          <table:table-cell office:value-type="float" office:value="5.20729983292636">
            <text:p>5.2072998329</text:p>
          </table:table-cell>
          <table:table-cell office:value-type="float" office:value="0.642857142857143">
            <text:p>0.6428571429</text:p>
          </table:table-cell>
          <table:table-cell office:value-type="float" office:value="17.2911111111111">
            <text:p>17.2911111111</text:p>
          </table:table-cell>
          <table:table-cell/>
          <table:table-cell office:value-type="string">
            <text:p>6512</text:p>
          </table:table-cell>
          <table:table-cell office:value-type="string">
            <text:p>6087</text:p>
          </table:table-cell>
          <table:table-cell office:value-type="float" office:value="4.42">
            <text:p>4.42</text:p>
          </table:table-cell>
          <table:table-cell office:value-type="float" office:value="5">
            <text:p>5</text:p>
          </table:table-cell>
          <table:table-cell office:value-type="float" office:value="397.62">
            <text:p>397.62</text:p>
          </table:table-cell>
          <table:table-cell office:value-type="float" office:value="77.81">
            <text:p>77.81</text:p>
          </table:table-cell>
          <table:table-cell office:value-type="float" office:value="5.110140084822">
            <text:p>5.1101400848</text:p>
          </table:table-cell>
          <table:table-cell office:value-type="float" office:value="0.884">
            <text:p>0.884</text:p>
          </table:table-cell>
          <table:table-cell office:value-type="float" office:value="17.60407239819">
            <text:p>17.60407239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2.12">
            <text:p>2.12</text:p>
          </table:table-cell>
          <table:table-cell office:value-type="float" office:value="8">
            <text:p>8</text:p>
          </table:table-cell>
          <table:table-cell office:value-type="float" office:value="190.98">
            <text:p>190.98</text:p>
          </table:table-cell>
          <table:table-cell office:value-type="float" office:value="58.4">
            <text:p>58.4</text:p>
          </table:table-cell>
          <table:table-cell office:value-type="float" office:value="3.27020547945206">
            <text:p>3.2702054795</text:p>
          </table:table-cell>
          <table:table-cell office:value-type="float" office:value="0.265">
            <text:p>0.265</text:p>
          </table:table-cell>
          <table:table-cell office:value-type="float" office:value="27.5471698113207">
            <text:p>27.5471698113</text:p>
          </table:table-cell>
          <table:table-cell/>
          <table:table-cell office:value-type="string">
            <text:p>6515</text:p>
          </table:table-cell>
          <table:table-cell office:value-type="string">
            <text:p>6087</text:p>
          </table:table-cell>
          <table:table-cell office:value-type="float" office:value="2.36">
            <text:p>2.36</text:p>
          </table:table-cell>
          <table:table-cell office:value-type="float" office:value="8">
            <text:p>8</text:p>
          </table:table-cell>
          <table:table-cell office:value-type="float" office:value="212.31">
            <text:p>212.31</text:p>
          </table:table-cell>
          <table:table-cell office:value-type="float" office:value="58.4">
            <text:p>58.4</text:p>
          </table:table-cell>
          <table:table-cell office:value-type="float" office:value="3.63544520547945">
            <text:p>3.6354452055</text:p>
          </table:table-cell>
          <table:table-cell office:value-type="float" office:value="0.295">
            <text:p>0.295</text:p>
          </table:table-cell>
          <table:table-cell office:value-type="float" office:value="24.7457627118644">
            <text:p>24.745762711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2.81">
            <text:p>2.81</text:p>
          </table:table-cell>
          <table:table-cell office:value-type="float" office:value="8">
            <text:p>8</text:p>
          </table:table-cell>
          <table:table-cell office:value-type="float" office:value="252.81">
            <text:p>252.81</text:p>
          </table:table-cell>
          <table:table-cell office:value-type="float" office:value="58.34">
            <text:p>58.34</text:p>
          </table:table-cell>
          <table:table-cell office:value-type="float" office:value="4.33339046966061">
            <text:p>4.3333904697</text:p>
          </table:table-cell>
          <table:table-cell office:value-type="float" office:value="0.35125">
            <text:p>0.35125</text:p>
          </table:table-cell>
          <table:table-cell office:value-type="float" office:value="20.7615658362989">
            <text:p>20.7615658363</text:p>
          </table:table-cell>
          <table:table-cell/>
          <table:table-cell office:value-type="string">
            <text:p>6516</text:p>
          </table:table-cell>
          <table:table-cell office:value-type="string">
            <text:p>608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69.73">
            <text:p>269.73</text:p>
          </table:table-cell>
          <table:table-cell office:value-type="float" office:value="58.34">
            <text:p>58.34</text:p>
          </table:table-cell>
          <table:table-cell office:value-type="float" office:value="4.62341446691807">
            <text:p>4.6234144669</text:p>
          </table:table-cell>
          <table:table-cell office:value-type="float" office:value="0.375">
            <text:p>0.375</text:p>
          </table:table-cell>
          <table:table-cell office:value-type="float" office:value="19.4466666666667">
            <text:p>19.44666666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9.08">
            <text:p>9.08</text:p>
          </table:table-cell>
          <table:table-cell office:value-type="float" office:value="9">
            <text:p>9</text:p>
          </table:table-cell>
          <table:table-cell office:value-type="float" office:value="817.02">
            <text:p>817.02</text:p>
          </table:table-cell>
          <table:table-cell office:value-type="float" office:value="282.61">
            <text:p>282.61</text:p>
          </table:table-cell>
          <table:table-cell office:value-type="float" office:value="2.89098050316691">
            <text:p>2.8909805032</text:p>
          </table:table-cell>
          <table:table-cell office:value-type="float" office:value="1.00888888888889">
            <text:p>1.0088888889</text:p>
          </table:table-cell>
          <table:table-cell office:value-type="float" office:value="31.1244493392071">
            <text:p>31.1244493392</text:p>
          </table:table-cell>
          <table:table-cell/>
          <table:table-cell office:value-type="string">
            <text:p>6519</text:p>
          </table:table-cell>
          <table:table-cell office:value-type="string">
            <text:p>6087</text:p>
          </table:table-cell>
          <table:table-cell office:value-type="float" office:value="8.95">
            <text:p>8.95</text:p>
          </table:table-cell>
          <table:table-cell office:value-type="float" office:value="6">
            <text:p>6</text:p>
          </table:table-cell>
          <table:table-cell office:value-type="float" office:value="805.32">
            <text:p>805.32</text:p>
          </table:table-cell>
          <table:table-cell office:value-type="float" office:value="282.61">
            <text:p>282.61</text:p>
          </table:table-cell>
          <table:table-cell office:value-type="float" office:value="2.84958069424295">
            <text:p>2.8495806942</text:p>
          </table:table-cell>
          <table:table-cell office:value-type="float" office:value="1.49166666666667">
            <text:p>1.4916666667</text:p>
          </table:table-cell>
          <table:table-cell office:value-type="float" office:value="31.5765363128492">
            <text:p>31.57653631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9.91">
            <text:p>9.91</text:p>
          </table:table-cell>
          <table:table-cell office:value-type="float" office:value="3">
            <text:p>3</text:p>
          </table:table-cell>
          <table:table-cell office:value-type="float" office:value="892.35">
            <text:p>892.35</text:p>
          </table:table-cell>
          <table:table-cell office:value-type="float" office:value="291.23">
            <text:p>291.23</text:p>
          </table:table-cell>
          <table:table-cell office:value-type="float" office:value="3.06407306939532">
            <text:p>3.0640730694</text:p>
          </table:table-cell>
          <table:table-cell office:value-type="float" office:value="3.30333333333333">
            <text:p>3.3033333333</text:p>
          </table:table-cell>
          <table:table-cell office:value-type="float" office:value="29.3874873864783">
            <text:p>29.3874873865</text:p>
          </table:table-cell>
          <table:table-cell/>
          <table:table-cell office:value-type="string">
            <text:p>6532</text:p>
          </table:table-cell>
          <table:table-cell office:value-type="string">
            <text:p>6087</text:p>
          </table:table-cell>
          <table:table-cell office:value-type="float" office:value="9.95">
            <text:p>9.95</text:p>
          </table:table-cell>
          <table:table-cell office:value-type="float" office:value="7">
            <text:p>7</text:p>
          </table:table-cell>
          <table:table-cell office:value-type="float" office:value="895.59">
            <text:p>895.59</text:p>
          </table:table-cell>
          <table:table-cell office:value-type="float" office:value="291.23">
            <text:p>291.23</text:p>
          </table:table-cell>
          <table:table-cell office:value-type="float" office:value="3.07519829687876">
            <text:p>3.0751982969</text:p>
          </table:table-cell>
          <table:table-cell office:value-type="float" office:value="1.42142857142857">
            <text:p>1.4214285714</text:p>
          </table:table-cell>
          <table:table-cell office:value-type="float" office:value="29.2693467336683">
            <text:p>29.269346733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5.18">
            <text:p>5.18</text:p>
          </table:table-cell>
          <table:table-cell office:value-type="float" office:value="4">
            <text:p>4</text:p>
          </table:table-cell>
          <table:table-cell office:value-type="float" office:value="466.2">
            <text:p>466.2</text:p>
          </table:table-cell>
          <table:table-cell office:value-type="float" office:value="154.52">
            <text:p>154.52</text:p>
          </table:table-cell>
          <table:table-cell office:value-type="float" office:value="3.01708516696868">
            <text:p>3.017085167</text:p>
          </table:table-cell>
          <table:table-cell office:value-type="float" office:value="1.295">
            <text:p>1.295</text:p>
          </table:table-cell>
          <table:table-cell office:value-type="float" office:value="29.8301158301158">
            <text:p>29.8301158301</text:p>
          </table:table-cell>
          <table:table-cell/>
          <table:table-cell office:value-type="string">
            <text:p>6552</text:p>
          </table:table-cell>
          <table:table-cell office:value-type="string">
            <text:p>6087</text:p>
          </table:table-cell>
          <table:table-cell office:value-type="float" office:value="5.35">
            <text:p>5.35</text:p>
          </table:table-cell>
          <table:table-cell office:value-type="float" office:value="5">
            <text:p>5</text:p>
          </table:table-cell>
          <table:table-cell office:value-type="float" office:value="481.32">
            <text:p>481.32</text:p>
          </table:table-cell>
          <table:table-cell office:value-type="float" office:value="154.52">
            <text:p>154.52</text:p>
          </table:table-cell>
          <table:table-cell office:value-type="float" office:value="3.11493657778928">
            <text:p>3.1149365778</text:p>
          </table:table-cell>
          <table:table-cell office:value-type="float" office:value="1.07">
            <text:p>1.07</text:p>
          </table:table-cell>
          <table:table-cell office:value-type="float" office:value="28.8822429906542">
            <text:p>28.88224299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2.06">
            <text:p>2.06</text:p>
          </table:table-cell>
          <table:table-cell office:value-type="float" office:value="4">
            <text:p>4</text:p>
          </table:table-cell>
          <table:table-cell office:value-type="float" office:value="185.49">
            <text:p>185.49</text:p>
          </table:table-cell>
          <table:table-cell office:value-type="float" office:value="2.44">
            <text:p>2.44</text:p>
          </table:table-cell>
          <table:table-cell office:value-type="float" office:value="76.0204918032787">
            <text:p>76.0204918033</text:p>
          </table:table-cell>
          <table:table-cell office:value-type="float" office:value="0.515">
            <text:p>0.515</text:p>
          </table:table-cell>
          <table:table-cell office:value-type="float" office:value="1.18446601941748">
            <text:p>1.1844660194</text:p>
          </table:table-cell>
          <table:table-cell/>
          <table:table-cell office:value-type="string">
            <text:p>6559</text:p>
          </table:table-cell>
          <table:table-cell office:value-type="string">
            <text:p>6087</text:p>
          </table:table-cell>
          <table:table-cell office:value-type="float" office:value="2.15">
            <text:p>2.15</text:p>
          </table:table-cell>
          <table:table-cell office:value-type="float" office:value="9">
            <text:p>9</text:p>
          </table:table-cell>
          <table:table-cell office:value-type="float" office:value="193.5">
            <text:p>193.5</text:p>
          </table:table-cell>
          <table:table-cell office:value-type="float" office:value="2.44">
            <text:p>2.44</text:p>
          </table:table-cell>
          <table:table-cell office:value-type="float" office:value="79.3032786885246">
            <text:p>79.3032786885</text:p>
          </table:table-cell>
          <table:table-cell office:value-type="float" office:value="0.238888888888889">
            <text:p>0.2388888889</text:p>
          </table:table-cell>
          <table:table-cell office:value-type="float" office:value="1.13488372093023">
            <text:p>1.13488372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1.85">
            <text:p>1.85</text:p>
          </table:table-cell>
          <table:table-cell office:value-type="float" office:value="6">
            <text:p>6</text:p>
          </table:table-cell>
          <table:table-cell office:value-type="float" office:value="166.68">
            <text:p>166.68</text:p>
          </table:table-cell>
          <table:table-cell office:value-type="float" office:value="60.71">
            <text:p>60.71</text:p>
          </table:table-cell>
          <table:table-cell office:value-type="float" office:value="2.74551144786691">
            <text:p>2.7455114479</text:p>
          </table:table-cell>
          <table:table-cell office:value-type="float" office:value="0.308333333333333">
            <text:p>0.3083333333</text:p>
          </table:table-cell>
          <table:table-cell office:value-type="float" office:value="32.8162162162162">
            <text:p>32.8162162162</text:p>
          </table:table-cell>
          <table:table-cell/>
          <table:table-cell office:value-type="string">
            <text:p>6562</text:p>
          </table:table-cell>
          <table:table-cell office:value-type="string">
            <text:p>6087</text:p>
          </table:table-cell>
          <table:table-cell office:value-type="float" office:value="1.89">
            <text:p>1.89</text:p>
          </table:table-cell>
          <table:table-cell office:value-type="float" office:value="6">
            <text:p>6</text:p>
          </table:table-cell>
          <table:table-cell office:value-type="float" office:value="170.1">
            <text:p>170.1</text:p>
          </table:table-cell>
          <table:table-cell office:value-type="float" office:value="60.71">
            <text:p>60.71</text:p>
          </table:table-cell>
          <table:table-cell office:value-type="float" office:value="2.80184483610608">
            <text:p>2.8018448361</text:p>
          </table:table-cell>
          <table:table-cell office:value-type="float" office:value="0.315">
            <text:p>0.315</text:p>
          </table:table-cell>
          <table:table-cell office:value-type="float" office:value="32.1216931216931">
            <text:p>32.12169312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4.34">
            <text:p>4.34</text:p>
          </table:table-cell>
          <table:table-cell office:value-type="float" office:value="6">
            <text:p>6</text:p>
          </table:table-cell>
          <table:table-cell office:value-type="float" office:value="390.42">
            <text:p>390.42</text:p>
          </table:table-cell>
          <table:table-cell office:value-type="float" office:value="62.23">
            <text:p>62.23</text:p>
          </table:table-cell>
          <table:table-cell office:value-type="float" office:value="6.27382291499277">
            <text:p>6.273822915</text:p>
          </table:table-cell>
          <table:table-cell office:value-type="float" office:value="0.723333333333333">
            <text:p>0.7233333333</text:p>
          </table:table-cell>
          <table:table-cell office:value-type="float" office:value="14.3387096774194">
            <text:p>14.3387096774</text:p>
          </table:table-cell>
          <table:table-cell/>
          <table:table-cell office:value-type="string">
            <text:p>6609</text:p>
          </table:table-cell>
          <table:table-cell office:value-type="string">
            <text:p>6087</text:p>
          </table:table-cell>
          <table:table-cell office:value-type="float" office:value="4.42">
            <text:p>4.42</text:p>
          </table:table-cell>
          <table:table-cell office:value-type="float" office:value="6">
            <text:p>6</text:p>
          </table:table-cell>
          <table:table-cell office:value-type="float" office:value="398.07">
            <text:p>398.07</text:p>
          </table:table-cell>
          <table:table-cell office:value-type="float" office:value="62.23">
            <text:p>62.23</text:p>
          </table:table-cell>
          <table:table-cell office:value-type="float" office:value="6.39675397718142">
            <text:p>6.3967539772</text:p>
          </table:table-cell>
          <table:table-cell office:value-type="float" office:value="0.736666666666667">
            <text:p>0.7366666667</text:p>
          </table:table-cell>
          <table:table-cell office:value-type="float" office:value="14.079185520362">
            <text:p>14.07918552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3.08">
            <text:p>3.08</text:p>
          </table:table-cell>
          <table:table-cell office:value-type="float" office:value="5">
            <text:p>5</text:p>
          </table:table-cell>
          <table:table-cell office:value-type="float" office:value="277.47">
            <text:p>277.47</text:p>
          </table:table-cell>
          <table:table-cell office:value-type="float" office:value="41.26">
            <text:p>41.26</text:p>
          </table:table-cell>
          <table:table-cell office:value-type="float" office:value="6.7249151720795">
            <text:p>6.7249151721</text:p>
          </table:table-cell>
          <table:table-cell office:value-type="float" office:value="0.616">
            <text:p>0.616</text:p>
          </table:table-cell>
          <table:table-cell office:value-type="float" office:value="13.3961038961039">
            <text:p>13.3961038961</text:p>
          </table:table-cell>
          <table:table-cell/>
          <table:table-cell office:value-type="string">
            <text:p>6647</text:p>
          </table:table-cell>
          <table:table-cell office:value-type="string">
            <text:p>6087</text:p>
          </table:table-cell>
          <table:table-cell office:value-type="float" office:value="2.82">
            <text:p>2.82</text:p>
          </table:table-cell>
          <table:table-cell office:value-type="float" office:value="5">
            <text:p>5</text:p>
          </table:table-cell>
          <table:table-cell office:value-type="float" office:value="254.07">
            <text:p>254.07</text:p>
          </table:table-cell>
          <table:table-cell office:value-type="float" office:value="41.26">
            <text:p>41.26</text:p>
          </table:table-cell>
          <table:table-cell office:value-type="float" office:value="6.15777993213766">
            <text:p>6.1577799321</text:p>
          </table:table-cell>
          <table:table-cell office:value-type="float" office:value="0.564">
            <text:p>0.564</text:p>
          </table:table-cell>
          <table:table-cell office:value-type="float" office:value="14.6312056737589">
            <text:p>14.63120567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1.75">
            <text:p>1.75</text:p>
          </table:table-cell>
          <table:table-cell office:value-type="float" office:value="6">
            <text:p>6</text:p>
          </table:table-cell>
          <table:table-cell office:value-type="float" office:value="157.23">
            <text:p>157.23</text:p>
          </table:table-cell>
          <table:table-cell office:value-type="float" office:value="67.39">
            <text:p>67.39</text:p>
          </table:table-cell>
          <table:table-cell office:value-type="float" office:value="2.33313548004155">
            <text:p>2.33313548</text:p>
          </table:table-cell>
          <table:table-cell office:value-type="float" office:value="0.291666666666667">
            <text:p>0.2916666667</text:p>
          </table:table-cell>
          <table:table-cell office:value-type="float" office:value="38.5085714285714">
            <text:p>38.5085714286</text:p>
          </table:table-cell>
          <table:table-cell/>
          <table:table-cell office:value-type="string">
            <text:p>6670</text:p>
          </table:table-cell>
          <table:table-cell office:value-type="string">
            <text:p>6087</text:p>
          </table:table-cell>
          <table:table-cell office:value-type="float" office:value="2.2">
            <text:p>2.2</text:p>
          </table:table-cell>
          <table:table-cell office:value-type="float" office:value="6">
            <text:p>6</text:p>
          </table:table-cell>
          <table:table-cell office:value-type="float" office:value="198.36">
            <text:p>198.36</text:p>
          </table:table-cell>
          <table:table-cell office:value-type="float" office:value="67.39">
            <text:p>67.39</text:p>
          </table:table-cell>
          <table:table-cell office:value-type="float" office:value="2.94346342187268">
            <text:p>2.9434634219</text:p>
          </table:table-cell>
          <table:table-cell office:value-type="float" office:value="0.366666666666667">
            <text:p>0.3666666667</text:p>
          </table:table-cell>
          <table:table-cell office:value-type="float" office:value="30.6318181818182">
            <text:p>30.63181818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19.87">
            <text:p>19.87</text:p>
          </table:table-cell>
          <table:table-cell office:value-type="float" office:value="8">
            <text:p>8</text:p>
          </table:table-cell>
          <table:table-cell office:value-type="float" office:value="1787.94">
            <text:p>1787.94</text:p>
          </table:table-cell>
          <table:table-cell office:value-type="float" office:value="171.24">
            <text:p>171.24</text:p>
          </table:table-cell>
          <table:table-cell office:value-type="float" office:value="10.4411352487737">
            <text:p>10.4411352488</text:p>
          </table:table-cell>
          <table:table-cell office:value-type="float" office:value="2.48375">
            <text:p>2.48375</text:p>
          </table:table-cell>
          <table:table-cell office:value-type="float" office:value="8.61801711122295">
            <text:p>8.6180171112</text:p>
          </table:table-cell>
          <table:table-cell/>
          <table:table-cell office:value-type="string">
            <text:p>6674</text:p>
          </table:table-cell>
          <table:table-cell office:value-type="string">
            <text:p>6087</text:p>
          </table:table-cell>
          <table:table-cell office:value-type="float" office:value="19.05">
            <text:p>19.05</text:p>
          </table:table-cell>
          <table:table-cell office:value-type="float" office:value="8">
            <text:p>8</text:p>
          </table:table-cell>
          <table:table-cell office:value-type="float" office:value="1714.95">
            <text:p>1714.95</text:p>
          </table:table-cell>
          <table:table-cell office:value-type="float" office:value="171.24">
            <text:p>171.24</text:p>
          </table:table-cell>
          <table:table-cell office:value-type="float" office:value="10.0148913805186">
            <text:p>10.0148913805</text:p>
          </table:table-cell>
          <table:table-cell office:value-type="float" office:value="2.38125">
            <text:p>2.38125</text:p>
          </table:table-cell>
          <table:table-cell office:value-type="float" office:value="8.98897637795276">
            <text:p>8.9889763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31">
            <text:p>2.31</text:p>
          </table:table-cell>
          <table:table-cell office:value-type="float" office:value="8">
            <text:p>8</text:p>
          </table:table-cell>
          <table:table-cell office:value-type="float" office:value="207.81">
            <text:p>207.81</text:p>
          </table:table-cell>
          <table:table-cell office:value-type="float" office:value="0.11">
            <text:p>0.11</text:p>
          </table:table-cell>
          <table:table-cell office:value-type="float" office:value="1889.18181818182">
            <text:p>1889.1818181818</text:p>
          </table:table-cell>
          <table:table-cell office:value-type="float" office:value="0.28875">
            <text:p>0.28875</text:p>
          </table:table-cell>
          <table:table-cell office:value-type="float" office:value="0.0476190476190476">
            <text:p>0.0476190476</text:p>
          </table:table-cell>
          <table:table-cell/>
          <table:table-cell office:value-type="string">
            <text:p>6695</text:p>
          </table:table-cell>
          <table:table-cell office:value-type="string">
            <text:p>6087</text:p>
          </table:table-cell>
          <table:table-cell office:value-type="float" office:value="2.42">
            <text:p>2.42</text:p>
          </table:table-cell>
          <table:table-cell office:value-type="float" office:value="8">
            <text:p>8</text:p>
          </table:table-cell>
          <table:table-cell office:value-type="float" office:value="217.35">
            <text:p>217.35</text:p>
          </table:table-cell>
          <table:table-cell office:value-type="float" office:value="0.11">
            <text:p>0.11</text:p>
          </table:table-cell>
          <table:table-cell office:value-type="float" office:value="1975.90909090909">
            <text:p>1975.9090909091</text:p>
          </table:table-cell>
          <table:table-cell office:value-type="float" office:value="0.3025">
            <text:p>0.3025</text:p>
          </table:table-cell>
          <table:table-cell office:value-type="float" office:value="0.0454545454545455">
            <text:p>0.04545454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2.96">
            <text:p>2.96</text:p>
          </table:table-cell>
          <table:table-cell office:value-type="float" office:value="3">
            <text:p>3</text:p>
          </table:table-cell>
          <table:table-cell office:value-type="float" office:value="266.4">
            <text:p>266.4</text:p>
          </table:table-cell>
          <table:table-cell office:value-type="float" office:value="54.19">
            <text:p>54.19</text:p>
          </table:table-cell>
          <table:table-cell office:value-type="float" office:value="4.91603616903488">
            <text:p>4.916036169</text:p>
          </table:table-cell>
          <table:table-cell office:value-type="float" office:value="0.986666666666667">
            <text:p>0.9866666667</text:p>
          </table:table-cell>
          <table:table-cell office:value-type="float" office:value="18.3074324324324">
            <text:p>18.3074324324</text:p>
          </table:table-cell>
          <table:table-cell/>
          <table:table-cell office:value-type="string">
            <text:p>6699</text:p>
          </table:table-cell>
          <table:table-cell office:value-type="string">
            <text:p>6087</text:p>
          </table:table-cell>
          <table:table-cell office:value-type="float" office:value="3.03">
            <text:p>3.03</text:p>
          </table:table-cell>
          <table:table-cell office:value-type="float" office:value="3">
            <text:p>3</text:p>
          </table:table-cell>
          <table:table-cell office:value-type="float" office:value="272.88">
            <text:p>272.88</text:p>
          </table:table-cell>
          <table:table-cell office:value-type="float" office:value="54.19">
            <text:p>54.19</text:p>
          </table:table-cell>
          <table:table-cell office:value-type="float" office:value="5.03561542720059">
            <text:p>5.0356154272</text:p>
          </table:table-cell>
          <table:table-cell office:value-type="float" office:value="1.01">
            <text:p>1.01</text:p>
          </table:table-cell>
          <table:table-cell office:value-type="float" office:value="17.8844884488449">
            <text:p>17.88448844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8.01">
            <text:p>8.01</text:p>
          </table:table-cell>
          <table:table-cell office:value-type="float" office:value="4">
            <text:p>4</text:p>
          </table:table-cell>
          <table:table-cell office:value-type="float" office:value="721.17">
            <text:p>721.17</text:p>
          </table:table-cell>
          <table:table-cell office:value-type="float" office:value="305.33">
            <text:p>305.33</text:p>
          </table:table-cell>
          <table:table-cell office:value-type="float" office:value="2.36193626567976">
            <text:p>2.3619362657</text:p>
          </table:table-cell>
          <table:table-cell office:value-type="float" office:value="2.0025">
            <text:p>2.0025</text:p>
          </table:table-cell>
          <table:table-cell office:value-type="float" office:value="38.1186017478152">
            <text:p>38.1186017478</text:p>
          </table:table-cell>
          <table:table-cell/>
          <table:table-cell office:value-type="string">
            <text:p>6716</text:p>
          </table:table-cell>
          <table:table-cell office:value-type="string">
            <text:p>6087</text:p>
          </table:table-cell>
          <table:table-cell office:value-type="float" office:value="8.18">
            <text:p>8.18</text:p>
          </table:table-cell>
          <table:table-cell office:value-type="float" office:value="3">
            <text:p>3</text:p>
          </table:table-cell>
          <table:table-cell office:value-type="float" office:value="735.84">
            <text:p>735.84</text:p>
          </table:table-cell>
          <table:table-cell office:value-type="float" office:value="305.33">
            <text:p>305.33</text:p>
          </table:table-cell>
          <table:table-cell office:value-type="float" office:value="2.4099826417319">
            <text:p>2.4099826417</text:p>
          </table:table-cell>
          <table:table-cell office:value-type="float" office:value="2.72666666666667">
            <text:p>2.7266666667</text:p>
          </table:table-cell>
          <table:table-cell office:value-type="float" office:value="37.3264058679707">
            <text:p>37.32640586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.42">
            <text:p>1.42</text:p>
          </table:table-cell>
          <table:table-cell office:value-type="float" office:value="3">
            <text:p>3</text:p>
          </table:table-cell>
          <table:table-cell office:value-type="float" office:value="127.8">
            <text:p>127.8</text:p>
          </table:table-cell>
          <table:table-cell office:value-type="float" office:value="57.17">
            <text:p>57.17</text:p>
          </table:table-cell>
          <table:table-cell office:value-type="float" office:value="2.23543816687074">
            <text:p>2.2354381669</text:p>
          </table:table-cell>
          <table:table-cell office:value-type="float" office:value="0.473333333333333">
            <text:p>0.4733333333</text:p>
          </table:table-cell>
          <table:table-cell office:value-type="float" office:value="40.2605633802817">
            <text:p>40.2605633803</text:p>
          </table:table-cell>
          <table:table-cell/>
          <table:table-cell office:value-type="string">
            <text:p>6738</text:p>
          </table:table-cell>
          <table:table-cell office:value-type="string">
            <text:p>6087</text:p>
          </table:table-cell>
          <table:table-cell office:value-type="float" office:value="1.46">
            <text:p>1.46</text:p>
          </table:table-cell>
          <table:table-cell office:value-type="float" office:value="3">
            <text:p>3</text:p>
          </table:table-cell>
          <table:table-cell office:value-type="float" office:value="131.49">
            <text:p>131.49</text:p>
          </table:table-cell>
          <table:table-cell office:value-type="float" office:value="57.17">
            <text:p>57.17</text:p>
          </table:table-cell>
          <table:table-cell office:value-type="float" office:value="2.29998250830855">
            <text:p>2.2999825083</text:p>
          </table:table-cell>
          <table:table-cell office:value-type="float" office:value="0.486666666666667">
            <text:p>0.4866666667</text:p>
          </table:table-cell>
          <table:table-cell office:value-type="float" office:value="39.1575342465754">
            <text:p>39.157534246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7.71">
            <text:p>7.71</text:p>
          </table:table-cell>
          <table:table-cell office:value-type="float" office:value="7">
            <text:p>7</text:p>
          </table:table-cell>
          <table:table-cell office:value-type="float" office:value="693.9">
            <text:p>693.9</text:p>
          </table:table-cell>
          <table:table-cell office:value-type="float" office:value="193.18">
            <text:p>193.18</text:p>
          </table:table-cell>
          <table:table-cell office:value-type="float" office:value="3.59198674811057">
            <text:p>3.5919867481</text:p>
          </table:table-cell>
          <table:table-cell office:value-type="float" office:value="1.10142857142857">
            <text:p>1.1014285714</text:p>
          </table:table-cell>
          <table:table-cell office:value-type="float" office:value="25.0557717250324">
            <text:p>25.055771725</text:p>
          </table:table-cell>
          <table:table-cell/>
          <table:table-cell office:value-type="string">
            <text:p>6843</text:p>
          </table:table-cell>
          <table:table-cell office:value-type="string">
            <text:p>6087</text:p>
          </table:table-cell>
          <table:table-cell office:value-type="float" office:value="7.83">
            <text:p>7.83</text:p>
          </table:table-cell>
          <table:table-cell office:value-type="float" office:value="7">
            <text:p>7</text:p>
          </table:table-cell>
          <table:table-cell office:value-type="float" office:value="705.06">
            <text:p>705.06</text:p>
          </table:table-cell>
          <table:table-cell office:value-type="float" office:value="193.18">
            <text:p>193.18</text:p>
          </table:table-cell>
          <table:table-cell office:value-type="float" office:value="3.6497567035925">
            <text:p>3.6497567036</text:p>
          </table:table-cell>
          <table:table-cell office:value-type="float" office:value="1.11857142857143">
            <text:p>1.1185714286</text:p>
          </table:table-cell>
          <table:table-cell office:value-type="float" office:value="24.6717752234994">
            <text:p>24.67177522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.2">
            <text:p>1.2</text:p>
          </table:table-cell>
          <table:table-cell office:value-type="float" office:value="3">
            <text:p>3</text:p>
          </table:table-cell>
          <table:table-cell office:value-type="float" office:value="108.18">
            <text:p>108.18</text:p>
          </table:table-cell>
          <table:table-cell office:value-type="float" office:value="68.45">
            <text:p>68.45</text:p>
          </table:table-cell>
          <table:table-cell office:value-type="float" office:value="1.58042366691015">
            <text:p>1.5804236669</text:p>
          </table:table-cell>
          <table:table-cell office:value-type="float" office:value="0.4">
            <text:p>0.4</text:p>
          </table:table-cell>
          <table:table-cell office:value-type="float" office:value="57.0416666666667">
            <text:p>57.0416666667</text:p>
          </table:table-cell>
          <table:table-cell/>
          <table:table-cell office:value-type="string">
            <text:p>6879</text:p>
          </table:table-cell>
          <table:table-cell office:value-type="string">
            <text:p>6087</text:p>
          </table:table-cell>
          <table:table-cell office:value-type="float" office:value="1.39">
            <text:p>1.39</text:p>
          </table:table-cell>
          <table:table-cell office:value-type="float" office:value="3">
            <text:p>3</text:p>
          </table:table-cell>
          <table:table-cell office:value-type="float" office:value="125.37">
            <text:p>125.37</text:p>
          </table:table-cell>
          <table:table-cell office:value-type="float" office:value="68.45">
            <text:p>68.45</text:p>
          </table:table-cell>
          <table:table-cell office:value-type="float" office:value="1.83155588020453">
            <text:p>1.8315558802</text:p>
          </table:table-cell>
          <table:table-cell office:value-type="float" office:value="0.463333333333333">
            <text:p>0.4633333333</text:p>
          </table:table-cell>
          <table:table-cell office:value-type="float" office:value="49.2446043165468">
            <text:p>49.24460431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6.74">
            <text:p>6.74</text:p>
          </table:table-cell>
          <table:table-cell office:value-type="float" office:value="6">
            <text:p>6</text:p>
          </table:table-cell>
          <table:table-cell office:value-type="float" office:value="606.24">
            <text:p>606.24</text:p>
          </table:table-cell>
          <table:table-cell office:value-type="float" office:value="286.2">
            <text:p>286.2</text:p>
          </table:table-cell>
          <table:table-cell office:value-type="float" office:value="2.11823899371069">
            <text:p>2.1182389937</text:p>
          </table:table-cell>
          <table:table-cell office:value-type="float" office:value="1.12333333333333">
            <text:p>1.1233333333</text:p>
          </table:table-cell>
          <table:table-cell office:value-type="float" office:value="42.4629080118694">
            <text:p>42.4629080119</text:p>
          </table:table-cell>
          <table:table-cell/>
          <table:table-cell office:value-type="string">
            <text:p>6892</text:p>
          </table:table-cell>
          <table:table-cell office:value-type="string">
            <text:p>6087</text:p>
          </table:table-cell>
          <table:table-cell office:value-type="float" office:value="6.82">
            <text:p>6.82</text:p>
          </table:table-cell>
          <table:table-cell office:value-type="float" office:value="6">
            <text:p>6</text:p>
          </table:table-cell>
          <table:table-cell office:value-type="float" office:value="613.71">
            <text:p>613.71</text:p>
          </table:table-cell>
          <table:table-cell office:value-type="float" office:value="286.2">
            <text:p>286.2</text:p>
          </table:table-cell>
          <table:table-cell office:value-type="float" office:value="2.14433962264151">
            <text:p>2.1443396226</text:p>
          </table:table-cell>
          <table:table-cell office:value-type="float" office:value="1.13666666666667">
            <text:p>1.1366666667</text:p>
          </table:table-cell>
          <table:table-cell office:value-type="float" office:value="41.9648093841642">
            <text:p>41.96480938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.51">
            <text:p>1.51</text:p>
          </table:table-cell>
          <table:table-cell office:value-type="float" office:value="5">
            <text:p>5</text:p>
          </table:table-cell>
          <table:table-cell office:value-type="float" office:value="136.26">
            <text:p>136.26</text:p>
          </table:table-cell>
          <table:table-cell office:value-type="float" office:value="2.44">
            <text:p>2.44</text:p>
          </table:table-cell>
          <table:table-cell office:value-type="float" office:value="55.844262295082">
            <text:p>55.8442622951</text:p>
          </table:table-cell>
          <table:table-cell office:value-type="float" office:value="0.302">
            <text:p>0.302</text:p>
          </table:table-cell>
          <table:table-cell office:value-type="float" office:value="1.6158940397351">
            <text:p>1.6158940397</text:p>
          </table:table-cell>
          <table:table-cell/>
          <table:table-cell office:value-type="string">
            <text:p>6945</text:p>
          </table:table-cell>
          <table:table-cell office:value-type="string">
            <text:p>6087</text:p>
          </table:table-cell>
          <table:table-cell office:value-type="float" office:value="1.72">
            <text:p>1.72</text:p>
          </table:table-cell>
          <table:table-cell office:value-type="float" office:value="7">
            <text:p>7</text:p>
          </table:table-cell>
          <table:table-cell office:value-type="float" office:value="154.35">
            <text:p>154.35</text:p>
          </table:table-cell>
          <table:table-cell office:value-type="float" office:value="2.44">
            <text:p>2.44</text:p>
          </table:table-cell>
          <table:table-cell office:value-type="float" office:value="63.2581967213115">
            <text:p>63.2581967213</text:p>
          </table:table-cell>
          <table:table-cell office:value-type="float" office:value="0.245714285714286">
            <text:p>0.2457142857</text:p>
          </table:table-cell>
          <table:table-cell office:value-type="float" office:value="1.41860465116279">
            <text:p>1.418604651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1.7">
            <text:p>1.7</text:p>
          </table:table-cell>
          <table:table-cell office:value-type="float" office:value="5">
            <text:p>5</text:p>
          </table:table-cell>
          <table:table-cell office:value-type="float" office:value="153.27">
            <text:p>153.27</text:p>
          </table:table-cell>
          <table:table-cell office:value-type="float" office:value="60.59">
            <text:p>60.59</text:p>
          </table:table-cell>
          <table:table-cell office:value-type="float" office:value="2.52962535071794">
            <text:p>2.5296253507</text:p>
          </table:table-cell>
          <table:table-cell office:value-type="float" office:value="0.34">
            <text:p>0.34</text:p>
          </table:table-cell>
          <table:table-cell office:value-type="float" office:value="35.6411764705882">
            <text:p>35.6411764706</text:p>
          </table:table-cell>
          <table:table-cell/>
          <table:table-cell office:value-type="string">
            <text:p>6948</text:p>
          </table:table-cell>
          <table:table-cell office:value-type="string">
            <text:p>6087</text:p>
          </table:table-cell>
          <table:table-cell office:value-type="float" office:value="1.94">
            <text:p>1.94</text:p>
          </table:table-cell>
          <table:table-cell office:value-type="float" office:value="5">
            <text:p>5</text:p>
          </table:table-cell>
          <table:table-cell office:value-type="float" office:value="174.15">
            <text:p>174.15</text:p>
          </table:table-cell>
          <table:table-cell office:value-type="float" office:value="60.59">
            <text:p>60.59</text:p>
          </table:table-cell>
          <table:table-cell office:value-type="float" office:value="2.87423667271827">
            <text:p>2.8742366727</text:p>
          </table:table-cell>
          <table:table-cell office:value-type="float" office:value="0.388">
            <text:p>0.388</text:p>
          </table:table-cell>
          <table:table-cell office:value-type="float" office:value="31.2319587628866">
            <text:p>31.23195876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1.63">
            <text:p>1.63</text:p>
          </table:table-cell>
          <table:table-cell office:value-type="float" office:value="7">
            <text:p>7</text:p>
          </table:table-cell>
          <table:table-cell office:value-type="float" office:value="146.97">
            <text:p>146.97</text:p>
          </table:table-cell>
          <table:table-cell office:value-type="float" office:value="1.26">
            <text:p>1.26</text:p>
          </table:table-cell>
          <table:table-cell office:value-type="float" office:value="116.642857142857">
            <text:p>116.6428571429</text:p>
          </table:table-cell>
          <table:table-cell office:value-type="float" office:value="0.232857142857143">
            <text:p>0.2328571429</text:p>
          </table:table-cell>
          <table:table-cell office:value-type="float" office:value="0.773006134969325">
            <text:p>0.773006135</text:p>
          </table:table-cell>
          <table:table-cell/>
          <table:table-cell office:value-type="string">
            <text:p>6971</text:p>
          </table:table-cell>
          <table:table-cell office:value-type="string">
            <text:p>6087</text:p>
          </table:table-cell>
          <table:table-cell office:value-type="float" office:value="1.97">
            <text:p>1.97</text:p>
          </table:table-cell>
          <table:table-cell office:value-type="float" office:value="6">
            <text:p>6</text:p>
          </table:table-cell>
          <table:table-cell office:value-type="float" office:value="177.21">
            <text:p>177.21</text:p>
          </table:table-cell>
          <table:table-cell office:value-type="float" office:value="1.26">
            <text:p>1.26</text:p>
          </table:table-cell>
          <table:table-cell office:value-type="float" office:value="140.642857142857">
            <text:p>140.6428571429</text:p>
          </table:table-cell>
          <table:table-cell office:value-type="float" office:value="0.328333333333333">
            <text:p>0.3283333333</text:p>
          </table:table-cell>
          <table:table-cell office:value-type="float" office:value="0.639593908629442">
            <text:p>0.63959390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6.58">
            <text:p>6.58</text:p>
          </table:table-cell>
          <table:table-cell office:value-type="float" office:value="5">
            <text:p>5</text:p>
          </table:table-cell>
          <table:table-cell office:value-type="float" office:value="592.29">
            <text:p>592.29</text:p>
          </table:table-cell>
          <table:table-cell office:value-type="float" office:value="174.36">
            <text:p>174.36</text:p>
          </table:table-cell>
          <table:table-cell office:value-type="float" office:value="3.39693737095664">
            <text:p>3.396937371</text:p>
          </table:table-cell>
          <table:table-cell office:value-type="float" office:value="1.316">
            <text:p>1.316</text:p>
          </table:table-cell>
          <table:table-cell office:value-type="float" office:value="26.4984802431611">
            <text:p>26.4984802432</text:p>
          </table:table-cell>
          <table:table-cell/>
          <table:table-cell office:value-type="string">
            <text:p>7021</text:p>
          </table:table-cell>
          <table:table-cell office:value-type="string">
            <text:p>6087</text:p>
          </table:table-cell>
          <table:table-cell office:value-type="float" office:value="6.92">
            <text:p>6.92</text:p>
          </table:table-cell>
          <table:table-cell office:value-type="float" office:value="5">
            <text:p>5</text:p>
          </table:table-cell>
          <table:table-cell office:value-type="float" office:value="622.62">
            <text:p>622.62</text:p>
          </table:table-cell>
          <table:table-cell office:value-type="float" office:value="174.36">
            <text:p>174.36</text:p>
          </table:table-cell>
          <table:table-cell office:value-type="float" office:value="3.57088781830695">
            <text:p>3.5708878183</text:p>
          </table:table-cell>
          <table:table-cell office:value-type="float" office:value="1.384">
            <text:p>1.384</text:p>
          </table:table-cell>
          <table:table-cell office:value-type="float" office:value="25.1965317919075">
            <text:p>25.196531791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7.82">
            <text:p>7.82</text:p>
          </table:table-cell>
          <table:table-cell office:value-type="float" office:value="10">
            <text:p>10</text:p>
          </table:table-cell>
          <table:table-cell office:value-type="float" office:value="703.44">
            <text:p>703.44</text:p>
          </table:table-cell>
          <table:table-cell office:value-type="float" office:value="67.37">
            <text:p>67.37</text:p>
          </table:table-cell>
          <table:table-cell office:value-type="float" office:value="10.4414427786849">
            <text:p>10.4414427787</text:p>
          </table:table-cell>
          <table:table-cell office:value-type="float" office:value="0.782">
            <text:p>0.782</text:p>
          </table:table-cell>
          <table:table-cell office:value-type="float" office:value="8.6150895140665">
            <text:p>8.6150895141</text:p>
          </table:table-cell>
          <table:table-cell/>
          <table:table-cell office:value-type="string">
            <text:p>7079</text:p>
          </table:table-cell>
          <table:table-cell office:value-type="string">
            <text:p>6087</text:p>
          </table:table-cell>
          <table:table-cell office:value-type="float" office:value="7.78">
            <text:p>7.78</text:p>
          </table:table-cell>
          <table:table-cell office:value-type="float" office:value="6">
            <text:p>6</text:p>
          </table:table-cell>
          <table:table-cell office:value-type="float" office:value="699.93">
            <text:p>699.93</text:p>
          </table:table-cell>
          <table:table-cell office:value-type="float" office:value="67.37">
            <text:p>67.37</text:p>
          </table:table-cell>
          <table:table-cell office:value-type="float" office:value="10.3893424372866">
            <text:p>10.3893424373</text:p>
          </table:table-cell>
          <table:table-cell office:value-type="float" office:value="1.29666666666667">
            <text:p>1.2966666667</text:p>
          </table:table-cell>
          <table:table-cell office:value-type="float" office:value="8.65938303341902">
            <text:p>8.65938303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1.43">
            <text:p>1.43</text:p>
          </table:table-cell>
          <table:table-cell office:value-type="float" office:value="5">
            <text:p>5</text:p>
          </table:table-cell>
          <table:table-cell office:value-type="float" office:value="128.61">
            <text:p>128.61</text:p>
          </table:table-cell>
          <table:table-cell office:value-type="float" office:value="68.57">
            <text:p>68.57</text:p>
          </table:table-cell>
          <table:table-cell office:value-type="float" office:value="1.87560157503281">
            <text:p>1.875601575</text:p>
          </table:table-cell>
          <table:table-cell office:value-type="float" office:value="0.286">
            <text:p>0.286</text:p>
          </table:table-cell>
          <table:table-cell office:value-type="float" office:value="47.951048951049">
            <text:p>47.951048951</text:p>
          </table:table-cell>
          <table:table-cell/>
          <table:table-cell office:value-type="string">
            <text:p>7081</text:p>
          </table:table-cell>
          <table:table-cell office:value-type="string">
            <text:p>6087</text:p>
          </table:table-cell>
          <table:table-cell office:value-type="float" office:value="1.48">
            <text:p>1.48</text:p>
          </table:table-cell>
          <table:table-cell office:value-type="float" office:value="3">
            <text:p>3</text:p>
          </table:table-cell>
          <table:table-cell office:value-type="float" office:value="133.11">
            <text:p>133.11</text:p>
          </table:table-cell>
          <table:table-cell office:value-type="float" office:value="68.57">
            <text:p>68.57</text:p>
          </table:table-cell>
          <table:table-cell office:value-type="float" office:value="1.9412279422488">
            <text:p>1.9412279422</text:p>
          </table:table-cell>
          <table:table-cell office:value-type="float" office:value="0.493333333333333">
            <text:p>0.4933333333</text:p>
          </table:table-cell>
          <table:table-cell office:value-type="float" office:value="46.3310810810811">
            <text:p>46.33108108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7.47">
            <text:p>7.47</text:p>
          </table:table-cell>
          <table:table-cell office:value-type="float" office:value="6">
            <text:p>6</text:p>
          </table:table-cell>
          <table:table-cell office:value-type="float" office:value="672.39">
            <text:p>672.39</text:p>
          </table:table-cell>
          <table:table-cell office:value-type="float" office:value="275.1">
            <text:p>275.1</text:p>
          </table:table-cell>
          <table:table-cell office:value-type="float" office:value="2.44416575790621">
            <text:p>2.4441657579</text:p>
          </table:table-cell>
          <table:table-cell office:value-type="float" office:value="1.245">
            <text:p>1.245</text:p>
          </table:table-cell>
          <table:table-cell office:value-type="float" office:value="36.8273092369478">
            <text:p>36.8273092369</text:p>
          </table:table-cell>
          <table:table-cell/>
          <table:table-cell office:value-type="string">
            <text:p>7094</text:p>
          </table:table-cell>
          <table:table-cell office:value-type="string">
            <text:p>6087</text:p>
          </table:table-cell>
          <table:table-cell office:value-type="float" office:value="7.44">
            <text:p>7.44</text:p>
          </table:table-cell>
          <table:table-cell office:value-type="float" office:value="6">
            <text:p>6</text:p>
          </table:table-cell>
          <table:table-cell office:value-type="float" office:value="669.78">
            <text:p>669.78</text:p>
          </table:table-cell>
          <table:table-cell office:value-type="float" office:value="275.1">
            <text:p>275.1</text:p>
          </table:table-cell>
          <table:table-cell office:value-type="float" office:value="2.43467829880044">
            <text:p>2.4346782988</text:p>
          </table:table-cell>
          <table:table-cell office:value-type="float" office:value="1.24">
            <text:p>1.24</text:p>
          </table:table-cell>
          <table:table-cell office:value-type="float" office:value="36.9758064516129">
            <text:p>36.9758064516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087</text:p>
          </table:table-cell>
          <table:table-cell office:value-type="float" office:value="6.17">
            <text:p>6.17</text:p>
          </table:table-cell>
          <table:table-cell office:value-type="float" office:value="4">
            <text:p>4</text:p>
          </table:table-cell>
          <table:table-cell office:value-type="float" office:value="554.85">
            <text:p>554.85</text:p>
          </table:table-cell>
          <table:table-cell office:value-type="float" office:value="2.58">
            <text:p>2.58</text:p>
          </table:table-cell>
          <table:table-cell office:value-type="float" office:value="215.058139534884">
            <text:p>215.0581395349</text:p>
          </table:table-cell>
          <table:table-cell office:value-type="float" office:value="1.5425">
            <text:p>1.5425</text:p>
          </table:table-cell>
          <table:table-cell office:value-type="float" office:value="0.418152350081037">
            <text:p>0.4181523501</text:p>
          </table:table-cell>
          <table:table-cell/>
          <table:table-cell office:value-type="string">
            <text:p>6087</text:p>
          </table:table-cell>
          <table:table-cell office:value-type="string">
            <text:p>6382</text:p>
          </table:table-cell>
          <table:table-cell office:value-type="float" office:value="6.14">
            <text:p>6.14</text:p>
          </table:table-cell>
          <table:table-cell office:value-type="float" office:value="5">
            <text:p>5</text:p>
          </table:table-cell>
          <table:table-cell office:value-type="float" office:value="552.69">
            <text:p>552.69</text:p>
          </table:table-cell>
          <table:table-cell office:value-type="float" office:value="2.58">
            <text:p>2.58</text:p>
          </table:table-cell>
          <table:table-cell office:value-type="float" office:value="214.220930232558">
            <text:p>214.2209302326</text:p>
          </table:table-cell>
          <table:table-cell office:value-type="float" office:value="1.228">
            <text:p>1.228</text:p>
          </table:table-cell>
          <table:table-cell office:value-type="float" office:value="0.420195439739414">
            <text:p>0.420195439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7.37">
            <text:p>7.37</text:p>
          </table:table-cell>
          <table:table-cell office:value-type="float" office:value="7">
            <text:p>7</text:p>
          </table:table-cell>
          <table:table-cell office:value-type="float" office:value="663.66">
            <text:p>663.66</text:p>
          </table:table-cell>
          <table:table-cell office:value-type="float" office:value="3.95">
            <text:p>3.95</text:p>
          </table:table-cell>
          <table:table-cell office:value-type="float" office:value="168.015189873418">
            <text:p>168.0151898734</text:p>
          </table:table-cell>
          <table:table-cell office:value-type="float" office:value="1.05285714285714">
            <text:p>1.0528571429</text:p>
          </table:table-cell>
          <table:table-cell office:value-type="float" office:value="0.5359565807327">
            <text:p>0.5359565807</text:p>
          </table:table-cell>
          <table:table-cell/>
          <table:table-cell office:value-type="string">
            <text:p>6405</text:p>
          </table:table-cell>
          <table:table-cell office:value-type="string">
            <text:p>6382</text:p>
          </table:table-cell>
          <table:table-cell office:value-type="float" office:value="7.32">
            <text:p>7.32</text:p>
          </table:table-cell>
          <table:table-cell office:value-type="float" office:value="9">
            <text:p>9</text:p>
          </table:table-cell>
          <table:table-cell office:value-type="float" office:value="659.16">
            <text:p>659.16</text:p>
          </table:table-cell>
          <table:table-cell office:value-type="float" office:value="3.95">
            <text:p>3.95</text:p>
          </table:table-cell>
          <table:table-cell office:value-type="float" office:value="166.875949367089">
            <text:p>166.8759493671</text:p>
          </table:table-cell>
          <table:table-cell office:value-type="float" office:value="0.813333333333333">
            <text:p>0.8133333333</text:p>
          </table:table-cell>
          <table:table-cell office:value-type="float" office:value="0.539617486338798">
            <text:p>0.53961748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6.11">
            <text:p>16.11</text:p>
          </table:table-cell>
          <table:table-cell office:value-type="float" office:value="7">
            <text:p>7</text:p>
          </table:table-cell>
          <table:table-cell office:value-type="float" office:value="1449.72">
            <text:p>1449.72</text:p>
          </table:table-cell>
          <table:table-cell office:value-type="float" office:value="287.43">
            <text:p>287.43</text:p>
          </table:table-cell>
          <table:table-cell office:value-type="float" office:value="5.04373238701597">
            <text:p>5.043732387</text:p>
          </table:table-cell>
          <table:table-cell office:value-type="float" office:value="2.30142857142857">
            <text:p>2.3014285714</text:p>
          </table:table-cell>
          <table:table-cell office:value-type="float" office:value="17.8417132216015">
            <text:p>17.8417132216</text:p>
          </table:table-cell>
          <table:table-cell/>
          <table:table-cell office:value-type="string">
            <text:p>6423</text:p>
          </table:table-cell>
          <table:table-cell office:value-type="string">
            <text:p>6382</text:p>
          </table:table-cell>
          <table:table-cell office:value-type="float" office:value="16.18">
            <text:p>16.18</text:p>
          </table:table-cell>
          <table:table-cell office:value-type="float" office:value="7">
            <text:p>7</text:p>
          </table:table-cell>
          <table:table-cell office:value-type="float" office:value="1456.29">
            <text:p>1456.29</text:p>
          </table:table-cell>
          <table:table-cell office:value-type="float" office:value="287.43">
            <text:p>287.43</text:p>
          </table:table-cell>
          <table:table-cell office:value-type="float" office:value="5.06659012629162">
            <text:p>5.0665901263</text:p>
          </table:table-cell>
          <table:table-cell office:value-type="float" office:value="2.31142857142857">
            <text:p>2.3114285714</text:p>
          </table:table-cell>
          <table:table-cell office:value-type="float" office:value="17.7645241038319">
            <text:p>17.76452410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6.36">
            <text:p>6.36</text:p>
          </table:table-cell>
          <table:table-cell office:value-type="float" office:value="7">
            <text:p>7</text:p>
          </table:table-cell>
          <table:table-cell office:value-type="float" office:value="572.49">
            <text:p>572.49</text:p>
          </table:table-cell>
          <table:table-cell office:value-type="float" office:value="55.08">
            <text:p>55.08</text:p>
          </table:table-cell>
          <table:table-cell office:value-type="float" office:value="10.3937908496732">
            <text:p>10.3937908497</text:p>
          </table:table-cell>
          <table:table-cell office:value-type="float" office:value="0.908571428571429">
            <text:p>0.9085714286</text:p>
          </table:table-cell>
          <table:table-cell office:value-type="float" office:value="8.66037735849057">
            <text:p>8.6603773585</text:p>
          </table:table-cell>
          <table:table-cell/>
          <table:table-cell office:value-type="string">
            <text:p>6446</text:p>
          </table:table-cell>
          <table:table-cell office:value-type="string">
            <text:p>6382</text:p>
          </table:table-cell>
          <table:table-cell office:value-type="float" office:value="6.1">
            <text:p>6.1</text:p>
          </table:table-cell>
          <table:table-cell office:value-type="float" office:value="7">
            <text:p>7</text:p>
          </table:table-cell>
          <table:table-cell office:value-type="float" office:value="548.91">
            <text:p>548.91</text:p>
          </table:table-cell>
          <table:table-cell office:value-type="float" office:value="55.08">
            <text:p>55.08</text:p>
          </table:table-cell>
          <table:table-cell office:value-type="float" office:value="9.9656862745098">
            <text:p>9.9656862745</text:p>
          </table:table-cell>
          <table:table-cell office:value-type="float" office:value="0.871428571428571">
            <text:p>0.8714285714</text:p>
          </table:table-cell>
          <table:table-cell office:value-type="float" office:value="9.02950819672131">
            <text:p>9.02950819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1.09">
            <text:p>1.09</text:p>
          </table:table-cell>
          <table:table-cell office:value-type="float" office:value="5">
            <text:p>5</text:p>
          </table:table-cell>
          <table:table-cell office:value-type="float" office:value="97.92">
            <text:p>97.92</text:p>
          </table:table-cell>
          <table:table-cell office:value-type="float" office:value="4.75">
            <text:p>4.75</text:p>
          </table:table-cell>
          <table:table-cell office:value-type="float" office:value="20.6147368421053">
            <text:p>20.6147368421</text:p>
          </table:table-cell>
          <table:table-cell office:value-type="float" office:value="0.218">
            <text:p>0.218</text:p>
          </table:table-cell>
          <table:table-cell office:value-type="float" office:value="4.35779816513762">
            <text:p>4.3577981651</text:p>
          </table:table-cell>
          <table:table-cell/>
          <table:table-cell office:value-type="string">
            <text:p>6451</text:p>
          </table:table-cell>
          <table:table-cell office:value-type="string">
            <text:p>6382</text:p>
          </table:table-cell>
          <table:table-cell office:value-type="float" office:value="1.1">
            <text:p>1.1</text:p>
          </table:table-cell>
          <table:table-cell office:value-type="float" office:value="5">
            <text:p>5</text:p>
          </table:table-cell>
          <table:table-cell office:value-type="float" office:value="98.64">
            <text:p>98.64</text:p>
          </table:table-cell>
          <table:table-cell office:value-type="float" office:value="4.75">
            <text:p>4.75</text:p>
          </table:table-cell>
          <table:table-cell office:value-type="float" office:value="20.7663157894737">
            <text:p>20.7663157895</text:p>
          </table:table-cell>
          <table:table-cell office:value-type="float" office:value="0.22">
            <text:p>0.22</text:p>
          </table:table-cell>
          <table:table-cell office:value-type="float" office:value="4.31818181818182">
            <text:p>4.31818181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90.09">
            <text:p>90.09</text:p>
          </table:table-cell>
          <table:table-cell office:value-type="float" office:value="51.86">
            <text:p>51.86</text:p>
          </table:table-cell>
          <table:table-cell office:value-type="float" office:value="1.73717701504049">
            <text:p>1.737177015</text:p>
          </table:table-cell>
          <table:table-cell office:value-type="float" office:value="0.00392156862745098">
            <text:p>0.0039215686</text:p>
          </table:table-cell>
          <table:table-cell office:value-type="float" office:value="51.86">
            <text:p>51.86</text:p>
          </table:table-cell>
          <table:table-cell/>
          <table:table-cell office:value-type="string">
            <text:p>6471</text:p>
          </table:table-cell>
          <table:table-cell office:value-type="string">
            <text:p>6382</text:p>
          </table:table-cell>
          <table:table-cell office:value-type="float" office:value="1.33">
            <text:p>1.33</text:p>
          </table:table-cell>
          <table:table-cell office:value-type="float" office:value="255">
            <text:p>255</text:p>
          </table:table-cell>
          <table:table-cell office:value-type="float" office:value="119.97">
            <text:p>119.97</text:p>
          </table:table-cell>
          <table:table-cell office:value-type="float" office:value="51.86">
            <text:p>51.86</text:p>
          </table:table-cell>
          <table:table-cell office:value-type="float" office:value="2.31334361743155">
            <text:p>2.3133436174</text:p>
          </table:table-cell>
          <table:table-cell office:value-type="float" office:value="0.0052156862745098">
            <text:p>0.0052156863</text:p>
          </table:table-cell>
          <table:table-cell office:value-type="float" office:value="38.9924812030075">
            <text:p>38.99248120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1.74">
            <text:p>11.74</text:p>
          </table:table-cell>
          <table:table-cell office:value-type="float" office:value="9">
            <text:p>9</text:p>
          </table:table-cell>
          <table:table-cell office:value-type="float" office:value="1056.24">
            <text:p>1056.24</text:p>
          </table:table-cell>
          <table:table-cell office:value-type="float" office:value="91.08">
            <text:p>91.08</text:p>
          </table:table-cell>
          <table:table-cell office:value-type="float" office:value="11.596837944664">
            <text:p>11.5968379447</text:p>
          </table:table-cell>
          <table:table-cell office:value-type="float" office:value="1.30444444444445">
            <text:p>1.3044444444</text:p>
          </table:table-cell>
          <table:table-cell office:value-type="float" office:value="7.75809199318569">
            <text:p>7.7580919932</text:p>
          </table:table-cell>
          <table:table-cell/>
          <table:table-cell office:value-type="string">
            <text:p>6499</text:p>
          </table:table-cell>
          <table:table-cell office:value-type="string">
            <text:p>6382</text:p>
          </table:table-cell>
          <table:table-cell office:value-type="float" office:value="11.94">
            <text:p>11.94</text:p>
          </table:table-cell>
          <table:table-cell office:value-type="float" office:value="9">
            <text:p>9</text:p>
          </table:table-cell>
          <table:table-cell office:value-type="float" office:value="1074.51">
            <text:p>1074.51</text:p>
          </table:table-cell>
          <table:table-cell office:value-type="float" office:value="91.08">
            <text:p>91.08</text:p>
          </table:table-cell>
          <table:table-cell office:value-type="float" office:value="11.7974308300395">
            <text:p>11.79743083</text:p>
          </table:table-cell>
          <table:table-cell office:value-type="float" office:value="1.32666666666667">
            <text:p>1.3266666667</text:p>
          </table:table-cell>
          <table:table-cell office:value-type="float" office:value="7.62814070351759">
            <text:p>7.62814070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5.6">
            <text:p>5.6</text:p>
          </table:table-cell>
          <table:table-cell office:value-type="float" office:value="5">
            <text:p>5</text:p>
          </table:table-cell>
          <table:table-cell office:value-type="float" office:value="504">
            <text:p>504</text:p>
          </table:table-cell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6501</text:p>
          </table:table-cell>
          <table:table-cell office:value-type="string">
            <text:p>6382</text:p>
          </table:table-cell>
          <table:table-cell office:value-type="float" office:value="5.71">
            <text:p>5.71</text:p>
          </table:table-cell>
          <table:table-cell office:value-type="float" office:value="5">
            <text:p>5</text:p>
          </table:table-cell>
          <table:table-cell office:value-type="float" office:value="514.08">
            <text:p>514.08</text:p>
          </table:table-cell>
          <table:table-cell office:value-type="float" office:value="168">
            <text:p>168</text:p>
          </table:table-cell>
          <table:table-cell office:value-type="float" office:value="3.06">
            <text:p>3.06</text:p>
          </table:table-cell>
          <table:table-cell office:value-type="float" office:value="1.142">
            <text:p>1.142</text:p>
          </table:table-cell>
          <table:table-cell office:value-type="float" office:value="29.4220665499124">
            <text:p>29.422066549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6.93">
            <text:p>6.93</text:p>
          </table:table-cell>
          <table:table-cell office:value-type="float" office:value="6">
            <text:p>6</text:p>
          </table:table-cell>
          <table:table-cell office:value-type="float" office:value="623.52">
            <text:p>623.52</text:p>
          </table:table-cell>
          <table:table-cell office:value-type="float" office:value="80.36">
            <text:p>80.36</text:p>
          </table:table-cell>
          <table:table-cell office:value-type="float" office:value="7.75908412145346">
            <text:p>7.7590841215</text:p>
          </table:table-cell>
          <table:table-cell office:value-type="float" office:value="1.155">
            <text:p>1.155</text:p>
          </table:table-cell>
          <table:table-cell office:value-type="float" office:value="11.5959595959596">
            <text:p>11.595959596</text:p>
          </table:table-cell>
          <table:table-cell/>
          <table:table-cell office:value-type="string">
            <text:p>6512</text:p>
          </table:table-cell>
          <table:table-cell office:value-type="string">
            <text:p>6382</text:p>
          </table:table-cell>
          <table:table-cell office:value-type="float" office:value="7.07">
            <text:p>7.07</text:p>
          </table:table-cell>
          <table:table-cell office:value-type="float" office:value="6">
            <text:p>6</text:p>
          </table:table-cell>
          <table:table-cell office:value-type="float" office:value="636.21">
            <text:p>636.21</text:p>
          </table:table-cell>
          <table:table-cell office:value-type="float" office:value="80.36">
            <text:p>80.36</text:p>
          </table:table-cell>
          <table:table-cell office:value-type="float" office:value="7.91699850671976">
            <text:p>7.9169985067</text:p>
          </table:table-cell>
          <table:table-cell office:value-type="float" office:value="1.17833333333333">
            <text:p>1.1783333333</text:p>
          </table:table-cell>
          <table:table-cell office:value-type="float" office:value="11.3663366336634">
            <text:p>11.366336633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3.18">
            <text:p>3.18</text:p>
          </table:table-cell>
          <table:table-cell office:value-type="float" office:value="9">
            <text:p>9</text:p>
          </table:table-cell>
          <table:table-cell office:value-type="float" office:value="285.93">
            <text:p>285.93</text:p>
          </table:table-cell>
          <table:table-cell office:value-type="float" office:value="55.82">
            <text:p>55.82</text:p>
          </table:table-cell>
          <table:table-cell office:value-type="float" office:value="5.12235757792906">
            <text:p>5.1223575779</text:p>
          </table:table-cell>
          <table:table-cell office:value-type="float" office:value="0.353333333333333">
            <text:p>0.3533333333</text:p>
          </table:table-cell>
          <table:table-cell office:value-type="float" office:value="17.5534591194969">
            <text:p>17.5534591195</text:p>
          </table:table-cell>
          <table:table-cell/>
          <table:table-cell office:value-type="string">
            <text:p>6515</text:p>
          </table:table-cell>
          <table:table-cell office:value-type="string">
            <text:p>6382</text:p>
          </table:table-cell>
          <table:table-cell office:value-type="float" office:value="3.42">
            <text:p>3.42</text:p>
          </table:table-cell>
          <table:table-cell office:value-type="float" office:value="9">
            <text:p>9</text:p>
          </table:table-cell>
          <table:table-cell office:value-type="float" office:value="307.53">
            <text:p>307.53</text:p>
          </table:table-cell>
          <table:table-cell office:value-type="float" office:value="55.82">
            <text:p>55.82</text:p>
          </table:table-cell>
          <table:table-cell office:value-type="float" office:value="5.50931565747044">
            <text:p>5.5093156575</text:p>
          </table:table-cell>
          <table:table-cell office:value-type="float" office:value="0.38">
            <text:p>0.38</text:p>
          </table:table-cell>
          <table:table-cell office:value-type="float" office:value="16.3216374269006">
            <text:p>16.32163742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8.21">
            <text:p>8.21</text:p>
          </table:table-cell>
          <table:table-cell office:value-type="float" office:value="9">
            <text:p>9</text:p>
          </table:table-cell>
          <table:table-cell office:value-type="float" office:value="738.9">
            <text:p>738.9</text:p>
          </table:table-cell>
          <table:table-cell office:value-type="float" office:value="55.76">
            <text:p>55.76</text:p>
          </table:table-cell>
          <table:table-cell office:value-type="float" office:value="13.2514347202296">
            <text:p>13.2514347202</text:p>
          </table:table-cell>
          <table:table-cell office:value-type="float" office:value="0.912222222222222">
            <text:p>0.9122222222</text:p>
          </table:table-cell>
          <table:table-cell office:value-type="float" office:value="6.79171741778319">
            <text:p>6.7917174178</text:p>
          </table:table-cell>
          <table:table-cell/>
          <table:table-cell office:value-type="string">
            <text:p>6516</text:p>
          </table:table-cell>
          <table:table-cell office:value-type="string">
            <text:p>6382</text:p>
          </table:table-cell>
          <table:table-cell office:value-type="float" office:value="8.44">
            <text:p>8.44</text:p>
          </table:table-cell>
          <table:table-cell office:value-type="float" office:value="9">
            <text:p>9</text:p>
          </table:table-cell>
          <table:table-cell office:value-type="float" office:value="759.15">
            <text:p>759.15</text:p>
          </table:table-cell>
          <table:table-cell office:value-type="float" office:value="55.76">
            <text:p>55.76</text:p>
          </table:table-cell>
          <table:table-cell office:value-type="float" office:value="13.6145982783357">
            <text:p>13.6145982783</text:p>
          </table:table-cell>
          <table:table-cell office:value-type="float" office:value="0.937777777777777">
            <text:p>0.9377777778</text:p>
          </table:table-cell>
          <table:table-cell office:value-type="float" office:value="6.60663507109005">
            <text:p>6.60663507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9.12">
            <text:p>9.12</text:p>
          </table:table-cell>
          <table:table-cell office:value-type="float" office:value="7">
            <text:p>7</text:p>
          </table:table-cell>
          <table:table-cell office:value-type="float" office:value="820.53">
            <text:p>820.53</text:p>
          </table:table-cell>
          <table:table-cell office:value-type="float" office:value="285.05">
            <text:p>285.05</text:p>
          </table:table-cell>
          <table:table-cell office:value-type="float" office:value="2.878547623224">
            <text:p>2.8785476232</text:p>
          </table:table-cell>
          <table:table-cell office:value-type="float" office:value="1.30285714285714">
            <text:p>1.3028571429</text:p>
          </table:table-cell>
          <table:table-cell office:value-type="float" office:value="31.2554824561404">
            <text:p>31.2554824561</text:p>
          </table:table-cell>
          <table:table-cell/>
          <table:table-cell office:value-type="string">
            <text:p>6519</text:p>
          </table:table-cell>
          <table:table-cell office:value-type="string">
            <text:p>6382</text:p>
          </table:table-cell>
          <table:table-cell office:value-type="float" office:value="9.25">
            <text:p>9.25</text:p>
          </table:table-cell>
          <table:table-cell office:value-type="float" office:value="8">
            <text:p>8</text:p>
          </table:table-cell>
          <table:table-cell office:value-type="float" office:value="832.77">
            <text:p>832.77</text:p>
          </table:table-cell>
          <table:table-cell office:value-type="float" office:value="285.05">
            <text:p>285.05</text:p>
          </table:table-cell>
          <table:table-cell office:value-type="float" office:value="2.92148745834064">
            <text:p>2.9214874583</text:p>
          </table:table-cell>
          <table:table-cell office:value-type="float" office:value="1.15625">
            <text:p>1.15625</text:p>
          </table:table-cell>
          <table:table-cell office:value-type="float" office:value="30.8162162162162">
            <text:p>30.81621621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3.24">
            <text:p>13.24</text:p>
          </table:table-cell>
          <table:table-cell office:value-type="float" office:value="7">
            <text:p>7</text:p>
          </table:table-cell>
          <table:table-cell office:value-type="float" office:value="1191.96">
            <text:p>1191.96</text:p>
          </table:table-cell>
          <table:table-cell office:value-type="float" office:value="293.24">
            <text:p>293.24</text:p>
          </table:table-cell>
          <table:table-cell office:value-type="float" office:value="4.06479334333652">
            <text:p>4.0647933433</text:p>
          </table:table-cell>
          <table:table-cell office:value-type="float" office:value="1.89142857142857">
            <text:p>1.8914285714</text:p>
          </table:table-cell>
          <table:table-cell office:value-type="float" office:value="22.1480362537764">
            <text:p>22.1480362538</text:p>
          </table:table-cell>
          <table:table-cell/>
          <table:table-cell office:value-type="string">
            <text:p>6532</text:p>
          </table:table-cell>
          <table:table-cell office:value-type="string">
            <text:p>6382</text:p>
          </table:table-cell>
          <table:table-cell office:value-type="float" office:value="13.15">
            <text:p>13.15</text:p>
          </table:table-cell>
          <table:table-cell office:value-type="float" office:value="4">
            <text:p>4</text:p>
          </table:table-cell>
          <table:table-cell office:value-type="float" office:value="1183.95">
            <text:p>1183.95</text:p>
          </table:table-cell>
          <table:table-cell office:value-type="float" office:value="293.24">
            <text:p>293.24</text:p>
          </table:table-cell>
          <table:table-cell office:value-type="float" office:value="4.03747783385623">
            <text:p>4.0374778339</text:p>
          </table:table-cell>
          <table:table-cell office:value-type="float" office:value="3.2875">
            <text:p>3.2875</text:p>
          </table:table-cell>
          <table:table-cell office:value-type="float" office:value="22.2996197718631">
            <text:p>22.299619771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7.87">
            <text:p>7.87</text:p>
          </table:table-cell>
          <table:table-cell office:value-type="float" office:value="9">
            <text:p>9</text:p>
          </table:table-cell>
          <table:table-cell office:value-type="float" office:value="708.03">
            <text:p>708.03</text:p>
          </table:table-cell>
          <table:table-cell office:value-type="float" office:value="155.91">
            <text:p>155.91</text:p>
          </table:table-cell>
          <table:table-cell office:value-type="float" office:value="4.54127381181451">
            <text:p>4.5412738118</text:p>
          </table:table-cell>
          <table:table-cell office:value-type="float" office:value="0.874444444444444">
            <text:p>0.8744444444</text:p>
          </table:table-cell>
          <table:table-cell office:value-type="float" office:value="19.8106734434562">
            <text:p>19.8106734435</text:p>
          </table:table-cell>
          <table:table-cell/>
          <table:table-cell office:value-type="string">
            <text:p>6552</text:p>
          </table:table-cell>
          <table:table-cell office:value-type="string">
            <text:p>6382</text:p>
          </table:table-cell>
          <table:table-cell office:value-type="float" office:value="8.05">
            <text:p>8.05</text:p>
          </table:table-cell>
          <table:table-cell office:value-type="float" office:value="7">
            <text:p>7</text:p>
          </table:table-cell>
          <table:table-cell office:value-type="float" office:value="724.32">
            <text:p>724.32</text:p>
          </table:table-cell>
          <table:table-cell office:value-type="float" office:value="155.91">
            <text:p>155.91</text:p>
          </table:table-cell>
          <table:table-cell office:value-type="float" office:value="4.64575716759669">
            <text:p>4.6457571676</text:p>
          </table:table-cell>
          <table:table-cell office:value-type="float" office:value="1.15">
            <text:p>1.15</text:p>
          </table:table-cell>
          <table:table-cell office:value-type="float" office:value="19.367701863354">
            <text:p>19.36770186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6.04">
            <text:p>6.04</text:p>
          </table:table-cell>
          <table:table-cell office:value-type="float" office:value="6">
            <text:p>6</text:p>
          </table:table-cell>
          <table:table-cell office:value-type="float" office:value="544.05">
            <text:p>544.05</text:p>
          </table:table-cell>
          <table:table-cell office:value-type="float" office:value="4.86">
            <text:p>4.86</text:p>
          </table:table-cell>
          <table:table-cell office:value-type="float" office:value="111.944444444444">
            <text:p>111.9444444444</text:p>
          </table:table-cell>
          <table:table-cell office:value-type="float" office:value="1.00666666666667">
            <text:p>1.0066666667</text:p>
          </table:table-cell>
          <table:table-cell office:value-type="float" office:value="0.804635761589404">
            <text:p>0.8046357616</text:p>
          </table:table-cell>
          <table:table-cell/>
          <table:table-cell office:value-type="string">
            <text:p>6559</text:p>
          </table:table-cell>
          <table:table-cell office:value-type="string">
            <text:p>6382</text:p>
          </table:table-cell>
          <table:table-cell office:value-type="float" office:value="6.1">
            <text:p>6.1</text:p>
          </table:table-cell>
          <table:table-cell office:value-type="float" office:value="6">
            <text:p>6</text:p>
          </table:table-cell>
          <table:table-cell office:value-type="float" office:value="549">
            <text:p>549</text:p>
          </table:table-cell>
          <table:table-cell office:value-type="float" office:value="4.86">
            <text:p>4.86</text:p>
          </table:table-cell>
          <table:table-cell office:value-type="float" office:value="112.962962962963">
            <text:p>112.962962963</text:p>
          </table:table-cell>
          <table:table-cell office:value-type="float" office:value="1.01666666666667">
            <text:p>1.0166666667</text:p>
          </table:table-cell>
          <table:table-cell office:value-type="float" office:value="0.79672131147541">
            <text:p>0.79672131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8.9">
            <text:p>8.9</text:p>
          </table:table-cell>
          <table:table-cell office:value-type="float" office:value="7">
            <text:p>7</text:p>
          </table:table-cell>
          <table:table-cell office:value-type="float" office:value="800.73">
            <text:p>800.73</text:p>
          </table:table-cell>
          <table:table-cell office:value-type="float" office:value="58.5">
            <text:p>58.5</text:p>
          </table:table-cell>
          <table:table-cell office:value-type="float" office:value="13.6876923076923">
            <text:p>13.6876923077</text:p>
          </table:table-cell>
          <table:table-cell office:value-type="float" office:value="1.27142857142857">
            <text:p>1.2714285714</text:p>
          </table:table-cell>
          <table:table-cell office:value-type="float" office:value="6.57303370786517">
            <text:p>6.5730337079</text:p>
          </table:table-cell>
          <table:table-cell/>
          <table:table-cell office:value-type="string">
            <text:p>6562</text:p>
          </table:table-cell>
          <table:table-cell office:value-type="string">
            <text:p>6382</text:p>
          </table:table-cell>
          <table:table-cell office:value-type="float" office:value="8.92">
            <text:p>8.92</text:p>
          </table:table-cell>
          <table:table-cell office:value-type="float" office:value="7">
            <text:p>7</text:p>
          </table:table-cell>
          <table:table-cell office:value-type="float" office:value="802.71">
            <text:p>802.71</text:p>
          </table:table-cell>
          <table:table-cell office:value-type="float" office:value="58.5">
            <text:p>58.5</text:p>
          </table:table-cell>
          <table:table-cell office:value-type="float" office:value="13.7215384615385">
            <text:p>13.7215384615</text:p>
          </table:table-cell>
          <table:table-cell office:value-type="float" office:value="1.27428571428571">
            <text:p>1.2742857143</text:p>
          </table:table-cell>
          <table:table-cell office:value-type="float" office:value="6.55829596412556">
            <text:p>6.55829596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3.98">
            <text:p>3.98</text:p>
          </table:table-cell>
          <table:table-cell office:value-type="float" office:value="6">
            <text:p>6</text:p>
          </table:table-cell>
          <table:table-cell office:value-type="float" office:value="358.2">
            <text:p>358.2</text:p>
          </table:table-cell>
          <table:table-cell office:value-type="float" office:value="64.29">
            <text:p>64.29</text:p>
          </table:table-cell>
          <table:table-cell office:value-type="float" office:value="5.57162855809613">
            <text:p>5.5716285581</text:p>
          </table:table-cell>
          <table:table-cell office:value-type="float" office:value="0.663333333333333">
            <text:p>0.6633333333</text:p>
          </table:table-cell>
          <table:table-cell office:value-type="float" office:value="16.1532663316583">
            <text:p>16.1532663317</text:p>
          </table:table-cell>
          <table:table-cell/>
          <table:table-cell office:value-type="string">
            <text:p>6609</text:p>
          </table:table-cell>
          <table:table-cell office:value-type="string">
            <text:p>6382</text:p>
          </table:table-cell>
          <table:table-cell office:value-type="float" office:value="4.05">
            <text:p>4.05</text:p>
          </table:table-cell>
          <table:table-cell office:value-type="float" office:value="6">
            <text:p>6</text:p>
          </table:table-cell>
          <table:table-cell office:value-type="float" office:value="364.23">
            <text:p>364.23</text:p>
          </table:table-cell>
          <table:table-cell office:value-type="float" office:value="64.29">
            <text:p>64.29</text:p>
          </table:table-cell>
          <table:table-cell office:value-type="float" office:value="5.66542230517965">
            <text:p>5.6654223052</text:p>
          </table:table-cell>
          <table:table-cell office:value-type="float" office:value="0.675">
            <text:p>0.675</text:p>
          </table:table-cell>
          <table:table-cell office:value-type="float" office:value="15.8740740740741">
            <text:p>15.87407407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5.61">
            <text:p>5.61</text:p>
          </table:table-cell>
          <table:table-cell office:value-type="float" office:value="6">
            <text:p>6</text:p>
          </table:table-cell>
          <table:table-cell office:value-type="float" office:value="504.99">
            <text:p>504.99</text:p>
          </table:table-cell>
          <table:table-cell office:value-type="float" office:value="43.12">
            <text:p>43.12</text:p>
          </table:table-cell>
          <table:table-cell office:value-type="float" office:value="11.7112708719852">
            <text:p>11.711270872</text:p>
          </table:table-cell>
          <table:table-cell office:value-type="float" office:value="0.935">
            <text:p>0.935</text:p>
          </table:table-cell>
          <table:table-cell office:value-type="float" office:value="7.68627450980392">
            <text:p>7.6862745098</text:p>
          </table:table-cell>
          <table:table-cell/>
          <table:table-cell office:value-type="string">
            <text:p>6647</text:p>
          </table:table-cell>
          <table:table-cell office:value-type="string">
            <text:p>6382</text:p>
          </table:table-cell>
          <table:table-cell office:value-type="float" office:value="5.85">
            <text:p>5.85</text:p>
          </table:table-cell>
          <table:table-cell office:value-type="float" office:value="6">
            <text:p>6</text:p>
          </table:table-cell>
          <table:table-cell office:value-type="float" office:value="526.14">
            <text:p>526.14</text:p>
          </table:table-cell>
          <table:table-cell office:value-type="float" office:value="43.12">
            <text:p>43.12</text:p>
          </table:table-cell>
          <table:table-cell office:value-type="float" office:value="12.2017625231911">
            <text:p>12.2017625232</text:p>
          </table:table-cell>
          <table:table-cell office:value-type="float" office:value="0.975">
            <text:p>0.975</text:p>
          </table:table-cell>
          <table:table-cell office:value-type="float" office:value="7.37094017094017">
            <text:p>7.37094017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404.91">
            <text:p>404.91</text:p>
          </table:table-cell>
          <table:table-cell office:value-type="float" office:value="65.14">
            <text:p>65.14</text:p>
          </table:table-cell>
          <table:table-cell office:value-type="float" office:value="6.21599631562788">
            <text:p>6.2159963156</text:p>
          </table:table-cell>
          <table:table-cell office:value-type="float" office:value="0.642857142857143">
            <text:p>0.6428571429</text:p>
          </table:table-cell>
          <table:table-cell office:value-type="float" office:value="14.4755555555556">
            <text:p>14.4755555556</text:p>
          </table:table-cell>
          <table:table-cell/>
          <table:table-cell office:value-type="string">
            <text:p>6670</text:p>
          </table:table-cell>
          <table:table-cell office:value-type="string">
            <text:p>6382</text:p>
          </table:table-cell>
          <table:table-cell office:value-type="float" office:value="4.71">
            <text:p>4.71</text:p>
          </table:table-cell>
          <table:table-cell office:value-type="float" office:value="7">
            <text:p>7</text:p>
          </table:table-cell>
          <table:table-cell office:value-type="float" office:value="423.63">
            <text:p>423.63</text:p>
          </table:table-cell>
          <table:table-cell office:value-type="float" office:value="65.14">
            <text:p>65.14</text:p>
          </table:table-cell>
          <table:table-cell office:value-type="float" office:value="6.50337734111145">
            <text:p>6.5033773411</text:p>
          </table:table-cell>
          <table:table-cell office:value-type="float" office:value="0.672857142857143">
            <text:p>0.6728571429</text:p>
          </table:table-cell>
          <table:table-cell office:value-type="float" office:value="13.8301486199575">
            <text:p>13.830148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0.87">
            <text:p>20.87</text:p>
          </table:table-cell>
          <table:table-cell office:value-type="float" office:value="8">
            <text:p>8</text:p>
          </table:table-cell>
          <table:table-cell office:value-type="float" office:value="1878.39">
            <text:p>1878.39</text:p>
          </table:table-cell>
          <table:table-cell office:value-type="float" office:value="172.83">
            <text:p>172.83</text:p>
          </table:table-cell>
          <table:table-cell office:value-type="float" office:value="10.868425620552">
            <text:p>10.8684256206</text:p>
          </table:table-cell>
          <table:table-cell office:value-type="float" office:value="2.60875">
            <text:p>2.60875</text:p>
          </table:table-cell>
          <table:table-cell office:value-type="float" office:value="8.28126497364638">
            <text:p>8.2812649736</text:p>
          </table:table-cell>
          <table:table-cell/>
          <table:table-cell office:value-type="string">
            <text:p>6674</text:p>
          </table:table-cell>
          <table:table-cell office:value-type="string">
            <text:p>6382</text:p>
          </table:table-cell>
          <table:table-cell office:value-type="float" office:value="23.06">
            <text:p>23.06</text:p>
          </table:table-cell>
          <table:table-cell office:value-type="float" office:value="8">
            <text:p>8</text:p>
          </table:table-cell>
          <table:table-cell office:value-type="float" office:value="2075.76">
            <text:p>2075.76</text:p>
          </table:table-cell>
          <table:table-cell office:value-type="float" office:value="172.83">
            <text:p>172.83</text:p>
          </table:table-cell>
          <table:table-cell office:value-type="float" office:value="12.0104148585315">
            <text:p>12.0104148585</text:p>
          </table:table-cell>
          <table:table-cell office:value-type="float" office:value="2.8825">
            <text:p>2.8825</text:p>
          </table:table-cell>
          <table:table-cell office:value-type="float" office:value="7.49479618386817">
            <text:p>7.49479618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6.26">
            <text:p>6.26</text:p>
          </table:table-cell>
          <table:table-cell office:value-type="float" office:value="8">
            <text:p>8</text:p>
          </table:table-cell>
          <table:table-cell office:value-type="float" office:value="563.76">
            <text:p>563.76</text:p>
          </table:table-cell>
          <table:table-cell office:value-type="float" office:value="2.53">
            <text:p>2.53</text:p>
          </table:table-cell>
          <table:table-cell office:value-type="float" office:value="222.830039525692">
            <text:p>222.8300395257</text:p>
          </table:table-cell>
          <table:table-cell office:value-type="float" office:value="0.7825">
            <text:p>0.7825</text:p>
          </table:table-cell>
          <table:table-cell office:value-type="float" office:value="0.404153354632588">
            <text:p>0.4041533546</text:p>
          </table:table-cell>
          <table:table-cell/>
          <table:table-cell office:value-type="string">
            <text:p>6695</text:p>
          </table:table-cell>
          <table:table-cell office:value-type="string">
            <text:p>6382</text:p>
          </table:table-cell>
          <table:table-cell office:value-type="float" office:value="6.37">
            <text:p>6.37</text:p>
          </table:table-cell>
          <table:table-cell office:value-type="float" office:value="8">
            <text:p>8</text:p>
          </table:table-cell>
          <table:table-cell office:value-type="float" office:value="573.57">
            <text:p>573.57</text:p>
          </table:table-cell>
          <table:table-cell office:value-type="float" office:value="2.53">
            <text:p>2.53</text:p>
          </table:table-cell>
          <table:table-cell office:value-type="float" office:value="226.707509881423">
            <text:p>226.7075098814</text:p>
          </table:table-cell>
          <table:table-cell office:value-type="float" office:value="0.79625">
            <text:p>0.79625</text:p>
          </table:table-cell>
          <table:table-cell office:value-type="float" office:value="0.397174254317111">
            <text:p>0.39717425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5.71">
            <text:p>5.71</text:p>
          </table:table-cell>
          <table:table-cell office:value-type="float" office:value="3">
            <text:p>3</text:p>
          </table:table-cell>
          <table:table-cell office:value-type="float" office:value="514.08">
            <text:p>514.08</text:p>
          </table:table-cell>
          <table:table-cell office:value-type="float" office:value="51.97">
            <text:p>51.97</text:p>
          </table:table-cell>
          <table:table-cell office:value-type="float" office:value="9.89186068885896">
            <text:p>9.8918606889</text:p>
          </table:table-cell>
          <table:table-cell office:value-type="float" office:value="1.90333333333333">
            <text:p>1.9033333333</text:p>
          </table:table-cell>
          <table:table-cell office:value-type="float" office:value="9.1015761821366">
            <text:p>9.1015761821</text:p>
          </table:table-cell>
          <table:table-cell/>
          <table:table-cell office:value-type="string">
            <text:p>6699</text:p>
          </table:table-cell>
          <table:table-cell office:value-type="string">
            <text:p>6382</text:p>
          </table:table-cell>
          <table:table-cell office:value-type="float" office:value="5.83">
            <text:p>5.83</text:p>
          </table:table-cell>
          <table:table-cell office:value-type="float" office:value="4">
            <text:p>4</text:p>
          </table:table-cell>
          <table:table-cell office:value-type="float" office:value="524.88">
            <text:p>524.88</text:p>
          </table:table-cell>
          <table:table-cell office:value-type="float" office:value="51.97">
            <text:p>51.97</text:p>
          </table:table-cell>
          <table:table-cell office:value-type="float" office:value="10.0996728882047">
            <text:p>10.0996728882</text:p>
          </table:table-cell>
          <table:table-cell office:value-type="float" office:value="1.4575">
            <text:p>1.4575</text:p>
          </table:table-cell>
          <table:table-cell office:value-type="float" office:value="8.91423670668954">
            <text:p>8.91423670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8.9">
            <text:p>8.9</text:p>
          </table:table-cell>
          <table:table-cell office:value-type="float" office:value="5">
            <text:p>5</text:p>
          </table:table-cell>
          <table:table-cell office:value-type="float" office:value="801">
            <text:p>801</text:p>
          </table:table-cell>
          <table:table-cell office:value-type="float" office:value="307.79">
            <text:p>307.79</text:p>
          </table:table-cell>
          <table:table-cell office:value-type="float" office:value="2.60242373046558">
            <text:p>2.6024237305</text:p>
          </table:table-cell>
          <table:table-cell office:value-type="float" office:value="1.78">
            <text:p>1.78</text:p>
          </table:table-cell>
          <table:table-cell office:value-type="float" office:value="34.5831460674157">
            <text:p>34.5831460674</text:p>
          </table:table-cell>
          <table:table-cell/>
          <table:table-cell office:value-type="string">
            <text:p>6716</text:p>
          </table:table-cell>
          <table:table-cell office:value-type="string">
            <text:p>6382</text:p>
          </table:table-cell>
          <table:table-cell office:value-type="float" office:value="9.08">
            <text:p>9.08</text:p>
          </table:table-cell>
          <table:table-cell office:value-type="float" office:value="4">
            <text:p>4</text:p>
          </table:table-cell>
          <table:table-cell office:value-type="float" office:value="817.2">
            <text:p>817.2</text:p>
          </table:table-cell>
          <table:table-cell office:value-type="float" office:value="307.79">
            <text:p>307.79</text:p>
          </table:table-cell>
          <table:table-cell office:value-type="float" office:value="2.65505701939634">
            <text:p>2.6550570194</text:p>
          </table:table-cell>
          <table:table-cell office:value-type="float" office:value="2.27">
            <text:p>2.27</text:p>
          </table:table-cell>
          <table:table-cell office:value-type="float" office:value="33.897577092511">
            <text:p>33.89757709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5.97">
            <text:p>5.97</text:p>
          </table:table-cell>
          <table:table-cell office:value-type="float" office:value="6">
            <text:p>6</text:p>
          </table:table-cell>
          <table:table-cell office:value-type="float" office:value="537.03">
            <text:p>537.03</text:p>
          </table:table-cell>
          <table:table-cell office:value-type="float" office:value="54.97">
            <text:p>54.97</text:p>
          </table:table-cell>
          <table:table-cell office:value-type="float" office:value="9.76951064216846">
            <text:p>9.7695106422</text:p>
          </table:table-cell>
          <table:table-cell office:value-type="float" office:value="0.995">
            <text:p>0.995</text:p>
          </table:table-cell>
          <table:table-cell office:value-type="float" office:value="9.20770519262982">
            <text:p>9.2077051926</text:p>
          </table:table-cell>
          <table:table-cell/>
          <table:table-cell office:value-type="string">
            <text:p>6738</text:p>
          </table:table-cell>
          <table:table-cell office:value-type="string">
            <text:p>6382</text:p>
          </table:table-cell>
          <table:table-cell office:value-type="float" office:value="6.05">
            <text:p>6.05</text:p>
          </table:table-cell>
          <table:table-cell office:value-type="float" office:value="7">
            <text:p>7</text:p>
          </table:table-cell>
          <table:table-cell office:value-type="float" office:value="544.41">
            <text:p>544.41</text:p>
          </table:table-cell>
          <table:table-cell office:value-type="float" office:value="54.97">
            <text:p>54.97</text:p>
          </table:table-cell>
          <table:table-cell office:value-type="float" office:value="9.90376569037657">
            <text:p>9.9037656904</text:p>
          </table:table-cell>
          <table:table-cell office:value-type="float" office:value="0.864285714285714">
            <text:p>0.8642857143</text:p>
          </table:table-cell>
          <table:table-cell office:value-type="float" office:value="9.08595041322314">
            <text:p>9.08595041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6.45">
            <text:p>16.45</text:p>
          </table:table-cell>
          <table:table-cell office:value-type="float" office:value="7">
            <text:p>7</text:p>
          </table:table-cell>
          <table:table-cell office:value-type="float" office:value="1480.77">
            <text:p>1480.77</text:p>
          </table:table-cell>
          <table:table-cell office:value-type="float" office:value="195.29">
            <text:p>195.29</text:p>
          </table:table-cell>
          <table:table-cell office:value-type="float" office:value="7.58241589431102">
            <text:p>7.5824158943</text:p>
          </table:table-cell>
          <table:table-cell office:value-type="float" office:value="2.35">
            <text:p>2.35</text:p>
          </table:table-cell>
          <table:table-cell office:value-type="float" office:value="11.8717325227964">
            <text:p>11.8717325228</text:p>
          </table:table-cell>
          <table:table-cell/>
          <table:table-cell office:value-type="string">
            <text:p>6843</text:p>
          </table:table-cell>
          <table:table-cell office:value-type="string">
            <text:p>6382</text:p>
          </table:table-cell>
          <table:table-cell office:value-type="float" office:value="16.48">
            <text:p>16.48</text:p>
          </table:table-cell>
          <table:table-cell office:value-type="float" office:value="7">
            <text:p>7</text:p>
          </table:table-cell>
          <table:table-cell office:value-type="float" office:value="1483.11">
            <text:p>1483.11</text:p>
          </table:table-cell>
          <table:table-cell office:value-type="float" office:value="195.29">
            <text:p>195.29</text:p>
          </table:table-cell>
          <table:table-cell office:value-type="float" office:value="7.5943980746582">
            <text:p>7.5943980747</text:p>
          </table:table-cell>
          <table:table-cell office:value-type="float" office:value="2.35428571428571">
            <text:p>2.3542857143</text:p>
          </table:table-cell>
          <table:table-cell office:value-type="float" office:value="11.8501213592233">
            <text:p>11.850121359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3.69">
            <text:p>3.69</text:p>
          </table:table-cell>
          <table:table-cell office:value-type="float" office:value="3">
            <text:p>3</text:p>
          </table:table-cell>
          <table:table-cell office:value-type="float" office:value="332.1">
            <text:p>332.1</text:p>
          </table:table-cell>
          <table:table-cell office:value-type="float" office:value="66.23">
            <text:p>66.23</text:p>
          </table:table-cell>
          <table:table-cell office:value-type="float" office:value="5.01434395289144">
            <text:p>5.0143439529</text:p>
          </table:table-cell>
          <table:table-cell office:value-type="float" office:value="1.23">
            <text:p>1.23</text:p>
          </table:table-cell>
          <table:table-cell office:value-type="float" office:value="17.9485094850949">
            <text:p>17.9485094851</text:p>
          </table:table-cell>
          <table:table-cell/>
          <table:table-cell office:value-type="string">
            <text:p>6879</text:p>
          </table:table-cell>
          <table:table-cell office:value-type="string">
            <text:p>6382</text:p>
          </table:table-cell>
          <table:table-cell office:value-type="float" office:value="3.76">
            <text:p>3.76</text:p>
          </table:table-cell>
          <table:table-cell office:value-type="float" office:value="3">
            <text:p>3</text:p>
          </table:table-cell>
          <table:table-cell office:value-type="float" office:value="338.76">
            <text:p>338.76</text:p>
          </table:table-cell>
          <table:table-cell office:value-type="float" office:value="66.23">
            <text:p>66.23</text:p>
          </table:table-cell>
          <table:table-cell office:value-type="float" office:value="5.11490261210932">
            <text:p>5.1149026121</text:p>
          </table:table-cell>
          <table:table-cell office:value-type="float" office:value="1.25333333333333">
            <text:p>1.2533333333</text:p>
          </table:table-cell>
          <table:table-cell office:value-type="float" office:value="17.6143617021277">
            <text:p>17.61436170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7.17">
            <text:p>17.17</text:p>
          </table:table-cell>
          <table:table-cell office:value-type="float" office:value="5">
            <text:p>5</text:p>
          </table:table-cell>
          <table:table-cell office:value-type="float" office:value="1545.48">
            <text:p>1545.48</text:p>
          </table:table-cell>
          <table:table-cell office:value-type="float" office:value="288.66">
            <text:p>288.66</text:p>
          </table:table-cell>
          <table:table-cell office:value-type="float" office:value="5.35398046144253">
            <text:p>5.3539804614</text:p>
          </table:table-cell>
          <table:table-cell office:value-type="float" office:value="3.434">
            <text:p>3.434</text:p>
          </table:table-cell>
          <table:table-cell office:value-type="float" office:value="16.8118811881188">
            <text:p>16.8118811881</text:p>
          </table:table-cell>
          <table:table-cell/>
          <table:table-cell office:value-type="string">
            <text:p>6892</text:p>
          </table:table-cell>
          <table:table-cell office:value-type="string">
            <text:p>6382</text:p>
          </table:table-cell>
          <table:table-cell office:value-type="float" office:value="17.34">
            <text:p>17.34</text:p>
          </table:table-cell>
          <table:table-cell office:value-type="float" office:value="5">
            <text:p>5</text:p>
          </table:table-cell>
          <table:table-cell office:value-type="float" office:value="1560.78">
            <text:p>1560.78</text:p>
          </table:table-cell>
          <table:table-cell office:value-type="float" office:value="288.66">
            <text:p>288.66</text:p>
          </table:table-cell>
          <table:table-cell office:value-type="float" office:value="5.40698399501143">
            <text:p>5.406983995</text:p>
          </table:table-cell>
          <table:table-cell office:value-type="float" office:value="3.468">
            <text:p>3.468</text:p>
          </table:table-cell>
          <table:table-cell office:value-type="float" office:value="16.6470588235294">
            <text:p>16.64705882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5.49">
            <text:p>5.49</text:p>
          </table:table-cell>
          <table:table-cell office:value-type="float" office:value="5">
            <text:p>5</text:p>
          </table:table-cell>
          <table:table-cell office:value-type="float" office:value="494.37">
            <text:p>494.37</text:p>
          </table:table-cell>
          <table:table-cell office:value-type="float" office:value="4.8">
            <text:p>4.8</text:p>
          </table:table-cell>
          <table:table-cell office:value-type="float" office:value="102.99375">
            <text:p>102.99375</text:p>
          </table:table-cell>
          <table:table-cell office:value-type="float" office:value="1.098">
            <text:p>1.098</text:p>
          </table:table-cell>
          <table:table-cell office:value-type="float" office:value="0.87431693989071">
            <text:p>0.8743169399</text:p>
          </table:table-cell>
          <table:table-cell/>
          <table:table-cell office:value-type="string">
            <text:p>6945</text:p>
          </table:table-cell>
          <table:table-cell office:value-type="string">
            <text:p>6382</text:p>
          </table:table-cell>
          <table:table-cell office:value-type="float" office:value="5.5">
            <text:p>5.5</text:p>
          </table:table-cell>
          <table:table-cell office:value-type="float" office:value="4">
            <text:p>4</text:p>
          </table:table-cell>
          <table:table-cell office:value-type="float" office:value="495">
            <text:p>495</text:p>
          </table:table-cell>
          <table:table-cell office:value-type="float" office:value="4.8">
            <text:p>4.8</text:p>
          </table:table-cell>
          <table:table-cell office:value-type="float" office:value="103.125">
            <text:p>103.125</text:p>
          </table:table-cell>
          <table:table-cell office:value-type="float" office:value="1.375">
            <text:p>1.375</text:p>
          </table:table-cell>
          <table:table-cell office:value-type="float" office:value="0.872727272727273">
            <text:p>0.87272727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1.37">
            <text:p>1.37</text:p>
          </table:table-cell>
          <table:table-cell office:value-type="float" office:value="6">
            <text:p>6</text:p>
          </table:table-cell>
          <table:table-cell office:value-type="float" office:value="123.48">
            <text:p>123.48</text:p>
          </table:table-cell>
          <table:table-cell office:value-type="float" office:value="58.4">
            <text:p>58.4</text:p>
          </table:table-cell>
          <table:table-cell office:value-type="float" office:value="2.11438356164384">
            <text:p>2.1143835616</text:p>
          </table:table-cell>
          <table:table-cell office:value-type="float" office:value="0.228333333333333">
            <text:p>0.2283333333</text:p>
          </table:table-cell>
          <table:table-cell office:value-type="float" office:value="42.6277372262774">
            <text:p>42.6277372263</text:p>
          </table:table-cell>
          <table:table-cell/>
          <table:table-cell office:value-type="string">
            <text:p>6948</text:p>
          </table:table-cell>
          <table:table-cell office:value-type="string">
            <text:p>6382</text:p>
          </table:table-cell>
          <table:table-cell office:value-type="float" office:value="1.59">
            <text:p>1.59</text:p>
          </table:table-cell>
          <table:table-cell office:value-type="float" office:value="7">
            <text:p>7</text:p>
          </table:table-cell>
          <table:table-cell office:value-type="float" office:value="143.37">
            <text:p>143.37</text:p>
          </table:table-cell>
          <table:table-cell office:value-type="float" office:value="58.4">
            <text:p>58.4</text:p>
          </table:table-cell>
          <table:table-cell office:value-type="float" office:value="2.45496575342466">
            <text:p>2.4549657534</text:p>
          </table:table-cell>
          <table:table-cell office:value-type="float" office:value="0.227142857142857">
            <text:p>0.2271428571</text:p>
          </table:table-cell>
          <table:table-cell office:value-type="float" office:value="36.7295597484277">
            <text:p>36.72955974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7.66">
            <text:p>7.66</text:p>
          </table:table-cell>
          <table:table-cell office:value-type="float" office:value="7">
            <text:p>7</text:p>
          </table:table-cell>
          <table:table-cell office:value-type="float" office:value="689.13">
            <text:p>689.13</text:p>
          </table:table-cell>
          <table:table-cell office:value-type="float" office:value="3.57">
            <text:p>3.57</text:p>
          </table:table-cell>
          <table:table-cell office:value-type="float" office:value="193.033613445378">
            <text:p>193.0336134454</text:p>
          </table:table-cell>
          <table:table-cell office:value-type="float" office:value="1.09428571428571">
            <text:p>1.0942857143</text:p>
          </table:table-cell>
          <table:table-cell office:value-type="float" office:value="0.466057441253264">
            <text:p>0.4660574413</text:p>
          </table:table-cell>
          <table:table-cell/>
          <table:table-cell office:value-type="string">
            <text:p>6971</text:p>
          </table:table-cell>
          <table:table-cell office:value-type="string">
            <text:p>6382</text:p>
          </table:table-cell>
          <table:table-cell office:value-type="float" office:value="7.81">
            <text:p>7.81</text:p>
          </table:table-cell>
          <table:table-cell office:value-type="float" office:value="7">
            <text:p>7</text:p>
          </table:table-cell>
          <table:table-cell office:value-type="float" office:value="702.9">
            <text:p>702.9</text:p>
          </table:table-cell>
          <table:table-cell office:value-type="float" office:value="3.57">
            <text:p>3.57</text:p>
          </table:table-cell>
          <table:table-cell office:value-type="float" office:value="196.890756302521">
            <text:p>196.8907563025</text:p>
          </table:table-cell>
          <table:table-cell office:value-type="float" office:value="1.11571428571429">
            <text:p>1.1157142857</text:p>
          </table:table-cell>
          <table:table-cell office:value-type="float" office:value="0.457106274007682">
            <text:p>0.4571062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59.64">
            <text:p>1259.64</text:p>
          </table:table-cell>
          <table:table-cell office:value-type="float" office:value="176.39">
            <text:p>176.39</text:p>
          </table:table-cell>
          <table:table-cell office:value-type="float" office:value="7.141221157662">
            <text:p>7.1412211577</text:p>
          </table:table-cell>
          <table:table-cell office:value-type="float" office:value="2.33333333333333">
            <text:p>2.3333333333</text:p>
          </table:table-cell>
          <table:table-cell office:value-type="float" office:value="12.5992857142857">
            <text:p>12.5992857143</text:p>
          </table:table-cell>
          <table:table-cell/>
          <table:table-cell office:value-type="string">
            <text:p>7021</text:p>
          </table:table-cell>
          <table:table-cell office:value-type="string">
            <text:p>6382</text:p>
          </table:table-cell>
          <table:table-cell office:value-type="float" office:value="14.08">
            <text:p>14.08</text:p>
          </table:table-cell>
          <table:table-cell office:value-type="float" office:value="6">
            <text:p>6</text:p>
          </table:table-cell>
          <table:table-cell office:value-type="float" office:value="1267.11">
            <text:p>1267.11</text:p>
          </table:table-cell>
          <table:table-cell office:value-type="float" office:value="176.39">
            <text:p>176.39</text:p>
          </table:table-cell>
          <table:table-cell office:value-type="float" office:value="7.18357049719372">
            <text:p>7.1835704972</text:p>
          </table:table-cell>
          <table:table-cell office:value-type="float" office:value="2.34666666666667">
            <text:p>2.3466666667</text:p>
          </table:table-cell>
          <table:table-cell office:value-type="float" office:value="12.5276988636364">
            <text:p>12.52769886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1.16">
            <text:p>1.16</text:p>
          </table:table-cell>
          <table:table-cell office:value-type="float" office:value="6">
            <text:p>6</text:p>
          </table:table-cell>
          <table:table-cell office:value-type="float" office:value="104.13">
            <text:p>104.13</text:p>
          </table:table-cell>
          <table:table-cell office:value-type="float" office:value="65.13">
            <text:p>65.13</text:p>
          </table:table-cell>
          <table:table-cell office:value-type="float" office:value="1.59880239520958">
            <text:p>1.5988023952</text:p>
          </table:table-cell>
          <table:table-cell office:value-type="float" office:value="0.193333333333333">
            <text:p>0.1933333333</text:p>
          </table:table-cell>
          <table:table-cell office:value-type="float" office:value="56.1465517241379">
            <text:p>56.1465517241</text:p>
          </table:table-cell>
          <table:table-cell/>
          <table:table-cell office:value-type="string">
            <text:p>7079</text:p>
          </table:table-cell>
          <table:table-cell office:value-type="string">
            <text:p>6382</text:p>
          </table:table-cell>
          <table:table-cell office:value-type="float" office:value="1.22">
            <text:p>1.22</text:p>
          </table:table-cell>
          <table:table-cell office:value-type="float" office:value="5">
            <text:p>5</text:p>
          </table:table-cell>
          <table:table-cell office:value-type="float" office:value="110.16">
            <text:p>110.16</text:p>
          </table:table-cell>
          <table:table-cell office:value-type="float" office:value="65.13">
            <text:p>65.13</text:p>
          </table:table-cell>
          <table:table-cell office:value-type="float" office:value="1.69138645785352">
            <text:p>1.6913864579</text:p>
          </table:table-cell>
          <table:table-cell office:value-type="float" office:value="0.244">
            <text:p>0.244</text:p>
          </table:table-cell>
          <table:table-cell office:value-type="float" office:value="53.3852459016393">
            <text:p>53.38524590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4.58">
            <text:p>4.58</text:p>
          </table:table-cell>
          <table:table-cell office:value-type="float" office:value="4">
            <text:p>4</text:p>
          </table:table-cell>
          <table:table-cell office:value-type="float" office:value="412.65">
            <text:p>412.65</text:p>
          </table:table-cell>
          <table:table-cell office:value-type="float" office:value="66.34">
            <text:p>66.34</text:p>
          </table:table-cell>
          <table:table-cell office:value-type="float" office:value="6.22022912270124">
            <text:p>6.2202291227</text:p>
          </table:table-cell>
          <table:table-cell office:value-type="float" office:value="1.145">
            <text:p>1.145</text:p>
          </table:table-cell>
          <table:table-cell office:value-type="float" office:value="14.4847161572052">
            <text:p>14.4847161572</text:p>
          </table:table-cell>
          <table:table-cell/>
          <table:table-cell office:value-type="string">
            <text:p>7081</text:p>
          </table:table-cell>
          <table:table-cell office:value-type="string">
            <text:p>6382</text:p>
          </table:table-cell>
          <table:table-cell office:value-type="float" office:value="4.74">
            <text:p>4.74</text:p>
          </table:table-cell>
          <table:table-cell office:value-type="float" office:value="5">
            <text:p>5</text:p>
          </table:table-cell>
          <table:table-cell office:value-type="float" office:value="426.24">
            <text:p>426.24</text:p>
          </table:table-cell>
          <table:table-cell office:value-type="float" office:value="66.34">
            <text:p>66.34</text:p>
          </table:table-cell>
          <table:table-cell office:value-type="float" office:value="6.42508290624058">
            <text:p>6.4250829062</text:p>
          </table:table-cell>
          <table:table-cell office:value-type="float" office:value="0.948">
            <text:p>0.948</text:p>
          </table:table-cell>
          <table:table-cell office:value-type="float" office:value="13.9957805907173">
            <text:p>13.99578059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8.03">
            <text:p>8.03</text:p>
          </table:table-cell>
          <table:table-cell office:value-type="float" office:value="6">
            <text:p>6</text:p>
          </table:table-cell>
          <table:table-cell office:value-type="float" office:value="723.06">
            <text:p>723.06</text:p>
          </table:table-cell>
          <table:table-cell office:value-type="float" office:value="277.57">
            <text:p>277.57</text:p>
          </table:table-cell>
          <table:table-cell office:value-type="float" office:value="2.60496451345606">
            <text:p>2.6049645135</text:p>
          </table:table-cell>
          <table:table-cell office:value-type="float" office:value="1.33833333333333">
            <text:p>1.3383333333</text:p>
          </table:table-cell>
          <table:table-cell office:value-type="float" office:value="34.5666251556662">
            <text:p>34.5666251557</text:p>
          </table:table-cell>
          <table:table-cell/>
          <table:table-cell office:value-type="string">
            <text:p>7094</text:p>
          </table:table-cell>
          <table:table-cell office:value-type="string">
            <text:p>6382</text:p>
          </table:table-cell>
          <table:table-cell office:value-type="float" office:value="8.21">
            <text:p>8.21</text:p>
          </table:table-cell>
          <table:table-cell office:value-type="float" office:value="7">
            <text:p>7</text:p>
          </table:table-cell>
          <table:table-cell office:value-type="float" office:value="738.63">
            <text:p>738.63</text:p>
          </table:table-cell>
          <table:table-cell office:value-type="float" office:value="277.57">
            <text:p>277.57</text:p>
          </table:table-cell>
          <table:table-cell office:value-type="float" office:value="2.66105847173686">
            <text:p>2.6610584717</text:p>
          </table:table-cell>
          <table:table-cell office:value-type="float" office:value="1.17285714285714">
            <text:p>1.1728571429</text:p>
          </table:table-cell>
          <table:table-cell office:value-type="float" office:value="33.8087697929354">
            <text:p>33.8087697929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087</text:p>
          </table:table-cell>
          <table:table-cell office:value-type="float" office:value="0.55">
            <text:p>0.55</text:p>
          </table:table-cell>
          <table:table-cell office:value-type="float" office:value="5">
            <text:p>5</text:p>
          </table:table-cell>
          <table:table-cell office:value-type="float" office:value="49.05">
            <text:p>49.05</text:p>
          </table:table-cell>
          <table:table-cell office:value-type="float" office:value="1.55">
            <text:p>1.55</text:p>
          </table:table-cell>
          <table:table-cell office:value-type="float" office:value="31.6451612903226">
            <text:p>31.6451612903</text:p>
          </table:table-cell>
          <table:table-cell office:value-type="float" office:value="0.11">
            <text:p>0.11</text:p>
          </table:table-cell>
          <table:table-cell office:value-type="float" office:value="2.81818181818182">
            <text:p>2.8181818182</text:p>
          </table:table-cell>
          <table:table-cell/>
          <table:table-cell office:value-type="string">
            <text:p>6087</text:p>
          </table:table-cell>
          <table:table-cell office:value-type="string">
            <text:p>6405</text:p>
          </table:table-cell>
          <table:table-cell office:value-type="float" office:value="0.58">
            <text:p>0.58</text:p>
          </table:table-cell>
          <table:table-cell office:value-type="float" office:value="5">
            <text:p>5</text:p>
          </table:table-cell>
          <table:table-cell office:value-type="float" office:value="52.47">
            <text:p>52.47</text:p>
          </table:table-cell>
          <table:table-cell office:value-type="float" office:value="1.55">
            <text:p>1.55</text:p>
          </table:table-cell>
          <table:table-cell office:value-type="float" office:value="33.8516129032258">
            <text:p>33.8516129032</text:p>
          </table:table-cell>
          <table:table-cell office:value-type="float" office:value="0.116">
            <text:p>0.116</text:p>
          </table:table-cell>
          <table:table-cell office:value-type="float" office:value="2.67241379310345">
            <text:p>2.67241379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7.32">
            <text:p>7.32</text:p>
          </table:table-cell>
          <table:table-cell office:value-type="float" office:value="9">
            <text:p>9</text:p>
          </table:table-cell>
          <table:table-cell office:value-type="float" office:value="659.16">
            <text:p>659.16</text:p>
          </table:table-cell>
          <table:table-cell office:value-type="float" office:value="3.95">
            <text:p>3.95</text:p>
          </table:table-cell>
          <table:table-cell office:value-type="float" office:value="166.875949367089">
            <text:p>166.8759493671</text:p>
          </table:table-cell>
          <table:table-cell office:value-type="float" office:value="0.813333333333333">
            <text:p>0.8133333333</text:p>
          </table:table-cell>
          <table:table-cell office:value-type="float" office:value="0.539617486338798">
            <text:p>0.5396174863</text:p>
          </table:table-cell>
          <table:table-cell/>
          <table:table-cell office:value-type="string">
            <text:p>6382</text:p>
          </table:table-cell>
          <table:table-cell office:value-type="string">
            <text:p>6405</text:p>
          </table:table-cell>
          <table:table-cell office:value-type="float" office:value="7.37">
            <text:p>7.37</text:p>
          </table:table-cell>
          <table:table-cell office:value-type="float" office:value="7">
            <text:p>7</text:p>
          </table:table-cell>
          <table:table-cell office:value-type="float" office:value="663.66">
            <text:p>663.66</text:p>
          </table:table-cell>
          <table:table-cell office:value-type="float" office:value="3.95">
            <text:p>3.95</text:p>
          </table:table-cell>
          <table:table-cell office:value-type="float" office:value="168.015189873418">
            <text:p>168.0151898734</text:p>
          </table:table-cell>
          <table:table-cell office:value-type="float" office:value="1.05285714285714">
            <text:p>1.0528571429</text:p>
          </table:table-cell>
          <table:table-cell office:value-type="float" office:value="0.5359565807327">
            <text:p>0.53595658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8.52">
            <text:p>8.52</text:p>
          </table:table-cell>
          <table:table-cell office:value-type="float" office:value="10">
            <text:p>10</text:p>
          </table:table-cell>
          <table:table-cell office:value-type="float" office:value="766.71">
            <text:p>766.71</text:p>
          </table:table-cell>
          <table:table-cell office:value-type="float" office:value="284.06">
            <text:p>284.06</text:p>
          </table:table-cell>
          <table:table-cell office:value-type="float" office:value="2.69911286347955">
            <text:p>2.6991128635</text:p>
          </table:table-cell>
          <table:table-cell office:value-type="float" office:value="0.852">
            <text:p>0.852</text:p>
          </table:table-cell>
          <table:table-cell office:value-type="float" office:value="33.3403755868545">
            <text:p>33.3403755869</text:p>
          </table:table-cell>
          <table:table-cell/>
          <table:table-cell office:value-type="string">
            <text:p>6423</text:p>
          </table:table-cell>
          <table:table-cell office:value-type="string">
            <text:p>6405</text:p>
          </table:table-cell>
          <table:table-cell office:value-type="float" office:value="8.22">
            <text:p>8.22</text:p>
          </table:table-cell>
          <table:table-cell office:value-type="float" office:value="8">
            <text:p>8</text:p>
          </table:table-cell>
          <table:table-cell office:value-type="float" office:value="740.16">
            <text:p>740.16</text:p>
          </table:table-cell>
          <table:table-cell office:value-type="float" office:value="284.06">
            <text:p>284.06</text:p>
          </table:table-cell>
          <table:table-cell office:value-type="float" office:value="2.60564669436035">
            <text:p>2.6056466944</text:p>
          </table:table-cell>
          <table:table-cell office:value-type="float" office:value="1.0275">
            <text:p>1.0275</text:p>
          </table:table-cell>
          <table:table-cell office:value-type="float" office:value="34.5571776155718">
            <text:p>34.55717761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2.44">
            <text:p>2.44</text:p>
          </table:table-cell>
          <table:table-cell office:value-type="float" office:value="12">
            <text:p>12</text:p>
          </table:table-cell>
          <table:table-cell office:value-type="float" office:value="219.15">
            <text:p>219.15</text:p>
          </table:table-cell>
          <table:table-cell office:value-type="float" office:value="58.83">
            <text:p>58.83</text:p>
          </table:table-cell>
          <table:table-cell office:value-type="float" office:value="3.7251402345742">
            <text:p>3.7251402346</text:p>
          </table:table-cell>
          <table:table-cell office:value-type="float" office:value="0.203333333333333">
            <text:p>0.2033333333</text:p>
          </table:table-cell>
          <table:table-cell office:value-type="float" office:value="24.1106557377049">
            <text:p>24.1106557377</text:p>
          </table:table-cell>
          <table:table-cell/>
          <table:table-cell office:value-type="string">
            <text:p>6446</text:p>
          </table:table-cell>
          <table:table-cell office:value-type="string">
            <text:p>6405</text:p>
          </table:table-cell>
          <table:table-cell office:value-type="float" office:value="2.21">
            <text:p>2.21</text:p>
          </table:table-cell>
          <table:table-cell office:value-type="float" office:value="9">
            <text:p>9</text:p>
          </table:table-cell>
          <table:table-cell office:value-type="float" office:value="198.63">
            <text:p>198.63</text:p>
          </table:table-cell>
          <table:table-cell office:value-type="float" office:value="58.83">
            <text:p>58.83</text:p>
          </table:table-cell>
          <table:table-cell office:value-type="float" office:value="3.3763386027537">
            <text:p>3.3763386028</text:p>
          </table:table-cell>
          <table:table-cell office:value-type="float" office:value="0.245555555555556">
            <text:p>0.2455555556</text:p>
          </table:table-cell>
          <table:table-cell office:value-type="float" office:value="26.6199095022624">
            <text:p>26.619909502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2.64">
            <text:p>2.64</text:p>
          </table:table-cell>
          <table:table-cell office:value-type="float" office:value="9">
            <text:p>9</text:p>
          </table:table-cell>
          <table:table-cell office:value-type="float" office:value="237.87">
            <text:p>237.87</text:p>
          </table:table-cell>
          <table:table-cell office:value-type="float" office:value="0.91">
            <text:p>0.91</text:p>
          </table:table-cell>
          <table:table-cell office:value-type="float" office:value="261.395604395604">
            <text:p>261.3956043956</text:p>
          </table:table-cell>
          <table:table-cell office:value-type="float" office:value="0.293333333333333">
            <text:p>0.2933333333</text:p>
          </table:table-cell>
          <table:table-cell office:value-type="float" office:value="0.34469696969697">
            <text:p>0.3446969697</text:p>
          </table:table-cell>
          <table:table-cell/>
          <table:table-cell office:value-type="string">
            <text:p>6451</text:p>
          </table:table-cell>
          <table:table-cell office:value-type="string">
            <text:p>6405</text:p>
          </table:table-cell>
          <table:table-cell office:value-type="float" office:value="2.56">
            <text:p>2.56</text:p>
          </table:table-cell>
          <table:table-cell office:value-type="float" office:value="9">
            <text:p>9</text:p>
          </table:table-cell>
          <table:table-cell office:value-type="float" office:value="230.49">
            <text:p>230.49</text:p>
          </table:table-cell>
          <table:table-cell office:value-type="float" office:value="0.91">
            <text:p>0.91</text:p>
          </table:table-cell>
          <table:table-cell office:value-type="float" office:value="253.285714285714">
            <text:p>253.2857142857</text:p>
          </table:table-cell>
          <table:table-cell office:value-type="float" office:value="0.284444444444444">
            <text:p>0.2844444444</text:p>
          </table:table-cell>
          <table:table-cell office:value-type="float" office:value="0.35546875">
            <text:p>0.355468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2.58">
            <text:p>2.58</text:p>
          </table:table-cell>
          <table:table-cell office:value-type="float" office:value="255">
            <text:p>255</text:p>
          </table:table-cell>
          <table:table-cell office:value-type="float" office:value="232.2">
            <text:p>232.2</text:p>
          </table:table-cell>
          <table:table-cell office:value-type="float" office:value="55.63">
            <text:p>55.63</text:p>
          </table:table-cell>
          <table:table-cell office:value-type="float" office:value="4.17400683084667">
            <text:p>4.1740068308</text:p>
          </table:table-cell>
          <table:table-cell office:value-type="float" office:value="0.0101176470588235">
            <text:p>0.0101176471</text:p>
          </table:table-cell>
          <table:table-cell office:value-type="float" office:value="21.562015503876">
            <text:p>21.5620155039</text:p>
          </table:table-cell>
          <table:table-cell/>
          <table:table-cell office:value-type="string">
            <text:p>6471</text:p>
          </table:table-cell>
          <table:table-cell office:value-type="string">
            <text:p>6405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270.45">
            <text:p>270.45</text:p>
          </table:table-cell>
          <table:table-cell office:value-type="float" office:value="55.63">
            <text:p>55.63</text:p>
          </table:table-cell>
          <table:table-cell office:value-type="float" office:value="4.86158547546288">
            <text:p>4.8615854755</text:p>
          </table:table-cell>
          <table:table-cell office:value-type="float" office:value="0.0117647058823529">
            <text:p>0.0117647059</text:p>
          </table:table-cell>
          <table:table-cell office:value-type="float" office:value="18.5433333333333">
            <text:p>18.54333333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1.52">
            <text:p>11.52</text:p>
          </table:table-cell>
          <table:table-cell office:value-type="float" office:value="13">
            <text:p>13</text:p>
          </table:table-cell>
          <table:table-cell office:value-type="float" office:value="1036.89">
            <text:p>1036.89</text:p>
          </table:table-cell>
          <table:table-cell office:value-type="float" office:value="88.74">
            <text:p>88.74</text:p>
          </table:table-cell>
          <table:table-cell office:value-type="float" office:value="11.684584178499">
            <text:p>11.6845841785</text:p>
          </table:table-cell>
          <table:table-cell office:value-type="float" office:value="0.886153846153846">
            <text:p>0.8861538462</text:p>
          </table:table-cell>
          <table:table-cell office:value-type="float" office:value="7.703125">
            <text:p>7.703125</text:p>
          </table:table-cell>
          <table:table-cell/>
          <table:table-cell office:value-type="string">
            <text:p>6499</text:p>
          </table:table-cell>
          <table:table-cell office:value-type="string">
            <text:p>6405</text:p>
          </table:table-cell>
          <table:table-cell office:value-type="float" office:value="11.59">
            <text:p>11.59</text:p>
          </table:table-cell>
          <table:table-cell office:value-type="float" office:value="8">
            <text:p>8</text:p>
          </table:table-cell>
          <table:table-cell office:value-type="float" office:value="1043.28">
            <text:p>1043.28</text:p>
          </table:table-cell>
          <table:table-cell office:value-type="float" office:value="88.74">
            <text:p>88.74</text:p>
          </table:table-cell>
          <table:table-cell office:value-type="float" office:value="11.7565922920893">
            <text:p>11.7565922921</text:p>
          </table:table-cell>
          <table:table-cell office:value-type="float" office:value="1.44875">
            <text:p>1.44875</text:p>
          </table:table-cell>
          <table:table-cell office:value-type="float" office:value="7.65660051768766">
            <text:p>7.656600517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9.51">
            <text:p>9.51</text:p>
          </table:table-cell>
          <table:table-cell office:value-type="float" office:value="9">
            <text:p>9</text:p>
          </table:table-cell>
          <table:table-cell office:value-type="float" office:value="856.26">
            <text:p>856.26</text:p>
          </table:table-cell>
          <table:table-cell office:value-type="float" office:value="165.46">
            <text:p>165.46</text:p>
          </table:table-cell>
          <table:table-cell office:value-type="float" office:value="5.1750271969056">
            <text:p>5.1750271969</text:p>
          </table:table-cell>
          <table:table-cell office:value-type="float" office:value="1.05666666666667">
            <text:p>1.0566666667</text:p>
          </table:table-cell>
          <table:table-cell office:value-type="float" office:value="17.3985278654048">
            <text:p>17.3985278654</text:p>
          </table:table-cell>
          <table:table-cell/>
          <table:table-cell office:value-type="string">
            <text:p>6501</text:p>
          </table:table-cell>
          <table:table-cell office:value-type="string">
            <text:p>6405</text:p>
          </table:table-cell>
          <table:table-cell office:value-type="float" office:value="33.01">
            <text:p>33.01</text:p>
          </table:table-cell>
          <table:table-cell office:value-type="float" office:value="8">
            <text:p>8</text:p>
          </table:table-cell>
          <table:table-cell office:value-type="float" office:value="2970.81">
            <text:p>2970.81</text:p>
          </table:table-cell>
          <table:table-cell office:value-type="float" office:value="165.46">
            <text:p>165.46</text:p>
          </table:table-cell>
          <table:table-cell office:value-type="float" office:value="17.9548531367098">
            <text:p>17.9548531367</text:p>
          </table:table-cell>
          <table:table-cell office:value-type="float" office:value="4.12625">
            <text:p>4.12625</text:p>
          </table:table-cell>
          <table:table-cell office:value-type="float" office:value="5.01242047864284">
            <text:p>5.01242047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18.39">
            <text:p>18.39</text:p>
          </table:table-cell>
          <table:table-cell office:value-type="float" office:value="13">
            <text:p>13</text:p>
          </table:table-cell>
          <table:table-cell office:value-type="float" office:value="1654.92">
            <text:p>1654.92</text:p>
          </table:table-cell>
          <table:table-cell office:value-type="float" office:value="76.41">
            <text:p>76.41</text:p>
          </table:table-cell>
          <table:table-cell office:value-type="float" office:value="21.6584216725559">
            <text:p>21.6584216726</text:p>
          </table:table-cell>
          <table:table-cell office:value-type="float" office:value="1.41461538461539">
            <text:p>1.4146153846</text:p>
          </table:table-cell>
          <table:table-cell office:value-type="float" office:value="4.15497553017944">
            <text:p>4.1549755302</text:p>
          </table:table-cell>
          <table:table-cell/>
          <table:table-cell office:value-type="string">
            <text:p>6512</text:p>
          </table:table-cell>
          <table:table-cell office:value-type="string">
            <text:p>6405</text:p>
          </table:table-cell>
          <table:table-cell office:value-type="float" office:value="18.22">
            <text:p>18.22</text:p>
          </table:table-cell>
          <table:table-cell office:value-type="float" office:value="11">
            <text:p>11</text:p>
          </table:table-cell>
          <table:table-cell office:value-type="float" office:value="1639.53">
            <text:p>1639.53</text:p>
          </table:table-cell>
          <table:table-cell office:value-type="float" office:value="76.41">
            <text:p>76.41</text:p>
          </table:table-cell>
          <table:table-cell office:value-type="float" office:value="21.4570082449941">
            <text:p>21.457008245</text:p>
          </table:table-cell>
          <table:table-cell office:value-type="float" office:value="1.65636363636364">
            <text:p>1.6563636364</text:p>
          </table:table-cell>
          <table:table-cell office:value-type="float" office:value="4.19374313940725">
            <text:p>4.193743139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6.57">
            <text:p>6.57</text:p>
          </table:table-cell>
          <table:table-cell office:value-type="float" office:value="13">
            <text:p>13</text:p>
          </table:table-cell>
          <table:table-cell office:value-type="float" office:value="591.12">
            <text:p>591.12</text:p>
          </table:table-cell>
          <table:table-cell office:value-type="float" office:value="59.65">
            <text:p>59.65</text:p>
          </table:table-cell>
          <table:table-cell office:value-type="float" office:value="9.90980720871752">
            <text:p>9.9098072087</text:p>
          </table:table-cell>
          <table:table-cell office:value-type="float" office:value="0.505384615384615">
            <text:p>0.5053846154</text:p>
          </table:table-cell>
          <table:table-cell office:value-type="float" office:value="9.07914764079148">
            <text:p>9.0791476408</text:p>
          </table:table-cell>
          <table:table-cell/>
          <table:table-cell office:value-type="string">
            <text:p>6515</text:p>
          </table:table-cell>
          <table:table-cell office:value-type="string">
            <text:p>6405</text:p>
          </table:table-cell>
          <table:table-cell office:value-type="float" office:value="6.55">
            <text:p>6.55</text:p>
          </table:table-cell>
          <table:table-cell office:value-type="float" office:value="8">
            <text:p>8</text:p>
          </table:table-cell>
          <table:table-cell office:value-type="float" office:value="589.41">
            <text:p>589.41</text:p>
          </table:table-cell>
          <table:table-cell office:value-type="float" office:value="59.65">
            <text:p>59.65</text:p>
          </table:table-cell>
          <table:table-cell office:value-type="float" office:value="9.88113998323554">
            <text:p>9.8811399832</text:p>
          </table:table-cell>
          <table:table-cell office:value-type="float" office:value="0.81875">
            <text:p>0.81875</text:p>
          </table:table-cell>
          <table:table-cell office:value-type="float" office:value="9.10687022900763">
            <text:p>9.1068702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7.31">
            <text:p>7.31</text:p>
          </table:table-cell>
          <table:table-cell office:value-type="float" office:value="13">
            <text:p>13</text:p>
          </table:table-cell>
          <table:table-cell office:value-type="float" office:value="658.08">
            <text:p>658.08</text:p>
          </table:table-cell>
          <table:table-cell office:value-type="float" office:value="59.6">
            <text:p>59.6</text:p>
          </table:table-cell>
          <table:table-cell office:value-type="float" office:value="11.041610738255">
            <text:p>11.0416107383</text:p>
          </table:table-cell>
          <table:table-cell office:value-type="float" office:value="0.562307692307692">
            <text:p>0.5623076923</text:p>
          </table:table-cell>
          <table:table-cell office:value-type="float" office:value="8.15321477428181">
            <text:p>8.1532147743</text:p>
          </table:table-cell>
          <table:table-cell/>
          <table:table-cell office:value-type="string">
            <text:p>6516</text:p>
          </table:table-cell>
          <table:table-cell office:value-type="string">
            <text:p>6405</text:p>
          </table:table-cell>
          <table:table-cell office:value-type="float" office:value="7.33">
            <text:p>7.33</text:p>
          </table:table-cell>
          <table:table-cell office:value-type="float" office:value="8">
            <text:p>8</text:p>
          </table:table-cell>
          <table:table-cell office:value-type="float" office:value="659.97">
            <text:p>659.97</text:p>
          </table:table-cell>
          <table:table-cell office:value-type="float" office:value="59.6">
            <text:p>59.6</text:p>
          </table:table-cell>
          <table:table-cell office:value-type="float" office:value="11.073322147651">
            <text:p>11.0733221477</text:p>
          </table:table-cell>
          <table:table-cell office:value-type="float" office:value="0.91625">
            <text:p>0.91625</text:p>
          </table:table-cell>
          <table:table-cell office:value-type="float" office:value="8.13096862210096">
            <text:p>8.13096862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22.16">
            <text:p>22.16</text:p>
          </table:table-cell>
          <table:table-cell office:value-type="float" office:value="11">
            <text:p>11</text:p>
          </table:table-cell>
          <table:table-cell office:value-type="float" office:value="1994.58">
            <text:p>1994.58</text:p>
          </table:table-cell>
          <table:table-cell office:value-type="float" office:value="281.71">
            <text:p>281.71</text:p>
          </table:table-cell>
          <table:table-cell office:value-type="float" office:value="7.08025984168116">
            <text:p>7.0802598417</text:p>
          </table:table-cell>
          <table:table-cell office:value-type="float" office:value="2.01454545454545">
            <text:p>2.0145454545</text:p>
          </table:table-cell>
          <table:table-cell office:value-type="float" office:value="12.7125451263538">
            <text:p>12.7125451264</text:p>
          </table:table-cell>
          <table:table-cell/>
          <table:table-cell office:value-type="string">
            <text:p>6519</text:p>
          </table:table-cell>
          <table:table-cell office:value-type="string">
            <text:p>6405</text:p>
          </table:table-cell>
          <table:table-cell office:value-type="float" office:value="21.96">
            <text:p>21.96</text:p>
          </table:table-cell>
          <table:table-cell office:value-type="float" office:value="10">
            <text:p>10</text:p>
          </table:table-cell>
          <table:table-cell office:value-type="float" office:value="1976.13">
            <text:p>1976.13</text:p>
          </table:table-cell>
          <table:table-cell office:value-type="float" office:value="281.71">
            <text:p>281.71</text:p>
          </table:table-cell>
          <table:table-cell office:value-type="float" office:value="7.0147669589294">
            <text:p>7.0147669589</text:p>
          </table:table-cell>
          <table:table-cell office:value-type="float" office:value="2.196">
            <text:p>2.196</text:p>
          </table:table-cell>
          <table:table-cell office:value-type="float" office:value="12.8283242258652">
            <text:p>12.82832422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2.33">
            <text:p>12.33</text:p>
          </table:table-cell>
          <table:table-cell office:value-type="float" office:value="10">
            <text:p>10</text:p>
          </table:table-cell>
          <table:table-cell office:value-type="float" office:value="1109.52">
            <text:p>1109.52</text:p>
          </table:table-cell>
          <table:table-cell office:value-type="float" office:value="290.8">
            <text:p>290.8</text:p>
          </table:table-cell>
          <table:table-cell office:value-type="float" office:value="3.81540577716644">
            <text:p>3.8154057772</text:p>
          </table:table-cell>
          <table:table-cell office:value-type="float" office:value="1.233">
            <text:p>1.233</text:p>
          </table:table-cell>
          <table:table-cell office:value-type="float" office:value="23.5847526358475">
            <text:p>23.5847526358</text:p>
          </table:table-cell>
          <table:table-cell/>
          <table:table-cell office:value-type="string">
            <text:p>6532</text:p>
          </table:table-cell>
          <table:table-cell office:value-type="string">
            <text:p>6405</text:p>
          </table:table-cell>
          <table:table-cell office:value-type="float" office:value="18.16">
            <text:p>18.16</text:p>
          </table:table-cell>
          <table:table-cell office:value-type="float" office:value="9">
            <text:p>9</text:p>
          </table:table-cell>
          <table:table-cell office:value-type="float" office:value="1634.04">
            <text:p>1634.04</text:p>
          </table:table-cell>
          <table:table-cell office:value-type="float" office:value="290.8">
            <text:p>290.8</text:p>
          </table:table-cell>
          <table:table-cell office:value-type="float" office:value="5.6191196698762">
            <text:p>5.6191196699</text:p>
          </table:table-cell>
          <table:table-cell office:value-type="float" office:value="2.01777777777778">
            <text:p>2.0177777778</text:p>
          </table:table-cell>
          <table:table-cell office:value-type="float" office:value="16.0132158590308">
            <text:p>16.0132158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5.36">
            <text:p>5.36</text:p>
          </table:table-cell>
          <table:table-cell office:value-type="float" office:value="12">
            <text:p>12</text:p>
          </table:table-cell>
          <table:table-cell office:value-type="float" office:value="482.76">
            <text:p>482.76</text:p>
          </table:table-cell>
          <table:table-cell office:value-type="float" office:value="154.62">
            <text:p>154.62</text:p>
          </table:table-cell>
          <table:table-cell office:value-type="float" office:value="3.12223515715949">
            <text:p>3.1222351572</text:p>
          </table:table-cell>
          <table:table-cell office:value-type="float" office:value="0.446666666666667">
            <text:p>0.4466666667</text:p>
          </table:table-cell>
          <table:table-cell office:value-type="float" office:value="28.8470149253731">
            <text:p>28.8470149254</text:p>
          </table:table-cell>
          <table:table-cell/>
          <table:table-cell office:value-type="string">
            <text:p>6552</text:p>
          </table:table-cell>
          <table:table-cell office:value-type="string">
            <text:p>6405</text:p>
          </table:table-cell>
          <table:table-cell office:value-type="float" office:value="5.48">
            <text:p>5.48</text:p>
          </table:table-cell>
          <table:table-cell office:value-type="float" office:value="10">
            <text:p>10</text:p>
          </table:table-cell>
          <table:table-cell office:value-type="float" office:value="492.84">
            <text:p>492.84</text:p>
          </table:table-cell>
          <table:table-cell office:value-type="float" office:value="154.62">
            <text:p>154.62</text:p>
          </table:table-cell>
          <table:table-cell office:value-type="float" office:value="3.18742724097788">
            <text:p>3.187427241</text:p>
          </table:table-cell>
          <table:table-cell office:value-type="float" office:value="0.548">
            <text:p>0.548</text:p>
          </table:table-cell>
          <table:table-cell office:value-type="float" office:value="28.2153284671533">
            <text:p>28.21532846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17.18">
            <text:p>17.18</text:p>
          </table:table-cell>
          <table:table-cell office:value-type="float" office:value="12">
            <text:p>12</text:p>
          </table:table-cell>
          <table:table-cell office:value-type="float" office:value="1546.47">
            <text:p>1546.47</text:p>
          </table:table-cell>
          <table:table-cell office:value-type="float" office:value="0.91">
            <text:p>0.91</text:p>
          </table:table-cell>
          <table:table-cell office:value-type="float" office:value="1699.41758241758">
            <text:p>1699.4175824176</text:p>
          </table:table-cell>
          <table:table-cell office:value-type="float" office:value="1.43166666666667">
            <text:p>1.4316666667</text:p>
          </table:table-cell>
          <table:table-cell office:value-type="float" office:value="0.0529685681024447">
            <text:p>0.0529685681</text:p>
          </table:table-cell>
          <table:table-cell/>
          <table:table-cell office:value-type="string">
            <text:p>6559</text:p>
          </table:table-cell>
          <table:table-cell office:value-type="string">
            <text:p>6405</text:p>
          </table:table-cell>
          <table:table-cell office:value-type="float" office:value="17.27">
            <text:p>17.27</text:p>
          </table:table-cell>
          <table:table-cell office:value-type="float" office:value="10">
            <text:p>10</text:p>
          </table:table-cell>
          <table:table-cell office:value-type="float" office:value="1554.21">
            <text:p>1554.21</text:p>
          </table:table-cell>
          <table:table-cell office:value-type="float" office:value="0.91">
            <text:p>0.91</text:p>
          </table:table-cell>
          <table:table-cell office:value-type="float" office:value="1707.92307692308">
            <text:p>1707.9230769231</text:p>
          </table:table-cell>
          <table:table-cell office:value-type="float" office:value="1.727">
            <text:p>1.727</text:p>
          </table:table-cell>
          <table:table-cell office:value-type="float" office:value="0.0526925303995368">
            <text:p>0.05269253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14.42">
            <text:p>14.42</text:p>
          </table:table-cell>
          <table:table-cell office:value-type="float" office:value="14">
            <text:p>14</text:p>
          </table:table-cell>
          <table:table-cell office:value-type="float" office:value="1297.44">
            <text:p>1297.44</text:p>
          </table:table-cell>
          <table:table-cell office:value-type="float" office:value="62.25">
            <text:p>62.25</text:p>
          </table:table-cell>
          <table:table-cell office:value-type="float" office:value="20.8424096385542">
            <text:p>20.8424096386</text:p>
          </table:table-cell>
          <table:table-cell office:value-type="float" office:value="1.03">
            <text:p>1.03</text:p>
          </table:table-cell>
          <table:table-cell office:value-type="float" office:value="4.31692094313454">
            <text:p>4.3169209431</text:p>
          </table:table-cell>
          <table:table-cell/>
          <table:table-cell office:value-type="string">
            <text:p>6562</text:p>
          </table:table-cell>
          <table:table-cell office:value-type="string">
            <text:p>6405</text:p>
          </table:table-cell>
          <table:table-cell office:value-type="float" office:value="14.65">
            <text:p>14.65</text:p>
          </table:table-cell>
          <table:table-cell office:value-type="float" office:value="255">
            <text:p>255</text:p>
          </table:table-cell>
          <table:table-cell office:value-type="float" office:value="1318.77">
            <text:p>1318.77</text:p>
          </table:table-cell>
          <table:table-cell office:value-type="float" office:value="62.25">
            <text:p>62.25</text:p>
          </table:table-cell>
          <table:table-cell office:value-type="float" office:value="21.1850602409639">
            <text:p>21.185060241</text:p>
          </table:table-cell>
          <table:table-cell office:value-type="float" office:value="0.0574509803921569">
            <text:p>0.0574509804</text:p>
          </table:table-cell>
          <table:table-cell office:value-type="float" office:value="4.24914675767918">
            <text:p>4.249146757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12.94">
            <text:p>12.94</text:p>
          </table:table-cell>
          <table:table-cell office:value-type="float" office:value="11">
            <text:p>11</text:p>
          </table:table-cell>
          <table:table-cell office:value-type="float" office:value="1164.96">
            <text:p>1164.96</text:p>
          </table:table-cell>
          <table:table-cell office:value-type="float" office:value="61.79">
            <text:p>61.79</text:p>
          </table:table-cell>
          <table:table-cell office:value-type="float" office:value="18.8535361709014">
            <text:p>18.8535361709</text:p>
          </table:table-cell>
          <table:table-cell office:value-type="float" office:value="1.17636363636364">
            <text:p>1.1763636364</text:p>
          </table:table-cell>
          <table:table-cell office:value-type="float" office:value="4.77511591962906">
            <text:p>4.7751159196</text:p>
          </table:table-cell>
          <table:table-cell/>
          <table:table-cell office:value-type="string">
            <text:p>6609</text:p>
          </table:table-cell>
          <table:table-cell office:value-type="string">
            <text:p>6405</text:p>
          </table:table-cell>
          <table:table-cell office:value-type="float" office:value="18.7">
            <text:p>18.7</text:p>
          </table:table-cell>
          <table:table-cell office:value-type="float" office:value="10">
            <text:p>10</text:p>
          </table:table-cell>
          <table:table-cell office:value-type="float" office:value="1682.55">
            <text:p>1682.55</text:p>
          </table:table-cell>
          <table:table-cell office:value-type="float" office:value="61.79">
            <text:p>61.79</text:p>
          </table:table-cell>
          <table:table-cell office:value-type="float" office:value="27.2301343259427">
            <text:p>27.2301343259</text:p>
          </table:table-cell>
          <table:table-cell office:value-type="float" office:value="1.87">
            <text:p>1.87</text:p>
          </table:table-cell>
          <table:table-cell office:value-type="float" office:value="3.30427807486631">
            <text:p>3.304278074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17.98">
            <text:p>17.98</text:p>
          </table:table-cell>
          <table:table-cell office:value-type="float" office:value="12">
            <text:p>12</text:p>
          </table:table-cell>
          <table:table-cell office:value-type="float" office:value="1618.29">
            <text:p>1618.29</text:p>
          </table:table-cell>
          <table:table-cell office:value-type="float" office:value="39.73">
            <text:p>39.73</text:p>
          </table:table-cell>
          <table:table-cell office:value-type="float" office:value="40.7321922980116">
            <text:p>40.732192298</text:p>
          </table:table-cell>
          <table:table-cell office:value-type="float" office:value="1.49833333333333">
            <text:p>1.4983333333</text:p>
          </table:table-cell>
          <table:table-cell office:value-type="float" office:value="2.20967741935484">
            <text:p>2.2096774194</text:p>
          </table:table-cell>
          <table:table-cell/>
          <table:table-cell office:value-type="string">
            <text:p>6647</text:p>
          </table:table-cell>
          <table:table-cell office:value-type="string">
            <text:p>6405</text:p>
          </table:table-cell>
          <table:table-cell office:value-type="float" office:value="18.11">
            <text:p>18.11</text:p>
          </table:table-cell>
          <table:table-cell office:value-type="float" office:value="8">
            <text:p>8</text:p>
          </table:table-cell>
          <table:table-cell office:value-type="float" office:value="1630.17">
            <text:p>1630.17</text:p>
          </table:table-cell>
          <table:table-cell office:value-type="float" office:value="39.73">
            <text:p>39.73</text:p>
          </table:table-cell>
          <table:table-cell office:value-type="float" office:value="41.0312106720363">
            <text:p>41.031210672</text:p>
          </table:table-cell>
          <table:table-cell office:value-type="float" office:value="2.26375">
            <text:p>2.26375</text:p>
          </table:table-cell>
          <table:table-cell office:value-type="float" office:value="2.19381557150745">
            <text:p>2.19381557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63.17">
            <text:p>63.17</text:p>
          </table:table-cell>
          <table:table-cell office:value-type="float" office:value="14">
            <text:p>14</text:p>
          </table:table-cell>
          <table:table-cell office:value-type="float" office:value="5685.12">
            <text:p>5685.12</text:p>
          </table:table-cell>
          <table:table-cell office:value-type="float" office:value="68.93">
            <text:p>68.93</text:p>
          </table:table-cell>
          <table:table-cell office:value-type="float" office:value="82.4767155084869">
            <text:p>82.4767155085</text:p>
          </table:table-cell>
          <table:table-cell office:value-type="float" office:value="4.51214285714286">
            <text:p>4.5121428571</text:p>
          </table:table-cell>
          <table:table-cell office:value-type="float" office:value="1.09118252334969">
            <text:p>1.0911825233</text:p>
          </table:table-cell>
          <table:table-cell/>
          <table:table-cell office:value-type="string">
            <text:p>6670</text:p>
          </table:table-cell>
          <table:table-cell office:value-type="string">
            <text:p>6405</text:p>
          </table:table-cell>
          <table:table-cell office:value-type="float" office:value="62.57">
            <text:p>62.57</text:p>
          </table:table-cell>
          <table:table-cell office:value-type="float" office:value="255">
            <text:p>255</text:p>
          </table:table-cell>
          <table:table-cell office:value-type="float" office:value="5631.21">
            <text:p>5631.21</text:p>
          </table:table-cell>
          <table:table-cell office:value-type="float" office:value="68.93">
            <text:p>68.93</text:p>
          </table:table-cell>
          <table:table-cell office:value-type="float" office:value="81.69461772813">
            <text:p>81.6946177281</text:p>
          </table:table-cell>
          <table:table-cell office:value-type="float" office:value="0.245372549019608">
            <text:p>0.245372549</text:p>
          </table:table-cell>
          <table:table-cell office:value-type="float" office:value="1.10164615630494">
            <text:p>1.10164615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32.11">
            <text:p>32.11</text:p>
          </table:table-cell>
          <table:table-cell office:value-type="float" office:value="15">
            <text:p>15</text:p>
          </table:table-cell>
          <table:table-cell office:value-type="float" office:value="2890.08">
            <text:p>2890.08</text:p>
          </table:table-cell>
          <table:table-cell office:value-type="float" office:value="171.19">
            <text:p>171.19</text:p>
          </table:table-cell>
          <table:table-cell office:value-type="float" office:value="16.8822945265495">
            <text:p>16.8822945265</text:p>
          </table:table-cell>
          <table:table-cell office:value-type="float" office:value="2.14066666666667">
            <text:p>2.1406666667</text:p>
          </table:table-cell>
          <table:table-cell office:value-type="float" office:value="5.33136094674556">
            <text:p>5.3313609467</text:p>
          </table:table-cell>
          <table:table-cell/>
          <table:table-cell office:value-type="string">
            <text:p>6674</text:p>
          </table:table-cell>
          <table:table-cell office:value-type="string">
            <text:p>6405</text:p>
          </table:table-cell>
          <table:table-cell office:value-type="float" office:value="32.59">
            <text:p>32.59</text:p>
          </table:table-cell>
          <table:table-cell office:value-type="float" office:value="10">
            <text:p>10</text:p>
          </table:table-cell>
          <table:table-cell office:value-type="float" office:value="2933.1">
            <text:p>2933.1</text:p>
          </table:table-cell>
          <table:table-cell office:value-type="float" office:value="171.19">
            <text:p>171.19</text:p>
          </table:table-cell>
          <table:table-cell office:value-type="float" office:value="17.1335942520007">
            <text:p>17.133594252</text:p>
          </table:table-cell>
          <table:table-cell office:value-type="float" office:value="3.259">
            <text:p>3.259</text:p>
          </table:table-cell>
          <table:table-cell office:value-type="float" office:value="5.2528382939552">
            <text:p>5.25283829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79">
            <text:p>2.79</text:p>
          </table:table-cell>
          <table:table-cell office:value-type="float" office:value="9">
            <text:p>9</text:p>
          </table:table-cell>
          <table:table-cell office:value-type="float" office:value="251.19">
            <text:p>251.19</text:p>
          </table:table-cell>
          <table:table-cell office:value-type="float" office:value="1.55">
            <text:p>1.55</text:p>
          </table:table-cell>
          <table:table-cell office:value-type="float" office:value="162.058064516129">
            <text:p>162.0580645161</text:p>
          </table:table-cell>
          <table:table-cell office:value-type="float" office:value="0.31">
            <text:p>0.31</text:p>
          </table:table-cell>
          <table:table-cell office:value-type="float" office:value="0.555555555555556">
            <text:p>0.5555555556</text:p>
          </table:table-cell>
          <table:table-cell/>
          <table:table-cell office:value-type="string">
            <text:p>6695</text:p>
          </table:table-cell>
          <table:table-cell office:value-type="string">
            <text:p>6405</text:p>
          </table:table-cell>
          <table:table-cell office:value-type="float" office:value="2.8">
            <text:p>2.8</text:p>
          </table:table-cell>
          <table:table-cell office:value-type="float" office:value="9">
            <text:p>9</text:p>
          </table:table-cell>
          <table:table-cell office:value-type="float" office:value="251.91">
            <text:p>251.91</text:p>
          </table:table-cell>
          <table:table-cell office:value-type="float" office:value="1.55">
            <text:p>1.55</text:p>
          </table:table-cell>
          <table:table-cell office:value-type="float" office:value="162.522580645161">
            <text:p>162.5225806452</text:p>
          </table:table-cell>
          <table:table-cell office:value-type="float" office:value="0.311111111111111">
            <text:p>0.3111111111</text:p>
          </table:table-cell>
          <table:table-cell office:value-type="float" office:value="0.553571428571429">
            <text:p>0.55357142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2.36">
            <text:p>2.36</text:p>
          </table:table-cell>
          <table:table-cell office:value-type="float" office:value="3">
            <text:p>3</text:p>
          </table:table-cell>
          <table:table-cell office:value-type="float" office:value="212.4">
            <text:p>212.4</text:p>
          </table:table-cell>
          <table:table-cell office:value-type="float" office:value="55.74">
            <text:p>55.74</text:p>
          </table:table-cell>
          <table:table-cell office:value-type="float" office:value="3.81054897739505">
            <text:p>3.8105489774</text:p>
          </table:table-cell>
          <table:table-cell office:value-type="float" office:value="0.786666666666667">
            <text:p>0.7866666667</text:p>
          </table:table-cell>
          <table:table-cell office:value-type="float" office:value="23.6186440677966">
            <text:p>23.6186440678</text:p>
          </table:table-cell>
          <table:table-cell/>
          <table:table-cell office:value-type="string">
            <text:p>6699</text:p>
          </table:table-cell>
          <table:table-cell office:value-type="string">
            <text:p>6405</text:p>
          </table:table-cell>
          <table:table-cell office:value-type="float" office:value="2.57">
            <text:p>2.57</text:p>
          </table:table-cell>
          <table:table-cell office:value-type="float" office:value="3">
            <text:p>3</text:p>
          </table:table-cell>
          <table:table-cell office:value-type="float" office:value="231.3">
            <text:p>231.3</text:p>
          </table:table-cell>
          <table:table-cell office:value-type="float" office:value="55.74">
            <text:p>55.74</text:p>
          </table:table-cell>
          <table:table-cell office:value-type="float" office:value="4.14962325080732">
            <text:p>4.1496232508</text:p>
          </table:table-cell>
          <table:table-cell office:value-type="float" office:value="0.856666666666666">
            <text:p>0.8566666667</text:p>
          </table:table-cell>
          <table:table-cell office:value-type="float" office:value="21.6887159533074">
            <text:p>21.68871595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7.96">
            <text:p>7.96</text:p>
          </table:table-cell>
          <table:table-cell office:value-type="float" office:value="11">
            <text:p>11</text:p>
          </table:table-cell>
          <table:table-cell office:value-type="float" office:value="716.31">
            <text:p>716.31</text:p>
          </table:table-cell>
          <table:table-cell office:value-type="float" office:value="304.39">
            <text:p>304.39</text:p>
          </table:table-cell>
          <table:table-cell office:value-type="float" office:value="2.3532639048589">
            <text:p>2.3532639049</text:p>
          </table:table-cell>
          <table:table-cell office:value-type="float" office:value="0.723636363636364">
            <text:p>0.7236363636</text:p>
          </table:table-cell>
          <table:table-cell office:value-type="float" office:value="38.2399497487437">
            <text:p>38.2399497487</text:p>
          </table:table-cell>
          <table:table-cell/>
          <table:table-cell office:value-type="string">
            <text:p>6716</text:p>
          </table:table-cell>
          <table:table-cell office:value-type="string">
            <text:p>6405</text:p>
          </table:table-cell>
          <table:table-cell office:value-type="float" office:value="7.84">
            <text:p>7.84</text:p>
          </table:table-cell>
          <table:table-cell office:value-type="float" office:value="10">
            <text:p>10</text:p>
          </table:table-cell>
          <table:table-cell office:value-type="float" office:value="706.05">
            <text:p>706.05</text:p>
          </table:table-cell>
          <table:table-cell office:value-type="float" office:value="304.39">
            <text:p>304.39</text:p>
          </table:table-cell>
          <table:table-cell office:value-type="float" office:value="2.31955714708105">
            <text:p>2.3195571471</text:p>
          </table:table-cell>
          <table:table-cell office:value-type="float" office:value="0.784">
            <text:p>0.784</text:p>
          </table:table-cell>
          <table:table-cell office:value-type="float" office:value="38.8252551020408">
            <text:p>38.82525510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6.63">
            <text:p>16.63</text:p>
          </table:table-cell>
          <table:table-cell office:value-type="float" office:value="15">
            <text:p>15</text:p>
          </table:table-cell>
          <table:table-cell office:value-type="float" office:value="1496.79">
            <text:p>1496.79</text:p>
          </table:table-cell>
          <table:table-cell office:value-type="float" office:value="58.72">
            <text:p>58.72</text:p>
          </table:table-cell>
          <table:table-cell office:value-type="float" office:value="25.4902929155313">
            <text:p>25.4902929155</text:p>
          </table:table-cell>
          <table:table-cell office:value-type="float" office:value="1.10866666666667">
            <text:p>1.1086666667</text:p>
          </table:table-cell>
          <table:table-cell office:value-type="float" office:value="3.53096812988575">
            <text:p>3.5309681299</text:p>
          </table:table-cell>
          <table:table-cell/>
          <table:table-cell office:value-type="string">
            <text:p>6738</text:p>
          </table:table-cell>
          <table:table-cell office:value-type="string">
            <text:p>6405</text:p>
          </table:table-cell>
          <table:table-cell office:value-type="float" office:value="16.74">
            <text:p>16.74</text:p>
          </table:table-cell>
          <table:table-cell office:value-type="float" office:value="13">
            <text:p>13</text:p>
          </table:table-cell>
          <table:table-cell office:value-type="float" office:value="1506.87">
            <text:p>1506.87</text:p>
          </table:table-cell>
          <table:table-cell office:value-type="float" office:value="58.72">
            <text:p>58.72</text:p>
          </table:table-cell>
          <table:table-cell office:value-type="float" office:value="25.6619550408719">
            <text:p>25.6619550409</text:p>
          </table:table-cell>
          <table:table-cell office:value-type="float" office:value="1.28769230769231">
            <text:p>1.2876923077</text:p>
          </table:table-cell>
          <table:table-cell office:value-type="float" office:value="3.50776583034648">
            <text:p>3.507765830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8.29">
            <text:p>8.29</text:p>
          </table:table-cell>
          <table:table-cell office:value-type="float" office:value="11">
            <text:p>11</text:p>
          </table:table-cell>
          <table:table-cell office:value-type="float" office:value="746.19">
            <text:p>746.19</text:p>
          </table:table-cell>
          <table:table-cell office:value-type="float" office:value="191.63">
            <text:p>191.63</text:p>
          </table:table-cell>
          <table:table-cell office:value-type="float" office:value="3.893910139331">
            <text:p>3.8939101393</text:p>
          </table:table-cell>
          <table:table-cell office:value-type="float" office:value="0.753636363636363">
            <text:p>0.7536363636</text:p>
          </table:table-cell>
          <table:table-cell office:value-type="float" office:value="23.1158021712907">
            <text:p>23.1158021713</text:p>
          </table:table-cell>
          <table:table-cell/>
          <table:table-cell office:value-type="string">
            <text:p>6843</text:p>
          </table:table-cell>
          <table:table-cell office:value-type="string">
            <text:p>6405</text:p>
          </table:table-cell>
          <table:table-cell office:value-type="float" office:value="8.46">
            <text:p>8.46</text:p>
          </table:table-cell>
          <table:table-cell office:value-type="float" office:value="9">
            <text:p>9</text:p>
          </table:table-cell>
          <table:table-cell office:value-type="float" office:value="761.85">
            <text:p>761.85</text:p>
          </table:table-cell>
          <table:table-cell office:value-type="float" office:value="191.63">
            <text:p>191.63</text:p>
          </table:table-cell>
          <table:table-cell office:value-type="float" office:value="3.9756301205448">
            <text:p>3.9756301205</text:p>
          </table:table-cell>
          <table:table-cell office:value-type="float" office:value="0.94">
            <text:p>0.94</text:p>
          </table:table-cell>
          <table:table-cell office:value-type="float" office:value="22.6513002364066">
            <text:p>22.65130023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.8">
            <text:p>1.8</text:p>
          </table:table-cell>
          <table:table-cell office:value-type="float" office:value="9">
            <text:p>9</text:p>
          </table:table-cell>
          <table:table-cell office:value-type="float" office:value="161.73">
            <text:p>161.73</text:p>
          </table:table-cell>
          <table:table-cell office:value-type="float" office:value="70">
            <text:p>70</text:p>
          </table:table-cell>
          <table:table-cell office:value-type="float" office:value="2.31042857142857">
            <text:p>2.3104285714</text:p>
          </table:table-cell>
          <table:table-cell office:value-type="float" office:value="0.2">
            <text:p>0.2</text:p>
          </table:table-cell>
          <table:table-cell office:value-type="float" office:value="38.8888888888889">
            <text:p>38.8888888889</text:p>
          </table:table-cell>
          <table:table-cell/>
          <table:table-cell office:value-type="string">
            <text:p>6879</text:p>
          </table:table-cell>
          <table:table-cell office:value-type="string">
            <text:p>6405</text:p>
          </table:table-cell>
          <table:table-cell office:value-type="float" office:value="1.83">
            <text:p>1.83</text:p>
          </table:table-cell>
          <table:table-cell office:value-type="float" office:value="7">
            <text:p>7</text:p>
          </table:table-cell>
          <table:table-cell office:value-type="float" office:value="164.97">
            <text:p>164.97</text:p>
          </table:table-cell>
          <table:table-cell office:value-type="float" office:value="70">
            <text:p>70</text:p>
          </table:table-cell>
          <table:table-cell office:value-type="float" office:value="2.35671428571429">
            <text:p>2.3567142857</text:p>
          </table:table-cell>
          <table:table-cell office:value-type="float" office:value="0.261428571428571">
            <text:p>0.2614285714</text:p>
          </table:table-cell>
          <table:table-cell office:value-type="float" office:value="38.2513661202186">
            <text:p>38.251366120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2.52">
            <text:p>12.52</text:p>
          </table:table-cell>
          <table:table-cell office:value-type="float" office:value="10">
            <text:p>10</text:p>
          </table:table-cell>
          <table:table-cell office:value-type="float" office:value="1126.8">
            <text:p>1126.8</text:p>
          </table:table-cell>
          <table:table-cell office:value-type="float" office:value="285.28">
            <text:p>285.28</text:p>
          </table:table-cell>
          <table:table-cell office:value-type="float" office:value="3.94980370162647">
            <text:p>3.9498037016</text:p>
          </table:table-cell>
          <table:table-cell office:value-type="float" office:value="1.252">
            <text:p>1.252</text:p>
          </table:table-cell>
          <table:table-cell office:value-type="float" office:value="22.7859424920128">
            <text:p>22.785942492</text:p>
          </table:table-cell>
          <table:table-cell/>
          <table:table-cell office:value-type="string">
            <text:p>6892</text:p>
          </table:table-cell>
          <table:table-cell office:value-type="string">
            <text:p>6405</text:p>
          </table:table-cell>
          <table:table-cell office:value-type="float" office:value="9.65">
            <text:p>9.65</text:p>
          </table:table-cell>
          <table:table-cell office:value-type="float" office:value="9">
            <text:p>9</text:p>
          </table:table-cell>
          <table:table-cell office:value-type="float" office:value="868.68">
            <text:p>868.68</text:p>
          </table:table-cell>
          <table:table-cell office:value-type="float" office:value="285.28">
            <text:p>285.28</text:p>
          </table:table-cell>
          <table:table-cell office:value-type="float" office:value="3.04500841278744">
            <text:p>3.0450084128</text:p>
          </table:table-cell>
          <table:table-cell office:value-type="float" office:value="1.07222222222222">
            <text:p>1.0722222222</text:p>
          </table:table-cell>
          <table:table-cell office:value-type="float" office:value="29.5626943005181">
            <text:p>29.56269430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6.07">
            <text:p>16.07</text:p>
          </table:table-cell>
          <table:table-cell office:value-type="float" office:value="11">
            <text:p>11</text:p>
          </table:table-cell>
          <table:table-cell office:value-type="float" office:value="1446.21">
            <text:p>1446.21</text:p>
          </table:table-cell>
          <table:table-cell office:value-type="float" office:value="0.88">
            <text:p>0.88</text:p>
          </table:table-cell>
          <table:table-cell office:value-type="float" office:value="1643.42045454545">
            <text:p>1643.4204545455</text:p>
          </table:table-cell>
          <table:table-cell office:value-type="float" office:value="1.46090909090909">
            <text:p>1.4609090909</text:p>
          </table:table-cell>
          <table:table-cell office:value-type="float" office:value="0.0547604231487243">
            <text:p>0.0547604231</text:p>
          </table:table-cell>
          <table:table-cell/>
          <table:table-cell office:value-type="string">
            <text:p>6945</text:p>
          </table:table-cell>
          <table:table-cell office:value-type="string">
            <text:p>6405</text:p>
          </table:table-cell>
          <table:table-cell office:value-type="float" office:value="15.95">
            <text:p>15.95</text:p>
          </table:table-cell>
          <table:table-cell office:value-type="float" office:value="9">
            <text:p>9</text:p>
          </table:table-cell>
          <table:table-cell office:value-type="float" office:value="1435.14">
            <text:p>1435.14</text:p>
          </table:table-cell>
          <table:table-cell office:value-type="float" office:value="0.88">
            <text:p>0.88</text:p>
          </table:table-cell>
          <table:table-cell office:value-type="float" office:value="1630.84090909091">
            <text:p>1630.8409090909</text:p>
          </table:table-cell>
          <table:table-cell office:value-type="float" office:value="1.77222222222222">
            <text:p>1.7722222222</text:p>
          </table:table-cell>
          <table:table-cell office:value-type="float" office:value="0.0551724137931035">
            <text:p>0.05517241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2.24">
            <text:p>2.24</text:p>
          </table:table-cell>
          <table:table-cell office:value-type="float" office:value="9">
            <text:p>9</text:p>
          </table:table-cell>
          <table:table-cell office:value-type="float" office:value="201.51">
            <text:p>201.51</text:p>
          </table:table-cell>
          <table:table-cell office:value-type="float" office:value="62.14">
            <text:p>62.14</text:p>
          </table:table-cell>
          <table:table-cell office:value-type="float" office:value="3.24283875120695">
            <text:p>3.2428387512</text:p>
          </table:table-cell>
          <table:table-cell office:value-type="float" office:value="0.248888888888889">
            <text:p>0.2488888889</text:p>
          </table:table-cell>
          <table:table-cell office:value-type="float" office:value="27.7410714285714">
            <text:p>27.7410714286</text:p>
          </table:table-cell>
          <table:table-cell/>
          <table:table-cell office:value-type="string">
            <text:p>6948</text:p>
          </table:table-cell>
          <table:table-cell office:value-type="string">
            <text:p>6405</text:p>
          </table:table-cell>
          <table:table-cell office:value-type="float" office:value="2.13">
            <text:p>2.13</text:p>
          </table:table-cell>
          <table:table-cell office:value-type="float" office:value="9">
            <text:p>9</text:p>
          </table:table-cell>
          <table:table-cell office:value-type="float" office:value="191.43">
            <text:p>191.43</text:p>
          </table:table-cell>
          <table:table-cell office:value-type="float" office:value="62.14">
            <text:p>62.14</text:p>
          </table:table-cell>
          <table:table-cell office:value-type="float" office:value="3.08062439652398">
            <text:p>3.0806243965</text:p>
          </table:table-cell>
          <table:table-cell office:value-type="float" office:value="0.236666666666667">
            <text:p>0.2366666667</text:p>
          </table:table-cell>
          <table:table-cell office:value-type="float" office:value="29.1737089201878">
            <text:p>29.173708920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2.81">
            <text:p>2.81</text:p>
          </table:table-cell>
          <table:table-cell office:value-type="float" office:value="10">
            <text:p>10</text:p>
          </table:table-cell>
          <table:table-cell office:value-type="float" office:value="252.54">
            <text:p>252.54</text:p>
          </table:table-cell>
          <table:table-cell office:value-type="float" office:value="0.4">
            <text:p>0.4</text:p>
          </table:table-cell>
          <table:table-cell office:value-type="float" office:value="631.35">
            <text:p>631.35</text:p>
          </table:table-cell>
          <table:table-cell office:value-type="float" office:value="0.281">
            <text:p>0.281</text:p>
          </table:table-cell>
          <table:table-cell office:value-type="float" office:value="0.142348754448399">
            <text:p>0.1423487544</text:p>
          </table:table-cell>
          <table:table-cell/>
          <table:table-cell office:value-type="string">
            <text:p>6971</text:p>
          </table:table-cell>
          <table:table-cell office:value-type="string">
            <text:p>6405</text:p>
          </table:table-cell>
          <table:table-cell office:value-type="float" office:value="2.81">
            <text:p>2.81</text:p>
          </table:table-cell>
          <table:table-cell office:value-type="float" office:value="8">
            <text:p>8</text:p>
          </table:table-cell>
          <table:table-cell office:value-type="float" office:value="252.9">
            <text:p>252.9</text:p>
          </table:table-cell>
          <table:table-cell office:value-type="float" office:value="0.4">
            <text:p>0.4</text:p>
          </table:table-cell>
          <table:table-cell office:value-type="float" office:value="632.25">
            <text:p>632.25</text:p>
          </table:table-cell>
          <table:table-cell office:value-type="float" office:value="0.35125">
            <text:p>0.35125</text:p>
          </table:table-cell>
          <table:table-cell office:value-type="float" office:value="0.142348754448399">
            <text:p>0.142348754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7.46">
            <text:p>7.46</text:p>
          </table:table-cell>
          <table:table-cell office:value-type="float" office:value="9">
            <text:p>9</text:p>
          </table:table-cell>
          <table:table-cell office:value-type="float" office:value="671.31">
            <text:p>671.31</text:p>
          </table:table-cell>
          <table:table-cell office:value-type="float" office:value="173.93">
            <text:p>173.93</text:p>
          </table:table-cell>
          <table:table-cell office:value-type="float" office:value="3.85965618352211">
            <text:p>3.8596561835</text:p>
          </table:table-cell>
          <table:table-cell office:value-type="float" office:value="0.828888888888889">
            <text:p>0.8288888889</text:p>
          </table:table-cell>
          <table:table-cell office:value-type="float" office:value="23.3150134048257">
            <text:p>23.3150134048</text:p>
          </table:table-cell>
          <table:table-cell/>
          <table:table-cell office:value-type="string">
            <text:p>7021</text:p>
          </table:table-cell>
          <table:table-cell office:value-type="string">
            <text:p>6405</text:p>
          </table:table-cell>
          <table:table-cell office:value-type="float" office:value="7.23">
            <text:p>7.23</text:p>
          </table:table-cell>
          <table:table-cell office:value-type="float" office:value="7">
            <text:p>7</text:p>
          </table:table-cell>
          <table:table-cell office:value-type="float" office:value="651.06">
            <text:p>651.06</text:p>
          </table:table-cell>
          <table:table-cell office:value-type="float" office:value="173.93">
            <text:p>173.93</text:p>
          </table:table-cell>
          <table:table-cell office:value-type="float" office:value="3.74323003507158">
            <text:p>3.7432300351</text:p>
          </table:table-cell>
          <table:table-cell office:value-type="float" office:value="1.03285714285714">
            <text:p>1.0328571429</text:p>
          </table:table-cell>
          <table:table-cell office:value-type="float" office:value="24.0567081604426">
            <text:p>24.05670816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1.69">
            <text:p>1.69</text:p>
          </table:table-cell>
          <table:table-cell office:value-type="float" office:value="5">
            <text:p>5</text:p>
          </table:table-cell>
          <table:table-cell office:value-type="float" office:value="152.01">
            <text:p>152.01</text:p>
          </table:table-cell>
          <table:table-cell office:value-type="float" office:value="68.92">
            <text:p>68.92</text:p>
          </table:table-cell>
          <table:table-cell office:value-type="float" office:value="2.20560069645966">
            <text:p>2.2056006965</text:p>
          </table:table-cell>
          <table:table-cell office:value-type="float" office:value="0.338">
            <text:p>0.338</text:p>
          </table:table-cell>
          <table:table-cell office:value-type="float" office:value="40.7810650887574">
            <text:p>40.7810650888</text:p>
          </table:table-cell>
          <table:table-cell/>
          <table:table-cell office:value-type="string">
            <text:p>7079</text:p>
          </table:table-cell>
          <table:table-cell office:value-type="string">
            <text:p>6405</text:p>
          </table:table-cell>
          <table:table-cell office:value-type="float" office:value="1.73">
            <text:p>1.73</text:p>
          </table:table-cell>
          <table:table-cell office:value-type="float" office:value="7">
            <text:p>7</text:p>
          </table:table-cell>
          <table:table-cell office:value-type="float" office:value="155.61">
            <text:p>155.61</text:p>
          </table:table-cell>
          <table:table-cell office:value-type="float" office:value="68.92">
            <text:p>68.92</text:p>
          </table:table-cell>
          <table:table-cell office:value-type="float" office:value="2.257835171213">
            <text:p>2.2578351712</text:p>
          </table:table-cell>
          <table:table-cell office:value-type="float" office:value="0.247142857142857">
            <text:p>0.2471428571</text:p>
          </table:table-cell>
          <table:table-cell office:value-type="float" office:value="39.8381502890173">
            <text:p>39.8381502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2.28">
            <text:p>2.28</text:p>
          </table:table-cell>
          <table:table-cell office:value-type="float" office:value="9">
            <text:p>9</text:p>
          </table:table-cell>
          <table:table-cell office:value-type="float" office:value="204.93">
            <text:p>204.93</text:p>
          </table:table-cell>
          <table:table-cell office:value-type="float" office:value="70.12">
            <text:p>70.12</text:p>
          </table:table-cell>
          <table:table-cell office:value-type="float" office:value="2.92256132344552">
            <text:p>2.9225613234</text:p>
          </table:table-cell>
          <table:table-cell office:value-type="float" office:value="0.253333333333333">
            <text:p>0.2533333333</text:p>
          </table:table-cell>
          <table:table-cell office:value-type="float" office:value="30.7543859649123">
            <text:p>30.7543859649</text:p>
          </table:table-cell>
          <table:table-cell/>
          <table:table-cell office:value-type="string">
            <text:p>7081</text:p>
          </table:table-cell>
          <table:table-cell office:value-type="string">
            <text:p>6405</text:p>
          </table:table-cell>
          <table:table-cell office:value-type="float" office:value="2.36">
            <text:p>2.36</text:p>
          </table:table-cell>
          <table:table-cell office:value-type="float" office:value="9">
            <text:p>9</text:p>
          </table:table-cell>
          <table:table-cell office:value-type="float" office:value="212.22">
            <text:p>212.22</text:p>
          </table:table-cell>
          <table:table-cell office:value-type="float" office:value="70.12">
            <text:p>70.12</text:p>
          </table:table-cell>
          <table:table-cell office:value-type="float" office:value="3.02652595550485">
            <text:p>3.0265259555</text:p>
          </table:table-cell>
          <table:table-cell office:value-type="float" office:value="0.262222222222222">
            <text:p>0.2622222222</text:p>
          </table:table-cell>
          <table:table-cell office:value-type="float" office:value="29.7118644067797">
            <text:p>29.711864406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20.83">
            <text:p>20.83</text:p>
          </table:table-cell>
          <table:table-cell office:value-type="float" office:value="13">
            <text:p>13</text:p>
          </table:table-cell>
          <table:table-cell office:value-type="float" office:value="1874.43">
            <text:p>1874.43</text:p>
          </table:table-cell>
          <table:table-cell office:value-type="float" office:value="274.17">
            <text:p>274.17</text:p>
          </table:table-cell>
          <table:table-cell office:value-type="float" office:value="6.83674362621731">
            <text:p>6.8367436262</text:p>
          </table:table-cell>
          <table:table-cell office:value-type="float" office:value="1.60230769230769">
            <text:p>1.6023076923</text:p>
          </table:table-cell>
          <table:table-cell office:value-type="float" office:value="13.162265962554">
            <text:p>13.1622659626</text:p>
          </table:table-cell>
          <table:table-cell/>
          <table:table-cell office:value-type="string">
            <text:p>7094</text:p>
          </table:table-cell>
          <table:table-cell office:value-type="string">
            <text:p>6405</text:p>
          </table:table-cell>
          <table:table-cell office:value-type="float" office:value="20.98">
            <text:p>20.98</text:p>
          </table:table-cell>
          <table:table-cell office:value-type="float" office:value="12">
            <text:p>12</text:p>
          </table:table-cell>
          <table:table-cell office:value-type="float" office:value="1888.2">
            <text:p>1888.2</text:p>
          </table:table-cell>
          <table:table-cell office:value-type="float" office:value="274.17">
            <text:p>274.17</text:p>
          </table:table-cell>
          <table:table-cell office:value-type="float" office:value="6.88696793959952">
            <text:p>6.8869679396</text:p>
          </table:table-cell>
          <table:table-cell office:value-type="float" office:value="1.74833333333333">
            <text:p>1.7483333333</text:p>
          </table:table-cell>
          <table:table-cell office:value-type="float" office:value="13.0681601525262">
            <text:p>13.0681601525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087</text:p>
          </table:table-cell>
          <table:table-cell office:value-type="float" office:value="7.91">
            <text:p>7.91</text:p>
          </table:table-cell>
          <table:table-cell office:value-type="float" office:value="6">
            <text:p>6</text:p>
          </table:table-cell>
          <table:table-cell office:value-type="float" office:value="711.9">
            <text:p>711.9</text:p>
          </table:table-cell>
          <table:table-cell office:value-type="float" office:value="284.98">
            <text:p>284.98</text:p>
          </table:table-cell>
          <table:table-cell office:value-type="float" office:value="2.49807004000281">
            <text:p>2.49807004</text:p>
          </table:table-cell>
          <table:table-cell office:value-type="float" office:value="1.31833333333333">
            <text:p>1.3183333333</text:p>
          </table:table-cell>
          <table:table-cell office:value-type="float" office:value="36.0278128950695">
            <text:p>36.0278128951</text:p>
          </table:table-cell>
          <table:table-cell/>
          <table:table-cell office:value-type="string">
            <text:p>6087</text:p>
          </table:table-cell>
          <table:table-cell office:value-type="string">
            <text:p>6423</text:p>
          </table:table-cell>
          <table:table-cell office:value-type="float" office:value="7.89">
            <text:p>7.89</text:p>
          </table:table-cell>
          <table:table-cell office:value-type="float" office:value="7">
            <text:p>7</text:p>
          </table:table-cell>
          <table:table-cell office:value-type="float" office:value="710.37">
            <text:p>710.37</text:p>
          </table:table-cell>
          <table:table-cell office:value-type="float" office:value="284.98">
            <text:p>284.98</text:p>
          </table:table-cell>
          <table:table-cell office:value-type="float" office:value="2.49270124219243">
            <text:p>2.4927012422</text:p>
          </table:table-cell>
          <table:table-cell office:value-type="float" office:value="1.12714285714286">
            <text:p>1.1271428571</text:p>
          </table:table-cell>
          <table:table-cell office:value-type="float" office:value="36.1191381495564">
            <text:p>36.119138149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16.18">
            <text:p>16.18</text:p>
          </table:table-cell>
          <table:table-cell office:value-type="float" office:value="7">
            <text:p>7</text:p>
          </table:table-cell>
          <table:table-cell office:value-type="float" office:value="1456.29">
            <text:p>1456.29</text:p>
          </table:table-cell>
          <table:table-cell office:value-type="float" office:value="287.43">
            <text:p>287.43</text:p>
          </table:table-cell>
          <table:table-cell office:value-type="float" office:value="5.06659012629162">
            <text:p>5.0665901263</text:p>
          </table:table-cell>
          <table:table-cell office:value-type="float" office:value="2.31142857142857">
            <text:p>2.3114285714</text:p>
          </table:table-cell>
          <table:table-cell office:value-type="float" office:value="17.7645241038319">
            <text:p>17.7645241038</text:p>
          </table:table-cell>
          <table:table-cell/>
          <table:table-cell office:value-type="string">
            <text:p>6382</text:p>
          </table:table-cell>
          <table:table-cell office:value-type="string">
            <text:p>6423</text:p>
          </table:table-cell>
          <table:table-cell office:value-type="float" office:value="16.11">
            <text:p>16.11</text:p>
          </table:table-cell>
          <table:table-cell office:value-type="float" office:value="7">
            <text:p>7</text:p>
          </table:table-cell>
          <table:table-cell office:value-type="float" office:value="1449.72">
            <text:p>1449.72</text:p>
          </table:table-cell>
          <table:table-cell office:value-type="float" office:value="287.43">
            <text:p>287.43</text:p>
          </table:table-cell>
          <table:table-cell office:value-type="float" office:value="5.04373238701597">
            <text:p>5.043732387</text:p>
          </table:table-cell>
          <table:table-cell office:value-type="float" office:value="2.30142857142857">
            <text:p>2.3014285714</text:p>
          </table:table-cell>
          <table:table-cell office:value-type="float" office:value="17.8417132216015">
            <text:p>17.84171322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8.22">
            <text:p>8.22</text:p>
          </table:table-cell>
          <table:table-cell office:value-type="float" office:value="8">
            <text:p>8</text:p>
          </table:table-cell>
          <table:table-cell office:value-type="float" office:value="740.16">
            <text:p>740.16</text:p>
          </table:table-cell>
          <table:table-cell office:value-type="float" office:value="284.06">
            <text:p>284.06</text:p>
          </table:table-cell>
          <table:table-cell office:value-type="float" office:value="2.60564669436035">
            <text:p>2.6056466944</text:p>
          </table:table-cell>
          <table:table-cell office:value-type="float" office:value="1.0275">
            <text:p>1.0275</text:p>
          </table:table-cell>
          <table:table-cell office:value-type="float" office:value="34.5571776155718">
            <text:p>34.5571776156</text:p>
          </table:table-cell>
          <table:table-cell/>
          <table:table-cell office:value-type="string">
            <text:p>6405</text:p>
          </table:table-cell>
          <table:table-cell office:value-type="string">
            <text:p>6423</text:p>
          </table:table-cell>
          <table:table-cell office:value-type="float" office:value="8.52">
            <text:p>8.52</text:p>
          </table:table-cell>
          <table:table-cell office:value-type="float" office:value="10">
            <text:p>10</text:p>
          </table:table-cell>
          <table:table-cell office:value-type="float" office:value="766.71">
            <text:p>766.71</text:p>
          </table:table-cell>
          <table:table-cell office:value-type="float" office:value="284.06">
            <text:p>284.06</text:p>
          </table:table-cell>
          <table:table-cell office:value-type="float" office:value="2.69911286347955">
            <text:p>2.6991128635</text:p>
          </table:table-cell>
          <table:table-cell office:value-type="float" office:value="0.852">
            <text:p>0.852</text:p>
          </table:table-cell>
          <table:table-cell office:value-type="float" office:value="33.3403755868545">
            <text:p>33.34037558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7.8">
            <text:p>7.8</text:p>
          </table:table-cell>
          <table:table-cell office:value-type="float" office:value="8">
            <text:p>8</text:p>
          </table:table-cell>
          <table:table-cell office:value-type="float" office:value="702.36">
            <text:p>702.36</text:p>
          </table:table-cell>
          <table:table-cell office:value-type="float" office:value="325.1">
            <text:p>325.1</text:p>
          </table:table-cell>
          <table:table-cell office:value-type="float" office:value="2.16044294063365">
            <text:p>2.1604429406</text:p>
          </table:table-cell>
          <table:table-cell office:value-type="float" office:value="0.975">
            <text:p>0.975</text:p>
          </table:table-cell>
          <table:table-cell office:value-type="float" office:value="41.6794871794872">
            <text:p>41.6794871795</text:p>
          </table:table-cell>
          <table:table-cell/>
          <table:table-cell office:value-type="string">
            <text:p>6446</text:p>
          </table:table-cell>
          <table:table-cell office:value-type="string">
            <text:p>6423</text:p>
          </table:table-cell>
          <table:table-cell office:value-type="float" office:value="7.37">
            <text:p>7.37</text:p>
          </table:table-cell>
          <table:table-cell office:value-type="float" office:value="8">
            <text:p>8</text:p>
          </table:table-cell>
          <table:table-cell office:value-type="float" office:value="663.48">
            <text:p>663.48</text:p>
          </table:table-cell>
          <table:table-cell office:value-type="float" office:value="325.1">
            <text:p>325.1</text:p>
          </table:table-cell>
          <table:table-cell office:value-type="float" office:value="2.04084896954783">
            <text:p>2.0408489695</text:p>
          </table:table-cell>
          <table:table-cell office:value-type="float" office:value="0.92125">
            <text:p>0.92125</text:p>
          </table:table-cell>
          <table:table-cell office:value-type="float" office:value="44.1112618724559">
            <text:p>44.11126187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7.67">
            <text:p>7.67</text:p>
          </table:table-cell>
          <table:table-cell office:value-type="float" office:value="10">
            <text:p>10</text:p>
          </table:table-cell>
          <table:table-cell office:value-type="float" office:value="690.57">
            <text:p>690.57</text:p>
          </table:table-cell>
          <table:table-cell office:value-type="float" office:value="283.66">
            <text:p>283.66</text:p>
          </table:table-cell>
          <table:table-cell office:value-type="float" office:value="2.43449904815624">
            <text:p>2.4344990482</text:p>
          </table:table-cell>
          <table:table-cell office:value-type="float" office:value="0.767">
            <text:p>0.767</text:p>
          </table:table-cell>
          <table:table-cell office:value-type="float" office:value="36.9830508474576">
            <text:p>36.9830508475</text:p>
          </table:table-cell>
          <table:table-cell/>
          <table:table-cell office:value-type="string">
            <text:p>6451</text:p>
          </table:table-cell>
          <table:table-cell office:value-type="string">
            <text:p>6423</text:p>
          </table:table-cell>
          <table:table-cell office:value-type="float" office:value="7.66">
            <text:p>7.66</text:p>
          </table:table-cell>
          <table:table-cell office:value-type="float" office:value="7">
            <text:p>7</text:p>
          </table:table-cell>
          <table:table-cell office:value-type="float" office:value="689.22">
            <text:p>689.22</text:p>
          </table:table-cell>
          <table:table-cell office:value-type="float" office:value="283.66">
            <text:p>283.66</text:p>
          </table:table-cell>
          <table:table-cell office:value-type="float" office:value="2.42973982937319">
            <text:p>2.4297398294</text:p>
          </table:table-cell>
          <table:table-cell office:value-type="float" office:value="1.09428571428571">
            <text:p>1.0942857143</text:p>
          </table:table-cell>
          <table:table-cell office:value-type="float" office:value="37.0313315926893">
            <text:p>37.03133159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8.39">
            <text:p>8.39</text:p>
          </table:table-cell>
          <table:table-cell office:value-type="float" office:value="255">
            <text:p>255</text:p>
          </table:table-cell>
          <table:table-cell office:value-type="float" office:value="755.55">
            <text:p>755.55</text:p>
          </table:table-cell>
          <table:table-cell office:value-type="float" office:value="323.69">
            <text:p>323.69</text:p>
          </table:table-cell>
          <table:table-cell office:value-type="float" office:value="2.33417776267416">
            <text:p>2.3341777627</text:p>
          </table:table-cell>
          <table:table-cell office:value-type="float" office:value="0.0329019607843137">
            <text:p>0.0329019608</text:p>
          </table:table-cell>
          <table:table-cell office:value-type="float" office:value="38.580452920143">
            <text:p>38.5804529201</text:p>
          </table:table-cell>
          <table:table-cell/>
          <table:table-cell office:value-type="string">
            <text:p>6471</text:p>
          </table:table-cell>
          <table:table-cell office:value-type="string">
            <text:p>6423</text:p>
          </table:table-cell>
          <table:table-cell office:value-type="float" office:value="8.84">
            <text:p>8.84</text:p>
          </table:table-cell>
          <table:table-cell office:value-type="float" office:value="255">
            <text:p>255</text:p>
          </table:table-cell>
          <table:table-cell office:value-type="float" office:value="795.33">
            <text:p>795.33</text:p>
          </table:table-cell>
          <table:table-cell office:value-type="float" office:value="323.69">
            <text:p>323.69</text:p>
          </table:table-cell>
          <table:table-cell office:value-type="float" office:value="2.45707312552133">
            <text:p>2.4570731255</text:p>
          </table:table-cell>
          <table:table-cell office:value-type="float" office:value="0.0346666666666667">
            <text:p>0.0346666667</text:p>
          </table:table-cell>
          <table:table-cell office:value-type="float" office:value="36.6165158371041">
            <text:p>36.61651583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0.77">
            <text:p>10.77</text:p>
          </table:table-cell>
          <table:table-cell office:value-type="float" office:value="11">
            <text:p>11</text:p>
          </table:table-cell>
          <table:table-cell office:value-type="float" office:value="969.39">
            <text:p>969.39</text:p>
          </table:table-cell>
          <table:table-cell office:value-type="float" office:value="205.44">
            <text:p>205.44</text:p>
          </table:table-cell>
          <table:table-cell office:value-type="float" office:value="4.71860397196262">
            <text:p>4.718603972</text:p>
          </table:table-cell>
          <table:table-cell office:value-type="float" office:value="0.979090909090909">
            <text:p>0.9790909091</text:p>
          </table:table-cell>
          <table:table-cell office:value-type="float" office:value="19.075208913649">
            <text:p>19.0752089136</text:p>
          </table:table-cell>
          <table:table-cell/>
          <table:table-cell office:value-type="string">
            <text:p>6499</text:p>
          </table:table-cell>
          <table:table-cell office:value-type="string">
            <text:p>6423</text:p>
          </table:table-cell>
          <table:table-cell office:value-type="float" office:value="10.67">
            <text:p>10.67</text:p>
          </table:table-cell>
          <table:table-cell office:value-type="float" office:value="11">
            <text:p>11</text:p>
          </table:table-cell>
          <table:table-cell office:value-type="float" office:value="960.66">
            <text:p>960.66</text:p>
          </table:table-cell>
          <table:table-cell office:value-type="float" office:value="205.44">
            <text:p>205.44</text:p>
          </table:table-cell>
          <table:table-cell office:value-type="float" office:value="4.67610981308411">
            <text:p>4.6761098131</text:p>
          </table:table-cell>
          <table:table-cell office:value-type="float" office:value="0.97">
            <text:p>0.97</text:p>
          </table:table-cell>
          <table:table-cell office:value-type="float" office:value="19.2539831302718">
            <text:p>19.253983130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11.96">
            <text:p>11.96</text:p>
          </table:table-cell>
          <table:table-cell office:value-type="float" office:value="11">
            <text:p>11</text:p>
          </table:table-cell>
          <table:table-cell office:value-type="float" office:value="1076.49">
            <text:p>1076.49</text:p>
          </table:table-cell>
          <table:table-cell office:value-type="float" office:value="309.2">
            <text:p>309.2</text:p>
          </table:table-cell>
          <table:table-cell office:value-type="float" office:value="3.48153298835705">
            <text:p>3.4815329884</text:p>
          </table:table-cell>
          <table:table-cell office:value-type="float" office:value="1.08727272727273">
            <text:p>1.0872727273</text:p>
          </table:table-cell>
          <table:table-cell office:value-type="float" office:value="25.8528428093646">
            <text:p>25.8528428094</text:p>
          </table:table-cell>
          <table:table-cell/>
          <table:table-cell office:value-type="string">
            <text:p>6501</text:p>
          </table:table-cell>
          <table:table-cell office:value-type="string">
            <text:p>6423</text:p>
          </table:table-cell>
          <table:table-cell office:value-type="float" office:value="12.13">
            <text:p>12.13</text:p>
          </table:table-cell>
          <table:table-cell office:value-type="float" office:value="9">
            <text:p>9</text:p>
          </table:table-cell>
          <table:table-cell office:value-type="float" office:value="1091.52">
            <text:p>1091.52</text:p>
          </table:table-cell>
          <table:table-cell office:value-type="float" office:value="309.2">
            <text:p>309.2</text:p>
          </table:table-cell>
          <table:table-cell office:value-type="float" office:value="3.53014230271669">
            <text:p>3.5301423027</text:p>
          </table:table-cell>
          <table:table-cell office:value-type="float" office:value="1.34777777777778">
            <text:p>1.3477777778</text:p>
          </table:table-cell>
          <table:table-cell office:value-type="float" office:value="25.4905193734542">
            <text:p>25.49051937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8.27">
            <text:p>8.27</text:p>
          </table:table-cell>
          <table:table-cell office:value-type="float" office:value="9">
            <text:p>9</text:p>
          </table:table-cell>
          <table:table-cell office:value-type="float" office:value="744.66">
            <text:p>744.66</text:p>
          </table:table-cell>
          <table:table-cell office:value-type="float" office:value="219.21">
            <text:p>219.21</text:p>
          </table:table-cell>
          <table:table-cell office:value-type="float" office:value="3.39701655946353">
            <text:p>3.3970165595</text:p>
          </table:table-cell>
          <table:table-cell office:value-type="float" office:value="0.918888888888889">
            <text:p>0.9188888889</text:p>
          </table:table-cell>
          <table:table-cell office:value-type="float" office:value="26.5066505441354">
            <text:p>26.5066505441</text:p>
          </table:table-cell>
          <table:table-cell/>
          <table:table-cell office:value-type="string">
            <text:p>6512</text:p>
          </table:table-cell>
          <table:table-cell office:value-type="string">
            <text:p>6423</text:p>
          </table:table-cell>
          <table:table-cell office:value-type="float" office:value="8.25">
            <text:p>8.25</text:p>
          </table:table-cell>
          <table:table-cell office:value-type="float" office:value="8">
            <text:p>8</text:p>
          </table:table-cell>
          <table:table-cell office:value-type="float" office:value="742.32">
            <text:p>742.32</text:p>
          </table:table-cell>
          <table:table-cell office:value-type="float" office:value="219.21">
            <text:p>219.21</text:p>
          </table:table-cell>
          <table:table-cell office:value-type="float" office:value="3.38634186396606">
            <text:p>3.386341864</text:p>
          </table:table-cell>
          <table:table-cell office:value-type="float" office:value="1.03125">
            <text:p>1.03125</text:p>
          </table:table-cell>
          <table:table-cell office:value-type="float" office:value="26.5709090909091">
            <text:p>26.57090909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7.75">
            <text:p>7.75</text:p>
          </table:table-cell>
          <table:table-cell office:value-type="float" office:value="11">
            <text:p>11</text:p>
          </table:table-cell>
          <table:table-cell office:value-type="float" office:value="697.32">
            <text:p>697.32</text:p>
          </table:table-cell>
          <table:table-cell office:value-type="float" office:value="341.22">
            <text:p>341.22</text:p>
          </table:table-cell>
          <table:table-cell office:value-type="float" office:value="2.04360822929488">
            <text:p>2.0436082293</text:p>
          </table:table-cell>
          <table:table-cell office:value-type="float" office:value="0.704545454545455">
            <text:p>0.7045454545</text:p>
          </table:table-cell>
          <table:table-cell office:value-type="float" office:value="44.0283870967742">
            <text:p>44.0283870968</text:p>
          </table:table-cell>
          <table:table-cell/>
          <table:table-cell office:value-type="string">
            <text:p>6515</text:p>
          </table:table-cell>
          <table:table-cell office:value-type="string">
            <text:p>6423</text:p>
          </table:table-cell>
          <table:table-cell office:value-type="float" office:value="7.9">
            <text:p>7.9</text:p>
          </table:table-cell>
          <table:table-cell office:value-type="float" office:value="11">
            <text:p>11</text:p>
          </table:table-cell>
          <table:table-cell office:value-type="float" office:value="710.82">
            <text:p>710.82</text:p>
          </table:table-cell>
          <table:table-cell office:value-type="float" office:value="341.22">
            <text:p>341.22</text:p>
          </table:table-cell>
          <table:table-cell office:value-type="float" office:value="2.08317214700193">
            <text:p>2.083172147</text:p>
          </table:table-cell>
          <table:table-cell office:value-type="float" office:value="0.718181818181818">
            <text:p>0.7181818182</text:p>
          </table:table-cell>
          <table:table-cell office:value-type="float" office:value="43.1924050632911">
            <text:p>43.19240506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8.51">
            <text:p>8.51</text:p>
          </table:table-cell>
          <table:table-cell office:value-type="float" office:value="11">
            <text:p>11</text:p>
          </table:table-cell>
          <table:table-cell office:value-type="float" office:value="765.99">
            <text:p>765.99</text:p>
          </table:table-cell>
          <table:table-cell office:value-type="float" office:value="341.14">
            <text:p>341.14</text:p>
          </table:table-cell>
          <table:table-cell office:value-type="float" office:value="2.24538312716187">
            <text:p>2.2453831272</text:p>
          </table:table-cell>
          <table:table-cell office:value-type="float" office:value="0.773636363636364">
            <text:p>0.7736363636</text:p>
          </table:table-cell>
          <table:table-cell office:value-type="float" office:value="40.0869565217391">
            <text:p>40.0869565217</text:p>
          </table:table-cell>
          <table:table-cell/>
          <table:table-cell office:value-type="string">
            <text:p>6516</text:p>
          </table:table-cell>
          <table:table-cell office:value-type="string">
            <text:p>6423</text:p>
          </table:table-cell>
          <table:table-cell office:value-type="float" office:value="8.62">
            <text:p>8.62</text:p>
          </table:table-cell>
          <table:table-cell office:value-type="float" office:value="11">
            <text:p>11</text:p>
          </table:table-cell>
          <table:table-cell office:value-type="float" office:value="776.07">
            <text:p>776.07</text:p>
          </table:table-cell>
          <table:table-cell office:value-type="float" office:value="341.14">
            <text:p>341.14</text:p>
          </table:table-cell>
          <table:table-cell office:value-type="float" office:value="2.27493111332591">
            <text:p>2.2749311133</text:p>
          </table:table-cell>
          <table:table-cell office:value-type="float" office:value="0.783636363636364">
            <text:p>0.7836363636</text:p>
          </table:table-cell>
          <table:table-cell office:value-type="float" office:value="39.5754060324826">
            <text:p>39.57540603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0.87">
            <text:p>0.87</text:p>
          </table:table-cell>
          <table:table-cell office:value-type="float" office:value="6">
            <text:p>6</text:p>
          </table:table-cell>
          <table:table-cell office:value-type="float" office:value="78.12">
            <text:p>78.12</text:p>
          </table:table-cell>
          <table:table-cell office:value-type="float" office:value="5.61">
            <text:p>5.61</text:p>
          </table:table-cell>
          <table:table-cell office:value-type="float" office:value="13.9251336898396">
            <text:p>13.9251336898</text:p>
          </table:table-cell>
          <table:table-cell office:value-type="float" office:value="0.145">
            <text:p>0.145</text:p>
          </table:table-cell>
          <table:table-cell office:value-type="float" office:value="6.44827586206897">
            <text:p>6.4482758621</text:p>
          </table:table-cell>
          <table:table-cell/>
          <table:table-cell office:value-type="string">
            <text:p>6519</text:p>
          </table:table-cell>
          <table:table-cell office:value-type="string">
            <text:p>6423</text:p>
          </table:table-cell>
          <table:table-cell office:value-type="float" office:value="0.86">
            <text:p>0.86</text:p>
          </table:table-cell>
          <table:table-cell office:value-type="float" office:value="6">
            <text:p>6</text:p>
          </table:table-cell>
          <table:table-cell office:value-type="float" office:value="77.85">
            <text:p>77.85</text:p>
          </table:table-cell>
          <table:table-cell office:value-type="float" office:value="5.61">
            <text:p>5.61</text:p>
          </table:table-cell>
          <table:table-cell office:value-type="float" office:value="13.8770053475936">
            <text:p>13.8770053476</text:p>
          </table:table-cell>
          <table:table-cell office:value-type="float" office:value="0.143333333333333">
            <text:p>0.1433333333</text:p>
          </table:table-cell>
          <table:table-cell office:value-type="float" office:value="6.52325581395349">
            <text:p>6.52325581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5.06">
            <text:p>15.06</text:p>
          </table:table-cell>
          <table:table-cell office:value-type="float" office:value="6">
            <text:p>6</text:p>
          </table:table-cell>
          <table:table-cell office:value-type="float" office:value="1355.13">
            <text:p>1355.13</text:p>
          </table:table-cell>
          <table:table-cell office:value-type="float" office:value="102.32">
            <text:p>102.32</text:p>
          </table:table-cell>
          <table:table-cell office:value-type="float" office:value="13.2440383111806">
            <text:p>13.2440383112</text:p>
          </table:table-cell>
          <table:table-cell office:value-type="float" office:value="2.51">
            <text:p>2.51</text:p>
          </table:table-cell>
          <table:table-cell office:value-type="float" office:value="6.7941567065073">
            <text:p>6.7941567065</text:p>
          </table:table-cell>
          <table:table-cell/>
          <table:table-cell office:value-type="string">
            <text:p>6532</text:p>
          </table:table-cell>
          <table:table-cell office:value-type="string">
            <text:p>6423</text:p>
          </table:table-cell>
          <table:table-cell office:value-type="float" office:value="15.11">
            <text:p>15.11</text:p>
          </table:table-cell>
          <table:table-cell office:value-type="float" office:value="6">
            <text:p>6</text:p>
          </table:table-cell>
          <table:table-cell office:value-type="float" office:value="1359.9">
            <text:p>1359.9</text:p>
          </table:table-cell>
          <table:table-cell office:value-type="float" office:value="102.32">
            <text:p>102.32</text:p>
          </table:table-cell>
          <table:table-cell office:value-type="float" office:value="13.2906567630962">
            <text:p>13.2906567631</text:p>
          </table:table-cell>
          <table:table-cell office:value-type="float" office:value="2.51833333333333">
            <text:p>2.5183333333</text:p>
          </table:table-cell>
          <table:table-cell office:value-type="float" office:value="6.77167438782263">
            <text:p>6.77167438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11.13">
            <text:p>11.13</text:p>
          </table:table-cell>
          <table:table-cell office:value-type="float" office:value="11">
            <text:p>11</text:p>
          </table:table-cell>
          <table:table-cell office:value-type="float" office:value="1001.34">
            <text:p>1001.34</text:p>
          </table:table-cell>
          <table:table-cell office:value-type="float" office:value="192.9">
            <text:p>192.9</text:p>
          </table:table-cell>
          <table:table-cell office:value-type="float" office:value="5.19097978227061">
            <text:p>5.1909797823</text:p>
          </table:table-cell>
          <table:table-cell office:value-type="float" office:value="1.01181818181818">
            <text:p>1.0118181818</text:p>
          </table:table-cell>
          <table:table-cell office:value-type="float" office:value="17.3315363881402">
            <text:p>17.3315363881</text:p>
          </table:table-cell>
          <table:table-cell/>
          <table:table-cell office:value-type="string">
            <text:p>6552</text:p>
          </table:table-cell>
          <table:table-cell office:value-type="string">
            <text:p>6423</text:p>
          </table:table-cell>
          <table:table-cell office:value-type="float" office:value="11.11">
            <text:p>11.11</text:p>
          </table:table-cell>
          <table:table-cell office:value-type="float" office:value="7">
            <text:p>7</text:p>
          </table:table-cell>
          <table:table-cell office:value-type="float" office:value="999.81">
            <text:p>999.81</text:p>
          </table:table-cell>
          <table:table-cell office:value-type="float" office:value="192.9">
            <text:p>192.9</text:p>
          </table:table-cell>
          <table:table-cell office:value-type="float" office:value="5.18304821150855">
            <text:p>5.1830482115</text:p>
          </table:table-cell>
          <table:table-cell office:value-type="float" office:value="1.58714285714286">
            <text:p>1.5871428571</text:p>
          </table:table-cell>
          <table:table-cell office:value-type="float" office:value="17.3627362736274">
            <text:p>17.36273627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7.84">
            <text:p>7.84</text:p>
          </table:table-cell>
          <table:table-cell office:value-type="float" office:value="10">
            <text:p>10</text:p>
          </table:table-cell>
          <table:table-cell office:value-type="float" office:value="705.96">
            <text:p>705.96</text:p>
          </table:table-cell>
          <table:table-cell office:value-type="float" office:value="283.32">
            <text:p>283.32</text:p>
          </table:table-cell>
          <table:table-cell office:value-type="float" office:value="2.49174078780178">
            <text:p>2.4917407878</text:p>
          </table:table-cell>
          <table:table-cell office:value-type="float" office:value="0.784">
            <text:p>0.784</text:p>
          </table:table-cell>
          <table:table-cell office:value-type="float" office:value="36.1377551020408">
            <text:p>36.137755102</text:p>
          </table:table-cell>
          <table:table-cell/>
          <table:table-cell office:value-type="string">
            <text:p>6559</text:p>
          </table:table-cell>
          <table:table-cell office:value-type="string">
            <text:p>6423</text:p>
          </table:table-cell>
          <table:table-cell office:value-type="float" office:value="8.03">
            <text:p>8.03</text:p>
          </table:table-cell>
          <table:table-cell office:value-type="float" office:value="10">
            <text:p>10</text:p>
          </table:table-cell>
          <table:table-cell office:value-type="float" office:value="722.97">
            <text:p>722.97</text:p>
          </table:table-cell>
          <table:table-cell office:value-type="float" office:value="283.32">
            <text:p>283.32</text:p>
          </table:table-cell>
          <table:table-cell office:value-type="float" office:value="2.55177890724269">
            <text:p>2.5517789072</text:p>
          </table:table-cell>
          <table:table-cell office:value-type="float" office:value="0.803">
            <text:p>0.803</text:p>
          </table:table-cell>
          <table:table-cell office:value-type="float" office:value="35.2826899128269">
            <text:p>35.28268991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7.78">
            <text:p>7.78</text:p>
          </table:table-cell>
          <table:table-cell office:value-type="float" office:value="9">
            <text:p>9</text:p>
          </table:table-cell>
          <table:table-cell office:value-type="float" office:value="699.84">
            <text:p>699.84</text:p>
          </table:table-cell>
          <table:table-cell office:value-type="float" office:value="327.81">
            <text:p>327.81</text:p>
          </table:table-cell>
          <table:table-cell office:value-type="float" office:value="2.13489521369086">
            <text:p>2.1348952137</text:p>
          </table:table-cell>
          <table:table-cell office:value-type="float" office:value="0.864444444444444">
            <text:p>0.8644444444</text:p>
          </table:table-cell>
          <table:table-cell office:value-type="float" office:value="42.1349614395887">
            <text:p>42.1349614396</text:p>
          </table:table-cell>
          <table:table-cell/>
          <table:table-cell office:value-type="string">
            <text:p>6562</text:p>
          </table:table-cell>
          <table:table-cell office:value-type="string">
            <text:p>6423</text:p>
          </table:table-cell>
          <table:table-cell office:value-type="float" office:value="7.75">
            <text:p>7.75</text:p>
          </table:table-cell>
          <table:table-cell office:value-type="float" office:value="9">
            <text:p>9</text:p>
          </table:table-cell>
          <table:table-cell office:value-type="float" office:value="697.41">
            <text:p>697.41</text:p>
          </table:table-cell>
          <table:table-cell office:value-type="float" office:value="327.81">
            <text:p>327.81</text:p>
          </table:table-cell>
          <table:table-cell office:value-type="float" office:value="2.12748238308776">
            <text:p>2.1274823831</text:p>
          </table:table-cell>
          <table:table-cell office:value-type="float" office:value="0.861111111111111">
            <text:p>0.8611111111</text:p>
          </table:table-cell>
          <table:table-cell office:value-type="float" office:value="42.298064516129">
            <text:p>42.29806451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10.01">
            <text:p>10.01</text:p>
          </table:table-cell>
          <table:table-cell office:value-type="float" office:value="8">
            <text:p>8</text:p>
          </table:table-cell>
          <table:table-cell office:value-type="float" office:value="901.26">
            <text:p>901.26</text:p>
          </table:table-cell>
          <table:table-cell office:value-type="float" office:value="227.16">
            <text:p>227.16</text:p>
          </table:table-cell>
          <table:table-cell office:value-type="float" office:value="3.9675118858954">
            <text:p>3.9675118859</text:p>
          </table:table-cell>
          <table:table-cell office:value-type="float" office:value="1.25125">
            <text:p>1.25125</text:p>
          </table:table-cell>
          <table:table-cell office:value-type="float" office:value="22.6933066933067">
            <text:p>22.6933066933</text:p>
          </table:table-cell>
          <table:table-cell/>
          <table:table-cell office:value-type="string">
            <text:p>6609</text:p>
          </table:table-cell>
          <table:table-cell office:value-type="string">
            <text:p>6423</text:p>
          </table:table-cell>
          <table:table-cell office:value-type="float" office:value="10.08">
            <text:p>10.08</text:p>
          </table:table-cell>
          <table:table-cell office:value-type="float" office:value="8">
            <text:p>8</text:p>
          </table:table-cell>
          <table:table-cell office:value-type="float" office:value="906.93">
            <text:p>906.93</text:p>
          </table:table-cell>
          <table:table-cell office:value-type="float" office:value="227.16">
            <text:p>227.16</text:p>
          </table:table-cell>
          <table:table-cell office:value-type="float" office:value="3.99247226624406">
            <text:p>3.9924722662</text:p>
          </table:table-cell>
          <table:table-cell office:value-type="float" office:value="1.26">
            <text:p>1.26</text:p>
          </table:table-cell>
          <table:table-cell office:value-type="float" office:value="22.5357142857143">
            <text:p>22.53571428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8.39">
            <text:p>8.39</text:p>
          </table:table-cell>
          <table:table-cell office:value-type="float" office:value="10">
            <text:p>10</text:p>
          </table:table-cell>
          <table:table-cell office:value-type="float" office:value="755.1">
            <text:p>755.1</text:p>
          </table:table-cell>
          <table:table-cell office:value-type="float" office:value="269.15">
            <text:p>269.15</text:p>
          </table:table-cell>
          <table:table-cell office:value-type="float" office:value="2.80549879249489">
            <text:p>2.8054987925</text:p>
          </table:table-cell>
          <table:table-cell office:value-type="float" office:value="0.839">
            <text:p>0.839</text:p>
          </table:table-cell>
          <table:table-cell office:value-type="float" office:value="32.0798569725864">
            <text:p>32.0798569726</text:p>
          </table:table-cell>
          <table:table-cell/>
          <table:table-cell office:value-type="string">
            <text:p>6647</text:p>
          </table:table-cell>
          <table:table-cell office:value-type="string">
            <text:p>6423</text:p>
          </table:table-cell>
          <table:table-cell office:value-type="float" office:value="8.76">
            <text:p>8.76</text:p>
          </table:table-cell>
          <table:table-cell office:value-type="float" office:value="8">
            <text:p>8</text:p>
          </table:table-cell>
          <table:table-cell office:value-type="float" office:value="788.58">
            <text:p>788.58</text:p>
          </table:table-cell>
          <table:table-cell office:value-type="float" office:value="269.15">
            <text:p>269.15</text:p>
          </table:table-cell>
          <table:table-cell office:value-type="float" office:value="2.92989039569014">
            <text:p>2.9298903957</text:p>
          </table:table-cell>
          <table:table-cell office:value-type="float" office:value="1.095">
            <text:p>1.095</text:p>
          </table:table-cell>
          <table:table-cell office:value-type="float" office:value="30.7248858447489">
            <text:p>30.724885844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7.62">
            <text:p>7.62</text:p>
          </table:table-cell>
          <table:table-cell office:value-type="float" office:value="9">
            <text:p>9</text:p>
          </table:table-cell>
          <table:table-cell office:value-type="float" office:value="686.25">
            <text:p>686.25</text:p>
          </table:table-cell>
          <table:table-cell office:value-type="float" office:value="334.35">
            <text:p>334.35</text:p>
          </table:table-cell>
          <table:table-cell office:value-type="float" office:value="2.05248990578735">
            <text:p>2.0524899058</text:p>
          </table:table-cell>
          <table:table-cell office:value-type="float" office:value="0.846666666666667">
            <text:p>0.8466666667</text:p>
          </table:table-cell>
          <table:table-cell office:value-type="float" office:value="43.8779527559055">
            <text:p>43.8779527559</text:p>
          </table:table-cell>
          <table:table-cell/>
          <table:table-cell office:value-type="string">
            <text:p>6670</text:p>
          </table:table-cell>
          <table:table-cell office:value-type="string">
            <text:p>6423</text:p>
          </table:table-cell>
          <table:table-cell office:value-type="float" office:value="7.99">
            <text:p>7.99</text:p>
          </table:table-cell>
          <table:table-cell office:value-type="float" office:value="9">
            <text:p>9</text:p>
          </table:table-cell>
          <table:table-cell office:value-type="float" office:value="719.19">
            <text:p>719.19</text:p>
          </table:table-cell>
          <table:table-cell office:value-type="float" office:value="334.35">
            <text:p>334.35</text:p>
          </table:table-cell>
          <table:table-cell office:value-type="float" office:value="2.15100942126514">
            <text:p>2.1510094213</text:p>
          </table:table-cell>
          <table:table-cell office:value-type="float" office:value="0.887777777777778">
            <text:p>0.8877777778</text:p>
          </table:table-cell>
          <table:table-cell office:value-type="float" office:value="41.846057571965">
            <text:p>41.8460575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2.24">
            <text:p>22.24</text:p>
          </table:table-cell>
          <table:table-cell office:value-type="float" office:value="11">
            <text:p>11</text:p>
          </table:table-cell>
          <table:table-cell office:value-type="float" office:value="2001.24">
            <text:p>2001.24</text:p>
          </table:table-cell>
          <table:table-cell office:value-type="float" office:value="172.5">
            <text:p>172.5</text:p>
          </table:table-cell>
          <table:table-cell office:value-type="float" office:value="11.6013913043478">
            <text:p>11.6013913043</text:p>
          </table:table-cell>
          <table:table-cell office:value-type="float" office:value="2.02181818181818">
            <text:p>2.0218181818</text:p>
          </table:table-cell>
          <table:table-cell office:value-type="float" office:value="7.75629496402878">
            <text:p>7.756294964</text:p>
          </table:table-cell>
          <table:table-cell/>
          <table:table-cell office:value-type="string">
            <text:p>6674</text:p>
          </table:table-cell>
          <table:table-cell office:value-type="string">
            <text:p>6423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979.73">
            <text:p>1979.73</text:p>
          </table:table-cell>
          <table:table-cell office:value-type="float" office:value="172.5">
            <text:p>172.5</text:p>
          </table:table-cell>
          <table:table-cell office:value-type="float" office:value="11.4766956521739">
            <text:p>11.4766956522</text:p>
          </table:table-cell>
          <table:table-cell office:value-type="float" office:value="2">
            <text:p>2</text:p>
          </table:table-cell>
          <table:table-cell office:value-type="float" office:value="7.84090909090909">
            <text:p>7.84090909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7.64">
            <text:p>7.64</text:p>
          </table:table-cell>
          <table:table-cell office:value-type="float" office:value="10">
            <text:p>10</text:p>
          </table:table-cell>
          <table:table-cell office:value-type="float" office:value="687.33">
            <text:p>687.33</text:p>
          </table:table-cell>
          <table:table-cell office:value-type="float" office:value="285.06">
            <text:p>285.06</text:p>
          </table:table-cell>
          <table:table-cell office:value-type="float" office:value="2.41117659440118">
            <text:p>2.4111765944</text:p>
          </table:table-cell>
          <table:table-cell office:value-type="float" office:value="0.764">
            <text:p>0.764</text:p>
          </table:table-cell>
          <table:table-cell office:value-type="float" office:value="37.3115183246073">
            <text:p>37.3115183246</text:p>
          </table:table-cell>
          <table:table-cell/>
          <table:table-cell office:value-type="string">
            <text:p>6695</text:p>
          </table:table-cell>
          <table:table-cell office:value-type="string">
            <text:p>6423</text:p>
          </table:table-cell>
          <table:table-cell office:value-type="float" office:value="7.6">
            <text:p>7.6</text:p>
          </table:table-cell>
          <table:table-cell office:value-type="float" office:value="10">
            <text:p>10</text:p>
          </table:table-cell>
          <table:table-cell office:value-type="float" office:value="683.82">
            <text:p>683.82</text:p>
          </table:table-cell>
          <table:table-cell office:value-type="float" office:value="285.06">
            <text:p>285.06</text:p>
          </table:table-cell>
          <table:table-cell office:value-type="float" office:value="2.39886339717954">
            <text:p>2.3988633972</text:p>
          </table:table-cell>
          <table:table-cell office:value-type="float" office:value="0.76">
            <text:p>0.76</text:p>
          </table:table-cell>
          <table:table-cell office:value-type="float" office:value="37.5078947368421">
            <text:p>37.507894736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8.23">
            <text:p>8.23</text:p>
          </table:table-cell>
          <table:table-cell office:value-type="float" office:value="6">
            <text:p>6</text:p>
          </table:table-cell>
          <table:table-cell office:value-type="float" office:value="740.34">
            <text:p>740.34</text:p>
          </table:table-cell>
          <table:table-cell office:value-type="float" office:value="323.48">
            <text:p>323.48</text:p>
          </table:table-cell>
          <table:table-cell office:value-type="float" office:value="2.28867317917646">
            <text:p>2.2886731792</text:p>
          </table:table-cell>
          <table:table-cell office:value-type="float" office:value="1.37166666666667">
            <text:p>1.3716666667</text:p>
          </table:table-cell>
          <table:table-cell office:value-type="float" office:value="39.3049817739976">
            <text:p>39.304981774</text:p>
          </table:table-cell>
          <table:table-cell/>
          <table:table-cell office:value-type="string">
            <text:p>6699</text:p>
          </table:table-cell>
          <table:table-cell office:value-type="string">
            <text:p>6423</text:p>
          </table:table-cell>
          <table:table-cell office:value-type="float" office:value="8.13">
            <text:p>8.13</text:p>
          </table:table-cell>
          <table:table-cell office:value-type="float" office:value="6">
            <text:p>6</text:p>
          </table:table-cell>
          <table:table-cell office:value-type="float" office:value="731.7">
            <text:p>731.7</text:p>
          </table:table-cell>
          <table:table-cell office:value-type="float" office:value="323.48">
            <text:p>323.48</text:p>
          </table:table-cell>
          <table:table-cell office:value-type="float" office:value="2.26196364535675">
            <text:p>2.2619636454</text:p>
          </table:table-cell>
          <table:table-cell office:value-type="float" office:value="1.355">
            <text:p>1.355</text:p>
          </table:table-cell>
          <table:table-cell office:value-type="float" office:value="39.7884378843788">
            <text:p>39.788437884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1.01">
            <text:p>1.01</text:p>
          </table:table-cell>
          <table:table-cell office:value-type="float" office:value="7">
            <text:p>7</text:p>
          </table:table-cell>
          <table:table-cell office:value-type="float" office:value="90.99">
            <text:p>90.99</text:p>
          </table:table-cell>
          <table:table-cell office:value-type="float" office:value="20.83">
            <text:p>20.83</text:p>
          </table:table-cell>
          <table:table-cell office:value-type="float" office:value="4.36821891502641">
            <text:p>4.368218915</text:p>
          </table:table-cell>
          <table:table-cell office:value-type="float" office:value="0.144285714285714">
            <text:p>0.1442857143</text:p>
          </table:table-cell>
          <table:table-cell office:value-type="float" office:value="20.6237623762376">
            <text:p>20.6237623762</text:p>
          </table:table-cell>
          <table:table-cell/>
          <table:table-cell office:value-type="string">
            <text:p>6716</text:p>
          </table:table-cell>
          <table:table-cell office:value-type="string">
            <text:p>6423</text:p>
          </table:table-cell>
          <table:table-cell office:value-type="float" office:value="1.11">
            <text:p>1.11</text:p>
          </table:table-cell>
          <table:table-cell office:value-type="float" office:value="5">
            <text:p>5</text:p>
          </table:table-cell>
          <table:table-cell office:value-type="float" office:value="100.08">
            <text:p>100.08</text:p>
          </table:table-cell>
          <table:table-cell office:value-type="float" office:value="20.83">
            <text:p>20.83</text:p>
          </table:table-cell>
          <table:table-cell office:value-type="float" office:value="4.80460873739798">
            <text:p>4.8046087374</text:p>
          </table:table-cell>
          <table:table-cell office:value-type="float" office:value="0.222">
            <text:p>0.222</text:p>
          </table:table-cell>
          <table:table-cell office:value-type="float" office:value="18.7657657657658">
            <text:p>18.765765765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7.21">
            <text:p>7.21</text:p>
          </table:table-cell>
          <table:table-cell office:value-type="float" office:value="6">
            <text:p>6</text:p>
          </table:table-cell>
          <table:table-cell office:value-type="float" office:value="649.17">
            <text:p>649.17</text:p>
          </table:table-cell>
          <table:table-cell office:value-type="float" office:value="324.95">
            <text:p>324.95</text:p>
          </table:table-cell>
          <table:table-cell office:value-type="float" office:value="1.99775350053854">
            <text:p>1.9977535005</text:p>
          </table:table-cell>
          <table:table-cell office:value-type="float" office:value="1.20166666666667">
            <text:p>1.2016666667</text:p>
          </table:table-cell>
          <table:table-cell office:value-type="float" office:value="45.0693481276006">
            <text:p>45.0693481276</text:p>
          </table:table-cell>
          <table:table-cell/>
          <table:table-cell office:value-type="string">
            <text:p>6738</text:p>
          </table:table-cell>
          <table:table-cell office:value-type="string">
            <text:p>6423</text:p>
          </table:table-cell>
          <table:table-cell office:value-type="float" office:value="7.13">
            <text:p>7.13</text:p>
          </table:table-cell>
          <table:table-cell office:value-type="float" office:value="6">
            <text:p>6</text:p>
          </table:table-cell>
          <table:table-cell office:value-type="float" office:value="641.52">
            <text:p>641.52</text:p>
          </table:table-cell>
          <table:table-cell office:value-type="float" office:value="324.95">
            <text:p>324.95</text:p>
          </table:table-cell>
          <table:table-cell office:value-type="float" office:value="1.9742114171411">
            <text:p>1.9742114171</text:p>
          </table:table-cell>
          <table:table-cell office:value-type="float" office:value="1.18833333333333">
            <text:p>1.1883333333</text:p>
          </table:table-cell>
          <table:table-cell office:value-type="float" office:value="45.5750350631136">
            <text:p>45.57503506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3.16">
            <text:p>13.16</text:p>
          </table:table-cell>
          <table:table-cell office:value-type="float" office:value="9">
            <text:p>9</text:p>
          </table:table-cell>
          <table:table-cell office:value-type="float" office:value="1184.76">
            <text:p>1184.76</text:p>
          </table:table-cell>
          <table:table-cell office:value-type="float" office:value="231.48">
            <text:p>231.48</text:p>
          </table:table-cell>
          <table:table-cell office:value-type="float" office:value="5.11819595645412">
            <text:p>5.1181959565</text:p>
          </table:table-cell>
          <table:table-cell office:value-type="float" office:value="1.46222222222222">
            <text:p>1.4622222222</text:p>
          </table:table-cell>
          <table:table-cell office:value-type="float" office:value="17.5896656534954">
            <text:p>17.5896656535</text:p>
          </table:table-cell>
          <table:table-cell/>
          <table:table-cell office:value-type="string">
            <text:p>6843</text:p>
          </table:table-cell>
          <table:table-cell office:value-type="string">
            <text:p>6423</text:p>
          </table:table-cell>
          <table:table-cell office:value-type="float" office:value="13.34">
            <text:p>13.34</text:p>
          </table:table-cell>
          <table:table-cell office:value-type="float" office:value="9">
            <text:p>9</text:p>
          </table:table-cell>
          <table:table-cell office:value-type="float" office:value="1200.69">
            <text:p>1200.69</text:p>
          </table:table-cell>
          <table:table-cell office:value-type="float" office:value="231.48">
            <text:p>231.48</text:p>
          </table:table-cell>
          <table:table-cell office:value-type="float" office:value="5.18701399688958">
            <text:p>5.1870139969</text:p>
          </table:table-cell>
          <table:table-cell office:value-type="float" office:value="1.48222222222222">
            <text:p>1.4822222222</text:p>
          </table:table-cell>
          <table:table-cell office:value-type="float" office:value="17.352323838081">
            <text:p>17.35232383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2.29">
            <text:p>12.29</text:p>
          </table:table-cell>
          <table:table-cell office:value-type="float" office:value="7">
            <text:p>7</text:p>
          </table:table-cell>
          <table:table-cell office:value-type="float" office:value="1106.19">
            <text:p>1106.19</text:p>
          </table:table-cell>
          <table:table-cell office:value-type="float" office:value="334.16">
            <text:p>334.16</text:p>
          </table:table-cell>
          <table:table-cell office:value-type="float" office:value="3.31036030644003">
            <text:p>3.3103603064</text:p>
          </table:table-cell>
          <table:table-cell office:value-type="float" office:value="1.75571428571429">
            <text:p>1.7557142857</text:p>
          </table:table-cell>
          <table:table-cell office:value-type="float" office:value="27.1895850284784">
            <text:p>27.1895850285</text:p>
          </table:table-cell>
          <table:table-cell/>
          <table:table-cell office:value-type="string">
            <text:p>6879</text:p>
          </table:table-cell>
          <table:table-cell office:value-type="string">
            <text:p>6423</text:p>
          </table:table-cell>
          <table:table-cell office:value-type="float" office:value="12.16">
            <text:p>12.16</text:p>
          </table:table-cell>
          <table:table-cell office:value-type="float" office:value="7">
            <text:p>7</text:p>
          </table:table-cell>
          <table:table-cell office:value-type="float" office:value="1094.85">
            <text:p>1094.85</text:p>
          </table:table-cell>
          <table:table-cell office:value-type="float" office:value="334.16">
            <text:p>334.16</text:p>
          </table:table-cell>
          <table:table-cell office:value-type="float" office:value="3.27642446732104">
            <text:p>3.2764244673</text:p>
          </table:table-cell>
          <table:table-cell office:value-type="float" office:value="1.73714285714286">
            <text:p>1.7371428571</text:p>
          </table:table-cell>
          <table:table-cell office:value-type="float" office:value="27.4802631578947">
            <text:p>27.48026315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0.89">
            <text:p>0.89</text:p>
          </table:table-cell>
          <table:table-cell office:value-type="float" office:value="6">
            <text:p>6</text:p>
          </table:table-cell>
          <table:table-cell office:value-type="float" office:value="79.92">
            <text:p>79.92</text:p>
          </table:table-cell>
          <table:table-cell office:value-type="float" office:value="1.88">
            <text:p>1.88</text:p>
          </table:table-cell>
          <table:table-cell office:value-type="float" office:value="42.5106382978723">
            <text:p>42.5106382979</text:p>
          </table:table-cell>
          <table:table-cell office:value-type="float" office:value="0.148333333333333">
            <text:p>0.1483333333</text:p>
          </table:table-cell>
          <table:table-cell office:value-type="float" office:value="2.1123595505618">
            <text:p>2.1123595506</text:p>
          </table:table-cell>
          <table:table-cell/>
          <table:table-cell office:value-type="string">
            <text:p>6892</text:p>
          </table:table-cell>
          <table:table-cell office:value-type="string">
            <text:p>6423</text:p>
          </table:table-cell>
          <table:table-cell office:value-type="float" office:value="1.01">
            <text:p>1.01</text:p>
          </table:table-cell>
          <table:table-cell office:value-type="float" office:value="6">
            <text:p>6</text:p>
          </table:table-cell>
          <table:table-cell office:value-type="float" office:value="90.63">
            <text:p>90.63</text:p>
          </table:table-cell>
          <table:table-cell office:value-type="float" office:value="1.88">
            <text:p>1.88</text:p>
          </table:table-cell>
          <table:table-cell office:value-type="float" office:value="48.2074468085106">
            <text:p>48.2074468085</text:p>
          </table:table-cell>
          <table:table-cell office:value-type="float" office:value="0.168333333333333">
            <text:p>0.1683333333</text:p>
          </table:table-cell>
          <table:table-cell office:value-type="float" office:value="1.86138613861386">
            <text:p>1.86138613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7.7">
            <text:p>7.7</text:p>
          </table:table-cell>
          <table:table-cell office:value-type="float" office:value="9">
            <text:p>9</text:p>
          </table:table-cell>
          <table:table-cell office:value-type="float" office:value="693">
            <text:p>693</text:p>
          </table:table-cell>
          <table:table-cell office:value-type="float" office:value="283.49">
            <text:p>283.49</text:p>
          </table:table-cell>
          <table:table-cell office:value-type="float" office:value="2.44453067127588">
            <text:p>2.4445306713</text:p>
          </table:table-cell>
          <table:table-cell office:value-type="float" office:value="0.855555555555556">
            <text:p>0.8555555556</text:p>
          </table:table-cell>
          <table:table-cell office:value-type="float" office:value="36.8168831168831">
            <text:p>36.8168831169</text:p>
          </table:table-cell>
          <table:table-cell/>
          <table:table-cell office:value-type="string">
            <text:p>6945</text:p>
          </table:table-cell>
          <table:table-cell office:value-type="string">
            <text:p>6423</text:p>
          </table:table-cell>
          <table:table-cell office:value-type="float" office:value="7.57">
            <text:p>7.57</text:p>
          </table:table-cell>
          <table:table-cell office:value-type="float" office:value="7">
            <text:p>7</text:p>
          </table:table-cell>
          <table:table-cell office:value-type="float" office:value="681.39">
            <text:p>681.39</text:p>
          </table:table-cell>
          <table:table-cell office:value-type="float" office:value="283.49">
            <text:p>283.49</text:p>
          </table:table-cell>
          <table:table-cell office:value-type="float" office:value="2.40357684574412">
            <text:p>2.4035768457</text:p>
          </table:table-cell>
          <table:table-cell office:value-type="float" office:value="1.08142857142857">
            <text:p>1.0814285714</text:p>
          </table:table-cell>
          <table:table-cell office:value-type="float" office:value="37.449141347424">
            <text:p>37.44914134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7.07">
            <text:p>7.07</text:p>
          </table:table-cell>
          <table:table-cell office:value-type="float" office:value="8">
            <text:p>8</text:p>
          </table:table-cell>
          <table:table-cell office:value-type="float" office:value="635.85">
            <text:p>635.85</text:p>
          </table:table-cell>
          <table:table-cell office:value-type="float" office:value="327.51">
            <text:p>327.51</text:p>
          </table:table-cell>
          <table:table-cell office:value-type="float" office:value="1.94146743610882">
            <text:p>1.9414674361</text:p>
          </table:table-cell>
          <table:table-cell office:value-type="float" office:value="0.88375">
            <text:p>0.88375</text:p>
          </table:table-cell>
          <table:table-cell office:value-type="float" office:value="46.3239038189533">
            <text:p>46.323903819</text:p>
          </table:table-cell>
          <table:table-cell/>
          <table:table-cell office:value-type="string">
            <text:p>6948</text:p>
          </table:table-cell>
          <table:table-cell office:value-type="string">
            <text:p>6423</text:p>
          </table:table-cell>
          <table:table-cell office:value-type="float" office:value="7.02">
            <text:p>7.02</text:p>
          </table:table-cell>
          <table:table-cell office:value-type="float" office:value="8">
            <text:p>8</text:p>
          </table:table-cell>
          <table:table-cell office:value-type="float" office:value="631.98">
            <text:p>631.98</text:p>
          </table:table-cell>
          <table:table-cell office:value-type="float" office:value="327.51">
            <text:p>327.51</text:p>
          </table:table-cell>
          <table:table-cell office:value-type="float" office:value="1.92965100302281">
            <text:p>1.929651003</text:p>
          </table:table-cell>
          <table:table-cell office:value-type="float" office:value="0.8775">
            <text:p>0.8775</text:p>
          </table:table-cell>
          <table:table-cell office:value-type="float" office:value="46.6538461538462">
            <text:p>46.65384615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8.22">
            <text:p>8.22</text:p>
          </table:table-cell>
          <table:table-cell office:value-type="float" office:value="9">
            <text:p>9</text:p>
          </table:table-cell>
          <table:table-cell office:value-type="float" office:value="739.89">
            <text:p>739.89</text:p>
          </table:table-cell>
          <table:table-cell office:value-type="float" office:value="284.44">
            <text:p>284.44</text:p>
          </table:table-cell>
          <table:table-cell office:value-type="float" office:value="2.60121642525664">
            <text:p>2.6012164253</text:p>
          </table:table-cell>
          <table:table-cell office:value-type="float" office:value="0.913333333333333">
            <text:p>0.9133333333</text:p>
          </table:table-cell>
          <table:table-cell office:value-type="float" office:value="34.6034063260341">
            <text:p>34.603406326</text:p>
          </table:table-cell>
          <table:table-cell/>
          <table:table-cell office:value-type="string">
            <text:p>6971</text:p>
          </table:table-cell>
          <table:table-cell office:value-type="string">
            <text:p>6423</text:p>
          </table:table-cell>
          <table:table-cell office:value-type="float" office:value="8.33">
            <text:p>8.33</text:p>
          </table:table-cell>
          <table:table-cell office:value-type="float" office:value="9">
            <text:p>9</text:p>
          </table:table-cell>
          <table:table-cell office:value-type="float" office:value="750.06">
            <text:p>750.06</text:p>
          </table:table-cell>
          <table:table-cell office:value-type="float" office:value="284.44">
            <text:p>284.44</text:p>
          </table:table-cell>
          <table:table-cell office:value-type="float" office:value="2.63697089017016">
            <text:p>2.6369708902</text:p>
          </table:table-cell>
          <table:table-cell office:value-type="float" office:value="0.925555555555555">
            <text:p>0.9255555556</text:p>
          </table:table-cell>
          <table:table-cell office:value-type="float" office:value="34.1464585834334">
            <text:p>34.14645858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2.79">
            <text:p>12.79</text:p>
          </table:table-cell>
          <table:table-cell office:value-type="float" office:value="8">
            <text:p>8</text:p>
          </table:table-cell>
          <table:table-cell office:value-type="float" office:value="1150.65">
            <text:p>1150.65</text:p>
          </table:table-cell>
          <table:table-cell office:value-type="float" office:value="134.91">
            <text:p>134.91</text:p>
          </table:table-cell>
          <table:table-cell office:value-type="float" office:value="8.52901934623082">
            <text:p>8.5290193462</text:p>
          </table:table-cell>
          <table:table-cell office:value-type="float" office:value="1.59875">
            <text:p>1.59875</text:p>
          </table:table-cell>
          <table:table-cell office:value-type="float" office:value="10.5480844409695">
            <text:p>10.548084441</text:p>
          </table:table-cell>
          <table:table-cell/>
          <table:table-cell office:value-type="string">
            <text:p>7021</text:p>
          </table:table-cell>
          <table:table-cell office:value-type="string">
            <text:p>6423</text:p>
          </table:table-cell>
          <table:table-cell office:value-type="float" office:value="12.88">
            <text:p>12.88</text:p>
          </table:table-cell>
          <table:table-cell office:value-type="float" office:value="8">
            <text:p>8</text:p>
          </table:table-cell>
          <table:table-cell office:value-type="float" office:value="1158.84">
            <text:p>1158.84</text:p>
          </table:table-cell>
          <table:table-cell office:value-type="float" office:value="134.91">
            <text:p>134.91</text:p>
          </table:table-cell>
          <table:table-cell office:value-type="float" office:value="8.58972648432288">
            <text:p>8.5897264843</text:p>
          </table:table-cell>
          <table:table-cell office:value-type="float" office:value="1.61">
            <text:p>1.61</text:p>
          </table:table-cell>
          <table:table-cell office:value-type="float" office:value="10.4743788819876">
            <text:p>10.4743788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6.83">
            <text:p>6.83</text:p>
          </table:table-cell>
          <table:table-cell office:value-type="float" office:value="9">
            <text:p>9</text:p>
          </table:table-cell>
          <table:table-cell office:value-type="float" office:value="614.25">
            <text:p>614.25</text:p>
          </table:table-cell>
          <table:table-cell office:value-type="float" office:value="334.05">
            <text:p>334.05</text:p>
          </table:table-cell>
          <table:table-cell office:value-type="float" office:value="1.83879658733723">
            <text:p>1.8387965873</text:p>
          </table:table-cell>
          <table:table-cell office:value-type="float" office:value="0.758888888888889">
            <text:p>0.7588888889</text:p>
          </table:table-cell>
          <table:table-cell office:value-type="float" office:value="48.909224011713">
            <text:p>48.9092240117</text:p>
          </table:table-cell>
          <table:table-cell/>
          <table:table-cell office:value-type="string">
            <text:p>7079</text:p>
          </table:table-cell>
          <table:table-cell office:value-type="string">
            <text:p>6423</text:p>
          </table:table-cell>
          <table:table-cell office:value-type="float" office:value="6.85">
            <text:p>6.85</text:p>
          </table:table-cell>
          <table:table-cell office:value-type="float" office:value="11">
            <text:p>11</text:p>
          </table:table-cell>
          <table:table-cell office:value-type="float" office:value="616.32">
            <text:p>616.32</text:p>
          </table:table-cell>
          <table:table-cell office:value-type="float" office:value="334.05">
            <text:p>334.05</text:p>
          </table:table-cell>
          <table:table-cell office:value-type="float" office:value="1.84499326448136">
            <text:p>1.8449932645</text:p>
          </table:table-cell>
          <table:table-cell office:value-type="float" office:value="0.622727272727273">
            <text:p>0.6227272727</text:p>
          </table:table-cell>
          <table:table-cell office:value-type="float" office:value="48.7664233576642">
            <text:p>48.766423357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7.09">
            <text:p>7.09</text:p>
          </table:table-cell>
          <table:table-cell office:value-type="float" office:value="6">
            <text:p>6</text:p>
          </table:table-cell>
          <table:table-cell office:value-type="float" office:value="638.01">
            <text:p>638.01</text:p>
          </table:table-cell>
          <table:table-cell office:value-type="float" office:value="334.54">
            <text:p>334.54</text:p>
          </table:table-cell>
          <table:table-cell office:value-type="float" office:value="1.90712620314462">
            <text:p>1.9071262031</text:p>
          </table:table-cell>
          <table:table-cell office:value-type="float" office:value="1.18166666666667">
            <text:p>1.1816666667</text:p>
          </table:table-cell>
          <table:table-cell office:value-type="float" office:value="47.1847672778561">
            <text:p>47.1847672779</text:p>
          </table:table-cell>
          <table:table-cell/>
          <table:table-cell office:value-type="string">
            <text:p>7081</text:p>
          </table:table-cell>
          <table:table-cell office:value-type="string">
            <text:p>6423</text:p>
          </table:table-cell>
          <table:table-cell office:value-type="float" office:value="7.24">
            <text:p>7.24</text:p>
          </table:table-cell>
          <table:table-cell office:value-type="float" office:value="6">
            <text:p>6</text:p>
          </table:table-cell>
          <table:table-cell office:value-type="float" office:value="651.78">
            <text:p>651.78</text:p>
          </table:table-cell>
          <table:table-cell office:value-type="float" office:value="334.54">
            <text:p>334.54</text:p>
          </table:table-cell>
          <table:table-cell office:value-type="float" office:value="1.94828720033479">
            <text:p>1.9482872003</text:p>
          </table:table-cell>
          <table:table-cell office:value-type="float" office:value="1.20666666666667">
            <text:p>1.2066666667</text:p>
          </table:table-cell>
          <table:table-cell office:value-type="float" office:value="46.207182320442">
            <text:p>46.20718232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0.77">
            <text:p>0.77</text:p>
          </table:table-cell>
          <table:table-cell office:value-type="float" office:value="6">
            <text:p>6</text:p>
          </table:table-cell>
          <table:table-cell office:value-type="float" office:value="69.03">
            <text:p>69.03</text:p>
          </table:table-cell>
          <table:table-cell office:value-type="float" office:value="10.55">
            <text:p>10.55</text:p>
          </table:table-cell>
          <table:table-cell office:value-type="float" office:value="6.54312796208531">
            <text:p>6.5431279621</text:p>
          </table:table-cell>
          <table:table-cell office:value-type="float" office:value="0.128333333333333">
            <text:p>0.1283333333</text:p>
          </table:table-cell>
          <table:table-cell office:value-type="float" office:value="13.7012987012987">
            <text:p>13.7012987013</text:p>
          </table:table-cell>
          <table:table-cell/>
          <table:table-cell office:value-type="string">
            <text:p>7094</text:p>
          </table:table-cell>
          <table:table-cell office:value-type="string">
            <text:p>6423</text:p>
          </table:table-cell>
          <table:table-cell office:value-type="float" office:value="1.04">
            <text:p>1.04</text:p>
          </table:table-cell>
          <table:table-cell office:value-type="float" office:value="6">
            <text:p>6</text:p>
          </table:table-cell>
          <table:table-cell office:value-type="float" office:value="93.24">
            <text:p>93.24</text:p>
          </table:table-cell>
          <table:table-cell office:value-type="float" office:value="10.55">
            <text:p>10.55</text:p>
          </table:table-cell>
          <table:table-cell office:value-type="float" office:value="8.83791469194313">
            <text:p>8.8379146919</text:p>
          </table:table-cell>
          <table:table-cell office:value-type="float" office:value="0.173333333333333">
            <text:p>0.1733333333</text:p>
          </table:table-cell>
          <table:table-cell office:value-type="float" office:value="10.1442307692308">
            <text:p>10.1442307692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087</text:p>
          </table:table-cell>
          <table:table-cell office:value-type="float" office:value="1.67">
            <text:p>1.67</text:p>
          </table:table-cell>
          <table:table-cell office:value-type="float" office:value="5">
            <text:p>5</text:p>
          </table:table-cell>
          <table:table-cell office:value-type="float" office:value="150.39">
            <text:p>150.39</text:p>
          </table:table-cell>
          <table:table-cell office:value-type="float" office:value="57.28">
            <text:p>57.28</text:p>
          </table:table-cell>
          <table:table-cell office:value-type="float" office:value="2.62552374301676">
            <text:p>2.625523743</text:p>
          </table:table-cell>
          <table:table-cell office:value-type="float" office:value="0.334">
            <text:p>0.334</text:p>
          </table:table-cell>
          <table:table-cell office:value-type="float" office:value="34.2994011976048">
            <text:p>34.2994011976</text:p>
          </table:table-cell>
          <table:table-cell/>
          <table:table-cell office:value-type="string">
            <text:p>6087</text:p>
          </table:table-cell>
          <table:table-cell office:value-type="string">
            <text:p>6446</text:p>
          </table:table-cell>
          <table:table-cell office:value-type="float" office:value="1.98">
            <text:p>1.98</text:p>
          </table:table-cell>
          <table:table-cell office:value-type="float" office:value="6">
            <text:p>6</text:p>
          </table:table-cell>
          <table:table-cell office:value-type="float" office:value="178.2">
            <text:p>178.2</text:p>
          </table:table-cell>
          <table:table-cell office:value-type="float" office:value="57.28">
            <text:p>57.28</text:p>
          </table:table-cell>
          <table:table-cell office:value-type="float" office:value="3.11103351955307">
            <text:p>3.1110335196</text:p>
          </table:table-cell>
          <table:table-cell office:value-type="float" office:value="0.33">
            <text:p>0.33</text:p>
          </table:table-cell>
          <table:table-cell office:value-type="float" office:value="28.9292929292929">
            <text:p>28.92929292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6.1">
            <text:p>6.1</text:p>
          </table:table-cell>
          <table:table-cell office:value-type="float" office:value="7">
            <text:p>7</text:p>
          </table:table-cell>
          <table:table-cell office:value-type="float" office:value="548.91">
            <text:p>548.91</text:p>
          </table:table-cell>
          <table:table-cell office:value-type="float" office:value="55.08">
            <text:p>55.08</text:p>
          </table:table-cell>
          <table:table-cell office:value-type="float" office:value="9.9656862745098">
            <text:p>9.9656862745</text:p>
          </table:table-cell>
          <table:table-cell office:value-type="float" office:value="0.871428571428571">
            <text:p>0.8714285714</text:p>
          </table:table-cell>
          <table:table-cell office:value-type="float" office:value="9.02950819672131">
            <text:p>9.0295081967</text:p>
          </table:table-cell>
          <table:table-cell/>
          <table:table-cell office:value-type="string">
            <text:p>6382</text:p>
          </table:table-cell>
          <table:table-cell office:value-type="string">
            <text:p>6446</text:p>
          </table:table-cell>
          <table:table-cell office:value-type="float" office:value="6.36">
            <text:p>6.36</text:p>
          </table:table-cell>
          <table:table-cell office:value-type="float" office:value="7">
            <text:p>7</text:p>
          </table:table-cell>
          <table:table-cell office:value-type="float" office:value="572.49">
            <text:p>572.49</text:p>
          </table:table-cell>
          <table:table-cell office:value-type="float" office:value="55.08">
            <text:p>55.08</text:p>
          </table:table-cell>
          <table:table-cell office:value-type="float" office:value="10.3937908496732">
            <text:p>10.3937908497</text:p>
          </table:table-cell>
          <table:table-cell office:value-type="float" office:value="0.908571428571429">
            <text:p>0.9085714286</text:p>
          </table:table-cell>
          <table:table-cell office:value-type="float" office:value="8.66037735849057">
            <text:p>8.660377358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2.21">
            <text:p>2.21</text:p>
          </table:table-cell>
          <table:table-cell office:value-type="float" office:value="9">
            <text:p>9</text:p>
          </table:table-cell>
          <table:table-cell office:value-type="float" office:value="198.63">
            <text:p>198.63</text:p>
          </table:table-cell>
          <table:table-cell office:value-type="float" office:value="58.83">
            <text:p>58.83</text:p>
          </table:table-cell>
          <table:table-cell office:value-type="float" office:value="3.3763386027537">
            <text:p>3.3763386028</text:p>
          </table:table-cell>
          <table:table-cell office:value-type="float" office:value="0.245555555555556">
            <text:p>0.2455555556</text:p>
          </table:table-cell>
          <table:table-cell office:value-type="float" office:value="26.6199095022624">
            <text:p>26.6199095023</text:p>
          </table:table-cell>
          <table:table-cell/>
          <table:table-cell office:value-type="string">
            <text:p>6405</text:p>
          </table:table-cell>
          <table:table-cell office:value-type="string">
            <text:p>6446</text:p>
          </table:table-cell>
          <table:table-cell office:value-type="float" office:value="2.44">
            <text:p>2.44</text:p>
          </table:table-cell>
          <table:table-cell office:value-type="float" office:value="12">
            <text:p>12</text:p>
          </table:table-cell>
          <table:table-cell office:value-type="float" office:value="219.15">
            <text:p>219.15</text:p>
          </table:table-cell>
          <table:table-cell office:value-type="float" office:value="58.83">
            <text:p>58.83</text:p>
          </table:table-cell>
          <table:table-cell office:value-type="float" office:value="3.7251402345742">
            <text:p>3.7251402346</text:p>
          </table:table-cell>
          <table:table-cell office:value-type="float" office:value="0.203333333333333">
            <text:p>0.2033333333</text:p>
          </table:table-cell>
          <table:table-cell office:value-type="float" office:value="24.1106557377049">
            <text:p>24.110655737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37">
            <text:p>7.37</text:p>
          </table:table-cell>
          <table:table-cell office:value-type="float" office:value="8">
            <text:p>8</text:p>
          </table:table-cell>
          <table:table-cell office:value-type="float" office:value="663.48">
            <text:p>663.48</text:p>
          </table:table-cell>
          <table:table-cell office:value-type="float" office:value="325.1">
            <text:p>325.1</text:p>
          </table:table-cell>
          <table:table-cell office:value-type="float" office:value="2.04084896954783">
            <text:p>2.0408489695</text:p>
          </table:table-cell>
          <table:table-cell office:value-type="float" office:value="0.92125">
            <text:p>0.92125</text:p>
          </table:table-cell>
          <table:table-cell office:value-type="float" office:value="44.1112618724559">
            <text:p>44.1112618725</text:p>
          </table:table-cell>
          <table:table-cell/>
          <table:table-cell office:value-type="string">
            <text:p>6423</text:p>
          </table:table-cell>
          <table:table-cell office:value-type="string">
            <text:p>6446</text:p>
          </table:table-cell>
          <table:table-cell office:value-type="float" office:value="7.8">
            <text:p>7.8</text:p>
          </table:table-cell>
          <table:table-cell office:value-type="float" office:value="8">
            <text:p>8</text:p>
          </table:table-cell>
          <table:table-cell office:value-type="float" office:value="702.36">
            <text:p>702.36</text:p>
          </table:table-cell>
          <table:table-cell office:value-type="float" office:value="325.1">
            <text:p>325.1</text:p>
          </table:table-cell>
          <table:table-cell office:value-type="float" office:value="2.16044294063365">
            <text:p>2.1604429406</text:p>
          </table:table-cell>
          <table:table-cell office:value-type="float" office:value="0.975">
            <text:p>0.975</text:p>
          </table:table-cell>
          <table:table-cell office:value-type="float" office:value="41.6794871794872">
            <text:p>41.679487179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1.81">
            <text:p>1.81</text:p>
          </table:table-cell>
          <table:table-cell office:value-type="float" office:value="9">
            <text:p>9</text:p>
          </table:table-cell>
          <table:table-cell office:value-type="float" office:value="163.26">
            <text:p>163.26</text:p>
          </table:table-cell>
          <table:table-cell office:value-type="float" office:value="59.71">
            <text:p>59.71</text:p>
          </table:table-cell>
          <table:table-cell office:value-type="float" office:value="2.73421537430916">
            <text:p>2.7342153743</text:p>
          </table:table-cell>
          <table:table-cell office:value-type="float" office:value="0.201111111111111">
            <text:p>0.2011111111</text:p>
          </table:table-cell>
          <table:table-cell office:value-type="float" office:value="32.9889502762431">
            <text:p>32.9889502762</text:p>
          </table:table-cell>
          <table:table-cell/>
          <table:table-cell office:value-type="string">
            <text:p>6451</text:p>
          </table:table-cell>
          <table:table-cell office:value-type="string">
            <text:p>6446</text:p>
          </table:table-cell>
          <table:table-cell office:value-type="float" office:value="1.91">
            <text:p>1.91</text:p>
          </table:table-cell>
          <table:table-cell office:value-type="float" office:value="7">
            <text:p>7</text:p>
          </table:table-cell>
          <table:table-cell office:value-type="float" office:value="171.72">
            <text:p>171.72</text:p>
          </table:table-cell>
          <table:table-cell office:value-type="float" office:value="59.71">
            <text:p>59.71</text:p>
          </table:table-cell>
          <table:table-cell office:value-type="float" office:value="2.87590018422375">
            <text:p>2.8759001842</text:p>
          </table:table-cell>
          <table:table-cell office:value-type="float" office:value="0.272857142857143">
            <text:p>0.2728571429</text:p>
          </table:table-cell>
          <table:table-cell office:value-type="float" office:value="31.261780104712">
            <text:p>31.261780104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2.04">
            <text:p>2.04</text:p>
          </table:table-cell>
          <table:table-cell office:value-type="float" office:value="255">
            <text:p>255</text:p>
          </table:table-cell>
          <table:table-cell office:value-type="float" office:value="184.05">
            <text:p>184.05</text:p>
          </table:table-cell>
          <table:table-cell office:value-type="float" office:value="3.52">
            <text:p>3.52</text:p>
          </table:table-cell>
          <table:table-cell office:value-type="float" office:value="52.2869318181818">
            <text:p>52.2869318182</text:p>
          </table:table-cell>
          <table:table-cell office:value-type="float" office:value="0.008">
            <text:p>0.008</text:p>
          </table:table-cell>
          <table:table-cell office:value-type="float" office:value="1.72549019607843">
            <text:p>1.7254901961</text:p>
          </table:table-cell>
          <table:table-cell/>
          <table:table-cell office:value-type="string">
            <text:p>6471</text:p>
          </table:table-cell>
          <table:table-cell office:value-type="string">
            <text:p>6446</text:p>
          </table:table-cell>
          <table:table-cell office:value-type="float" office:value="2.94">
            <text:p>2.94</text:p>
          </table:table-cell>
          <table:table-cell office:value-type="float" office:value="255">
            <text:p>255</text:p>
          </table:table-cell>
          <table:table-cell office:value-type="float" office:value="264.33">
            <text:p>264.33</text:p>
          </table:table-cell>
          <table:table-cell office:value-type="float" office:value="3.52">
            <text:p>3.52</text:p>
          </table:table-cell>
          <table:table-cell office:value-type="float" office:value="75.09375">
            <text:p>75.09375</text:p>
          </table:table-cell>
          <table:table-cell office:value-type="float" office:value="0.0115294117647059">
            <text:p>0.0115294118</text:p>
          </table:table-cell>
          <table:table-cell office:value-type="float" office:value="1.19727891156463">
            <text:p>1.19727891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4.18">
            <text:p>4.18</text:p>
          </table:table-cell>
          <table:table-cell office:value-type="float" office:value="10">
            <text:p>10</text:p>
          </table:table-cell>
          <table:table-cell office:value-type="float" office:value="376.11">
            <text:p>376.11</text:p>
          </table:table-cell>
          <table:table-cell office:value-type="float" office:value="119.95">
            <text:p>119.95</text:p>
          </table:table-cell>
          <table:table-cell office:value-type="float" office:value="3.13555648186744">
            <text:p>3.1355564819</text:p>
          </table:table-cell>
          <table:table-cell office:value-type="float" office:value="0.418">
            <text:p>0.418</text:p>
          </table:table-cell>
          <table:table-cell office:value-type="float" office:value="28.6961722488038">
            <text:p>28.6961722488</text:p>
          </table:table-cell>
          <table:table-cell/>
          <table:table-cell office:value-type="string">
            <text:p>6499</text:p>
          </table:table-cell>
          <table:table-cell office:value-type="string">
            <text:p>6446</text:p>
          </table:table-cell>
          <table:table-cell office:value-type="float" office:value="4.6">
            <text:p>4.6</text:p>
          </table:table-cell>
          <table:table-cell office:value-type="float" office:value="10">
            <text:p>10</text:p>
          </table:table-cell>
          <table:table-cell office:value-type="float" office:value="414.09">
            <text:p>414.09</text:p>
          </table:table-cell>
          <table:table-cell office:value-type="float" office:value="119.95">
            <text:p>119.95</text:p>
          </table:table-cell>
          <table:table-cell office:value-type="float" office:value="3.45218841183827">
            <text:p>3.4521884118</text:p>
          </table:table-cell>
          <table:table-cell office:value-type="float" office:value="0.46">
            <text:p>0.46</text:p>
          </table:table-cell>
          <table:table-cell office:value-type="float" office:value="26.0760869565217">
            <text:p>26.07608695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6.11">
            <text:p>6.11</text:p>
          </table:table-cell>
          <table:table-cell office:value-type="float" office:value="10">
            <text:p>10</text:p>
          </table:table-cell>
          <table:table-cell office:value-type="float" office:value="550.17">
            <text:p>550.17</text:p>
          </table:table-cell>
          <table:table-cell office:value-type="float" office:value="217.37">
            <text:p>217.37</text:p>
          </table:table-cell>
          <table:table-cell office:value-type="float" office:value="2.53103004094401">
            <text:p>2.5310300409</text:p>
          </table:table-cell>
          <table:table-cell office:value-type="float" office:value="0.611">
            <text:p>0.611</text:p>
          </table:table-cell>
          <table:table-cell office:value-type="float" office:value="35.5761047463175">
            <text:p>35.5761047463</text:p>
          </table:table-cell>
          <table:table-cell/>
          <table:table-cell office:value-type="string">
            <text:p>6501</text:p>
          </table:table-cell>
          <table:table-cell office:value-type="string">
            <text:p>6446</text:p>
          </table:table-cell>
          <table:table-cell office:value-type="float" office:value="6.09">
            <text:p>6.09</text:p>
          </table:table-cell>
          <table:table-cell office:value-type="float" office:value="10">
            <text:p>10</text:p>
          </table:table-cell>
          <table:table-cell office:value-type="float" office:value="547.74">
            <text:p>547.74</text:p>
          </table:table-cell>
          <table:table-cell office:value-type="float" office:value="217.37">
            <text:p>217.37</text:p>
          </table:table-cell>
          <table:table-cell office:value-type="float" office:value="2.51985094539265">
            <text:p>2.5198509454</text:p>
          </table:table-cell>
          <table:table-cell office:value-type="float" office:value="0.609">
            <text:p>0.609</text:p>
          </table:table-cell>
          <table:table-cell office:value-type="float" office:value="35.6929392446634">
            <text:p>35.692939244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3.94">
            <text:p>3.94</text:p>
          </table:table-cell>
          <table:table-cell office:value-type="float" office:value="7">
            <text:p>7</text:p>
          </table:table-cell>
          <table:table-cell office:value-type="float" office:value="354.15">
            <text:p>354.15</text:p>
          </table:table-cell>
          <table:table-cell office:value-type="float" office:value="132.74">
            <text:p>132.74</text:p>
          </table:table-cell>
          <table:table-cell office:value-type="float" office:value="2.66799758927226">
            <text:p>2.6679975893</text:p>
          </table:table-cell>
          <table:table-cell office:value-type="float" office:value="0.562857142857143">
            <text:p>0.5628571429</text:p>
          </table:table-cell>
          <table:table-cell office:value-type="float" office:value="33.6903553299492">
            <text:p>33.6903553299</text:p>
          </table:table-cell>
          <table:table-cell/>
          <table:table-cell office:value-type="string">
            <text:p>6512</text:p>
          </table:table-cell>
          <table:table-cell office:value-type="string">
            <text:p>6446</text:p>
          </table:table-cell>
          <table:table-cell office:value-type="float" office:value="4.2">
            <text:p>4.2</text:p>
          </table:table-cell>
          <table:table-cell office:value-type="float" office:value="8">
            <text:p>8</text:p>
          </table:table-cell>
          <table:table-cell office:value-type="float" office:value="378.18">
            <text:p>378.18</text:p>
          </table:table-cell>
          <table:table-cell office:value-type="float" office:value="132.74">
            <text:p>132.74</text:p>
          </table:table-cell>
          <table:table-cell office:value-type="float" office:value="2.84902817538044">
            <text:p>2.8490281754</text:p>
          </table:table-cell>
          <table:table-cell office:value-type="float" office:value="0.525">
            <text:p>0.525</text:p>
          </table:table-cell>
          <table:table-cell office:value-type="float" office:value="31.6047619047619">
            <text:p>31.60476190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1.72">
            <text:p>1.72</text:p>
          </table:table-cell>
          <table:table-cell office:value-type="float" office:value="10">
            <text:p>10</text:p>
          </table:table-cell>
          <table:table-cell office:value-type="float" office:value="154.8">
            <text:p>154.8</text:p>
          </table:table-cell>
          <table:table-cell office:value-type="float" office:value="32.28">
            <text:p>32.28</text:p>
          </table:table-cell>
          <table:table-cell office:value-type="float" office:value="4.79553903345725">
            <text:p>4.7955390335</text:p>
          </table:table-cell>
          <table:table-cell office:value-type="float" office:value="0.172">
            <text:p>0.172</text:p>
          </table:table-cell>
          <table:table-cell office:value-type="float" office:value="18.7674418604651">
            <text:p>18.7674418605</text:p>
          </table:table-cell>
          <table:table-cell/>
          <table:table-cell office:value-type="string">
            <text:p>6515</text:p>
          </table:table-cell>
          <table:table-cell office:value-type="string">
            <text:p>6446</text:p>
          </table:table-cell>
          <table:table-cell office:value-type="float" office:value="2.07">
            <text:p>2.07</text:p>
          </table:table-cell>
          <table:table-cell office:value-type="float" office:value="11">
            <text:p>11</text:p>
          </table:table-cell>
          <table:table-cell office:value-type="float" office:value="186.66">
            <text:p>186.66</text:p>
          </table:table-cell>
          <table:table-cell office:value-type="float" office:value="32.28">
            <text:p>32.28</text:p>
          </table:table-cell>
          <table:table-cell office:value-type="float" office:value="5.78252788104089">
            <text:p>5.782527881</text:p>
          </table:table-cell>
          <table:table-cell office:value-type="float" office:value="0.188181818181818">
            <text:p>0.1881818182</text:p>
          </table:table-cell>
          <table:table-cell office:value-type="float" office:value="15.5942028985507">
            <text:p>15.59420289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2.59">
            <text:p>2.59</text:p>
          </table:table-cell>
          <table:table-cell office:value-type="float" office:value="10">
            <text:p>10</text:p>
          </table:table-cell>
          <table:table-cell office:value-type="float" office:value="233.19">
            <text:p>233.19</text:p>
          </table:table-cell>
          <table:table-cell office:value-type="float" office:value="32.17">
            <text:p>32.17</text:p>
          </table:table-cell>
          <table:table-cell office:value-type="float" office:value="7.24867889337892">
            <text:p>7.2486788934</text:p>
          </table:table-cell>
          <table:table-cell office:value-type="float" office:value="0.259">
            <text:p>0.259</text:p>
          </table:table-cell>
          <table:table-cell office:value-type="float" office:value="12.4208494208494">
            <text:p>12.4208494208</text:p>
          </table:table-cell>
          <table:table-cell/>
          <table:table-cell office:value-type="string">
            <text:p>6516</text:p>
          </table:table-cell>
          <table:table-cell office:value-type="string">
            <text:p>6446</text:p>
          </table:table-cell>
          <table:table-cell office:value-type="float" office:value="2.6">
            <text:p>2.6</text:p>
          </table:table-cell>
          <table:table-cell office:value-type="float" office:value="11">
            <text:p>11</text:p>
          </table:table-cell>
          <table:table-cell office:value-type="float" office:value="233.64">
            <text:p>233.64</text:p>
          </table:table-cell>
          <table:table-cell office:value-type="float" office:value="32.17">
            <text:p>32.17</text:p>
          </table:table-cell>
          <table:table-cell office:value-type="float" office:value="7.26266708113149">
            <text:p>7.2626670811</text:p>
          </table:table-cell>
          <table:table-cell office:value-type="float" office:value="0.236363636363636">
            <text:p>0.2363636364</text:p>
          </table:table-cell>
          <table:table-cell office:value-type="float" office:value="12.3730769230769">
            <text:p>12.37307692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8.32">
            <text:p>8.32</text:p>
          </table:table-cell>
          <table:table-cell office:value-type="float" office:value="9">
            <text:p>9</text:p>
          </table:table-cell>
          <table:table-cell office:value-type="float" office:value="748.8">
            <text:p>748.8</text:p>
          </table:table-cell>
          <table:table-cell office:value-type="float" office:value="322.07">
            <text:p>322.07</text:p>
          </table:table-cell>
          <table:table-cell office:value-type="float" office:value="2.32496041233272">
            <text:p>2.3249604123</text:p>
          </table:table-cell>
          <table:table-cell office:value-type="float" office:value="0.924444444444444">
            <text:p>0.9244444444</text:p>
          </table:table-cell>
          <table:table-cell office:value-type="float" office:value="38.7103365384615">
            <text:p>38.7103365385</text:p>
          </table:table-cell>
          <table:table-cell/>
          <table:table-cell office:value-type="string">
            <text:p>6519</text:p>
          </table:table-cell>
          <table:table-cell office:value-type="string">
            <text:p>6446</text:p>
          </table:table-cell>
          <table:table-cell office:value-type="float" office:value="8.42">
            <text:p>8.42</text:p>
          </table:table-cell>
          <table:table-cell office:value-type="float" office:value="8">
            <text:p>8</text:p>
          </table:table-cell>
          <table:table-cell office:value-type="float" office:value="757.62">
            <text:p>757.62</text:p>
          </table:table-cell>
          <table:table-cell office:value-type="float" office:value="322.07">
            <text:p>322.07</text:p>
          </table:table-cell>
          <table:table-cell office:value-type="float" office:value="2.35234576334337">
            <text:p>2.3523457633</text:p>
          </table:table-cell>
          <table:table-cell office:value-type="float" office:value="1.0525">
            <text:p>1.0525</text:p>
          </table:table-cell>
          <table:table-cell office:value-type="float" office:value="38.250593824228">
            <text:p>38.25059382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9.96">
            <text:p>9.96</text:p>
          </table:table-cell>
          <table:table-cell office:value-type="float" office:value="5">
            <text:p>5</text:p>
          </table:table-cell>
          <table:table-cell office:value-type="float" office:value="896.31">
            <text:p>896.31</text:p>
          </table:table-cell>
          <table:table-cell office:value-type="float" office:value="315.5">
            <text:p>315.5</text:p>
          </table:table-cell>
          <table:table-cell office:value-type="float" office:value="2.84091917591125">
            <text:p>2.8409191759</text:p>
          </table:table-cell>
          <table:table-cell office:value-type="float" office:value="1.992">
            <text:p>1.992</text:p>
          </table:table-cell>
          <table:table-cell office:value-type="float" office:value="31.6767068273092">
            <text:p>31.6767068273</text:p>
          </table:table-cell>
          <table:table-cell/>
          <table:table-cell office:value-type="string">
            <text:p>6532</text:p>
          </table:table-cell>
          <table:table-cell office:value-type="string">
            <text:p>6446</text:p>
          </table:table-cell>
          <table:table-cell office:value-type="float" office:value="10.45">
            <text:p>10.45</text:p>
          </table:table-cell>
          <table:table-cell office:value-type="float" office:value="12">
            <text:p>12</text:p>
          </table:table-cell>
          <table:table-cell office:value-type="float" office:value="940.14">
            <text:p>940.14</text:p>
          </table:table-cell>
          <table:table-cell office:value-type="float" office:value="315.5">
            <text:p>315.5</text:p>
          </table:table-cell>
          <table:table-cell office:value-type="float" office:value="2.97984152139461">
            <text:p>2.9798415214</text:p>
          </table:table-cell>
          <table:table-cell office:value-type="float" office:value="0.870833333333333">
            <text:p>0.8708333333</text:p>
          </table:table-cell>
          <table:table-cell office:value-type="float" office:value="30.1913875598086">
            <text:p>30.19138755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4.45">
            <text:p>4.45</text:p>
          </table:table-cell>
          <table:table-cell office:value-type="float" office:value="10">
            <text:p>10</text:p>
          </table:table-cell>
          <table:table-cell office:value-type="float" office:value="400.41">
            <text:p>400.41</text:p>
          </table:table-cell>
          <table:table-cell office:value-type="float" office:value="165.64">
            <text:p>165.64</text:p>
          </table:table-cell>
          <table:table-cell office:value-type="float" office:value="2.41735088142961">
            <text:p>2.4173508814</text:p>
          </table:table-cell>
          <table:table-cell office:value-type="float" office:value="0.445">
            <text:p>0.445</text:p>
          </table:table-cell>
          <table:table-cell office:value-type="float" office:value="37.2224719101123">
            <text:p>37.2224719101</text:p>
          </table:table-cell>
          <table:table-cell/>
          <table:table-cell office:value-type="string">
            <text:p>6552</text:p>
          </table:table-cell>
          <table:table-cell office:value-type="string">
            <text:p>6446</text:p>
          </table:table-cell>
          <table:table-cell office:value-type="float" office:value="4.79">
            <text:p>4.79</text:p>
          </table:table-cell>
          <table:table-cell office:value-type="float" office:value="10">
            <text:p>10</text:p>
          </table:table-cell>
          <table:table-cell office:value-type="float" office:value="431.46">
            <text:p>431.46</text:p>
          </table:table-cell>
          <table:table-cell office:value-type="float" office:value="165.64">
            <text:p>165.64</text:p>
          </table:table-cell>
          <table:table-cell office:value-type="float" office:value="2.60480560251147">
            <text:p>2.6048056025</text:p>
          </table:table-cell>
          <table:table-cell office:value-type="float" office:value="0.479">
            <text:p>0.479</text:p>
          </table:table-cell>
          <table:table-cell office:value-type="float" office:value="34.580375782881">
            <text:p>34.58037578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1.4">
            <text:p>1.4</text:p>
          </table:table-cell>
          <table:table-cell office:value-type="float" office:value="9">
            <text:p>9</text:p>
          </table:table-cell>
          <table:table-cell office:value-type="float" office:value="125.73">
            <text:p>125.73</text:p>
          </table:table-cell>
          <table:table-cell office:value-type="float" office:value="59.71">
            <text:p>59.71</text:p>
          </table:table-cell>
          <table:table-cell office:value-type="float" office:value="2.10567744096466">
            <text:p>2.105677441</text:p>
          </table:table-cell>
          <table:table-cell office:value-type="float" office:value="0.155555555555556">
            <text:p>0.1555555556</text:p>
          </table:table-cell>
          <table:table-cell office:value-type="float" office:value="42.65">
            <text:p>42.65</text:p>
          </table:table-cell>
          <table:table-cell/>
          <table:table-cell office:value-type="string">
            <text:p>6559</text:p>
          </table:table-cell>
          <table:table-cell office:value-type="string">
            <text:p>6446</text:p>
          </table:table-cell>
          <table:table-cell office:value-type="float" office:value="1.85">
            <text:p>1.85</text:p>
          </table:table-cell>
          <table:table-cell office:value-type="float" office:value="10">
            <text:p>10</text:p>
          </table:table-cell>
          <table:table-cell office:value-type="float" office:value="166.86">
            <text:p>166.86</text:p>
          </table:table-cell>
          <table:table-cell office:value-type="float" office:value="59.71">
            <text:p>59.71</text:p>
          </table:table-cell>
          <table:table-cell office:value-type="float" office:value="2.79450678278345">
            <text:p>2.7945067828</text:p>
          </table:table-cell>
          <table:table-cell office:value-type="float" office:value="0.185">
            <text:p>0.185</text:p>
          </table:table-cell>
          <table:table-cell office:value-type="float" office:value="32.2756756756757">
            <text:p>32.27567567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1.39">
            <text:p>1.39</text:p>
          </table:table-cell>
          <table:table-cell office:value-type="float" office:value="8">
            <text:p>8</text:p>
          </table:table-cell>
          <table:table-cell office:value-type="float" office:value="125.37">
            <text:p>125.37</text:p>
          </table:table-cell>
          <table:table-cell office:value-type="float" office:value="3.44">
            <text:p>3.44</text:p>
          </table:table-cell>
          <table:table-cell office:value-type="float" office:value="36.4447674418605">
            <text:p>36.4447674419</text:p>
          </table:table-cell>
          <table:table-cell office:value-type="float" office:value="0.17375">
            <text:p>0.17375</text:p>
          </table:table-cell>
          <table:table-cell office:value-type="float" office:value="2.47482014388489">
            <text:p>2.4748201439</text:p>
          </table:table-cell>
          <table:table-cell/>
          <table:table-cell office:value-type="string">
            <text:p>6562</text:p>
          </table:table-cell>
          <table:table-cell office:value-type="string">
            <text:p>6446</text:p>
          </table:table-cell>
          <table:table-cell office:value-type="float" office:value="1.29">
            <text:p>1.29</text:p>
          </table:table-cell>
          <table:table-cell office:value-type="float" office:value="8">
            <text:p>8</text:p>
          </table:table-cell>
          <table:table-cell office:value-type="float" office:value="116.1">
            <text:p>116.1</text:p>
          </table:table-cell>
          <table:table-cell office:value-type="float" office:value="3.44">
            <text:p>3.44</text:p>
          </table:table-cell>
          <table:table-cell office:value-type="float" office:value="33.75">
            <text:p>33.75</text:p>
          </table:table-cell>
          <table:table-cell office:value-type="float" office:value="0.16125">
            <text:p>0.16125</text:p>
          </table:table-cell>
          <table:table-cell office:value-type="float" office:value="2.66666666666667">
            <text:p>2.66666666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3.77">
            <text:p>3.77</text:p>
          </table:table-cell>
          <table:table-cell office:value-type="float" office:value="8">
            <text:p>8</text:p>
          </table:table-cell>
          <table:table-cell office:value-type="float" office:value="339.66">
            <text:p>339.66</text:p>
          </table:table-cell>
          <table:table-cell office:value-type="float" office:value="98.68">
            <text:p>98.68</text:p>
          </table:table-cell>
          <table:table-cell office:value-type="float" office:value="3.44203486015403">
            <text:p>3.4420348602</text:p>
          </table:table-cell>
          <table:table-cell office:value-type="float" office:value="0.47125">
            <text:p>0.47125</text:p>
          </table:table-cell>
          <table:table-cell office:value-type="float" office:value="26.1750663129974">
            <text:p>26.175066313</text:p>
          </table:table-cell>
          <table:table-cell/>
          <table:table-cell office:value-type="string">
            <text:p>6609</text:p>
          </table:table-cell>
          <table:table-cell office:value-type="string">
            <text:p>6446</text:p>
          </table:table-cell>
          <table:table-cell office:value-type="float" office:value="4.11">
            <text:p>4.11</text:p>
          </table:table-cell>
          <table:table-cell office:value-type="float" office:value="8">
            <text:p>8</text:p>
          </table:table-cell>
          <table:table-cell office:value-type="float" office:value="369.99">
            <text:p>369.99</text:p>
          </table:table-cell>
          <table:table-cell office:value-type="float" office:value="98.68">
            <text:p>98.68</text:p>
          </table:table-cell>
          <table:table-cell office:value-type="float" office:value="3.74939197405756">
            <text:p>3.7493919741</text:p>
          </table:table-cell>
          <table:table-cell office:value-type="float" office:value="0.51375">
            <text:p>0.51375</text:p>
          </table:table-cell>
          <table:table-cell office:value-type="float" office:value="24.0097323600973">
            <text:p>24.00973236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2.45">
            <text:p>2.45</text:p>
          </table:table-cell>
          <table:table-cell office:value-type="float" office:value="7">
            <text:p>7</text:p>
          </table:table-cell>
          <table:table-cell office:value-type="float" office:value="220.77">
            <text:p>220.77</text:p>
          </table:table-cell>
          <table:table-cell office:value-type="float" office:value="97.82">
            <text:p>97.82</text:p>
          </table:table-cell>
          <table:table-cell office:value-type="float" office:value="2.25690042936005">
            <text:p>2.2569004294</text:p>
          </table:table-cell>
          <table:table-cell office:value-type="float" office:value="0.35">
            <text:p>0.35</text:p>
          </table:table-cell>
          <table:table-cell office:value-type="float" office:value="39.9265306122449">
            <text:p>39.9265306122</text:p>
          </table:table-cell>
          <table:table-cell/>
          <table:table-cell office:value-type="string">
            <text:p>6647</text:p>
          </table:table-cell>
          <table:table-cell office:value-type="string">
            <text:p>6446</text:p>
          </table:table-cell>
          <table:table-cell office:value-type="float" office:value="2.5">
            <text:p>2.5</text:p>
          </table:table-cell>
          <table:table-cell office:value-type="float" office:value="7">
            <text:p>7</text:p>
          </table:table-cell>
          <table:table-cell office:value-type="float" office:value="224.73">
            <text:p>224.73</text:p>
          </table:table-cell>
          <table:table-cell office:value-type="float" office:value="97.82">
            <text:p>97.82</text:p>
          </table:table-cell>
          <table:table-cell office:value-type="float" office:value="2.29738294827234">
            <text:p>2.2973829483</text:p>
          </table:table-cell>
          <table:table-cell office:value-type="float" office:value="0.357142857142857">
            <text:p>0.3571428571</text:p>
          </table:table-cell>
          <table:table-cell office:value-type="float" office:value="39.128">
            <text:p>39.1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1.28">
            <text:p>1.28</text:p>
          </table:table-cell>
          <table:table-cell office:value-type="float" office:value="8">
            <text:p>8</text:p>
          </table:table-cell>
          <table:table-cell office:value-type="float" office:value="115.56">
            <text:p>115.56</text:p>
          </table:table-cell>
          <table:table-cell office:value-type="float" office:value="10.38">
            <text:p>10.38</text:p>
          </table:table-cell>
          <table:table-cell office:value-type="float" office:value="11.1329479768786">
            <text:p>11.1329479769</text:p>
          </table:table-cell>
          <table:table-cell office:value-type="float" office:value="0.16">
            <text:p>0.16</text:p>
          </table:table-cell>
          <table:table-cell office:value-type="float" office:value="8.109375">
            <text:p>8.109375</text:p>
          </table:table-cell>
          <table:table-cell/>
          <table:table-cell office:value-type="string">
            <text:p>6670</text:p>
          </table:table-cell>
          <table:table-cell office:value-type="string">
            <text:p>6446</text:p>
          </table:table-cell>
          <table:table-cell office:value-type="float" office:value="1.7">
            <text:p>1.7</text:p>
          </table:table-cell>
          <table:table-cell office:value-type="float" office:value="9">
            <text:p>9</text:p>
          </table:table-cell>
          <table:table-cell office:value-type="float" office:value="152.55">
            <text:p>152.55</text:p>
          </table:table-cell>
          <table:table-cell office:value-type="float" office:value="10.38">
            <text:p>10.38</text:p>
          </table:table-cell>
          <table:table-cell office:value-type="float" office:value="14.6965317919075">
            <text:p>14.6965317919</text:p>
          </table:table-cell>
          <table:table-cell office:value-type="float" office:value="0.188888888888889">
            <text:p>0.1888888889</text:p>
          </table:table-cell>
          <table:table-cell office:value-type="float" office:value="6.10588235294118">
            <text:p>6.10588235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7.82">
            <text:p>27.82</text:p>
          </table:table-cell>
          <table:table-cell office:value-type="float" office:value="9">
            <text:p>9</text:p>
          </table:table-cell>
          <table:table-cell office:value-type="float" office:value="2503.8">
            <text:p>2503.8</text:p>
          </table:table-cell>
          <table:table-cell office:value-type="float" office:value="186.47">
            <text:p>186.47</text:p>
          </table:table-cell>
          <table:table-cell office:value-type="float" office:value="13.427360969593">
            <text:p>13.4273609696</text:p>
          </table:table-cell>
          <table:table-cell office:value-type="float" office:value="3.09111111111111">
            <text:p>3.0911111111</text:p>
          </table:table-cell>
          <table:table-cell office:value-type="float" office:value="6.70273184759166">
            <text:p>6.7027318476</text:p>
          </table:table-cell>
          <table:table-cell/>
          <table:table-cell office:value-type="string">
            <text:p>6674</text:p>
          </table:table-cell>
          <table:table-cell office:value-type="string">
            <text:p>6446</text:p>
          </table:table-cell>
          <table:table-cell office:value-type="float" office:value="27.78">
            <text:p>27.78</text:p>
          </table:table-cell>
          <table:table-cell office:value-type="float" office:value="11">
            <text:p>11</text:p>
          </table:table-cell>
          <table:table-cell office:value-type="float" office:value="2500.38">
            <text:p>2500.38</text:p>
          </table:table-cell>
          <table:table-cell office:value-type="float" office:value="186.47">
            <text:p>186.47</text:p>
          </table:table-cell>
          <table:table-cell office:value-type="float" office:value="13.4090202177294">
            <text:p>13.4090202177</text:p>
          </table:table-cell>
          <table:table-cell office:value-type="float" office:value="2.52545454545454">
            <text:p>2.5254545455</text:p>
          </table:table-cell>
          <table:table-cell office:value-type="float" office:value="6.71238300935925">
            <text:p>6.712383009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19">
            <text:p>2.19</text:p>
          </table:table-cell>
          <table:table-cell office:value-type="float" office:value="12">
            <text:p>12</text:p>
          </table:table-cell>
          <table:table-cell office:value-type="float" office:value="197.01">
            <text:p>197.01</text:p>
          </table:table-cell>
          <table:table-cell office:value-type="float" office:value="57.28">
            <text:p>57.28</text:p>
          </table:table-cell>
          <table:table-cell office:value-type="float" office:value="3.43942039106145">
            <text:p>3.4394203911</text:p>
          </table:table-cell>
          <table:table-cell office:value-type="float" office:value="0.1825">
            <text:p>0.1825</text:p>
          </table:table-cell>
          <table:table-cell office:value-type="float" office:value="26.1552511415525">
            <text:p>26.1552511416</text:p>
          </table:table-cell>
          <table:table-cell/>
          <table:table-cell office:value-type="string">
            <text:p>6695</text:p>
          </table:table-cell>
          <table:table-cell office:value-type="string">
            <text:p>6446</text:p>
          </table:table-cell>
          <table:table-cell office:value-type="float" office:value="2.47">
            <text:p>2.47</text:p>
          </table:table-cell>
          <table:table-cell office:value-type="float" office:value="14">
            <text:p>14</text:p>
          </table:table-cell>
          <table:table-cell office:value-type="float" office:value="221.94">
            <text:p>221.94</text:p>
          </table:table-cell>
          <table:table-cell office:value-type="float" office:value="57.28">
            <text:p>57.28</text:p>
          </table:table-cell>
          <table:table-cell office:value-type="float" office:value="3.87465083798883">
            <text:p>3.874650838</text:p>
          </table:table-cell>
          <table:table-cell office:value-type="float" office:value="0.176428571428571">
            <text:p>0.1764285714</text:p>
          </table:table-cell>
          <table:table-cell office:value-type="float" office:value="23.1902834008097">
            <text:p>23.190283400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2.07">
            <text:p>2.07</text:p>
          </table:table-cell>
          <table:table-cell office:value-type="float" office:value="6">
            <text:p>6</text:p>
          </table:table-cell>
          <table:table-cell office:value-type="float" office:value="186.57">
            <text:p>186.57</text:p>
          </table:table-cell>
          <table:table-cell office:value-type="float" office:value="3.25">
            <text:p>3.25</text:p>
          </table:table-cell>
          <table:table-cell office:value-type="float" office:value="57.4061538461538">
            <text:p>57.4061538462</text:p>
          </table:table-cell>
          <table:table-cell office:value-type="float" office:value="0.345">
            <text:p>0.345</text:p>
          </table:table-cell>
          <table:table-cell office:value-type="float" office:value="1.57004830917874">
            <text:p>1.5700483092</text:p>
          </table:table-cell>
          <table:table-cell/>
          <table:table-cell office:value-type="string">
            <text:p>6699</text:p>
          </table:table-cell>
          <table:table-cell office:value-type="string">
            <text:p>6446</text:p>
          </table:table-cell>
          <table:table-cell office:value-type="float" office:value="2.26">
            <text:p>2.26</text:p>
          </table:table-cell>
          <table:table-cell office:value-type="float" office:value="5">
            <text:p>5</text:p>
          </table:table-cell>
          <table:table-cell office:value-type="float" office:value="203.04">
            <text:p>203.04</text:p>
          </table:table-cell>
          <table:table-cell office:value-type="float" office:value="3.25">
            <text:p>3.25</text:p>
          </table:table-cell>
          <table:table-cell office:value-type="float" office:value="62.4738461538461">
            <text:p>62.4738461538</text:p>
          </table:table-cell>
          <table:table-cell office:value-type="float" office:value="0.452">
            <text:p>0.452</text:p>
          </table:table-cell>
          <table:table-cell office:value-type="float" office:value="1.43805309734513">
            <text:p>1.43805309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7.54">
            <text:p>7.54</text:p>
          </table:table-cell>
          <table:table-cell office:value-type="float" office:value="6">
            <text:p>6</text:p>
          </table:table-cell>
          <table:table-cell office:value-type="float" office:value="678.51">
            <text:p>678.51</text:p>
          </table:table-cell>
          <table:table-cell office:value-type="float" office:value="345.86">
            <text:p>345.86</text:p>
          </table:table-cell>
          <table:table-cell office:value-type="float" office:value="1.96180535476783">
            <text:p>1.9618053548</text:p>
          </table:table-cell>
          <table:table-cell office:value-type="float" office:value="1.25666666666667">
            <text:p>1.2566666667</text:p>
          </table:table-cell>
          <table:table-cell office:value-type="float" office:value="45.8700265251989">
            <text:p>45.8700265252</text:p>
          </table:table-cell>
          <table:table-cell/>
          <table:table-cell office:value-type="string">
            <text:p>6716</text:p>
          </table:table-cell>
          <table:table-cell office:value-type="string">
            <text:p>644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19.91">
            <text:p>719.91</text:p>
          </table:table-cell>
          <table:table-cell office:value-type="float" office:value="345.86">
            <text:p>345.86</text:p>
          </table:table-cell>
          <table:table-cell office:value-type="float" office:value="2.0815069681374">
            <text:p>2.0815069681</text:p>
          </table:table-cell>
          <table:table-cell office:value-type="float" office:value="1.33333333333333">
            <text:p>1.3333333333</text:p>
          </table:table-cell>
          <table:table-cell office:value-type="float" office:value="43.2325">
            <text:p>43.23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71.73">
            <text:p>71.73</text:p>
          </table:table-cell>
          <table:table-cell office:value-type="float" office:value="0.16">
            <text:p>0.16</text:p>
          </table:table-cell>
          <table:table-cell office:value-type="float" office:value="448.3125">
            <text:p>448.3125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6738</text:p>
          </table:table-cell>
          <table:table-cell office:value-type="string">
            <text:p>6446</text:p>
          </table:table-cell>
          <table:table-cell office:value-type="float" office:value="1.26">
            <text:p>1.26</text:p>
          </table:table-cell>
          <table:table-cell office:value-type="float" office:value="6">
            <text:p>6</text:p>
          </table:table-cell>
          <table:table-cell office:value-type="float" office:value="113.76">
            <text:p>113.76</text:p>
          </table:table-cell>
          <table:table-cell office:value-type="float" office:value="0.16">
            <text:p>0.16</text:p>
          </table:table-cell>
          <table:table-cell office:value-type="float" office:value="711">
            <text:p>711</text:p>
          </table:table-cell>
          <table:table-cell office:value-type="float" office:value="0.21">
            <text:p>0.21</text:p>
          </table:table-cell>
          <table:table-cell office:value-type="float" office:value="0.126984126984127">
            <text:p>0.1269841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7.77">
            <text:p>7.77</text:p>
          </table:table-cell>
          <table:table-cell office:value-type="float" office:value="11">
            <text:p>11</text:p>
          </table:table-cell>
          <table:table-cell office:value-type="float" office:value="699.39">
            <text:p>699.39</text:p>
          </table:table-cell>
          <table:table-cell office:value-type="float" office:value="250.33">
            <text:p>250.33</text:p>
          </table:table-cell>
          <table:table-cell office:value-type="float" office:value="2.79387208884273">
            <text:p>2.7938720888</text:p>
          </table:table-cell>
          <table:table-cell office:value-type="float" office:value="0.706363636363636">
            <text:p>0.7063636364</text:p>
          </table:table-cell>
          <table:table-cell office:value-type="float" office:value="32.2175032175032">
            <text:p>32.2175032175</text:p>
          </table:table-cell>
          <table:table-cell/>
          <table:table-cell office:value-type="string">
            <text:p>6843</text:p>
          </table:table-cell>
          <table:table-cell office:value-type="string">
            <text:p>6446</text:p>
          </table:table-cell>
          <table:table-cell office:value-type="float" office:value="8.48">
            <text:p>8.48</text:p>
          </table:table-cell>
          <table:table-cell office:value-type="float" office:value="11">
            <text:p>11</text:p>
          </table:table-cell>
          <table:table-cell office:value-type="float" office:value="763.38">
            <text:p>763.38</text:p>
          </table:table-cell>
          <table:table-cell office:value-type="float" office:value="250.33">
            <text:p>250.33</text:p>
          </table:table-cell>
          <table:table-cell office:value-type="float" office:value="3.04949466703951">
            <text:p>3.049494667</text:p>
          </table:table-cell>
          <table:table-cell office:value-type="float" office:value="0.770909090909091">
            <text:p>0.7709090909</text:p>
          </table:table-cell>
          <table:table-cell office:value-type="float" office:value="29.5200471698113">
            <text:p>29.52004716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3.63">
            <text:p>3.63</text:p>
          </table:table-cell>
          <table:table-cell office:value-type="float" office:value="6">
            <text:p>6</text:p>
          </table:table-cell>
          <table:table-cell office:value-type="float" office:value="326.61">
            <text:p>326.61</text:p>
          </table:table-cell>
          <table:table-cell office:value-type="float" office:value="11.21">
            <text:p>11.21</text:p>
          </table:table-cell>
          <table:table-cell office:value-type="float" office:value="29.135593220339">
            <text:p>29.1355932203</text:p>
          </table:table-cell>
          <table:table-cell office:value-type="float" office:value="0.605">
            <text:p>0.605</text:p>
          </table:table-cell>
          <table:table-cell office:value-type="float" office:value="3.08815426997245">
            <text:p>3.08815427</text:p>
          </table:table-cell>
          <table:table-cell/>
          <table:table-cell office:value-type="string">
            <text:p>6879</text:p>
          </table:table-cell>
          <table:table-cell office:value-type="string">
            <text:p>6446</text:p>
          </table:table-cell>
          <table:table-cell office:value-type="float" office:value="4.34">
            <text:p>4.34</text:p>
          </table:table-cell>
          <table:table-cell office:value-type="float" office:value="8">
            <text:p>8</text:p>
          </table:table-cell>
          <table:table-cell office:value-type="float" office:value="390.33">
            <text:p>390.33</text:p>
          </table:table-cell>
          <table:table-cell office:value-type="float" office:value="11.21">
            <text:p>11.21</text:p>
          </table:table-cell>
          <table:table-cell office:value-type="float" office:value="34.8198037466548">
            <text:p>34.8198037467</text:p>
          </table:table-cell>
          <table:table-cell office:value-type="float" office:value="0.5425">
            <text:p>0.5425</text:p>
          </table:table-cell>
          <table:table-cell office:value-type="float" office:value="2.58294930875576">
            <text:p>2.58294930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6.91">
            <text:p>6.91</text:p>
          </table:table-cell>
          <table:table-cell office:value-type="float" office:value="9">
            <text:p>9</text:p>
          </table:table-cell>
          <table:table-cell office:value-type="float" office:value="622.08">
            <text:p>622.08</text:p>
          </table:table-cell>
          <table:table-cell office:value-type="float" office:value="326.51">
            <text:p>326.51</text:p>
          </table:table-cell>
          <table:table-cell office:value-type="float" office:value="1.90524026829194">
            <text:p>1.9052402683</text:p>
          </table:table-cell>
          <table:table-cell office:value-type="float" office:value="0.767777777777778">
            <text:p>0.7677777778</text:p>
          </table:table-cell>
          <table:table-cell office:value-type="float" office:value="47.2518089725036">
            <text:p>47.2518089725</text:p>
          </table:table-cell>
          <table:table-cell/>
          <table:table-cell office:value-type="string">
            <text:p>6892</text:p>
          </table:table-cell>
          <table:table-cell office:value-type="string">
            <text:p>6446</text:p>
          </table:table-cell>
          <table:table-cell office:value-type="float" office:value="7.35">
            <text:p>7.35</text:p>
          </table:table-cell>
          <table:table-cell office:value-type="float" office:value="9">
            <text:p>9</text:p>
          </table:table-cell>
          <table:table-cell office:value-type="float" office:value="661.59">
            <text:p>661.59</text:p>
          </table:table-cell>
          <table:table-cell office:value-type="float" office:value="326.51">
            <text:p>326.51</text:p>
          </table:table-cell>
          <table:table-cell office:value-type="float" office:value="2.02624728185967">
            <text:p>2.0262472819</text:p>
          </table:table-cell>
          <table:table-cell office:value-type="float" office:value="0.816666666666667">
            <text:p>0.8166666667</text:p>
          </table:table-cell>
          <table:table-cell office:value-type="float" office:value="44.4231292517007">
            <text:p>44.42312925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.51">
            <text:p>1.51</text:p>
          </table:table-cell>
          <table:table-cell office:value-type="float" office:value="8">
            <text:p>8</text:p>
          </table:table-cell>
          <table:table-cell office:value-type="float" office:value="136.35">
            <text:p>136.35</text:p>
          </table:table-cell>
          <table:table-cell office:value-type="float" office:value="59.71">
            <text:p>59.71</text:p>
          </table:table-cell>
          <table:table-cell office:value-type="float" office:value="2.28353709596383">
            <text:p>2.283537096</text:p>
          </table:table-cell>
          <table:table-cell office:value-type="float" office:value="0.18875">
            <text:p>0.18875</text:p>
          </table:table-cell>
          <table:table-cell office:value-type="float" office:value="39.5430463576159">
            <text:p>39.5430463576</text:p>
          </table:table-cell>
          <table:table-cell/>
          <table:table-cell office:value-type="string">
            <text:p>6945</text:p>
          </table:table-cell>
          <table:table-cell office:value-type="string">
            <text:p>6446</text:p>
          </table:table-cell>
          <table:table-cell office:value-type="float" office:value="1.76">
            <text:p>1.76</text:p>
          </table:table-cell>
          <table:table-cell office:value-type="float" office:value="7">
            <text:p>7</text:p>
          </table:table-cell>
          <table:table-cell office:value-type="float" office:value="158.85">
            <text:p>158.85</text:p>
          </table:table-cell>
          <table:table-cell office:value-type="float" office:value="59.71">
            <text:p>59.71</text:p>
          </table:table-cell>
          <table:table-cell office:value-type="float" office:value="2.66035839892815">
            <text:p>2.6603583989</text:p>
          </table:table-cell>
          <table:table-cell office:value-type="float" office:value="0.251428571428571">
            <text:p>0.2514285714</text:p>
          </table:table-cell>
          <table:table-cell office:value-type="float" office:value="33.9261363636364">
            <text:p>33.92613636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1.33">
            <text:p>1.33</text:p>
          </table:table-cell>
          <table:table-cell office:value-type="float" office:value="7">
            <text:p>7</text:p>
          </table:table-cell>
          <table:table-cell office:value-type="float" office:value="119.88">
            <text:p>119.88</text:p>
          </table:table-cell>
          <table:table-cell office:value-type="float" office:value="3.32">
            <text:p>3.32</text:p>
          </table:table-cell>
          <table:table-cell office:value-type="float" office:value="36.1084337349398">
            <text:p>36.1084337349</text:p>
          </table:table-cell>
          <table:table-cell office:value-type="float" office:value="0.19">
            <text:p>0.19</text:p>
          </table:table-cell>
          <table:table-cell office:value-type="float" office:value="2.49624060150376">
            <text:p>2.4962406015</text:p>
          </table:table-cell>
          <table:table-cell/>
          <table:table-cell office:value-type="string">
            <text:p>6948</text:p>
          </table:table-cell>
          <table:table-cell office:value-type="string">
            <text:p>6446</text:p>
          </table:table-cell>
          <table:table-cell office:value-type="float" office:value="1.59">
            <text:p>1.59</text:p>
          </table:table-cell>
          <table:table-cell office:value-type="float" office:value="7">
            <text:p>7</text:p>
          </table:table-cell>
          <table:table-cell office:value-type="float" office:value="142.74">
            <text:p>142.74</text:p>
          </table:table-cell>
          <table:table-cell office:value-type="float" office:value="3.32">
            <text:p>3.32</text:p>
          </table:table-cell>
          <table:table-cell office:value-type="float" office:value="42.9939759036145">
            <text:p>42.9939759036</text:p>
          </table:table-cell>
          <table:table-cell office:value-type="float" office:value="0.227142857142857">
            <text:p>0.2271428571</text:p>
          </table:table-cell>
          <table:table-cell office:value-type="float" office:value="2.08805031446541">
            <text:p>2.08805031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1.61">
            <text:p>1.61</text:p>
          </table:table-cell>
          <table:table-cell office:value-type="float" office:value="9">
            <text:p>9</text:p>
          </table:table-cell>
          <table:table-cell office:value-type="float" office:value="144.81">
            <text:p>144.81</text:p>
          </table:table-cell>
          <table:table-cell office:value-type="float" office:value="58.49">
            <text:p>58.49</text:p>
          </table:table-cell>
          <table:table-cell office:value-type="float" office:value="2.47580783039836">
            <text:p>2.4758078304</text:p>
          </table:table-cell>
          <table:table-cell office:value-type="float" office:value="0.178888888888889">
            <text:p>0.1788888889</text:p>
          </table:table-cell>
          <table:table-cell office:value-type="float" office:value="36.3291925465838">
            <text:p>36.3291925466</text:p>
          </table:table-cell>
          <table:table-cell/>
          <table:table-cell office:value-type="string">
            <text:p>6971</text:p>
          </table:table-cell>
          <table:table-cell office:value-type="string">
            <text:p>6446</text:p>
          </table:table-cell>
          <table:table-cell office:value-type="float" office:value="2.25">
            <text:p>2.25</text:p>
          </table:table-cell>
          <table:table-cell office:value-type="float" office:value="8">
            <text:p>8</text:p>
          </table:table-cell>
          <table:table-cell office:value-type="float" office:value="202.14">
            <text:p>202.14</text:p>
          </table:table-cell>
          <table:table-cell office:value-type="float" office:value="58.49">
            <text:p>58.49</text:p>
          </table:table-cell>
          <table:table-cell office:value-type="float" office:value="3.45597538040691">
            <text:p>3.4559753804</text:p>
          </table:table-cell>
          <table:table-cell office:value-type="float" office:value="0.28125">
            <text:p>0.28125</text:p>
          </table:table-cell>
          <table:table-cell office:value-type="float" office:value="25.9955555555555">
            <text:p>25.99555555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6.63">
            <text:p>6.63</text:p>
          </table:table-cell>
          <table:table-cell office:value-type="float" office:value="10">
            <text:p>10</text:p>
          </table:table-cell>
          <table:table-cell office:value-type="float" office:value="597.06">
            <text:p>597.06</text:p>
          </table:table-cell>
          <table:table-cell office:value-type="float" office:value="201.72">
            <text:p>201.72</text:p>
          </table:table-cell>
          <table:table-cell office:value-type="float" office:value="2.95984533016062">
            <text:p>2.9598453302</text:p>
          </table:table-cell>
          <table:table-cell office:value-type="float" office:value="0.663">
            <text:p>0.663</text:p>
          </table:table-cell>
          <table:table-cell office:value-type="float" office:value="30.4253393665158">
            <text:p>30.4253393665</text:p>
          </table:table-cell>
          <table:table-cell/>
          <table:table-cell office:value-type="string">
            <text:p>7021</text:p>
          </table:table-cell>
          <table:table-cell office:value-type="string">
            <text:p>6446</text:p>
          </table:table-cell>
          <table:table-cell office:value-type="float" office:value="6.62">
            <text:p>6.62</text:p>
          </table:table-cell>
          <table:table-cell office:value-type="float" office:value="10">
            <text:p>10</text:p>
          </table:table-cell>
          <table:table-cell office:value-type="float" office:value="596.25">
            <text:p>596.25</text:p>
          </table:table-cell>
          <table:table-cell office:value-type="float" office:value="201.72">
            <text:p>201.72</text:p>
          </table:table-cell>
          <table:table-cell office:value-type="float" office:value="2.95582986317668">
            <text:p>2.9558298632</text:p>
          </table:table-cell>
          <table:table-cell office:value-type="float" office:value="0.662">
            <text:p>0.662</text:p>
          </table:table-cell>
          <table:table-cell office:value-type="float" office:value="30.4712990936556">
            <text:p>30.471299093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0.85">
            <text:p>0.85</text:p>
          </table:table-cell>
          <table:table-cell office:value-type="float" office:value="8">
            <text:p>8</text:p>
          </table:table-cell>
          <table:table-cell office:value-type="float" office:value="76.95">
            <text:p>76.95</text:p>
          </table:table-cell>
          <table:table-cell office:value-type="float" office:value="10.28">
            <text:p>10.28</text:p>
          </table:table-cell>
          <table:table-cell office:value-type="float" office:value="7.48540856031129">
            <text:p>7.4854085603</text:p>
          </table:table-cell>
          <table:table-cell office:value-type="float" office:value="0.10625">
            <text:p>0.10625</text:p>
          </table:table-cell>
          <table:table-cell office:value-type="float" office:value="12.0941176470588">
            <text:p>12.0941176471</text:p>
          </table:table-cell>
          <table:table-cell/>
          <table:table-cell office:value-type="string">
            <text:p>7079</text:p>
          </table:table-cell>
          <table:table-cell office:value-type="string">
            <text:p>6446</text:p>
          </table:table-cell>
          <table:table-cell office:value-type="float" office:value="1.1">
            <text:p>1.1</text:p>
          </table:table-cell>
          <table:table-cell office:value-type="float" office:value="9">
            <text:p>9</text:p>
          </table:table-cell>
          <table:table-cell office:value-type="float" office:value="98.64">
            <text:p>98.64</text:p>
          </table:table-cell>
          <table:table-cell office:value-type="float" office:value="10.28">
            <text:p>10.28</text:p>
          </table:table-cell>
          <table:table-cell office:value-type="float" office:value="9.59533073929961">
            <text:p>9.5953307393</text:p>
          </table:table-cell>
          <table:table-cell office:value-type="float" office:value="0.122222222222222">
            <text:p>0.1222222222</text:p>
          </table:table-cell>
          <table:table-cell office:value-type="float" office:value="9.34545454545454">
            <text:p>9.34545454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0.63">
            <text:p>0.63</text:p>
          </table:table-cell>
          <table:table-cell office:value-type="float" office:value="5">
            <text:p>5</text:p>
          </table:table-cell>
          <table:table-cell office:value-type="float" office:value="56.7">
            <text:p>56.7</text:p>
          </table:table-cell>
          <table:table-cell office:value-type="float" office:value="11.37">
            <text:p>11.37</text:p>
          </table:table-cell>
          <table:table-cell office:value-type="float" office:value="4.9868073878628">
            <text:p>4.9868073879</text:p>
          </table:table-cell>
          <table:table-cell office:value-type="float" office:value="0.126">
            <text:p>0.126</text:p>
          </table:table-cell>
          <table:table-cell office:value-type="float" office:value="18.0476190476191">
            <text:p>18.0476190476</text:p>
          </table:table-cell>
          <table:table-cell/>
          <table:table-cell office:value-type="string">
            <text:p>7081</text:p>
          </table:table-cell>
          <table:table-cell office:value-type="string">
            <text:p>6446</text:p>
          </table:table-cell>
          <table:table-cell office:value-type="float" office:value="1.45">
            <text:p>1.45</text:p>
          </table:table-cell>
          <table:table-cell office:value-type="float" office:value="6">
            <text:p>6</text:p>
          </table:table-cell>
          <table:table-cell office:value-type="float" office:value="130.41">
            <text:p>130.41</text:p>
          </table:table-cell>
          <table:table-cell office:value-type="float" office:value="11.37">
            <text:p>11.37</text:p>
          </table:table-cell>
          <table:table-cell office:value-type="float" office:value="11.4696569920844">
            <text:p>11.4696569921</text:p>
          </table:table-cell>
          <table:table-cell office:value-type="float" office:value="0.241666666666667">
            <text:p>0.2416666667</text:p>
          </table:table-cell>
          <table:table-cell office:value-type="float" office:value="7.84137931034483">
            <text:p>7.841379310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6.85">
            <text:p>6.85</text:p>
          </table:table-cell>
          <table:table-cell office:value-type="float" office:value="8">
            <text:p>8</text:p>
          </table:table-cell>
          <table:table-cell office:value-type="float" office:value="616.14">
            <text:p>616.14</text:p>
          </table:table-cell>
          <table:table-cell office:value-type="float" office:value="315.82">
            <text:p>315.82</text:p>
          </table:table-cell>
          <table:table-cell office:value-type="float" office:value="1.95092141093028">
            <text:p>1.9509214109</text:p>
          </table:table-cell>
          <table:table-cell office:value-type="float" office:value="0.85625">
            <text:p>0.85625</text:p>
          </table:table-cell>
          <table:table-cell office:value-type="float" office:value="46.1051094890511">
            <text:p>46.1051094891</text:p>
          </table:table-cell>
          <table:table-cell/>
          <table:table-cell office:value-type="string">
            <text:p>7094</text:p>
          </table:table-cell>
          <table:table-cell office:value-type="string">
            <text:p>6446</text:p>
          </table:table-cell>
          <table:table-cell office:value-type="float" office:value="7.15">
            <text:p>7.15</text:p>
          </table:table-cell>
          <table:table-cell office:value-type="float" office:value="8">
            <text:p>8</text:p>
          </table:table-cell>
          <table:table-cell office:value-type="float" office:value="643.68">
            <text:p>643.68</text:p>
          </table:table-cell>
          <table:table-cell office:value-type="float" office:value="315.82">
            <text:p>315.82</text:p>
          </table:table-cell>
          <table:table-cell office:value-type="float" office:value="2.03812298144513">
            <text:p>2.0381229814</text:p>
          </table:table-cell>
          <table:table-cell office:value-type="float" office:value="0.89375">
            <text:p>0.89375</text:p>
          </table:table-cell>
          <table:table-cell office:value-type="float" office:value="44.1706293706294">
            <text:p>44.1706293706</text:p>
          </table:table-cell>
          <table:table-cell table:number-columns-repeated="1005"/>
        </table:table-row>
        <table:table-row table:style-name="ro1">
          <table:table-cell office:value-type="string">
            <text:p>6451</text:p>
          </table:table-cell>
          <table:table-cell office:value-type="string">
            <text:p>6087</text:p>
          </table:table-cell>
          <table:table-cell office:value-type="float" office:value="0.49">
            <text:p>0.49</text:p>
          </table:table-cell>
          <table:table-cell office:value-type="float" office:value="5">
            <text:p>5</text:p>
          </table:table-cell>
          <table:table-cell office:value-type="float" office:value="44.28">
            <text:p>44.28</text:p>
          </table:table-cell>
          <table:table-cell office:value-type="float" office:value="2.46">
            <text:p>2.46</text:p>
          </table:table-cell>
          <table:table-cell office:value-type="float" office:value="18">
            <text:p>18</text:p>
          </table:table-cell>
          <table:table-cell office:value-type="float" office:value="0.098">
            <text:p>0.098</text:p>
          </table:table-cell>
          <table:table-cell office:value-type="float" office:value="5.02040816326531">
            <text:p>5.0204081633</text:p>
          </table:table-cell>
          <table:table-cell/>
          <table:table-cell office:value-type="string">
            <text:p>6087</text:p>
          </table:table-cell>
          <table:table-cell office:value-type="string">
            <text:p>6451</text:p>
          </table:table-cell>
          <table:table-cell office:value-type="float" office:value="0.65">
            <text:p>0.65</text:p>
          </table:table-cell>
          <table:table-cell office:value-type="float" office:value="5">
            <text:p>5</text:p>
          </table:table-cell>
          <table:table-cell office:value-type="float" office:value="58.68">
            <text:p>58.68</text:p>
          </table:table-cell>
          <table:table-cell office:value-type="float" office:value="2.46">
            <text:p>2.46</text:p>
          </table:table-cell>
          <table:table-cell office:value-type="float" office:value="23.8536585365854">
            <text:p>23.8536585366</text:p>
          </table:table-cell>
          <table:table-cell office:value-type="float" office:value="0.13">
            <text:p>0.13</text:p>
          </table:table-cell>
          <table:table-cell office:value-type="float" office:value="3.78461538461538">
            <text:p>3.784615384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1.1">
            <text:p>1.1</text:p>
          </table:table-cell>
          <table:table-cell office:value-type="float" office:value="5">
            <text:p>5</text:p>
          </table:table-cell>
          <table:table-cell office:value-type="float" office:value="98.64">
            <text:p>98.64</text:p>
          </table:table-cell>
          <table:table-cell office:value-type="float" office:value="4.75">
            <text:p>4.75</text:p>
          </table:table-cell>
          <table:table-cell office:value-type="float" office:value="20.7663157894737">
            <text:p>20.7663157895</text:p>
          </table:table-cell>
          <table:table-cell office:value-type="float" office:value="0.22">
            <text:p>0.22</text:p>
          </table:table-cell>
          <table:table-cell office:value-type="float" office:value="4.31818181818182">
            <text:p>4.3181818182</text:p>
          </table:table-cell>
          <table:table-cell/>
          <table:table-cell office:value-type="string">
            <text:p>6382</text:p>
          </table:table-cell>
          <table:table-cell office:value-type="string">
            <text:p>6451</text:p>
          </table:table-cell>
          <table:table-cell office:value-type="float" office:value="1.09">
            <text:p>1.09</text:p>
          </table:table-cell>
          <table:table-cell office:value-type="float" office:value="5">
            <text:p>5</text:p>
          </table:table-cell>
          <table:table-cell office:value-type="float" office:value="97.92">
            <text:p>97.92</text:p>
          </table:table-cell>
          <table:table-cell office:value-type="float" office:value="4.75">
            <text:p>4.75</text:p>
          </table:table-cell>
          <table:table-cell office:value-type="float" office:value="20.6147368421053">
            <text:p>20.6147368421</text:p>
          </table:table-cell>
          <table:table-cell office:value-type="float" office:value="0.218">
            <text:p>0.218</text:p>
          </table:table-cell>
          <table:table-cell office:value-type="float" office:value="4.35779816513762">
            <text:p>4.357798165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2.56">
            <text:p>2.56</text:p>
          </table:table-cell>
          <table:table-cell office:value-type="float" office:value="9">
            <text:p>9</text:p>
          </table:table-cell>
          <table:table-cell office:value-type="float" office:value="230.49">
            <text:p>230.49</text:p>
          </table:table-cell>
          <table:table-cell office:value-type="float" office:value="0.91">
            <text:p>0.91</text:p>
          </table:table-cell>
          <table:table-cell office:value-type="float" office:value="253.285714285714">
            <text:p>253.2857142857</text:p>
          </table:table-cell>
          <table:table-cell office:value-type="float" office:value="0.284444444444444">
            <text:p>0.2844444444</text:p>
          </table:table-cell>
          <table:table-cell office:value-type="float" office:value="0.35546875">
            <text:p>0.35546875</text:p>
          </table:table-cell>
          <table:table-cell/>
          <table:table-cell office:value-type="string">
            <text:p>6405</text:p>
          </table:table-cell>
          <table:table-cell office:value-type="string">
            <text:p>6451</text:p>
          </table:table-cell>
          <table:table-cell office:value-type="float" office:value="2.64">
            <text:p>2.64</text:p>
          </table:table-cell>
          <table:table-cell office:value-type="float" office:value="9">
            <text:p>9</text:p>
          </table:table-cell>
          <table:table-cell office:value-type="float" office:value="237.87">
            <text:p>237.87</text:p>
          </table:table-cell>
          <table:table-cell office:value-type="float" office:value="0.91">
            <text:p>0.91</text:p>
          </table:table-cell>
          <table:table-cell office:value-type="float" office:value="261.395604395604">
            <text:p>261.3956043956</text:p>
          </table:table-cell>
          <table:table-cell office:value-type="float" office:value="0.293333333333333">
            <text:p>0.2933333333</text:p>
          </table:table-cell>
          <table:table-cell office:value-type="float" office:value="0.34469696969697">
            <text:p>0.344696969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66">
            <text:p>7.66</text:p>
          </table:table-cell>
          <table:table-cell office:value-type="float" office:value="7">
            <text:p>7</text:p>
          </table:table-cell>
          <table:table-cell office:value-type="float" office:value="689.22">
            <text:p>689.22</text:p>
          </table:table-cell>
          <table:table-cell office:value-type="float" office:value="283.66">
            <text:p>283.66</text:p>
          </table:table-cell>
          <table:table-cell office:value-type="float" office:value="2.42973982937319">
            <text:p>2.4297398294</text:p>
          </table:table-cell>
          <table:table-cell office:value-type="float" office:value="1.09428571428571">
            <text:p>1.0942857143</text:p>
          </table:table-cell>
          <table:table-cell office:value-type="float" office:value="37.0313315926893">
            <text:p>37.0313315927</text:p>
          </table:table-cell>
          <table:table-cell/>
          <table:table-cell office:value-type="string">
            <text:p>6423</text:p>
          </table:table-cell>
          <table:table-cell office:value-type="string">
            <text:p>6451</text:p>
          </table:table-cell>
          <table:table-cell office:value-type="float" office:value="7.67">
            <text:p>7.67</text:p>
          </table:table-cell>
          <table:table-cell office:value-type="float" office:value="10">
            <text:p>10</text:p>
          </table:table-cell>
          <table:table-cell office:value-type="float" office:value="690.57">
            <text:p>690.57</text:p>
          </table:table-cell>
          <table:table-cell office:value-type="float" office:value="283.66">
            <text:p>283.66</text:p>
          </table:table-cell>
          <table:table-cell office:value-type="float" office:value="2.43449904815624">
            <text:p>2.4344990482</text:p>
          </table:table-cell>
          <table:table-cell office:value-type="float" office:value="0.767">
            <text:p>0.767</text:p>
          </table:table-cell>
          <table:table-cell office:value-type="float" office:value="36.9830508474576">
            <text:p>36.98305084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.91">
            <text:p>1.91</text:p>
          </table:table-cell>
          <table:table-cell office:value-type="float" office:value="7">
            <text:p>7</text:p>
          </table:table-cell>
          <table:table-cell office:value-type="float" office:value="171.72">
            <text:p>171.72</text:p>
          </table:table-cell>
          <table:table-cell office:value-type="float" office:value="59.71">
            <text:p>59.71</text:p>
          </table:table-cell>
          <table:table-cell office:value-type="float" office:value="2.87590018422375">
            <text:p>2.8759001842</text:p>
          </table:table-cell>
          <table:table-cell office:value-type="float" office:value="0.272857142857143">
            <text:p>0.2728571429</text:p>
          </table:table-cell>
          <table:table-cell office:value-type="float" office:value="31.261780104712">
            <text:p>31.2617801047</text:p>
          </table:table-cell>
          <table:table-cell/>
          <table:table-cell office:value-type="string">
            <text:p>6446</text:p>
          </table:table-cell>
          <table:table-cell office:value-type="string">
            <text:p>6451</text:p>
          </table:table-cell>
          <table:table-cell office:value-type="float" office:value="1.81">
            <text:p>1.81</text:p>
          </table:table-cell>
          <table:table-cell office:value-type="float" office:value="9">
            <text:p>9</text:p>
          </table:table-cell>
          <table:table-cell office:value-type="float" office:value="163.26">
            <text:p>163.26</text:p>
          </table:table-cell>
          <table:table-cell office:value-type="float" office:value="59.71">
            <text:p>59.71</text:p>
          </table:table-cell>
          <table:table-cell office:value-type="float" office:value="2.73421537430916">
            <text:p>2.7342153743</text:p>
          </table:table-cell>
          <table:table-cell office:value-type="float" office:value="0.201111111111111">
            <text:p>0.2011111111</text:p>
          </table:table-cell>
          <table:table-cell office:value-type="float" office:value="32.9889502762431">
            <text:p>32.98895027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1.88">
            <text:p>1.88</text:p>
          </table:table-cell>
          <table:table-cell office:value-type="float" office:value="255">
            <text:p>255</text:p>
          </table:table-cell>
          <table:table-cell office:value-type="float" office:value="168.93">
            <text:p>168.93</text:p>
          </table:table-cell>
          <table:table-cell office:value-type="float" office:value="56.51">
            <text:p>56.51</text:p>
          </table:table-cell>
          <table:table-cell office:value-type="float" office:value="2.98938241019289">
            <text:p>2.9893824102</text:p>
          </table:table-cell>
          <table:table-cell office:value-type="float" office:value="0.00737254901960784">
            <text:p>0.007372549</text:p>
          </table:table-cell>
          <table:table-cell office:value-type="float" office:value="30.0585106382979">
            <text:p>30.0585106383</text:p>
          </table:table-cell>
          <table:table-cell/>
          <table:table-cell office:value-type="string">
            <text:p>6471</text:p>
          </table:table-cell>
          <table:table-cell office:value-type="string">
            <text:p>6451</text:p>
          </table:table-cell>
          <table:table-cell office:value-type="float" office:value="2.27">
            <text:p>2.27</text:p>
          </table:table-cell>
          <table:table-cell office:value-type="float" office:value="255">
            <text:p>255</text:p>
          </table:table-cell>
          <table:table-cell office:value-type="float" office:value="203.94">
            <text:p>203.94</text:p>
          </table:table-cell>
          <table:table-cell office:value-type="float" office:value="56.51">
            <text:p>56.51</text:p>
          </table:table-cell>
          <table:table-cell office:value-type="float" office:value="3.60891877543798">
            <text:p>3.6089187754</text:p>
          </table:table-cell>
          <table:table-cell office:value-type="float" office:value="0.00890196078431373">
            <text:p>0.0089019608</text:p>
          </table:table-cell>
          <table:table-cell office:value-type="float" office:value="24.8942731277533">
            <text:p>24.89427312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3.17">
            <text:p>13.17</text:p>
          </table:table-cell>
          <table:table-cell office:value-type="float" office:value="10">
            <text:p>10</text:p>
          </table:table-cell>
          <table:table-cell office:value-type="float" office:value="1185.39">
            <text:p>1185.39</text:p>
          </table:table-cell>
          <table:table-cell office:value-type="float" office:value="88.7">
            <text:p>88.7</text:p>
          </table:table-cell>
          <table:table-cell office:value-type="float" office:value="13.3640360766629">
            <text:p>13.3640360767</text:p>
          </table:table-cell>
          <table:table-cell office:value-type="float" office:value="1.317">
            <text:p>1.317</text:p>
          </table:table-cell>
          <table:table-cell office:value-type="float" office:value="6.73500379650721">
            <text:p>6.7350037965</text:p>
          </table:table-cell>
          <table:table-cell/>
          <table:table-cell office:value-type="string">
            <text:p>6499</text:p>
          </table:table-cell>
          <table:table-cell office:value-type="string">
            <text:p>6451</text:p>
          </table:table-cell>
          <table:table-cell office:value-type="float" office:value="13.29">
            <text:p>13.29</text:p>
          </table:table-cell>
          <table:table-cell office:value-type="float" office:value="10">
            <text:p>10</text:p>
          </table:table-cell>
          <table:table-cell office:value-type="float" office:value="1196.37">
            <text:p>1196.37</text:p>
          </table:table-cell>
          <table:table-cell office:value-type="float" office:value="88.7">
            <text:p>88.7</text:p>
          </table:table-cell>
          <table:table-cell office:value-type="float" office:value="13.4878241262683">
            <text:p>13.4878241263</text:p>
          </table:table-cell>
          <table:table-cell office:value-type="float" office:value="1.329">
            <text:p>1.329</text:p>
          </table:table-cell>
          <table:table-cell office:value-type="float" office:value="6.67419112114372">
            <text:p>6.67419112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6.1">
            <text:p>6.1</text:p>
          </table:table-cell>
          <table:table-cell office:value-type="float" office:value="8">
            <text:p>8</text:p>
          </table:table-cell>
          <table:table-cell office:value-type="float" office:value="549.36">
            <text:p>549.36</text:p>
          </table:table-cell>
          <table:table-cell office:value-type="float" office:value="164.6">
            <text:p>164.6</text:p>
          </table:table-cell>
          <table:table-cell office:value-type="float" office:value="3.33754556500608">
            <text:p>3.337545565</text:p>
          </table:table-cell>
          <table:table-cell office:value-type="float" office:value="0.7625">
            <text:p>0.7625</text:p>
          </table:table-cell>
          <table:table-cell office:value-type="float" office:value="26.9836065573771">
            <text:p>26.9836065574</text:p>
          </table:table-cell>
          <table:table-cell/>
          <table:table-cell office:value-type="string">
            <text:p>6501</text:p>
          </table:table-cell>
          <table:table-cell office:value-type="string">
            <text:p>6451</text:p>
          </table:table-cell>
          <table:table-cell office:value-type="float" office:value="5.94">
            <text:p>5.94</text:p>
          </table:table-cell>
          <table:table-cell office:value-type="float" office:value="7">
            <text:p>7</text:p>
          </table:table-cell>
          <table:table-cell office:value-type="float" office:value="534.96">
            <text:p>534.96</text:p>
          </table:table-cell>
          <table:table-cell office:value-type="float" office:value="164.6">
            <text:p>164.6</text:p>
          </table:table-cell>
          <table:table-cell office:value-type="float" office:value="3.25006075334143">
            <text:p>3.2500607533</text:p>
          </table:table-cell>
          <table:table-cell office:value-type="float" office:value="0.848571428571428">
            <text:p>0.8485714286</text:p>
          </table:table-cell>
          <table:table-cell office:value-type="float" office:value="27.7104377104377">
            <text:p>27.71043771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9.55">
            <text:p>9.55</text:p>
          </table:table-cell>
          <table:table-cell office:value-type="float" office:value="9">
            <text:p>9</text:p>
          </table:table-cell>
          <table:table-cell office:value-type="float" office:value="859.59">
            <text:p>859.59</text:p>
          </table:table-cell>
          <table:table-cell office:value-type="float" office:value="75.68">
            <text:p>75.68</text:p>
          </table:table-cell>
          <table:table-cell office:value-type="float" office:value="11.3582188160677">
            <text:p>11.3582188161</text:p>
          </table:table-cell>
          <table:table-cell office:value-type="float" office:value="1.06111111111111">
            <text:p>1.0611111111</text:p>
          </table:table-cell>
          <table:table-cell office:value-type="float" office:value="7.92460732984293">
            <text:p>7.9246073298</text:p>
          </table:table-cell>
          <table:table-cell/>
          <table:table-cell office:value-type="string">
            <text:p>6512</text:p>
          </table:table-cell>
          <table:table-cell office:value-type="string">
            <text:p>6451</text:p>
          </table:table-cell>
          <table:table-cell office:value-type="float" office:value="9.7">
            <text:p>9.7</text:p>
          </table:table-cell>
          <table:table-cell office:value-type="float" office:value="8">
            <text:p>8</text:p>
          </table:table-cell>
          <table:table-cell office:value-type="float" office:value="873.18">
            <text:p>873.18</text:p>
          </table:table-cell>
          <table:table-cell office:value-type="float" office:value="75.68">
            <text:p>75.68</text:p>
          </table:table-cell>
          <table:table-cell office:value-type="float" office:value="11.5377906976744">
            <text:p>11.5377906977</text:p>
          </table:table-cell>
          <table:table-cell office:value-type="float" office:value="1.2125">
            <text:p>1.2125</text:p>
          </table:table-cell>
          <table:table-cell office:value-type="float" office:value="7.80206185567011">
            <text:p>7.80206185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9.27">
            <text:p>9.27</text:p>
          </table:table-cell>
          <table:table-cell office:value-type="float" office:value="10">
            <text:p>10</text:p>
          </table:table-cell>
          <table:table-cell office:value-type="float" office:value="834.03">
            <text:p>834.03</text:p>
          </table:table-cell>
          <table:table-cell office:value-type="float" office:value="60.3">
            <text:p>60.3</text:p>
          </table:table-cell>
          <table:table-cell office:value-type="float" office:value="13.8313432835821">
            <text:p>13.8313432836</text:p>
          </table:table-cell>
          <table:table-cell office:value-type="float" office:value="0.927">
            <text:p>0.927</text:p>
          </table:table-cell>
          <table:table-cell office:value-type="float" office:value="6.50485436893204">
            <text:p>6.5048543689</text:p>
          </table:table-cell>
          <table:table-cell/>
          <table:table-cell office:value-type="string">
            <text:p>6515</text:p>
          </table:table-cell>
          <table:table-cell office:value-type="string">
            <text:p>6451</text:p>
          </table:table-cell>
          <table:table-cell office:value-type="float" office:value="9.45">
            <text:p>9.45</text:p>
          </table:table-cell>
          <table:table-cell office:value-type="float" office:value="10">
            <text:p>10</text:p>
          </table:table-cell>
          <table:table-cell office:value-type="float" office:value="850.86">
            <text:p>850.86</text:p>
          </table:table-cell>
          <table:table-cell office:value-type="float" office:value="60.3">
            <text:p>60.3</text:p>
          </table:table-cell>
          <table:table-cell office:value-type="float" office:value="14.110447761194">
            <text:p>14.1104477612</text:p>
          </table:table-cell>
          <table:table-cell office:value-type="float" office:value="0.945">
            <text:p>0.945</text:p>
          </table:table-cell>
          <table:table-cell office:value-type="float" office:value="6.38095238095238">
            <text:p>6.3809523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10.07">
            <text:p>10.07</text:p>
          </table:table-cell>
          <table:table-cell office:value-type="float" office:value="10">
            <text:p>10</text:p>
          </table:table-cell>
          <table:table-cell office:value-type="float" office:value="906.66">
            <text:p>906.66</text:p>
          </table:table-cell>
          <table:table-cell office:value-type="float" office:value="60.24">
            <text:p>60.24</text:p>
          </table:table-cell>
          <table:table-cell office:value-type="float" office:value="15.050796812749">
            <text:p>15.0507968127</text:p>
          </table:table-cell>
          <table:table-cell office:value-type="float" office:value="1.007">
            <text:p>1.007</text:p>
          </table:table-cell>
          <table:table-cell office:value-type="float" office:value="5.98212512413108">
            <text:p>5.9821251241</text:p>
          </table:table-cell>
          <table:table-cell/>
          <table:table-cell office:value-type="string">
            <text:p>6516</text:p>
          </table:table-cell>
          <table:table-cell office:value-type="string">
            <text:p>6451</text:p>
          </table:table-cell>
          <table:table-cell office:value-type="float" office:value="10.19">
            <text:p>10.19</text:p>
          </table:table-cell>
          <table:table-cell office:value-type="float" office:value="10">
            <text:p>10</text:p>
          </table:table-cell>
          <table:table-cell office:value-type="float" office:value="917.46">
            <text:p>917.46</text:p>
          </table:table-cell>
          <table:table-cell office:value-type="float" office:value="60.24">
            <text:p>60.24</text:p>
          </table:table-cell>
          <table:table-cell office:value-type="float" office:value="15.2300796812749">
            <text:p>15.2300796813</text:p>
          </table:table-cell>
          <table:table-cell office:value-type="float" office:value="1.019">
            <text:p>1.019</text:p>
          </table:table-cell>
          <table:table-cell office:value-type="float" office:value="5.91167811579981">
            <text:p>5.911678115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7.5">
            <text:p>7.5</text:p>
          </table:table-cell>
          <table:table-cell office:value-type="float" office:value="7">
            <text:p>7</text:p>
          </table:table-cell>
          <table:table-cell office:value-type="float" office:value="675.18">
            <text:p>675.18</text:p>
          </table:table-cell>
          <table:table-cell office:value-type="float" office:value="281.33">
            <text:p>281.33</text:p>
          </table:table-cell>
          <table:table-cell office:value-type="float" office:value="2.39995734546618">
            <text:p>2.3999573455</text:p>
          </table:table-cell>
          <table:table-cell office:value-type="float" office:value="1.07142857142857">
            <text:p>1.0714285714</text:p>
          </table:table-cell>
          <table:table-cell office:value-type="float" office:value="37.5106666666667">
            <text:p>37.5106666667</text:p>
          </table:table-cell>
          <table:table-cell/>
          <table:table-cell office:value-type="string">
            <text:p>6519</text:p>
          </table:table-cell>
          <table:table-cell office:value-type="string">
            <text:p>6451</text:p>
          </table:table-cell>
          <table:table-cell office:value-type="float" office:value="7.32">
            <text:p>7.32</text:p>
          </table:table-cell>
          <table:table-cell office:value-type="float" office:value="6">
            <text:p>6</text:p>
          </table:table-cell>
          <table:table-cell office:value-type="float" office:value="658.53">
            <text:p>658.53</text:p>
          </table:table-cell>
          <table:table-cell office:value-type="float" office:value="281.33">
            <text:p>281.33</text:p>
          </table:table-cell>
          <table:table-cell office:value-type="float" office:value="2.34077417978886">
            <text:p>2.3407741798</text:p>
          </table:table-cell>
          <table:table-cell office:value-type="float" office:value="1.22">
            <text:p>1.22</text:p>
          </table:table-cell>
          <table:table-cell office:value-type="float" office:value="38.4330601092896">
            <text:p>38.43306010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1.29">
            <text:p>11.29</text:p>
          </table:table-cell>
          <table:table-cell office:value-type="float" office:value="9">
            <text:p>9</text:p>
          </table:table-cell>
          <table:table-cell office:value-type="float" office:value="1016.28">
            <text:p>1016.28</text:p>
          </table:table-cell>
          <table:table-cell office:value-type="float" office:value="290.71">
            <text:p>290.71</text:p>
          </table:table-cell>
          <table:table-cell office:value-type="float" office:value="3.49585497574903">
            <text:p>3.4958549757</text:p>
          </table:table-cell>
          <table:table-cell office:value-type="float" office:value="1.25444444444444">
            <text:p>1.2544444444</text:p>
          </table:table-cell>
          <table:table-cell office:value-type="float" office:value="25.7493356953056">
            <text:p>25.7493356953</text:p>
          </table:table-cell>
          <table:table-cell/>
          <table:table-cell office:value-type="string">
            <text:p>6532</text:p>
          </table:table-cell>
          <table:table-cell office:value-type="string">
            <text:p>6451</text:p>
          </table:table-cell>
          <table:table-cell office:value-type="float" office:value="11.43">
            <text:p>11.43</text:p>
          </table:table-cell>
          <table:table-cell office:value-type="float" office:value="10">
            <text:p>10</text:p>
          </table:table-cell>
          <table:table-cell office:value-type="float" office:value="1028.61">
            <text:p>1028.61</text:p>
          </table:table-cell>
          <table:table-cell office:value-type="float" office:value="290.71">
            <text:p>290.71</text:p>
          </table:table-cell>
          <table:table-cell office:value-type="float" office:value="3.5382683774208">
            <text:p>3.5382683774</text:p>
          </table:table-cell>
          <table:table-cell office:value-type="float" office:value="1.143">
            <text:p>1.143</text:p>
          </table:table-cell>
          <table:table-cell office:value-type="float" office:value="25.4339457567804">
            <text:p>25.433945756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5.14">
            <text:p>5.14</text:p>
          </table:table-cell>
          <table:table-cell office:value-type="float" office:value="5">
            <text:p>5</text:p>
          </table:table-cell>
          <table:table-cell office:value-type="float" office:value="462.96">
            <text:p>462.96</text:p>
          </table:table-cell>
          <table:table-cell office:value-type="float" office:value="154.84">
            <text:p>154.84</text:p>
          </table:table-cell>
          <table:table-cell office:value-type="float" office:value="2.98992508395763">
            <text:p>2.989925084</text:p>
          </table:table-cell>
          <table:table-cell office:value-type="float" office:value="1.028">
            <text:p>1.028</text:p>
          </table:table-cell>
          <table:table-cell office:value-type="float" office:value="30.1245136186771">
            <text:p>30.1245136187</text:p>
          </table:table-cell>
          <table:table-cell/>
          <table:table-cell office:value-type="string">
            <text:p>6552</text:p>
          </table:table-cell>
          <table:table-cell office:value-type="string">
            <text:p>6451</text:p>
          </table:table-cell>
          <table:table-cell office:value-type="float" office:value="5.13">
            <text:p>5.13</text:p>
          </table:table-cell>
          <table:table-cell office:value-type="float" office:value="5">
            <text:p>5</text:p>
          </table:table-cell>
          <table:table-cell office:value-type="float" office:value="461.88">
            <text:p>461.88</text:p>
          </table:table-cell>
          <table:table-cell office:value-type="float" office:value="154.84">
            <text:p>154.84</text:p>
          </table:table-cell>
          <table:table-cell office:value-type="float" office:value="2.98295014208215">
            <text:p>2.9829501421</text:p>
          </table:table-cell>
          <table:table-cell office:value-type="float" office:value="1.026">
            <text:p>1.026</text:p>
          </table:table-cell>
          <table:table-cell office:value-type="float" office:value="30.1832358674464">
            <text:p>30.18323586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0.33">
            <text:p>0.33</text:p>
          </table:table-cell>
          <table:table-cell office:value-type="float" office:value="4">
            <text:p>4</text:p>
          </table:table-cell>
          <table:table-cell office:value-type="float" office:value="29.97">
            <text:p>29.97</text:p>
          </table:table-cell>
          <table:table-cell office:value-type="float" office:value="0.45">
            <text:p>0.45</text:p>
          </table:table-cell>
          <table:table-cell office:value-type="float" office:value="66.6">
            <text:p>66.6</text:p>
          </table:table-cell>
          <table:table-cell office:value-type="float" office:value="0.0825">
            <text:p>0.0825</text:p>
          </table:table-cell>
          <table:table-cell office:value-type="float" office:value="1.36363636363636">
            <text:p>1.3636363636</text:p>
          </table:table-cell>
          <table:table-cell/>
          <table:table-cell office:value-type="string">
            <text:p>6559</text:p>
          </table:table-cell>
          <table:table-cell office:value-type="string">
            <text:p>6451</text:p>
          </table:table-cell>
          <table:table-cell office:value-type="float" office:value="0.42">
            <text:p>0.42</text:p>
          </table:table-cell>
          <table:table-cell office:value-type="float" office:value="4">
            <text:p>4</text:p>
          </table:table-cell>
          <table:table-cell office:value-type="float" office:value="38.25">
            <text:p>38.25</text:p>
          </table:table-cell>
          <table:table-cell office:value-type="float" office:value="0.45">
            <text:p>0.45</text:p>
          </table:table-cell>
          <table:table-cell office:value-type="float" office:value="85">
            <text:p>85</text:p>
          </table:table-cell>
          <table:table-cell office:value-type="float" office:value="0.105">
            <text:p>0.105</text:p>
          </table:table-cell>
          <table:table-cell office:value-type="float" office:value="1.07142857142857">
            <text:p>1.071428571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1.68">
            <text:p>1.68</text:p>
          </table:table-cell>
          <table:table-cell office:value-type="float" office:value="9">
            <text:p>9</text:p>
          </table:table-cell>
          <table:table-cell office:value-type="float" office:value="151.56">
            <text:p>151.56</text:p>
          </table:table-cell>
          <table:table-cell office:value-type="float" office:value="63.14">
            <text:p>63.14</text:p>
          </table:table-cell>
          <table:table-cell office:value-type="float" office:value="2.40038010769718">
            <text:p>2.4003801077</text:p>
          </table:table-cell>
          <table:table-cell office:value-type="float" office:value="0.186666666666667">
            <text:p>0.1866666667</text:p>
          </table:table-cell>
          <table:table-cell office:value-type="float" office:value="37.5833333333333">
            <text:p>37.5833333333</text:p>
          </table:table-cell>
          <table:table-cell/>
          <table:table-cell office:value-type="string">
            <text:p>6562</text:p>
          </table:table-cell>
          <table:table-cell office:value-type="string">
            <text:p>6451</text:p>
          </table:table-cell>
          <table:table-cell office:value-type="float" office:value="1.75">
            <text:p>1.75</text:p>
          </table:table-cell>
          <table:table-cell office:value-type="float" office:value="10">
            <text:p>10</text:p>
          </table:table-cell>
          <table:table-cell office:value-type="float" office:value="157.23">
            <text:p>157.23</text:p>
          </table:table-cell>
          <table:table-cell office:value-type="float" office:value="63.14">
            <text:p>63.14</text:p>
          </table:table-cell>
          <table:table-cell office:value-type="float" office:value="2.49018055115616">
            <text:p>2.4901805512</text:p>
          </table:table-cell>
          <table:table-cell office:value-type="float" office:value="0.175">
            <text:p>0.175</text:p>
          </table:table-cell>
          <table:table-cell office:value-type="float" office:value="36.08">
            <text:p>36.0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4.31">
            <text:p>4.31</text:p>
          </table:table-cell>
          <table:table-cell office:value-type="float" office:value="10">
            <text:p>10</text:p>
          </table:table-cell>
          <table:table-cell office:value-type="float" office:value="387.63">
            <text:p>387.63</text:p>
          </table:table-cell>
          <table:table-cell office:value-type="float" office:value="61.7">
            <text:p>61.7</text:p>
          </table:table-cell>
          <table:table-cell office:value-type="float" office:value="6.28249594813614">
            <text:p>6.2824959481</text:p>
          </table:table-cell>
          <table:table-cell office:value-type="float" office:value="0.431">
            <text:p>0.431</text:p>
          </table:table-cell>
          <table:table-cell office:value-type="float" office:value="14.3155452436195">
            <text:p>14.3155452436</text:p>
          </table:table-cell>
          <table:table-cell/>
          <table:table-cell office:value-type="string">
            <text:p>6609</text:p>
          </table:table-cell>
          <table:table-cell office:value-type="string">
            <text:p>6451</text:p>
          </table:table-cell>
          <table:table-cell office:value-type="float" office:value="4.32">
            <text:p>4.32</text:p>
          </table:table-cell>
          <table:table-cell office:value-type="float" office:value="10">
            <text:p>10</text:p>
          </table:table-cell>
          <table:table-cell office:value-type="float" office:value="389.16">
            <text:p>389.16</text:p>
          </table:table-cell>
          <table:table-cell office:value-type="float" office:value="61.7">
            <text:p>61.7</text:p>
          </table:table-cell>
          <table:table-cell office:value-type="float" office:value="6.30729335494327">
            <text:p>6.3072933549</text:p>
          </table:table-cell>
          <table:table-cell office:value-type="float" office:value="0.432">
            <text:p>0.432</text:p>
          </table:table-cell>
          <table:table-cell office:value-type="float" office:value="14.2824074074074">
            <text:p>14.28240740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3.02">
            <text:p>3.02</text:p>
          </table:table-cell>
          <table:table-cell office:value-type="float" office:value="7">
            <text:p>7</text:p>
          </table:table-cell>
          <table:table-cell office:value-type="float" office:value="271.98">
            <text:p>271.98</text:p>
          </table:table-cell>
          <table:table-cell office:value-type="float" office:value="38.82">
            <text:p>38.82</text:p>
          </table:table-cell>
          <table:table-cell office:value-type="float" office:value="7.00618238021638">
            <text:p>7.0061823802</text:p>
          </table:table-cell>
          <table:table-cell office:value-type="float" office:value="0.431428571428571">
            <text:p>0.4314285714</text:p>
          </table:table-cell>
          <table:table-cell office:value-type="float" office:value="12.8543046357616">
            <text:p>12.8543046358</text:p>
          </table:table-cell>
          <table:table-cell/>
          <table:table-cell office:value-type="string">
            <text:p>6647</text:p>
          </table:table-cell>
          <table:table-cell office:value-type="string">
            <text:p>6451</text:p>
          </table:table-cell>
          <table:table-cell office:value-type="float" office:value="2.94">
            <text:p>2.94</text:p>
          </table:table-cell>
          <table:table-cell office:value-type="float" office:value="7">
            <text:p>7</text:p>
          </table:table-cell>
          <table:table-cell office:value-type="float" office:value="264.15">
            <text:p>264.15</text:p>
          </table:table-cell>
          <table:table-cell office:value-type="float" office:value="38.82">
            <text:p>38.82</text:p>
          </table:table-cell>
          <table:table-cell office:value-type="float" office:value="6.80448222565688">
            <text:p>6.8044822257</text:p>
          </table:table-cell>
          <table:table-cell office:value-type="float" office:value="0.42">
            <text:p>0.42</text:p>
          </table:table-cell>
          <table:table-cell office:value-type="float" office:value="13.2040816326531">
            <text:p>13.20408163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2.55">
            <text:p>2.55</text:p>
          </table:table-cell>
          <table:table-cell office:value-type="float" office:value="8">
            <text:p>8</text:p>
          </table:table-cell>
          <table:table-cell office:value-type="float" office:value="229.32">
            <text:p>229.32</text:p>
          </table:table-cell>
          <table:table-cell office:value-type="float" office:value="69.81">
            <text:p>69.81</text:p>
          </table:table-cell>
          <table:table-cell office:value-type="float" office:value="3.28491620111732">
            <text:p>3.2849162011</text:p>
          </table:table-cell>
          <table:table-cell office:value-type="float" office:value="0.31875">
            <text:p>0.31875</text:p>
          </table:table-cell>
          <table:table-cell office:value-type="float" office:value="27.3764705882353">
            <text:p>27.3764705882</text:p>
          </table:table-cell>
          <table:table-cell/>
          <table:table-cell office:value-type="string">
            <text:p>6670</text:p>
          </table:table-cell>
          <table:table-cell office:value-type="string">
            <text:p>6451</text:p>
          </table:table-cell>
          <table:table-cell office:value-type="float" office:value="2.48">
            <text:p>2.48</text:p>
          </table:table-cell>
          <table:table-cell office:value-type="float" office:value="9">
            <text:p>9</text:p>
          </table:table-cell>
          <table:table-cell office:value-type="float" office:value="223.29">
            <text:p>223.29</text:p>
          </table:table-cell>
          <table:table-cell office:value-type="float" office:value="69.81">
            <text:p>69.81</text:p>
          </table:table-cell>
          <table:table-cell office:value-type="float" office:value="3.19853889127632">
            <text:p>3.1985388913</text:p>
          </table:table-cell>
          <table:table-cell office:value-type="float" office:value="0.275555555555556">
            <text:p>0.2755555556</text:p>
          </table:table-cell>
          <table:table-cell office:value-type="float" office:value="28.1491935483871">
            <text:p>28.14919354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7.78">
            <text:p>27.78</text:p>
          </table:table-cell>
          <table:table-cell office:value-type="float" office:value="10">
            <text:p>10</text:p>
          </table:table-cell>
          <table:table-cell office:value-type="float" office:value="2499.93">
            <text:p>2499.93</text:p>
          </table:table-cell>
          <table:table-cell office:value-type="float" office:value="171.32">
            <text:p>171.32</text:p>
          </table:table-cell>
          <table:table-cell office:value-type="float" office:value="14.5921667055802">
            <text:p>14.5921667056</text:p>
          </table:table-cell>
          <table:table-cell office:value-type="float" office:value="2.778">
            <text:p>2.778</text:p>
          </table:table-cell>
          <table:table-cell office:value-type="float" office:value="6.16702663786897">
            <text:p>6.1670266379</text:p>
          </table:table-cell>
          <table:table-cell/>
          <table:table-cell office:value-type="string">
            <text:p>6674</text:p>
          </table:table-cell>
          <table:table-cell office:value-type="string">
            <text:p>6451</text:p>
          </table:table-cell>
          <table:table-cell office:value-type="float" office:value="29.03">
            <text:p>29.03</text:p>
          </table:table-cell>
          <table:table-cell office:value-type="float" office:value="11">
            <text:p>11</text:p>
          </table:table-cell>
          <table:table-cell office:value-type="float" office:value="2612.43">
            <text:p>2612.43</text:p>
          </table:table-cell>
          <table:table-cell office:value-type="float" office:value="171.32">
            <text:p>171.32</text:p>
          </table:table-cell>
          <table:table-cell office:value-type="float" office:value="15.2488325939762">
            <text:p>15.248832594</text:p>
          </table:table-cell>
          <table:table-cell office:value-type="float" office:value="2.63909090909091">
            <text:p>2.6390909091</text:p>
          </table:table-cell>
          <table:table-cell office:value-type="float" office:value="5.9014812263176">
            <text:p>5.90148122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27">
            <text:p>2.27</text:p>
          </table:table-cell>
          <table:table-cell office:value-type="float" office:value="10">
            <text:p>10</text:p>
          </table:table-cell>
          <table:table-cell office:value-type="float" office:value="204.03">
            <text:p>204.03</text:p>
          </table:table-cell>
          <table:table-cell office:value-type="float" office:value="2.44">
            <text:p>2.44</text:p>
          </table:table-cell>
          <table:table-cell office:value-type="float" office:value="83.6188524590164">
            <text:p>83.618852459</text:p>
          </table:table-cell>
          <table:table-cell office:value-type="float" office:value="0.227">
            <text:p>0.227</text:p>
          </table:table-cell>
          <table:table-cell office:value-type="float" office:value="1.07488986784141">
            <text:p>1.0748898678</text:p>
          </table:table-cell>
          <table:table-cell/>
          <table:table-cell office:value-type="string">
            <text:p>6695</text:p>
          </table:table-cell>
          <table:table-cell office:value-type="string">
            <text:p>6451</text:p>
          </table:table-cell>
          <table:table-cell office:value-type="float" office:value="2.36">
            <text:p>2.36</text:p>
          </table:table-cell>
          <table:table-cell office:value-type="float" office:value="10">
            <text:p>10</text:p>
          </table:table-cell>
          <table:table-cell office:value-type="float" office:value="212.04">
            <text:p>212.04</text:p>
          </table:table-cell>
          <table:table-cell office:value-type="float" office:value="2.44">
            <text:p>2.44</text:p>
          </table:table-cell>
          <table:table-cell office:value-type="float" office:value="86.9016393442623">
            <text:p>86.9016393443</text:p>
          </table:table-cell>
          <table:table-cell office:value-type="float" office:value="0.236">
            <text:p>0.236</text:p>
          </table:table-cell>
          <table:table-cell office:value-type="float" office:value="1.03389830508475">
            <text:p>1.033898305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2.78">
            <text:p>2.78</text:p>
          </table:table-cell>
          <table:table-cell office:value-type="float" office:value="3">
            <text:p>3</text:p>
          </table:table-cell>
          <table:table-cell office:value-type="float" office:value="249.84">
            <text:p>249.84</text:p>
          </table:table-cell>
          <table:table-cell office:value-type="float" office:value="56.62">
            <text:p>56.62</text:p>
          </table:table-cell>
          <table:table-cell office:value-type="float" office:value="4.41257506181561">
            <text:p>4.4125750618</text:p>
          </table:table-cell>
          <table:table-cell office:value-type="float" office:value="0.926666666666666">
            <text:p>0.9266666667</text:p>
          </table:table-cell>
          <table:table-cell office:value-type="float" office:value="20.3669064748201">
            <text:p>20.3669064748</text:p>
          </table:table-cell>
          <table:table-cell/>
          <table:table-cell office:value-type="string">
            <text:p>6699</text:p>
          </table:table-cell>
          <table:table-cell office:value-type="string">
            <text:p>6451</text:p>
          </table:table-cell>
          <table:table-cell office:value-type="float" office:value="2.98">
            <text:p>2.98</text:p>
          </table:table-cell>
          <table:table-cell office:value-type="float" office:value="3">
            <text:p>3</text:p>
          </table:table-cell>
          <table:table-cell office:value-type="float" office:value="268.2">
            <text:p>268.2</text:p>
          </table:table-cell>
          <table:table-cell office:value-type="float" office:value="56.62">
            <text:p>56.62</text:p>
          </table:table-cell>
          <table:table-cell office:value-type="float" office:value="4.73684210526316">
            <text:p>4.7368421053</text:p>
          </table:table-cell>
          <table:table-cell office:value-type="float" office:value="0.993333333333333">
            <text:p>0.9933333333</text:p>
          </table:table-cell>
          <table:table-cell office:value-type="float" office:value="19">
            <text:p>1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7.51">
            <text:p>7.51</text:p>
          </table:table-cell>
          <table:table-cell office:value-type="float" office:value="7">
            <text:p>7</text:p>
          </table:table-cell>
          <table:table-cell office:value-type="float" office:value="675.99">
            <text:p>675.99</text:p>
          </table:table-cell>
          <table:table-cell office:value-type="float" office:value="303.98">
            <text:p>303.98</text:p>
          </table:table-cell>
          <table:table-cell office:value-type="float" office:value="2.22379761826436">
            <text:p>2.2237976183</text:p>
          </table:table-cell>
          <table:table-cell office:value-type="float" office:value="1.07285714285714">
            <text:p>1.0728571429</text:p>
          </table:table-cell>
          <table:table-cell office:value-type="float" office:value="40.4766977363515">
            <text:p>40.4766977364</text:p>
          </table:table-cell>
          <table:table-cell/>
          <table:table-cell office:value-type="string">
            <text:p>6716</text:p>
          </table:table-cell>
          <table:table-cell office:value-type="string">
            <text:p>6451</text:p>
          </table:table-cell>
          <table:table-cell office:value-type="float" office:value="7.59">
            <text:p>7.59</text:p>
          </table:table-cell>
          <table:table-cell office:value-type="float" office:value="5">
            <text:p>5</text:p>
          </table:table-cell>
          <table:table-cell office:value-type="float" office:value="682.92">
            <text:p>682.92</text:p>
          </table:table-cell>
          <table:table-cell office:value-type="float" office:value="303.98">
            <text:p>303.98</text:p>
          </table:table-cell>
          <table:table-cell office:value-type="float" office:value="2.24659517073492">
            <text:p>2.2465951707</text:p>
          </table:table-cell>
          <table:table-cell office:value-type="float" office:value="1.518">
            <text:p>1.518</text:p>
          </table:table-cell>
          <table:table-cell office:value-type="float" office:value="40.0500658761528">
            <text:p>40.05006587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.38">
            <text:p>1.38</text:p>
          </table:table-cell>
          <table:table-cell office:value-type="float" office:value="9">
            <text:p>9</text:p>
          </table:table-cell>
          <table:table-cell office:value-type="float" office:value="124.47">
            <text:p>124.47</text:p>
          </table:table-cell>
          <table:table-cell office:value-type="float" office:value="59.6">
            <text:p>59.6</text:p>
          </table:table-cell>
          <table:table-cell office:value-type="float" office:value="2.08842281879195">
            <text:p>2.0884228188</text:p>
          </table:table-cell>
          <table:table-cell office:value-type="float" office:value="0.153333333333333">
            <text:p>0.1533333333</text:p>
          </table:table-cell>
          <table:table-cell office:value-type="float" office:value="43.1884057971015">
            <text:p>43.1884057971</text:p>
          </table:table-cell>
          <table:table-cell/>
          <table:table-cell office:value-type="string">
            <text:p>6738</text:p>
          </table:table-cell>
          <table:table-cell office:value-type="string">
            <text:p>6451</text:p>
          </table:table-cell>
          <table:table-cell office:value-type="float" office:value="1.56">
            <text:p>1.56</text:p>
          </table:table-cell>
          <table:table-cell office:value-type="float" office:value="9">
            <text:p>9</text:p>
          </table:table-cell>
          <table:table-cell office:value-type="float" office:value="140.67">
            <text:p>140.67</text:p>
          </table:table-cell>
          <table:table-cell office:value-type="float" office:value="59.6">
            <text:p>59.6</text:p>
          </table:table-cell>
          <table:table-cell office:value-type="float" office:value="2.36023489932886">
            <text:p>2.3602348993</text:p>
          </table:table-cell>
          <table:table-cell office:value-type="float" office:value="0.173333333333333">
            <text:p>0.1733333333</text:p>
          </table:table-cell>
          <table:table-cell office:value-type="float" office:value="38.2051282051282">
            <text:p>38.205128205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7.55">
            <text:p>7.55</text:p>
          </table:table-cell>
          <table:table-cell office:value-type="float" office:value="11">
            <text:p>11</text:p>
          </table:table-cell>
          <table:table-cell office:value-type="float" office:value="679.77">
            <text:p>679.77</text:p>
          </table:table-cell>
          <table:table-cell office:value-type="float" office:value="190.73">
            <text:p>190.73</text:p>
          </table:table-cell>
          <table:table-cell office:value-type="float" office:value="3.56404341215331">
            <text:p>3.5640434122</text:p>
          </table:table-cell>
          <table:table-cell office:value-type="float" office:value="0.686363636363636">
            <text:p>0.6863636364</text:p>
          </table:table-cell>
          <table:table-cell office:value-type="float" office:value="25.2622516556291">
            <text:p>25.2622516556</text:p>
          </table:table-cell>
          <table:table-cell/>
          <table:table-cell office:value-type="string">
            <text:p>6843</text:p>
          </table:table-cell>
          <table:table-cell office:value-type="string">
            <text:p>6451</text:p>
          </table:table-cell>
          <table:table-cell office:value-type="float" office:value="7.71">
            <text:p>7.71</text:p>
          </table:table-cell>
          <table:table-cell office:value-type="float" office:value="9">
            <text:p>9</text:p>
          </table:table-cell>
          <table:table-cell office:value-type="float" office:value="693.99">
            <text:p>693.99</text:p>
          </table:table-cell>
          <table:table-cell office:value-type="float" office:value="190.73">
            <text:p>190.73</text:p>
          </table:table-cell>
          <table:table-cell office:value-type="float" office:value="3.63859906674356">
            <text:p>3.6385990667</text:p>
          </table:table-cell>
          <table:table-cell office:value-type="float" office:value="0.856666666666667">
            <text:p>0.8566666667</text:p>
          </table:table-cell>
          <table:table-cell office:value-type="float" office:value="24.7380025940337">
            <text:p>24.73800259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.41">
            <text:p>1.41</text:p>
          </table:table-cell>
          <table:table-cell office:value-type="float" office:value="5">
            <text:p>5</text:p>
          </table:table-cell>
          <table:table-cell office:value-type="float" office:value="127.08">
            <text:p>127.08</text:p>
          </table:table-cell>
          <table:table-cell office:value-type="float" office:value="70.88">
            <text:p>70.88</text:p>
          </table:table-cell>
          <table:table-cell office:value-type="float" office:value="1.79288939051919">
            <text:p>1.7928893905</text:p>
          </table:table-cell>
          <table:table-cell office:value-type="float" office:value="0.282">
            <text:p>0.282</text:p>
          </table:table-cell>
          <table:table-cell office:value-type="float" office:value="50.2695035460993">
            <text:p>50.2695035461</text:p>
          </table:table-cell>
          <table:table-cell/>
          <table:table-cell office:value-type="string">
            <text:p>6879</text:p>
          </table:table-cell>
          <table:table-cell office:value-type="string">
            <text:p>6451</text:p>
          </table:table-cell>
          <table:table-cell office:value-type="float" office:value="1.4">
            <text:p>1.4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office:value-type="float" office:value="70.88">
            <text:p>70.88</text:p>
          </table:table-cell>
          <table:table-cell office:value-type="float" office:value="1.77765237020316">
            <text:p>1.7776523702</text:p>
          </table:table-cell>
          <table:table-cell office:value-type="float" office:value="0.28">
            <text:p>0.28</text:p>
          </table:table-cell>
          <table:table-cell office:value-type="float" office:value="50.6285714285714">
            <text:p>50.62857142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7.34">
            <text:p>7.34</text:p>
          </table:table-cell>
          <table:table-cell office:value-type="float" office:value="9">
            <text:p>9</text:p>
          </table:table-cell>
          <table:table-cell office:value-type="float" office:value="660.96">
            <text:p>660.96</text:p>
          </table:table-cell>
          <table:table-cell office:value-type="float" office:value="284.87">
            <text:p>284.87</text:p>
          </table:table-cell>
          <table:table-cell office:value-type="float" office:value="2.3202162389862">
            <text:p>2.320216239</text:p>
          </table:table-cell>
          <table:table-cell office:value-type="float" office:value="0.815555555555556">
            <text:p>0.8155555556</text:p>
          </table:table-cell>
          <table:table-cell office:value-type="float" office:value="38.8106267029973">
            <text:p>38.810626703</text:p>
          </table:table-cell>
          <table:table-cell/>
          <table:table-cell office:value-type="string">
            <text:p>6892</text:p>
          </table:table-cell>
          <table:table-cell office:value-type="string">
            <text:p>6451</text:p>
          </table:table-cell>
          <table:table-cell office:value-type="float" office:value="7.24">
            <text:p>7.24</text:p>
          </table:table-cell>
          <table:table-cell office:value-type="float" office:value="8">
            <text:p>8</text:p>
          </table:table-cell>
          <table:table-cell office:value-type="float" office:value="651.24">
            <text:p>651.24</text:p>
          </table:table-cell>
          <table:table-cell office:value-type="float" office:value="284.87">
            <text:p>284.87</text:p>
          </table:table-cell>
          <table:table-cell office:value-type="float" office:value="2.28609541194229">
            <text:p>2.2860954119</text:p>
          </table:table-cell>
          <table:table-cell office:value-type="float" office:value="0.905">
            <text:p>0.905</text:p>
          </table:table-cell>
          <table:table-cell office:value-type="float" office:value="39.3466850828729">
            <text:p>39.34668508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0.46">
            <text:p>0.46</text:p>
          </table:table-cell>
          <table:table-cell office:value-type="float" office:value="4">
            <text:p>4</text:p>
          </table:table-cell>
          <table:table-cell office:value-type="float" office:value="41.22">
            <text:p>41.22</text:p>
          </table:table-cell>
          <table:table-cell office:value-type="float" office:value="0.22">
            <text:p>0.22</text:p>
          </table:table-cell>
          <table:table-cell office:value-type="float" office:value="187.363636363636">
            <text:p>187.3636363636</text:p>
          </table:table-cell>
          <table:table-cell office:value-type="float" office:value="0.115">
            <text:p>0.115</text:p>
          </table:table-cell>
          <table:table-cell office:value-type="float" office:value="0.478260869565217">
            <text:p>0.4782608696</text:p>
          </table:table-cell>
          <table:table-cell/>
          <table:table-cell office:value-type="string">
            <text:p>6945</text:p>
          </table:table-cell>
          <table:table-cell office:value-type="string">
            <text:p>6451</text:p>
          </table:table-cell>
          <table:table-cell office:value-type="float" office:value="0.42">
            <text:p>0.42</text:p>
          </table:table-cell>
          <table:table-cell office:value-type="float" office:value="5">
            <text:p>5</text:p>
          </table:table-cell>
          <table:table-cell office:value-type="float" office:value="37.98">
            <text:p>37.98</text:p>
          </table:table-cell>
          <table:table-cell office:value-type="float" office:value="0.22">
            <text:p>0.22</text:p>
          </table:table-cell>
          <table:table-cell office:value-type="float" office:value="172.636363636364">
            <text:p>172.6363636364</text:p>
          </table:table-cell>
          <table:table-cell office:value-type="float" office:value="0.084">
            <text:p>0.084</text:p>
          </table:table-cell>
          <table:table-cell office:value-type="float" office:value="0.523809523809524">
            <text:p>0.52380952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1.59">
            <text:p>1.59</text:p>
          </table:table-cell>
          <table:table-cell office:value-type="float" office:value="8">
            <text:p>8</text:p>
          </table:table-cell>
          <table:table-cell office:value-type="float" office:value="143.19">
            <text:p>143.19</text:p>
          </table:table-cell>
          <table:table-cell office:value-type="float" office:value="63.03">
            <text:p>63.03</text:p>
          </table:table-cell>
          <table:table-cell office:value-type="float" office:value="2.27177534507377">
            <text:p>2.2717753451</text:p>
          </table:table-cell>
          <table:table-cell office:value-type="float" office:value="0.19875">
            <text:p>0.19875</text:p>
          </table:table-cell>
          <table:table-cell office:value-type="float" office:value="39.6415094339623">
            <text:p>39.641509434</text:p>
          </table:table-cell>
          <table:table-cell/>
          <table:table-cell office:value-type="string">
            <text:p>6948</text:p>
          </table:table-cell>
          <table:table-cell office:value-type="string">
            <text:p>6451</text:p>
          </table:table-cell>
          <table:table-cell office:value-type="float" office:value="1.6">
            <text:p>1.6</text:p>
          </table:table-cell>
          <table:table-cell office:value-type="float" office:value="8">
            <text:p>8</text:p>
          </table:table-cell>
          <table:table-cell office:value-type="float" office:value="144.09">
            <text:p>144.09</text:p>
          </table:table-cell>
          <table:table-cell office:value-type="float" office:value="63.03">
            <text:p>63.03</text:p>
          </table:table-cell>
          <table:table-cell office:value-type="float" office:value="2.28605425987625">
            <text:p>2.2860542599</text:p>
          </table:table-cell>
          <table:table-cell office:value-type="float" office:value="0.2">
            <text:p>0.2</text:p>
          </table:table-cell>
          <table:table-cell office:value-type="float" office:value="39.39375">
            <text:p>39.393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0.52">
            <text:p>0.52</text:p>
          </table:table-cell>
          <table:table-cell office:value-type="float" office:value="7">
            <text:p>7</text:p>
          </table:table-cell>
          <table:table-cell office:value-type="float" office:value="46.98">
            <text:p>46.98</text:p>
          </table:table-cell>
          <table:table-cell office:value-type="float" office:value="1.22">
            <text:p>1.22</text:p>
          </table:table-cell>
          <table:table-cell office:value-type="float" office:value="38.5081967213115">
            <text:p>38.5081967213</text:p>
          </table:table-cell>
          <table:table-cell office:value-type="float" office:value="0.0742857142857143">
            <text:p>0.0742857143</text:p>
          </table:table-cell>
          <table:table-cell office:value-type="float" office:value="2.34615384615385">
            <text:p>2.3461538462</text:p>
          </table:table-cell>
          <table:table-cell/>
          <table:table-cell office:value-type="string">
            <text:p>6971</text:p>
          </table:table-cell>
          <table:table-cell office:value-type="string">
            <text:p>6451</text:p>
          </table:table-cell>
          <table:table-cell office:value-type="float" office:value="0.7">
            <text:p>0.7</text:p>
          </table:table-cell>
          <table:table-cell office:value-type="float" office:value="7">
            <text:p>7</text:p>
          </table:table-cell>
          <table:table-cell office:value-type="float" office:value="63.36">
            <text:p>63.36</text:p>
          </table:table-cell>
          <table:table-cell office:value-type="float" office:value="1.22">
            <text:p>1.22</text:p>
          </table:table-cell>
          <table:table-cell office:value-type="float" office:value="51.9344262295082">
            <text:p>51.9344262295</text:p>
          </table:table-cell>
          <table:table-cell office:value-type="float" office:value="0.1">
            <text:p>0.1</text:p>
          </table:table-cell>
          <table:table-cell office:value-type="float" office:value="1.74285714285714">
            <text:p>1.74285714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6.61">
            <text:p>6.61</text:p>
          </table:table-cell>
          <table:table-cell office:value-type="float" office:value="9">
            <text:p>9</text:p>
          </table:table-cell>
          <table:table-cell office:value-type="float" office:value="594.99">
            <text:p>594.99</text:p>
          </table:table-cell>
          <table:table-cell office:value-type="float" office:value="173.83">
            <text:p>173.83</text:p>
          </table:table-cell>
          <table:table-cell office:value-type="float" office:value="3.42282689984468">
            <text:p>3.4228268998</text:p>
          </table:table-cell>
          <table:table-cell office:value-type="float" office:value="0.734444444444444">
            <text:p>0.7344444444</text:p>
          </table:table-cell>
          <table:table-cell office:value-type="float" office:value="26.2980332829047">
            <text:p>26.2980332829</text:p>
          </table:table-cell>
          <table:table-cell/>
          <table:table-cell office:value-type="string">
            <text:p>7021</text:p>
          </table:table-cell>
          <table:table-cell office:value-type="string">
            <text:p>6451</text:p>
          </table:table-cell>
          <table:table-cell office:value-type="float" office:value="6.75">
            <text:p>6.75</text:p>
          </table:table-cell>
          <table:table-cell office:value-type="float" office:value="8">
            <text:p>8</text:p>
          </table:table-cell>
          <table:table-cell office:value-type="float" office:value="607.14">
            <text:p>607.14</text:p>
          </table:table-cell>
          <table:table-cell office:value-type="float" office:value="173.83">
            <text:p>173.83</text:p>
          </table:table-cell>
          <table:table-cell office:value-type="float" office:value="3.49272277512512">
            <text:p>3.4927227751</text:p>
          </table:table-cell>
          <table:table-cell office:value-type="float" office:value="0.84375">
            <text:p>0.84375</text:p>
          </table:table-cell>
          <table:table-cell office:value-type="float" office:value="25.7525925925926">
            <text:p>25.75259259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1.4">
            <text:p>1.4</text:p>
          </table:table-cell>
          <table:table-cell office:value-type="float" office:value="6">
            <text:p>6</text:p>
          </table:table-cell>
          <table:table-cell office:value-type="float" office:value="125.91">
            <text:p>125.91</text:p>
          </table:table-cell>
          <table:table-cell office:value-type="float" office:value="69.8">
            <text:p>69.8</text:p>
          </table:table-cell>
          <table:table-cell office:value-type="float" office:value="1.80386819484241">
            <text:p>1.8038681948</text:p>
          </table:table-cell>
          <table:table-cell office:value-type="float" office:value="0.233333333333333">
            <text:p>0.2333333333</text:p>
          </table:table-cell>
          <table:table-cell office:value-type="float" office:value="49.8571428571429">
            <text:p>49.8571428571</text:p>
          </table:table-cell>
          <table:table-cell/>
          <table:table-cell office:value-type="string">
            <text:p>7079</text:p>
          </table:table-cell>
          <table:table-cell office:value-type="string">
            <text:p>6451</text:p>
          </table:table-cell>
          <table:table-cell office:value-type="float" office:value="1.56">
            <text:p>1.56</text:p>
          </table:table-cell>
          <table:table-cell office:value-type="float" office:value="7">
            <text:p>7</text:p>
          </table:table-cell>
          <table:table-cell office:value-type="float" office:value="140.85">
            <text:p>140.85</text:p>
          </table:table-cell>
          <table:table-cell office:value-type="float" office:value="69.8">
            <text:p>69.8</text:p>
          </table:table-cell>
          <table:table-cell office:value-type="float" office:value="2.01790830945559">
            <text:p>2.0179083095</text:p>
          </table:table-cell>
          <table:table-cell office:value-type="float" office:value="0.222857142857143">
            <text:p>0.2228571429</text:p>
          </table:table-cell>
          <table:table-cell office:value-type="float" office:value="44.7435897435897">
            <text:p>44.74358974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2.21">
            <text:p>2.21</text:p>
          </table:table-cell>
          <table:table-cell office:value-type="float" office:value="8">
            <text:p>8</text:p>
          </table:table-cell>
          <table:table-cell office:value-type="float" office:value="198.54">
            <text:p>198.54</text:p>
          </table:table-cell>
          <table:table-cell office:value-type="float" office:value="71">
            <text:p>71</text:p>
          </table:table-cell>
          <table:table-cell office:value-type="float" office:value="2.79633802816901">
            <text:p>2.7963380282</text:p>
          </table:table-cell>
          <table:table-cell office:value-type="float" office:value="0.27625">
            <text:p>0.27625</text:p>
          </table:table-cell>
          <table:table-cell office:value-type="float" office:value="32.1266968325792">
            <text:p>32.1266968326</text:p>
          </table:table-cell>
          <table:table-cell/>
          <table:table-cell office:value-type="string">
            <text:p>7081</text:p>
          </table:table-cell>
          <table:table-cell office:value-type="string">
            <text:p>6451</text:p>
          </table:table-cell>
          <table:table-cell office:value-type="float" office:value="2.28">
            <text:p>2.28</text:p>
          </table:table-cell>
          <table:table-cell office:value-type="float" office:value="5">
            <text:p>5</text:p>
          </table:table-cell>
          <table:table-cell office:value-type="float" office:value="204.93">
            <text:p>204.93</text:p>
          </table:table-cell>
          <table:table-cell office:value-type="float" office:value="71">
            <text:p>71</text:p>
          </table:table-cell>
          <table:table-cell office:value-type="float" office:value="2.88633802816901">
            <text:p>2.8863380282</text:p>
          </table:table-cell>
          <table:table-cell office:value-type="float" office:value="0.456">
            <text:p>0.456</text:p>
          </table:table-cell>
          <table:table-cell office:value-type="float" office:value="31.140350877193">
            <text:p>31.14035087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7.3">
            <text:p>7.3</text:p>
          </table:table-cell>
          <table:table-cell office:value-type="float" office:value="6">
            <text:p>6</text:p>
          </table:table-cell>
          <table:table-cell office:value-type="float" office:value="657.27">
            <text:p>657.27</text:p>
          </table:table-cell>
          <table:table-cell office:value-type="float" office:value="273.76">
            <text:p>273.76</text:p>
          </table:table-cell>
          <table:table-cell office:value-type="float" office:value="2.40089859731151">
            <text:p>2.4008985973</text:p>
          </table:table-cell>
          <table:table-cell office:value-type="float" office:value="1.21666666666667">
            <text:p>1.2166666667</text:p>
          </table:table-cell>
          <table:table-cell office:value-type="float" office:value="37.5013698630137">
            <text:p>37.501369863</text:p>
          </table:table-cell>
          <table:table-cell/>
          <table:table-cell office:value-type="string">
            <text:p>7094</text:p>
          </table:table-cell>
          <table:table-cell office:value-type="string">
            <text:p>6451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674.82">
            <text:p>674.82</text:p>
          </table:table-cell>
          <table:table-cell office:value-type="float" office:value="273.76">
            <text:p>273.76</text:p>
          </table:table-cell>
          <table:table-cell office:value-type="float" office:value="2.46500584453536">
            <text:p>2.4650058445</text:p>
          </table:table-cell>
          <table:table-cell office:value-type="float" office:value="0.833333333333333">
            <text:p>0.8333333333</text:p>
          </table:table-cell>
          <table:table-cell office:value-type="float" office:value="36.5013333333333">
            <text:p>36.5013333333</text:p>
          </table:table-cell>
          <table:table-cell table:number-columns-repeated="1005"/>
        </table:table-row>
        <table:table-row table:style-name="ro1">
          <table:table-cell office:value-type="string">
            <text:p>6471</text:p>
          </table:table-cell>
          <table:table-cell office:value-type="string">
            <text:p>6087</text:p>
          </table:table-cell>
          <table:table-cell office:value-type="float" office:value="2.97">
            <text:p>2.97</text:p>
          </table:table-cell>
          <table:table-cell office:value-type="float" office:value="255">
            <text:p>255</text:p>
          </table:table-cell>
          <table:table-cell office:value-type="float" office:value="267.48">
            <text:p>267.48</text:p>
          </table:table-cell>
          <table:table-cell office:value-type="float" office:value="54.09">
            <text:p>54.09</text:p>
          </table:table-cell>
          <table:table-cell office:value-type="float" office:value="4.9450915141431">
            <text:p>4.9450915141</text:p>
          </table:table-cell>
          <table:table-cell office:value-type="float" office:value="0.0116470588235294">
            <text:p>0.0116470588</text:p>
          </table:table-cell>
          <table:table-cell office:value-type="float" office:value="18.2121212121212">
            <text:p>18.2121212121</text:p>
          </table:table-cell>
          <table:table-cell/>
          <table:table-cell office:value-type="string">
            <text:p>6087</text:p>
          </table:table-cell>
          <table:table-cell office:value-type="string">
            <text:p>6471</text:p>
          </table:table-cell>
          <table:table-cell office:value-type="float" office:value="2.49">
            <text:p>2.49</text:p>
          </table:table-cell>
          <table:table-cell office:value-type="float" office:value="255">
            <text:p>255</text:p>
          </table:table-cell>
          <table:table-cell office:value-type="float" office:value="223.83">
            <text:p>223.83</text:p>
          </table:table-cell>
          <table:table-cell office:value-type="float" office:value="54.09">
            <text:p>54.09</text:p>
          </table:table-cell>
          <table:table-cell office:value-type="float" office:value="4.13810316139767">
            <text:p>4.1381031614</text:p>
          </table:table-cell>
          <table:table-cell office:value-type="float" office:value="0.00976470588235294">
            <text:p>0.0097647059</text:p>
          </table:table-cell>
          <table:table-cell office:value-type="float" office:value="21.7228915662651">
            <text:p>21.72289156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1.33">
            <text:p>1.33</text:p>
          </table:table-cell>
          <table:table-cell office:value-type="float" office:value="255">
            <text:p>255</text:p>
          </table:table-cell>
          <table:table-cell office:value-type="float" office:value="119.97">
            <text:p>119.97</text:p>
          </table:table-cell>
          <table:table-cell office:value-type="float" office:value="51.86">
            <text:p>51.86</text:p>
          </table:table-cell>
          <table:table-cell office:value-type="float" office:value="2.31334361743155">
            <text:p>2.3133436174</text:p>
          </table:table-cell>
          <table:table-cell office:value-type="float" office:value="0.0052156862745098">
            <text:p>0.0052156863</text:p>
          </table:table-cell>
          <table:table-cell office:value-type="float" office:value="38.9924812030075">
            <text:p>38.992481203</text:p>
          </table:table-cell>
          <table:table-cell/>
          <table:table-cell office:value-type="string">
            <text:p>6382</text:p>
          </table:table-cell>
          <table:table-cell office:value-type="string">
            <text:p>6471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90.09">
            <text:p>90.09</text:p>
          </table:table-cell>
          <table:table-cell office:value-type="float" office:value="51.86">
            <text:p>51.86</text:p>
          </table:table-cell>
          <table:table-cell office:value-type="float" office:value="1.73717701504049">
            <text:p>1.737177015</text:p>
          </table:table-cell>
          <table:table-cell office:value-type="float" office:value="0.00392156862745098">
            <text:p>0.0039215686</text:p>
          </table:table-cell>
          <table:table-cell office:value-type="float" office:value="51.86">
            <text:p>51.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270.45">
            <text:p>270.45</text:p>
          </table:table-cell>
          <table:table-cell office:value-type="float" office:value="55.63">
            <text:p>55.63</text:p>
          </table:table-cell>
          <table:table-cell office:value-type="float" office:value="4.86158547546288">
            <text:p>4.8615854755</text:p>
          </table:table-cell>
          <table:table-cell office:value-type="float" office:value="0.0117647058823529">
            <text:p>0.0117647059</text:p>
          </table:table-cell>
          <table:table-cell office:value-type="float" office:value="18.5433333333333">
            <text:p>18.5433333333</text:p>
          </table:table-cell>
          <table:table-cell/>
          <table:table-cell office:value-type="string">
            <text:p>6405</text:p>
          </table:table-cell>
          <table:table-cell office:value-type="string">
            <text:p>6471</text:p>
          </table:table-cell>
          <table:table-cell office:value-type="float" office:value="2.58">
            <text:p>2.58</text:p>
          </table:table-cell>
          <table:table-cell office:value-type="float" office:value="255">
            <text:p>255</text:p>
          </table:table-cell>
          <table:table-cell office:value-type="float" office:value="232.2">
            <text:p>232.2</text:p>
          </table:table-cell>
          <table:table-cell office:value-type="float" office:value="55.63">
            <text:p>55.63</text:p>
          </table:table-cell>
          <table:table-cell office:value-type="float" office:value="4.17400683084667">
            <text:p>4.1740068308</text:p>
          </table:table-cell>
          <table:table-cell office:value-type="float" office:value="0.0101176470588235">
            <text:p>0.0101176471</text:p>
          </table:table-cell>
          <table:table-cell office:value-type="float" office:value="21.562015503876">
            <text:p>21.56201550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8.84">
            <text:p>8.84</text:p>
          </table:table-cell>
          <table:table-cell office:value-type="float" office:value="255">
            <text:p>255</text:p>
          </table:table-cell>
          <table:table-cell office:value-type="float" office:value="795.33">
            <text:p>795.33</text:p>
          </table:table-cell>
          <table:table-cell office:value-type="float" office:value="323.69">
            <text:p>323.69</text:p>
          </table:table-cell>
          <table:table-cell office:value-type="float" office:value="2.45707312552133">
            <text:p>2.4570731255</text:p>
          </table:table-cell>
          <table:table-cell office:value-type="float" office:value="0.0346666666666667">
            <text:p>0.0346666667</text:p>
          </table:table-cell>
          <table:table-cell office:value-type="float" office:value="36.6165158371041">
            <text:p>36.6165158371</text:p>
          </table:table-cell>
          <table:table-cell/>
          <table:table-cell office:value-type="string">
            <text:p>6423</text:p>
          </table:table-cell>
          <table:table-cell office:value-type="string">
            <text:p>6471</text:p>
          </table:table-cell>
          <table:table-cell office:value-type="float" office:value="8.39">
            <text:p>8.39</text:p>
          </table:table-cell>
          <table:table-cell office:value-type="float" office:value="255">
            <text:p>255</text:p>
          </table:table-cell>
          <table:table-cell office:value-type="float" office:value="755.55">
            <text:p>755.55</text:p>
          </table:table-cell>
          <table:table-cell office:value-type="float" office:value="323.69">
            <text:p>323.69</text:p>
          </table:table-cell>
          <table:table-cell office:value-type="float" office:value="2.33417776267416">
            <text:p>2.3341777627</text:p>
          </table:table-cell>
          <table:table-cell office:value-type="float" office:value="0.0329019607843137">
            <text:p>0.0329019608</text:p>
          </table:table-cell>
          <table:table-cell office:value-type="float" office:value="38.580452920143">
            <text:p>38.58045292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2.94">
            <text:p>2.94</text:p>
          </table:table-cell>
          <table:table-cell office:value-type="float" office:value="255">
            <text:p>255</text:p>
          </table:table-cell>
          <table:table-cell office:value-type="float" office:value="264.33">
            <text:p>264.33</text:p>
          </table:table-cell>
          <table:table-cell office:value-type="float" office:value="3.52">
            <text:p>3.52</text:p>
          </table:table-cell>
          <table:table-cell office:value-type="float" office:value="75.09375">
            <text:p>75.09375</text:p>
          </table:table-cell>
          <table:table-cell office:value-type="float" office:value="0.0115294117647059">
            <text:p>0.0115294118</text:p>
          </table:table-cell>
          <table:table-cell office:value-type="float" office:value="1.19727891156463">
            <text:p>1.1972789116</text:p>
          </table:table-cell>
          <table:table-cell/>
          <table:table-cell office:value-type="string">
            <text:p>6446</text:p>
          </table:table-cell>
          <table:table-cell office:value-type="string">
            <text:p>6471</text:p>
          </table:table-cell>
          <table:table-cell office:value-type="float" office:value="2.04">
            <text:p>2.04</text:p>
          </table:table-cell>
          <table:table-cell office:value-type="float" office:value="255">
            <text:p>255</text:p>
          </table:table-cell>
          <table:table-cell office:value-type="float" office:value="184.05">
            <text:p>184.05</text:p>
          </table:table-cell>
          <table:table-cell office:value-type="float" office:value="3.52">
            <text:p>3.52</text:p>
          </table:table-cell>
          <table:table-cell office:value-type="float" office:value="52.2869318181818">
            <text:p>52.2869318182</text:p>
          </table:table-cell>
          <table:table-cell office:value-type="float" office:value="0.008">
            <text:p>0.008</text:p>
          </table:table-cell>
          <table:table-cell office:value-type="float" office:value="1.72549019607843">
            <text:p>1.72549019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2.27">
            <text:p>2.27</text:p>
          </table:table-cell>
          <table:table-cell office:value-type="float" office:value="255">
            <text:p>255</text:p>
          </table:table-cell>
          <table:table-cell office:value-type="float" office:value="203.94">
            <text:p>203.94</text:p>
          </table:table-cell>
          <table:table-cell office:value-type="float" office:value="56.51">
            <text:p>56.51</text:p>
          </table:table-cell>
          <table:table-cell office:value-type="float" office:value="3.60891877543798">
            <text:p>3.6089187754</text:p>
          </table:table-cell>
          <table:table-cell office:value-type="float" office:value="0.00890196078431373">
            <text:p>0.0089019608</text:p>
          </table:table-cell>
          <table:table-cell office:value-type="float" office:value="24.8942731277533">
            <text:p>24.8942731278</text:p>
          </table:table-cell>
          <table:table-cell/>
          <table:table-cell office:value-type="string">
            <text:p>6451</text:p>
          </table:table-cell>
          <table:table-cell office:value-type="string">
            <text:p>6471</text:p>
          </table:table-cell>
          <table:table-cell office:value-type="float" office:value="1.88">
            <text:p>1.88</text:p>
          </table:table-cell>
          <table:table-cell office:value-type="float" office:value="255">
            <text:p>255</text:p>
          </table:table-cell>
          <table:table-cell office:value-type="float" office:value="168.93">
            <text:p>168.93</text:p>
          </table:table-cell>
          <table:table-cell office:value-type="float" office:value="56.51">
            <text:p>56.51</text:p>
          </table:table-cell>
          <table:table-cell office:value-type="float" office:value="2.98938241019289">
            <text:p>2.9893824102</text:p>
          </table:table-cell>
          <table:table-cell office:value-type="float" office:value="0.00737254901960784">
            <text:p>0.007372549</text:p>
          </table:table-cell>
          <table:table-cell office:value-type="float" office:value="30.0585106382979">
            <text:p>30.058510638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7.38">
            <text:p>7.38</text:p>
          </table:table-cell>
          <table:table-cell office:value-type="float" office:value="255">
            <text:p>255</text:p>
          </table:table-cell>
          <table:table-cell office:value-type="float" office:value="664.11">
            <text:p>664.11</text:p>
          </table:table-cell>
          <table:table-cell office:value-type="float" office:value="118.74">
            <text:p>118.74</text:p>
          </table:table-cell>
          <table:table-cell office:value-type="float" office:value="5.59297625063163">
            <text:p>5.5929762506</text:p>
          </table:table-cell>
          <table:table-cell office:value-type="float" office:value="0.0289411764705882">
            <text:p>0.0289411765</text:p>
          </table:table-cell>
          <table:table-cell office:value-type="float" office:value="16.0894308943089">
            <text:p>16.0894308943</text:p>
          </table:table-cell>
          <table:table-cell/>
          <table:table-cell office:value-type="string">
            <text:p>6499</text:p>
          </table:table-cell>
          <table:table-cell office:value-type="string">
            <text:p>6471</text:p>
          </table:table-cell>
          <table:table-cell office:value-type="float" office:value="6.45">
            <text:p>6.45</text:p>
          </table:table-cell>
          <table:table-cell office:value-type="float" office:value="255">
            <text:p>255</text:p>
          </table:table-cell>
          <table:table-cell office:value-type="float" office:value="580.05">
            <text:p>580.05</text:p>
          </table:table-cell>
          <table:table-cell office:value-type="float" office:value="118.74">
            <text:p>118.74</text:p>
          </table:table-cell>
          <table:table-cell office:value-type="float" office:value="4.88504295098535">
            <text:p>4.885042951</text:p>
          </table:table-cell>
          <table:table-cell office:value-type="float" office:value="0.0252941176470588">
            <text:p>0.0252941176</text:p>
          </table:table-cell>
          <table:table-cell office:value-type="float" office:value="18.4093023255814">
            <text:p>18.40930232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6.45">
            <text:p>6.45</text:p>
          </table:table-cell>
          <table:table-cell office:value-type="float" office:value="255">
            <text:p>255</text:p>
          </table:table-cell>
          <table:table-cell office:value-type="float" office:value="580.41">
            <text:p>580.41</text:p>
          </table:table-cell>
          <table:table-cell office:value-type="float" office:value="213.85">
            <text:p>213.85</text:p>
          </table:table-cell>
          <table:table-cell office:value-type="float" office:value="2.71409866729016">
            <text:p>2.7140986673</text:p>
          </table:table-cell>
          <table:table-cell office:value-type="float" office:value="0.0252941176470588">
            <text:p>0.0252941176</text:p>
          </table:table-cell>
          <table:table-cell office:value-type="float" office:value="33.1550387596899">
            <text:p>33.1550387597</text:p>
          </table:table-cell>
          <table:table-cell/>
          <table:table-cell office:value-type="string">
            <text:p>6501</text:p>
          </table:table-cell>
          <table:table-cell office:value-type="string">
            <text:p>6471</text:p>
          </table:table-cell>
          <table:table-cell office:value-type="float" office:value="6.14">
            <text:p>6.14</text:p>
          </table:table-cell>
          <table:table-cell office:value-type="float" office:value="255">
            <text:p>255</text:p>
          </table:table-cell>
          <table:table-cell office:value-type="float" office:value="552.78">
            <text:p>552.78</text:p>
          </table:table-cell>
          <table:table-cell office:value-type="float" office:value="213.85">
            <text:p>213.85</text:p>
          </table:table-cell>
          <table:table-cell office:value-type="float" office:value="2.58489595510872">
            <text:p>2.5848959551</text:p>
          </table:table-cell>
          <table:table-cell office:value-type="float" office:value="0.024078431372549">
            <text:p>0.0240784314</text:p>
          </table:table-cell>
          <table:table-cell office:value-type="float" office:value="34.828990228013">
            <text:p>34.8289902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10.46">
            <text:p>10.46</text:p>
          </table:table-cell>
          <table:table-cell office:value-type="float" office:value="255">
            <text:p>255</text:p>
          </table:table-cell>
          <table:table-cell office:value-type="float" office:value="941.4">
            <text:p>941.4</text:p>
          </table:table-cell>
          <table:table-cell office:value-type="float" office:value="129.94">
            <text:p>129.94</text:p>
          </table:table-cell>
          <table:table-cell office:value-type="float" office:value="7.2448822533477">
            <text:p>7.2448822533</text:p>
          </table:table-cell>
          <table:table-cell office:value-type="float" office:value="0.0410196078431373">
            <text:p>0.0410196078</text:p>
          </table:table-cell>
          <table:table-cell office:value-type="float" office:value="12.4225621414914">
            <text:p>12.4225621415</text:p>
          </table:table-cell>
          <table:table-cell/>
          <table:table-cell office:value-type="string">
            <text:p>6512</text:p>
          </table:table-cell>
          <table:table-cell office:value-type="string">
            <text:p>6471</text:p>
          </table:table-cell>
          <table:table-cell office:value-type="float" office:value="10.2">
            <text:p>10.2</text:p>
          </table:table-cell>
          <table:table-cell office:value-type="float" office:value="255">
            <text:p>255</text:p>
          </table:table-cell>
          <table:table-cell office:value-type="float" office:value="917.55">
            <text:p>917.55</text:p>
          </table:table-cell>
          <table:table-cell office:value-type="float" office:value="129.94">
            <text:p>129.94</text:p>
          </table:table-cell>
          <table:table-cell office:value-type="float" office:value="7.06133600123134">
            <text:p>7.0613360012</text:p>
          </table:table-cell>
          <table:table-cell office:value-type="float" office:value="0.04">
            <text:p>0.04</text:p>
          </table:table-cell>
          <table:table-cell office:value-type="float" office:value="12.7392156862745">
            <text:p>12.73921568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2.87">
            <text:p>2.87</text:p>
          </table:table-cell>
          <table:table-cell office:value-type="float" office:value="255">
            <text:p>255</text:p>
          </table:table-cell>
          <table:table-cell office:value-type="float" office:value="258.66">
            <text:p>258.66</text:p>
          </table:table-cell>
          <table:table-cell office:value-type="float" office:value="30.21">
            <text:p>30.21</text:p>
          </table:table-cell>
          <table:table-cell office:value-type="float" office:value="8.56206554121152">
            <text:p>8.5620655412</text:p>
          </table:table-cell>
          <table:table-cell office:value-type="float" office:value="0.0112549019607843">
            <text:p>0.011254902</text:p>
          </table:table-cell>
          <table:table-cell office:value-type="float" office:value="10.5261324041812">
            <text:p>10.5261324042</text:p>
          </table:table-cell>
          <table:table-cell/>
          <table:table-cell office:value-type="string">
            <text:p>6515</text:p>
          </table:table-cell>
          <table:table-cell office:value-type="string">
            <text:p>6471</text:p>
          </table:table-cell>
          <table:table-cell office:value-type="float" office:value="2.42">
            <text:p>2.42</text:p>
          </table:table-cell>
          <table:table-cell office:value-type="float" office:value="255">
            <text:p>255</text:p>
          </table:table-cell>
          <table:table-cell office:value-type="float" office:value="217.98">
            <text:p>217.98</text:p>
          </table:table-cell>
          <table:table-cell office:value-type="float" office:value="30.21">
            <text:p>30.21</text:p>
          </table:table-cell>
          <table:table-cell office:value-type="float" office:value="7.2154915590864">
            <text:p>7.2154915591</text:p>
          </table:table-cell>
          <table:table-cell office:value-type="float" office:value="0.00949019607843137">
            <text:p>0.0094901961</text:p>
          </table:table-cell>
          <table:table-cell office:value-type="float" office:value="12.4834710743802">
            <text:p>12.483471074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3.71">
            <text:p>3.71</text:p>
          </table:table-cell>
          <table:table-cell office:value-type="float" office:value="255">
            <text:p>255</text:p>
          </table:table-cell>
          <table:table-cell office:value-type="float" office:value="333.63">
            <text:p>333.63</text:p>
          </table:table-cell>
          <table:table-cell office:value-type="float" office:value="30.1">
            <text:p>30.1</text:p>
          </table:table-cell>
          <table:table-cell office:value-type="float" office:value="11.0840531561462">
            <text:p>11.0840531561</text:p>
          </table:table-cell>
          <table:table-cell office:value-type="float" office:value="0.0145490196078431">
            <text:p>0.0145490196</text:p>
          </table:table-cell>
          <table:table-cell office:value-type="float" office:value="8.11320754716981">
            <text:p>8.1132075472</text:p>
          </table:table-cell>
          <table:table-cell/>
          <table:table-cell office:value-type="string">
            <text:p>6516</text:p>
          </table:table-cell>
          <table:table-cell office:value-type="string">
            <text:p>6471</text:p>
          </table:table-cell>
          <table:table-cell office:value-type="float" office:value="3.16">
            <text:p>3.16</text:p>
          </table:table-cell>
          <table:table-cell office:value-type="float" office:value="255">
            <text:p>255</text:p>
          </table:table-cell>
          <table:table-cell office:value-type="float" office:value="284.22">
            <text:p>284.22</text:p>
          </table:table-cell>
          <table:table-cell office:value-type="float" office:value="30.1">
            <text:p>30.1</text:p>
          </table:table-cell>
          <table:table-cell office:value-type="float" office:value="9.44252491694352">
            <text:p>9.4425249169</text:p>
          </table:table-cell>
          <table:table-cell office:value-type="float" office:value="0.0123921568627451">
            <text:p>0.0123921569</text:p>
          </table:table-cell>
          <table:table-cell office:value-type="float" office:value="9.5253164556962">
            <text:p>9.52531645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8.16">
            <text:p>8.16</text:p>
          </table:table-cell>
          <table:table-cell office:value-type="float" office:value="255">
            <text:p>255</text:p>
          </table:table-cell>
          <table:table-cell office:value-type="float" office:value="734.13">
            <text:p>734.13</text:p>
          </table:table-cell>
          <table:table-cell office:value-type="float" office:value="320.7">
            <text:p>320.7</text:p>
          </table:table-cell>
          <table:table-cell office:value-type="float" office:value="2.28914873713751">
            <text:p>2.2891487371</text:p>
          </table:table-cell>
          <table:table-cell office:value-type="float" office:value="0.032">
            <text:p>0.032</text:p>
          </table:table-cell>
          <table:table-cell office:value-type="float" office:value="39.3014705882353">
            <text:p>39.3014705882</text:p>
          </table:table-cell>
          <table:table-cell/>
          <table:table-cell office:value-type="string">
            <text:p>6519</text:p>
          </table:table-cell>
          <table:table-cell office:value-type="string">
            <text:p>6471</text:p>
          </table:table-cell>
          <table:table-cell office:value-type="float" office:value="7.67">
            <text:p>7.67</text:p>
          </table:table-cell>
          <table:table-cell office:value-type="float" office:value="255">
            <text:p>255</text:p>
          </table:table-cell>
          <table:table-cell office:value-type="float" office:value="689.85">
            <text:p>689.85</text:p>
          </table:table-cell>
          <table:table-cell office:value-type="float" office:value="320.7">
            <text:p>320.7</text:p>
          </table:table-cell>
          <table:table-cell office:value-type="float" office:value="2.1510757717493">
            <text:p>2.1510757717</text:p>
          </table:table-cell>
          <table:table-cell office:value-type="float" office:value="0.030078431372549">
            <text:p>0.0300784314</text:p>
          </table:table-cell>
          <table:table-cell office:value-type="float" office:value="41.8122555410691">
            <text:p>41.81225554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1.65">
            <text:p>11.65</text:p>
          </table:table-cell>
          <table:table-cell office:value-type="float" office:value="255">
            <text:p>255</text:p>
          </table:table-cell>
          <table:table-cell office:value-type="float" office:value="1048.32">
            <text:p>1048.32</text:p>
          </table:table-cell>
          <table:table-cell office:value-type="float" office:value="315.18">
            <text:p>315.18</text:p>
          </table:table-cell>
          <table:table-cell office:value-type="float" office:value="3.32609937178755">
            <text:p>3.3260993718</text:p>
          </table:table-cell>
          <table:table-cell office:value-type="float" office:value="0.0456862745098039">
            <text:p>0.0456862745</text:p>
          </table:table-cell>
          <table:table-cell office:value-type="float" office:value="27.0540772532189">
            <text:p>27.0540772532</text:p>
          </table:table-cell>
          <table:table-cell/>
          <table:table-cell office:value-type="string">
            <text:p>6532</text:p>
          </table:table-cell>
          <table:table-cell office:value-type="string">
            <text:p>6471</text:p>
          </table:table-cell>
          <table:table-cell office:value-type="float" office:value="11.69">
            <text:p>11.69</text:p>
          </table:table-cell>
          <table:table-cell office:value-type="float" office:value="255">
            <text:p>255</text:p>
          </table:table-cell>
          <table:table-cell office:value-type="float" office:value="1052.46">
            <text:p>1052.46</text:p>
          </table:table-cell>
          <table:table-cell office:value-type="float" office:value="315.18">
            <text:p>315.18</text:p>
          </table:table-cell>
          <table:table-cell office:value-type="float" office:value="3.33923472301542">
            <text:p>3.339234723</text:p>
          </table:table-cell>
          <table:table-cell office:value-type="float" office:value="0.045843137254902">
            <text:p>0.0458431373</text:p>
          </table:table-cell>
          <table:table-cell office:value-type="float" office:value="26.961505560308">
            <text:p>26.961505560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16.11">
            <text:p>16.11</text:p>
          </table:table-cell>
          <table:table-cell office:value-type="float" office:value="255">
            <text:p>255</text:p>
          </table:table-cell>
          <table:table-cell office:value-type="float" office:value="1449.99">
            <text:p>1449.99</text:p>
          </table:table-cell>
          <table:table-cell office:value-type="float" office:value="165.87">
            <text:p>165.87</text:p>
          </table:table-cell>
          <table:table-cell office:value-type="float" office:value="8.74172544763972">
            <text:p>8.7417254476</text:p>
          </table:table-cell>
          <table:table-cell office:value-type="float" office:value="0.0631764705882353">
            <text:p>0.0631764706</text:p>
          </table:table-cell>
          <table:table-cell office:value-type="float" office:value="10.2960893854749">
            <text:p>10.2960893855</text:p>
          </table:table-cell>
          <table:table-cell/>
          <table:table-cell office:value-type="string">
            <text:p>6552</text:p>
          </table:table-cell>
          <table:table-cell office:value-type="string">
            <text:p>6471</text:p>
          </table:table-cell>
          <table:table-cell office:value-type="float" office:value="15.87">
            <text:p>15.87</text:p>
          </table:table-cell>
          <table:table-cell office:value-type="float" office:value="255">
            <text:p>255</text:p>
          </table:table-cell>
          <table:table-cell office:value-type="float" office:value="1428.03">
            <text:p>1428.03</text:p>
          </table:table-cell>
          <table:table-cell office:value-type="float" office:value="165.87">
            <text:p>165.87</text:p>
          </table:table-cell>
          <table:table-cell office:value-type="float" office:value="8.6093326098752">
            <text:p>8.6093326099</text:p>
          </table:table-cell>
          <table:table-cell office:value-type="float" office:value="0.0622352941176471">
            <text:p>0.0622352941</text:p>
          </table:table-cell>
          <table:table-cell office:value-type="float" office:value="10.4517958412098">
            <text:p>10.451795841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2.52">
            <text:p>2.52</text:p>
          </table:table-cell>
          <table:table-cell office:value-type="float" office:value="255">
            <text:p>255</text:p>
          </table:table-cell>
          <table:table-cell office:value-type="float" office:value="226.98">
            <text:p>226.98</text:p>
          </table:table-cell>
          <table:table-cell office:value-type="float" office:value="56.52">
            <text:p>56.52</text:p>
          </table:table-cell>
          <table:table-cell office:value-type="float" office:value="4.01592356687898">
            <text:p>4.0159235669</text:p>
          </table:table-cell>
          <table:table-cell office:value-type="float" office:value="0.00988235294117647">
            <text:p>0.0098823529</text:p>
          </table:table-cell>
          <table:table-cell office:value-type="float" office:value="22.4285714285714">
            <text:p>22.4285714286</text:p>
          </table:table-cell>
          <table:table-cell/>
          <table:table-cell office:value-type="string">
            <text:p>6559</text:p>
          </table:table-cell>
          <table:table-cell office:value-type="string">
            <text:p>6471</text:p>
          </table:table-cell>
          <table:table-cell office:value-type="float" office:value="2.51">
            <text:p>2.51</text:p>
          </table:table-cell>
          <table:table-cell office:value-type="float" office:value="255">
            <text:p>255</text:p>
          </table:table-cell>
          <table:table-cell office:value-type="float" office:value="225.99">
            <text:p>225.99</text:p>
          </table:table-cell>
          <table:table-cell office:value-type="float" office:value="56.52">
            <text:p>56.52</text:p>
          </table:table-cell>
          <table:table-cell office:value-type="float" office:value="3.9984076433121">
            <text:p>3.9984076433</text:p>
          </table:table-cell>
          <table:table-cell office:value-type="float" office:value="0.00984313725490196">
            <text:p>0.0098431373</text:p>
          </table:table-cell>
          <table:table-cell office:value-type="float" office:value="22.5179282868526">
            <text:p>22.51792828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2.22">
            <text:p>2.22</text:p>
          </table:table-cell>
          <table:table-cell office:value-type="float" office:value="255">
            <text:p>255</text:p>
          </table:table-cell>
          <table:table-cell office:value-type="float" office:value="199.89">
            <text:p>199.89</text:p>
          </table:table-cell>
          <table:table-cell office:value-type="float" office:value="6.75">
            <text:p>6.75</text:p>
          </table:table-cell>
          <table:table-cell office:value-type="float" office:value="29.6133333333333">
            <text:p>29.6133333333</text:p>
          </table:table-cell>
          <table:table-cell office:value-type="float" office:value="0.00870588235294118">
            <text:p>0.0087058824</text:p>
          </table:table-cell>
          <table:table-cell office:value-type="float" office:value="3.04054054054054">
            <text:p>3.0405405405</text:p>
          </table:table-cell>
          <table:table-cell/>
          <table:table-cell office:value-type="string">
            <text:p>6562</text:p>
          </table:table-cell>
          <table:table-cell office:value-type="string">
            <text:p>6471</text:p>
          </table:table-cell>
          <table:table-cell office:value-type="float" office:value="1.91">
            <text:p>1.91</text:p>
          </table:table-cell>
          <table:table-cell office:value-type="float" office:value="255">
            <text:p>255</text:p>
          </table:table-cell>
          <table:table-cell office:value-type="float" office:value="171.9">
            <text:p>171.9</text:p>
          </table:table-cell>
          <table:table-cell office:value-type="float" office:value="6.75">
            <text:p>6.75</text:p>
          </table:table-cell>
          <table:table-cell office:value-type="float" office:value="25.4666666666667">
            <text:p>25.4666666667</text:p>
          </table:table-cell>
          <table:table-cell office:value-type="float" office:value="0.00749019607843137">
            <text:p>0.0074901961</text:p>
          </table:table-cell>
          <table:table-cell office:value-type="float" office:value="3.53403141361257">
            <text:p>3.53403141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5.18">
            <text:p>5.18</text:p>
          </table:table-cell>
          <table:table-cell office:value-type="float" office:value="255">
            <text:p>255</text:p>
          </table:table-cell>
          <table:table-cell office:value-type="float" office:value="466.29">
            <text:p>466.29</text:p>
          </table:table-cell>
          <table:table-cell office:value-type="float" office:value="96.98">
            <text:p>96.98</text:p>
          </table:table-cell>
          <table:table-cell office:value-type="float" office:value="4.80810476386884">
            <text:p>4.8081047639</text:p>
          </table:table-cell>
          <table:table-cell office:value-type="float" office:value="0.0203137254901961">
            <text:p>0.0203137255</text:p>
          </table:table-cell>
          <table:table-cell office:value-type="float" office:value="18.7220077220077">
            <text:p>18.722007722</text:p>
          </table:table-cell>
          <table:table-cell/>
          <table:table-cell office:value-type="string">
            <text:p>6609</text:p>
          </table:table-cell>
          <table:table-cell office:value-type="string">
            <text:p>6471</text:p>
          </table:table-cell>
          <table:table-cell office:value-type="float" office:value="4.82">
            <text:p>4.82</text:p>
          </table:table-cell>
          <table:table-cell office:value-type="float" office:value="255">
            <text:p>255</text:p>
          </table:table-cell>
          <table:table-cell office:value-type="float" office:value="433.62">
            <text:p>433.62</text:p>
          </table:table-cell>
          <table:table-cell office:value-type="float" office:value="96.98">
            <text:p>96.98</text:p>
          </table:table-cell>
          <table:table-cell office:value-type="float" office:value="4.47123118168695">
            <text:p>4.4712311817</text:p>
          </table:table-cell>
          <table:table-cell office:value-type="float" office:value="0.0189019607843137">
            <text:p>0.0189019608</text:p>
          </table:table-cell>
          <table:table-cell office:value-type="float" office:value="20.1203319502075">
            <text:p>20.120331950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3.63">
            <text:p>3.63</text:p>
          </table:table-cell>
          <table:table-cell office:value-type="float" office:value="255">
            <text:p>255</text:p>
          </table:table-cell>
          <table:table-cell office:value-type="float" office:value="326.79">
            <text:p>326.79</text:p>
          </table:table-cell>
          <table:table-cell office:value-type="float" office:value="94.49">
            <text:p>94.49</text:p>
          </table:table-cell>
          <table:table-cell office:value-type="float" office:value="3.45846121282676">
            <text:p>3.4584612128</text:p>
          </table:table-cell>
          <table:table-cell office:value-type="float" office:value="0.0142352941176471">
            <text:p>0.0142352941</text:p>
          </table:table-cell>
          <table:table-cell office:value-type="float" office:value="26.030303030303">
            <text:p>26.0303030303</text:p>
          </table:table-cell>
          <table:table-cell/>
          <table:table-cell office:value-type="string">
            <text:p>6647</text:p>
          </table:table-cell>
          <table:table-cell office:value-type="string">
            <text:p>6471</text:p>
          </table:table-cell>
          <table:table-cell office:value-type="float" office:value="3.56">
            <text:p>3.56</text:p>
          </table:table-cell>
          <table:table-cell office:value-type="float" office:value="255">
            <text:p>255</text:p>
          </table:table-cell>
          <table:table-cell office:value-type="float" office:value="320.22">
            <text:p>320.22</text:p>
          </table:table-cell>
          <table:table-cell office:value-type="float" office:value="94.49">
            <text:p>94.49</text:p>
          </table:table-cell>
          <table:table-cell office:value-type="float" office:value="3.38893004550746">
            <text:p>3.3889300455</text:p>
          </table:table-cell>
          <table:table-cell office:value-type="float" office:value="0.0139607843137255">
            <text:p>0.0139607843</text:p>
          </table:table-cell>
          <table:table-cell office:value-type="float" office:value="26.5421348314607">
            <text:p>26.54213483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2.75">
            <text:p>2.75</text:p>
          </table:table-cell>
          <table:table-cell office:value-type="float" office:value="255">
            <text:p>255</text:p>
          </table:table-cell>
          <table:table-cell office:value-type="float" office:value="247.5">
            <text:p>247.5</text:p>
          </table:table-cell>
          <table:table-cell office:value-type="float" office:value="13.32">
            <text:p>13.32</text:p>
          </table:table-cell>
          <table:table-cell office:value-type="float" office:value="18.5810810810811">
            <text:p>18.5810810811</text:p>
          </table:table-cell>
          <table:table-cell office:value-type="float" office:value="0.0107843137254902">
            <text:p>0.0107843137</text:p>
          </table:table-cell>
          <table:table-cell office:value-type="float" office:value="4.84363636363636">
            <text:p>4.8436363636</text:p>
          </table:table-cell>
          <table:table-cell/>
          <table:table-cell office:value-type="string">
            <text:p>6670</text:p>
          </table:table-cell>
          <table:table-cell office:value-type="string">
            <text:p>6471</text:p>
          </table:table-cell>
          <table:table-cell office:value-type="float" office:value="2.2">
            <text:p>2.2</text:p>
          </table:table-cell>
          <table:table-cell office:value-type="float" office:value="255">
            <text:p>255</text:p>
          </table:table-cell>
          <table:table-cell office:value-type="float" office:value="198.27">
            <text:p>198.27</text:p>
          </table:table-cell>
          <table:table-cell office:value-type="float" office:value="13.32">
            <text:p>13.32</text:p>
          </table:table-cell>
          <table:table-cell office:value-type="float" office:value="14.8851351351351">
            <text:p>14.8851351351</text:p>
          </table:table-cell>
          <table:table-cell office:value-type="float" office:value="0.00862745098039216">
            <text:p>0.008627451</text:p>
          </table:table-cell>
          <table:table-cell office:value-type="float" office:value="6.05454545454545">
            <text:p>6.05454545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17.42">
            <text:p>17.42</text:p>
          </table:table-cell>
          <table:table-cell office:value-type="float" office:value="255">
            <text:p>255</text:p>
          </table:table-cell>
          <table:table-cell office:value-type="float" office:value="1568.07">
            <text:p>1568.07</text:p>
          </table:table-cell>
          <table:table-cell office:value-type="float" office:value="186.52">
            <text:p>186.52</text:p>
          </table:table-cell>
          <table:table-cell office:value-type="float" office:value="8.40698048466652">
            <text:p>8.4069804847</text:p>
          </table:table-cell>
          <table:table-cell office:value-type="float" office:value="0.0683137254901961">
            <text:p>0.0683137255</text:p>
          </table:table-cell>
          <table:table-cell office:value-type="float" office:value="10.707233065442">
            <text:p>10.7072330654</text:p>
          </table:table-cell>
          <table:table-cell/>
          <table:table-cell office:value-type="string">
            <text:p>6674</text:p>
          </table:table-cell>
          <table:table-cell office:value-type="string">
            <text:p>6471</text:p>
          </table:table-cell>
          <table:table-cell office:value-type="float" office:value="16.42">
            <text:p>16.42</text:p>
          </table:table-cell>
          <table:table-cell office:value-type="float" office:value="255">
            <text:p>255</text:p>
          </table:table-cell>
          <table:table-cell office:value-type="float" office:value="1477.89">
            <text:p>1477.89</text:p>
          </table:table-cell>
          <table:table-cell office:value-type="float" office:value="186.52">
            <text:p>186.52</text:p>
          </table:table-cell>
          <table:table-cell office:value-type="float" office:value="7.92349345914647">
            <text:p>7.9234934591</text:p>
          </table:table-cell>
          <table:table-cell office:value-type="float" office:value="0.0643921568627451">
            <text:p>0.0643921569</text:p>
          </table:table-cell>
          <table:table-cell office:value-type="float" office:value="11.3593179049939">
            <text:p>11.3593179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38">
            <text:p>2.38</text:p>
          </table:table-cell>
          <table:table-cell office:value-type="float" office:value="255">
            <text:p>255</text:p>
          </table:table-cell>
          <table:table-cell office:value-type="float" office:value="214.2">
            <text:p>214.2</text:p>
          </table:table-cell>
          <table:table-cell office:value-type="float" office:value="54.09">
            <text:p>54.09</text:p>
          </table:table-cell>
          <table:table-cell office:value-type="float" office:value="3.96006655574043">
            <text:p>3.9600665557</text:p>
          </table:table-cell>
          <table:table-cell office:value-type="float" office:value="0.00933333333333333">
            <text:p>0.0093333333</text:p>
          </table:table-cell>
          <table:table-cell office:value-type="float" office:value="22.7268907563025">
            <text:p>22.7268907563</text:p>
          </table:table-cell>
          <table:table-cell/>
          <table:table-cell office:value-type="string">
            <text:p>6695</text:p>
          </table:table-cell>
          <table:table-cell office:value-type="string">
            <text:p>6471</text:p>
          </table:table-cell>
          <table:table-cell office:value-type="float" office:value="2.06">
            <text:p>2.06</text:p>
          </table:table-cell>
          <table:table-cell office:value-type="float" office:value="255">
            <text:p>255</text:p>
          </table:table-cell>
          <table:table-cell office:value-type="float" office:value="185.49">
            <text:p>185.49</text:p>
          </table:table-cell>
          <table:table-cell office:value-type="float" office:value="54.09">
            <text:p>54.09</text:p>
          </table:table-cell>
          <table:table-cell office:value-type="float" office:value="3.42928452579035">
            <text:p>3.4292845258</text:p>
          </table:table-cell>
          <table:table-cell office:value-type="float" office:value="0.00807843137254902">
            <text:p>0.0080784314</text:p>
          </table:table-cell>
          <table:table-cell office:value-type="float" office:value="26.2572815533981">
            <text:p>26.25728155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2.52">
            <text:p>2.52</text:p>
          </table:table-cell>
          <table:table-cell office:value-type="float" office:value="255">
            <text:p>255</text:p>
          </table:table-cell>
          <table:table-cell office:value-type="float" office:value="227.16">
            <text:p>227.16</text:p>
          </table:table-cell>
          <table:table-cell office:value-type="float" office:value="0.46">
            <text:p>0.46</text:p>
          </table:table-cell>
          <table:table-cell office:value-type="float" office:value="493.826086956522">
            <text:p>493.8260869565</text:p>
          </table:table-cell>
          <table:table-cell office:value-type="float" office:value="0.00988235294117647">
            <text:p>0.0098823529</text:p>
          </table:table-cell>
          <table:table-cell office:value-type="float" office:value="0.182539682539683">
            <text:p>0.1825396825</text:p>
          </table:table-cell>
          <table:table-cell/>
          <table:table-cell office:value-type="string">
            <text:p>6699</text:p>
          </table:table-cell>
          <table:table-cell office:value-type="string">
            <text:p>6471</text:p>
          </table:table-cell>
          <table:table-cell office:value-type="float" office:value="2.71">
            <text:p>2.71</text:p>
          </table:table-cell>
          <table:table-cell office:value-type="float" office:value="255">
            <text:p>255</text:p>
          </table:table-cell>
          <table:table-cell office:value-type="float" office:value="243.81">
            <text:p>243.81</text:p>
          </table:table-cell>
          <table:table-cell office:value-type="float" office:value="0.46">
            <text:p>0.46</text:p>
          </table:table-cell>
          <table:table-cell office:value-type="float" office:value="530.021739130435">
            <text:p>530.0217391304</text:p>
          </table:table-cell>
          <table:table-cell office:value-type="float" office:value="0.0106274509803922">
            <text:p>0.010627451</text:p>
          </table:table-cell>
          <table:table-cell office:value-type="float" office:value="0.169741697416974">
            <text:p>0.16974169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8.09">
            <text:p>8.09</text:p>
          </table:table-cell>
          <table:table-cell office:value-type="float" office:value="255">
            <text:p>255</text:p>
          </table:table-cell>
          <table:table-cell office:value-type="float" office:value="728.01">
            <text:p>728.01</text:p>
          </table:table-cell>
          <table:table-cell office:value-type="float" office:value="344.43">
            <text:p>344.43</text:p>
          </table:table-cell>
          <table:table-cell office:value-type="float" office:value="2.11366605696368">
            <text:p>2.113666057</text:p>
          </table:table-cell>
          <table:table-cell office:value-type="float" office:value="0.0317254901960784">
            <text:p>0.0317254902</text:p>
          </table:table-cell>
          <table:table-cell office:value-type="float" office:value="42.57478368356">
            <text:p>42.5747836836</text:p>
          </table:table-cell>
          <table:table-cell/>
          <table:table-cell office:value-type="string">
            <text:p>6716</text:p>
          </table:table-cell>
          <table:table-cell office:value-type="string">
            <text:p>6471</text:p>
          </table:table-cell>
          <table:table-cell office:value-type="float" office:value="8.03">
            <text:p>8.03</text:p>
          </table:table-cell>
          <table:table-cell office:value-type="float" office:value="255">
            <text:p>255</text:p>
          </table:table-cell>
          <table:table-cell office:value-type="float" office:value="722.7">
            <text:p>722.7</text:p>
          </table:table-cell>
          <table:table-cell office:value-type="float" office:value="344.43">
            <text:p>344.43</text:p>
          </table:table-cell>
          <table:table-cell office:value-type="float" office:value="2.09824928142148">
            <text:p>2.0982492814</text:p>
          </table:table-cell>
          <table:table-cell office:value-type="float" office:value="0.0314901960784314">
            <text:p>0.0314901961</text:p>
          </table:table-cell>
          <table:table-cell office:value-type="float" office:value="42.892901618929">
            <text:p>42.89290161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.76">
            <text:p>1.76</text:p>
          </table:table-cell>
          <table:table-cell office:value-type="float" office:value="255">
            <text:p>255</text:p>
          </table:table-cell>
          <table:table-cell office:value-type="float" office:value="158.58">
            <text:p>158.58</text:p>
          </table:table-cell>
          <table:table-cell office:value-type="float" office:value="3.47">
            <text:p>3.47</text:p>
          </table:table-cell>
          <table:table-cell office:value-type="float" office:value="45.700288184438">
            <text:p>45.7002881844</text:p>
          </table:table-cell>
          <table:table-cell office:value-type="float" office:value="0.00690196078431373">
            <text:p>0.0069019608</text:p>
          </table:table-cell>
          <table:table-cell office:value-type="float" office:value="1.97159090909091">
            <text:p>1.9715909091</text:p>
          </table:table-cell>
          <table:table-cell/>
          <table:table-cell office:value-type="string">
            <text:p>6738</text:p>
          </table:table-cell>
          <table:table-cell office:value-type="string">
            <text:p>6471</text:p>
          </table:table-cell>
          <table:table-cell office:value-type="float" office:value="1.97">
            <text:p>1.97</text:p>
          </table:table-cell>
          <table:table-cell office:value-type="float" office:value="255">
            <text:p>255</text:p>
          </table:table-cell>
          <table:table-cell office:value-type="float" office:value="177.12">
            <text:p>177.12</text:p>
          </table:table-cell>
          <table:table-cell office:value-type="float" office:value="3.47">
            <text:p>3.47</text:p>
          </table:table-cell>
          <table:table-cell office:value-type="float" office:value="51.0432276657061">
            <text:p>51.0432276657</text:p>
          </table:table-cell>
          <table:table-cell office:value-type="float" office:value="0.00772549019607843">
            <text:p>0.0077254902</text:p>
          </table:table-cell>
          <table:table-cell office:value-type="float" office:value="1.76142131979695">
            <text:p>1.76142131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8.46">
            <text:p>8.46</text:p>
          </table:table-cell>
          <table:table-cell office:value-type="float" office:value="255">
            <text:p>255</text:p>
          </table:table-cell>
          <table:table-cell office:value-type="float" office:value="761.58">
            <text:p>761.58</text:p>
          </table:table-cell>
          <table:table-cell office:value-type="float" office:value="247.05">
            <text:p>247.05</text:p>
          </table:table-cell>
          <table:table-cell office:value-type="float" office:value="3.08269581056466">
            <text:p>3.0826958106</text:p>
          </table:table-cell>
          <table:table-cell office:value-type="float" office:value="0.0331764705882353">
            <text:p>0.0331764706</text:p>
          </table:table-cell>
          <table:table-cell office:value-type="float" office:value="29.2021276595745">
            <text:p>29.2021276596</text:p>
          </table:table-cell>
          <table:table-cell/>
          <table:table-cell office:value-type="string">
            <text:p>6843</text:p>
          </table:table-cell>
          <table:table-cell office:value-type="string">
            <text:p>6471</text:p>
          </table:table-cell>
          <table:table-cell office:value-type="float" office:value="8.48">
            <text:p>8.48</text:p>
          </table:table-cell>
          <table:table-cell office:value-type="float" office:value="255">
            <text:p>255</text:p>
          </table:table-cell>
          <table:table-cell office:value-type="float" office:value="763.02">
            <text:p>763.02</text:p>
          </table:table-cell>
          <table:table-cell office:value-type="float" office:value="247.05">
            <text:p>247.05</text:p>
          </table:table-cell>
          <table:table-cell office:value-type="float" office:value="3.08852459016393">
            <text:p>3.0885245902</text:p>
          </table:table-cell>
          <table:table-cell office:value-type="float" office:value="0.0332549019607843">
            <text:p>0.033254902</text:p>
          </table:table-cell>
          <table:table-cell office:value-type="float" office:value="29.1332547169811">
            <text:p>29.1332547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0.09">
            <text:p>10.09</text:p>
          </table:table-cell>
          <table:table-cell office:value-type="float" office:value="255">
            <text:p>255</text:p>
          </table:table-cell>
          <table:table-cell office:value-type="float" office:value="907.74">
            <text:p>907.74</text:p>
          </table:table-cell>
          <table:table-cell office:value-type="float" office:value="14.38">
            <text:p>14.38</text:p>
          </table:table-cell>
          <table:table-cell office:value-type="float" office:value="63.125173852573">
            <text:p>63.1251738526</text:p>
          </table:table-cell>
          <table:table-cell office:value-type="float" office:value="0.0395686274509804">
            <text:p>0.0395686275</text:p>
          </table:table-cell>
          <table:table-cell office:value-type="float" office:value="1.42517343904856">
            <text:p>1.425173439</text:p>
          </table:table-cell>
          <table:table-cell/>
          <table:table-cell office:value-type="string">
            <text:p>6879</text:p>
          </table:table-cell>
          <table:table-cell office:value-type="string">
            <text:p>6471</text:p>
          </table:table-cell>
          <table:table-cell office:value-type="float" office:value="9.62">
            <text:p>9.62</text:p>
          </table:table-cell>
          <table:table-cell office:value-type="float" office:value="255">
            <text:p>255</text:p>
          </table:table-cell>
          <table:table-cell office:value-type="float" office:value="866.07">
            <text:p>866.07</text:p>
          </table:table-cell>
          <table:table-cell office:value-type="float" office:value="14.38">
            <text:p>14.38</text:p>
          </table:table-cell>
          <table:table-cell office:value-type="float" office:value="60.2273991655077">
            <text:p>60.2273991655</text:p>
          </table:table-cell>
          <table:table-cell office:value-type="float" office:value="0.0377254901960784">
            <text:p>0.0377254902</text:p>
          </table:table-cell>
          <table:table-cell office:value-type="float" office:value="1.4948024948025">
            <text:p>1.49480249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8.4">
            <text:p>8.4</text:p>
          </table:table-cell>
          <table:table-cell office:value-type="float" office:value="255">
            <text:p>255</text:p>
          </table:table-cell>
          <table:table-cell office:value-type="float" office:value="755.73">
            <text:p>755.73</text:p>
          </table:table-cell>
          <table:table-cell office:value-type="float" office:value="325.08">
            <text:p>325.08</text:p>
          </table:table-cell>
          <table:table-cell office:value-type="float" office:value="2.32475083056478">
            <text:p>2.3247508306</text:p>
          </table:table-cell>
          <table:table-cell office:value-type="float" office:value="0.0329411764705882">
            <text:p>0.0329411765</text:p>
          </table:table-cell>
          <table:table-cell office:value-type="float" office:value="38.7">
            <text:p>38.7</text:p>
          </table:table-cell>
          <table:table-cell/>
          <table:table-cell office:value-type="string">
            <text:p>6892</text:p>
          </table:table-cell>
          <table:table-cell office:value-type="string">
            <text:p>6471</text:p>
          </table:table-cell>
          <table:table-cell office:value-type="float" office:value="8.28">
            <text:p>8.28</text:p>
          </table:table-cell>
          <table:table-cell office:value-type="float" office:value="255">
            <text:p>255</text:p>
          </table:table-cell>
          <table:table-cell office:value-type="float" office:value="745.29">
            <text:p>745.29</text:p>
          </table:table-cell>
          <table:table-cell office:value-type="float" office:value="325.08">
            <text:p>325.08</text:p>
          </table:table-cell>
          <table:table-cell office:value-type="float" office:value="2.29263565891473">
            <text:p>2.2926356589</text:p>
          </table:table-cell>
          <table:table-cell office:value-type="float" office:value="0.0324705882352941">
            <text:p>0.0324705882</text:p>
          </table:table-cell>
          <table:table-cell office:value-type="float" office:value="39.2608695652174">
            <text:p>39.26086956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.71">
            <text:p>1.71</text:p>
          </table:table-cell>
          <table:table-cell office:value-type="float" office:value="255">
            <text:p>255</text:p>
          </table:table-cell>
          <table:table-cell office:value-type="float" office:value="154.08">
            <text:p>154.08</text:p>
          </table:table-cell>
          <table:table-cell office:value-type="float" office:value="56.52">
            <text:p>56.52</text:p>
          </table:table-cell>
          <table:table-cell office:value-type="float" office:value="2.72611464968153">
            <text:p>2.7261146497</text:p>
          </table:table-cell>
          <table:table-cell office:value-type="float" office:value="0.00670588235294118">
            <text:p>0.0067058824</text:p>
          </table:table-cell>
          <table:table-cell office:value-type="float" office:value="33.0526315789474">
            <text:p>33.0526315789</text:p>
          </table:table-cell>
          <table:table-cell/>
          <table:table-cell office:value-type="string">
            <text:p>6945</text:p>
          </table:table-cell>
          <table:table-cell office:value-type="string">
            <text:p>6471</text:p>
          </table:table-cell>
          <table:table-cell office:value-type="float" office:value="1.63">
            <text:p>1.63</text:p>
          </table:table-cell>
          <table:table-cell office:value-type="float" office:value="255">
            <text:p>255</text:p>
          </table:table-cell>
          <table:table-cell office:value-type="float" office:value="146.88">
            <text:p>146.88</text:p>
          </table:table-cell>
          <table:table-cell office:value-type="float" office:value="56.52">
            <text:p>56.52</text:p>
          </table:table-cell>
          <table:table-cell office:value-type="float" office:value="2.59872611464968">
            <text:p>2.5987261146</text:p>
          </table:table-cell>
          <table:table-cell office:value-type="float" office:value="0.0063921568627451">
            <text:p>0.0063921569</text:p>
          </table:table-cell>
          <table:table-cell office:value-type="float" office:value="34.6748466257669">
            <text:p>34.674846625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2.19">
            <text:p>2.19</text:p>
          </table:table-cell>
          <table:table-cell office:value-type="float" office:value="255">
            <text:p>255</text:p>
          </table:table-cell>
          <table:table-cell office:value-type="float" office:value="197.46">
            <text:p>197.46</text:p>
          </table:table-cell>
          <table:table-cell office:value-type="float" office:value="6.71">
            <text:p>6.71</text:p>
          </table:table-cell>
          <table:table-cell office:value-type="float" office:value="29.4277198211624">
            <text:p>29.4277198212</text:p>
          </table:table-cell>
          <table:table-cell office:value-type="float" office:value="0.00858823529411765">
            <text:p>0.0085882353</text:p>
          </table:table-cell>
          <table:table-cell office:value-type="float" office:value="3.06392694063927">
            <text:p>3.0639269406</text:p>
          </table:table-cell>
          <table:table-cell/>
          <table:table-cell office:value-type="string">
            <text:p>6948</text:p>
          </table:table-cell>
          <table:table-cell office:value-type="string">
            <text:p>6471</text:p>
          </table:table-cell>
          <table:table-cell office:value-type="float" office:value="1.95">
            <text:p>1.95</text:p>
          </table:table-cell>
          <table:table-cell office:value-type="float" office:value="255">
            <text:p>255</text:p>
          </table:table-cell>
          <table:table-cell office:value-type="float" office:value="175.5">
            <text:p>175.5</text:p>
          </table:table-cell>
          <table:table-cell office:value-type="float" office:value="6.71">
            <text:p>6.71</text:p>
          </table:table-cell>
          <table:table-cell office:value-type="float" office:value="26.1549925484352">
            <text:p>26.1549925484</text:p>
          </table:table-cell>
          <table:table-cell office:value-type="float" office:value="0.00764705882352941">
            <text:p>0.0076470588</text:p>
          </table:table-cell>
          <table:table-cell office:value-type="float" office:value="3.44102564102564">
            <text:p>3.4410256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1.19">
            <text:p>1.19</text:p>
          </table:table-cell>
          <table:table-cell office:value-type="float" office:value="255">
            <text:p>255</text:p>
          </table:table-cell>
          <table:table-cell office:value-type="float" office:value="107.01">
            <text:p>107.01</text:p>
          </table:table-cell>
          <table:table-cell office:value-type="float" office:value="55.3">
            <text:p>55.3</text:p>
          </table:table-cell>
          <table:table-cell office:value-type="float" office:value="1.93508137432188">
            <text:p>1.9350813743</text:p>
          </table:table-cell>
          <table:table-cell office:value-type="float" office:value="0.00466666666666667">
            <text:p>0.0046666667</text:p>
          </table:table-cell>
          <table:table-cell office:value-type="float" office:value="46.4705882352941">
            <text:p>46.4705882353</text:p>
          </table:table-cell>
          <table:table-cell/>
          <table:table-cell office:value-type="string">
            <text:p>6971</text:p>
          </table:table-cell>
          <table:table-cell office:value-type="string">
            <text:p>6471</text:p>
          </table:table-cell>
          <table:table-cell office:value-type="float" office:value="1.1">
            <text:p>1.1</text:p>
          </table:table-cell>
          <table:table-cell office:value-type="float" office:value="255">
            <text:p>255</text:p>
          </table:table-cell>
          <table:table-cell office:value-type="float" office:value="99.45">
            <text:p>99.45</text:p>
          </table:table-cell>
          <table:table-cell office:value-type="float" office:value="55.3">
            <text:p>55.3</text:p>
          </table:table-cell>
          <table:table-cell office:value-type="float" office:value="1.79837251356239">
            <text:p>1.7983725136</text:p>
          </table:table-cell>
          <table:table-cell office:value-type="float" office:value="0.00431372549019608">
            <text:p>0.0043137255</text:p>
          </table:table-cell>
          <table:table-cell office:value-type="float" office:value="50.2727272727273">
            <text:p>50.27272727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6.97">
            <text:p>6.97</text:p>
          </table:table-cell>
          <table:table-cell office:value-type="float" office:value="255">
            <text:p>255</text:p>
          </table:table-cell>
          <table:table-cell office:value-type="float" office:value="627.3">
            <text:p>627.3</text:p>
          </table:table-cell>
          <table:table-cell office:value-type="float" office:value="201.03">
            <text:p>201.03</text:p>
          </table:table-cell>
          <table:table-cell office:value-type="float" office:value="3.12042978659901">
            <text:p>3.1204297866</text:p>
          </table:table-cell>
          <table:table-cell office:value-type="float" office:value="0.0273333333333333">
            <text:p>0.0273333333</text:p>
          </table:table-cell>
          <table:table-cell office:value-type="float" office:value="28.8421807747489">
            <text:p>28.8421807747</text:p>
          </table:table-cell>
          <table:table-cell/>
          <table:table-cell office:value-type="string">
            <text:p>7021</text:p>
          </table:table-cell>
          <table:table-cell office:value-type="string">
            <text:p>6471</text:p>
          </table:table-cell>
          <table:table-cell office:value-type="float" office:value="7.09">
            <text:p>7.09</text:p>
          </table:table-cell>
          <table:table-cell office:value-type="float" office:value="255">
            <text:p>255</text:p>
          </table:table-cell>
          <table:table-cell office:value-type="float" office:value="638.01">
            <text:p>638.01</text:p>
          </table:table-cell>
          <table:table-cell office:value-type="float" office:value="201.03">
            <text:p>201.03</text:p>
          </table:table-cell>
          <table:table-cell office:value-type="float" office:value="3.17370541710192">
            <text:p>3.1737054171</text:p>
          </table:table-cell>
          <table:table-cell office:value-type="float" office:value="0.0278039215686275">
            <text:p>0.0278039216</text:p>
          </table:table-cell>
          <table:table-cell office:value-type="float" office:value="28.3540197461213">
            <text:p>28.35401974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1.95">
            <text:p>1.95</text:p>
          </table:table-cell>
          <table:table-cell office:value-type="float" office:value="255">
            <text:p>255</text:p>
          </table:table-cell>
          <table:table-cell office:value-type="float" office:value="175.32">
            <text:p>175.32</text:p>
          </table:table-cell>
          <table:table-cell office:value-type="float" office:value="13.29">
            <text:p>13.29</text:p>
          </table:table-cell>
          <table:table-cell office:value-type="float" office:value="13.1918735891648">
            <text:p>13.1918735892</text:p>
          </table:table-cell>
          <table:table-cell office:value-type="float" office:value="0.00764705882352941">
            <text:p>0.0076470588</text:p>
          </table:table-cell>
          <table:table-cell office:value-type="float" office:value="6.81538461538462">
            <text:p>6.8153846154</text:p>
          </table:table-cell>
          <table:table-cell/>
          <table:table-cell office:value-type="string">
            <text:p>7079</text:p>
          </table:table-cell>
          <table:table-cell office:value-type="string">
            <text:p>6471</text:p>
          </table:table-cell>
          <table:table-cell office:value-type="float" office:value="1.89">
            <text:p>1.89</text:p>
          </table:table-cell>
          <table:table-cell office:value-type="float" office:value="255">
            <text:p>255</text:p>
          </table:table-cell>
          <table:table-cell office:value-type="float" office:value="170.28">
            <text:p>170.28</text:p>
          </table:table-cell>
          <table:table-cell office:value-type="float" office:value="13.29">
            <text:p>13.29</text:p>
          </table:table-cell>
          <table:table-cell office:value-type="float" office:value="12.8126410835215">
            <text:p>12.8126410835</text:p>
          </table:table-cell>
          <table:table-cell office:value-type="float" office:value="0.00741176470588235">
            <text:p>0.0074117647</text:p>
          </table:table-cell>
          <table:table-cell office:value-type="float" office:value="7.03174603174603">
            <text:p>7.03174603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2.29">
            <text:p>2.29</text:p>
          </table:table-cell>
          <table:table-cell office:value-type="float" office:value="255">
            <text:p>255</text:p>
          </table:table-cell>
          <table:table-cell office:value-type="float" office:value="206.28">
            <text:p>206.28</text:p>
          </table:table-cell>
          <table:table-cell office:value-type="float" office:value="14.49">
            <text:p>14.49</text:p>
          </table:table-cell>
          <table:table-cell office:value-type="float" office:value="14.2360248447205">
            <text:p>14.2360248447</text:p>
          </table:table-cell>
          <table:table-cell office:value-type="float" office:value="0.00898039215686275">
            <text:p>0.0089803922</text:p>
          </table:table-cell>
          <table:table-cell office:value-type="float" office:value="6.32751091703057">
            <text:p>6.327510917</text:p>
          </table:table-cell>
          <table:table-cell/>
          <table:table-cell office:value-type="string">
            <text:p>7081</text:p>
          </table:table-cell>
          <table:table-cell office:value-type="string">
            <text:p>6471</text:p>
          </table:table-cell>
          <table:table-cell office:value-type="float" office:value="2.15">
            <text:p>2.15</text:p>
          </table:table-cell>
          <table:table-cell office:value-type="float" office:value="255">
            <text:p>255</text:p>
          </table:table-cell>
          <table:table-cell office:value-type="float" office:value="193.86">
            <text:p>193.86</text:p>
          </table:table-cell>
          <table:table-cell office:value-type="float" office:value="14.49">
            <text:p>14.49</text:p>
          </table:table-cell>
          <table:table-cell office:value-type="float" office:value="13.3788819875776">
            <text:p>13.3788819876</text:p>
          </table:table-cell>
          <table:table-cell office:value-type="float" office:value="0.00843137254901961">
            <text:p>0.0084313725</text:p>
          </table:table-cell>
          <table:table-cell office:value-type="float" office:value="6.73953488372093">
            <text:p>6.739534883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719.91">
            <text:p>719.91</text:p>
          </table:table-cell>
          <table:table-cell office:value-type="float" office:value="314.36">
            <text:p>314.36</text:p>
          </table:table-cell>
          <table:table-cell office:value-type="float" office:value="2.29008143529711">
            <text:p>2.2900814353</text:p>
          </table:table-cell>
          <table:table-cell office:value-type="float" office:value="0.0313725490196078">
            <text:p>0.031372549</text:p>
          </table:table-cell>
          <table:table-cell office:value-type="float" office:value="39.295">
            <text:p>39.295</text:p>
          </table:table-cell>
          <table:table-cell/>
          <table:table-cell office:value-type="string">
            <text:p>7094</text:p>
          </table:table-cell>
          <table:table-cell office:value-type="string">
            <text:p>6471</text:p>
          </table:table-cell>
          <table:table-cell office:value-type="float" office:value="8.01">
            <text:p>8.01</text:p>
          </table:table-cell>
          <table:table-cell office:value-type="float" office:value="255">
            <text:p>255</text:p>
          </table:table-cell>
          <table:table-cell office:value-type="float" office:value="721.08">
            <text:p>721.08</text:p>
          </table:table-cell>
          <table:table-cell office:value-type="float" office:value="314.36">
            <text:p>314.36</text:p>
          </table:table-cell>
          <table:table-cell office:value-type="float" office:value="2.29380328286042">
            <text:p>2.2938032829</text:p>
          </table:table-cell>
          <table:table-cell office:value-type="float" office:value="0.0314117647058824">
            <text:p>0.0314117647</text:p>
          </table:table-cell>
          <table:table-cell office:value-type="float" office:value="39.2459425717853">
            <text:p>39.2459425718</text:p>
          </table:table-cell>
          <table:table-cell table:number-columns-repeated="1005"/>
        </table:table-row>
        <table:table-row table:style-name="ro1">
          <table:table-cell office:value-type="string">
            <text:p>6499</text:p>
          </table:table-cell>
          <table:table-cell office:value-type="string">
            <text:p>6087</text:p>
          </table:table-cell>
          <table:table-cell office:value-type="float" office:value="6.24">
            <text:p>6.24</text:p>
          </table:table-cell>
          <table:table-cell office:value-type="float" office:value="8">
            <text:p>8</text:p>
          </table:table-cell>
          <table:table-cell office:value-type="float" office:value="561.15">
            <text:p>561.15</text:p>
          </table:table-cell>
          <table:table-cell office:value-type="float" office:value="89.1">
            <text:p>89.1</text:p>
          </table:table-cell>
          <table:table-cell office:value-type="float" office:value="6.2979797979798">
            <text:p>6.297979798</text:p>
          </table:table-cell>
          <table:table-cell office:value-type="float" office:value="0.78">
            <text:p>0.78</text:p>
          </table:table-cell>
          <table:table-cell office:value-type="float" office:value="14.2788461538462">
            <text:p>14.2788461538</text:p>
          </table:table-cell>
          <table:table-cell/>
          <table:table-cell office:value-type="string">
            <text:p>6087</text:p>
          </table:table-cell>
          <table:table-cell office:value-type="string">
            <text:p>6499</text:p>
          </table:table-cell>
          <table:table-cell office:value-type="float" office:value="5.98">
            <text:p>5.98</text:p>
          </table:table-cell>
          <table:table-cell office:value-type="float" office:value="8">
            <text:p>8</text:p>
          </table:table-cell>
          <table:table-cell office:value-type="float" office:value="538.38">
            <text:p>538.38</text:p>
          </table:table-cell>
          <table:table-cell office:value-type="float" office:value="89.1">
            <text:p>89.1</text:p>
          </table:table-cell>
          <table:table-cell office:value-type="float" office:value="6.04242424242424">
            <text:p>6.0424242424</text:p>
          </table:table-cell>
          <table:table-cell office:value-type="float" office:value="0.7475">
            <text:p>0.7475</text:p>
          </table:table-cell>
          <table:table-cell office:value-type="float" office:value="14.8996655518395">
            <text:p>14.89966555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11.94">
            <text:p>11.94</text:p>
          </table:table-cell>
          <table:table-cell office:value-type="float" office:value="9">
            <text:p>9</text:p>
          </table:table-cell>
          <table:table-cell office:value-type="float" office:value="1074.51">
            <text:p>1074.51</text:p>
          </table:table-cell>
          <table:table-cell office:value-type="float" office:value="91.08">
            <text:p>91.08</text:p>
          </table:table-cell>
          <table:table-cell office:value-type="float" office:value="11.7974308300395">
            <text:p>11.79743083</text:p>
          </table:table-cell>
          <table:table-cell office:value-type="float" office:value="1.32666666666667">
            <text:p>1.3266666667</text:p>
          </table:table-cell>
          <table:table-cell office:value-type="float" office:value="7.62814070351759">
            <text:p>7.6281407035</text:p>
          </table:table-cell>
          <table:table-cell/>
          <table:table-cell office:value-type="string">
            <text:p>6382</text:p>
          </table:table-cell>
          <table:table-cell office:value-type="string">
            <text:p>6499</text:p>
          </table:table-cell>
          <table:table-cell office:value-type="float" office:value="11.74">
            <text:p>11.74</text:p>
          </table:table-cell>
          <table:table-cell office:value-type="float" office:value="9">
            <text:p>9</text:p>
          </table:table-cell>
          <table:table-cell office:value-type="float" office:value="1056.24">
            <text:p>1056.24</text:p>
          </table:table-cell>
          <table:table-cell office:value-type="float" office:value="91.08">
            <text:p>91.08</text:p>
          </table:table-cell>
          <table:table-cell office:value-type="float" office:value="11.596837944664">
            <text:p>11.5968379447</text:p>
          </table:table-cell>
          <table:table-cell office:value-type="float" office:value="1.30444444444445">
            <text:p>1.3044444444</text:p>
          </table:table-cell>
          <table:table-cell office:value-type="float" office:value="7.75809199318569">
            <text:p>7.75809199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11.59">
            <text:p>11.59</text:p>
          </table:table-cell>
          <table:table-cell office:value-type="float" office:value="8">
            <text:p>8</text:p>
          </table:table-cell>
          <table:table-cell office:value-type="float" office:value="1043.28">
            <text:p>1043.28</text:p>
          </table:table-cell>
          <table:table-cell office:value-type="float" office:value="88.74">
            <text:p>88.74</text:p>
          </table:table-cell>
          <table:table-cell office:value-type="float" office:value="11.7565922920893">
            <text:p>11.7565922921</text:p>
          </table:table-cell>
          <table:table-cell office:value-type="float" office:value="1.44875">
            <text:p>1.44875</text:p>
          </table:table-cell>
          <table:table-cell office:value-type="float" office:value="7.65660051768766">
            <text:p>7.6566005177</text:p>
          </table:table-cell>
          <table:table-cell/>
          <table:table-cell office:value-type="string">
            <text:p>6405</text:p>
          </table:table-cell>
          <table:table-cell office:value-type="string">
            <text:p>6499</text:p>
          </table:table-cell>
          <table:table-cell office:value-type="float" office:value="11.52">
            <text:p>11.52</text:p>
          </table:table-cell>
          <table:table-cell office:value-type="float" office:value="13">
            <text:p>13</text:p>
          </table:table-cell>
          <table:table-cell office:value-type="float" office:value="1036.89">
            <text:p>1036.89</text:p>
          </table:table-cell>
          <table:table-cell office:value-type="float" office:value="88.74">
            <text:p>88.74</text:p>
          </table:table-cell>
          <table:table-cell office:value-type="float" office:value="11.684584178499">
            <text:p>11.6845841785</text:p>
          </table:table-cell>
          <table:table-cell office:value-type="float" office:value="0.886153846153846">
            <text:p>0.8861538462</text:p>
          </table:table-cell>
          <table:table-cell office:value-type="float" office:value="7.703125">
            <text:p>7.7031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0.67">
            <text:p>10.67</text:p>
          </table:table-cell>
          <table:table-cell office:value-type="float" office:value="11">
            <text:p>11</text:p>
          </table:table-cell>
          <table:table-cell office:value-type="float" office:value="960.66">
            <text:p>960.66</text:p>
          </table:table-cell>
          <table:table-cell office:value-type="float" office:value="205.44">
            <text:p>205.44</text:p>
          </table:table-cell>
          <table:table-cell office:value-type="float" office:value="4.67610981308411">
            <text:p>4.6761098131</text:p>
          </table:table-cell>
          <table:table-cell office:value-type="float" office:value="0.97">
            <text:p>0.97</text:p>
          </table:table-cell>
          <table:table-cell office:value-type="float" office:value="19.2539831302718">
            <text:p>19.2539831303</text:p>
          </table:table-cell>
          <table:table-cell/>
          <table:table-cell office:value-type="string">
            <text:p>6423</text:p>
          </table:table-cell>
          <table:table-cell office:value-type="string">
            <text:p>6499</text:p>
          </table:table-cell>
          <table:table-cell office:value-type="float" office:value="10.77">
            <text:p>10.77</text:p>
          </table:table-cell>
          <table:table-cell office:value-type="float" office:value="11">
            <text:p>11</text:p>
          </table:table-cell>
          <table:table-cell office:value-type="float" office:value="969.39">
            <text:p>969.39</text:p>
          </table:table-cell>
          <table:table-cell office:value-type="float" office:value="205.44">
            <text:p>205.44</text:p>
          </table:table-cell>
          <table:table-cell office:value-type="float" office:value="4.71860397196262">
            <text:p>4.718603972</text:p>
          </table:table-cell>
          <table:table-cell office:value-type="float" office:value="0.979090909090909">
            <text:p>0.9790909091</text:p>
          </table:table-cell>
          <table:table-cell office:value-type="float" office:value="19.075208913649">
            <text:p>19.07520891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4.6">
            <text:p>4.6</text:p>
          </table:table-cell>
          <table:table-cell office:value-type="float" office:value="10">
            <text:p>10</text:p>
          </table:table-cell>
          <table:table-cell office:value-type="float" office:value="414.09">
            <text:p>414.09</text:p>
          </table:table-cell>
          <table:table-cell office:value-type="float" office:value="119.95">
            <text:p>119.95</text:p>
          </table:table-cell>
          <table:table-cell office:value-type="float" office:value="3.45218841183827">
            <text:p>3.4521884118</text:p>
          </table:table-cell>
          <table:table-cell office:value-type="float" office:value="0.46">
            <text:p>0.46</text:p>
          </table:table-cell>
          <table:table-cell office:value-type="float" office:value="26.0760869565217">
            <text:p>26.0760869565</text:p>
          </table:table-cell>
          <table:table-cell/>
          <table:table-cell office:value-type="string">
            <text:p>6446</text:p>
          </table:table-cell>
          <table:table-cell office:value-type="string">
            <text:p>6499</text:p>
          </table:table-cell>
          <table:table-cell office:value-type="float" office:value="4.18">
            <text:p>4.18</text:p>
          </table:table-cell>
          <table:table-cell office:value-type="float" office:value="10">
            <text:p>10</text:p>
          </table:table-cell>
          <table:table-cell office:value-type="float" office:value="376.11">
            <text:p>376.11</text:p>
          </table:table-cell>
          <table:table-cell office:value-type="float" office:value="119.95">
            <text:p>119.95</text:p>
          </table:table-cell>
          <table:table-cell office:value-type="float" office:value="3.13555648186744">
            <text:p>3.1355564819</text:p>
          </table:table-cell>
          <table:table-cell office:value-type="float" office:value="0.418">
            <text:p>0.418</text:p>
          </table:table-cell>
          <table:table-cell office:value-type="float" office:value="28.6961722488038">
            <text:p>28.69617224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13.29">
            <text:p>13.29</text:p>
          </table:table-cell>
          <table:table-cell office:value-type="float" office:value="10">
            <text:p>10</text:p>
          </table:table-cell>
          <table:table-cell office:value-type="float" office:value="1196.37">
            <text:p>1196.37</text:p>
          </table:table-cell>
          <table:table-cell office:value-type="float" office:value="88.7">
            <text:p>88.7</text:p>
          </table:table-cell>
          <table:table-cell office:value-type="float" office:value="13.4878241262683">
            <text:p>13.4878241263</text:p>
          </table:table-cell>
          <table:table-cell office:value-type="float" office:value="1.329">
            <text:p>1.329</text:p>
          </table:table-cell>
          <table:table-cell office:value-type="float" office:value="6.67419112114372">
            <text:p>6.6741911211</text:p>
          </table:table-cell>
          <table:table-cell/>
          <table:table-cell office:value-type="string">
            <text:p>6451</text:p>
          </table:table-cell>
          <table:table-cell office:value-type="string">
            <text:p>6499</text:p>
          </table:table-cell>
          <table:table-cell office:value-type="float" office:value="13.17">
            <text:p>13.17</text:p>
          </table:table-cell>
          <table:table-cell office:value-type="float" office:value="10">
            <text:p>10</text:p>
          </table:table-cell>
          <table:table-cell office:value-type="float" office:value="1185.39">
            <text:p>1185.39</text:p>
          </table:table-cell>
          <table:table-cell office:value-type="float" office:value="88.7">
            <text:p>88.7</text:p>
          </table:table-cell>
          <table:table-cell office:value-type="float" office:value="13.3640360766629">
            <text:p>13.3640360767</text:p>
          </table:table-cell>
          <table:table-cell office:value-type="float" office:value="1.317">
            <text:p>1.317</text:p>
          </table:table-cell>
          <table:table-cell office:value-type="float" office:value="6.73500379650721">
            <text:p>6.73500379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6.45">
            <text:p>6.45</text:p>
          </table:table-cell>
          <table:table-cell office:value-type="float" office:value="255">
            <text:p>255</text:p>
          </table:table-cell>
          <table:table-cell office:value-type="float" office:value="580.05">
            <text:p>580.05</text:p>
          </table:table-cell>
          <table:table-cell office:value-type="float" office:value="118.74">
            <text:p>118.74</text:p>
          </table:table-cell>
          <table:table-cell office:value-type="float" office:value="4.88504295098535">
            <text:p>4.885042951</text:p>
          </table:table-cell>
          <table:table-cell office:value-type="float" office:value="0.0252941176470588">
            <text:p>0.0252941176</text:p>
          </table:table-cell>
          <table:table-cell office:value-type="float" office:value="18.4093023255814">
            <text:p>18.4093023256</text:p>
          </table:table-cell>
          <table:table-cell/>
          <table:table-cell office:value-type="string">
            <text:p>6471</text:p>
          </table:table-cell>
          <table:table-cell office:value-type="string">
            <text:p>6499</text:p>
          </table:table-cell>
          <table:table-cell office:value-type="float" office:value="7.38">
            <text:p>7.38</text:p>
          </table:table-cell>
          <table:table-cell office:value-type="float" office:value="255">
            <text:p>255</text:p>
          </table:table-cell>
          <table:table-cell office:value-type="float" office:value="664.11">
            <text:p>664.11</text:p>
          </table:table-cell>
          <table:table-cell office:value-type="float" office:value="118.74">
            <text:p>118.74</text:p>
          </table:table-cell>
          <table:table-cell office:value-type="float" office:value="5.59297625063163">
            <text:p>5.5929762506</text:p>
          </table:table-cell>
          <table:table-cell office:value-type="float" office:value="0.0289411764705882">
            <text:p>0.0289411765</text:p>
          </table:table-cell>
          <table:table-cell office:value-type="float" office:value="16.0894308943089">
            <text:p>16.08943089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8.83">
            <text:p>8.83</text:p>
          </table:table-cell>
          <table:table-cell office:value-type="float" office:value="13">
            <text:p>13</text:p>
          </table:table-cell>
          <table:table-cell office:value-type="float" office:value="795.06">
            <text:p>795.06</text:p>
          </table:table-cell>
          <table:table-cell office:value-type="float" office:value="207.64">
            <text:p>207.64</text:p>
          </table:table-cell>
          <table:table-cell office:value-type="float" office:value="3.82903101521865">
            <text:p>3.8290310152</text:p>
          </table:table-cell>
          <table:table-cell office:value-type="float" office:value="0.679230769230769">
            <text:p>0.6792307692</text:p>
          </table:table-cell>
          <table:table-cell office:value-type="float" office:value="23.515288788222">
            <text:p>23.5152887882</text:p>
          </table:table-cell>
          <table:table-cell/>
          <table:table-cell office:value-type="string">
            <text:p>6501</text:p>
          </table:table-cell>
          <table:table-cell office:value-type="string">
            <text:p>6499</text:p>
          </table:table-cell>
          <table:table-cell office:value-type="float" office:value="9.04">
            <text:p>9.04</text:p>
          </table:table-cell>
          <table:table-cell office:value-type="float" office:value="10">
            <text:p>10</text:p>
          </table:table-cell>
          <table:table-cell office:value-type="float" office:value="813.69">
            <text:p>813.69</text:p>
          </table:table-cell>
          <table:table-cell office:value-type="float" office:value="207.64">
            <text:p>207.64</text:p>
          </table:table-cell>
          <table:table-cell office:value-type="float" office:value="3.91875361202081">
            <text:p>3.918753612</text:p>
          </table:table-cell>
          <table:table-cell office:value-type="float" office:value="0.904">
            <text:p>0.904</text:p>
          </table:table-cell>
          <table:table-cell office:value-type="float" office:value="22.9690265486726">
            <text:p>22.969026548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8.11">
            <text:p>8.11</text:p>
          </table:table-cell>
          <table:table-cell office:value-type="float" office:value="10">
            <text:p>10</text:p>
          </table:table-cell>
          <table:table-cell office:value-type="float" office:value="729.9">
            <text:p>729.9</text:p>
          </table:table-cell>
          <table:table-cell office:value-type="float" office:value="71.62">
            <text:p>71.62</text:p>
          </table:table-cell>
          <table:table-cell office:value-type="float" office:value="10.1912873499023">
            <text:p>10.1912873499</text:p>
          </table:table-cell>
          <table:table-cell office:value-type="float" office:value="0.811">
            <text:p>0.811</text:p>
          </table:table-cell>
          <table:table-cell office:value-type="float" office:value="8.83107274969174">
            <text:p>8.8310727497</text:p>
          </table:table-cell>
          <table:table-cell/>
          <table:table-cell office:value-type="string">
            <text:p>6512</text:p>
          </table:table-cell>
          <table:table-cell office:value-type="string">
            <text:p>6499</text:p>
          </table:table-cell>
          <table:table-cell office:value-type="float" office:value="8.57">
            <text:p>8.57</text:p>
          </table:table-cell>
          <table:table-cell office:value-type="float" office:value="10">
            <text:p>10</text:p>
          </table:table-cell>
          <table:table-cell office:value-type="float" office:value="771.03">
            <text:p>771.03</text:p>
          </table:table-cell>
          <table:table-cell office:value-type="float" office:value="71.62">
            <text:p>71.62</text:p>
          </table:table-cell>
          <table:table-cell office:value-type="float" office:value="10.7655682770176">
            <text:p>10.765568277</text:p>
          </table:table-cell>
          <table:table-cell office:value-type="float" office:value="0.857">
            <text:p>0.857</text:p>
          </table:table-cell>
          <table:table-cell office:value-type="float" office:value="8.35705950991832">
            <text:p>8.357059509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5.2">
            <text:p>5.2</text:p>
          </table:table-cell>
          <table:table-cell office:value-type="float" office:value="1">
            <text:p>1</text:p>
          </table:table-cell>
          <table:table-cell office:value-type="float" office:value="467.82">
            <text:p>467.82</text:p>
          </table:table-cell>
          <table:table-cell office:value-type="float" office:value="139.2">
            <text:p>139.2</text:p>
          </table:table-cell>
          <table:table-cell office:value-type="float" office:value="3.36077586206897">
            <text:p>3.3607758621</text:p>
          </table:table-cell>
          <table:table-cell office:value-type="float" office:value="5.2">
            <text:p>5.2</text:p>
          </table:table-cell>
          <table:table-cell office:value-type="float" office:value="26.7692307692308">
            <text:p>26.7692307692</text:p>
          </table:table-cell>
          <table:table-cell/>
          <table:table-cell office:value-type="string">
            <text:p>6515</text:p>
          </table:table-cell>
          <table:table-cell office:value-type="string">
            <text:p>6499</text:p>
          </table:table-cell>
          <table:table-cell office:value-type="float" office:value="5.59">
            <text:p>5.59</text:p>
          </table:table-cell>
          <table:table-cell office:value-type="float" office:value="1">
            <text:p>1</text:p>
          </table:table-cell>
          <table:table-cell office:value-type="float" office:value="503.55">
            <text:p>503.55</text:p>
          </table:table-cell>
          <table:table-cell office:value-type="float" office:value="139.2">
            <text:p>139.2</text:p>
          </table:table-cell>
          <table:table-cell office:value-type="float" office:value="3.61745689655172">
            <text:p>3.6174568966</text:p>
          </table:table-cell>
          <table:table-cell office:value-type="float" office:value="5.59">
            <text:p>5.59</text:p>
          </table:table-cell>
          <table:table-cell office:value-type="float" office:value="24.9016100178891">
            <text:p>24.90161001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2.67">
            <text:p>2.67</text:p>
          </table:table-cell>
          <table:table-cell office:value-type="float" office:value="1">
            <text:p>1</text:p>
          </table:table-cell>
          <table:table-cell office:value-type="float" office:value="240.48">
            <text:p>240.48</text:p>
          </table:table-cell>
          <table:table-cell office:value-type="float" office:value="139.11">
            <text:p>139.11</text:p>
          </table:table-cell>
          <table:table-cell office:value-type="float" office:value="1.72870390338581">
            <text:p>1.7287039034</text:p>
          </table:table-cell>
          <table:table-cell office:value-type="float" office:value="2.67">
            <text:p>2.67</text:p>
          </table:table-cell>
          <table:table-cell office:value-type="float" office:value="52.1011235955056">
            <text:p>52.1011235955</text:p>
          </table:table-cell>
          <table:table-cell/>
          <table:table-cell office:value-type="string">
            <text:p>6516</text:p>
          </table:table-cell>
          <table:table-cell office:value-type="string">
            <text:p>6499</text:p>
          </table:table-cell>
          <table:table-cell office:value-type="float" office:value="2.71">
            <text:p>2.71</text:p>
          </table:table-cell>
          <table:table-cell office:value-type="float" office:value="1">
            <text:p>1</text:p>
          </table:table-cell>
          <table:table-cell office:value-type="float" office:value="243.45">
            <text:p>243.45</text:p>
          </table:table-cell>
          <table:table-cell office:value-type="float" office:value="139.11">
            <text:p>139.11</text:p>
          </table:table-cell>
          <table:table-cell office:value-type="float" office:value="1.75005391416864">
            <text:p>1.7500539142</text:p>
          </table:table-cell>
          <table:table-cell office:value-type="float" office:value="2.71">
            <text:p>2.71</text:p>
          </table:table-cell>
          <table:table-cell office:value-type="float" office:value="51.3321033210332">
            <text:p>51.3321033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14.03">
            <text:p>14.03</text:p>
          </table:table-cell>
          <table:table-cell office:value-type="float" office:value="12">
            <text:p>12</text:p>
          </table:table-cell>
          <table:table-cell office:value-type="float" office:value="1262.88">
            <text:p>1262.88</text:p>
          </table:table-cell>
          <table:table-cell office:value-type="float" office:value="202.27">
            <text:p>202.27</text:p>
          </table:table-cell>
          <table:table-cell office:value-type="float" office:value="6.24353586789934">
            <text:p>6.2435358679</text:p>
          </table:table-cell>
          <table:table-cell office:value-type="float" office:value="1.16916666666667">
            <text:p>1.1691666667</text:p>
          </table:table-cell>
          <table:table-cell office:value-type="float" office:value="14.4169636493229">
            <text:p>14.4169636493</text:p>
          </table:table-cell>
          <table:table-cell/>
          <table:table-cell office:value-type="string">
            <text:p>6519</text:p>
          </table:table-cell>
          <table:table-cell office:value-type="string">
            <text:p>6499</text:p>
          </table:table-cell>
          <table:table-cell office:value-type="float" office:value="13.62">
            <text:p>13.62</text:p>
          </table:table-cell>
          <table:table-cell office:value-type="float" office:value="10">
            <text:p>10</text:p>
          </table:table-cell>
          <table:table-cell office:value-type="float" office:value="1226.07">
            <text:p>1226.07</text:p>
          </table:table-cell>
          <table:table-cell office:value-type="float" office:value="202.27">
            <text:p>202.27</text:p>
          </table:table-cell>
          <table:table-cell office:value-type="float" office:value="6.06155139170416">
            <text:p>6.0615513917</text:p>
          </table:table-cell>
          <table:table-cell office:value-type="float" office:value="1.362">
            <text:p>1.362</text:p>
          </table:table-cell>
          <table:table-cell office:value-type="float" office:value="14.8509544787078">
            <text:p>14.850954478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3.22">
            <text:p>13.22</text:p>
          </table:table-cell>
          <table:table-cell office:value-type="float" office:value="8">
            <text:p>8</text:p>
          </table:table-cell>
          <table:table-cell office:value-type="float" office:value="1190.16">
            <text:p>1190.16</text:p>
          </table:table-cell>
          <table:table-cell office:value-type="float" office:value="202.2">
            <text:p>202.2</text:p>
          </table:table-cell>
          <table:table-cell office:value-type="float" office:value="5.88605341246291">
            <text:p>5.8860534125</text:p>
          </table:table-cell>
          <table:table-cell office:value-type="float" office:value="1.6525">
            <text:p>1.6525</text:p>
          </table:table-cell>
          <table:table-cell office:value-type="float" office:value="15.2950075642965">
            <text:p>15.2950075643</text:p>
          </table:table-cell>
          <table:table-cell/>
          <table:table-cell office:value-type="string">
            <text:p>6532</text:p>
          </table:table-cell>
          <table:table-cell office:value-type="string">
            <text:p>6499</text:p>
          </table:table-cell>
          <table:table-cell office:value-type="float" office:value="13.11">
            <text:p>13.11</text:p>
          </table:table-cell>
          <table:table-cell office:value-type="float" office:value="8">
            <text:p>8</text:p>
          </table:table-cell>
          <table:table-cell office:value-type="float" office:value="1179.63">
            <text:p>1179.63</text:p>
          </table:table-cell>
          <table:table-cell office:value-type="float" office:value="202.2">
            <text:p>202.2</text:p>
          </table:table-cell>
          <table:table-cell office:value-type="float" office:value="5.8339762611276">
            <text:p>5.8339762611</text:p>
          </table:table-cell>
          <table:table-cell office:value-type="float" office:value="1.63875">
            <text:p>1.63875</text:p>
          </table:table-cell>
          <table:table-cell office:value-type="float" office:value="15.4233409610984">
            <text:p>15.42334096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10.96">
            <text:p>10.96</text:p>
          </table:table-cell>
          <table:table-cell office:value-type="float" office:value="11">
            <text:p>11</text:p>
          </table:table-cell>
          <table:table-cell office:value-type="float" office:value="986.4">
            <text:p>986.4</text:p>
          </table:table-cell>
          <table:table-cell office:value-type="float" office:value="74.21">
            <text:p>74.21</text:p>
          </table:table-cell>
          <table:table-cell office:value-type="float" office:value="13.2920091631856">
            <text:p>13.2920091632</text:p>
          </table:table-cell>
          <table:table-cell office:value-type="float" office:value="0.996363636363636">
            <text:p>0.9963636364</text:p>
          </table:table-cell>
          <table:table-cell office:value-type="float" office:value="6.77098540145985">
            <text:p>6.7709854015</text:p>
          </table:table-cell>
          <table:table-cell/>
          <table:table-cell office:value-type="string">
            <text:p>6552</text:p>
          </table:table-cell>
          <table:table-cell office:value-type="string">
            <text:p>6499</text:p>
          </table:table-cell>
          <table:table-cell office:value-type="float" office:value="11.05">
            <text:p>11.05</text:p>
          </table:table-cell>
          <table:table-cell office:value-type="float" office:value="10">
            <text:p>10</text:p>
          </table:table-cell>
          <table:table-cell office:value-type="float" office:value="994.14">
            <text:p>994.14</text:p>
          </table:table-cell>
          <table:table-cell office:value-type="float" office:value="74.21">
            <text:p>74.21</text:p>
          </table:table-cell>
          <table:table-cell office:value-type="float" office:value="13.3963077752325">
            <text:p>13.3963077752</text:p>
          </table:table-cell>
          <table:table-cell office:value-type="float" office:value="1.105">
            <text:p>1.105</text:p>
          </table:table-cell>
          <table:table-cell office:value-type="float" office:value="6.7158371040724">
            <text:p>6.71583710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4.95">
            <text:p>4.95</text:p>
          </table:table-cell>
          <table:table-cell office:value-type="float" office:value="9">
            <text:p>9</text:p>
          </table:table-cell>
          <table:table-cell office:value-type="float" office:value="445.14">
            <text:p>445.14</text:p>
          </table:table-cell>
          <table:table-cell office:value-type="float" office:value="88.27">
            <text:p>88.27</text:p>
          </table:table-cell>
          <table:table-cell office:value-type="float" office:value="5.0429364449983">
            <text:p>5.042936445</text:p>
          </table:table-cell>
          <table:table-cell office:value-type="float" office:value="0.55">
            <text:p>0.55</text:p>
          </table:table-cell>
          <table:table-cell office:value-type="float" office:value="17.8323232323232">
            <text:p>17.8323232323</text:p>
          </table:table-cell>
          <table:table-cell/>
          <table:table-cell office:value-type="string">
            <text:p>6559</text:p>
          </table:table-cell>
          <table:table-cell office:value-type="string">
            <text:p>6499</text:p>
          </table:table-cell>
          <table:table-cell office:value-type="float" office:value="4.84">
            <text:p>4.84</text:p>
          </table:table-cell>
          <table:table-cell office:value-type="float" office:value="12">
            <text:p>12</text:p>
          </table:table-cell>
          <table:table-cell office:value-type="float" office:value="435.6">
            <text:p>435.6</text:p>
          </table:table-cell>
          <table:table-cell office:value-type="float" office:value="88.27">
            <text:p>88.27</text:p>
          </table:table-cell>
          <table:table-cell office:value-type="float" office:value="4.93485895547751">
            <text:p>4.9348589555</text:p>
          </table:table-cell>
          <table:table-cell office:value-type="float" office:value="0.403333333333333">
            <text:p>0.4033333333</text:p>
          </table:table-cell>
          <table:table-cell office:value-type="float" office:value="18.2376033057851">
            <text:p>18.237603305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7.01">
            <text:p>7.01</text:p>
          </table:table-cell>
          <table:table-cell office:value-type="float" office:value="11">
            <text:p>11</text:p>
          </table:table-cell>
          <table:table-cell office:value-type="float" office:value="631.35">
            <text:p>631.35</text:p>
          </table:table-cell>
          <table:table-cell office:value-type="float" office:value="122.55">
            <text:p>122.55</text:p>
          </table:table-cell>
          <table:table-cell office:value-type="float" office:value="5.15177478580171">
            <text:p>5.1517747858</text:p>
          </table:table-cell>
          <table:table-cell office:value-type="float" office:value="0.637272727272727">
            <text:p>0.6372727273</text:p>
          </table:table-cell>
          <table:table-cell office:value-type="float" office:value="17.4821683309558">
            <text:p>17.482168331</text:p>
          </table:table-cell>
          <table:table-cell/>
          <table:table-cell office:value-type="string">
            <text:p>6562</text:p>
          </table:table-cell>
          <table:table-cell office:value-type="string">
            <text:p>6499</text:p>
          </table:table-cell>
          <table:table-cell office:value-type="float" office:value="7.1">
            <text:p>7.1</text:p>
          </table:table-cell>
          <table:table-cell office:value-type="float" office:value="11">
            <text:p>11</text:p>
          </table:table-cell>
          <table:table-cell office:value-type="float" office:value="639.18">
            <text:p>639.18</text:p>
          </table:table-cell>
          <table:table-cell office:value-type="float" office:value="122.55">
            <text:p>122.55</text:p>
          </table:table-cell>
          <table:table-cell office:value-type="float" office:value="5.2156670746634">
            <text:p>5.2156670747</text:p>
          </table:table-cell>
          <table:table-cell office:value-type="float" office:value="0.645454545454545">
            <text:p>0.6454545455</text:p>
          </table:table-cell>
          <table:table-cell office:value-type="float" office:value="17.2605633802817">
            <text:p>17.260563380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7.9">
            <text:p>7.9</text:p>
          </table:table-cell>
          <table:table-cell office:value-type="float" office:value="10">
            <text:p>10</text:p>
          </table:table-cell>
          <table:table-cell office:value-type="float" office:value="711.36">
            <text:p>711.36</text:p>
          </table:table-cell>
          <table:table-cell office:value-type="float" office:value="27.19">
            <text:p>27.19</text:p>
          </table:table-cell>
          <table:table-cell office:value-type="float" office:value="26.1625597646193">
            <text:p>26.1625597646</text:p>
          </table:table-cell>
          <table:table-cell office:value-type="float" office:value="0.79">
            <text:p>0.79</text:p>
          </table:table-cell>
          <table:table-cell office:value-type="float" office:value="3.44177215189873">
            <text:p>3.4417721519</text:p>
          </table:table-cell>
          <table:table-cell/>
          <table:table-cell office:value-type="string">
            <text:p>6609</text:p>
          </table:table-cell>
          <table:table-cell office:value-type="string">
            <text:p>6499</text:p>
          </table:table-cell>
          <table:table-cell office:value-type="float" office:value="8.45">
            <text:p>8.45</text:p>
          </table:table-cell>
          <table:table-cell office:value-type="float" office:value="10">
            <text:p>10</text:p>
          </table:table-cell>
          <table:table-cell office:value-type="float" office:value="760.86">
            <text:p>760.86</text:p>
          </table:table-cell>
          <table:table-cell office:value-type="float" office:value="27.19">
            <text:p>27.19</text:p>
          </table:table-cell>
          <table:table-cell office:value-type="float" office:value="27.9830820154468">
            <text:p>27.9830820154</text:p>
          </table:table-cell>
          <table:table-cell office:value-type="float" office:value="0.845">
            <text:p>0.845</text:p>
          </table:table-cell>
          <table:table-cell office:value-type="float" office:value="3.21775147928994">
            <text:p>3.21775147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7.16">
            <text:p>7.16</text:p>
          </table:table-cell>
          <table:table-cell office:value-type="float" office:value="10">
            <text:p>10</text:p>
          </table:table-cell>
          <table:table-cell office:value-type="float" office:value="644.49">
            <text:p>644.49</text:p>
          </table:table-cell>
          <table:table-cell office:value-type="float" office:value="95.53">
            <text:p>95.53</text:p>
          </table:table-cell>
          <table:table-cell office:value-type="float" office:value="6.74646707840469">
            <text:p>6.7464670784</text:p>
          </table:table-cell>
          <table:table-cell office:value-type="float" office:value="0.716">
            <text:p>0.716</text:p>
          </table:table-cell>
          <table:table-cell office:value-type="float" office:value="13.3421787709497">
            <text:p>13.3421787709</text:p>
          </table:table-cell>
          <table:table-cell/>
          <table:table-cell office:value-type="string">
            <text:p>6647</text:p>
          </table:table-cell>
          <table:table-cell office:value-type="string">
            <text:p>6499</text:p>
          </table:table-cell>
          <table:table-cell office:value-type="float" office:value="6.96">
            <text:p>6.96</text:p>
          </table:table-cell>
          <table:table-cell office:value-type="float" office:value="10">
            <text:p>10</text:p>
          </table:table-cell>
          <table:table-cell office:value-type="float" office:value="626.13">
            <text:p>626.13</text:p>
          </table:table-cell>
          <table:table-cell office:value-type="float" office:value="95.53">
            <text:p>95.53</text:p>
          </table:table-cell>
          <table:table-cell office:value-type="float" office:value="6.55427614361981">
            <text:p>6.5542761436</text:p>
          </table:table-cell>
          <table:table-cell office:value-type="float" office:value="0.696">
            <text:p>0.696</text:p>
          </table:table-cell>
          <table:table-cell office:value-type="float" office:value="13.7255747126437">
            <text:p>13.72557471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30.36">
            <text:p>630.36</text:p>
          </table:table-cell>
          <table:table-cell office:value-type="float" office:value="128.99">
            <text:p>128.99</text:p>
          </table:table-cell>
          <table:table-cell office:value-type="float" office:value="4.88689045662455">
            <text:p>4.8868904566</text:p>
          </table:table-cell>
          <table:table-cell office:value-type="float" office:value="0.636363636363636">
            <text:p>0.6363636364</text:p>
          </table:table-cell>
          <table:table-cell office:value-type="float" office:value="18.4271428571429">
            <text:p>18.4271428571</text:p>
          </table:table-cell>
          <table:table-cell/>
          <table:table-cell office:value-type="string">
            <text:p>6670</text:p>
          </table:table-cell>
          <table:table-cell office:value-type="string">
            <text:p>6499</text:p>
          </table:table-cell>
          <table:table-cell office:value-type="float" office:value="7.53">
            <text:p>7.53</text:p>
          </table:table-cell>
          <table:table-cell office:value-type="float" office:value="11">
            <text:p>11</text:p>
          </table:table-cell>
          <table:table-cell office:value-type="float" office:value="677.52">
            <text:p>677.52</text:p>
          </table:table-cell>
          <table:table-cell office:value-type="float" office:value="128.99">
            <text:p>128.99</text:p>
          </table:table-cell>
          <table:table-cell office:value-type="float" office:value="5.25250019381347">
            <text:p>5.2525001938</text:p>
          </table:table-cell>
          <table:table-cell office:value-type="float" office:value="0.684545454545455">
            <text:p>0.6845454545</text:p>
          </table:table-cell>
          <table:table-cell office:value-type="float" office:value="17.1301460823373">
            <text:p>17.130146082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37.06">
            <text:p>37.06</text:p>
          </table:table-cell>
          <table:table-cell office:value-type="float" office:value="13">
            <text:p>13</text:p>
          </table:table-cell>
          <table:table-cell office:value-type="float" office:value="3335.13">
            <text:p>3335.13</text:p>
          </table:table-cell>
          <table:table-cell office:value-type="float" office:value="85.93">
            <text:p>85.93</text:p>
          </table:table-cell>
          <table:table-cell office:value-type="float" office:value="38.8121726987083">
            <text:p>38.8121726987</text:p>
          </table:table-cell>
          <table:table-cell office:value-type="float" office:value="2.85076923076923">
            <text:p>2.8507692308</text:p>
          </table:table-cell>
          <table:table-cell office:value-type="float" office:value="2.31867242309768">
            <text:p>2.3186724231</text:p>
          </table:table-cell>
          <table:table-cell/>
          <table:table-cell office:value-type="string">
            <text:p>6674</text:p>
          </table:table-cell>
          <table:table-cell office:value-type="string">
            <text:p>6499</text:p>
          </table:table-cell>
          <table:table-cell office:value-type="float" office:value="35.87">
            <text:p>35.87</text:p>
          </table:table-cell>
          <table:table-cell office:value-type="float" office:value="13">
            <text:p>13</text:p>
          </table:table-cell>
          <table:table-cell office:value-type="float" office:value="3228.57">
            <text:p>3228.57</text:p>
          </table:table-cell>
          <table:table-cell office:value-type="float" office:value="85.93">
            <text:p>85.93</text:p>
          </table:table-cell>
          <table:table-cell office:value-type="float" office:value="37.5720935645293">
            <text:p>37.5720935645</text:p>
          </table:table-cell>
          <table:table-cell office:value-type="float" office:value="2.75923076923077">
            <text:p>2.7592307692</text:p>
          </table:table-cell>
          <table:table-cell office:value-type="float" office:value="2.39559520490661">
            <text:p>2.395595204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6.13">
            <text:p>6.13</text:p>
          </table:table-cell>
          <table:table-cell office:value-type="float" office:value="12">
            <text:p>12</text:p>
          </table:table-cell>
          <table:table-cell office:value-type="float" office:value="552.06">
            <text:p>552.06</text:p>
          </table:table-cell>
          <table:table-cell office:value-type="float" office:value="89.21">
            <text:p>89.21</text:p>
          </table:table-cell>
          <table:table-cell office:value-type="float" office:value="6.18831969510145">
            <text:p>6.1883196951</text:p>
          </table:table-cell>
          <table:table-cell office:value-type="float" office:value="0.510833333333333">
            <text:p>0.5108333333</text:p>
          </table:table-cell>
          <table:table-cell office:value-type="float" office:value="14.5530179445351">
            <text:p>14.5530179445</text:p>
          </table:table-cell>
          <table:table-cell/>
          <table:table-cell office:value-type="string">
            <text:p>6695</text:p>
          </table:table-cell>
          <table:table-cell office:value-type="string">
            <text:p>6499</text:p>
          </table:table-cell>
          <table:table-cell office:value-type="float" office:value="6.53">
            <text:p>6.53</text:p>
          </table:table-cell>
          <table:table-cell office:value-type="float" office:value="12">
            <text:p>12</text:p>
          </table:table-cell>
          <table:table-cell office:value-type="float" office:value="587.88">
            <text:p>587.88</text:p>
          </table:table-cell>
          <table:table-cell office:value-type="float" office:value="89.21">
            <text:p>89.21</text:p>
          </table:table-cell>
          <table:table-cell office:value-type="float" office:value="6.58984418787132">
            <text:p>6.5898441879</text:p>
          </table:table-cell>
          <table:table-cell office:value-type="float" office:value="0.544166666666667">
            <text:p>0.5441666667</text:p>
          </table:table-cell>
          <table:table-cell office:value-type="float" office:value="13.6615620214395">
            <text:p>13.661562021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5.76">
            <text:p>5.76</text:p>
          </table:table-cell>
          <table:table-cell office:value-type="float" office:value="8">
            <text:p>8</text:p>
          </table:table-cell>
          <table:table-cell office:value-type="float" office:value="518.76">
            <text:p>518.76</text:p>
          </table:table-cell>
          <table:table-cell office:value-type="float" office:value="118.5">
            <text:p>118.5</text:p>
          </table:table-cell>
          <table:table-cell office:value-type="float" office:value="4.37772151898734">
            <text:p>4.377721519</text:p>
          </table:table-cell>
          <table:table-cell office:value-type="float" office:value="0.72">
            <text:p>0.72</text:p>
          </table:table-cell>
          <table:table-cell office:value-type="float" office:value="20.5729166666667">
            <text:p>20.5729166667</text:p>
          </table:table-cell>
          <table:table-cell/>
          <table:table-cell office:value-type="string">
            <text:p>6699</text:p>
          </table:table-cell>
          <table:table-cell office:value-type="string">
            <text:p>6499</text:p>
          </table:table-cell>
          <table:table-cell office:value-type="float" office:value="6.31">
            <text:p>6.31</text:p>
          </table:table-cell>
          <table:table-cell office:value-type="float" office:value="8">
            <text:p>8</text:p>
          </table:table-cell>
          <table:table-cell office:value-type="float" office:value="567.81">
            <text:p>567.81</text:p>
          </table:table-cell>
          <table:table-cell office:value-type="float" office:value="118.5">
            <text:p>118.5</text:p>
          </table:table-cell>
          <table:table-cell office:value-type="float" office:value="4.79164556962025">
            <text:p>4.7916455696</text:p>
          </table:table-cell>
          <table:table-cell office:value-type="float" office:value="0.78875">
            <text:p>0.78875</text:p>
          </table:table-cell>
          <table:table-cell office:value-type="float" office:value="18.7797147385103">
            <text:p>18.779714738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13.26">
            <text:p>13.26</text:p>
          </table:table-cell>
          <table:table-cell office:value-type="float" office:value="9">
            <text:p>9</text:p>
          </table:table-cell>
          <table:table-cell office:value-type="float" office:value="1193.31">
            <text:p>1193.31</text:p>
          </table:table-cell>
          <table:table-cell office:value-type="float" office:value="226.24">
            <text:p>226.24</text:p>
          </table:table-cell>
          <table:table-cell office:value-type="float" office:value="5.27453147100424">
            <text:p>5.274531471</text:p>
          </table:table-cell>
          <table:table-cell office:value-type="float" office:value="1.47333333333333">
            <text:p>1.4733333333</text:p>
          </table:table-cell>
          <table:table-cell office:value-type="float" office:value="17.0618401206637">
            <text:p>17.0618401207</text:p>
          </table:table-cell>
          <table:table-cell/>
          <table:table-cell office:value-type="string">
            <text:p>6716</text:p>
          </table:table-cell>
          <table:table-cell office:value-type="string">
            <text:p>6499</text:p>
          </table:table-cell>
          <table:table-cell office:value-type="float" office:value="13.44">
            <text:p>13.44</text:p>
          </table:table-cell>
          <table:table-cell office:value-type="float" office:value="8">
            <text:p>8</text:p>
          </table:table-cell>
          <table:table-cell office:value-type="float" office:value="1209.33">
            <text:p>1209.33</text:p>
          </table:table-cell>
          <table:table-cell office:value-type="float" office:value="226.24">
            <text:p>226.24</text:p>
          </table:table-cell>
          <table:table-cell office:value-type="float" office:value="5.34534123055163">
            <text:p>5.3453412306</text:p>
          </table:table-cell>
          <table:table-cell office:value-type="float" office:value="1.68">
            <text:p>1.68</text:p>
          </table:table-cell>
          <table:table-cell office:value-type="float" office:value="16.8333333333333">
            <text:p>16.83333333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6.35">
            <text:p>6.35</text:p>
          </table:table-cell>
          <table:table-cell office:value-type="float" office:value="8">
            <text:p>8</text:p>
          </table:table-cell>
          <table:table-cell office:value-type="float" office:value="571.14">
            <text:p>571.14</text:p>
          </table:table-cell>
          <table:table-cell office:value-type="float" office:value="119.79">
            <text:p>119.79</text:p>
          </table:table-cell>
          <table:table-cell office:value-type="float" office:value="4.76784372652141">
            <text:p>4.7678437265</text:p>
          </table:table-cell>
          <table:table-cell office:value-type="float" office:value="0.79375">
            <text:p>0.79375</text:p>
          </table:table-cell>
          <table:table-cell office:value-type="float" office:value="18.8645669291339">
            <text:p>18.8645669291</text:p>
          </table:table-cell>
          <table:table-cell/>
          <table:table-cell office:value-type="string">
            <text:p>6738</text:p>
          </table:table-cell>
          <table:table-cell office:value-type="string">
            <text:p>6499</text:p>
          </table:table-cell>
          <table:table-cell office:value-type="float" office:value="7.24">
            <text:p>7.24</text:p>
          </table:table-cell>
          <table:table-cell office:value-type="float" office:value="8">
            <text:p>8</text:p>
          </table:table-cell>
          <table:table-cell office:value-type="float" office:value="651.87">
            <text:p>651.87</text:p>
          </table:table-cell>
          <table:table-cell office:value-type="float" office:value="119.79">
            <text:p>119.79</text:p>
          </table:table-cell>
          <table:table-cell office:value-type="float" office:value="5.44177310293013">
            <text:p>5.4417731029</text:p>
          </table:table-cell>
          <table:table-cell office:value-type="float" office:value="0.905">
            <text:p>0.905</text:p>
          </table:table-cell>
          <table:table-cell office:value-type="float" office:value="16.5455801104972">
            <text:p>16.54558011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0.67">
            <text:p>10.67</text:p>
          </table:table-cell>
          <table:table-cell office:value-type="float" office:value="11">
            <text:p>11</text:p>
          </table:table-cell>
          <table:table-cell office:value-type="float" office:value="960.03">
            <text:p>960.03</text:p>
          </table:table-cell>
          <table:table-cell office:value-type="float" office:value="192.59">
            <text:p>192.59</text:p>
          </table:table-cell>
          <table:table-cell office:value-type="float" office:value="4.98483825743808">
            <text:p>4.9848382574</text:p>
          </table:table-cell>
          <table:table-cell office:value-type="float" office:value="0.97">
            <text:p>0.97</text:p>
          </table:table-cell>
          <table:table-cell office:value-type="float" office:value="18.049671977507">
            <text:p>18.0496719775</text:p>
          </table:table-cell>
          <table:table-cell/>
          <table:table-cell office:value-type="string">
            <text:p>6843</text:p>
          </table:table-cell>
          <table:table-cell office:value-type="string">
            <text:p>6499</text:p>
          </table:table-cell>
          <table:table-cell office:value-type="float" office:value="10.56">
            <text:p>10.56</text:p>
          </table:table-cell>
          <table:table-cell office:value-type="float" office:value="11">
            <text:p>11</text:p>
          </table:table-cell>
          <table:table-cell office:value-type="float" office:value="950.31">
            <text:p>950.31</text:p>
          </table:table-cell>
          <table:table-cell office:value-type="float" office:value="192.59">
            <text:p>192.59</text:p>
          </table:table-cell>
          <table:table-cell office:value-type="float" office:value="4.93436834726621">
            <text:p>4.9343683473</text:p>
          </table:table-cell>
          <table:table-cell office:value-type="float" office:value="0.96">
            <text:p>0.96</text:p>
          </table:table-cell>
          <table:table-cell office:value-type="float" office:value="18.2376893939394">
            <text:p>18.23768939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2.11">
            <text:p>12.11</text:p>
          </table:table-cell>
          <table:table-cell office:value-type="float" office:value="8">
            <text:p>8</text:p>
          </table:table-cell>
          <table:table-cell office:value-type="float" office:value="1089.45">
            <text:p>1089.45</text:p>
          </table:table-cell>
          <table:table-cell office:value-type="float" office:value="128.76">
            <text:p>128.76</text:p>
          </table:table-cell>
          <table:table-cell office:value-type="float" office:value="8.46109040074557">
            <text:p>8.4610904007</text:p>
          </table:table-cell>
          <table:table-cell office:value-type="float" office:value="1.51375">
            <text:p>1.51375</text:p>
          </table:table-cell>
          <table:table-cell office:value-type="float" office:value="10.6325350949628">
            <text:p>10.632535095</text:p>
          </table:table-cell>
          <table:table-cell/>
          <table:table-cell office:value-type="string">
            <text:p>6879</text:p>
          </table:table-cell>
          <table:table-cell office:value-type="string">
            <text:p>6499</text:p>
          </table:table-cell>
          <table:table-cell office:value-type="float" office:value="12.3">
            <text:p>12.3</text:p>
          </table:table-cell>
          <table:table-cell office:value-type="float" office:value="9">
            <text:p>9</text:p>
          </table:table-cell>
          <table:table-cell office:value-type="float" office:value="1106.64">
            <text:p>1106.64</text:p>
          </table:table-cell>
          <table:table-cell office:value-type="float" office:value="128.76">
            <text:p>128.76</text:p>
          </table:table-cell>
          <table:table-cell office:value-type="float" office:value="8.5945945945946">
            <text:p>8.5945945946</text:p>
          </table:table-cell>
          <table:table-cell office:value-type="float" office:value="1.36666666666667">
            <text:p>1.3666666667</text:p>
          </table:table-cell>
          <table:table-cell office:value-type="float" office:value="10.4682926829268">
            <text:p>10.46829268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1.97">
            <text:p>11.97</text:p>
          </table:table-cell>
          <table:table-cell office:value-type="float" office:value="9">
            <text:p>9</text:p>
          </table:table-cell>
          <table:table-cell office:value-type="float" office:value="1077.21">
            <text:p>1077.21</text:p>
          </table:table-cell>
          <table:table-cell office:value-type="float" office:value="206.88">
            <text:p>206.88</text:p>
          </table:table-cell>
          <table:table-cell office:value-type="float" office:value="5.20693155452436">
            <text:p>5.2069315545</text:p>
          </table:table-cell>
          <table:table-cell office:value-type="float" office:value="1.33">
            <text:p>1.33</text:p>
          </table:table-cell>
          <table:table-cell office:value-type="float" office:value="17.2832080200501">
            <text:p>17.2832080201</text:p>
          </table:table-cell>
          <table:table-cell/>
          <table:table-cell office:value-type="string">
            <text:p>6892</text:p>
          </table:table-cell>
          <table:table-cell office:value-type="string">
            <text:p>6499</text:p>
          </table:table-cell>
          <table:table-cell office:value-type="float" office:value="12.28">
            <text:p>12.28</text:p>
          </table:table-cell>
          <table:table-cell office:value-type="float" office:value="9">
            <text:p>9</text:p>
          </table:table-cell>
          <table:table-cell office:value-type="float" office:value="1104.93">
            <text:p>1104.93</text:p>
          </table:table-cell>
          <table:table-cell office:value-type="float" office:value="206.88">
            <text:p>206.88</text:p>
          </table:table-cell>
          <table:table-cell office:value-type="float" office:value="5.3409222737819">
            <text:p>5.3409222738</text:p>
          </table:table-cell>
          <table:table-cell office:value-type="float" office:value="1.36444444444444">
            <text:p>1.3644444444</text:p>
          </table:table-cell>
          <table:table-cell office:value-type="float" office:value="16.8469055374593">
            <text:p>16.84690553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3.03">
            <text:p>13.03</text:p>
          </table:table-cell>
          <table:table-cell office:value-type="float" office:value="10">
            <text:p>10</text:p>
          </table:table-cell>
          <table:table-cell office:value-type="float" office:value="1172.7">
            <text:p>1172.7</text:p>
          </table:table-cell>
          <table:table-cell office:value-type="float" office:value="88.49">
            <text:p>88.49</text:p>
          </table:table-cell>
          <table:table-cell office:value-type="float" office:value="13.2523448977286">
            <text:p>13.2523448977</text:p>
          </table:table-cell>
          <table:table-cell office:value-type="float" office:value="1.303">
            <text:p>1.303</text:p>
          </table:table-cell>
          <table:table-cell office:value-type="float" office:value="6.79125095932464">
            <text:p>6.7912509593</text:p>
          </table:table-cell>
          <table:table-cell/>
          <table:table-cell office:value-type="string">
            <text:p>6945</text:p>
          </table:table-cell>
          <table:table-cell office:value-type="string">
            <text:p>6499</text:p>
          </table:table-cell>
          <table:table-cell office:value-type="float" office:value="13.18">
            <text:p>13.18</text:p>
          </table:table-cell>
          <table:table-cell office:value-type="float" office:value="10">
            <text:p>10</text:p>
          </table:table-cell>
          <table:table-cell office:value-type="float" office:value="1185.93">
            <text:p>1185.93</text:p>
          </table:table-cell>
          <table:table-cell office:value-type="float" office:value="88.49">
            <text:p>88.49</text:p>
          </table:table-cell>
          <table:table-cell office:value-type="float" office:value="13.401853316759">
            <text:p>13.4018533168</text:p>
          </table:table-cell>
          <table:table-cell office:value-type="float" office:value="1.318">
            <text:p>1.318</text:p>
          </table:table-cell>
          <table:table-cell office:value-type="float" office:value="6.71396054628225">
            <text:p>6.71396054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5.43">
            <text:p>5.43</text:p>
          </table:table-cell>
          <table:table-cell office:value-type="float" office:value="10">
            <text:p>10</text:p>
          </table:table-cell>
          <table:table-cell office:value-type="float" office:value="488.79">
            <text:p>488.79</text:p>
          </table:table-cell>
          <table:table-cell office:value-type="float" office:value="122.24">
            <text:p>122.24</text:p>
          </table:table-cell>
          <table:table-cell office:value-type="float" office:value="3.99860929319372">
            <text:p>3.9986092932</text:p>
          </table:table-cell>
          <table:table-cell office:value-type="float" office:value="0.543">
            <text:p>0.543</text:p>
          </table:table-cell>
          <table:table-cell office:value-type="float" office:value="22.51197053407">
            <text:p>22.5119705341</text:p>
          </table:table-cell>
          <table:table-cell/>
          <table:table-cell office:value-type="string">
            <text:p>6948</text:p>
          </table:table-cell>
          <table:table-cell office:value-type="string">
            <text:p>6499</text:p>
          </table:table-cell>
          <table:table-cell office:value-type="float" office:value="5.92">
            <text:p>5.92</text:p>
          </table:table-cell>
          <table:table-cell office:value-type="float" office:value="11">
            <text:p>11</text:p>
          </table:table-cell>
          <table:table-cell office:value-type="float" office:value="532.53">
            <text:p>532.53</text:p>
          </table:table-cell>
          <table:table-cell office:value-type="float" office:value="122.24">
            <text:p>122.24</text:p>
          </table:table-cell>
          <table:table-cell office:value-type="float" office:value="4.35642997382199">
            <text:p>4.3564299738</text:p>
          </table:table-cell>
          <table:table-cell office:value-type="float" office:value="0.538181818181818">
            <text:p>0.5381818182</text:p>
          </table:table-cell>
          <table:table-cell office:value-type="float" office:value="20.6486486486486">
            <text:p>20.64864864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6.34">
            <text:p>6.34</text:p>
          </table:table-cell>
          <table:table-cell office:value-type="float" office:value="12">
            <text:p>12</text:p>
          </table:table-cell>
          <table:table-cell office:value-type="float" office:value="570.24">
            <text:p>570.24</text:p>
          </table:table-cell>
          <table:table-cell office:value-type="float" office:value="89.05">
            <text:p>89.05</text:p>
          </table:table-cell>
          <table:table-cell office:value-type="float" office:value="6.40359348680517">
            <text:p>6.4035934868</text:p>
          </table:table-cell>
          <table:table-cell office:value-type="float" office:value="0.528333333333333">
            <text:p>0.5283333333</text:p>
          </table:table-cell>
          <table:table-cell office:value-type="float" office:value="14.0457413249211">
            <text:p>14.0457413249</text:p>
          </table:table-cell>
          <table:table-cell/>
          <table:table-cell office:value-type="string">
            <text:p>6971</text:p>
          </table:table-cell>
          <table:table-cell office:value-type="string">
            <text:p>6499</text:p>
          </table:table-cell>
          <table:table-cell office:value-type="float" office:value="6.94">
            <text:p>6.94</text:p>
          </table:table-cell>
          <table:table-cell office:value-type="float" office:value="11">
            <text:p>11</text:p>
          </table:table-cell>
          <table:table-cell office:value-type="float" office:value="624.33">
            <text:p>624.33</text:p>
          </table:table-cell>
          <table:table-cell office:value-type="float" office:value="89.05">
            <text:p>89.05</text:p>
          </table:table-cell>
          <table:table-cell office:value-type="float" office:value="7.01100505334082">
            <text:p>7.0110050533</text:p>
          </table:table-cell>
          <table:table-cell office:value-type="float" office:value="0.630909090909091">
            <text:p>0.6309090909</text:p>
          </table:table-cell>
          <table:table-cell office:value-type="float" office:value="12.8314121037464">
            <text:p>12.831412103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9.5">
            <text:p>9.5</text:p>
          </table:table-cell>
          <table:table-cell office:value-type="float" office:value="13">
            <text:p>13</text:p>
          </table:table-cell>
          <table:table-cell office:value-type="float" office:value="855">
            <text:p>855</text:p>
          </table:table-cell>
          <table:table-cell office:value-type="float" office:value="85.42">
            <text:p>85.42</text:p>
          </table:table-cell>
          <table:table-cell office:value-type="float" office:value="10.0093654881761">
            <text:p>10.0093654882</text:p>
          </table:table-cell>
          <table:table-cell office:value-type="float" office:value="0.730769230769231">
            <text:p>0.7307692308</text:p>
          </table:table-cell>
          <table:table-cell office:value-type="float" office:value="8.99157894736842">
            <text:p>8.9915789474</text:p>
          </table:table-cell>
          <table:table-cell/>
          <table:table-cell office:value-type="string">
            <text:p>7021</text:p>
          </table:table-cell>
          <table:table-cell office:value-type="string">
            <text:p>6499</text:p>
          </table:table-cell>
          <table:table-cell office:value-type="float" office:value="9.96">
            <text:p>9.96</text:p>
          </table:table-cell>
          <table:table-cell office:value-type="float" office:value="13">
            <text:p>13</text:p>
          </table:table-cell>
          <table:table-cell office:value-type="float" office:value="896.67">
            <text:p>896.67</text:p>
          </table:table-cell>
          <table:table-cell office:value-type="float" office:value="85.42">
            <text:p>85.42</text:p>
          </table:table-cell>
          <table:table-cell office:value-type="float" office:value="10.4971903535472">
            <text:p>10.4971903535</text:p>
          </table:table-cell>
          <table:table-cell office:value-type="float" office:value="0.766153846153846">
            <text:p>0.7661538462</text:p>
          </table:table-cell>
          <table:table-cell office:value-type="float" office:value="8.57630522088353">
            <text:p>8.57630522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5.02">
            <text:p>5.02</text:p>
          </table:table-cell>
          <table:table-cell office:value-type="float" office:value="9">
            <text:p>9</text:p>
          </table:table-cell>
          <table:table-cell office:value-type="float" office:value="452.07">
            <text:p>452.07</text:p>
          </table:table-cell>
          <table:table-cell office:value-type="float" office:value="128.69">
            <text:p>128.69</text:p>
          </table:table-cell>
          <table:table-cell office:value-type="float" office:value="3.5128603621105">
            <text:p>3.5128603621</text:p>
          </table:table-cell>
          <table:table-cell office:value-type="float" office:value="0.557777777777778">
            <text:p>0.5577777778</text:p>
          </table:table-cell>
          <table:table-cell office:value-type="float" office:value="25.6354581673307">
            <text:p>25.6354581673</text:p>
          </table:table-cell>
          <table:table-cell/>
          <table:table-cell office:value-type="string">
            <text:p>7079</text:p>
          </table:table-cell>
          <table:table-cell office:value-type="string">
            <text:p>6499</text:p>
          </table:table-cell>
          <table:table-cell office:value-type="float" office:value="5.58">
            <text:p>5.58</text:p>
          </table:table-cell>
          <table:table-cell office:value-type="float" office:value="9">
            <text:p>9</text:p>
          </table:table-cell>
          <table:table-cell office:value-type="float" office:value="502.38">
            <text:p>502.38</text:p>
          </table:table-cell>
          <table:table-cell office:value-type="float" office:value="128.69">
            <text:p>128.69</text:p>
          </table:table-cell>
          <table:table-cell office:value-type="float" office:value="3.90379982904655">
            <text:p>3.903799829</text:p>
          </table:table-cell>
          <table:table-cell office:value-type="float" office:value="0.62">
            <text:p>0.62</text:p>
          </table:table-cell>
          <table:table-cell office:value-type="float" office:value="23.0627240143369">
            <text:p>23.06272401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5.13">
            <text:p>5.13</text:p>
          </table:table-cell>
          <table:table-cell office:value-type="float" office:value="8">
            <text:p>8</text:p>
          </table:table-cell>
          <table:table-cell office:value-type="float" office:value="461.43">
            <text:p>461.43</text:p>
          </table:table-cell>
          <table:table-cell office:value-type="float" office:value="129.14">
            <text:p>129.14</text:p>
          </table:table-cell>
          <table:table-cell office:value-type="float" office:value="3.57309896236642">
            <text:p>3.5730989624</text:p>
          </table:table-cell>
          <table:table-cell office:value-type="float" office:value="0.64125">
            <text:p>0.64125</text:p>
          </table:table-cell>
          <table:table-cell office:value-type="float" office:value="25.1734892787524">
            <text:p>25.1734892788</text:p>
          </table:table-cell>
          <table:table-cell/>
          <table:table-cell office:value-type="string">
            <text:p>7081</text:p>
          </table:table-cell>
          <table:table-cell office:value-type="string">
            <text:p>6499</text:p>
          </table:table-cell>
          <table:table-cell office:value-type="float" office:value="5.18">
            <text:p>5.18</text:p>
          </table:table-cell>
          <table:table-cell office:value-type="float" office:value="8">
            <text:p>8</text:p>
          </table:table-cell>
          <table:table-cell office:value-type="float" office:value="466.65">
            <text:p>466.65</text:p>
          </table:table-cell>
          <table:table-cell office:value-type="float" office:value="129.14">
            <text:p>129.14</text:p>
          </table:table-cell>
          <table:table-cell office:value-type="float" office:value="3.61352021062413">
            <text:p>3.6135202106</text:p>
          </table:table-cell>
          <table:table-cell office:value-type="float" office:value="0.6475">
            <text:p>0.6475</text:p>
          </table:table-cell>
          <table:table-cell office:value-type="float" office:value="24.9305019305019">
            <text:p>24.93050193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10.18">
            <text:p>10.18</text:p>
          </table:table-cell>
          <table:table-cell office:value-type="float" office:value="10">
            <text:p>10</text:p>
          </table:table-cell>
          <table:table-cell office:value-type="float" office:value="916.02">
            <text:p>916.02</text:p>
          </table:table-cell>
          <table:table-cell office:value-type="float" office:value="196.35">
            <text:p>196.35</text:p>
          </table:table-cell>
          <table:table-cell office:value-type="float" office:value="4.66524064171123">
            <text:p>4.6652406417</text:p>
          </table:table-cell>
          <table:table-cell office:value-type="float" office:value="1.018">
            <text:p>1.018</text:p>
          </table:table-cell>
          <table:table-cell office:value-type="float" office:value="19.2878192534381">
            <text:p>19.2878192534</text:p>
          </table:table-cell>
          <table:table-cell/>
          <table:table-cell office:value-type="string">
            <text:p>7094</text:p>
          </table:table-cell>
          <table:table-cell office:value-type="string">
            <text:p>6499</text:p>
          </table:table-cell>
          <table:table-cell office:value-type="float" office:value="10.31">
            <text:p>10.31</text:p>
          </table:table-cell>
          <table:table-cell office:value-type="float" office:value="11">
            <text:p>11</text:p>
          </table:table-cell>
          <table:table-cell office:value-type="float" office:value="927.63">
            <text:p>927.63</text:p>
          </table:table-cell>
          <table:table-cell office:value-type="float" office:value="196.35">
            <text:p>196.35</text:p>
          </table:table-cell>
          <table:table-cell office:value-type="float" office:value="4.72436974789916">
            <text:p>4.7243697479</text:p>
          </table:table-cell>
          <table:table-cell office:value-type="float" office:value="0.937272727272727">
            <text:p>0.9372727273</text:p>
          </table:table-cell>
          <table:table-cell office:value-type="float" office:value="19.0446168768186">
            <text:p>19.0446168768</text:p>
          </table:table-cell>
          <table:table-cell table:number-columns-repeated="1005"/>
        </table:table-row>
        <table:table-row table:style-name="ro1">
          <table:table-cell office:value-type="string">
            <text:p>6501</text:p>
          </table:table-cell>
          <table:table-cell office:value-type="string">
            <text:p>6087</text:p>
          </table:table-cell>
          <table:table-cell office:value-type="float" office:value="6.13">
            <text:p>6.13</text:p>
          </table:table-cell>
          <table:table-cell office:value-type="float" office:value="7">
            <text:p>7</text:p>
          </table:table-cell>
          <table:table-cell office:value-type="float" office:value="551.52">
            <text:p>551.52</text:p>
          </table:table-cell>
          <table:table-cell office:value-type="float" office:value="166.83">
            <text:p>166.83</text:p>
          </table:table-cell>
          <table:table-cell office:value-type="float" office:value="3.30588023736738">
            <text:p>3.3058802374</text:p>
          </table:table-cell>
          <table:table-cell office:value-type="float" office:value="0.875714285714286">
            <text:p>0.8757142857</text:p>
          </table:table-cell>
          <table:table-cell office:value-type="float" office:value="27.2153344208809">
            <text:p>27.2153344209</text:p>
          </table:table-cell>
          <table:table-cell/>
          <table:table-cell office:value-type="string">
            <text:p>6087</text:p>
          </table:table-cell>
          <table:table-cell office:value-type="string">
            <text:p>6501</text:p>
          </table:table-cell>
          <table:table-cell office:value-type="float" office:value="6.24">
            <text:p>6.24</text:p>
          </table:table-cell>
          <table:table-cell office:value-type="float" office:value="5">
            <text:p>5</text:p>
          </table:table-cell>
          <table:table-cell office:value-type="float" office:value="561.96">
            <text:p>561.96</text:p>
          </table:table-cell>
          <table:table-cell office:value-type="float" office:value="166.83">
            <text:p>166.83</text:p>
          </table:table-cell>
          <table:table-cell office:value-type="float" office:value="3.36845891026794">
            <text:p>3.3684589103</text:p>
          </table:table-cell>
          <table:table-cell office:value-type="float" office:value="1.248">
            <text:p>1.248</text:p>
          </table:table-cell>
          <table:table-cell office:value-type="float" office:value="26.7355769230769">
            <text:p>26.73557692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5.71">
            <text:p>5.71</text:p>
          </table:table-cell>
          <table:table-cell office:value-type="float" office:value="5">
            <text:p>5</text:p>
          </table:table-cell>
          <table:table-cell office:value-type="float" office:value="514.08">
            <text:p>514.08</text:p>
          </table:table-cell>
          <table:table-cell office:value-type="float" office:value="168">
            <text:p>168</text:p>
          </table:table-cell>
          <table:table-cell office:value-type="float" office:value="3.06">
            <text:p>3.06</text:p>
          </table:table-cell>
          <table:table-cell office:value-type="float" office:value="1.142">
            <text:p>1.142</text:p>
          </table:table-cell>
          <table:table-cell office:value-type="float" office:value="29.4220665499124">
            <text:p>29.4220665499</text:p>
          </table:table-cell>
          <table:table-cell/>
          <table:table-cell office:value-type="string">
            <text:p>6382</text:p>
          </table:table-cell>
          <table:table-cell office:value-type="string">
            <text:p>6501</text:p>
          </table:table-cell>
          <table:table-cell office:value-type="float" office:value="5.6">
            <text:p>5.6</text:p>
          </table:table-cell>
          <table:table-cell office:value-type="float" office:value="5">
            <text:p>5</text:p>
          </table:table-cell>
          <table:table-cell office:value-type="float" office:value="504">
            <text:p>504</text:p>
          </table:table-cell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0">
            <text:p>30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33.01">
            <text:p>33.01</text:p>
          </table:table-cell>
          <table:table-cell office:value-type="float" office:value="8">
            <text:p>8</text:p>
          </table:table-cell>
          <table:table-cell office:value-type="float" office:value="2970.81">
            <text:p>2970.81</text:p>
          </table:table-cell>
          <table:table-cell office:value-type="float" office:value="165.46">
            <text:p>165.46</text:p>
          </table:table-cell>
          <table:table-cell office:value-type="float" office:value="17.9548531367098">
            <text:p>17.9548531367</text:p>
          </table:table-cell>
          <table:table-cell office:value-type="float" office:value="4.12625">
            <text:p>4.12625</text:p>
          </table:table-cell>
          <table:table-cell office:value-type="float" office:value="5.01242047864284">
            <text:p>5.0124204786</text:p>
          </table:table-cell>
          <table:table-cell/>
          <table:table-cell office:value-type="string">
            <text:p>6405</text:p>
          </table:table-cell>
          <table:table-cell office:value-type="string">
            <text:p>6501</text:p>
          </table:table-cell>
          <table:table-cell office:value-type="float" office:value="9.51">
            <text:p>9.51</text:p>
          </table:table-cell>
          <table:table-cell office:value-type="float" office:value="9">
            <text:p>9</text:p>
          </table:table-cell>
          <table:table-cell office:value-type="float" office:value="856.26">
            <text:p>856.26</text:p>
          </table:table-cell>
          <table:table-cell office:value-type="float" office:value="165.46">
            <text:p>165.46</text:p>
          </table:table-cell>
          <table:table-cell office:value-type="float" office:value="5.1750271969056">
            <text:p>5.1750271969</text:p>
          </table:table-cell>
          <table:table-cell office:value-type="float" office:value="1.05666666666667">
            <text:p>1.0566666667</text:p>
          </table:table-cell>
          <table:table-cell office:value-type="float" office:value="17.3985278654048">
            <text:p>17.398527865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2.13">
            <text:p>12.13</text:p>
          </table:table-cell>
          <table:table-cell office:value-type="float" office:value="9">
            <text:p>9</text:p>
          </table:table-cell>
          <table:table-cell office:value-type="float" office:value="1091.52">
            <text:p>1091.52</text:p>
          </table:table-cell>
          <table:table-cell office:value-type="float" office:value="309.2">
            <text:p>309.2</text:p>
          </table:table-cell>
          <table:table-cell office:value-type="float" office:value="3.53014230271669">
            <text:p>3.5301423027</text:p>
          </table:table-cell>
          <table:table-cell office:value-type="float" office:value="1.34777777777778">
            <text:p>1.3477777778</text:p>
          </table:table-cell>
          <table:table-cell office:value-type="float" office:value="25.4905193734542">
            <text:p>25.4905193735</text:p>
          </table:table-cell>
          <table:table-cell/>
          <table:table-cell office:value-type="string">
            <text:p>6423</text:p>
          </table:table-cell>
          <table:table-cell office:value-type="string">
            <text:p>6501</text:p>
          </table:table-cell>
          <table:table-cell office:value-type="float" office:value="11.96">
            <text:p>11.96</text:p>
          </table:table-cell>
          <table:table-cell office:value-type="float" office:value="11">
            <text:p>11</text:p>
          </table:table-cell>
          <table:table-cell office:value-type="float" office:value="1076.49">
            <text:p>1076.49</text:p>
          </table:table-cell>
          <table:table-cell office:value-type="float" office:value="309.2">
            <text:p>309.2</text:p>
          </table:table-cell>
          <table:table-cell office:value-type="float" office:value="3.48153298835705">
            <text:p>3.4815329884</text:p>
          </table:table-cell>
          <table:table-cell office:value-type="float" office:value="1.08727272727273">
            <text:p>1.0872727273</text:p>
          </table:table-cell>
          <table:table-cell office:value-type="float" office:value="25.8528428093646">
            <text:p>25.852842809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6.09">
            <text:p>6.09</text:p>
          </table:table-cell>
          <table:table-cell office:value-type="float" office:value="10">
            <text:p>10</text:p>
          </table:table-cell>
          <table:table-cell office:value-type="float" office:value="547.74">
            <text:p>547.74</text:p>
          </table:table-cell>
          <table:table-cell office:value-type="float" office:value="217.37">
            <text:p>217.37</text:p>
          </table:table-cell>
          <table:table-cell office:value-type="float" office:value="2.51985094539265">
            <text:p>2.5198509454</text:p>
          </table:table-cell>
          <table:table-cell office:value-type="float" office:value="0.609">
            <text:p>0.609</text:p>
          </table:table-cell>
          <table:table-cell office:value-type="float" office:value="35.6929392446634">
            <text:p>35.6929392447</text:p>
          </table:table-cell>
          <table:table-cell/>
          <table:table-cell office:value-type="string">
            <text:p>6446</text:p>
          </table:table-cell>
          <table:table-cell office:value-type="string">
            <text:p>6501</text:p>
          </table:table-cell>
          <table:table-cell office:value-type="float" office:value="6.11">
            <text:p>6.11</text:p>
          </table:table-cell>
          <table:table-cell office:value-type="float" office:value="10">
            <text:p>10</text:p>
          </table:table-cell>
          <table:table-cell office:value-type="float" office:value="550.17">
            <text:p>550.17</text:p>
          </table:table-cell>
          <table:table-cell office:value-type="float" office:value="217.37">
            <text:p>217.37</text:p>
          </table:table-cell>
          <table:table-cell office:value-type="float" office:value="2.53103004094401">
            <text:p>2.5310300409</text:p>
          </table:table-cell>
          <table:table-cell office:value-type="float" office:value="0.611">
            <text:p>0.611</text:p>
          </table:table-cell>
          <table:table-cell office:value-type="float" office:value="35.5761047463175">
            <text:p>35.57610474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5.94">
            <text:p>5.94</text:p>
          </table:table-cell>
          <table:table-cell office:value-type="float" office:value="7">
            <text:p>7</text:p>
          </table:table-cell>
          <table:table-cell office:value-type="float" office:value="534.96">
            <text:p>534.96</text:p>
          </table:table-cell>
          <table:table-cell office:value-type="float" office:value="164.6">
            <text:p>164.6</text:p>
          </table:table-cell>
          <table:table-cell office:value-type="float" office:value="3.25006075334143">
            <text:p>3.2500607533</text:p>
          </table:table-cell>
          <table:table-cell office:value-type="float" office:value="0.848571428571428">
            <text:p>0.8485714286</text:p>
          </table:table-cell>
          <table:table-cell office:value-type="float" office:value="27.7104377104377">
            <text:p>27.7104377104</text:p>
          </table:table-cell>
          <table:table-cell/>
          <table:table-cell office:value-type="string">
            <text:p>6451</text:p>
          </table:table-cell>
          <table:table-cell office:value-type="string">
            <text:p>6501</text:p>
          </table:table-cell>
          <table:table-cell office:value-type="float" office:value="6.1">
            <text:p>6.1</text:p>
          </table:table-cell>
          <table:table-cell office:value-type="float" office:value="8">
            <text:p>8</text:p>
          </table:table-cell>
          <table:table-cell office:value-type="float" office:value="549.36">
            <text:p>549.36</text:p>
          </table:table-cell>
          <table:table-cell office:value-type="float" office:value="164.6">
            <text:p>164.6</text:p>
          </table:table-cell>
          <table:table-cell office:value-type="float" office:value="3.33754556500608">
            <text:p>3.337545565</text:p>
          </table:table-cell>
          <table:table-cell office:value-type="float" office:value="0.7625">
            <text:p>0.7625</text:p>
          </table:table-cell>
          <table:table-cell office:value-type="float" office:value="26.9836065573771">
            <text:p>26.98360655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6.14">
            <text:p>6.14</text:p>
          </table:table-cell>
          <table:table-cell office:value-type="float" office:value="255">
            <text:p>255</text:p>
          </table:table-cell>
          <table:table-cell office:value-type="float" office:value="552.78">
            <text:p>552.78</text:p>
          </table:table-cell>
          <table:table-cell office:value-type="float" office:value="213.85">
            <text:p>213.85</text:p>
          </table:table-cell>
          <table:table-cell office:value-type="float" office:value="2.58489595510872">
            <text:p>2.5848959551</text:p>
          </table:table-cell>
          <table:table-cell office:value-type="float" office:value="0.024078431372549">
            <text:p>0.0240784314</text:p>
          </table:table-cell>
          <table:table-cell office:value-type="float" office:value="34.828990228013">
            <text:p>34.828990228</text:p>
          </table:table-cell>
          <table:table-cell/>
          <table:table-cell office:value-type="string">
            <text:p>6471</text:p>
          </table:table-cell>
          <table:table-cell office:value-type="string">
            <text:p>6501</text:p>
          </table:table-cell>
          <table:table-cell office:value-type="float" office:value="6.45">
            <text:p>6.45</text:p>
          </table:table-cell>
          <table:table-cell office:value-type="float" office:value="255">
            <text:p>255</text:p>
          </table:table-cell>
          <table:table-cell office:value-type="float" office:value="580.41">
            <text:p>580.41</text:p>
          </table:table-cell>
          <table:table-cell office:value-type="float" office:value="213.85">
            <text:p>213.85</text:p>
          </table:table-cell>
          <table:table-cell office:value-type="float" office:value="2.71409866729016">
            <text:p>2.7140986673</text:p>
          </table:table-cell>
          <table:table-cell office:value-type="float" office:value="0.0252941176470588">
            <text:p>0.0252941176</text:p>
          </table:table-cell>
          <table:table-cell office:value-type="float" office:value="33.1550387596899">
            <text:p>33.155038759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9.04">
            <text:p>9.04</text:p>
          </table:table-cell>
          <table:table-cell office:value-type="float" office:value="10">
            <text:p>10</text:p>
          </table:table-cell>
          <table:table-cell office:value-type="float" office:value="813.69">
            <text:p>813.69</text:p>
          </table:table-cell>
          <table:table-cell office:value-type="float" office:value="207.64">
            <text:p>207.64</text:p>
          </table:table-cell>
          <table:table-cell office:value-type="float" office:value="3.91875361202081">
            <text:p>3.918753612</text:p>
          </table:table-cell>
          <table:table-cell office:value-type="float" office:value="0.904">
            <text:p>0.904</text:p>
          </table:table-cell>
          <table:table-cell office:value-type="float" office:value="22.9690265486726">
            <text:p>22.9690265487</text:p>
          </table:table-cell>
          <table:table-cell/>
          <table:table-cell office:value-type="string">
            <text:p>6499</text:p>
          </table:table-cell>
          <table:table-cell office:value-type="string">
            <text:p>6501</text:p>
          </table:table-cell>
          <table:table-cell office:value-type="float" office:value="8.83">
            <text:p>8.83</text:p>
          </table:table-cell>
          <table:table-cell office:value-type="float" office:value="13">
            <text:p>13</text:p>
          </table:table-cell>
          <table:table-cell office:value-type="float" office:value="795.06">
            <text:p>795.06</text:p>
          </table:table-cell>
          <table:table-cell office:value-type="float" office:value="207.64">
            <text:p>207.64</text:p>
          </table:table-cell>
          <table:table-cell office:value-type="float" office:value="3.82903101521865">
            <text:p>3.8290310152</text:p>
          </table:table-cell>
          <table:table-cell office:value-type="float" office:value="0.679230769230769">
            <text:p>0.6792307692</text:p>
          </table:table-cell>
          <table:table-cell office:value-type="float" office:value="23.515288788222">
            <text:p>23.51528878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8.45">
            <text:p>8.45</text:p>
          </table:table-cell>
          <table:table-cell office:value-type="float" office:value="9">
            <text:p>9</text:p>
          </table:table-cell>
          <table:table-cell office:value-type="float" office:value="760.86">
            <text:p>760.86</text:p>
          </table:table-cell>
          <table:table-cell office:value-type="float" office:value="136.53">
            <text:p>136.53</text:p>
          </table:table-cell>
          <table:table-cell office:value-type="float" office:value="5.57284113381674">
            <text:p>5.5728411338</text:p>
          </table:table-cell>
          <table:table-cell office:value-type="float" office:value="0.938888888888889">
            <text:p>0.9388888889</text:p>
          </table:table-cell>
          <table:table-cell office:value-type="float" office:value="16.1573964497041">
            <text:p>16.1573964497</text:p>
          </table:table-cell>
          <table:table-cell/>
          <table:table-cell office:value-type="string">
            <text:p>6512</text:p>
          </table:table-cell>
          <table:table-cell office:value-type="string">
            <text:p>6501</text:p>
          </table:table-cell>
          <table:table-cell office:value-type="float" office:value="8.68">
            <text:p>8.68</text:p>
          </table:table-cell>
          <table:table-cell office:value-type="float" office:value="10">
            <text:p>10</text:p>
          </table:table-cell>
          <table:table-cell office:value-type="float" office:value="781.47">
            <text:p>781.47</text:p>
          </table:table-cell>
          <table:table-cell office:value-type="float" office:value="136.53">
            <text:p>136.53</text:p>
          </table:table-cell>
          <table:table-cell office:value-type="float" office:value="5.72379696769941">
            <text:p>5.7237969677</text:p>
          </table:table-cell>
          <table:table-cell office:value-type="float" office:value="0.868">
            <text:p>0.868</text:p>
          </table:table-cell>
          <table:table-cell office:value-type="float" office:value="15.7292626728111">
            <text:p>15.72926267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6.1">
            <text:p>6.1</text:p>
          </table:table-cell>
          <table:table-cell office:value-type="float" office:value="10">
            <text:p>10</text:p>
          </table:table-cell>
          <table:table-cell office:value-type="float" office:value="549.36">
            <text:p>549.36</text:p>
          </table:table-cell>
          <table:table-cell office:value-type="float" office:value="198.86">
            <text:p>198.86</text:p>
          </table:table-cell>
          <table:table-cell office:value-type="float" office:value="2.76254651513628">
            <text:p>2.7625465151</text:p>
          </table:table-cell>
          <table:table-cell office:value-type="float" office:value="0.61">
            <text:p>0.61</text:p>
          </table:table-cell>
          <table:table-cell office:value-type="float" office:value="32.6">
            <text:p>32.6</text:p>
          </table:table-cell>
          <table:table-cell/>
          <table:table-cell office:value-type="string">
            <text:p>6515</text:p>
          </table:table-cell>
          <table:table-cell office:value-type="string">
            <text:p>6501</text:p>
          </table:table-cell>
          <table:table-cell office:value-type="float" office:value="6.13">
            <text:p>6.13</text:p>
          </table:table-cell>
          <table:table-cell office:value-type="float" office:value="13">
            <text:p>13</text:p>
          </table:table-cell>
          <table:table-cell office:value-type="float" office:value="551.34">
            <text:p>551.34</text:p>
          </table:table-cell>
          <table:table-cell office:value-type="float" office:value="198.86">
            <text:p>198.86</text:p>
          </table:table-cell>
          <table:table-cell office:value-type="float" office:value="2.7725032686312">
            <text:p>2.7725032686</text:p>
          </table:table-cell>
          <table:table-cell office:value-type="float" office:value="0.471538461538461">
            <text:p>0.4715384615</text:p>
          </table:table-cell>
          <table:table-cell office:value-type="float" office:value="32.4404567699837">
            <text:p>32.4404567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6.7">
            <text:p>6.7</text:p>
          </table:table-cell>
          <table:table-cell office:value-type="float" office:value="10">
            <text:p>10</text:p>
          </table:table-cell>
          <table:table-cell office:value-type="float" office:value="602.55">
            <text:p>602.55</text:p>
          </table:table-cell>
          <table:table-cell office:value-type="float" office:value="198.9">
            <text:p>198.9</text:p>
          </table:table-cell>
          <table:table-cell office:value-type="float" office:value="3.02941176470588">
            <text:p>3.0294117647</text:p>
          </table:table-cell>
          <table:table-cell office:value-type="float" office:value="0.67">
            <text:p>0.67</text:p>
          </table:table-cell>
          <table:table-cell office:value-type="float" office:value="29.6865671641791">
            <text:p>29.6865671642</text:p>
          </table:table-cell>
          <table:table-cell/>
          <table:table-cell office:value-type="string">
            <text:p>6516</text:p>
          </table:table-cell>
          <table:table-cell office:value-type="string">
            <text:p>6501</text:p>
          </table:table-cell>
          <table:table-cell office:value-type="float" office:value="6.91">
            <text:p>6.91</text:p>
          </table:table-cell>
          <table:table-cell office:value-type="float" office:value="13">
            <text:p>13</text:p>
          </table:table-cell>
          <table:table-cell office:value-type="float" office:value="621.63">
            <text:p>621.63</text:p>
          </table:table-cell>
          <table:table-cell office:value-type="float" office:value="198.9">
            <text:p>198.9</text:p>
          </table:table-cell>
          <table:table-cell office:value-type="float" office:value="3.12533936651584">
            <text:p>3.1253393665</text:p>
          </table:table-cell>
          <table:table-cell office:value-type="float" office:value="0.531538461538462">
            <text:p>0.5315384615</text:p>
          </table:table-cell>
          <table:table-cell office:value-type="float" office:value="28.7843704775687">
            <text:p>28.78437047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54.11">
            <text:p>54.11</text:p>
          </table:table-cell>
          <table:table-cell office:value-type="float" office:value="10">
            <text:p>10</text:p>
          </table:table-cell>
          <table:table-cell office:value-type="float" office:value="4869.99">
            <text:p>4869.99</text:p>
          </table:table-cell>
          <table:table-cell office:value-type="float" office:value="309.91">
            <text:p>309.91</text:p>
          </table:table-cell>
          <table:table-cell office:value-type="float" office:value="15.7142073505211">
            <text:p>15.7142073505</text:p>
          </table:table-cell>
          <table:table-cell office:value-type="float" office:value="5.411">
            <text:p>5.411</text:p>
          </table:table-cell>
          <table:table-cell office:value-type="float" office:value="5.72740713361671">
            <text:p>5.7274071336</text:p>
          </table:table-cell>
          <table:table-cell/>
          <table:table-cell office:value-type="string">
            <text:p>6519</text:p>
          </table:table-cell>
          <table:table-cell office:value-type="string">
            <text:p>6501</text:p>
          </table:table-cell>
          <table:table-cell office:value-type="float" office:value="12.83">
            <text:p>12.83</text:p>
          </table:table-cell>
          <table:table-cell office:value-type="float" office:value="9">
            <text:p>9</text:p>
          </table:table-cell>
          <table:table-cell office:value-type="float" office:value="1154.34">
            <text:p>1154.34</text:p>
          </table:table-cell>
          <table:table-cell office:value-type="float" office:value="309.91">
            <text:p>309.91</text:p>
          </table:table-cell>
          <table:table-cell office:value-type="float" office:value="3.72475880094221">
            <text:p>3.7247588009</text:p>
          </table:table-cell>
          <table:table-cell office:value-type="float" office:value="1.42555555555556">
            <text:p>1.4255555556</text:p>
          </table:table-cell>
          <table:table-cell office:value-type="float" office:value="24.1551052221356">
            <text:p>24.15510522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3.51">
            <text:p>13.51</text:p>
          </table:table-cell>
          <table:table-cell office:value-type="float" office:value="7">
            <text:p>7</text:p>
          </table:table-cell>
          <table:table-cell office:value-type="float" office:value="1216.17">
            <text:p>1216.17</text:p>
          </table:table-cell>
          <table:table-cell office:value-type="float" office:value="365.16">
            <text:p>365.16</text:p>
          </table:table-cell>
          <table:table-cell office:value-type="float" office:value="3.33051265198817">
            <text:p>3.330512652</text:p>
          </table:table-cell>
          <table:table-cell office:value-type="float" office:value="1.93">
            <text:p>1.93</text:p>
          </table:table-cell>
          <table:table-cell office:value-type="float" office:value="27.0288675055514">
            <text:p>27.0288675056</text:p>
          </table:table-cell>
          <table:table-cell/>
          <table:table-cell office:value-type="string">
            <text:p>6532</text:p>
          </table:table-cell>
          <table:table-cell office:value-type="string">
            <text:p>6501</text:p>
          </table:table-cell>
          <table:table-cell office:value-type="float" office:value="13.46">
            <text:p>13.46</text:p>
          </table:table-cell>
          <table:table-cell office:value-type="float" office:value="6">
            <text:p>6</text:p>
          </table:table-cell>
          <table:table-cell office:value-type="float" office:value="1211.4">
            <text:p>1211.4</text:p>
          </table:table-cell>
          <table:table-cell office:value-type="float" office:value="365.16">
            <text:p>365.16</text:p>
          </table:table-cell>
          <table:table-cell office:value-type="float" office:value="3.31744988498193">
            <text:p>3.317449885</text:p>
          </table:table-cell>
          <table:table-cell office:value-type="float" office:value="2.24333333333333">
            <text:p>2.2433333333</text:p>
          </table:table-cell>
          <table:table-cell office:value-type="float" office:value="27.1292719167905">
            <text:p>27.129271916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12.22">
            <text:p>12.22</text:p>
          </table:table-cell>
          <table:table-cell office:value-type="float" office:value="8">
            <text:p>8</text:p>
          </table:table-cell>
          <table:table-cell office:value-type="float" office:value="1100.16">
            <text:p>1100.16</text:p>
          </table:table-cell>
          <table:table-cell office:value-type="float" office:value="280.4">
            <text:p>280.4</text:p>
          </table:table-cell>
          <table:table-cell office:value-type="float" office:value="3.92353780313837">
            <text:p>3.9235378031</text:p>
          </table:table-cell>
          <table:table-cell office:value-type="float" office:value="1.5275">
            <text:p>1.5275</text:p>
          </table:table-cell>
          <table:table-cell office:value-type="float" office:value="22.9459901800327">
            <text:p>22.94599018</text:p>
          </table:table-cell>
          <table:table-cell/>
          <table:table-cell office:value-type="string">
            <text:p>6552</text:p>
          </table:table-cell>
          <table:table-cell office:value-type="string">
            <text:p>6501</text:p>
          </table:table-cell>
          <table:table-cell office:value-type="float" office:value="12.11">
            <text:p>12.11</text:p>
          </table:table-cell>
          <table:table-cell office:value-type="float" office:value="9">
            <text:p>9</text:p>
          </table:table-cell>
          <table:table-cell office:value-type="float" office:value="1089.9">
            <text:p>1089.9</text:p>
          </table:table-cell>
          <table:table-cell office:value-type="float" office:value="280.4">
            <text:p>280.4</text:p>
          </table:table-cell>
          <table:table-cell office:value-type="float" office:value="3.88694721825963">
            <text:p>3.8869472183</text:p>
          </table:table-cell>
          <table:table-cell office:value-type="float" office:value="1.34555555555556">
            <text:p>1.3455555556</text:p>
          </table:table-cell>
          <table:table-cell office:value-type="float" office:value="23.1544178364988">
            <text:p>23.15441783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5.89">
            <text:p>5.89</text:p>
          </table:table-cell>
          <table:table-cell office:value-type="float" office:value="9">
            <text:p>9</text:p>
          </table:table-cell>
          <table:table-cell office:value-type="float" office:value="530.46">
            <text:p>530.46</text:p>
          </table:table-cell>
          <table:table-cell office:value-type="float" office:value="164.84">
            <text:p>164.84</text:p>
          </table:table-cell>
          <table:table-cell office:value-type="float" office:value="3.21802960446494">
            <text:p>3.2180296045</text:p>
          </table:table-cell>
          <table:table-cell office:value-type="float" office:value="0.654444444444444">
            <text:p>0.6544444444</text:p>
          </table:table-cell>
          <table:table-cell office:value-type="float" office:value="27.9864176570458">
            <text:p>27.986417657</text:p>
          </table:table-cell>
          <table:table-cell/>
          <table:table-cell office:value-type="string">
            <text:p>6559</text:p>
          </table:table-cell>
          <table:table-cell office:value-type="string">
            <text:p>650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39.64">
            <text:p>539.64</text:p>
          </table:table-cell>
          <table:table-cell office:value-type="float" office:value="164.84">
            <text:p>164.84</text:p>
          </table:table-cell>
          <table:table-cell office:value-type="float" office:value="3.27371997088085">
            <text:p>3.2737199709</text:p>
          </table:table-cell>
          <table:table-cell office:value-type="float" office:value="0.666666666666667">
            <text:p>0.6666666667</text:p>
          </table:table-cell>
          <table:table-cell office:value-type="float" office:value="27.4733333333333">
            <text:p>27.47333333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5.58">
            <text:p>5.58</text:p>
          </table:table-cell>
          <table:table-cell office:value-type="float" office:value="10">
            <text:p>10</text:p>
          </table:table-cell>
          <table:table-cell office:value-type="float" office:value="502.47">
            <text:p>502.47</text:p>
          </table:table-cell>
          <table:table-cell office:value-type="float" office:value="220.41">
            <text:p>220.41</text:p>
          </table:table-cell>
          <table:table-cell office:value-type="float" office:value="2.27970600244998">
            <text:p>2.2797060024</text:p>
          </table:table-cell>
          <table:table-cell office:value-type="float" office:value="0.558">
            <text:p>0.558</text:p>
          </table:table-cell>
          <table:table-cell office:value-type="float" office:value="39.5">
            <text:p>39.5</text:p>
          </table:table-cell>
          <table:table-cell/>
          <table:table-cell office:value-type="string">
            <text:p>6562</text:p>
          </table:table-cell>
          <table:table-cell office:value-type="string">
            <text:p>6501</text:p>
          </table:table-cell>
          <table:table-cell office:value-type="float" office:value="5.83">
            <text:p>5.83</text:p>
          </table:table-cell>
          <table:table-cell office:value-type="float" office:value="8">
            <text:p>8</text:p>
          </table:table-cell>
          <table:table-cell office:value-type="float" office:value="524.61">
            <text:p>524.61</text:p>
          </table:table-cell>
          <table:table-cell office:value-type="float" office:value="220.41">
            <text:p>220.41</text:p>
          </table:table-cell>
          <table:table-cell office:value-type="float" office:value="2.38015516537362">
            <text:p>2.3801551654</text:p>
          </table:table-cell>
          <table:table-cell office:value-type="float" office:value="0.72875">
            <text:p>0.72875</text:p>
          </table:table-cell>
          <table:table-cell office:value-type="float" office:value="37.8061749571183">
            <text:p>37.80617495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8.26">
            <text:p>8.26</text:p>
          </table:table-cell>
          <table:table-cell office:value-type="float" office:value="8">
            <text:p>8</text:p>
          </table:table-cell>
          <table:table-cell office:value-type="float" office:value="743.4">
            <text:p>743.4</text:p>
          </table:table-cell>
          <table:table-cell office:value-type="float" office:value="188.97">
            <text:p>188.97</text:p>
          </table:table-cell>
          <table:table-cell office:value-type="float" office:value="3.93395777107477">
            <text:p>3.9339577711</text:p>
          </table:table-cell>
          <table:table-cell office:value-type="float" office:value="1.0325">
            <text:p>1.0325</text:p>
          </table:table-cell>
          <table:table-cell office:value-type="float" office:value="22.8777239709443">
            <text:p>22.8777239709</text:p>
          </table:table-cell>
          <table:table-cell/>
          <table:table-cell office:value-type="string">
            <text:p>6609</text:p>
          </table:table-cell>
          <table:table-cell office:value-type="string">
            <text:p>6501</text:p>
          </table:table-cell>
          <table:table-cell office:value-type="float" office:value="8.51">
            <text:p>8.51</text:p>
          </table:table-cell>
          <table:table-cell office:value-type="float" office:value="8">
            <text:p>8</text:p>
          </table:table-cell>
          <table:table-cell office:value-type="float" office:value="766.08">
            <text:p>766.08</text:p>
          </table:table-cell>
          <table:table-cell office:value-type="float" office:value="188.97">
            <text:p>188.97</text:p>
          </table:table-cell>
          <table:table-cell office:value-type="float" office:value="4.05397682171773">
            <text:p>4.0539768217</text:p>
          </table:table-cell>
          <table:table-cell office:value-type="float" office:value="1.06375">
            <text:p>1.06375</text:p>
          </table:table-cell>
          <table:table-cell office:value-type="float" office:value="22.2056404230317">
            <text:p>22.20564042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584.91">
            <text:p>584.91</text:p>
          </table:table-cell>
          <table:table-cell office:value-type="float" office:value="128.32">
            <text:p>128.32</text:p>
          </table:table-cell>
          <table:table-cell office:value-type="float" office:value="4.558213840399">
            <text:p>4.5582138404</text:p>
          </table:table-cell>
          <table:table-cell office:value-type="float" office:value="0.928571428571429">
            <text:p>0.9285714286</text:p>
          </table:table-cell>
          <table:table-cell office:value-type="float" office:value="19.7415384615385">
            <text:p>19.7415384615</text:p>
          </table:table-cell>
          <table:table-cell/>
          <table:table-cell office:value-type="string">
            <text:p>6647</text:p>
          </table:table-cell>
          <table:table-cell office:value-type="string">
            <text:p>6501</text:p>
          </table:table-cell>
          <table:table-cell office:value-type="float" office:value="6.68">
            <text:p>6.68</text:p>
          </table:table-cell>
          <table:table-cell office:value-type="float" office:value="9">
            <text:p>9</text:p>
          </table:table-cell>
          <table:table-cell office:value-type="float" office:value="601.02">
            <text:p>601.02</text:p>
          </table:table-cell>
          <table:table-cell office:value-type="float" office:value="128.32">
            <text:p>128.32</text:p>
          </table:table-cell>
          <table:table-cell office:value-type="float" office:value="4.68375935162095">
            <text:p>4.6837593516</text:p>
          </table:table-cell>
          <table:table-cell office:value-type="float" office:value="0.742222222222222">
            <text:p>0.7422222222</text:p>
          </table:table-cell>
          <table:table-cell office:value-type="float" office:value="19.2095808383234">
            <text:p>19.209580838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6.12">
            <text:p>6.12</text:p>
          </table:table-cell>
          <table:table-cell office:value-type="float" office:value="10">
            <text:p>10</text:p>
          </table:table-cell>
          <table:table-cell office:value-type="float" office:value="550.35">
            <text:p>550.35</text:p>
          </table:table-cell>
          <table:table-cell office:value-type="float" office:value="225.59">
            <text:p>225.59</text:p>
          </table:table-cell>
          <table:table-cell office:value-type="float" office:value="2.4396028192739">
            <text:p>2.4396028193</text:p>
          </table:table-cell>
          <table:table-cell office:value-type="float" office:value="0.612">
            <text:p>0.612</text:p>
          </table:table-cell>
          <table:table-cell office:value-type="float" office:value="36.8611111111111">
            <text:p>36.8611111111</text:p>
          </table:table-cell>
          <table:table-cell/>
          <table:table-cell office:value-type="string">
            <text:p>6670</text:p>
          </table:table-cell>
          <table:table-cell office:value-type="string">
            <text:p>6501</text:p>
          </table:table-cell>
          <table:table-cell office:value-type="float" office:value="6.22">
            <text:p>6.22</text:p>
          </table:table-cell>
          <table:table-cell office:value-type="float" office:value="10">
            <text:p>10</text:p>
          </table:table-cell>
          <table:table-cell office:value-type="float" office:value="559.53">
            <text:p>559.53</text:p>
          </table:table-cell>
          <table:table-cell office:value-type="float" office:value="225.59">
            <text:p>225.59</text:p>
          </table:table-cell>
          <table:table-cell office:value-type="float" office:value="2.48029611241633">
            <text:p>2.4802961124</text:p>
          </table:table-cell>
          <table:table-cell office:value-type="float" office:value="0.622">
            <text:p>0.622</text:p>
          </table:table-cell>
          <table:table-cell office:value-type="float" office:value="36.2684887459807">
            <text:p>36.26848874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32.37">
            <text:p>32.37</text:p>
          </table:table-cell>
          <table:table-cell office:value-type="float" office:value="11">
            <text:p>11</text:p>
          </table:table-cell>
          <table:table-cell office:value-type="float" office:value="2913.57">
            <text:p>2913.57</text:p>
          </table:table-cell>
          <table:table-cell office:value-type="float" office:value="286.75">
            <text:p>286.75</text:p>
          </table:table-cell>
          <table:table-cell office:value-type="float" office:value="10.160662598082">
            <text:p>10.1606625981</text:p>
          </table:table-cell>
          <table:table-cell office:value-type="float" office:value="2.94272727272727">
            <text:p>2.9427272727</text:p>
          </table:table-cell>
          <table:table-cell office:value-type="float" office:value="8.8585109669447">
            <text:p>8.8585109669</text:p>
          </table:table-cell>
          <table:table-cell/>
          <table:table-cell office:value-type="string">
            <text:p>6674</text:p>
          </table:table-cell>
          <table:table-cell office:value-type="string">
            <text:p>6501</text:p>
          </table:table-cell>
          <table:table-cell office:value-type="float" office:value="32.67">
            <text:p>32.67</text:p>
          </table:table-cell>
          <table:table-cell office:value-type="float" office:value="10">
            <text:p>10</text:p>
          </table:table-cell>
          <table:table-cell office:value-type="float" office:value="2940.03">
            <text:p>2940.03</text:p>
          </table:table-cell>
          <table:table-cell office:value-type="float" office:value="286.75">
            <text:p>286.75</text:p>
          </table:table-cell>
          <table:table-cell office:value-type="float" office:value="10.2529380993897">
            <text:p>10.2529380994</text:p>
          </table:table-cell>
          <table:table-cell office:value-type="float" office:value="3.267">
            <text:p>3.267</text:p>
          </table:table-cell>
          <table:table-cell office:value-type="float" office:value="8.77716559534741">
            <text:p>8.777165595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6.36">
            <text:p>6.36</text:p>
          </table:table-cell>
          <table:table-cell office:value-type="float" office:value="9">
            <text:p>9</text:p>
          </table:table-cell>
          <table:table-cell office:value-type="float" office:value="572.49">
            <text:p>572.49</text:p>
          </table:table-cell>
          <table:table-cell office:value-type="float" office:value="166.77">
            <text:p>166.77</text:p>
          </table:table-cell>
          <table:table-cell office:value-type="float" office:value="3.4328116567728">
            <text:p>3.4328116568</text:p>
          </table:table-cell>
          <table:table-cell office:value-type="float" office:value="0.706666666666667">
            <text:p>0.7066666667</text:p>
          </table:table-cell>
          <table:table-cell office:value-type="float" office:value="26.2216981132075">
            <text:p>26.2216981132</text:p>
          </table:table-cell>
          <table:table-cell/>
          <table:table-cell office:value-type="string">
            <text:p>6695</text:p>
          </table:table-cell>
          <table:table-cell office:value-type="string">
            <text:p>6501</text:p>
          </table:table-cell>
          <table:table-cell office:value-type="float" office:value="6.45">
            <text:p>6.45</text:p>
          </table:table-cell>
          <table:table-cell office:value-type="float" office:value="10">
            <text:p>10</text:p>
          </table:table-cell>
          <table:table-cell office:value-type="float" office:value="580.14">
            <text:p>580.14</text:p>
          </table:table-cell>
          <table:table-cell office:value-type="float" office:value="166.77">
            <text:p>166.77</text:p>
          </table:table-cell>
          <table:table-cell office:value-type="float" office:value="3.47868321640583">
            <text:p>3.4786832164</text:p>
          </table:table-cell>
          <table:table-cell office:value-type="float" office:value="0.645">
            <text:p>0.645</text:p>
          </table:table-cell>
          <table:table-cell office:value-type="float" office:value="25.8558139534884">
            <text:p>25.85581395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7.13">
            <text:p>7.13</text:p>
          </table:table-cell>
          <table:table-cell office:value-type="float" office:value="5">
            <text:p>5</text:p>
          </table:table-cell>
          <table:table-cell office:value-type="float" office:value="641.97">
            <text:p>641.97</text:p>
          </table:table-cell>
          <table:table-cell office:value-type="float" office:value="214.14">
            <text:p>214.14</text:p>
          </table:table-cell>
          <table:table-cell office:value-type="float" office:value="2.9978985710283">
            <text:p>2.997898571</text:p>
          </table:table-cell>
          <table:table-cell office:value-type="float" office:value="1.426">
            <text:p>1.426</text:p>
          </table:table-cell>
          <table:table-cell office:value-type="float" office:value="30.0336605890603">
            <text:p>30.0336605891</text:p>
          </table:table-cell>
          <table:table-cell/>
          <table:table-cell office:value-type="string">
            <text:p>6699</text:p>
          </table:table-cell>
          <table:table-cell office:value-type="string">
            <text:p>6501</text:p>
          </table:table-cell>
          <table:table-cell office:value-type="float" office:value="7.16">
            <text:p>7.16</text:p>
          </table:table-cell>
          <table:table-cell office:value-type="float" office:value="5">
            <text:p>5</text:p>
          </table:table-cell>
          <table:table-cell office:value-type="float" office:value="644.58">
            <text:p>644.58</text:p>
          </table:table-cell>
          <table:table-cell office:value-type="float" office:value="214.14">
            <text:p>214.14</text:p>
          </table:table-cell>
          <table:table-cell office:value-type="float" office:value="3.01008685906416">
            <text:p>3.0100868591</text:p>
          </table:table-cell>
          <table:table-cell office:value-type="float" office:value="1.432">
            <text:p>1.432</text:p>
          </table:table-cell>
          <table:table-cell office:value-type="float" office:value="29.9078212290503">
            <text:p>29.90782122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11.85">
            <text:p>11.85</text:p>
          </table:table-cell>
          <table:table-cell office:value-type="float" office:value="8">
            <text:p>8</text:p>
          </table:table-cell>
          <table:table-cell office:value-type="float" office:value="1066.5">
            <text:p>1066.5</text:p>
          </table:table-cell>
          <table:table-cell office:value-type="float" office:value="324.23">
            <text:p>324.23</text:p>
          </table:table-cell>
          <table:table-cell office:value-type="float" office:value="3.28933164728742">
            <text:p>3.2893316473</text:p>
          </table:table-cell>
          <table:table-cell office:value-type="float" office:value="1.48125">
            <text:p>1.48125</text:p>
          </table:table-cell>
          <table:table-cell office:value-type="float" office:value="27.3611814345992">
            <text:p>27.3611814346</text:p>
          </table:table-cell>
          <table:table-cell/>
          <table:table-cell office:value-type="string">
            <text:p>6716</text:p>
          </table:table-cell>
          <table:table-cell office:value-type="string">
            <text:p>6501</text:p>
          </table:table-cell>
          <table:table-cell office:value-type="float" office:value="11.99">
            <text:p>11.99</text:p>
          </table:table-cell>
          <table:table-cell office:value-type="float" office:value="9">
            <text:p>9</text:p>
          </table:table-cell>
          <table:table-cell office:value-type="float" office:value="1078.83">
            <text:p>1078.83</text:p>
          </table:table-cell>
          <table:table-cell office:value-type="float" office:value="324.23">
            <text:p>324.23</text:p>
          </table:table-cell>
          <table:table-cell office:value-type="float" office:value="3.32736020726028">
            <text:p>3.3273602073</text:p>
          </table:table-cell>
          <table:table-cell office:value-type="float" office:value="1.33222222222222">
            <text:p>1.3322222222</text:p>
          </table:table-cell>
          <table:table-cell office:value-type="float" office:value="27.0417014178482">
            <text:p>27.04170141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5.58">
            <text:p>5.58</text:p>
          </table:table-cell>
          <table:table-cell office:value-type="float" office:value="7">
            <text:p>7</text:p>
          </table:table-cell>
          <table:table-cell office:value-type="float" office:value="502.02">
            <text:p>502.02</text:p>
          </table:table-cell>
          <table:table-cell office:value-type="float" office:value="217.32">
            <text:p>217.32</text:p>
          </table:table-cell>
          <table:table-cell office:value-type="float" office:value="2.31004969630039">
            <text:p>2.3100496963</text:p>
          </table:table-cell>
          <table:table-cell office:value-type="float" office:value="0.797142857142857">
            <text:p>0.7971428571</text:p>
          </table:table-cell>
          <table:table-cell office:value-type="float" office:value="38.9462365591398">
            <text:p>38.9462365591</text:p>
          </table:table-cell>
          <table:table-cell/>
          <table:table-cell office:value-type="string">
            <text:p>6738</text:p>
          </table:table-cell>
          <table:table-cell office:value-type="string">
            <text:p>6501</text:p>
          </table:table-cell>
          <table:table-cell office:value-type="float" office:value="5.79">
            <text:p>5.79</text:p>
          </table:table-cell>
          <table:table-cell office:value-type="float" office:value="7">
            <text:p>7</text:p>
          </table:table-cell>
          <table:table-cell office:value-type="float" office:value="520.65">
            <text:p>520.65</text:p>
          </table:table-cell>
          <table:table-cell office:value-type="float" office:value="217.32">
            <text:p>217.32</text:p>
          </table:table-cell>
          <table:table-cell office:value-type="float" office:value="2.39577581446714">
            <text:p>2.3957758145</text:p>
          </table:table-cell>
          <table:table-cell office:value-type="float" office:value="0.827142857142857">
            <text:p>0.8271428571</text:p>
          </table:table-cell>
          <table:table-cell office:value-type="float" office:value="37.5336787564767">
            <text:p>37.53367875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1.41">
            <text:p>11.41</text:p>
          </table:table-cell>
          <table:table-cell office:value-type="float" office:value="10">
            <text:p>10</text:p>
          </table:table-cell>
          <table:table-cell office:value-type="float" office:value="1026.63">
            <text:p>1026.63</text:p>
          </table:table-cell>
          <table:table-cell office:value-type="float" office:value="90.83">
            <text:p>90.83</text:p>
          </table:table-cell>
          <table:table-cell office:value-type="float" office:value="11.3027634041616">
            <text:p>11.3027634042</text:p>
          </table:table-cell>
          <table:table-cell office:value-type="float" office:value="1.141">
            <text:p>1.141</text:p>
          </table:table-cell>
          <table:table-cell office:value-type="float" office:value="7.96056091148116">
            <text:p>7.9605609115</text:p>
          </table:table-cell>
          <table:table-cell/>
          <table:table-cell office:value-type="string">
            <text:p>6843</text:p>
          </table:table-cell>
          <table:table-cell office:value-type="string">
            <text:p>6501</text:p>
          </table:table-cell>
          <table:table-cell office:value-type="float" office:value="11.74">
            <text:p>11.74</text:p>
          </table:table-cell>
          <table:table-cell office:value-type="float" office:value="9">
            <text:p>9</text:p>
          </table:table-cell>
          <table:table-cell office:value-type="float" office:value="1056.51">
            <text:p>1056.51</text:p>
          </table:table-cell>
          <table:table-cell office:value-type="float" office:value="90.83">
            <text:p>90.83</text:p>
          </table:table-cell>
          <table:table-cell office:value-type="float" office:value="11.6317296047561">
            <text:p>11.6317296048</text:p>
          </table:table-cell>
          <table:table-cell office:value-type="float" office:value="1.30444444444445">
            <text:p>1.3044444444</text:p>
          </table:table-cell>
          <table:table-cell office:value-type="float" office:value="7.73679727427598">
            <text:p>7.73679727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6.55">
            <text:p>6.55</text:p>
          </table:table-cell>
          <table:table-cell office:value-type="float" office:value="6">
            <text:p>6</text:p>
          </table:table-cell>
          <table:table-cell office:value-type="float" office:value="589.14">
            <text:p>589.14</text:p>
          </table:table-cell>
          <table:table-cell office:value-type="float" office:value="227.21">
            <text:p>227.21</text:p>
          </table:table-cell>
          <table:table-cell office:value-type="float" office:value="2.59293164913516">
            <text:p>2.5929316491</text:p>
          </table:table-cell>
          <table:table-cell office:value-type="float" office:value="1.09166666666667">
            <text:p>1.0916666667</text:p>
          </table:table-cell>
          <table:table-cell office:value-type="float" office:value="34.6885496183206">
            <text:p>34.6885496183</text:p>
          </table:table-cell>
          <table:table-cell/>
          <table:table-cell office:value-type="string">
            <text:p>6879</text:p>
          </table:table-cell>
          <table:table-cell office:value-type="string">
            <text:p>6501</text:p>
          </table:table-cell>
          <table:table-cell office:value-type="float" office:value="6.66">
            <text:p>6.66</text:p>
          </table:table-cell>
          <table:table-cell office:value-type="float" office:value="6">
            <text:p>6</text:p>
          </table:table-cell>
          <table:table-cell office:value-type="float" office:value="599.4">
            <text:p>599.4</text:p>
          </table:table-cell>
          <table:table-cell office:value-type="float" office:value="227.21">
            <text:p>227.21</text:p>
          </table:table-cell>
          <table:table-cell office:value-type="float" office:value="2.638088112319">
            <text:p>2.6380881123</text:p>
          </table:table-cell>
          <table:table-cell office:value-type="float" office:value="1.11">
            <text:p>1.11</text:p>
          </table:table-cell>
          <table:table-cell office:value-type="float" office:value="34.1156156156156">
            <text:p>34.11561561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2.11">
            <text:p>12.11</text:p>
          </table:table-cell>
          <table:table-cell office:value-type="float" office:value="8">
            <text:p>8</text:p>
          </table:table-cell>
          <table:table-cell office:value-type="float" office:value="1090.26">
            <text:p>1090.26</text:p>
          </table:table-cell>
          <table:table-cell office:value-type="float" office:value="309.47">
            <text:p>309.47</text:p>
          </table:table-cell>
          <table:table-cell office:value-type="float" office:value="3.52299091995993">
            <text:p>3.52299092</text:p>
          </table:table-cell>
          <table:table-cell office:value-type="float" office:value="1.51375">
            <text:p>1.51375</text:p>
          </table:table-cell>
          <table:table-cell office:value-type="float" office:value="25.5549132947977">
            <text:p>25.5549132948</text:p>
          </table:table-cell>
          <table:table-cell/>
          <table:table-cell office:value-type="string">
            <text:p>6892</text:p>
          </table:table-cell>
          <table:table-cell office:value-type="string">
            <text:p>6501</text:p>
          </table:table-cell>
          <table:table-cell office:value-type="float" office:value="12.06">
            <text:p>12.06</text:p>
          </table:table-cell>
          <table:table-cell office:value-type="float" office:value="6">
            <text:p>6</text:p>
          </table:table-cell>
          <table:table-cell office:value-type="float" office:value="1085.67">
            <text:p>1085.67</text:p>
          </table:table-cell>
          <table:table-cell office:value-type="float" office:value="309.47">
            <text:p>309.47</text:p>
          </table:table-cell>
          <table:table-cell office:value-type="float" office:value="3.50815911073771">
            <text:p>3.5081591107</text:p>
          </table:table-cell>
          <table:table-cell office:value-type="float" office:value="2.01">
            <text:p>2.01</text:p>
          </table:table-cell>
          <table:table-cell office:value-type="float" office:value="25.6608623548922">
            <text:p>25.660862354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6.09">
            <text:p>6.09</text:p>
          </table:table-cell>
          <table:table-cell office:value-type="float" office:value="8">
            <text:p>8</text:p>
          </table:table-cell>
          <table:table-cell office:value-type="float" office:value="548.01">
            <text:p>548.01</text:p>
          </table:table-cell>
          <table:table-cell office:value-type="float" office:value="164.72">
            <text:p>164.72</text:p>
          </table:table-cell>
          <table:table-cell office:value-type="float" office:value="3.32691840699369">
            <text:p>3.326918407</text:p>
          </table:table-cell>
          <table:table-cell office:value-type="float" office:value="0.76125">
            <text:p>0.76125</text:p>
          </table:table-cell>
          <table:table-cell office:value-type="float" office:value="27.047619047619">
            <text:p>27.0476190476</text:p>
          </table:table-cell>
          <table:table-cell/>
          <table:table-cell office:value-type="string">
            <text:p>6945</text:p>
          </table:table-cell>
          <table:table-cell office:value-type="string">
            <text:p>6501</text:p>
          </table:table-cell>
          <table:table-cell office:value-type="float" office:value="6.01">
            <text:p>6.01</text:p>
          </table:table-cell>
          <table:table-cell office:value-type="float" office:value="7">
            <text:p>7</text:p>
          </table:table-cell>
          <table:table-cell office:value-type="float" office:value="540.99">
            <text:p>540.99</text:p>
          </table:table-cell>
          <table:table-cell office:value-type="float" office:value="164.72">
            <text:p>164.72</text:p>
          </table:table-cell>
          <table:table-cell office:value-type="float" office:value="3.28430063137445">
            <text:p>3.2843006314</text:p>
          </table:table-cell>
          <table:table-cell office:value-type="float" office:value="0.858571428571428">
            <text:p>0.8585714286</text:p>
          </table:table-cell>
          <table:table-cell office:value-type="float" office:value="27.4076539101498">
            <text:p>27.40765391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5.47">
            <text:p>5.47</text:p>
          </table:table-cell>
          <table:table-cell office:value-type="float" office:value="7">
            <text:p>7</text:p>
          </table:table-cell>
          <table:table-cell office:value-type="float" office:value="492.21">
            <text:p>492.21</text:p>
          </table:table-cell>
          <table:table-cell office:value-type="float" office:value="220.45">
            <text:p>220.45</text:p>
          </table:table-cell>
          <table:table-cell office:value-type="float" office:value="2.2327511907462">
            <text:p>2.2327511907</text:p>
          </table:table-cell>
          <table:table-cell office:value-type="float" office:value="0.781428571428571">
            <text:p>0.7814285714</text:p>
          </table:table-cell>
          <table:table-cell office:value-type="float" office:value="40.3016453382084">
            <text:p>40.3016453382</text:p>
          </table:table-cell>
          <table:table-cell/>
          <table:table-cell office:value-type="string">
            <text:p>6948</text:p>
          </table:table-cell>
          <table:table-cell office:value-type="string">
            <text:p>6501</text:p>
          </table:table-cell>
          <table:table-cell office:value-type="float" office:value="5.43">
            <text:p>5.43</text:p>
          </table:table-cell>
          <table:table-cell office:value-type="float" office:value="7">
            <text:p>7</text:p>
          </table:table-cell>
          <table:table-cell office:value-type="float" office:value="489.15">
            <text:p>489.15</text:p>
          </table:table-cell>
          <table:table-cell office:value-type="float" office:value="220.45">
            <text:p>220.45</text:p>
          </table:table-cell>
          <table:table-cell office:value-type="float" office:value="2.2188704921751">
            <text:p>2.2188704922</text:p>
          </table:table-cell>
          <table:table-cell office:value-type="float" office:value="0.775714285714286">
            <text:p>0.7757142857</text:p>
          </table:table-cell>
          <table:table-cell office:value-type="float" office:value="40.5985267034991">
            <text:p>40.59852670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6.36">
            <text:p>6.36</text:p>
          </table:table-cell>
          <table:table-cell office:value-type="float" office:value="10">
            <text:p>10</text:p>
          </table:table-cell>
          <table:table-cell office:value-type="float" office:value="572.4">
            <text:p>572.4</text:p>
          </table:table-cell>
          <table:table-cell office:value-type="float" office:value="165.62">
            <text:p>165.62</text:p>
          </table:table-cell>
          <table:table-cell office:value-type="float" office:value="3.45610433522521">
            <text:p>3.4561043352</text:p>
          </table:table-cell>
          <table:table-cell office:value-type="float" office:value="0.636">
            <text:p>0.636</text:p>
          </table:table-cell>
          <table:table-cell office:value-type="float" office:value="26.0408805031446">
            <text:p>26.0408805031</text:p>
          </table:table-cell>
          <table:table-cell/>
          <table:table-cell office:value-type="string">
            <text:p>6971</text:p>
          </table:table-cell>
          <table:table-cell office:value-type="string">
            <text:p>6501</text:p>
          </table:table-cell>
          <table:table-cell office:value-type="float" office:value="6.48">
            <text:p>6.48</text:p>
          </table:table-cell>
          <table:table-cell office:value-type="float" office:value="8">
            <text:p>8</text:p>
          </table:table-cell>
          <table:table-cell office:value-type="float" office:value="583.2">
            <text:p>583.2</text:p>
          </table:table-cell>
          <table:table-cell office:value-type="float" office:value="165.62">
            <text:p>165.62</text:p>
          </table:table-cell>
          <table:table-cell office:value-type="float" office:value="3.52131385098418">
            <text:p>3.521313851</text:p>
          </table:table-cell>
          <table:table-cell office:value-type="float" office:value="0.81">
            <text:p>0.81</text:p>
          </table:table-cell>
          <table:table-cell office:value-type="float" office:value="25.5586419753086">
            <text:p>25.558641975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0.69">
            <text:p>10.69</text:p>
          </table:table-cell>
          <table:table-cell office:value-type="float" office:value="11">
            <text:p>11</text:p>
          </table:table-cell>
          <table:table-cell office:value-type="float" office:value="962.1">
            <text:p>962.1</text:p>
          </table:table-cell>
          <table:table-cell office:value-type="float" office:value="264.89">
            <text:p>264.89</text:p>
          </table:table-cell>
          <table:table-cell office:value-type="float" office:value="3.63207369096606">
            <text:p>3.632073691</text:p>
          </table:table-cell>
          <table:table-cell office:value-type="float" office:value="0.971818181818182">
            <text:p>0.9718181818</text:p>
          </table:table-cell>
          <table:table-cell office:value-type="float" office:value="24.7792329279701">
            <text:p>24.779232928</text:p>
          </table:table-cell>
          <table:table-cell/>
          <table:table-cell office:value-type="string">
            <text:p>7021</text:p>
          </table:table-cell>
          <table:table-cell office:value-type="string">
            <text:p>6501</text:p>
          </table:table-cell>
          <table:table-cell office:value-type="float" office:value="10.76">
            <text:p>10.76</text:p>
          </table:table-cell>
          <table:table-cell office:value-type="float" office:value="7">
            <text:p>7</text:p>
          </table:table-cell>
          <table:table-cell office:value-type="float" office:value="968.76">
            <text:p>968.76</text:p>
          </table:table-cell>
          <table:table-cell office:value-type="float" office:value="264.89">
            <text:p>264.89</text:p>
          </table:table-cell>
          <table:table-cell office:value-type="float" office:value="3.65721620295217">
            <text:p>3.657216203</text:p>
          </table:table-cell>
          <table:table-cell office:value-type="float" office:value="1.53714285714286">
            <text:p>1.5371428571</text:p>
          </table:table-cell>
          <table:table-cell office:value-type="float" office:value="24.6180297397769">
            <text:p>24.61802973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5.17">
            <text:p>5.17</text:p>
          </table:table-cell>
          <table:table-cell office:value-type="float" office:value="6">
            <text:p>6</text:p>
          </table:table-cell>
          <table:table-cell office:value-type="float" office:value="465.21">
            <text:p>465.21</text:p>
          </table:table-cell>
          <table:table-cell office:value-type="float" office:value="225.76">
            <text:p>225.76</text:p>
          </table:table-cell>
          <table:table-cell office:value-type="float" office:value="2.0606396172927">
            <text:p>2.0606396173</text:p>
          </table:table-cell>
          <table:table-cell office:value-type="float" office:value="0.861666666666667">
            <text:p>0.8616666667</text:p>
          </table:table-cell>
          <table:table-cell office:value-type="float" office:value="43.6673114119923">
            <text:p>43.667311412</text:p>
          </table:table-cell>
          <table:table-cell/>
          <table:table-cell office:value-type="string">
            <text:p>7079</text:p>
          </table:table-cell>
          <table:table-cell office:value-type="string">
            <text:p>6501</text:p>
          </table:table-cell>
          <table:table-cell office:value-type="float" office:value="5.32">
            <text:p>5.32</text:p>
          </table:table-cell>
          <table:table-cell office:value-type="float" office:value="6">
            <text:p>6</text:p>
          </table:table-cell>
          <table:table-cell office:value-type="float" office:value="478.98">
            <text:p>478.98</text:p>
          </table:table-cell>
          <table:table-cell office:value-type="float" office:value="225.76">
            <text:p>225.76</text:p>
          </table:table-cell>
          <table:table-cell office:value-type="float" office:value="2.12163359319631">
            <text:p>2.1216335932</text:p>
          </table:table-cell>
          <table:table-cell office:value-type="float" office:value="0.886666666666667">
            <text:p>0.8866666667</text:p>
          </table:table-cell>
          <table:table-cell office:value-type="float" office:value="42.4360902255639">
            <text:p>42.43609022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6.35">
            <text:p>6.35</text:p>
          </table:table-cell>
          <table:table-cell office:value-type="float" office:value="7">
            <text:p>7</text:p>
          </table:table-cell>
          <table:table-cell office:value-type="float" office:value="571.59">
            <text:p>571.59</text:p>
          </table:table-cell>
          <table:table-cell office:value-type="float" office:value="227.14">
            <text:p>227.14</text:p>
          </table:table-cell>
          <table:table-cell office:value-type="float" office:value="2.5164656159197">
            <text:p>2.5164656159</text:p>
          </table:table-cell>
          <table:table-cell office:value-type="float" office:value="0.907142857142857">
            <text:p>0.9071428571</text:p>
          </table:table-cell>
          <table:table-cell office:value-type="float" office:value="35.7700787401575">
            <text:p>35.7700787402</text:p>
          </table:table-cell>
          <table:table-cell/>
          <table:table-cell office:value-type="string">
            <text:p>7081</text:p>
          </table:table-cell>
          <table:table-cell office:value-type="string">
            <text:p>6501</text:p>
          </table:table-cell>
          <table:table-cell office:value-type="float" office:value="6.3">
            <text:p>6.3</text:p>
          </table:table-cell>
          <table:table-cell office:value-type="float" office:value="9">
            <text:p>9</text:p>
          </table:table-cell>
          <table:table-cell office:value-type="float" office:value="566.82">
            <text:p>566.82</text:p>
          </table:table-cell>
          <table:table-cell office:value-type="float" office:value="227.14">
            <text:p>227.14</text:p>
          </table:table-cell>
          <table:table-cell office:value-type="float" office:value="2.49546535176543">
            <text:p>2.4954653518</text:p>
          </table:table-cell>
          <table:table-cell office:value-type="float" office:value="0.7">
            <text:p>0.7</text:p>
          </table:table-cell>
          <table:table-cell office:value-type="float" office:value="36.0539682539682">
            <text:p>36.05396825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11.53">
            <text:p>11.53</text:p>
          </table:table-cell>
          <table:table-cell office:value-type="float" office:value="9">
            <text:p>9</text:p>
          </table:table-cell>
          <table:table-cell office:value-type="float" office:value="1037.34">
            <text:p>1037.34</text:p>
          </table:table-cell>
          <table:table-cell office:value-type="float" office:value="298.89">
            <text:p>298.89</text:p>
          </table:table-cell>
          <table:table-cell office:value-type="float" office:value="3.4706413730804">
            <text:p>3.4706413731</text:p>
          </table:table-cell>
          <table:table-cell office:value-type="float" office:value="1.28111111111111">
            <text:p>1.2811111111</text:p>
          </table:table-cell>
          <table:table-cell office:value-type="float" office:value="25.9228100607112">
            <text:p>25.9228100607</text:p>
          </table:table-cell>
          <table:table-cell/>
          <table:table-cell office:value-type="string">
            <text:p>7094</text:p>
          </table:table-cell>
          <table:table-cell office:value-type="string">
            <text:p>6501</text:p>
          </table:table-cell>
          <table:table-cell office:value-type="float" office:value="11.51">
            <text:p>11.51</text:p>
          </table:table-cell>
          <table:table-cell office:value-type="float" office:value="11">
            <text:p>11</text:p>
          </table:table-cell>
          <table:table-cell office:value-type="float" office:value="1035.54">
            <text:p>1035.54</text:p>
          </table:table-cell>
          <table:table-cell office:value-type="float" office:value="298.89">
            <text:p>298.89</text:p>
          </table:table-cell>
          <table:table-cell office:value-type="float" office:value="3.46461909063535">
            <text:p>3.4646190906</text:p>
          </table:table-cell>
          <table:table-cell office:value-type="float" office:value="1.04636363636364">
            <text:p>1.0463636364</text:p>
          </table:table-cell>
          <table:table-cell office:value-type="float" office:value="25.9678540399652">
            <text:p>25.96785404</text:p>
          </table:table-cell>
          <table:table-cell table:number-columns-repeated="1005"/>
        </table:table-row>
        <table:table-row table:style-name="ro1">
          <table:table-cell office:value-type="string">
            <text:p>6512</text:p>
          </table:table-cell>
          <table:table-cell office:value-type="string">
            <text:p>6087</text:p>
          </table:table-cell>
          <table:table-cell office:value-type="float" office:value="4.42">
            <text:p>4.42</text:p>
          </table:table-cell>
          <table:table-cell office:value-type="float" office:value="5">
            <text:p>5</text:p>
          </table:table-cell>
          <table:table-cell office:value-type="float" office:value="397.62">
            <text:p>397.62</text:p>
          </table:table-cell>
          <table:table-cell office:value-type="float" office:value="77.81">
            <text:p>77.81</text:p>
          </table:table-cell>
          <table:table-cell office:value-type="float" office:value="5.110140084822">
            <text:p>5.1101400848</text:p>
          </table:table-cell>
          <table:table-cell office:value-type="float" office:value="0.884">
            <text:p>0.884</text:p>
          </table:table-cell>
          <table:table-cell office:value-type="float" office:value="17.60407239819">
            <text:p>17.6040723982</text:p>
          </table:table-cell>
          <table:table-cell/>
          <table:table-cell office:value-type="string">
            <text:p>6087</text:p>
          </table:table-cell>
          <table:table-cell office:value-type="string">
            <text:p>6512</text:p>
          </table:table-cell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405.18">
            <text:p>405.18</text:p>
          </table:table-cell>
          <table:table-cell office:value-type="float" office:value="77.81">
            <text:p>77.81</text:p>
          </table:table-cell>
          <table:table-cell office:value-type="float" office:value="5.20729983292636">
            <text:p>5.2072998329</text:p>
          </table:table-cell>
          <table:table-cell office:value-type="float" office:value="0.642857142857143">
            <text:p>0.6428571429</text:p>
          </table:table-cell>
          <table:table-cell office:value-type="float" office:value="17.2911111111111">
            <text:p>17.29111111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7.07">
            <text:p>7.07</text:p>
          </table:table-cell>
          <table:table-cell office:value-type="float" office:value="6">
            <text:p>6</text:p>
          </table:table-cell>
          <table:table-cell office:value-type="float" office:value="636.21">
            <text:p>636.21</text:p>
          </table:table-cell>
          <table:table-cell office:value-type="float" office:value="80.36">
            <text:p>80.36</text:p>
          </table:table-cell>
          <table:table-cell office:value-type="float" office:value="7.91699850671976">
            <text:p>7.9169985067</text:p>
          </table:table-cell>
          <table:table-cell office:value-type="float" office:value="1.17833333333333">
            <text:p>1.1783333333</text:p>
          </table:table-cell>
          <table:table-cell office:value-type="float" office:value="11.3663366336634">
            <text:p>11.3663366337</text:p>
          </table:table-cell>
          <table:table-cell/>
          <table:table-cell office:value-type="string">
            <text:p>6382</text:p>
          </table:table-cell>
          <table:table-cell office:value-type="string">
            <text:p>6512</text:p>
          </table:table-cell>
          <table:table-cell office:value-type="float" office:value="6.93">
            <text:p>6.93</text:p>
          </table:table-cell>
          <table:table-cell office:value-type="float" office:value="6">
            <text:p>6</text:p>
          </table:table-cell>
          <table:table-cell office:value-type="float" office:value="623.52">
            <text:p>623.52</text:p>
          </table:table-cell>
          <table:table-cell office:value-type="float" office:value="80.36">
            <text:p>80.36</text:p>
          </table:table-cell>
          <table:table-cell office:value-type="float" office:value="7.75908412145346">
            <text:p>7.7590841215</text:p>
          </table:table-cell>
          <table:table-cell office:value-type="float" office:value="1.155">
            <text:p>1.155</text:p>
          </table:table-cell>
          <table:table-cell office:value-type="float" office:value="11.5959595959596">
            <text:p>11.59595959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18.22">
            <text:p>18.22</text:p>
          </table:table-cell>
          <table:table-cell office:value-type="float" office:value="11">
            <text:p>11</text:p>
          </table:table-cell>
          <table:table-cell office:value-type="float" office:value="1639.53">
            <text:p>1639.53</text:p>
          </table:table-cell>
          <table:table-cell office:value-type="float" office:value="76.41">
            <text:p>76.41</text:p>
          </table:table-cell>
          <table:table-cell office:value-type="float" office:value="21.4570082449941">
            <text:p>21.457008245</text:p>
          </table:table-cell>
          <table:table-cell office:value-type="float" office:value="1.65636363636364">
            <text:p>1.6563636364</text:p>
          </table:table-cell>
          <table:table-cell office:value-type="float" office:value="4.19374313940725">
            <text:p>4.1937431394</text:p>
          </table:table-cell>
          <table:table-cell/>
          <table:table-cell office:value-type="string">
            <text:p>6405</text:p>
          </table:table-cell>
          <table:table-cell office:value-type="string">
            <text:p>6512</text:p>
          </table:table-cell>
          <table:table-cell office:value-type="float" office:value="18.39">
            <text:p>18.39</text:p>
          </table:table-cell>
          <table:table-cell office:value-type="float" office:value="13">
            <text:p>13</text:p>
          </table:table-cell>
          <table:table-cell office:value-type="float" office:value="1654.92">
            <text:p>1654.92</text:p>
          </table:table-cell>
          <table:table-cell office:value-type="float" office:value="76.41">
            <text:p>76.41</text:p>
          </table:table-cell>
          <table:table-cell office:value-type="float" office:value="21.6584216725559">
            <text:p>21.6584216726</text:p>
          </table:table-cell>
          <table:table-cell office:value-type="float" office:value="1.41461538461539">
            <text:p>1.4146153846</text:p>
          </table:table-cell>
          <table:table-cell office:value-type="float" office:value="4.15497553017944">
            <text:p>4.154975530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8.25">
            <text:p>8.25</text:p>
          </table:table-cell>
          <table:table-cell office:value-type="float" office:value="8">
            <text:p>8</text:p>
          </table:table-cell>
          <table:table-cell office:value-type="float" office:value="742.32">
            <text:p>742.32</text:p>
          </table:table-cell>
          <table:table-cell office:value-type="float" office:value="219.21">
            <text:p>219.21</text:p>
          </table:table-cell>
          <table:table-cell office:value-type="float" office:value="3.38634186396606">
            <text:p>3.386341864</text:p>
          </table:table-cell>
          <table:table-cell office:value-type="float" office:value="1.03125">
            <text:p>1.03125</text:p>
          </table:table-cell>
          <table:table-cell office:value-type="float" office:value="26.5709090909091">
            <text:p>26.5709090909</text:p>
          </table:table-cell>
          <table:table-cell/>
          <table:table-cell office:value-type="string">
            <text:p>6423</text:p>
          </table:table-cell>
          <table:table-cell office:value-type="string">
            <text:p>6512</text:p>
          </table:table-cell>
          <table:table-cell office:value-type="float" office:value="8.27">
            <text:p>8.27</text:p>
          </table:table-cell>
          <table:table-cell office:value-type="float" office:value="9">
            <text:p>9</text:p>
          </table:table-cell>
          <table:table-cell office:value-type="float" office:value="744.66">
            <text:p>744.66</text:p>
          </table:table-cell>
          <table:table-cell office:value-type="float" office:value="219.21">
            <text:p>219.21</text:p>
          </table:table-cell>
          <table:table-cell office:value-type="float" office:value="3.39701655946353">
            <text:p>3.3970165595</text:p>
          </table:table-cell>
          <table:table-cell office:value-type="float" office:value="0.918888888888889">
            <text:p>0.9188888889</text:p>
          </table:table-cell>
          <table:table-cell office:value-type="float" office:value="26.5066505441354">
            <text:p>26.50665054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4.2">
            <text:p>4.2</text:p>
          </table:table-cell>
          <table:table-cell office:value-type="float" office:value="8">
            <text:p>8</text:p>
          </table:table-cell>
          <table:table-cell office:value-type="float" office:value="378.18">
            <text:p>378.18</text:p>
          </table:table-cell>
          <table:table-cell office:value-type="float" office:value="132.74">
            <text:p>132.74</text:p>
          </table:table-cell>
          <table:table-cell office:value-type="float" office:value="2.84902817538044">
            <text:p>2.8490281754</text:p>
          </table:table-cell>
          <table:table-cell office:value-type="float" office:value="0.525">
            <text:p>0.525</text:p>
          </table:table-cell>
          <table:table-cell office:value-type="float" office:value="31.6047619047619">
            <text:p>31.6047619048</text:p>
          </table:table-cell>
          <table:table-cell/>
          <table:table-cell office:value-type="string">
            <text:p>6446</text:p>
          </table:table-cell>
          <table:table-cell office:value-type="string">
            <text:p>6512</text:p>
          </table:table-cell>
          <table:table-cell office:value-type="float" office:value="3.94">
            <text:p>3.94</text:p>
          </table:table-cell>
          <table:table-cell office:value-type="float" office:value="7">
            <text:p>7</text:p>
          </table:table-cell>
          <table:table-cell office:value-type="float" office:value="354.15">
            <text:p>354.15</text:p>
          </table:table-cell>
          <table:table-cell office:value-type="float" office:value="132.74">
            <text:p>132.74</text:p>
          </table:table-cell>
          <table:table-cell office:value-type="float" office:value="2.66799758927226">
            <text:p>2.6679975893</text:p>
          </table:table-cell>
          <table:table-cell office:value-type="float" office:value="0.562857142857143">
            <text:p>0.5628571429</text:p>
          </table:table-cell>
          <table:table-cell office:value-type="float" office:value="33.6903553299492">
            <text:p>33.690355329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9.7">
            <text:p>9.7</text:p>
          </table:table-cell>
          <table:table-cell office:value-type="float" office:value="8">
            <text:p>8</text:p>
          </table:table-cell>
          <table:table-cell office:value-type="float" office:value="873.18">
            <text:p>873.18</text:p>
          </table:table-cell>
          <table:table-cell office:value-type="float" office:value="75.68">
            <text:p>75.68</text:p>
          </table:table-cell>
          <table:table-cell office:value-type="float" office:value="11.5377906976744">
            <text:p>11.5377906977</text:p>
          </table:table-cell>
          <table:table-cell office:value-type="float" office:value="1.2125">
            <text:p>1.2125</text:p>
          </table:table-cell>
          <table:table-cell office:value-type="float" office:value="7.80206185567011">
            <text:p>7.8020618557</text:p>
          </table:table-cell>
          <table:table-cell/>
          <table:table-cell office:value-type="string">
            <text:p>6451</text:p>
          </table:table-cell>
          <table:table-cell office:value-type="string">
            <text:p>6512</text:p>
          </table:table-cell>
          <table:table-cell office:value-type="float" office:value="9.55">
            <text:p>9.55</text:p>
          </table:table-cell>
          <table:table-cell office:value-type="float" office:value="9">
            <text:p>9</text:p>
          </table:table-cell>
          <table:table-cell office:value-type="float" office:value="859.59">
            <text:p>859.59</text:p>
          </table:table-cell>
          <table:table-cell office:value-type="float" office:value="75.68">
            <text:p>75.68</text:p>
          </table:table-cell>
          <table:table-cell office:value-type="float" office:value="11.3582188160677">
            <text:p>11.3582188161</text:p>
          </table:table-cell>
          <table:table-cell office:value-type="float" office:value="1.06111111111111">
            <text:p>1.0611111111</text:p>
          </table:table-cell>
          <table:table-cell office:value-type="float" office:value="7.92460732984293">
            <text:p>7.92460732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10.2">
            <text:p>10.2</text:p>
          </table:table-cell>
          <table:table-cell office:value-type="float" office:value="255">
            <text:p>255</text:p>
          </table:table-cell>
          <table:table-cell office:value-type="float" office:value="917.55">
            <text:p>917.55</text:p>
          </table:table-cell>
          <table:table-cell office:value-type="float" office:value="129.94">
            <text:p>129.94</text:p>
          </table:table-cell>
          <table:table-cell office:value-type="float" office:value="7.06133600123134">
            <text:p>7.0613360012</text:p>
          </table:table-cell>
          <table:table-cell office:value-type="float" office:value="0.04">
            <text:p>0.04</text:p>
          </table:table-cell>
          <table:table-cell office:value-type="float" office:value="12.7392156862745">
            <text:p>12.7392156863</text:p>
          </table:table-cell>
          <table:table-cell/>
          <table:table-cell office:value-type="string">
            <text:p>6471</text:p>
          </table:table-cell>
          <table:table-cell office:value-type="string">
            <text:p>6512</text:p>
          </table:table-cell>
          <table:table-cell office:value-type="float" office:value="10.46">
            <text:p>10.46</text:p>
          </table:table-cell>
          <table:table-cell office:value-type="float" office:value="255">
            <text:p>255</text:p>
          </table:table-cell>
          <table:table-cell office:value-type="float" office:value="941.4">
            <text:p>941.4</text:p>
          </table:table-cell>
          <table:table-cell office:value-type="float" office:value="129.94">
            <text:p>129.94</text:p>
          </table:table-cell>
          <table:table-cell office:value-type="float" office:value="7.2448822533477">
            <text:p>7.2448822533</text:p>
          </table:table-cell>
          <table:table-cell office:value-type="float" office:value="0.0410196078431373">
            <text:p>0.0410196078</text:p>
          </table:table-cell>
          <table:table-cell office:value-type="float" office:value="12.4225621414914">
            <text:p>12.42256214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8.57">
            <text:p>8.57</text:p>
          </table:table-cell>
          <table:table-cell office:value-type="float" office:value="10">
            <text:p>10</text:p>
          </table:table-cell>
          <table:table-cell office:value-type="float" office:value="771.03">
            <text:p>771.03</text:p>
          </table:table-cell>
          <table:table-cell office:value-type="float" office:value="71.62">
            <text:p>71.62</text:p>
          </table:table-cell>
          <table:table-cell office:value-type="float" office:value="10.7655682770176">
            <text:p>10.765568277</text:p>
          </table:table-cell>
          <table:table-cell office:value-type="float" office:value="0.857">
            <text:p>0.857</text:p>
          </table:table-cell>
          <table:table-cell office:value-type="float" office:value="8.35705950991832">
            <text:p>8.3570595099</text:p>
          </table:table-cell>
          <table:table-cell/>
          <table:table-cell office:value-type="string">
            <text:p>6499</text:p>
          </table:table-cell>
          <table:table-cell office:value-type="string">
            <text:p>6512</text:p>
          </table:table-cell>
          <table:table-cell office:value-type="float" office:value="8.11">
            <text:p>8.11</text:p>
          </table:table-cell>
          <table:table-cell office:value-type="float" office:value="10">
            <text:p>10</text:p>
          </table:table-cell>
          <table:table-cell office:value-type="float" office:value="729.9">
            <text:p>729.9</text:p>
          </table:table-cell>
          <table:table-cell office:value-type="float" office:value="71.62">
            <text:p>71.62</text:p>
          </table:table-cell>
          <table:table-cell office:value-type="float" office:value="10.1912873499023">
            <text:p>10.1912873499</text:p>
          </table:table-cell>
          <table:table-cell office:value-type="float" office:value="0.811">
            <text:p>0.811</text:p>
          </table:table-cell>
          <table:table-cell office:value-type="float" office:value="8.83107274969174">
            <text:p>8.831072749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8.68">
            <text:p>8.68</text:p>
          </table:table-cell>
          <table:table-cell office:value-type="float" office:value="10">
            <text:p>10</text:p>
          </table:table-cell>
          <table:table-cell office:value-type="float" office:value="781.47">
            <text:p>781.47</text:p>
          </table:table-cell>
          <table:table-cell office:value-type="float" office:value="136.53">
            <text:p>136.53</text:p>
          </table:table-cell>
          <table:table-cell office:value-type="float" office:value="5.72379696769941">
            <text:p>5.7237969677</text:p>
          </table:table-cell>
          <table:table-cell office:value-type="float" office:value="0.868">
            <text:p>0.868</text:p>
          </table:table-cell>
          <table:table-cell office:value-type="float" office:value="15.7292626728111">
            <text:p>15.7292626728</text:p>
          </table:table-cell>
          <table:table-cell/>
          <table:table-cell office:value-type="string">
            <text:p>6501</text:p>
          </table:table-cell>
          <table:table-cell office:value-type="string">
            <text:p>6512</text:p>
          </table:table-cell>
          <table:table-cell office:value-type="float" office:value="8.45">
            <text:p>8.45</text:p>
          </table:table-cell>
          <table:table-cell office:value-type="float" office:value="9">
            <text:p>9</text:p>
          </table:table-cell>
          <table:table-cell office:value-type="float" office:value="760.86">
            <text:p>760.86</text:p>
          </table:table-cell>
          <table:table-cell office:value-type="float" office:value="136.53">
            <text:p>136.53</text:p>
          </table:table-cell>
          <table:table-cell office:value-type="float" office:value="5.57284113381674">
            <text:p>5.5728411338</text:p>
          </table:table-cell>
          <table:table-cell office:value-type="float" office:value="0.938888888888889">
            <text:p>0.9388888889</text:p>
          </table:table-cell>
          <table:table-cell office:value-type="float" office:value="16.1573964497041">
            <text:p>16.157396449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4.25">
            <text:p>4.25</text:p>
          </table:table-cell>
          <table:table-cell office:value-type="float" office:value="10">
            <text:p>10</text:p>
          </table:table-cell>
          <table:table-cell office:value-type="float" office:value="382.86">
            <text:p>382.86</text:p>
          </table:table-cell>
          <table:table-cell office:value-type="float" office:value="135.62">
            <text:p>135.62</text:p>
          </table:table-cell>
          <table:table-cell office:value-type="float" office:value="2.82303495059726">
            <text:p>2.8230349506</text:p>
          </table:table-cell>
          <table:table-cell office:value-type="float" office:value="0.425">
            <text:p>0.425</text:p>
          </table:table-cell>
          <table:table-cell office:value-type="float" office:value="31.9105882352941">
            <text:p>31.9105882353</text:p>
          </table:table-cell>
          <table:table-cell/>
          <table:table-cell office:value-type="string">
            <text:p>6515</text:p>
          </table:table-cell>
          <table:table-cell office:value-type="string">
            <text:p>6512</text:p>
          </table:table-cell>
          <table:table-cell office:value-type="float" office:value="4.31">
            <text:p>4.31</text:p>
          </table:table-cell>
          <table:table-cell office:value-type="float" office:value="10">
            <text:p>10</text:p>
          </table:table-cell>
          <table:table-cell office:value-type="float" office:value="388.17">
            <text:p>388.17</text:p>
          </table:table-cell>
          <table:table-cell office:value-type="float" office:value="135.62">
            <text:p>135.62</text:p>
          </table:table-cell>
          <table:table-cell office:value-type="float" office:value="2.86218846777761">
            <text:p>2.8621884678</text:p>
          </table:table-cell>
          <table:table-cell office:value-type="float" office:value="0.431">
            <text:p>0.431</text:p>
          </table:table-cell>
          <table:table-cell office:value-type="float" office:value="31.4663573085847">
            <text:p>31.46635730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5.07">
            <text:p>5.07</text:p>
          </table:table-cell>
          <table:table-cell office:value-type="float" office:value="10">
            <text:p>10</text:p>
          </table:table-cell>
          <table:table-cell office:value-type="float" office:value="455.94">
            <text:p>455.94</text:p>
          </table:table-cell>
          <table:table-cell office:value-type="float" office:value="135.57">
            <text:p>135.57</text:p>
          </table:table-cell>
          <table:table-cell office:value-type="float" office:value="3.36313343660102">
            <text:p>3.3631334366</text:p>
          </table:table-cell>
          <table:table-cell office:value-type="float" office:value="0.507">
            <text:p>0.507</text:p>
          </table:table-cell>
          <table:table-cell office:value-type="float" office:value="26.7396449704142">
            <text:p>26.7396449704</text:p>
          </table:table-cell>
          <table:table-cell/>
          <table:table-cell office:value-type="string">
            <text:p>6516</text:p>
          </table:table-cell>
          <table:table-cell office:value-type="string">
            <text:p>6512</text:p>
          </table:table-cell>
          <table:table-cell office:value-type="float" office:value="4.92">
            <text:p>4.92</text:p>
          </table:table-cell>
          <table:table-cell office:value-type="float" office:value="10">
            <text:p>10</text:p>
          </table:table-cell>
          <table:table-cell office:value-type="float" office:value="442.98">
            <text:p>442.98</text:p>
          </table:table-cell>
          <table:table-cell office:value-type="float" office:value="135.57">
            <text:p>135.57</text:p>
          </table:table-cell>
          <table:table-cell office:value-type="float" office:value="3.26753706572251">
            <text:p>3.2675370657</text:p>
          </table:table-cell>
          <table:table-cell office:value-type="float" office:value="0.492">
            <text:p>0.492</text:p>
          </table:table-cell>
          <table:table-cell office:value-type="float" office:value="27.5548780487805">
            <text:p>27.55487804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8.31">
            <text:p>8.31</text:p>
          </table:table-cell>
          <table:table-cell office:value-type="float" office:value="8">
            <text:p>8</text:p>
          </table:table-cell>
          <table:table-cell office:value-type="float" office:value="747.81">
            <text:p>747.81</text:p>
          </table:table-cell>
          <table:table-cell office:value-type="float" office:value="217.74">
            <text:p>217.74</text:p>
          </table:table-cell>
          <table:table-cell office:value-type="float" office:value="3.43441719481951">
            <text:p>3.4344171948</text:p>
          </table:table-cell>
          <table:table-cell office:value-type="float" office:value="1.03875">
            <text:p>1.03875</text:p>
          </table:table-cell>
          <table:table-cell office:value-type="float" office:value="26.2021660649819">
            <text:p>26.202166065</text:p>
          </table:table-cell>
          <table:table-cell/>
          <table:table-cell office:value-type="string">
            <text:p>6519</text:p>
          </table:table-cell>
          <table:table-cell office:value-type="string">
            <text:p>6512</text:p>
          </table:table-cell>
          <table:table-cell office:value-type="float" office:value="8.05">
            <text:p>8.05</text:p>
          </table:table-cell>
          <table:table-cell office:value-type="float" office:value="8">
            <text:p>8</text:p>
          </table:table-cell>
          <table:table-cell office:value-type="float" office:value="724.68">
            <text:p>724.68</text:p>
          </table:table-cell>
          <table:table-cell office:value-type="float" office:value="217.74">
            <text:p>217.74</text:p>
          </table:table-cell>
          <table:table-cell office:value-type="float" office:value="3.32818958390741">
            <text:p>3.3281895839</text:p>
          </table:table-cell>
          <table:table-cell office:value-type="float" office:value="1.00625">
            <text:p>1.00625</text:p>
          </table:table-cell>
          <table:table-cell office:value-type="float" office:value="27.0484472049689">
            <text:p>27.0484472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1.56">
            <text:p>11.56</text:p>
          </table:table-cell>
          <table:table-cell office:value-type="float" office:value="5">
            <text:p>5</text:p>
          </table:table-cell>
          <table:table-cell office:value-type="float" office:value="1040.13">
            <text:p>1040.13</text:p>
          </table:table-cell>
          <table:table-cell office:value-type="float" office:value="246.37">
            <text:p>246.37</text:p>
          </table:table-cell>
          <table:table-cell office:value-type="float" office:value="4.22182083857613">
            <text:p>4.2218208386</text:p>
          </table:table-cell>
          <table:table-cell office:value-type="float" office:value="2.312">
            <text:p>2.312</text:p>
          </table:table-cell>
          <table:table-cell office:value-type="float" office:value="21.3122837370242">
            <text:p>21.312283737</text:p>
          </table:table-cell>
          <table:table-cell/>
          <table:table-cell office:value-type="string">
            <text:p>6532</text:p>
          </table:table-cell>
          <table:table-cell office:value-type="string">
            <text:p>6512</text:p>
          </table:table-cell>
          <table:table-cell office:value-type="float" office:value="11.5">
            <text:p>11.5</text:p>
          </table:table-cell>
          <table:table-cell office:value-type="float" office:value="5">
            <text:p>5</text:p>
          </table:table-cell>
          <table:table-cell office:value-type="float" office:value="1034.73">
            <text:p>1034.73</text:p>
          </table:table-cell>
          <table:table-cell office:value-type="float" office:value="246.37">
            <text:p>246.37</text:p>
          </table:table-cell>
          <table:table-cell office:value-type="float" office:value="4.19990258554207">
            <text:p>4.1999025855</text:p>
          </table:table-cell>
          <table:table-cell office:value-type="float" office:value="2.3">
            <text:p>2.3</text:p>
          </table:table-cell>
          <table:table-cell office:value-type="float" office:value="21.4234782608696">
            <text:p>21.42347826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13.1">
            <text:p>13.1</text:p>
          </table:table-cell>
          <table:table-cell office:value-type="float" office:value="10">
            <text:p>10</text:p>
          </table:table-cell>
          <table:table-cell office:value-type="float" office:value="1179.18">
            <text:p>1179.18</text:p>
          </table:table-cell>
          <table:table-cell office:value-type="float" office:value="143.88">
            <text:p>143.88</text:p>
          </table:table-cell>
          <table:table-cell office:value-type="float" office:value="8.19557964970809">
            <text:p>8.1955796497</text:p>
          </table:table-cell>
          <table:table-cell office:value-type="float" office:value="1.31">
            <text:p>1.31</text:p>
          </table:table-cell>
          <table:table-cell office:value-type="float" office:value="10.9832061068702">
            <text:p>10.9832061069</text:p>
          </table:table-cell>
          <table:table-cell/>
          <table:table-cell office:value-type="string">
            <text:p>6552</text:p>
          </table:table-cell>
          <table:table-cell office:value-type="string">
            <text:p>6512</text:p>
          </table:table-cell>
          <table:table-cell office:value-type="float" office:value="13.01">
            <text:p>13.01</text:p>
          </table:table-cell>
          <table:table-cell office:value-type="float" office:value="9">
            <text:p>9</text:p>
          </table:table-cell>
          <table:table-cell office:value-type="float" office:value="1170.72">
            <text:p>1170.72</text:p>
          </table:table-cell>
          <table:table-cell office:value-type="float" office:value="143.88">
            <text:p>143.88</text:p>
          </table:table-cell>
          <table:table-cell office:value-type="float" office:value="8.13678065054212">
            <text:p>8.1367806505</text:p>
          </table:table-cell>
          <table:table-cell office:value-type="float" office:value="1.44555555555556">
            <text:p>1.4455555556</text:p>
          </table:table-cell>
          <table:table-cell office:value-type="float" office:value="11.0591852421214">
            <text:p>11.05918524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9.33">
            <text:p>9.33</text:p>
          </table:table-cell>
          <table:table-cell office:value-type="float" office:value="6">
            <text:p>6</text:p>
          </table:table-cell>
          <table:table-cell office:value-type="float" office:value="840.06">
            <text:p>840.06</text:p>
          </table:table-cell>
          <table:table-cell office:value-type="float" office:value="75.51">
            <text:p>75.51</text:p>
          </table:table-cell>
          <table:table-cell office:value-type="float" office:value="11.1251489868891">
            <text:p>11.1251489869</text:p>
          </table:table-cell>
          <table:table-cell office:value-type="float" office:value="1.555">
            <text:p>1.555</text:p>
          </table:table-cell>
          <table:table-cell office:value-type="float" office:value="8.09324758842444">
            <text:p>8.0932475884</text:p>
          </table:table-cell>
          <table:table-cell/>
          <table:table-cell office:value-type="string">
            <text:p>6559</text:p>
          </table:table-cell>
          <table:table-cell office:value-type="string">
            <text:p>6512</text:p>
          </table:table-cell>
          <table:table-cell office:value-type="float" office:value="9.34">
            <text:p>9.34</text:p>
          </table:table-cell>
          <table:table-cell office:value-type="float" office:value="13">
            <text:p>13</text:p>
          </table:table-cell>
          <table:table-cell office:value-type="float" office:value="840.78">
            <text:p>840.78</text:p>
          </table:table-cell>
          <table:table-cell office:value-type="float" office:value="75.51">
            <text:p>75.51</text:p>
          </table:table-cell>
          <table:table-cell office:value-type="float" office:value="11.134684147795">
            <text:p>11.1346841478</text:p>
          </table:table-cell>
          <table:table-cell office:value-type="float" office:value="0.718461538461539">
            <text:p>0.7184615385</text:p>
          </table:table-cell>
          <table:table-cell office:value-type="float" office:value="8.08458244111349">
            <text:p>8.08458244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4.08">
            <text:p>4.08</text:p>
          </table:table-cell>
          <table:table-cell office:value-type="float" office:value="8">
            <text:p>8</text:p>
          </table:table-cell>
          <table:table-cell office:value-type="float" office:value="367.29">
            <text:p>367.29</text:p>
          </table:table-cell>
          <table:table-cell office:value-type="float" office:value="136.13">
            <text:p>136.13</text:p>
          </table:table-cell>
          <table:table-cell office:value-type="float" office:value="2.69808271505179">
            <text:p>2.6980827151</text:p>
          </table:table-cell>
          <table:table-cell office:value-type="float" office:value="0.51">
            <text:p>0.51</text:p>
          </table:table-cell>
          <table:table-cell office:value-type="float" office:value="33.3651960784314">
            <text:p>33.3651960784</text:p>
          </table:table-cell>
          <table:table-cell/>
          <table:table-cell office:value-type="string">
            <text:p>6562</text:p>
          </table:table-cell>
          <table:table-cell office:value-type="string">
            <text:p>6512</text:p>
          </table:table-cell>
          <table:table-cell office:value-type="float" office:value="3.83">
            <text:p>3.83</text:p>
          </table:table-cell>
          <table:table-cell office:value-type="float" office:value="8">
            <text:p>8</text:p>
          </table:table-cell>
          <table:table-cell office:value-type="float" office:value="344.34">
            <text:p>344.34</text:p>
          </table:table-cell>
          <table:table-cell office:value-type="float" office:value="136.13">
            <text:p>136.13</text:p>
          </table:table-cell>
          <table:table-cell office:value-type="float" office:value="2.52949386615735">
            <text:p>2.5294938662</text:p>
          </table:table-cell>
          <table:table-cell office:value-type="float" office:value="0.47875">
            <text:p>0.47875</text:p>
          </table:table-cell>
          <table:table-cell office:value-type="float" office:value="35.5430809399478">
            <text:p>35.543080939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6.54">
            <text:p>6.54</text:p>
          </table:table-cell>
          <table:table-cell office:value-type="float" office:value="7">
            <text:p>7</text:p>
          </table:table-cell>
          <table:table-cell office:value-type="float" office:value="588.15">
            <text:p>588.15</text:p>
          </table:table-cell>
          <table:table-cell office:value-type="float" office:value="57.73">
            <text:p>57.73</text:p>
          </table:table-cell>
          <table:table-cell office:value-type="float" office:value="10.1879438766672">
            <text:p>10.1879438767</text:p>
          </table:table-cell>
          <table:table-cell office:value-type="float" office:value="0.934285714285714">
            <text:p>0.9342857143</text:p>
          </table:table-cell>
          <table:table-cell office:value-type="float" office:value="8.82721712538226">
            <text:p>8.8272171254</text:p>
          </table:table-cell>
          <table:table-cell/>
          <table:table-cell office:value-type="string">
            <text:p>6609</text:p>
          </table:table-cell>
          <table:table-cell office:value-type="string">
            <text:p>6512</text:p>
          </table:table-cell>
          <table:table-cell office:value-type="float" office:value="6.52">
            <text:p>6.52</text:p>
          </table:table-cell>
          <table:table-cell office:value-type="float" office:value="7">
            <text:p>7</text:p>
          </table:table-cell>
          <table:table-cell office:value-type="float" office:value="587.16">
            <text:p>587.16</text:p>
          </table:table-cell>
          <table:table-cell office:value-type="float" office:value="57.73">
            <text:p>57.73</text:p>
          </table:table-cell>
          <table:table-cell office:value-type="float" office:value="10.1707950805474">
            <text:p>10.1707950805</text:p>
          </table:table-cell>
          <table:table-cell office:value-type="float" office:value="0.931428571428571">
            <text:p>0.9314285714</text:p>
          </table:table-cell>
          <table:table-cell office:value-type="float" office:value="8.85429447852761">
            <text:p>8.854294478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4.91">
            <text:p>4.91</text:p>
          </table:table-cell>
          <table:table-cell office:value-type="float" office:value="7">
            <text:p>7</text:p>
          </table:table-cell>
          <table:table-cell office:value-type="float" office:value="441.99">
            <text:p>441.99</text:p>
          </table:table-cell>
          <table:table-cell office:value-type="float" office:value="50.42">
            <text:p>50.42</text:p>
          </table:table-cell>
          <table:table-cell office:value-type="float" office:value="8.7661642205474">
            <text:p>8.7661642205</text:p>
          </table:table-cell>
          <table:table-cell office:value-type="float" office:value="0.701428571428571">
            <text:p>0.7014285714</text:p>
          </table:table-cell>
          <table:table-cell office:value-type="float" office:value="10.2688391038697">
            <text:p>10.2688391039</text:p>
          </table:table-cell>
          <table:table-cell/>
          <table:table-cell office:value-type="string">
            <text:p>6647</text:p>
          </table:table-cell>
          <table:table-cell office:value-type="string">
            <text:p>6512</text:p>
          </table:table-cell>
          <table:table-cell office:value-type="float" office:value="4.95">
            <text:p>4.95</text:p>
          </table:table-cell>
          <table:table-cell office:value-type="float" office:value="7">
            <text:p>7</text:p>
          </table:table-cell>
          <table:table-cell office:value-type="float" office:value="445.5">
            <text:p>445.5</text:p>
          </table:table-cell>
          <table:table-cell office:value-type="float" office:value="50.42">
            <text:p>50.42</text:p>
          </table:table-cell>
          <table:table-cell office:value-type="float" office:value="8.83577945259817">
            <text:p>8.8357794526</text:p>
          </table:table-cell>
          <table:table-cell office:value-type="float" office:value="0.707142857142857">
            <text:p>0.7071428571</text:p>
          </table:table-cell>
          <table:table-cell office:value-type="float" office:value="10.1858585858586">
            <text:p>10.18585858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4.09">
            <text:p>4.09</text:p>
          </table:table-cell>
          <table:table-cell office:value-type="float" office:value="8">
            <text:p>8</text:p>
          </table:table-cell>
          <table:table-cell office:value-type="float" office:value="368.01">
            <text:p>368.01</text:p>
          </table:table-cell>
          <table:table-cell office:value-type="float" office:value="143.12">
            <text:p>143.12</text:p>
          </table:table-cell>
          <table:table-cell office:value-type="float" office:value="2.57133873672443">
            <text:p>2.5713387367</text:p>
          </table:table-cell>
          <table:table-cell office:value-type="float" office:value="0.51125">
            <text:p>0.51125</text:p>
          </table:table-cell>
          <table:table-cell office:value-type="float" office:value="34.9926650366748">
            <text:p>34.9926650367</text:p>
          </table:table-cell>
          <table:table-cell/>
          <table:table-cell office:value-type="string">
            <text:p>6670</text:p>
          </table:table-cell>
          <table:table-cell office:value-type="string">
            <text:p>6512</text:p>
          </table:table-cell>
          <table:table-cell office:value-type="float" office:value="4.25">
            <text:p>4.25</text:p>
          </table:table-cell>
          <table:table-cell office:value-type="float" office:value="8">
            <text:p>8</text:p>
          </table:table-cell>
          <table:table-cell office:value-type="float" office:value="382.59">
            <text:p>382.59</text:p>
          </table:table-cell>
          <table:table-cell office:value-type="float" office:value="143.12">
            <text:p>143.12</text:p>
          </table:table-cell>
          <table:table-cell office:value-type="float" office:value="2.67321129122415">
            <text:p>2.6732112912</text:p>
          </table:table-cell>
          <table:table-cell office:value-type="float" office:value="0.53125">
            <text:p>0.53125</text:p>
          </table:table-cell>
          <table:table-cell office:value-type="float" office:value="33.6752941176471">
            <text:p>33.67529411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30.16">
            <text:p>30.16</text:p>
          </table:table-cell>
          <table:table-cell office:value-type="float" office:value="10">
            <text:p>10</text:p>
          </table:table-cell>
          <table:table-cell office:value-type="float" office:value="2714.49">
            <text:p>2714.49</text:p>
          </table:table-cell>
          <table:table-cell office:value-type="float" office:value="151.21">
            <text:p>151.21</text:p>
          </table:table-cell>
          <table:table-cell office:value-type="float" office:value="17.9517889028503">
            <text:p>17.9517889029</text:p>
          </table:table-cell>
          <table:table-cell office:value-type="float" office:value="3.016">
            <text:p>3.016</text:p>
          </table:table-cell>
          <table:table-cell office:value-type="float" office:value="5.01359416445623">
            <text:p>5.0135941645</text:p>
          </table:table-cell>
          <table:table-cell/>
          <table:table-cell office:value-type="string">
            <text:p>6674</text:p>
          </table:table-cell>
          <table:table-cell office:value-type="string">
            <text:p>6512</text:p>
          </table:table-cell>
          <table:table-cell office:value-type="float" office:value="29.43">
            <text:p>29.43</text:p>
          </table:table-cell>
          <table:table-cell office:value-type="float" office:value="10">
            <text:p>10</text:p>
          </table:table-cell>
          <table:table-cell office:value-type="float" office:value="2649.06">
            <text:p>2649.06</text:p>
          </table:table-cell>
          <table:table-cell office:value-type="float" office:value="151.21">
            <text:p>151.21</text:p>
          </table:table-cell>
          <table:table-cell office:value-type="float" office:value="17.5190794259639">
            <text:p>17.519079426</text:p>
          </table:table-cell>
          <table:table-cell office:value-type="float" office:value="2.943">
            <text:p>2.943</text:p>
          </table:table-cell>
          <table:table-cell office:value-type="float" office:value="5.1379544682297">
            <text:p>5.13795446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9.52">
            <text:p>9.52</text:p>
          </table:table-cell>
          <table:table-cell office:value-type="float" office:value="10">
            <text:p>10</text:p>
          </table:table-cell>
          <table:table-cell office:value-type="float" office:value="856.62">
            <text:p>856.62</text:p>
          </table:table-cell>
          <table:table-cell office:value-type="float" office:value="77.85">
            <text:p>77.85</text:p>
          </table:table-cell>
          <table:table-cell office:value-type="float" office:value="11.0034682080925">
            <text:p>11.0034682081</text:p>
          </table:table-cell>
          <table:table-cell office:value-type="float" office:value="0.952">
            <text:p>0.952</text:p>
          </table:table-cell>
          <table:table-cell office:value-type="float" office:value="8.17752100840336">
            <text:p>8.1775210084</text:p>
          </table:table-cell>
          <table:table-cell/>
          <table:table-cell office:value-type="string">
            <text:p>6695</text:p>
          </table:table-cell>
          <table:table-cell office:value-type="string">
            <text:p>6512</text:p>
          </table:table-cell>
          <table:table-cell office:value-type="float" office:value="9.47">
            <text:p>9.47</text:p>
          </table:table-cell>
          <table:table-cell office:value-type="float" office:value="12">
            <text:p>12</text:p>
          </table:table-cell>
          <table:table-cell office:value-type="float" office:value="852.39">
            <text:p>852.39</text:p>
          </table:table-cell>
          <table:table-cell office:value-type="float" office:value="77.85">
            <text:p>77.85</text:p>
          </table:table-cell>
          <table:table-cell office:value-type="float" office:value="10.9491329479769">
            <text:p>10.949132948</text:p>
          </table:table-cell>
          <table:table-cell office:value-type="float" office:value="0.789166666666667">
            <text:p>0.7891666667</text:p>
          </table:table-cell>
          <table:table-cell office:value-type="float" office:value="8.22069693769799">
            <text:p>8.220696937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4.88">
            <text:p>4.88</text:p>
          </table:table-cell>
          <table:table-cell office:value-type="float" office:value="5">
            <text:p>5</text:p>
          </table:table-cell>
          <table:table-cell office:value-type="float" office:value="439.02">
            <text:p>439.02</text:p>
          </table:table-cell>
          <table:table-cell office:value-type="float" office:value="129.94">
            <text:p>129.94</text:p>
          </table:table-cell>
          <table:table-cell office:value-type="float" office:value="3.378636293674">
            <text:p>3.3786362937</text:p>
          </table:table-cell>
          <table:table-cell office:value-type="float" office:value="0.976">
            <text:p>0.976</text:p>
          </table:table-cell>
          <table:table-cell office:value-type="float" office:value="26.6270491803279">
            <text:p>26.6270491803</text:p>
          </table:table-cell>
          <table:table-cell/>
          <table:table-cell office:value-type="string">
            <text:p>6699</text:p>
          </table:table-cell>
          <table:table-cell office:value-type="string">
            <text:p>6512</text:p>
          </table:table-cell>
          <table:table-cell office:value-type="float" office:value="4.82">
            <text:p>4.82</text:p>
          </table:table-cell>
          <table:table-cell office:value-type="float" office:value="5">
            <text:p>5</text:p>
          </table:table-cell>
          <table:table-cell office:value-type="float" office:value="433.8">
            <text:p>433.8</text:p>
          </table:table-cell>
          <table:table-cell office:value-type="float" office:value="129.94">
            <text:p>129.94</text:p>
          </table:table-cell>
          <table:table-cell office:value-type="float" office:value="3.33846390641835">
            <text:p>3.3384639064</text:p>
          </table:table-cell>
          <table:table-cell office:value-type="float" office:value="0.964">
            <text:p>0.964</text:p>
          </table:table-cell>
          <table:table-cell office:value-type="float" office:value="26.9585062240664">
            <text:p>26.95850622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8.14">
            <text:p>8.14</text:p>
          </table:table-cell>
          <table:table-cell office:value-type="float" office:value="8">
            <text:p>8</text:p>
          </table:table-cell>
          <table:table-cell office:value-type="float" office:value="732.69">
            <text:p>732.69</text:p>
          </table:table-cell>
          <table:table-cell office:value-type="float" office:value="238.61">
            <text:p>238.61</text:p>
          </table:table-cell>
          <table:table-cell office:value-type="float" office:value="3.0706592347345">
            <text:p>3.0706592347</text:p>
          </table:table-cell>
          <table:table-cell office:value-type="float" office:value="1.0175">
            <text:p>1.0175</text:p>
          </table:table-cell>
          <table:table-cell office:value-type="float" office:value="29.3132678132678">
            <text:p>29.3132678133</text:p>
          </table:table-cell>
          <table:table-cell/>
          <table:table-cell office:value-type="string">
            <text:p>6716</text:p>
          </table:table-cell>
          <table:table-cell office:value-type="string">
            <text:p>6512</text:p>
          </table:table-cell>
          <table:table-cell office:value-type="float" office:value="8.31">
            <text:p>8.31</text:p>
          </table:table-cell>
          <table:table-cell office:value-type="float" office:value="7">
            <text:p>7</text:p>
          </table:table-cell>
          <table:table-cell office:value-type="float" office:value="748.35">
            <text:p>748.35</text:p>
          </table:table-cell>
          <table:table-cell office:value-type="float" office:value="238.61">
            <text:p>238.61</text:p>
          </table:table-cell>
          <table:table-cell office:value-type="float" office:value="3.13628934244164">
            <text:p>3.1362893424</text:p>
          </table:table-cell>
          <table:table-cell office:value-type="float" office:value="1.18714285714286">
            <text:p>1.1871428571</text:p>
          </table:table-cell>
          <table:table-cell office:value-type="float" office:value="28.7135980746089">
            <text:p>28.713598074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3.74">
            <text:p>3.74</text:p>
          </table:table-cell>
          <table:table-cell office:value-type="float" office:value="5">
            <text:p>5</text:p>
          </table:table-cell>
          <table:table-cell office:value-type="float" office:value="336.6">
            <text:p>336.6</text:p>
          </table:table-cell>
          <table:table-cell office:value-type="float" office:value="132.61">
            <text:p>132.61</text:p>
          </table:table-cell>
          <table:table-cell office:value-type="float" office:value="2.53827011537591">
            <text:p>2.5382701154</text:p>
          </table:table-cell>
          <table:table-cell office:value-type="float" office:value="0.748">
            <text:p>0.748</text:p>
          </table:table-cell>
          <table:table-cell office:value-type="float" office:value="35.4572192513369">
            <text:p>35.4572192513</text:p>
          </table:table-cell>
          <table:table-cell/>
          <table:table-cell office:value-type="string">
            <text:p>6738</text:p>
          </table:table-cell>
          <table:table-cell office:value-type="string">
            <text:p>6512</text:p>
          </table:table-cell>
          <table:table-cell office:value-type="float" office:value="3.74">
            <text:p>3.74</text:p>
          </table:table-cell>
          <table:table-cell office:value-type="float" office:value="5">
            <text:p>5</text:p>
          </table:table-cell>
          <table:table-cell office:value-type="float" office:value="336.96">
            <text:p>336.96</text:p>
          </table:table-cell>
          <table:table-cell office:value-type="float" office:value="132.61">
            <text:p>132.61</text:p>
          </table:table-cell>
          <table:table-cell office:value-type="float" office:value="2.54098484277204">
            <text:p>2.5409848428</text:p>
          </table:table-cell>
          <table:table-cell office:value-type="float" office:value="0.748">
            <text:p>0.748</text:p>
          </table:table-cell>
          <table:table-cell office:value-type="float" office:value="35.4572192513369">
            <text:p>35.45721925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9.95">
            <text:p>9.95</text:p>
          </table:table-cell>
          <table:table-cell office:value-type="float" office:value="11">
            <text:p>11</text:p>
          </table:table-cell>
          <table:table-cell office:value-type="float" office:value="895.32">
            <text:p>895.32</text:p>
          </table:table-cell>
          <table:table-cell office:value-type="float" office:value="127.89">
            <text:p>127.89</text:p>
          </table:table-cell>
          <table:table-cell office:value-type="float" office:value="7.00070372976777">
            <text:p>7.0007037298</text:p>
          </table:table-cell>
          <table:table-cell office:value-type="float" office:value="0.904545454545454">
            <text:p>0.9045454545</text:p>
          </table:table-cell>
          <table:table-cell office:value-type="float" office:value="12.8532663316583">
            <text:p>12.8532663317</text:p>
          </table:table-cell>
          <table:table-cell/>
          <table:table-cell office:value-type="string">
            <text:p>6843</text:p>
          </table:table-cell>
          <table:table-cell office:value-type="string">
            <text:p>6512</text:p>
          </table:table-cell>
          <table:table-cell office:value-type="float" office:value="10.05">
            <text:p>10.05</text:p>
          </table:table-cell>
          <table:table-cell office:value-type="float" office:value="13">
            <text:p>13</text:p>
          </table:table-cell>
          <table:table-cell office:value-type="float" office:value="904.14">
            <text:p>904.14</text:p>
          </table:table-cell>
          <table:table-cell office:value-type="float" office:value="127.89">
            <text:p>127.89</text:p>
          </table:table-cell>
          <table:table-cell office:value-type="float" office:value="7.06966924700915">
            <text:p>7.069669247</text:p>
          </table:table-cell>
          <table:table-cell office:value-type="float" office:value="0.773076923076923">
            <text:p>0.7730769231</text:p>
          </table:table-cell>
          <table:table-cell office:value-type="float" office:value="12.7253731343284">
            <text:p>12.72537313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8.53">
            <text:p>8.53</text:p>
          </table:table-cell>
          <table:table-cell office:value-type="float" office:value="6">
            <text:p>6</text:p>
          </table:table-cell>
          <table:table-cell office:value-type="float" office:value="768.06">
            <text:p>768.06</text:p>
          </table:table-cell>
          <table:table-cell office:value-type="float" office:value="143.86">
            <text:p>143.86</text:p>
          </table:table-cell>
          <table:table-cell office:value-type="float" office:value="5.33894063673015">
            <text:p>5.3389406367</text:p>
          </table:table-cell>
          <table:table-cell office:value-type="float" office:value="1.42166666666667">
            <text:p>1.4216666667</text:p>
          </table:table-cell>
          <table:table-cell office:value-type="float" office:value="16.8651817116061">
            <text:p>16.8651817116</text:p>
          </table:table-cell>
          <table:table-cell/>
          <table:table-cell office:value-type="string">
            <text:p>6879</text:p>
          </table:table-cell>
          <table:table-cell office:value-type="string">
            <text:p>6512</text:p>
          </table:table-cell>
          <table:table-cell office:value-type="float" office:value="8.48">
            <text:p>8.48</text:p>
          </table:table-cell>
          <table:table-cell office:value-type="float" office:value="5">
            <text:p>5</text:p>
          </table:table-cell>
          <table:table-cell office:value-type="float" office:value="762.93">
            <text:p>762.93</text:p>
          </table:table-cell>
          <table:table-cell office:value-type="float" office:value="143.86">
            <text:p>143.86</text:p>
          </table:table-cell>
          <table:table-cell office:value-type="float" office:value="5.3032809676074">
            <text:p>5.3032809676</text:p>
          </table:table-cell>
          <table:table-cell office:value-type="float" office:value="1.696">
            <text:p>1.696</text:p>
          </table:table-cell>
          <table:table-cell office:value-type="float" office:value="16.9646226415094">
            <text:p>16.96462264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8.2">
            <text:p>8.2</text:p>
          </table:table-cell>
          <table:table-cell office:value-type="float" office:value="7">
            <text:p>7</text:p>
          </table:table-cell>
          <table:table-cell office:value-type="float" office:value="737.55">
            <text:p>737.55</text:p>
          </table:table-cell>
          <table:table-cell office:value-type="float" office:value="220.18">
            <text:p>220.18</text:p>
          </table:table-cell>
          <table:table-cell office:value-type="float" office:value="3.34975928785539">
            <text:p>3.3497592879</text:p>
          </table:table-cell>
          <table:table-cell office:value-type="float" office:value="1.17142857142857">
            <text:p>1.1714285714</text:p>
          </table:table-cell>
          <table:table-cell office:value-type="float" office:value="26.8512195121951">
            <text:p>26.8512195122</text:p>
          </table:table-cell>
          <table:table-cell/>
          <table:table-cell office:value-type="string">
            <text:p>6892</text:p>
          </table:table-cell>
          <table:table-cell office:value-type="string">
            <text:p>6512</text:p>
          </table:table-cell>
          <table:table-cell office:value-type="float" office:value="8.18">
            <text:p>8.18</text:p>
          </table:table-cell>
          <table:table-cell office:value-type="float" office:value="8">
            <text:p>8</text:p>
          </table:table-cell>
          <table:table-cell office:value-type="float" office:value="736.38">
            <text:p>736.38</text:p>
          </table:table-cell>
          <table:table-cell office:value-type="float" office:value="220.18">
            <text:p>220.18</text:p>
          </table:table-cell>
          <table:table-cell office:value-type="float" office:value="3.34444545371968">
            <text:p>3.3444454537</text:p>
          </table:table-cell>
          <table:table-cell office:value-type="float" office:value="1.0225">
            <text:p>1.0225</text:p>
          </table:table-cell>
          <table:table-cell office:value-type="float" office:value="26.9168704156479">
            <text:p>26.91687041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9.32">
            <text:p>9.32</text:p>
          </table:table-cell>
          <table:table-cell office:value-type="float" office:value="8">
            <text:p>8</text:p>
          </table:table-cell>
          <table:table-cell office:value-type="float" office:value="839.07">
            <text:p>839.07</text:p>
          </table:table-cell>
          <table:table-cell office:value-type="float" office:value="75.6">
            <text:p>75.6</text:p>
          </table:table-cell>
          <table:table-cell office:value-type="float" office:value="11.0988095238095">
            <text:p>11.0988095238</text:p>
          </table:table-cell>
          <table:table-cell office:value-type="float" office:value="1.165">
            <text:p>1.165</text:p>
          </table:table-cell>
          <table:table-cell office:value-type="float" office:value="8.11158798283262">
            <text:p>8.1115879828</text:p>
          </table:table-cell>
          <table:table-cell/>
          <table:table-cell office:value-type="string">
            <text:p>6945</text:p>
          </table:table-cell>
          <table:table-cell office:value-type="string">
            <text:p>6512</text:p>
          </table:table-cell>
          <table:table-cell office:value-type="float" office:value="9.58">
            <text:p>9.58</text:p>
          </table:table-cell>
          <table:table-cell office:value-type="float" office:value="9">
            <text:p>9</text:p>
          </table:table-cell>
          <table:table-cell office:value-type="float" office:value="861.84">
            <text:p>861.84</text:p>
          </table:table-cell>
          <table:table-cell office:value-type="float" office:value="75.6">
            <text:p>75.6</text:p>
          </table:table-cell>
          <table:table-cell office:value-type="float" office:value="11.4">
            <text:p>11.4</text:p>
          </table:table-cell>
          <table:table-cell office:value-type="float" office:value="1.06444444444445">
            <text:p>1.0644444444</text:p>
          </table:table-cell>
          <table:table-cell office:value-type="float" office:value="7.89144050104384">
            <text:p>7.8914405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4.04">
            <text:p>4.04</text:p>
          </table:table-cell>
          <table:table-cell office:value-type="float" office:value="7">
            <text:p>7</text:p>
          </table:table-cell>
          <table:table-cell office:value-type="float" office:value="363.96">
            <text:p>363.96</text:p>
          </table:table-cell>
          <table:table-cell office:value-type="float" office:value="135.95">
            <text:p>135.95</text:p>
          </table:table-cell>
          <table:table-cell office:value-type="float" office:value="2.67716072085325">
            <text:p>2.6771607209</text:p>
          </table:table-cell>
          <table:table-cell office:value-type="float" office:value="0.577142857142857">
            <text:p>0.5771428571</text:p>
          </table:table-cell>
          <table:table-cell office:value-type="float" office:value="33.6509900990099">
            <text:p>33.650990099</text:p>
          </table:table-cell>
          <table:table-cell/>
          <table:table-cell office:value-type="string">
            <text:p>6948</text:p>
          </table:table-cell>
          <table:table-cell office:value-type="string">
            <text:p>6512</text:p>
          </table:table-cell>
          <table:table-cell office:value-type="float" office:value="4.05">
            <text:p>4.05</text:p>
          </table:table-cell>
          <table:table-cell office:value-type="float" office:value="7">
            <text:p>7</text:p>
          </table:table-cell>
          <table:table-cell office:value-type="float" office:value="364.77">
            <text:p>364.77</text:p>
          </table:table-cell>
          <table:table-cell office:value-type="float" office:value="135.95">
            <text:p>135.95</text:p>
          </table:table-cell>
          <table:table-cell office:value-type="float" office:value="2.68311879367414">
            <text:p>2.6831187937</text:p>
          </table:table-cell>
          <table:table-cell office:value-type="float" office:value="0.578571428571429">
            <text:p>0.5785714286</text:p>
          </table:table-cell>
          <table:table-cell office:value-type="float" office:value="33.5679012345679">
            <text:p>33.567901234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4.55">
            <text:p>4.55</text:p>
          </table:table-cell>
          <table:table-cell office:value-type="float" office:value="8">
            <text:p>8</text:p>
          </table:table-cell>
          <table:table-cell office:value-type="float" office:value="409.41">
            <text:p>409.41</text:p>
          </table:table-cell>
          <table:table-cell office:value-type="float" office:value="76.81">
            <text:p>76.81</text:p>
          </table:table-cell>
          <table:table-cell office:value-type="float" office:value="5.33016534305429">
            <text:p>5.3301653431</text:p>
          </table:table-cell>
          <table:table-cell office:value-type="float" office:value="0.56875">
            <text:p>0.56875</text:p>
          </table:table-cell>
          <table:table-cell office:value-type="float" office:value="16.8813186813187">
            <text:p>16.8813186813</text:p>
          </table:table-cell>
          <table:table-cell/>
          <table:table-cell office:value-type="string">
            <text:p>6971</text:p>
          </table:table-cell>
          <table:table-cell office:value-type="string">
            <text:p>6512</text:p>
          </table:table-cell>
          <table:table-cell office:value-type="float" office:value="4.56">
            <text:p>4.56</text:p>
          </table:table-cell>
          <table:table-cell office:value-type="float" office:value="8">
            <text:p>8</text:p>
          </table:table-cell>
          <table:table-cell office:value-type="float" office:value="410.58">
            <text:p>410.58</text:p>
          </table:table-cell>
          <table:table-cell office:value-type="float" office:value="76.81">
            <text:p>76.81</text:p>
          </table:table-cell>
          <table:table-cell office:value-type="float" office:value="5.34539773466996">
            <text:p>5.3453977347</text:p>
          </table:table-cell>
          <table:table-cell office:value-type="float" office:value="0.57">
            <text:p>0.57</text:p>
          </table:table-cell>
          <table:table-cell office:value-type="float" office:value="16.844298245614">
            <text:p>16.84429824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5.3">
            <text:p>15.3</text:p>
          </table:table-cell>
          <table:table-cell office:value-type="float" office:value="12">
            <text:p>12</text:p>
          </table:table-cell>
          <table:table-cell office:value-type="float" office:value="1376.82">
            <text:p>1376.82</text:p>
          </table:table-cell>
          <table:table-cell office:value-type="float" office:value="135.02">
            <text:p>135.02</text:p>
          </table:table-cell>
          <table:table-cell office:value-type="float" office:value="10.1971559768923">
            <text:p>10.1971559769</text:p>
          </table:table-cell>
          <table:table-cell office:value-type="float" office:value="1.275">
            <text:p>1.275</text:p>
          </table:table-cell>
          <table:table-cell office:value-type="float" office:value="8.82483660130719">
            <text:p>8.8248366013</text:p>
          </table:table-cell>
          <table:table-cell/>
          <table:table-cell office:value-type="string">
            <text:p>7021</text:p>
          </table:table-cell>
          <table:table-cell office:value-type="string">
            <text:p>6512</text:p>
          </table:table-cell>
          <table:table-cell office:value-type="float" office:value="15.39">
            <text:p>15.39</text:p>
          </table:table-cell>
          <table:table-cell office:value-type="float" office:value="8">
            <text:p>8</text:p>
          </table:table-cell>
          <table:table-cell office:value-type="float" office:value="1384.92">
            <text:p>1384.92</text:p>
          </table:table-cell>
          <table:table-cell office:value-type="float" office:value="135.02">
            <text:p>135.02</text:p>
          </table:table-cell>
          <table:table-cell office:value-type="float" office:value="10.2571470893201">
            <text:p>10.2571470893</text:p>
          </table:table-cell>
          <table:table-cell office:value-type="float" office:value="1.92375">
            <text:p>1.92375</text:p>
          </table:table-cell>
          <table:table-cell office:value-type="float" office:value="8.7732293697206">
            <text:p>8.773229369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3.62">
            <text:p>3.62</text:p>
          </table:table-cell>
          <table:table-cell office:value-type="float" office:value="8">
            <text:p>8</text:p>
          </table:table-cell>
          <table:table-cell office:value-type="float" office:value="325.44">
            <text:p>325.44</text:p>
          </table:table-cell>
          <table:table-cell office:value-type="float" office:value="143.02">
            <text:p>143.02</text:p>
          </table:table-cell>
          <table:table-cell office:value-type="float" office:value="2.27548594602153">
            <text:p>2.275485946</text:p>
          </table:table-cell>
          <table:table-cell office:value-type="float" office:value="0.4525">
            <text:p>0.4525</text:p>
          </table:table-cell>
          <table:table-cell office:value-type="float" office:value="39.5082872928177">
            <text:p>39.5082872928</text:p>
          </table:table-cell>
          <table:table-cell/>
          <table:table-cell office:value-type="string">
            <text:p>7079</text:p>
          </table:table-cell>
          <table:table-cell office:value-type="string">
            <text:p>6512</text:p>
          </table:table-cell>
          <table:table-cell office:value-type="float" office:value="3.7">
            <text:p>3.7</text:p>
          </table:table-cell>
          <table:table-cell office:value-type="float" office:value="9">
            <text:p>9</text:p>
          </table:table-cell>
          <table:table-cell office:value-type="float" office:value="333">
            <text:p>333</text:p>
          </table:table-cell>
          <table:table-cell office:value-type="float" office:value="143.02">
            <text:p>143.02</text:p>
          </table:table-cell>
          <table:table-cell office:value-type="float" office:value="2.32834568591805">
            <text:p>2.3283456859</text:p>
          </table:table-cell>
          <table:table-cell office:value-type="float" office:value="0.411111111111111">
            <text:p>0.4111111111</text:p>
          </table:table-cell>
          <table:table-cell office:value-type="float" office:value="38.6540540540541">
            <text:p>38.65405405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3.63">
            <text:p>3.63</text:p>
          </table:table-cell>
          <table:table-cell office:value-type="float" office:value="7">
            <text:p>7</text:p>
          </table:table-cell>
          <table:table-cell office:value-type="float" office:value="326.61">
            <text:p>326.61</text:p>
          </table:table-cell>
          <table:table-cell office:value-type="float" office:value="144.07">
            <text:p>144.07</text:p>
          </table:table-cell>
          <table:table-cell office:value-type="float" office:value="2.26702297494274">
            <text:p>2.2670229749</text:p>
          </table:table-cell>
          <table:table-cell office:value-type="float" office:value="0.518571428571429">
            <text:p>0.5185714286</text:p>
          </table:table-cell>
          <table:table-cell office:value-type="float" office:value="39.6887052341598">
            <text:p>39.6887052342</text:p>
          </table:table-cell>
          <table:table-cell/>
          <table:table-cell office:value-type="string">
            <text:p>7081</text:p>
          </table:table-cell>
          <table:table-cell office:value-type="string">
            <text:p>6512</text:p>
          </table:table-cell>
          <table:table-cell office:value-type="float" office:value="3.67">
            <text:p>3.67</text:p>
          </table:table-cell>
          <table:table-cell office:value-type="float" office:value="5">
            <text:p>5</text:p>
          </table:table-cell>
          <table:table-cell office:value-type="float" office:value="330.57">
            <text:p>330.57</text:p>
          </table:table-cell>
          <table:table-cell office:value-type="float" office:value="144.07">
            <text:p>144.07</text:p>
          </table:table-cell>
          <table:table-cell office:value-type="float" office:value="2.29450961338238">
            <text:p>2.2945096134</text:p>
          </table:table-cell>
          <table:table-cell office:value-type="float" office:value="0.734">
            <text:p>0.734</text:p>
          </table:table-cell>
          <table:table-cell office:value-type="float" office:value="39.2561307901907">
            <text:p>39.256130790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7.74">
            <text:p>7.74</text:p>
          </table:table-cell>
          <table:table-cell office:value-type="float" office:value="6">
            <text:p>6</text:p>
          </table:table-cell>
          <table:table-cell office:value-type="float" office:value="696.33">
            <text:p>696.33</text:p>
          </table:table-cell>
          <table:table-cell office:value-type="float" office:value="208.85">
            <text:p>208.85</text:p>
          </table:table-cell>
          <table:table-cell office:value-type="float" office:value="3.33411539382332">
            <text:p>3.3341153938</text:p>
          </table:table-cell>
          <table:table-cell office:value-type="float" office:value="1.29">
            <text:p>1.29</text:p>
          </table:table-cell>
          <table:table-cell office:value-type="float" office:value="26.9832041343669">
            <text:p>26.9832041344</text:p>
          </table:table-cell>
          <table:table-cell/>
          <table:table-cell office:value-type="string">
            <text:p>7094</text:p>
          </table:table-cell>
          <table:table-cell office:value-type="string">
            <text:p>6512</text:p>
          </table:table-cell>
          <table:table-cell office:value-type="float" office:value="7.79">
            <text:p>7.79</text:p>
          </table:table-cell>
          <table:table-cell office:value-type="float" office:value="6">
            <text:p>6</text:p>
          </table:table-cell>
          <table:table-cell office:value-type="float" office:value="701.19">
            <text:p>701.19</text:p>
          </table:table-cell>
          <table:table-cell office:value-type="float" office:value="208.85">
            <text:p>208.85</text:p>
          </table:table-cell>
          <table:table-cell office:value-type="float" office:value="3.35738568350491">
            <text:p>3.3573856835</text:p>
          </table:table-cell>
          <table:table-cell office:value-type="float" office:value="1.29833333333333">
            <text:p>1.2983333333</text:p>
          </table:table-cell>
          <table:table-cell office:value-type="float" office:value="26.8100128369705">
            <text:p>26.810012837</text:p>
          </table:table-cell>
          <table:table-cell table:number-columns-repeated="1005"/>
        </table:table-row>
        <table:table-row table:style-name="ro1">
          <table:table-cell office:value-type="string">
            <text:p>6515</text:p>
          </table:table-cell>
          <table:table-cell office:value-type="string">
            <text:p>6087</text:p>
          </table:table-cell>
          <table:table-cell office:value-type="float" office:value="2.36">
            <text:p>2.36</text:p>
          </table:table-cell>
          <table:table-cell office:value-type="float" office:value="8">
            <text:p>8</text:p>
          </table:table-cell>
          <table:table-cell office:value-type="float" office:value="212.31">
            <text:p>212.31</text:p>
          </table:table-cell>
          <table:table-cell office:value-type="float" office:value="58.4">
            <text:p>58.4</text:p>
          </table:table-cell>
          <table:table-cell office:value-type="float" office:value="3.63544520547945">
            <text:p>3.6354452055</text:p>
          </table:table-cell>
          <table:table-cell office:value-type="float" office:value="0.295">
            <text:p>0.295</text:p>
          </table:table-cell>
          <table:table-cell office:value-type="float" office:value="24.7457627118644">
            <text:p>24.7457627119</text:p>
          </table:table-cell>
          <table:table-cell/>
          <table:table-cell office:value-type="string">
            <text:p>6087</text:p>
          </table:table-cell>
          <table:table-cell office:value-type="string">
            <text:p>6515</text:p>
          </table:table-cell>
          <table:table-cell office:value-type="float" office:value="2.12">
            <text:p>2.12</text:p>
          </table:table-cell>
          <table:table-cell office:value-type="float" office:value="8">
            <text:p>8</text:p>
          </table:table-cell>
          <table:table-cell office:value-type="float" office:value="190.98">
            <text:p>190.98</text:p>
          </table:table-cell>
          <table:table-cell office:value-type="float" office:value="58.4">
            <text:p>58.4</text:p>
          </table:table-cell>
          <table:table-cell office:value-type="float" office:value="3.27020547945206">
            <text:p>3.2702054795</text:p>
          </table:table-cell>
          <table:table-cell office:value-type="float" office:value="0.265">
            <text:p>0.265</text:p>
          </table:table-cell>
          <table:table-cell office:value-type="float" office:value="27.5471698113207">
            <text:p>27.54716981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3.42">
            <text:p>3.42</text:p>
          </table:table-cell>
          <table:table-cell office:value-type="float" office:value="9">
            <text:p>9</text:p>
          </table:table-cell>
          <table:table-cell office:value-type="float" office:value="307.53">
            <text:p>307.53</text:p>
          </table:table-cell>
          <table:table-cell office:value-type="float" office:value="55.82">
            <text:p>55.82</text:p>
          </table:table-cell>
          <table:table-cell office:value-type="float" office:value="5.50931565747044">
            <text:p>5.5093156575</text:p>
          </table:table-cell>
          <table:table-cell office:value-type="float" office:value="0.38">
            <text:p>0.38</text:p>
          </table:table-cell>
          <table:table-cell office:value-type="float" office:value="16.3216374269006">
            <text:p>16.3216374269</text:p>
          </table:table-cell>
          <table:table-cell/>
          <table:table-cell office:value-type="string">
            <text:p>6382</text:p>
          </table:table-cell>
          <table:table-cell office:value-type="string">
            <text:p>6515</text:p>
          </table:table-cell>
          <table:table-cell office:value-type="float" office:value="3.18">
            <text:p>3.18</text:p>
          </table:table-cell>
          <table:table-cell office:value-type="float" office:value="9">
            <text:p>9</text:p>
          </table:table-cell>
          <table:table-cell office:value-type="float" office:value="285.93">
            <text:p>285.93</text:p>
          </table:table-cell>
          <table:table-cell office:value-type="float" office:value="55.82">
            <text:p>55.82</text:p>
          </table:table-cell>
          <table:table-cell office:value-type="float" office:value="5.12235757792906">
            <text:p>5.1223575779</text:p>
          </table:table-cell>
          <table:table-cell office:value-type="float" office:value="0.353333333333333">
            <text:p>0.3533333333</text:p>
          </table:table-cell>
          <table:table-cell office:value-type="float" office:value="17.5534591194969">
            <text:p>17.553459119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6.55">
            <text:p>6.55</text:p>
          </table:table-cell>
          <table:table-cell office:value-type="float" office:value="8">
            <text:p>8</text:p>
          </table:table-cell>
          <table:table-cell office:value-type="float" office:value="589.41">
            <text:p>589.41</text:p>
          </table:table-cell>
          <table:table-cell office:value-type="float" office:value="59.65">
            <text:p>59.65</text:p>
          </table:table-cell>
          <table:table-cell office:value-type="float" office:value="9.88113998323554">
            <text:p>9.8811399832</text:p>
          </table:table-cell>
          <table:table-cell office:value-type="float" office:value="0.81875">
            <text:p>0.81875</text:p>
          </table:table-cell>
          <table:table-cell office:value-type="float" office:value="9.10687022900763">
            <text:p>9.106870229</text:p>
          </table:table-cell>
          <table:table-cell/>
          <table:table-cell office:value-type="string">
            <text:p>6405</text:p>
          </table:table-cell>
          <table:table-cell office:value-type="string">
            <text:p>6515</text:p>
          </table:table-cell>
          <table:table-cell office:value-type="float" office:value="6.57">
            <text:p>6.57</text:p>
          </table:table-cell>
          <table:table-cell office:value-type="float" office:value="13">
            <text:p>13</text:p>
          </table:table-cell>
          <table:table-cell office:value-type="float" office:value="591.12">
            <text:p>591.12</text:p>
          </table:table-cell>
          <table:table-cell office:value-type="float" office:value="59.65">
            <text:p>59.65</text:p>
          </table:table-cell>
          <table:table-cell office:value-type="float" office:value="9.90980720871752">
            <text:p>9.9098072087</text:p>
          </table:table-cell>
          <table:table-cell office:value-type="float" office:value="0.505384615384615">
            <text:p>0.5053846154</text:p>
          </table:table-cell>
          <table:table-cell office:value-type="float" office:value="9.07914764079148">
            <text:p>9.079147640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9">
            <text:p>7.9</text:p>
          </table:table-cell>
          <table:table-cell office:value-type="float" office:value="11">
            <text:p>11</text:p>
          </table:table-cell>
          <table:table-cell office:value-type="float" office:value="710.82">
            <text:p>710.82</text:p>
          </table:table-cell>
          <table:table-cell office:value-type="float" office:value="341.22">
            <text:p>341.22</text:p>
          </table:table-cell>
          <table:table-cell office:value-type="float" office:value="2.08317214700193">
            <text:p>2.083172147</text:p>
          </table:table-cell>
          <table:table-cell office:value-type="float" office:value="0.718181818181818">
            <text:p>0.7181818182</text:p>
          </table:table-cell>
          <table:table-cell office:value-type="float" office:value="43.1924050632911">
            <text:p>43.1924050633</text:p>
          </table:table-cell>
          <table:table-cell/>
          <table:table-cell office:value-type="string">
            <text:p>6423</text:p>
          </table:table-cell>
          <table:table-cell office:value-type="string">
            <text:p>6515</text:p>
          </table:table-cell>
          <table:table-cell office:value-type="float" office:value="7.75">
            <text:p>7.75</text:p>
          </table:table-cell>
          <table:table-cell office:value-type="float" office:value="11">
            <text:p>11</text:p>
          </table:table-cell>
          <table:table-cell office:value-type="float" office:value="697.32">
            <text:p>697.32</text:p>
          </table:table-cell>
          <table:table-cell office:value-type="float" office:value="341.22">
            <text:p>341.22</text:p>
          </table:table-cell>
          <table:table-cell office:value-type="float" office:value="2.04360822929488">
            <text:p>2.0436082293</text:p>
          </table:table-cell>
          <table:table-cell office:value-type="float" office:value="0.704545454545455">
            <text:p>0.7045454545</text:p>
          </table:table-cell>
          <table:table-cell office:value-type="float" office:value="44.0283870967742">
            <text:p>44.028387096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2.07">
            <text:p>2.07</text:p>
          </table:table-cell>
          <table:table-cell office:value-type="float" office:value="11">
            <text:p>11</text:p>
          </table:table-cell>
          <table:table-cell office:value-type="float" office:value="186.66">
            <text:p>186.66</text:p>
          </table:table-cell>
          <table:table-cell office:value-type="float" office:value="32.28">
            <text:p>32.28</text:p>
          </table:table-cell>
          <table:table-cell office:value-type="float" office:value="5.78252788104089">
            <text:p>5.782527881</text:p>
          </table:table-cell>
          <table:table-cell office:value-type="float" office:value="0.188181818181818">
            <text:p>0.1881818182</text:p>
          </table:table-cell>
          <table:table-cell office:value-type="float" office:value="15.5942028985507">
            <text:p>15.5942028986</text:p>
          </table:table-cell>
          <table:table-cell/>
          <table:table-cell office:value-type="string">
            <text:p>6446</text:p>
          </table:table-cell>
          <table:table-cell office:value-type="string">
            <text:p>6515</text:p>
          </table:table-cell>
          <table:table-cell office:value-type="float" office:value="1.72">
            <text:p>1.72</text:p>
          </table:table-cell>
          <table:table-cell office:value-type="float" office:value="10">
            <text:p>10</text:p>
          </table:table-cell>
          <table:table-cell office:value-type="float" office:value="154.8">
            <text:p>154.8</text:p>
          </table:table-cell>
          <table:table-cell office:value-type="float" office:value="32.28">
            <text:p>32.28</text:p>
          </table:table-cell>
          <table:table-cell office:value-type="float" office:value="4.79553903345725">
            <text:p>4.7955390335</text:p>
          </table:table-cell>
          <table:table-cell office:value-type="float" office:value="0.172">
            <text:p>0.172</text:p>
          </table:table-cell>
          <table:table-cell office:value-type="float" office:value="18.7674418604651">
            <text:p>18.76744186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9.45">
            <text:p>9.45</text:p>
          </table:table-cell>
          <table:table-cell office:value-type="float" office:value="10">
            <text:p>10</text:p>
          </table:table-cell>
          <table:table-cell office:value-type="float" office:value="850.86">
            <text:p>850.86</text:p>
          </table:table-cell>
          <table:table-cell office:value-type="float" office:value="60.3">
            <text:p>60.3</text:p>
          </table:table-cell>
          <table:table-cell office:value-type="float" office:value="14.110447761194">
            <text:p>14.1104477612</text:p>
          </table:table-cell>
          <table:table-cell office:value-type="float" office:value="0.945">
            <text:p>0.945</text:p>
          </table:table-cell>
          <table:table-cell office:value-type="float" office:value="6.38095238095238">
            <text:p>6.380952381</text:p>
          </table:table-cell>
          <table:table-cell/>
          <table:table-cell office:value-type="string">
            <text:p>6451</text:p>
          </table:table-cell>
          <table:table-cell office:value-type="string">
            <text:p>6515</text:p>
          </table:table-cell>
          <table:table-cell office:value-type="float" office:value="9.27">
            <text:p>9.27</text:p>
          </table:table-cell>
          <table:table-cell office:value-type="float" office:value="10">
            <text:p>10</text:p>
          </table:table-cell>
          <table:table-cell office:value-type="float" office:value="834.03">
            <text:p>834.03</text:p>
          </table:table-cell>
          <table:table-cell office:value-type="float" office:value="60.3">
            <text:p>60.3</text:p>
          </table:table-cell>
          <table:table-cell office:value-type="float" office:value="13.8313432835821">
            <text:p>13.8313432836</text:p>
          </table:table-cell>
          <table:table-cell office:value-type="float" office:value="0.927">
            <text:p>0.927</text:p>
          </table:table-cell>
          <table:table-cell office:value-type="float" office:value="6.50485436893204">
            <text:p>6.50485436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2.42">
            <text:p>2.42</text:p>
          </table:table-cell>
          <table:table-cell office:value-type="float" office:value="255">
            <text:p>255</text:p>
          </table:table-cell>
          <table:table-cell office:value-type="float" office:value="217.98">
            <text:p>217.98</text:p>
          </table:table-cell>
          <table:table-cell office:value-type="float" office:value="30.21">
            <text:p>30.21</text:p>
          </table:table-cell>
          <table:table-cell office:value-type="float" office:value="7.2154915590864">
            <text:p>7.2154915591</text:p>
          </table:table-cell>
          <table:table-cell office:value-type="float" office:value="0.00949019607843137">
            <text:p>0.0094901961</text:p>
          </table:table-cell>
          <table:table-cell office:value-type="float" office:value="12.4834710743802">
            <text:p>12.4834710744</text:p>
          </table:table-cell>
          <table:table-cell/>
          <table:table-cell office:value-type="string">
            <text:p>6471</text:p>
          </table:table-cell>
          <table:table-cell office:value-type="string">
            <text:p>6515</text:p>
          </table:table-cell>
          <table:table-cell office:value-type="float" office:value="2.87">
            <text:p>2.87</text:p>
          </table:table-cell>
          <table:table-cell office:value-type="float" office:value="255">
            <text:p>255</text:p>
          </table:table-cell>
          <table:table-cell office:value-type="float" office:value="258.66">
            <text:p>258.66</text:p>
          </table:table-cell>
          <table:table-cell office:value-type="float" office:value="30.21">
            <text:p>30.21</text:p>
          </table:table-cell>
          <table:table-cell office:value-type="float" office:value="8.56206554121152">
            <text:p>8.5620655412</text:p>
          </table:table-cell>
          <table:table-cell office:value-type="float" office:value="0.0112549019607843">
            <text:p>0.011254902</text:p>
          </table:table-cell>
          <table:table-cell office:value-type="float" office:value="10.5261324041812">
            <text:p>10.52613240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5.59">
            <text:p>5.59</text:p>
          </table:table-cell>
          <table:table-cell office:value-type="float" office:value="1">
            <text:p>1</text:p>
          </table:table-cell>
          <table:table-cell office:value-type="float" office:value="503.55">
            <text:p>503.55</text:p>
          </table:table-cell>
          <table:table-cell office:value-type="float" office:value="139.2">
            <text:p>139.2</text:p>
          </table:table-cell>
          <table:table-cell office:value-type="float" office:value="3.61745689655172">
            <text:p>3.6174568966</text:p>
          </table:table-cell>
          <table:table-cell office:value-type="float" office:value="5.59">
            <text:p>5.59</text:p>
          </table:table-cell>
          <table:table-cell office:value-type="float" office:value="24.9016100178891">
            <text:p>24.9016100179</text:p>
          </table:table-cell>
          <table:table-cell/>
          <table:table-cell office:value-type="string">
            <text:p>6499</text:p>
          </table:table-cell>
          <table:table-cell office:value-type="string">
            <text:p>6515</text:p>
          </table:table-cell>
          <table:table-cell office:value-type="float" office:value="5.2">
            <text:p>5.2</text:p>
          </table:table-cell>
          <table:table-cell office:value-type="float" office:value="1">
            <text:p>1</text:p>
          </table:table-cell>
          <table:table-cell office:value-type="float" office:value="467.82">
            <text:p>467.82</text:p>
          </table:table-cell>
          <table:table-cell office:value-type="float" office:value="139.2">
            <text:p>139.2</text:p>
          </table:table-cell>
          <table:table-cell office:value-type="float" office:value="3.36077586206897">
            <text:p>3.3607758621</text:p>
          </table:table-cell>
          <table:table-cell office:value-type="float" office:value="5.2">
            <text:p>5.2</text:p>
          </table:table-cell>
          <table:table-cell office:value-type="float" office:value="26.7692307692308">
            <text:p>26.769230769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6.13">
            <text:p>6.13</text:p>
          </table:table-cell>
          <table:table-cell office:value-type="float" office:value="13">
            <text:p>13</text:p>
          </table:table-cell>
          <table:table-cell office:value-type="float" office:value="551.34">
            <text:p>551.34</text:p>
          </table:table-cell>
          <table:table-cell office:value-type="float" office:value="198.86">
            <text:p>198.86</text:p>
          </table:table-cell>
          <table:table-cell office:value-type="float" office:value="2.7725032686312">
            <text:p>2.7725032686</text:p>
          </table:table-cell>
          <table:table-cell office:value-type="float" office:value="0.471538461538461">
            <text:p>0.4715384615</text:p>
          </table:table-cell>
          <table:table-cell office:value-type="float" office:value="32.4404567699837">
            <text:p>32.44045677</text:p>
          </table:table-cell>
          <table:table-cell/>
          <table:table-cell office:value-type="string">
            <text:p>6501</text:p>
          </table:table-cell>
          <table:table-cell office:value-type="string">
            <text:p>6515</text:p>
          </table:table-cell>
          <table:table-cell office:value-type="float" office:value="6.1">
            <text:p>6.1</text:p>
          </table:table-cell>
          <table:table-cell office:value-type="float" office:value="10">
            <text:p>10</text:p>
          </table:table-cell>
          <table:table-cell office:value-type="float" office:value="549.36">
            <text:p>549.36</text:p>
          </table:table-cell>
          <table:table-cell office:value-type="float" office:value="198.86">
            <text:p>198.86</text:p>
          </table:table-cell>
          <table:table-cell office:value-type="float" office:value="2.76254651513628">
            <text:p>2.7625465151</text:p>
          </table:table-cell>
          <table:table-cell office:value-type="float" office:value="0.61">
            <text:p>0.61</text:p>
          </table:table-cell>
          <table:table-cell office:value-type="float" office:value="32.6">
            <text:p>32.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4.31">
            <text:p>4.31</text:p>
          </table:table-cell>
          <table:table-cell office:value-type="float" office:value="10">
            <text:p>10</text:p>
          </table:table-cell>
          <table:table-cell office:value-type="float" office:value="388.17">
            <text:p>388.17</text:p>
          </table:table-cell>
          <table:table-cell office:value-type="float" office:value="135.62">
            <text:p>135.62</text:p>
          </table:table-cell>
          <table:table-cell office:value-type="float" office:value="2.86218846777761">
            <text:p>2.8621884678</text:p>
          </table:table-cell>
          <table:table-cell office:value-type="float" office:value="0.431">
            <text:p>0.431</text:p>
          </table:table-cell>
          <table:table-cell office:value-type="float" office:value="31.4663573085847">
            <text:p>31.4663573086</text:p>
          </table:table-cell>
          <table:table-cell/>
          <table:table-cell office:value-type="string">
            <text:p>6512</text:p>
          </table:table-cell>
          <table:table-cell office:value-type="string">
            <text:p>6515</text:p>
          </table:table-cell>
          <table:table-cell office:value-type="float" office:value="4.25">
            <text:p>4.25</text:p>
          </table:table-cell>
          <table:table-cell office:value-type="float" office:value="10">
            <text:p>10</text:p>
          </table:table-cell>
          <table:table-cell office:value-type="float" office:value="382.86">
            <text:p>382.86</text:p>
          </table:table-cell>
          <table:table-cell office:value-type="float" office:value="135.62">
            <text:p>135.62</text:p>
          </table:table-cell>
          <table:table-cell office:value-type="float" office:value="2.82303495059726">
            <text:p>2.8230349506</text:p>
          </table:table-cell>
          <table:table-cell office:value-type="float" office:value="0.425">
            <text:p>0.425</text:p>
          </table:table-cell>
          <table:table-cell office:value-type="float" office:value="31.9105882352941">
            <text:p>31.910588235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0.93">
            <text:p>0.93</text:p>
          </table:table-cell>
          <table:table-cell office:value-type="float" office:value="1">
            <text:p>1</text:p>
          </table:table-cell>
          <table:table-cell office:value-type="float" office:value="83.43">
            <text:p>83.43</text:p>
          </table:table-cell>
          <table:table-cell office:value-type="float" office:value="0.11">
            <text:p>0.11</text:p>
          </table:table-cell>
          <table:table-cell office:value-type="float" office:value="758.454545454546">
            <text:p>758.4545454545</text:p>
          </table:table-cell>
          <table:table-cell office:value-type="float" office:value="0.93">
            <text:p>0.93</text:p>
          </table:table-cell>
          <table:table-cell office:value-type="float" office:value="0.118279569892473">
            <text:p>0.1182795699</text:p>
          </table:table-cell>
          <table:table-cell/>
          <table:table-cell office:value-type="string">
            <text:p>6516</text:p>
          </table:table-cell>
          <table:table-cell office:value-type="string">
            <text:p>6515</text:p>
          </table:table-cell>
          <table:table-cell office:value-type="float" office:value="0.93">
            <text:p>0.93</text:p>
          </table:table-cell>
          <table:table-cell office:value-type="float" office:value="1">
            <text:p>1</text:p>
          </table:table-cell>
          <table:table-cell office:value-type="float" office:value="84.06">
            <text:p>84.06</text:p>
          </table:table-cell>
          <table:table-cell office:value-type="float" office:value="0.11">
            <text:p>0.11</text:p>
          </table:table-cell>
          <table:table-cell office:value-type="float" office:value="764.181818181818">
            <text:p>764.1818181818</text:p>
          </table:table-cell>
          <table:table-cell office:value-type="float" office:value="0.93">
            <text:p>0.93</text:p>
          </table:table-cell>
          <table:table-cell office:value-type="float" office:value="0.118279569892473">
            <text:p>0.118279569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8.68">
            <text:p>8.68</text:p>
          </table:table-cell>
          <table:table-cell office:value-type="float" office:value="12">
            <text:p>12</text:p>
          </table:table-cell>
          <table:table-cell office:value-type="float" office:value="781.02">
            <text:p>781.02</text:p>
          </table:table-cell>
          <table:table-cell office:value-type="float" office:value="338.59">
            <text:p>338.59</text:p>
          </table:table-cell>
          <table:table-cell office:value-type="float" office:value="2.30668359963378">
            <text:p>2.3066835996</text:p>
          </table:table-cell>
          <table:table-cell office:value-type="float" office:value="0.723333333333333">
            <text:p>0.7233333333</text:p>
          </table:table-cell>
          <table:table-cell office:value-type="float" office:value="39.008064516129">
            <text:p>39.0080645161</text:p>
          </table:table-cell>
          <table:table-cell/>
          <table:table-cell office:value-type="string">
            <text:p>6519</text:p>
          </table:table-cell>
          <table:table-cell office:value-type="string">
            <text:p>6515</text:p>
          </table:table-cell>
          <table:table-cell office:value-type="float" office:value="8.56">
            <text:p>8.56</text:p>
          </table:table-cell>
          <table:table-cell office:value-type="float" office:value="10">
            <text:p>10</text:p>
          </table:table-cell>
          <table:table-cell office:value-type="float" office:value="770.67">
            <text:p>770.67</text:p>
          </table:table-cell>
          <table:table-cell office:value-type="float" office:value="338.59">
            <text:p>338.59</text:p>
          </table:table-cell>
          <table:table-cell office:value-type="float" office:value="2.27611565610325">
            <text:p>2.2761156561</text:p>
          </table:table-cell>
          <table:table-cell office:value-type="float" office:value="0.856">
            <text:p>0.856</text:p>
          </table:table-cell>
          <table:table-cell office:value-type="float" office:value="39.5549065420561">
            <text:p>39.55490654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9.42">
            <text:p>9.42</text:p>
          </table:table-cell>
          <table:table-cell office:value-type="float" office:value="8">
            <text:p>8</text:p>
          </table:table-cell>
          <table:table-cell office:value-type="float" office:value="847.8">
            <text:p>847.8</text:p>
          </table:table-cell>
          <table:table-cell office:value-type="float" office:value="339.4">
            <text:p>339.4</text:p>
          </table:table-cell>
          <table:table-cell office:value-type="float" office:value="2.4979375368297">
            <text:p>2.4979375368</text:p>
          </table:table-cell>
          <table:table-cell office:value-type="float" office:value="1.1775">
            <text:p>1.1775</text:p>
          </table:table-cell>
          <table:table-cell office:value-type="float" office:value="36.0297239915074">
            <text:p>36.0297239915</text:p>
          </table:table-cell>
          <table:table-cell/>
          <table:table-cell office:value-type="string">
            <text:p>6532</text:p>
          </table:table-cell>
          <table:table-cell office:value-type="string">
            <text:p>6515</text:p>
          </table:table-cell>
          <table:table-cell office:value-type="float" office:value="9.26">
            <text:p>9.26</text:p>
          </table:table-cell>
          <table:table-cell office:value-type="float" office:value="8">
            <text:p>8</text:p>
          </table:table-cell>
          <table:table-cell office:value-type="float" office:value="833.04">
            <text:p>833.04</text:p>
          </table:table-cell>
          <table:table-cell office:value-type="float" office:value="339.4">
            <text:p>339.4</text:p>
          </table:table-cell>
          <table:table-cell office:value-type="float" office:value="2.45444902769593">
            <text:p>2.4544490277</text:p>
          </table:table-cell>
          <table:table-cell office:value-type="float" office:value="1.1575">
            <text:p>1.1575</text:p>
          </table:table-cell>
          <table:table-cell office:value-type="float" office:value="36.6522678185745">
            <text:p>36.65226781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8.35">
            <text:p>8.35</text:p>
          </table:table-cell>
          <table:table-cell office:value-type="float" office:value="11">
            <text:p>11</text:p>
          </table:table-cell>
          <table:table-cell office:value-type="float" office:value="751.05">
            <text:p>751.05</text:p>
          </table:table-cell>
          <table:table-cell office:value-type="float" office:value="192.86">
            <text:p>192.86</text:p>
          </table:table-cell>
          <table:table-cell office:value-type="float" office:value="3.89427564036088">
            <text:p>3.8942756404</text:p>
          </table:table-cell>
          <table:table-cell office:value-type="float" office:value="0.759090909090909">
            <text:p>0.7590909091</text:p>
          </table:table-cell>
          <table:table-cell office:value-type="float" office:value="23.097005988024">
            <text:p>23.097005988</text:p>
          </table:table-cell>
          <table:table-cell/>
          <table:table-cell office:value-type="string">
            <text:p>6552</text:p>
          </table:table-cell>
          <table:table-cell office:value-type="string">
            <text:p>6515</text:p>
          </table:table-cell>
          <table:table-cell office:value-type="float" office:value="8.41">
            <text:p>8.41</text:p>
          </table:table-cell>
          <table:table-cell office:value-type="float" office:value="10">
            <text:p>10</text:p>
          </table:table-cell>
          <table:table-cell office:value-type="float" office:value="756.54">
            <text:p>756.54</text:p>
          </table:table-cell>
          <table:table-cell office:value-type="float" office:value="192.86">
            <text:p>192.86</text:p>
          </table:table-cell>
          <table:table-cell office:value-type="float" office:value="3.9227418853054">
            <text:p>3.9227418853</text:p>
          </table:table-cell>
          <table:table-cell office:value-type="float" office:value="0.841">
            <text:p>0.841</text:p>
          </table:table-cell>
          <table:table-cell office:value-type="float" office:value="22.9322235434007">
            <text:p>22.93222354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2.12">
            <text:p>2.12</text:p>
          </table:table-cell>
          <table:table-cell office:value-type="float" office:value="9">
            <text:p>9</text:p>
          </table:table-cell>
          <table:table-cell office:value-type="float" office:value="191.07">
            <text:p>191.07</text:p>
          </table:table-cell>
          <table:table-cell office:value-type="float" office:value="60.53">
            <text:p>60.53</text:p>
          </table:table-cell>
          <table:table-cell office:value-type="float" office:value="3.15661655377499">
            <text:p>3.1566165538</text:p>
          </table:table-cell>
          <table:table-cell office:value-type="float" office:value="0.235555555555556">
            <text:p>0.2355555556</text:p>
          </table:table-cell>
          <table:table-cell office:value-type="float" office:value="28.5518867924528">
            <text:p>28.5518867925</text:p>
          </table:table-cell>
          <table:table-cell/>
          <table:table-cell office:value-type="string">
            <text:p>6559</text:p>
          </table:table-cell>
          <table:table-cell office:value-type="string">
            <text:p>6515</text:p>
          </table:table-cell>
          <table:table-cell office:value-type="float" office:value="2.11">
            <text:p>2.11</text:p>
          </table:table-cell>
          <table:table-cell office:value-type="float" office:value="12">
            <text:p>12</text:p>
          </table:table-cell>
          <table:table-cell office:value-type="float" office:value="189.99">
            <text:p>189.99</text:p>
          </table:table-cell>
          <table:table-cell office:value-type="float" office:value="60.53">
            <text:p>60.53</text:p>
          </table:table-cell>
          <table:table-cell office:value-type="float" office:value="3.13877416157277">
            <text:p>3.1387741616</text:p>
          </table:table-cell>
          <table:table-cell office:value-type="float" office:value="0.175833333333333">
            <text:p>0.1758333333</text:p>
          </table:table-cell>
          <table:table-cell office:value-type="float" office:value="28.6872037914692">
            <text:p>28.68720379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1.8">
            <text:p>1.8</text:p>
          </table:table-cell>
          <table:table-cell office:value-type="float" office:value="11">
            <text:p>11</text:p>
          </table:table-cell>
          <table:table-cell office:value-type="float" office:value="162.18">
            <text:p>162.18</text:p>
          </table:table-cell>
          <table:table-cell office:value-type="float" office:value="33.08">
            <text:p>33.08</text:p>
          </table:table-cell>
          <table:table-cell office:value-type="float" office:value="4.90266021765417">
            <text:p>4.9026602177</text:p>
          </table:table-cell>
          <table:table-cell office:value-type="float" office:value="0.163636363636364">
            <text:p>0.1636363636</text:p>
          </table:table-cell>
          <table:table-cell office:value-type="float" office:value="18.3777777777778">
            <text:p>18.3777777778</text:p>
          </table:table-cell>
          <table:table-cell/>
          <table:table-cell office:value-type="string">
            <text:p>6562</text:p>
          </table:table-cell>
          <table:table-cell office:value-type="string">
            <text:p>6515</text:p>
          </table:table-cell>
          <table:table-cell office:value-type="float" office:value="1.76">
            <text:p>1.76</text:p>
          </table:table-cell>
          <table:table-cell office:value-type="float" office:value="11">
            <text:p>11</text:p>
          </table:table-cell>
          <table:table-cell office:value-type="float" office:value="158.76">
            <text:p>158.76</text:p>
          </table:table-cell>
          <table:table-cell office:value-type="float" office:value="33.08">
            <text:p>33.08</text:p>
          </table:table-cell>
          <table:table-cell office:value-type="float" office:value="4.79927448609432">
            <text:p>4.7992744861</text:p>
          </table:table-cell>
          <table:table-cell office:value-type="float" office:value="0.16">
            <text:p>0.16</text:p>
          </table:table-cell>
          <table:table-cell office:value-type="float" office:value="18.7954545454545">
            <text:p>18.79545454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4.11">
            <text:p>4.11</text:p>
          </table:table-cell>
          <table:table-cell office:value-type="float" office:value="10">
            <text:p>10</text:p>
          </table:table-cell>
          <table:table-cell office:value-type="float" office:value="369.9">
            <text:p>369.9</text:p>
          </table:table-cell>
          <table:table-cell office:value-type="float" office:value="114.61">
            <text:p>114.61</text:p>
          </table:table-cell>
          <table:table-cell office:value-type="float" office:value="3.22746706221098">
            <text:p>3.2274670622</text:p>
          </table:table-cell>
          <table:table-cell office:value-type="float" office:value="0.411">
            <text:p>0.411</text:p>
          </table:table-cell>
          <table:table-cell office:value-type="float" office:value="27.8856447688564">
            <text:p>27.8856447689</text:p>
          </table:table-cell>
          <table:table-cell/>
          <table:table-cell office:value-type="string">
            <text:p>6609</text:p>
          </table:table-cell>
          <table:table-cell office:value-type="string">
            <text:p>6515</text:p>
          </table:table-cell>
          <table:table-cell office:value-type="float" office:value="4.37">
            <text:p>4.37</text:p>
          </table:table-cell>
          <table:table-cell office:value-type="float" office:value="10">
            <text:p>10</text:p>
          </table:table-cell>
          <table:table-cell office:value-type="float" office:value="393.66">
            <text:p>393.66</text:p>
          </table:table-cell>
          <table:table-cell office:value-type="float" office:value="114.61">
            <text:p>114.61</text:p>
          </table:table-cell>
          <table:table-cell office:value-type="float" office:value="3.43477881511212">
            <text:p>3.4347788151</text:p>
          </table:table-cell>
          <table:table-cell office:value-type="float" office:value="0.437">
            <text:p>0.437</text:p>
          </table:table-cell>
          <table:table-cell office:value-type="float" office:value="26.2265446224256">
            <text:p>26.226544622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2.79">
            <text:p>2.79</text:p>
          </table:table-cell>
          <table:table-cell office:value-type="float" office:value="10">
            <text:p>10</text:p>
          </table:table-cell>
          <table:table-cell office:value-type="float" office:value="251.01">
            <text:p>251.01</text:p>
          </table:table-cell>
          <table:table-cell office:value-type="float" office:value="91.84">
            <text:p>91.84</text:p>
          </table:table-cell>
          <table:table-cell office:value-type="float" office:value="2.73312282229965">
            <text:p>2.7331228223</text:p>
          </table:table-cell>
          <table:table-cell office:value-type="float" office:value="0.279">
            <text:p>0.279</text:p>
          </table:table-cell>
          <table:table-cell office:value-type="float" office:value="32.9175627240143">
            <text:p>32.917562724</text:p>
          </table:table-cell>
          <table:table-cell/>
          <table:table-cell office:value-type="string">
            <text:p>6647</text:p>
          </table:table-cell>
          <table:table-cell office:value-type="string">
            <text:p>6515</text:p>
          </table:table-cell>
          <table:table-cell office:value-type="float" office:value="2.87">
            <text:p>2.87</text:p>
          </table:table-cell>
          <table:table-cell office:value-type="float" office:value="10">
            <text:p>10</text:p>
          </table:table-cell>
          <table:table-cell office:value-type="float" office:value="258.3">
            <text:p>258.3</text:p>
          </table:table-cell>
          <table:table-cell office:value-type="float" office:value="91.84">
            <text:p>91.84</text:p>
          </table:table-cell>
          <table:table-cell office:value-type="float" office:value="2.8125">
            <text:p>2.8125</text:p>
          </table:table-cell>
          <table:table-cell office:value-type="float" office:value="0.287">
            <text:p>0.287</text:p>
          </table:table-cell>
          <table:table-cell office:value-type="float" office:value="32">
            <text:p>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1.84">
            <text:p>1.84</text:p>
          </table:table-cell>
          <table:table-cell office:value-type="float" office:value="11">
            <text:p>11</text:p>
          </table:table-cell>
          <table:table-cell office:value-type="float" office:value="165.96">
            <text:p>165.96</text:p>
          </table:table-cell>
          <table:table-cell office:value-type="float" office:value="33.91">
            <text:p>33.91</text:p>
          </table:table-cell>
          <table:table-cell office:value-type="float" office:value="4.89413152462401">
            <text:p>4.8941315246</text:p>
          </table:table-cell>
          <table:table-cell office:value-type="float" office:value="0.167272727272727">
            <text:p>0.1672727273</text:p>
          </table:table-cell>
          <table:table-cell office:value-type="float" office:value="18.429347826087">
            <text:p>18.4293478261</text:p>
          </table:table-cell>
          <table:table-cell/>
          <table:table-cell office:value-type="string">
            <text:p>6670</text:p>
          </table:table-cell>
          <table:table-cell office:value-type="string">
            <text:p>6515</text:p>
          </table:table-cell>
          <table:table-cell office:value-type="float" office:value="2.05">
            <text:p>2.05</text:p>
          </table:table-cell>
          <table:table-cell office:value-type="float" office:value="11">
            <text:p>11</text:p>
          </table:table-cell>
          <table:table-cell office:value-type="float" office:value="184.23">
            <text:p>184.23</text:p>
          </table:table-cell>
          <table:table-cell office:value-type="float" office:value="33.91">
            <text:p>33.91</text:p>
          </table:table-cell>
          <table:table-cell office:value-type="float" office:value="5.43291064582719">
            <text:p>5.4329106458</text:p>
          </table:table-cell>
          <table:table-cell office:value-type="float" office:value="0.186363636363636">
            <text:p>0.1863636364</text:p>
          </table:table-cell>
          <table:table-cell office:value-type="float" office:value="16.5414634146342">
            <text:p>16.541463414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2880">
            <text:p>2880</text:p>
          </table:table-cell>
          <table:table-cell office:value-type="float" office:value="212.72">
            <text:p>212.72</text:p>
          </table:table-cell>
          <table:table-cell office:value-type="float" office:value="13.5389244076721">
            <text:p>13.5389244077</text:p>
          </table:table-cell>
          <table:table-cell office:value-type="float" office:value="2.46153846153846">
            <text:p>2.4615384615</text:p>
          </table:table-cell>
          <table:table-cell office:value-type="float" office:value="6.6475">
            <text:p>6.6475</text:p>
          </table:table-cell>
          <table:table-cell/>
          <table:table-cell office:value-type="string">
            <text:p>6674</text:p>
          </table:table-cell>
          <table:table-cell office:value-type="string">
            <text:p>6515</text:p>
          </table:table-cell>
          <table:table-cell office:value-type="float" office:value="33.28">
            <text:p>33.28</text:p>
          </table:table-cell>
          <table:table-cell office:value-type="float" office:value="13">
            <text:p>13</text:p>
          </table:table-cell>
          <table:table-cell office:value-type="float" office:value="2995.56">
            <text:p>2995.56</text:p>
          </table:table-cell>
          <table:table-cell office:value-type="float" office:value="212.72">
            <text:p>212.72</text:p>
          </table:table-cell>
          <table:table-cell office:value-type="float" office:value="14.0821737495299">
            <text:p>14.0821737495</text:p>
          </table:table-cell>
          <table:table-cell office:value-type="float" office:value="2.56">
            <text:p>2.56</text:p>
          </table:table-cell>
          <table:table-cell office:value-type="float" office:value="6.39182692307692">
            <text:p>6.39182692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33">
            <text:p>2.33</text:p>
          </table:table-cell>
          <table:table-cell office:value-type="float" office:value="12">
            <text:p>12</text:p>
          </table:table-cell>
          <table:table-cell office:value-type="float" office:value="209.52">
            <text:p>209.52</text:p>
          </table:table-cell>
          <table:table-cell office:value-type="float" office:value="58.34">
            <text:p>58.34</text:p>
          </table:table-cell>
          <table:table-cell office:value-type="float" office:value="3.59136098731573">
            <text:p>3.5913609873</text:p>
          </table:table-cell>
          <table:table-cell office:value-type="float" office:value="0.194166666666667">
            <text:p>0.1941666667</text:p>
          </table:table-cell>
          <table:table-cell office:value-type="float" office:value="25.0386266094421">
            <text:p>25.0386266094</text:p>
          </table:table-cell>
          <table:table-cell/>
          <table:table-cell office:value-type="string">
            <text:p>6695</text:p>
          </table:table-cell>
          <table:table-cell office:value-type="string">
            <text:p>6515</text:p>
          </table:table-cell>
          <table:table-cell office:value-type="float" office:value="2.42">
            <text:p>2.42</text:p>
          </table:table-cell>
          <table:table-cell office:value-type="float" office:value="12">
            <text:p>12</text:p>
          </table:table-cell>
          <table:table-cell office:value-type="float" office:value="217.98">
            <text:p>217.98</text:p>
          </table:table-cell>
          <table:table-cell office:value-type="float" office:value="58.34">
            <text:p>58.34</text:p>
          </table:table-cell>
          <table:table-cell office:value-type="float" office:value="3.73637298594446">
            <text:p>3.7363729859</text:p>
          </table:table-cell>
          <table:table-cell office:value-type="float" office:value="0.201666666666667">
            <text:p>0.2016666667</text:p>
          </table:table-cell>
          <table:table-cell office:value-type="float" office:value="24.1074380165289">
            <text:p>24.10743801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2.74">
            <text:p>2.74</text:p>
          </table:table-cell>
          <table:table-cell office:value-type="float" office:value="8">
            <text:p>8</text:p>
          </table:table-cell>
          <table:table-cell office:value-type="float" office:value="246.24">
            <text:p>246.24</text:p>
          </table:table-cell>
          <table:table-cell office:value-type="float" office:value="30.67">
            <text:p>30.67</text:p>
          </table:table-cell>
          <table:table-cell office:value-type="float" office:value="8.02869253342028">
            <text:p>8.0286925334</text:p>
          </table:table-cell>
          <table:table-cell office:value-type="float" office:value="0.3425">
            <text:p>0.3425</text:p>
          </table:table-cell>
          <table:table-cell office:value-type="float" office:value="11.1934306569343">
            <text:p>11.1934306569</text:p>
          </table:table-cell>
          <table:table-cell/>
          <table:table-cell office:value-type="string">
            <text:p>6699</text:p>
          </table:table-cell>
          <table:table-cell office:value-type="string">
            <text:p>6515</text:p>
          </table:table-cell>
          <table:table-cell office:value-type="float" office:value="3.1">
            <text:p>3.1</text:p>
          </table:table-cell>
          <table:table-cell office:value-type="float" office:value="8">
            <text:p>8</text:p>
          </table:table-cell>
          <table:table-cell office:value-type="float" office:value="278.73">
            <text:p>278.73</text:p>
          </table:table-cell>
          <table:table-cell office:value-type="float" office:value="30.67">
            <text:p>30.67</text:p>
          </table:table-cell>
          <table:table-cell office:value-type="float" office:value="9.08803390935768">
            <text:p>9.0880339094</text:p>
          </table:table-cell>
          <table:table-cell office:value-type="float" office:value="0.3875">
            <text:p>0.3875</text:p>
          </table:table-cell>
          <table:table-cell office:value-type="float" office:value="9.89354838709678">
            <text:p>9.89354838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8.43">
            <text:p>8.43</text:p>
          </table:table-cell>
          <table:table-cell office:value-type="float" office:value="9">
            <text:p>9</text:p>
          </table:table-cell>
          <table:table-cell office:value-type="float" office:value="758.25">
            <text:p>758.25</text:p>
          </table:table-cell>
          <table:table-cell office:value-type="float" office:value="361.76">
            <text:p>361.76</text:p>
          </table:table-cell>
          <table:table-cell office:value-type="float" office:value="2.09600287483414">
            <text:p>2.0960028748</text:p>
          </table:table-cell>
          <table:table-cell office:value-type="float" office:value="0.936666666666667">
            <text:p>0.9366666667</text:p>
          </table:table-cell>
          <table:table-cell office:value-type="float" office:value="42.9134045077106">
            <text:p>42.9134045077</text:p>
          </table:table-cell>
          <table:table-cell/>
          <table:table-cell office:value-type="string">
            <text:p>6716</text:p>
          </table:table-cell>
          <table:table-cell office:value-type="string">
            <text:p>6515</text:p>
          </table:table-cell>
          <table:table-cell office:value-type="float" office:value="8.55">
            <text:p>8.55</text:p>
          </table:table-cell>
          <table:table-cell office:value-type="float" office:value="8">
            <text:p>8</text:p>
          </table:table-cell>
          <table:table-cell office:value-type="float" office:value="769.59">
            <text:p>769.59</text:p>
          </table:table-cell>
          <table:table-cell office:value-type="float" office:value="361.76">
            <text:p>361.76</text:p>
          </table:table-cell>
          <table:table-cell office:value-type="float" office:value="2.12734962406015">
            <text:p>2.1273496241</text:p>
          </table:table-cell>
          <table:table-cell office:value-type="float" office:value="1.06875">
            <text:p>1.06875</text:p>
          </table:table-cell>
          <table:table-cell office:value-type="float" office:value="42.3111111111111">
            <text:p>42.31111111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.4">
            <text:p>1.4</text:p>
          </table:table-cell>
          <table:table-cell office:value-type="float" office:value="8">
            <text:p>8</text:p>
          </table:table-cell>
          <table:table-cell office:value-type="float" office:value="125.73">
            <text:p>125.73</text:p>
          </table:table-cell>
          <table:table-cell office:value-type="float" office:value="32.36">
            <text:p>32.36</text:p>
          </table:table-cell>
          <table:table-cell office:value-type="float" office:value="3.8853522867738">
            <text:p>3.8853522868</text:p>
          </table:table-cell>
          <table:table-cell office:value-type="float" office:value="0.175">
            <text:p>0.175</text:p>
          </table:table-cell>
          <table:table-cell office:value-type="float" office:value="23.1142857142857">
            <text:p>23.1142857143</text:p>
          </table:table-cell>
          <table:table-cell/>
          <table:table-cell office:value-type="string">
            <text:p>6738</text:p>
          </table:table-cell>
          <table:table-cell office:value-type="string">
            <text:p>6515</text:p>
          </table:table-cell>
          <table:table-cell office:value-type="float" office:value="1.6">
            <text:p>1.6</text:p>
          </table:table-cell>
          <table:table-cell office:value-type="float" office:value="8">
            <text:p>8</text:p>
          </table:table-cell>
          <table:table-cell office:value-type="float" office:value="143.91">
            <text:p>143.91</text:p>
          </table:table-cell>
          <table:table-cell office:value-type="float" office:value="32.36">
            <text:p>32.36</text:p>
          </table:table-cell>
          <table:table-cell office:value-type="float" office:value="4.44715698393078">
            <text:p>4.4471569839</text:p>
          </table:table-cell>
          <table:table-cell office:value-type="float" office:value="0.2">
            <text:p>0.2</text:p>
          </table:table-cell>
          <table:table-cell office:value-type="float" office:value="20.225">
            <text:p>20.2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8.53">
            <text:p>8.53</text:p>
          </table:table-cell>
          <table:table-cell office:value-type="float" office:value="11">
            <text:p>11</text:p>
          </table:table-cell>
          <table:table-cell office:value-type="float" office:value="767.61">
            <text:p>767.61</text:p>
          </table:table-cell>
          <table:table-cell office:value-type="float" office:value="242.51">
            <text:p>242.51</text:p>
          </table:table-cell>
          <table:table-cell office:value-type="float" office:value="3.16527153519442">
            <text:p>3.1652715352</text:p>
          </table:table-cell>
          <table:table-cell office:value-type="float" office:value="0.775454545454545">
            <text:p>0.7754545455</text:p>
          </table:table-cell>
          <table:table-cell office:value-type="float" office:value="28.4302461899179">
            <text:p>28.4302461899</text:p>
          </table:table-cell>
          <table:table-cell/>
          <table:table-cell office:value-type="string">
            <text:p>6843</text:p>
          </table:table-cell>
          <table:table-cell office:value-type="string">
            <text:p>6515</text:p>
          </table:table-cell>
          <table:table-cell office:value-type="float" office:value="8.63">
            <text:p>8.63</text:p>
          </table:table-cell>
          <table:table-cell office:value-type="float" office:value="11">
            <text:p>11</text:p>
          </table:table-cell>
          <table:table-cell office:value-type="float" office:value="776.88">
            <text:p>776.88</text:p>
          </table:table-cell>
          <table:table-cell office:value-type="float" office:value="242.51">
            <text:p>242.51</text:p>
          </table:table-cell>
          <table:table-cell office:value-type="float" office:value="3.20349676302008">
            <text:p>3.203496763</text:p>
          </table:table-cell>
          <table:table-cell office:value-type="float" office:value="0.784545454545455">
            <text:p>0.7845454545</text:p>
          </table:table-cell>
          <table:table-cell office:value-type="float" office:value="28.1008111239861">
            <text:p>28.10081112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2.26">
            <text:p>2.26</text:p>
          </table:table-cell>
          <table:table-cell office:value-type="float" office:value="8">
            <text:p>8</text:p>
          </table:table-cell>
          <table:table-cell office:value-type="float" office:value="203.31">
            <text:p>203.31</text:p>
          </table:table-cell>
          <table:table-cell office:value-type="float" office:value="35.82">
            <text:p>35.82</text:p>
          </table:table-cell>
          <table:table-cell office:value-type="float" office:value="5.67587939698493">
            <text:p>5.675879397</text:p>
          </table:table-cell>
          <table:table-cell office:value-type="float" office:value="0.2825">
            <text:p>0.2825</text:p>
          </table:table-cell>
          <table:table-cell office:value-type="float" office:value="15.8495575221239">
            <text:p>15.8495575221</text:p>
          </table:table-cell>
          <table:table-cell/>
          <table:table-cell office:value-type="string">
            <text:p>6879</text:p>
          </table:table-cell>
          <table:table-cell office:value-type="string">
            <text:p>6515</text:p>
          </table:table-cell>
          <table:table-cell office:value-type="float" office:value="2.29">
            <text:p>2.29</text:p>
          </table:table-cell>
          <table:table-cell office:value-type="float" office:value="9">
            <text:p>9</text:p>
          </table:table-cell>
          <table:table-cell office:value-type="float" office:value="206.1">
            <text:p>206.1</text:p>
          </table:table-cell>
          <table:table-cell office:value-type="float" office:value="35.82">
            <text:p>35.82</text:p>
          </table:table-cell>
          <table:table-cell office:value-type="float" office:value="5.7537688442211">
            <text:p>5.7537688442</text:p>
          </table:table-cell>
          <table:table-cell office:value-type="float" office:value="0.254444444444444">
            <text:p>0.2544444444</text:p>
          </table:table-cell>
          <table:table-cell office:value-type="float" office:value="15.6419213973799">
            <text:p>15.64192139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9.73">
            <text:p>9.73</text:p>
          </table:table-cell>
          <table:table-cell office:value-type="float" office:value="9">
            <text:p>9</text:p>
          </table:table-cell>
          <table:table-cell office:value-type="float" office:value="875.43">
            <text:p>875.43</text:p>
          </table:table-cell>
          <table:table-cell office:value-type="float" office:value="342.52">
            <text:p>342.52</text:p>
          </table:table-cell>
          <table:table-cell office:value-type="float" office:value="2.55585075324069">
            <text:p>2.5558507532</text:p>
          </table:table-cell>
          <table:table-cell office:value-type="float" office:value="1.08111111111111">
            <text:p>1.0811111111</text:p>
          </table:table-cell>
          <table:table-cell office:value-type="float" office:value="35.2024665981501">
            <text:p>35.2024665982</text:p>
          </table:table-cell>
          <table:table-cell/>
          <table:table-cell office:value-type="string">
            <text:p>6892</text:p>
          </table:table-cell>
          <table:table-cell office:value-type="string">
            <text:p>6515</text:p>
          </table:table-cell>
          <table:table-cell office:value-type="float" office:value="9.87">
            <text:p>9.87</text:p>
          </table:table-cell>
          <table:table-cell office:value-type="float" office:value="9">
            <text:p>9</text:p>
          </table:table-cell>
          <table:table-cell office:value-type="float" office:value="888.3">
            <text:p>888.3</text:p>
          </table:table-cell>
          <table:table-cell office:value-type="float" office:value="342.52">
            <text:p>342.52</text:p>
          </table:table-cell>
          <table:table-cell office:value-type="float" office:value="2.59342520144809">
            <text:p>2.5934252014</text:p>
          </table:table-cell>
          <table:table-cell office:value-type="float" office:value="1.09666666666667">
            <text:p>1.0966666667</text:p>
          </table:table-cell>
          <table:table-cell office:value-type="float" office:value="34.7031408308004">
            <text:p>34.703140830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0.39">
            <text:p>10.39</text:p>
          </table:table-cell>
          <table:table-cell office:value-type="float" office:value="10">
            <text:p>10</text:p>
          </table:table-cell>
          <table:table-cell office:value-type="float" office:value="935.01">
            <text:p>935.01</text:p>
          </table:table-cell>
          <table:table-cell office:value-type="float" office:value="60.41">
            <text:p>60.41</text:p>
          </table:table-cell>
          <table:table-cell office:value-type="float" office:value="15.4777354742592">
            <text:p>15.4777354743</text:p>
          </table:table-cell>
          <table:table-cell office:value-type="float" office:value="1.039">
            <text:p>1.039</text:p>
          </table:table-cell>
          <table:table-cell office:value-type="float" office:value="5.81424446583253">
            <text:p>5.8142444658</text:p>
          </table:table-cell>
          <table:table-cell/>
          <table:table-cell office:value-type="string">
            <text:p>6945</text:p>
          </table:table-cell>
          <table:table-cell office:value-type="string">
            <text:p>6515</text:p>
          </table:table-cell>
          <table:table-cell office:value-type="float" office:value="10.54">
            <text:p>10.54</text:p>
          </table:table-cell>
          <table:table-cell office:value-type="float" office:value="10">
            <text:p>10</text:p>
          </table:table-cell>
          <table:table-cell office:value-type="float" office:value="948.33">
            <text:p>948.33</text:p>
          </table:table-cell>
          <table:table-cell office:value-type="float" office:value="60.41">
            <text:p>60.41</text:p>
          </table:table-cell>
          <table:table-cell office:value-type="float" office:value="15.6982287700712">
            <text:p>15.6982287701</text:p>
          </table:table-cell>
          <table:table-cell office:value-type="float" office:value="1.054">
            <text:p>1.054</text:p>
          </table:table-cell>
          <table:table-cell office:value-type="float" office:value="5.7314990512334">
            <text:p>5.731499051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1.7">
            <text:p>1.7</text:p>
          </table:table-cell>
          <table:table-cell office:value-type="float" office:value="10">
            <text:p>10</text:p>
          </table:table-cell>
          <table:table-cell office:value-type="float" office:value="152.91">
            <text:p>152.91</text:p>
          </table:table-cell>
          <table:table-cell office:value-type="float" office:value="33.36">
            <text:p>33.36</text:p>
          </table:table-cell>
          <table:table-cell office:value-type="float" office:value="4.58363309352518">
            <text:p>4.5836330935</text:p>
          </table:table-cell>
          <table:table-cell office:value-type="float" office:value="0.17">
            <text:p>0.17</text:p>
          </table:table-cell>
          <table:table-cell office:value-type="float" office:value="19.6235294117647">
            <text:p>19.6235294118</text:p>
          </table:table-cell>
          <table:table-cell/>
          <table:table-cell office:value-type="string">
            <text:p>6948</text:p>
          </table:table-cell>
          <table:table-cell office:value-type="string">
            <text:p>6515</text:p>
          </table:table-cell>
          <table:table-cell office:value-type="float" office:value="1.7">
            <text:p>1.7</text:p>
          </table:table-cell>
          <table:table-cell office:value-type="float" office:value="11">
            <text:p>11</text:p>
          </table:table-cell>
          <table:table-cell office:value-type="float" office:value="153.09">
            <text:p>153.09</text:p>
          </table:table-cell>
          <table:table-cell office:value-type="float" office:value="33.36">
            <text:p>33.36</text:p>
          </table:table-cell>
          <table:table-cell office:value-type="float" office:value="4.58902877697842">
            <text:p>4.589028777</text:p>
          </table:table-cell>
          <table:table-cell office:value-type="float" office:value="0.154545454545454">
            <text:p>0.1545454545</text:p>
          </table:table-cell>
          <table:table-cell office:value-type="float" office:value="19.6235294117647">
            <text:p>19.62352941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2.22">
            <text:p>2.22</text:p>
          </table:table-cell>
          <table:table-cell office:value-type="float" office:value="11">
            <text:p>11</text:p>
          </table:table-cell>
          <table:table-cell office:value-type="float" office:value="200.07">
            <text:p>200.07</text:p>
          </table:table-cell>
          <table:table-cell office:value-type="float" office:value="59.26">
            <text:p>59.26</text:p>
          </table:table-cell>
          <table:table-cell office:value-type="float" office:value="3.3761390482619">
            <text:p>3.3761390483</text:p>
          </table:table-cell>
          <table:table-cell office:value-type="float" office:value="0.201818181818182">
            <text:p>0.2018181818</text:p>
          </table:table-cell>
          <table:table-cell office:value-type="float" office:value="26.6936936936937">
            <text:p>26.6936936937</text:p>
          </table:table-cell>
          <table:table-cell/>
          <table:table-cell office:value-type="string">
            <text:p>6971</text:p>
          </table:table-cell>
          <table:table-cell office:value-type="string">
            <text:p>6515</text:p>
          </table:table-cell>
          <table:table-cell office:value-type="float" office:value="2.63">
            <text:p>2.63</text:p>
          </table:table-cell>
          <table:table-cell office:value-type="float" office:value="11">
            <text:p>11</text:p>
          </table:table-cell>
          <table:table-cell office:value-type="float" office:value="237.06">
            <text:p>237.06</text:p>
          </table:table-cell>
          <table:table-cell office:value-type="float" office:value="59.26">
            <text:p>59.26</text:p>
          </table:table-cell>
          <table:table-cell office:value-type="float" office:value="4.0003374957813">
            <text:p>4.0003374958</text:p>
          </table:table-cell>
          <table:table-cell office:value-type="float" office:value="0.239090909090909">
            <text:p>0.2390909091</text:p>
          </table:table-cell>
          <table:table-cell office:value-type="float" office:value="22.532319391635">
            <text:p>22.53231939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6.96">
            <text:p>6.96</text:p>
          </table:table-cell>
          <table:table-cell office:value-type="float" office:value="13">
            <text:p>13</text:p>
          </table:table-cell>
          <table:table-cell office:value-type="float" office:value="626.31">
            <text:p>626.31</text:p>
          </table:table-cell>
          <table:table-cell office:value-type="float" office:value="223.74">
            <text:p>223.74</text:p>
          </table:table-cell>
          <table:table-cell office:value-type="float" office:value="2.79927594529364">
            <text:p>2.7992759453</text:p>
          </table:table-cell>
          <table:table-cell office:value-type="float" office:value="0.535384615384615">
            <text:p>0.5353846154</text:p>
          </table:table-cell>
          <table:table-cell office:value-type="float" office:value="32.1465517241379">
            <text:p>32.1465517241</text:p>
          </table:table-cell>
          <table:table-cell/>
          <table:table-cell office:value-type="string">
            <text:p>7021</text:p>
          </table:table-cell>
          <table:table-cell office:value-type="string">
            <text:p>651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629.73">
            <text:p>629.73</text:p>
          </table:table-cell>
          <table:table-cell office:value-type="float" office:value="223.74">
            <text:p>223.74</text:p>
          </table:table-cell>
          <table:table-cell office:value-type="float" office:value="2.81456154465004">
            <text:p>2.8145615447</text:p>
          </table:table-cell>
          <table:table-cell office:value-type="float" office:value="0.538461538461538">
            <text:p>0.5384615385</text:p>
          </table:table-cell>
          <table:table-cell office:value-type="float" office:value="31.9628571428571">
            <text:p>31.96285714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1.32">
            <text:p>1.32</text:p>
          </table:table-cell>
          <table:table-cell office:value-type="float" office:value="9">
            <text:p>9</text:p>
          </table:table-cell>
          <table:table-cell office:value-type="float" office:value="118.53">
            <text:p>118.53</text:p>
          </table:table-cell>
          <table:table-cell office:value-type="float" office:value="34.29">
            <text:p>34.29</text:p>
          </table:table-cell>
          <table:table-cell office:value-type="float" office:value="3.45669291338583">
            <text:p>3.4566929134</text:p>
          </table:table-cell>
          <table:table-cell office:value-type="float" office:value="0.146666666666667">
            <text:p>0.1466666667</text:p>
          </table:table-cell>
          <table:table-cell office:value-type="float" office:value="25.9772727272727">
            <text:p>25.9772727273</text:p>
          </table:table-cell>
          <table:table-cell/>
          <table:table-cell office:value-type="string">
            <text:p>7079</text:p>
          </table:table-cell>
          <table:table-cell office:value-type="string">
            <text:p>6515</text:p>
          </table:table-cell>
          <table:table-cell office:value-type="float" office:value="1.34">
            <text:p>1.34</text:p>
          </table:table-cell>
          <table:table-cell office:value-type="float" office:value="9">
            <text:p>9</text:p>
          </table:table-cell>
          <table:table-cell office:value-type="float" office:value="120.69">
            <text:p>120.69</text:p>
          </table:table-cell>
          <table:table-cell office:value-type="float" office:value="34.29">
            <text:p>34.29</text:p>
          </table:table-cell>
          <table:table-cell office:value-type="float" office:value="3.51968503937008">
            <text:p>3.5196850394</text:p>
          </table:table-cell>
          <table:table-cell office:value-type="float" office:value="0.148888888888889">
            <text:p>0.1488888889</text:p>
          </table:table-cell>
          <table:table-cell office:value-type="float" office:value="25.589552238806">
            <text:p>25.58955223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1.34">
            <text:p>1.34</text:p>
          </table:table-cell>
          <table:table-cell office:value-type="float" office:value="8">
            <text:p>8</text:p>
          </table:table-cell>
          <table:table-cell office:value-type="float" office:value="120.33">
            <text:p>120.33</text:p>
          </table:table-cell>
          <table:table-cell office:value-type="float" office:value="35.5">
            <text:p>35.5</text:p>
          </table:table-cell>
          <table:table-cell office:value-type="float" office:value="3.38957746478873">
            <text:p>3.3895774648</text:p>
          </table:table-cell>
          <table:table-cell office:value-type="float" office:value="0.1675">
            <text:p>0.1675</text:p>
          </table:table-cell>
          <table:table-cell office:value-type="float" office:value="26.4925373134328">
            <text:p>26.4925373134</text:p>
          </table:table-cell>
          <table:table-cell/>
          <table:table-cell office:value-type="string">
            <text:p>7081</text:p>
          </table:table-cell>
          <table:table-cell office:value-type="string">
            <text:p>6515</text:p>
          </table:table-cell>
          <table:table-cell office:value-type="float" office:value="1.51">
            <text:p>1.51</text:p>
          </table:table-cell>
          <table:table-cell office:value-type="float" office:value="8">
            <text:p>8</text:p>
          </table:table-cell>
          <table:table-cell office:value-type="float" office:value="135.99">
            <text:p>135.99</text:p>
          </table:table-cell>
          <table:table-cell office:value-type="float" office:value="35.5">
            <text:p>35.5</text:p>
          </table:table-cell>
          <table:table-cell office:value-type="float" office:value="3.83070422535211">
            <text:p>3.8307042254</text:p>
          </table:table-cell>
          <table:table-cell office:value-type="float" office:value="0.18875">
            <text:p>0.18875</text:p>
          </table:table-cell>
          <table:table-cell office:value-type="float" office:value="23.5099337748344">
            <text:p>23.50993377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7.39">
            <text:p>7.39</text:p>
          </table:table-cell>
          <table:table-cell office:value-type="float" office:value="10">
            <text:p>10</text:p>
          </table:table-cell>
          <table:table-cell office:value-type="float" office:value="665.01">
            <text:p>665.01</text:p>
          </table:table-cell>
          <table:table-cell office:value-type="float" office:value="331.55">
            <text:p>331.55</text:p>
          </table:table-cell>
          <table:table-cell office:value-type="float" office:value="2.00576082038908">
            <text:p>2.0057608204</text:p>
          </table:table-cell>
          <table:table-cell office:value-type="float" office:value="0.739">
            <text:p>0.739</text:p>
          </table:table-cell>
          <table:table-cell office:value-type="float" office:value="44.8646820027064">
            <text:p>44.8646820027</text:p>
          </table:table-cell>
          <table:table-cell/>
          <table:table-cell office:value-type="string">
            <text:p>7094</text:p>
          </table:table-cell>
          <table:table-cell office:value-type="string">
            <text:p>6515</text:p>
          </table:table-cell>
          <table:table-cell office:value-type="float" office:value="7.5">
            <text:p>7.5</text:p>
          </table:table-cell>
          <table:table-cell office:value-type="float" office:value="11">
            <text:p>11</text:p>
          </table:table-cell>
          <table:table-cell office:value-type="float" office:value="675.36">
            <text:p>675.36</text:p>
          </table:table-cell>
          <table:table-cell office:value-type="float" office:value="331.55">
            <text:p>331.55</text:p>
          </table:table-cell>
          <table:table-cell office:value-type="float" office:value="2.03697783139798">
            <text:p>2.0369778314</text:p>
          </table:table-cell>
          <table:table-cell office:value-type="float" office:value="0.681818181818182">
            <text:p>0.6818181818</text:p>
          </table:table-cell>
          <table:table-cell office:value-type="float" office:value="44.2066666666667">
            <text:p>44.2066666667</text:p>
          </table:table-cell>
          <table:table-cell table:number-columns-repeated="1005"/>
        </table:table-row>
        <table:table-row table:style-name="ro1">
          <table:table-cell office:value-type="string">
            <text:p>6516</text:p>
          </table:table-cell>
          <table:table-cell office:value-type="string">
            <text:p>608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69.73">
            <text:p>269.73</text:p>
          </table:table-cell>
          <table:table-cell office:value-type="float" office:value="58.34">
            <text:p>58.34</text:p>
          </table:table-cell>
          <table:table-cell office:value-type="float" office:value="4.62341446691807">
            <text:p>4.6234144669</text:p>
          </table:table-cell>
          <table:table-cell office:value-type="float" office:value="0.375">
            <text:p>0.375</text:p>
          </table:table-cell>
          <table:table-cell office:value-type="float" office:value="19.4466666666667">
            <text:p>19.4466666667</text:p>
          </table:table-cell>
          <table:table-cell/>
          <table:table-cell office:value-type="string">
            <text:p>6087</text:p>
          </table:table-cell>
          <table:table-cell office:value-type="string">
            <text:p>6516</text:p>
          </table:table-cell>
          <table:table-cell office:value-type="float" office:value="2.81">
            <text:p>2.81</text:p>
          </table:table-cell>
          <table:table-cell office:value-type="float" office:value="8">
            <text:p>8</text:p>
          </table:table-cell>
          <table:table-cell office:value-type="float" office:value="252.81">
            <text:p>252.81</text:p>
          </table:table-cell>
          <table:table-cell office:value-type="float" office:value="58.34">
            <text:p>58.34</text:p>
          </table:table-cell>
          <table:table-cell office:value-type="float" office:value="4.33339046966061">
            <text:p>4.3333904697</text:p>
          </table:table-cell>
          <table:table-cell office:value-type="float" office:value="0.35125">
            <text:p>0.35125</text:p>
          </table:table-cell>
          <table:table-cell office:value-type="float" office:value="20.7615658362989">
            <text:p>20.76156583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8.44">
            <text:p>8.44</text:p>
          </table:table-cell>
          <table:table-cell office:value-type="float" office:value="9">
            <text:p>9</text:p>
          </table:table-cell>
          <table:table-cell office:value-type="float" office:value="759.15">
            <text:p>759.15</text:p>
          </table:table-cell>
          <table:table-cell office:value-type="float" office:value="55.76">
            <text:p>55.76</text:p>
          </table:table-cell>
          <table:table-cell office:value-type="float" office:value="13.6145982783357">
            <text:p>13.6145982783</text:p>
          </table:table-cell>
          <table:table-cell office:value-type="float" office:value="0.937777777777777">
            <text:p>0.9377777778</text:p>
          </table:table-cell>
          <table:table-cell office:value-type="float" office:value="6.60663507109005">
            <text:p>6.6066350711</text:p>
          </table:table-cell>
          <table:table-cell/>
          <table:table-cell office:value-type="string">
            <text:p>6382</text:p>
          </table:table-cell>
          <table:table-cell office:value-type="string">
            <text:p>6516</text:p>
          </table:table-cell>
          <table:table-cell office:value-type="float" office:value="8.21">
            <text:p>8.21</text:p>
          </table:table-cell>
          <table:table-cell office:value-type="float" office:value="9">
            <text:p>9</text:p>
          </table:table-cell>
          <table:table-cell office:value-type="float" office:value="738.9">
            <text:p>738.9</text:p>
          </table:table-cell>
          <table:table-cell office:value-type="float" office:value="55.76">
            <text:p>55.76</text:p>
          </table:table-cell>
          <table:table-cell office:value-type="float" office:value="13.2514347202296">
            <text:p>13.2514347202</text:p>
          </table:table-cell>
          <table:table-cell office:value-type="float" office:value="0.912222222222222">
            <text:p>0.9122222222</text:p>
          </table:table-cell>
          <table:table-cell office:value-type="float" office:value="6.79171741778319">
            <text:p>6.79171741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7.33">
            <text:p>7.33</text:p>
          </table:table-cell>
          <table:table-cell office:value-type="float" office:value="8">
            <text:p>8</text:p>
          </table:table-cell>
          <table:table-cell office:value-type="float" office:value="659.97">
            <text:p>659.97</text:p>
          </table:table-cell>
          <table:table-cell office:value-type="float" office:value="59.6">
            <text:p>59.6</text:p>
          </table:table-cell>
          <table:table-cell office:value-type="float" office:value="11.073322147651">
            <text:p>11.0733221477</text:p>
          </table:table-cell>
          <table:table-cell office:value-type="float" office:value="0.91625">
            <text:p>0.91625</text:p>
          </table:table-cell>
          <table:table-cell office:value-type="float" office:value="8.13096862210096">
            <text:p>8.1309686221</text:p>
          </table:table-cell>
          <table:table-cell/>
          <table:table-cell office:value-type="string">
            <text:p>6405</text:p>
          </table:table-cell>
          <table:table-cell office:value-type="string">
            <text:p>6516</text:p>
          </table:table-cell>
          <table:table-cell office:value-type="float" office:value="7.31">
            <text:p>7.31</text:p>
          </table:table-cell>
          <table:table-cell office:value-type="float" office:value="13">
            <text:p>13</text:p>
          </table:table-cell>
          <table:table-cell office:value-type="float" office:value="658.08">
            <text:p>658.08</text:p>
          </table:table-cell>
          <table:table-cell office:value-type="float" office:value="59.6">
            <text:p>59.6</text:p>
          </table:table-cell>
          <table:table-cell office:value-type="float" office:value="11.041610738255">
            <text:p>11.0416107383</text:p>
          </table:table-cell>
          <table:table-cell office:value-type="float" office:value="0.562307692307692">
            <text:p>0.5623076923</text:p>
          </table:table-cell>
          <table:table-cell office:value-type="float" office:value="8.15321477428181">
            <text:p>8.15321477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8.62">
            <text:p>8.62</text:p>
          </table:table-cell>
          <table:table-cell office:value-type="float" office:value="11">
            <text:p>11</text:p>
          </table:table-cell>
          <table:table-cell office:value-type="float" office:value="776.07">
            <text:p>776.07</text:p>
          </table:table-cell>
          <table:table-cell office:value-type="float" office:value="341.14">
            <text:p>341.14</text:p>
          </table:table-cell>
          <table:table-cell office:value-type="float" office:value="2.27493111332591">
            <text:p>2.2749311133</text:p>
          </table:table-cell>
          <table:table-cell office:value-type="float" office:value="0.783636363636364">
            <text:p>0.7836363636</text:p>
          </table:table-cell>
          <table:table-cell office:value-type="float" office:value="39.5754060324826">
            <text:p>39.5754060325</text:p>
          </table:table-cell>
          <table:table-cell/>
          <table:table-cell office:value-type="string">
            <text:p>6423</text:p>
          </table:table-cell>
          <table:table-cell office:value-type="string">
            <text:p>6516</text:p>
          </table:table-cell>
          <table:table-cell office:value-type="float" office:value="8.51">
            <text:p>8.51</text:p>
          </table:table-cell>
          <table:table-cell office:value-type="float" office:value="11">
            <text:p>11</text:p>
          </table:table-cell>
          <table:table-cell office:value-type="float" office:value="765.99">
            <text:p>765.99</text:p>
          </table:table-cell>
          <table:table-cell office:value-type="float" office:value="341.14">
            <text:p>341.14</text:p>
          </table:table-cell>
          <table:table-cell office:value-type="float" office:value="2.24538312716187">
            <text:p>2.2453831272</text:p>
          </table:table-cell>
          <table:table-cell office:value-type="float" office:value="0.773636363636364">
            <text:p>0.7736363636</text:p>
          </table:table-cell>
          <table:table-cell office:value-type="float" office:value="40.0869565217391">
            <text:p>40.08695652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2.6">
            <text:p>2.6</text:p>
          </table:table-cell>
          <table:table-cell office:value-type="float" office:value="11">
            <text:p>11</text:p>
          </table:table-cell>
          <table:table-cell office:value-type="float" office:value="233.64">
            <text:p>233.64</text:p>
          </table:table-cell>
          <table:table-cell office:value-type="float" office:value="32.17">
            <text:p>32.17</text:p>
          </table:table-cell>
          <table:table-cell office:value-type="float" office:value="7.26266708113149">
            <text:p>7.2626670811</text:p>
          </table:table-cell>
          <table:table-cell office:value-type="float" office:value="0.236363636363636">
            <text:p>0.2363636364</text:p>
          </table:table-cell>
          <table:table-cell office:value-type="float" office:value="12.3730769230769">
            <text:p>12.3730769231</text:p>
          </table:table-cell>
          <table:table-cell/>
          <table:table-cell office:value-type="string">
            <text:p>6446</text:p>
          </table:table-cell>
          <table:table-cell office:value-type="string">
            <text:p>6516</text:p>
          </table:table-cell>
          <table:table-cell office:value-type="float" office:value="2.59">
            <text:p>2.59</text:p>
          </table:table-cell>
          <table:table-cell office:value-type="float" office:value="10">
            <text:p>10</text:p>
          </table:table-cell>
          <table:table-cell office:value-type="float" office:value="233.19">
            <text:p>233.19</text:p>
          </table:table-cell>
          <table:table-cell office:value-type="float" office:value="32.17">
            <text:p>32.17</text:p>
          </table:table-cell>
          <table:table-cell office:value-type="float" office:value="7.24867889337892">
            <text:p>7.2486788934</text:p>
          </table:table-cell>
          <table:table-cell office:value-type="float" office:value="0.259">
            <text:p>0.259</text:p>
          </table:table-cell>
          <table:table-cell office:value-type="float" office:value="12.4208494208494">
            <text:p>12.420849420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10.19">
            <text:p>10.19</text:p>
          </table:table-cell>
          <table:table-cell office:value-type="float" office:value="10">
            <text:p>10</text:p>
          </table:table-cell>
          <table:table-cell office:value-type="float" office:value="917.46">
            <text:p>917.46</text:p>
          </table:table-cell>
          <table:table-cell office:value-type="float" office:value="60.24">
            <text:p>60.24</text:p>
          </table:table-cell>
          <table:table-cell office:value-type="float" office:value="15.2300796812749">
            <text:p>15.2300796813</text:p>
          </table:table-cell>
          <table:table-cell office:value-type="float" office:value="1.019">
            <text:p>1.019</text:p>
          </table:table-cell>
          <table:table-cell office:value-type="float" office:value="5.91167811579981">
            <text:p>5.9116781158</text:p>
          </table:table-cell>
          <table:table-cell/>
          <table:table-cell office:value-type="string">
            <text:p>6451</text:p>
          </table:table-cell>
          <table:table-cell office:value-type="string">
            <text:p>6516</text:p>
          </table:table-cell>
          <table:table-cell office:value-type="float" office:value="10.07">
            <text:p>10.07</text:p>
          </table:table-cell>
          <table:table-cell office:value-type="float" office:value="10">
            <text:p>10</text:p>
          </table:table-cell>
          <table:table-cell office:value-type="float" office:value="906.66">
            <text:p>906.66</text:p>
          </table:table-cell>
          <table:table-cell office:value-type="float" office:value="60.24">
            <text:p>60.24</text:p>
          </table:table-cell>
          <table:table-cell office:value-type="float" office:value="15.050796812749">
            <text:p>15.0507968127</text:p>
          </table:table-cell>
          <table:table-cell office:value-type="float" office:value="1.007">
            <text:p>1.007</text:p>
          </table:table-cell>
          <table:table-cell office:value-type="float" office:value="5.98212512413108">
            <text:p>5.98212512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3.16">
            <text:p>3.16</text:p>
          </table:table-cell>
          <table:table-cell office:value-type="float" office:value="255">
            <text:p>255</text:p>
          </table:table-cell>
          <table:table-cell office:value-type="float" office:value="284.22">
            <text:p>284.22</text:p>
          </table:table-cell>
          <table:table-cell office:value-type="float" office:value="30.1">
            <text:p>30.1</text:p>
          </table:table-cell>
          <table:table-cell office:value-type="float" office:value="9.44252491694352">
            <text:p>9.4425249169</text:p>
          </table:table-cell>
          <table:table-cell office:value-type="float" office:value="0.0123921568627451">
            <text:p>0.0123921569</text:p>
          </table:table-cell>
          <table:table-cell office:value-type="float" office:value="9.5253164556962">
            <text:p>9.5253164557</text:p>
          </table:table-cell>
          <table:table-cell/>
          <table:table-cell office:value-type="string">
            <text:p>6471</text:p>
          </table:table-cell>
          <table:table-cell office:value-type="string">
            <text:p>6516</text:p>
          </table:table-cell>
          <table:table-cell office:value-type="float" office:value="3.71">
            <text:p>3.71</text:p>
          </table:table-cell>
          <table:table-cell office:value-type="float" office:value="255">
            <text:p>255</text:p>
          </table:table-cell>
          <table:table-cell office:value-type="float" office:value="333.63">
            <text:p>333.63</text:p>
          </table:table-cell>
          <table:table-cell office:value-type="float" office:value="30.1">
            <text:p>30.1</text:p>
          </table:table-cell>
          <table:table-cell office:value-type="float" office:value="11.0840531561462">
            <text:p>11.0840531561</text:p>
          </table:table-cell>
          <table:table-cell office:value-type="float" office:value="0.0145490196078431">
            <text:p>0.0145490196</text:p>
          </table:table-cell>
          <table:table-cell office:value-type="float" office:value="8.11320754716981">
            <text:p>8.11320754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2.71">
            <text:p>2.71</text:p>
          </table:table-cell>
          <table:table-cell office:value-type="float" office:value="1">
            <text:p>1</text:p>
          </table:table-cell>
          <table:table-cell office:value-type="float" office:value="243.45">
            <text:p>243.45</text:p>
          </table:table-cell>
          <table:table-cell office:value-type="float" office:value="139.11">
            <text:p>139.11</text:p>
          </table:table-cell>
          <table:table-cell office:value-type="float" office:value="1.75005391416864">
            <text:p>1.7500539142</text:p>
          </table:table-cell>
          <table:table-cell office:value-type="float" office:value="2.71">
            <text:p>2.71</text:p>
          </table:table-cell>
          <table:table-cell office:value-type="float" office:value="51.3321033210332">
            <text:p>51.332103321</text:p>
          </table:table-cell>
          <table:table-cell/>
          <table:table-cell office:value-type="string">
            <text:p>6499</text:p>
          </table:table-cell>
          <table:table-cell office:value-type="string">
            <text:p>6516</text:p>
          </table:table-cell>
          <table:table-cell office:value-type="float" office:value="2.67">
            <text:p>2.67</text:p>
          </table:table-cell>
          <table:table-cell office:value-type="float" office:value="1">
            <text:p>1</text:p>
          </table:table-cell>
          <table:table-cell office:value-type="float" office:value="240.48">
            <text:p>240.48</text:p>
          </table:table-cell>
          <table:table-cell office:value-type="float" office:value="139.11">
            <text:p>139.11</text:p>
          </table:table-cell>
          <table:table-cell office:value-type="float" office:value="1.72870390338581">
            <text:p>1.7287039034</text:p>
          </table:table-cell>
          <table:table-cell office:value-type="float" office:value="2.67">
            <text:p>2.67</text:p>
          </table:table-cell>
          <table:table-cell office:value-type="float" office:value="52.1011235955056">
            <text:p>52.10112359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6.91">
            <text:p>6.91</text:p>
          </table:table-cell>
          <table:table-cell office:value-type="float" office:value="13">
            <text:p>13</text:p>
          </table:table-cell>
          <table:table-cell office:value-type="float" office:value="621.63">
            <text:p>621.63</text:p>
          </table:table-cell>
          <table:table-cell office:value-type="float" office:value="198.9">
            <text:p>198.9</text:p>
          </table:table-cell>
          <table:table-cell office:value-type="float" office:value="3.12533936651584">
            <text:p>3.1253393665</text:p>
          </table:table-cell>
          <table:table-cell office:value-type="float" office:value="0.531538461538462">
            <text:p>0.5315384615</text:p>
          </table:table-cell>
          <table:table-cell office:value-type="float" office:value="28.7843704775687">
            <text:p>28.7843704776</text:p>
          </table:table-cell>
          <table:table-cell/>
          <table:table-cell office:value-type="string">
            <text:p>6501</text:p>
          </table:table-cell>
          <table:table-cell office:value-type="string">
            <text:p>6516</text:p>
          </table:table-cell>
          <table:table-cell office:value-type="float" office:value="6.7">
            <text:p>6.7</text:p>
          </table:table-cell>
          <table:table-cell office:value-type="float" office:value="10">
            <text:p>10</text:p>
          </table:table-cell>
          <table:table-cell office:value-type="float" office:value="602.55">
            <text:p>602.55</text:p>
          </table:table-cell>
          <table:table-cell office:value-type="float" office:value="198.9">
            <text:p>198.9</text:p>
          </table:table-cell>
          <table:table-cell office:value-type="float" office:value="3.02941176470588">
            <text:p>3.0294117647</text:p>
          </table:table-cell>
          <table:table-cell office:value-type="float" office:value="0.67">
            <text:p>0.67</text:p>
          </table:table-cell>
          <table:table-cell office:value-type="float" office:value="29.6865671641791">
            <text:p>29.68656716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4.92">
            <text:p>4.92</text:p>
          </table:table-cell>
          <table:table-cell office:value-type="float" office:value="10">
            <text:p>10</text:p>
          </table:table-cell>
          <table:table-cell office:value-type="float" office:value="442.98">
            <text:p>442.98</text:p>
          </table:table-cell>
          <table:table-cell office:value-type="float" office:value="135.57">
            <text:p>135.57</text:p>
          </table:table-cell>
          <table:table-cell office:value-type="float" office:value="3.26753706572251">
            <text:p>3.2675370657</text:p>
          </table:table-cell>
          <table:table-cell office:value-type="float" office:value="0.492">
            <text:p>0.492</text:p>
          </table:table-cell>
          <table:table-cell office:value-type="float" office:value="27.5548780487805">
            <text:p>27.5548780488</text:p>
          </table:table-cell>
          <table:table-cell/>
          <table:table-cell office:value-type="string">
            <text:p>6512</text:p>
          </table:table-cell>
          <table:table-cell office:value-type="string">
            <text:p>6516</text:p>
          </table:table-cell>
          <table:table-cell office:value-type="float" office:value="5.07">
            <text:p>5.07</text:p>
          </table:table-cell>
          <table:table-cell office:value-type="float" office:value="10">
            <text:p>10</text:p>
          </table:table-cell>
          <table:table-cell office:value-type="float" office:value="455.94">
            <text:p>455.94</text:p>
          </table:table-cell>
          <table:table-cell office:value-type="float" office:value="135.57">
            <text:p>135.57</text:p>
          </table:table-cell>
          <table:table-cell office:value-type="float" office:value="3.36313343660102">
            <text:p>3.3631334366</text:p>
          </table:table-cell>
          <table:table-cell office:value-type="float" office:value="0.507">
            <text:p>0.507</text:p>
          </table:table-cell>
          <table:table-cell office:value-type="float" office:value="26.7396449704142">
            <text:p>26.73964497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0.93">
            <text:p>0.93</text:p>
          </table:table-cell>
          <table:table-cell office:value-type="float" office:value="1">
            <text:p>1</text:p>
          </table:table-cell>
          <table:table-cell office:value-type="float" office:value="84.06">
            <text:p>84.06</text:p>
          </table:table-cell>
          <table:table-cell office:value-type="float" office:value="0.11">
            <text:p>0.11</text:p>
          </table:table-cell>
          <table:table-cell office:value-type="float" office:value="764.181818181818">
            <text:p>764.1818181818</text:p>
          </table:table-cell>
          <table:table-cell office:value-type="float" office:value="0.93">
            <text:p>0.93</text:p>
          </table:table-cell>
          <table:table-cell office:value-type="float" office:value="0.118279569892473">
            <text:p>0.1182795699</text:p>
          </table:table-cell>
          <table:table-cell/>
          <table:table-cell office:value-type="string">
            <text:p>6515</text:p>
          </table:table-cell>
          <table:table-cell office:value-type="string">
            <text:p>6516</text:p>
          </table:table-cell>
          <table:table-cell office:value-type="float" office:value="0.93">
            <text:p>0.93</text:p>
          </table:table-cell>
          <table:table-cell office:value-type="float" office:value="1">
            <text:p>1</text:p>
          </table:table-cell>
          <table:table-cell office:value-type="float" office:value="83.43">
            <text:p>83.43</text:p>
          </table:table-cell>
          <table:table-cell office:value-type="float" office:value="0.11">
            <text:p>0.11</text:p>
          </table:table-cell>
          <table:table-cell office:value-type="float" office:value="758.454545454546">
            <text:p>758.4545454545</text:p>
          </table:table-cell>
          <table:table-cell office:value-type="float" office:value="0.93">
            <text:p>0.93</text:p>
          </table:table-cell>
          <table:table-cell office:value-type="float" office:value="0.118279569892473">
            <text:p>0.118279569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9.52">
            <text:p>9.52</text:p>
          </table:table-cell>
          <table:table-cell office:value-type="float" office:value="12">
            <text:p>12</text:p>
          </table:table-cell>
          <table:table-cell office:value-type="float" office:value="856.35">
            <text:p>856.35</text:p>
          </table:table-cell>
          <table:table-cell office:value-type="float" office:value="338.51">
            <text:p>338.51</text:p>
          </table:table-cell>
          <table:table-cell office:value-type="float" office:value="2.52976278396502">
            <text:p>2.529762784</text:p>
          </table:table-cell>
          <table:table-cell office:value-type="float" office:value="0.793333333333333">
            <text:p>0.7933333333</text:p>
          </table:table-cell>
          <table:table-cell office:value-type="float" office:value="35.5577731092437">
            <text:p>35.5577731092</text:p>
          </table:table-cell>
          <table:table-cell/>
          <table:table-cell office:value-type="string">
            <text:p>6519</text:p>
          </table:table-cell>
          <table:table-cell office:value-type="string">
            <text:p>6516</text:p>
          </table:table-cell>
          <table:table-cell office:value-type="float" office:value="9.14">
            <text:p>9.14</text:p>
          </table:table-cell>
          <table:table-cell office:value-type="float" office:value="10">
            <text:p>10</text:p>
          </table:table-cell>
          <table:table-cell office:value-type="float" office:value="822.87">
            <text:p>822.87</text:p>
          </table:table-cell>
          <table:table-cell office:value-type="float" office:value="338.51">
            <text:p>338.51</text:p>
          </table:table-cell>
          <table:table-cell office:value-type="float" office:value="2.43085876340433">
            <text:p>2.4308587634</text:p>
          </table:table-cell>
          <table:table-cell office:value-type="float" office:value="0.914">
            <text:p>0.914</text:p>
          </table:table-cell>
          <table:table-cell office:value-type="float" office:value="37.0361050328228">
            <text:p>37.03610503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0.07">
            <text:p>10.07</text:p>
          </table:table-cell>
          <table:table-cell office:value-type="float" office:value="8">
            <text:p>8</text:p>
          </table:table-cell>
          <table:table-cell office:value-type="float" office:value="906.3">
            <text:p>906.3</text:p>
          </table:table-cell>
          <table:table-cell office:value-type="float" office:value="339.3">
            <text:p>339.3</text:p>
          </table:table-cell>
          <table:table-cell office:value-type="float" office:value="2.6710875331565">
            <text:p>2.6710875332</text:p>
          </table:table-cell>
          <table:table-cell office:value-type="float" office:value="1.25875">
            <text:p>1.25875</text:p>
          </table:table-cell>
          <table:table-cell office:value-type="float" office:value="33.6941410129096">
            <text:p>33.6941410129</text:p>
          </table:table-cell>
          <table:table-cell/>
          <table:table-cell office:value-type="string">
            <text:p>6532</text:p>
          </table:table-cell>
          <table:table-cell office:value-type="string">
            <text:p>6516</text:p>
          </table:table-cell>
          <table:table-cell office:value-type="float" office:value="10.05">
            <text:p>10.05</text:p>
          </table:table-cell>
          <table:table-cell office:value-type="float" office:value="8">
            <text:p>8</text:p>
          </table:table-cell>
          <table:table-cell office:value-type="float" office:value="904.14">
            <text:p>904.14</text:p>
          </table:table-cell>
          <table:table-cell office:value-type="float" office:value="339.3">
            <text:p>339.3</text:p>
          </table:table-cell>
          <table:table-cell office:value-type="float" office:value="2.66472148541114">
            <text:p>2.6647214854</text:p>
          </table:table-cell>
          <table:table-cell office:value-type="float" office:value="1.25625">
            <text:p>1.25625</text:p>
          </table:table-cell>
          <table:table-cell office:value-type="float" office:value="33.7611940298507">
            <text:p>33.761194029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8.98">
            <text:p>8.98</text:p>
          </table:table-cell>
          <table:table-cell office:value-type="float" office:value="11">
            <text:p>11</text:p>
          </table:table-cell>
          <table:table-cell office:value-type="float" office:value="808.11">
            <text:p>808.11</text:p>
          </table:table-cell>
          <table:table-cell office:value-type="float" office:value="192.75">
            <text:p>192.75</text:p>
          </table:table-cell>
          <table:table-cell office:value-type="float" office:value="4.19252918287938">
            <text:p>4.1925291829</text:p>
          </table:table-cell>
          <table:table-cell office:value-type="float" office:value="0.816363636363636">
            <text:p>0.8163636364</text:p>
          </table:table-cell>
          <table:table-cell office:value-type="float" office:value="21.4643652561247">
            <text:p>21.4643652561</text:p>
          </table:table-cell>
          <table:table-cell/>
          <table:table-cell office:value-type="string">
            <text:p>6552</text:p>
          </table:table-cell>
          <table:table-cell office:value-type="string">
            <text:p>6516</text:p>
          </table:table-cell>
          <table:table-cell office:value-type="float" office:value="9.09">
            <text:p>9.09</text:p>
          </table:table-cell>
          <table:table-cell office:value-type="float" office:value="10">
            <text:p>10</text:p>
          </table:table-cell>
          <table:table-cell office:value-type="float" office:value="818.46">
            <text:p>818.46</text:p>
          </table:table-cell>
          <table:table-cell office:value-type="float" office:value="192.75">
            <text:p>192.75</text:p>
          </table:table-cell>
          <table:table-cell office:value-type="float" office:value="4.24622568093385">
            <text:p>4.2462256809</text:p>
          </table:table-cell>
          <table:table-cell office:value-type="float" office:value="0.909">
            <text:p>0.909</text:p>
          </table:table-cell>
          <table:table-cell office:value-type="float" office:value="21.2046204620462">
            <text:p>21.2046204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2.84">
            <text:p>2.84</text:p>
          </table:table-cell>
          <table:table-cell office:value-type="float" office:value="9">
            <text:p>9</text:p>
          </table:table-cell>
          <table:table-cell office:value-type="float" office:value="255.6">
            <text:p>255.6</text:p>
          </table:table-cell>
          <table:table-cell office:value-type="float" office:value="60.47">
            <text:p>60.47</text:p>
          </table:table-cell>
          <table:table-cell office:value-type="float" office:value="4.22688936662808">
            <text:p>4.2268893666</text:p>
          </table:table-cell>
          <table:table-cell office:value-type="float" office:value="0.315555555555555">
            <text:p>0.3155555556</text:p>
          </table:table-cell>
          <table:table-cell office:value-type="float" office:value="21.2922535211268">
            <text:p>21.2922535211</text:p>
          </table:table-cell>
          <table:table-cell/>
          <table:table-cell office:value-type="string">
            <text:p>6559</text:p>
          </table:table-cell>
          <table:table-cell office:value-type="string">
            <text:p>6516</text:p>
          </table:table-cell>
          <table:table-cell office:value-type="float" office:value="2.82">
            <text:p>2.82</text:p>
          </table:table-cell>
          <table:table-cell office:value-type="float" office:value="12">
            <text:p>12</text:p>
          </table:table-cell>
          <table:table-cell office:value-type="float" office:value="253.53">
            <text:p>253.53</text:p>
          </table:table-cell>
          <table:table-cell office:value-type="float" office:value="60.47">
            <text:p>60.47</text:p>
          </table:table-cell>
          <table:table-cell office:value-type="float" office:value="4.1926575161237">
            <text:p>4.1926575161</text:p>
          </table:table-cell>
          <table:table-cell office:value-type="float" office:value="0.235">
            <text:p>0.235</text:p>
          </table:table-cell>
          <table:table-cell office:value-type="float" office:value="21.4432624113475">
            <text:p>21.44326241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2.73">
            <text:p>2.73</text:p>
          </table:table-cell>
          <table:table-cell office:value-type="float" office:value="11">
            <text:p>11</text:p>
          </table:table-cell>
          <table:table-cell office:value-type="float" office:value="245.25">
            <text:p>245.25</text:p>
          </table:table-cell>
          <table:table-cell office:value-type="float" office:value="32.98">
            <text:p>32.98</text:p>
          </table:table-cell>
          <table:table-cell office:value-type="float" office:value="7.43632504548211">
            <text:p>7.4363250455</text:p>
          </table:table-cell>
          <table:table-cell office:value-type="float" office:value="0.248181818181818">
            <text:p>0.2481818182</text:p>
          </table:table-cell>
          <table:table-cell office:value-type="float" office:value="12.0805860805861">
            <text:p>12.0805860806</text:p>
          </table:table-cell>
          <table:table-cell/>
          <table:table-cell office:value-type="string">
            <text:p>6562</text:p>
          </table:table-cell>
          <table:table-cell office:value-type="string">
            <text:p>6516</text:p>
          </table:table-cell>
          <table:table-cell office:value-type="float" office:value="2.51">
            <text:p>2.51</text:p>
          </table:table-cell>
          <table:table-cell office:value-type="float" office:value="11">
            <text:p>11</text:p>
          </table:table-cell>
          <table:table-cell office:value-type="float" office:value="225.9">
            <text:p>225.9</text:p>
          </table:table-cell>
          <table:table-cell office:value-type="float" office:value="32.98">
            <text:p>32.98</text:p>
          </table:table-cell>
          <table:table-cell office:value-type="float" office:value="6.84960582171013">
            <text:p>6.8496058217</text:p>
          </table:table-cell>
          <table:table-cell office:value-type="float" office:value="0.228181818181818">
            <text:p>0.2281818182</text:p>
          </table:table-cell>
          <table:table-cell office:value-type="float" office:value="13.1394422310757">
            <text:p>13.13944223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4.89">
            <text:p>4.89</text:p>
          </table:table-cell>
          <table:table-cell office:value-type="float" office:value="10">
            <text:p>10</text:p>
          </table:table-cell>
          <table:table-cell office:value-type="float" office:value="440.55">
            <text:p>440.55</text:p>
          </table:table-cell>
          <table:table-cell office:value-type="float" office:value="114.52">
            <text:p>114.52</text:p>
          </table:table-cell>
          <table:table-cell office:value-type="float" office:value="3.84692630108278">
            <text:p>3.8469263011</text:p>
          </table:table-cell>
          <table:table-cell office:value-type="float" office:value="0.489">
            <text:p>0.489</text:p>
          </table:table-cell>
          <table:table-cell office:value-type="float" office:value="23.4192229038855">
            <text:p>23.4192229039</text:p>
          </table:table-cell>
          <table:table-cell/>
          <table:table-cell office:value-type="string">
            <text:p>6609</text:p>
          </table:table-cell>
          <table:table-cell office:value-type="string">
            <text:p>6516</text:p>
          </table:table-cell>
          <table:table-cell office:value-type="float" office:value="4.91">
            <text:p>4.91</text:p>
          </table:table-cell>
          <table:table-cell office:value-type="float" office:value="10">
            <text:p>10</text:p>
          </table:table-cell>
          <table:table-cell office:value-type="float" office:value="441.99">
            <text:p>441.99</text:p>
          </table:table-cell>
          <table:table-cell office:value-type="float" office:value="114.52">
            <text:p>114.52</text:p>
          </table:table-cell>
          <table:table-cell office:value-type="float" office:value="3.85950052392595">
            <text:p>3.8595005239</text:p>
          </table:table-cell>
          <table:table-cell office:value-type="float" office:value="0.491">
            <text:p>0.491</text:p>
          </table:table-cell>
          <table:table-cell office:value-type="float" office:value="23.3238289205703">
            <text:p>23.32382892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3.96">
            <text:p>3.96</text:p>
          </table:table-cell>
          <table:table-cell office:value-type="float" office:value="10">
            <text:p>10</text:p>
          </table:table-cell>
          <table:table-cell office:value-type="float" office:value="356.4">
            <text:p>356.4</text:p>
          </table:table-cell>
          <table:table-cell office:value-type="float" office:value="91.81">
            <text:p>91.81</text:p>
          </table:table-cell>
          <table:table-cell office:value-type="float" office:value="3.8819300729768">
            <text:p>3.881930073</text:p>
          </table:table-cell>
          <table:table-cell office:value-type="float" office:value="0.396">
            <text:p>0.396</text:p>
          </table:table-cell>
          <table:table-cell office:value-type="float" office:value="23.1843434343434">
            <text:p>23.1843434343</text:p>
          </table:table-cell>
          <table:table-cell/>
          <table:table-cell office:value-type="string">
            <text:p>6647</text:p>
          </table:table-cell>
          <table:table-cell office:value-type="string">
            <text:p>6516</text:p>
          </table:table-cell>
          <table:table-cell office:value-type="float" office:value="3.55">
            <text:p>3.55</text:p>
          </table:table-cell>
          <table:table-cell office:value-type="float" office:value="10">
            <text:p>10</text:p>
          </table:table-cell>
          <table:table-cell office:value-type="float" office:value="319.86">
            <text:p>319.86</text:p>
          </table:table-cell>
          <table:table-cell office:value-type="float" office:value="91.81">
            <text:p>91.81</text:p>
          </table:table-cell>
          <table:table-cell office:value-type="float" office:value="3.48393421195948">
            <text:p>3.483934212</text:p>
          </table:table-cell>
          <table:table-cell office:value-type="float" office:value="0.355">
            <text:p>0.355</text:p>
          </table:table-cell>
          <table:table-cell office:value-type="float" office:value="25.8619718309859">
            <text:p>25.8619718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2.55">
            <text:p>2.55</text:p>
          </table:table-cell>
          <table:table-cell office:value-type="float" office:value="11">
            <text:p>11</text:p>
          </table:table-cell>
          <table:table-cell office:value-type="float" office:value="229.77">
            <text:p>229.77</text:p>
          </table:table-cell>
          <table:table-cell office:value-type="float" office:value="33.81">
            <text:p>33.81</text:p>
          </table:table-cell>
          <table:table-cell office:value-type="float" office:value="6.79591836734694">
            <text:p>6.7959183673</text:p>
          </table:table-cell>
          <table:table-cell office:value-type="float" office:value="0.231818181818182">
            <text:p>0.2318181818</text:p>
          </table:table-cell>
          <table:table-cell office:value-type="float" office:value="13.2588235294118">
            <text:p>13.2588235294</text:p>
          </table:table-cell>
          <table:table-cell/>
          <table:table-cell office:value-type="string">
            <text:p>6670</text:p>
          </table:table-cell>
          <table:table-cell office:value-type="string">
            <text:p>6516</text:p>
          </table:table-cell>
          <table:table-cell office:value-type="float" office:value="2.68">
            <text:p>2.68</text:p>
          </table:table-cell>
          <table:table-cell office:value-type="float" office:value="11">
            <text:p>11</text:p>
          </table:table-cell>
          <table:table-cell office:value-type="float" office:value="241.11">
            <text:p>241.11</text:p>
          </table:table-cell>
          <table:table-cell office:value-type="float" office:value="33.81">
            <text:p>33.81</text:p>
          </table:table-cell>
          <table:table-cell office:value-type="float" office:value="7.13132209405501">
            <text:p>7.1313220941</text:p>
          </table:table-cell>
          <table:table-cell office:value-type="float" office:value="0.243636363636364">
            <text:p>0.2436363636</text:p>
          </table:table-cell>
          <table:table-cell office:value-type="float" office:value="12.615671641791">
            <text:p>12.61567164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1.2">
            <text:p>21.2</text:p>
          </table:table-cell>
          <table:table-cell office:value-type="float" office:value="13">
            <text:p>13</text:p>
          </table:table-cell>
          <table:table-cell office:value-type="float" office:value="1908.18">
            <text:p>1908.18</text:p>
          </table:table-cell>
          <table:table-cell office:value-type="float" office:value="212.61">
            <text:p>212.61</text:p>
          </table:table-cell>
          <table:table-cell office:value-type="float" office:value="8.97502469310004">
            <text:p>8.9750246931</text:p>
          </table:table-cell>
          <table:table-cell office:value-type="float" office:value="1.63076923076923">
            <text:p>1.6307692308</text:p>
          </table:table-cell>
          <table:table-cell office:value-type="float" office:value="10.0287735849057">
            <text:p>10.0287735849</text:p>
          </table:table-cell>
          <table:table-cell/>
          <table:table-cell office:value-type="string">
            <text:p>6674</text:p>
          </table:table-cell>
          <table:table-cell office:value-type="string">
            <text:p>6516</text:p>
          </table:table-cell>
          <table:table-cell office:value-type="float" office:value="20.78">
            <text:p>20.78</text:p>
          </table:table-cell>
          <table:table-cell office:value-type="float" office:value="13">
            <text:p>13</text:p>
          </table:table-cell>
          <table:table-cell office:value-type="float" office:value="1870.56">
            <text:p>1870.56</text:p>
          </table:table-cell>
          <table:table-cell office:value-type="float" office:value="212.61">
            <text:p>212.61</text:p>
          </table:table-cell>
          <table:table-cell office:value-type="float" office:value="8.79808099336814">
            <text:p>8.7980809934</text:p>
          </table:table-cell>
          <table:table-cell office:value-type="float" office:value="1.59846153846154">
            <text:p>1.5984615385</text:p>
          </table:table-cell>
          <table:table-cell office:value-type="float" office:value="10.2314725697786">
            <text:p>10.23147256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96">
            <text:p>2.96</text:p>
          </table:table-cell>
          <table:table-cell office:value-type="float" office:value="12">
            <text:p>12</text:p>
          </table:table-cell>
          <table:table-cell office:value-type="float" office:value="266.22">
            <text:p>266.22</text:p>
          </table:table-cell>
          <table:table-cell office:value-type="float" office:value="58.28">
            <text:p>58.28</text:p>
          </table:table-cell>
          <table:table-cell office:value-type="float" office:value="4.56794783802334">
            <text:p>4.567947838</text:p>
          </table:table-cell>
          <table:table-cell office:value-type="float" office:value="0.246666666666667">
            <text:p>0.2466666667</text:p>
          </table:table-cell>
          <table:table-cell office:value-type="float" office:value="19.6891891891892">
            <text:p>19.6891891892</text:p>
          </table:table-cell>
          <table:table-cell/>
          <table:table-cell office:value-type="string">
            <text:p>6695</text:p>
          </table:table-cell>
          <table:table-cell office:value-type="string">
            <text:p>6516</text:p>
          </table:table-cell>
          <table:table-cell office:value-type="float" office:value="3.01">
            <text:p>3.01</text:p>
          </table:table-cell>
          <table:table-cell office:value-type="float" office:value="12">
            <text:p>12</text:p>
          </table:table-cell>
          <table:table-cell office:value-type="float" office:value="271.08">
            <text:p>271.08</text:p>
          </table:table-cell>
          <table:table-cell office:value-type="float" office:value="58.28">
            <text:p>58.28</text:p>
          </table:table-cell>
          <table:table-cell office:value-type="float" office:value="4.65133836650652">
            <text:p>4.6513383665</text:p>
          </table:table-cell>
          <table:table-cell office:value-type="float" office:value="0.250833333333333">
            <text:p>0.2508333333</text:p>
          </table:table-cell>
          <table:table-cell office:value-type="float" office:value="19.3621262458472">
            <text:p>19.362126245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2.62">
            <text:p>2.62</text:p>
          </table:table-cell>
          <table:table-cell office:value-type="float" office:value="8">
            <text:p>8</text:p>
          </table:table-cell>
          <table:table-cell office:value-type="float" office:value="235.71">
            <text:p>235.71</text:p>
          </table:table-cell>
          <table:table-cell office:value-type="float" office:value="30.56">
            <text:p>30.56</text:p>
          </table:table-cell>
          <table:table-cell office:value-type="float" office:value="7.71302356020942">
            <text:p>7.7130235602</text:p>
          </table:table-cell>
          <table:table-cell office:value-type="float" office:value="0.3275">
            <text:p>0.3275</text:p>
          </table:table-cell>
          <table:table-cell office:value-type="float" office:value="11.6641221374046">
            <text:p>11.6641221374</text:p>
          </table:table-cell>
          <table:table-cell/>
          <table:table-cell office:value-type="string">
            <text:p>6699</text:p>
          </table:table-cell>
          <table:table-cell office:value-type="string">
            <text:p>6516</text:p>
          </table:table-cell>
          <table:table-cell office:value-type="float" office:value="3.3">
            <text:p>3.3</text:p>
          </table:table-cell>
          <table:table-cell office:value-type="float" office:value="8">
            <text:p>8</text:p>
          </table:table-cell>
          <table:table-cell office:value-type="float" office:value="296.82">
            <text:p>296.82</text:p>
          </table:table-cell>
          <table:table-cell office:value-type="float" office:value="30.56">
            <text:p>30.56</text:p>
          </table:table-cell>
          <table:table-cell office:value-type="float" office:value="9.71269633507854">
            <text:p>9.7126963351</text:p>
          </table:table-cell>
          <table:table-cell office:value-type="float" office:value="0.4125">
            <text:p>0.4125</text:p>
          </table:table-cell>
          <table:table-cell office:value-type="float" office:value="9.26060606060606">
            <text:p>9.26060606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table:number-columns-repeated="2" office:value-type="float" office:value="9">
            <text:p>9</text:p>
          </table:table-cell>
          <table:table-cell office:value-type="float" office:value="810.18">
            <text:p>810.18</text:p>
          </table:table-cell>
          <table:table-cell office:value-type="float" office:value="361.68">
            <text:p>361.68</text:p>
          </table:table-cell>
          <table:table-cell office:value-type="float" office:value="2.24004644990046">
            <text:p>2.2400464499</text:p>
          </table:table-cell>
          <table:table-cell office:value-type="float" office:value="1">
            <text:p>1</text:p>
          </table:table-cell>
          <table:table-cell office:value-type="float" office:value="40.1866666666667">
            <text:p>40.1866666667</text:p>
          </table:table-cell>
          <table:table-cell/>
          <table:table-cell office:value-type="string">
            <text:p>6716</text:p>
          </table:table-cell>
          <table:table-cell office:value-type="string">
            <text:p>6516</text:p>
          </table:table-cell>
          <table:table-cell office:value-type="float" office:value="9.22">
            <text:p>9.22</text:p>
          </table:table-cell>
          <table:table-cell office:value-type="float" office:value="8">
            <text:p>8</text:p>
          </table:table-cell>
          <table:table-cell office:value-type="float" office:value="830.25">
            <text:p>830.25</text:p>
          </table:table-cell>
          <table:table-cell office:value-type="float" office:value="361.68">
            <text:p>361.68</text:p>
          </table:table-cell>
          <table:table-cell office:value-type="float" office:value="2.29553749170537">
            <text:p>2.2955374917</text:p>
          </table:table-cell>
          <table:table-cell office:value-type="float" office:value="1.1525">
            <text:p>1.1525</text:p>
          </table:table-cell>
          <table:table-cell office:value-type="float" office:value="39.2277657266811">
            <text:p>39.22776572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2.15">
            <text:p>2.15</text:p>
          </table:table-cell>
          <table:table-cell office:value-type="float" office:value="8">
            <text:p>8</text:p>
          </table:table-cell>
          <table:table-cell office:value-type="float" office:value="193.41">
            <text:p>193.41</text:p>
          </table:table-cell>
          <table:table-cell office:value-type="float" office:value="32.25">
            <text:p>32.25</text:p>
          </table:table-cell>
          <table:table-cell office:value-type="float" office:value="5.99720930232558">
            <text:p>5.9972093023</text:p>
          </table:table-cell>
          <table:table-cell office:value-type="float" office:value="0.26875">
            <text:p>0.26875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6738</text:p>
          </table:table-cell>
          <table:table-cell office:value-type="string">
            <text:p>6516</text:p>
          </table:table-cell>
          <table:table-cell office:value-type="float" office:value="2.38">
            <text:p>2.38</text:p>
          </table:table-cell>
          <table:table-cell office:value-type="float" office:value="8">
            <text:p>8</text:p>
          </table:table-cell>
          <table:table-cell office:value-type="float" office:value="214.29">
            <text:p>214.29</text:p>
          </table:table-cell>
          <table:table-cell office:value-type="float" office:value="32.25">
            <text:p>32.25</text:p>
          </table:table-cell>
          <table:table-cell office:value-type="float" office:value="6.6446511627907">
            <text:p>6.6446511628</text:p>
          </table:table-cell>
          <table:table-cell office:value-type="float" office:value="0.2975">
            <text:p>0.2975</text:p>
          </table:table-cell>
          <table:table-cell office:value-type="float" office:value="13.5504201680672">
            <text:p>13.55042016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10.36">
            <text:p>810.36</text:p>
          </table:table-cell>
          <table:table-cell office:value-type="float" office:value="242.5">
            <text:p>242.5</text:p>
          </table:table-cell>
          <table:table-cell office:value-type="float" office:value="3.34169072164948">
            <text:p>3.3416907216</text:p>
          </table:table-cell>
          <table:table-cell office:value-type="float" office:value="0.818181818181818">
            <text:p>0.8181818182</text:p>
          </table:table-cell>
          <table:table-cell office:value-type="float" office:value="26.9444444444444">
            <text:p>26.9444444444</text:p>
          </table:table-cell>
          <table:table-cell/>
          <table:table-cell office:value-type="string">
            <text:p>6843</text:p>
          </table:table-cell>
          <table:table-cell office:value-type="string">
            <text:p>6516</text:p>
          </table:table-cell>
          <table:table-cell office:value-type="float" office:value="9.07">
            <text:p>9.07</text:p>
          </table:table-cell>
          <table:table-cell office:value-type="float" office:value="11">
            <text:p>11</text:p>
          </table:table-cell>
          <table:table-cell office:value-type="float" office:value="815.94">
            <text:p>815.94</text:p>
          </table:table-cell>
          <table:table-cell office:value-type="float" office:value="242.5">
            <text:p>242.5</text:p>
          </table:table-cell>
          <table:table-cell office:value-type="float" office:value="3.36470103092784">
            <text:p>3.3647010309</text:p>
          </table:table-cell>
          <table:table-cell office:value-type="float" office:value="0.824545454545455">
            <text:p>0.8245454545</text:p>
          </table:table-cell>
          <table:table-cell office:value-type="float" office:value="26.7364939360529">
            <text:p>26.73649393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2.83">
            <text:p>2.83</text:p>
          </table:table-cell>
          <table:table-cell office:value-type="float" office:value="8">
            <text:p>8</text:p>
          </table:table-cell>
          <table:table-cell office:value-type="float" office:value="254.7">
            <text:p>254.7</text:p>
          </table:table-cell>
          <table:table-cell office:value-type="float" office:value="35.72">
            <text:p>35.72</text:p>
          </table:table-cell>
          <table:table-cell office:value-type="float" office:value="7.13045912653975">
            <text:p>7.1304591265</text:p>
          </table:table-cell>
          <table:table-cell office:value-type="float" office:value="0.35375">
            <text:p>0.35375</text:p>
          </table:table-cell>
          <table:table-cell office:value-type="float" office:value="12.6219081272085">
            <text:p>12.6219081272</text:p>
          </table:table-cell>
          <table:table-cell/>
          <table:table-cell office:value-type="string">
            <text:p>6879</text:p>
          </table:table-cell>
          <table:table-cell office:value-type="string">
            <text:p>6516</text:p>
          </table:table-cell>
          <table:table-cell office:value-type="float" office:value="2.85">
            <text:p>2.85</text:p>
          </table:table-cell>
          <table:table-cell office:value-type="float" office:value="9">
            <text:p>9</text:p>
          </table:table-cell>
          <table:table-cell office:value-type="float" office:value="256.95">
            <text:p>256.95</text:p>
          </table:table-cell>
          <table:table-cell office:value-type="float" office:value="35.72">
            <text:p>35.72</text:p>
          </table:table-cell>
          <table:table-cell office:value-type="float" office:value="7.1934490481523">
            <text:p>7.1934490482</text:p>
          </table:table-cell>
          <table:table-cell office:value-type="float" office:value="0.316666666666667">
            <text:p>0.3166666667</text:p>
          </table:table-cell>
          <table:table-cell office:value-type="float" office:value="12.5333333333333">
            <text:p>12.53333333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9.57">
            <text:p>9.57</text:p>
          </table:table-cell>
          <table:table-cell office:value-type="float" office:value="9">
            <text:p>9</text:p>
          </table:table-cell>
          <table:table-cell office:value-type="float" office:value="861.12">
            <text:p>861.12</text:p>
          </table:table-cell>
          <table:table-cell office:value-type="float" office:value="342.44">
            <text:p>342.44</text:p>
          </table:table-cell>
          <table:table-cell office:value-type="float" office:value="2.51465950239458">
            <text:p>2.5146595024</text:p>
          </table:table-cell>
          <table:table-cell office:value-type="float" office:value="1.06333333333333">
            <text:p>1.0633333333</text:p>
          </table:table-cell>
          <table:table-cell office:value-type="float" office:value="35.7826541274817">
            <text:p>35.7826541275</text:p>
          </table:table-cell>
          <table:table-cell/>
          <table:table-cell office:value-type="string">
            <text:p>6892</text:p>
          </table:table-cell>
          <table:table-cell office:value-type="string">
            <text:p>6516</text:p>
          </table:table-cell>
          <table:table-cell office:value-type="float" office:value="9.65">
            <text:p>9.65</text:p>
          </table:table-cell>
          <table:table-cell office:value-type="float" office:value="9">
            <text:p>9</text:p>
          </table:table-cell>
          <table:table-cell office:value-type="float" office:value="868.77">
            <text:p>868.77</text:p>
          </table:table-cell>
          <table:table-cell office:value-type="float" office:value="342.44">
            <text:p>342.44</text:p>
          </table:table-cell>
          <table:table-cell office:value-type="float" office:value="2.53699918233851">
            <text:p>2.5369991823</text:p>
          </table:table-cell>
          <table:table-cell office:value-type="float" office:value="1.07222222222222">
            <text:p>1.0722222222</text:p>
          </table:table-cell>
          <table:table-cell office:value-type="float" office:value="35.4860103626943">
            <text:p>35.48601036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0.02">
            <text:p>10.02</text:p>
          </table:table-cell>
          <table:table-cell office:value-type="float" office:value="10">
            <text:p>10</text:p>
          </table:table-cell>
          <table:table-cell office:value-type="float" office:value="901.62">
            <text:p>901.62</text:p>
          </table:table-cell>
          <table:table-cell office:value-type="float" office:value="60.35">
            <text:p>60.35</text:p>
          </table:table-cell>
          <table:table-cell office:value-type="float" office:value="14.9398508699254">
            <text:p>14.9398508699</text:p>
          </table:table-cell>
          <table:table-cell office:value-type="float" office:value="1.002">
            <text:p>1.002</text:p>
          </table:table-cell>
          <table:table-cell office:value-type="float" office:value="6.02295409181637">
            <text:p>6.0229540918</text:p>
          </table:table-cell>
          <table:table-cell/>
          <table:table-cell office:value-type="string">
            <text:p>6945</text:p>
          </table:table-cell>
          <table:table-cell office:value-type="string">
            <text:p>6516</text:p>
          </table:table-cell>
          <table:table-cell office:value-type="float" office:value="10.11">
            <text:p>10.11</text:p>
          </table:table-cell>
          <table:table-cell office:value-type="float" office:value="10">
            <text:p>10</text:p>
          </table:table-cell>
          <table:table-cell office:value-type="float" office:value="909.99">
            <text:p>909.99</text:p>
          </table:table-cell>
          <table:table-cell office:value-type="float" office:value="60.35">
            <text:p>60.35</text:p>
          </table:table-cell>
          <table:table-cell office:value-type="float" office:value="15.0785418392709">
            <text:p>15.0785418393</text:p>
          </table:table-cell>
          <table:table-cell office:value-type="float" office:value="1.011">
            <text:p>1.011</text:p>
          </table:table-cell>
          <table:table-cell office:value-type="float" office:value="5.96933728981207">
            <text:p>5.96933728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2.43">
            <text:p>2.43</text:p>
          </table:table-cell>
          <table:table-cell office:value-type="float" office:value="10">
            <text:p>10</text:p>
          </table:table-cell>
          <table:table-cell office:value-type="float" office:value="218.52">
            <text:p>218.52</text:p>
          </table:table-cell>
          <table:table-cell office:value-type="float" office:value="33.25">
            <text:p>33.25</text:p>
          </table:table-cell>
          <table:table-cell office:value-type="float" office:value="6.57203007518797">
            <text:p>6.5720300752</text:p>
          </table:table-cell>
          <table:table-cell office:value-type="float" office:value="0.243">
            <text:p>0.243</text:p>
          </table:table-cell>
          <table:table-cell office:value-type="float" office:value="13.6831275720165">
            <text:p>13.683127572</text:p>
          </table:table-cell>
          <table:table-cell/>
          <table:table-cell office:value-type="string">
            <text:p>6948</text:p>
          </table:table-cell>
          <table:table-cell office:value-type="string">
            <text:p>6516</text:p>
          </table:table-cell>
          <table:table-cell office:value-type="float" office:value="2.45">
            <text:p>2.45</text:p>
          </table:table-cell>
          <table:table-cell office:value-type="float" office:value="11">
            <text:p>11</text:p>
          </table:table-cell>
          <table:table-cell office:value-type="float" office:value="220.5">
            <text:p>220.5</text:p>
          </table:table-cell>
          <table:table-cell office:value-type="float" office:value="33.25">
            <text:p>33.25</text:p>
          </table:table-cell>
          <table:table-cell office:value-type="float" office:value="6.63157894736842">
            <text:p>6.6315789474</text:p>
          </table:table-cell>
          <table:table-cell office:value-type="float" office:value="0.222727272727273">
            <text:p>0.2227272727</text:p>
          </table:table-cell>
          <table:table-cell office:value-type="float" office:value="13.5714285714286">
            <text:p>13.571428571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3.01">
            <text:p>3.01</text:p>
          </table:table-cell>
          <table:table-cell office:value-type="float" office:value="12">
            <text:p>12</text:p>
          </table:table-cell>
          <table:table-cell office:value-type="float" office:value="270.63">
            <text:p>270.63</text:p>
          </table:table-cell>
          <table:table-cell office:value-type="float" office:value="59.2">
            <text:p>59.2</text:p>
          </table:table-cell>
          <table:table-cell office:value-type="float" office:value="4.5714527027027">
            <text:p>4.5714527027</text:p>
          </table:table-cell>
          <table:table-cell office:value-type="float" office:value="0.250833333333333">
            <text:p>0.2508333333</text:p>
          </table:table-cell>
          <table:table-cell office:value-type="float" office:value="19.6677740863787">
            <text:p>19.6677740864</text:p>
          </table:table-cell>
          <table:table-cell/>
          <table:table-cell office:value-type="string">
            <text:p>6971</text:p>
          </table:table-cell>
          <table:table-cell office:value-type="string">
            <text:p>6516</text:p>
          </table:table-cell>
          <table:table-cell office:value-type="float" office:value="3.33">
            <text:p>3.33</text:p>
          </table:table-cell>
          <table:table-cell office:value-type="float" office:value="11">
            <text:p>11</text:p>
          </table:table-cell>
          <table:table-cell office:value-type="float" office:value="299.52">
            <text:p>299.52</text:p>
          </table:table-cell>
          <table:table-cell office:value-type="float" office:value="59.2">
            <text:p>59.2</text:p>
          </table:table-cell>
          <table:table-cell office:value-type="float" office:value="5.05945945945946">
            <text:p>5.0594594595</text:p>
          </table:table-cell>
          <table:table-cell office:value-type="float" office:value="0.302727272727273">
            <text:p>0.3027272727</text:p>
          </table:table-cell>
          <table:table-cell office:value-type="float" office:value="17.7777777777778">
            <text:p>17.77777777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7.58">
            <text:p>7.58</text:p>
          </table:table-cell>
          <table:table-cell office:value-type="float" office:value="13">
            <text:p>13</text:p>
          </table:table-cell>
          <table:table-cell office:value-type="float" office:value="681.75">
            <text:p>681.75</text:p>
          </table:table-cell>
          <table:table-cell office:value-type="float" office:value="223.64">
            <text:p>223.64</text:p>
          </table:table-cell>
          <table:table-cell office:value-type="float" office:value="3.04842604185298">
            <text:p>3.0484260419</text:p>
          </table:table-cell>
          <table:table-cell office:value-type="float" office:value="0.583076923076923">
            <text:p>0.5830769231</text:p>
          </table:table-cell>
          <table:table-cell office:value-type="float" office:value="29.5039577836412">
            <text:p>29.5039577836</text:p>
          </table:table-cell>
          <table:table-cell/>
          <table:table-cell office:value-type="string">
            <text:p>7021</text:p>
          </table:table-cell>
          <table:table-cell office:value-type="string">
            <text:p>6516</text:p>
          </table:table-cell>
          <table:table-cell office:value-type="float" office:value="7.71">
            <text:p>7.71</text:p>
          </table:table-cell>
          <table:table-cell office:value-type="float" office:value="13">
            <text:p>13</text:p>
          </table:table-cell>
          <table:table-cell office:value-type="float" office:value="693.63">
            <text:p>693.63</text:p>
          </table:table-cell>
          <table:table-cell office:value-type="float" office:value="223.64">
            <text:p>223.64</text:p>
          </table:table-cell>
          <table:table-cell office:value-type="float" office:value="3.10154712931497">
            <text:p>3.1015471293</text:p>
          </table:table-cell>
          <table:table-cell office:value-type="float" office:value="0.593076923076923">
            <text:p>0.5930769231</text:p>
          </table:table-cell>
          <table:table-cell office:value-type="float" office:value="29.0064850843061">
            <text:p>29.00648508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2.01">
            <text:p>2.01</text:p>
          </table:table-cell>
          <table:table-cell office:value-type="float" office:value="9">
            <text:p>9</text:p>
          </table:table-cell>
          <table:table-cell office:value-type="float" office:value="180.72">
            <text:p>180.72</text:p>
          </table:table-cell>
          <table:table-cell office:value-type="float" office:value="34.19">
            <text:p>34.19</text:p>
          </table:table-cell>
          <table:table-cell office:value-type="float" office:value="5.28575606902603">
            <text:p>5.285756069</text:p>
          </table:table-cell>
          <table:table-cell office:value-type="float" office:value="0.223333333333333">
            <text:p>0.2233333333</text:p>
          </table:table-cell>
          <table:table-cell office:value-type="float" office:value="17.0099502487562">
            <text:p>17.0099502488</text:p>
          </table:table-cell>
          <table:table-cell/>
          <table:table-cell office:value-type="string">
            <text:p>7079</text:p>
          </table:table-cell>
          <table:table-cell office:value-type="string">
            <text:p>6516</text:p>
          </table:table-cell>
          <table:table-cell office:value-type="float" office:value="2.15">
            <text:p>2.15</text:p>
          </table:table-cell>
          <table:table-cell office:value-type="float" office:value="9">
            <text:p>9</text:p>
          </table:table-cell>
          <table:table-cell office:value-type="float" office:value="193.41">
            <text:p>193.41</text:p>
          </table:table-cell>
          <table:table-cell office:value-type="float" office:value="34.19">
            <text:p>34.19</text:p>
          </table:table-cell>
          <table:table-cell office:value-type="float" office:value="5.65691722725943">
            <text:p>5.6569172273</text:p>
          </table:table-cell>
          <table:table-cell office:value-type="float" office:value="0.238888888888889">
            <text:p>0.2388888889</text:p>
          </table:table-cell>
          <table:table-cell office:value-type="float" office:value="15.9023255813954">
            <text:p>15.902325581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2.02">
            <text:p>2.02</text:p>
          </table:table-cell>
          <table:table-cell office:value-type="float" office:value="8">
            <text:p>8</text:p>
          </table:table-cell>
          <table:table-cell office:value-type="float" office:value="181.98">
            <text:p>181.98</text:p>
          </table:table-cell>
          <table:table-cell office:value-type="float" office:value="35.41">
            <text:p>35.41</text:p>
          </table:table-cell>
          <table:table-cell office:value-type="float" office:value="5.13922620728608">
            <text:p>5.1392262073</text:p>
          </table:table-cell>
          <table:table-cell office:value-type="float" office:value="0.2525">
            <text:p>0.2525</text:p>
          </table:table-cell>
          <table:table-cell office:value-type="float" office:value="17.529702970297">
            <text:p>17.5297029703</text:p>
          </table:table-cell>
          <table:table-cell/>
          <table:table-cell office:value-type="string">
            <text:p>7081</text:p>
          </table:table-cell>
          <table:table-cell office:value-type="string">
            <text:p>6516</text:p>
          </table:table-cell>
          <table:table-cell office:value-type="float" office:value="2.23">
            <text:p>2.23</text:p>
          </table:table-cell>
          <table:table-cell office:value-type="float" office:value="8">
            <text:p>8</text:p>
          </table:table-cell>
          <table:table-cell office:value-type="float" office:value="200.88">
            <text:p>200.88</text:p>
          </table:table-cell>
          <table:table-cell office:value-type="float" office:value="35.41">
            <text:p>35.41</text:p>
          </table:table-cell>
          <table:table-cell office:value-type="float" office:value="5.6729737362327">
            <text:p>5.6729737362</text:p>
          </table:table-cell>
          <table:table-cell office:value-type="float" office:value="0.27875">
            <text:p>0.27875</text:p>
          </table:table-cell>
          <table:table-cell office:value-type="float" office:value="15.8789237668161">
            <text:p>15.878923766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8.05">
            <text:p>8.05</text:p>
          </table:table-cell>
          <table:table-cell office:value-type="float" office:value="10">
            <text:p>10</text:p>
          </table:table-cell>
          <table:table-cell office:value-type="float" office:value="724.41">
            <text:p>724.41</text:p>
          </table:table-cell>
          <table:table-cell office:value-type="float" office:value="331.47">
            <text:p>331.47</text:p>
          </table:table-cell>
          <table:table-cell office:value-type="float" office:value="2.18544664675536">
            <text:p>2.1854466468</text:p>
          </table:table-cell>
          <table:table-cell office:value-type="float" office:value="0.805">
            <text:p>0.805</text:p>
          </table:table-cell>
          <table:table-cell office:value-type="float" office:value="41.176397515528">
            <text:p>41.1763975155</text:p>
          </table:table-cell>
          <table:table-cell/>
          <table:table-cell office:value-type="string">
            <text:p>7094</text:p>
          </table:table-cell>
          <table:table-cell office:value-type="string">
            <text:p>6516</text:p>
          </table:table-cell>
          <table:table-cell office:value-type="float" office:value="8.27">
            <text:p>8.27</text:p>
          </table:table-cell>
          <table:table-cell office:value-type="float" office:value="11">
            <text:p>11</text:p>
          </table:table-cell>
          <table:table-cell office:value-type="float" office:value="743.94">
            <text:p>743.94</text:p>
          </table:table-cell>
          <table:table-cell office:value-type="float" office:value="331.47">
            <text:p>331.47</text:p>
          </table:table-cell>
          <table:table-cell office:value-type="float" office:value="2.24436600597339">
            <text:p>2.244366006</text:p>
          </table:table-cell>
          <table:table-cell office:value-type="float" office:value="0.751818181818182">
            <text:p>0.7518181818</text:p>
          </table:table-cell>
          <table:table-cell office:value-type="float" office:value="40.081015719468">
            <text:p>40.0810157195</text:p>
          </table:table-cell>
          <table:table-cell table:number-columns-repeated="1005"/>
        </table:table-row>
        <table:table-row table:style-name="ro1">
          <table:table-cell office:value-type="string">
            <text:p>6519</text:p>
          </table:table-cell>
          <table:table-cell office:value-type="string">
            <text:p>6087</text:p>
          </table:table-cell>
          <table:table-cell office:value-type="float" office:value="8.95">
            <text:p>8.95</text:p>
          </table:table-cell>
          <table:table-cell office:value-type="float" office:value="6">
            <text:p>6</text:p>
          </table:table-cell>
          <table:table-cell office:value-type="float" office:value="805.32">
            <text:p>805.32</text:p>
          </table:table-cell>
          <table:table-cell office:value-type="float" office:value="282.61">
            <text:p>282.61</text:p>
          </table:table-cell>
          <table:table-cell office:value-type="float" office:value="2.84958069424295">
            <text:p>2.8495806942</text:p>
          </table:table-cell>
          <table:table-cell office:value-type="float" office:value="1.49166666666667">
            <text:p>1.4916666667</text:p>
          </table:table-cell>
          <table:table-cell office:value-type="float" office:value="31.5765363128492">
            <text:p>31.5765363128</text:p>
          </table:table-cell>
          <table:table-cell/>
          <table:table-cell office:value-type="string">
            <text:p>6087</text:p>
          </table:table-cell>
          <table:table-cell office:value-type="string">
            <text:p>6519</text:p>
          </table:table-cell>
          <table:table-cell office:value-type="float" office:value="9.08">
            <text:p>9.08</text:p>
          </table:table-cell>
          <table:table-cell office:value-type="float" office:value="9">
            <text:p>9</text:p>
          </table:table-cell>
          <table:table-cell office:value-type="float" office:value="817.02">
            <text:p>817.02</text:p>
          </table:table-cell>
          <table:table-cell office:value-type="float" office:value="282.61">
            <text:p>282.61</text:p>
          </table:table-cell>
          <table:table-cell office:value-type="float" office:value="2.89098050316691">
            <text:p>2.8909805032</text:p>
          </table:table-cell>
          <table:table-cell office:value-type="float" office:value="1.00888888888889">
            <text:p>1.0088888889</text:p>
          </table:table-cell>
          <table:table-cell office:value-type="float" office:value="31.1244493392071">
            <text:p>31.124449339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9.25">
            <text:p>9.25</text:p>
          </table:table-cell>
          <table:table-cell office:value-type="float" office:value="8">
            <text:p>8</text:p>
          </table:table-cell>
          <table:table-cell office:value-type="float" office:value="832.77">
            <text:p>832.77</text:p>
          </table:table-cell>
          <table:table-cell office:value-type="float" office:value="285.05">
            <text:p>285.05</text:p>
          </table:table-cell>
          <table:table-cell office:value-type="float" office:value="2.92148745834064">
            <text:p>2.9214874583</text:p>
          </table:table-cell>
          <table:table-cell office:value-type="float" office:value="1.15625">
            <text:p>1.15625</text:p>
          </table:table-cell>
          <table:table-cell office:value-type="float" office:value="30.8162162162162">
            <text:p>30.8162162162</text:p>
          </table:table-cell>
          <table:table-cell/>
          <table:table-cell office:value-type="string">
            <text:p>6382</text:p>
          </table:table-cell>
          <table:table-cell office:value-type="string">
            <text:p>6519</text:p>
          </table:table-cell>
          <table:table-cell office:value-type="float" office:value="9.12">
            <text:p>9.12</text:p>
          </table:table-cell>
          <table:table-cell office:value-type="float" office:value="7">
            <text:p>7</text:p>
          </table:table-cell>
          <table:table-cell office:value-type="float" office:value="820.53">
            <text:p>820.53</text:p>
          </table:table-cell>
          <table:table-cell office:value-type="float" office:value="285.05">
            <text:p>285.05</text:p>
          </table:table-cell>
          <table:table-cell office:value-type="float" office:value="2.878547623224">
            <text:p>2.8785476232</text:p>
          </table:table-cell>
          <table:table-cell office:value-type="float" office:value="1.30285714285714">
            <text:p>1.3028571429</text:p>
          </table:table-cell>
          <table:table-cell office:value-type="float" office:value="31.2554824561404">
            <text:p>31.25548245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21.96">
            <text:p>21.96</text:p>
          </table:table-cell>
          <table:table-cell office:value-type="float" office:value="10">
            <text:p>10</text:p>
          </table:table-cell>
          <table:table-cell office:value-type="float" office:value="1976.13">
            <text:p>1976.13</text:p>
          </table:table-cell>
          <table:table-cell office:value-type="float" office:value="281.71">
            <text:p>281.71</text:p>
          </table:table-cell>
          <table:table-cell office:value-type="float" office:value="7.0147669589294">
            <text:p>7.0147669589</text:p>
          </table:table-cell>
          <table:table-cell office:value-type="float" office:value="2.196">
            <text:p>2.196</text:p>
          </table:table-cell>
          <table:table-cell office:value-type="float" office:value="12.8283242258652">
            <text:p>12.8283242259</text:p>
          </table:table-cell>
          <table:table-cell/>
          <table:table-cell office:value-type="string">
            <text:p>6405</text:p>
          </table:table-cell>
          <table:table-cell office:value-type="string">
            <text:p>6519</text:p>
          </table:table-cell>
          <table:table-cell office:value-type="float" office:value="22.16">
            <text:p>22.16</text:p>
          </table:table-cell>
          <table:table-cell office:value-type="float" office:value="11">
            <text:p>11</text:p>
          </table:table-cell>
          <table:table-cell office:value-type="float" office:value="1994.58">
            <text:p>1994.58</text:p>
          </table:table-cell>
          <table:table-cell office:value-type="float" office:value="281.71">
            <text:p>281.71</text:p>
          </table:table-cell>
          <table:table-cell office:value-type="float" office:value="7.08025984168116">
            <text:p>7.0802598417</text:p>
          </table:table-cell>
          <table:table-cell office:value-type="float" office:value="2.01454545454545">
            <text:p>2.0145454545</text:p>
          </table:table-cell>
          <table:table-cell office:value-type="float" office:value="12.7125451263538">
            <text:p>12.71254512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0.86">
            <text:p>0.86</text:p>
          </table:table-cell>
          <table:table-cell office:value-type="float" office:value="6">
            <text:p>6</text:p>
          </table:table-cell>
          <table:table-cell office:value-type="float" office:value="77.85">
            <text:p>77.85</text:p>
          </table:table-cell>
          <table:table-cell office:value-type="float" office:value="5.61">
            <text:p>5.61</text:p>
          </table:table-cell>
          <table:table-cell office:value-type="float" office:value="13.8770053475936">
            <text:p>13.8770053476</text:p>
          </table:table-cell>
          <table:table-cell office:value-type="float" office:value="0.143333333333333">
            <text:p>0.1433333333</text:p>
          </table:table-cell>
          <table:table-cell office:value-type="float" office:value="6.52325581395349">
            <text:p>6.523255814</text:p>
          </table:table-cell>
          <table:table-cell/>
          <table:table-cell office:value-type="string">
            <text:p>6423</text:p>
          </table:table-cell>
          <table:table-cell office:value-type="string">
            <text:p>6519</text:p>
          </table:table-cell>
          <table:table-cell office:value-type="float" office:value="0.87">
            <text:p>0.87</text:p>
          </table:table-cell>
          <table:table-cell office:value-type="float" office:value="6">
            <text:p>6</text:p>
          </table:table-cell>
          <table:table-cell office:value-type="float" office:value="78.12">
            <text:p>78.12</text:p>
          </table:table-cell>
          <table:table-cell office:value-type="float" office:value="5.61">
            <text:p>5.61</text:p>
          </table:table-cell>
          <table:table-cell office:value-type="float" office:value="13.9251336898396">
            <text:p>13.9251336898</text:p>
          </table:table-cell>
          <table:table-cell office:value-type="float" office:value="0.145">
            <text:p>0.145</text:p>
          </table:table-cell>
          <table:table-cell office:value-type="float" office:value="6.44827586206897">
            <text:p>6.44827586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8.42">
            <text:p>8.42</text:p>
          </table:table-cell>
          <table:table-cell office:value-type="float" office:value="8">
            <text:p>8</text:p>
          </table:table-cell>
          <table:table-cell office:value-type="float" office:value="757.62">
            <text:p>757.62</text:p>
          </table:table-cell>
          <table:table-cell office:value-type="float" office:value="322.07">
            <text:p>322.07</text:p>
          </table:table-cell>
          <table:table-cell office:value-type="float" office:value="2.35234576334337">
            <text:p>2.3523457633</text:p>
          </table:table-cell>
          <table:table-cell office:value-type="float" office:value="1.0525">
            <text:p>1.0525</text:p>
          </table:table-cell>
          <table:table-cell office:value-type="float" office:value="38.250593824228">
            <text:p>38.2505938242</text:p>
          </table:table-cell>
          <table:table-cell/>
          <table:table-cell office:value-type="string">
            <text:p>6446</text:p>
          </table:table-cell>
          <table:table-cell office:value-type="string">
            <text:p>6519</text:p>
          </table:table-cell>
          <table:table-cell office:value-type="float" office:value="8.32">
            <text:p>8.32</text:p>
          </table:table-cell>
          <table:table-cell office:value-type="float" office:value="9">
            <text:p>9</text:p>
          </table:table-cell>
          <table:table-cell office:value-type="float" office:value="748.8">
            <text:p>748.8</text:p>
          </table:table-cell>
          <table:table-cell office:value-type="float" office:value="322.07">
            <text:p>322.07</text:p>
          </table:table-cell>
          <table:table-cell office:value-type="float" office:value="2.32496041233272">
            <text:p>2.3249604123</text:p>
          </table:table-cell>
          <table:table-cell office:value-type="float" office:value="0.924444444444444">
            <text:p>0.9244444444</text:p>
          </table:table-cell>
          <table:table-cell office:value-type="float" office:value="38.7103365384615">
            <text:p>38.710336538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7.32">
            <text:p>7.32</text:p>
          </table:table-cell>
          <table:table-cell office:value-type="float" office:value="6">
            <text:p>6</text:p>
          </table:table-cell>
          <table:table-cell office:value-type="float" office:value="658.53">
            <text:p>658.53</text:p>
          </table:table-cell>
          <table:table-cell office:value-type="float" office:value="281.33">
            <text:p>281.33</text:p>
          </table:table-cell>
          <table:table-cell office:value-type="float" office:value="2.34077417978886">
            <text:p>2.3407741798</text:p>
          </table:table-cell>
          <table:table-cell office:value-type="float" office:value="1.22">
            <text:p>1.22</text:p>
          </table:table-cell>
          <table:table-cell office:value-type="float" office:value="38.4330601092896">
            <text:p>38.4330601093</text:p>
          </table:table-cell>
          <table:table-cell/>
          <table:table-cell office:value-type="string">
            <text:p>6451</text:p>
          </table:table-cell>
          <table:table-cell office:value-type="string">
            <text:p>6519</text:p>
          </table:table-cell>
          <table:table-cell office:value-type="float" office:value="7.5">
            <text:p>7.5</text:p>
          </table:table-cell>
          <table:table-cell office:value-type="float" office:value="7">
            <text:p>7</text:p>
          </table:table-cell>
          <table:table-cell office:value-type="float" office:value="675.18">
            <text:p>675.18</text:p>
          </table:table-cell>
          <table:table-cell office:value-type="float" office:value="281.33">
            <text:p>281.33</text:p>
          </table:table-cell>
          <table:table-cell office:value-type="float" office:value="2.39995734546618">
            <text:p>2.3999573455</text:p>
          </table:table-cell>
          <table:table-cell office:value-type="float" office:value="1.07142857142857">
            <text:p>1.0714285714</text:p>
          </table:table-cell>
          <table:table-cell office:value-type="float" office:value="37.5106666666667">
            <text:p>37.51066666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7.67">
            <text:p>7.67</text:p>
          </table:table-cell>
          <table:table-cell office:value-type="float" office:value="255">
            <text:p>255</text:p>
          </table:table-cell>
          <table:table-cell office:value-type="float" office:value="689.85">
            <text:p>689.85</text:p>
          </table:table-cell>
          <table:table-cell office:value-type="float" office:value="320.7">
            <text:p>320.7</text:p>
          </table:table-cell>
          <table:table-cell office:value-type="float" office:value="2.1510757717493">
            <text:p>2.1510757717</text:p>
          </table:table-cell>
          <table:table-cell office:value-type="float" office:value="0.030078431372549">
            <text:p>0.0300784314</text:p>
          </table:table-cell>
          <table:table-cell office:value-type="float" office:value="41.8122555410691">
            <text:p>41.8122555411</text:p>
          </table:table-cell>
          <table:table-cell/>
          <table:table-cell office:value-type="string">
            <text:p>6471</text:p>
          </table:table-cell>
          <table:table-cell office:value-type="string">
            <text:p>6519</text:p>
          </table:table-cell>
          <table:table-cell office:value-type="float" office:value="8.16">
            <text:p>8.16</text:p>
          </table:table-cell>
          <table:table-cell office:value-type="float" office:value="255">
            <text:p>255</text:p>
          </table:table-cell>
          <table:table-cell office:value-type="float" office:value="734.13">
            <text:p>734.13</text:p>
          </table:table-cell>
          <table:table-cell office:value-type="float" office:value="320.7">
            <text:p>320.7</text:p>
          </table:table-cell>
          <table:table-cell office:value-type="float" office:value="2.28914873713751">
            <text:p>2.2891487371</text:p>
          </table:table-cell>
          <table:table-cell office:value-type="float" office:value="0.032">
            <text:p>0.032</text:p>
          </table:table-cell>
          <table:table-cell office:value-type="float" office:value="39.3014705882353">
            <text:p>39.30147058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3.62">
            <text:p>13.62</text:p>
          </table:table-cell>
          <table:table-cell office:value-type="float" office:value="10">
            <text:p>10</text:p>
          </table:table-cell>
          <table:table-cell office:value-type="float" office:value="1226.07">
            <text:p>1226.07</text:p>
          </table:table-cell>
          <table:table-cell office:value-type="float" office:value="202.27">
            <text:p>202.27</text:p>
          </table:table-cell>
          <table:table-cell office:value-type="float" office:value="6.06155139170416">
            <text:p>6.0615513917</text:p>
          </table:table-cell>
          <table:table-cell office:value-type="float" office:value="1.362">
            <text:p>1.362</text:p>
          </table:table-cell>
          <table:table-cell office:value-type="float" office:value="14.8509544787078">
            <text:p>14.8509544787</text:p>
          </table:table-cell>
          <table:table-cell/>
          <table:table-cell office:value-type="string">
            <text:p>6499</text:p>
          </table:table-cell>
          <table:table-cell office:value-type="string">
            <text:p>6519</text:p>
          </table:table-cell>
          <table:table-cell office:value-type="float" office:value="14.03">
            <text:p>14.03</text:p>
          </table:table-cell>
          <table:table-cell office:value-type="float" office:value="12">
            <text:p>12</text:p>
          </table:table-cell>
          <table:table-cell office:value-type="float" office:value="1262.88">
            <text:p>1262.88</text:p>
          </table:table-cell>
          <table:table-cell office:value-type="float" office:value="202.27">
            <text:p>202.27</text:p>
          </table:table-cell>
          <table:table-cell office:value-type="float" office:value="6.24353586789934">
            <text:p>6.2435358679</text:p>
          </table:table-cell>
          <table:table-cell office:value-type="float" office:value="1.16916666666667">
            <text:p>1.1691666667</text:p>
          </table:table-cell>
          <table:table-cell office:value-type="float" office:value="14.4169636493229">
            <text:p>14.41696364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12.83">
            <text:p>12.83</text:p>
          </table:table-cell>
          <table:table-cell office:value-type="float" office:value="9">
            <text:p>9</text:p>
          </table:table-cell>
          <table:table-cell office:value-type="float" office:value="1154.34">
            <text:p>1154.34</text:p>
          </table:table-cell>
          <table:table-cell office:value-type="float" office:value="309.91">
            <text:p>309.91</text:p>
          </table:table-cell>
          <table:table-cell office:value-type="float" office:value="3.72475880094221">
            <text:p>3.7247588009</text:p>
          </table:table-cell>
          <table:table-cell office:value-type="float" office:value="1.42555555555556">
            <text:p>1.4255555556</text:p>
          </table:table-cell>
          <table:table-cell office:value-type="float" office:value="24.1551052221356">
            <text:p>24.1551052221</text:p>
          </table:table-cell>
          <table:table-cell/>
          <table:table-cell office:value-type="string">
            <text:p>6501</text:p>
          </table:table-cell>
          <table:table-cell office:value-type="string">
            <text:p>6519</text:p>
          </table:table-cell>
          <table:table-cell office:value-type="float" office:value="54.11">
            <text:p>54.11</text:p>
          </table:table-cell>
          <table:table-cell office:value-type="float" office:value="10">
            <text:p>10</text:p>
          </table:table-cell>
          <table:table-cell office:value-type="float" office:value="4869.99">
            <text:p>4869.99</text:p>
          </table:table-cell>
          <table:table-cell office:value-type="float" office:value="309.91">
            <text:p>309.91</text:p>
          </table:table-cell>
          <table:table-cell office:value-type="float" office:value="15.7142073505211">
            <text:p>15.7142073505</text:p>
          </table:table-cell>
          <table:table-cell office:value-type="float" office:value="5.411">
            <text:p>5.411</text:p>
          </table:table-cell>
          <table:table-cell office:value-type="float" office:value="5.72740713361671">
            <text:p>5.72740713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8.05">
            <text:p>8.05</text:p>
          </table:table-cell>
          <table:table-cell office:value-type="float" office:value="8">
            <text:p>8</text:p>
          </table:table-cell>
          <table:table-cell office:value-type="float" office:value="724.68">
            <text:p>724.68</text:p>
          </table:table-cell>
          <table:table-cell office:value-type="float" office:value="217.74">
            <text:p>217.74</text:p>
          </table:table-cell>
          <table:table-cell office:value-type="float" office:value="3.32818958390741">
            <text:p>3.3281895839</text:p>
          </table:table-cell>
          <table:table-cell office:value-type="float" office:value="1.00625">
            <text:p>1.00625</text:p>
          </table:table-cell>
          <table:table-cell office:value-type="float" office:value="27.0484472049689">
            <text:p>27.048447205</text:p>
          </table:table-cell>
          <table:table-cell/>
          <table:table-cell office:value-type="string">
            <text:p>6512</text:p>
          </table:table-cell>
          <table:table-cell office:value-type="string">
            <text:p>6519</text:p>
          </table:table-cell>
          <table:table-cell office:value-type="float" office:value="8.31">
            <text:p>8.31</text:p>
          </table:table-cell>
          <table:table-cell office:value-type="float" office:value="8">
            <text:p>8</text:p>
          </table:table-cell>
          <table:table-cell office:value-type="float" office:value="747.81">
            <text:p>747.81</text:p>
          </table:table-cell>
          <table:table-cell office:value-type="float" office:value="217.74">
            <text:p>217.74</text:p>
          </table:table-cell>
          <table:table-cell office:value-type="float" office:value="3.43441719481951">
            <text:p>3.4344171948</text:p>
          </table:table-cell>
          <table:table-cell office:value-type="float" office:value="1.03875">
            <text:p>1.03875</text:p>
          </table:table-cell>
          <table:table-cell office:value-type="float" office:value="26.2021660649819">
            <text:p>26.2021660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8.56">
            <text:p>8.56</text:p>
          </table:table-cell>
          <table:table-cell office:value-type="float" office:value="10">
            <text:p>10</text:p>
          </table:table-cell>
          <table:table-cell office:value-type="float" office:value="770.67">
            <text:p>770.67</text:p>
          </table:table-cell>
          <table:table-cell office:value-type="float" office:value="338.59">
            <text:p>338.59</text:p>
          </table:table-cell>
          <table:table-cell office:value-type="float" office:value="2.27611565610325">
            <text:p>2.2761156561</text:p>
          </table:table-cell>
          <table:table-cell office:value-type="float" office:value="0.856">
            <text:p>0.856</text:p>
          </table:table-cell>
          <table:table-cell office:value-type="float" office:value="39.5549065420561">
            <text:p>39.5549065421</text:p>
          </table:table-cell>
          <table:table-cell/>
          <table:table-cell office:value-type="string">
            <text:p>6515</text:p>
          </table:table-cell>
          <table:table-cell office:value-type="string">
            <text:p>6519</text:p>
          </table:table-cell>
          <table:table-cell office:value-type="float" office:value="8.68">
            <text:p>8.68</text:p>
          </table:table-cell>
          <table:table-cell office:value-type="float" office:value="12">
            <text:p>12</text:p>
          </table:table-cell>
          <table:table-cell office:value-type="float" office:value="781.02">
            <text:p>781.02</text:p>
          </table:table-cell>
          <table:table-cell office:value-type="float" office:value="338.59">
            <text:p>338.59</text:p>
          </table:table-cell>
          <table:table-cell office:value-type="float" office:value="2.30668359963378">
            <text:p>2.3066835996</text:p>
          </table:table-cell>
          <table:table-cell office:value-type="float" office:value="0.723333333333333">
            <text:p>0.7233333333</text:p>
          </table:table-cell>
          <table:table-cell office:value-type="float" office:value="39.008064516129">
            <text:p>39.00806451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9.14">
            <text:p>9.14</text:p>
          </table:table-cell>
          <table:table-cell office:value-type="float" office:value="10">
            <text:p>10</text:p>
          </table:table-cell>
          <table:table-cell office:value-type="float" office:value="822.87">
            <text:p>822.87</text:p>
          </table:table-cell>
          <table:table-cell office:value-type="float" office:value="338.51">
            <text:p>338.51</text:p>
          </table:table-cell>
          <table:table-cell office:value-type="float" office:value="2.43085876340433">
            <text:p>2.4308587634</text:p>
          </table:table-cell>
          <table:table-cell office:value-type="float" office:value="0.914">
            <text:p>0.914</text:p>
          </table:table-cell>
          <table:table-cell office:value-type="float" office:value="37.0361050328228">
            <text:p>37.0361050328</text:p>
          </table:table-cell>
          <table:table-cell/>
          <table:table-cell office:value-type="string">
            <text:p>6516</text:p>
          </table:table-cell>
          <table:table-cell office:value-type="string">
            <text:p>6519</text:p>
          </table:table-cell>
          <table:table-cell office:value-type="float" office:value="9.52">
            <text:p>9.52</text:p>
          </table:table-cell>
          <table:table-cell office:value-type="float" office:value="12">
            <text:p>12</text:p>
          </table:table-cell>
          <table:table-cell office:value-type="float" office:value="856.35">
            <text:p>856.35</text:p>
          </table:table-cell>
          <table:table-cell office:value-type="float" office:value="338.51">
            <text:p>338.51</text:p>
          </table:table-cell>
          <table:table-cell office:value-type="float" office:value="2.52976278396502">
            <text:p>2.529762784</text:p>
          </table:table-cell>
          <table:table-cell office:value-type="float" office:value="0.793333333333333">
            <text:p>0.7933333333</text:p>
          </table:table-cell>
          <table:table-cell office:value-type="float" office:value="35.5577731092437">
            <text:p>35.557773109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5.69">
            <text:p>15.69</text:p>
          </table:table-cell>
          <table:table-cell office:value-type="float" office:value="6">
            <text:p>6</text:p>
          </table:table-cell>
          <table:table-cell office:value-type="float" office:value="1411.74">
            <text:p>1411.74</text:p>
          </table:table-cell>
          <table:table-cell office:value-type="float" office:value="97.02">
            <text:p>97.02</text:p>
          </table:table-cell>
          <table:table-cell office:value-type="float" office:value="14.5510204081633">
            <text:p>14.5510204082</text:p>
          </table:table-cell>
          <table:table-cell office:value-type="float" office:value="2.615">
            <text:p>2.615</text:p>
          </table:table-cell>
          <table:table-cell office:value-type="float" office:value="6.18355640535373">
            <text:p>6.1835564054</text:p>
          </table:table-cell>
          <table:table-cell/>
          <table:table-cell office:value-type="string">
            <text:p>6532</text:p>
          </table:table-cell>
          <table:table-cell office:value-type="string">
            <text:p>6519</text:p>
          </table:table-cell>
          <table:table-cell office:value-type="float" office:value="15.74">
            <text:p>15.74</text:p>
          </table:table-cell>
          <table:table-cell office:value-type="float" office:value="6">
            <text:p>6</text:p>
          </table:table-cell>
          <table:table-cell office:value-type="float" office:value="1416.87">
            <text:p>1416.87</text:p>
          </table:table-cell>
          <table:table-cell office:value-type="float" office:value="97.02">
            <text:p>97.02</text:p>
          </table:table-cell>
          <table:table-cell office:value-type="float" office:value="14.6038961038961">
            <text:p>14.6038961039</text:p>
          </table:table-cell>
          <table:table-cell office:value-type="float" office:value="2.62333333333333">
            <text:p>2.6233333333</text:p>
          </table:table-cell>
          <table:table-cell office:value-type="float" office:value="6.16391359593393">
            <text:p>6.16391359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10.05">
            <text:p>10.05</text:p>
          </table:table-cell>
          <table:table-cell office:value-type="float" office:value="8">
            <text:p>8</text:p>
          </table:table-cell>
          <table:table-cell office:value-type="float" office:value="904.77">
            <text:p>904.77</text:p>
          </table:table-cell>
          <table:table-cell office:value-type="float" office:value="188.27">
            <text:p>188.27</text:p>
          </table:table-cell>
          <table:table-cell office:value-type="float" office:value="4.80570457321931">
            <text:p>4.8057045732</text:p>
          </table:table-cell>
          <table:table-cell office:value-type="float" office:value="1.25625">
            <text:p>1.25625</text:p>
          </table:table-cell>
          <table:table-cell office:value-type="float" office:value="18.7333333333333">
            <text:p>18.7333333333</text:p>
          </table:table-cell>
          <table:table-cell/>
          <table:table-cell office:value-type="string">
            <text:p>6552</text:p>
          </table:table-cell>
          <table:table-cell office:value-type="string">
            <text:p>6519</text:p>
          </table:table-cell>
          <table:table-cell office:value-type="float" office:value="10.38">
            <text:p>10.38</text:p>
          </table:table-cell>
          <table:table-cell office:value-type="float" office:value="8">
            <text:p>8</text:p>
          </table:table-cell>
          <table:table-cell office:value-type="float" office:value="934.02">
            <text:p>934.02</text:p>
          </table:table-cell>
          <table:table-cell office:value-type="float" office:value="188.27">
            <text:p>188.27</text:p>
          </table:table-cell>
          <table:table-cell office:value-type="float" office:value="4.96106655335423">
            <text:p>4.9610665534</text:p>
          </table:table-cell>
          <table:table-cell office:value-type="float" office:value="1.2975">
            <text:p>1.2975</text:p>
          </table:table-cell>
          <table:table-cell office:value-type="float" office:value="18.1377649325626">
            <text:p>18.13776493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8.01">
            <text:p>8.01</text:p>
          </table:table-cell>
          <table:table-cell office:value-type="float" office:value="7">
            <text:p>7</text:p>
          </table:table-cell>
          <table:table-cell office:value-type="float" office:value="720.54">
            <text:p>720.54</text:p>
          </table:table-cell>
          <table:table-cell office:value-type="float" office:value="280.98">
            <text:p>280.98</text:p>
          </table:table-cell>
          <table:table-cell office:value-type="float" office:value="2.56438180653427">
            <text:p>2.5643818065</text:p>
          </table:table-cell>
          <table:table-cell office:value-type="float" office:value="1.14428571428571">
            <text:p>1.1442857143</text:p>
          </table:table-cell>
          <table:table-cell office:value-type="float" office:value="35.0786516853933">
            <text:p>35.0786516854</text:p>
          </table:table-cell>
          <table:table-cell/>
          <table:table-cell office:value-type="string">
            <text:p>6559</text:p>
          </table:table-cell>
          <table:table-cell office:value-type="string">
            <text:p>6519</text:p>
          </table:table-cell>
          <table:table-cell office:value-type="float" office:value="8.2">
            <text:p>8.2</text:p>
          </table:table-cell>
          <table:table-cell office:value-type="float" office:value="12">
            <text:p>12</text:p>
          </table:table-cell>
          <table:table-cell office:value-type="float" office:value="737.64">
            <text:p>737.64</text:p>
          </table:table-cell>
          <table:table-cell office:value-type="float" office:value="280.98">
            <text:p>280.98</text:p>
          </table:table-cell>
          <table:table-cell office:value-type="float" office:value="2.6252402306214">
            <text:p>2.6252402306</text:p>
          </table:table-cell>
          <table:table-cell office:value-type="float" office:value="0.683333333333333">
            <text:p>0.6833333333</text:p>
          </table:table-cell>
          <table:table-cell office:value-type="float" office:value="34.2658536585366">
            <text:p>34.265853658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8.32">
            <text:p>8.32</text:p>
          </table:table-cell>
          <table:table-cell office:value-type="float" office:value="9">
            <text:p>9</text:p>
          </table:table-cell>
          <table:table-cell office:value-type="float" office:value="748.44">
            <text:p>748.44</text:p>
          </table:table-cell>
          <table:table-cell office:value-type="float" office:value="324.75">
            <text:p>324.75</text:p>
          </table:table-cell>
          <table:table-cell office:value-type="float" office:value="2.30466512702078">
            <text:p>2.304665127</text:p>
          </table:table-cell>
          <table:table-cell office:value-type="float" office:value="0.924444444444444">
            <text:p>0.9244444444</text:p>
          </table:table-cell>
          <table:table-cell office:value-type="float" office:value="39.0324519230769">
            <text:p>39.0324519231</text:p>
          </table:table-cell>
          <table:table-cell/>
          <table:table-cell office:value-type="string">
            <text:p>6562</text:p>
          </table:table-cell>
          <table:table-cell office:value-type="string">
            <text:p>6519</text:p>
          </table:table-cell>
          <table:table-cell office:value-type="float" office:value="8.26">
            <text:p>8.26</text:p>
          </table:table-cell>
          <table:table-cell office:value-type="float" office:value="9">
            <text:p>9</text:p>
          </table:table-cell>
          <table:table-cell office:value-type="float" office:value="743.13">
            <text:p>743.13</text:p>
          </table:table-cell>
          <table:table-cell office:value-type="float" office:value="324.75">
            <text:p>324.75</text:p>
          </table:table-cell>
          <table:table-cell office:value-type="float" office:value="2.28831408775982">
            <text:p>2.2883140878</text:p>
          </table:table-cell>
          <table:table-cell office:value-type="float" office:value="0.917777777777778">
            <text:p>0.9177777778</text:p>
          </table:table-cell>
          <table:table-cell office:value-type="float" office:value="39.31598062954">
            <text:p>39.315980629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10.57">
            <text:p>10.57</text:p>
          </table:table-cell>
          <table:table-cell office:value-type="float" office:value="7">
            <text:p>7</text:p>
          </table:table-cell>
          <table:table-cell office:value-type="float" office:value="951.57">
            <text:p>951.57</text:p>
          </table:table-cell>
          <table:table-cell office:value-type="float" office:value="224.35">
            <text:p>224.35</text:p>
          </table:table-cell>
          <table:table-cell office:value-type="float" office:value="4.2414530866949">
            <text:p>4.2414530867</text:p>
          </table:table-cell>
          <table:table-cell office:value-type="float" office:value="1.51">
            <text:p>1.51</text:p>
          </table:table-cell>
          <table:table-cell office:value-type="float" office:value="21.2251655629139">
            <text:p>21.2251655629</text:p>
          </table:table-cell>
          <table:table-cell/>
          <table:table-cell office:value-type="string">
            <text:p>6609</text:p>
          </table:table-cell>
          <table:table-cell office:value-type="string">
            <text:p>6519</text:p>
          </table:table-cell>
          <table:table-cell office:value-type="float" office:value="11.06">
            <text:p>11.06</text:p>
          </table:table-cell>
          <table:table-cell office:value-type="float" office:value="10">
            <text:p>10</text:p>
          </table:table-cell>
          <table:table-cell office:value-type="float" office:value="995.58">
            <text:p>995.58</text:p>
          </table:table-cell>
          <table:table-cell office:value-type="float" office:value="224.35">
            <text:p>224.35</text:p>
          </table:table-cell>
          <table:table-cell office:value-type="float" office:value="4.43761979050591">
            <text:p>4.4376197905</text:p>
          </table:table-cell>
          <table:table-cell office:value-type="float" office:value="1.106">
            <text:p>1.106</text:p>
          </table:table-cell>
          <table:table-cell office:value-type="float" office:value="20.2848101265823">
            <text:p>20.284810126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9.61">
            <text:p>9.61</text:p>
          </table:table-cell>
          <table:table-cell office:value-type="float" office:value="8">
            <text:p>8</text:p>
          </table:table-cell>
          <table:table-cell office:value-type="float" office:value="864.9">
            <text:p>864.9</text:p>
          </table:table-cell>
          <table:table-cell office:value-type="float" office:value="267.5">
            <text:p>267.5</text:p>
          </table:table-cell>
          <table:table-cell office:value-type="float" office:value="3.23327102803738">
            <text:p>3.233271028</text:p>
          </table:table-cell>
          <table:table-cell office:value-type="float" office:value="1.20125">
            <text:p>1.20125</text:p>
          </table:table-cell>
          <table:table-cell office:value-type="float" office:value="27.8355879292404">
            <text:p>27.8355879292</text:p>
          </table:table-cell>
          <table:table-cell/>
          <table:table-cell office:value-type="string">
            <text:p>6647</text:p>
          </table:table-cell>
          <table:table-cell office:value-type="string">
            <text:p>6519</text:p>
          </table:table-cell>
          <table:table-cell office:value-type="float" office:value="9.55">
            <text:p>9.55</text:p>
          </table:table-cell>
          <table:table-cell office:value-type="float" office:value="9">
            <text:p>9</text:p>
          </table:table-cell>
          <table:table-cell office:value-type="float" office:value="859.77">
            <text:p>859.77</text:p>
          </table:table-cell>
          <table:table-cell office:value-type="float" office:value="267.5">
            <text:p>267.5</text:p>
          </table:table-cell>
          <table:table-cell office:value-type="float" office:value="3.21409345794392">
            <text:p>3.2140934579</text:p>
          </table:table-cell>
          <table:table-cell office:value-type="float" office:value="1.06111111111111">
            <text:p>1.0611111111</text:p>
          </table:table-cell>
          <table:table-cell office:value-type="float" office:value="28.0104712041885">
            <text:p>28.01047120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8.3">
            <text:p>8.3</text:p>
          </table:table-cell>
          <table:table-cell office:value-type="float" office:value="9">
            <text:p>9</text:p>
          </table:table-cell>
          <table:table-cell office:value-type="float" office:value="747.27">
            <text:p>747.27</text:p>
          </table:table-cell>
          <table:table-cell office:value-type="float" office:value="331.24">
            <text:p>331.24</text:p>
          </table:table-cell>
          <table:table-cell office:value-type="float" office:value="2.25597753894457">
            <text:p>2.2559775389</text:p>
          </table:table-cell>
          <table:table-cell office:value-type="float" office:value="0.922222222222222">
            <text:p>0.9222222222</text:p>
          </table:table-cell>
          <table:table-cell office:value-type="float" office:value="39.9084337349398">
            <text:p>39.9084337349</text:p>
          </table:table-cell>
          <table:table-cell/>
          <table:table-cell office:value-type="string">
            <text:p>6670</text:p>
          </table:table-cell>
          <table:table-cell office:value-type="string">
            <text:p>6519</text:p>
          </table:table-cell>
          <table:table-cell office:value-type="float" office:value="8.84">
            <text:p>8.84</text:p>
          </table:table-cell>
          <table:table-cell office:value-type="float" office:value="9">
            <text:p>9</text:p>
          </table:table-cell>
          <table:table-cell office:value-type="float" office:value="795.87">
            <text:p>795.87</text:p>
          </table:table-cell>
          <table:table-cell office:value-type="float" office:value="331.24">
            <text:p>331.24</text:p>
          </table:table-cell>
          <table:table-cell office:value-type="float" office:value="2.40269894940225">
            <text:p>2.4026989494</text:p>
          </table:table-cell>
          <table:table-cell office:value-type="float" office:value="0.982222222222222">
            <text:p>0.9822222222</text:p>
          </table:table-cell>
          <table:table-cell office:value-type="float" office:value="37.4705882352941">
            <text:p>37.470588235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5.67">
            <text:p>25.67</text:p>
          </table:table-cell>
          <table:table-cell office:value-type="float" office:value="11">
            <text:p>11</text:p>
          </table:table-cell>
          <table:table-cell office:value-type="float" office:value="2310.3">
            <text:p>2310.3</text:p>
          </table:table-cell>
          <table:table-cell office:value-type="float" office:value="167.7">
            <text:p>167.7</text:p>
          </table:table-cell>
          <table:table-cell office:value-type="float" office:value="13.7763864042934">
            <text:p>13.7763864043</text:p>
          </table:table-cell>
          <table:table-cell office:value-type="float" office:value="2.33363636363636">
            <text:p>2.3336363636</text:p>
          </table:table-cell>
          <table:table-cell office:value-type="float" office:value="6.53291780288274">
            <text:p>6.5329178029</text:p>
          </table:table-cell>
          <table:table-cell/>
          <table:table-cell office:value-type="string">
            <text:p>6674</text:p>
          </table:table-cell>
          <table:table-cell office:value-type="string">
            <text:p>6519</text:p>
          </table:table-cell>
          <table:table-cell office:value-type="float" office:value="25.79">
            <text:p>25.79</text:p>
          </table:table-cell>
          <table:table-cell office:value-type="float" office:value="11">
            <text:p>11</text:p>
          </table:table-cell>
          <table:table-cell office:value-type="float" office:value="2321.01">
            <text:p>2321.01</text:p>
          </table:table-cell>
          <table:table-cell office:value-type="float" office:value="167.7">
            <text:p>167.7</text:p>
          </table:table-cell>
          <table:table-cell office:value-type="float" office:value="13.8402504472272">
            <text:p>13.8402504472</text:p>
          </table:table-cell>
          <table:table-cell office:value-type="float" office:value="2.34454545454545">
            <text:p>2.3445454545</text:p>
          </table:table-cell>
          <table:table-cell office:value-type="float" office:value="6.50252035672741">
            <text:p>6.50252035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8.89">
            <text:p>8.89</text:p>
          </table:table-cell>
          <table:table-cell office:value-type="float" office:value="10">
            <text:p>10</text:p>
          </table:table-cell>
          <table:table-cell office:value-type="float" office:value="800.55">
            <text:p>800.55</text:p>
          </table:table-cell>
          <table:table-cell office:value-type="float" office:value="282.7">
            <text:p>282.7</text:p>
          </table:table-cell>
          <table:table-cell office:value-type="float" office:value="2.83180049522462">
            <text:p>2.8318004952</text:p>
          </table:table-cell>
          <table:table-cell office:value-type="float" office:value="0.889">
            <text:p>0.889</text:p>
          </table:table-cell>
          <table:table-cell office:value-type="float" office:value="31.7997750281215">
            <text:p>31.7997750281</text:p>
          </table:table-cell>
          <table:table-cell/>
          <table:table-cell office:value-type="string">
            <text:p>6695</text:p>
          </table:table-cell>
          <table:table-cell office:value-type="string">
            <text:p>6519</text:p>
          </table:table-cell>
          <table:table-cell office:value-type="float" office:value="9.26">
            <text:p>9.26</text:p>
          </table:table-cell>
          <table:table-cell office:value-type="float" office:value="12">
            <text:p>12</text:p>
          </table:table-cell>
          <table:table-cell office:value-type="float" office:value="833.76">
            <text:p>833.76</text:p>
          </table:table-cell>
          <table:table-cell office:value-type="float" office:value="282.7">
            <text:p>282.7</text:p>
          </table:table-cell>
          <table:table-cell office:value-type="float" office:value="2.94927484966395">
            <text:p>2.9492748497</text:p>
          </table:table-cell>
          <table:table-cell office:value-type="float" office:value="0.771666666666667">
            <text:p>0.7716666667</text:p>
          </table:table-cell>
          <table:table-cell office:value-type="float" office:value="30.5291576673866">
            <text:p>30.52915766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8.95">
            <text:p>8.95</text:p>
          </table:table-cell>
          <table:table-cell office:value-type="float" office:value="6">
            <text:p>6</text:p>
          </table:table-cell>
          <table:table-cell office:value-type="float" office:value="805.41">
            <text:p>805.41</text:p>
          </table:table-cell>
          <table:table-cell office:value-type="float" office:value="320.48">
            <text:p>320.48</text:p>
          </table:table-cell>
          <table:table-cell office:value-type="float" office:value="2.51313654518223">
            <text:p>2.5131365452</text:p>
          </table:table-cell>
          <table:table-cell office:value-type="float" office:value="1.49166666666667">
            <text:p>1.4916666667</text:p>
          </table:table-cell>
          <table:table-cell office:value-type="float" office:value="35.8078212290503">
            <text:p>35.8078212291</text:p>
          </table:table-cell>
          <table:table-cell/>
          <table:table-cell office:value-type="string">
            <text:p>6699</text:p>
          </table:table-cell>
          <table:table-cell office:value-type="string">
            <text:p>6519</text:p>
          </table:table-cell>
          <table:table-cell office:value-type="float" office:value="9.3">
            <text:p>9.3</text:p>
          </table:table-cell>
          <table:table-cell office:value-type="float" office:value="6">
            <text:p>6</text:p>
          </table:table-cell>
          <table:table-cell office:value-type="float" office:value="836.82">
            <text:p>836.82</text:p>
          </table:table-cell>
          <table:table-cell office:value-type="float" office:value="320.48">
            <text:p>320.48</text:p>
          </table:table-cell>
          <table:table-cell office:value-type="float" office:value="2.61114578132801">
            <text:p>2.6111457813</text:p>
          </table:table-cell>
          <table:table-cell office:value-type="float" office:value="1.55">
            <text:p>1.55</text:p>
          </table:table-cell>
          <table:table-cell office:value-type="float" office:value="34.4602150537634">
            <text:p>34.46021505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7.34">
            <text:p>7.34</text:p>
          </table:table-cell>
          <table:table-cell office:value-type="float" office:value="13">
            <text:p>13</text:p>
          </table:table-cell>
          <table:table-cell office:value-type="float" office:value="660.87">
            <text:p>660.87</text:p>
          </table:table-cell>
          <table:table-cell office:value-type="float" office:value="24.7">
            <text:p>24.7</text:p>
          </table:table-cell>
          <table:table-cell office:value-type="float" office:value="26.7558704453441">
            <text:p>26.7558704453</text:p>
          </table:table-cell>
          <table:table-cell office:value-type="float" office:value="0.564615384615385">
            <text:p>0.5646153846</text:p>
          </table:table-cell>
          <table:table-cell office:value-type="float" office:value="3.36512261580381">
            <text:p>3.3651226158</text:p>
          </table:table-cell>
          <table:table-cell/>
          <table:table-cell office:value-type="string">
            <text:p>6716</text:p>
          </table:table-cell>
          <table:table-cell office:value-type="string">
            <text:p>6519</text:p>
          </table:table-cell>
          <table:table-cell office:value-type="float" office:value="7.47">
            <text:p>7.47</text:p>
          </table:table-cell>
          <table:table-cell office:value-type="float" office:value="4">
            <text:p>4</text:p>
          </table:table-cell>
          <table:table-cell office:value-type="float" office:value="672.39">
            <text:p>672.39</text:p>
          </table:table-cell>
          <table:table-cell office:value-type="float" office:value="24.7">
            <text:p>24.7</text:p>
          </table:table-cell>
          <table:table-cell office:value-type="float" office:value="27.2222672064777">
            <text:p>27.2222672065</text:p>
          </table:table-cell>
          <table:table-cell office:value-type="float" office:value="1.8675">
            <text:p>1.8675</text:p>
          </table:table-cell>
          <table:table-cell office:value-type="float" office:value="3.30655957161981">
            <text:p>3.30655957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7.96">
            <text:p>7.96</text:p>
          </table:table-cell>
          <table:table-cell office:value-type="float" office:value="6">
            <text:p>6</text:p>
          </table:table-cell>
          <table:table-cell office:value-type="float" office:value="716.85">
            <text:p>716.85</text:p>
          </table:table-cell>
          <table:table-cell office:value-type="float" office:value="321.91">
            <text:p>321.91</text:p>
          </table:table-cell>
          <table:table-cell office:value-type="float" office:value="2.2268646516107">
            <text:p>2.2268646516</text:p>
          </table:table-cell>
          <table:table-cell office:value-type="float" office:value="1.32666666666667">
            <text:p>1.3266666667</text:p>
          </table:table-cell>
          <table:table-cell office:value-type="float" office:value="40.4409547738694">
            <text:p>40.4409547739</text:p>
          </table:table-cell>
          <table:table-cell/>
          <table:table-cell office:value-type="string">
            <text:p>6738</text:p>
          </table:table-cell>
          <table:table-cell office:value-type="string">
            <text:p>6519</text:p>
          </table:table-cell>
          <table:table-cell office:value-type="float" office:value="8.29">
            <text:p>8.29</text:p>
          </table:table-cell>
          <table:table-cell office:value-type="float" office:value="6">
            <text:p>6</text:p>
          </table:table-cell>
          <table:table-cell office:value-type="float" office:value="745.83">
            <text:p>745.83</text:p>
          </table:table-cell>
          <table:table-cell office:value-type="float" office:value="321.91">
            <text:p>321.91</text:p>
          </table:table-cell>
          <table:table-cell office:value-type="float" office:value="2.31688981392315">
            <text:p>2.3168898139</text:p>
          </table:table-cell>
          <table:table-cell office:value-type="float" office:value="1.38166666666667">
            <text:p>1.3816666667</text:p>
          </table:table-cell>
          <table:table-cell office:value-type="float" office:value="38.8311218335344">
            <text:p>38.83112183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3.9">
            <text:p>13.9</text:p>
          </table:table-cell>
          <table:table-cell office:value-type="float" office:value="9">
            <text:p>9</text:p>
          </table:table-cell>
          <table:table-cell office:value-type="float" office:value="1251.27">
            <text:p>1251.27</text:p>
          </table:table-cell>
          <table:table-cell office:value-type="float" office:value="233.17">
            <text:p>233.17</text:p>
          </table:table-cell>
          <table:table-cell office:value-type="float" office:value="5.36634215379337">
            <text:p>5.3663421538</text:p>
          </table:table-cell>
          <table:table-cell office:value-type="float" office:value="1.54444444444445">
            <text:p>1.5444444444</text:p>
          </table:table-cell>
          <table:table-cell office:value-type="float" office:value="16.7748201438849">
            <text:p>16.7748201439</text:p>
          </table:table-cell>
          <table:table-cell/>
          <table:table-cell office:value-type="string">
            <text:p>6843</text:p>
          </table:table-cell>
          <table:table-cell office:value-type="string">
            <text:p>6519</text:p>
          </table:table-cell>
          <table:table-cell office:value-type="float" office:value="14.11">
            <text:p>14.11</text:p>
          </table:table-cell>
          <table:table-cell office:value-type="float" office:value="9">
            <text:p>9</text:p>
          </table:table-cell>
          <table:table-cell office:value-type="float" office:value="1269.72">
            <text:p>1269.72</text:p>
          </table:table-cell>
          <table:table-cell office:value-type="float" office:value="233.17">
            <text:p>233.17</text:p>
          </table:table-cell>
          <table:table-cell office:value-type="float" office:value="5.44546897113694">
            <text:p>5.4454689711</text:p>
          </table:table-cell>
          <table:table-cell office:value-type="float" office:value="1.56777777777778">
            <text:p>1.5677777778</text:p>
          </table:table-cell>
          <table:table-cell office:value-type="float" office:value="16.5251594613749">
            <text:p>16.525159461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7.47">
            <text:p>7.47</text:p>
          </table:table-cell>
          <table:table-cell office:value-type="float" office:value="6">
            <text:p>6</text:p>
          </table:table-cell>
          <table:table-cell office:value-type="float" office:value="671.94">
            <text:p>671.94</text:p>
          </table:table-cell>
          <table:table-cell office:value-type="float" office:value="331.03">
            <text:p>331.03</text:p>
          </table:table-cell>
          <table:table-cell office:value-type="float" office:value="2.02984623750113">
            <text:p>2.0298462375</text:p>
          </table:table-cell>
          <table:table-cell office:value-type="float" office:value="1.245">
            <text:p>1.245</text:p>
          </table:table-cell>
          <table:table-cell office:value-type="float" office:value="44.3145917001339">
            <text:p>44.3145917001</text:p>
          </table:table-cell>
          <table:table-cell/>
          <table:table-cell office:value-type="string">
            <text:p>6879</text:p>
          </table:table-cell>
          <table:table-cell office:value-type="string">
            <text:p>6519</text:p>
          </table:table-cell>
          <table:table-cell office:value-type="float" office:value="7.63">
            <text:p>7.63</text:p>
          </table:table-cell>
          <table:table-cell office:value-type="float" office:value="6">
            <text:p>6</text:p>
          </table:table-cell>
          <table:table-cell office:value-type="float" office:value="686.7">
            <text:p>686.7</text:p>
          </table:table-cell>
          <table:table-cell office:value-type="float" office:value="331.03">
            <text:p>331.03</text:p>
          </table:table-cell>
          <table:table-cell office:value-type="float" office:value="2.07443434129837">
            <text:p>2.0744343413</text:p>
          </table:table-cell>
          <table:table-cell office:value-type="float" office:value="1.27166666666667">
            <text:p>1.2716666667</text:p>
          </table:table-cell>
          <table:table-cell office:value-type="float" office:value="43.3853211009174">
            <text:p>43.38532110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4.49">
            <text:p>14.49</text:p>
          </table:table-cell>
          <table:table-cell office:value-type="float" office:value="8">
            <text:p>8</text:p>
          </table:table-cell>
          <table:table-cell office:value-type="float" office:value="1304.28">
            <text:p>1304.28</text:p>
          </table:table-cell>
          <table:table-cell office:value-type="float" office:value="7.44">
            <text:p>7.44</text:p>
          </table:table-cell>
          <table:table-cell office:value-type="float" office:value="175.306451612903">
            <text:p>175.3064516129</text:p>
          </table:table-cell>
          <table:table-cell office:value-type="float" office:value="1.81125">
            <text:p>1.81125</text:p>
          </table:table-cell>
          <table:table-cell office:value-type="float" office:value="0.513457556935818">
            <text:p>0.5134575569</text:p>
          </table:table-cell>
          <table:table-cell/>
          <table:table-cell office:value-type="string">
            <text:p>6892</text:p>
          </table:table-cell>
          <table:table-cell office:value-type="string">
            <text:p>6519</text:p>
          </table:table-cell>
          <table:table-cell office:value-type="float" office:value="14.7">
            <text:p>14.7</text:p>
          </table:table-cell>
          <table:table-cell office:value-type="float" office:value="7">
            <text:p>7</text:p>
          </table:table-cell>
          <table:table-cell office:value-type="float" office:value="1322.73">
            <text:p>1322.73</text:p>
          </table:table-cell>
          <table:table-cell office:value-type="float" office:value="7.44">
            <text:p>7.44</text:p>
          </table:table-cell>
          <table:table-cell office:value-type="float" office:value="177.786290322581">
            <text:p>177.7862903226</text:p>
          </table:table-cell>
          <table:table-cell office:value-type="float" office:value="2.1">
            <text:p>2.1</text:p>
          </table:table-cell>
          <table:table-cell office:value-type="float" office:value="0.506122448979592">
            <text:p>0.50612244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7.34">
            <text:p>7.34</text:p>
          </table:table-cell>
          <table:table-cell office:value-type="float" office:value="6">
            <text:p>6</text:p>
          </table:table-cell>
          <table:table-cell office:value-type="float" office:value="660.69">
            <text:p>660.69</text:p>
          </table:table-cell>
          <table:table-cell office:value-type="float" office:value="281.16">
            <text:p>281.16</text:p>
          </table:table-cell>
          <table:table-cell office:value-type="float" office:value="2.34987195902689">
            <text:p>2.349871959</text:p>
          </table:table-cell>
          <table:table-cell office:value-type="float" office:value="1.22333333333333">
            <text:p>1.2233333333</text:p>
          </table:table-cell>
          <table:table-cell office:value-type="float" office:value="38.3051771117166">
            <text:p>38.3051771117</text:p>
          </table:table-cell>
          <table:table-cell/>
          <table:table-cell office:value-type="string">
            <text:p>6945</text:p>
          </table:table-cell>
          <table:table-cell office:value-type="string">
            <text:p>6519</text:p>
          </table:table-cell>
          <table:table-cell office:value-type="float" office:value="7.6">
            <text:p>7.6</text:p>
          </table:table-cell>
          <table:table-cell office:value-type="float" office:value="8">
            <text:p>8</text:p>
          </table:table-cell>
          <table:table-cell office:value-type="float" office:value="683.64">
            <text:p>683.64</text:p>
          </table:table-cell>
          <table:table-cell office:value-type="float" office:value="281.16">
            <text:p>281.16</text:p>
          </table:table-cell>
          <table:table-cell office:value-type="float" office:value="2.4314980793854">
            <text:p>2.4314980794</text:p>
          </table:table-cell>
          <table:table-cell office:value-type="float" office:value="0.95">
            <text:p>0.95</text:p>
          </table:table-cell>
          <table:table-cell office:value-type="float" office:value="36.9947368421053">
            <text:p>36.99473684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7.31">
            <text:p>7.31</text:p>
          </table:table-cell>
          <table:table-cell office:value-type="float" office:value="10">
            <text:p>10</text:p>
          </table:table-cell>
          <table:table-cell office:value-type="float" office:value="658.26">
            <text:p>658.26</text:p>
          </table:table-cell>
          <table:table-cell office:value-type="float" office:value="324.44">
            <text:p>324.44</text:p>
          </table:table-cell>
          <table:table-cell office:value-type="float" office:value="2.02891135495007">
            <text:p>2.028911355</text:p>
          </table:table-cell>
          <table:table-cell office:value-type="float" office:value="0.731">
            <text:p>0.731</text:p>
          </table:table-cell>
          <table:table-cell office:value-type="float" office:value="44.3830369357045">
            <text:p>44.3830369357</text:p>
          </table:table-cell>
          <table:table-cell/>
          <table:table-cell office:value-type="string">
            <text:p>6948</text:p>
          </table:table-cell>
          <table:table-cell office:value-type="string">
            <text:p>6519</text:p>
          </table:table-cell>
          <table:table-cell office:value-type="float" office:value="7.38">
            <text:p>7.38</text:p>
          </table:table-cell>
          <table:table-cell office:value-type="float" office:value="8">
            <text:p>8</text:p>
          </table:table-cell>
          <table:table-cell office:value-type="float" office:value="664.29">
            <text:p>664.29</text:p>
          </table:table-cell>
          <table:table-cell office:value-type="float" office:value="324.44">
            <text:p>324.44</text:p>
          </table:table-cell>
          <table:table-cell office:value-type="float" office:value="2.0474972259894">
            <text:p>2.047497226</text:p>
          </table:table-cell>
          <table:table-cell office:value-type="float" office:value="0.9225">
            <text:p>0.9225</text:p>
          </table:table-cell>
          <table:table-cell office:value-type="float" office:value="43.9620596205962">
            <text:p>43.96205962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8.63">
            <text:p>8.63</text:p>
          </table:table-cell>
          <table:table-cell office:value-type="float" office:value="9">
            <text:p>9</text:p>
          </table:table-cell>
          <table:table-cell office:value-type="float" office:value="776.88">
            <text:p>776.88</text:p>
          </table:table-cell>
          <table:table-cell office:value-type="float" office:value="282.1">
            <text:p>282.1</text:p>
          </table:table-cell>
          <table:table-cell office:value-type="float" office:value="2.75391705069124">
            <text:p>2.7539170507</text:p>
          </table:table-cell>
          <table:table-cell office:value-type="float" office:value="0.958888888888889">
            <text:p>0.9588888889</text:p>
          </table:table-cell>
          <table:table-cell office:value-type="float" office:value="32.6882966396292">
            <text:p>32.6882966396</text:p>
          </table:table-cell>
          <table:table-cell/>
          <table:table-cell office:value-type="string">
            <text:p>6971</text:p>
          </table:table-cell>
          <table:table-cell office:value-type="string">
            <text:p>6519</text:p>
          </table:table-cell>
          <table:table-cell office:value-type="float" office:value="9.22">
            <text:p>9.22</text:p>
          </table:table-cell>
          <table:table-cell office:value-type="float" office:value="9">
            <text:p>9</text:p>
          </table:table-cell>
          <table:table-cell office:value-type="float" office:value="829.98">
            <text:p>829.98</text:p>
          </table:table-cell>
          <table:table-cell office:value-type="float" office:value="282.1">
            <text:p>282.1</text:p>
          </table:table-cell>
          <table:table-cell office:value-type="float" office:value="2.94214817440624">
            <text:p>2.9421481744</text:p>
          </table:table-cell>
          <table:table-cell office:value-type="float" office:value="1.02444444444444">
            <text:p>1.0244444444</text:p>
          </table:table-cell>
          <table:table-cell office:value-type="float" office:value="30.5965292841649">
            <text:p>30.59652928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2.14">
            <text:p>12.14</text:p>
          </table:table-cell>
          <table:table-cell office:value-type="float" office:value="9">
            <text:p>9</text:p>
          </table:table-cell>
          <table:table-cell office:value-type="float" office:value="1092.78">
            <text:p>1092.78</text:p>
          </table:table-cell>
          <table:table-cell office:value-type="float" office:value="130.56">
            <text:p>130.56</text:p>
          </table:table-cell>
          <table:table-cell office:value-type="float" office:value="8.36994485294118">
            <text:p>8.3699448529</text:p>
          </table:table-cell>
          <table:table-cell office:value-type="float" office:value="1.34888888888889">
            <text:p>1.3488888889</text:p>
          </table:table-cell>
          <table:table-cell office:value-type="float" office:value="10.7545304777595">
            <text:p>10.7545304778</text:p>
          </table:table-cell>
          <table:table-cell/>
          <table:table-cell office:value-type="string">
            <text:p>7021</text:p>
          </table:table-cell>
          <table:table-cell office:value-type="string">
            <text:p>6519</text:p>
          </table:table-cell>
          <table:table-cell office:value-type="float" office:value="12.2">
            <text:p>12.2</text:p>
          </table:table-cell>
          <table:table-cell office:value-type="float" office:value="10">
            <text:p>10</text:p>
          </table:table-cell>
          <table:table-cell office:value-type="float" office:value="1097.82">
            <text:p>1097.82</text:p>
          </table:table-cell>
          <table:table-cell office:value-type="float" office:value="130.56">
            <text:p>130.56</text:p>
          </table:table-cell>
          <table:table-cell office:value-type="float" office:value="8.40854779411765">
            <text:p>8.4085477941</text:p>
          </table:table-cell>
          <table:table-cell office:value-type="float" office:value="1.22">
            <text:p>1.22</text:p>
          </table:table-cell>
          <table:table-cell office:value-type="float" office:value="10.7016393442623">
            <text:p>10.70163934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6.26">
            <text:p>6.26</text:p>
          </table:table-cell>
          <table:table-cell office:value-type="float" office:value="7">
            <text:p>7</text:p>
          </table:table-cell>
          <table:table-cell office:value-type="float" office:value="563.13">
            <text:p>563.13</text:p>
          </table:table-cell>
          <table:table-cell office:value-type="float" office:value="330.94">
            <text:p>330.94</text:p>
          </table:table-cell>
          <table:table-cell office:value-type="float" office:value="1.70160754215266">
            <text:p>1.7016075422</text:p>
          </table:table-cell>
          <table:table-cell office:value-type="float" office:value="0.894285714285714">
            <text:p>0.8942857143</text:p>
          </table:table-cell>
          <table:table-cell office:value-type="float" office:value="52.8658146964856">
            <text:p>52.8658146965</text:p>
          </table:table-cell>
          <table:table-cell/>
          <table:table-cell office:value-type="string">
            <text:p>7079</text:p>
          </table:table-cell>
          <table:table-cell office:value-type="string">
            <text:p>6519</text:p>
          </table:table-cell>
          <table:table-cell office:value-type="float" office:value="6.47">
            <text:p>6.47</text:p>
          </table:table-cell>
          <table:table-cell office:value-type="float" office:value="9">
            <text:p>9</text:p>
          </table:table-cell>
          <table:table-cell office:value-type="float" office:value="582.03">
            <text:p>582.03</text:p>
          </table:table-cell>
          <table:table-cell office:value-type="float" office:value="330.94">
            <text:p>330.94</text:p>
          </table:table-cell>
          <table:table-cell office:value-type="float" office:value="1.75871759231281">
            <text:p>1.7587175923</text:p>
          </table:table-cell>
          <table:table-cell office:value-type="float" office:value="0.718888888888889">
            <text:p>0.7188888889</text:p>
          </table:table-cell>
          <table:table-cell office:value-type="float" office:value="51.1499227202473">
            <text:p>51.149922720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7.75">
            <text:p>7.75</text:p>
          </table:table-cell>
          <table:table-cell office:value-type="float" office:value="6">
            <text:p>6</text:p>
          </table:table-cell>
          <table:table-cell office:value-type="float" office:value="697.77">
            <text:p>697.77</text:p>
          </table:table-cell>
          <table:table-cell office:value-type="float" office:value="331.41">
            <text:p>331.41</text:p>
          </table:table-cell>
          <table:table-cell office:value-type="float" office:value="2.10545849551914">
            <text:p>2.1054584955</text:p>
          </table:table-cell>
          <table:table-cell office:value-type="float" office:value="1.29166666666667">
            <text:p>1.2916666667</text:p>
          </table:table-cell>
          <table:table-cell office:value-type="float" office:value="42.7625806451613">
            <text:p>42.7625806452</text:p>
          </table:table-cell>
          <table:table-cell/>
          <table:table-cell office:value-type="string">
            <text:p>7081</text:p>
          </table:table-cell>
          <table:table-cell office:value-type="string">
            <text:p>6519</text:p>
          </table:table-cell>
          <table:table-cell office:value-type="float" office:value="8.16">
            <text:p>8.16</text:p>
          </table:table-cell>
          <table:table-cell office:value-type="float" office:value="7">
            <text:p>7</text:p>
          </table:table-cell>
          <table:table-cell office:value-type="float" office:value="734.04">
            <text:p>734.04</text:p>
          </table:table-cell>
          <table:table-cell office:value-type="float" office:value="331.41">
            <text:p>331.41</text:p>
          </table:table-cell>
          <table:table-cell office:value-type="float" office:value="2.2148999728433">
            <text:p>2.2148999728</text:p>
          </table:table-cell>
          <table:table-cell office:value-type="float" office:value="1.16571428571429">
            <text:p>1.1657142857</text:p>
          </table:table-cell>
          <table:table-cell office:value-type="float" office:value="40.6139705882353">
            <text:p>40.61397058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0.76">
            <text:p>0.76</text:p>
          </table:table-cell>
          <table:table-cell office:value-type="float" office:value="5">
            <text:p>5</text:p>
          </table:table-cell>
          <table:table-cell office:value-type="float" office:value="68.13">
            <text:p>68.13</text:p>
          </table:table-cell>
          <table:table-cell office:value-type="float" office:value="11.48">
            <text:p>11.48</text:p>
          </table:table-cell>
          <table:table-cell office:value-type="float" office:value="5.93466898954704">
            <text:p>5.9346689895</text:p>
          </table:table-cell>
          <table:table-cell office:value-type="float" office:value="0.152">
            <text:p>0.152</text:p>
          </table:table-cell>
          <table:table-cell office:value-type="float" office:value="15.1052631578947">
            <text:p>15.1052631579</text:p>
          </table:table-cell>
          <table:table-cell/>
          <table:table-cell office:value-type="string">
            <text:p>7094</text:p>
          </table:table-cell>
          <table:table-cell office:value-type="string">
            <text:p>6519</text:p>
          </table:table-cell>
          <table:table-cell office:value-type="float" office:value="0.97">
            <text:p>0.97</text:p>
          </table:table-cell>
          <table:table-cell office:value-type="float" office:value="6">
            <text:p>6</text:p>
          </table:table-cell>
          <table:table-cell office:value-type="float" office:value="87.03">
            <text:p>87.03</text:p>
          </table:table-cell>
          <table:table-cell office:value-type="float" office:value="11.48">
            <text:p>11.48</text:p>
          </table:table-cell>
          <table:table-cell office:value-type="float" office:value="7.58101045296167">
            <text:p>7.581010453</text:p>
          </table:table-cell>
          <table:table-cell office:value-type="float" office:value="0.161666666666667">
            <text:p>0.1616666667</text:p>
          </table:table-cell>
          <table:table-cell office:value-type="float" office:value="11.8350515463918">
            <text:p>11.8350515464</text:p>
          </table:table-cell>
          <table:table-cell table:number-columns-repeated="1005"/>
        </table:table-row>
        <table:table-row table:style-name="ro1">
          <table:table-cell office:value-type="string">
            <text:p>6532</text:p>
          </table:table-cell>
          <table:table-cell office:value-type="string">
            <text:p>6087</text:p>
          </table:table-cell>
          <table:table-cell office:value-type="float" office:value="9.95">
            <text:p>9.95</text:p>
          </table:table-cell>
          <table:table-cell office:value-type="float" office:value="7">
            <text:p>7</text:p>
          </table:table-cell>
          <table:table-cell office:value-type="float" office:value="895.59">
            <text:p>895.59</text:p>
          </table:table-cell>
          <table:table-cell office:value-type="float" office:value="291.23">
            <text:p>291.23</text:p>
          </table:table-cell>
          <table:table-cell office:value-type="float" office:value="3.07519829687876">
            <text:p>3.0751982969</text:p>
          </table:table-cell>
          <table:table-cell office:value-type="float" office:value="1.42142857142857">
            <text:p>1.4214285714</text:p>
          </table:table-cell>
          <table:table-cell office:value-type="float" office:value="29.2693467336683">
            <text:p>29.2693467337</text:p>
          </table:table-cell>
          <table:table-cell/>
          <table:table-cell office:value-type="string">
            <text:p>6087</text:p>
          </table:table-cell>
          <table:table-cell office:value-type="string">
            <text:p>6532</text:p>
          </table:table-cell>
          <table:table-cell office:value-type="float" office:value="9.91">
            <text:p>9.91</text:p>
          </table:table-cell>
          <table:table-cell office:value-type="float" office:value="3">
            <text:p>3</text:p>
          </table:table-cell>
          <table:table-cell office:value-type="float" office:value="892.35">
            <text:p>892.35</text:p>
          </table:table-cell>
          <table:table-cell office:value-type="float" office:value="291.23">
            <text:p>291.23</text:p>
          </table:table-cell>
          <table:table-cell office:value-type="float" office:value="3.06407306939532">
            <text:p>3.0640730694</text:p>
          </table:table-cell>
          <table:table-cell office:value-type="float" office:value="3.30333333333333">
            <text:p>3.3033333333</text:p>
          </table:table-cell>
          <table:table-cell office:value-type="float" office:value="29.3874873864783">
            <text:p>29.38748738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13.15">
            <text:p>13.15</text:p>
          </table:table-cell>
          <table:table-cell office:value-type="float" office:value="4">
            <text:p>4</text:p>
          </table:table-cell>
          <table:table-cell office:value-type="float" office:value="1183.95">
            <text:p>1183.95</text:p>
          </table:table-cell>
          <table:table-cell office:value-type="float" office:value="293.24">
            <text:p>293.24</text:p>
          </table:table-cell>
          <table:table-cell office:value-type="float" office:value="4.03747783385623">
            <text:p>4.0374778339</text:p>
          </table:table-cell>
          <table:table-cell office:value-type="float" office:value="3.2875">
            <text:p>3.2875</text:p>
          </table:table-cell>
          <table:table-cell office:value-type="float" office:value="22.2996197718631">
            <text:p>22.2996197719</text:p>
          </table:table-cell>
          <table:table-cell/>
          <table:table-cell office:value-type="string">
            <text:p>6382</text:p>
          </table:table-cell>
          <table:table-cell office:value-type="string">
            <text:p>6532</text:p>
          </table:table-cell>
          <table:table-cell office:value-type="float" office:value="13.24">
            <text:p>13.24</text:p>
          </table:table-cell>
          <table:table-cell office:value-type="float" office:value="7">
            <text:p>7</text:p>
          </table:table-cell>
          <table:table-cell office:value-type="float" office:value="1191.96">
            <text:p>1191.96</text:p>
          </table:table-cell>
          <table:table-cell office:value-type="float" office:value="293.24">
            <text:p>293.24</text:p>
          </table:table-cell>
          <table:table-cell office:value-type="float" office:value="4.06479334333652">
            <text:p>4.0647933433</text:p>
          </table:table-cell>
          <table:table-cell office:value-type="float" office:value="1.89142857142857">
            <text:p>1.8914285714</text:p>
          </table:table-cell>
          <table:table-cell office:value-type="float" office:value="22.1480362537764">
            <text:p>22.14803625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18.16">
            <text:p>18.16</text:p>
          </table:table-cell>
          <table:table-cell office:value-type="float" office:value="9">
            <text:p>9</text:p>
          </table:table-cell>
          <table:table-cell office:value-type="float" office:value="1634.04">
            <text:p>1634.04</text:p>
          </table:table-cell>
          <table:table-cell office:value-type="float" office:value="290.8">
            <text:p>290.8</text:p>
          </table:table-cell>
          <table:table-cell office:value-type="float" office:value="5.6191196698762">
            <text:p>5.6191196699</text:p>
          </table:table-cell>
          <table:table-cell office:value-type="float" office:value="2.01777777777778">
            <text:p>2.0177777778</text:p>
          </table:table-cell>
          <table:table-cell office:value-type="float" office:value="16.0132158590308">
            <text:p>16.013215859</text:p>
          </table:table-cell>
          <table:table-cell/>
          <table:table-cell office:value-type="string">
            <text:p>6405</text:p>
          </table:table-cell>
          <table:table-cell office:value-type="string">
            <text:p>6532</text:p>
          </table:table-cell>
          <table:table-cell office:value-type="float" office:value="12.33">
            <text:p>12.33</text:p>
          </table:table-cell>
          <table:table-cell office:value-type="float" office:value="10">
            <text:p>10</text:p>
          </table:table-cell>
          <table:table-cell office:value-type="float" office:value="1109.52">
            <text:p>1109.52</text:p>
          </table:table-cell>
          <table:table-cell office:value-type="float" office:value="290.8">
            <text:p>290.8</text:p>
          </table:table-cell>
          <table:table-cell office:value-type="float" office:value="3.81540577716644">
            <text:p>3.8154057772</text:p>
          </table:table-cell>
          <table:table-cell office:value-type="float" office:value="1.233">
            <text:p>1.233</text:p>
          </table:table-cell>
          <table:table-cell office:value-type="float" office:value="23.5847526358475">
            <text:p>23.584752635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5.11">
            <text:p>15.11</text:p>
          </table:table-cell>
          <table:table-cell office:value-type="float" office:value="6">
            <text:p>6</text:p>
          </table:table-cell>
          <table:table-cell office:value-type="float" office:value="1359.9">
            <text:p>1359.9</text:p>
          </table:table-cell>
          <table:table-cell office:value-type="float" office:value="102.32">
            <text:p>102.32</text:p>
          </table:table-cell>
          <table:table-cell office:value-type="float" office:value="13.2906567630962">
            <text:p>13.2906567631</text:p>
          </table:table-cell>
          <table:table-cell office:value-type="float" office:value="2.51833333333333">
            <text:p>2.5183333333</text:p>
          </table:table-cell>
          <table:table-cell office:value-type="float" office:value="6.77167438782263">
            <text:p>6.7716743878</text:p>
          </table:table-cell>
          <table:table-cell/>
          <table:table-cell office:value-type="string">
            <text:p>6423</text:p>
          </table:table-cell>
          <table:table-cell office:value-type="string">
            <text:p>6532</text:p>
          </table:table-cell>
          <table:table-cell office:value-type="float" office:value="15.06">
            <text:p>15.06</text:p>
          </table:table-cell>
          <table:table-cell office:value-type="float" office:value="6">
            <text:p>6</text:p>
          </table:table-cell>
          <table:table-cell office:value-type="float" office:value="1355.13">
            <text:p>1355.13</text:p>
          </table:table-cell>
          <table:table-cell office:value-type="float" office:value="102.32">
            <text:p>102.32</text:p>
          </table:table-cell>
          <table:table-cell office:value-type="float" office:value="13.2440383111806">
            <text:p>13.2440383112</text:p>
          </table:table-cell>
          <table:table-cell office:value-type="float" office:value="2.51">
            <text:p>2.51</text:p>
          </table:table-cell>
          <table:table-cell office:value-type="float" office:value="6.7941567065073">
            <text:p>6.79415670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0.45">
            <text:p>10.45</text:p>
          </table:table-cell>
          <table:table-cell office:value-type="float" office:value="12">
            <text:p>12</text:p>
          </table:table-cell>
          <table:table-cell office:value-type="float" office:value="940.14">
            <text:p>940.14</text:p>
          </table:table-cell>
          <table:table-cell office:value-type="float" office:value="315.5">
            <text:p>315.5</text:p>
          </table:table-cell>
          <table:table-cell office:value-type="float" office:value="2.97984152139461">
            <text:p>2.9798415214</text:p>
          </table:table-cell>
          <table:table-cell office:value-type="float" office:value="0.870833333333333">
            <text:p>0.8708333333</text:p>
          </table:table-cell>
          <table:table-cell office:value-type="float" office:value="30.1913875598086">
            <text:p>30.1913875598</text:p>
          </table:table-cell>
          <table:table-cell/>
          <table:table-cell office:value-type="string">
            <text:p>6446</text:p>
          </table:table-cell>
          <table:table-cell office:value-type="string">
            <text:p>6532</text:p>
          </table:table-cell>
          <table:table-cell office:value-type="float" office:value="9.96">
            <text:p>9.96</text:p>
          </table:table-cell>
          <table:table-cell office:value-type="float" office:value="5">
            <text:p>5</text:p>
          </table:table-cell>
          <table:table-cell office:value-type="float" office:value="896.31">
            <text:p>896.31</text:p>
          </table:table-cell>
          <table:table-cell office:value-type="float" office:value="315.5">
            <text:p>315.5</text:p>
          </table:table-cell>
          <table:table-cell office:value-type="float" office:value="2.84091917591125">
            <text:p>2.8409191759</text:p>
          </table:table-cell>
          <table:table-cell office:value-type="float" office:value="1.992">
            <text:p>1.992</text:p>
          </table:table-cell>
          <table:table-cell office:value-type="float" office:value="31.6767068273092">
            <text:p>31.67670682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11.43">
            <text:p>11.43</text:p>
          </table:table-cell>
          <table:table-cell office:value-type="float" office:value="10">
            <text:p>10</text:p>
          </table:table-cell>
          <table:table-cell office:value-type="float" office:value="1028.61">
            <text:p>1028.61</text:p>
          </table:table-cell>
          <table:table-cell office:value-type="float" office:value="290.71">
            <text:p>290.71</text:p>
          </table:table-cell>
          <table:table-cell office:value-type="float" office:value="3.5382683774208">
            <text:p>3.5382683774</text:p>
          </table:table-cell>
          <table:table-cell office:value-type="float" office:value="1.143">
            <text:p>1.143</text:p>
          </table:table-cell>
          <table:table-cell office:value-type="float" office:value="25.4339457567804">
            <text:p>25.4339457568</text:p>
          </table:table-cell>
          <table:table-cell/>
          <table:table-cell office:value-type="string">
            <text:p>6451</text:p>
          </table:table-cell>
          <table:table-cell office:value-type="string">
            <text:p>6532</text:p>
          </table:table-cell>
          <table:table-cell office:value-type="float" office:value="11.29">
            <text:p>11.29</text:p>
          </table:table-cell>
          <table:table-cell office:value-type="float" office:value="9">
            <text:p>9</text:p>
          </table:table-cell>
          <table:table-cell office:value-type="float" office:value="1016.28">
            <text:p>1016.28</text:p>
          </table:table-cell>
          <table:table-cell office:value-type="float" office:value="290.71">
            <text:p>290.71</text:p>
          </table:table-cell>
          <table:table-cell office:value-type="float" office:value="3.49585497574903">
            <text:p>3.4958549757</text:p>
          </table:table-cell>
          <table:table-cell office:value-type="float" office:value="1.25444444444444">
            <text:p>1.2544444444</text:p>
          </table:table-cell>
          <table:table-cell office:value-type="float" office:value="25.7493356953056">
            <text:p>25.749335695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11.69">
            <text:p>11.69</text:p>
          </table:table-cell>
          <table:table-cell office:value-type="float" office:value="255">
            <text:p>255</text:p>
          </table:table-cell>
          <table:table-cell office:value-type="float" office:value="1052.46">
            <text:p>1052.46</text:p>
          </table:table-cell>
          <table:table-cell office:value-type="float" office:value="315.18">
            <text:p>315.18</text:p>
          </table:table-cell>
          <table:table-cell office:value-type="float" office:value="3.33923472301542">
            <text:p>3.339234723</text:p>
          </table:table-cell>
          <table:table-cell office:value-type="float" office:value="0.045843137254902">
            <text:p>0.0458431373</text:p>
          </table:table-cell>
          <table:table-cell office:value-type="float" office:value="26.961505560308">
            <text:p>26.9615055603</text:p>
          </table:table-cell>
          <table:table-cell/>
          <table:table-cell office:value-type="string">
            <text:p>6471</text:p>
          </table:table-cell>
          <table:table-cell office:value-type="string">
            <text:p>6532</text:p>
          </table:table-cell>
          <table:table-cell office:value-type="float" office:value="11.65">
            <text:p>11.65</text:p>
          </table:table-cell>
          <table:table-cell office:value-type="float" office:value="255">
            <text:p>255</text:p>
          </table:table-cell>
          <table:table-cell office:value-type="float" office:value="1048.32">
            <text:p>1048.32</text:p>
          </table:table-cell>
          <table:table-cell office:value-type="float" office:value="315.18">
            <text:p>315.18</text:p>
          </table:table-cell>
          <table:table-cell office:value-type="float" office:value="3.32609937178755">
            <text:p>3.3260993718</text:p>
          </table:table-cell>
          <table:table-cell office:value-type="float" office:value="0.0456862745098039">
            <text:p>0.0456862745</text:p>
          </table:table-cell>
          <table:table-cell office:value-type="float" office:value="27.0540772532189">
            <text:p>27.05407725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3.11">
            <text:p>13.11</text:p>
          </table:table-cell>
          <table:table-cell office:value-type="float" office:value="8">
            <text:p>8</text:p>
          </table:table-cell>
          <table:table-cell office:value-type="float" office:value="1179.63">
            <text:p>1179.63</text:p>
          </table:table-cell>
          <table:table-cell office:value-type="float" office:value="202.2">
            <text:p>202.2</text:p>
          </table:table-cell>
          <table:table-cell office:value-type="float" office:value="5.8339762611276">
            <text:p>5.8339762611</text:p>
          </table:table-cell>
          <table:table-cell office:value-type="float" office:value="1.63875">
            <text:p>1.63875</text:p>
          </table:table-cell>
          <table:table-cell office:value-type="float" office:value="15.4233409610984">
            <text:p>15.4233409611</text:p>
          </table:table-cell>
          <table:table-cell/>
          <table:table-cell office:value-type="string">
            <text:p>6499</text:p>
          </table:table-cell>
          <table:table-cell office:value-type="string">
            <text:p>6532</text:p>
          </table:table-cell>
          <table:table-cell office:value-type="float" office:value="13.22">
            <text:p>13.22</text:p>
          </table:table-cell>
          <table:table-cell office:value-type="float" office:value="8">
            <text:p>8</text:p>
          </table:table-cell>
          <table:table-cell office:value-type="float" office:value="1190.16">
            <text:p>1190.16</text:p>
          </table:table-cell>
          <table:table-cell office:value-type="float" office:value="202.2">
            <text:p>202.2</text:p>
          </table:table-cell>
          <table:table-cell office:value-type="float" office:value="5.88605341246291">
            <text:p>5.8860534125</text:p>
          </table:table-cell>
          <table:table-cell office:value-type="float" office:value="1.6525">
            <text:p>1.6525</text:p>
          </table:table-cell>
          <table:table-cell office:value-type="float" office:value="15.2950075642965">
            <text:p>15.29500756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13.46">
            <text:p>13.46</text:p>
          </table:table-cell>
          <table:table-cell office:value-type="float" office:value="6">
            <text:p>6</text:p>
          </table:table-cell>
          <table:table-cell office:value-type="float" office:value="1211.4">
            <text:p>1211.4</text:p>
          </table:table-cell>
          <table:table-cell office:value-type="float" office:value="365.16">
            <text:p>365.16</text:p>
          </table:table-cell>
          <table:table-cell office:value-type="float" office:value="3.31744988498193">
            <text:p>3.317449885</text:p>
          </table:table-cell>
          <table:table-cell office:value-type="float" office:value="2.24333333333333">
            <text:p>2.2433333333</text:p>
          </table:table-cell>
          <table:table-cell office:value-type="float" office:value="27.1292719167905">
            <text:p>27.1292719168</text:p>
          </table:table-cell>
          <table:table-cell/>
          <table:table-cell office:value-type="string">
            <text:p>6501</text:p>
          </table:table-cell>
          <table:table-cell office:value-type="string">
            <text:p>6532</text:p>
          </table:table-cell>
          <table:table-cell office:value-type="float" office:value="13.51">
            <text:p>13.51</text:p>
          </table:table-cell>
          <table:table-cell office:value-type="float" office:value="7">
            <text:p>7</text:p>
          </table:table-cell>
          <table:table-cell office:value-type="float" office:value="1216.17">
            <text:p>1216.17</text:p>
          </table:table-cell>
          <table:table-cell office:value-type="float" office:value="365.16">
            <text:p>365.16</text:p>
          </table:table-cell>
          <table:table-cell office:value-type="float" office:value="3.33051265198817">
            <text:p>3.330512652</text:p>
          </table:table-cell>
          <table:table-cell office:value-type="float" office:value="1.93">
            <text:p>1.93</text:p>
          </table:table-cell>
          <table:table-cell office:value-type="float" office:value="27.0288675055514">
            <text:p>27.02886750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11.5">
            <text:p>11.5</text:p>
          </table:table-cell>
          <table:table-cell office:value-type="float" office:value="5">
            <text:p>5</text:p>
          </table:table-cell>
          <table:table-cell office:value-type="float" office:value="1034.73">
            <text:p>1034.73</text:p>
          </table:table-cell>
          <table:table-cell office:value-type="float" office:value="246.37">
            <text:p>246.37</text:p>
          </table:table-cell>
          <table:table-cell office:value-type="float" office:value="4.19990258554207">
            <text:p>4.1999025855</text:p>
          </table:table-cell>
          <table:table-cell office:value-type="float" office:value="2.3">
            <text:p>2.3</text:p>
          </table:table-cell>
          <table:table-cell office:value-type="float" office:value="21.4234782608696">
            <text:p>21.4234782609</text:p>
          </table:table-cell>
          <table:table-cell/>
          <table:table-cell office:value-type="string">
            <text:p>6512</text:p>
          </table:table-cell>
          <table:table-cell office:value-type="string">
            <text:p>6532</text:p>
          </table:table-cell>
          <table:table-cell office:value-type="float" office:value="11.56">
            <text:p>11.56</text:p>
          </table:table-cell>
          <table:table-cell office:value-type="float" office:value="5">
            <text:p>5</text:p>
          </table:table-cell>
          <table:table-cell office:value-type="float" office:value="1040.13">
            <text:p>1040.13</text:p>
          </table:table-cell>
          <table:table-cell office:value-type="float" office:value="246.37">
            <text:p>246.37</text:p>
          </table:table-cell>
          <table:table-cell office:value-type="float" office:value="4.22182083857613">
            <text:p>4.2218208386</text:p>
          </table:table-cell>
          <table:table-cell office:value-type="float" office:value="2.312">
            <text:p>2.312</text:p>
          </table:table-cell>
          <table:table-cell office:value-type="float" office:value="21.3122837370242">
            <text:p>21.31228373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9.26">
            <text:p>9.26</text:p>
          </table:table-cell>
          <table:table-cell office:value-type="float" office:value="8">
            <text:p>8</text:p>
          </table:table-cell>
          <table:table-cell office:value-type="float" office:value="833.04">
            <text:p>833.04</text:p>
          </table:table-cell>
          <table:table-cell office:value-type="float" office:value="339.4">
            <text:p>339.4</text:p>
          </table:table-cell>
          <table:table-cell office:value-type="float" office:value="2.45444902769593">
            <text:p>2.4544490277</text:p>
          </table:table-cell>
          <table:table-cell office:value-type="float" office:value="1.1575">
            <text:p>1.1575</text:p>
          </table:table-cell>
          <table:table-cell office:value-type="float" office:value="36.6522678185745">
            <text:p>36.6522678186</text:p>
          </table:table-cell>
          <table:table-cell/>
          <table:table-cell office:value-type="string">
            <text:p>6515</text:p>
          </table:table-cell>
          <table:table-cell office:value-type="string">
            <text:p>6532</text:p>
          </table:table-cell>
          <table:table-cell office:value-type="float" office:value="9.42">
            <text:p>9.42</text:p>
          </table:table-cell>
          <table:table-cell office:value-type="float" office:value="8">
            <text:p>8</text:p>
          </table:table-cell>
          <table:table-cell office:value-type="float" office:value="847.8">
            <text:p>847.8</text:p>
          </table:table-cell>
          <table:table-cell office:value-type="float" office:value="339.4">
            <text:p>339.4</text:p>
          </table:table-cell>
          <table:table-cell office:value-type="float" office:value="2.4979375368297">
            <text:p>2.4979375368</text:p>
          </table:table-cell>
          <table:table-cell office:value-type="float" office:value="1.1775">
            <text:p>1.1775</text:p>
          </table:table-cell>
          <table:table-cell office:value-type="float" office:value="36.0297239915074">
            <text:p>36.02972399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10.05">
            <text:p>10.05</text:p>
          </table:table-cell>
          <table:table-cell office:value-type="float" office:value="8">
            <text:p>8</text:p>
          </table:table-cell>
          <table:table-cell office:value-type="float" office:value="904.14">
            <text:p>904.14</text:p>
          </table:table-cell>
          <table:table-cell office:value-type="float" office:value="339.3">
            <text:p>339.3</text:p>
          </table:table-cell>
          <table:table-cell office:value-type="float" office:value="2.66472148541114">
            <text:p>2.6647214854</text:p>
          </table:table-cell>
          <table:table-cell office:value-type="float" office:value="1.25625">
            <text:p>1.25625</text:p>
          </table:table-cell>
          <table:table-cell office:value-type="float" office:value="33.7611940298507">
            <text:p>33.7611940299</text:p>
          </table:table-cell>
          <table:table-cell/>
          <table:table-cell office:value-type="string">
            <text:p>6516</text:p>
          </table:table-cell>
          <table:table-cell office:value-type="string">
            <text:p>6532</text:p>
          </table:table-cell>
          <table:table-cell office:value-type="float" office:value="10.07">
            <text:p>10.07</text:p>
          </table:table-cell>
          <table:table-cell office:value-type="float" office:value="8">
            <text:p>8</text:p>
          </table:table-cell>
          <table:table-cell office:value-type="float" office:value="906.3">
            <text:p>906.3</text:p>
          </table:table-cell>
          <table:table-cell office:value-type="float" office:value="339.3">
            <text:p>339.3</text:p>
          </table:table-cell>
          <table:table-cell office:value-type="float" office:value="2.6710875331565">
            <text:p>2.6710875332</text:p>
          </table:table-cell>
          <table:table-cell office:value-type="float" office:value="1.25875">
            <text:p>1.25875</text:p>
          </table:table-cell>
          <table:table-cell office:value-type="float" office:value="33.6941410129096">
            <text:p>33.69414101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15.74">
            <text:p>15.74</text:p>
          </table:table-cell>
          <table:table-cell office:value-type="float" office:value="6">
            <text:p>6</text:p>
          </table:table-cell>
          <table:table-cell office:value-type="float" office:value="1416.87">
            <text:p>1416.87</text:p>
          </table:table-cell>
          <table:table-cell office:value-type="float" office:value="97.02">
            <text:p>97.02</text:p>
          </table:table-cell>
          <table:table-cell office:value-type="float" office:value="14.6038961038961">
            <text:p>14.6038961039</text:p>
          </table:table-cell>
          <table:table-cell office:value-type="float" office:value="2.62333333333333">
            <text:p>2.6233333333</text:p>
          </table:table-cell>
          <table:table-cell office:value-type="float" office:value="6.16391359593393">
            <text:p>6.1639135959</text:p>
          </table:table-cell>
          <table:table-cell/>
          <table:table-cell office:value-type="string">
            <text:p>6519</text:p>
          </table:table-cell>
          <table:table-cell office:value-type="string">
            <text:p>6532</text:p>
          </table:table-cell>
          <table:table-cell office:value-type="float" office:value="15.69">
            <text:p>15.69</text:p>
          </table:table-cell>
          <table:table-cell office:value-type="float" office:value="6">
            <text:p>6</text:p>
          </table:table-cell>
          <table:table-cell office:value-type="float" office:value="1411.74">
            <text:p>1411.74</text:p>
          </table:table-cell>
          <table:table-cell office:value-type="float" office:value="97.02">
            <text:p>97.02</text:p>
          </table:table-cell>
          <table:table-cell office:value-type="float" office:value="14.5510204081633">
            <text:p>14.5510204082</text:p>
          </table:table-cell>
          <table:table-cell office:value-type="float" office:value="2.615">
            <text:p>2.615</text:p>
          </table:table-cell>
          <table:table-cell office:value-type="float" office:value="6.18355640535373">
            <text:p>6.183556405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12.43">
            <text:p>12.43</text:p>
          </table:table-cell>
          <table:table-cell office:value-type="float" office:value="4">
            <text:p>4</text:p>
          </table:table-cell>
          <table:table-cell office:value-type="float" office:value="1118.79">
            <text:p>1118.79</text:p>
          </table:table-cell>
          <table:table-cell office:value-type="float" office:value="153.86">
            <text:p>153.86</text:p>
          </table:table-cell>
          <table:table-cell office:value-type="float" office:value="7.27148056674899">
            <text:p>7.2714805667</text:p>
          </table:table-cell>
          <table:table-cell office:value-type="float" office:value="3.1075">
            <text:p>3.1075</text:p>
          </table:table-cell>
          <table:table-cell office:value-type="float" office:value="12.3781174577635">
            <text:p>12.3781174578</text:p>
          </table:table-cell>
          <table:table-cell/>
          <table:table-cell office:value-type="string">
            <text:p>6552</text:p>
          </table:table-cell>
          <table:table-cell office:value-type="string">
            <text:p>6532</text:p>
          </table:table-cell>
          <table:table-cell office:value-type="float" office:value="12.3">
            <text:p>12.3</text:p>
          </table:table-cell>
          <table:table-cell office:value-type="float" office:value="8">
            <text:p>8</text:p>
          </table:table-cell>
          <table:table-cell office:value-type="float" office:value="1107.18">
            <text:p>1107.18</text:p>
          </table:table-cell>
          <table:table-cell office:value-type="float" office:value="153.86">
            <text:p>153.86</text:p>
          </table:table-cell>
          <table:table-cell office:value-type="float" office:value="7.19602235798778">
            <text:p>7.196022358</text:p>
          </table:table-cell>
          <table:table-cell office:value-type="float" office:value="1.5375">
            <text:p>1.5375</text:p>
          </table:table-cell>
          <table:table-cell office:value-type="float" office:value="12.5089430894309">
            <text:p>12.508943089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11.2">
            <text:p>11.2</text:p>
          </table:table-cell>
          <table:table-cell office:value-type="float" office:value="7">
            <text:p>7</text:p>
          </table:table-cell>
          <table:table-cell office:value-type="float" office:value="1007.73">
            <text:p>1007.73</text:p>
          </table:table-cell>
          <table:table-cell office:value-type="float" office:value="290.29">
            <text:p>290.29</text:p>
          </table:table-cell>
          <table:table-cell office:value-type="float" office:value="3.47145957490785">
            <text:p>3.4714595749</text:p>
          </table:table-cell>
          <table:table-cell office:value-type="float" office:value="1.6">
            <text:p>1.6</text:p>
          </table:table-cell>
          <table:table-cell office:value-type="float" office:value="25.91875">
            <text:p>25.91875</text:p>
          </table:table-cell>
          <table:table-cell/>
          <table:table-cell office:value-type="string">
            <text:p>6559</text:p>
          </table:table-cell>
          <table:table-cell office:value-type="string">
            <text:p>6532</text:p>
          </table:table-cell>
          <table:table-cell office:value-type="float" office:value="11.16">
            <text:p>11.16</text:p>
          </table:table-cell>
          <table:table-cell office:value-type="float" office:value="10">
            <text:p>10</text:p>
          </table:table-cell>
          <table:table-cell office:value-type="float" office:value="1004.13">
            <text:p>1004.13</text:p>
          </table:table-cell>
          <table:table-cell office:value-type="float" office:value="290.29">
            <text:p>290.29</text:p>
          </table:table-cell>
          <table:table-cell office:value-type="float" office:value="3.45905818319611">
            <text:p>3.4590581832</text:p>
          </table:table-cell>
          <table:table-cell office:value-type="float" office:value="1.116">
            <text:p>1.116</text:p>
          </table:table-cell>
          <table:table-cell office:value-type="float" office:value="26.0116487455197">
            <text:p>26.01164874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10.62">
            <text:p>10.62</text:p>
          </table:table-cell>
          <table:table-cell office:value-type="float" office:value="9">
            <text:p>9</text:p>
          </table:table-cell>
          <table:table-cell office:value-type="float" office:value="956.16">
            <text:p>956.16</text:p>
          </table:table-cell>
          <table:table-cell office:value-type="float" office:value="317.41">
            <text:p>317.41</text:p>
          </table:table-cell>
          <table:table-cell office:value-type="float" office:value="3.0123814624618">
            <text:p>3.0123814625</text:p>
          </table:table-cell>
          <table:table-cell office:value-type="float" office:value="1.18">
            <text:p>1.18</text:p>
          </table:table-cell>
          <table:table-cell office:value-type="float" office:value="29.8879472693032">
            <text:p>29.8879472693</text:p>
          </table:table-cell>
          <table:table-cell/>
          <table:table-cell office:value-type="string">
            <text:p>6562</text:p>
          </table:table-cell>
          <table:table-cell office:value-type="string">
            <text:p>6532</text:p>
          </table:table-cell>
          <table:table-cell office:value-type="float" office:value="10.49">
            <text:p>10.49</text:p>
          </table:table-cell>
          <table:table-cell office:value-type="float" office:value="6">
            <text:p>6</text:p>
          </table:table-cell>
          <table:table-cell office:value-type="float" office:value="944.28">
            <text:p>944.28</text:p>
          </table:table-cell>
          <table:table-cell office:value-type="float" office:value="317.41">
            <text:p>317.41</text:p>
          </table:table-cell>
          <table:table-cell office:value-type="float" office:value="2.97495353013453">
            <text:p>2.9749535301</text:p>
          </table:table-cell>
          <table:table-cell office:value-type="float" office:value="1.74833333333333">
            <text:p>1.7483333333</text:p>
          </table:table-cell>
          <table:table-cell office:value-type="float" office:value="30.2583412774071">
            <text:p>30.25834127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11.49">
            <text:p>11.49</text:p>
          </table:table-cell>
          <table:table-cell office:value-type="float" office:value="5">
            <text:p>5</text:p>
          </table:table-cell>
          <table:table-cell office:value-type="float" office:value="1033.92">
            <text:p>1033.92</text:p>
          </table:table-cell>
          <table:table-cell office:value-type="float" office:value="229.02">
            <text:p>229.02</text:p>
          </table:table-cell>
          <table:table-cell office:value-type="float" office:value="4.5145402148284">
            <text:p>4.5145402148</text:p>
          </table:table-cell>
          <table:table-cell office:value-type="float" office:value="2.298">
            <text:p>2.298</text:p>
          </table:table-cell>
          <table:table-cell office:value-type="float" office:value="19.9321148825065">
            <text:p>19.9321148825</text:p>
          </table:table-cell>
          <table:table-cell/>
          <table:table-cell office:value-type="string">
            <text:p>6609</text:p>
          </table:table-cell>
          <table:table-cell office:value-type="string">
            <text:p>6532</text:p>
          </table:table-cell>
          <table:table-cell office:value-type="float" office:value="11.48">
            <text:p>11.48</text:p>
          </table:table-cell>
          <table:table-cell office:value-type="float" office:value="6">
            <text:p>6</text:p>
          </table:table-cell>
          <table:table-cell office:value-type="float" office:value="1033.38">
            <text:p>1033.38</text:p>
          </table:table-cell>
          <table:table-cell office:value-type="float" office:value="229.02">
            <text:p>229.02</text:p>
          </table:table-cell>
          <table:table-cell office:value-type="float" office:value="4.51218234215352">
            <text:p>4.5121823422</text:p>
          </table:table-cell>
          <table:table-cell office:value-type="float" office:value="1.91333333333333">
            <text:p>1.9133333333</text:p>
          </table:table-cell>
          <table:table-cell office:value-type="float" office:value="19.9494773519164">
            <text:p>19.949477351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11.45">
            <text:p>11.45</text:p>
          </table:table-cell>
          <table:table-cell office:value-type="float" office:value="9">
            <text:p>9</text:p>
          </table:table-cell>
          <table:table-cell office:value-type="float" office:value="1030.86">
            <text:p>1030.86</text:p>
          </table:table-cell>
          <table:table-cell office:value-type="float" office:value="289.81">
            <text:p>289.81</text:p>
          </table:table-cell>
          <table:table-cell office:value-type="float" office:value="3.55702011662814">
            <text:p>3.5570201166</text:p>
          </table:table-cell>
          <table:table-cell office:value-type="float" office:value="1.27222222222222">
            <text:p>1.2722222222</text:p>
          </table:table-cell>
          <table:table-cell office:value-type="float" office:value="25.3109170305677">
            <text:p>25.3109170306</text:p>
          </table:table-cell>
          <table:table-cell/>
          <table:table-cell office:value-type="string">
            <text:p>6647</text:p>
          </table:table-cell>
          <table:table-cell office:value-type="string">
            <text:p>6532</text:p>
          </table:table-cell>
          <table:table-cell office:value-type="float" office:value="11.2">
            <text:p>11.2</text:p>
          </table:table-cell>
          <table:table-cell office:value-type="float" office:value="5">
            <text:p>5</text:p>
          </table:table-cell>
          <table:table-cell office:value-type="float" office:value="1007.55">
            <text:p>1007.55</text:p>
          </table:table-cell>
          <table:table-cell office:value-type="float" office:value="289.81">
            <text:p>289.81</text:p>
          </table:table-cell>
          <table:table-cell office:value-type="float" office:value="3.47658810945102">
            <text:p>3.4765881095</text:p>
          </table:table-cell>
          <table:table-cell office:value-type="float" office:value="2.24">
            <text:p>2.24</text:p>
          </table:table-cell>
          <table:table-cell office:value-type="float" office:value="25.8758928571429">
            <text:p>25.87589285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9.4">
            <text:p>9.4</text:p>
          </table:table-cell>
          <table:table-cell office:value-type="float" office:value="9">
            <text:p>9</text:p>
          </table:table-cell>
          <table:table-cell office:value-type="float" office:value="845.82">
            <text:p>845.82</text:p>
          </table:table-cell>
          <table:table-cell office:value-type="float" office:value="322.82">
            <text:p>322.82</text:p>
          </table:table-cell>
          <table:table-cell office:value-type="float" office:value="2.62009788736757">
            <text:p>2.6200978874</text:p>
          </table:table-cell>
          <table:table-cell office:value-type="float" office:value="1.04444444444445">
            <text:p>1.0444444444</text:p>
          </table:table-cell>
          <table:table-cell office:value-type="float" office:value="34.3425531914894">
            <text:p>34.3425531915</text:p>
          </table:table-cell>
          <table:table-cell/>
          <table:table-cell office:value-type="string">
            <text:p>6670</text:p>
          </table:table-cell>
          <table:table-cell office:value-type="string">
            <text:p>6532</text:p>
          </table:table-cell>
          <table:table-cell office:value-type="float" office:value="9.49">
            <text:p>9.49</text:p>
          </table:table-cell>
          <table:table-cell office:value-type="float" office:value="6">
            <text:p>6</text:p>
          </table:table-cell>
          <table:table-cell office:value-type="float" office:value="854.1">
            <text:p>854.1</text:p>
          </table:table-cell>
          <table:table-cell office:value-type="float" office:value="322.82">
            <text:p>322.82</text:p>
          </table:table-cell>
          <table:table-cell office:value-type="float" office:value="2.64574685583297">
            <text:p>2.6457468558</text:p>
          </table:table-cell>
          <table:table-cell office:value-type="float" office:value="1.58166666666667">
            <text:p>1.5816666667</text:p>
          </table:table-cell>
          <table:table-cell office:value-type="float" office:value="34.0168598524763">
            <text:p>34.01685985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36.43">
            <text:p>36.43</text:p>
          </table:table-cell>
          <table:table-cell office:value-type="float" office:value="11">
            <text:p>11</text:p>
          </table:table-cell>
          <table:table-cell office:value-type="float" office:value="3278.88">
            <text:p>3278.88</text:p>
          </table:table-cell>
          <table:table-cell office:value-type="float" office:value="131.31">
            <text:p>131.31</text:p>
          </table:table-cell>
          <table:table-cell office:value-type="float" office:value="24.9705277587389">
            <text:p>24.9705277587</text:p>
          </table:table-cell>
          <table:table-cell office:value-type="float" office:value="3.31181818181818">
            <text:p>3.3118181818</text:p>
          </table:table-cell>
          <table:table-cell office:value-type="float" office:value="3.60444688443591">
            <text:p>3.6044468844</text:p>
          </table:table-cell>
          <table:table-cell/>
          <table:table-cell office:value-type="string">
            <text:p>6674</text:p>
          </table:table-cell>
          <table:table-cell office:value-type="string">
            <text:p>6532</text:p>
          </table:table-cell>
          <table:table-cell office:value-type="float" office:value="35.86">
            <text:p>35.86</text:p>
          </table:table-cell>
          <table:table-cell office:value-type="float" office:value="8">
            <text:p>8</text:p>
          </table:table-cell>
          <table:table-cell office:value-type="float" office:value="3227.76">
            <text:p>3227.76</text:p>
          </table:table-cell>
          <table:table-cell office:value-type="float" office:value="131.31">
            <text:p>131.31</text:p>
          </table:table-cell>
          <table:table-cell office:value-type="float" office:value="24.581220013708">
            <text:p>24.5812200137</text:p>
          </table:table-cell>
          <table:table-cell office:value-type="float" office:value="4.4825">
            <text:p>4.4825</text:p>
          </table:table-cell>
          <table:table-cell office:value-type="float" office:value="3.66174010039041">
            <text:p>3.66174010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11.36">
            <text:p>11.36</text:p>
          </table:table-cell>
          <table:table-cell office:value-type="float" office:value="11">
            <text:p>11</text:p>
          </table:table-cell>
          <table:table-cell office:value-type="float" office:value="1022.67">
            <text:p>1022.67</text:p>
          </table:table-cell>
          <table:table-cell office:value-type="float" office:value="291.33">
            <text:p>291.33</text:p>
          </table:table-cell>
          <table:table-cell office:value-type="float" office:value="3.51034908866234">
            <text:p>3.5103490887</text:p>
          </table:table-cell>
          <table:table-cell office:value-type="float" office:value="1.03272727272727">
            <text:p>1.0327272727</text:p>
          </table:table-cell>
          <table:table-cell office:value-type="float" office:value="25.6452464788732">
            <text:p>25.6452464789</text:p>
          </table:table-cell>
          <table:table-cell/>
          <table:table-cell office:value-type="string">
            <text:p>6695</text:p>
          </table:table-cell>
          <table:table-cell office:value-type="string">
            <text:p>6532</text:p>
          </table:table-cell>
          <table:table-cell office:value-type="float" office:value="11.29">
            <text:p>11.29</text:p>
          </table:table-cell>
          <table:table-cell office:value-type="float" office:value="10">
            <text:p>10</text:p>
          </table:table-cell>
          <table:table-cell office:value-type="float" office:value="1016.01">
            <text:p>1016.01</text:p>
          </table:table-cell>
          <table:table-cell office:value-type="float" office:value="291.33">
            <text:p>291.33</text:p>
          </table:table-cell>
          <table:table-cell office:value-type="float" office:value="3.48748841519926">
            <text:p>3.4874884152</text:p>
          </table:table-cell>
          <table:table-cell office:value-type="float" office:value="1.129">
            <text:p>1.129</text:p>
          </table:table-cell>
          <table:table-cell office:value-type="float" office:value="25.8042515500443">
            <text:p>25.804251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9.46">
            <text:p>9.46</text:p>
          </table:table-cell>
          <table:table-cell office:value-type="float" office:value="3">
            <text:p>3</text:p>
          </table:table-cell>
          <table:table-cell office:value-type="float" office:value="851.85">
            <text:p>851.85</text:p>
          </table:table-cell>
          <table:table-cell office:value-type="float" office:value="314.84">
            <text:p>314.84</text:p>
          </table:table-cell>
          <table:table-cell office:value-type="float" office:value="2.70566001778681">
            <text:p>2.7056600178</text:p>
          </table:table-cell>
          <table:table-cell office:value-type="float" office:value="3.15333333333333">
            <text:p>3.1533333333</text:p>
          </table:table-cell>
          <table:table-cell office:value-type="float" office:value="33.2811839323467">
            <text:p>33.2811839323</text:p>
          </table:table-cell>
          <table:table-cell/>
          <table:table-cell office:value-type="string">
            <text:p>6699</text:p>
          </table:table-cell>
          <table:table-cell office:value-type="string">
            <text:p>6532</text:p>
          </table:table-cell>
          <table:table-cell office:value-type="float" office:value="9.79">
            <text:p>9.79</text:p>
          </table:table-cell>
          <table:table-cell office:value-type="float" office:value="3">
            <text:p>3</text:p>
          </table:table-cell>
          <table:table-cell office:value-type="float" office:value="881.28">
            <text:p>881.28</text:p>
          </table:table-cell>
          <table:table-cell office:value-type="float" office:value="314.84">
            <text:p>314.84</text:p>
          </table:table-cell>
          <table:table-cell office:value-type="float" office:value="2.79913606911447">
            <text:p>2.7991360691</text:p>
          </table:table-cell>
          <table:table-cell office:value-type="float" office:value="3.26333333333333">
            <text:p>3.2633333333</text:p>
          </table:table-cell>
          <table:table-cell office:value-type="float" office:value="32.1593462717058">
            <text:p>32.15934627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16.25">
            <text:p>16.25</text:p>
          </table:table-cell>
          <table:table-cell office:value-type="float" office:value="11">
            <text:p>11</text:p>
          </table:table-cell>
          <table:table-cell office:value-type="float" office:value="1462.41">
            <text:p>1462.41</text:p>
          </table:table-cell>
          <table:table-cell office:value-type="float" office:value="111.05">
            <text:p>111.05</text:p>
          </table:table-cell>
          <table:table-cell office:value-type="float" office:value="13.1689329131022">
            <text:p>13.1689329131</text:p>
          </table:table-cell>
          <table:table-cell office:value-type="float" office:value="1.47727272727273">
            <text:p>1.4772727273</text:p>
          </table:table-cell>
          <table:table-cell office:value-type="float" office:value="6.83384615384615">
            <text:p>6.8338461538</text:p>
          </table:table-cell>
          <table:table-cell/>
          <table:table-cell office:value-type="string">
            <text:p>6716</text:p>
          </table:table-cell>
          <table:table-cell office:value-type="string">
            <text:p>6532</text:p>
          </table:table-cell>
          <table:table-cell office:value-type="float" office:value="16.14">
            <text:p>16.14</text:p>
          </table:table-cell>
          <table:table-cell office:value-type="float" office:value="3">
            <text:p>3</text:p>
          </table:table-cell>
          <table:table-cell office:value-type="float" office:value="1452.42">
            <text:p>1452.42</text:p>
          </table:table-cell>
          <table:table-cell office:value-type="float" office:value="111.05">
            <text:p>111.05</text:p>
          </table:table-cell>
          <table:table-cell office:value-type="float" office:value="13.0789734353895">
            <text:p>13.0789734354</text:p>
          </table:table-cell>
          <table:table-cell office:value-type="float" office:value="5.38">
            <text:p>5.38</text:p>
          </table:table-cell>
          <table:table-cell office:value-type="float" office:value="6.88042131350682">
            <text:p>6.88042131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9.64">
            <text:p>9.64</text:p>
          </table:table-cell>
          <table:table-cell office:value-type="float" office:value="8">
            <text:p>8</text:p>
          </table:table-cell>
          <table:table-cell office:value-type="float" office:value="867.78">
            <text:p>867.78</text:p>
          </table:table-cell>
          <table:table-cell office:value-type="float" office:value="315.35">
            <text:p>315.35</text:p>
          </table:table-cell>
          <table:table-cell office:value-type="float" office:value="2.75179958775963">
            <text:p>2.7517995878</text:p>
          </table:table-cell>
          <table:table-cell office:value-type="float" office:value="1.205">
            <text:p>1.205</text:p>
          </table:table-cell>
          <table:table-cell office:value-type="float" office:value="32.7126556016597">
            <text:p>32.7126556017</text:p>
          </table:table-cell>
          <table:table-cell/>
          <table:table-cell office:value-type="string">
            <text:p>6738</text:p>
          </table:table-cell>
          <table:table-cell office:value-type="string">
            <text:p>6532</text:p>
          </table:table-cell>
          <table:table-cell office:value-type="float" office:value="9.71">
            <text:p>9.71</text:p>
          </table:table-cell>
          <table:table-cell office:value-type="float" office:value="3">
            <text:p>3</text:p>
          </table:table-cell>
          <table:table-cell office:value-type="float" office:value="873.63">
            <text:p>873.63</text:p>
          </table:table-cell>
          <table:table-cell office:value-type="float" office:value="315.35">
            <text:p>315.35</text:p>
          </table:table-cell>
          <table:table-cell office:value-type="float" office:value="2.77035040431267">
            <text:p>2.7703504043</text:p>
          </table:table-cell>
          <table:table-cell office:value-type="float" office:value="3.23666666666667">
            <text:p>3.2366666667</text:p>
          </table:table-cell>
          <table:table-cell office:value-type="float" office:value="32.4768280123584">
            <text:p>32.476828012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6.6">
            <text:p>16.6</text:p>
          </table:table-cell>
          <table:table-cell office:value-type="float" office:value="6">
            <text:p>6</text:p>
          </table:table-cell>
          <table:table-cell office:value-type="float" office:value="1494">
            <text:p>1494</text:p>
          </table:table-cell>
          <table:table-cell office:value-type="float" office:value="302.72">
            <text:p>302.72</text:p>
          </table:table-cell>
          <table:table-cell office:value-type="float" office:value="4.93525369978858">
            <text:p>4.9352536998</text:p>
          </table:table-cell>
          <table:table-cell office:value-type="float" office:value="2.76666666666667">
            <text:p>2.7666666667</text:p>
          </table:table-cell>
          <table:table-cell office:value-type="float" office:value="18.2361445783133">
            <text:p>18.2361445783</text:p>
          </table:table-cell>
          <table:table-cell/>
          <table:table-cell office:value-type="string">
            <text:p>6843</text:p>
          </table:table-cell>
          <table:table-cell office:value-type="string">
            <text:p>6532</text:p>
          </table:table-cell>
          <table:table-cell office:value-type="float" office:value="16.57">
            <text:p>16.57</text:p>
          </table:table-cell>
          <table:table-cell office:value-type="float" office:value="10">
            <text:p>10</text:p>
          </table:table-cell>
          <table:table-cell office:value-type="float" office:value="1490.94">
            <text:p>1490.94</text:p>
          </table:table-cell>
          <table:table-cell office:value-type="float" office:value="302.72">
            <text:p>302.72</text:p>
          </table:table-cell>
          <table:table-cell office:value-type="float" office:value="4.92514534883721">
            <text:p>4.9251453488</text:p>
          </table:table-cell>
          <table:table-cell office:value-type="float" office:value="1.657">
            <text:p>1.657</text:p>
          </table:table-cell>
          <table:table-cell office:value-type="float" office:value="18.2691611345806">
            <text:p>18.269161134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5.36">
            <text:p>15.36</text:p>
          </table:table-cell>
          <table:table-cell office:value-type="float" office:value="4">
            <text:p>4</text:p>
          </table:table-cell>
          <table:table-cell office:value-type="float" office:value="1382.4">
            <text:p>1382.4</text:p>
          </table:table-cell>
          <table:table-cell office:value-type="float" office:value="322.06">
            <text:p>322.06</text:p>
          </table:table-cell>
          <table:table-cell office:value-type="float" office:value="4.29236788176116">
            <text:p>4.2923678818</text:p>
          </table:table-cell>
          <table:table-cell office:value-type="float" office:value="3.84">
            <text:p>3.84</text:p>
          </table:table-cell>
          <table:table-cell office:value-type="float" office:value="20.9674479166667">
            <text:p>20.9674479167</text:p>
          </table:table-cell>
          <table:table-cell/>
          <table:table-cell office:value-type="string">
            <text:p>6879</text:p>
          </table:table-cell>
          <table:table-cell office:value-type="string">
            <text:p>6532</text:p>
          </table:table-cell>
          <table:table-cell office:value-type="float" office:value="15.45">
            <text:p>15.45</text:p>
          </table:table-cell>
          <table:table-cell office:value-type="float" office:value="7">
            <text:p>7</text:p>
          </table:table-cell>
          <table:table-cell office:value-type="float" office:value="1390.23">
            <text:p>1390.23</text:p>
          </table:table-cell>
          <table:table-cell office:value-type="float" office:value="322.06">
            <text:p>322.06</text:p>
          </table:table-cell>
          <table:table-cell office:value-type="float" office:value="4.31668012171645">
            <text:p>4.3166801217</text:p>
          </table:table-cell>
          <table:table-cell office:value-type="float" office:value="2.20714285714286">
            <text:p>2.2071428571</text:p>
          </table:table-cell>
          <table:table-cell office:value-type="float" office:value="20.8453074433657">
            <text:p>20.84530744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7.52">
            <text:p>17.52</text:p>
          </table:table-cell>
          <table:table-cell office:value-type="float" office:value="7">
            <text:p>7</text:p>
          </table:table-cell>
          <table:table-cell office:value-type="float" office:value="1576.8">
            <text:p>1576.8</text:p>
          </table:table-cell>
          <table:table-cell office:value-type="float" office:value="103.89">
            <text:p>103.89</text:p>
          </table:table-cell>
          <table:table-cell office:value-type="float" office:value="15.1775916835114">
            <text:p>15.1775916835</text:p>
          </table:table-cell>
          <table:table-cell office:value-type="float" office:value="2.50285714285714">
            <text:p>2.5028571429</text:p>
          </table:table-cell>
          <table:table-cell office:value-type="float" office:value="5.92979452054795">
            <text:p>5.9297945205</text:p>
          </table:table-cell>
          <table:table-cell/>
          <table:table-cell office:value-type="string">
            <text:p>6892</text:p>
          </table:table-cell>
          <table:table-cell office:value-type="string">
            <text:p>6532</text:p>
          </table:table-cell>
          <table:table-cell office:value-type="float" office:value="17.46">
            <text:p>17.46</text:p>
          </table:table-cell>
          <table:table-cell office:value-type="float" office:value="7">
            <text:p>7</text:p>
          </table:table-cell>
          <table:table-cell office:value-type="float" office:value="1571.04">
            <text:p>1571.04</text:p>
          </table:table-cell>
          <table:table-cell office:value-type="float" office:value="103.89">
            <text:p>103.89</text:p>
          </table:table-cell>
          <table:table-cell office:value-type="float" office:value="15.12214842622">
            <text:p>15.1221484262</text:p>
          </table:table-cell>
          <table:table-cell office:value-type="float" office:value="2.49428571428571">
            <text:p>2.4942857143</text:p>
          </table:table-cell>
          <table:table-cell office:value-type="float" office:value="5.95017182130584">
            <text:p>5.95017182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1.32">
            <text:p>11.32</text:p>
          </table:table-cell>
          <table:table-cell office:value-type="float" office:value="7">
            <text:p>7</text:p>
          </table:table-cell>
          <table:table-cell office:value-type="float" office:value="1018.98">
            <text:p>1018.98</text:p>
          </table:table-cell>
          <table:table-cell office:value-type="float" office:value="290.5">
            <text:p>290.5</text:p>
          </table:table-cell>
          <table:table-cell office:value-type="float" office:value="3.50767641996558">
            <text:p>3.50767642</text:p>
          </table:table-cell>
          <table:table-cell office:value-type="float" office:value="1.61714285714286">
            <text:p>1.6171428571</text:p>
          </table:table-cell>
          <table:table-cell office:value-type="float" office:value="25.6625441696113">
            <text:p>25.6625441696</text:p>
          </table:table-cell>
          <table:table-cell/>
          <table:table-cell office:value-type="string">
            <text:p>6945</text:p>
          </table:table-cell>
          <table:table-cell office:value-type="string">
            <text:p>6532</text:p>
          </table:table-cell>
          <table:table-cell office:value-type="float" office:value="11.32">
            <text:p>11.32</text:p>
          </table:table-cell>
          <table:table-cell office:value-type="float" office:value="8">
            <text:p>8</text:p>
          </table:table-cell>
          <table:table-cell office:value-type="float" office:value="1019.07">
            <text:p>1019.07</text:p>
          </table:table-cell>
          <table:table-cell office:value-type="float" office:value="290.5">
            <text:p>290.5</text:p>
          </table:table-cell>
          <table:table-cell office:value-type="float" office:value="3.50798623063683">
            <text:p>3.5079862306</text:p>
          </table:table-cell>
          <table:table-cell office:value-type="float" office:value="1.415">
            <text:p>1.415</text:p>
          </table:table-cell>
          <table:table-cell office:value-type="float" office:value="25.6625441696113">
            <text:p>25.662544169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9.12">
            <text:p>9.12</text:p>
          </table:table-cell>
          <table:table-cell office:value-type="float" office:value="6">
            <text:p>6</text:p>
          </table:table-cell>
          <table:table-cell office:value-type="float" office:value="820.98">
            <text:p>820.98</text:p>
          </table:table-cell>
          <table:table-cell office:value-type="float" office:value="317.07">
            <text:p>317.07</text:p>
          </table:table-cell>
          <table:table-cell office:value-type="float" office:value="2.5892705080897">
            <text:p>2.5892705081</text:p>
          </table:table-cell>
          <table:table-cell office:value-type="float" office:value="1.52">
            <text:p>1.52</text:p>
          </table:table-cell>
          <table:table-cell office:value-type="float" office:value="34.766447368421">
            <text:p>34.7664473684</text:p>
          </table:table-cell>
          <table:table-cell/>
          <table:table-cell office:value-type="string">
            <text:p>6948</text:p>
          </table:table-cell>
          <table:table-cell office:value-type="string">
            <text:p>6532</text:p>
          </table:table-cell>
          <table:table-cell office:value-type="float" office:value="8.94">
            <text:p>8.94</text:p>
          </table:table-cell>
          <table:table-cell office:value-type="float" office:value="5">
            <text:p>5</text:p>
          </table:table-cell>
          <table:table-cell office:value-type="float" office:value="804.87">
            <text:p>804.87</text:p>
          </table:table-cell>
          <table:table-cell office:value-type="float" office:value="317.07">
            <text:p>317.07</text:p>
          </table:table-cell>
          <table:table-cell office:value-type="float" office:value="2.53846153846154">
            <text:p>2.5384615385</text:p>
          </table:table-cell>
          <table:table-cell office:value-type="float" office:value="1.788">
            <text:p>1.788</text:p>
          </table:table-cell>
          <table:table-cell office:value-type="float" office:value="35.4664429530201">
            <text:p>35.46644295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10.1">
            <text:p>10.1</text:p>
          </table:table-cell>
          <table:table-cell office:value-type="float" office:value="9">
            <text:p>9</text:p>
          </table:table-cell>
          <table:table-cell office:value-type="float" office:value="908.82">
            <text:p>908.82</text:p>
          </table:table-cell>
          <table:table-cell office:value-type="float" office:value="291.12">
            <text:p>291.12</text:p>
          </table:table-cell>
          <table:table-cell office:value-type="float" office:value="3.12180544105524">
            <text:p>3.1218054411</text:p>
          </table:table-cell>
          <table:table-cell office:value-type="float" office:value="1.12222222222222">
            <text:p>1.1222222222</text:p>
          </table:table-cell>
          <table:table-cell office:value-type="float" office:value="28.8237623762376">
            <text:p>28.8237623762</text:p>
          </table:table-cell>
          <table:table-cell/>
          <table:table-cell office:value-type="string">
            <text:p>6971</text:p>
          </table:table-cell>
          <table:table-cell office:value-type="string">
            <text:p>6532</text:p>
          </table:table-cell>
          <table:table-cell office:value-type="float" office:value="9.96">
            <text:p>9.96</text:p>
          </table:table-cell>
          <table:table-cell office:value-type="float" office:value="6">
            <text:p>6</text:p>
          </table:table-cell>
          <table:table-cell office:value-type="float" office:value="896.58">
            <text:p>896.58</text:p>
          </table:table-cell>
          <table:table-cell office:value-type="float" office:value="291.12">
            <text:p>291.12</text:p>
          </table:table-cell>
          <table:table-cell office:value-type="float" office:value="3.07976092333059">
            <text:p>3.0797609233</text:p>
          </table:table-cell>
          <table:table-cell office:value-type="float" office:value="1.66">
            <text:p>1.66</text:p>
          </table:table-cell>
          <table:table-cell office:value-type="float" office:value="29.2289156626506">
            <text:p>29.22891566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7.08">
            <text:p>17.08</text:p>
          </table:table-cell>
          <table:table-cell office:value-type="float" office:value="8">
            <text:p>8</text:p>
          </table:table-cell>
          <table:table-cell office:value-type="float" office:value="1537.38">
            <text:p>1537.38</text:p>
          </table:table-cell>
          <table:table-cell office:value-type="float" office:value="116.88">
            <text:p>116.88</text:p>
          </table:table-cell>
          <table:table-cell office:value-type="float" office:value="13.1534907597536">
            <text:p>13.1534907598</text:p>
          </table:table-cell>
          <table:table-cell office:value-type="float" office:value="2.135">
            <text:p>2.135</text:p>
          </table:table-cell>
          <table:table-cell office:value-type="float" office:value="6.84309133489461">
            <text:p>6.8430913349</text:p>
          </table:table-cell>
          <table:table-cell/>
          <table:table-cell office:value-type="string">
            <text:p>7021</text:p>
          </table:table-cell>
          <table:table-cell office:value-type="string">
            <text:p>6532</text:p>
          </table:table-cell>
          <table:table-cell office:value-type="float" office:value="16.96">
            <text:p>16.96</text:p>
          </table:table-cell>
          <table:table-cell office:value-type="float" office:value="8">
            <text:p>8</text:p>
          </table:table-cell>
          <table:table-cell office:value-type="float" office:value="1526.58">
            <text:p>1526.58</text:p>
          </table:table-cell>
          <table:table-cell office:value-type="float" office:value="116.88">
            <text:p>116.88</text:p>
          </table:table-cell>
          <table:table-cell office:value-type="float" office:value="13.0610882956879">
            <text:p>13.0610882957</text:p>
          </table:table-cell>
          <table:table-cell office:value-type="float" office:value="2.12">
            <text:p>2.12</text:p>
          </table:table-cell>
          <table:table-cell office:value-type="float" office:value="6.89150943396226">
            <text:p>6.8915094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10.48">
            <text:p>10.48</text:p>
          </table:table-cell>
          <table:table-cell office:value-type="float" office:value="8">
            <text:p>8</text:p>
          </table:table-cell>
          <table:table-cell office:value-type="float" office:value="943.47">
            <text:p>943.47</text:p>
          </table:table-cell>
          <table:table-cell office:value-type="float" office:value="322.44">
            <text:p>322.44</text:p>
          </table:table-cell>
          <table:table-cell office:value-type="float" office:value="2.92603275027912">
            <text:p>2.9260327503</text:p>
          </table:table-cell>
          <table:table-cell office:value-type="float" office:value="1.31">
            <text:p>1.31</text:p>
          </table:table-cell>
          <table:table-cell office:value-type="float" office:value="30.7671755725191">
            <text:p>30.7671755725</text:p>
          </table:table-cell>
          <table:table-cell/>
          <table:table-cell office:value-type="string">
            <text:p>7079</text:p>
          </table:table-cell>
          <table:table-cell office:value-type="string">
            <text:p>6532</text:p>
          </table:table-cell>
          <table:table-cell office:value-type="float" office:value="10.41">
            <text:p>10.41</text:p>
          </table:table-cell>
          <table:table-cell office:value-type="float" office:value="7">
            <text:p>7</text:p>
          </table:table-cell>
          <table:table-cell office:value-type="float" office:value="937.26">
            <text:p>937.26</text:p>
          </table:table-cell>
          <table:table-cell office:value-type="float" office:value="322.44">
            <text:p>322.44</text:p>
          </table:table-cell>
          <table:table-cell office:value-type="float" office:value="2.90677335318199">
            <text:p>2.9067733532</text:p>
          </table:table-cell>
          <table:table-cell office:value-type="float" office:value="1.48714285714286">
            <text:p>1.4871428571</text:p>
          </table:table-cell>
          <table:table-cell office:value-type="float" office:value="30.9740634005764">
            <text:p>30.97406340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9.69">
            <text:p>9.69</text:p>
          </table:table-cell>
          <table:table-cell office:value-type="float" office:value="6">
            <text:p>6</text:p>
          </table:table-cell>
          <table:table-cell office:value-type="float" office:value="871.92">
            <text:p>871.92</text:p>
          </table:table-cell>
          <table:table-cell office:value-type="float" office:value="322.5">
            <text:p>322.5</text:p>
          </table:table-cell>
          <table:table-cell office:value-type="float" office:value="2.70362790697674">
            <text:p>2.703627907</text:p>
          </table:table-cell>
          <table:table-cell office:value-type="float" office:value="1.615">
            <text:p>1.615</text:p>
          </table:table-cell>
          <table:table-cell office:value-type="float" office:value="33.28173374613">
            <text:p>33.2817337461</text:p>
          </table:table-cell>
          <table:table-cell/>
          <table:table-cell office:value-type="string">
            <text:p>7081</text:p>
          </table:table-cell>
          <table:table-cell office:value-type="string">
            <text:p>6532</text:p>
          </table:table-cell>
          <table:table-cell office:value-type="float" office:value="9.56">
            <text:p>9.56</text:p>
          </table:table-cell>
          <table:table-cell office:value-type="float" office:value="3">
            <text:p>3</text:p>
          </table:table-cell>
          <table:table-cell office:value-type="float" office:value="860.4">
            <text:p>860.4</text:p>
          </table:table-cell>
          <table:table-cell office:value-type="float" office:value="322.5">
            <text:p>322.5</text:p>
          </table:table-cell>
          <table:table-cell office:value-type="float" office:value="2.66790697674419">
            <text:p>2.6679069767</text:p>
          </table:table-cell>
          <table:table-cell office:value-type="float" office:value="3.18666666666667">
            <text:p>3.1866666667</text:p>
          </table:table-cell>
          <table:table-cell office:value-type="float" office:value="33.734309623431">
            <text:p>33.73430962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14.67">
            <text:p>14.67</text:p>
          </table:table-cell>
          <table:table-cell office:value-type="float" office:value="6">
            <text:p>6</text:p>
          </table:table-cell>
          <table:table-cell office:value-type="float" office:value="1320.39">
            <text:p>1320.39</text:p>
          </table:table-cell>
          <table:table-cell office:value-type="float" office:value="105.27">
            <text:p>105.27</text:p>
          </table:table-cell>
          <table:table-cell office:value-type="float" office:value="12.5428897121687">
            <text:p>12.5428897122</text:p>
          </table:table-cell>
          <table:table-cell office:value-type="float" office:value="2.445">
            <text:p>2.445</text:p>
          </table:table-cell>
          <table:table-cell office:value-type="float" office:value="7.1758691206544">
            <text:p>7.1758691207</text:p>
          </table:table-cell>
          <table:table-cell/>
          <table:table-cell office:value-type="string">
            <text:p>7094</text:p>
          </table:table-cell>
          <table:table-cell office:value-type="string">
            <text:p>6532</text:p>
          </table:table-cell>
          <table:table-cell office:value-type="float" office:value="14.61">
            <text:p>14.61</text:p>
          </table:table-cell>
          <table:table-cell office:value-type="float" office:value="6">
            <text:p>6</text:p>
          </table:table-cell>
          <table:table-cell office:value-type="float" office:value="1315.17">
            <text:p>1315.17</text:p>
          </table:table-cell>
          <table:table-cell office:value-type="float" office:value="105.27">
            <text:p>105.27</text:p>
          </table:table-cell>
          <table:table-cell office:value-type="float" office:value="12.4933029353092">
            <text:p>12.4933029353</text:p>
          </table:table-cell>
          <table:table-cell office:value-type="float" office:value="2.435">
            <text:p>2.435</text:p>
          </table:table-cell>
          <table:table-cell office:value-type="float" office:value="7.20533880903491">
            <text:p>7.205338809</text:p>
          </table:table-cell>
          <table:table-cell table:number-columns-repeated="1005"/>
        </table:table-row>
        <table:table-row table:style-name="ro1">
          <table:table-cell office:value-type="string">
            <text:p>6552</text:p>
          </table:table-cell>
          <table:table-cell office:value-type="string">
            <text:p>6087</text:p>
          </table:table-cell>
          <table:table-cell office:value-type="float" office:value="5.35">
            <text:p>5.35</text:p>
          </table:table-cell>
          <table:table-cell office:value-type="float" office:value="5">
            <text:p>5</text:p>
          </table:table-cell>
          <table:table-cell office:value-type="float" office:value="481.32">
            <text:p>481.32</text:p>
          </table:table-cell>
          <table:table-cell office:value-type="float" office:value="154.52">
            <text:p>154.52</text:p>
          </table:table-cell>
          <table:table-cell office:value-type="float" office:value="3.11493657778928">
            <text:p>3.1149365778</text:p>
          </table:table-cell>
          <table:table-cell office:value-type="float" office:value="1.07">
            <text:p>1.07</text:p>
          </table:table-cell>
          <table:table-cell office:value-type="float" office:value="28.8822429906542">
            <text:p>28.8822429907</text:p>
          </table:table-cell>
          <table:table-cell/>
          <table:table-cell office:value-type="string">
            <text:p>6087</text:p>
          </table:table-cell>
          <table:table-cell office:value-type="string">
            <text:p>6552</text:p>
          </table:table-cell>
          <table:table-cell office:value-type="float" office:value="5.18">
            <text:p>5.18</text:p>
          </table:table-cell>
          <table:table-cell office:value-type="float" office:value="4">
            <text:p>4</text:p>
          </table:table-cell>
          <table:table-cell office:value-type="float" office:value="466.2">
            <text:p>466.2</text:p>
          </table:table-cell>
          <table:table-cell office:value-type="float" office:value="154.52">
            <text:p>154.52</text:p>
          </table:table-cell>
          <table:table-cell office:value-type="float" office:value="3.01708516696868">
            <text:p>3.017085167</text:p>
          </table:table-cell>
          <table:table-cell office:value-type="float" office:value="1.295">
            <text:p>1.295</text:p>
          </table:table-cell>
          <table:table-cell office:value-type="float" office:value="29.8301158301158">
            <text:p>29.83011583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8.05">
            <text:p>8.05</text:p>
          </table:table-cell>
          <table:table-cell office:value-type="float" office:value="7">
            <text:p>7</text:p>
          </table:table-cell>
          <table:table-cell office:value-type="float" office:value="724.32">
            <text:p>724.32</text:p>
          </table:table-cell>
          <table:table-cell office:value-type="float" office:value="155.91">
            <text:p>155.91</text:p>
          </table:table-cell>
          <table:table-cell office:value-type="float" office:value="4.64575716759669">
            <text:p>4.6457571676</text:p>
          </table:table-cell>
          <table:table-cell office:value-type="float" office:value="1.15">
            <text:p>1.15</text:p>
          </table:table-cell>
          <table:table-cell office:value-type="float" office:value="19.367701863354">
            <text:p>19.3677018634</text:p>
          </table:table-cell>
          <table:table-cell/>
          <table:table-cell office:value-type="string">
            <text:p>6382</text:p>
          </table:table-cell>
          <table:table-cell office:value-type="string">
            <text:p>6552</text:p>
          </table:table-cell>
          <table:table-cell office:value-type="float" office:value="7.87">
            <text:p>7.87</text:p>
          </table:table-cell>
          <table:table-cell office:value-type="float" office:value="9">
            <text:p>9</text:p>
          </table:table-cell>
          <table:table-cell office:value-type="float" office:value="708.03">
            <text:p>708.03</text:p>
          </table:table-cell>
          <table:table-cell office:value-type="float" office:value="155.91">
            <text:p>155.91</text:p>
          </table:table-cell>
          <table:table-cell office:value-type="float" office:value="4.54127381181451">
            <text:p>4.5412738118</text:p>
          </table:table-cell>
          <table:table-cell office:value-type="float" office:value="0.874444444444444">
            <text:p>0.8744444444</text:p>
          </table:table-cell>
          <table:table-cell office:value-type="float" office:value="19.8106734434562">
            <text:p>19.81067344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5.48">
            <text:p>5.48</text:p>
          </table:table-cell>
          <table:table-cell office:value-type="float" office:value="10">
            <text:p>10</text:p>
          </table:table-cell>
          <table:table-cell office:value-type="float" office:value="492.84">
            <text:p>492.84</text:p>
          </table:table-cell>
          <table:table-cell office:value-type="float" office:value="154.62">
            <text:p>154.62</text:p>
          </table:table-cell>
          <table:table-cell office:value-type="float" office:value="3.18742724097788">
            <text:p>3.187427241</text:p>
          </table:table-cell>
          <table:table-cell office:value-type="float" office:value="0.548">
            <text:p>0.548</text:p>
          </table:table-cell>
          <table:table-cell office:value-type="float" office:value="28.2153284671533">
            <text:p>28.2153284672</text:p>
          </table:table-cell>
          <table:table-cell/>
          <table:table-cell office:value-type="string">
            <text:p>6405</text:p>
          </table:table-cell>
          <table:table-cell office:value-type="string">
            <text:p>6552</text:p>
          </table:table-cell>
          <table:table-cell office:value-type="float" office:value="5.36">
            <text:p>5.36</text:p>
          </table:table-cell>
          <table:table-cell office:value-type="float" office:value="12">
            <text:p>12</text:p>
          </table:table-cell>
          <table:table-cell office:value-type="float" office:value="482.76">
            <text:p>482.76</text:p>
          </table:table-cell>
          <table:table-cell office:value-type="float" office:value="154.62">
            <text:p>154.62</text:p>
          </table:table-cell>
          <table:table-cell office:value-type="float" office:value="3.12223515715949">
            <text:p>3.1222351572</text:p>
          </table:table-cell>
          <table:table-cell office:value-type="float" office:value="0.446666666666667">
            <text:p>0.4466666667</text:p>
          </table:table-cell>
          <table:table-cell office:value-type="float" office:value="28.8470149253731">
            <text:p>28.847014925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1.11">
            <text:p>11.11</text:p>
          </table:table-cell>
          <table:table-cell office:value-type="float" office:value="7">
            <text:p>7</text:p>
          </table:table-cell>
          <table:table-cell office:value-type="float" office:value="999.81">
            <text:p>999.81</text:p>
          </table:table-cell>
          <table:table-cell office:value-type="float" office:value="192.9">
            <text:p>192.9</text:p>
          </table:table-cell>
          <table:table-cell office:value-type="float" office:value="5.18304821150855">
            <text:p>5.1830482115</text:p>
          </table:table-cell>
          <table:table-cell office:value-type="float" office:value="1.58714285714286">
            <text:p>1.5871428571</text:p>
          </table:table-cell>
          <table:table-cell office:value-type="float" office:value="17.3627362736274">
            <text:p>17.3627362736</text:p>
          </table:table-cell>
          <table:table-cell/>
          <table:table-cell office:value-type="string">
            <text:p>6423</text:p>
          </table:table-cell>
          <table:table-cell office:value-type="string">
            <text:p>6552</text:p>
          </table:table-cell>
          <table:table-cell office:value-type="float" office:value="11.13">
            <text:p>11.13</text:p>
          </table:table-cell>
          <table:table-cell office:value-type="float" office:value="11">
            <text:p>11</text:p>
          </table:table-cell>
          <table:table-cell office:value-type="float" office:value="1001.34">
            <text:p>1001.34</text:p>
          </table:table-cell>
          <table:table-cell office:value-type="float" office:value="192.9">
            <text:p>192.9</text:p>
          </table:table-cell>
          <table:table-cell office:value-type="float" office:value="5.19097978227061">
            <text:p>5.1909797823</text:p>
          </table:table-cell>
          <table:table-cell office:value-type="float" office:value="1.01181818181818">
            <text:p>1.0118181818</text:p>
          </table:table-cell>
          <table:table-cell office:value-type="float" office:value="17.3315363881402">
            <text:p>17.33153638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4.79">
            <text:p>4.79</text:p>
          </table:table-cell>
          <table:table-cell office:value-type="float" office:value="10">
            <text:p>10</text:p>
          </table:table-cell>
          <table:table-cell office:value-type="float" office:value="431.46">
            <text:p>431.46</text:p>
          </table:table-cell>
          <table:table-cell office:value-type="float" office:value="165.64">
            <text:p>165.64</text:p>
          </table:table-cell>
          <table:table-cell office:value-type="float" office:value="2.60480560251147">
            <text:p>2.6048056025</text:p>
          </table:table-cell>
          <table:table-cell office:value-type="float" office:value="0.479">
            <text:p>0.479</text:p>
          </table:table-cell>
          <table:table-cell office:value-type="float" office:value="34.580375782881">
            <text:p>34.5803757829</text:p>
          </table:table-cell>
          <table:table-cell/>
          <table:table-cell office:value-type="string">
            <text:p>6446</text:p>
          </table:table-cell>
          <table:table-cell office:value-type="string">
            <text:p>6552</text:p>
          </table:table-cell>
          <table:table-cell office:value-type="float" office:value="4.45">
            <text:p>4.45</text:p>
          </table:table-cell>
          <table:table-cell office:value-type="float" office:value="10">
            <text:p>10</text:p>
          </table:table-cell>
          <table:table-cell office:value-type="float" office:value="400.41">
            <text:p>400.41</text:p>
          </table:table-cell>
          <table:table-cell office:value-type="float" office:value="165.64">
            <text:p>165.64</text:p>
          </table:table-cell>
          <table:table-cell office:value-type="float" office:value="2.41735088142961">
            <text:p>2.4173508814</text:p>
          </table:table-cell>
          <table:table-cell office:value-type="float" office:value="0.445">
            <text:p>0.445</text:p>
          </table:table-cell>
          <table:table-cell office:value-type="float" office:value="37.2224719101123">
            <text:p>37.22247191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5.13">
            <text:p>5.13</text:p>
          </table:table-cell>
          <table:table-cell office:value-type="float" office:value="5">
            <text:p>5</text:p>
          </table:table-cell>
          <table:table-cell office:value-type="float" office:value="461.88">
            <text:p>461.88</text:p>
          </table:table-cell>
          <table:table-cell office:value-type="float" office:value="154.84">
            <text:p>154.84</text:p>
          </table:table-cell>
          <table:table-cell office:value-type="float" office:value="2.98295014208215">
            <text:p>2.9829501421</text:p>
          </table:table-cell>
          <table:table-cell office:value-type="float" office:value="1.026">
            <text:p>1.026</text:p>
          </table:table-cell>
          <table:table-cell office:value-type="float" office:value="30.1832358674464">
            <text:p>30.1832358674</text:p>
          </table:table-cell>
          <table:table-cell/>
          <table:table-cell office:value-type="string">
            <text:p>6451</text:p>
          </table:table-cell>
          <table:table-cell office:value-type="string">
            <text:p>6552</text:p>
          </table:table-cell>
          <table:table-cell office:value-type="float" office:value="5.14">
            <text:p>5.14</text:p>
          </table:table-cell>
          <table:table-cell office:value-type="float" office:value="5">
            <text:p>5</text:p>
          </table:table-cell>
          <table:table-cell office:value-type="float" office:value="462.96">
            <text:p>462.96</text:p>
          </table:table-cell>
          <table:table-cell office:value-type="float" office:value="154.84">
            <text:p>154.84</text:p>
          </table:table-cell>
          <table:table-cell office:value-type="float" office:value="2.98992508395763">
            <text:p>2.989925084</text:p>
          </table:table-cell>
          <table:table-cell office:value-type="float" office:value="1.028">
            <text:p>1.028</text:p>
          </table:table-cell>
          <table:table-cell office:value-type="float" office:value="30.1245136186771">
            <text:p>30.124513618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15.87">
            <text:p>15.87</text:p>
          </table:table-cell>
          <table:table-cell office:value-type="float" office:value="255">
            <text:p>255</text:p>
          </table:table-cell>
          <table:table-cell office:value-type="float" office:value="1428.03">
            <text:p>1428.03</text:p>
          </table:table-cell>
          <table:table-cell office:value-type="float" office:value="165.87">
            <text:p>165.87</text:p>
          </table:table-cell>
          <table:table-cell office:value-type="float" office:value="8.6093326098752">
            <text:p>8.6093326099</text:p>
          </table:table-cell>
          <table:table-cell office:value-type="float" office:value="0.0622352941176471">
            <text:p>0.0622352941</text:p>
          </table:table-cell>
          <table:table-cell office:value-type="float" office:value="10.4517958412098">
            <text:p>10.4517958412</text:p>
          </table:table-cell>
          <table:table-cell/>
          <table:table-cell office:value-type="string">
            <text:p>6471</text:p>
          </table:table-cell>
          <table:table-cell office:value-type="string">
            <text:p>6552</text:p>
          </table:table-cell>
          <table:table-cell office:value-type="float" office:value="16.11">
            <text:p>16.11</text:p>
          </table:table-cell>
          <table:table-cell office:value-type="float" office:value="255">
            <text:p>255</text:p>
          </table:table-cell>
          <table:table-cell office:value-type="float" office:value="1449.99">
            <text:p>1449.99</text:p>
          </table:table-cell>
          <table:table-cell office:value-type="float" office:value="165.87">
            <text:p>165.87</text:p>
          </table:table-cell>
          <table:table-cell office:value-type="float" office:value="8.74172544763972">
            <text:p>8.7417254476</text:p>
          </table:table-cell>
          <table:table-cell office:value-type="float" office:value="0.0631764705882353">
            <text:p>0.0631764706</text:p>
          </table:table-cell>
          <table:table-cell office:value-type="float" office:value="10.2960893854749">
            <text:p>10.29608938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1.05">
            <text:p>11.05</text:p>
          </table:table-cell>
          <table:table-cell office:value-type="float" office:value="10">
            <text:p>10</text:p>
          </table:table-cell>
          <table:table-cell office:value-type="float" office:value="994.14">
            <text:p>994.14</text:p>
          </table:table-cell>
          <table:table-cell office:value-type="float" office:value="74.21">
            <text:p>74.21</text:p>
          </table:table-cell>
          <table:table-cell office:value-type="float" office:value="13.3963077752325">
            <text:p>13.3963077752</text:p>
          </table:table-cell>
          <table:table-cell office:value-type="float" office:value="1.105">
            <text:p>1.105</text:p>
          </table:table-cell>
          <table:table-cell office:value-type="float" office:value="6.7158371040724">
            <text:p>6.7158371041</text:p>
          </table:table-cell>
          <table:table-cell/>
          <table:table-cell office:value-type="string">
            <text:p>6499</text:p>
          </table:table-cell>
          <table:table-cell office:value-type="string">
            <text:p>6552</text:p>
          </table:table-cell>
          <table:table-cell office:value-type="float" office:value="10.96">
            <text:p>10.96</text:p>
          </table:table-cell>
          <table:table-cell office:value-type="float" office:value="11">
            <text:p>11</text:p>
          </table:table-cell>
          <table:table-cell office:value-type="float" office:value="986.4">
            <text:p>986.4</text:p>
          </table:table-cell>
          <table:table-cell office:value-type="float" office:value="74.21">
            <text:p>74.21</text:p>
          </table:table-cell>
          <table:table-cell office:value-type="float" office:value="13.2920091631856">
            <text:p>13.2920091632</text:p>
          </table:table-cell>
          <table:table-cell office:value-type="float" office:value="0.996363636363636">
            <text:p>0.9963636364</text:p>
          </table:table-cell>
          <table:table-cell office:value-type="float" office:value="6.77098540145985">
            <text:p>6.77098540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12.11">
            <text:p>12.11</text:p>
          </table:table-cell>
          <table:table-cell office:value-type="float" office:value="9">
            <text:p>9</text:p>
          </table:table-cell>
          <table:table-cell office:value-type="float" office:value="1089.9">
            <text:p>1089.9</text:p>
          </table:table-cell>
          <table:table-cell office:value-type="float" office:value="280.4">
            <text:p>280.4</text:p>
          </table:table-cell>
          <table:table-cell office:value-type="float" office:value="3.88694721825963">
            <text:p>3.8869472183</text:p>
          </table:table-cell>
          <table:table-cell office:value-type="float" office:value="1.34555555555556">
            <text:p>1.3455555556</text:p>
          </table:table-cell>
          <table:table-cell office:value-type="float" office:value="23.1544178364988">
            <text:p>23.1544178365</text:p>
          </table:table-cell>
          <table:table-cell/>
          <table:table-cell office:value-type="string">
            <text:p>6501</text:p>
          </table:table-cell>
          <table:table-cell office:value-type="string">
            <text:p>6552</text:p>
          </table:table-cell>
          <table:table-cell office:value-type="float" office:value="12.22">
            <text:p>12.22</text:p>
          </table:table-cell>
          <table:table-cell office:value-type="float" office:value="8">
            <text:p>8</text:p>
          </table:table-cell>
          <table:table-cell office:value-type="float" office:value="1100.16">
            <text:p>1100.16</text:p>
          </table:table-cell>
          <table:table-cell office:value-type="float" office:value="280.4">
            <text:p>280.4</text:p>
          </table:table-cell>
          <table:table-cell office:value-type="float" office:value="3.92353780313837">
            <text:p>3.9235378031</text:p>
          </table:table-cell>
          <table:table-cell office:value-type="float" office:value="1.5275">
            <text:p>1.5275</text:p>
          </table:table-cell>
          <table:table-cell office:value-type="float" office:value="22.9459901800327">
            <text:p>22.945990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13.01">
            <text:p>13.01</text:p>
          </table:table-cell>
          <table:table-cell office:value-type="float" office:value="9">
            <text:p>9</text:p>
          </table:table-cell>
          <table:table-cell office:value-type="float" office:value="1170.72">
            <text:p>1170.72</text:p>
          </table:table-cell>
          <table:table-cell office:value-type="float" office:value="143.88">
            <text:p>143.88</text:p>
          </table:table-cell>
          <table:table-cell office:value-type="float" office:value="8.13678065054212">
            <text:p>8.1367806505</text:p>
          </table:table-cell>
          <table:table-cell office:value-type="float" office:value="1.44555555555556">
            <text:p>1.4455555556</text:p>
          </table:table-cell>
          <table:table-cell office:value-type="float" office:value="11.0591852421214">
            <text:p>11.0591852421</text:p>
          </table:table-cell>
          <table:table-cell/>
          <table:table-cell office:value-type="string">
            <text:p>6512</text:p>
          </table:table-cell>
          <table:table-cell office:value-type="string">
            <text:p>6552</text:p>
          </table:table-cell>
          <table:table-cell office:value-type="float" office:value="13.1">
            <text:p>13.1</text:p>
          </table:table-cell>
          <table:table-cell office:value-type="float" office:value="10">
            <text:p>10</text:p>
          </table:table-cell>
          <table:table-cell office:value-type="float" office:value="1179.18">
            <text:p>1179.18</text:p>
          </table:table-cell>
          <table:table-cell office:value-type="float" office:value="143.88">
            <text:p>143.88</text:p>
          </table:table-cell>
          <table:table-cell office:value-type="float" office:value="8.19557964970809">
            <text:p>8.1955796497</text:p>
          </table:table-cell>
          <table:table-cell office:value-type="float" office:value="1.31">
            <text:p>1.31</text:p>
          </table:table-cell>
          <table:table-cell office:value-type="float" office:value="10.9832061068702">
            <text:p>10.98320610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8.41">
            <text:p>8.41</text:p>
          </table:table-cell>
          <table:table-cell office:value-type="float" office:value="10">
            <text:p>10</text:p>
          </table:table-cell>
          <table:table-cell office:value-type="float" office:value="756.54">
            <text:p>756.54</text:p>
          </table:table-cell>
          <table:table-cell office:value-type="float" office:value="192.86">
            <text:p>192.86</text:p>
          </table:table-cell>
          <table:table-cell office:value-type="float" office:value="3.9227418853054">
            <text:p>3.9227418853</text:p>
          </table:table-cell>
          <table:table-cell office:value-type="float" office:value="0.841">
            <text:p>0.841</text:p>
          </table:table-cell>
          <table:table-cell office:value-type="float" office:value="22.9322235434007">
            <text:p>22.9322235434</text:p>
          </table:table-cell>
          <table:table-cell/>
          <table:table-cell office:value-type="string">
            <text:p>6515</text:p>
          </table:table-cell>
          <table:table-cell office:value-type="string">
            <text:p>6552</text:p>
          </table:table-cell>
          <table:table-cell office:value-type="float" office:value="8.35">
            <text:p>8.35</text:p>
          </table:table-cell>
          <table:table-cell office:value-type="float" office:value="11">
            <text:p>11</text:p>
          </table:table-cell>
          <table:table-cell office:value-type="float" office:value="751.05">
            <text:p>751.05</text:p>
          </table:table-cell>
          <table:table-cell office:value-type="float" office:value="192.86">
            <text:p>192.86</text:p>
          </table:table-cell>
          <table:table-cell office:value-type="float" office:value="3.89427564036088">
            <text:p>3.8942756404</text:p>
          </table:table-cell>
          <table:table-cell office:value-type="float" office:value="0.759090909090909">
            <text:p>0.7590909091</text:p>
          </table:table-cell>
          <table:table-cell office:value-type="float" office:value="23.097005988024">
            <text:p>23.0970059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9.09">
            <text:p>9.09</text:p>
          </table:table-cell>
          <table:table-cell office:value-type="float" office:value="10">
            <text:p>10</text:p>
          </table:table-cell>
          <table:table-cell office:value-type="float" office:value="818.46">
            <text:p>818.46</text:p>
          </table:table-cell>
          <table:table-cell office:value-type="float" office:value="192.75">
            <text:p>192.75</text:p>
          </table:table-cell>
          <table:table-cell office:value-type="float" office:value="4.24622568093385">
            <text:p>4.2462256809</text:p>
          </table:table-cell>
          <table:table-cell office:value-type="float" office:value="0.909">
            <text:p>0.909</text:p>
          </table:table-cell>
          <table:table-cell office:value-type="float" office:value="21.2046204620462">
            <text:p>21.204620462</text:p>
          </table:table-cell>
          <table:table-cell/>
          <table:table-cell office:value-type="string">
            <text:p>6516</text:p>
          </table:table-cell>
          <table:table-cell office:value-type="string">
            <text:p>6552</text:p>
          </table:table-cell>
          <table:table-cell office:value-type="float" office:value="8.98">
            <text:p>8.98</text:p>
          </table:table-cell>
          <table:table-cell office:value-type="float" office:value="11">
            <text:p>11</text:p>
          </table:table-cell>
          <table:table-cell office:value-type="float" office:value="808.11">
            <text:p>808.11</text:p>
          </table:table-cell>
          <table:table-cell office:value-type="float" office:value="192.75">
            <text:p>192.75</text:p>
          </table:table-cell>
          <table:table-cell office:value-type="float" office:value="4.19252918287938">
            <text:p>4.1925291829</text:p>
          </table:table-cell>
          <table:table-cell office:value-type="float" office:value="0.816363636363636">
            <text:p>0.8163636364</text:p>
          </table:table-cell>
          <table:table-cell office:value-type="float" office:value="21.4643652561247">
            <text:p>21.46436525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10.38">
            <text:p>10.38</text:p>
          </table:table-cell>
          <table:table-cell office:value-type="float" office:value="8">
            <text:p>8</text:p>
          </table:table-cell>
          <table:table-cell office:value-type="float" office:value="934.02">
            <text:p>934.02</text:p>
          </table:table-cell>
          <table:table-cell office:value-type="float" office:value="188.27">
            <text:p>188.27</text:p>
          </table:table-cell>
          <table:table-cell office:value-type="float" office:value="4.96106655335423">
            <text:p>4.9610665534</text:p>
          </table:table-cell>
          <table:table-cell office:value-type="float" office:value="1.2975">
            <text:p>1.2975</text:p>
          </table:table-cell>
          <table:table-cell office:value-type="float" office:value="18.1377649325626">
            <text:p>18.1377649326</text:p>
          </table:table-cell>
          <table:table-cell/>
          <table:table-cell office:value-type="string">
            <text:p>6519</text:p>
          </table:table-cell>
          <table:table-cell office:value-type="string">
            <text:p>6552</text:p>
          </table:table-cell>
          <table:table-cell office:value-type="float" office:value="10.05">
            <text:p>10.05</text:p>
          </table:table-cell>
          <table:table-cell office:value-type="float" office:value="8">
            <text:p>8</text:p>
          </table:table-cell>
          <table:table-cell office:value-type="float" office:value="904.77">
            <text:p>904.77</text:p>
          </table:table-cell>
          <table:table-cell office:value-type="float" office:value="188.27">
            <text:p>188.27</text:p>
          </table:table-cell>
          <table:table-cell office:value-type="float" office:value="4.80570457321931">
            <text:p>4.8057045732</text:p>
          </table:table-cell>
          <table:table-cell office:value-type="float" office:value="1.25625">
            <text:p>1.25625</text:p>
          </table:table-cell>
          <table:table-cell office:value-type="float" office:value="18.7333333333333">
            <text:p>18.73333333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2.3">
            <text:p>12.3</text:p>
          </table:table-cell>
          <table:table-cell office:value-type="float" office:value="8">
            <text:p>8</text:p>
          </table:table-cell>
          <table:table-cell office:value-type="float" office:value="1107.18">
            <text:p>1107.18</text:p>
          </table:table-cell>
          <table:table-cell office:value-type="float" office:value="153.86">
            <text:p>153.86</text:p>
          </table:table-cell>
          <table:table-cell office:value-type="float" office:value="7.19602235798778">
            <text:p>7.196022358</text:p>
          </table:table-cell>
          <table:table-cell office:value-type="float" office:value="1.5375">
            <text:p>1.5375</text:p>
          </table:table-cell>
          <table:table-cell office:value-type="float" office:value="12.5089430894309">
            <text:p>12.5089430894</text:p>
          </table:table-cell>
          <table:table-cell/>
          <table:table-cell office:value-type="string">
            <text:p>6532</text:p>
          </table:table-cell>
          <table:table-cell office:value-type="string">
            <text:p>6552</text:p>
          </table:table-cell>
          <table:table-cell office:value-type="float" office:value="12.43">
            <text:p>12.43</text:p>
          </table:table-cell>
          <table:table-cell office:value-type="float" office:value="4">
            <text:p>4</text:p>
          </table:table-cell>
          <table:table-cell office:value-type="float" office:value="1118.79">
            <text:p>1118.79</text:p>
          </table:table-cell>
          <table:table-cell office:value-type="float" office:value="153.86">
            <text:p>153.86</text:p>
          </table:table-cell>
          <table:table-cell office:value-type="float" office:value="7.27148056674899">
            <text:p>7.2714805667</text:p>
          </table:table-cell>
          <table:table-cell office:value-type="float" office:value="3.1075">
            <text:p>3.1075</text:p>
          </table:table-cell>
          <table:table-cell office:value-type="float" office:value="12.3781174577635">
            <text:p>12.37811745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5.18">
            <text:p>5.18</text:p>
          </table:table-cell>
          <table:table-cell office:value-type="float" office:value="5">
            <text:p>5</text:p>
          </table:table-cell>
          <table:table-cell office:value-type="float" office:value="466.11">
            <text:p>466.11</text:p>
          </table:table-cell>
          <table:table-cell office:value-type="float" office:value="154.39">
            <text:p>154.39</text:p>
          </table:table-cell>
          <table:table-cell office:value-type="float" office:value="3.01904268411167">
            <text:p>3.0190426841</text:p>
          </table:table-cell>
          <table:table-cell office:value-type="float" office:value="1.036">
            <text:p>1.036</text:p>
          </table:table-cell>
          <table:table-cell office:value-type="float" office:value="29.8050193050193">
            <text:p>29.805019305</text:p>
          </table:table-cell>
          <table:table-cell/>
          <table:table-cell office:value-type="string">
            <text:p>6559</text:p>
          </table:table-cell>
          <table:table-cell office:value-type="string">
            <text:p>6552</text:p>
          </table:table-cell>
          <table:table-cell office:value-type="float" office:value="5.34">
            <text:p>5.34</text:p>
          </table:table-cell>
          <table:table-cell office:value-type="float" office:value="10">
            <text:p>10</text:p>
          </table:table-cell>
          <table:table-cell office:value-type="float" office:value="480.51">
            <text:p>480.51</text:p>
          </table:table-cell>
          <table:table-cell office:value-type="float" office:value="154.39">
            <text:p>154.39</text:p>
          </table:table-cell>
          <table:table-cell office:value-type="float" office:value="3.11231297363819">
            <text:p>3.1123129736</text:p>
          </table:table-cell>
          <table:table-cell office:value-type="float" office:value="0.534">
            <text:p>0.534</text:p>
          </table:table-cell>
          <table:table-cell office:value-type="float" office:value="28.9119850187266">
            <text:p>28.911985018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4.9">
            <text:p>4.9</text:p>
          </table:table-cell>
          <table:table-cell office:value-type="float" office:value="255">
            <text:p>255</text:p>
          </table:table-cell>
          <table:table-cell office:value-type="float" office:value="440.82">
            <text:p>440.82</text:p>
          </table:table-cell>
          <table:table-cell office:value-type="float" office:value="167.12">
            <text:p>167.12</text:p>
          </table:table-cell>
          <table:table-cell office:value-type="float" office:value="2.63774533269507">
            <text:p>2.6377453327</text:p>
          </table:table-cell>
          <table:table-cell office:value-type="float" office:value="0.0192156862745098">
            <text:p>0.0192156863</text:p>
          </table:table-cell>
          <table:table-cell office:value-type="float" office:value="34.1061224489796">
            <text:p>34.106122449</text:p>
          </table:table-cell>
          <table:table-cell/>
          <table:table-cell office:value-type="string">
            <text:p>6562</text:p>
          </table:table-cell>
          <table:table-cell office:value-type="string">
            <text:p>6552</text:p>
          </table:table-cell>
          <table:table-cell office:value-type="float" office:value="4.71">
            <text:p>4.71</text:p>
          </table:table-cell>
          <table:table-cell office:value-type="float" office:value="11">
            <text:p>11</text:p>
          </table:table-cell>
          <table:table-cell office:value-type="float" office:value="424.08">
            <text:p>424.08</text:p>
          </table:table-cell>
          <table:table-cell office:value-type="float" office:value="167.12">
            <text:p>167.12</text:p>
          </table:table-cell>
          <table:table-cell office:value-type="float" office:value="2.53757778841551">
            <text:p>2.5375777884</text:p>
          </table:table-cell>
          <table:table-cell office:value-type="float" office:value="0.428181818181818">
            <text:p>0.4281818182</text:p>
          </table:table-cell>
          <table:table-cell office:value-type="float" office:value="35.4819532908705">
            <text:p>35.48195329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7.37">
            <text:p>7.37</text:p>
          </table:table-cell>
          <table:table-cell office:value-type="float" office:value="6">
            <text:p>6</text:p>
          </table:table-cell>
          <table:table-cell office:value-type="float" office:value="663.48">
            <text:p>663.48</text:p>
          </table:table-cell>
          <table:table-cell office:value-type="float" office:value="98.58">
            <text:p>98.58</text:p>
          </table:table-cell>
          <table:table-cell office:value-type="float" office:value="6.7303712720633">
            <text:p>6.7303712721</text:p>
          </table:table-cell>
          <table:table-cell office:value-type="float" office:value="1.22833333333333">
            <text:p>1.2283333333</text:p>
          </table:table-cell>
          <table:table-cell office:value-type="float" office:value="13.3758480325645">
            <text:p>13.3758480326</text:p>
          </table:table-cell>
          <table:table-cell/>
          <table:table-cell office:value-type="string">
            <text:p>6609</text:p>
          </table:table-cell>
          <table:table-cell office:value-type="string">
            <text:p>6552</text:p>
          </table:table-cell>
          <table:table-cell office:value-type="float" office:value="7.4">
            <text:p>7.4</text:p>
          </table:table-cell>
          <table:table-cell office:value-type="float" office:value="7">
            <text:p>7</text:p>
          </table:table-cell>
          <table:table-cell office:value-type="float" office:value="666.36">
            <text:p>666.36</text:p>
          </table:table-cell>
          <table:table-cell office:value-type="float" office:value="98.58">
            <text:p>98.58</text:p>
          </table:table-cell>
          <table:table-cell office:value-type="float" office:value="6.75958612294583">
            <text:p>6.7595861229</text:p>
          </table:table-cell>
          <table:table-cell office:value-type="float" office:value="1.05714285714286">
            <text:p>1.0571428571</text:p>
          </table:table-cell>
          <table:table-cell office:value-type="float" office:value="13.3216216216216">
            <text:p>13.32162162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8.27">
            <text:p>8.27</text:p>
          </table:table-cell>
          <table:table-cell office:value-type="float" office:value="9">
            <text:p>9</text:p>
          </table:table-cell>
          <table:table-cell office:value-type="float" office:value="744.66">
            <text:p>744.66</text:p>
          </table:table-cell>
          <table:table-cell office:value-type="float" office:value="168.75">
            <text:p>168.75</text:p>
          </table:table-cell>
          <table:table-cell office:value-type="float" office:value="4.4128">
            <text:p>4.4128</text:p>
          </table:table-cell>
          <table:table-cell office:value-type="float" office:value="0.918888888888889">
            <text:p>0.9188888889</text:p>
          </table:table-cell>
          <table:table-cell office:value-type="float" office:value="20.4050785973398">
            <text:p>20.4050785973</text:p>
          </table:table-cell>
          <table:table-cell/>
          <table:table-cell office:value-type="string">
            <text:p>6647</text:p>
          </table:table-cell>
          <table:table-cell office:value-type="string">
            <text:p>65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20.18">
            <text:p>720.18</text:p>
          </table:table-cell>
          <table:table-cell office:value-type="float" office:value="168.75">
            <text:p>168.75</text:p>
          </table:table-cell>
          <table:table-cell office:value-type="float" office:value="4.26773333333333">
            <text:p>4.2677333333</text:p>
          </table:table-cell>
          <table:table-cell office:value-type="float" office:value="0.8">
            <text:p>0.8</text:p>
          </table:table-cell>
          <table:table-cell office:value-type="float" office:value="21.09375">
            <text:p>21.093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6.81">
            <text:p>6.81</text:p>
          </table:table-cell>
          <table:table-cell office:value-type="float" office:value="9">
            <text:p>9</text:p>
          </table:table-cell>
          <table:table-cell office:value-type="float" office:value="612.72">
            <text:p>612.72</text:p>
          </table:table-cell>
          <table:table-cell office:value-type="float" office:value="171.87">
            <text:p>171.87</text:p>
          </table:table-cell>
          <table:table-cell office:value-type="float" office:value="3.56502007331122">
            <text:p>3.5650200733</text:p>
          </table:table-cell>
          <table:table-cell office:value-type="float" office:value="0.756666666666667">
            <text:p>0.7566666667</text:p>
          </table:table-cell>
          <table:table-cell office:value-type="float" office:value="25.2378854625551">
            <text:p>25.2378854626</text:p>
          </table:table-cell>
          <table:table-cell/>
          <table:table-cell office:value-type="string">
            <text:p>6670</text:p>
          </table:table-cell>
          <table:table-cell office:value-type="string">
            <text:p>6552</text:p>
          </table:table-cell>
          <table:table-cell office:value-type="float" office:value="7.02">
            <text:p>7.02</text:p>
          </table:table-cell>
          <table:table-cell office:value-type="float" office:value="8">
            <text:p>8</text:p>
          </table:table-cell>
          <table:table-cell office:value-type="float" office:value="632.07">
            <text:p>632.07</text:p>
          </table:table-cell>
          <table:table-cell office:value-type="float" office:value="171.87">
            <text:p>171.87</text:p>
          </table:table-cell>
          <table:table-cell office:value-type="float" office:value="3.67760516669576">
            <text:p>3.6776051667</text:p>
          </table:table-cell>
          <table:table-cell office:value-type="float" office:value="0.8775">
            <text:p>0.8775</text:p>
          </table:table-cell>
          <table:table-cell office:value-type="float" office:value="24.482905982906">
            <text:p>24.48290598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34.91">
            <text:p>34.91</text:p>
          </table:table-cell>
          <table:table-cell office:value-type="float" office:value="10">
            <text:p>10</text:p>
          </table:table-cell>
          <table:table-cell office:value-type="float" office:value="3141.81">
            <text:p>3141.81</text:p>
          </table:table-cell>
          <table:table-cell office:value-type="float" office:value="22.75">
            <text:p>22.75</text:p>
          </table:table-cell>
          <table:table-cell office:value-type="float" office:value="138.101538461539">
            <text:p>138.1015384615</text:p>
          </table:table-cell>
          <table:table-cell office:value-type="float" office:value="3.491">
            <text:p>3.491</text:p>
          </table:table-cell>
          <table:table-cell office:value-type="float" office:value="0.651675737611">
            <text:p>0.6516757376</text:p>
          </table:table-cell>
          <table:table-cell/>
          <table:table-cell office:value-type="string">
            <text:p>6674</text:p>
          </table:table-cell>
          <table:table-cell office:value-type="string">
            <text:p>6552</text:p>
          </table:table-cell>
          <table:table-cell office:value-type="float" office:value="33.97">
            <text:p>33.97</text:p>
          </table:table-cell>
          <table:table-cell office:value-type="float" office:value="11">
            <text:p>11</text:p>
          </table:table-cell>
          <table:table-cell office:value-type="float" office:value="3056.85">
            <text:p>3056.85</text:p>
          </table:table-cell>
          <table:table-cell office:value-type="float" office:value="22.75">
            <text:p>22.75</text:p>
          </table:table-cell>
          <table:table-cell office:value-type="float" office:value="134.367032967033">
            <text:p>134.367032967</text:p>
          </table:table-cell>
          <table:table-cell office:value-type="float" office:value="3.08818181818182">
            <text:p>3.0881818182</text:p>
          </table:table-cell>
          <table:table-cell office:value-type="float" office:value="0.669708566382102">
            <text:p>0.66970856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7.52">
            <text:p>7.52</text:p>
          </table:table-cell>
          <table:table-cell office:value-type="float" office:value="11">
            <text:p>11</text:p>
          </table:table-cell>
          <table:table-cell office:value-type="float" office:value="677.16">
            <text:p>677.16</text:p>
          </table:table-cell>
          <table:table-cell office:value-type="float" office:value="154.63">
            <text:p>154.63</text:p>
          </table:table-cell>
          <table:table-cell office:value-type="float" office:value="4.37922783418483">
            <text:p>4.3792278342</text:p>
          </table:table-cell>
          <table:table-cell office:value-type="float" office:value="0.683636363636364">
            <text:p>0.6836363636</text:p>
          </table:table-cell>
          <table:table-cell office:value-type="float" office:value="20.5625">
            <text:p>20.5625</text:p>
          </table:table-cell>
          <table:table-cell/>
          <table:table-cell office:value-type="string">
            <text:p>6695</text:p>
          </table:table-cell>
          <table:table-cell office:value-type="string">
            <text:p>6552</text:p>
          </table:table-cell>
          <table:table-cell office:value-type="float" office:value="7.41">
            <text:p>7.41</text:p>
          </table:table-cell>
          <table:table-cell office:value-type="float" office:value="13">
            <text:p>13</text:p>
          </table:table-cell>
          <table:table-cell office:value-type="float" office:value="666.99">
            <text:p>666.99</text:p>
          </table:table-cell>
          <table:table-cell office:value-type="float" office:value="154.63">
            <text:p>154.63</text:p>
          </table:table-cell>
          <table:table-cell office:value-type="float" office:value="4.31345793183729">
            <text:p>4.3134579318</text:p>
          </table:table-cell>
          <table:table-cell office:value-type="float" office:value="0.57">
            <text:p>0.57</text:p>
          </table:table-cell>
          <table:table-cell office:value-type="float" office:value="20.8677462887989">
            <text:p>20.86774628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7.47">
            <text:p>7.47</text:p>
          </table:table-cell>
          <table:table-cell office:value-type="float" office:value="5">
            <text:p>5</text:p>
          </table:table-cell>
          <table:table-cell office:value-type="float" office:value="672.57">
            <text:p>672.57</text:p>
          </table:table-cell>
          <table:table-cell office:value-type="float" office:value="165.49">
            <text:p>165.49</text:p>
          </table:table-cell>
          <table:table-cell office:value-type="float" office:value="4.06411263520454">
            <text:p>4.0641126352</text:p>
          </table:table-cell>
          <table:table-cell office:value-type="float" office:value="1.494">
            <text:p>1.494</text:p>
          </table:table-cell>
          <table:table-cell office:value-type="float" office:value="22.1539491298528">
            <text:p>22.1539491299</text:p>
          </table:table-cell>
          <table:table-cell/>
          <table:table-cell office:value-type="string">
            <text:p>6699</text:p>
          </table:table-cell>
          <table:table-cell office:value-type="string">
            <text:p>6552</text:p>
          </table:table-cell>
          <table:table-cell office:value-type="float" office:value="6.91">
            <text:p>6.91</text:p>
          </table:table-cell>
          <table:table-cell office:value-type="float" office:value="8">
            <text:p>8</text:p>
          </table:table-cell>
          <table:table-cell office:value-type="float" office:value="621.54">
            <text:p>621.54</text:p>
          </table:table-cell>
          <table:table-cell office:value-type="float" office:value="165.49">
            <text:p>165.49</text:p>
          </table:table-cell>
          <table:table-cell office:value-type="float" office:value="3.75575563478156">
            <text:p>3.7557556348</text:p>
          </table:table-cell>
          <table:table-cell office:value-type="float" office:value="0.86375">
            <text:p>0.86375</text:p>
          </table:table-cell>
          <table:table-cell office:value-type="float" office:value="23.9493487698987">
            <text:p>23.949348769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10.93">
            <text:p>10.93</text:p>
          </table:table-cell>
          <table:table-cell office:value-type="float" office:value="9">
            <text:p>9</text:p>
          </table:table-cell>
          <table:table-cell office:value-type="float" office:value="983.43">
            <text:p>983.43</text:p>
          </table:table-cell>
          <table:table-cell office:value-type="float" office:value="212.83">
            <text:p>212.83</text:p>
          </table:table-cell>
          <table:table-cell office:value-type="float" office:value="4.62073016022177">
            <text:p>4.6207301602</text:p>
          </table:table-cell>
          <table:table-cell office:value-type="float" office:value="1.21444444444444">
            <text:p>1.2144444444</text:p>
          </table:table-cell>
          <table:table-cell office:value-type="float" office:value="19.4720951509607">
            <text:p>19.472095151</text:p>
          </table:table-cell>
          <table:table-cell/>
          <table:table-cell office:value-type="string">
            <text:p>6716</text:p>
          </table:table-cell>
          <table:table-cell office:value-type="string">
            <text:p>6552</text:p>
          </table:table-cell>
          <table:table-cell office:value-type="float" office:value="10.84">
            <text:p>10.84</text:p>
          </table:table-cell>
          <table:table-cell office:value-type="float" office:value="4">
            <text:p>4</text:p>
          </table:table-cell>
          <table:table-cell office:value-type="float" office:value="975.87">
            <text:p>975.87</text:p>
          </table:table-cell>
          <table:table-cell office:value-type="float" office:value="212.83">
            <text:p>212.83</text:p>
          </table:table-cell>
          <table:table-cell office:value-type="float" office:value="4.58520885213551">
            <text:p>4.5852088521</text:p>
          </table:table-cell>
          <table:table-cell office:value-type="float" office:value="2.71">
            <text:p>2.71</text:p>
          </table:table-cell>
          <table:table-cell office:value-type="float" office:value="19.6337638376384">
            <text:p>19.63376383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4.53">
            <text:p>4.53</text:p>
          </table:table-cell>
          <table:table-cell office:value-type="float" office:value="8">
            <text:p>8</text:p>
          </table:table-cell>
          <table:table-cell office:value-type="float" office:value="407.88">
            <text:p>407.88</text:p>
          </table:table-cell>
          <table:table-cell office:value-type="float" office:value="165.5">
            <text:p>165.5</text:p>
          </table:table-cell>
          <table:table-cell office:value-type="float" office:value="2.46453172205438">
            <text:p>2.4645317221</text:p>
          </table:table-cell>
          <table:table-cell office:value-type="float" office:value="0.56625">
            <text:p>0.56625</text:p>
          </table:table-cell>
          <table:table-cell office:value-type="float" office:value="36.5342163355408">
            <text:p>36.5342163355</text:p>
          </table:table-cell>
          <table:table-cell/>
          <table:table-cell office:value-type="string">
            <text:p>6738</text:p>
          </table:table-cell>
          <table:table-cell office:value-type="string">
            <text:p>6552</text:p>
          </table:table-cell>
          <table:table-cell office:value-type="float" office:value="4.7">
            <text:p>4.7</text:p>
          </table:table-cell>
          <table:table-cell office:value-type="float" office:value="9">
            <text:p>9</text:p>
          </table:table-cell>
          <table:table-cell office:value-type="float" office:value="422.82">
            <text:p>422.82</text:p>
          </table:table-cell>
          <table:table-cell office:value-type="float" office:value="165.5">
            <text:p>165.5</text:p>
          </table:table-cell>
          <table:table-cell office:value-type="float" office:value="2.55480362537764">
            <text:p>2.5548036254</text:p>
          </table:table-cell>
          <table:table-cell office:value-type="float" office:value="0.522222222222222">
            <text:p>0.5222222222</text:p>
          </table:table-cell>
          <table:table-cell office:value-type="float" office:value="35.2127659574468">
            <text:p>35.21276595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2.13">
            <text:p>12.13</text:p>
          </table:table-cell>
          <table:table-cell office:value-type="float" office:value="6">
            <text:p>6</text:p>
          </table:table-cell>
          <table:table-cell office:value-type="float" office:value="1091.7">
            <text:p>1091.7</text:p>
          </table:table-cell>
          <table:table-cell office:value-type="float" office:value="254.52">
            <text:p>254.52</text:p>
          </table:table-cell>
          <table:table-cell office:value-type="float" office:value="4.28925035360679">
            <text:p>4.2892503536</text:p>
          </table:table-cell>
          <table:table-cell office:value-type="float" office:value="2.02166666666667">
            <text:p>2.0216666667</text:p>
          </table:table-cell>
          <table:table-cell office:value-type="float" office:value="20.9826875515251">
            <text:p>20.9826875515</text:p>
          </table:table-cell>
          <table:table-cell/>
          <table:table-cell office:value-type="string">
            <text:p>6843</text:p>
          </table:table-cell>
          <table:table-cell office:value-type="string">
            <text:p>6552</text:p>
          </table:table-cell>
          <table:table-cell office:value-type="float" office:value="12.11">
            <text:p>12.11</text:p>
          </table:table-cell>
          <table:table-cell office:value-type="float" office:value="9">
            <text:p>9</text:p>
          </table:table-cell>
          <table:table-cell office:value-type="float" office:value="1089.63">
            <text:p>1089.63</text:p>
          </table:table-cell>
          <table:table-cell office:value-type="float" office:value="254.52">
            <text:p>254.52</text:p>
          </table:table-cell>
          <table:table-cell office:value-type="float" office:value="4.28111739745403">
            <text:p>4.2811173975</text:p>
          </table:table-cell>
          <table:table-cell office:value-type="float" office:value="1.34555555555556">
            <text:p>1.3455555556</text:p>
          </table:table-cell>
          <table:table-cell office:value-type="float" office:value="21.0173410404624">
            <text:p>21.01734104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9.73">
            <text:p>9.73</text:p>
          </table:table-cell>
          <table:table-cell office:value-type="float" office:value="7">
            <text:p>7</text:p>
          </table:table-cell>
          <table:table-cell office:value-type="float" office:value="875.88">
            <text:p>875.88</text:p>
          </table:table-cell>
          <table:table-cell office:value-type="float" office:value="170.9">
            <text:p>170.9</text:p>
          </table:table-cell>
          <table:table-cell office:value-type="float" office:value="5.12510239906378">
            <text:p>5.1251023991</text:p>
          </table:table-cell>
          <table:table-cell office:value-type="float" office:value="1.39">
            <text:p>1.39</text:p>
          </table:table-cell>
          <table:table-cell office:value-type="float" office:value="17.5642343268243">
            <text:p>17.5642343268</text:p>
          </table:table-cell>
          <table:table-cell/>
          <table:table-cell office:value-type="string">
            <text:p>6879</text:p>
          </table:table-cell>
          <table:table-cell office:value-type="string">
            <text:p>6552</text:p>
          </table:table-cell>
          <table:table-cell office:value-type="float" office:value="9.63">
            <text:p>9.63</text:p>
          </table:table-cell>
          <table:table-cell office:value-type="float" office:value="8">
            <text:p>8</text:p>
          </table:table-cell>
          <table:table-cell office:value-type="float" office:value="866.34">
            <text:p>866.34</text:p>
          </table:table-cell>
          <table:table-cell office:value-type="float" office:value="170.9">
            <text:p>170.9</text:p>
          </table:table-cell>
          <table:table-cell office:value-type="float" office:value="5.069280280866">
            <text:p>5.0692802809</text:p>
          </table:table-cell>
          <table:table-cell office:value-type="float" office:value="1.20375">
            <text:p>1.20375</text:p>
          </table:table-cell>
          <table:table-cell office:value-type="float" office:value="17.7466251298027">
            <text:p>17.74662512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3.74">
            <text:p>13.74</text:p>
          </table:table-cell>
          <table:table-cell office:value-type="float" office:value="7">
            <text:p>7</text:p>
          </table:table-cell>
          <table:table-cell office:value-type="float" office:value="1236.87">
            <text:p>1236.87</text:p>
          </table:table-cell>
          <table:table-cell office:value-type="float" office:value="194.68">
            <text:p>194.68</text:p>
          </table:table-cell>
          <table:table-cell office:value-type="float" office:value="6.35334908567906">
            <text:p>6.3533490857</text:p>
          </table:table-cell>
          <table:table-cell office:value-type="float" office:value="1.96285714285714">
            <text:p>1.9628571429</text:p>
          </table:table-cell>
          <table:table-cell office:value-type="float" office:value="14.1688500727802">
            <text:p>14.1688500728</text:p>
          </table:table-cell>
          <table:table-cell/>
          <table:table-cell office:value-type="string">
            <text:p>6892</text:p>
          </table:table-cell>
          <table:table-cell office:value-type="string">
            <text:p>6552</text:p>
          </table:table-cell>
          <table:table-cell office:value-type="float" office:value="13.71">
            <text:p>13.71</text:p>
          </table:table-cell>
          <table:table-cell office:value-type="float" office:value="7">
            <text:p>7</text:p>
          </table:table-cell>
          <table:table-cell office:value-type="float" office:value="1233.72">
            <text:p>1233.72</text:p>
          </table:table-cell>
          <table:table-cell office:value-type="float" office:value="194.68">
            <text:p>194.68</text:p>
          </table:table-cell>
          <table:table-cell office:value-type="float" office:value="6.33716868707623">
            <text:p>6.3371686871</text:p>
          </table:table-cell>
          <table:table-cell office:value-type="float" office:value="1.95857142857143">
            <text:p>1.9585714286</text:p>
          </table:table-cell>
          <table:table-cell office:value-type="float" office:value="14.1998541210795">
            <text:p>14.19985412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table:number-columns-repeated="2" office:value-type="float" office:value="5">
            <text:p>5</text:p>
          </table:table-cell>
          <table:table-cell office:value-type="float" office:value="449.64">
            <text:p>449.64</text:p>
          </table:table-cell>
          <table:table-cell office:value-type="float" office:value="154.61">
            <text:p>154.61</text:p>
          </table:table-cell>
          <table:table-cell office:value-type="float" office:value="2.90822068430244">
            <text:p>2.9082206843</text:p>
          </table:table-cell>
          <table:table-cell office:value-type="float" office:value="1">
            <text:p>1</text:p>
          </table:table-cell>
          <table:table-cell office:value-type="float" office:value="30.922">
            <text:p>30.922</text:p>
          </table:table-cell>
          <table:table-cell/>
          <table:table-cell office:value-type="string">
            <text:p>6945</text:p>
          </table:table-cell>
          <table:table-cell office:value-type="string">
            <text:p>6552</text:p>
          </table:table-cell>
          <table:table-cell office:value-type="float" office:value="5.02">
            <text:p>5.02</text:p>
          </table:table-cell>
          <table:table-cell office:value-type="float" office:value="6">
            <text:p>6</text:p>
          </table:table-cell>
          <table:table-cell office:value-type="float" office:value="452.16">
            <text:p>452.16</text:p>
          </table:table-cell>
          <table:table-cell office:value-type="float" office:value="154.61">
            <text:p>154.61</text:p>
          </table:table-cell>
          <table:table-cell office:value-type="float" office:value="2.92451975939461">
            <text:p>2.9245197594</text:p>
          </table:table-cell>
          <table:table-cell office:value-type="float" office:value="0.836666666666667">
            <text:p>0.8366666667</text:p>
          </table:table-cell>
          <table:table-cell office:value-type="float" office:value="30.7988047808765">
            <text:p>30.79880478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4.76">
            <text:p>4.76</text:p>
          </table:table-cell>
          <table:table-cell office:value-type="float" office:value="6">
            <text:p>6</text:p>
          </table:table-cell>
          <table:table-cell office:value-type="float" office:value="428.13">
            <text:p>428.13</text:p>
          </table:table-cell>
          <table:table-cell office:value-type="float" office:value="166.77">
            <text:p>166.77</text:p>
          </table:table-cell>
          <table:table-cell office:value-type="float" office:value="2.5671883432272">
            <text:p>2.5671883432</text:p>
          </table:table-cell>
          <table:table-cell office:value-type="float" office:value="0.793333333333333">
            <text:p>0.7933333333</text:p>
          </table:table-cell>
          <table:table-cell office:value-type="float" office:value="35.0357142857143">
            <text:p>35.0357142857</text:p>
          </table:table-cell>
          <table:table-cell/>
          <table:table-cell office:value-type="string">
            <text:p>6948</text:p>
          </table:table-cell>
          <table:table-cell office:value-type="string">
            <text:p>6552</text:p>
          </table:table-cell>
          <table:table-cell office:value-type="float" office:value="4.74">
            <text:p>4.74</text:p>
          </table:table-cell>
          <table:table-cell office:value-type="float" office:value="8">
            <text:p>8</text:p>
          </table:table-cell>
          <table:table-cell office:value-type="float" office:value="426.15">
            <text:p>426.15</text:p>
          </table:table-cell>
          <table:table-cell office:value-type="float" office:value="166.77">
            <text:p>166.77</text:p>
          </table:table-cell>
          <table:table-cell office:value-type="float" office:value="2.55531570426336">
            <text:p>2.5553157043</text:p>
          </table:table-cell>
          <table:table-cell office:value-type="float" office:value="0.5925">
            <text:p>0.5925</text:p>
          </table:table-cell>
          <table:table-cell office:value-type="float" office:value="35.1835443037975">
            <text:p>35.18354430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5.28">
            <text:p>5.28</text:p>
          </table:table-cell>
          <table:table-cell office:value-type="float" office:value="12">
            <text:p>12</text:p>
          </table:table-cell>
          <table:table-cell office:value-type="float" office:value="475.29">
            <text:p>475.29</text:p>
          </table:table-cell>
          <table:table-cell office:value-type="float" office:value="154.84">
            <text:p>154.84</text:p>
          </table:table-cell>
          <table:table-cell office:value-type="float" office:value="3.06955567036941">
            <text:p>3.0695556704</text:p>
          </table:table-cell>
          <table:table-cell office:value-type="float" office:value="0.44">
            <text:p>0.44</text:p>
          </table:table-cell>
          <table:table-cell office:value-type="float" office:value="29.3257575757576">
            <text:p>29.3257575758</text:p>
          </table:table-cell>
          <table:table-cell/>
          <table:table-cell office:value-type="string">
            <text:p>6971</text:p>
          </table:table-cell>
          <table:table-cell office:value-type="string">
            <text:p>6552</text:p>
          </table:table-cell>
          <table:table-cell office:value-type="float" office:value="5.29">
            <text:p>5.29</text:p>
          </table:table-cell>
          <table:table-cell office:value-type="float" office:value="7">
            <text:p>7</text:p>
          </table:table-cell>
          <table:table-cell office:value-type="float" office:value="475.65">
            <text:p>475.65</text:p>
          </table:table-cell>
          <table:table-cell office:value-type="float" office:value="154.84">
            <text:p>154.84</text:p>
          </table:table-cell>
          <table:table-cell office:value-type="float" office:value="3.07188065099457">
            <text:p>3.071880651</text:p>
          </table:table-cell>
          <table:table-cell office:value-type="float" office:value="0.755714285714286">
            <text:p>0.7557142857</text:p>
          </table:table-cell>
          <table:table-cell office:value-type="float" office:value="29.2703213610586">
            <text:p>29.27032136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2.56">
            <text:p>12.56</text:p>
          </table:table-cell>
          <table:table-cell office:value-type="float" office:value="8">
            <text:p>8</text:p>
          </table:table-cell>
          <table:table-cell office:value-type="float" office:value="1130.58">
            <text:p>1130.58</text:p>
          </table:table-cell>
          <table:table-cell office:value-type="float" office:value="59.37">
            <text:p>59.37</text:p>
          </table:table-cell>
          <table:table-cell office:value-type="float" office:value="19.0429509853461">
            <text:p>19.0429509853</text:p>
          </table:table-cell>
          <table:table-cell office:value-type="float" office:value="1.57">
            <text:p>1.57</text:p>
          </table:table-cell>
          <table:table-cell office:value-type="float" office:value="4.72691082802548">
            <text:p>4.726910828</text:p>
          </table:table-cell>
          <table:table-cell/>
          <table:table-cell office:value-type="string">
            <text:p>7021</text:p>
          </table:table-cell>
          <table:table-cell office:value-type="string">
            <text:p>6552</text:p>
          </table:table-cell>
          <table:table-cell office:value-type="float" office:value="12.63">
            <text:p>12.63</text:p>
          </table:table-cell>
          <table:table-cell office:value-type="float" office:value="9">
            <text:p>9</text:p>
          </table:table-cell>
          <table:table-cell office:value-type="float" office:value="1136.34">
            <text:p>1136.34</text:p>
          </table:table-cell>
          <table:table-cell office:value-type="float" office:value="59.37">
            <text:p>59.37</text:p>
          </table:table-cell>
          <table:table-cell office:value-type="float" office:value="19.1399696816574">
            <text:p>19.1399696817</text:p>
          </table:table-cell>
          <table:table-cell office:value-type="float" office:value="1.40333333333333">
            <text:p>1.4033333333</text:p>
          </table:table-cell>
          <table:table-cell office:value-type="float" office:value="4.70071258907363">
            <text:p>4.70071258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4.37">
            <text:p>4.37</text:p>
          </table:table-cell>
          <table:table-cell office:value-type="float" office:value="6">
            <text:p>6</text:p>
          </table:table-cell>
          <table:table-cell office:value-type="float" office:value="392.85">
            <text:p>392.85</text:p>
          </table:table-cell>
          <table:table-cell office:value-type="float" office:value="171.46">
            <text:p>171.46</text:p>
          </table:table-cell>
          <table:table-cell office:value-type="float" office:value="2.29120494575994">
            <text:p>2.2912049458</text:p>
          </table:table-cell>
          <table:table-cell office:value-type="float" office:value="0.728333333333333">
            <text:p>0.7283333333</text:p>
          </table:table-cell>
          <table:table-cell office:value-type="float" office:value="39.2356979405034">
            <text:p>39.2356979405</text:p>
          </table:table-cell>
          <table:table-cell/>
          <table:table-cell office:value-type="string">
            <text:p>7079</text:p>
          </table:table-cell>
          <table:table-cell office:value-type="string">
            <text:p>6552</text:p>
          </table:table-cell>
          <table:table-cell office:value-type="float" office:value="4.4">
            <text:p>4.4</text:p>
          </table:table-cell>
          <table:table-cell office:value-type="float" office:value="6">
            <text:p>6</text:p>
          </table:table-cell>
          <table:table-cell office:value-type="float" office:value="396.36">
            <text:p>396.36</text:p>
          </table:table-cell>
          <table:table-cell office:value-type="float" office:value="171.46">
            <text:p>171.46</text:p>
          </table:table-cell>
          <table:table-cell office:value-type="float" office:value="2.311676192698">
            <text:p>2.3116761927</text:p>
          </table:table-cell>
          <table:table-cell office:value-type="float" office:value="0.733333333333333">
            <text:p>0.7333333333</text:p>
          </table:table-cell>
          <table:table-cell office:value-type="float" office:value="38.9681818181818">
            <text:p>38.96818181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4.21">
            <text:p>4.21</text:p>
          </table:table-cell>
          <table:table-cell office:value-type="float" office:value="8">
            <text:p>8</text:p>
          </table:table-cell>
          <table:table-cell office:value-type="float" office:value="379.26">
            <text:p>379.26</text:p>
          </table:table-cell>
          <table:table-cell office:value-type="float" office:value="171.35">
            <text:p>171.35</text:p>
          </table:table-cell>
          <table:table-cell office:value-type="float" office:value="2.21336445871024">
            <text:p>2.2133644587</text:p>
          </table:table-cell>
          <table:table-cell office:value-type="float" office:value="0.52625">
            <text:p>0.52625</text:p>
          </table:table-cell>
          <table:table-cell office:value-type="float" office:value="40.7007125890736">
            <text:p>40.7007125891</text:p>
          </table:table-cell>
          <table:table-cell/>
          <table:table-cell office:value-type="string">
            <text:p>7081</text:p>
          </table:table-cell>
          <table:table-cell office:value-type="string">
            <text:p>6552</text:p>
          </table:table-cell>
          <table:table-cell office:value-type="float" office:value="4.27">
            <text:p>4.27</text:p>
          </table:table-cell>
          <table:table-cell office:value-type="float" office:value="8">
            <text:p>8</text:p>
          </table:table-cell>
          <table:table-cell office:value-type="float" office:value="384.12">
            <text:p>384.12</text:p>
          </table:table-cell>
          <table:table-cell office:value-type="float" office:value="171.35">
            <text:p>171.35</text:p>
          </table:table-cell>
          <table:table-cell office:value-type="float" office:value="2.24172745841844">
            <text:p>2.2417274584</text:p>
          </table:table-cell>
          <table:table-cell office:value-type="float" office:value="0.53375">
            <text:p>0.53375</text:p>
          </table:table-cell>
          <table:table-cell office:value-type="float" office:value="40.1288056206089">
            <text:p>40.12880562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10.82">
            <text:p>10.82</text:p>
          </table:table-cell>
          <table:table-cell office:value-type="float" office:value="6">
            <text:p>6</text:p>
          </table:table-cell>
          <table:table-cell office:value-type="float" office:value="973.89">
            <text:p>973.89</text:p>
          </table:table-cell>
          <table:table-cell office:value-type="float" office:value="186.43">
            <text:p>186.43</text:p>
          </table:table-cell>
          <table:table-cell office:value-type="float" office:value="5.22389100466663">
            <text:p>5.2238910047</text:p>
          </table:table-cell>
          <table:table-cell office:value-type="float" office:value="1.80333333333333">
            <text:p>1.8033333333</text:p>
          </table:table-cell>
          <table:table-cell office:value-type="float" office:value="17.2301293900185">
            <text:p>17.23012939</text:p>
          </table:table-cell>
          <table:table-cell/>
          <table:table-cell office:value-type="string">
            <text:p>7094</text:p>
          </table:table-cell>
          <table:table-cell office:value-type="string">
            <text:p>6552</text:p>
          </table:table-cell>
          <table:table-cell office:value-type="float" office:value="10.77">
            <text:p>10.77</text:p>
          </table:table-cell>
          <table:table-cell office:value-type="float" office:value="11">
            <text:p>11</text:p>
          </table:table-cell>
          <table:table-cell office:value-type="float" office:value="969.57">
            <text:p>969.57</text:p>
          </table:table-cell>
          <table:table-cell office:value-type="float" office:value="186.43">
            <text:p>186.43</text:p>
          </table:table-cell>
          <table:table-cell office:value-type="float" office:value="5.20071876843856">
            <text:p>5.2007187684</text:p>
          </table:table-cell>
          <table:table-cell office:value-type="float" office:value="0.979090909090909">
            <text:p>0.9790909091</text:p>
          </table:table-cell>
          <table:table-cell office:value-type="float" office:value="17.3101207056639">
            <text:p>17.3101207057</text:p>
          </table:table-cell>
          <table:table-cell table:number-columns-repeated="1005"/>
        </table:table-row>
        <table:table-row table:style-name="ro1">
          <table:table-cell office:value-type="string">
            <text:p>6559</text:p>
          </table:table-cell>
          <table:table-cell office:value-type="string">
            <text:p>6087</text:p>
          </table:table-cell>
          <table:table-cell office:value-type="float" office:value="2.15">
            <text:p>2.15</text:p>
          </table:table-cell>
          <table:table-cell office:value-type="float" office:value="9">
            <text:p>9</text:p>
          </table:table-cell>
          <table:table-cell office:value-type="float" office:value="193.5">
            <text:p>193.5</text:p>
          </table:table-cell>
          <table:table-cell office:value-type="float" office:value="2.44">
            <text:p>2.44</text:p>
          </table:table-cell>
          <table:table-cell office:value-type="float" office:value="79.3032786885246">
            <text:p>79.3032786885</text:p>
          </table:table-cell>
          <table:table-cell office:value-type="float" office:value="0.238888888888889">
            <text:p>0.2388888889</text:p>
          </table:table-cell>
          <table:table-cell office:value-type="float" office:value="1.13488372093023">
            <text:p>1.1348837209</text:p>
          </table:table-cell>
          <table:table-cell/>
          <table:table-cell office:value-type="string">
            <text:p>6087</text:p>
          </table:table-cell>
          <table:table-cell office:value-type="string">
            <text:p>6559</text:p>
          </table:table-cell>
          <table:table-cell office:value-type="float" office:value="2.06">
            <text:p>2.06</text:p>
          </table:table-cell>
          <table:table-cell office:value-type="float" office:value="4">
            <text:p>4</text:p>
          </table:table-cell>
          <table:table-cell office:value-type="float" office:value="185.49">
            <text:p>185.49</text:p>
          </table:table-cell>
          <table:table-cell office:value-type="float" office:value="2.44">
            <text:p>2.44</text:p>
          </table:table-cell>
          <table:table-cell office:value-type="float" office:value="76.0204918032787">
            <text:p>76.0204918033</text:p>
          </table:table-cell>
          <table:table-cell office:value-type="float" office:value="0.515">
            <text:p>0.515</text:p>
          </table:table-cell>
          <table:table-cell office:value-type="float" office:value="1.18446601941748">
            <text:p>1.184466019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6.1">
            <text:p>6.1</text:p>
          </table:table-cell>
          <table:table-cell office:value-type="float" office:value="6">
            <text:p>6</text:p>
          </table:table-cell>
          <table:table-cell office:value-type="float" office:value="549">
            <text:p>549</text:p>
          </table:table-cell>
          <table:table-cell office:value-type="float" office:value="4.86">
            <text:p>4.86</text:p>
          </table:table-cell>
          <table:table-cell office:value-type="float" office:value="112.962962962963">
            <text:p>112.962962963</text:p>
          </table:table-cell>
          <table:table-cell office:value-type="float" office:value="1.01666666666667">
            <text:p>1.0166666667</text:p>
          </table:table-cell>
          <table:table-cell office:value-type="float" office:value="0.79672131147541">
            <text:p>0.7967213115</text:p>
          </table:table-cell>
          <table:table-cell/>
          <table:table-cell office:value-type="string">
            <text:p>6382</text:p>
          </table:table-cell>
          <table:table-cell office:value-type="string">
            <text:p>6559</text:p>
          </table:table-cell>
          <table:table-cell office:value-type="float" office:value="6.04">
            <text:p>6.04</text:p>
          </table:table-cell>
          <table:table-cell office:value-type="float" office:value="6">
            <text:p>6</text:p>
          </table:table-cell>
          <table:table-cell office:value-type="float" office:value="544.05">
            <text:p>544.05</text:p>
          </table:table-cell>
          <table:table-cell office:value-type="float" office:value="4.86">
            <text:p>4.86</text:p>
          </table:table-cell>
          <table:table-cell office:value-type="float" office:value="111.944444444444">
            <text:p>111.9444444444</text:p>
          </table:table-cell>
          <table:table-cell office:value-type="float" office:value="1.00666666666667">
            <text:p>1.0066666667</text:p>
          </table:table-cell>
          <table:table-cell office:value-type="float" office:value="0.804635761589404">
            <text:p>0.80463576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17.27">
            <text:p>17.27</text:p>
          </table:table-cell>
          <table:table-cell office:value-type="float" office:value="10">
            <text:p>10</text:p>
          </table:table-cell>
          <table:table-cell office:value-type="float" office:value="1554.21">
            <text:p>1554.21</text:p>
          </table:table-cell>
          <table:table-cell office:value-type="float" office:value="0.91">
            <text:p>0.91</text:p>
          </table:table-cell>
          <table:table-cell office:value-type="float" office:value="1707.92307692308">
            <text:p>1707.9230769231</text:p>
          </table:table-cell>
          <table:table-cell office:value-type="float" office:value="1.727">
            <text:p>1.727</text:p>
          </table:table-cell>
          <table:table-cell office:value-type="float" office:value="0.0526925303995368">
            <text:p>0.0526925304</text:p>
          </table:table-cell>
          <table:table-cell/>
          <table:table-cell office:value-type="string">
            <text:p>6405</text:p>
          </table:table-cell>
          <table:table-cell office:value-type="string">
            <text:p>6559</text:p>
          </table:table-cell>
          <table:table-cell office:value-type="float" office:value="17.18">
            <text:p>17.18</text:p>
          </table:table-cell>
          <table:table-cell office:value-type="float" office:value="12">
            <text:p>12</text:p>
          </table:table-cell>
          <table:table-cell office:value-type="float" office:value="1546.47">
            <text:p>1546.47</text:p>
          </table:table-cell>
          <table:table-cell office:value-type="float" office:value="0.91">
            <text:p>0.91</text:p>
          </table:table-cell>
          <table:table-cell office:value-type="float" office:value="1699.41758241758">
            <text:p>1699.4175824176</text:p>
          </table:table-cell>
          <table:table-cell office:value-type="float" office:value="1.43166666666667">
            <text:p>1.4316666667</text:p>
          </table:table-cell>
          <table:table-cell office:value-type="float" office:value="0.0529685681024447">
            <text:p>0.05296856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8.03">
            <text:p>8.03</text:p>
          </table:table-cell>
          <table:table-cell office:value-type="float" office:value="10">
            <text:p>10</text:p>
          </table:table-cell>
          <table:table-cell office:value-type="float" office:value="722.97">
            <text:p>722.97</text:p>
          </table:table-cell>
          <table:table-cell office:value-type="float" office:value="283.32">
            <text:p>283.32</text:p>
          </table:table-cell>
          <table:table-cell office:value-type="float" office:value="2.55177890724269">
            <text:p>2.5517789072</text:p>
          </table:table-cell>
          <table:table-cell office:value-type="float" office:value="0.803">
            <text:p>0.803</text:p>
          </table:table-cell>
          <table:table-cell office:value-type="float" office:value="35.2826899128269">
            <text:p>35.2826899128</text:p>
          </table:table-cell>
          <table:table-cell/>
          <table:table-cell office:value-type="string">
            <text:p>6423</text:p>
          </table:table-cell>
          <table:table-cell office:value-type="string">
            <text:p>6559</text:p>
          </table:table-cell>
          <table:table-cell office:value-type="float" office:value="7.84">
            <text:p>7.84</text:p>
          </table:table-cell>
          <table:table-cell office:value-type="float" office:value="10">
            <text:p>10</text:p>
          </table:table-cell>
          <table:table-cell office:value-type="float" office:value="705.96">
            <text:p>705.96</text:p>
          </table:table-cell>
          <table:table-cell office:value-type="float" office:value="283.32">
            <text:p>283.32</text:p>
          </table:table-cell>
          <table:table-cell office:value-type="float" office:value="2.49174078780178">
            <text:p>2.4917407878</text:p>
          </table:table-cell>
          <table:table-cell office:value-type="float" office:value="0.784">
            <text:p>0.784</text:p>
          </table:table-cell>
          <table:table-cell office:value-type="float" office:value="36.1377551020408">
            <text:p>36.13775510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.85">
            <text:p>1.85</text:p>
          </table:table-cell>
          <table:table-cell office:value-type="float" office:value="10">
            <text:p>10</text:p>
          </table:table-cell>
          <table:table-cell office:value-type="float" office:value="166.86">
            <text:p>166.86</text:p>
          </table:table-cell>
          <table:table-cell office:value-type="float" office:value="59.71">
            <text:p>59.71</text:p>
          </table:table-cell>
          <table:table-cell office:value-type="float" office:value="2.79450678278345">
            <text:p>2.7945067828</text:p>
          </table:table-cell>
          <table:table-cell office:value-type="float" office:value="0.185">
            <text:p>0.185</text:p>
          </table:table-cell>
          <table:table-cell office:value-type="float" office:value="32.2756756756757">
            <text:p>32.2756756757</text:p>
          </table:table-cell>
          <table:table-cell/>
          <table:table-cell office:value-type="string">
            <text:p>6446</text:p>
          </table:table-cell>
          <table:table-cell office:value-type="string">
            <text:p>6559</text:p>
          </table:table-cell>
          <table:table-cell office:value-type="float" office:value="1.4">
            <text:p>1.4</text:p>
          </table:table-cell>
          <table:table-cell office:value-type="float" office:value="9">
            <text:p>9</text:p>
          </table:table-cell>
          <table:table-cell office:value-type="float" office:value="125.73">
            <text:p>125.73</text:p>
          </table:table-cell>
          <table:table-cell office:value-type="float" office:value="59.71">
            <text:p>59.71</text:p>
          </table:table-cell>
          <table:table-cell office:value-type="float" office:value="2.10567744096466">
            <text:p>2.105677441</text:p>
          </table:table-cell>
          <table:table-cell office:value-type="float" office:value="0.155555555555556">
            <text:p>0.1555555556</text:p>
          </table:table-cell>
          <table:table-cell office:value-type="float" office:value="42.65">
            <text:p>42.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0.42">
            <text:p>0.42</text:p>
          </table:table-cell>
          <table:table-cell office:value-type="float" office:value="4">
            <text:p>4</text:p>
          </table:table-cell>
          <table:table-cell office:value-type="float" office:value="38.25">
            <text:p>38.25</text:p>
          </table:table-cell>
          <table:table-cell office:value-type="float" office:value="0.45">
            <text:p>0.45</text:p>
          </table:table-cell>
          <table:table-cell office:value-type="float" office:value="85">
            <text:p>85</text:p>
          </table:table-cell>
          <table:table-cell office:value-type="float" office:value="0.105">
            <text:p>0.105</text:p>
          </table:table-cell>
          <table:table-cell office:value-type="float" office:value="1.07142857142857">
            <text:p>1.0714285714</text:p>
          </table:table-cell>
          <table:table-cell/>
          <table:table-cell office:value-type="string">
            <text:p>6451</text:p>
          </table:table-cell>
          <table:table-cell office:value-type="string">
            <text:p>6559</text:p>
          </table:table-cell>
          <table:table-cell office:value-type="float" office:value="0.33">
            <text:p>0.33</text:p>
          </table:table-cell>
          <table:table-cell office:value-type="float" office:value="4">
            <text:p>4</text:p>
          </table:table-cell>
          <table:table-cell office:value-type="float" office:value="29.97">
            <text:p>29.97</text:p>
          </table:table-cell>
          <table:table-cell office:value-type="float" office:value="0.45">
            <text:p>0.45</text:p>
          </table:table-cell>
          <table:table-cell office:value-type="float" office:value="66.6">
            <text:p>66.6</text:p>
          </table:table-cell>
          <table:table-cell office:value-type="float" office:value="0.0825">
            <text:p>0.0825</text:p>
          </table:table-cell>
          <table:table-cell office:value-type="float" office:value="1.36363636363636">
            <text:p>1.36363636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2.51">
            <text:p>2.51</text:p>
          </table:table-cell>
          <table:table-cell office:value-type="float" office:value="255">
            <text:p>255</text:p>
          </table:table-cell>
          <table:table-cell office:value-type="float" office:value="225.99">
            <text:p>225.99</text:p>
          </table:table-cell>
          <table:table-cell office:value-type="float" office:value="56.52">
            <text:p>56.52</text:p>
          </table:table-cell>
          <table:table-cell office:value-type="float" office:value="3.9984076433121">
            <text:p>3.9984076433</text:p>
          </table:table-cell>
          <table:table-cell office:value-type="float" office:value="0.00984313725490196">
            <text:p>0.0098431373</text:p>
          </table:table-cell>
          <table:table-cell office:value-type="float" office:value="22.5179282868526">
            <text:p>22.5179282869</text:p>
          </table:table-cell>
          <table:table-cell/>
          <table:table-cell office:value-type="string">
            <text:p>6471</text:p>
          </table:table-cell>
          <table:table-cell office:value-type="string">
            <text:p>6559</text:p>
          </table:table-cell>
          <table:table-cell office:value-type="float" office:value="2.52">
            <text:p>2.52</text:p>
          </table:table-cell>
          <table:table-cell office:value-type="float" office:value="255">
            <text:p>255</text:p>
          </table:table-cell>
          <table:table-cell office:value-type="float" office:value="226.98">
            <text:p>226.98</text:p>
          </table:table-cell>
          <table:table-cell office:value-type="float" office:value="56.52">
            <text:p>56.52</text:p>
          </table:table-cell>
          <table:table-cell office:value-type="float" office:value="4.01592356687898">
            <text:p>4.0159235669</text:p>
          </table:table-cell>
          <table:table-cell office:value-type="float" office:value="0.00988235294117647">
            <text:p>0.0098823529</text:p>
          </table:table-cell>
          <table:table-cell office:value-type="float" office:value="22.4285714285714">
            <text:p>22.42857142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4.84">
            <text:p>4.84</text:p>
          </table:table-cell>
          <table:table-cell office:value-type="float" office:value="12">
            <text:p>12</text:p>
          </table:table-cell>
          <table:table-cell office:value-type="float" office:value="435.6">
            <text:p>435.6</text:p>
          </table:table-cell>
          <table:table-cell office:value-type="float" office:value="88.27">
            <text:p>88.27</text:p>
          </table:table-cell>
          <table:table-cell office:value-type="float" office:value="4.93485895547751">
            <text:p>4.9348589555</text:p>
          </table:table-cell>
          <table:table-cell office:value-type="float" office:value="0.403333333333333">
            <text:p>0.4033333333</text:p>
          </table:table-cell>
          <table:table-cell office:value-type="float" office:value="18.2376033057851">
            <text:p>18.2376033058</text:p>
          </table:table-cell>
          <table:table-cell/>
          <table:table-cell office:value-type="string">
            <text:p>6499</text:p>
          </table:table-cell>
          <table:table-cell office:value-type="string">
            <text:p>6559</text:p>
          </table:table-cell>
          <table:table-cell office:value-type="float" office:value="4.95">
            <text:p>4.95</text:p>
          </table:table-cell>
          <table:table-cell office:value-type="float" office:value="9">
            <text:p>9</text:p>
          </table:table-cell>
          <table:table-cell office:value-type="float" office:value="445.14">
            <text:p>445.14</text:p>
          </table:table-cell>
          <table:table-cell office:value-type="float" office:value="88.27">
            <text:p>88.27</text:p>
          </table:table-cell>
          <table:table-cell office:value-type="float" office:value="5.0429364449983">
            <text:p>5.042936445</text:p>
          </table:table-cell>
          <table:table-cell office:value-type="float" office:value="0.55">
            <text:p>0.55</text:p>
          </table:table-cell>
          <table:table-cell office:value-type="float" office:value="17.8323232323232">
            <text:p>17.832323232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39.64">
            <text:p>539.64</text:p>
          </table:table-cell>
          <table:table-cell office:value-type="float" office:value="164.84">
            <text:p>164.84</text:p>
          </table:table-cell>
          <table:table-cell office:value-type="float" office:value="3.27371997088085">
            <text:p>3.2737199709</text:p>
          </table:table-cell>
          <table:table-cell office:value-type="float" office:value="0.666666666666667">
            <text:p>0.6666666667</text:p>
          </table:table-cell>
          <table:table-cell office:value-type="float" office:value="27.4733333333333">
            <text:p>27.4733333333</text:p>
          </table:table-cell>
          <table:table-cell/>
          <table:table-cell office:value-type="string">
            <text:p>6501</text:p>
          </table:table-cell>
          <table:table-cell office:value-type="string">
            <text:p>6559</text:p>
          </table:table-cell>
          <table:table-cell office:value-type="float" office:value="5.89">
            <text:p>5.89</text:p>
          </table:table-cell>
          <table:table-cell office:value-type="float" office:value="9">
            <text:p>9</text:p>
          </table:table-cell>
          <table:table-cell office:value-type="float" office:value="530.46">
            <text:p>530.46</text:p>
          </table:table-cell>
          <table:table-cell office:value-type="float" office:value="164.84">
            <text:p>164.84</text:p>
          </table:table-cell>
          <table:table-cell office:value-type="float" office:value="3.21802960446494">
            <text:p>3.2180296045</text:p>
          </table:table-cell>
          <table:table-cell office:value-type="float" office:value="0.654444444444444">
            <text:p>0.6544444444</text:p>
          </table:table-cell>
          <table:table-cell office:value-type="float" office:value="27.9864176570458">
            <text:p>27.9864176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9.34">
            <text:p>9.34</text:p>
          </table:table-cell>
          <table:table-cell office:value-type="float" office:value="13">
            <text:p>13</text:p>
          </table:table-cell>
          <table:table-cell office:value-type="float" office:value="840.78">
            <text:p>840.78</text:p>
          </table:table-cell>
          <table:table-cell office:value-type="float" office:value="75.51">
            <text:p>75.51</text:p>
          </table:table-cell>
          <table:table-cell office:value-type="float" office:value="11.134684147795">
            <text:p>11.1346841478</text:p>
          </table:table-cell>
          <table:table-cell office:value-type="float" office:value="0.718461538461539">
            <text:p>0.7184615385</text:p>
          </table:table-cell>
          <table:table-cell office:value-type="float" office:value="8.08458244111349">
            <text:p>8.0845824411</text:p>
          </table:table-cell>
          <table:table-cell/>
          <table:table-cell office:value-type="string">
            <text:p>6512</text:p>
          </table:table-cell>
          <table:table-cell office:value-type="string">
            <text:p>6559</text:p>
          </table:table-cell>
          <table:table-cell office:value-type="float" office:value="9.33">
            <text:p>9.33</text:p>
          </table:table-cell>
          <table:table-cell office:value-type="float" office:value="6">
            <text:p>6</text:p>
          </table:table-cell>
          <table:table-cell office:value-type="float" office:value="840.06">
            <text:p>840.06</text:p>
          </table:table-cell>
          <table:table-cell office:value-type="float" office:value="75.51">
            <text:p>75.51</text:p>
          </table:table-cell>
          <table:table-cell office:value-type="float" office:value="11.1251489868891">
            <text:p>11.1251489869</text:p>
          </table:table-cell>
          <table:table-cell office:value-type="float" office:value="1.555">
            <text:p>1.555</text:p>
          </table:table-cell>
          <table:table-cell office:value-type="float" office:value="8.09324758842444">
            <text:p>8.09324758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2.82">
            <text:p>2.82</text:p>
          </table:table-cell>
          <table:table-cell office:value-type="float" office:value="12">
            <text:p>12</text:p>
          </table:table-cell>
          <table:table-cell office:value-type="float" office:value="253.53">
            <text:p>253.53</text:p>
          </table:table-cell>
          <table:table-cell office:value-type="float" office:value="60.47">
            <text:p>60.47</text:p>
          </table:table-cell>
          <table:table-cell office:value-type="float" office:value="4.1926575161237">
            <text:p>4.1926575161</text:p>
          </table:table-cell>
          <table:table-cell office:value-type="float" office:value="0.235">
            <text:p>0.235</text:p>
          </table:table-cell>
          <table:table-cell office:value-type="float" office:value="21.4432624113475">
            <text:p>21.4432624113</text:p>
          </table:table-cell>
          <table:table-cell/>
          <table:table-cell office:value-type="string">
            <text:p>6516</text:p>
          </table:table-cell>
          <table:table-cell office:value-type="string">
            <text:p>6559</text:p>
          </table:table-cell>
          <table:table-cell office:value-type="float" office:value="2.84">
            <text:p>2.84</text:p>
          </table:table-cell>
          <table:table-cell office:value-type="float" office:value="9">
            <text:p>9</text:p>
          </table:table-cell>
          <table:table-cell office:value-type="float" office:value="255.6">
            <text:p>255.6</text:p>
          </table:table-cell>
          <table:table-cell office:value-type="float" office:value="60.47">
            <text:p>60.47</text:p>
          </table:table-cell>
          <table:table-cell office:value-type="float" office:value="4.22688936662808">
            <text:p>4.2268893666</text:p>
          </table:table-cell>
          <table:table-cell office:value-type="float" office:value="0.315555555555555">
            <text:p>0.3155555556</text:p>
          </table:table-cell>
          <table:table-cell office:value-type="float" office:value="21.2922535211268">
            <text:p>21.29225352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1.16">
            <text:p>11.16</text:p>
          </table:table-cell>
          <table:table-cell office:value-type="float" office:value="10">
            <text:p>10</text:p>
          </table:table-cell>
          <table:table-cell office:value-type="float" office:value="1004.13">
            <text:p>1004.13</text:p>
          </table:table-cell>
          <table:table-cell office:value-type="float" office:value="290.29">
            <text:p>290.29</text:p>
          </table:table-cell>
          <table:table-cell office:value-type="float" office:value="3.45905818319611">
            <text:p>3.4590581832</text:p>
          </table:table-cell>
          <table:table-cell office:value-type="float" office:value="1.116">
            <text:p>1.116</text:p>
          </table:table-cell>
          <table:table-cell office:value-type="float" office:value="26.0116487455197">
            <text:p>26.0116487455</text:p>
          </table:table-cell>
          <table:table-cell/>
          <table:table-cell office:value-type="string">
            <text:p>6532</text:p>
          </table:table-cell>
          <table:table-cell office:value-type="string">
            <text:p>6559</text:p>
          </table:table-cell>
          <table:table-cell office:value-type="float" office:value="11.2">
            <text:p>11.2</text:p>
          </table:table-cell>
          <table:table-cell office:value-type="float" office:value="7">
            <text:p>7</text:p>
          </table:table-cell>
          <table:table-cell office:value-type="float" office:value="1007.73">
            <text:p>1007.73</text:p>
          </table:table-cell>
          <table:table-cell office:value-type="float" office:value="290.29">
            <text:p>290.29</text:p>
          </table:table-cell>
          <table:table-cell office:value-type="float" office:value="3.47145957490785">
            <text:p>3.4714595749</text:p>
          </table:table-cell>
          <table:table-cell office:value-type="float" office:value="1.6">
            <text:p>1.6</text:p>
          </table:table-cell>
          <table:table-cell office:value-type="float" office:value="25.91875">
            <text:p>25.918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5.34">
            <text:p>5.34</text:p>
          </table:table-cell>
          <table:table-cell office:value-type="float" office:value="10">
            <text:p>10</text:p>
          </table:table-cell>
          <table:table-cell office:value-type="float" office:value="480.51">
            <text:p>480.51</text:p>
          </table:table-cell>
          <table:table-cell office:value-type="float" office:value="154.39">
            <text:p>154.39</text:p>
          </table:table-cell>
          <table:table-cell office:value-type="float" office:value="3.11231297363819">
            <text:p>3.1123129736</text:p>
          </table:table-cell>
          <table:table-cell office:value-type="float" office:value="0.534">
            <text:p>0.534</text:p>
          </table:table-cell>
          <table:table-cell office:value-type="float" office:value="28.9119850187266">
            <text:p>28.9119850187</text:p>
          </table:table-cell>
          <table:table-cell/>
          <table:table-cell office:value-type="string">
            <text:p>6552</text:p>
          </table:table-cell>
          <table:table-cell office:value-type="string">
            <text:p>6559</text:p>
          </table:table-cell>
          <table:table-cell office:value-type="float" office:value="5.18">
            <text:p>5.18</text:p>
          </table:table-cell>
          <table:table-cell office:value-type="float" office:value="5">
            <text:p>5</text:p>
          </table:table-cell>
          <table:table-cell office:value-type="float" office:value="466.11">
            <text:p>466.11</text:p>
          </table:table-cell>
          <table:table-cell office:value-type="float" office:value="154.39">
            <text:p>154.39</text:p>
          </table:table-cell>
          <table:table-cell office:value-type="float" office:value="3.01904268411167">
            <text:p>3.0190426841</text:p>
          </table:table-cell>
          <table:table-cell office:value-type="float" office:value="1.036">
            <text:p>1.036</text:p>
          </table:table-cell>
          <table:table-cell office:value-type="float" office:value="29.8050193050193">
            <text:p>29.8050193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1.65">
            <text:p>1.65</text:p>
          </table:table-cell>
          <table:table-cell office:value-type="float" office:value="10">
            <text:p>10</text:p>
          </table:table-cell>
          <table:table-cell office:value-type="float" office:value="148.59">
            <text:p>148.59</text:p>
          </table:table-cell>
          <table:table-cell office:value-type="float" office:value="63.14">
            <text:p>63.14</text:p>
          </table:table-cell>
          <table:table-cell office:value-type="float" office:value="2.35334178017105">
            <text:p>2.3533417802</text:p>
          </table:table-cell>
          <table:table-cell office:value-type="float" office:value="0.165">
            <text:p>0.165</text:p>
          </table:table-cell>
          <table:table-cell office:value-type="float" office:value="38.2666666666667">
            <text:p>38.2666666667</text:p>
          </table:table-cell>
          <table:table-cell/>
          <table:table-cell office:value-type="string">
            <text:p>6562</text:p>
          </table:table-cell>
          <table:table-cell office:value-type="string">
            <text:p>6559</text:p>
          </table:table-cell>
          <table:table-cell office:value-type="float" office:value="1.44">
            <text:p>1.44</text:p>
          </table:table-cell>
          <table:table-cell office:value-type="float" office:value="7">
            <text:p>7</text:p>
          </table:table-cell>
          <table:table-cell office:value-type="float" office:value="129.87">
            <text:p>129.87</text:p>
          </table:table-cell>
          <table:table-cell office:value-type="float" office:value="63.14">
            <text:p>63.14</text:p>
          </table:table-cell>
          <table:table-cell office:value-type="float" office:value="2.05685777636997">
            <text:p>2.0568577764</text:p>
          </table:table-cell>
          <table:table-cell office:value-type="float" office:value="0.205714285714286">
            <text:p>0.2057142857</text:p>
          </table:table-cell>
          <table:table-cell office:value-type="float" office:value="43.8472222222222">
            <text:p>43.84722222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4.37">
            <text:p>4.37</text:p>
          </table:table-cell>
          <table:table-cell office:value-type="float" office:value="10">
            <text:p>10</text:p>
          </table:table-cell>
          <table:table-cell office:value-type="float" office:value="393.03">
            <text:p>393.03</text:p>
          </table:table-cell>
          <table:table-cell office:value-type="float" office:value="61.28">
            <text:p>61.28</text:p>
          </table:table-cell>
          <table:table-cell office:value-type="float" office:value="6.41367493472585">
            <text:p>6.4136749347</text:p>
          </table:table-cell>
          <table:table-cell office:value-type="float" office:value="0.437">
            <text:p>0.437</text:p>
          </table:table-cell>
          <table:table-cell office:value-type="float" office:value="14.0228832951945">
            <text:p>14.0228832952</text:p>
          </table:table-cell>
          <table:table-cell/>
          <table:table-cell office:value-type="string">
            <text:p>6609</text:p>
          </table:table-cell>
          <table:table-cell office:value-type="string">
            <text:p>6559</text:p>
          </table:table-cell>
          <table:table-cell office:value-type="float" office:value="4.36">
            <text:p>4.36</text:p>
          </table:table-cell>
          <table:table-cell office:value-type="float" office:value="7">
            <text:p>7</text:p>
          </table:table-cell>
          <table:table-cell office:value-type="float" office:value="391.95">
            <text:p>391.95</text:p>
          </table:table-cell>
          <table:table-cell office:value-type="float" office:value="61.28">
            <text:p>61.28</text:p>
          </table:table-cell>
          <table:table-cell office:value-type="float" office:value="6.39605091383812">
            <text:p>6.3960509138</text:p>
          </table:table-cell>
          <table:table-cell office:value-type="float" office:value="0.622857142857143">
            <text:p>0.6228571429</text:p>
          </table:table-cell>
          <table:table-cell office:value-type="float" office:value="14.0550458715596">
            <text:p>14.05504587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2.86">
            <text:p>2.86</text:p>
          </table:table-cell>
          <table:table-cell office:value-type="float" office:value="8">
            <text:p>8</text:p>
          </table:table-cell>
          <table:table-cell office:value-type="float" office:value="257.67">
            <text:p>257.67</text:p>
          </table:table-cell>
          <table:table-cell office:value-type="float" office:value="38.94">
            <text:p>38.94</text:p>
          </table:table-cell>
          <table:table-cell office:value-type="float" office:value="6.61710323574731">
            <text:p>6.6171032357</text:p>
          </table:table-cell>
          <table:table-cell office:value-type="float" office:value="0.3575">
            <text:p>0.3575</text:p>
          </table:table-cell>
          <table:table-cell office:value-type="float" office:value="13.6153846153846">
            <text:p>13.6153846154</text:p>
          </table:table-cell>
          <table:table-cell/>
          <table:table-cell office:value-type="string">
            <text:p>6647</text:p>
          </table:table-cell>
          <table:table-cell office:value-type="string">
            <text:p>6559</text:p>
          </table:table-cell>
          <table:table-cell office:value-type="float" office:value="2.97">
            <text:p>2.97</text:p>
          </table:table-cell>
          <table:table-cell office:value-type="float" office:value="8">
            <text:p>8</text:p>
          </table:table-cell>
          <table:table-cell office:value-type="float" office:value="266.94">
            <text:p>266.94</text:p>
          </table:table-cell>
          <table:table-cell office:value-type="float" office:value="38.94">
            <text:p>38.94</text:p>
          </table:table-cell>
          <table:table-cell office:value-type="float" office:value="6.85516178736518">
            <text:p>6.8551617874</text:p>
          </table:table-cell>
          <table:table-cell office:value-type="float" office:value="0.37125">
            <text:p>0.37125</text:p>
          </table:table-cell>
          <table:table-cell office:value-type="float" office:value="13.1111111111111">
            <text:p>13.11111111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1.99">
            <text:p>1.99</text:p>
          </table:table-cell>
          <table:table-cell office:value-type="float" office:value="13">
            <text:p>13</text:p>
          </table:table-cell>
          <table:table-cell office:value-type="float" office:value="179.46">
            <text:p>179.46</text:p>
          </table:table-cell>
          <table:table-cell office:value-type="float" office:value="69.82">
            <text:p>69.82</text:p>
          </table:table-cell>
          <table:table-cell office:value-type="float" office:value="2.57032368948725">
            <text:p>2.5703236895</text:p>
          </table:table-cell>
          <table:table-cell office:value-type="float" office:value="0.153076923076923">
            <text:p>0.1530769231</text:p>
          </table:table-cell>
          <table:table-cell office:value-type="float" office:value="35.0854271356784">
            <text:p>35.0854271357</text:p>
          </table:table-cell>
          <table:table-cell/>
          <table:table-cell office:value-type="string">
            <text:p>6670</text:p>
          </table:table-cell>
          <table:table-cell office:value-type="string">
            <text:p>655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80.18">
            <text:p>180.18</text:p>
          </table:table-cell>
          <table:table-cell office:value-type="float" office:value="69.82">
            <text:p>69.82</text:p>
          </table:table-cell>
          <table:table-cell office:value-type="float" office:value="2.58063592093956">
            <text:p>2.5806359209</text:p>
          </table:table-cell>
          <table:table-cell office:value-type="float" office:value="0.285714285714286">
            <text:p>0.2857142857</text:p>
          </table:table-cell>
          <table:table-cell office:value-type="float" office:value="34.91">
            <text:p>34.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18.33">
            <text:p>18.33</text:p>
          </table:table-cell>
          <table:table-cell office:value-type="float" office:value="12">
            <text:p>12</text:p>
          </table:table-cell>
          <table:table-cell office:value-type="float" office:value="1649.52">
            <text:p>1649.52</text:p>
          </table:table-cell>
          <table:table-cell office:value-type="float" office:value="170.88">
            <text:p>170.88</text:p>
          </table:table-cell>
          <table:table-cell office:value-type="float" office:value="9.65308988764045">
            <text:p>9.6530898876</text:p>
          </table:table-cell>
          <table:table-cell office:value-type="float" office:value="1.5275">
            <text:p>1.5275</text:p>
          </table:table-cell>
          <table:table-cell office:value-type="float" office:value="9.32242225859247">
            <text:p>9.3224222586</text:p>
          </table:table-cell>
          <table:table-cell/>
          <table:table-cell office:value-type="string">
            <text:p>6674</text:p>
          </table:table-cell>
          <table:table-cell office:value-type="string">
            <text:p>6559</text:p>
          </table:table-cell>
          <table:table-cell office:value-type="float" office:value="19.58">
            <text:p>19.58</text:p>
          </table:table-cell>
          <table:table-cell office:value-type="float" office:value="9">
            <text:p>9</text:p>
          </table:table-cell>
          <table:table-cell office:value-type="float" office:value="1762.2">
            <text:p>1762.2</text:p>
          </table:table-cell>
          <table:table-cell office:value-type="float" office:value="170.88">
            <text:p>170.88</text:p>
          </table:table-cell>
          <table:table-cell office:value-type="float" office:value="10.3125">
            <text:p>10.3125</text:p>
          </table:table-cell>
          <table:table-cell office:value-type="float" office:value="2.17555555555555">
            <text:p>2.1755555556</text:p>
          </table:table-cell>
          <table:table-cell office:value-type="float" office:value="8.72727272727273">
            <text:p>8.72727272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37">
            <text:p>2.37</text:p>
          </table:table-cell>
          <table:table-cell office:value-type="float" office:value="13">
            <text:p>13</text:p>
          </table:table-cell>
          <table:table-cell office:value-type="float" office:value="212.94">
            <text:p>212.94</text:p>
          </table:table-cell>
          <table:table-cell office:value-type="float" office:value="2.44">
            <text:p>2.44</text:p>
          </table:table-cell>
          <table:table-cell office:value-type="float" office:value="87.2704918032787">
            <text:p>87.2704918033</text:p>
          </table:table-cell>
          <table:table-cell office:value-type="float" office:value="0.182307692307692">
            <text:p>0.1823076923</text:p>
          </table:table-cell>
          <table:table-cell office:value-type="float" office:value="1.0295358649789">
            <text:p>1.029535865</text:p>
          </table:table-cell>
          <table:table-cell/>
          <table:table-cell office:value-type="string">
            <text:p>6695</text:p>
          </table:table-cell>
          <table:table-cell office:value-type="string">
            <text:p>6559</text:p>
          </table:table-cell>
          <table:table-cell office:value-type="float" office:value="2.44">
            <text:p>2.44</text:p>
          </table:table-cell>
          <table:table-cell office:value-type="float" office:value="9">
            <text:p>9</text:p>
          </table:table-cell>
          <table:table-cell office:value-type="float" office:value="219.24">
            <text:p>219.24</text:p>
          </table:table-cell>
          <table:table-cell office:value-type="float" office:value="2.44">
            <text:p>2.44</text:p>
          </table:table-cell>
          <table:table-cell office:value-type="float" office:value="89.8524590163935">
            <text:p>89.8524590164</text:p>
          </table:table-cell>
          <table:table-cell office:value-type="float" office:value="0.271111111111111">
            <text:p>0.2711111111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2.67">
            <text:p>2.67</text:p>
          </table:table-cell>
          <table:table-cell office:value-type="float" office:value="3">
            <text:p>3</text:p>
          </table:table-cell>
          <table:table-cell office:value-type="float" office:value="239.85">
            <text:p>239.85</text:p>
          </table:table-cell>
          <table:table-cell office:value-type="float" office:value="56.63">
            <text:p>56.63</text:p>
          </table:table-cell>
          <table:table-cell office:value-type="float" office:value="4.2353876037436">
            <text:p>4.2353876037</text:p>
          </table:table-cell>
          <table:table-cell office:value-type="float" office:value="0.89">
            <text:p>0.89</text:p>
          </table:table-cell>
          <table:table-cell office:value-type="float" office:value="21.2097378277154">
            <text:p>21.2097378277</text:p>
          </table:table-cell>
          <table:table-cell/>
          <table:table-cell office:value-type="string">
            <text:p>6699</text:p>
          </table:table-cell>
          <table:table-cell office:value-type="string">
            <text:p>6559</text:p>
          </table:table-cell>
          <table:table-cell office:value-type="float" office:value="3.28">
            <text:p>3.28</text:p>
          </table:table-cell>
          <table:table-cell office:value-type="float" office:value="4">
            <text:p>4</text:p>
          </table:table-cell>
          <table:table-cell office:value-type="float" office:value="295.29">
            <text:p>295.29</text:p>
          </table:table-cell>
          <table:table-cell office:value-type="float" office:value="56.63">
            <text:p>56.63</text:p>
          </table:table-cell>
          <table:table-cell office:value-type="float" office:value="5.21437400671022">
            <text:p>5.2143740067</text:p>
          </table:table-cell>
          <table:table-cell office:value-type="float" office:value="0.82">
            <text:p>0.82</text:p>
          </table:table-cell>
          <table:table-cell office:value-type="float" office:value="17.265243902439">
            <text:p>17.265243902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7.89">
            <text:p>7.89</text:p>
          </table:table-cell>
          <table:table-cell office:value-type="float" office:value="12">
            <text:p>12</text:p>
          </table:table-cell>
          <table:table-cell office:value-type="float" office:value="709.74">
            <text:p>709.74</text:p>
          </table:table-cell>
          <table:table-cell office:value-type="float" office:value="303.64">
            <text:p>303.64</text:p>
          </table:table-cell>
          <table:table-cell office:value-type="float" office:value="2.33743907258596">
            <text:p>2.3374390726</text:p>
          </table:table-cell>
          <table:table-cell office:value-type="float" office:value="0.6575">
            <text:p>0.6575</text:p>
          </table:table-cell>
          <table:table-cell office:value-type="float" office:value="38.4841571609632">
            <text:p>38.484157161</text:p>
          </table:table-cell>
          <table:table-cell/>
          <table:table-cell office:value-type="string">
            <text:p>6716</text:p>
          </table:table-cell>
          <table:table-cell office:value-type="string">
            <text:p>6559</text:p>
          </table:table-cell>
          <table:table-cell office:value-type="float" office:value="7.88">
            <text:p>7.88</text:p>
          </table:table-cell>
          <table:table-cell office:value-type="float" office:value="4">
            <text:p>4</text:p>
          </table:table-cell>
          <table:table-cell office:value-type="float" office:value="708.84">
            <text:p>708.84</text:p>
          </table:table-cell>
          <table:table-cell office:value-type="float" office:value="303.64">
            <text:p>303.64</text:p>
          </table:table-cell>
          <table:table-cell office:value-type="float" office:value="2.33447503622711">
            <text:p>2.3344750362</text:p>
          </table:table-cell>
          <table:table-cell office:value-type="float" office:value="1.97">
            <text:p>1.97</text:p>
          </table:table-cell>
          <table:table-cell office:value-type="float" office:value="38.5329949238579">
            <text:p>38.53299492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.55">
            <text:p>1.55</text:p>
          </table:table-cell>
          <table:table-cell office:value-type="float" office:value="10">
            <text:p>10</text:p>
          </table:table-cell>
          <table:table-cell office:value-type="float" office:value="139.95">
            <text:p>139.95</text:p>
          </table:table-cell>
          <table:table-cell office:value-type="float" office:value="59.6">
            <text:p>59.6</text:p>
          </table:table-cell>
          <table:table-cell office:value-type="float" office:value="2.34815436241611">
            <text:p>2.3481543624</text:p>
          </table:table-cell>
          <table:table-cell office:value-type="float" office:value="0.155">
            <text:p>0.155</text:p>
          </table:table-cell>
          <table:table-cell office:value-type="float" office:value="38.4516129032258">
            <text:p>38.4516129032</text:p>
          </table:table-cell>
          <table:table-cell/>
          <table:table-cell office:value-type="string">
            <text:p>6738</text:p>
          </table:table-cell>
          <table:table-cell office:value-type="string">
            <text:p>6559</text:p>
          </table:table-cell>
          <table:table-cell office:value-type="float" office:value="1.53">
            <text:p>1.53</text:p>
          </table:table-cell>
          <table:table-cell office:value-type="float" office:value="4">
            <text:p>4</text:p>
          </table:table-cell>
          <table:table-cell office:value-type="float" office:value="137.88">
            <text:p>137.88</text:p>
          </table:table-cell>
          <table:table-cell office:value-type="float" office:value="59.6">
            <text:p>59.6</text:p>
          </table:table-cell>
          <table:table-cell office:value-type="float" office:value="2.31342281879195">
            <text:p>2.3134228188</text:p>
          </table:table-cell>
          <table:table-cell office:value-type="float" office:value="0.3825">
            <text:p>0.3825</text:p>
          </table:table-cell>
          <table:table-cell office:value-type="float" office:value="38.9542483660131">
            <text:p>38.95424836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7.52">
            <text:p>7.52</text:p>
          </table:table-cell>
          <table:table-cell office:value-type="float" office:value="11">
            <text:p>11</text:p>
          </table:table-cell>
          <table:table-cell office:value-type="float" office:value="676.62">
            <text:p>676.62</text:p>
          </table:table-cell>
          <table:table-cell office:value-type="float" office:value="190.76">
            <text:p>190.76</text:p>
          </table:table-cell>
          <table:table-cell office:value-type="float" office:value="3.54697001467813">
            <text:p>3.5469700147</text:p>
          </table:table-cell>
          <table:table-cell office:value-type="float" office:value="0.683636363636364">
            <text:p>0.6836363636</text:p>
          </table:table-cell>
          <table:table-cell office:value-type="float" office:value="25.3670212765957">
            <text:p>25.3670212766</text:p>
          </table:table-cell>
          <table:table-cell/>
          <table:table-cell office:value-type="string">
            <text:p>6843</text:p>
          </table:table-cell>
          <table:table-cell office:value-type="string">
            <text:p>6559</text:p>
          </table:table-cell>
          <table:table-cell office:value-type="float" office:value="7.43">
            <text:p>7.43</text:p>
          </table:table-cell>
          <table:table-cell office:value-type="float" office:value="7">
            <text:p>7</text:p>
          </table:table-cell>
          <table:table-cell office:value-type="float" office:value="669.06">
            <text:p>669.06</text:p>
          </table:table-cell>
          <table:table-cell office:value-type="float" office:value="190.76">
            <text:p>190.76</text:p>
          </table:table-cell>
          <table:table-cell office:value-type="float" office:value="3.50733906479346">
            <text:p>3.5073390648</text:p>
          </table:table-cell>
          <table:table-cell office:value-type="float" office:value="1.06142857142857">
            <text:p>1.0614285714</text:p>
          </table:table-cell>
          <table:table-cell office:value-type="float" office:value="25.6742934051144">
            <text:p>25.674293405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8.35">
            <text:p>8.35</text:p>
          </table:table-cell>
          <table:table-cell office:value-type="float" office:value="6">
            <text:p>6</text:p>
          </table:table-cell>
          <table:table-cell office:value-type="float" office:value="751.32">
            <text:p>751.32</text:p>
          </table:table-cell>
          <table:table-cell office:value-type="float" office:value="70.89">
            <text:p>70.89</text:p>
          </table:table-cell>
          <table:table-cell office:value-type="float" office:value="10.5983918747355">
            <text:p>10.5983918747</text:p>
          </table:table-cell>
          <table:table-cell office:value-type="float" office:value="1.39166666666667">
            <text:p>1.3916666667</text:p>
          </table:table-cell>
          <table:table-cell office:value-type="float" office:value="8.48982035928144">
            <text:p>8.4898203593</text:p>
          </table:table-cell>
          <table:table-cell/>
          <table:table-cell office:value-type="string">
            <text:p>6879</text:p>
          </table:table-cell>
          <table:table-cell office:value-type="string">
            <text:p>6559</text:p>
          </table:table-cell>
          <table:table-cell office:value-type="float" office:value="8.43">
            <text:p>8.43</text:p>
          </table:table-cell>
          <table:table-cell office:value-type="float" office:value="6">
            <text:p>6</text:p>
          </table:table-cell>
          <table:table-cell office:value-type="float" office:value="759.06">
            <text:p>759.06</text:p>
          </table:table-cell>
          <table:table-cell office:value-type="float" office:value="70.89">
            <text:p>70.89</text:p>
          </table:table-cell>
          <table:table-cell office:value-type="float" office:value="10.7075751163775">
            <text:p>10.7075751164</text:p>
          </table:table-cell>
          <table:table-cell office:value-type="float" office:value="1.405">
            <text:p>1.405</text:p>
          </table:table-cell>
          <table:table-cell office:value-type="float" office:value="8.40925266903915">
            <text:p>8.4092526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7.23">
            <text:p>7.23</text:p>
          </table:table-cell>
          <table:table-cell office:value-type="float" office:value="10">
            <text:p>10</text:p>
          </table:table-cell>
          <table:table-cell office:value-type="float" office:value="650.97">
            <text:p>650.97</text:p>
          </table:table-cell>
          <table:table-cell office:value-type="float" office:value="284.53">
            <text:p>284.53</text:p>
          </table:table-cell>
          <table:table-cell office:value-type="float" office:value="2.2878782553685">
            <text:p>2.2878782554</text:p>
          </table:table-cell>
          <table:table-cell office:value-type="float" office:value="0.723">
            <text:p>0.723</text:p>
          </table:table-cell>
          <table:table-cell office:value-type="float" office:value="39.3540802213001">
            <text:p>39.3540802213</text:p>
          </table:table-cell>
          <table:table-cell/>
          <table:table-cell office:value-type="string">
            <text:p>6892</text:p>
          </table:table-cell>
          <table:table-cell office:value-type="string">
            <text:p>6559</text:p>
          </table:table-cell>
          <table:table-cell office:value-type="float" office:value="7.28">
            <text:p>7.28</text:p>
          </table:table-cell>
          <table:table-cell office:value-type="float" office:value="8">
            <text:p>8</text:p>
          </table:table-cell>
          <table:table-cell office:value-type="float" office:value="655.11">
            <text:p>655.11</text:p>
          </table:table-cell>
          <table:table-cell office:value-type="float" office:value="284.53">
            <text:p>284.53</text:p>
          </table:table-cell>
          <table:table-cell office:value-type="float" office:value="2.30242856640776">
            <text:p>2.3024285664</text:p>
          </table:table-cell>
          <table:table-cell office:value-type="float" office:value="0.91">
            <text:p>0.91</text:p>
          </table:table-cell>
          <table:table-cell office:value-type="float" office:value="39.0837912087912">
            <text:p>39.08379120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0.36">
            <text:p>0.36</text:p>
          </table:table-cell>
          <table:table-cell office:value-type="float" office:value="5">
            <text:p>5</text:p>
          </table:table-cell>
          <table:table-cell office:value-type="float" office:value="32.85">
            <text:p>32.85</text:p>
          </table:table-cell>
          <table:table-cell office:value-type="float" office:value="0.22">
            <text:p>0.22</text:p>
          </table:table-cell>
          <table:table-cell office:value-type="float" office:value="149.318181818182">
            <text:p>149.3181818182</text:p>
          </table:table-cell>
          <table:table-cell office:value-type="float" office:value="0.072">
            <text:p>0.072</text:p>
          </table:table-cell>
          <table:table-cell office:value-type="float" office:value="0.611111111111111">
            <text:p>0.6111111111</text:p>
          </table:table-cell>
          <table:table-cell/>
          <table:table-cell office:value-type="string">
            <text:p>6945</text:p>
          </table:table-cell>
          <table:table-cell office:value-type="string">
            <text:p>6559</text:p>
          </table:table-cell>
          <table:table-cell office:value-type="float" office:value="0.32">
            <text:p>0.32</text:p>
          </table:table-cell>
          <table:table-cell office:value-type="float" office:value="5">
            <text:p>5</text:p>
          </table:table-cell>
          <table:table-cell office:value-type="float" office:value="28.71">
            <text:p>28.71</text:p>
          </table:table-cell>
          <table:table-cell office:value-type="float" office:value="0.22">
            <text:p>0.22</text:p>
          </table:table-cell>
          <table:table-cell office:value-type="float" office:value="130.5">
            <text:p>130.5</text:p>
          </table:table-cell>
          <table:table-cell office:value-type="float" office:value="0.064">
            <text:p>0.064</text:p>
          </table:table-cell>
          <table:table-cell office:value-type="float" office:value="0.6875">
            <text:p>0.68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0.37">
            <text:p>0.37</text:p>
          </table:table-cell>
          <table:table-cell office:value-type="float" office:value="7">
            <text:p>7</text:p>
          </table:table-cell>
          <table:table-cell office:value-type="float" office:value="33.21">
            <text:p>33.21</text:p>
          </table:table-cell>
          <table:table-cell office:value-type="float" office:value="1.3">
            <text:p>1.3</text:p>
          </table:table-cell>
          <table:table-cell office:value-type="float" office:value="25.5461538461538">
            <text:p>25.5461538462</text:p>
          </table:table-cell>
          <table:table-cell office:value-type="float" office:value="0.0528571428571429">
            <text:p>0.0528571429</text:p>
          </table:table-cell>
          <table:table-cell office:value-type="float" office:value="3.51351351351351">
            <text:p>3.5135135135</text:p>
          </table:table-cell>
          <table:table-cell/>
          <table:table-cell office:value-type="string">
            <text:p>6971</text:p>
          </table:table-cell>
          <table:table-cell office:value-type="string">
            <text:p>6559</text:p>
          </table:table-cell>
          <table:table-cell office:value-type="float" office:value="0.59">
            <text:p>0.59</text:p>
          </table:table-cell>
          <table:table-cell office:value-type="float" office:value="7">
            <text:p>7</text:p>
          </table:table-cell>
          <table:table-cell office:value-type="float" office:value="53.55">
            <text:p>53.55</text:p>
          </table:table-cell>
          <table:table-cell office:value-type="float" office:value="1.3">
            <text:p>1.3</text:p>
          </table:table-cell>
          <table:table-cell office:value-type="float" office:value="41.1923076923077">
            <text:p>41.1923076923</text:p>
          </table:table-cell>
          <table:table-cell office:value-type="float" office:value="0.0842857142857143">
            <text:p>0.0842857143</text:p>
          </table:table-cell>
          <table:table-cell office:value-type="float" office:value="2.20338983050847">
            <text:p>2.20338983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6.48">
            <text:p>6.48</text:p>
          </table:table-cell>
          <table:table-cell office:value-type="float" office:value="9">
            <text:p>9</text:p>
          </table:table-cell>
          <table:table-cell office:value-type="float" office:value="582.84">
            <text:p>582.84</text:p>
          </table:table-cell>
          <table:table-cell office:value-type="float" office:value="173.42">
            <text:p>173.42</text:p>
          </table:table-cell>
          <table:table-cell office:value-type="float" office:value="3.3608580325222">
            <text:p>3.3608580325</text:p>
          </table:table-cell>
          <table:table-cell office:value-type="float" office:value="0.72">
            <text:p>0.72</text:p>
          </table:table-cell>
          <table:table-cell office:value-type="float" office:value="26.7623456790123">
            <text:p>26.762345679</text:p>
          </table:table-cell>
          <table:table-cell/>
          <table:table-cell office:value-type="string">
            <text:p>7021</text:p>
          </table:table-cell>
          <table:table-cell office:value-type="string">
            <text:p>6559</text:p>
          </table:table-cell>
          <table:table-cell office:value-type="float" office:value="6.55">
            <text:p>6.55</text:p>
          </table:table-cell>
          <table:table-cell office:value-type="float" office:value="9">
            <text:p>9</text:p>
          </table:table-cell>
          <table:table-cell office:value-type="float" office:value="589.5">
            <text:p>589.5</text:p>
          </table:table-cell>
          <table:table-cell office:value-type="float" office:value="173.42">
            <text:p>173.42</text:p>
          </table:table-cell>
          <table:table-cell office:value-type="float" office:value="3.39926190750778">
            <text:p>3.3992619075</text:p>
          </table:table-cell>
          <table:table-cell office:value-type="float" office:value="0.727777777777778">
            <text:p>0.7277777778</text:p>
          </table:table-cell>
          <table:table-cell office:value-type="float" office:value="26.4763358778626">
            <text:p>26.47633587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7.43">
            <text:p>7.43</text:p>
          </table:table-cell>
          <table:table-cell office:value-type="float" office:value="8">
            <text:p>8</text:p>
          </table:table-cell>
          <table:table-cell office:value-type="float" office:value="668.61">
            <text:p>668.61</text:p>
          </table:table-cell>
          <table:table-cell office:value-type="float" office:value="69.81">
            <text:p>69.81</text:p>
          </table:table-cell>
          <table:table-cell office:value-type="float" office:value="9.57756768371294">
            <text:p>9.5775676837</text:p>
          </table:table-cell>
          <table:table-cell office:value-type="float" office:value="0.92875">
            <text:p>0.92875</text:p>
          </table:table-cell>
          <table:table-cell office:value-type="float" office:value="9.3956931359354">
            <text:p>9.3956931359</text:p>
          </table:table-cell>
          <table:table-cell/>
          <table:table-cell office:value-type="string">
            <text:p>7079</text:p>
          </table:table-cell>
          <table:table-cell office:value-type="string">
            <text:p>6559</text:p>
          </table:table-cell>
          <table:table-cell office:value-type="float" office:value="7.48">
            <text:p>7.48</text:p>
          </table:table-cell>
          <table:table-cell office:value-type="float" office:value="8">
            <text:p>8</text:p>
          </table:table-cell>
          <table:table-cell office:value-type="float" office:value="672.84">
            <text:p>672.84</text:p>
          </table:table-cell>
          <table:table-cell office:value-type="float" office:value="69.81">
            <text:p>69.81</text:p>
          </table:table-cell>
          <table:table-cell office:value-type="float" office:value="9.6381607219596">
            <text:p>9.638160722</text:p>
          </table:table-cell>
          <table:table-cell office:value-type="float" office:value="0.935">
            <text:p>0.935</text:p>
          </table:table-cell>
          <table:table-cell office:value-type="float" office:value="9.33288770053476">
            <text:p>9.33288770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2.15">
            <text:p>2.15</text:p>
          </table:table-cell>
          <table:table-cell office:value-type="float" office:value="9">
            <text:p>9</text:p>
          </table:table-cell>
          <table:table-cell office:value-type="float" office:value="193.32">
            <text:p>193.32</text:p>
          </table:table-cell>
          <table:table-cell office:value-type="float" office:value="71.01">
            <text:p>71.01</text:p>
          </table:table-cell>
          <table:table-cell office:value-type="float" office:value="2.72243346007604">
            <text:p>2.7224334601</text:p>
          </table:table-cell>
          <table:table-cell office:value-type="float" office:value="0.238888888888889">
            <text:p>0.2388888889</text:p>
          </table:table-cell>
          <table:table-cell office:value-type="float" office:value="33.0279069767442">
            <text:p>33.0279069767</text:p>
          </table:table-cell>
          <table:table-cell/>
          <table:table-cell office:value-type="string">
            <text:p>7081</text:p>
          </table:table-cell>
          <table:table-cell office:value-type="string">
            <text:p>6559</text:p>
          </table:table-cell>
          <table:table-cell office:value-type="float" office:value="2.18">
            <text:p>2.18</text:p>
          </table:table-cell>
          <table:table-cell office:value-type="float" office:value="4">
            <text:p>4</text:p>
          </table:table-cell>
          <table:table-cell office:value-type="float" office:value="196.56">
            <text:p>196.56</text:p>
          </table:table-cell>
          <table:table-cell office:value-type="float" office:value="71.01">
            <text:p>71.01</text:p>
          </table:table-cell>
          <table:table-cell office:value-type="float" office:value="2.7680608365019">
            <text:p>2.7680608365</text:p>
          </table:table-cell>
          <table:table-cell office:value-type="float" office:value="0.545">
            <text:p>0.545</text:p>
          </table:table-cell>
          <table:table-cell office:value-type="float" office:value="32.5733944954128">
            <text:p>32.573394495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7.18">
            <text:p>7.18</text:p>
          </table:table-cell>
          <table:table-cell office:value-type="float" office:value="10">
            <text:p>10</text:p>
          </table:table-cell>
          <table:table-cell office:value-type="float" office:value="645.93">
            <text:p>645.93</text:p>
          </table:table-cell>
          <table:table-cell office:value-type="float" office:value="273.42">
            <text:p>273.42</text:p>
          </table:table-cell>
          <table:table-cell office:value-type="float" office:value="2.362409479921">
            <text:p>2.3624094799</text:p>
          </table:table-cell>
          <table:table-cell office:value-type="float" office:value="0.718">
            <text:p>0.718</text:p>
          </table:table-cell>
          <table:table-cell office:value-type="float" office:value="38.0807799442897">
            <text:p>38.0807799443</text:p>
          </table:table-cell>
          <table:table-cell/>
          <table:table-cell office:value-type="string">
            <text:p>7094</text:p>
          </table:table-cell>
          <table:table-cell office:value-type="string">
            <text:p>6559</text:p>
          </table:table-cell>
          <table:table-cell office:value-type="float" office:value="7.14">
            <text:p>7.14</text:p>
          </table:table-cell>
          <table:table-cell office:value-type="float" office:value="7">
            <text:p>7</text:p>
          </table:table-cell>
          <table:table-cell office:value-type="float" office:value="642.96">
            <text:p>642.96</text:p>
          </table:table-cell>
          <table:table-cell office:value-type="float" office:value="273.42">
            <text:p>273.42</text:p>
          </table:table-cell>
          <table:table-cell office:value-type="float" office:value="2.35154707044108">
            <text:p>2.3515470704</text:p>
          </table:table-cell>
          <table:table-cell office:value-type="float" office:value="1.02">
            <text:p>1.02</text:p>
          </table:table-cell>
          <table:table-cell office:value-type="float" office:value="38.2941176470588">
            <text:p>38.29411764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2.11">
            <text:p>2.11</text:p>
          </table:table-cell>
          <table:table-cell office:value-type="float" office:value="12">
            <text:p>12</text:p>
          </table:table-cell>
          <table:table-cell office:value-type="float" office:value="189.99">
            <text:p>189.99</text:p>
          </table:table-cell>
          <table:table-cell office:value-type="float" office:value="60.53">
            <text:p>60.53</text:p>
          </table:table-cell>
          <table:table-cell office:value-type="float" office:value="3.13877416157277">
            <text:p>3.1387741616</text:p>
          </table:table-cell>
          <table:table-cell office:value-type="float" office:value="0.175833333333333">
            <text:p>0.1758333333</text:p>
          </table:table-cell>
          <table:table-cell office:value-type="float" office:value="28.6872037914692">
            <text:p>28.6872037915</text:p>
          </table:table-cell>
          <table:table-cell/>
          <table:table-cell office:value-type="string">
            <text:p>6515</text:p>
          </table:table-cell>
          <table:table-cell office:value-type="string">
            <text:p>6559</text:p>
          </table:table-cell>
          <table:table-cell office:value-type="float" office:value="2.12">
            <text:p>2.12</text:p>
          </table:table-cell>
          <table:table-cell office:value-type="float" office:value="9">
            <text:p>9</text:p>
          </table:table-cell>
          <table:table-cell office:value-type="float" office:value="191.07">
            <text:p>191.07</text:p>
          </table:table-cell>
          <table:table-cell office:value-type="float" office:value="60.53">
            <text:p>60.53</text:p>
          </table:table-cell>
          <table:table-cell office:value-type="float" office:value="3.15661655377499">
            <text:p>3.1566165538</text:p>
          </table:table-cell>
          <table:table-cell office:value-type="float" office:value="0.235555555555556">
            <text:p>0.2355555556</text:p>
          </table:table-cell>
          <table:table-cell office:value-type="float" office:value="28.5518867924528">
            <text:p>28.55188679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8.2">
            <text:p>8.2</text:p>
          </table:table-cell>
          <table:table-cell office:value-type="float" office:value="12">
            <text:p>12</text:p>
          </table:table-cell>
          <table:table-cell office:value-type="float" office:value="737.64">
            <text:p>737.64</text:p>
          </table:table-cell>
          <table:table-cell office:value-type="float" office:value="280.98">
            <text:p>280.98</text:p>
          </table:table-cell>
          <table:table-cell office:value-type="float" office:value="2.6252402306214">
            <text:p>2.6252402306</text:p>
          </table:table-cell>
          <table:table-cell office:value-type="float" office:value="0.683333333333333">
            <text:p>0.6833333333</text:p>
          </table:table-cell>
          <table:table-cell office:value-type="float" office:value="34.2658536585366">
            <text:p>34.2658536585</text:p>
          </table:table-cell>
          <table:table-cell/>
          <table:table-cell office:value-type="string">
            <text:p>6519</text:p>
          </table:table-cell>
          <table:table-cell office:value-type="string">
            <text:p>6559</text:p>
          </table:table-cell>
          <table:table-cell office:value-type="float" office:value="8.01">
            <text:p>8.01</text:p>
          </table:table-cell>
          <table:table-cell office:value-type="float" office:value="7">
            <text:p>7</text:p>
          </table:table-cell>
          <table:table-cell office:value-type="float" office:value="720.54">
            <text:p>720.54</text:p>
          </table:table-cell>
          <table:table-cell office:value-type="float" office:value="280.98">
            <text:p>280.98</text:p>
          </table:table-cell>
          <table:table-cell office:value-type="float" office:value="2.56438180653427">
            <text:p>2.5643818065</text:p>
          </table:table-cell>
          <table:table-cell office:value-type="float" office:value="1.14428571428571">
            <text:p>1.1442857143</text:p>
          </table:table-cell>
          <table:table-cell office:value-type="float" office:value="35.0786516853933">
            <text:p>35.078651685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1.74">
            <text:p>1.74</text:p>
          </table:table-cell>
          <table:table-cell office:value-type="float" office:value="8">
            <text:p>8</text:p>
          </table:table-cell>
          <table:table-cell office:value-type="float" office:value="156.96">
            <text:p>156.96</text:p>
          </table:table-cell>
          <table:table-cell office:value-type="float" office:value="63.03">
            <text:p>63.03</text:p>
          </table:table-cell>
          <table:table-cell office:value-type="float" office:value="2.49024274155164">
            <text:p>2.4902427416</text:p>
          </table:table-cell>
          <table:table-cell office:value-type="float" office:value="0.2175">
            <text:p>0.2175</text:p>
          </table:table-cell>
          <table:table-cell office:value-type="float" office:value="36.2241379310345">
            <text:p>36.224137931</text:p>
          </table:table-cell>
          <table:table-cell/>
          <table:table-cell office:value-type="string">
            <text:p>6948</text:p>
          </table:table-cell>
          <table:table-cell office:value-type="string">
            <text:p>6559</text:p>
          </table:table-cell>
          <table:table-cell office:value-type="float" office:value="1.65">
            <text:p>1.65</text:p>
          </table:table-cell>
          <table:table-cell office:value-type="float" office:value="6">
            <text:p>6</text:p>
          </table:table-cell>
          <table:table-cell office:value-type="float" office:value="148.41">
            <text:p>148.41</text:p>
          </table:table-cell>
          <table:table-cell office:value-type="float" office:value="63.03">
            <text:p>63.03</text:p>
          </table:table-cell>
          <table:table-cell office:value-type="float" office:value="2.35459305092813">
            <text:p>2.3545930509</text:p>
          </table:table-cell>
          <table:table-cell office:value-type="float" office:value="0.275">
            <text:p>0.275</text:p>
          </table:table-cell>
          <table:table-cell office:value-type="float" office:value="38.2">
            <text:p>38.2</text:p>
          </table:table-cell>
          <table:table-cell table:number-columns-repeated="1005"/>
        </table:table-row>
        <table:table-row table:style-name="ro1">
          <table:table-cell office:value-type="string">
            <text:p>6562</text:p>
          </table:table-cell>
          <table:table-cell office:value-type="string">
            <text:p>6087</text:p>
          </table:table-cell>
          <table:table-cell office:value-type="float" office:value="1.89">
            <text:p>1.89</text:p>
          </table:table-cell>
          <table:table-cell office:value-type="float" office:value="6">
            <text:p>6</text:p>
          </table:table-cell>
          <table:table-cell office:value-type="float" office:value="170.1">
            <text:p>170.1</text:p>
          </table:table-cell>
          <table:table-cell office:value-type="float" office:value="60.71">
            <text:p>60.71</text:p>
          </table:table-cell>
          <table:table-cell office:value-type="float" office:value="2.80184483610608">
            <text:p>2.8018448361</text:p>
          </table:table-cell>
          <table:table-cell office:value-type="float" office:value="0.315">
            <text:p>0.315</text:p>
          </table:table-cell>
          <table:table-cell office:value-type="float" office:value="32.1216931216931">
            <text:p>32.1216931217</text:p>
          </table:table-cell>
          <table:table-cell/>
          <table:table-cell office:value-type="string">
            <text:p>6087</text:p>
          </table:table-cell>
          <table:table-cell office:value-type="string">
            <text:p>6562</text:p>
          </table:table-cell>
          <table:table-cell office:value-type="float" office:value="1.85">
            <text:p>1.85</text:p>
          </table:table-cell>
          <table:table-cell office:value-type="float" office:value="6">
            <text:p>6</text:p>
          </table:table-cell>
          <table:table-cell office:value-type="float" office:value="166.68">
            <text:p>166.68</text:p>
          </table:table-cell>
          <table:table-cell office:value-type="float" office:value="60.71">
            <text:p>60.71</text:p>
          </table:table-cell>
          <table:table-cell office:value-type="float" office:value="2.74551144786691">
            <text:p>2.7455114479</text:p>
          </table:table-cell>
          <table:table-cell office:value-type="float" office:value="0.308333333333333">
            <text:p>0.3083333333</text:p>
          </table:table-cell>
          <table:table-cell office:value-type="float" office:value="32.8162162162162">
            <text:p>32.81621621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8.92">
            <text:p>8.92</text:p>
          </table:table-cell>
          <table:table-cell office:value-type="float" office:value="7">
            <text:p>7</text:p>
          </table:table-cell>
          <table:table-cell office:value-type="float" office:value="802.71">
            <text:p>802.71</text:p>
          </table:table-cell>
          <table:table-cell office:value-type="float" office:value="58.5">
            <text:p>58.5</text:p>
          </table:table-cell>
          <table:table-cell office:value-type="float" office:value="13.7215384615385">
            <text:p>13.7215384615</text:p>
          </table:table-cell>
          <table:table-cell office:value-type="float" office:value="1.27428571428571">
            <text:p>1.2742857143</text:p>
          </table:table-cell>
          <table:table-cell office:value-type="float" office:value="6.55829596412556">
            <text:p>6.5582959641</text:p>
          </table:table-cell>
          <table:table-cell/>
          <table:table-cell office:value-type="string">
            <text:p>6382</text:p>
          </table:table-cell>
          <table:table-cell office:value-type="string">
            <text:p>6562</text:p>
          </table:table-cell>
          <table:table-cell office:value-type="float" office:value="8.9">
            <text:p>8.9</text:p>
          </table:table-cell>
          <table:table-cell office:value-type="float" office:value="7">
            <text:p>7</text:p>
          </table:table-cell>
          <table:table-cell office:value-type="float" office:value="800.73">
            <text:p>800.73</text:p>
          </table:table-cell>
          <table:table-cell office:value-type="float" office:value="58.5">
            <text:p>58.5</text:p>
          </table:table-cell>
          <table:table-cell office:value-type="float" office:value="13.6876923076923">
            <text:p>13.6876923077</text:p>
          </table:table-cell>
          <table:table-cell office:value-type="float" office:value="1.27142857142857">
            <text:p>1.2714285714</text:p>
          </table:table-cell>
          <table:table-cell office:value-type="float" office:value="6.57303370786517">
            <text:p>6.57303370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14.65">
            <text:p>14.65</text:p>
          </table:table-cell>
          <table:table-cell office:value-type="float" office:value="255">
            <text:p>255</text:p>
          </table:table-cell>
          <table:table-cell office:value-type="float" office:value="1318.77">
            <text:p>1318.77</text:p>
          </table:table-cell>
          <table:table-cell office:value-type="float" office:value="62.25">
            <text:p>62.25</text:p>
          </table:table-cell>
          <table:table-cell office:value-type="float" office:value="21.1850602409639">
            <text:p>21.185060241</text:p>
          </table:table-cell>
          <table:table-cell office:value-type="float" office:value="0.0574509803921569">
            <text:p>0.0574509804</text:p>
          </table:table-cell>
          <table:table-cell office:value-type="float" office:value="4.24914675767918">
            <text:p>4.2491467577</text:p>
          </table:table-cell>
          <table:table-cell/>
          <table:table-cell office:value-type="string">
            <text:p>6405</text:p>
          </table:table-cell>
          <table:table-cell office:value-type="string">
            <text:p>6562</text:p>
          </table:table-cell>
          <table:table-cell office:value-type="float" office:value="14.42">
            <text:p>14.42</text:p>
          </table:table-cell>
          <table:table-cell office:value-type="float" office:value="14">
            <text:p>14</text:p>
          </table:table-cell>
          <table:table-cell office:value-type="float" office:value="1297.44">
            <text:p>1297.44</text:p>
          </table:table-cell>
          <table:table-cell office:value-type="float" office:value="62.25">
            <text:p>62.25</text:p>
          </table:table-cell>
          <table:table-cell office:value-type="float" office:value="20.8424096385542">
            <text:p>20.8424096386</text:p>
          </table:table-cell>
          <table:table-cell office:value-type="float" office:value="1.03">
            <text:p>1.03</text:p>
          </table:table-cell>
          <table:table-cell office:value-type="float" office:value="4.31692094313454">
            <text:p>4.31692094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75">
            <text:p>7.75</text:p>
          </table:table-cell>
          <table:table-cell office:value-type="float" office:value="9">
            <text:p>9</text:p>
          </table:table-cell>
          <table:table-cell office:value-type="float" office:value="697.41">
            <text:p>697.41</text:p>
          </table:table-cell>
          <table:table-cell office:value-type="float" office:value="327.81">
            <text:p>327.81</text:p>
          </table:table-cell>
          <table:table-cell office:value-type="float" office:value="2.12748238308776">
            <text:p>2.1274823831</text:p>
          </table:table-cell>
          <table:table-cell office:value-type="float" office:value="0.861111111111111">
            <text:p>0.8611111111</text:p>
          </table:table-cell>
          <table:table-cell office:value-type="float" office:value="42.298064516129">
            <text:p>42.2980645161</text:p>
          </table:table-cell>
          <table:table-cell/>
          <table:table-cell office:value-type="string">
            <text:p>6423</text:p>
          </table:table-cell>
          <table:table-cell office:value-type="string">
            <text:p>6562</text:p>
          </table:table-cell>
          <table:table-cell office:value-type="float" office:value="7.78">
            <text:p>7.78</text:p>
          </table:table-cell>
          <table:table-cell office:value-type="float" office:value="9">
            <text:p>9</text:p>
          </table:table-cell>
          <table:table-cell office:value-type="float" office:value="699.84">
            <text:p>699.84</text:p>
          </table:table-cell>
          <table:table-cell office:value-type="float" office:value="327.81">
            <text:p>327.81</text:p>
          </table:table-cell>
          <table:table-cell office:value-type="float" office:value="2.13489521369086">
            <text:p>2.1348952137</text:p>
          </table:table-cell>
          <table:table-cell office:value-type="float" office:value="0.864444444444444">
            <text:p>0.8644444444</text:p>
          </table:table-cell>
          <table:table-cell office:value-type="float" office:value="42.1349614395887">
            <text:p>42.134961439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.29">
            <text:p>1.29</text:p>
          </table:table-cell>
          <table:table-cell office:value-type="float" office:value="8">
            <text:p>8</text:p>
          </table:table-cell>
          <table:table-cell office:value-type="float" office:value="116.1">
            <text:p>116.1</text:p>
          </table:table-cell>
          <table:table-cell office:value-type="float" office:value="3.44">
            <text:p>3.44</text:p>
          </table:table-cell>
          <table:table-cell office:value-type="float" office:value="33.75">
            <text:p>33.75</text:p>
          </table:table-cell>
          <table:table-cell office:value-type="float" office:value="0.16125">
            <text:p>0.16125</text:p>
          </table:table-cell>
          <table:table-cell office:value-type="float" office:value="2.66666666666667">
            <text:p>2.6666666667</text:p>
          </table:table-cell>
          <table:table-cell/>
          <table:table-cell office:value-type="string">
            <text:p>6446</text:p>
          </table:table-cell>
          <table:table-cell office:value-type="string">
            <text:p>6562</text:p>
          </table:table-cell>
          <table:table-cell office:value-type="float" office:value="1.39">
            <text:p>1.39</text:p>
          </table:table-cell>
          <table:table-cell office:value-type="float" office:value="8">
            <text:p>8</text:p>
          </table:table-cell>
          <table:table-cell office:value-type="float" office:value="125.37">
            <text:p>125.37</text:p>
          </table:table-cell>
          <table:table-cell office:value-type="float" office:value="3.44">
            <text:p>3.44</text:p>
          </table:table-cell>
          <table:table-cell office:value-type="float" office:value="36.4447674418605">
            <text:p>36.4447674419</text:p>
          </table:table-cell>
          <table:table-cell office:value-type="float" office:value="0.17375">
            <text:p>0.17375</text:p>
          </table:table-cell>
          <table:table-cell office:value-type="float" office:value="2.47482014388489">
            <text:p>2.47482014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1.75">
            <text:p>1.75</text:p>
          </table:table-cell>
          <table:table-cell office:value-type="float" office:value="10">
            <text:p>10</text:p>
          </table:table-cell>
          <table:table-cell office:value-type="float" office:value="157.23">
            <text:p>157.23</text:p>
          </table:table-cell>
          <table:table-cell office:value-type="float" office:value="63.14">
            <text:p>63.14</text:p>
          </table:table-cell>
          <table:table-cell office:value-type="float" office:value="2.49018055115616">
            <text:p>2.4901805512</text:p>
          </table:table-cell>
          <table:table-cell office:value-type="float" office:value="0.175">
            <text:p>0.175</text:p>
          </table:table-cell>
          <table:table-cell office:value-type="float" office:value="36.08">
            <text:p>36.08</text:p>
          </table:table-cell>
          <table:table-cell/>
          <table:table-cell office:value-type="string">
            <text:p>6451</text:p>
          </table:table-cell>
          <table:table-cell office:value-type="string">
            <text:p>6562</text:p>
          </table:table-cell>
          <table:table-cell office:value-type="float" office:value="1.68">
            <text:p>1.68</text:p>
          </table:table-cell>
          <table:table-cell office:value-type="float" office:value="9">
            <text:p>9</text:p>
          </table:table-cell>
          <table:table-cell office:value-type="float" office:value="151.56">
            <text:p>151.56</text:p>
          </table:table-cell>
          <table:table-cell office:value-type="float" office:value="63.14">
            <text:p>63.14</text:p>
          </table:table-cell>
          <table:table-cell office:value-type="float" office:value="2.40038010769718">
            <text:p>2.4003801077</text:p>
          </table:table-cell>
          <table:table-cell office:value-type="float" office:value="0.186666666666667">
            <text:p>0.1866666667</text:p>
          </table:table-cell>
          <table:table-cell office:value-type="float" office:value="37.5833333333333">
            <text:p>37.58333333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7.1">
            <text:p>7.1</text:p>
          </table:table-cell>
          <table:table-cell office:value-type="float" office:value="11">
            <text:p>11</text:p>
          </table:table-cell>
          <table:table-cell office:value-type="float" office:value="639.18">
            <text:p>639.18</text:p>
          </table:table-cell>
          <table:table-cell office:value-type="float" office:value="122.55">
            <text:p>122.55</text:p>
          </table:table-cell>
          <table:table-cell office:value-type="float" office:value="5.2156670746634">
            <text:p>5.2156670747</text:p>
          </table:table-cell>
          <table:table-cell office:value-type="float" office:value="0.645454545454545">
            <text:p>0.6454545455</text:p>
          </table:table-cell>
          <table:table-cell office:value-type="float" office:value="17.2605633802817">
            <text:p>17.2605633803</text:p>
          </table:table-cell>
          <table:table-cell/>
          <table:table-cell office:value-type="string">
            <text:p>6499</text:p>
          </table:table-cell>
          <table:table-cell office:value-type="string">
            <text:p>6562</text:p>
          </table:table-cell>
          <table:table-cell office:value-type="float" office:value="7.01">
            <text:p>7.01</text:p>
          </table:table-cell>
          <table:table-cell office:value-type="float" office:value="11">
            <text:p>11</text:p>
          </table:table-cell>
          <table:table-cell office:value-type="float" office:value="631.35">
            <text:p>631.35</text:p>
          </table:table-cell>
          <table:table-cell office:value-type="float" office:value="122.55">
            <text:p>122.55</text:p>
          </table:table-cell>
          <table:table-cell office:value-type="float" office:value="5.15177478580171">
            <text:p>5.1517747858</text:p>
          </table:table-cell>
          <table:table-cell office:value-type="float" office:value="0.637272727272727">
            <text:p>0.6372727273</text:p>
          </table:table-cell>
          <table:table-cell office:value-type="float" office:value="17.4821683309558">
            <text:p>17.4821683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5.83">
            <text:p>5.83</text:p>
          </table:table-cell>
          <table:table-cell office:value-type="float" office:value="8">
            <text:p>8</text:p>
          </table:table-cell>
          <table:table-cell office:value-type="float" office:value="524.61">
            <text:p>524.61</text:p>
          </table:table-cell>
          <table:table-cell office:value-type="float" office:value="220.41">
            <text:p>220.41</text:p>
          </table:table-cell>
          <table:table-cell office:value-type="float" office:value="2.38015516537362">
            <text:p>2.3801551654</text:p>
          </table:table-cell>
          <table:table-cell office:value-type="float" office:value="0.72875">
            <text:p>0.72875</text:p>
          </table:table-cell>
          <table:table-cell office:value-type="float" office:value="37.8061749571183">
            <text:p>37.8061749571</text:p>
          </table:table-cell>
          <table:table-cell/>
          <table:table-cell office:value-type="string">
            <text:p>6501</text:p>
          </table:table-cell>
          <table:table-cell office:value-type="string">
            <text:p>6562</text:p>
          </table:table-cell>
          <table:table-cell office:value-type="float" office:value="5.58">
            <text:p>5.58</text:p>
          </table:table-cell>
          <table:table-cell office:value-type="float" office:value="10">
            <text:p>10</text:p>
          </table:table-cell>
          <table:table-cell office:value-type="float" office:value="502.47">
            <text:p>502.47</text:p>
          </table:table-cell>
          <table:table-cell office:value-type="float" office:value="220.41">
            <text:p>220.41</text:p>
          </table:table-cell>
          <table:table-cell office:value-type="float" office:value="2.27970600244998">
            <text:p>2.2797060024</text:p>
          </table:table-cell>
          <table:table-cell office:value-type="float" office:value="0.558">
            <text:p>0.558</text:p>
          </table:table-cell>
          <table:table-cell office:value-type="float" office:value="39.5">
            <text:p>39.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3.83">
            <text:p>3.83</text:p>
          </table:table-cell>
          <table:table-cell office:value-type="float" office:value="8">
            <text:p>8</text:p>
          </table:table-cell>
          <table:table-cell office:value-type="float" office:value="344.34">
            <text:p>344.34</text:p>
          </table:table-cell>
          <table:table-cell office:value-type="float" office:value="136.13">
            <text:p>136.13</text:p>
          </table:table-cell>
          <table:table-cell office:value-type="float" office:value="2.52949386615735">
            <text:p>2.5294938662</text:p>
          </table:table-cell>
          <table:table-cell office:value-type="float" office:value="0.47875">
            <text:p>0.47875</text:p>
          </table:table-cell>
          <table:table-cell office:value-type="float" office:value="35.5430809399478">
            <text:p>35.5430809399</text:p>
          </table:table-cell>
          <table:table-cell/>
          <table:table-cell office:value-type="string">
            <text:p>6512</text:p>
          </table:table-cell>
          <table:table-cell office:value-type="string">
            <text:p>6562</text:p>
          </table:table-cell>
          <table:table-cell office:value-type="float" office:value="4.08">
            <text:p>4.08</text:p>
          </table:table-cell>
          <table:table-cell office:value-type="float" office:value="8">
            <text:p>8</text:p>
          </table:table-cell>
          <table:table-cell office:value-type="float" office:value="367.29">
            <text:p>367.29</text:p>
          </table:table-cell>
          <table:table-cell office:value-type="float" office:value="136.13">
            <text:p>136.13</text:p>
          </table:table-cell>
          <table:table-cell office:value-type="float" office:value="2.69808271505179">
            <text:p>2.6980827151</text:p>
          </table:table-cell>
          <table:table-cell office:value-type="float" office:value="0.51">
            <text:p>0.51</text:p>
          </table:table-cell>
          <table:table-cell office:value-type="float" office:value="33.3651960784314">
            <text:p>33.36519607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2.51">
            <text:p>2.51</text:p>
          </table:table-cell>
          <table:table-cell office:value-type="float" office:value="11">
            <text:p>11</text:p>
          </table:table-cell>
          <table:table-cell office:value-type="float" office:value="225.9">
            <text:p>225.9</text:p>
          </table:table-cell>
          <table:table-cell office:value-type="float" office:value="32.98">
            <text:p>32.98</text:p>
          </table:table-cell>
          <table:table-cell office:value-type="float" office:value="6.84960582171013">
            <text:p>6.8496058217</text:p>
          </table:table-cell>
          <table:table-cell office:value-type="float" office:value="0.228181818181818">
            <text:p>0.2281818182</text:p>
          </table:table-cell>
          <table:table-cell office:value-type="float" office:value="13.1394422310757">
            <text:p>13.1394422311</text:p>
          </table:table-cell>
          <table:table-cell/>
          <table:table-cell office:value-type="string">
            <text:p>6516</text:p>
          </table:table-cell>
          <table:table-cell office:value-type="string">
            <text:p>6562</text:p>
          </table:table-cell>
          <table:table-cell office:value-type="float" office:value="2.73">
            <text:p>2.73</text:p>
          </table:table-cell>
          <table:table-cell office:value-type="float" office:value="11">
            <text:p>11</text:p>
          </table:table-cell>
          <table:table-cell office:value-type="float" office:value="245.25">
            <text:p>245.25</text:p>
          </table:table-cell>
          <table:table-cell office:value-type="float" office:value="32.98">
            <text:p>32.98</text:p>
          </table:table-cell>
          <table:table-cell office:value-type="float" office:value="7.43632504548211">
            <text:p>7.4363250455</text:p>
          </table:table-cell>
          <table:table-cell office:value-type="float" office:value="0.248181818181818">
            <text:p>0.2481818182</text:p>
          </table:table-cell>
          <table:table-cell office:value-type="float" office:value="12.0805860805861">
            <text:p>12.08058608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8.26">
            <text:p>8.26</text:p>
          </table:table-cell>
          <table:table-cell office:value-type="float" office:value="9">
            <text:p>9</text:p>
          </table:table-cell>
          <table:table-cell office:value-type="float" office:value="743.13">
            <text:p>743.13</text:p>
          </table:table-cell>
          <table:table-cell office:value-type="float" office:value="324.75">
            <text:p>324.75</text:p>
          </table:table-cell>
          <table:table-cell office:value-type="float" office:value="2.28831408775982">
            <text:p>2.2883140878</text:p>
          </table:table-cell>
          <table:table-cell office:value-type="float" office:value="0.917777777777778">
            <text:p>0.9177777778</text:p>
          </table:table-cell>
          <table:table-cell office:value-type="float" office:value="39.31598062954">
            <text:p>39.3159806295</text:p>
          </table:table-cell>
          <table:table-cell/>
          <table:table-cell office:value-type="string">
            <text:p>6519</text:p>
          </table:table-cell>
          <table:table-cell office:value-type="string">
            <text:p>6562</text:p>
          </table:table-cell>
          <table:table-cell office:value-type="float" office:value="8.32">
            <text:p>8.32</text:p>
          </table:table-cell>
          <table:table-cell office:value-type="float" office:value="9">
            <text:p>9</text:p>
          </table:table-cell>
          <table:table-cell office:value-type="float" office:value="748.44">
            <text:p>748.44</text:p>
          </table:table-cell>
          <table:table-cell office:value-type="float" office:value="324.75">
            <text:p>324.75</text:p>
          </table:table-cell>
          <table:table-cell office:value-type="float" office:value="2.30466512702078">
            <text:p>2.304665127</text:p>
          </table:table-cell>
          <table:table-cell office:value-type="float" office:value="0.924444444444444">
            <text:p>0.9244444444</text:p>
          </table:table-cell>
          <table:table-cell office:value-type="float" office:value="39.0324519230769">
            <text:p>39.03245192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0.49">
            <text:p>10.49</text:p>
          </table:table-cell>
          <table:table-cell office:value-type="float" office:value="6">
            <text:p>6</text:p>
          </table:table-cell>
          <table:table-cell office:value-type="float" office:value="944.28">
            <text:p>944.28</text:p>
          </table:table-cell>
          <table:table-cell office:value-type="float" office:value="317.41">
            <text:p>317.41</text:p>
          </table:table-cell>
          <table:table-cell office:value-type="float" office:value="2.97495353013453">
            <text:p>2.9749535301</text:p>
          </table:table-cell>
          <table:table-cell office:value-type="float" office:value="1.74833333333333">
            <text:p>1.7483333333</text:p>
          </table:table-cell>
          <table:table-cell office:value-type="float" office:value="30.2583412774071">
            <text:p>30.2583412774</text:p>
          </table:table-cell>
          <table:table-cell/>
          <table:table-cell office:value-type="string">
            <text:p>6532</text:p>
          </table:table-cell>
          <table:table-cell office:value-type="string">
            <text:p>6562</text:p>
          </table:table-cell>
          <table:table-cell office:value-type="float" office:value="10.62">
            <text:p>10.62</text:p>
          </table:table-cell>
          <table:table-cell office:value-type="float" office:value="9">
            <text:p>9</text:p>
          </table:table-cell>
          <table:table-cell office:value-type="float" office:value="956.16">
            <text:p>956.16</text:p>
          </table:table-cell>
          <table:table-cell office:value-type="float" office:value="317.41">
            <text:p>317.41</text:p>
          </table:table-cell>
          <table:table-cell office:value-type="float" office:value="3.0123814624618">
            <text:p>3.0123814625</text:p>
          </table:table-cell>
          <table:table-cell office:value-type="float" office:value="1.18">
            <text:p>1.18</text:p>
          </table:table-cell>
          <table:table-cell office:value-type="float" office:value="29.8879472693032">
            <text:p>29.88794726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4.71">
            <text:p>4.71</text:p>
          </table:table-cell>
          <table:table-cell office:value-type="float" office:value="11">
            <text:p>11</text:p>
          </table:table-cell>
          <table:table-cell office:value-type="float" office:value="424.08">
            <text:p>424.08</text:p>
          </table:table-cell>
          <table:table-cell office:value-type="float" office:value="167.12">
            <text:p>167.12</text:p>
          </table:table-cell>
          <table:table-cell office:value-type="float" office:value="2.53757778841551">
            <text:p>2.5375777884</text:p>
          </table:table-cell>
          <table:table-cell office:value-type="float" office:value="0.428181818181818">
            <text:p>0.4281818182</text:p>
          </table:table-cell>
          <table:table-cell office:value-type="float" office:value="35.4819532908705">
            <text:p>35.4819532909</text:p>
          </table:table-cell>
          <table:table-cell/>
          <table:table-cell office:value-type="string">
            <text:p>6552</text:p>
          </table:table-cell>
          <table:table-cell office:value-type="string">
            <text:p>6562</text:p>
          </table:table-cell>
          <table:table-cell office:value-type="float" office:value="4.9">
            <text:p>4.9</text:p>
          </table:table-cell>
          <table:table-cell office:value-type="float" office:value="255">
            <text:p>255</text:p>
          </table:table-cell>
          <table:table-cell office:value-type="float" office:value="440.82">
            <text:p>440.82</text:p>
          </table:table-cell>
          <table:table-cell office:value-type="float" office:value="167.12">
            <text:p>167.12</text:p>
          </table:table-cell>
          <table:table-cell office:value-type="float" office:value="2.63774533269507">
            <text:p>2.6377453327</text:p>
          </table:table-cell>
          <table:table-cell office:value-type="float" office:value="0.0192156862745098">
            <text:p>0.0192156863</text:p>
          </table:table-cell>
          <table:table-cell office:value-type="float" office:value="34.1061224489796">
            <text:p>34.10612244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1.44">
            <text:p>1.44</text:p>
          </table:table-cell>
          <table:table-cell office:value-type="float" office:value="7">
            <text:p>7</text:p>
          </table:table-cell>
          <table:table-cell office:value-type="float" office:value="129.87">
            <text:p>129.87</text:p>
          </table:table-cell>
          <table:table-cell office:value-type="float" office:value="63.14">
            <text:p>63.14</text:p>
          </table:table-cell>
          <table:table-cell office:value-type="float" office:value="2.05685777636997">
            <text:p>2.0568577764</text:p>
          </table:table-cell>
          <table:table-cell office:value-type="float" office:value="0.205714285714286">
            <text:p>0.2057142857</text:p>
          </table:table-cell>
          <table:table-cell office:value-type="float" office:value="43.8472222222222">
            <text:p>43.8472222222</text:p>
          </table:table-cell>
          <table:table-cell/>
          <table:table-cell office:value-type="string">
            <text:p>6559</text:p>
          </table:table-cell>
          <table:table-cell office:value-type="string">
            <text:p>6562</text:p>
          </table:table-cell>
          <table:table-cell office:value-type="float" office:value="1.65">
            <text:p>1.65</text:p>
          </table:table-cell>
          <table:table-cell office:value-type="float" office:value="10">
            <text:p>10</text:p>
          </table:table-cell>
          <table:table-cell office:value-type="float" office:value="148.59">
            <text:p>148.59</text:p>
          </table:table-cell>
          <table:table-cell office:value-type="float" office:value="63.14">
            <text:p>63.14</text:p>
          </table:table-cell>
          <table:table-cell office:value-type="float" office:value="2.35334178017105">
            <text:p>2.3533417802</text:p>
          </table:table-cell>
          <table:table-cell office:value-type="float" office:value="0.165">
            <text:p>0.165</text:p>
          </table:table-cell>
          <table:table-cell office:value-type="float" office:value="38.2666666666667">
            <text:p>38.26666666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3.88">
            <text:p>3.88</text:p>
          </table:table-cell>
          <table:table-cell office:value-type="float" office:value="9">
            <text:p>9</text:p>
          </table:table-cell>
          <table:table-cell office:value-type="float" office:value="349.2">
            <text:p>349.2</text:p>
          </table:table-cell>
          <table:table-cell office:value-type="float" office:value="101.6">
            <text:p>101.6</text:p>
          </table:table-cell>
          <table:table-cell office:value-type="float" office:value="3.43700787401575">
            <text:p>3.437007874</text:p>
          </table:table-cell>
          <table:table-cell office:value-type="float" office:value="0.431111111111111">
            <text:p>0.4311111111</text:p>
          </table:table-cell>
          <table:table-cell office:value-type="float" office:value="26.1855670103093">
            <text:p>26.1855670103</text:p>
          </table:table-cell>
          <table:table-cell/>
          <table:table-cell office:value-type="string">
            <text:p>6609</text:p>
          </table:table-cell>
          <table:table-cell office:value-type="string">
            <text:p>6562</text:p>
          </table:table-cell>
          <table:table-cell office:value-type="float" office:value="4.09">
            <text:p>4.09</text:p>
          </table:table-cell>
          <table:table-cell office:value-type="float" office:value="9">
            <text:p>9</text:p>
          </table:table-cell>
          <table:table-cell office:value-type="float" office:value="368.19">
            <text:p>368.19</text:p>
          </table:table-cell>
          <table:table-cell office:value-type="float" office:value="101.6">
            <text:p>101.6</text:p>
          </table:table-cell>
          <table:table-cell office:value-type="float" office:value="3.62391732283465">
            <text:p>3.6239173228</text:p>
          </table:table-cell>
          <table:table-cell office:value-type="float" office:value="0.454444444444444">
            <text:p>0.4544444444</text:p>
          </table:table-cell>
          <table:table-cell office:value-type="float" office:value="24.841075794621">
            <text:p>24.841075794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2.52">
            <text:p>2.52</text:p>
          </table:table-cell>
          <table:table-cell office:value-type="float" office:value="8">
            <text:p>8</text:p>
          </table:table-cell>
          <table:table-cell office:value-type="float" office:value="226.62">
            <text:p>226.62</text:p>
          </table:table-cell>
          <table:table-cell office:value-type="float" office:value="101.21">
            <text:p>101.21</text:p>
          </table:table-cell>
          <table:table-cell office:value-type="float" office:value="2.23910680762771">
            <text:p>2.2391068076</text:p>
          </table:table-cell>
          <table:table-cell office:value-type="float" office:value="0.315">
            <text:p>0.315</text:p>
          </table:table-cell>
          <table:table-cell office:value-type="float" office:value="40.1626984126984">
            <text:p>40.1626984127</text:p>
          </table:table-cell>
          <table:table-cell/>
          <table:table-cell office:value-type="string">
            <text:p>6647</text:p>
          </table:table-cell>
          <table:table-cell office:value-type="string">
            <text:p>6562</text:p>
          </table:table-cell>
          <table:table-cell office:value-type="float" office:value="2.7">
            <text:p>2.7</text:p>
          </table:table-cell>
          <table:table-cell office:value-type="float" office:value="8">
            <text:p>8</text:p>
          </table:table-cell>
          <table:table-cell office:value-type="float" office:value="243.27">
            <text:p>243.27</text:p>
          </table:table-cell>
          <table:table-cell office:value-type="float" office:value="101.21">
            <text:p>101.21</text:p>
          </table:table-cell>
          <table:table-cell office:value-type="float" office:value="2.4036162434542">
            <text:p>2.4036162435</text:p>
          </table:table-cell>
          <table:table-cell office:value-type="float" office:value="0.3375">
            <text:p>0.3375</text:p>
          </table:table-cell>
          <table:table-cell office:value-type="float" office:value="37.4851851851852">
            <text:p>37.48518518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1.29">
            <text:p>1.29</text:p>
          </table:table-cell>
          <table:table-cell office:value-type="float" office:value="9">
            <text:p>9</text:p>
          </table:table-cell>
          <table:table-cell office:value-type="float" office:value="116.1">
            <text:p>116.1</text:p>
          </table:table-cell>
          <table:table-cell office:value-type="float" office:value="7.03">
            <text:p>7.03</text:p>
          </table:table-cell>
          <table:table-cell office:value-type="float" office:value="16.5149359886202">
            <text:p>16.5149359886</text:p>
          </table:table-cell>
          <table:table-cell office:value-type="float" office:value="0.143333333333333">
            <text:p>0.1433333333</text:p>
          </table:table-cell>
          <table:table-cell office:value-type="float" office:value="5.44961240310078">
            <text:p>5.4496124031</text:p>
          </table:table-cell>
          <table:table-cell/>
          <table:table-cell office:value-type="string">
            <text:p>6670</text:p>
          </table:table-cell>
          <table:table-cell office:value-type="string">
            <text:p>6562</text:p>
          </table:table-cell>
          <table:table-cell office:value-type="float" office:value="1.35">
            <text:p>1.35</text:p>
          </table:table-cell>
          <table:table-cell office:value-type="float" office:value="9">
            <text:p>9</text:p>
          </table:table-cell>
          <table:table-cell office:value-type="float" office:value="121.59">
            <text:p>121.59</text:p>
          </table:table-cell>
          <table:table-cell office:value-type="float" office:value="7.03">
            <text:p>7.03</text:p>
          </table:table-cell>
          <table:table-cell office:value-type="float" office:value="17.2958748221906">
            <text:p>17.2958748222</text:p>
          </table:table-cell>
          <table:table-cell office:value-type="float" office:value="0.15">
            <text:p>0.15</text:p>
          </table:table-cell>
          <table:table-cell office:value-type="float" office:value="5.20740740740741">
            <text:p>5.20740740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18.18">
            <text:p>18.18</text:p>
          </table:table-cell>
          <table:table-cell office:value-type="float" office:value="8">
            <text:p>8</text:p>
          </table:table-cell>
          <table:table-cell office:value-type="float" office:value="1636.47">
            <text:p>1636.47</text:p>
          </table:table-cell>
          <table:table-cell office:value-type="float" office:value="188.1">
            <text:p>188.1</text:p>
          </table:table-cell>
          <table:table-cell office:value-type="float" office:value="8.7">
            <text:p>8.7</text:p>
          </table:table-cell>
          <table:table-cell office:value-type="float" office:value="2.2725">
            <text:p>2.2725</text:p>
          </table:table-cell>
          <table:table-cell office:value-type="float" office:value="10.3465346534654">
            <text:p>10.3465346535</text:p>
          </table:table-cell>
          <table:table-cell/>
          <table:table-cell office:value-type="string">
            <text:p>6674</text:p>
          </table:table-cell>
          <table:table-cell office:value-type="string">
            <text:p>6562</text:p>
          </table:table-cell>
          <table:table-cell office:value-type="float" office:value="20.91">
            <text:p>20.91</text:p>
          </table:table-cell>
          <table:table-cell office:value-type="float" office:value="255">
            <text:p>255</text:p>
          </table:table-cell>
          <table:table-cell office:value-type="float" office:value="1881.81">
            <text:p>1881.81</text:p>
          </table:table-cell>
          <table:table-cell office:value-type="float" office:value="188.1">
            <text:p>188.1</text:p>
          </table:table-cell>
          <table:table-cell office:value-type="float" office:value="10.0043062200957">
            <text:p>10.0043062201</text:p>
          </table:table-cell>
          <table:table-cell office:value-type="float" office:value="0.082">
            <text:p>0.082</text:p>
          </table:table-cell>
          <table:table-cell office:value-type="float" office:value="8.99569583931133">
            <text:p>8.99569583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1.99">
            <text:p>1.99</text:p>
          </table:table-cell>
          <table:table-cell office:value-type="float" office:value="11">
            <text:p>11</text:p>
          </table:table-cell>
          <table:table-cell office:value-type="float" office:value="179.19">
            <text:p>179.19</text:p>
          </table:table-cell>
          <table:table-cell office:value-type="float" office:value="60.71">
            <text:p>60.71</text:p>
          </table:table-cell>
          <table:table-cell office:value-type="float" office:value="2.95157305221545">
            <text:p>2.9515730522</text:p>
          </table:table-cell>
          <table:table-cell office:value-type="float" office:value="0.180909090909091">
            <text:p>0.1809090909</text:p>
          </table:table-cell>
          <table:table-cell office:value-type="float" office:value="30.5075376884422">
            <text:p>30.5075376884</text:p>
          </table:table-cell>
          <table:table-cell/>
          <table:table-cell office:value-type="string">
            <text:p>6695</text:p>
          </table:table-cell>
          <table:table-cell office:value-type="string">
            <text:p>6562</text:p>
          </table:table-cell>
          <table:table-cell office:value-type="float" office:value="2.16">
            <text:p>2.16</text:p>
          </table:table-cell>
          <table:table-cell office:value-type="float" office:value="11">
            <text:p>11</text:p>
          </table:table-cell>
          <table:table-cell office:value-type="float" office:value="194.22">
            <text:p>194.22</text:p>
          </table:table-cell>
          <table:table-cell office:value-type="float" office:value="60.71">
            <text:p>60.71</text:p>
          </table:table-cell>
          <table:table-cell office:value-type="float" office:value="3.19914346895075">
            <text:p>3.199143469</text:p>
          </table:table-cell>
          <table:table-cell office:value-type="float" office:value="0.196363636363636">
            <text:p>0.1963636364</text:p>
          </table:table-cell>
          <table:table-cell office:value-type="float" office:value="28.1064814814815">
            <text:p>28.10648148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2.37">
            <text:p>2.37</text:p>
          </table:table-cell>
          <table:table-cell office:value-type="float" office:value="6">
            <text:p>6</text:p>
          </table:table-cell>
          <table:table-cell office:value-type="float" office:value="213.66">
            <text:p>213.66</text:p>
          </table:table-cell>
          <table:table-cell office:value-type="float" office:value="6.57">
            <text:p>6.57</text:p>
          </table:table-cell>
          <table:table-cell office:value-type="float" office:value="32.5205479452055">
            <text:p>32.5205479452</text:p>
          </table:table-cell>
          <table:table-cell office:value-type="float" office:value="0.395">
            <text:p>0.395</text:p>
          </table:table-cell>
          <table:table-cell office:value-type="float" office:value="2.77215189873418">
            <text:p>2.7721518987</text:p>
          </table:table-cell>
          <table:table-cell/>
          <table:table-cell office:value-type="string">
            <text:p>6699</text:p>
          </table:table-cell>
          <table:table-cell office:value-type="string">
            <text:p>6562</text:p>
          </table:table-cell>
          <table:table-cell office:value-type="float" office:value="2.37">
            <text:p>2.37</text:p>
          </table:table-cell>
          <table:table-cell office:value-type="float" office:value="6">
            <text:p>6</text:p>
          </table:table-cell>
          <table:table-cell office:value-type="float" office:value="213.21">
            <text:p>213.21</text:p>
          </table:table-cell>
          <table:table-cell office:value-type="float" office:value="6.57">
            <text:p>6.57</text:p>
          </table:table-cell>
          <table:table-cell office:value-type="float" office:value="32.4520547945205">
            <text:p>32.4520547945</text:p>
          </table:table-cell>
          <table:table-cell office:value-type="float" office:value="0.395">
            <text:p>0.395</text:p>
          </table:table-cell>
          <table:table-cell office:value-type="float" office:value="2.77215189873418">
            <text:p>2.772151898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7.69">
            <text:p>7.69</text:p>
          </table:table-cell>
          <table:table-cell office:value-type="float" office:value="7">
            <text:p>7</text:p>
          </table:table-cell>
          <table:table-cell office:value-type="float" office:value="692.28">
            <text:p>692.28</text:p>
          </table:table-cell>
          <table:table-cell office:value-type="float" office:value="348.58">
            <text:p>348.58</text:p>
          </table:table-cell>
          <table:table-cell office:value-type="float" office:value="1.98600034425383">
            <text:p>1.9860003443</text:p>
          </table:table-cell>
          <table:table-cell office:value-type="float" office:value="1.09857142857143">
            <text:p>1.0985714286</text:p>
          </table:table-cell>
          <table:table-cell office:value-type="float" office:value="45.3289986996099">
            <text:p>45.3289986996</text:p>
          </table:table-cell>
          <table:table-cell/>
          <table:table-cell office:value-type="string">
            <text:p>6716</text:p>
          </table:table-cell>
          <table:table-cell office:value-type="string">
            <text:p>6562</text:p>
          </table:table-cell>
          <table:table-cell office:value-type="float" office:value="7.67">
            <text:p>7.67</text:p>
          </table:table-cell>
          <table:table-cell office:value-type="float" office:value="6">
            <text:p>6</text:p>
          </table:table-cell>
          <table:table-cell office:value-type="float" office:value="690.66">
            <text:p>690.66</text:p>
          </table:table-cell>
          <table:table-cell office:value-type="float" office:value="348.58">
            <text:p>348.58</text:p>
          </table:table-cell>
          <table:table-cell office:value-type="float" office:value="1.98135291755121">
            <text:p>1.9813529176</text:p>
          </table:table-cell>
          <table:table-cell office:value-type="float" office:value="1.27833333333333">
            <text:p>1.2783333333</text:p>
          </table:table-cell>
          <table:table-cell office:value-type="float" office:value="45.4471968709257">
            <text:p>45.44719687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0.87">
            <text:p>0.87</text:p>
          </table:table-cell>
          <table:table-cell office:value-type="float" office:value="6">
            <text:p>6</text:p>
          </table:table-cell>
          <table:table-cell office:value-type="float" office:value="78.39">
            <text:p>78.39</text:p>
          </table:table-cell>
          <table:table-cell office:value-type="float" office:value="3.55">
            <text:p>3.55</text:p>
          </table:table-cell>
          <table:table-cell office:value-type="float" office:value="22.0816901408451">
            <text:p>22.0816901408</text:p>
          </table:table-cell>
          <table:table-cell office:value-type="float" office:value="0.145">
            <text:p>0.145</text:p>
          </table:table-cell>
          <table:table-cell office:value-type="float" office:value="4.08045977011494">
            <text:p>4.0804597701</text:p>
          </table:table-cell>
          <table:table-cell/>
          <table:table-cell office:value-type="string">
            <text:p>6738</text:p>
          </table:table-cell>
          <table:table-cell office:value-type="string">
            <text:p>6562</text:p>
          </table:table-cell>
          <table:table-cell office:value-type="float" office:value="1.11">
            <text:p>1.11</text:p>
          </table:table-cell>
          <table:table-cell office:value-type="float" office:value="6">
            <text:p>6</text:p>
          </table:table-cell>
          <table:table-cell office:value-type="float" office:value="99.63">
            <text:p>99.63</text:p>
          </table:table-cell>
          <table:table-cell office:value-type="float" office:value="3.55">
            <text:p>3.55</text:p>
          </table:table-cell>
          <table:table-cell office:value-type="float" office:value="28.0647887323944">
            <text:p>28.0647887324</text:p>
          </table:table-cell>
          <table:table-cell office:value-type="float" office:value="0.185">
            <text:p>0.185</text:p>
          </table:table-cell>
          <table:table-cell office:value-type="float" office:value="3.1981981981982">
            <text:p>3.19819819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7.32">
            <text:p>7.32</text:p>
          </table:table-cell>
          <table:table-cell office:value-type="float" office:value="9">
            <text:p>9</text:p>
          </table:table-cell>
          <table:table-cell office:value-type="float" office:value="658.44">
            <text:p>658.44</text:p>
          </table:table-cell>
          <table:table-cell office:value-type="float" office:value="253.74">
            <text:p>253.74</text:p>
          </table:table-cell>
          <table:table-cell office:value-type="float" office:value="2.59493970205722">
            <text:p>2.5949397021</text:p>
          </table:table-cell>
          <table:table-cell office:value-type="float" office:value="0.813333333333333">
            <text:p>0.8133333333</text:p>
          </table:table-cell>
          <table:table-cell office:value-type="float" office:value="34.6639344262295">
            <text:p>34.6639344262</text:p>
          </table:table-cell>
          <table:table-cell/>
          <table:table-cell office:value-type="string">
            <text:p>6843</text:p>
          </table:table-cell>
          <table:table-cell office:value-type="string">
            <text:p>6562</text:p>
          </table:table-cell>
          <table:table-cell office:value-type="float" office:value="7.7">
            <text:p>7.7</text:p>
          </table:table-cell>
          <table:table-cell office:value-type="float" office:value="9">
            <text:p>9</text:p>
          </table:table-cell>
          <table:table-cell office:value-type="float" office:value="692.91">
            <text:p>692.91</text:p>
          </table:table-cell>
          <table:table-cell office:value-type="float" office:value="253.74">
            <text:p>253.74</text:p>
          </table:table-cell>
          <table:table-cell office:value-type="float" office:value="2.7307874201939">
            <text:p>2.7307874202</text:p>
          </table:table-cell>
          <table:table-cell office:value-type="float" office:value="0.855555555555556">
            <text:p>0.8555555556</text:p>
          </table:table-cell>
          <table:table-cell office:value-type="float" office:value="32.9532467532468">
            <text:p>32.95324675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0.98">
            <text:p>0.98</text:p>
          </table:table-cell>
          <table:table-cell office:value-type="float" office:value="6">
            <text:p>6</text:p>
          </table:table-cell>
          <table:table-cell office:value-type="float" office:value="88.2">
            <text:p>88.2</text:p>
          </table:table-cell>
          <table:table-cell office:value-type="float" office:value="7.78">
            <text:p>7.78</text:p>
          </table:table-cell>
          <table:table-cell office:value-type="float" office:value="11.3367609254499">
            <text:p>11.3367609254</text:p>
          </table:table-cell>
          <table:table-cell office:value-type="float" office:value="0.163333333333333">
            <text:p>0.1633333333</text:p>
          </table:table-cell>
          <table:table-cell office:value-type="float" office:value="7.93877551020408">
            <text:p>7.9387755102</text:p>
          </table:table-cell>
          <table:table-cell/>
          <table:table-cell office:value-type="string">
            <text:p>6879</text:p>
          </table:table-cell>
          <table:table-cell office:value-type="string">
            <text:p>6562</text:p>
          </table:table-cell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76.5">
            <text:p>76.5</text:p>
          </table:table-cell>
          <table:table-cell office:value-type="float" office:value="7.78">
            <text:p>7.78</text:p>
          </table:table-cell>
          <table:table-cell office:value-type="float" office:value="9.83290488431877">
            <text:p>9.8329048843</text:p>
          </table:table-cell>
          <table:table-cell office:value-type="float" office:value="0.141666666666667">
            <text:p>0.1416666667</text:p>
          </table:table-cell>
          <table:table-cell office:value-type="float" office:value="9.15294117647059">
            <text:p>9.15294117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6.54">
            <text:p>6.54</text:p>
          </table:table-cell>
          <table:table-cell office:value-type="float" office:value="255">
            <text:p>255</text:p>
          </table:table-cell>
          <table:table-cell office:value-type="float" office:value="588.24">
            <text:p>588.24</text:p>
          </table:table-cell>
          <table:table-cell office:value-type="float" office:value="329.22">
            <text:p>329.22</text:p>
          </table:table-cell>
          <table:table-cell office:value-type="float" office:value="1.78676872607983">
            <text:p>1.7867687261</text:p>
          </table:table-cell>
          <table:table-cell office:value-type="float" office:value="0.0256470588235294">
            <text:p>0.0256470588</text:p>
          </table:table-cell>
          <table:table-cell office:value-type="float" office:value="50.3394495412844">
            <text:p>50.3394495413</text:p>
          </table:table-cell>
          <table:table-cell/>
          <table:table-cell office:value-type="string">
            <text:p>6892</text:p>
          </table:table-cell>
          <table:table-cell office:value-type="string">
            <text:p>6562</text:p>
          </table:table-cell>
          <table:table-cell office:value-type="float" office:value="6.67">
            <text:p>6.67</text:p>
          </table:table-cell>
          <table:table-cell office:value-type="float" office:value="10">
            <text:p>10</text:p>
          </table:table-cell>
          <table:table-cell office:value-type="float" office:value="599.94">
            <text:p>599.94</text:p>
          </table:table-cell>
          <table:table-cell office:value-type="float" office:value="329.22">
            <text:p>329.22</text:p>
          </table:table-cell>
          <table:table-cell office:value-type="float" office:value="1.82230727173319">
            <text:p>1.8223072717</text:p>
          </table:table-cell>
          <table:table-cell office:value-type="float" office:value="0.667">
            <text:p>0.667</text:p>
          </table:table-cell>
          <table:table-cell office:value-type="float" office:value="49.3583208395802">
            <text:p>49.358320839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.64">
            <text:p>1.64</text:p>
          </table:table-cell>
          <table:table-cell office:value-type="float" office:value="9">
            <text:p>9</text:p>
          </table:table-cell>
          <table:table-cell office:value-type="float" office:value="147.96">
            <text:p>147.96</text:p>
          </table:table-cell>
          <table:table-cell office:value-type="float" office:value="63.14">
            <text:p>63.14</text:p>
          </table:table-cell>
          <table:table-cell office:value-type="float" office:value="2.34336395312005">
            <text:p>2.3433639531</text:p>
          </table:table-cell>
          <table:table-cell office:value-type="float" office:value="0.182222222222222">
            <text:p>0.1822222222</text:p>
          </table:table-cell>
          <table:table-cell office:value-type="float" office:value="38.5">
            <text:p>38.5</text:p>
          </table:table-cell>
          <table:table-cell/>
          <table:table-cell office:value-type="string">
            <text:p>6945</text:p>
          </table:table-cell>
          <table:table-cell office:value-type="string">
            <text:p>6562</text:p>
          </table:table-cell>
          <table:table-cell office:value-type="float" office:value="1.54">
            <text:p>1.54</text:p>
          </table:table-cell>
          <table:table-cell office:value-type="float" office:value="9">
            <text:p>9</text:p>
          </table:table-cell>
          <table:table-cell office:value-type="float" office:value="138.69">
            <text:p>138.69</text:p>
          </table:table-cell>
          <table:table-cell office:value-type="float" office:value="63.14">
            <text:p>63.14</text:p>
          </table:table-cell>
          <table:table-cell office:value-type="float" office:value="2.19654735508394">
            <text:p>2.1965473551</text:p>
          </table:table-cell>
          <table:table-cell office:value-type="float" office:value="0.171111111111111">
            <text:p>0.1711111111</text:p>
          </table:table-cell>
          <table:table-cell office:value-type="float" office:value="41">
            <text:p>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1.31">
            <text:p>1.31</text:p>
          </table:table-cell>
          <table:table-cell office:value-type="float" office:value="8">
            <text:p>8</text:p>
          </table:table-cell>
          <table:table-cell office:value-type="float" office:value="118.26">
            <text:p>118.26</text:p>
          </table:table-cell>
          <table:table-cell office:value-type="float" office:value="0.35">
            <text:p>0.35</text:p>
          </table:table-cell>
          <table:table-cell office:value-type="float" office:value="337.885714285714">
            <text:p>337.8857142857</text:p>
          </table:table-cell>
          <table:table-cell office:value-type="float" office:value="0.16375">
            <text:p>0.16375</text:p>
          </table:table-cell>
          <table:table-cell office:value-type="float" office:value="0.267175572519084">
            <text:p>0.2671755725</text:p>
          </table:table-cell>
          <table:table-cell/>
          <table:table-cell office:value-type="string">
            <text:p>6948</text:p>
          </table:table-cell>
          <table:table-cell office:value-type="string">
            <text:p>6562</text:p>
          </table:table-cell>
          <table:table-cell office:value-type="float" office:value="1.08">
            <text:p>1.08</text:p>
          </table:table-cell>
          <table:table-cell office:value-type="float" office:value="255">
            <text:p>255</text:p>
          </table:table-cell>
          <table:table-cell office:value-type="float" office:value="97.29">
            <text:p>97.29</text:p>
          </table:table-cell>
          <table:table-cell office:value-type="float" office:value="0.35">
            <text:p>0.35</text:p>
          </table:table-cell>
          <table:table-cell office:value-type="float" office:value="277.971428571429">
            <text:p>277.9714285714</text:p>
          </table:table-cell>
          <table:table-cell office:value-type="float" office:value="0.00423529411764706">
            <text:p>0.0042352941</text:p>
          </table:table-cell>
          <table:table-cell office:value-type="float" office:value="0.324074074074074">
            <text:p>0.32407407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1.71">
            <text:p>1.71</text:p>
          </table:table-cell>
          <table:table-cell office:value-type="float" office:value="10">
            <text:p>10</text:p>
          </table:table-cell>
          <table:table-cell office:value-type="float" office:value="154.08">
            <text:p>154.08</text:p>
          </table:table-cell>
          <table:table-cell office:value-type="float" office:value="61.92">
            <text:p>61.92</text:p>
          </table:table-cell>
          <table:table-cell office:value-type="float" office:value="2.48837209302326">
            <text:p>2.488372093</text:p>
          </table:table-cell>
          <table:table-cell office:value-type="float" office:value="0.171">
            <text:p>0.171</text:p>
          </table:table-cell>
          <table:table-cell office:value-type="float" office:value="36.2105263157895">
            <text:p>36.2105263158</text:p>
          </table:table-cell>
          <table:table-cell/>
          <table:table-cell office:value-type="string">
            <text:p>6971</text:p>
          </table:table-cell>
          <table:table-cell office:value-type="string">
            <text:p>6562</text:p>
          </table:table-cell>
          <table:table-cell office:value-type="float" office:value="1.99">
            <text:p>1.99</text:p>
          </table:table-cell>
          <table:table-cell office:value-type="float" office:value="9">
            <text:p>9</text:p>
          </table:table-cell>
          <table:table-cell office:value-type="float" office:value="178.92">
            <text:p>178.92</text:p>
          </table:table-cell>
          <table:table-cell office:value-type="float" office:value="61.92">
            <text:p>61.92</text:p>
          </table:table-cell>
          <table:table-cell office:value-type="float" office:value="2.88953488372093">
            <text:p>2.8895348837</text:p>
          </table:table-cell>
          <table:table-cell office:value-type="float" office:value="0.221111111111111">
            <text:p>0.2211111111</text:p>
          </table:table-cell>
          <table:table-cell office:value-type="float" office:value="31.1155778894472">
            <text:p>31.115577889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6.09">
            <text:p>6.09</text:p>
          </table:table-cell>
          <table:table-cell office:value-type="float" office:value="8">
            <text:p>8</text:p>
          </table:table-cell>
          <table:table-cell office:value-type="float" office:value="548.19">
            <text:p>548.19</text:p>
          </table:table-cell>
          <table:table-cell office:value-type="float" office:value="203.93">
            <text:p>203.93</text:p>
          </table:table-cell>
          <table:table-cell office:value-type="float" office:value="2.68812827931153">
            <text:p>2.6881282793</text:p>
          </table:table-cell>
          <table:table-cell office:value-type="float" office:value="0.76125">
            <text:p>0.76125</text:p>
          </table:table-cell>
          <table:table-cell office:value-type="float" office:value="33.4860426929392">
            <text:p>33.4860426929</text:p>
          </table:table-cell>
          <table:table-cell/>
          <table:table-cell office:value-type="string">
            <text:p>7021</text:p>
          </table:table-cell>
          <table:table-cell office:value-type="string">
            <text:p>6562</text:p>
          </table:table-cell>
          <table:table-cell office:value-type="float" office:value="6.44">
            <text:p>6.44</text:p>
          </table:table-cell>
          <table:table-cell office:value-type="float" office:value="8">
            <text:p>8</text:p>
          </table:table-cell>
          <table:table-cell office:value-type="float" office:value="579.33">
            <text:p>579.33</text:p>
          </table:table-cell>
          <table:table-cell office:value-type="float" office:value="203.93">
            <text:p>203.93</text:p>
          </table:table-cell>
          <table:table-cell office:value-type="float" office:value="2.84082773500711">
            <text:p>2.840827735</text:p>
          </table:table-cell>
          <table:table-cell office:value-type="float" office:value="0.805">
            <text:p>0.805</text:p>
          </table:table-cell>
          <table:table-cell office:value-type="float" office:value="31.666149068323">
            <text:p>31.666149068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1.07">
            <text:p>1.07</text:p>
          </table:table-cell>
          <table:table-cell office:value-type="float" office:value="10">
            <text:p>10</text:p>
          </table:table-cell>
          <table:table-cell office:value-type="float" office:value="96.3">
            <text:p>96.3</text:p>
          </table:table-cell>
          <table:table-cell office:value-type="float" office:value="6.9">
            <text:p>6.9</text:p>
          </table:table-cell>
          <table:table-cell office:value-type="float" office:value="13.9565217391304">
            <text:p>13.9565217391</text:p>
          </table:table-cell>
          <table:table-cell office:value-type="float" office:value="0.107">
            <text:p>0.107</text:p>
          </table:table-cell>
          <table:table-cell office:value-type="float" office:value="6.44859813084112">
            <text:p>6.4485981308</text:p>
          </table:table-cell>
          <table:table-cell/>
          <table:table-cell office:value-type="string">
            <text:p>7079</text:p>
          </table:table-cell>
          <table:table-cell office:value-type="string">
            <text:p>6562</text:p>
          </table:table-cell>
          <table:table-cell office:value-type="float" office:value="0.97">
            <text:p>0.97</text:p>
          </table:table-cell>
          <table:table-cell office:value-type="float" office:value="10">
            <text:p>10</text:p>
          </table:table-cell>
          <table:table-cell office:value-type="float" office:value="87.57">
            <text:p>87.57</text:p>
          </table:table-cell>
          <table:table-cell office:value-type="float" office:value="6.9">
            <text:p>6.9</text:p>
          </table:table-cell>
          <table:table-cell office:value-type="float" office:value="12.6913043478261">
            <text:p>12.6913043478</text:p>
          </table:table-cell>
          <table:table-cell office:value-type="float" office:value="0.097">
            <text:p>0.097</text:p>
          </table:table-cell>
          <table:table-cell office:value-type="float" office:value="7.11340206185567">
            <text:p>7.113402061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0.87">
            <text:p>0.87</text:p>
          </table:table-cell>
          <table:table-cell office:value-type="float" office:value="6">
            <text:p>6</text:p>
          </table:table-cell>
          <table:table-cell office:value-type="float" office:value="77.94">
            <text:p>77.94</text:p>
          </table:table-cell>
          <table:table-cell office:value-type="float" office:value="7.95">
            <text:p>7.95</text:p>
          </table:table-cell>
          <table:table-cell office:value-type="float" office:value="9.80377358490566">
            <text:p>9.8037735849</text:p>
          </table:table-cell>
          <table:table-cell office:value-type="float" office:value="0.145">
            <text:p>0.145</text:p>
          </table:table-cell>
          <table:table-cell office:value-type="float" office:value="9.13793103448276">
            <text:p>9.1379310345</text:p>
          </table:table-cell>
          <table:table-cell/>
          <table:table-cell office:value-type="string">
            <text:p>7081</text:p>
          </table:table-cell>
          <table:table-cell office:value-type="string">
            <text:p>6562</text:p>
          </table:table-cell>
          <table:table-cell office:value-type="float" office:value="0.87">
            <text:p>0.87</text:p>
          </table:table-cell>
          <table:table-cell office:value-type="float" office:value="6">
            <text:p>6</text:p>
          </table:table-cell>
          <table:table-cell office:value-type="float" office:value="78.21">
            <text:p>78.21</text:p>
          </table:table-cell>
          <table:table-cell office:value-type="float" office:value="7.95">
            <text:p>7.95</text:p>
          </table:table-cell>
          <table:table-cell office:value-type="float" office:value="9.8377358490566">
            <text:p>9.8377358491</text:p>
          </table:table-cell>
          <table:table-cell office:value-type="float" office:value="0.145">
            <text:p>0.145</text:p>
          </table:table-cell>
          <table:table-cell office:value-type="float" office:value="9.13793103448276">
            <text:p>9.13793103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6.87">
            <text:p>6.87</text:p>
          </table:table-cell>
          <table:table-cell office:value-type="float" office:value="9">
            <text:p>9</text:p>
          </table:table-cell>
          <table:table-cell office:value-type="float" office:value="618.03">
            <text:p>618.03</text:p>
          </table:table-cell>
          <table:table-cell office:value-type="float" office:value="318.56">
            <text:p>318.56</text:p>
          </table:table-cell>
          <table:table-cell office:value-type="float" office:value="1.94007408337519">
            <text:p>1.9400740834</text:p>
          </table:table-cell>
          <table:table-cell office:value-type="float" office:value="0.763333333333333">
            <text:p>0.7633333333</text:p>
          </table:table-cell>
          <table:table-cell office:value-type="float" office:value="46.3697234352256">
            <text:p>46.3697234352</text:p>
          </table:table-cell>
          <table:table-cell/>
          <table:table-cell office:value-type="string">
            <text:p>7094</text:p>
          </table:table-cell>
          <table:table-cell office:value-type="string">
            <text:p>6562</text:p>
          </table:table-cell>
          <table:table-cell office:value-type="float" office:value="6.98">
            <text:p>6.98</text:p>
          </table:table-cell>
          <table:table-cell office:value-type="float" office:value="9">
            <text:p>9</text:p>
          </table:table-cell>
          <table:table-cell office:value-type="float" office:value="628.11">
            <text:p>628.11</text:p>
          </table:table-cell>
          <table:table-cell office:value-type="float" office:value="318.56">
            <text:p>318.56</text:p>
          </table:table-cell>
          <table:table-cell office:value-type="float" office:value="1.9717164741336">
            <text:p>1.9717164741</text:p>
          </table:table-cell>
          <table:table-cell office:value-type="float" office:value="0.775555555555556">
            <text:p>0.7755555556</text:p>
          </table:table-cell>
          <table:table-cell office:value-type="float" office:value="45.6389684813754">
            <text:p>45.638968481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1.91">
            <text:p>1.91</text:p>
          </table:table-cell>
          <table:table-cell office:value-type="float" office:value="255">
            <text:p>255</text:p>
          </table:table-cell>
          <table:table-cell office:value-type="float" office:value="171.9">
            <text:p>171.9</text:p>
          </table:table-cell>
          <table:table-cell office:value-type="float" office:value="6.75">
            <text:p>6.75</text:p>
          </table:table-cell>
          <table:table-cell office:value-type="float" office:value="25.4666666666667">
            <text:p>25.4666666667</text:p>
          </table:table-cell>
          <table:table-cell office:value-type="float" office:value="0.00749019607843137">
            <text:p>0.0074901961</text:p>
          </table:table-cell>
          <table:table-cell office:value-type="float" office:value="3.53403141361257">
            <text:p>3.5340314136</text:p>
          </table:table-cell>
          <table:table-cell/>
          <table:table-cell office:value-type="string">
            <text:p>6471</text:p>
          </table:table-cell>
          <table:table-cell office:value-type="string">
            <text:p>6562</text:p>
          </table:table-cell>
          <table:table-cell office:value-type="float" office:value="2.22">
            <text:p>2.22</text:p>
          </table:table-cell>
          <table:table-cell office:value-type="float" office:value="255">
            <text:p>255</text:p>
          </table:table-cell>
          <table:table-cell office:value-type="float" office:value="199.89">
            <text:p>199.89</text:p>
          </table:table-cell>
          <table:table-cell office:value-type="float" office:value="6.75">
            <text:p>6.75</text:p>
          </table:table-cell>
          <table:table-cell office:value-type="float" office:value="29.6133333333333">
            <text:p>29.6133333333</text:p>
          </table:table-cell>
          <table:table-cell office:value-type="float" office:value="0.00870588235294118">
            <text:p>0.0087058824</text:p>
          </table:table-cell>
          <table:table-cell office:value-type="float" office:value="3.04054054054054">
            <text:p>3.04054054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1.76">
            <text:p>1.76</text:p>
          </table:table-cell>
          <table:table-cell office:value-type="float" office:value="11">
            <text:p>11</text:p>
          </table:table-cell>
          <table:table-cell office:value-type="float" office:value="158.76">
            <text:p>158.76</text:p>
          </table:table-cell>
          <table:table-cell office:value-type="float" office:value="33.08">
            <text:p>33.08</text:p>
          </table:table-cell>
          <table:table-cell office:value-type="float" office:value="4.79927448609432">
            <text:p>4.7992744861</text:p>
          </table:table-cell>
          <table:table-cell office:value-type="float" office:value="0.16">
            <text:p>0.16</text:p>
          </table:table-cell>
          <table:table-cell office:value-type="float" office:value="18.7954545454545">
            <text:p>18.7954545455</text:p>
          </table:table-cell>
          <table:table-cell/>
          <table:table-cell office:value-type="string">
            <text:p>6515</text:p>
          </table:table-cell>
          <table:table-cell office:value-type="string">
            <text:p>6562</text:p>
          </table:table-cell>
          <table:table-cell office:value-type="float" office:value="1.8">
            <text:p>1.8</text:p>
          </table:table-cell>
          <table:table-cell office:value-type="float" office:value="11">
            <text:p>11</text:p>
          </table:table-cell>
          <table:table-cell office:value-type="float" office:value="162.18">
            <text:p>162.18</text:p>
          </table:table-cell>
          <table:table-cell office:value-type="float" office:value="33.08">
            <text:p>33.08</text:p>
          </table:table-cell>
          <table:table-cell office:value-type="float" office:value="4.90266021765417">
            <text:p>4.9026602177</text:p>
          </table:table-cell>
          <table:table-cell office:value-type="float" office:value="0.163636363636364">
            <text:p>0.1636363636</text:p>
          </table:table-cell>
          <table:table-cell office:value-type="float" office:value="18.3777777777778">
            <text:p>18.3777777778</text:p>
          </table:table-cell>
          <table:table-cell table:number-columns-repeated="1005"/>
        </table:table-row>
        <table:table-row table:style-name="ro1">
          <table:table-cell office:value-type="string">
            <text:p>6609</text:p>
          </table:table-cell>
          <table:table-cell office:value-type="string">
            <text:p>6087</text:p>
          </table:table-cell>
          <table:table-cell office:value-type="float" office:value="4.42">
            <text:p>4.42</text:p>
          </table:table-cell>
          <table:table-cell office:value-type="float" office:value="6">
            <text:p>6</text:p>
          </table:table-cell>
          <table:table-cell office:value-type="float" office:value="398.07">
            <text:p>398.07</text:p>
          </table:table-cell>
          <table:table-cell office:value-type="float" office:value="62.23">
            <text:p>62.23</text:p>
          </table:table-cell>
          <table:table-cell office:value-type="float" office:value="6.39675397718142">
            <text:p>6.3967539772</text:p>
          </table:table-cell>
          <table:table-cell office:value-type="float" office:value="0.736666666666667">
            <text:p>0.7366666667</text:p>
          </table:table-cell>
          <table:table-cell office:value-type="float" office:value="14.079185520362">
            <text:p>14.0791855204</text:p>
          </table:table-cell>
          <table:table-cell/>
          <table:table-cell office:value-type="string">
            <text:p>6087</text:p>
          </table:table-cell>
          <table:table-cell office:value-type="string">
            <text:p>6609</text:p>
          </table:table-cell>
          <table:table-cell office:value-type="float" office:value="4.34">
            <text:p>4.34</text:p>
          </table:table-cell>
          <table:table-cell office:value-type="float" office:value="6">
            <text:p>6</text:p>
          </table:table-cell>
          <table:table-cell office:value-type="float" office:value="390.42">
            <text:p>390.42</text:p>
          </table:table-cell>
          <table:table-cell office:value-type="float" office:value="62.23">
            <text:p>62.23</text:p>
          </table:table-cell>
          <table:table-cell office:value-type="float" office:value="6.27382291499277">
            <text:p>6.273822915</text:p>
          </table:table-cell>
          <table:table-cell office:value-type="float" office:value="0.723333333333333">
            <text:p>0.7233333333</text:p>
          </table:table-cell>
          <table:table-cell office:value-type="float" office:value="14.3387096774194">
            <text:p>14.33870967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4.05">
            <text:p>4.05</text:p>
          </table:table-cell>
          <table:table-cell office:value-type="float" office:value="6">
            <text:p>6</text:p>
          </table:table-cell>
          <table:table-cell office:value-type="float" office:value="364.23">
            <text:p>364.23</text:p>
          </table:table-cell>
          <table:table-cell office:value-type="float" office:value="64.29">
            <text:p>64.29</text:p>
          </table:table-cell>
          <table:table-cell office:value-type="float" office:value="5.66542230517965">
            <text:p>5.6654223052</text:p>
          </table:table-cell>
          <table:table-cell office:value-type="float" office:value="0.675">
            <text:p>0.675</text:p>
          </table:table-cell>
          <table:table-cell office:value-type="float" office:value="15.8740740740741">
            <text:p>15.8740740741</text:p>
          </table:table-cell>
          <table:table-cell/>
          <table:table-cell office:value-type="string">
            <text:p>6382</text:p>
          </table:table-cell>
          <table:table-cell office:value-type="string">
            <text:p>6609</text:p>
          </table:table-cell>
          <table:table-cell office:value-type="float" office:value="3.98">
            <text:p>3.98</text:p>
          </table:table-cell>
          <table:table-cell office:value-type="float" office:value="6">
            <text:p>6</text:p>
          </table:table-cell>
          <table:table-cell office:value-type="float" office:value="358.2">
            <text:p>358.2</text:p>
          </table:table-cell>
          <table:table-cell office:value-type="float" office:value="64.29">
            <text:p>64.29</text:p>
          </table:table-cell>
          <table:table-cell office:value-type="float" office:value="5.57162855809613">
            <text:p>5.5716285581</text:p>
          </table:table-cell>
          <table:table-cell office:value-type="float" office:value="0.663333333333333">
            <text:p>0.6633333333</text:p>
          </table:table-cell>
          <table:table-cell office:value-type="float" office:value="16.1532663316583">
            <text:p>16.15326633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18.7">
            <text:p>18.7</text:p>
          </table:table-cell>
          <table:table-cell office:value-type="float" office:value="10">
            <text:p>10</text:p>
          </table:table-cell>
          <table:table-cell office:value-type="float" office:value="1682.55">
            <text:p>1682.55</text:p>
          </table:table-cell>
          <table:table-cell office:value-type="float" office:value="61.79">
            <text:p>61.79</text:p>
          </table:table-cell>
          <table:table-cell office:value-type="float" office:value="27.2301343259427">
            <text:p>27.2301343259</text:p>
          </table:table-cell>
          <table:table-cell office:value-type="float" office:value="1.87">
            <text:p>1.87</text:p>
          </table:table-cell>
          <table:table-cell office:value-type="float" office:value="3.30427807486631">
            <text:p>3.3042780749</text:p>
          </table:table-cell>
          <table:table-cell/>
          <table:table-cell office:value-type="string">
            <text:p>6405</text:p>
          </table:table-cell>
          <table:table-cell office:value-type="string">
            <text:p>6609</text:p>
          </table:table-cell>
          <table:table-cell office:value-type="float" office:value="12.94">
            <text:p>12.94</text:p>
          </table:table-cell>
          <table:table-cell office:value-type="float" office:value="11">
            <text:p>11</text:p>
          </table:table-cell>
          <table:table-cell office:value-type="float" office:value="1164.96">
            <text:p>1164.96</text:p>
          </table:table-cell>
          <table:table-cell office:value-type="float" office:value="61.79">
            <text:p>61.79</text:p>
          </table:table-cell>
          <table:table-cell office:value-type="float" office:value="18.8535361709014">
            <text:p>18.8535361709</text:p>
          </table:table-cell>
          <table:table-cell office:value-type="float" office:value="1.17636363636364">
            <text:p>1.1763636364</text:p>
          </table:table-cell>
          <table:table-cell office:value-type="float" office:value="4.77511591962906">
            <text:p>4.775115919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0.08">
            <text:p>10.08</text:p>
          </table:table-cell>
          <table:table-cell office:value-type="float" office:value="8">
            <text:p>8</text:p>
          </table:table-cell>
          <table:table-cell office:value-type="float" office:value="906.93">
            <text:p>906.93</text:p>
          </table:table-cell>
          <table:table-cell office:value-type="float" office:value="227.16">
            <text:p>227.16</text:p>
          </table:table-cell>
          <table:table-cell office:value-type="float" office:value="3.99247226624406">
            <text:p>3.9924722662</text:p>
          </table:table-cell>
          <table:table-cell office:value-type="float" office:value="1.26">
            <text:p>1.26</text:p>
          </table:table-cell>
          <table:table-cell office:value-type="float" office:value="22.5357142857143">
            <text:p>22.5357142857</text:p>
          </table:table-cell>
          <table:table-cell/>
          <table:table-cell office:value-type="string">
            <text:p>6423</text:p>
          </table:table-cell>
          <table:table-cell office:value-type="string">
            <text:p>6609</text:p>
          </table:table-cell>
          <table:table-cell office:value-type="float" office:value="10.01">
            <text:p>10.01</text:p>
          </table:table-cell>
          <table:table-cell office:value-type="float" office:value="8">
            <text:p>8</text:p>
          </table:table-cell>
          <table:table-cell office:value-type="float" office:value="901.26">
            <text:p>901.26</text:p>
          </table:table-cell>
          <table:table-cell office:value-type="float" office:value="227.16">
            <text:p>227.16</text:p>
          </table:table-cell>
          <table:table-cell office:value-type="float" office:value="3.9675118858954">
            <text:p>3.9675118859</text:p>
          </table:table-cell>
          <table:table-cell office:value-type="float" office:value="1.25125">
            <text:p>1.25125</text:p>
          </table:table-cell>
          <table:table-cell office:value-type="float" office:value="22.6933066933067">
            <text:p>22.69330669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4.11">
            <text:p>4.11</text:p>
          </table:table-cell>
          <table:table-cell office:value-type="float" office:value="8">
            <text:p>8</text:p>
          </table:table-cell>
          <table:table-cell office:value-type="float" office:value="369.99">
            <text:p>369.99</text:p>
          </table:table-cell>
          <table:table-cell office:value-type="float" office:value="98.68">
            <text:p>98.68</text:p>
          </table:table-cell>
          <table:table-cell office:value-type="float" office:value="3.74939197405756">
            <text:p>3.7493919741</text:p>
          </table:table-cell>
          <table:table-cell office:value-type="float" office:value="0.51375">
            <text:p>0.51375</text:p>
          </table:table-cell>
          <table:table-cell office:value-type="float" office:value="24.0097323600973">
            <text:p>24.0097323601</text:p>
          </table:table-cell>
          <table:table-cell/>
          <table:table-cell office:value-type="string">
            <text:p>6446</text:p>
          </table:table-cell>
          <table:table-cell office:value-type="string">
            <text:p>6609</text:p>
          </table:table-cell>
          <table:table-cell office:value-type="float" office:value="3.77">
            <text:p>3.77</text:p>
          </table:table-cell>
          <table:table-cell office:value-type="float" office:value="8">
            <text:p>8</text:p>
          </table:table-cell>
          <table:table-cell office:value-type="float" office:value="339.66">
            <text:p>339.66</text:p>
          </table:table-cell>
          <table:table-cell office:value-type="float" office:value="98.68">
            <text:p>98.68</text:p>
          </table:table-cell>
          <table:table-cell office:value-type="float" office:value="3.44203486015403">
            <text:p>3.4420348602</text:p>
          </table:table-cell>
          <table:table-cell office:value-type="float" office:value="0.47125">
            <text:p>0.47125</text:p>
          </table:table-cell>
          <table:table-cell office:value-type="float" office:value="26.1750663129974">
            <text:p>26.1750663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4.32">
            <text:p>4.32</text:p>
          </table:table-cell>
          <table:table-cell office:value-type="float" office:value="10">
            <text:p>10</text:p>
          </table:table-cell>
          <table:table-cell office:value-type="float" office:value="389.16">
            <text:p>389.16</text:p>
          </table:table-cell>
          <table:table-cell office:value-type="float" office:value="61.7">
            <text:p>61.7</text:p>
          </table:table-cell>
          <table:table-cell office:value-type="float" office:value="6.30729335494327">
            <text:p>6.3072933549</text:p>
          </table:table-cell>
          <table:table-cell office:value-type="float" office:value="0.432">
            <text:p>0.432</text:p>
          </table:table-cell>
          <table:table-cell office:value-type="float" office:value="14.2824074074074">
            <text:p>14.2824074074</text:p>
          </table:table-cell>
          <table:table-cell/>
          <table:table-cell office:value-type="string">
            <text:p>6451</text:p>
          </table:table-cell>
          <table:table-cell office:value-type="string">
            <text:p>6609</text:p>
          </table:table-cell>
          <table:table-cell office:value-type="float" office:value="4.31">
            <text:p>4.31</text:p>
          </table:table-cell>
          <table:table-cell office:value-type="float" office:value="10">
            <text:p>10</text:p>
          </table:table-cell>
          <table:table-cell office:value-type="float" office:value="387.63">
            <text:p>387.63</text:p>
          </table:table-cell>
          <table:table-cell office:value-type="float" office:value="61.7">
            <text:p>61.7</text:p>
          </table:table-cell>
          <table:table-cell office:value-type="float" office:value="6.28249594813614">
            <text:p>6.2824959481</text:p>
          </table:table-cell>
          <table:table-cell office:value-type="float" office:value="0.431">
            <text:p>0.431</text:p>
          </table:table-cell>
          <table:table-cell office:value-type="float" office:value="14.3155452436195">
            <text:p>14.31554524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4.82">
            <text:p>4.82</text:p>
          </table:table-cell>
          <table:table-cell office:value-type="float" office:value="255">
            <text:p>255</text:p>
          </table:table-cell>
          <table:table-cell office:value-type="float" office:value="433.62">
            <text:p>433.62</text:p>
          </table:table-cell>
          <table:table-cell office:value-type="float" office:value="96.98">
            <text:p>96.98</text:p>
          </table:table-cell>
          <table:table-cell office:value-type="float" office:value="4.47123118168695">
            <text:p>4.4712311817</text:p>
          </table:table-cell>
          <table:table-cell office:value-type="float" office:value="0.0189019607843137">
            <text:p>0.0189019608</text:p>
          </table:table-cell>
          <table:table-cell office:value-type="float" office:value="20.1203319502075">
            <text:p>20.1203319502</text:p>
          </table:table-cell>
          <table:table-cell/>
          <table:table-cell office:value-type="string">
            <text:p>6471</text:p>
          </table:table-cell>
          <table:table-cell office:value-type="string">
            <text:p>6609</text:p>
          </table:table-cell>
          <table:table-cell office:value-type="float" office:value="5.18">
            <text:p>5.18</text:p>
          </table:table-cell>
          <table:table-cell office:value-type="float" office:value="255">
            <text:p>255</text:p>
          </table:table-cell>
          <table:table-cell office:value-type="float" office:value="466.29">
            <text:p>466.29</text:p>
          </table:table-cell>
          <table:table-cell office:value-type="float" office:value="96.98">
            <text:p>96.98</text:p>
          </table:table-cell>
          <table:table-cell office:value-type="float" office:value="4.80810476386884">
            <text:p>4.8081047639</text:p>
          </table:table-cell>
          <table:table-cell office:value-type="float" office:value="0.0203137254901961">
            <text:p>0.0203137255</text:p>
          </table:table-cell>
          <table:table-cell office:value-type="float" office:value="18.7220077220077">
            <text:p>18.7220077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8.45">
            <text:p>8.45</text:p>
          </table:table-cell>
          <table:table-cell office:value-type="float" office:value="10">
            <text:p>10</text:p>
          </table:table-cell>
          <table:table-cell office:value-type="float" office:value="760.86">
            <text:p>760.86</text:p>
          </table:table-cell>
          <table:table-cell office:value-type="float" office:value="27.19">
            <text:p>27.19</text:p>
          </table:table-cell>
          <table:table-cell office:value-type="float" office:value="27.9830820154468">
            <text:p>27.9830820154</text:p>
          </table:table-cell>
          <table:table-cell office:value-type="float" office:value="0.845">
            <text:p>0.845</text:p>
          </table:table-cell>
          <table:table-cell office:value-type="float" office:value="3.21775147928994">
            <text:p>3.2177514793</text:p>
          </table:table-cell>
          <table:table-cell/>
          <table:table-cell office:value-type="string">
            <text:p>6499</text:p>
          </table:table-cell>
          <table:table-cell office:value-type="string">
            <text:p>6609</text:p>
          </table:table-cell>
          <table:table-cell office:value-type="float" office:value="7.9">
            <text:p>7.9</text:p>
          </table:table-cell>
          <table:table-cell office:value-type="float" office:value="10">
            <text:p>10</text:p>
          </table:table-cell>
          <table:table-cell office:value-type="float" office:value="711.36">
            <text:p>711.36</text:p>
          </table:table-cell>
          <table:table-cell office:value-type="float" office:value="27.19">
            <text:p>27.19</text:p>
          </table:table-cell>
          <table:table-cell office:value-type="float" office:value="26.1625597646193">
            <text:p>26.1625597646</text:p>
          </table:table-cell>
          <table:table-cell office:value-type="float" office:value="0.79">
            <text:p>0.79</text:p>
          </table:table-cell>
          <table:table-cell office:value-type="float" office:value="3.44177215189873">
            <text:p>3.441772151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6.52">
            <text:p>6.52</text:p>
          </table:table-cell>
          <table:table-cell office:value-type="float" office:value="7">
            <text:p>7</text:p>
          </table:table-cell>
          <table:table-cell office:value-type="float" office:value="587.16">
            <text:p>587.16</text:p>
          </table:table-cell>
          <table:table-cell office:value-type="float" office:value="57.73">
            <text:p>57.73</text:p>
          </table:table-cell>
          <table:table-cell office:value-type="float" office:value="10.1707950805474">
            <text:p>10.1707950805</text:p>
          </table:table-cell>
          <table:table-cell office:value-type="float" office:value="0.931428571428571">
            <text:p>0.9314285714</text:p>
          </table:table-cell>
          <table:table-cell office:value-type="float" office:value="8.85429447852761">
            <text:p>8.8542944785</text:p>
          </table:table-cell>
          <table:table-cell/>
          <table:table-cell office:value-type="string">
            <text:p>6512</text:p>
          </table:table-cell>
          <table:table-cell office:value-type="string">
            <text:p>6609</text:p>
          </table:table-cell>
          <table:table-cell office:value-type="float" office:value="6.54">
            <text:p>6.54</text:p>
          </table:table-cell>
          <table:table-cell office:value-type="float" office:value="7">
            <text:p>7</text:p>
          </table:table-cell>
          <table:table-cell office:value-type="float" office:value="588.15">
            <text:p>588.15</text:p>
          </table:table-cell>
          <table:table-cell office:value-type="float" office:value="57.73">
            <text:p>57.73</text:p>
          </table:table-cell>
          <table:table-cell office:value-type="float" office:value="10.1879438766672">
            <text:p>10.1879438767</text:p>
          </table:table-cell>
          <table:table-cell office:value-type="float" office:value="0.934285714285714">
            <text:p>0.9342857143</text:p>
          </table:table-cell>
          <table:table-cell office:value-type="float" office:value="8.82721712538226">
            <text:p>8.827217125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4.37">
            <text:p>4.37</text:p>
          </table:table-cell>
          <table:table-cell office:value-type="float" office:value="10">
            <text:p>10</text:p>
          </table:table-cell>
          <table:table-cell office:value-type="float" office:value="393.66">
            <text:p>393.66</text:p>
          </table:table-cell>
          <table:table-cell office:value-type="float" office:value="114.61">
            <text:p>114.61</text:p>
          </table:table-cell>
          <table:table-cell office:value-type="float" office:value="3.43477881511212">
            <text:p>3.4347788151</text:p>
          </table:table-cell>
          <table:table-cell office:value-type="float" office:value="0.437">
            <text:p>0.437</text:p>
          </table:table-cell>
          <table:table-cell office:value-type="float" office:value="26.2265446224256">
            <text:p>26.2265446224</text:p>
          </table:table-cell>
          <table:table-cell/>
          <table:table-cell office:value-type="string">
            <text:p>6515</text:p>
          </table:table-cell>
          <table:table-cell office:value-type="string">
            <text:p>6609</text:p>
          </table:table-cell>
          <table:table-cell office:value-type="float" office:value="4.11">
            <text:p>4.11</text:p>
          </table:table-cell>
          <table:table-cell office:value-type="float" office:value="10">
            <text:p>10</text:p>
          </table:table-cell>
          <table:table-cell office:value-type="float" office:value="369.9">
            <text:p>369.9</text:p>
          </table:table-cell>
          <table:table-cell office:value-type="float" office:value="114.61">
            <text:p>114.61</text:p>
          </table:table-cell>
          <table:table-cell office:value-type="float" office:value="3.22746706221098">
            <text:p>3.2274670622</text:p>
          </table:table-cell>
          <table:table-cell office:value-type="float" office:value="0.411">
            <text:p>0.411</text:p>
          </table:table-cell>
          <table:table-cell office:value-type="float" office:value="27.8856447688564">
            <text:p>27.88564476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4.91">
            <text:p>4.91</text:p>
          </table:table-cell>
          <table:table-cell office:value-type="float" office:value="10">
            <text:p>10</text:p>
          </table:table-cell>
          <table:table-cell office:value-type="float" office:value="441.99">
            <text:p>441.99</text:p>
          </table:table-cell>
          <table:table-cell office:value-type="float" office:value="114.52">
            <text:p>114.52</text:p>
          </table:table-cell>
          <table:table-cell office:value-type="float" office:value="3.85950052392595">
            <text:p>3.8595005239</text:p>
          </table:table-cell>
          <table:table-cell office:value-type="float" office:value="0.491">
            <text:p>0.491</text:p>
          </table:table-cell>
          <table:table-cell office:value-type="float" office:value="23.3238289205703">
            <text:p>23.3238289206</text:p>
          </table:table-cell>
          <table:table-cell/>
          <table:table-cell office:value-type="string">
            <text:p>6516</text:p>
          </table:table-cell>
          <table:table-cell office:value-type="string">
            <text:p>6609</text:p>
          </table:table-cell>
          <table:table-cell office:value-type="float" office:value="4.89">
            <text:p>4.89</text:p>
          </table:table-cell>
          <table:table-cell office:value-type="float" office:value="10">
            <text:p>10</text:p>
          </table:table-cell>
          <table:table-cell office:value-type="float" office:value="440.55">
            <text:p>440.55</text:p>
          </table:table-cell>
          <table:table-cell office:value-type="float" office:value="114.52">
            <text:p>114.52</text:p>
          </table:table-cell>
          <table:table-cell office:value-type="float" office:value="3.84692630108278">
            <text:p>3.8469263011</text:p>
          </table:table-cell>
          <table:table-cell office:value-type="float" office:value="0.489">
            <text:p>0.489</text:p>
          </table:table-cell>
          <table:table-cell office:value-type="float" office:value="23.4192229038855">
            <text:p>23.41922290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11.06">
            <text:p>11.06</text:p>
          </table:table-cell>
          <table:table-cell office:value-type="float" office:value="10">
            <text:p>10</text:p>
          </table:table-cell>
          <table:table-cell office:value-type="float" office:value="995.58">
            <text:p>995.58</text:p>
          </table:table-cell>
          <table:table-cell office:value-type="float" office:value="224.35">
            <text:p>224.35</text:p>
          </table:table-cell>
          <table:table-cell office:value-type="float" office:value="4.43761979050591">
            <text:p>4.4376197905</text:p>
          </table:table-cell>
          <table:table-cell office:value-type="float" office:value="1.106">
            <text:p>1.106</text:p>
          </table:table-cell>
          <table:table-cell office:value-type="float" office:value="20.2848101265823">
            <text:p>20.2848101266</text:p>
          </table:table-cell>
          <table:table-cell/>
          <table:table-cell office:value-type="string">
            <text:p>6519</text:p>
          </table:table-cell>
          <table:table-cell office:value-type="string">
            <text:p>6609</text:p>
          </table:table-cell>
          <table:table-cell office:value-type="float" office:value="10.57">
            <text:p>10.57</text:p>
          </table:table-cell>
          <table:table-cell office:value-type="float" office:value="7">
            <text:p>7</text:p>
          </table:table-cell>
          <table:table-cell office:value-type="float" office:value="951.57">
            <text:p>951.57</text:p>
          </table:table-cell>
          <table:table-cell office:value-type="float" office:value="224.35">
            <text:p>224.35</text:p>
          </table:table-cell>
          <table:table-cell office:value-type="float" office:value="4.2414530866949">
            <text:p>4.2414530867</text:p>
          </table:table-cell>
          <table:table-cell office:value-type="float" office:value="1.51">
            <text:p>1.51</text:p>
          </table:table-cell>
          <table:table-cell office:value-type="float" office:value="21.2251655629139">
            <text:p>21.22516556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1.48">
            <text:p>11.48</text:p>
          </table:table-cell>
          <table:table-cell office:value-type="float" office:value="6">
            <text:p>6</text:p>
          </table:table-cell>
          <table:table-cell office:value-type="float" office:value="1033.38">
            <text:p>1033.38</text:p>
          </table:table-cell>
          <table:table-cell office:value-type="float" office:value="229.02">
            <text:p>229.02</text:p>
          </table:table-cell>
          <table:table-cell office:value-type="float" office:value="4.51218234215352">
            <text:p>4.5121823422</text:p>
          </table:table-cell>
          <table:table-cell office:value-type="float" office:value="1.91333333333333">
            <text:p>1.9133333333</text:p>
          </table:table-cell>
          <table:table-cell office:value-type="float" office:value="19.9494773519164">
            <text:p>19.9494773519</text:p>
          </table:table-cell>
          <table:table-cell/>
          <table:table-cell office:value-type="string">
            <text:p>6532</text:p>
          </table:table-cell>
          <table:table-cell office:value-type="string">
            <text:p>6609</text:p>
          </table:table-cell>
          <table:table-cell office:value-type="float" office:value="11.49">
            <text:p>11.49</text:p>
          </table:table-cell>
          <table:table-cell office:value-type="float" office:value="5">
            <text:p>5</text:p>
          </table:table-cell>
          <table:table-cell office:value-type="float" office:value="1033.92">
            <text:p>1033.92</text:p>
          </table:table-cell>
          <table:table-cell office:value-type="float" office:value="229.02">
            <text:p>229.02</text:p>
          </table:table-cell>
          <table:table-cell office:value-type="float" office:value="4.5145402148284">
            <text:p>4.5145402148</text:p>
          </table:table-cell>
          <table:table-cell office:value-type="float" office:value="2.298">
            <text:p>2.298</text:p>
          </table:table-cell>
          <table:table-cell office:value-type="float" office:value="19.9321148825065">
            <text:p>19.93211488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4.36">
            <text:p>4.36</text:p>
          </table:table-cell>
          <table:table-cell office:value-type="float" office:value="7">
            <text:p>7</text:p>
          </table:table-cell>
          <table:table-cell office:value-type="float" office:value="391.95">
            <text:p>391.95</text:p>
          </table:table-cell>
          <table:table-cell office:value-type="float" office:value="61.28">
            <text:p>61.28</text:p>
          </table:table-cell>
          <table:table-cell office:value-type="float" office:value="6.39605091383812">
            <text:p>6.3960509138</text:p>
          </table:table-cell>
          <table:table-cell office:value-type="float" office:value="0.622857142857143">
            <text:p>0.6228571429</text:p>
          </table:table-cell>
          <table:table-cell office:value-type="float" office:value="14.0550458715596">
            <text:p>14.0550458716</text:p>
          </table:table-cell>
          <table:table-cell/>
          <table:table-cell office:value-type="string">
            <text:p>6559</text:p>
          </table:table-cell>
          <table:table-cell office:value-type="string">
            <text:p>6609</text:p>
          </table:table-cell>
          <table:table-cell office:value-type="float" office:value="4.37">
            <text:p>4.37</text:p>
          </table:table-cell>
          <table:table-cell office:value-type="float" office:value="10">
            <text:p>10</text:p>
          </table:table-cell>
          <table:table-cell office:value-type="float" office:value="393.03">
            <text:p>393.03</text:p>
          </table:table-cell>
          <table:table-cell office:value-type="float" office:value="61.28">
            <text:p>61.28</text:p>
          </table:table-cell>
          <table:table-cell office:value-type="float" office:value="6.41367493472585">
            <text:p>6.4136749347</text:p>
          </table:table-cell>
          <table:table-cell office:value-type="float" office:value="0.437">
            <text:p>0.437</text:p>
          </table:table-cell>
          <table:table-cell office:value-type="float" office:value="14.0228832951945">
            <text:p>14.02288329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4.09">
            <text:p>4.09</text:p>
          </table:table-cell>
          <table:table-cell office:value-type="float" office:value="9">
            <text:p>9</text:p>
          </table:table-cell>
          <table:table-cell office:value-type="float" office:value="368.19">
            <text:p>368.19</text:p>
          </table:table-cell>
          <table:table-cell office:value-type="float" office:value="101.6">
            <text:p>101.6</text:p>
          </table:table-cell>
          <table:table-cell office:value-type="float" office:value="3.62391732283465">
            <text:p>3.6239173228</text:p>
          </table:table-cell>
          <table:table-cell office:value-type="float" office:value="0.454444444444444">
            <text:p>0.4544444444</text:p>
          </table:table-cell>
          <table:table-cell office:value-type="float" office:value="24.841075794621">
            <text:p>24.8410757946</text:p>
          </table:table-cell>
          <table:table-cell/>
          <table:table-cell office:value-type="string">
            <text:p>6562</text:p>
          </table:table-cell>
          <table:table-cell office:value-type="string">
            <text:p>6609</text:p>
          </table:table-cell>
          <table:table-cell office:value-type="float" office:value="3.88">
            <text:p>3.88</text:p>
          </table:table-cell>
          <table:table-cell office:value-type="float" office:value="9">
            <text:p>9</text:p>
          </table:table-cell>
          <table:table-cell office:value-type="float" office:value="349.2">
            <text:p>349.2</text:p>
          </table:table-cell>
          <table:table-cell office:value-type="float" office:value="101.6">
            <text:p>101.6</text:p>
          </table:table-cell>
          <table:table-cell office:value-type="float" office:value="3.43700787401575">
            <text:p>3.437007874</text:p>
          </table:table-cell>
          <table:table-cell office:value-type="float" office:value="0.431111111111111">
            <text:p>0.4311111111</text:p>
          </table:table-cell>
          <table:table-cell office:value-type="float" office:value="26.1855670103093">
            <text:p>26.185567010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5.42">
            <text:p>5.42</text:p>
          </table:table-cell>
          <table:table-cell office:value-type="float" office:value="8">
            <text:p>8</text:p>
          </table:table-cell>
          <table:table-cell office:value-type="float" office:value="487.35">
            <text:p>487.35</text:p>
          </table:table-cell>
          <table:table-cell office:value-type="float" office:value="70.22">
            <text:p>70.22</text:p>
          </table:table-cell>
          <table:table-cell office:value-type="float" office:value="6.94033039020222">
            <text:p>6.9403303902</text:p>
          </table:table-cell>
          <table:table-cell office:value-type="float" office:value="0.6775">
            <text:p>0.6775</text:p>
          </table:table-cell>
          <table:table-cell office:value-type="float" office:value="12.9557195571956">
            <text:p>12.9557195572</text:p>
          </table:table-cell>
          <table:table-cell/>
          <table:table-cell office:value-type="string">
            <text:p>6647</text:p>
          </table:table-cell>
          <table:table-cell office:value-type="string">
            <text:p>6609</text:p>
          </table:table-cell>
          <table:table-cell office:value-type="float" office:value="5.02">
            <text:p>5.02</text:p>
          </table:table-cell>
          <table:table-cell office:value-type="float" office:value="8">
            <text:p>8</text:p>
          </table:table-cell>
          <table:table-cell office:value-type="float" office:value="451.44">
            <text:p>451.44</text:p>
          </table:table-cell>
          <table:table-cell office:value-type="float" office:value="70.22">
            <text:p>70.22</text:p>
          </table:table-cell>
          <table:table-cell office:value-type="float" office:value="6.42893762460837">
            <text:p>6.4289376246</text:p>
          </table:table-cell>
          <table:table-cell office:value-type="float" office:value="0.6275">
            <text:p>0.6275</text:p>
          </table:table-cell>
          <table:table-cell office:value-type="float" office:value="13.9880478087649">
            <text:p>13.98804780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4.48">
            <text:p>4.48</text:p>
          </table:table-cell>
          <table:table-cell office:value-type="float" office:value="9">
            <text:p>9</text:p>
          </table:table-cell>
          <table:table-cell office:value-type="float" office:value="403.02">
            <text:p>403.02</text:p>
          </table:table-cell>
          <table:table-cell office:value-type="float" office:value="108.39">
            <text:p>108.39</text:p>
          </table:table-cell>
          <table:table-cell office:value-type="float" office:value="3.7182396900083">
            <text:p>3.71823969</text:p>
          </table:table-cell>
          <table:table-cell office:value-type="float" office:value="0.497777777777778">
            <text:p>0.4977777778</text:p>
          </table:table-cell>
          <table:table-cell office:value-type="float" office:value="24.1941964285714">
            <text:p>24.1941964286</text:p>
          </table:table-cell>
          <table:table-cell/>
          <table:table-cell office:value-type="string">
            <text:p>6670</text:p>
          </table:table-cell>
          <table:table-cell office:value-type="string">
            <text:p>6609</text:p>
          </table:table-cell>
          <table:table-cell office:value-type="float" office:value="4.1">
            <text:p>4.1</text:p>
          </table:table-cell>
          <table:table-cell office:value-type="float" office:value="9">
            <text:p>9</text:p>
          </table:table-cell>
          <table:table-cell office:value-type="float" office:value="368.64">
            <text:p>368.64</text:p>
          </table:table-cell>
          <table:table-cell office:value-type="float" office:value="108.39">
            <text:p>108.39</text:p>
          </table:table-cell>
          <table:table-cell office:value-type="float" office:value="3.40105175754221">
            <text:p>3.4010517575</text:p>
          </table:table-cell>
          <table:table-cell office:value-type="float" office:value="0.455555555555555">
            <text:p>0.4555555556</text:p>
          </table:table-cell>
          <table:table-cell office:value-type="float" office:value="26.4365853658537">
            <text:p>26.43658536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4.61">
            <text:p>4.61</text:p>
          </table:table-cell>
          <table:table-cell office:value-type="float" office:value="11">
            <text:p>11</text:p>
          </table:table-cell>
          <table:table-cell office:value-type="float" office:value="414.72">
            <text:p>414.72</text:p>
          </table:table-cell>
          <table:table-cell office:value-type="float" office:value="62.33">
            <text:p>62.33</text:p>
          </table:table-cell>
          <table:table-cell office:value-type="float" office:value="6.65361784052623">
            <text:p>6.6536178405</text:p>
          </table:table-cell>
          <table:table-cell office:value-type="float" office:value="0.419090909090909">
            <text:p>0.4190909091</text:p>
          </table:table-cell>
          <table:table-cell office:value-type="float" office:value="13.5206073752712">
            <text:p>13.5206073753</text:p>
          </table:table-cell>
          <table:table-cell/>
          <table:table-cell office:value-type="string">
            <text:p>6695</text:p>
          </table:table-cell>
          <table:table-cell office:value-type="string">
            <text:p>6609</text:p>
          </table:table-cell>
          <table:table-cell office:value-type="float" office:value="4.63">
            <text:p>4.63</text:p>
          </table:table-cell>
          <table:table-cell office:value-type="float" office:value="11">
            <text:p>11</text:p>
          </table:table-cell>
          <table:table-cell office:value-type="float" office:value="417.06">
            <text:p>417.06</text:p>
          </table:table-cell>
          <table:table-cell office:value-type="float" office:value="62.33">
            <text:p>62.33</text:p>
          </table:table-cell>
          <table:table-cell office:value-type="float" office:value="6.69115995507781">
            <text:p>6.6911599551</text:p>
          </table:table-cell>
          <table:table-cell office:value-type="float" office:value="0.420909090909091">
            <text:p>0.4209090909</text:p>
          </table:table-cell>
          <table:table-cell office:value-type="float" office:value="13.4622030237581">
            <text:p>13.46220302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5.15">
            <text:p>5.15</text:p>
          </table:table-cell>
          <table:table-cell office:value-type="float" office:value="6">
            <text:p>6</text:p>
          </table:table-cell>
          <table:table-cell office:value-type="float" office:value="463.41">
            <text:p>463.41</text:p>
          </table:table-cell>
          <table:table-cell office:value-type="float" office:value="96.8">
            <text:p>96.8</text:p>
          </table:table-cell>
          <table:table-cell office:value-type="float" office:value="4.78729338842975">
            <text:p>4.7872933884</text:p>
          </table:table-cell>
          <table:table-cell office:value-type="float" office:value="0.858333333333333">
            <text:p>0.8583333333</text:p>
          </table:table-cell>
          <table:table-cell office:value-type="float" office:value="18.7961165048544">
            <text:p>18.7961165049</text:p>
          </table:table-cell>
          <table:table-cell/>
          <table:table-cell office:value-type="string">
            <text:p>6699</text:p>
          </table:table-cell>
          <table:table-cell office:value-type="string">
            <text:p>6609</text:p>
          </table:table-cell>
          <table:table-cell office:value-type="float" office:value="5.31">
            <text:p>5.31</text:p>
          </table:table-cell>
          <table:table-cell office:value-type="float" office:value="5">
            <text:p>5</text:p>
          </table:table-cell>
          <table:table-cell office:value-type="float" office:value="477.99">
            <text:p>477.99</text:p>
          </table:table-cell>
          <table:table-cell office:value-type="float" office:value="96.8">
            <text:p>96.8</text:p>
          </table:table-cell>
          <table:table-cell office:value-type="float" office:value="4.9379132231405">
            <text:p>4.9379132231</text:p>
          </table:table-cell>
          <table:table-cell office:value-type="float" office:value="1.062">
            <text:p>1.062</text:p>
          </table:table-cell>
          <table:table-cell office:value-type="float" office:value="18.2297551789077">
            <text:p>18.22975517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10.27">
            <text:p>10.27</text:p>
          </table:table-cell>
          <table:table-cell office:value-type="float" office:value="7">
            <text:p>7</text:p>
          </table:table-cell>
          <table:table-cell office:value-type="float" office:value="924.3">
            <text:p>924.3</text:p>
          </table:table-cell>
          <table:table-cell office:value-type="float" office:value="247.82">
            <text:p>247.82</text:p>
          </table:table-cell>
          <table:table-cell office:value-type="float" office:value="3.72972318618352">
            <text:p>3.7297231862</text:p>
          </table:table-cell>
          <table:table-cell office:value-type="float" office:value="1.46714285714286">
            <text:p>1.4671428571</text:p>
          </table:table-cell>
          <table:table-cell office:value-type="float" office:value="24.1304771178189">
            <text:p>24.1304771178</text:p>
          </table:table-cell>
          <table:table-cell/>
          <table:table-cell office:value-type="string">
            <text:p>6716</text:p>
          </table:table-cell>
          <table:table-cell office:value-type="string">
            <text:p>6609</text:p>
          </table:table-cell>
          <table:table-cell office:value-type="float" office:value="10.35">
            <text:p>10.35</text:p>
          </table:table-cell>
          <table:table-cell office:value-type="float" office:value="6">
            <text:p>6</text:p>
          </table:table-cell>
          <table:table-cell office:value-type="float" office:value="931.41">
            <text:p>931.41</text:p>
          </table:table-cell>
          <table:table-cell office:value-type="float" office:value="247.82">
            <text:p>247.82</text:p>
          </table:table-cell>
          <table:table-cell office:value-type="float" office:value="3.75841336453878">
            <text:p>3.7584133645</text:p>
          </table:table-cell>
          <table:table-cell office:value-type="float" office:value="1.725">
            <text:p>1.725</text:p>
          </table:table-cell>
          <table:table-cell office:value-type="float" office:value="23.943961352657">
            <text:p>23.94396135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3.77">
            <text:p>3.77</text:p>
          </table:table-cell>
          <table:table-cell office:value-type="float" office:value="6">
            <text:p>6</text:p>
          </table:table-cell>
          <table:table-cell office:value-type="float" office:value="339.39">
            <text:p>339.39</text:p>
          </table:table-cell>
          <table:table-cell office:value-type="float" office:value="98.52">
            <text:p>98.52</text:p>
          </table:table-cell>
          <table:table-cell office:value-type="float" office:value="3.44488428745432">
            <text:p>3.4448842875</text:p>
          </table:table-cell>
          <table:table-cell office:value-type="float" office:value="0.628333333333333">
            <text:p>0.6283333333</text:p>
          </table:table-cell>
          <table:table-cell office:value-type="float" office:value="26.132625994695">
            <text:p>26.1326259947</text:p>
          </table:table-cell>
          <table:table-cell/>
          <table:table-cell office:value-type="string">
            <text:p>6738</text:p>
          </table:table-cell>
          <table:table-cell office:value-type="string">
            <text:p>6609</text:p>
          </table:table-cell>
          <table:table-cell office:value-type="float" office:value="3.69">
            <text:p>3.69</text:p>
          </table:table-cell>
          <table:table-cell office:value-type="float" office:value="6">
            <text:p>6</text:p>
          </table:table-cell>
          <table:table-cell office:value-type="float" office:value="332.01">
            <text:p>332.01</text:p>
          </table:table-cell>
          <table:table-cell office:value-type="float" office:value="98.52">
            <text:p>98.52</text:p>
          </table:table-cell>
          <table:table-cell office:value-type="float" office:value="3.36997563946407">
            <text:p>3.3699756395</text:p>
          </table:table-cell>
          <table:table-cell office:value-type="float" office:value="0.615">
            <text:p>0.615</text:p>
          </table:table-cell>
          <table:table-cell office:value-type="float" office:value="26.6991869918699">
            <text:p>26.699186991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9.84">
            <text:p>9.84</text:p>
          </table:table-cell>
          <table:table-cell office:value-type="float" office:value="9">
            <text:p>9</text:p>
          </table:table-cell>
          <table:table-cell office:value-type="float" office:value="885.15">
            <text:p>885.15</text:p>
          </table:table-cell>
          <table:table-cell office:value-type="float" office:value="184.94">
            <text:p>184.94</text:p>
          </table:table-cell>
          <table:table-cell office:value-type="float" office:value="4.78614685844058">
            <text:p>4.7861468584</text:p>
          </table:table-cell>
          <table:table-cell office:value-type="float" office:value="1.09333333333333">
            <text:p>1.0933333333</text:p>
          </table:table-cell>
          <table:table-cell office:value-type="float" office:value="18.7947154471545">
            <text:p>18.7947154472</text:p>
          </table:table-cell>
          <table:table-cell/>
          <table:table-cell office:value-type="string">
            <text:p>6843</text:p>
          </table:table-cell>
          <table:table-cell office:value-type="string">
            <text:p>6609</text:p>
          </table:table-cell>
          <table:table-cell office:value-type="float" office:value="9.92">
            <text:p>9.92</text:p>
          </table:table-cell>
          <table:table-cell office:value-type="float" office:value="9">
            <text:p>9</text:p>
          </table:table-cell>
          <table:table-cell office:value-type="float" office:value="892.53">
            <text:p>892.53</text:p>
          </table:table-cell>
          <table:table-cell office:value-type="float" office:value="184.94">
            <text:p>184.94</text:p>
          </table:table-cell>
          <table:table-cell office:value-type="float" office:value="4.82605169244079">
            <text:p>4.8260516924</text:p>
          </table:table-cell>
          <table:table-cell office:value-type="float" office:value="1.10222222222222">
            <text:p>1.1022222222</text:p>
          </table:table-cell>
          <table:table-cell office:value-type="float" office:value="18.6431451612903">
            <text:p>18.64314516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3.24">
            <text:p>13.24</text:p>
          </table:table-cell>
          <table:table-cell office:value-type="float" office:value="6">
            <text:p>6</text:p>
          </table:table-cell>
          <table:table-cell office:value-type="float" office:value="1191.24">
            <text:p>1191.24</text:p>
          </table:table-cell>
          <table:table-cell office:value-type="float" office:value="108.45">
            <text:p>108.45</text:p>
          </table:table-cell>
          <table:table-cell office:value-type="float" office:value="10.9842323651452">
            <text:p>10.9842323651</text:p>
          </table:table-cell>
          <table:table-cell office:value-type="float" office:value="2.20666666666667">
            <text:p>2.2066666667</text:p>
          </table:table-cell>
          <table:table-cell office:value-type="float" office:value="8.19108761329305">
            <text:p>8.1910876133</text:p>
          </table:table-cell>
          <table:table-cell/>
          <table:table-cell office:value-type="string">
            <text:p>6879</text:p>
          </table:table-cell>
          <table:table-cell office:value-type="string">
            <text:p>6609</text:p>
          </table:table-cell>
          <table:table-cell office:value-type="float" office:value="13.25">
            <text:p>13.25</text:p>
          </table:table-cell>
          <table:table-cell office:value-type="float" office:value="6">
            <text:p>6</text:p>
          </table:table-cell>
          <table:table-cell office:value-type="float" office:value="1192.41">
            <text:p>1192.41</text:p>
          </table:table-cell>
          <table:table-cell office:value-type="float" office:value="108.45">
            <text:p>108.45</text:p>
          </table:table-cell>
          <table:table-cell office:value-type="float" office:value="10.995020746888">
            <text:p>10.9950207469</text:p>
          </table:table-cell>
          <table:table-cell office:value-type="float" office:value="2.20833333333333">
            <text:p>2.2083333333</text:p>
          </table:table-cell>
          <table:table-cell office:value-type="float" office:value="8.18490566037736">
            <text:p>8.18490566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9.73">
            <text:p>9.73</text:p>
          </table:table-cell>
          <table:table-cell office:value-type="float" office:value="6">
            <text:p>6</text:p>
          </table:table-cell>
          <table:table-cell office:value-type="float" office:value="876.15">
            <text:p>876.15</text:p>
          </table:table-cell>
          <table:table-cell office:value-type="float" office:value="228.5">
            <text:p>228.5</text:p>
          </table:table-cell>
          <table:table-cell office:value-type="float" office:value="3.8343544857768">
            <text:p>3.8343544858</text:p>
          </table:table-cell>
          <table:table-cell office:value-type="float" office:value="1.62166666666667">
            <text:p>1.6216666667</text:p>
          </table:table-cell>
          <table:table-cell office:value-type="float" office:value="23.4840698869476">
            <text:p>23.4840698869</text:p>
          </table:table-cell>
          <table:table-cell/>
          <table:table-cell office:value-type="string">
            <text:p>6892</text:p>
          </table:table-cell>
          <table:table-cell office:value-type="string">
            <text:p>6609</text:p>
          </table:table-cell>
          <table:table-cell office:value-type="float" office:value="9.72">
            <text:p>9.72</text:p>
          </table:table-cell>
          <table:table-cell office:value-type="float" office:value="6">
            <text:p>6</text:p>
          </table:table-cell>
          <table:table-cell office:value-type="float" office:value="874.62">
            <text:p>874.62</text:p>
          </table:table-cell>
          <table:table-cell office:value-type="float" office:value="228.5">
            <text:p>228.5</text:p>
          </table:table-cell>
          <table:table-cell office:value-type="float" office:value="3.82765864332604">
            <text:p>3.8276586433</text:p>
          </table:table-cell>
          <table:table-cell office:value-type="float" office:value="1.62">
            <text:p>1.62</text:p>
          </table:table-cell>
          <table:table-cell office:value-type="float" office:value="23.5082304526749">
            <text:p>23.50823045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4.23">
            <text:p>4.23</text:p>
          </table:table-cell>
          <table:table-cell office:value-type="float" office:value="9">
            <text:p>9</text:p>
          </table:table-cell>
          <table:table-cell office:value-type="float" office:value="380.61">
            <text:p>380.61</text:p>
          </table:table-cell>
          <table:table-cell office:value-type="float" office:value="61.49">
            <text:p>61.49</text:p>
          </table:table-cell>
          <table:table-cell office:value-type="float" office:value="6.18978695722882">
            <text:p>6.1897869572</text:p>
          </table:table-cell>
          <table:table-cell office:value-type="float" office:value="0.47">
            <text:p>0.47</text:p>
          </table:table-cell>
          <table:table-cell office:value-type="float" office:value="14.5366430260047">
            <text:p>14.536643026</text:p>
          </table:table-cell>
          <table:table-cell/>
          <table:table-cell office:value-type="string">
            <text:p>6945</text:p>
          </table:table-cell>
          <table:table-cell office:value-type="string">
            <text:p>6609</text:p>
          </table:table-cell>
          <table:table-cell office:value-type="float" office:value="4.31">
            <text:p>4.31</text:p>
          </table:table-cell>
          <table:table-cell office:value-type="float" office:value="9">
            <text:p>9</text:p>
          </table:table-cell>
          <table:table-cell office:value-type="float" office:value="387.81">
            <text:p>387.81</text:p>
          </table:table-cell>
          <table:table-cell office:value-type="float" office:value="61.49">
            <text:p>61.49</text:p>
          </table:table-cell>
          <table:table-cell office:value-type="float" office:value="6.30687916734428">
            <text:p>6.3068791673</text:p>
          </table:table-cell>
          <table:table-cell office:value-type="float" office:value="0.478888888888889">
            <text:p>0.4788888889</text:p>
          </table:table-cell>
          <table:table-cell office:value-type="float" office:value="14.2668213457077">
            <text:p>14.26682134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4.06">
            <text:p>4.06</text:p>
          </table:table-cell>
          <table:table-cell office:value-type="float" office:value="8">
            <text:p>8</text:p>
          </table:table-cell>
          <table:table-cell office:value-type="float" office:value="365.67">
            <text:p>365.67</text:p>
          </table:table-cell>
          <table:table-cell office:value-type="float" office:value="101.32">
            <text:p>101.32</text:p>
          </table:table-cell>
          <table:table-cell office:value-type="float" office:value="3.60906040268456">
            <text:p>3.6090604027</text:p>
          </table:table-cell>
          <table:table-cell office:value-type="float" office:value="0.5075">
            <text:p>0.5075</text:p>
          </table:table-cell>
          <table:table-cell office:value-type="float" office:value="24.9556650246305">
            <text:p>24.9556650246</text:p>
          </table:table-cell>
          <table:table-cell/>
          <table:table-cell office:value-type="string">
            <text:p>6948</text:p>
          </table:table-cell>
          <table:table-cell office:value-type="string">
            <text:p>660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60.09">
            <text:p>360.09</text:p>
          </table:table-cell>
          <table:table-cell office:value-type="float" office:value="101.32">
            <text:p>101.32</text:p>
          </table:table-cell>
          <table:table-cell office:value-type="float" office:value="3.55398736675878">
            <text:p>3.5539873668</text:p>
          </table:table-cell>
          <table:table-cell office:value-type="float" office:value="0.5">
            <text:p>0.5</text:p>
          </table:table-cell>
          <table:table-cell office:value-type="float" office:value="25.33">
            <text:p>25.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8.88">
            <text:p>8.88</text:p>
          </table:table-cell>
          <table:table-cell office:value-type="float" office:value="8">
            <text:p>8</text:p>
          </table:table-cell>
          <table:table-cell office:value-type="float" office:value="799.29">
            <text:p>799.29</text:p>
          </table:table-cell>
          <table:table-cell office:value-type="float" office:value="112.14">
            <text:p>112.14</text:p>
          </table:table-cell>
          <table:table-cell office:value-type="float" office:value="7.12760834670947">
            <text:p>7.1276083467</text:p>
          </table:table-cell>
          <table:table-cell office:value-type="float" office:value="1.11">
            <text:p>1.11</text:p>
          </table:table-cell>
          <table:table-cell office:value-type="float" office:value="12.6283783783784">
            <text:p>12.6283783784</text:p>
          </table:table-cell>
          <table:table-cell/>
          <table:table-cell office:value-type="string">
            <text:p>7021</text:p>
          </table:table-cell>
          <table:table-cell office:value-type="string">
            <text:p>6609</text:p>
          </table:table-cell>
          <table:table-cell office:value-type="float" office:value="8.9">
            <text:p>8.9</text:p>
          </table:table-cell>
          <table:table-cell office:value-type="float" office:value="8">
            <text:p>8</text:p>
          </table:table-cell>
          <table:table-cell office:value-type="float" office:value="800.82">
            <text:p>800.82</text:p>
          </table:table-cell>
          <table:table-cell office:value-type="float" office:value="112.14">
            <text:p>112.14</text:p>
          </table:table-cell>
          <table:table-cell office:value-type="float" office:value="7.14125200642055">
            <text:p>7.1412520064</text:p>
          </table:table-cell>
          <table:table-cell office:value-type="float" office:value="1.1125">
            <text:p>1.1125</text:p>
          </table:table-cell>
          <table:table-cell office:value-type="float" office:value="12.6">
            <text:p>12.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3.54">
            <text:p>3.54</text:p>
          </table:table-cell>
          <table:table-cell office:value-type="float" office:value="8">
            <text:p>8</text:p>
          </table:table-cell>
          <table:table-cell office:value-type="float" office:value="318.96">
            <text:p>318.96</text:p>
          </table:table-cell>
          <table:table-cell office:value-type="float" office:value="108.14">
            <text:p>108.14</text:p>
          </table:table-cell>
          <table:table-cell office:value-type="float" office:value="2.9495098945811">
            <text:p>2.9495098946</text:p>
          </table:table-cell>
          <table:table-cell office:value-type="float" office:value="0.4425">
            <text:p>0.4425</text:p>
          </table:table-cell>
          <table:table-cell office:value-type="float" office:value="30.5480225988701">
            <text:p>30.5480225989</text:p>
          </table:table-cell>
          <table:table-cell/>
          <table:table-cell office:value-type="string">
            <text:p>7079</text:p>
          </table:table-cell>
          <table:table-cell office:value-type="string">
            <text:p>6609</text:p>
          </table:table-cell>
          <table:table-cell office:value-type="float" office:value="3.46">
            <text:p>3.46</text:p>
          </table:table-cell>
          <table:table-cell office:value-type="float" office:value="8">
            <text:p>8</text:p>
          </table:table-cell>
          <table:table-cell office:value-type="float" office:value="311.67">
            <text:p>311.67</text:p>
          </table:table-cell>
          <table:table-cell office:value-type="float" office:value="108.14">
            <text:p>108.14</text:p>
          </table:table-cell>
          <table:table-cell office:value-type="float" office:value="2.88209728130202">
            <text:p>2.8820972813</text:p>
          </table:table-cell>
          <table:table-cell office:value-type="float" office:value="0.4325">
            <text:p>0.4325</text:p>
          </table:table-cell>
          <table:table-cell office:value-type="float" office:value="31.2543352601156">
            <text:p>31.25433526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3.54">
            <text:p>3.54</text:p>
          </table:table-cell>
          <table:table-cell office:value-type="float" office:value="6">
            <text:p>6</text:p>
          </table:table-cell>
          <table:table-cell office:value-type="float" office:value="318.78">
            <text:p>318.78</text:p>
          </table:table-cell>
          <table:table-cell office:value-type="float" office:value="108.79">
            <text:p>108.79</text:p>
          </table:table-cell>
          <table:table-cell office:value-type="float" office:value="2.93023255813953">
            <text:p>2.9302325581</text:p>
          </table:table-cell>
          <table:table-cell office:value-type="float" office:value="0.59">
            <text:p>0.59</text:p>
          </table:table-cell>
          <table:table-cell office:value-type="float" office:value="30.7316384180791">
            <text:p>30.7316384181</text:p>
          </table:table-cell>
          <table:table-cell/>
          <table:table-cell office:value-type="string">
            <text:p>7081</text:p>
          </table:table-cell>
          <table:table-cell office:value-type="string">
            <text:p>6609</text:p>
          </table:table-cell>
          <table:table-cell office:value-type="float" office:value="3.54">
            <text:p>3.54</text:p>
          </table:table-cell>
          <table:table-cell office:value-type="float" office:value="6">
            <text:p>6</text:p>
          </table:table-cell>
          <table:table-cell office:value-type="float" office:value="318.42">
            <text:p>318.42</text:p>
          </table:table-cell>
          <table:table-cell office:value-type="float" office:value="108.79">
            <text:p>108.79</text:p>
          </table:table-cell>
          <table:table-cell office:value-type="float" office:value="2.92692343046236">
            <text:p>2.9269234305</text:p>
          </table:table-cell>
          <table:table-cell office:value-type="float" office:value="0.59">
            <text:p>0.59</text:p>
          </table:table-cell>
          <table:table-cell office:value-type="float" office:value="30.7316384180791">
            <text:p>30.73163841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9.54">
            <text:p>9.54</text:p>
          </table:table-cell>
          <table:table-cell office:value-type="float" office:value="8">
            <text:p>8</text:p>
          </table:table-cell>
          <table:table-cell office:value-type="float" office:value="858.69">
            <text:p>858.69</text:p>
          </table:table-cell>
          <table:table-cell office:value-type="float" office:value="217.67">
            <text:p>217.67</text:p>
          </table:table-cell>
          <table:table-cell office:value-type="float" office:value="3.94491661689714">
            <text:p>3.9449166169</text:p>
          </table:table-cell>
          <table:table-cell office:value-type="float" office:value="1.1925">
            <text:p>1.1925</text:p>
          </table:table-cell>
          <table:table-cell office:value-type="float" office:value="22.8165618448637">
            <text:p>22.8165618449</text:p>
          </table:table-cell>
          <table:table-cell/>
          <table:table-cell office:value-type="string">
            <text:p>7094</text:p>
          </table:table-cell>
          <table:table-cell office:value-type="string">
            <text:p>6609</text:p>
          </table:table-cell>
          <table:table-cell office:value-type="float" office:value="9.55">
            <text:p>9.55</text:p>
          </table:table-cell>
          <table:table-cell office:value-type="float" office:value="8">
            <text:p>8</text:p>
          </table:table-cell>
          <table:table-cell office:value-type="float" office:value="859.23">
            <text:p>859.23</text:p>
          </table:table-cell>
          <table:table-cell office:value-type="float" office:value="217.67">
            <text:p>217.67</text:p>
          </table:table-cell>
          <table:table-cell office:value-type="float" office:value="3.94739743648643">
            <text:p>3.9473974365</text:p>
          </table:table-cell>
          <table:table-cell office:value-type="float" office:value="1.19375">
            <text:p>1.19375</text:p>
          </table:table-cell>
          <table:table-cell office:value-type="float" office:value="22.7926701570681">
            <text:p>22.79267015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8.51">
            <text:p>8.51</text:p>
          </table:table-cell>
          <table:table-cell office:value-type="float" office:value="8">
            <text:p>8</text:p>
          </table:table-cell>
          <table:table-cell office:value-type="float" office:value="766.08">
            <text:p>766.08</text:p>
          </table:table-cell>
          <table:table-cell office:value-type="float" office:value="188.97">
            <text:p>188.97</text:p>
          </table:table-cell>
          <table:table-cell office:value-type="float" office:value="4.05397682171773">
            <text:p>4.0539768217</text:p>
          </table:table-cell>
          <table:table-cell office:value-type="float" office:value="1.06375">
            <text:p>1.06375</text:p>
          </table:table-cell>
          <table:table-cell office:value-type="float" office:value="22.2056404230317">
            <text:p>22.205640423</text:p>
          </table:table-cell>
          <table:table-cell/>
          <table:table-cell office:value-type="string">
            <text:p>6501</text:p>
          </table:table-cell>
          <table:table-cell office:value-type="string">
            <text:p>6609</text:p>
          </table:table-cell>
          <table:table-cell office:value-type="float" office:value="8.26">
            <text:p>8.26</text:p>
          </table:table-cell>
          <table:table-cell office:value-type="float" office:value="8">
            <text:p>8</text:p>
          </table:table-cell>
          <table:table-cell office:value-type="float" office:value="743.4">
            <text:p>743.4</text:p>
          </table:table-cell>
          <table:table-cell office:value-type="float" office:value="188.97">
            <text:p>188.97</text:p>
          </table:table-cell>
          <table:table-cell office:value-type="float" office:value="3.93395777107477">
            <text:p>3.9339577711</text:p>
          </table:table-cell>
          <table:table-cell office:value-type="float" office:value="1.0325">
            <text:p>1.0325</text:p>
          </table:table-cell>
          <table:table-cell office:value-type="float" office:value="22.8777239709443">
            <text:p>22.87772397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7.4">
            <text:p>7.4</text:p>
          </table:table-cell>
          <table:table-cell office:value-type="float" office:value="7">
            <text:p>7</text:p>
          </table:table-cell>
          <table:table-cell office:value-type="float" office:value="666.36">
            <text:p>666.36</text:p>
          </table:table-cell>
          <table:table-cell office:value-type="float" office:value="98.58">
            <text:p>98.58</text:p>
          </table:table-cell>
          <table:table-cell office:value-type="float" office:value="6.75958612294583">
            <text:p>6.7595861229</text:p>
          </table:table-cell>
          <table:table-cell office:value-type="float" office:value="1.05714285714286">
            <text:p>1.0571428571</text:p>
          </table:table-cell>
          <table:table-cell office:value-type="float" office:value="13.3216216216216">
            <text:p>13.3216216216</text:p>
          </table:table-cell>
          <table:table-cell/>
          <table:table-cell office:value-type="string">
            <text:p>6552</text:p>
          </table:table-cell>
          <table:table-cell office:value-type="string">
            <text:p>6609</text:p>
          </table:table-cell>
          <table:table-cell office:value-type="float" office:value="7.37">
            <text:p>7.37</text:p>
          </table:table-cell>
          <table:table-cell office:value-type="float" office:value="6">
            <text:p>6</text:p>
          </table:table-cell>
          <table:table-cell office:value-type="float" office:value="663.48">
            <text:p>663.48</text:p>
          </table:table-cell>
          <table:table-cell office:value-type="float" office:value="98.58">
            <text:p>98.58</text:p>
          </table:table-cell>
          <table:table-cell office:value-type="float" office:value="6.7303712720633">
            <text:p>6.7303712721</text:p>
          </table:table-cell>
          <table:table-cell office:value-type="float" office:value="1.22833333333333">
            <text:p>1.2283333333</text:p>
          </table:table-cell>
          <table:table-cell office:value-type="float" office:value="13.3758480325645">
            <text:p>13.37584803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18.61">
            <text:p>18.61</text:p>
          </table:table-cell>
          <table:table-cell office:value-type="float" office:value="10">
            <text:p>10</text:p>
          </table:table-cell>
          <table:table-cell office:value-type="float" office:value="1674.45">
            <text:p>1674.45</text:p>
          </table:table-cell>
          <table:table-cell office:value-type="float" office:value="112.26">
            <text:p>112.26</text:p>
          </table:table-cell>
          <table:table-cell office:value-type="float" office:value="14.9158204168894">
            <text:p>14.9158204169</text:p>
          </table:table-cell>
          <table:table-cell office:value-type="float" office:value="1.861">
            <text:p>1.861</text:p>
          </table:table-cell>
          <table:table-cell office:value-type="float" office:value="6.0322407307899">
            <text:p>6.0322407308</text:p>
          </table:table-cell>
          <table:table-cell/>
          <table:table-cell office:value-type="string">
            <text:p>6674</text:p>
          </table:table-cell>
          <table:table-cell office:value-type="string">
            <text:p>6609</text:p>
          </table:table-cell>
          <table:table-cell office:value-type="float" office:value="17.52">
            <text:p>17.52</text:p>
          </table:table-cell>
          <table:table-cell office:value-type="float" office:value="11">
            <text:p>11</text:p>
          </table:table-cell>
          <table:table-cell office:value-type="float" office:value="1576.44">
            <text:p>1576.44</text:p>
          </table:table-cell>
          <table:table-cell office:value-type="float" office:value="112.26">
            <text:p>112.26</text:p>
          </table:table-cell>
          <table:table-cell office:value-type="float" office:value="14.0427578834848">
            <text:p>14.0427578835</text:p>
          </table:table-cell>
          <table:table-cell office:value-type="float" office:value="1.59272727272727">
            <text:p>1.5927272727</text:p>
          </table:table-cell>
          <table:table-cell office:value-type="float" office:value="6.40753424657534">
            <text:p>6.407534246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4.63">
            <text:p>4.63</text:p>
          </table:table-cell>
          <table:table-cell office:value-type="float" office:value="9">
            <text:p>9</text:p>
          </table:table-cell>
          <table:table-cell office:value-type="float" office:value="416.34">
            <text:p>416.34</text:p>
          </table:table-cell>
          <table:table-cell office:value-type="float" office:value="62.11">
            <text:p>62.11</text:p>
          </table:table-cell>
          <table:table-cell office:value-type="float" office:value="6.70326839478345">
            <text:p>6.7032683948</text:p>
          </table:table-cell>
          <table:table-cell office:value-type="float" office:value="0.514444444444445">
            <text:p>0.5144444444</text:p>
          </table:table-cell>
          <table:table-cell office:value-type="float" office:value="13.414686825054">
            <text:p>13.4146868251</text:p>
          </table:table-cell>
          <table:table-cell/>
          <table:table-cell office:value-type="string">
            <text:p>6971</text:p>
          </table:table-cell>
          <table:table-cell office:value-type="string">
            <text:p>6609</text:p>
          </table:table-cell>
          <table:table-cell office:value-type="float" office:value="4.72">
            <text:p>4.72</text:p>
          </table:table-cell>
          <table:table-cell office:value-type="float" office:value="9">
            <text:p>9</text:p>
          </table:table-cell>
          <table:table-cell office:value-type="float" office:value="424.62">
            <text:p>424.62</text:p>
          </table:table-cell>
          <table:table-cell office:value-type="float" office:value="62.11">
            <text:p>62.11</text:p>
          </table:table-cell>
          <table:table-cell office:value-type="float" office:value="6.83658026082757">
            <text:p>6.8365802608</text:p>
          </table:table-cell>
          <table:table-cell office:value-type="float" office:value="0.524444444444444">
            <text:p>0.5244444444</text:p>
          </table:table-cell>
          <table:table-cell office:value-type="float" office:value="13.1588983050848">
            <text:p>13.1588983051</text:p>
          </table:table-cell>
          <table:table-cell table:number-columns-repeated="1005"/>
        </table:table-row>
        <table:table-row table:style-name="ro1">
          <table:table-cell office:value-type="string">
            <text:p>6647</text:p>
          </table:table-cell>
          <table:table-cell office:value-type="string">
            <text:p>6087</text:p>
          </table:table-cell>
          <table:table-cell office:value-type="float" office:value="2.82">
            <text:p>2.82</text:p>
          </table:table-cell>
          <table:table-cell office:value-type="float" office:value="5">
            <text:p>5</text:p>
          </table:table-cell>
          <table:table-cell office:value-type="float" office:value="254.07">
            <text:p>254.07</text:p>
          </table:table-cell>
          <table:table-cell office:value-type="float" office:value="41.26">
            <text:p>41.26</text:p>
          </table:table-cell>
          <table:table-cell office:value-type="float" office:value="6.15777993213766">
            <text:p>6.1577799321</text:p>
          </table:table-cell>
          <table:table-cell office:value-type="float" office:value="0.564">
            <text:p>0.564</text:p>
          </table:table-cell>
          <table:table-cell office:value-type="float" office:value="14.6312056737589">
            <text:p>14.6312056738</text:p>
          </table:table-cell>
          <table:table-cell/>
          <table:table-cell office:value-type="string">
            <text:p>6087</text:p>
          </table:table-cell>
          <table:table-cell office:value-type="string">
            <text:p>6647</text:p>
          </table:table-cell>
          <table:table-cell office:value-type="float" office:value="3.08">
            <text:p>3.08</text:p>
          </table:table-cell>
          <table:table-cell office:value-type="float" office:value="5">
            <text:p>5</text:p>
          </table:table-cell>
          <table:table-cell office:value-type="float" office:value="277.47">
            <text:p>277.47</text:p>
          </table:table-cell>
          <table:table-cell office:value-type="float" office:value="41.26">
            <text:p>41.26</text:p>
          </table:table-cell>
          <table:table-cell office:value-type="float" office:value="6.7249151720795">
            <text:p>6.7249151721</text:p>
          </table:table-cell>
          <table:table-cell office:value-type="float" office:value="0.616">
            <text:p>0.616</text:p>
          </table:table-cell>
          <table:table-cell office:value-type="float" office:value="13.3961038961039">
            <text:p>13.39610389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5.85">
            <text:p>5.85</text:p>
          </table:table-cell>
          <table:table-cell office:value-type="float" office:value="6">
            <text:p>6</text:p>
          </table:table-cell>
          <table:table-cell office:value-type="float" office:value="526.14">
            <text:p>526.14</text:p>
          </table:table-cell>
          <table:table-cell office:value-type="float" office:value="43.12">
            <text:p>43.12</text:p>
          </table:table-cell>
          <table:table-cell office:value-type="float" office:value="12.2017625231911">
            <text:p>12.2017625232</text:p>
          </table:table-cell>
          <table:table-cell office:value-type="float" office:value="0.975">
            <text:p>0.975</text:p>
          </table:table-cell>
          <table:table-cell office:value-type="float" office:value="7.37094017094017">
            <text:p>7.3709401709</text:p>
          </table:table-cell>
          <table:table-cell/>
          <table:table-cell office:value-type="string">
            <text:p>6382</text:p>
          </table:table-cell>
          <table:table-cell office:value-type="string">
            <text:p>6647</text:p>
          </table:table-cell>
          <table:table-cell office:value-type="float" office:value="5.61">
            <text:p>5.61</text:p>
          </table:table-cell>
          <table:table-cell office:value-type="float" office:value="6">
            <text:p>6</text:p>
          </table:table-cell>
          <table:table-cell office:value-type="float" office:value="504.99">
            <text:p>504.99</text:p>
          </table:table-cell>
          <table:table-cell office:value-type="float" office:value="43.12">
            <text:p>43.12</text:p>
          </table:table-cell>
          <table:table-cell office:value-type="float" office:value="11.7112708719852">
            <text:p>11.711270872</text:p>
          </table:table-cell>
          <table:table-cell office:value-type="float" office:value="0.935">
            <text:p>0.935</text:p>
          </table:table-cell>
          <table:table-cell office:value-type="float" office:value="7.68627450980392">
            <text:p>7.68627450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18.11">
            <text:p>18.11</text:p>
          </table:table-cell>
          <table:table-cell office:value-type="float" office:value="8">
            <text:p>8</text:p>
          </table:table-cell>
          <table:table-cell office:value-type="float" office:value="1630.17">
            <text:p>1630.17</text:p>
          </table:table-cell>
          <table:table-cell office:value-type="float" office:value="39.73">
            <text:p>39.73</text:p>
          </table:table-cell>
          <table:table-cell office:value-type="float" office:value="41.0312106720363">
            <text:p>41.031210672</text:p>
          </table:table-cell>
          <table:table-cell office:value-type="float" office:value="2.26375">
            <text:p>2.26375</text:p>
          </table:table-cell>
          <table:table-cell office:value-type="float" office:value="2.19381557150745">
            <text:p>2.1938155715</text:p>
          </table:table-cell>
          <table:table-cell/>
          <table:table-cell office:value-type="string">
            <text:p>6405</text:p>
          </table:table-cell>
          <table:table-cell office:value-type="string">
            <text:p>6647</text:p>
          </table:table-cell>
          <table:table-cell office:value-type="float" office:value="17.98">
            <text:p>17.98</text:p>
          </table:table-cell>
          <table:table-cell office:value-type="float" office:value="12">
            <text:p>12</text:p>
          </table:table-cell>
          <table:table-cell office:value-type="float" office:value="1618.29">
            <text:p>1618.29</text:p>
          </table:table-cell>
          <table:table-cell office:value-type="float" office:value="39.73">
            <text:p>39.73</text:p>
          </table:table-cell>
          <table:table-cell office:value-type="float" office:value="40.7321922980116">
            <text:p>40.732192298</text:p>
          </table:table-cell>
          <table:table-cell office:value-type="float" office:value="1.49833333333333">
            <text:p>1.4983333333</text:p>
          </table:table-cell>
          <table:table-cell office:value-type="float" office:value="2.20967741935484">
            <text:p>2.209677419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8.76">
            <text:p>8.76</text:p>
          </table:table-cell>
          <table:table-cell office:value-type="float" office:value="8">
            <text:p>8</text:p>
          </table:table-cell>
          <table:table-cell office:value-type="float" office:value="788.58">
            <text:p>788.58</text:p>
          </table:table-cell>
          <table:table-cell office:value-type="float" office:value="269.15">
            <text:p>269.15</text:p>
          </table:table-cell>
          <table:table-cell office:value-type="float" office:value="2.92989039569014">
            <text:p>2.9298903957</text:p>
          </table:table-cell>
          <table:table-cell office:value-type="float" office:value="1.095">
            <text:p>1.095</text:p>
          </table:table-cell>
          <table:table-cell office:value-type="float" office:value="30.7248858447489">
            <text:p>30.7248858447</text:p>
          </table:table-cell>
          <table:table-cell/>
          <table:table-cell office:value-type="string">
            <text:p>6423</text:p>
          </table:table-cell>
          <table:table-cell office:value-type="string">
            <text:p>6647</text:p>
          </table:table-cell>
          <table:table-cell office:value-type="float" office:value="8.39">
            <text:p>8.39</text:p>
          </table:table-cell>
          <table:table-cell office:value-type="float" office:value="10">
            <text:p>10</text:p>
          </table:table-cell>
          <table:table-cell office:value-type="float" office:value="755.1">
            <text:p>755.1</text:p>
          </table:table-cell>
          <table:table-cell office:value-type="float" office:value="269.15">
            <text:p>269.15</text:p>
          </table:table-cell>
          <table:table-cell office:value-type="float" office:value="2.80549879249489">
            <text:p>2.8054987925</text:p>
          </table:table-cell>
          <table:table-cell office:value-type="float" office:value="0.839">
            <text:p>0.839</text:p>
          </table:table-cell>
          <table:table-cell office:value-type="float" office:value="32.0798569725864">
            <text:p>32.07985697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2.94">
            <text:p>2.94</text:p>
          </table:table-cell>
          <table:table-cell office:value-type="float" office:value="7">
            <text:p>7</text:p>
          </table:table-cell>
          <table:table-cell office:value-type="float" office:value="264.15">
            <text:p>264.15</text:p>
          </table:table-cell>
          <table:table-cell office:value-type="float" office:value="38.82">
            <text:p>38.82</text:p>
          </table:table-cell>
          <table:table-cell office:value-type="float" office:value="6.80448222565688">
            <text:p>6.8044822257</text:p>
          </table:table-cell>
          <table:table-cell office:value-type="float" office:value="0.42">
            <text:p>0.42</text:p>
          </table:table-cell>
          <table:table-cell office:value-type="float" office:value="13.2040816326531">
            <text:p>13.2040816327</text:p>
          </table:table-cell>
          <table:table-cell/>
          <table:table-cell office:value-type="string">
            <text:p>6451</text:p>
          </table:table-cell>
          <table:table-cell office:value-type="string">
            <text:p>6647</text:p>
          </table:table-cell>
          <table:table-cell office:value-type="float" office:value="3.02">
            <text:p>3.02</text:p>
          </table:table-cell>
          <table:table-cell office:value-type="float" office:value="7">
            <text:p>7</text:p>
          </table:table-cell>
          <table:table-cell office:value-type="float" office:value="271.98">
            <text:p>271.98</text:p>
          </table:table-cell>
          <table:table-cell office:value-type="float" office:value="38.82">
            <text:p>38.82</text:p>
          </table:table-cell>
          <table:table-cell office:value-type="float" office:value="7.00618238021638">
            <text:p>7.0061823802</text:p>
          </table:table-cell>
          <table:table-cell office:value-type="float" office:value="0.431428571428571">
            <text:p>0.4314285714</text:p>
          </table:table-cell>
          <table:table-cell office:value-type="float" office:value="12.8543046357616">
            <text:p>12.854304635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3.56">
            <text:p>3.56</text:p>
          </table:table-cell>
          <table:table-cell office:value-type="float" office:value="255">
            <text:p>255</text:p>
          </table:table-cell>
          <table:table-cell office:value-type="float" office:value="320.22">
            <text:p>320.22</text:p>
          </table:table-cell>
          <table:table-cell office:value-type="float" office:value="94.49">
            <text:p>94.49</text:p>
          </table:table-cell>
          <table:table-cell office:value-type="float" office:value="3.38893004550746">
            <text:p>3.3889300455</text:p>
          </table:table-cell>
          <table:table-cell office:value-type="float" office:value="0.0139607843137255">
            <text:p>0.0139607843</text:p>
          </table:table-cell>
          <table:table-cell office:value-type="float" office:value="26.5421348314607">
            <text:p>26.5421348315</text:p>
          </table:table-cell>
          <table:table-cell/>
          <table:table-cell office:value-type="string">
            <text:p>6471</text:p>
          </table:table-cell>
          <table:table-cell office:value-type="string">
            <text:p>6647</text:p>
          </table:table-cell>
          <table:table-cell office:value-type="float" office:value="3.63">
            <text:p>3.63</text:p>
          </table:table-cell>
          <table:table-cell office:value-type="float" office:value="255">
            <text:p>255</text:p>
          </table:table-cell>
          <table:table-cell office:value-type="float" office:value="326.79">
            <text:p>326.79</text:p>
          </table:table-cell>
          <table:table-cell office:value-type="float" office:value="94.49">
            <text:p>94.49</text:p>
          </table:table-cell>
          <table:table-cell office:value-type="float" office:value="3.45846121282676">
            <text:p>3.4584612128</text:p>
          </table:table-cell>
          <table:table-cell office:value-type="float" office:value="0.0142352941176471">
            <text:p>0.0142352941</text:p>
          </table:table-cell>
          <table:table-cell office:value-type="float" office:value="26.030303030303">
            <text:p>26.030303030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6.96">
            <text:p>6.96</text:p>
          </table:table-cell>
          <table:table-cell office:value-type="float" office:value="10">
            <text:p>10</text:p>
          </table:table-cell>
          <table:table-cell office:value-type="float" office:value="626.13">
            <text:p>626.13</text:p>
          </table:table-cell>
          <table:table-cell office:value-type="float" office:value="95.53">
            <text:p>95.53</text:p>
          </table:table-cell>
          <table:table-cell office:value-type="float" office:value="6.55427614361981">
            <text:p>6.5542761436</text:p>
          </table:table-cell>
          <table:table-cell office:value-type="float" office:value="0.696">
            <text:p>0.696</text:p>
          </table:table-cell>
          <table:table-cell office:value-type="float" office:value="13.7255747126437">
            <text:p>13.7255747126</text:p>
          </table:table-cell>
          <table:table-cell/>
          <table:table-cell office:value-type="string">
            <text:p>6499</text:p>
          </table:table-cell>
          <table:table-cell office:value-type="string">
            <text:p>6647</text:p>
          </table:table-cell>
          <table:table-cell office:value-type="float" office:value="7.16">
            <text:p>7.16</text:p>
          </table:table-cell>
          <table:table-cell office:value-type="float" office:value="10">
            <text:p>10</text:p>
          </table:table-cell>
          <table:table-cell office:value-type="float" office:value="644.49">
            <text:p>644.49</text:p>
          </table:table-cell>
          <table:table-cell office:value-type="float" office:value="95.53">
            <text:p>95.53</text:p>
          </table:table-cell>
          <table:table-cell office:value-type="float" office:value="6.74646707840469">
            <text:p>6.7464670784</text:p>
          </table:table-cell>
          <table:table-cell office:value-type="float" office:value="0.716">
            <text:p>0.716</text:p>
          </table:table-cell>
          <table:table-cell office:value-type="float" office:value="13.3421787709497">
            <text:p>13.34217877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4.95">
            <text:p>4.95</text:p>
          </table:table-cell>
          <table:table-cell office:value-type="float" office:value="7">
            <text:p>7</text:p>
          </table:table-cell>
          <table:table-cell office:value-type="float" office:value="445.5">
            <text:p>445.5</text:p>
          </table:table-cell>
          <table:table-cell office:value-type="float" office:value="50.42">
            <text:p>50.42</text:p>
          </table:table-cell>
          <table:table-cell office:value-type="float" office:value="8.83577945259817">
            <text:p>8.8357794526</text:p>
          </table:table-cell>
          <table:table-cell office:value-type="float" office:value="0.707142857142857">
            <text:p>0.7071428571</text:p>
          </table:table-cell>
          <table:table-cell office:value-type="float" office:value="10.1858585858586">
            <text:p>10.1858585859</text:p>
          </table:table-cell>
          <table:table-cell/>
          <table:table-cell office:value-type="string">
            <text:p>6512</text:p>
          </table:table-cell>
          <table:table-cell office:value-type="string">
            <text:p>6647</text:p>
          </table:table-cell>
          <table:table-cell office:value-type="float" office:value="4.91">
            <text:p>4.91</text:p>
          </table:table-cell>
          <table:table-cell office:value-type="float" office:value="7">
            <text:p>7</text:p>
          </table:table-cell>
          <table:table-cell office:value-type="float" office:value="441.99">
            <text:p>441.99</text:p>
          </table:table-cell>
          <table:table-cell office:value-type="float" office:value="50.42">
            <text:p>50.42</text:p>
          </table:table-cell>
          <table:table-cell office:value-type="float" office:value="8.7661642205474">
            <text:p>8.7661642205</text:p>
          </table:table-cell>
          <table:table-cell office:value-type="float" office:value="0.701428571428571">
            <text:p>0.7014285714</text:p>
          </table:table-cell>
          <table:table-cell office:value-type="float" office:value="10.2688391038697">
            <text:p>10.26883910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2.87">
            <text:p>2.87</text:p>
          </table:table-cell>
          <table:table-cell office:value-type="float" office:value="10">
            <text:p>10</text:p>
          </table:table-cell>
          <table:table-cell office:value-type="float" office:value="258.3">
            <text:p>258.3</text:p>
          </table:table-cell>
          <table:table-cell office:value-type="float" office:value="91.84">
            <text:p>91.84</text:p>
          </table:table-cell>
          <table:table-cell office:value-type="float" office:value="2.8125">
            <text:p>2.8125</text:p>
          </table:table-cell>
          <table:table-cell office:value-type="float" office:value="0.287">
            <text:p>0.287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6515</text:p>
          </table:table-cell>
          <table:table-cell office:value-type="string">
            <text:p>6647</text:p>
          </table:table-cell>
          <table:table-cell office:value-type="float" office:value="2.79">
            <text:p>2.79</text:p>
          </table:table-cell>
          <table:table-cell office:value-type="float" office:value="10">
            <text:p>10</text:p>
          </table:table-cell>
          <table:table-cell office:value-type="float" office:value="251.01">
            <text:p>251.01</text:p>
          </table:table-cell>
          <table:table-cell office:value-type="float" office:value="91.84">
            <text:p>91.84</text:p>
          </table:table-cell>
          <table:table-cell office:value-type="float" office:value="2.73312282229965">
            <text:p>2.7331228223</text:p>
          </table:table-cell>
          <table:table-cell office:value-type="float" office:value="0.279">
            <text:p>0.279</text:p>
          </table:table-cell>
          <table:table-cell office:value-type="float" office:value="32.9175627240143">
            <text:p>32.91756272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3.55">
            <text:p>3.55</text:p>
          </table:table-cell>
          <table:table-cell office:value-type="float" office:value="10">
            <text:p>10</text:p>
          </table:table-cell>
          <table:table-cell office:value-type="float" office:value="319.86">
            <text:p>319.86</text:p>
          </table:table-cell>
          <table:table-cell office:value-type="float" office:value="91.81">
            <text:p>91.81</text:p>
          </table:table-cell>
          <table:table-cell office:value-type="float" office:value="3.48393421195948">
            <text:p>3.483934212</text:p>
          </table:table-cell>
          <table:table-cell office:value-type="float" office:value="0.355">
            <text:p>0.355</text:p>
          </table:table-cell>
          <table:table-cell office:value-type="float" office:value="25.8619718309859">
            <text:p>25.861971831</text:p>
          </table:table-cell>
          <table:table-cell/>
          <table:table-cell office:value-type="string">
            <text:p>6516</text:p>
          </table:table-cell>
          <table:table-cell office:value-type="string">
            <text:p>6647</text:p>
          </table:table-cell>
          <table:table-cell office:value-type="float" office:value="3.96">
            <text:p>3.96</text:p>
          </table:table-cell>
          <table:table-cell office:value-type="float" office:value="10">
            <text:p>10</text:p>
          </table:table-cell>
          <table:table-cell office:value-type="float" office:value="356.4">
            <text:p>356.4</text:p>
          </table:table-cell>
          <table:table-cell office:value-type="float" office:value="91.81">
            <text:p>91.81</text:p>
          </table:table-cell>
          <table:table-cell office:value-type="float" office:value="3.8819300729768">
            <text:p>3.881930073</text:p>
          </table:table-cell>
          <table:table-cell office:value-type="float" office:value="0.396">
            <text:p>0.396</text:p>
          </table:table-cell>
          <table:table-cell office:value-type="float" office:value="23.1843434343434">
            <text:p>23.18434343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9.55">
            <text:p>9.55</text:p>
          </table:table-cell>
          <table:table-cell office:value-type="float" office:value="9">
            <text:p>9</text:p>
          </table:table-cell>
          <table:table-cell office:value-type="float" office:value="859.77">
            <text:p>859.77</text:p>
          </table:table-cell>
          <table:table-cell office:value-type="float" office:value="267.5">
            <text:p>267.5</text:p>
          </table:table-cell>
          <table:table-cell office:value-type="float" office:value="3.21409345794392">
            <text:p>3.2140934579</text:p>
          </table:table-cell>
          <table:table-cell office:value-type="float" office:value="1.06111111111111">
            <text:p>1.0611111111</text:p>
          </table:table-cell>
          <table:table-cell office:value-type="float" office:value="28.0104712041885">
            <text:p>28.0104712042</text:p>
          </table:table-cell>
          <table:table-cell/>
          <table:table-cell office:value-type="string">
            <text:p>6519</text:p>
          </table:table-cell>
          <table:table-cell office:value-type="string">
            <text:p>6647</text:p>
          </table:table-cell>
          <table:table-cell office:value-type="float" office:value="9.61">
            <text:p>9.61</text:p>
          </table:table-cell>
          <table:table-cell office:value-type="float" office:value="8">
            <text:p>8</text:p>
          </table:table-cell>
          <table:table-cell office:value-type="float" office:value="864.9">
            <text:p>864.9</text:p>
          </table:table-cell>
          <table:table-cell office:value-type="float" office:value="267.5">
            <text:p>267.5</text:p>
          </table:table-cell>
          <table:table-cell office:value-type="float" office:value="3.23327102803738">
            <text:p>3.233271028</text:p>
          </table:table-cell>
          <table:table-cell office:value-type="float" office:value="1.20125">
            <text:p>1.20125</text:p>
          </table:table-cell>
          <table:table-cell office:value-type="float" office:value="27.8355879292404">
            <text:p>27.835587929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1.2">
            <text:p>11.2</text:p>
          </table:table-cell>
          <table:table-cell office:value-type="float" office:value="5">
            <text:p>5</text:p>
          </table:table-cell>
          <table:table-cell office:value-type="float" office:value="1007.55">
            <text:p>1007.55</text:p>
          </table:table-cell>
          <table:table-cell office:value-type="float" office:value="289.81">
            <text:p>289.81</text:p>
          </table:table-cell>
          <table:table-cell office:value-type="float" office:value="3.47658810945102">
            <text:p>3.4765881095</text:p>
          </table:table-cell>
          <table:table-cell office:value-type="float" office:value="2.24">
            <text:p>2.24</text:p>
          </table:table-cell>
          <table:table-cell office:value-type="float" office:value="25.8758928571429">
            <text:p>25.8758928571</text:p>
          </table:table-cell>
          <table:table-cell/>
          <table:table-cell office:value-type="string">
            <text:p>6532</text:p>
          </table:table-cell>
          <table:table-cell office:value-type="string">
            <text:p>6647</text:p>
          </table:table-cell>
          <table:table-cell office:value-type="float" office:value="11.45">
            <text:p>11.45</text:p>
          </table:table-cell>
          <table:table-cell office:value-type="float" office:value="9">
            <text:p>9</text:p>
          </table:table-cell>
          <table:table-cell office:value-type="float" office:value="1030.86">
            <text:p>1030.86</text:p>
          </table:table-cell>
          <table:table-cell office:value-type="float" office:value="289.81">
            <text:p>289.81</text:p>
          </table:table-cell>
          <table:table-cell office:value-type="float" office:value="3.55702011662814">
            <text:p>3.5570201166</text:p>
          </table:table-cell>
          <table:table-cell office:value-type="float" office:value="1.27222222222222">
            <text:p>1.2722222222</text:p>
          </table:table-cell>
          <table:table-cell office:value-type="float" office:value="25.3109170305677">
            <text:p>25.31091703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20.18">
            <text:p>720.18</text:p>
          </table:table-cell>
          <table:table-cell office:value-type="float" office:value="168.75">
            <text:p>168.75</text:p>
          </table:table-cell>
          <table:table-cell office:value-type="float" office:value="4.26773333333333">
            <text:p>4.2677333333</text:p>
          </table:table-cell>
          <table:table-cell office:value-type="float" office:value="0.8">
            <text:p>0.8</text:p>
          </table:table-cell>
          <table:table-cell office:value-type="float" office:value="21.09375">
            <text:p>21.09375</text:p>
          </table:table-cell>
          <table:table-cell/>
          <table:table-cell office:value-type="string">
            <text:p>6552</text:p>
          </table:table-cell>
          <table:table-cell office:value-type="string">
            <text:p>6647</text:p>
          </table:table-cell>
          <table:table-cell office:value-type="float" office:value="8.27">
            <text:p>8.27</text:p>
          </table:table-cell>
          <table:table-cell office:value-type="float" office:value="9">
            <text:p>9</text:p>
          </table:table-cell>
          <table:table-cell office:value-type="float" office:value="744.66">
            <text:p>744.66</text:p>
          </table:table-cell>
          <table:table-cell office:value-type="float" office:value="168.75">
            <text:p>168.75</text:p>
          </table:table-cell>
          <table:table-cell office:value-type="float" office:value="4.4128">
            <text:p>4.4128</text:p>
          </table:table-cell>
          <table:table-cell office:value-type="float" office:value="0.918888888888889">
            <text:p>0.9188888889</text:p>
          </table:table-cell>
          <table:table-cell office:value-type="float" office:value="20.4050785973398">
            <text:p>20.40507859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5.02">
            <text:p>5.02</text:p>
          </table:table-cell>
          <table:table-cell office:value-type="float" office:value="8">
            <text:p>8</text:p>
          </table:table-cell>
          <table:table-cell office:value-type="float" office:value="451.44">
            <text:p>451.44</text:p>
          </table:table-cell>
          <table:table-cell office:value-type="float" office:value="70.22">
            <text:p>70.22</text:p>
          </table:table-cell>
          <table:table-cell office:value-type="float" office:value="6.42893762460837">
            <text:p>6.4289376246</text:p>
          </table:table-cell>
          <table:table-cell office:value-type="float" office:value="0.6275">
            <text:p>0.6275</text:p>
          </table:table-cell>
          <table:table-cell office:value-type="float" office:value="13.9880478087649">
            <text:p>13.9880478088</text:p>
          </table:table-cell>
          <table:table-cell/>
          <table:table-cell office:value-type="string">
            <text:p>6609</text:p>
          </table:table-cell>
          <table:table-cell office:value-type="string">
            <text:p>6647</text:p>
          </table:table-cell>
          <table:table-cell office:value-type="float" office:value="5.42">
            <text:p>5.42</text:p>
          </table:table-cell>
          <table:table-cell office:value-type="float" office:value="8">
            <text:p>8</text:p>
          </table:table-cell>
          <table:table-cell office:value-type="float" office:value="487.35">
            <text:p>487.35</text:p>
          </table:table-cell>
          <table:table-cell office:value-type="float" office:value="70.22">
            <text:p>70.22</text:p>
          </table:table-cell>
          <table:table-cell office:value-type="float" office:value="6.94033039020222">
            <text:p>6.9403303902</text:p>
          </table:table-cell>
          <table:table-cell office:value-type="float" office:value="0.6775">
            <text:p>0.6775</text:p>
          </table:table-cell>
          <table:table-cell office:value-type="float" office:value="12.9557195571956">
            <text:p>12.95571955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2.37">
            <text:p>2.37</text:p>
          </table:table-cell>
          <table:table-cell office:value-type="float" office:value="7">
            <text:p>7</text:p>
          </table:table-cell>
          <table:table-cell office:value-type="float" office:value="212.94">
            <text:p>212.94</text:p>
          </table:table-cell>
          <table:table-cell office:value-type="float" office:value="107.63">
            <text:p>107.63</text:p>
          </table:table-cell>
          <table:table-cell office:value-type="float" office:value="1.97844467155997">
            <text:p>1.9784446716</text:p>
          </table:table-cell>
          <table:table-cell office:value-type="float" office:value="0.338571428571429">
            <text:p>0.3385714286</text:p>
          </table:table-cell>
          <table:table-cell office:value-type="float" office:value="45.4135021097046">
            <text:p>45.4135021097</text:p>
          </table:table-cell>
          <table:table-cell/>
          <table:table-cell office:value-type="string">
            <text:p>6670</text:p>
          </table:table-cell>
          <table:table-cell office:value-type="string">
            <text:p>6647</text:p>
          </table:table-cell>
          <table:table-cell office:value-type="float" office:value="2.96">
            <text:p>2.96</text:p>
          </table:table-cell>
          <table:table-cell office:value-type="float" office:value="7">
            <text:p>7</text:p>
          </table:table-cell>
          <table:table-cell office:value-type="float" office:value="266.76">
            <text:p>266.76</text:p>
          </table:table-cell>
          <table:table-cell office:value-type="float" office:value="107.63">
            <text:p>107.63</text:p>
          </table:table-cell>
          <table:table-cell office:value-type="float" office:value="2.4784911270092">
            <text:p>2.478491127</text:p>
          </table:table-cell>
          <table:table-cell office:value-type="float" office:value="0.422857142857143">
            <text:p>0.4228571429</text:p>
          </table:table-cell>
          <table:table-cell office:value-type="float" office:value="36.3614864864865">
            <text:p>36.36148648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9.27">
            <text:p>29.27</text:p>
          </table:table-cell>
          <table:table-cell office:value-type="float" office:value="9">
            <text:p>9</text:p>
          </table:table-cell>
          <table:table-cell office:value-type="float" office:value="2634.75">
            <text:p>2634.75</text:p>
          </table:table-cell>
          <table:table-cell office:value-type="float" office:value="181.44">
            <text:p>181.44</text:p>
          </table:table-cell>
          <table:table-cell office:value-type="float" office:value="14.5213293650794">
            <text:p>14.5213293651</text:p>
          </table:table-cell>
          <table:table-cell office:value-type="float" office:value="3.25222222222222">
            <text:p>3.2522222222</text:p>
          </table:table-cell>
          <table:table-cell office:value-type="float" office:value="6.19883840109327">
            <text:p>6.1988384011</text:p>
          </table:table-cell>
          <table:table-cell/>
          <table:table-cell office:value-type="string">
            <text:p>6674</text:p>
          </table:table-cell>
          <table:table-cell office:value-type="string">
            <text:p>6647</text:p>
          </table:table-cell>
          <table:table-cell office:value-type="float" office:value="30.45">
            <text:p>30.45</text:p>
          </table:table-cell>
          <table:table-cell office:value-type="float" office:value="10">
            <text:p>10</text:p>
          </table:table-cell>
          <table:table-cell office:value-type="float" office:value="2740.68">
            <text:p>2740.68</text:p>
          </table:table-cell>
          <table:table-cell office:value-type="float" office:value="181.44">
            <text:p>181.44</text:p>
          </table:table-cell>
          <table:table-cell office:value-type="float" office:value="15.1051587301587">
            <text:p>15.1051587302</text:p>
          </table:table-cell>
          <table:table-cell office:value-type="float" office:value="3.045">
            <text:p>3.045</text:p>
          </table:table-cell>
          <table:table-cell office:value-type="float" office:value="5.95862068965517">
            <text:p>5.958620689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3.27">
            <text:p>3.27</text:p>
          </table:table-cell>
          <table:table-cell office:value-type="float" office:value="11">
            <text:p>11</text:p>
          </table:table-cell>
          <table:table-cell office:value-type="float" office:value="294.03">
            <text:p>294.03</text:p>
          </table:table-cell>
          <table:table-cell office:value-type="float" office:value="41.24">
            <text:p>41.24</text:p>
          </table:table-cell>
          <table:table-cell office:value-type="float" office:value="7.12972841901067">
            <text:p>7.129728419</text:p>
          </table:table-cell>
          <table:table-cell office:value-type="float" office:value="0.297272727272727">
            <text:p>0.2972727273</text:p>
          </table:table-cell>
          <table:table-cell office:value-type="float" office:value="12.611620795107">
            <text:p>12.6116207951</text:p>
          </table:table-cell>
          <table:table-cell/>
          <table:table-cell office:value-type="string">
            <text:p>6695</text:p>
          </table:table-cell>
          <table:table-cell office:value-type="string">
            <text:p>6647</text:p>
          </table:table-cell>
          <table:table-cell office:value-type="float" office:value="3.2">
            <text:p>3.2</text:p>
          </table:table-cell>
          <table:table-cell office:value-type="float" office:value="11">
            <text:p>11</text:p>
          </table:table-cell>
          <table:table-cell office:value-type="float" office:value="288">
            <text:p>288</text:p>
          </table:table-cell>
          <table:table-cell office:value-type="float" office:value="41.24">
            <text:p>41.24</text:p>
          </table:table-cell>
          <table:table-cell office:value-type="float" office:value="6.98351115421921">
            <text:p>6.9835111542</text:p>
          </table:table-cell>
          <table:table-cell office:value-type="float" office:value="0.290909090909091">
            <text:p>0.2909090909</text:p>
          </table:table-cell>
          <table:table-cell office:value-type="float" office:value="12.8875">
            <text:p>12.88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4.47">
            <text:p>4.47</text:p>
          </table:table-cell>
          <table:table-cell office:value-type="float" office:value="6">
            <text:p>6</text:p>
          </table:table-cell>
          <table:table-cell office:value-type="float" office:value="401.94">
            <text:p>401.94</text:p>
          </table:table-cell>
          <table:table-cell office:value-type="float" office:value="94.64">
            <text:p>94.64</text:p>
          </table:table-cell>
          <table:table-cell office:value-type="float" office:value="4.24704142011834">
            <text:p>4.2470414201</text:p>
          </table:table-cell>
          <table:table-cell office:value-type="float" office:value="0.745">
            <text:p>0.745</text:p>
          </table:table-cell>
          <table:table-cell office:value-type="float" office:value="21.17225950783">
            <text:p>21.1722595078</text:p>
          </table:table-cell>
          <table:table-cell/>
          <table:table-cell office:value-type="string">
            <text:p>6699</text:p>
          </table:table-cell>
          <table:table-cell office:value-type="string">
            <text:p>6647</text:p>
          </table:table-cell>
          <table:table-cell office:value-type="float" office:value="3.47">
            <text:p>3.47</text:p>
          </table:table-cell>
          <table:table-cell office:value-type="float" office:value="7">
            <text:p>7</text:p>
          </table:table-cell>
          <table:table-cell office:value-type="float" office:value="311.94">
            <text:p>311.94</text:p>
          </table:table-cell>
          <table:table-cell office:value-type="float" office:value="94.64">
            <text:p>94.64</text:p>
          </table:table-cell>
          <table:table-cell office:value-type="float" office:value="3.29606931530008">
            <text:p>3.2960693153</text:p>
          </table:table-cell>
          <table:table-cell office:value-type="float" office:value="0.495714285714286">
            <text:p>0.4957142857</text:p>
          </table:table-cell>
          <table:table-cell office:value-type="float" office:value="27.2737752161383">
            <text:p>27.27377521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7.65">
            <text:p>7.65</text:p>
          </table:table-cell>
          <table:table-cell office:value-type="float" office:value="6">
            <text:p>6</text:p>
          </table:table-cell>
          <table:table-cell office:value-type="float" office:value="688.23">
            <text:p>688.23</text:p>
          </table:table-cell>
          <table:table-cell office:value-type="float" office:value="288.73">
            <text:p>288.73</text:p>
          </table:table-cell>
          <table:table-cell office:value-type="float" office:value="2.38364562047588">
            <text:p>2.3836456205</text:p>
          </table:table-cell>
          <table:table-cell office:value-type="float" office:value="1.275">
            <text:p>1.275</text:p>
          </table:table-cell>
          <table:table-cell office:value-type="float" office:value="37.7424836601307">
            <text:p>37.7424836601</text:p>
          </table:table-cell>
          <table:table-cell/>
          <table:table-cell office:value-type="string">
            <text:p>6716</text:p>
          </table:table-cell>
          <table:table-cell office:value-type="string">
            <text:p>6647</text:p>
          </table:table-cell>
          <table:table-cell office:value-type="float" office:value="7.94">
            <text:p>7.94</text:p>
          </table:table-cell>
          <table:table-cell office:value-type="float" office:value="5">
            <text:p>5</text:p>
          </table:table-cell>
          <table:table-cell office:value-type="float" office:value="714.42">
            <text:p>714.42</text:p>
          </table:table-cell>
          <table:table-cell office:value-type="float" office:value="288.73">
            <text:p>288.73</text:p>
          </table:table-cell>
          <table:table-cell office:value-type="float" office:value="2.47435320195338">
            <text:p>2.474353202</text:p>
          </table:table-cell>
          <table:table-cell office:value-type="float" office:value="1.588">
            <text:p>1.588</text:p>
          </table:table-cell>
          <table:table-cell office:value-type="float" office:value="36.3639798488665">
            <text:p>36.36397984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2.08">
            <text:p>2.08</text:p>
          </table:table-cell>
          <table:table-cell office:value-type="float" office:value="5">
            <text:p>5</text:p>
          </table:table-cell>
          <table:table-cell office:value-type="float" office:value="187.02">
            <text:p>187.02</text:p>
          </table:table-cell>
          <table:table-cell office:value-type="float" office:value="97.72">
            <text:p>97.72</text:p>
          </table:table-cell>
          <table:table-cell office:value-type="float" office:value="1.9138354482194">
            <text:p>1.9138354482</text:p>
          </table:table-cell>
          <table:table-cell office:value-type="float" office:value="0.416">
            <text:p>0.416</text:p>
          </table:table-cell>
          <table:table-cell office:value-type="float" office:value="46.9807692307692">
            <text:p>46.9807692308</text:p>
          </table:table-cell>
          <table:table-cell/>
          <table:table-cell office:value-type="string">
            <text:p>6738</text:p>
          </table:table-cell>
          <table:table-cell office:value-type="string">
            <text:p>6647</text:p>
          </table:table-cell>
          <table:table-cell office:value-type="float" office:value="2.36">
            <text:p>2.36</text:p>
          </table:table-cell>
          <table:table-cell office:value-type="float" office:value="5">
            <text:p>5</text:p>
          </table:table-cell>
          <table:table-cell office:value-type="float" office:value="212.49">
            <text:p>212.49</text:p>
          </table:table-cell>
          <table:table-cell office:value-type="float" office:value="97.72">
            <text:p>97.72</text:p>
          </table:table-cell>
          <table:table-cell office:value-type="float" office:value="2.17447810069587">
            <text:p>2.1744781007</text:p>
          </table:table-cell>
          <table:table-cell office:value-type="float" office:value="0.472">
            <text:p>0.472</text:p>
          </table:table-cell>
          <table:table-cell office:value-type="float" office:value="41.406779661017">
            <text:p>41.4067796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9.84">
            <text:p>9.84</text:p>
          </table:table-cell>
          <table:table-cell office:value-type="float" office:value="6">
            <text:p>6</text:p>
          </table:table-cell>
          <table:table-cell office:value-type="float" office:value="885.87">
            <text:p>885.87</text:p>
          </table:table-cell>
          <table:table-cell office:value-type="float" office:value="108.85">
            <text:p>108.85</text:p>
          </table:table-cell>
          <table:table-cell office:value-type="float" office:value="8.13844740468535">
            <text:p>8.1384474047</text:p>
          </table:table-cell>
          <table:table-cell office:value-type="float" office:value="1.64">
            <text:p>1.64</text:p>
          </table:table-cell>
          <table:table-cell office:value-type="float" office:value="11.0619918699187">
            <text:p>11.0619918699</text:p>
          </table:table-cell>
          <table:table-cell/>
          <table:table-cell office:value-type="string">
            <text:p>6879</text:p>
          </table:table-cell>
          <table:table-cell office:value-type="string">
            <text:p>6647</text:p>
          </table:table-cell>
          <table:table-cell office:value-type="float" office:value="9.48">
            <text:p>9.48</text:p>
          </table:table-cell>
          <table:table-cell office:value-type="float" office:value="6">
            <text:p>6</text:p>
          </table:table-cell>
          <table:table-cell office:value-type="float" office:value="853.02">
            <text:p>853.02</text:p>
          </table:table-cell>
          <table:table-cell office:value-type="float" office:value="108.85">
            <text:p>108.85</text:p>
          </table:table-cell>
          <table:table-cell office:value-type="float" office:value="7.83665594855306">
            <text:p>7.8366559486</text:p>
          </table:table-cell>
          <table:table-cell office:value-type="float" office:value="1.58">
            <text:p>1.58</text:p>
          </table:table-cell>
          <table:table-cell office:value-type="float" office:value="11.4820675105485">
            <text:p>11.48206751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8.12">
            <text:p>8.12</text:p>
          </table:table-cell>
          <table:table-cell office:value-type="float" office:value="10">
            <text:p>10</text:p>
          </table:table-cell>
          <table:table-cell office:value-type="float" office:value="730.35">
            <text:p>730.35</text:p>
          </table:table-cell>
          <table:table-cell office:value-type="float" office:value="270.16">
            <text:p>270.16</text:p>
          </table:table-cell>
          <table:table-cell office:value-type="float" office:value="2.70339798637844">
            <text:p>2.7033979864</text:p>
          </table:table-cell>
          <table:table-cell office:value-type="float" office:value="0.812">
            <text:p>0.812</text:p>
          </table:table-cell>
          <table:table-cell office:value-type="float" office:value="33.2709359605911">
            <text:p>33.2709359606</text:p>
          </table:table-cell>
          <table:table-cell/>
          <table:table-cell office:value-type="string">
            <text:p>6892</text:p>
          </table:table-cell>
          <table:table-cell office:value-type="string">
            <text:p>6647</text:p>
          </table:table-cell>
          <table:table-cell office:value-type="float" office:value="8.51">
            <text:p>8.51</text:p>
          </table:table-cell>
          <table:table-cell office:value-type="float" office:value="8">
            <text:p>8</text:p>
          </table:table-cell>
          <table:table-cell office:value-type="float" office:value="765.72">
            <text:p>765.72</text:p>
          </table:table-cell>
          <table:table-cell office:value-type="float" office:value="270.16">
            <text:p>270.16</text:p>
          </table:table-cell>
          <table:table-cell office:value-type="float" office:value="2.83432040272431">
            <text:p>2.8343204027</text:p>
          </table:table-cell>
          <table:table-cell office:value-type="float" office:value="1.06375">
            <text:p>1.06375</text:p>
          </table:table-cell>
          <table:table-cell office:value-type="float" office:value="31.7461809635723">
            <text:p>31.74618096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2.83">
            <text:p>2.83</text:p>
          </table:table-cell>
          <table:table-cell office:value-type="float" office:value="7">
            <text:p>7</text:p>
          </table:table-cell>
          <table:table-cell office:value-type="float" office:value="254.52">
            <text:p>254.52</text:p>
          </table:table-cell>
          <table:table-cell office:value-type="float" office:value="38.88">
            <text:p>38.88</text:p>
          </table:table-cell>
          <table:table-cell office:value-type="float" office:value="6.5462962962963">
            <text:p>6.5462962963</text:p>
          </table:table-cell>
          <table:table-cell office:value-type="float" office:value="0.404285714285714">
            <text:p>0.4042857143</text:p>
          </table:table-cell>
          <table:table-cell office:value-type="float" office:value="13.7385159010601">
            <text:p>13.7385159011</text:p>
          </table:table-cell>
          <table:table-cell/>
          <table:table-cell office:value-type="string">
            <text:p>6945</text:p>
          </table:table-cell>
          <table:table-cell office:value-type="string">
            <text:p>6647</text:p>
          </table:table-cell>
          <table:table-cell office:value-type="float" office:value="3.07">
            <text:p>3.07</text:p>
          </table:table-cell>
          <table:table-cell office:value-type="float" office:value="7">
            <text:p>7</text:p>
          </table:table-cell>
          <table:table-cell office:value-type="float" office:value="275.94">
            <text:p>275.94</text:p>
          </table:table-cell>
          <table:table-cell office:value-type="float" office:value="38.88">
            <text:p>38.88</text:p>
          </table:table-cell>
          <table:table-cell office:value-type="float" office:value="7.09722222222222">
            <text:p>7.0972222222</text:p>
          </table:table-cell>
          <table:table-cell office:value-type="float" office:value="0.438571428571429">
            <text:p>0.4385714286</text:p>
          </table:table-cell>
          <table:table-cell office:value-type="float" office:value="12.6644951140065">
            <text:p>12.66449511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2.66">
            <text:p>2.66</text:p>
          </table:table-cell>
          <table:table-cell office:value-type="float" office:value="7">
            <text:p>7</text:p>
          </table:table-cell>
          <table:table-cell office:value-type="float" office:value="239.76">
            <text:p>239.76</text:p>
          </table:table-cell>
          <table:table-cell office:value-type="float" office:value="101.13">
            <text:p>101.13</text:p>
          </table:table-cell>
          <table:table-cell office:value-type="float" office:value="2.37080984870958">
            <text:p>2.3708098487</text:p>
          </table:table-cell>
          <table:table-cell office:value-type="float" office:value="0.38">
            <text:p>0.38</text:p>
          </table:table-cell>
          <table:table-cell office:value-type="float" office:value="38.0187969924812">
            <text:p>38.0187969925</text:p>
          </table:table-cell>
          <table:table-cell/>
          <table:table-cell office:value-type="string">
            <text:p>6948</text:p>
          </table:table-cell>
          <table:table-cell office:value-type="string">
            <text:p>6647</text:p>
          </table:table-cell>
          <table:table-cell office:value-type="float" office:value="2.15">
            <text:p>2.15</text:p>
          </table:table-cell>
          <table:table-cell office:value-type="float" office:value="7">
            <text:p>7</text:p>
          </table:table-cell>
          <table:table-cell office:value-type="float" office:value="193.68">
            <text:p>193.68</text:p>
          </table:table-cell>
          <table:table-cell office:value-type="float" office:value="101.13">
            <text:p>101.13</text:p>
          </table:table-cell>
          <table:table-cell office:value-type="float" office:value="1.91515870661525">
            <text:p>1.9151587066</text:p>
          </table:table-cell>
          <table:table-cell office:value-type="float" office:value="0.307142857142857">
            <text:p>0.3071428571</text:p>
          </table:table-cell>
          <table:table-cell office:value-type="float" office:value="47.0372093023256">
            <text:p>47.037209302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2.8">
            <text:p>2.8</text:p>
          </table:table-cell>
          <table:table-cell office:value-type="float" office:value="8">
            <text:p>8</text:p>
          </table:table-cell>
          <table:table-cell office:value-type="float" office:value="252.36">
            <text:p>252.36</text:p>
          </table:table-cell>
          <table:table-cell office:value-type="float" office:value="40">
            <text:p>40</text:p>
          </table:table-cell>
          <table:table-cell office:value-type="float" office:value="6.309">
            <text:p>6.309</text:p>
          </table:table-cell>
          <table:table-cell office:value-type="float" office:value="0.35">
            <text:p>0.35</text:p>
          </table:table-cell>
          <table:table-cell office:value-type="float" office:value="14.2857142857143">
            <text:p>14.2857142857</text:p>
          </table:table-cell>
          <table:table-cell/>
          <table:table-cell office:value-type="string">
            <text:p>6971</text:p>
          </table:table-cell>
          <table:table-cell office:value-type="string">
            <text:p>6647</text:p>
          </table:table-cell>
          <table:table-cell office:value-type="float" office:value="3.06">
            <text:p>3.06</text:p>
          </table:table-cell>
          <table:table-cell office:value-type="float" office:value="11">
            <text:p>11</text:p>
          </table:table-cell>
          <table:table-cell office:value-type="float" office:value="275.49">
            <text:p>275.49</text:p>
          </table:table-cell>
          <table:table-cell office:value-type="float" office:value="40">
            <text:p>40</text:p>
          </table:table-cell>
          <table:table-cell office:value-type="float" office:value="6.88725">
            <text:p>6.88725</text:p>
          </table:table-cell>
          <table:table-cell office:value-type="float" office:value="0.278181818181818">
            <text:p>0.2781818182</text:p>
          </table:table-cell>
          <table:table-cell office:value-type="float" office:value="13.0718954248366">
            <text:p>13.07189542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22.6">
            <text:p>22.6</text:p>
          </table:table-cell>
          <table:table-cell office:value-type="float" office:value="13">
            <text:p>13</text:p>
          </table:table-cell>
          <table:table-cell office:value-type="float" office:value="2034">
            <text:p>2034</text:p>
          </table:table-cell>
          <table:table-cell office:value-type="float" office:value="174.58">
            <text:p>174.58</text:p>
          </table:table-cell>
          <table:table-cell office:value-type="float" office:value="11.6508191087181">
            <text:p>11.6508191087</text:p>
          </table:table-cell>
          <table:table-cell office:value-type="float" office:value="1.73846153846154">
            <text:p>1.7384615385</text:p>
          </table:table-cell>
          <table:table-cell office:value-type="float" office:value="7.72477876106195">
            <text:p>7.7247787611</text:p>
          </table:table-cell>
          <table:table-cell/>
          <table:table-cell office:value-type="string">
            <text:p>7021</text:p>
          </table:table-cell>
          <table:table-cell office:value-type="string">
            <text:p>6647</text:p>
          </table:table-cell>
          <table:table-cell office:value-type="float" office:value="22.47">
            <text:p>22.47</text:p>
          </table:table-cell>
          <table:table-cell office:value-type="float" office:value="9">
            <text:p>9</text:p>
          </table:table-cell>
          <table:table-cell office:value-type="float" office:value="2021.94">
            <text:p>2021.94</text:p>
          </table:table-cell>
          <table:table-cell office:value-type="float" office:value="174.58">
            <text:p>174.58</text:p>
          </table:table-cell>
          <table:table-cell office:value-type="float" office:value="11.5817390308168">
            <text:p>11.5817390308</text:p>
          </table:table-cell>
          <table:table-cell office:value-type="float" office:value="2.49666666666667">
            <text:p>2.4966666667</text:p>
          </table:table-cell>
          <table:table-cell office:value-type="float" office:value="7.76947040498443">
            <text:p>7.7694704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2.11">
            <text:p>2.11</text:p>
          </table:table-cell>
          <table:table-cell office:value-type="float" office:value="8">
            <text:p>8</text:p>
          </table:table-cell>
          <table:table-cell office:value-type="float" office:value="189.9">
            <text:p>189.9</text:p>
          </table:table-cell>
          <table:table-cell office:value-type="float" office:value="107.66">
            <text:p>107.66</text:p>
          </table:table-cell>
          <table:table-cell office:value-type="float" office:value="1.76388630874977">
            <text:p>1.7638863087</text:p>
          </table:table-cell>
          <table:table-cell office:value-type="float" office:value="0.26375">
            <text:p>0.26375</text:p>
          </table:table-cell>
          <table:table-cell office:value-type="float" office:value="51.0236966824644">
            <text:p>51.0236966825</text:p>
          </table:table-cell>
          <table:table-cell/>
          <table:table-cell office:value-type="string">
            <text:p>7079</text:p>
          </table:table-cell>
          <table:table-cell office:value-type="string">
            <text:p>6647</text:p>
          </table:table-cell>
          <table:table-cell office:value-type="float" office:value="1.84">
            <text:p>1.84</text:p>
          </table:table-cell>
          <table:table-cell office:value-type="float" office:value="8">
            <text:p>8</text:p>
          </table:table-cell>
          <table:table-cell office:value-type="float" office:value="165.42">
            <text:p>165.42</text:p>
          </table:table-cell>
          <table:table-cell office:value-type="float" office:value="107.66">
            <text:p>107.66</text:p>
          </table:table-cell>
          <table:table-cell office:value-type="float" office:value="1.53650380828534">
            <text:p>1.5365038083</text:p>
          </table:table-cell>
          <table:table-cell office:value-type="float" office:value="0.23">
            <text:p>0.23</text:p>
          </table:table-cell>
          <table:table-cell office:value-type="float" office:value="58.5108695652174">
            <text:p>58.51086956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2.02">
            <text:p>2.02</text:p>
          </table:table-cell>
          <table:table-cell office:value-type="float" office:value="5">
            <text:p>5</text:p>
          </table:table-cell>
          <table:table-cell office:value-type="float" office:value="182.16">
            <text:p>182.16</text:p>
          </table:table-cell>
          <table:table-cell office:value-type="float" office:value="108.92">
            <text:p>108.92</text:p>
          </table:table-cell>
          <table:table-cell office:value-type="float" office:value="1.67242012486228">
            <text:p>1.6724201249</text:p>
          </table:table-cell>
          <table:table-cell office:value-type="float" office:value="0.404">
            <text:p>0.404</text:p>
          </table:table-cell>
          <table:table-cell office:value-type="float" office:value="53.9207920792079">
            <text:p>53.9207920792</text:p>
          </table:table-cell>
          <table:table-cell/>
          <table:table-cell office:value-type="string">
            <text:p>7081</text:p>
          </table:table-cell>
          <table:table-cell office:value-type="string">
            <text:p>6647</text:p>
          </table:table-cell>
          <table:table-cell office:value-type="float" office:value="2.19">
            <text:p>2.19</text:p>
          </table:table-cell>
          <table:table-cell office:value-type="float" office:value="5">
            <text:p>5</text:p>
          </table:table-cell>
          <table:table-cell office:value-type="float" office:value="196.92">
            <text:p>196.92</text:p>
          </table:table-cell>
          <table:table-cell office:value-type="float" office:value="108.92">
            <text:p>108.92</text:p>
          </table:table-cell>
          <table:table-cell office:value-type="float" office:value="1.8079324274697">
            <text:p>1.8079324275</text:p>
          </table:table-cell>
          <table:table-cell office:value-type="float" office:value="0.438">
            <text:p>0.438</text:p>
          </table:table-cell>
          <table:table-cell office:value-type="float" office:value="49.7351598173516">
            <text:p>49.73515981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7.98">
            <text:p>7.98</text:p>
          </table:table-cell>
          <table:table-cell office:value-type="float" office:value="8">
            <text:p>8</text:p>
          </table:table-cell>
          <table:table-cell office:value-type="float" office:value="718.38">
            <text:p>718.38</text:p>
          </table:table-cell>
          <table:table-cell office:value-type="float" office:value="258.85">
            <text:p>258.85</text:p>
          </table:table-cell>
          <table:table-cell office:value-type="float" office:value="2.77527525593973">
            <text:p>2.7752752559</text:p>
          </table:table-cell>
          <table:table-cell office:value-type="float" office:value="0.9975">
            <text:p>0.9975</text:p>
          </table:table-cell>
          <table:table-cell office:value-type="float" office:value="32.437343358396">
            <text:p>32.4373433584</text:p>
          </table:table-cell>
          <table:table-cell/>
          <table:table-cell office:value-type="string">
            <text:p>7094</text:p>
          </table:table-cell>
          <table:table-cell office:value-type="string">
            <text:p>6647</text:p>
          </table:table-cell>
          <table:table-cell office:value-type="float" office:value="8.28">
            <text:p>8.28</text:p>
          </table:table-cell>
          <table:table-cell office:value-type="float" office:value="8">
            <text:p>8</text:p>
          </table:table-cell>
          <table:table-cell office:value-type="float" office:value="745.47">
            <text:p>745.47</text:p>
          </table:table-cell>
          <table:table-cell office:value-type="float" office:value="258.85">
            <text:p>258.85</text:p>
          </table:table-cell>
          <table:table-cell office:value-type="float" office:value="2.87993046165733">
            <text:p>2.8799304617</text:p>
          </table:table-cell>
          <table:table-cell office:value-type="float" office:value="1.035">
            <text:p>1.035</text:p>
          </table:table-cell>
          <table:table-cell office:value-type="float" office:value="31.262077294686">
            <text:p>31.262077294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2.5">
            <text:p>2.5</text:p>
          </table:table-cell>
          <table:table-cell office:value-type="float" office:value="7">
            <text:p>7</text:p>
          </table:table-cell>
          <table:table-cell office:value-type="float" office:value="224.73">
            <text:p>224.73</text:p>
          </table:table-cell>
          <table:table-cell office:value-type="float" office:value="97.82">
            <text:p>97.82</text:p>
          </table:table-cell>
          <table:table-cell office:value-type="float" office:value="2.29738294827234">
            <text:p>2.2973829483</text:p>
          </table:table-cell>
          <table:table-cell office:value-type="float" office:value="0.357142857142857">
            <text:p>0.3571428571</text:p>
          </table:table-cell>
          <table:table-cell office:value-type="float" office:value="39.128">
            <text:p>39.128</text:p>
          </table:table-cell>
          <table:table-cell/>
          <table:table-cell office:value-type="string">
            <text:p>6446</text:p>
          </table:table-cell>
          <table:table-cell office:value-type="string">
            <text:p>6647</text:p>
          </table:table-cell>
          <table:table-cell office:value-type="float" office:value="2.45">
            <text:p>2.45</text:p>
          </table:table-cell>
          <table:table-cell office:value-type="float" office:value="7">
            <text:p>7</text:p>
          </table:table-cell>
          <table:table-cell office:value-type="float" office:value="220.77">
            <text:p>220.77</text:p>
          </table:table-cell>
          <table:table-cell office:value-type="float" office:value="97.82">
            <text:p>97.82</text:p>
          </table:table-cell>
          <table:table-cell office:value-type="float" office:value="2.25690042936005">
            <text:p>2.2569004294</text:p>
          </table:table-cell>
          <table:table-cell office:value-type="float" office:value="0.35">
            <text:p>0.35</text:p>
          </table:table-cell>
          <table:table-cell office:value-type="float" office:value="39.9265306122449">
            <text:p>39.92653061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6.68">
            <text:p>6.68</text:p>
          </table:table-cell>
          <table:table-cell office:value-type="float" office:value="9">
            <text:p>9</text:p>
          </table:table-cell>
          <table:table-cell office:value-type="float" office:value="601.02">
            <text:p>601.02</text:p>
          </table:table-cell>
          <table:table-cell office:value-type="float" office:value="128.32">
            <text:p>128.32</text:p>
          </table:table-cell>
          <table:table-cell office:value-type="float" office:value="4.68375935162095">
            <text:p>4.6837593516</text:p>
          </table:table-cell>
          <table:table-cell office:value-type="float" office:value="0.742222222222222">
            <text:p>0.7422222222</text:p>
          </table:table-cell>
          <table:table-cell office:value-type="float" office:value="19.2095808383234">
            <text:p>19.2095808383</text:p>
          </table:table-cell>
          <table:table-cell/>
          <table:table-cell office:value-type="string">
            <text:p>6501</text:p>
          </table:table-cell>
          <table:table-cell office:value-type="string">
            <text:p>6647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584.91">
            <text:p>584.91</text:p>
          </table:table-cell>
          <table:table-cell office:value-type="float" office:value="128.32">
            <text:p>128.32</text:p>
          </table:table-cell>
          <table:table-cell office:value-type="float" office:value="4.558213840399">
            <text:p>4.5582138404</text:p>
          </table:table-cell>
          <table:table-cell office:value-type="float" office:value="0.928571428571429">
            <text:p>0.9285714286</text:p>
          </table:table-cell>
          <table:table-cell office:value-type="float" office:value="19.7415384615385">
            <text:p>19.74153846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2.97">
            <text:p>2.97</text:p>
          </table:table-cell>
          <table:table-cell office:value-type="float" office:value="8">
            <text:p>8</text:p>
          </table:table-cell>
          <table:table-cell office:value-type="float" office:value="266.94">
            <text:p>266.94</text:p>
          </table:table-cell>
          <table:table-cell office:value-type="float" office:value="38.94">
            <text:p>38.94</text:p>
          </table:table-cell>
          <table:table-cell office:value-type="float" office:value="6.85516178736518">
            <text:p>6.8551617874</text:p>
          </table:table-cell>
          <table:table-cell office:value-type="float" office:value="0.37125">
            <text:p>0.37125</text:p>
          </table:table-cell>
          <table:table-cell office:value-type="float" office:value="13.1111111111111">
            <text:p>13.1111111111</text:p>
          </table:table-cell>
          <table:table-cell/>
          <table:table-cell office:value-type="string">
            <text:p>6559</text:p>
          </table:table-cell>
          <table:table-cell office:value-type="string">
            <text:p>6647</text:p>
          </table:table-cell>
          <table:table-cell office:value-type="float" office:value="2.86">
            <text:p>2.86</text:p>
          </table:table-cell>
          <table:table-cell office:value-type="float" office:value="8">
            <text:p>8</text:p>
          </table:table-cell>
          <table:table-cell office:value-type="float" office:value="257.67">
            <text:p>257.67</text:p>
          </table:table-cell>
          <table:table-cell office:value-type="float" office:value="38.94">
            <text:p>38.94</text:p>
          </table:table-cell>
          <table:table-cell office:value-type="float" office:value="6.61710323574731">
            <text:p>6.6171032357</text:p>
          </table:table-cell>
          <table:table-cell office:value-type="float" office:value="0.3575">
            <text:p>0.3575</text:p>
          </table:table-cell>
          <table:table-cell office:value-type="float" office:value="13.6153846153846">
            <text:p>13.615384615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2.7">
            <text:p>2.7</text:p>
          </table:table-cell>
          <table:table-cell office:value-type="float" office:value="8">
            <text:p>8</text:p>
          </table:table-cell>
          <table:table-cell office:value-type="float" office:value="243.27">
            <text:p>243.27</text:p>
          </table:table-cell>
          <table:table-cell office:value-type="float" office:value="101.21">
            <text:p>101.21</text:p>
          </table:table-cell>
          <table:table-cell office:value-type="float" office:value="2.4036162434542">
            <text:p>2.4036162435</text:p>
          </table:table-cell>
          <table:table-cell office:value-type="float" office:value="0.3375">
            <text:p>0.3375</text:p>
          </table:table-cell>
          <table:table-cell office:value-type="float" office:value="37.4851851851852">
            <text:p>37.4851851852</text:p>
          </table:table-cell>
          <table:table-cell/>
          <table:table-cell office:value-type="string">
            <text:p>6562</text:p>
          </table:table-cell>
          <table:table-cell office:value-type="string">
            <text:p>6647</text:p>
          </table:table-cell>
          <table:table-cell office:value-type="float" office:value="2.52">
            <text:p>2.52</text:p>
          </table:table-cell>
          <table:table-cell office:value-type="float" office:value="8">
            <text:p>8</text:p>
          </table:table-cell>
          <table:table-cell office:value-type="float" office:value="226.62">
            <text:p>226.62</text:p>
          </table:table-cell>
          <table:table-cell office:value-type="float" office:value="101.21">
            <text:p>101.21</text:p>
          </table:table-cell>
          <table:table-cell office:value-type="float" office:value="2.23910680762771">
            <text:p>2.2391068076</text:p>
          </table:table-cell>
          <table:table-cell office:value-type="float" office:value="0.315">
            <text:p>0.315</text:p>
          </table:table-cell>
          <table:table-cell office:value-type="float" office:value="40.1626984126984">
            <text:p>40.16269841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8.01">
            <text:p>8.01</text:p>
          </table:table-cell>
          <table:table-cell office:value-type="float" office:value="8">
            <text:p>8</text:p>
          </table:table-cell>
          <table:table-cell office:value-type="float" office:value="721.08">
            <text:p>721.08</text:p>
          </table:table-cell>
          <table:table-cell office:value-type="float" office:value="152.67">
            <text:p>152.67</text:p>
          </table:table-cell>
          <table:table-cell office:value-type="float" office:value="4.72312831597563">
            <text:p>4.723128316</text:p>
          </table:table-cell>
          <table:table-cell office:value-type="float" office:value="1.00125">
            <text:p>1.00125</text:p>
          </table:table-cell>
          <table:table-cell office:value-type="float" office:value="19.059925093633">
            <text:p>19.0599250936</text:p>
          </table:table-cell>
          <table:table-cell/>
          <table:table-cell office:value-type="string">
            <text:p>6843</text:p>
          </table:table-cell>
          <table:table-cell office:value-type="string">
            <text:p>6647</text:p>
          </table:table-cell>
          <table:table-cell office:value-type="float" office:value="8.12">
            <text:p>8.12</text:p>
          </table:table-cell>
          <table:table-cell office:value-type="float" office:value="9">
            <text:p>9</text:p>
          </table:table-cell>
          <table:table-cell office:value-type="float" office:value="730.44">
            <text:p>730.44</text:p>
          </table:table-cell>
          <table:table-cell office:value-type="float" office:value="152.67">
            <text:p>152.67</text:p>
          </table:table-cell>
          <table:table-cell office:value-type="float" office:value="4.78443702102574">
            <text:p>4.784437021</text:p>
          </table:table-cell>
          <table:table-cell office:value-type="float" office:value="0.902222222222222">
            <text:p>0.9022222222</text:p>
          </table:table-cell>
          <table:table-cell office:value-type="float" office:value="18.801724137931">
            <text:p>18.8017241379</text:p>
          </table:table-cell>
          <table:table-cell table:number-columns-repeated="1005"/>
        </table:table-row>
        <table:table-row table:style-name="ro1">
          <table:table-cell office:value-type="string">
            <text:p>6670</text:p>
          </table:table-cell>
          <table:table-cell office:value-type="string">
            <text:p>6382</text:p>
          </table:table-cell>
          <table:table-cell office:value-type="float" office:value="4.71">
            <text:p>4.71</text:p>
          </table:table-cell>
          <table:table-cell office:value-type="float" office:value="7">
            <text:p>7</text:p>
          </table:table-cell>
          <table:table-cell office:value-type="float" office:value="423.63">
            <text:p>423.63</text:p>
          </table:table-cell>
          <table:table-cell office:value-type="float" office:value="65.14">
            <text:p>65.14</text:p>
          </table:table-cell>
          <table:table-cell office:value-type="float" office:value="6.50337734111145">
            <text:p>6.5033773411</text:p>
          </table:table-cell>
          <table:table-cell office:value-type="float" office:value="0.672857142857143">
            <text:p>0.6728571429</text:p>
          </table:table-cell>
          <table:table-cell office:value-type="float" office:value="13.8301486199575">
            <text:p>13.83014862</text:p>
          </table:table-cell>
          <table:table-cell/>
          <table:table-cell office:value-type="string">
            <text:p>6382</text:p>
          </table:table-cell>
          <table:table-cell office:value-type="string">
            <text:p>6670</text:p>
          </table:table-cell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404.91">
            <text:p>404.91</text:p>
          </table:table-cell>
          <table:table-cell office:value-type="float" office:value="65.14">
            <text:p>65.14</text:p>
          </table:table-cell>
          <table:table-cell office:value-type="float" office:value="6.21599631562788">
            <text:p>6.2159963156</text:p>
          </table:table-cell>
          <table:table-cell office:value-type="float" office:value="0.642857142857143">
            <text:p>0.6428571429</text:p>
          </table:table-cell>
          <table:table-cell office:value-type="float" office:value="14.4755555555556">
            <text:p>14.47555555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99">
            <text:p>7.99</text:p>
          </table:table-cell>
          <table:table-cell office:value-type="float" office:value="9">
            <text:p>9</text:p>
          </table:table-cell>
          <table:table-cell office:value-type="float" office:value="719.19">
            <text:p>719.19</text:p>
          </table:table-cell>
          <table:table-cell office:value-type="float" office:value="334.35">
            <text:p>334.35</text:p>
          </table:table-cell>
          <table:table-cell office:value-type="float" office:value="2.15100942126514">
            <text:p>2.1510094213</text:p>
          </table:table-cell>
          <table:table-cell office:value-type="float" office:value="0.887777777777778">
            <text:p>0.8877777778</text:p>
          </table:table-cell>
          <table:table-cell office:value-type="float" office:value="41.846057571965">
            <text:p>41.846057572</text:p>
          </table:table-cell>
          <table:table-cell/>
          <table:table-cell office:value-type="string">
            <text:p>6423</text:p>
          </table:table-cell>
          <table:table-cell office:value-type="string">
            <text:p>6670</text:p>
          </table:table-cell>
          <table:table-cell office:value-type="float" office:value="7.62">
            <text:p>7.62</text:p>
          </table:table-cell>
          <table:table-cell office:value-type="float" office:value="9">
            <text:p>9</text:p>
          </table:table-cell>
          <table:table-cell office:value-type="float" office:value="686.25">
            <text:p>686.25</text:p>
          </table:table-cell>
          <table:table-cell office:value-type="float" office:value="334.35">
            <text:p>334.35</text:p>
          </table:table-cell>
          <table:table-cell office:value-type="float" office:value="2.05248990578735">
            <text:p>2.0524899058</text:p>
          </table:table-cell>
          <table:table-cell office:value-type="float" office:value="0.846666666666667">
            <text:p>0.8466666667</text:p>
          </table:table-cell>
          <table:table-cell office:value-type="float" office:value="43.8779527559055">
            <text:p>43.87795275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.7">
            <text:p>1.7</text:p>
          </table:table-cell>
          <table:table-cell office:value-type="float" office:value="9">
            <text:p>9</text:p>
          </table:table-cell>
          <table:table-cell office:value-type="float" office:value="152.55">
            <text:p>152.55</text:p>
          </table:table-cell>
          <table:table-cell office:value-type="float" office:value="10.38">
            <text:p>10.38</text:p>
          </table:table-cell>
          <table:table-cell office:value-type="float" office:value="14.6965317919075">
            <text:p>14.6965317919</text:p>
          </table:table-cell>
          <table:table-cell office:value-type="float" office:value="0.188888888888889">
            <text:p>0.1888888889</text:p>
          </table:table-cell>
          <table:table-cell office:value-type="float" office:value="6.10588235294118">
            <text:p>6.1058823529</text:p>
          </table:table-cell>
          <table:table-cell/>
          <table:table-cell office:value-type="string">
            <text:p>6446</text:p>
          </table:table-cell>
          <table:table-cell office:value-type="string">
            <text:p>6670</text:p>
          </table:table-cell>
          <table:table-cell office:value-type="float" office:value="1.28">
            <text:p>1.28</text:p>
          </table:table-cell>
          <table:table-cell office:value-type="float" office:value="8">
            <text:p>8</text:p>
          </table:table-cell>
          <table:table-cell office:value-type="float" office:value="115.56">
            <text:p>115.56</text:p>
          </table:table-cell>
          <table:table-cell office:value-type="float" office:value="10.38">
            <text:p>10.38</text:p>
          </table:table-cell>
          <table:table-cell office:value-type="float" office:value="11.1329479768786">
            <text:p>11.1329479769</text:p>
          </table:table-cell>
          <table:table-cell office:value-type="float" office:value="0.16">
            <text:p>0.16</text:p>
          </table:table-cell>
          <table:table-cell office:value-type="float" office:value="8.109375">
            <text:p>8.1093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2.48">
            <text:p>2.48</text:p>
          </table:table-cell>
          <table:table-cell office:value-type="float" office:value="9">
            <text:p>9</text:p>
          </table:table-cell>
          <table:table-cell office:value-type="float" office:value="223.29">
            <text:p>223.29</text:p>
          </table:table-cell>
          <table:table-cell office:value-type="float" office:value="69.81">
            <text:p>69.81</text:p>
          </table:table-cell>
          <table:table-cell office:value-type="float" office:value="3.19853889127632">
            <text:p>3.1985388913</text:p>
          </table:table-cell>
          <table:table-cell office:value-type="float" office:value="0.275555555555556">
            <text:p>0.2755555556</text:p>
          </table:table-cell>
          <table:table-cell office:value-type="float" office:value="28.1491935483871">
            <text:p>28.1491935484</text:p>
          </table:table-cell>
          <table:table-cell/>
          <table:table-cell office:value-type="string">
            <text:p>6451</text:p>
          </table:table-cell>
          <table:table-cell office:value-type="string">
            <text:p>6670</text:p>
          </table:table-cell>
          <table:table-cell office:value-type="float" office:value="2.55">
            <text:p>2.55</text:p>
          </table:table-cell>
          <table:table-cell office:value-type="float" office:value="8">
            <text:p>8</text:p>
          </table:table-cell>
          <table:table-cell office:value-type="float" office:value="229.32">
            <text:p>229.32</text:p>
          </table:table-cell>
          <table:table-cell office:value-type="float" office:value="69.81">
            <text:p>69.81</text:p>
          </table:table-cell>
          <table:table-cell office:value-type="float" office:value="3.28491620111732">
            <text:p>3.2849162011</text:p>
          </table:table-cell>
          <table:table-cell office:value-type="float" office:value="0.31875">
            <text:p>0.31875</text:p>
          </table:table-cell>
          <table:table-cell office:value-type="float" office:value="27.3764705882353">
            <text:p>27.37647058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2.2">
            <text:p>2.2</text:p>
          </table:table-cell>
          <table:table-cell office:value-type="float" office:value="255">
            <text:p>255</text:p>
          </table:table-cell>
          <table:table-cell office:value-type="float" office:value="198.27">
            <text:p>198.27</text:p>
          </table:table-cell>
          <table:table-cell office:value-type="float" office:value="13.32">
            <text:p>13.32</text:p>
          </table:table-cell>
          <table:table-cell office:value-type="float" office:value="14.8851351351351">
            <text:p>14.8851351351</text:p>
          </table:table-cell>
          <table:table-cell office:value-type="float" office:value="0.00862745098039216">
            <text:p>0.008627451</text:p>
          </table:table-cell>
          <table:table-cell office:value-type="float" office:value="6.05454545454545">
            <text:p>6.0545454545</text:p>
          </table:table-cell>
          <table:table-cell/>
          <table:table-cell office:value-type="string">
            <text:p>6471</text:p>
          </table:table-cell>
          <table:table-cell office:value-type="string">
            <text:p>6670</text:p>
          </table:table-cell>
          <table:table-cell office:value-type="float" office:value="2.75">
            <text:p>2.75</text:p>
          </table:table-cell>
          <table:table-cell office:value-type="float" office:value="255">
            <text:p>255</text:p>
          </table:table-cell>
          <table:table-cell office:value-type="float" office:value="247.5">
            <text:p>247.5</text:p>
          </table:table-cell>
          <table:table-cell office:value-type="float" office:value="13.32">
            <text:p>13.32</text:p>
          </table:table-cell>
          <table:table-cell office:value-type="float" office:value="18.5810810810811">
            <text:p>18.5810810811</text:p>
          </table:table-cell>
          <table:table-cell office:value-type="float" office:value="0.0107843137254902">
            <text:p>0.0107843137</text:p>
          </table:table-cell>
          <table:table-cell office:value-type="float" office:value="4.84363636363636">
            <text:p>4.84363636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7.53">
            <text:p>7.53</text:p>
          </table:table-cell>
          <table:table-cell office:value-type="float" office:value="11">
            <text:p>11</text:p>
          </table:table-cell>
          <table:table-cell office:value-type="float" office:value="677.52">
            <text:p>677.52</text:p>
          </table:table-cell>
          <table:table-cell office:value-type="float" office:value="128.99">
            <text:p>128.99</text:p>
          </table:table-cell>
          <table:table-cell office:value-type="float" office:value="5.25250019381347">
            <text:p>5.2525001938</text:p>
          </table:table-cell>
          <table:table-cell office:value-type="float" office:value="0.684545454545455">
            <text:p>0.6845454545</text:p>
          </table:table-cell>
          <table:table-cell office:value-type="float" office:value="17.1301460823373">
            <text:p>17.1301460823</text:p>
          </table:table-cell>
          <table:table-cell/>
          <table:table-cell office:value-type="string">
            <text:p>6499</text:p>
          </table:table-cell>
          <table:table-cell office:value-type="string">
            <text:p>667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30.36">
            <text:p>630.36</text:p>
          </table:table-cell>
          <table:table-cell office:value-type="float" office:value="128.99">
            <text:p>128.99</text:p>
          </table:table-cell>
          <table:table-cell office:value-type="float" office:value="4.88689045662455">
            <text:p>4.8868904566</text:p>
          </table:table-cell>
          <table:table-cell office:value-type="float" office:value="0.636363636363636">
            <text:p>0.6363636364</text:p>
          </table:table-cell>
          <table:table-cell office:value-type="float" office:value="18.4271428571429">
            <text:p>18.42714285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6.22">
            <text:p>6.22</text:p>
          </table:table-cell>
          <table:table-cell office:value-type="float" office:value="10">
            <text:p>10</text:p>
          </table:table-cell>
          <table:table-cell office:value-type="float" office:value="559.53">
            <text:p>559.53</text:p>
          </table:table-cell>
          <table:table-cell office:value-type="float" office:value="225.59">
            <text:p>225.59</text:p>
          </table:table-cell>
          <table:table-cell office:value-type="float" office:value="2.48029611241633">
            <text:p>2.4802961124</text:p>
          </table:table-cell>
          <table:table-cell office:value-type="float" office:value="0.622">
            <text:p>0.622</text:p>
          </table:table-cell>
          <table:table-cell office:value-type="float" office:value="36.2684887459807">
            <text:p>36.268488746</text:p>
          </table:table-cell>
          <table:table-cell/>
          <table:table-cell office:value-type="string">
            <text:p>6501</text:p>
          </table:table-cell>
          <table:table-cell office:value-type="string">
            <text:p>6670</text:p>
          </table:table-cell>
          <table:table-cell office:value-type="float" office:value="6.12">
            <text:p>6.12</text:p>
          </table:table-cell>
          <table:table-cell office:value-type="float" office:value="10">
            <text:p>10</text:p>
          </table:table-cell>
          <table:table-cell office:value-type="float" office:value="550.35">
            <text:p>550.35</text:p>
          </table:table-cell>
          <table:table-cell office:value-type="float" office:value="225.59">
            <text:p>225.59</text:p>
          </table:table-cell>
          <table:table-cell office:value-type="float" office:value="2.4396028192739">
            <text:p>2.4396028193</text:p>
          </table:table-cell>
          <table:table-cell office:value-type="float" office:value="0.612">
            <text:p>0.612</text:p>
          </table:table-cell>
          <table:table-cell office:value-type="float" office:value="36.8611111111111">
            <text:p>36.86111111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4.25">
            <text:p>4.25</text:p>
          </table:table-cell>
          <table:table-cell office:value-type="float" office:value="8">
            <text:p>8</text:p>
          </table:table-cell>
          <table:table-cell office:value-type="float" office:value="382.59">
            <text:p>382.59</text:p>
          </table:table-cell>
          <table:table-cell office:value-type="float" office:value="143.12">
            <text:p>143.12</text:p>
          </table:table-cell>
          <table:table-cell office:value-type="float" office:value="2.67321129122415">
            <text:p>2.6732112912</text:p>
          </table:table-cell>
          <table:table-cell office:value-type="float" office:value="0.53125">
            <text:p>0.53125</text:p>
          </table:table-cell>
          <table:table-cell office:value-type="float" office:value="33.6752941176471">
            <text:p>33.6752941176</text:p>
          </table:table-cell>
          <table:table-cell/>
          <table:table-cell office:value-type="string">
            <text:p>6512</text:p>
          </table:table-cell>
          <table:table-cell office:value-type="string">
            <text:p>6670</text:p>
          </table:table-cell>
          <table:table-cell office:value-type="float" office:value="4.09">
            <text:p>4.09</text:p>
          </table:table-cell>
          <table:table-cell office:value-type="float" office:value="8">
            <text:p>8</text:p>
          </table:table-cell>
          <table:table-cell office:value-type="float" office:value="368.01">
            <text:p>368.01</text:p>
          </table:table-cell>
          <table:table-cell office:value-type="float" office:value="143.12">
            <text:p>143.12</text:p>
          </table:table-cell>
          <table:table-cell office:value-type="float" office:value="2.57133873672443">
            <text:p>2.5713387367</text:p>
          </table:table-cell>
          <table:table-cell office:value-type="float" office:value="0.51125">
            <text:p>0.51125</text:p>
          </table:table-cell>
          <table:table-cell office:value-type="float" office:value="34.9926650366748">
            <text:p>34.99266503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2.05">
            <text:p>2.05</text:p>
          </table:table-cell>
          <table:table-cell office:value-type="float" office:value="11">
            <text:p>11</text:p>
          </table:table-cell>
          <table:table-cell office:value-type="float" office:value="184.23">
            <text:p>184.23</text:p>
          </table:table-cell>
          <table:table-cell office:value-type="float" office:value="33.91">
            <text:p>33.91</text:p>
          </table:table-cell>
          <table:table-cell office:value-type="float" office:value="5.43291064582719">
            <text:p>5.4329106458</text:p>
          </table:table-cell>
          <table:table-cell office:value-type="float" office:value="0.186363636363636">
            <text:p>0.1863636364</text:p>
          </table:table-cell>
          <table:table-cell office:value-type="float" office:value="16.5414634146342">
            <text:p>16.5414634146</text:p>
          </table:table-cell>
          <table:table-cell/>
          <table:table-cell office:value-type="string">
            <text:p>6515</text:p>
          </table:table-cell>
          <table:table-cell office:value-type="string">
            <text:p>6670</text:p>
          </table:table-cell>
          <table:table-cell office:value-type="float" office:value="1.84">
            <text:p>1.84</text:p>
          </table:table-cell>
          <table:table-cell office:value-type="float" office:value="11">
            <text:p>11</text:p>
          </table:table-cell>
          <table:table-cell office:value-type="float" office:value="165.96">
            <text:p>165.96</text:p>
          </table:table-cell>
          <table:table-cell office:value-type="float" office:value="33.91">
            <text:p>33.91</text:p>
          </table:table-cell>
          <table:table-cell office:value-type="float" office:value="4.89413152462401">
            <text:p>4.8941315246</text:p>
          </table:table-cell>
          <table:table-cell office:value-type="float" office:value="0.167272727272727">
            <text:p>0.1672727273</text:p>
          </table:table-cell>
          <table:table-cell office:value-type="float" office:value="18.429347826087">
            <text:p>18.42934782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2.68">
            <text:p>2.68</text:p>
          </table:table-cell>
          <table:table-cell office:value-type="float" office:value="11">
            <text:p>11</text:p>
          </table:table-cell>
          <table:table-cell office:value-type="float" office:value="241.11">
            <text:p>241.11</text:p>
          </table:table-cell>
          <table:table-cell office:value-type="float" office:value="33.81">
            <text:p>33.81</text:p>
          </table:table-cell>
          <table:table-cell office:value-type="float" office:value="7.13132209405501">
            <text:p>7.1313220941</text:p>
          </table:table-cell>
          <table:table-cell office:value-type="float" office:value="0.243636363636364">
            <text:p>0.2436363636</text:p>
          </table:table-cell>
          <table:table-cell office:value-type="float" office:value="12.615671641791">
            <text:p>12.6156716418</text:p>
          </table:table-cell>
          <table:table-cell/>
          <table:table-cell office:value-type="string">
            <text:p>6516</text:p>
          </table:table-cell>
          <table:table-cell office:value-type="string">
            <text:p>6670</text:p>
          </table:table-cell>
          <table:table-cell office:value-type="float" office:value="2.55">
            <text:p>2.55</text:p>
          </table:table-cell>
          <table:table-cell office:value-type="float" office:value="11">
            <text:p>11</text:p>
          </table:table-cell>
          <table:table-cell office:value-type="float" office:value="229.77">
            <text:p>229.77</text:p>
          </table:table-cell>
          <table:table-cell office:value-type="float" office:value="33.81">
            <text:p>33.81</text:p>
          </table:table-cell>
          <table:table-cell office:value-type="float" office:value="6.79591836734694">
            <text:p>6.7959183673</text:p>
          </table:table-cell>
          <table:table-cell office:value-type="float" office:value="0.231818181818182">
            <text:p>0.2318181818</text:p>
          </table:table-cell>
          <table:table-cell office:value-type="float" office:value="13.2588235294118">
            <text:p>13.258823529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8.84">
            <text:p>8.84</text:p>
          </table:table-cell>
          <table:table-cell office:value-type="float" office:value="9">
            <text:p>9</text:p>
          </table:table-cell>
          <table:table-cell office:value-type="float" office:value="795.87">
            <text:p>795.87</text:p>
          </table:table-cell>
          <table:table-cell office:value-type="float" office:value="331.24">
            <text:p>331.24</text:p>
          </table:table-cell>
          <table:table-cell office:value-type="float" office:value="2.40269894940225">
            <text:p>2.4026989494</text:p>
          </table:table-cell>
          <table:table-cell office:value-type="float" office:value="0.982222222222222">
            <text:p>0.9822222222</text:p>
          </table:table-cell>
          <table:table-cell office:value-type="float" office:value="37.4705882352941">
            <text:p>37.4705882353</text:p>
          </table:table-cell>
          <table:table-cell/>
          <table:table-cell office:value-type="string">
            <text:p>6519</text:p>
          </table:table-cell>
          <table:table-cell office:value-type="string">
            <text:p>6670</text:p>
          </table:table-cell>
          <table:table-cell office:value-type="float" office:value="8.3">
            <text:p>8.3</text:p>
          </table:table-cell>
          <table:table-cell office:value-type="float" office:value="9">
            <text:p>9</text:p>
          </table:table-cell>
          <table:table-cell office:value-type="float" office:value="747.27">
            <text:p>747.27</text:p>
          </table:table-cell>
          <table:table-cell office:value-type="float" office:value="331.24">
            <text:p>331.24</text:p>
          </table:table-cell>
          <table:table-cell office:value-type="float" office:value="2.25597753894457">
            <text:p>2.2559775389</text:p>
          </table:table-cell>
          <table:table-cell office:value-type="float" office:value="0.922222222222222">
            <text:p>0.9222222222</text:p>
          </table:table-cell>
          <table:table-cell office:value-type="float" office:value="39.9084337349398">
            <text:p>39.908433734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9.49">
            <text:p>9.49</text:p>
          </table:table-cell>
          <table:table-cell office:value-type="float" office:value="6">
            <text:p>6</text:p>
          </table:table-cell>
          <table:table-cell office:value-type="float" office:value="854.1">
            <text:p>854.1</text:p>
          </table:table-cell>
          <table:table-cell office:value-type="float" office:value="322.82">
            <text:p>322.82</text:p>
          </table:table-cell>
          <table:table-cell office:value-type="float" office:value="2.64574685583297">
            <text:p>2.6457468558</text:p>
          </table:table-cell>
          <table:table-cell office:value-type="float" office:value="1.58166666666667">
            <text:p>1.5816666667</text:p>
          </table:table-cell>
          <table:table-cell office:value-type="float" office:value="34.0168598524763">
            <text:p>34.0168598525</text:p>
          </table:table-cell>
          <table:table-cell/>
          <table:table-cell office:value-type="string">
            <text:p>6532</text:p>
          </table:table-cell>
          <table:table-cell office:value-type="string">
            <text:p>6670</text:p>
          </table:table-cell>
          <table:table-cell office:value-type="float" office:value="9.4">
            <text:p>9.4</text:p>
          </table:table-cell>
          <table:table-cell office:value-type="float" office:value="9">
            <text:p>9</text:p>
          </table:table-cell>
          <table:table-cell office:value-type="float" office:value="845.82">
            <text:p>845.82</text:p>
          </table:table-cell>
          <table:table-cell office:value-type="float" office:value="322.82">
            <text:p>322.82</text:p>
          </table:table-cell>
          <table:table-cell office:value-type="float" office:value="2.62009788736757">
            <text:p>2.6200978874</text:p>
          </table:table-cell>
          <table:table-cell office:value-type="float" office:value="1.04444444444445">
            <text:p>1.0444444444</text:p>
          </table:table-cell>
          <table:table-cell office:value-type="float" office:value="34.3425531914894">
            <text:p>34.34255319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80.18">
            <text:p>180.18</text:p>
          </table:table-cell>
          <table:table-cell office:value-type="float" office:value="69.82">
            <text:p>69.82</text:p>
          </table:table-cell>
          <table:table-cell office:value-type="float" office:value="2.58063592093956">
            <text:p>2.5806359209</text:p>
          </table:table-cell>
          <table:table-cell office:value-type="float" office:value="0.285714285714286">
            <text:p>0.2857142857</text:p>
          </table:table-cell>
          <table:table-cell office:value-type="float" office:value="34.91">
            <text:p>34.91</text:p>
          </table:table-cell>
          <table:table-cell/>
          <table:table-cell office:value-type="string">
            <text:p>6559</text:p>
          </table:table-cell>
          <table:table-cell office:value-type="string">
            <text:p>6670</text:p>
          </table:table-cell>
          <table:table-cell office:value-type="float" office:value="1.99">
            <text:p>1.99</text:p>
          </table:table-cell>
          <table:table-cell office:value-type="float" office:value="13">
            <text:p>13</text:p>
          </table:table-cell>
          <table:table-cell office:value-type="float" office:value="179.46">
            <text:p>179.46</text:p>
          </table:table-cell>
          <table:table-cell office:value-type="float" office:value="69.82">
            <text:p>69.82</text:p>
          </table:table-cell>
          <table:table-cell office:value-type="float" office:value="2.57032368948725">
            <text:p>2.5703236895</text:p>
          </table:table-cell>
          <table:table-cell office:value-type="float" office:value="0.153076923076923">
            <text:p>0.1530769231</text:p>
          </table:table-cell>
          <table:table-cell office:value-type="float" office:value="35.0854271356784">
            <text:p>35.08542713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2.96">
            <text:p>2.96</text:p>
          </table:table-cell>
          <table:table-cell office:value-type="float" office:value="7">
            <text:p>7</text:p>
          </table:table-cell>
          <table:table-cell office:value-type="float" office:value="266.76">
            <text:p>266.76</text:p>
          </table:table-cell>
          <table:table-cell office:value-type="float" office:value="107.63">
            <text:p>107.63</text:p>
          </table:table-cell>
          <table:table-cell office:value-type="float" office:value="2.4784911270092">
            <text:p>2.478491127</text:p>
          </table:table-cell>
          <table:table-cell office:value-type="float" office:value="0.422857142857143">
            <text:p>0.4228571429</text:p>
          </table:table-cell>
          <table:table-cell office:value-type="float" office:value="36.3614864864865">
            <text:p>36.3614864865</text:p>
          </table:table-cell>
          <table:table-cell/>
          <table:table-cell office:value-type="string">
            <text:p>6647</text:p>
          </table:table-cell>
          <table:table-cell office:value-type="string">
            <text:p>6670</text:p>
          </table:table-cell>
          <table:table-cell office:value-type="float" office:value="2.37">
            <text:p>2.37</text:p>
          </table:table-cell>
          <table:table-cell office:value-type="float" office:value="7">
            <text:p>7</text:p>
          </table:table-cell>
          <table:table-cell office:value-type="float" office:value="212.94">
            <text:p>212.94</text:p>
          </table:table-cell>
          <table:table-cell office:value-type="float" office:value="107.63">
            <text:p>107.63</text:p>
          </table:table-cell>
          <table:table-cell office:value-type="float" office:value="1.97844467155997">
            <text:p>1.9784446716</text:p>
          </table:table-cell>
          <table:table-cell office:value-type="float" office:value="0.338571428571429">
            <text:p>0.3385714286</text:p>
          </table:table-cell>
          <table:table-cell office:value-type="float" office:value="45.4135021097046">
            <text:p>45.413502109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32.15">
            <text:p>32.15</text:p>
          </table:table-cell>
          <table:table-cell office:value-type="float" office:value="11">
            <text:p>11</text:p>
          </table:table-cell>
          <table:table-cell office:value-type="float" office:value="2893.32">
            <text:p>2893.32</text:p>
          </table:table-cell>
          <table:table-cell office:value-type="float" office:value="193.09">
            <text:p>193.09</text:p>
          </table:table-cell>
          <table:table-cell office:value-type="float" office:value="14.9843078357243">
            <text:p>14.9843078357</text:p>
          </table:table-cell>
          <table:table-cell office:value-type="float" office:value="2.92272727272727">
            <text:p>2.9227272727</text:p>
          </table:table-cell>
          <table:table-cell office:value-type="float" office:value="6.00590979782271">
            <text:p>6.0059097978</text:p>
          </table:table-cell>
          <table:table-cell/>
          <table:table-cell office:value-type="string">
            <text:p>6674</text:p>
          </table:table-cell>
          <table:table-cell office:value-type="string">
            <text:p>6670</text:p>
          </table:table-cell>
          <table:table-cell office:value-type="float" office:value="32.26">
            <text:p>32.26</text:p>
          </table:table-cell>
          <table:table-cell office:value-type="float" office:value="11">
            <text:p>11</text:p>
          </table:table-cell>
          <table:table-cell office:value-type="float" office:value="2903.22">
            <text:p>2903.22</text:p>
          </table:table-cell>
          <table:table-cell office:value-type="float" office:value="193.09">
            <text:p>193.09</text:p>
          </table:table-cell>
          <table:table-cell office:value-type="float" office:value="15.0355792635559">
            <text:p>15.0355792636</text:p>
          </table:table-cell>
          <table:table-cell office:value-type="float" office:value="2.93272727272727">
            <text:p>2.9327272727</text:p>
          </table:table-cell>
          <table:table-cell office:value-type="float" office:value="5.98543087414755">
            <text:p>5.98543087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15">
            <text:p>2.15</text:p>
          </table:table-cell>
          <table:table-cell office:value-type="float" office:value="10">
            <text:p>10</text:p>
          </table:table-cell>
          <table:table-cell office:value-type="float" office:value="193.95">
            <text:p>193.95</text:p>
          </table:table-cell>
          <table:table-cell office:value-type="float" office:value="67.38">
            <text:p>67.38</text:p>
          </table:table-cell>
          <table:table-cell office:value-type="float" office:value="2.87845057880677">
            <text:p>2.8784505788</text:p>
          </table:table-cell>
          <table:table-cell office:value-type="float" office:value="0.215">
            <text:p>0.215</text:p>
          </table:table-cell>
          <table:table-cell office:value-type="float" office:value="31.3395348837209">
            <text:p>31.3395348837</text:p>
          </table:table-cell>
          <table:table-cell/>
          <table:table-cell office:value-type="string">
            <text:p>6695</text:p>
          </table:table-cell>
          <table:table-cell office:value-type="string">
            <text:p>667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80.18">
            <text:p>180.18</text:p>
          </table:table-cell>
          <table:table-cell office:value-type="float" office:value="67.38">
            <text:p>67.38</text:p>
          </table:table-cell>
          <table:table-cell office:value-type="float" office:value="2.67408726625111">
            <text:p>2.6740872663</text:p>
          </table:table-cell>
          <table:table-cell office:value-type="float" office:value="0.2">
            <text:p>0.2</text:p>
          </table:table-cell>
          <table:table-cell office:value-type="float" office:value="33.69">
            <text:p>33.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2.2">
            <text:p>2.2</text:p>
          </table:table-cell>
          <table:table-cell office:value-type="float" office:value="8">
            <text:p>8</text:p>
          </table:table-cell>
          <table:table-cell office:value-type="float" office:value="197.73">
            <text:p>197.73</text:p>
          </table:table-cell>
          <table:table-cell office:value-type="float" office:value="13.25">
            <text:p>13.25</text:p>
          </table:table-cell>
          <table:table-cell office:value-type="float" office:value="14.9230188679245">
            <text:p>14.9230188679</text:p>
          </table:table-cell>
          <table:table-cell office:value-type="float" office:value="0.275">
            <text:p>0.275</text:p>
          </table:table-cell>
          <table:table-cell office:value-type="float" office:value="6.02272727272727">
            <text:p>6.0227272727</text:p>
          </table:table-cell>
          <table:table-cell/>
          <table:table-cell office:value-type="string">
            <text:p>6699</text:p>
          </table:table-cell>
          <table:table-cell office:value-type="string">
            <text:p>6670</text:p>
          </table:table-cell>
          <table:table-cell office:value-type="float" office:value="2.02">
            <text:p>2.02</text:p>
          </table:table-cell>
          <table:table-cell office:value-type="float" office:value="6">
            <text:p>6</text:p>
          </table:table-cell>
          <table:table-cell office:value-type="float" office:value="181.35">
            <text:p>181.35</text:p>
          </table:table-cell>
          <table:table-cell office:value-type="float" office:value="13.25">
            <text:p>13.25</text:p>
          </table:table-cell>
          <table:table-cell office:value-type="float" office:value="13.6867924528302">
            <text:p>13.6867924528</text:p>
          </table:table-cell>
          <table:table-cell office:value-type="float" office:value="0.336666666666667">
            <text:p>0.3366666667</text:p>
          </table:table-cell>
          <table:table-cell office:value-type="float" office:value="6.55940594059406">
            <text:p>6.55940594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7.31">
            <text:p>7.31</text:p>
          </table:table-cell>
          <table:table-cell office:value-type="float" office:value="9">
            <text:p>9</text:p>
          </table:table-cell>
          <table:table-cell office:value-type="float" office:value="658.17">
            <text:p>658.17</text:p>
          </table:table-cell>
          <table:table-cell office:value-type="float" office:value="260.24">
            <text:p>260.24</text:p>
          </table:table-cell>
          <table:table-cell office:value-type="float" office:value="2.52908853366123">
            <text:p>2.5290885337</text:p>
          </table:table-cell>
          <table:table-cell office:value-type="float" office:value="0.812222222222222">
            <text:p>0.8122222222</text:p>
          </table:table-cell>
          <table:table-cell office:value-type="float" office:value="35.6005471956224">
            <text:p>35.6005471956</text:p>
          </table:table-cell>
          <table:table-cell/>
          <table:table-cell office:value-type="string">
            <text:p>6843</text:p>
          </table:table-cell>
          <table:table-cell office:value-type="string">
            <text:p>6670</text:p>
          </table:table-cell>
          <table:table-cell office:value-type="float" office:value="8.52">
            <text:p>8.52</text:p>
          </table:table-cell>
          <table:table-cell office:value-type="float" office:value="9">
            <text:p>9</text:p>
          </table:table-cell>
          <table:table-cell office:value-type="float" office:value="767.07">
            <text:p>767.07</text:p>
          </table:table-cell>
          <table:table-cell office:value-type="float" office:value="260.24">
            <text:p>260.24</text:p>
          </table:table-cell>
          <table:table-cell office:value-type="float" office:value="2.94754841684599">
            <text:p>2.9475484168</text:p>
          </table:table-cell>
          <table:table-cell office:value-type="float" office:value="0.946666666666667">
            <text:p>0.9466666667</text:p>
          </table:table-cell>
          <table:table-cell office:value-type="float" office:value="30.5446009389671">
            <text:p>30.5446009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.36">
            <text:p>1.36</text:p>
          </table:table-cell>
          <table:table-cell office:value-type="float" office:value="7">
            <text:p>7</text:p>
          </table:table-cell>
          <table:table-cell office:value-type="float" office:value="122.76">
            <text:p>122.76</text:p>
          </table:table-cell>
          <table:table-cell office:value-type="float" office:value="1.91">
            <text:p>1.91</text:p>
          </table:table-cell>
          <table:table-cell office:value-type="float" office:value="64.2722513089005">
            <text:p>64.2722513089</text:p>
          </table:table-cell>
          <table:table-cell office:value-type="float" office:value="0.194285714285714">
            <text:p>0.1942857143</text:p>
          </table:table-cell>
          <table:table-cell office:value-type="float" office:value="1.40441176470588">
            <text:p>1.4044117647</text:p>
          </table:table-cell>
          <table:table-cell/>
          <table:table-cell office:value-type="string">
            <text:p>6879</text:p>
          </table:table-cell>
          <table:table-cell office:value-type="string">
            <text:p>6670</text:p>
          </table:table-cell>
          <table:table-cell office:value-type="float" office:value="1.21">
            <text:p>1.21</text:p>
          </table:table-cell>
          <table:table-cell office:value-type="float" office:value="7">
            <text:p>7</text:p>
          </table:table-cell>
          <table:table-cell office:value-type="float" office:value="108.99">
            <text:p>108.99</text:p>
          </table:table-cell>
          <table:table-cell office:value-type="float" office:value="1.91">
            <text:p>1.91</text:p>
          </table:table-cell>
          <table:table-cell office:value-type="float" office:value="57.0628272251309">
            <text:p>57.0628272251</text:p>
          </table:table-cell>
          <table:table-cell office:value-type="float" office:value="0.172857142857143">
            <text:p>0.1728571429</text:p>
          </table:table-cell>
          <table:table-cell office:value-type="float" office:value="1.57851239669422">
            <text:p>1.57851239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1.79">
            <text:p>1.79</text:p>
          </table:table-cell>
          <table:table-cell office:value-type="float" office:value="8">
            <text:p>8</text:p>
          </table:table-cell>
          <table:table-cell office:value-type="float" office:value="161.1">
            <text:p>161.1</text:p>
          </table:table-cell>
          <table:table-cell office:value-type="float" office:value="7.25">
            <text:p>7.25</text:p>
          </table:table-cell>
          <table:table-cell office:value-type="float" office:value="22.2206896551724">
            <text:p>22.2206896552</text:p>
          </table:table-cell>
          <table:table-cell office:value-type="float" office:value="0.22375">
            <text:p>0.22375</text:p>
          </table:table-cell>
          <table:table-cell office:value-type="float" office:value="4.05027932960894">
            <text:p>4.0502793296</text:p>
          </table:table-cell>
          <table:table-cell/>
          <table:table-cell office:value-type="string">
            <text:p>6948</text:p>
          </table:table-cell>
          <table:table-cell office:value-type="string">
            <text:p>6670</text:p>
          </table:table-cell>
          <table:table-cell office:value-type="float" office:value="1.31">
            <text:p>1.31</text:p>
          </table:table-cell>
          <table:table-cell office:value-type="float" office:value="8">
            <text:p>8</text:p>
          </table:table-cell>
          <table:table-cell office:value-type="float" office:value="117.63">
            <text:p>117.63</text:p>
          </table:table-cell>
          <table:table-cell office:value-type="float" office:value="7.25">
            <text:p>7.25</text:p>
          </table:table-cell>
          <table:table-cell office:value-type="float" office:value="16.2248275862069">
            <text:p>16.2248275862</text:p>
          </table:table-cell>
          <table:table-cell office:value-type="float" office:value="0.16375">
            <text:p>0.16375</text:p>
          </table:table-cell>
          <table:table-cell office:value-type="float" office:value="5.53435114503817">
            <text:p>5.5343511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46.35">
            <text:p>46.35</text:p>
          </table:table-cell>
          <table:table-cell office:value-type="float" office:value="255">
            <text:p>255</text:p>
          </table:table-cell>
          <table:table-cell office:value-type="float" office:value="4171.86">
            <text:p>4171.86</text:p>
          </table:table-cell>
          <table:table-cell office:value-type="float" office:value="68.59">
            <text:p>68.59</text:p>
          </table:table-cell>
          <table:table-cell office:value-type="float" office:value="60.8231520629829">
            <text:p>60.823152063</text:p>
          </table:table-cell>
          <table:table-cell office:value-type="float" office:value="0.181764705882353">
            <text:p>0.1817647059</text:p>
          </table:table-cell>
          <table:table-cell office:value-type="float" office:value="1.47982740021575">
            <text:p>1.4798274002</text:p>
          </table:table-cell>
          <table:table-cell/>
          <table:table-cell office:value-type="string">
            <text:p>6971</text:p>
          </table:table-cell>
          <table:table-cell office:value-type="string">
            <text:p>6670</text:p>
          </table:table-cell>
          <table:table-cell office:value-type="float" office:value="46.92">
            <text:p>46.92</text:p>
          </table:table-cell>
          <table:table-cell office:value-type="float" office:value="9">
            <text:p>9</text:p>
          </table:table-cell>
          <table:table-cell office:value-type="float" office:value="4222.98">
            <text:p>4222.98</text:p>
          </table:table-cell>
          <table:table-cell office:value-type="float" office:value="68.59">
            <text:p>68.59</text:p>
          </table:table-cell>
          <table:table-cell office:value-type="float" office:value="61.5684502114011">
            <text:p>61.5684502114</text:p>
          </table:table-cell>
          <table:table-cell office:value-type="float" office:value="5.21333333333333">
            <text:p>5.2133333333</text:p>
          </table:table-cell>
          <table:table-cell office:value-type="float" office:value="1.46184995737425">
            <text:p>1.46184995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50.91">
            <text:p>50.91</text:p>
          </table:table-cell>
          <table:table-cell office:value-type="float" office:value="255">
            <text:p>255</text:p>
          </table:table-cell>
          <table:table-cell office:value-type="float" office:value="4581.81">
            <text:p>4581.81</text:p>
          </table:table-cell>
          <table:table-cell office:value-type="float" office:value="209.8">
            <text:p>209.8</text:p>
          </table:table-cell>
          <table:table-cell office:value-type="float" office:value="21.8389418493804">
            <text:p>21.8389418494</text:p>
          </table:table-cell>
          <table:table-cell office:value-type="float" office:value="0.199647058823529">
            <text:p>0.1996470588</text:p>
          </table:table-cell>
          <table:table-cell office:value-type="float" office:value="4.1209978393243">
            <text:p>4.1209978393</text:p>
          </table:table-cell>
          <table:table-cell/>
          <table:table-cell office:value-type="string">
            <text:p>7021</text:p>
          </table:table-cell>
          <table:table-cell office:value-type="string">
            <text:p>6670</text:p>
          </table:table-cell>
          <table:table-cell office:value-type="float" office:value="50.64">
            <text:p>50.64</text:p>
          </table:table-cell>
          <table:table-cell office:value-type="float" office:value="9">
            <text:p>9</text:p>
          </table:table-cell>
          <table:table-cell office:value-type="float" office:value="4557.24">
            <text:p>4557.24</text:p>
          </table:table-cell>
          <table:table-cell office:value-type="float" office:value="209.8">
            <text:p>209.8</text:p>
          </table:table-cell>
          <table:table-cell office:value-type="float" office:value="21.7218303145853">
            <text:p>21.7218303146</text:p>
          </table:table-cell>
          <table:table-cell office:value-type="float" office:value="5.62666666666667">
            <text:p>5.6266666667</text:p>
          </table:table-cell>
          <table:table-cell office:value-type="float" office:value="4.14296998420221">
            <text:p>4.14296998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1.49">
            <text:p>1.49</text:p>
          </table:table-cell>
          <table:table-cell office:value-type="float" office:value="9">
            <text:p>9</text:p>
          </table:table-cell>
          <table:table-cell office:value-type="float" office:value="134.37">
            <text:p>134.37</text:p>
          </table:table-cell>
          <table:table-cell office:value-type="float" office:value="0.45">
            <text:p>0.45</text:p>
          </table:table-cell>
          <table:table-cell office:value-type="float" office:value="298.6">
            <text:p>298.6</text:p>
          </table:table-cell>
          <table:table-cell office:value-type="float" office:value="0.165555555555556">
            <text:p>0.1655555556</text:p>
          </table:table-cell>
          <table:table-cell office:value-type="float" office:value="0.302013422818792">
            <text:p>0.3020134228</text:p>
          </table:table-cell>
          <table:table-cell/>
          <table:table-cell office:value-type="string">
            <text:p>7079</text:p>
          </table:table-cell>
          <table:table-cell office:value-type="string">
            <text:p>6670</text:p>
          </table:table-cell>
          <table:table-cell office:value-type="float" office:value="1.03">
            <text:p>1.03</text:p>
          </table:table-cell>
          <table:table-cell office:value-type="float" office:value="8">
            <text:p>8</text:p>
          </table:table-cell>
          <table:table-cell office:value-type="float" office:value="92.43">
            <text:p>92.43</text:p>
          </table:table-cell>
          <table:table-cell office:value-type="float" office:value="0.45">
            <text:p>0.45</text:p>
          </table:table-cell>
          <table:table-cell office:value-type="float" office:value="205.4">
            <text:p>205.4</text:p>
          </table:table-cell>
          <table:table-cell office:value-type="float" office:value="0.12875">
            <text:p>0.12875</text:p>
          </table:table-cell>
          <table:table-cell office:value-type="float" office:value="0.436893203883495">
            <text:p>0.43689320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3.04">
            <text:p>3.04</text:p>
          </table:table-cell>
          <table:table-cell office:value-type="float" office:value="6">
            <text:p>6</text:p>
          </table:table-cell>
          <table:table-cell office:value-type="float" office:value="273.33">
            <text:p>273.33</text:p>
          </table:table-cell>
          <table:table-cell office:value-type="float" office:value="1.65">
            <text:p>1.65</text:p>
          </table:table-cell>
          <table:table-cell office:value-type="float" office:value="165.654545454546">
            <text:p>165.6545454545</text:p>
          </table:table-cell>
          <table:table-cell office:value-type="float" office:value="0.506666666666667">
            <text:p>0.5066666667</text:p>
          </table:table-cell>
          <table:table-cell office:value-type="float" office:value="0.542763157894737">
            <text:p>0.5427631579</text:p>
          </table:table-cell>
          <table:table-cell/>
          <table:table-cell office:value-type="string">
            <text:p>7081</text:p>
          </table:table-cell>
          <table:table-cell office:value-type="string">
            <text:p>6670</text:p>
          </table:table-cell>
          <table:table-cell office:value-type="float" office:value="3.32">
            <text:p>3.32</text:p>
          </table:table-cell>
          <table:table-cell office:value-type="float" office:value="7">
            <text:p>7</text:p>
          </table:table-cell>
          <table:table-cell office:value-type="float" office:value="298.53">
            <text:p>298.53</text:p>
          </table:table-cell>
          <table:table-cell office:value-type="float" office:value="1.65">
            <text:p>1.65</text:p>
          </table:table-cell>
          <table:table-cell office:value-type="float" office:value="180.927272727273">
            <text:p>180.9272727273</text:p>
          </table:table-cell>
          <table:table-cell office:value-type="float" office:value="0.474285714285714">
            <text:p>0.4742857143</text:p>
          </table:table-cell>
          <table:table-cell office:value-type="float" office:value="0.496987951807229">
            <text:p>0.49698795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6.92">
            <text:p>6.92</text:p>
          </table:table-cell>
          <table:table-cell office:value-type="float" office:value="8">
            <text:p>8</text:p>
          </table:table-cell>
          <table:table-cell office:value-type="float" office:value="623.07">
            <text:p>623.07</text:p>
          </table:table-cell>
          <table:table-cell office:value-type="float" office:value="325.13">
            <text:p>325.13</text:p>
          </table:table-cell>
          <table:table-cell office:value-type="float" office:value="1.91637191277335">
            <text:p>1.9163719128</text:p>
          </table:table-cell>
          <table:table-cell office:value-type="float" office:value="0.865">
            <text:p>0.865</text:p>
          </table:table-cell>
          <table:table-cell office:value-type="float" office:value="46.9841040462428">
            <text:p>46.9841040462</text:p>
          </table:table-cell>
          <table:table-cell/>
          <table:table-cell office:value-type="string">
            <text:p>7094</text:p>
          </table:table-cell>
          <table:table-cell office:value-type="string">
            <text:p>6670</text:p>
          </table:table-cell>
          <table:table-cell office:value-type="float" office:value="6.98">
            <text:p>6.98</text:p>
          </table:table-cell>
          <table:table-cell office:value-type="float" office:value="9">
            <text:p>9</text:p>
          </table:table-cell>
          <table:table-cell office:value-type="float" office:value="628.02">
            <text:p>628.02</text:p>
          </table:table-cell>
          <table:table-cell office:value-type="float" office:value="325.13">
            <text:p>325.13</text:p>
          </table:table-cell>
          <table:table-cell office:value-type="float" office:value="1.93159659213238">
            <text:p>1.9315965921</text:p>
          </table:table-cell>
          <table:table-cell office:value-type="float" office:value="0.775555555555556">
            <text:p>0.7755555556</text:p>
          </table:table-cell>
          <table:table-cell office:value-type="float" office:value="46.580229226361">
            <text:p>46.58022922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087</text:p>
          </table:table-cell>
          <table:table-cell office:value-type="float" office:value="2.2">
            <text:p>2.2</text:p>
          </table:table-cell>
          <table:table-cell office:value-type="float" office:value="6">
            <text:p>6</text:p>
          </table:table-cell>
          <table:table-cell office:value-type="float" office:value="198.36">
            <text:p>198.36</text:p>
          </table:table-cell>
          <table:table-cell office:value-type="float" office:value="67.39">
            <text:p>67.39</text:p>
          </table:table-cell>
          <table:table-cell office:value-type="float" office:value="2.94346342187268">
            <text:p>2.9434634219</text:p>
          </table:table-cell>
          <table:table-cell office:value-type="float" office:value="0.366666666666667">
            <text:p>0.3666666667</text:p>
          </table:table-cell>
          <table:table-cell office:value-type="float" office:value="30.6318181818182">
            <text:p>30.6318181818</text:p>
          </table:table-cell>
          <table:table-cell/>
          <table:table-cell office:value-type="string">
            <text:p>6087</text:p>
          </table:table-cell>
          <table:table-cell office:value-type="string">
            <text:p>6670</text:p>
          </table:table-cell>
          <table:table-cell office:value-type="float" office:value="1.75">
            <text:p>1.75</text:p>
          </table:table-cell>
          <table:table-cell office:value-type="float" office:value="6">
            <text:p>6</text:p>
          </table:table-cell>
          <table:table-cell office:value-type="float" office:value="157.23">
            <text:p>157.23</text:p>
          </table:table-cell>
          <table:table-cell office:value-type="float" office:value="67.39">
            <text:p>67.39</text:p>
          </table:table-cell>
          <table:table-cell office:value-type="float" office:value="2.33313548004155">
            <text:p>2.33313548</text:p>
          </table:table-cell>
          <table:table-cell office:value-type="float" office:value="0.291666666666667">
            <text:p>0.2916666667</text:p>
          </table:table-cell>
          <table:table-cell office:value-type="float" office:value="38.5085714285714">
            <text:p>38.50857142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62.57">
            <text:p>62.57</text:p>
          </table:table-cell>
          <table:table-cell office:value-type="float" office:value="255">
            <text:p>255</text:p>
          </table:table-cell>
          <table:table-cell office:value-type="float" office:value="5631.21">
            <text:p>5631.21</text:p>
          </table:table-cell>
          <table:table-cell office:value-type="float" office:value="68.93">
            <text:p>68.93</text:p>
          </table:table-cell>
          <table:table-cell office:value-type="float" office:value="81.69461772813">
            <text:p>81.6946177281</text:p>
          </table:table-cell>
          <table:table-cell office:value-type="float" office:value="0.245372549019608">
            <text:p>0.245372549</text:p>
          </table:table-cell>
          <table:table-cell office:value-type="float" office:value="1.10164615630494">
            <text:p>1.1016461563</text:p>
          </table:table-cell>
          <table:table-cell/>
          <table:table-cell office:value-type="string">
            <text:p>6405</text:p>
          </table:table-cell>
          <table:table-cell office:value-type="string">
            <text:p>6670</text:p>
          </table:table-cell>
          <table:table-cell office:value-type="float" office:value="63.17">
            <text:p>63.17</text:p>
          </table:table-cell>
          <table:table-cell office:value-type="float" office:value="14">
            <text:p>14</text:p>
          </table:table-cell>
          <table:table-cell office:value-type="float" office:value="5685.12">
            <text:p>5685.12</text:p>
          </table:table-cell>
          <table:table-cell office:value-type="float" office:value="68.93">
            <text:p>68.93</text:p>
          </table:table-cell>
          <table:table-cell office:value-type="float" office:value="82.4767155084869">
            <text:p>82.4767155085</text:p>
          </table:table-cell>
          <table:table-cell office:value-type="float" office:value="4.51214285714286">
            <text:p>4.5121428571</text:p>
          </table:table-cell>
          <table:table-cell office:value-type="float" office:value="1.09118252334969">
            <text:p>1.09118252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7.02">
            <text:p>7.02</text:p>
          </table:table-cell>
          <table:table-cell office:value-type="float" office:value="8">
            <text:p>8</text:p>
          </table:table-cell>
          <table:table-cell office:value-type="float" office:value="632.07">
            <text:p>632.07</text:p>
          </table:table-cell>
          <table:table-cell office:value-type="float" office:value="171.87">
            <text:p>171.87</text:p>
          </table:table-cell>
          <table:table-cell office:value-type="float" office:value="3.67760516669576">
            <text:p>3.6776051667</text:p>
          </table:table-cell>
          <table:table-cell office:value-type="float" office:value="0.8775">
            <text:p>0.8775</text:p>
          </table:table-cell>
          <table:table-cell office:value-type="float" office:value="24.482905982906">
            <text:p>24.4829059829</text:p>
          </table:table-cell>
          <table:table-cell/>
          <table:table-cell office:value-type="string">
            <text:p>6552</text:p>
          </table:table-cell>
          <table:table-cell office:value-type="string">
            <text:p>6670</text:p>
          </table:table-cell>
          <table:table-cell office:value-type="float" office:value="6.81">
            <text:p>6.81</text:p>
          </table:table-cell>
          <table:table-cell office:value-type="float" office:value="9">
            <text:p>9</text:p>
          </table:table-cell>
          <table:table-cell office:value-type="float" office:value="612.72">
            <text:p>612.72</text:p>
          </table:table-cell>
          <table:table-cell office:value-type="float" office:value="171.87">
            <text:p>171.87</text:p>
          </table:table-cell>
          <table:table-cell office:value-type="float" office:value="3.56502007331122">
            <text:p>3.5650200733</text:p>
          </table:table-cell>
          <table:table-cell office:value-type="float" office:value="0.756666666666667">
            <text:p>0.7566666667</text:p>
          </table:table-cell>
          <table:table-cell office:value-type="float" office:value="25.2378854625551">
            <text:p>25.23788546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1.35">
            <text:p>1.35</text:p>
          </table:table-cell>
          <table:table-cell office:value-type="float" office:value="9">
            <text:p>9</text:p>
          </table:table-cell>
          <table:table-cell office:value-type="float" office:value="121.59">
            <text:p>121.59</text:p>
          </table:table-cell>
          <table:table-cell office:value-type="float" office:value="7.03">
            <text:p>7.03</text:p>
          </table:table-cell>
          <table:table-cell office:value-type="float" office:value="17.2958748221906">
            <text:p>17.2958748222</text:p>
          </table:table-cell>
          <table:table-cell office:value-type="float" office:value="0.15">
            <text:p>0.15</text:p>
          </table:table-cell>
          <table:table-cell office:value-type="float" office:value="5.20740740740741">
            <text:p>5.2074074074</text:p>
          </table:table-cell>
          <table:table-cell/>
          <table:table-cell office:value-type="string">
            <text:p>6562</text:p>
          </table:table-cell>
          <table:table-cell office:value-type="string">
            <text:p>6670</text:p>
          </table:table-cell>
          <table:table-cell office:value-type="float" office:value="1.29">
            <text:p>1.29</text:p>
          </table:table-cell>
          <table:table-cell office:value-type="float" office:value="9">
            <text:p>9</text:p>
          </table:table-cell>
          <table:table-cell office:value-type="float" office:value="116.1">
            <text:p>116.1</text:p>
          </table:table-cell>
          <table:table-cell office:value-type="float" office:value="7.03">
            <text:p>7.03</text:p>
          </table:table-cell>
          <table:table-cell office:value-type="float" office:value="16.5149359886202">
            <text:p>16.5149359886</text:p>
          </table:table-cell>
          <table:table-cell office:value-type="float" office:value="0.143333333333333">
            <text:p>0.1433333333</text:p>
          </table:table-cell>
          <table:table-cell office:value-type="float" office:value="5.44961240310078">
            <text:p>5.44961240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4.1">
            <text:p>4.1</text:p>
          </table:table-cell>
          <table:table-cell office:value-type="float" office:value="9">
            <text:p>9</text:p>
          </table:table-cell>
          <table:table-cell office:value-type="float" office:value="368.64">
            <text:p>368.64</text:p>
          </table:table-cell>
          <table:table-cell office:value-type="float" office:value="108.39">
            <text:p>108.39</text:p>
          </table:table-cell>
          <table:table-cell office:value-type="float" office:value="3.40105175754221">
            <text:p>3.4010517575</text:p>
          </table:table-cell>
          <table:table-cell office:value-type="float" office:value="0.455555555555555">
            <text:p>0.4555555556</text:p>
          </table:table-cell>
          <table:table-cell office:value-type="float" office:value="26.4365853658537">
            <text:p>26.4365853659</text:p>
          </table:table-cell>
          <table:table-cell/>
          <table:table-cell office:value-type="string">
            <text:p>6609</text:p>
          </table:table-cell>
          <table:table-cell office:value-type="string">
            <text:p>6670</text:p>
          </table:table-cell>
          <table:table-cell office:value-type="float" office:value="4.48">
            <text:p>4.48</text:p>
          </table:table-cell>
          <table:table-cell office:value-type="float" office:value="9">
            <text:p>9</text:p>
          </table:table-cell>
          <table:table-cell office:value-type="float" office:value="403.02">
            <text:p>403.02</text:p>
          </table:table-cell>
          <table:table-cell office:value-type="float" office:value="108.39">
            <text:p>108.39</text:p>
          </table:table-cell>
          <table:table-cell office:value-type="float" office:value="3.7182396900083">
            <text:p>3.71823969</text:p>
          </table:table-cell>
          <table:table-cell office:value-type="float" office:value="0.497777777777778">
            <text:p>0.4977777778</text:p>
          </table:table-cell>
          <table:table-cell office:value-type="float" office:value="24.1941964285714">
            <text:p>24.19419642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8.38">
            <text:p>8.38</text:p>
          </table:table-cell>
          <table:table-cell office:value-type="float" office:value="8">
            <text:p>8</text:p>
          </table:table-cell>
          <table:table-cell office:value-type="float" office:value="754.11">
            <text:p>754.11</text:p>
          </table:table-cell>
          <table:table-cell office:value-type="float" office:value="355.12">
            <text:p>355.12</text:p>
          </table:table-cell>
          <table:table-cell office:value-type="float" office:value="2.12353570624014">
            <text:p>2.1235357062</text:p>
          </table:table-cell>
          <table:table-cell office:value-type="float" office:value="1.0475">
            <text:p>1.0475</text:p>
          </table:table-cell>
          <table:table-cell office:value-type="float" office:value="42.3770883054893">
            <text:p>42.3770883055</text:p>
          </table:table-cell>
          <table:table-cell/>
          <table:table-cell office:value-type="string">
            <text:p>6716</text:p>
          </table:table-cell>
          <table:table-cell office:value-type="string">
            <text:p>6670</text:p>
          </table:table-cell>
          <table:table-cell office:value-type="float" office:value="8.31">
            <text:p>8.31</text:p>
          </table:table-cell>
          <table:table-cell office:value-type="float" office:value="6">
            <text:p>6</text:p>
          </table:table-cell>
          <table:table-cell office:value-type="float" office:value="747.54">
            <text:p>747.54</text:p>
          </table:table-cell>
          <table:table-cell office:value-type="float" office:value="355.12">
            <text:p>355.12</text:p>
          </table:table-cell>
          <table:table-cell office:value-type="float" office:value="2.10503491777427">
            <text:p>2.1050349178</text:p>
          </table:table-cell>
          <table:table-cell office:value-type="float" office:value="1.385">
            <text:p>1.385</text:p>
          </table:table-cell>
          <table:table-cell office:value-type="float" office:value="42.734055354994">
            <text:p>42.7340553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.41">
            <text:p>1.41</text:p>
          </table:table-cell>
          <table:table-cell office:value-type="float" office:value="6">
            <text:p>6</text:p>
          </table:table-cell>
          <table:table-cell office:value-type="float" office:value="126.72">
            <text:p>126.72</text:p>
          </table:table-cell>
          <table:table-cell office:value-type="float" office:value="10.52">
            <text:p>10.52</text:p>
          </table:table-cell>
          <table:table-cell office:value-type="float" office:value="12.0456273764259">
            <text:p>12.0456273764</text:p>
          </table:table-cell>
          <table:table-cell office:value-type="float" office:value="0.235">
            <text:p>0.235</text:p>
          </table:table-cell>
          <table:table-cell office:value-type="float" office:value="7.46099290780142">
            <text:p>7.4609929078</text:p>
          </table:table-cell>
          <table:table-cell/>
          <table:table-cell office:value-type="string">
            <text:p>6738</text:p>
          </table:table-cell>
          <table:table-cell office:value-type="string">
            <text:p>6670</text:p>
          </table:table-cell>
          <table:table-cell office:value-type="float" office:value="1.25">
            <text:p>1.25</text:p>
          </table:table-cell>
          <table:table-cell office:value-type="float" office:value="6">
            <text:p>6</text:p>
          </table:table-cell>
          <table:table-cell office:value-type="float" office:value="112.77">
            <text:p>112.77</text:p>
          </table:table-cell>
          <table:table-cell office:value-type="float" office:value="10.52">
            <text:p>10.52</text:p>
          </table:table-cell>
          <table:table-cell office:value-type="float" office:value="10.7195817490494">
            <text:p>10.719581749</text:p>
          </table:table-cell>
          <table:table-cell office:value-type="float" office:value="0.208333333333333">
            <text:p>0.2083333333</text:p>
          </table:table-cell>
          <table:table-cell office:value-type="float" office:value="8.416">
            <text:p>8.4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55.48">
            <text:p>55.48</text:p>
          </table:table-cell>
          <table:table-cell office:value-type="float" office:value="255">
            <text:p>255</text:p>
          </table:table-cell>
          <table:table-cell office:value-type="float" office:value="4993.02">
            <text:p>4993.02</text:p>
          </table:table-cell>
          <table:table-cell office:value-type="float" office:value="335.77">
            <text:p>335.77</text:p>
          </table:table-cell>
          <table:table-cell office:value-type="float" office:value="14.8703576853203">
            <text:p>14.8703576853</text:p>
          </table:table-cell>
          <table:table-cell office:value-type="float" office:value="0.21756862745098">
            <text:p>0.2175686275</text:p>
          </table:table-cell>
          <table:table-cell office:value-type="float" office:value="6.05209084354722">
            <text:p>6.0520908435</text:p>
          </table:table-cell>
          <table:table-cell/>
          <table:table-cell office:value-type="string">
            <text:p>6892</text:p>
          </table:table-cell>
          <table:table-cell office:value-type="string">
            <text:p>6670</text:p>
          </table:table-cell>
          <table:table-cell office:value-type="float" office:value="55.32">
            <text:p>55.32</text:p>
          </table:table-cell>
          <table:table-cell office:value-type="float" office:value="13">
            <text:p>13</text:p>
          </table:table-cell>
          <table:table-cell office:value-type="float" office:value="4978.53">
            <text:p>4978.53</text:p>
          </table:table-cell>
          <table:table-cell office:value-type="float" office:value="335.77">
            <text:p>335.77</text:p>
          </table:table-cell>
          <table:table-cell office:value-type="float" office:value="14.82720314501">
            <text:p>14.827203145</text:p>
          </table:table-cell>
          <table:table-cell office:value-type="float" office:value="4.25538461538462">
            <text:p>4.2553846154</text:p>
          </table:table-cell>
          <table:table-cell office:value-type="float" office:value="6.06959508315257">
            <text:p>6.06959508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2.04">
            <text:p>2.04</text:p>
          </table:table-cell>
          <table:table-cell office:value-type="float" office:value="255">
            <text:p>255</text:p>
          </table:table-cell>
          <table:table-cell office:value-type="float" office:value="183.33">
            <text:p>183.33</text:p>
          </table:table-cell>
          <table:table-cell office:value-type="float" office:value="69.82">
            <text:p>69.82</text:p>
          </table:table-cell>
          <table:table-cell office:value-type="float" office:value="2.6257519335434">
            <text:p>2.6257519335</text:p>
          </table:table-cell>
          <table:table-cell office:value-type="float" office:value="0.008">
            <text:p>0.008</text:p>
          </table:table-cell>
          <table:table-cell office:value-type="float" office:value="34.2254901960784">
            <text:p>34.2254901961</text:p>
          </table:table-cell>
          <table:table-cell/>
          <table:table-cell office:value-type="string">
            <text:p>6945</text:p>
          </table:table-cell>
          <table:table-cell office:value-type="string">
            <text:p>6670</text:p>
          </table:table-cell>
          <table:table-cell office:value-type="float" office:value="1.78">
            <text:p>1.78</text:p>
          </table:table-cell>
          <table:table-cell office:value-type="float" office:value="8">
            <text:p>8</text:p>
          </table:table-cell>
          <table:table-cell office:value-type="float" office:value="160.38">
            <text:p>160.38</text:p>
          </table:table-cell>
          <table:table-cell office:value-type="float" office:value="69.82">
            <text:p>69.82</text:p>
          </table:table-cell>
          <table:table-cell office:value-type="float" office:value="2.29704955600115">
            <text:p>2.297049556</text:p>
          </table:table-cell>
          <table:table-cell office:value-type="float" office:value="0.2225">
            <text:p>0.2225</text:p>
          </table:table-cell>
          <table:table-cell office:value-type="float" office:value="39.2247191011236">
            <text:p>39.2247191011</text:p>
          </table:table-cell>
          <table:table-cell table:number-columns-repeated="1005"/>
        </table:table-row>
        <table:table-row table:style-name="ro1">
          <table:table-cell office:value-type="string">
            <text:p>6674</text:p>
          </table:table-cell>
          <table:table-cell office:value-type="string">
            <text:p>6087</text:p>
          </table:table-cell>
          <table:table-cell office:value-type="float" office:value="19.05">
            <text:p>19.05</text:p>
          </table:table-cell>
          <table:table-cell office:value-type="float" office:value="8">
            <text:p>8</text:p>
          </table:table-cell>
          <table:table-cell office:value-type="float" office:value="1714.95">
            <text:p>1714.95</text:p>
          </table:table-cell>
          <table:table-cell office:value-type="float" office:value="171.24">
            <text:p>171.24</text:p>
          </table:table-cell>
          <table:table-cell office:value-type="float" office:value="10.0148913805186">
            <text:p>10.0148913805</text:p>
          </table:table-cell>
          <table:table-cell office:value-type="float" office:value="2.38125">
            <text:p>2.38125</text:p>
          </table:table-cell>
          <table:table-cell office:value-type="float" office:value="8.98897637795276">
            <text:p>8.988976378</text:p>
          </table:table-cell>
          <table:table-cell/>
          <table:table-cell office:value-type="string">
            <text:p>6087</text:p>
          </table:table-cell>
          <table:table-cell office:value-type="string">
            <text:p>6674</text:p>
          </table:table-cell>
          <table:table-cell office:value-type="float" office:value="19.87">
            <text:p>19.87</text:p>
          </table:table-cell>
          <table:table-cell office:value-type="float" office:value="8">
            <text:p>8</text:p>
          </table:table-cell>
          <table:table-cell office:value-type="float" office:value="1787.94">
            <text:p>1787.94</text:p>
          </table:table-cell>
          <table:table-cell office:value-type="float" office:value="171.24">
            <text:p>171.24</text:p>
          </table:table-cell>
          <table:table-cell office:value-type="float" office:value="10.4411352487737">
            <text:p>10.4411352488</text:p>
          </table:table-cell>
          <table:table-cell office:value-type="float" office:value="2.48375">
            <text:p>2.48375</text:p>
          </table:table-cell>
          <table:table-cell office:value-type="float" office:value="8.61801711122295">
            <text:p>8.618017111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23.06">
            <text:p>23.06</text:p>
          </table:table-cell>
          <table:table-cell office:value-type="float" office:value="8">
            <text:p>8</text:p>
          </table:table-cell>
          <table:table-cell office:value-type="float" office:value="2075.76">
            <text:p>2075.76</text:p>
          </table:table-cell>
          <table:table-cell office:value-type="float" office:value="172.83">
            <text:p>172.83</text:p>
          </table:table-cell>
          <table:table-cell office:value-type="float" office:value="12.0104148585315">
            <text:p>12.0104148585</text:p>
          </table:table-cell>
          <table:table-cell office:value-type="float" office:value="2.8825">
            <text:p>2.8825</text:p>
          </table:table-cell>
          <table:table-cell office:value-type="float" office:value="7.49479618386817">
            <text:p>7.4947961839</text:p>
          </table:table-cell>
          <table:table-cell/>
          <table:table-cell office:value-type="string">
            <text:p>6382</text:p>
          </table:table-cell>
          <table:table-cell office:value-type="string">
            <text:p>6674</text:p>
          </table:table-cell>
          <table:table-cell office:value-type="float" office:value="20.87">
            <text:p>20.87</text:p>
          </table:table-cell>
          <table:table-cell office:value-type="float" office:value="8">
            <text:p>8</text:p>
          </table:table-cell>
          <table:table-cell office:value-type="float" office:value="1878.39">
            <text:p>1878.39</text:p>
          </table:table-cell>
          <table:table-cell office:value-type="float" office:value="172.83">
            <text:p>172.83</text:p>
          </table:table-cell>
          <table:table-cell office:value-type="float" office:value="10.868425620552">
            <text:p>10.8684256206</text:p>
          </table:table-cell>
          <table:table-cell office:value-type="float" office:value="2.60875">
            <text:p>2.60875</text:p>
          </table:table-cell>
          <table:table-cell office:value-type="float" office:value="8.28126497364638">
            <text:p>8.28126497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32.59">
            <text:p>32.59</text:p>
          </table:table-cell>
          <table:table-cell office:value-type="float" office:value="10">
            <text:p>10</text:p>
          </table:table-cell>
          <table:table-cell office:value-type="float" office:value="2933.1">
            <text:p>2933.1</text:p>
          </table:table-cell>
          <table:table-cell office:value-type="float" office:value="171.19">
            <text:p>171.19</text:p>
          </table:table-cell>
          <table:table-cell office:value-type="float" office:value="17.1335942520007">
            <text:p>17.133594252</text:p>
          </table:table-cell>
          <table:table-cell office:value-type="float" office:value="3.259">
            <text:p>3.259</text:p>
          </table:table-cell>
          <table:table-cell office:value-type="float" office:value="5.2528382939552">
            <text:p>5.252838294</text:p>
          </table:table-cell>
          <table:table-cell/>
          <table:table-cell office:value-type="string">
            <text:p>6405</text:p>
          </table:table-cell>
          <table:table-cell office:value-type="string">
            <text:p>6674</text:p>
          </table:table-cell>
          <table:table-cell office:value-type="float" office:value="32.11">
            <text:p>32.11</text:p>
          </table:table-cell>
          <table:table-cell office:value-type="float" office:value="15">
            <text:p>15</text:p>
          </table:table-cell>
          <table:table-cell office:value-type="float" office:value="2890.08">
            <text:p>2890.08</text:p>
          </table:table-cell>
          <table:table-cell office:value-type="float" office:value="171.19">
            <text:p>171.19</text:p>
          </table:table-cell>
          <table:table-cell office:value-type="float" office:value="16.8822945265495">
            <text:p>16.8822945265</text:p>
          </table:table-cell>
          <table:table-cell office:value-type="float" office:value="2.14066666666667">
            <text:p>2.1406666667</text:p>
          </table:table-cell>
          <table:table-cell office:value-type="float" office:value="5.33136094674556">
            <text:p>5.33136094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979.73">
            <text:p>1979.73</text:p>
          </table:table-cell>
          <table:table-cell office:value-type="float" office:value="172.5">
            <text:p>172.5</text:p>
          </table:table-cell>
          <table:table-cell office:value-type="float" office:value="11.4766956521739">
            <text:p>11.4766956522</text:p>
          </table:table-cell>
          <table:table-cell office:value-type="float" office:value="2">
            <text:p>2</text:p>
          </table:table-cell>
          <table:table-cell office:value-type="float" office:value="7.84090909090909">
            <text:p>7.8409090909</text:p>
          </table:table-cell>
          <table:table-cell/>
          <table:table-cell office:value-type="string">
            <text:p>6423</text:p>
          </table:table-cell>
          <table:table-cell office:value-type="string">
            <text:p>6674</text:p>
          </table:table-cell>
          <table:table-cell office:value-type="float" office:value="22.24">
            <text:p>22.24</text:p>
          </table:table-cell>
          <table:table-cell office:value-type="float" office:value="11">
            <text:p>11</text:p>
          </table:table-cell>
          <table:table-cell office:value-type="float" office:value="2001.24">
            <text:p>2001.24</text:p>
          </table:table-cell>
          <table:table-cell office:value-type="float" office:value="172.5">
            <text:p>172.5</text:p>
          </table:table-cell>
          <table:table-cell office:value-type="float" office:value="11.6013913043478">
            <text:p>11.6013913043</text:p>
          </table:table-cell>
          <table:table-cell office:value-type="float" office:value="2.02181818181818">
            <text:p>2.0218181818</text:p>
          </table:table-cell>
          <table:table-cell office:value-type="float" office:value="7.75629496402878">
            <text:p>7.7562949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27.78">
            <text:p>27.78</text:p>
          </table:table-cell>
          <table:table-cell office:value-type="float" office:value="11">
            <text:p>11</text:p>
          </table:table-cell>
          <table:table-cell office:value-type="float" office:value="2500.38">
            <text:p>2500.38</text:p>
          </table:table-cell>
          <table:table-cell office:value-type="float" office:value="186.47">
            <text:p>186.47</text:p>
          </table:table-cell>
          <table:table-cell office:value-type="float" office:value="13.4090202177294">
            <text:p>13.4090202177</text:p>
          </table:table-cell>
          <table:table-cell office:value-type="float" office:value="2.52545454545454">
            <text:p>2.5254545455</text:p>
          </table:table-cell>
          <table:table-cell office:value-type="float" office:value="6.71238300935925">
            <text:p>6.7123830094</text:p>
          </table:table-cell>
          <table:table-cell/>
          <table:table-cell office:value-type="string">
            <text:p>6446</text:p>
          </table:table-cell>
          <table:table-cell office:value-type="string">
            <text:p>6674</text:p>
          </table:table-cell>
          <table:table-cell office:value-type="float" office:value="27.82">
            <text:p>27.82</text:p>
          </table:table-cell>
          <table:table-cell office:value-type="float" office:value="9">
            <text:p>9</text:p>
          </table:table-cell>
          <table:table-cell office:value-type="float" office:value="2503.8">
            <text:p>2503.8</text:p>
          </table:table-cell>
          <table:table-cell office:value-type="float" office:value="186.47">
            <text:p>186.47</text:p>
          </table:table-cell>
          <table:table-cell office:value-type="float" office:value="13.427360969593">
            <text:p>13.4273609696</text:p>
          </table:table-cell>
          <table:table-cell office:value-type="float" office:value="3.09111111111111">
            <text:p>3.0911111111</text:p>
          </table:table-cell>
          <table:table-cell office:value-type="float" office:value="6.70273184759166">
            <text:p>6.70273184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29.03">
            <text:p>29.03</text:p>
          </table:table-cell>
          <table:table-cell office:value-type="float" office:value="11">
            <text:p>11</text:p>
          </table:table-cell>
          <table:table-cell office:value-type="float" office:value="2612.43">
            <text:p>2612.43</text:p>
          </table:table-cell>
          <table:table-cell office:value-type="float" office:value="171.32">
            <text:p>171.32</text:p>
          </table:table-cell>
          <table:table-cell office:value-type="float" office:value="15.2488325939762">
            <text:p>15.248832594</text:p>
          </table:table-cell>
          <table:table-cell office:value-type="float" office:value="2.63909090909091">
            <text:p>2.6390909091</text:p>
          </table:table-cell>
          <table:table-cell office:value-type="float" office:value="5.9014812263176">
            <text:p>5.9014812263</text:p>
          </table:table-cell>
          <table:table-cell/>
          <table:table-cell office:value-type="string">
            <text:p>6451</text:p>
          </table:table-cell>
          <table:table-cell office:value-type="string">
            <text:p>6674</text:p>
          </table:table-cell>
          <table:table-cell office:value-type="float" office:value="27.78">
            <text:p>27.78</text:p>
          </table:table-cell>
          <table:table-cell office:value-type="float" office:value="10">
            <text:p>10</text:p>
          </table:table-cell>
          <table:table-cell office:value-type="float" office:value="2499.93">
            <text:p>2499.93</text:p>
          </table:table-cell>
          <table:table-cell office:value-type="float" office:value="171.32">
            <text:p>171.32</text:p>
          </table:table-cell>
          <table:table-cell office:value-type="float" office:value="14.5921667055802">
            <text:p>14.5921667056</text:p>
          </table:table-cell>
          <table:table-cell office:value-type="float" office:value="2.778">
            <text:p>2.778</text:p>
          </table:table-cell>
          <table:table-cell office:value-type="float" office:value="6.16702663786897">
            <text:p>6.16702663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32.67">
            <text:p>32.67</text:p>
          </table:table-cell>
          <table:table-cell office:value-type="float" office:value="10">
            <text:p>10</text:p>
          </table:table-cell>
          <table:table-cell office:value-type="float" office:value="2940.03">
            <text:p>2940.03</text:p>
          </table:table-cell>
          <table:table-cell office:value-type="float" office:value="286.75">
            <text:p>286.75</text:p>
          </table:table-cell>
          <table:table-cell office:value-type="float" office:value="10.2529380993897">
            <text:p>10.2529380994</text:p>
          </table:table-cell>
          <table:table-cell office:value-type="float" office:value="3.267">
            <text:p>3.267</text:p>
          </table:table-cell>
          <table:table-cell office:value-type="float" office:value="8.77716559534741">
            <text:p>8.7771655953</text:p>
          </table:table-cell>
          <table:table-cell/>
          <table:table-cell office:value-type="string">
            <text:p>6501</text:p>
          </table:table-cell>
          <table:table-cell office:value-type="string">
            <text:p>6674</text:p>
          </table:table-cell>
          <table:table-cell office:value-type="float" office:value="32.37">
            <text:p>32.37</text:p>
          </table:table-cell>
          <table:table-cell office:value-type="float" office:value="11">
            <text:p>11</text:p>
          </table:table-cell>
          <table:table-cell office:value-type="float" office:value="2913.57">
            <text:p>2913.57</text:p>
          </table:table-cell>
          <table:table-cell office:value-type="float" office:value="286.75">
            <text:p>286.75</text:p>
          </table:table-cell>
          <table:table-cell office:value-type="float" office:value="10.160662598082">
            <text:p>10.1606625981</text:p>
          </table:table-cell>
          <table:table-cell office:value-type="float" office:value="2.94272727272727">
            <text:p>2.9427272727</text:p>
          </table:table-cell>
          <table:table-cell office:value-type="float" office:value="8.8585109669447">
            <text:p>8.85851096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29.43">
            <text:p>29.43</text:p>
          </table:table-cell>
          <table:table-cell office:value-type="float" office:value="10">
            <text:p>10</text:p>
          </table:table-cell>
          <table:table-cell office:value-type="float" office:value="2649.06">
            <text:p>2649.06</text:p>
          </table:table-cell>
          <table:table-cell office:value-type="float" office:value="151.21">
            <text:p>151.21</text:p>
          </table:table-cell>
          <table:table-cell office:value-type="float" office:value="17.5190794259639">
            <text:p>17.519079426</text:p>
          </table:table-cell>
          <table:table-cell office:value-type="float" office:value="2.943">
            <text:p>2.943</text:p>
          </table:table-cell>
          <table:table-cell office:value-type="float" office:value="5.1379544682297">
            <text:p>5.1379544682</text:p>
          </table:table-cell>
          <table:table-cell/>
          <table:table-cell office:value-type="string">
            <text:p>6512</text:p>
          </table:table-cell>
          <table:table-cell office:value-type="string">
            <text:p>6674</text:p>
          </table:table-cell>
          <table:table-cell office:value-type="float" office:value="30.16">
            <text:p>30.16</text:p>
          </table:table-cell>
          <table:table-cell office:value-type="float" office:value="10">
            <text:p>10</text:p>
          </table:table-cell>
          <table:table-cell office:value-type="float" office:value="2714.49">
            <text:p>2714.49</text:p>
          </table:table-cell>
          <table:table-cell office:value-type="float" office:value="151.21">
            <text:p>151.21</text:p>
          </table:table-cell>
          <table:table-cell office:value-type="float" office:value="17.9517889028503">
            <text:p>17.9517889029</text:p>
          </table:table-cell>
          <table:table-cell office:value-type="float" office:value="3.016">
            <text:p>3.016</text:p>
          </table:table-cell>
          <table:table-cell office:value-type="float" office:value="5.01359416445623">
            <text:p>5.01359416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33.28">
            <text:p>33.28</text:p>
          </table:table-cell>
          <table:table-cell office:value-type="float" office:value="13">
            <text:p>13</text:p>
          </table:table-cell>
          <table:table-cell office:value-type="float" office:value="2995.56">
            <text:p>2995.56</text:p>
          </table:table-cell>
          <table:table-cell office:value-type="float" office:value="212.72">
            <text:p>212.72</text:p>
          </table:table-cell>
          <table:table-cell office:value-type="float" office:value="14.0821737495299">
            <text:p>14.0821737495</text:p>
          </table:table-cell>
          <table:table-cell office:value-type="float" office:value="2.56">
            <text:p>2.56</text:p>
          </table:table-cell>
          <table:table-cell office:value-type="float" office:value="6.39182692307692">
            <text:p>6.3918269231</text:p>
          </table:table-cell>
          <table:table-cell/>
          <table:table-cell office:value-type="string">
            <text:p>6515</text:p>
          </table:table-cell>
          <table:table-cell office:value-type="string">
            <text:p>6674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2880">
            <text:p>2880</text:p>
          </table:table-cell>
          <table:table-cell office:value-type="float" office:value="212.72">
            <text:p>212.72</text:p>
          </table:table-cell>
          <table:table-cell office:value-type="float" office:value="13.5389244076721">
            <text:p>13.5389244077</text:p>
          </table:table-cell>
          <table:table-cell office:value-type="float" office:value="2.46153846153846">
            <text:p>2.4615384615</text:p>
          </table:table-cell>
          <table:table-cell office:value-type="float" office:value="6.6475">
            <text:p>6.64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20.78">
            <text:p>20.78</text:p>
          </table:table-cell>
          <table:table-cell office:value-type="float" office:value="13">
            <text:p>13</text:p>
          </table:table-cell>
          <table:table-cell office:value-type="float" office:value="1870.56">
            <text:p>1870.56</text:p>
          </table:table-cell>
          <table:table-cell office:value-type="float" office:value="212.61">
            <text:p>212.61</text:p>
          </table:table-cell>
          <table:table-cell office:value-type="float" office:value="8.79808099336814">
            <text:p>8.7980809934</text:p>
          </table:table-cell>
          <table:table-cell office:value-type="float" office:value="1.59846153846154">
            <text:p>1.5984615385</text:p>
          </table:table-cell>
          <table:table-cell office:value-type="float" office:value="10.2314725697786">
            <text:p>10.2314725698</text:p>
          </table:table-cell>
          <table:table-cell/>
          <table:table-cell office:value-type="string">
            <text:p>6516</text:p>
          </table:table-cell>
          <table:table-cell office:value-type="string">
            <text:p>6674</text:p>
          </table:table-cell>
          <table:table-cell office:value-type="float" office:value="21.2">
            <text:p>21.2</text:p>
          </table:table-cell>
          <table:table-cell office:value-type="float" office:value="13">
            <text:p>13</text:p>
          </table:table-cell>
          <table:table-cell office:value-type="float" office:value="1908.18">
            <text:p>1908.18</text:p>
          </table:table-cell>
          <table:table-cell office:value-type="float" office:value="212.61">
            <text:p>212.61</text:p>
          </table:table-cell>
          <table:table-cell office:value-type="float" office:value="8.97502469310004">
            <text:p>8.9750246931</text:p>
          </table:table-cell>
          <table:table-cell office:value-type="float" office:value="1.63076923076923">
            <text:p>1.6307692308</text:p>
          </table:table-cell>
          <table:table-cell office:value-type="float" office:value="10.0287735849057">
            <text:p>10.028773584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25.79">
            <text:p>25.79</text:p>
          </table:table-cell>
          <table:table-cell office:value-type="float" office:value="11">
            <text:p>11</text:p>
          </table:table-cell>
          <table:table-cell office:value-type="float" office:value="2321.01">
            <text:p>2321.01</text:p>
          </table:table-cell>
          <table:table-cell office:value-type="float" office:value="167.7">
            <text:p>167.7</text:p>
          </table:table-cell>
          <table:table-cell office:value-type="float" office:value="13.8402504472272">
            <text:p>13.8402504472</text:p>
          </table:table-cell>
          <table:table-cell office:value-type="float" office:value="2.34454545454545">
            <text:p>2.3445454545</text:p>
          </table:table-cell>
          <table:table-cell office:value-type="float" office:value="6.50252035672741">
            <text:p>6.5025203567</text:p>
          </table:table-cell>
          <table:table-cell/>
          <table:table-cell office:value-type="string">
            <text:p>6519</text:p>
          </table:table-cell>
          <table:table-cell office:value-type="string">
            <text:p>6674</text:p>
          </table:table-cell>
          <table:table-cell office:value-type="float" office:value="25.67">
            <text:p>25.67</text:p>
          </table:table-cell>
          <table:table-cell office:value-type="float" office:value="11">
            <text:p>11</text:p>
          </table:table-cell>
          <table:table-cell office:value-type="float" office:value="2310.3">
            <text:p>2310.3</text:p>
          </table:table-cell>
          <table:table-cell office:value-type="float" office:value="167.7">
            <text:p>167.7</text:p>
          </table:table-cell>
          <table:table-cell office:value-type="float" office:value="13.7763864042934">
            <text:p>13.7763864043</text:p>
          </table:table-cell>
          <table:table-cell office:value-type="float" office:value="2.33363636363636">
            <text:p>2.3336363636</text:p>
          </table:table-cell>
          <table:table-cell office:value-type="float" office:value="6.53291780288274">
            <text:p>6.53291780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35.86">
            <text:p>35.86</text:p>
          </table:table-cell>
          <table:table-cell office:value-type="float" office:value="8">
            <text:p>8</text:p>
          </table:table-cell>
          <table:table-cell office:value-type="float" office:value="3227.76">
            <text:p>3227.76</text:p>
          </table:table-cell>
          <table:table-cell office:value-type="float" office:value="131.31">
            <text:p>131.31</text:p>
          </table:table-cell>
          <table:table-cell office:value-type="float" office:value="24.581220013708">
            <text:p>24.5812200137</text:p>
          </table:table-cell>
          <table:table-cell office:value-type="float" office:value="4.4825">
            <text:p>4.4825</text:p>
          </table:table-cell>
          <table:table-cell office:value-type="float" office:value="3.66174010039041">
            <text:p>3.6617401004</text:p>
          </table:table-cell>
          <table:table-cell/>
          <table:table-cell office:value-type="string">
            <text:p>6532</text:p>
          </table:table-cell>
          <table:table-cell office:value-type="string">
            <text:p>6674</text:p>
          </table:table-cell>
          <table:table-cell office:value-type="float" office:value="36.43">
            <text:p>36.43</text:p>
          </table:table-cell>
          <table:table-cell office:value-type="float" office:value="11">
            <text:p>11</text:p>
          </table:table-cell>
          <table:table-cell office:value-type="float" office:value="3278.88">
            <text:p>3278.88</text:p>
          </table:table-cell>
          <table:table-cell office:value-type="float" office:value="131.31">
            <text:p>131.31</text:p>
          </table:table-cell>
          <table:table-cell office:value-type="float" office:value="24.9705277587389">
            <text:p>24.9705277587</text:p>
          </table:table-cell>
          <table:table-cell office:value-type="float" office:value="3.31181818181818">
            <text:p>3.3118181818</text:p>
          </table:table-cell>
          <table:table-cell office:value-type="float" office:value="3.60444688443591">
            <text:p>3.604446884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20.91">
            <text:p>20.91</text:p>
          </table:table-cell>
          <table:table-cell office:value-type="float" office:value="255">
            <text:p>255</text:p>
          </table:table-cell>
          <table:table-cell office:value-type="float" office:value="1881.81">
            <text:p>1881.81</text:p>
          </table:table-cell>
          <table:table-cell office:value-type="float" office:value="188.1">
            <text:p>188.1</text:p>
          </table:table-cell>
          <table:table-cell office:value-type="float" office:value="10.0043062200957">
            <text:p>10.0043062201</text:p>
          </table:table-cell>
          <table:table-cell office:value-type="float" office:value="0.082">
            <text:p>0.082</text:p>
          </table:table-cell>
          <table:table-cell office:value-type="float" office:value="8.99569583931133">
            <text:p>8.9956958393</text:p>
          </table:table-cell>
          <table:table-cell/>
          <table:table-cell office:value-type="string">
            <text:p>6562</text:p>
          </table:table-cell>
          <table:table-cell office:value-type="string">
            <text:p>6674</text:p>
          </table:table-cell>
          <table:table-cell office:value-type="float" office:value="18.18">
            <text:p>18.18</text:p>
          </table:table-cell>
          <table:table-cell office:value-type="float" office:value="8">
            <text:p>8</text:p>
          </table:table-cell>
          <table:table-cell office:value-type="float" office:value="1636.47">
            <text:p>1636.47</text:p>
          </table:table-cell>
          <table:table-cell office:value-type="float" office:value="188.1">
            <text:p>188.1</text:p>
          </table:table-cell>
          <table:table-cell office:value-type="float" office:value="8.7">
            <text:p>8.7</text:p>
          </table:table-cell>
          <table:table-cell office:value-type="float" office:value="2.2725">
            <text:p>2.2725</text:p>
          </table:table-cell>
          <table:table-cell office:value-type="float" office:value="10.3465346534654">
            <text:p>10.34653465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30.45">
            <text:p>30.45</text:p>
          </table:table-cell>
          <table:table-cell office:value-type="float" office:value="10">
            <text:p>10</text:p>
          </table:table-cell>
          <table:table-cell office:value-type="float" office:value="2740.68">
            <text:p>2740.68</text:p>
          </table:table-cell>
          <table:table-cell office:value-type="float" office:value="181.44">
            <text:p>181.44</text:p>
          </table:table-cell>
          <table:table-cell office:value-type="float" office:value="15.1051587301587">
            <text:p>15.1051587302</text:p>
          </table:table-cell>
          <table:table-cell office:value-type="float" office:value="3.045">
            <text:p>3.045</text:p>
          </table:table-cell>
          <table:table-cell office:value-type="float" office:value="5.95862068965517">
            <text:p>5.9586206897</text:p>
          </table:table-cell>
          <table:table-cell/>
          <table:table-cell office:value-type="string">
            <text:p>6647</text:p>
          </table:table-cell>
          <table:table-cell office:value-type="string">
            <text:p>6674</text:p>
          </table:table-cell>
          <table:table-cell office:value-type="float" office:value="29.27">
            <text:p>29.27</text:p>
          </table:table-cell>
          <table:table-cell office:value-type="float" office:value="9">
            <text:p>9</text:p>
          </table:table-cell>
          <table:table-cell office:value-type="float" office:value="2634.75">
            <text:p>2634.75</text:p>
          </table:table-cell>
          <table:table-cell office:value-type="float" office:value="181.44">
            <text:p>181.44</text:p>
          </table:table-cell>
          <table:table-cell office:value-type="float" office:value="14.5213293650794">
            <text:p>14.5213293651</text:p>
          </table:table-cell>
          <table:table-cell office:value-type="float" office:value="3.25222222222222">
            <text:p>3.2522222222</text:p>
          </table:table-cell>
          <table:table-cell office:value-type="float" office:value="6.19883840109327">
            <text:p>6.19883840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32.26">
            <text:p>32.26</text:p>
          </table:table-cell>
          <table:table-cell office:value-type="float" office:value="11">
            <text:p>11</text:p>
          </table:table-cell>
          <table:table-cell office:value-type="float" office:value="2903.22">
            <text:p>2903.22</text:p>
          </table:table-cell>
          <table:table-cell office:value-type="float" office:value="193.09">
            <text:p>193.09</text:p>
          </table:table-cell>
          <table:table-cell office:value-type="float" office:value="15.0355792635559">
            <text:p>15.0355792636</text:p>
          </table:table-cell>
          <table:table-cell office:value-type="float" office:value="2.93272727272727">
            <text:p>2.9327272727</text:p>
          </table:table-cell>
          <table:table-cell office:value-type="float" office:value="5.98543087414755">
            <text:p>5.9854308741</text:p>
          </table:table-cell>
          <table:table-cell/>
          <table:table-cell office:value-type="string">
            <text:p>6670</text:p>
          </table:table-cell>
          <table:table-cell office:value-type="string">
            <text:p>6674</text:p>
          </table:table-cell>
          <table:table-cell office:value-type="float" office:value="32.15">
            <text:p>32.15</text:p>
          </table:table-cell>
          <table:table-cell office:value-type="float" office:value="11">
            <text:p>11</text:p>
          </table:table-cell>
          <table:table-cell office:value-type="float" office:value="2893.32">
            <text:p>2893.32</text:p>
          </table:table-cell>
          <table:table-cell office:value-type="float" office:value="193.09">
            <text:p>193.09</text:p>
          </table:table-cell>
          <table:table-cell office:value-type="float" office:value="14.9843078357243">
            <text:p>14.9843078357</text:p>
          </table:table-cell>
          <table:table-cell office:value-type="float" office:value="2.92272727272727">
            <text:p>2.9227272727</text:p>
          </table:table-cell>
          <table:table-cell office:value-type="float" office:value="6.00590979782271">
            <text:p>6.00590979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17.93">
            <text:p>17.93</text:p>
          </table:table-cell>
          <table:table-cell office:value-type="float" office:value="12">
            <text:p>12</text:p>
          </table:table-cell>
          <table:table-cell office:value-type="float" office:value="1613.34">
            <text:p>1613.34</text:p>
          </table:table-cell>
          <table:table-cell office:value-type="float" office:value="171.35">
            <text:p>171.35</text:p>
          </table:table-cell>
          <table:table-cell office:value-type="float" office:value="9.41546542165159">
            <text:p>9.4154654217</text:p>
          </table:table-cell>
          <table:table-cell office:value-type="float" office:value="1.49416666666667">
            <text:p>1.4941666667</text:p>
          </table:table-cell>
          <table:table-cell office:value-type="float" office:value="9.55660903513664">
            <text:p>9.5566090351</text:p>
          </table:table-cell>
          <table:table-cell/>
          <table:table-cell office:value-type="string">
            <text:p>6695</text:p>
          </table:table-cell>
          <table:table-cell office:value-type="string">
            <text:p>6674</text:p>
          </table:table-cell>
          <table:table-cell office:value-type="float" office:value="17.11">
            <text:p>17.11</text:p>
          </table:table-cell>
          <table:table-cell office:value-type="float" office:value="12">
            <text:p>12</text:p>
          </table:table-cell>
          <table:table-cell office:value-type="float" office:value="1539.81">
            <text:p>1539.81</text:p>
          </table:table-cell>
          <table:table-cell office:value-type="float" office:value="171.35">
            <text:p>171.35</text:p>
          </table:table-cell>
          <table:table-cell office:value-type="float" office:value="8.98634374088124">
            <text:p>8.9863437409</text:p>
          </table:table-cell>
          <table:table-cell office:value-type="float" office:value="1.42583333333333">
            <text:p>1.4258333333</text:p>
          </table:table-cell>
          <table:table-cell office:value-type="float" office:value="10.0146113383986">
            <text:p>10.01461133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33.16">
            <text:p>33.16</text:p>
          </table:table-cell>
          <table:table-cell office:value-type="float" office:value="9">
            <text:p>9</text:p>
          </table:table-cell>
          <table:table-cell office:value-type="float" office:value="2984.13">
            <text:p>2984.13</text:p>
          </table:table-cell>
          <table:table-cell office:value-type="float" office:value="192.09">
            <text:p>192.09</text:p>
          </table:table-cell>
          <table:table-cell office:value-type="float" office:value="15.5350616898329">
            <text:p>15.5350616898</text:p>
          </table:table-cell>
          <table:table-cell office:value-type="float" office:value="3.68444444444444">
            <text:p>3.6844444444</text:p>
          </table:table-cell>
          <table:table-cell office:value-type="float" office:value="5.79282267792521">
            <text:p>5.7928226779</text:p>
          </table:table-cell>
          <table:table-cell/>
          <table:table-cell office:value-type="string">
            <text:p>6716</text:p>
          </table:table-cell>
          <table:table-cell office:value-type="string">
            <text:p>6674</text:p>
          </table:table-cell>
          <table:table-cell office:value-type="float" office:value="33.97">
            <text:p>33.97</text:p>
          </table:table-cell>
          <table:table-cell office:value-type="float" office:value="8">
            <text:p>8</text:p>
          </table:table-cell>
          <table:table-cell office:value-type="float" office:value="3057.3">
            <text:p>3057.3</text:p>
          </table:table-cell>
          <table:table-cell office:value-type="float" office:value="192.09">
            <text:p>192.09</text:p>
          </table:table-cell>
          <table:table-cell office:value-type="float" office:value="15.9159768858348">
            <text:p>15.9159768858</text:p>
          </table:table-cell>
          <table:table-cell office:value-type="float" office:value="4.24625">
            <text:p>4.24625</text:p>
          </table:table-cell>
          <table:table-cell office:value-type="float" office:value="5.65469531939947">
            <text:p>5.654695319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5.54">
            <text:p>15.54</text:p>
          </table:table-cell>
          <table:table-cell office:value-type="float" office:value="7">
            <text:p>7</text:p>
          </table:table-cell>
          <table:table-cell office:value-type="float" office:value="1398.33">
            <text:p>1398.33</text:p>
          </table:table-cell>
          <table:table-cell office:value-type="float" office:value="192.2">
            <text:p>192.2</text:p>
          </table:table-cell>
          <table:table-cell office:value-type="float" office:value="7.27539021852237">
            <text:p>7.2753902185</text:p>
          </table:table-cell>
          <table:table-cell office:value-type="float" office:value="2.22">
            <text:p>2.22</text:p>
          </table:table-cell>
          <table:table-cell office:value-type="float" office:value="12.3680823680824">
            <text:p>12.3680823681</text:p>
          </table:table-cell>
          <table:table-cell/>
          <table:table-cell office:value-type="string">
            <text:p>6879</text:p>
          </table:table-cell>
          <table:table-cell office:value-type="string">
            <text:p>6674</text:p>
          </table:table-cell>
          <table:table-cell office:value-type="float" office:value="16.42">
            <text:p>16.42</text:p>
          </table:table-cell>
          <table:table-cell office:value-type="float" office:value="7">
            <text:p>7</text:p>
          </table:table-cell>
          <table:table-cell office:value-type="float" office:value="1477.44">
            <text:p>1477.44</text:p>
          </table:table-cell>
          <table:table-cell office:value-type="float" office:value="192.2">
            <text:p>192.2</text:p>
          </table:table-cell>
          <table:table-cell office:value-type="float" office:value="7.68699271592092">
            <text:p>7.6869927159</text:p>
          </table:table-cell>
          <table:table-cell office:value-type="float" office:value="2.34571428571429">
            <text:p>2.3457142857</text:p>
          </table:table-cell>
          <table:table-cell office:value-type="float" office:value="11.7052375152253">
            <text:p>11.70523751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23.24">
            <text:p>23.24</text:p>
          </table:table-cell>
          <table:table-cell office:value-type="float" office:value="8">
            <text:p>8</text:p>
          </table:table-cell>
          <table:table-cell office:value-type="float" office:value="2091.33">
            <text:p>2091.33</text:p>
          </table:table-cell>
          <table:table-cell office:value-type="float" office:value="174.31">
            <text:p>174.31</text:p>
          </table:table-cell>
          <table:table-cell office:value-type="float" office:value="11.9977626068499">
            <text:p>11.9977626068</text:p>
          </table:table-cell>
          <table:table-cell office:value-type="float" office:value="2.905">
            <text:p>2.905</text:p>
          </table:table-cell>
          <table:table-cell office:value-type="float" office:value="7.50043029259897">
            <text:p>7.5004302926</text:p>
          </table:table-cell>
          <table:table-cell/>
          <table:table-cell office:value-type="string">
            <text:p>6892</text:p>
          </table:table-cell>
          <table:table-cell office:value-type="string">
            <text:p>6674</text:p>
          </table:table-cell>
          <table:table-cell office:value-type="float" office:value="22.72">
            <text:p>22.72</text:p>
          </table:table-cell>
          <table:table-cell office:value-type="float" office:value="9">
            <text:p>9</text:p>
          </table:table-cell>
          <table:table-cell office:value-type="float" office:value="2044.62">
            <text:p>2044.62</text:p>
          </table:table-cell>
          <table:table-cell office:value-type="float" office:value="174.31">
            <text:p>174.31</text:p>
          </table:table-cell>
          <table:table-cell office:value-type="float" office:value="11.7297917503299">
            <text:p>11.7297917503</text:p>
          </table:table-cell>
          <table:table-cell office:value-type="float" office:value="2.52444444444444">
            <text:p>2.5244444444</text:p>
          </table:table-cell>
          <table:table-cell office:value-type="float" office:value="7.67209507042254">
            <text:p>7.67209507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28.29">
            <text:p>28.29</text:p>
          </table:table-cell>
          <table:table-cell office:value-type="float" office:value="10">
            <text:p>10</text:p>
          </table:table-cell>
          <table:table-cell office:value-type="float" office:value="2546.01">
            <text:p>2546.01</text:p>
          </table:table-cell>
          <table:table-cell office:value-type="float" office:value="187.75">
            <text:p>187.75</text:p>
          </table:table-cell>
          <table:table-cell office:value-type="float" office:value="13.5606391478029">
            <text:p>13.5606391478</text:p>
          </table:table-cell>
          <table:table-cell office:value-type="float" office:value="2.829">
            <text:p>2.829</text:p>
          </table:table-cell>
          <table:table-cell office:value-type="float" office:value="6.63662071403323">
            <text:p>6.636620714</text:p>
          </table:table-cell>
          <table:table-cell/>
          <table:table-cell office:value-type="string">
            <text:p>6948</text:p>
          </table:table-cell>
          <table:table-cell office:value-type="string">
            <text:p>6674</text:p>
          </table:table-cell>
          <table:table-cell office:value-type="float" office:value="26.61">
            <text:p>26.61</text:p>
          </table:table-cell>
          <table:table-cell office:value-type="float" office:value="10">
            <text:p>10</text:p>
          </table:table-cell>
          <table:table-cell office:value-type="float" office:value="2394.9">
            <text:p>2394.9</text:p>
          </table:table-cell>
          <table:table-cell office:value-type="float" office:value="187.75">
            <text:p>187.75</text:p>
          </table:table-cell>
          <table:table-cell office:value-type="float" office:value="12.755792276964">
            <text:p>12.755792277</text:p>
          </table:table-cell>
          <table:table-cell office:value-type="float" office:value="2.661">
            <text:p>2.661</text:p>
          </table:table-cell>
          <table:table-cell office:value-type="float" office:value="7.05561818865088">
            <text:p>7.055618188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28.55">
            <text:p>28.55</text:p>
          </table:table-cell>
          <table:table-cell office:value-type="float" office:value="12">
            <text:p>12</text:p>
          </table:table-cell>
          <table:table-cell office:value-type="float" office:value="2569.32">
            <text:p>2569.32</text:p>
          </table:table-cell>
          <table:table-cell office:value-type="float" office:value="171.44">
            <text:p>171.44</text:p>
          </table:table-cell>
          <table:table-cell office:value-type="float" office:value="14.9867008866076">
            <text:p>14.9867008866</text:p>
          </table:table-cell>
          <table:table-cell office:value-type="float" office:value="2.37916666666667">
            <text:p>2.3791666667</text:p>
          </table:table-cell>
          <table:table-cell office:value-type="float" office:value="6.00490367775832">
            <text:p>6.0049036778</text:p>
          </table:table-cell>
          <table:table-cell/>
          <table:table-cell office:value-type="string">
            <text:p>6971</text:p>
          </table:table-cell>
          <table:table-cell office:value-type="string">
            <text:p>6674</text:p>
          </table:table-cell>
          <table:table-cell office:value-type="float" office:value="28.88">
            <text:p>28.88</text:p>
          </table:table-cell>
          <table:table-cell office:value-type="float" office:value="10">
            <text:p>10</text:p>
          </table:table-cell>
          <table:table-cell office:value-type="float" office:value="2599.02">
            <text:p>2599.02</text:p>
          </table:table-cell>
          <table:table-cell office:value-type="float" office:value="171.44">
            <text:p>171.44</text:p>
          </table:table-cell>
          <table:table-cell office:value-type="float" office:value="15.1599393373775">
            <text:p>15.1599393374</text:p>
          </table:table-cell>
          <table:table-cell office:value-type="float" office:value="2.888">
            <text:p>2.888</text:p>
          </table:table-cell>
          <table:table-cell office:value-type="float" office:value="5.93628808864266">
            <text:p>5.93628808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20.43">
            <text:p>20.43</text:p>
          </table:table-cell>
          <table:table-cell office:value-type="float" office:value="10">
            <text:p>10</text:p>
          </table:table-cell>
          <table:table-cell office:value-type="float" office:value="1839.06">
            <text:p>1839.06</text:p>
          </table:table-cell>
          <table:table-cell office:value-type="float" office:value="42.8">
            <text:p>42.8</text:p>
          </table:table-cell>
          <table:table-cell office:value-type="float" office:value="42.9686915887851">
            <text:p>42.9686915888</text:p>
          </table:table-cell>
          <table:table-cell office:value-type="float" office:value="2.043">
            <text:p>2.043</text:p>
          </table:table-cell>
          <table:table-cell office:value-type="float" office:value="2.09495839451787">
            <text:p>2.0949583945</text:p>
          </table:table-cell>
          <table:table-cell/>
          <table:table-cell office:value-type="string">
            <text:p>7021</text:p>
          </table:table-cell>
          <table:table-cell office:value-type="string">
            <text:p>6674</text:p>
          </table:table-cell>
          <table:table-cell office:value-type="float" office:value="20.43">
            <text:p>20.43</text:p>
          </table:table-cell>
          <table:table-cell office:value-type="float" office:value="10">
            <text:p>10</text:p>
          </table:table-cell>
          <table:table-cell office:value-type="float" office:value="1838.25">
            <text:p>1838.25</text:p>
          </table:table-cell>
          <table:table-cell office:value-type="float" office:value="42.8">
            <text:p>42.8</text:p>
          </table:table-cell>
          <table:table-cell office:value-type="float" office:value="42.9497663551402">
            <text:p>42.9497663551</text:p>
          </table:table-cell>
          <table:table-cell office:value-type="float" office:value="2.043">
            <text:p>2.043</text:p>
          </table:table-cell>
          <table:table-cell office:value-type="float" office:value="2.09495839451787">
            <text:p>2.09495839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16.92">
            <text:p>16.92</text:p>
          </table:table-cell>
          <table:table-cell office:value-type="float" office:value="10">
            <text:p>10</text:p>
          </table:table-cell>
          <table:table-cell office:value-type="float" office:value="1522.62">
            <text:p>1522.62</text:p>
          </table:table-cell>
          <table:table-cell office:value-type="float" office:value="192.7">
            <text:p>192.7</text:p>
          </table:table-cell>
          <table:table-cell office:value-type="float" office:value="7.90150492994292">
            <text:p>7.9015049299</text:p>
          </table:table-cell>
          <table:table-cell office:value-type="float" office:value="1.692">
            <text:p>1.692</text:p>
          </table:table-cell>
          <table:table-cell office:value-type="float" office:value="11.3888888888889">
            <text:p>11.3888888889</text:p>
          </table:table-cell>
          <table:table-cell/>
          <table:table-cell office:value-type="string">
            <text:p>7079</text:p>
          </table:table-cell>
          <table:table-cell office:value-type="string">
            <text:p>6674</text:p>
          </table:table-cell>
          <table:table-cell office:value-type="float" office:value="16.3">
            <text:p>16.3</text:p>
          </table:table-cell>
          <table:table-cell office:value-type="float" office:value="11">
            <text:p>11</text:p>
          </table:table-cell>
          <table:table-cell office:value-type="float" office:value="1467">
            <text:p>1467</text:p>
          </table:table-cell>
          <table:table-cell office:value-type="float" office:value="192.7">
            <text:p>192.7</text:p>
          </table:table-cell>
          <table:table-cell office:value-type="float" office:value="7.61286974571873">
            <text:p>7.6128697457</text:p>
          </table:table-cell>
          <table:table-cell office:value-type="float" office:value="1.48181818181818">
            <text:p>1.4818181818</text:p>
          </table:table-cell>
          <table:table-cell office:value-type="float" office:value="11.8220858895706">
            <text:p>11.822085889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20.48">
            <text:p>20.48</text:p>
          </table:table-cell>
          <table:table-cell office:value-type="float" office:value="11">
            <text:p>11</text:p>
          </table:table-cell>
          <table:table-cell office:value-type="float" office:value="1843.02">
            <text:p>1843.02</text:p>
          </table:table-cell>
          <table:table-cell office:value-type="float" office:value="166.53">
            <text:p>166.53</text:p>
          </table:table-cell>
          <table:table-cell office:value-type="float" office:value="11.067195099982">
            <text:p>11.0671951</text:p>
          </table:table-cell>
          <table:table-cell office:value-type="float" office:value="1.86181818181818">
            <text:p>1.8618181818</text:p>
          </table:table-cell>
          <table:table-cell office:value-type="float" office:value="8.13134765625">
            <text:p>8.1313476563</text:p>
          </table:table-cell>
          <table:table-cell/>
          <table:table-cell office:value-type="string">
            <text:p>7094</text:p>
          </table:table-cell>
          <table:table-cell office:value-type="string">
            <text:p>6674</text:p>
          </table:table-cell>
          <table:table-cell office:value-type="float" office:value="21.6">
            <text:p>21.6</text:p>
          </table:table-cell>
          <table:table-cell office:value-type="float" office:value="11">
            <text:p>11</text:p>
          </table:table-cell>
          <table:table-cell office:value-type="float" office:value="1943.64">
            <text:p>1943.64</text:p>
          </table:table-cell>
          <table:table-cell office:value-type="float" office:value="166.53">
            <text:p>166.53</text:p>
          </table:table-cell>
          <table:table-cell office:value-type="float" office:value="11.6714105566565">
            <text:p>11.6714105567</text:p>
          </table:table-cell>
          <table:table-cell office:value-type="float" office:value="1.96363636363636">
            <text:p>1.9636363636</text:p>
          </table:table-cell>
          <table:table-cell office:value-type="float" office:value="7.70972222222222">
            <text:p>7.70972222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16.42">
            <text:p>16.42</text:p>
          </table:table-cell>
          <table:table-cell office:value-type="float" office:value="255">
            <text:p>255</text:p>
          </table:table-cell>
          <table:table-cell office:value-type="float" office:value="1477.89">
            <text:p>1477.89</text:p>
          </table:table-cell>
          <table:table-cell office:value-type="float" office:value="186.52">
            <text:p>186.52</text:p>
          </table:table-cell>
          <table:table-cell office:value-type="float" office:value="7.92349345914647">
            <text:p>7.9234934591</text:p>
          </table:table-cell>
          <table:table-cell office:value-type="float" office:value="0.0643921568627451">
            <text:p>0.0643921569</text:p>
          </table:table-cell>
          <table:table-cell office:value-type="float" office:value="11.3593179049939">
            <text:p>11.359317905</text:p>
          </table:table-cell>
          <table:table-cell/>
          <table:table-cell office:value-type="string">
            <text:p>6471</text:p>
          </table:table-cell>
          <table:table-cell office:value-type="string">
            <text:p>6674</text:p>
          </table:table-cell>
          <table:table-cell office:value-type="float" office:value="17.42">
            <text:p>17.42</text:p>
          </table:table-cell>
          <table:table-cell office:value-type="float" office:value="255">
            <text:p>255</text:p>
          </table:table-cell>
          <table:table-cell office:value-type="float" office:value="1568.07">
            <text:p>1568.07</text:p>
          </table:table-cell>
          <table:table-cell office:value-type="float" office:value="186.52">
            <text:p>186.52</text:p>
          </table:table-cell>
          <table:table-cell office:value-type="float" office:value="8.40698048466652">
            <text:p>8.4069804847</text:p>
          </table:table-cell>
          <table:table-cell office:value-type="float" office:value="0.0683137254901961">
            <text:p>0.0683137255</text:p>
          </table:table-cell>
          <table:table-cell office:value-type="float" office:value="10.707233065442">
            <text:p>10.707233065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35.87">
            <text:p>35.87</text:p>
          </table:table-cell>
          <table:table-cell office:value-type="float" office:value="13">
            <text:p>13</text:p>
          </table:table-cell>
          <table:table-cell office:value-type="float" office:value="3228.57">
            <text:p>3228.57</text:p>
          </table:table-cell>
          <table:table-cell office:value-type="float" office:value="85.93">
            <text:p>85.93</text:p>
          </table:table-cell>
          <table:table-cell office:value-type="float" office:value="37.5720935645293">
            <text:p>37.5720935645</text:p>
          </table:table-cell>
          <table:table-cell office:value-type="float" office:value="2.75923076923077">
            <text:p>2.7592307692</text:p>
          </table:table-cell>
          <table:table-cell office:value-type="float" office:value="2.39559520490661">
            <text:p>2.3955952049</text:p>
          </table:table-cell>
          <table:table-cell/>
          <table:table-cell office:value-type="string">
            <text:p>6499</text:p>
          </table:table-cell>
          <table:table-cell office:value-type="string">
            <text:p>6674</text:p>
          </table:table-cell>
          <table:table-cell office:value-type="float" office:value="37.06">
            <text:p>37.06</text:p>
          </table:table-cell>
          <table:table-cell office:value-type="float" office:value="13">
            <text:p>13</text:p>
          </table:table-cell>
          <table:table-cell office:value-type="float" office:value="3335.13">
            <text:p>3335.13</text:p>
          </table:table-cell>
          <table:table-cell office:value-type="float" office:value="85.93">
            <text:p>85.93</text:p>
          </table:table-cell>
          <table:table-cell office:value-type="float" office:value="38.8121726987083">
            <text:p>38.8121726987</text:p>
          </table:table-cell>
          <table:table-cell office:value-type="float" office:value="2.85076923076923">
            <text:p>2.8507692308</text:p>
          </table:table-cell>
          <table:table-cell office:value-type="float" office:value="2.31867242309768">
            <text:p>2.31867242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33.97">
            <text:p>33.97</text:p>
          </table:table-cell>
          <table:table-cell office:value-type="float" office:value="11">
            <text:p>11</text:p>
          </table:table-cell>
          <table:table-cell office:value-type="float" office:value="3056.85">
            <text:p>3056.85</text:p>
          </table:table-cell>
          <table:table-cell office:value-type="float" office:value="22.75">
            <text:p>22.75</text:p>
          </table:table-cell>
          <table:table-cell office:value-type="float" office:value="134.367032967033">
            <text:p>134.367032967</text:p>
          </table:table-cell>
          <table:table-cell office:value-type="float" office:value="3.08818181818182">
            <text:p>3.0881818182</text:p>
          </table:table-cell>
          <table:table-cell office:value-type="float" office:value="0.669708566382102">
            <text:p>0.6697085664</text:p>
          </table:table-cell>
          <table:table-cell/>
          <table:table-cell office:value-type="string">
            <text:p>6552</text:p>
          </table:table-cell>
          <table:table-cell office:value-type="string">
            <text:p>6674</text:p>
          </table:table-cell>
          <table:table-cell office:value-type="float" office:value="34.91">
            <text:p>34.91</text:p>
          </table:table-cell>
          <table:table-cell office:value-type="float" office:value="10">
            <text:p>10</text:p>
          </table:table-cell>
          <table:table-cell office:value-type="float" office:value="3141.81">
            <text:p>3141.81</text:p>
          </table:table-cell>
          <table:table-cell office:value-type="float" office:value="22.75">
            <text:p>22.75</text:p>
          </table:table-cell>
          <table:table-cell office:value-type="float" office:value="138.101538461539">
            <text:p>138.1015384615</text:p>
          </table:table-cell>
          <table:table-cell office:value-type="float" office:value="3.491">
            <text:p>3.491</text:p>
          </table:table-cell>
          <table:table-cell office:value-type="float" office:value="0.651675737611">
            <text:p>0.65167573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19.58">
            <text:p>19.58</text:p>
          </table:table-cell>
          <table:table-cell office:value-type="float" office:value="9">
            <text:p>9</text:p>
          </table:table-cell>
          <table:table-cell office:value-type="float" office:value="1762.2">
            <text:p>1762.2</text:p>
          </table:table-cell>
          <table:table-cell office:value-type="float" office:value="170.88">
            <text:p>170.88</text:p>
          </table:table-cell>
          <table:table-cell office:value-type="float" office:value="10.3125">
            <text:p>10.3125</text:p>
          </table:table-cell>
          <table:table-cell office:value-type="float" office:value="2.17555555555555">
            <text:p>2.1755555556</text:p>
          </table:table-cell>
          <table:table-cell office:value-type="float" office:value="8.72727272727273">
            <text:p>8.7272727273</text:p>
          </table:table-cell>
          <table:table-cell/>
          <table:table-cell office:value-type="string">
            <text:p>6559</text:p>
          </table:table-cell>
          <table:table-cell office:value-type="string">
            <text:p>6674</text:p>
          </table:table-cell>
          <table:table-cell office:value-type="float" office:value="18.33">
            <text:p>18.33</text:p>
          </table:table-cell>
          <table:table-cell office:value-type="float" office:value="12">
            <text:p>12</text:p>
          </table:table-cell>
          <table:table-cell office:value-type="float" office:value="1649.52">
            <text:p>1649.52</text:p>
          </table:table-cell>
          <table:table-cell office:value-type="float" office:value="170.88">
            <text:p>170.88</text:p>
          </table:table-cell>
          <table:table-cell office:value-type="float" office:value="9.65308988764045">
            <text:p>9.6530898876</text:p>
          </table:table-cell>
          <table:table-cell office:value-type="float" office:value="1.5275">
            <text:p>1.5275</text:p>
          </table:table-cell>
          <table:table-cell office:value-type="float" office:value="9.32242225859247">
            <text:p>9.32242225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17.52">
            <text:p>17.52</text:p>
          </table:table-cell>
          <table:table-cell office:value-type="float" office:value="11">
            <text:p>11</text:p>
          </table:table-cell>
          <table:table-cell office:value-type="float" office:value="1576.44">
            <text:p>1576.44</text:p>
          </table:table-cell>
          <table:table-cell office:value-type="float" office:value="112.26">
            <text:p>112.26</text:p>
          </table:table-cell>
          <table:table-cell office:value-type="float" office:value="14.0427578834848">
            <text:p>14.0427578835</text:p>
          </table:table-cell>
          <table:table-cell office:value-type="float" office:value="1.59272727272727">
            <text:p>1.5927272727</text:p>
          </table:table-cell>
          <table:table-cell office:value-type="float" office:value="6.40753424657534">
            <text:p>6.4075342466</text:p>
          </table:table-cell>
          <table:table-cell/>
          <table:table-cell office:value-type="string">
            <text:p>6609</text:p>
          </table:table-cell>
          <table:table-cell office:value-type="string">
            <text:p>6674</text:p>
          </table:table-cell>
          <table:table-cell office:value-type="float" office:value="18.61">
            <text:p>18.61</text:p>
          </table:table-cell>
          <table:table-cell office:value-type="float" office:value="10">
            <text:p>10</text:p>
          </table:table-cell>
          <table:table-cell office:value-type="float" office:value="1674.45">
            <text:p>1674.45</text:p>
          </table:table-cell>
          <table:table-cell office:value-type="float" office:value="112.26">
            <text:p>112.26</text:p>
          </table:table-cell>
          <table:table-cell office:value-type="float" office:value="14.9158204168894">
            <text:p>14.9158204169</text:p>
          </table:table-cell>
          <table:table-cell office:value-type="float" office:value="1.861">
            <text:p>1.861</text:p>
          </table:table-cell>
          <table:table-cell office:value-type="float" office:value="6.0322407307899">
            <text:p>6.032240730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16.89">
            <text:p>16.89</text:p>
          </table:table-cell>
          <table:table-cell office:value-type="float" office:value="8">
            <text:p>8</text:p>
          </table:table-cell>
          <table:table-cell office:value-type="float" office:value="1520.37">
            <text:p>1520.37</text:p>
          </table:table-cell>
          <table:table-cell office:value-type="float" office:value="186.15">
            <text:p>186.15</text:p>
          </table:table-cell>
          <table:table-cell office:value-type="float" office:value="8.16744560838034">
            <text:p>8.1674456084</text:p>
          </table:table-cell>
          <table:table-cell office:value-type="float" office:value="2.11125">
            <text:p>2.11125</text:p>
          </table:table-cell>
          <table:table-cell office:value-type="float" office:value="11.0213143872114">
            <text:p>11.0213143872</text:p>
          </table:table-cell>
          <table:table-cell/>
          <table:table-cell office:value-type="string">
            <text:p>6699</text:p>
          </table:table-cell>
          <table:table-cell office:value-type="string">
            <text:p>6674</text:p>
          </table:table-cell>
          <table:table-cell office:value-type="float" office:value="17.18">
            <text:p>17.18</text:p>
          </table:table-cell>
          <table:table-cell office:value-type="float" office:value="8">
            <text:p>8</text:p>
          </table:table-cell>
          <table:table-cell office:value-type="float" office:value="1545.93">
            <text:p>1545.93</text:p>
          </table:table-cell>
          <table:table-cell office:value-type="float" office:value="186.15">
            <text:p>186.15</text:p>
          </table:table-cell>
          <table:table-cell office:value-type="float" office:value="8.30475423045931">
            <text:p>8.3047542305</text:p>
          </table:table-cell>
          <table:table-cell office:value-type="float" office:value="2.1475">
            <text:p>2.1475</text:p>
          </table:table-cell>
          <table:table-cell office:value-type="float" office:value="10.8352735739232">
            <text:p>10.83527357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27.23">
            <text:p>27.23</text:p>
          </table:table-cell>
          <table:table-cell office:value-type="float" office:value="8">
            <text:p>8</text:p>
          </table:table-cell>
          <table:table-cell office:value-type="float" office:value="2450.43">
            <text:p>2450.43</text:p>
          </table:table-cell>
          <table:table-cell office:value-type="float" office:value="186.33">
            <text:p>186.33</text:p>
          </table:table-cell>
          <table:table-cell office:value-type="float" office:value="13.151022379649">
            <text:p>13.1510223796</text:p>
          </table:table-cell>
          <table:table-cell office:value-type="float" office:value="3.40375">
            <text:p>3.40375</text:p>
          </table:table-cell>
          <table:table-cell office:value-type="float" office:value="6.8428204186559">
            <text:p>6.8428204187</text:p>
          </table:table-cell>
          <table:table-cell/>
          <table:table-cell office:value-type="string">
            <text:p>6738</text:p>
          </table:table-cell>
          <table:table-cell office:value-type="string">
            <text:p>6674</text:p>
          </table:table-cell>
          <table:table-cell office:value-type="float" office:value="27.27">
            <text:p>27.27</text:p>
          </table:table-cell>
          <table:table-cell office:value-type="float" office:value="7">
            <text:p>7</text:p>
          </table:table-cell>
          <table:table-cell office:value-type="float" office:value="2454.21">
            <text:p>2454.21</text:p>
          </table:table-cell>
          <table:table-cell office:value-type="float" office:value="186.33">
            <text:p>186.33</text:p>
          </table:table-cell>
          <table:table-cell office:value-type="float" office:value="13.1713089679601">
            <text:p>13.171308968</text:p>
          </table:table-cell>
          <table:table-cell office:value-type="float" office:value="3.89571428571428">
            <text:p>3.8957142857</text:p>
          </table:table-cell>
          <table:table-cell office:value-type="float" office:value="6.83278327832783">
            <text:p>6.832783278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22.7">
            <text:p>22.7</text:p>
          </table:table-cell>
          <table:table-cell office:value-type="float" office:value="10">
            <text:p>10</text:p>
          </table:table-cell>
          <table:table-cell office:value-type="float" office:value="2042.91">
            <text:p>2042.91</text:p>
          </table:table-cell>
          <table:table-cell office:value-type="float" office:value="253.65">
            <text:p>253.65</text:p>
          </table:table-cell>
          <table:table-cell office:value-type="float" office:value="8.05405085748078">
            <text:p>8.0540508575</text:p>
          </table:table-cell>
          <table:table-cell office:value-type="float" office:value="2.27">
            <text:p>2.27</text:p>
          </table:table-cell>
          <table:table-cell office:value-type="float" office:value="11.1740088105727">
            <text:p>11.1740088106</text:p>
          </table:table-cell>
          <table:table-cell/>
          <table:table-cell office:value-type="string">
            <text:p>6843</text:p>
          </table:table-cell>
          <table:table-cell office:value-type="string">
            <text:p>6674</text:p>
          </table:table-cell>
          <table:table-cell office:value-type="float" office:value="23.35">
            <text:p>23.35</text:p>
          </table:table-cell>
          <table:table-cell office:value-type="float" office:value="11">
            <text:p>11</text:p>
          </table:table-cell>
          <table:table-cell office:value-type="float" office:value="2101.41">
            <text:p>2101.41</text:p>
          </table:table-cell>
          <table:table-cell office:value-type="float" office:value="253.65">
            <text:p>253.65</text:p>
          </table:table-cell>
          <table:table-cell office:value-type="float" office:value="8.28468361916026">
            <text:p>8.2846836192</text:p>
          </table:table-cell>
          <table:table-cell office:value-type="float" office:value="2.12272727272727">
            <text:p>2.1227272727</text:p>
          </table:table-cell>
          <table:table-cell office:value-type="float" office:value="10.8629550321199">
            <text:p>10.86295503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6.24">
            <text:p>16.24</text:p>
          </table:table-cell>
          <table:table-cell office:value-type="float" office:value="11">
            <text:p>11</text:p>
          </table:table-cell>
          <table:table-cell office:value-type="float" office:value="1461.24">
            <text:p>1461.24</text:p>
          </table:table-cell>
          <table:table-cell office:value-type="float" office:value="171.1">
            <text:p>171.1</text:p>
          </table:table-cell>
          <table:table-cell office:value-type="float" office:value="8.54026884862653">
            <text:p>8.5402688486</text:p>
          </table:table-cell>
          <table:table-cell office:value-type="float" office:value="1.47636363636364">
            <text:p>1.4763636364</text:p>
          </table:table-cell>
          <table:table-cell office:value-type="float" office:value="10.5357142857143">
            <text:p>10.5357142857</text:p>
          </table:table-cell>
          <table:table-cell/>
          <table:table-cell office:value-type="string">
            <text:p>6945</text:p>
          </table:table-cell>
          <table:table-cell office:value-type="string">
            <text:p>6674</text:p>
          </table:table-cell>
          <table:table-cell office:value-type="float" office:value="16.68">
            <text:p>16.68</text:p>
          </table:table-cell>
          <table:table-cell office:value-type="float" office:value="10">
            <text:p>10</text:p>
          </table:table-cell>
          <table:table-cell office:value-type="float" office:value="1501.47">
            <text:p>1501.47</text:p>
          </table:table-cell>
          <table:table-cell office:value-type="float" office:value="171.1">
            <text:p>171.1</text:p>
          </table:table-cell>
          <table:table-cell office:value-type="float" office:value="8.77539450613676">
            <text:p>8.7753945061</text:p>
          </table:table-cell>
          <table:table-cell office:value-type="float" office:value="1.668">
            <text:p>1.668</text:p>
          </table:table-cell>
          <table:table-cell office:value-type="float" office:value="10.257793764988">
            <text:p>10.2577937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31.52">
            <text:p>31.52</text:p>
          </table:table-cell>
          <table:table-cell office:value-type="float" office:value="8">
            <text:p>8</text:p>
          </table:table-cell>
          <table:table-cell office:value-type="float" office:value="2836.53">
            <text:p>2836.53</text:p>
          </table:table-cell>
          <table:table-cell office:value-type="float" office:value="192.65">
            <text:p>192.65</text:p>
          </table:table-cell>
          <table:table-cell office:value-type="float" office:value="14.7237477290423">
            <text:p>14.723747729</text:p>
          </table:table-cell>
          <table:table-cell office:value-type="float" office:value="3.94">
            <text:p>3.94</text:p>
          </table:table-cell>
          <table:table-cell office:value-type="float" office:value="6.1119923857868">
            <text:p>6.1119923858</text:p>
          </table:table-cell>
          <table:table-cell/>
          <table:table-cell office:value-type="string">
            <text:p>7081</text:p>
          </table:table-cell>
          <table:table-cell office:value-type="string">
            <text:p>6674</text:p>
          </table:table-cell>
          <table:table-cell office:value-type="float" office:value="31.25">
            <text:p>31.25</text:p>
          </table:table-cell>
          <table:table-cell office:value-type="float" office:value="8">
            <text:p>8</text:p>
          </table:table-cell>
          <table:table-cell office:value-type="float" office:value="2812.86">
            <text:p>2812.86</text:p>
          </table:table-cell>
          <table:table-cell office:value-type="float" office:value="192.65">
            <text:p>192.65</text:p>
          </table:table-cell>
          <table:table-cell office:value-type="float" office:value="14.6008824292759">
            <text:p>14.6008824293</text:p>
          </table:table-cell>
          <table:table-cell office:value-type="float" office:value="3.90625">
            <text:p>3.90625</text:p>
          </table:table-cell>
          <table:table-cell office:value-type="float" office:value="6.1648">
            <text:p>6.1648</text:p>
          </table:table-cell>
          <table:table-cell table:number-columns-repeated="1005"/>
        </table:table-row>
        <table:table-row table:style-name="ro1">
          <table:table-cell office:value-type="string">
            <text:p>6695</text:p>
          </table:table-cell>
          <table:table-cell office:value-type="string">
            <text:p>6087</text:p>
          </table:table-cell>
          <table:table-cell office:value-type="float" office:value="2.42">
            <text:p>2.42</text:p>
          </table:table-cell>
          <table:table-cell office:value-type="float" office:value="8">
            <text:p>8</text:p>
          </table:table-cell>
          <table:table-cell office:value-type="float" office:value="217.35">
            <text:p>217.35</text:p>
          </table:table-cell>
          <table:table-cell office:value-type="float" office:value="0.11">
            <text:p>0.11</text:p>
          </table:table-cell>
          <table:table-cell office:value-type="float" office:value="1975.90909090909">
            <text:p>1975.9090909091</text:p>
          </table:table-cell>
          <table:table-cell office:value-type="float" office:value="0.3025">
            <text:p>0.3025</text:p>
          </table:table-cell>
          <table:table-cell office:value-type="float" office:value="0.0454545454545455">
            <text:p>0.0454545455</text:p>
          </table:table-cell>
          <table:table-cell/>
          <table:table-cell office:value-type="string">
            <text:p>6087</text:p>
          </table:table-cell>
          <table:table-cell office:value-type="string">
            <text:p>6695</text:p>
          </table:table-cell>
          <table:table-cell office:value-type="float" office:value="2.31">
            <text:p>2.31</text:p>
          </table:table-cell>
          <table:table-cell office:value-type="float" office:value="8">
            <text:p>8</text:p>
          </table:table-cell>
          <table:table-cell office:value-type="float" office:value="207.81">
            <text:p>207.81</text:p>
          </table:table-cell>
          <table:table-cell office:value-type="float" office:value="0.11">
            <text:p>0.11</text:p>
          </table:table-cell>
          <table:table-cell office:value-type="float" office:value="1889.18181818182">
            <text:p>1889.1818181818</text:p>
          </table:table-cell>
          <table:table-cell office:value-type="float" office:value="0.28875">
            <text:p>0.28875</text:p>
          </table:table-cell>
          <table:table-cell office:value-type="float" office:value="0.0476190476190476">
            <text:p>0.04761904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6.37">
            <text:p>6.37</text:p>
          </table:table-cell>
          <table:table-cell office:value-type="float" office:value="8">
            <text:p>8</text:p>
          </table:table-cell>
          <table:table-cell office:value-type="float" office:value="573.57">
            <text:p>573.57</text:p>
          </table:table-cell>
          <table:table-cell office:value-type="float" office:value="2.53">
            <text:p>2.53</text:p>
          </table:table-cell>
          <table:table-cell office:value-type="float" office:value="226.707509881423">
            <text:p>226.7075098814</text:p>
          </table:table-cell>
          <table:table-cell office:value-type="float" office:value="0.79625">
            <text:p>0.79625</text:p>
          </table:table-cell>
          <table:table-cell office:value-type="float" office:value="0.397174254317111">
            <text:p>0.3971742543</text:p>
          </table:table-cell>
          <table:table-cell/>
          <table:table-cell office:value-type="string">
            <text:p>6382</text:p>
          </table:table-cell>
          <table:table-cell office:value-type="string">
            <text:p>6695</text:p>
          </table:table-cell>
          <table:table-cell office:value-type="float" office:value="6.26">
            <text:p>6.26</text:p>
          </table:table-cell>
          <table:table-cell office:value-type="float" office:value="8">
            <text:p>8</text:p>
          </table:table-cell>
          <table:table-cell office:value-type="float" office:value="563.76">
            <text:p>563.76</text:p>
          </table:table-cell>
          <table:table-cell office:value-type="float" office:value="2.53">
            <text:p>2.53</text:p>
          </table:table-cell>
          <table:table-cell office:value-type="float" office:value="222.830039525692">
            <text:p>222.8300395257</text:p>
          </table:table-cell>
          <table:table-cell office:value-type="float" office:value="0.7825">
            <text:p>0.7825</text:p>
          </table:table-cell>
          <table:table-cell office:value-type="float" office:value="0.404153354632588">
            <text:p>0.404153354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6">
            <text:p>7.6</text:p>
          </table:table-cell>
          <table:table-cell office:value-type="float" office:value="10">
            <text:p>10</text:p>
          </table:table-cell>
          <table:table-cell office:value-type="float" office:value="683.82">
            <text:p>683.82</text:p>
          </table:table-cell>
          <table:table-cell office:value-type="float" office:value="285.06">
            <text:p>285.06</text:p>
          </table:table-cell>
          <table:table-cell office:value-type="float" office:value="2.39886339717954">
            <text:p>2.3988633972</text:p>
          </table:table-cell>
          <table:table-cell office:value-type="float" office:value="0.76">
            <text:p>0.76</text:p>
          </table:table-cell>
          <table:table-cell office:value-type="float" office:value="37.5078947368421">
            <text:p>37.5078947368</text:p>
          </table:table-cell>
          <table:table-cell/>
          <table:table-cell office:value-type="string">
            <text:p>6423</text:p>
          </table:table-cell>
          <table:table-cell office:value-type="string">
            <text:p>6695</text:p>
          </table:table-cell>
          <table:table-cell office:value-type="float" office:value="7.64">
            <text:p>7.64</text:p>
          </table:table-cell>
          <table:table-cell office:value-type="float" office:value="10">
            <text:p>10</text:p>
          </table:table-cell>
          <table:table-cell office:value-type="float" office:value="687.33">
            <text:p>687.33</text:p>
          </table:table-cell>
          <table:table-cell office:value-type="float" office:value="285.06">
            <text:p>285.06</text:p>
          </table:table-cell>
          <table:table-cell office:value-type="float" office:value="2.41117659440118">
            <text:p>2.4111765944</text:p>
          </table:table-cell>
          <table:table-cell office:value-type="float" office:value="0.764">
            <text:p>0.764</text:p>
          </table:table-cell>
          <table:table-cell office:value-type="float" office:value="37.3115183246073">
            <text:p>37.311518324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2.47">
            <text:p>2.47</text:p>
          </table:table-cell>
          <table:table-cell office:value-type="float" office:value="14">
            <text:p>14</text:p>
          </table:table-cell>
          <table:table-cell office:value-type="float" office:value="221.94">
            <text:p>221.94</text:p>
          </table:table-cell>
          <table:table-cell office:value-type="float" office:value="57.28">
            <text:p>57.28</text:p>
          </table:table-cell>
          <table:table-cell office:value-type="float" office:value="3.87465083798883">
            <text:p>3.874650838</text:p>
          </table:table-cell>
          <table:table-cell office:value-type="float" office:value="0.176428571428571">
            <text:p>0.1764285714</text:p>
          </table:table-cell>
          <table:table-cell office:value-type="float" office:value="23.1902834008097">
            <text:p>23.1902834008</text:p>
          </table:table-cell>
          <table:table-cell/>
          <table:table-cell office:value-type="string">
            <text:p>6446</text:p>
          </table:table-cell>
          <table:table-cell office:value-type="string">
            <text:p>6695</text:p>
          </table:table-cell>
          <table:table-cell office:value-type="float" office:value="2.19">
            <text:p>2.19</text:p>
          </table:table-cell>
          <table:table-cell office:value-type="float" office:value="12">
            <text:p>12</text:p>
          </table:table-cell>
          <table:table-cell office:value-type="float" office:value="197.01">
            <text:p>197.01</text:p>
          </table:table-cell>
          <table:table-cell office:value-type="float" office:value="57.28">
            <text:p>57.28</text:p>
          </table:table-cell>
          <table:table-cell office:value-type="float" office:value="3.43942039106145">
            <text:p>3.4394203911</text:p>
          </table:table-cell>
          <table:table-cell office:value-type="float" office:value="0.1825">
            <text:p>0.1825</text:p>
          </table:table-cell>
          <table:table-cell office:value-type="float" office:value="26.1552511415525">
            <text:p>26.15525114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2.36">
            <text:p>2.36</text:p>
          </table:table-cell>
          <table:table-cell office:value-type="float" office:value="10">
            <text:p>10</text:p>
          </table:table-cell>
          <table:table-cell office:value-type="float" office:value="212.04">
            <text:p>212.04</text:p>
          </table:table-cell>
          <table:table-cell office:value-type="float" office:value="2.44">
            <text:p>2.44</text:p>
          </table:table-cell>
          <table:table-cell office:value-type="float" office:value="86.9016393442623">
            <text:p>86.9016393443</text:p>
          </table:table-cell>
          <table:table-cell office:value-type="float" office:value="0.236">
            <text:p>0.236</text:p>
          </table:table-cell>
          <table:table-cell office:value-type="float" office:value="1.03389830508475">
            <text:p>1.0338983051</text:p>
          </table:table-cell>
          <table:table-cell/>
          <table:table-cell office:value-type="string">
            <text:p>6451</text:p>
          </table:table-cell>
          <table:table-cell office:value-type="string">
            <text:p>6695</text:p>
          </table:table-cell>
          <table:table-cell office:value-type="float" office:value="2.27">
            <text:p>2.27</text:p>
          </table:table-cell>
          <table:table-cell office:value-type="float" office:value="10">
            <text:p>10</text:p>
          </table:table-cell>
          <table:table-cell office:value-type="float" office:value="204.03">
            <text:p>204.03</text:p>
          </table:table-cell>
          <table:table-cell office:value-type="float" office:value="2.44">
            <text:p>2.44</text:p>
          </table:table-cell>
          <table:table-cell office:value-type="float" office:value="83.6188524590164">
            <text:p>83.618852459</text:p>
          </table:table-cell>
          <table:table-cell office:value-type="float" office:value="0.227">
            <text:p>0.227</text:p>
          </table:table-cell>
          <table:table-cell office:value-type="float" office:value="1.07488986784141">
            <text:p>1.07488986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2.06">
            <text:p>2.06</text:p>
          </table:table-cell>
          <table:table-cell office:value-type="float" office:value="255">
            <text:p>255</text:p>
          </table:table-cell>
          <table:table-cell office:value-type="float" office:value="185.49">
            <text:p>185.49</text:p>
          </table:table-cell>
          <table:table-cell office:value-type="float" office:value="54.09">
            <text:p>54.09</text:p>
          </table:table-cell>
          <table:table-cell office:value-type="float" office:value="3.42928452579035">
            <text:p>3.4292845258</text:p>
          </table:table-cell>
          <table:table-cell office:value-type="float" office:value="0.00807843137254902">
            <text:p>0.0080784314</text:p>
          </table:table-cell>
          <table:table-cell office:value-type="float" office:value="26.2572815533981">
            <text:p>26.2572815534</text:p>
          </table:table-cell>
          <table:table-cell/>
          <table:table-cell office:value-type="string">
            <text:p>6471</text:p>
          </table:table-cell>
          <table:table-cell office:value-type="string">
            <text:p>6695</text:p>
          </table:table-cell>
          <table:table-cell office:value-type="float" office:value="2.38">
            <text:p>2.38</text:p>
          </table:table-cell>
          <table:table-cell office:value-type="float" office:value="255">
            <text:p>255</text:p>
          </table:table-cell>
          <table:table-cell office:value-type="float" office:value="214.2">
            <text:p>214.2</text:p>
          </table:table-cell>
          <table:table-cell office:value-type="float" office:value="54.09">
            <text:p>54.09</text:p>
          </table:table-cell>
          <table:table-cell office:value-type="float" office:value="3.96006655574043">
            <text:p>3.9600665557</text:p>
          </table:table-cell>
          <table:table-cell office:value-type="float" office:value="0.00933333333333333">
            <text:p>0.0093333333</text:p>
          </table:table-cell>
          <table:table-cell office:value-type="float" office:value="22.7268907563025">
            <text:p>22.72689075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6.45">
            <text:p>6.45</text:p>
          </table:table-cell>
          <table:table-cell office:value-type="float" office:value="10">
            <text:p>10</text:p>
          </table:table-cell>
          <table:table-cell office:value-type="float" office:value="580.14">
            <text:p>580.14</text:p>
          </table:table-cell>
          <table:table-cell office:value-type="float" office:value="166.77">
            <text:p>166.77</text:p>
          </table:table-cell>
          <table:table-cell office:value-type="float" office:value="3.47868321640583">
            <text:p>3.4786832164</text:p>
          </table:table-cell>
          <table:table-cell office:value-type="float" office:value="0.645">
            <text:p>0.645</text:p>
          </table:table-cell>
          <table:table-cell office:value-type="float" office:value="25.8558139534884">
            <text:p>25.8558139535</text:p>
          </table:table-cell>
          <table:table-cell/>
          <table:table-cell office:value-type="string">
            <text:p>6501</text:p>
          </table:table-cell>
          <table:table-cell office:value-type="string">
            <text:p>6695</text:p>
          </table:table-cell>
          <table:table-cell office:value-type="float" office:value="6.36">
            <text:p>6.36</text:p>
          </table:table-cell>
          <table:table-cell office:value-type="float" office:value="9">
            <text:p>9</text:p>
          </table:table-cell>
          <table:table-cell office:value-type="float" office:value="572.49">
            <text:p>572.49</text:p>
          </table:table-cell>
          <table:table-cell office:value-type="float" office:value="166.77">
            <text:p>166.77</text:p>
          </table:table-cell>
          <table:table-cell office:value-type="float" office:value="3.4328116567728">
            <text:p>3.4328116568</text:p>
          </table:table-cell>
          <table:table-cell office:value-type="float" office:value="0.706666666666667">
            <text:p>0.7066666667</text:p>
          </table:table-cell>
          <table:table-cell office:value-type="float" office:value="26.2216981132075">
            <text:p>26.22169811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9.47">
            <text:p>9.47</text:p>
          </table:table-cell>
          <table:table-cell office:value-type="float" office:value="12">
            <text:p>12</text:p>
          </table:table-cell>
          <table:table-cell office:value-type="float" office:value="852.39">
            <text:p>852.39</text:p>
          </table:table-cell>
          <table:table-cell office:value-type="float" office:value="77.85">
            <text:p>77.85</text:p>
          </table:table-cell>
          <table:table-cell office:value-type="float" office:value="10.9491329479769">
            <text:p>10.949132948</text:p>
          </table:table-cell>
          <table:table-cell office:value-type="float" office:value="0.789166666666667">
            <text:p>0.7891666667</text:p>
          </table:table-cell>
          <table:table-cell office:value-type="float" office:value="8.22069693769799">
            <text:p>8.2206969377</text:p>
          </table:table-cell>
          <table:table-cell/>
          <table:table-cell office:value-type="string">
            <text:p>6512</text:p>
          </table:table-cell>
          <table:table-cell office:value-type="string">
            <text:p>6695</text:p>
          </table:table-cell>
          <table:table-cell office:value-type="float" office:value="9.52">
            <text:p>9.52</text:p>
          </table:table-cell>
          <table:table-cell office:value-type="float" office:value="10">
            <text:p>10</text:p>
          </table:table-cell>
          <table:table-cell office:value-type="float" office:value="856.62">
            <text:p>856.62</text:p>
          </table:table-cell>
          <table:table-cell office:value-type="float" office:value="77.85">
            <text:p>77.85</text:p>
          </table:table-cell>
          <table:table-cell office:value-type="float" office:value="11.0034682080925">
            <text:p>11.0034682081</text:p>
          </table:table-cell>
          <table:table-cell office:value-type="float" office:value="0.952">
            <text:p>0.952</text:p>
          </table:table-cell>
          <table:table-cell office:value-type="float" office:value="8.17752100840336">
            <text:p>8.17752100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2.42">
            <text:p>2.42</text:p>
          </table:table-cell>
          <table:table-cell office:value-type="float" office:value="12">
            <text:p>12</text:p>
          </table:table-cell>
          <table:table-cell office:value-type="float" office:value="217.98">
            <text:p>217.98</text:p>
          </table:table-cell>
          <table:table-cell office:value-type="float" office:value="58.34">
            <text:p>58.34</text:p>
          </table:table-cell>
          <table:table-cell office:value-type="float" office:value="3.73637298594446">
            <text:p>3.7363729859</text:p>
          </table:table-cell>
          <table:table-cell office:value-type="float" office:value="0.201666666666667">
            <text:p>0.2016666667</text:p>
          </table:table-cell>
          <table:table-cell office:value-type="float" office:value="24.1074380165289">
            <text:p>24.1074380165</text:p>
          </table:table-cell>
          <table:table-cell/>
          <table:table-cell office:value-type="string">
            <text:p>6515</text:p>
          </table:table-cell>
          <table:table-cell office:value-type="string">
            <text:p>6695</text:p>
          </table:table-cell>
          <table:table-cell office:value-type="float" office:value="2.33">
            <text:p>2.33</text:p>
          </table:table-cell>
          <table:table-cell office:value-type="float" office:value="12">
            <text:p>12</text:p>
          </table:table-cell>
          <table:table-cell office:value-type="float" office:value="209.52">
            <text:p>209.52</text:p>
          </table:table-cell>
          <table:table-cell office:value-type="float" office:value="58.34">
            <text:p>58.34</text:p>
          </table:table-cell>
          <table:table-cell office:value-type="float" office:value="3.59136098731573">
            <text:p>3.5913609873</text:p>
          </table:table-cell>
          <table:table-cell office:value-type="float" office:value="0.194166666666667">
            <text:p>0.1941666667</text:p>
          </table:table-cell>
          <table:table-cell office:value-type="float" office:value="25.0386266094421">
            <text:p>25.038626609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9.26">
            <text:p>9.26</text:p>
          </table:table-cell>
          <table:table-cell office:value-type="float" office:value="12">
            <text:p>12</text:p>
          </table:table-cell>
          <table:table-cell office:value-type="float" office:value="833.76">
            <text:p>833.76</text:p>
          </table:table-cell>
          <table:table-cell office:value-type="float" office:value="282.7">
            <text:p>282.7</text:p>
          </table:table-cell>
          <table:table-cell office:value-type="float" office:value="2.94927484966395">
            <text:p>2.9492748497</text:p>
          </table:table-cell>
          <table:table-cell office:value-type="float" office:value="0.771666666666667">
            <text:p>0.7716666667</text:p>
          </table:table-cell>
          <table:table-cell office:value-type="float" office:value="30.5291576673866">
            <text:p>30.5291576674</text:p>
          </table:table-cell>
          <table:table-cell/>
          <table:table-cell office:value-type="string">
            <text:p>6519</text:p>
          </table:table-cell>
          <table:table-cell office:value-type="string">
            <text:p>6695</text:p>
          </table:table-cell>
          <table:table-cell office:value-type="float" office:value="8.89">
            <text:p>8.89</text:p>
          </table:table-cell>
          <table:table-cell office:value-type="float" office:value="10">
            <text:p>10</text:p>
          </table:table-cell>
          <table:table-cell office:value-type="float" office:value="800.55">
            <text:p>800.55</text:p>
          </table:table-cell>
          <table:table-cell office:value-type="float" office:value="282.7">
            <text:p>282.7</text:p>
          </table:table-cell>
          <table:table-cell office:value-type="float" office:value="2.83180049522462">
            <text:p>2.8318004952</text:p>
          </table:table-cell>
          <table:table-cell office:value-type="float" office:value="0.889">
            <text:p>0.889</text:p>
          </table:table-cell>
          <table:table-cell office:value-type="float" office:value="31.7997750281215">
            <text:p>31.79977502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1.29">
            <text:p>11.29</text:p>
          </table:table-cell>
          <table:table-cell office:value-type="float" office:value="10">
            <text:p>10</text:p>
          </table:table-cell>
          <table:table-cell office:value-type="float" office:value="1016.01">
            <text:p>1016.01</text:p>
          </table:table-cell>
          <table:table-cell office:value-type="float" office:value="291.33">
            <text:p>291.33</text:p>
          </table:table-cell>
          <table:table-cell office:value-type="float" office:value="3.48748841519926">
            <text:p>3.4874884152</text:p>
          </table:table-cell>
          <table:table-cell office:value-type="float" office:value="1.129">
            <text:p>1.129</text:p>
          </table:table-cell>
          <table:table-cell office:value-type="float" office:value="25.8042515500443">
            <text:p>25.80425155</text:p>
          </table:table-cell>
          <table:table-cell/>
          <table:table-cell office:value-type="string">
            <text:p>6532</text:p>
          </table:table-cell>
          <table:table-cell office:value-type="string">
            <text:p>6695</text:p>
          </table:table-cell>
          <table:table-cell office:value-type="float" office:value="11.36">
            <text:p>11.36</text:p>
          </table:table-cell>
          <table:table-cell office:value-type="float" office:value="11">
            <text:p>11</text:p>
          </table:table-cell>
          <table:table-cell office:value-type="float" office:value="1022.67">
            <text:p>1022.67</text:p>
          </table:table-cell>
          <table:table-cell office:value-type="float" office:value="291.33">
            <text:p>291.33</text:p>
          </table:table-cell>
          <table:table-cell office:value-type="float" office:value="3.51034908866234">
            <text:p>3.5103490887</text:p>
          </table:table-cell>
          <table:table-cell office:value-type="float" office:value="1.03272727272727">
            <text:p>1.0327272727</text:p>
          </table:table-cell>
          <table:table-cell office:value-type="float" office:value="25.6452464788732">
            <text:p>25.64524647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2.16">
            <text:p>2.16</text:p>
          </table:table-cell>
          <table:table-cell office:value-type="float" office:value="11">
            <text:p>11</text:p>
          </table:table-cell>
          <table:table-cell office:value-type="float" office:value="194.22">
            <text:p>194.22</text:p>
          </table:table-cell>
          <table:table-cell office:value-type="float" office:value="60.71">
            <text:p>60.71</text:p>
          </table:table-cell>
          <table:table-cell office:value-type="float" office:value="3.19914346895075">
            <text:p>3.199143469</text:p>
          </table:table-cell>
          <table:table-cell office:value-type="float" office:value="0.196363636363636">
            <text:p>0.1963636364</text:p>
          </table:table-cell>
          <table:table-cell office:value-type="float" office:value="28.1064814814815">
            <text:p>28.1064814815</text:p>
          </table:table-cell>
          <table:table-cell/>
          <table:table-cell office:value-type="string">
            <text:p>6562</text:p>
          </table:table-cell>
          <table:table-cell office:value-type="string">
            <text:p>6695</text:p>
          </table:table-cell>
          <table:table-cell office:value-type="float" office:value="1.99">
            <text:p>1.99</text:p>
          </table:table-cell>
          <table:table-cell office:value-type="float" office:value="11">
            <text:p>11</text:p>
          </table:table-cell>
          <table:table-cell office:value-type="float" office:value="179.19">
            <text:p>179.19</text:p>
          </table:table-cell>
          <table:table-cell office:value-type="float" office:value="60.71">
            <text:p>60.71</text:p>
          </table:table-cell>
          <table:table-cell office:value-type="float" office:value="2.95157305221545">
            <text:p>2.9515730522</text:p>
          </table:table-cell>
          <table:table-cell office:value-type="float" office:value="0.180909090909091">
            <text:p>0.1809090909</text:p>
          </table:table-cell>
          <table:table-cell office:value-type="float" office:value="30.5075376884422">
            <text:p>30.50753768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4.63">
            <text:p>4.63</text:p>
          </table:table-cell>
          <table:table-cell office:value-type="float" office:value="11">
            <text:p>11</text:p>
          </table:table-cell>
          <table:table-cell office:value-type="float" office:value="417.06">
            <text:p>417.06</text:p>
          </table:table-cell>
          <table:table-cell office:value-type="float" office:value="62.33">
            <text:p>62.33</text:p>
          </table:table-cell>
          <table:table-cell office:value-type="float" office:value="6.69115995507781">
            <text:p>6.6911599551</text:p>
          </table:table-cell>
          <table:table-cell office:value-type="float" office:value="0.420909090909091">
            <text:p>0.4209090909</text:p>
          </table:table-cell>
          <table:table-cell office:value-type="float" office:value="13.4622030237581">
            <text:p>13.4622030238</text:p>
          </table:table-cell>
          <table:table-cell/>
          <table:table-cell office:value-type="string">
            <text:p>6609</text:p>
          </table:table-cell>
          <table:table-cell office:value-type="string">
            <text:p>6695</text:p>
          </table:table-cell>
          <table:table-cell office:value-type="float" office:value="4.61">
            <text:p>4.61</text:p>
          </table:table-cell>
          <table:table-cell office:value-type="float" office:value="11">
            <text:p>11</text:p>
          </table:table-cell>
          <table:table-cell office:value-type="float" office:value="414.72">
            <text:p>414.72</text:p>
          </table:table-cell>
          <table:table-cell office:value-type="float" office:value="62.33">
            <text:p>62.33</text:p>
          </table:table-cell>
          <table:table-cell office:value-type="float" office:value="6.65361784052623">
            <text:p>6.6536178405</text:p>
          </table:table-cell>
          <table:table-cell office:value-type="float" office:value="0.419090909090909">
            <text:p>0.4190909091</text:p>
          </table:table-cell>
          <table:table-cell office:value-type="float" office:value="13.5206073752712">
            <text:p>13.520607375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80.18">
            <text:p>180.18</text:p>
          </table:table-cell>
          <table:table-cell office:value-type="float" office:value="67.38">
            <text:p>67.38</text:p>
          </table:table-cell>
          <table:table-cell office:value-type="float" office:value="2.67408726625111">
            <text:p>2.6740872663</text:p>
          </table:table-cell>
          <table:table-cell office:value-type="float" office:value="0.2">
            <text:p>0.2</text:p>
          </table:table-cell>
          <table:table-cell office:value-type="float" office:value="33.69">
            <text:p>33.69</text:p>
          </table:table-cell>
          <table:table-cell/>
          <table:table-cell office:value-type="string">
            <text:p>6670</text:p>
          </table:table-cell>
          <table:table-cell office:value-type="string">
            <text:p>6695</text:p>
          </table:table-cell>
          <table:table-cell office:value-type="float" office:value="2.15">
            <text:p>2.15</text:p>
          </table:table-cell>
          <table:table-cell office:value-type="float" office:value="10">
            <text:p>10</text:p>
          </table:table-cell>
          <table:table-cell office:value-type="float" office:value="193.95">
            <text:p>193.95</text:p>
          </table:table-cell>
          <table:table-cell office:value-type="float" office:value="67.38">
            <text:p>67.38</text:p>
          </table:table-cell>
          <table:table-cell office:value-type="float" office:value="2.87845057880677">
            <text:p>2.8784505788</text:p>
          </table:table-cell>
          <table:table-cell office:value-type="float" office:value="0.215">
            <text:p>0.215</text:p>
          </table:table-cell>
          <table:table-cell office:value-type="float" office:value="31.3395348837209">
            <text:p>31.339534883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8.02">
            <text:p>8.02</text:p>
          </table:table-cell>
          <table:table-cell office:value-type="float" office:value="10">
            <text:p>10</text:p>
          </table:table-cell>
          <table:table-cell office:value-type="float" office:value="721.35">
            <text:p>721.35</text:p>
          </table:table-cell>
          <table:table-cell office:value-type="float" office:value="305.41">
            <text:p>305.41</text:p>
          </table:table-cell>
          <table:table-cell office:value-type="float" office:value="2.36190694476278">
            <text:p>2.3619069448</text:p>
          </table:table-cell>
          <table:table-cell office:value-type="float" office:value="0.802">
            <text:p>0.802</text:p>
          </table:table-cell>
          <table:table-cell office:value-type="float" office:value="38.0810473815461">
            <text:p>38.0810473815</text:p>
          </table:table-cell>
          <table:table-cell/>
          <table:table-cell office:value-type="string">
            <text:p>6716</text:p>
          </table:table-cell>
          <table:table-cell office:value-type="string">
            <text:p>6695</text:p>
          </table:table-cell>
          <table:table-cell office:value-type="float" office:value="8.07">
            <text:p>8.07</text:p>
          </table:table-cell>
          <table:table-cell office:value-type="float" office:value="7">
            <text:p>7</text:p>
          </table:table-cell>
          <table:table-cell office:value-type="float" office:value="726.12">
            <text:p>726.12</text:p>
          </table:table-cell>
          <table:table-cell office:value-type="float" office:value="305.41">
            <text:p>305.41</text:p>
          </table:table-cell>
          <table:table-cell office:value-type="float" office:value="2.37752529386726">
            <text:p>2.3775252939</text:p>
          </table:table-cell>
          <table:table-cell office:value-type="float" office:value="1.15285714285714">
            <text:p>1.1528571429</text:p>
          </table:table-cell>
          <table:table-cell office:value-type="float" office:value="37.8451053283767">
            <text:p>37.84510532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6.69">
            <text:p>6.69</text:p>
          </table:table-cell>
          <table:table-cell office:value-type="float" office:value="8">
            <text:p>8</text:p>
          </table:table-cell>
          <table:table-cell office:value-type="float" office:value="601.83">
            <text:p>601.83</text:p>
          </table:table-cell>
          <table:table-cell office:value-type="float" office:value="68.45">
            <text:p>68.45</text:p>
          </table:table-cell>
          <table:table-cell office:value-type="float" office:value="8.79225712198685">
            <text:p>8.792257122</text:p>
          </table:table-cell>
          <table:table-cell office:value-type="float" office:value="0.83625">
            <text:p>0.83625</text:p>
          </table:table-cell>
          <table:table-cell office:value-type="float" office:value="10.2316890881913">
            <text:p>10.2316890882</text:p>
          </table:table-cell>
          <table:table-cell/>
          <table:table-cell office:value-type="string">
            <text:p>6879</text:p>
          </table:table-cell>
          <table:table-cell office:value-type="string">
            <text:p>6695</text:p>
          </table:table-cell>
          <table:table-cell office:value-type="float" office:value="6.69">
            <text:p>6.69</text:p>
          </table:table-cell>
          <table:table-cell office:value-type="float" office:value="8">
            <text:p>8</text:p>
          </table:table-cell>
          <table:table-cell office:value-type="float" office:value="601.92">
            <text:p>601.92</text:p>
          </table:table-cell>
          <table:table-cell office:value-type="float" office:value="68.45">
            <text:p>68.45</text:p>
          </table:table-cell>
          <table:table-cell office:value-type="float" office:value="8.79357195032871">
            <text:p>8.7935719503</text:p>
          </table:table-cell>
          <table:table-cell office:value-type="float" office:value="0.83625">
            <text:p>0.83625</text:p>
          </table:table-cell>
          <table:table-cell office:value-type="float" office:value="10.2316890881913">
            <text:p>10.23168908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7.47">
            <text:p>7.47</text:p>
          </table:table-cell>
          <table:table-cell office:value-type="float" office:value="9">
            <text:p>9</text:p>
          </table:table-cell>
          <table:table-cell office:value-type="float" office:value="672.57">
            <text:p>672.57</text:p>
          </table:table-cell>
          <table:table-cell office:value-type="float" office:value="286.29">
            <text:p>286.29</text:p>
          </table:table-cell>
          <table:table-cell office:value-type="float" office:value="2.34926123860421">
            <text:p>2.3492612386</text:p>
          </table:table-cell>
          <table:table-cell office:value-type="float" office:value="0.83">
            <text:p>0.83</text:p>
          </table:table-cell>
          <table:table-cell office:value-type="float" office:value="38.3253012048193">
            <text:p>38.3253012048</text:p>
          </table:table-cell>
          <table:table-cell/>
          <table:table-cell office:value-type="string">
            <text:p>6892</text:p>
          </table:table-cell>
          <table:table-cell office:value-type="string">
            <text:p>6695</text:p>
          </table:table-cell>
          <table:table-cell office:value-type="float" office:value="7.42">
            <text:p>7.42</text:p>
          </table:table-cell>
          <table:table-cell office:value-type="float" office:value="8">
            <text:p>8</text:p>
          </table:table-cell>
          <table:table-cell office:value-type="float" office:value="668.16">
            <text:p>668.16</text:p>
          </table:table-cell>
          <table:table-cell office:value-type="float" office:value="286.29">
            <text:p>286.29</text:p>
          </table:table-cell>
          <table:table-cell office:value-type="float" office:value="2.33385727758567">
            <text:p>2.3338572776</text:p>
          </table:table-cell>
          <table:table-cell office:value-type="float" office:value="0.9275">
            <text:p>0.9275</text:p>
          </table:table-cell>
          <table:table-cell office:value-type="float" office:value="38.5835579514825">
            <text:p>38.58355795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2.35">
            <text:p>2.35</text:p>
          </table:table-cell>
          <table:table-cell office:value-type="float" office:value="10">
            <text:p>10</text:p>
          </table:table-cell>
          <table:table-cell office:value-type="float" office:value="211.05">
            <text:p>211.05</text:p>
          </table:table-cell>
          <table:table-cell office:value-type="float" office:value="2.43">
            <text:p>2.43</text:p>
          </table:table-cell>
          <table:table-cell office:value-type="float" office:value="86.8518518518519">
            <text:p>86.8518518519</text:p>
          </table:table-cell>
          <table:table-cell office:value-type="float" office:value="0.235">
            <text:p>0.235</text:p>
          </table:table-cell>
          <table:table-cell office:value-type="float" office:value="1.03404255319149">
            <text:p>1.0340425532</text:p>
          </table:table-cell>
          <table:table-cell/>
          <table:table-cell office:value-type="string">
            <text:p>6945</text:p>
          </table:table-cell>
          <table:table-cell office:value-type="string">
            <text:p>6695</text:p>
          </table:table-cell>
          <table:table-cell office:value-type="float" office:value="2.35">
            <text:p>2.35</text:p>
          </table:table-cell>
          <table:table-cell office:value-type="float" office:value="9">
            <text:p>9</text:p>
          </table:table-cell>
          <table:table-cell office:value-type="float" office:value="211.5">
            <text:p>211.5</text:p>
          </table:table-cell>
          <table:table-cell office:value-type="float" office:value="2.43">
            <text:p>2.43</text:p>
          </table:table-cell>
          <table:table-cell office:value-type="float" office:value="87.037037037037">
            <text:p>87.037037037</text:p>
          </table:table-cell>
          <table:table-cell office:value-type="float" office:value="0.261111111111111">
            <text:p>0.2611111111</text:p>
          </table:table-cell>
          <table:table-cell office:value-type="float" office:value="1.03404255319149">
            <text:p>1.03404255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6.96">
            <text:p>6.96</text:p>
          </table:table-cell>
          <table:table-cell office:value-type="float" office:value="10">
            <text:p>10</text:p>
          </table:table-cell>
          <table:table-cell office:value-type="float" office:value="626.13">
            <text:p>626.13</text:p>
          </table:table-cell>
          <table:table-cell office:value-type="float" office:value="174.46">
            <text:p>174.46</text:p>
          </table:table-cell>
          <table:table-cell office:value-type="float" office:value="3.58896022010776">
            <text:p>3.5889602201</text:p>
          </table:table-cell>
          <table:table-cell office:value-type="float" office:value="0.696">
            <text:p>0.696</text:p>
          </table:table-cell>
          <table:table-cell office:value-type="float" office:value="25.066091954023">
            <text:p>25.066091954</text:p>
          </table:table-cell>
          <table:table-cell/>
          <table:table-cell office:value-type="string">
            <text:p>7021</text:p>
          </table:table-cell>
          <table:table-cell office:value-type="string">
            <text:p>6695</text:p>
          </table:table-cell>
          <table:table-cell office:value-type="float" office:value="7.01">
            <text:p>7.01</text:p>
          </table:table-cell>
          <table:table-cell office:value-type="float" office:value="9">
            <text:p>9</text:p>
          </table:table-cell>
          <table:table-cell office:value-type="float" office:value="631.08">
            <text:p>631.08</text:p>
          </table:table-cell>
          <table:table-cell office:value-type="float" office:value="174.46">
            <text:p>174.46</text:p>
          </table:table-cell>
          <table:table-cell office:value-type="float" office:value="3.61733348618595">
            <text:p>3.6173334862</text:p>
          </table:table-cell>
          <table:table-cell office:value-type="float" office:value="0.778888888888889">
            <text:p>0.7788888889</text:p>
          </table:table-cell>
          <table:table-cell office:value-type="float" office:value="24.8873038516405">
            <text:p>24.88730385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7.3">
            <text:p>7.3</text:p>
          </table:table-cell>
          <table:table-cell office:value-type="float" office:value="9">
            <text:p>9</text:p>
          </table:table-cell>
          <table:table-cell office:value-type="float" office:value="656.64">
            <text:p>656.64</text:p>
          </table:table-cell>
          <table:table-cell office:value-type="float" office:value="275.19">
            <text:p>275.19</text:p>
          </table:table-cell>
          <table:table-cell office:value-type="float" office:value="2.38613321705004">
            <text:p>2.3861332171</text:p>
          </table:table-cell>
          <table:table-cell office:value-type="float" office:value="0.811111111111111">
            <text:p>0.8111111111</text:p>
          </table:table-cell>
          <table:table-cell office:value-type="float" office:value="37.6972602739726">
            <text:p>37.697260274</text:p>
          </table:table-cell>
          <table:table-cell/>
          <table:table-cell office:value-type="string">
            <text:p>7094</text:p>
          </table:table-cell>
          <table:table-cell office:value-type="string">
            <text:p>6695</text:p>
          </table:table-cell>
          <table:table-cell office:value-type="float" office:value="7.31">
            <text:p>7.31</text:p>
          </table:table-cell>
          <table:table-cell office:value-type="float" office:value="9">
            <text:p>9</text:p>
          </table:table-cell>
          <table:table-cell office:value-type="float" office:value="657.81">
            <text:p>657.81</text:p>
          </table:table-cell>
          <table:table-cell office:value-type="float" office:value="275.19">
            <text:p>275.19</text:p>
          </table:table-cell>
          <table:table-cell office:value-type="float" office:value="2.39038482502998">
            <text:p>2.390384825</text:p>
          </table:table-cell>
          <table:table-cell office:value-type="float" office:value="0.812222222222222">
            <text:p>0.8122222222</text:p>
          </table:table-cell>
          <table:table-cell office:value-type="float" office:value="37.6456908344733">
            <text:p>37.64569083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2.8">
            <text:p>2.8</text:p>
          </table:table-cell>
          <table:table-cell office:value-type="float" office:value="9">
            <text:p>9</text:p>
          </table:table-cell>
          <table:table-cell office:value-type="float" office:value="251.91">
            <text:p>251.91</text:p>
          </table:table-cell>
          <table:table-cell office:value-type="float" office:value="1.55">
            <text:p>1.55</text:p>
          </table:table-cell>
          <table:table-cell office:value-type="float" office:value="162.522580645161">
            <text:p>162.5225806452</text:p>
          </table:table-cell>
          <table:table-cell office:value-type="float" office:value="0.311111111111111">
            <text:p>0.3111111111</text:p>
          </table:table-cell>
          <table:table-cell office:value-type="float" office:value="0.553571428571429">
            <text:p>0.5535714286</text:p>
          </table:table-cell>
          <table:table-cell/>
          <table:table-cell office:value-type="string">
            <text:p>6405</text:p>
          </table:table-cell>
          <table:table-cell office:value-type="string">
            <text:p>6695</text:p>
          </table:table-cell>
          <table:table-cell office:value-type="float" office:value="2.79">
            <text:p>2.79</text:p>
          </table:table-cell>
          <table:table-cell office:value-type="float" office:value="9">
            <text:p>9</text:p>
          </table:table-cell>
          <table:table-cell office:value-type="float" office:value="251.19">
            <text:p>251.19</text:p>
          </table:table-cell>
          <table:table-cell office:value-type="float" office:value="1.55">
            <text:p>1.55</text:p>
          </table:table-cell>
          <table:table-cell office:value-type="float" office:value="162.058064516129">
            <text:p>162.0580645161</text:p>
          </table:table-cell>
          <table:table-cell office:value-type="float" office:value="0.31">
            <text:p>0.31</text:p>
          </table:table-cell>
          <table:table-cell office:value-type="float" office:value="0.555555555555556">
            <text:p>0.55555555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6.53">
            <text:p>6.53</text:p>
          </table:table-cell>
          <table:table-cell office:value-type="float" office:value="12">
            <text:p>12</text:p>
          </table:table-cell>
          <table:table-cell office:value-type="float" office:value="587.88">
            <text:p>587.88</text:p>
          </table:table-cell>
          <table:table-cell office:value-type="float" office:value="89.21">
            <text:p>89.21</text:p>
          </table:table-cell>
          <table:table-cell office:value-type="float" office:value="6.58984418787132">
            <text:p>6.5898441879</text:p>
          </table:table-cell>
          <table:table-cell office:value-type="float" office:value="0.544166666666667">
            <text:p>0.5441666667</text:p>
          </table:table-cell>
          <table:table-cell office:value-type="float" office:value="13.6615620214395">
            <text:p>13.6615620214</text:p>
          </table:table-cell>
          <table:table-cell/>
          <table:table-cell office:value-type="string">
            <text:p>6499</text:p>
          </table:table-cell>
          <table:table-cell office:value-type="string">
            <text:p>6695</text:p>
          </table:table-cell>
          <table:table-cell office:value-type="float" office:value="6.13">
            <text:p>6.13</text:p>
          </table:table-cell>
          <table:table-cell office:value-type="float" office:value="12">
            <text:p>12</text:p>
          </table:table-cell>
          <table:table-cell office:value-type="float" office:value="552.06">
            <text:p>552.06</text:p>
          </table:table-cell>
          <table:table-cell office:value-type="float" office:value="89.21">
            <text:p>89.21</text:p>
          </table:table-cell>
          <table:table-cell office:value-type="float" office:value="6.18831969510145">
            <text:p>6.1883196951</text:p>
          </table:table-cell>
          <table:table-cell office:value-type="float" office:value="0.510833333333333">
            <text:p>0.5108333333</text:p>
          </table:table-cell>
          <table:table-cell office:value-type="float" office:value="14.5530179445351">
            <text:p>14.55301794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3.01">
            <text:p>3.01</text:p>
          </table:table-cell>
          <table:table-cell office:value-type="float" office:value="12">
            <text:p>12</text:p>
          </table:table-cell>
          <table:table-cell office:value-type="float" office:value="271.08">
            <text:p>271.08</text:p>
          </table:table-cell>
          <table:table-cell office:value-type="float" office:value="58.28">
            <text:p>58.28</text:p>
          </table:table-cell>
          <table:table-cell office:value-type="float" office:value="4.65133836650652">
            <text:p>4.6513383665</text:p>
          </table:table-cell>
          <table:table-cell office:value-type="float" office:value="0.250833333333333">
            <text:p>0.2508333333</text:p>
          </table:table-cell>
          <table:table-cell office:value-type="float" office:value="19.3621262458472">
            <text:p>19.3621262458</text:p>
          </table:table-cell>
          <table:table-cell/>
          <table:table-cell office:value-type="string">
            <text:p>6516</text:p>
          </table:table-cell>
          <table:table-cell office:value-type="string">
            <text:p>6695</text:p>
          </table:table-cell>
          <table:table-cell office:value-type="float" office:value="2.96">
            <text:p>2.96</text:p>
          </table:table-cell>
          <table:table-cell office:value-type="float" office:value="12">
            <text:p>12</text:p>
          </table:table-cell>
          <table:table-cell office:value-type="float" office:value="266.22">
            <text:p>266.22</text:p>
          </table:table-cell>
          <table:table-cell office:value-type="float" office:value="58.28">
            <text:p>58.28</text:p>
          </table:table-cell>
          <table:table-cell office:value-type="float" office:value="4.56794783802334">
            <text:p>4.567947838</text:p>
          </table:table-cell>
          <table:table-cell office:value-type="float" office:value="0.246666666666667">
            <text:p>0.2466666667</text:p>
          </table:table-cell>
          <table:table-cell office:value-type="float" office:value="19.6891891891892">
            <text:p>19.689189189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7.41">
            <text:p>7.41</text:p>
          </table:table-cell>
          <table:table-cell office:value-type="float" office:value="13">
            <text:p>13</text:p>
          </table:table-cell>
          <table:table-cell office:value-type="float" office:value="666.99">
            <text:p>666.99</text:p>
          </table:table-cell>
          <table:table-cell office:value-type="float" office:value="154.63">
            <text:p>154.63</text:p>
          </table:table-cell>
          <table:table-cell office:value-type="float" office:value="4.31345793183729">
            <text:p>4.3134579318</text:p>
          </table:table-cell>
          <table:table-cell office:value-type="float" office:value="0.57">
            <text:p>0.57</text:p>
          </table:table-cell>
          <table:table-cell office:value-type="float" office:value="20.8677462887989">
            <text:p>20.8677462888</text:p>
          </table:table-cell>
          <table:table-cell/>
          <table:table-cell office:value-type="string">
            <text:p>6552</text:p>
          </table:table-cell>
          <table:table-cell office:value-type="string">
            <text:p>6695</text:p>
          </table:table-cell>
          <table:table-cell office:value-type="float" office:value="7.52">
            <text:p>7.52</text:p>
          </table:table-cell>
          <table:table-cell office:value-type="float" office:value="11">
            <text:p>11</text:p>
          </table:table-cell>
          <table:table-cell office:value-type="float" office:value="677.16">
            <text:p>677.16</text:p>
          </table:table-cell>
          <table:table-cell office:value-type="float" office:value="154.63">
            <text:p>154.63</text:p>
          </table:table-cell>
          <table:table-cell office:value-type="float" office:value="4.37922783418483">
            <text:p>4.3792278342</text:p>
          </table:table-cell>
          <table:table-cell office:value-type="float" office:value="0.683636363636364">
            <text:p>0.6836363636</text:p>
          </table:table-cell>
          <table:table-cell office:value-type="float" office:value="20.5625">
            <text:p>20.56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2.44">
            <text:p>2.44</text:p>
          </table:table-cell>
          <table:table-cell office:value-type="float" office:value="9">
            <text:p>9</text:p>
          </table:table-cell>
          <table:table-cell office:value-type="float" office:value="219.24">
            <text:p>219.24</text:p>
          </table:table-cell>
          <table:table-cell office:value-type="float" office:value="2.44">
            <text:p>2.44</text:p>
          </table:table-cell>
          <table:table-cell office:value-type="float" office:value="89.8524590163935">
            <text:p>89.8524590164</text:p>
          </table:table-cell>
          <table:table-cell office:value-type="float" office:value="0.271111111111111">
            <text:p>0.27111111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6559</text:p>
          </table:table-cell>
          <table:table-cell office:value-type="string">
            <text:p>6695</text:p>
          </table:table-cell>
          <table:table-cell office:value-type="float" office:value="2.37">
            <text:p>2.37</text:p>
          </table:table-cell>
          <table:table-cell office:value-type="float" office:value="13">
            <text:p>13</text:p>
          </table:table-cell>
          <table:table-cell office:value-type="float" office:value="212.94">
            <text:p>212.94</text:p>
          </table:table-cell>
          <table:table-cell office:value-type="float" office:value="2.44">
            <text:p>2.44</text:p>
          </table:table-cell>
          <table:table-cell office:value-type="float" office:value="87.2704918032787">
            <text:p>87.2704918033</text:p>
          </table:table-cell>
          <table:table-cell office:value-type="float" office:value="0.182307692307692">
            <text:p>0.1823076923</text:p>
          </table:table-cell>
          <table:table-cell office:value-type="float" office:value="1.0295358649789">
            <text:p>1.0295358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3.2">
            <text:p>3.2</text:p>
          </table:table-cell>
          <table:table-cell office:value-type="float" office:value="11">
            <text:p>11</text:p>
          </table:table-cell>
          <table:table-cell office:value-type="float" office:value="288">
            <text:p>288</text:p>
          </table:table-cell>
          <table:table-cell office:value-type="float" office:value="41.24">
            <text:p>41.24</text:p>
          </table:table-cell>
          <table:table-cell office:value-type="float" office:value="6.98351115421921">
            <text:p>6.9835111542</text:p>
          </table:table-cell>
          <table:table-cell office:value-type="float" office:value="0.290909090909091">
            <text:p>0.2909090909</text:p>
          </table:table-cell>
          <table:table-cell office:value-type="float" office:value="12.8875">
            <text:p>12.8875</text:p>
          </table:table-cell>
          <table:table-cell/>
          <table:table-cell office:value-type="string">
            <text:p>6647</text:p>
          </table:table-cell>
          <table:table-cell office:value-type="string">
            <text:p>6695</text:p>
          </table:table-cell>
          <table:table-cell office:value-type="float" office:value="3.27">
            <text:p>3.27</text:p>
          </table:table-cell>
          <table:table-cell office:value-type="float" office:value="11">
            <text:p>11</text:p>
          </table:table-cell>
          <table:table-cell office:value-type="float" office:value="294.03">
            <text:p>294.03</text:p>
          </table:table-cell>
          <table:table-cell office:value-type="float" office:value="41.24">
            <text:p>41.24</text:p>
          </table:table-cell>
          <table:table-cell office:value-type="float" office:value="7.12972841901067">
            <text:p>7.129728419</text:p>
          </table:table-cell>
          <table:table-cell office:value-type="float" office:value="0.297272727272727">
            <text:p>0.2972727273</text:p>
          </table:table-cell>
          <table:table-cell office:value-type="float" office:value="12.611620795107">
            <text:p>12.611620795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17.11">
            <text:p>17.11</text:p>
          </table:table-cell>
          <table:table-cell office:value-type="float" office:value="12">
            <text:p>12</text:p>
          </table:table-cell>
          <table:table-cell office:value-type="float" office:value="1539.81">
            <text:p>1539.81</text:p>
          </table:table-cell>
          <table:table-cell office:value-type="float" office:value="171.35">
            <text:p>171.35</text:p>
          </table:table-cell>
          <table:table-cell office:value-type="float" office:value="8.98634374088124">
            <text:p>8.9863437409</text:p>
          </table:table-cell>
          <table:table-cell office:value-type="float" office:value="1.42583333333333">
            <text:p>1.4258333333</text:p>
          </table:table-cell>
          <table:table-cell office:value-type="float" office:value="10.0146113383986">
            <text:p>10.0146113384</text:p>
          </table:table-cell>
          <table:table-cell/>
          <table:table-cell office:value-type="string">
            <text:p>6674</text:p>
          </table:table-cell>
          <table:table-cell office:value-type="string">
            <text:p>6695</text:p>
          </table:table-cell>
          <table:table-cell office:value-type="float" office:value="17.93">
            <text:p>17.93</text:p>
          </table:table-cell>
          <table:table-cell office:value-type="float" office:value="12">
            <text:p>12</text:p>
          </table:table-cell>
          <table:table-cell office:value-type="float" office:value="1613.34">
            <text:p>1613.34</text:p>
          </table:table-cell>
          <table:table-cell office:value-type="float" office:value="171.35">
            <text:p>171.35</text:p>
          </table:table-cell>
          <table:table-cell office:value-type="float" office:value="9.41546542165159">
            <text:p>9.4154654217</text:p>
          </table:table-cell>
          <table:table-cell office:value-type="float" office:value="1.49416666666667">
            <text:p>1.4941666667</text:p>
          </table:table-cell>
          <table:table-cell office:value-type="float" office:value="9.55660903513664">
            <text:p>9.556609035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3.1">
            <text:p>3.1</text:p>
          </table:table-cell>
          <table:table-cell office:value-type="float" office:value="7">
            <text:p>7</text:p>
          </table:table-cell>
          <table:table-cell office:value-type="float" office:value="279.36">
            <text:p>279.36</text:p>
          </table:table-cell>
          <table:table-cell office:value-type="float" office:value="54.19">
            <text:p>54.19</text:p>
          </table:table-cell>
          <table:table-cell office:value-type="float" office:value="5.1551946853663">
            <text:p>5.1551946854</text:p>
          </table:table-cell>
          <table:table-cell office:value-type="float" office:value="0.442857142857143">
            <text:p>0.4428571429</text:p>
          </table:table-cell>
          <table:table-cell office:value-type="float" office:value="17.4806451612903">
            <text:p>17.4806451613</text:p>
          </table:table-cell>
          <table:table-cell/>
          <table:table-cell office:value-type="string">
            <text:p>6699</text:p>
          </table:table-cell>
          <table:table-cell office:value-type="string">
            <text:p>6695</text:p>
          </table:table-cell>
          <table:table-cell office:value-type="float" office:value="3.04">
            <text:p>3.04</text:p>
          </table:table-cell>
          <table:table-cell office:value-type="float" office:value="6">
            <text:p>6</text:p>
          </table:table-cell>
          <table:table-cell office:value-type="float" office:value="273.24">
            <text:p>273.24</text:p>
          </table:table-cell>
          <table:table-cell office:value-type="float" office:value="54.19">
            <text:p>54.19</text:p>
          </table:table-cell>
          <table:table-cell office:value-type="float" office:value="5.04225871932091">
            <text:p>5.0422587193</text:p>
          </table:table-cell>
          <table:table-cell office:value-type="float" office:value="0.506666666666667">
            <text:p>0.5066666667</text:p>
          </table:table-cell>
          <table:table-cell office:value-type="float" office:value="17.8256578947368">
            <text:p>17.825657894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.78">
            <text:p>1.78</text:p>
          </table:table-cell>
          <table:table-cell office:value-type="float" office:value="12">
            <text:p>12</text:p>
          </table:table-cell>
          <table:table-cell office:value-type="float" office:value="160.29">
            <text:p>160.29</text:p>
          </table:table-cell>
          <table:table-cell office:value-type="float" office:value="57.17">
            <text:p>57.17</text:p>
          </table:table-cell>
          <table:table-cell office:value-type="float" office:value="2.80374322196956">
            <text:p>2.803743222</text:p>
          </table:table-cell>
          <table:table-cell office:value-type="float" office:value="0.148333333333333">
            <text:p>0.1483333333</text:p>
          </table:table-cell>
          <table:table-cell office:value-type="float" office:value="32.1179775280899">
            <text:p>32.1179775281</text:p>
          </table:table-cell>
          <table:table-cell/>
          <table:table-cell office:value-type="string">
            <text:p>6738</text:p>
          </table:table-cell>
          <table:table-cell office:value-type="string">
            <text:p>6695</text:p>
          </table:table-cell>
          <table:table-cell office:value-type="float" office:value="1.83">
            <text:p>1.83</text:p>
          </table:table-cell>
          <table:table-cell office:value-type="float" office:value="12">
            <text:p>12</text:p>
          </table:table-cell>
          <table:table-cell office:value-type="float" office:value="164.79">
            <text:p>164.79</text:p>
          </table:table-cell>
          <table:table-cell office:value-type="float" office:value="57.17">
            <text:p>57.17</text:p>
          </table:table-cell>
          <table:table-cell office:value-type="float" office:value="2.8824558334791">
            <text:p>2.8824558335</text:p>
          </table:table-cell>
          <table:table-cell office:value-type="float" office:value="0.1525">
            <text:p>0.1525</text:p>
          </table:table-cell>
          <table:table-cell office:value-type="float" office:value="31.2404371584699">
            <text:p>31.240437158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7.68">
            <text:p>7.68</text:p>
          </table:table-cell>
          <table:table-cell office:value-type="float" office:value="11">
            <text:p>11</text:p>
          </table:table-cell>
          <table:table-cell office:value-type="float" office:value="691.56">
            <text:p>691.56</text:p>
          </table:table-cell>
          <table:table-cell office:value-type="float" office:value="193.17">
            <text:p>193.17</text:p>
          </table:table-cell>
          <table:table-cell office:value-type="float" office:value="3.58005901537506">
            <text:p>3.5800590154</text:p>
          </table:table-cell>
          <table:table-cell office:value-type="float" office:value="0.698181818181818">
            <text:p>0.6981818182</text:p>
          </table:table-cell>
          <table:table-cell office:value-type="float" office:value="25.15234375">
            <text:p>25.15234375</text:p>
          </table:table-cell>
          <table:table-cell/>
          <table:table-cell office:value-type="string">
            <text:p>6843</text:p>
          </table:table-cell>
          <table:table-cell office:value-type="string">
            <text:p>6695</text:p>
          </table:table-cell>
          <table:table-cell office:value-type="float" office:value="7.71">
            <text:p>7.71</text:p>
          </table:table-cell>
          <table:table-cell office:value-type="float" office:value="11">
            <text:p>11</text:p>
          </table:table-cell>
          <table:table-cell office:value-type="float" office:value="694.35">
            <text:p>694.35</text:p>
          </table:table-cell>
          <table:table-cell office:value-type="float" office:value="193.17">
            <text:p>193.17</text:p>
          </table:table-cell>
          <table:table-cell office:value-type="float" office:value="3.59450225190247">
            <text:p>3.5945022519</text:p>
          </table:table-cell>
          <table:table-cell office:value-type="float" office:value="0.700909090909091">
            <text:p>0.7009090909</text:p>
          </table:table-cell>
          <table:table-cell office:value-type="float" office:value="25.0544747081712">
            <text:p>25.05447470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2.11">
            <text:p>2.11</text:p>
          </table:table-cell>
          <table:table-cell office:value-type="float" office:value="10">
            <text:p>10</text:p>
          </table:table-cell>
          <table:table-cell office:value-type="float" office:value="189.9">
            <text:p>189.9</text:p>
          </table:table-cell>
          <table:table-cell office:value-type="float" office:value="60.6">
            <text:p>60.6</text:p>
          </table:table-cell>
          <table:table-cell office:value-type="float" office:value="3.13366336633663">
            <text:p>3.1336633663</text:p>
          </table:table-cell>
          <table:table-cell office:value-type="float" office:value="0.211">
            <text:p>0.211</text:p>
          </table:table-cell>
          <table:table-cell office:value-type="float" office:value="28.7203791469194">
            <text:p>28.7203791469</text:p>
          </table:table-cell>
          <table:table-cell/>
          <table:table-cell office:value-type="string">
            <text:p>6948</text:p>
          </table:table-cell>
          <table:table-cell office:value-type="string">
            <text:p>6695</text:p>
          </table:table-cell>
          <table:table-cell office:value-type="float" office:value="2.1">
            <text:p>2.1</text:p>
          </table:table-cell>
          <table:table-cell office:value-type="float" office:value="10">
            <text:p>10</text:p>
          </table:table-cell>
          <table:table-cell office:value-type="float" office:value="188.55">
            <text:p>188.55</text:p>
          </table:table-cell>
          <table:table-cell office:value-type="float" office:value="60.6">
            <text:p>60.6</text:p>
          </table:table-cell>
          <table:table-cell office:value-type="float" office:value="3.11138613861386">
            <text:p>3.1113861386</text:p>
          </table:table-cell>
          <table:table-cell office:value-type="float" office:value="0.21">
            <text:p>0.21</text:p>
          </table:table-cell>
          <table:table-cell office:value-type="float" office:value="28.8571428571429">
            <text:p>28.85714285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2.47">
            <text:p>2.47</text:p>
          </table:table-cell>
          <table:table-cell office:value-type="float" office:value="12">
            <text:p>12</text:p>
          </table:table-cell>
          <table:table-cell office:value-type="float" office:value="222.3">
            <text:p>222.3</text:p>
          </table:table-cell>
          <table:table-cell office:value-type="float" office:value="1.24">
            <text:p>1.24</text:p>
          </table:table-cell>
          <table:table-cell office:value-type="float" office:value="179.274193548387">
            <text:p>179.2741935484</text:p>
          </table:table-cell>
          <table:table-cell office:value-type="float" office:value="0.205833333333333">
            <text:p>0.2058333333</text:p>
          </table:table-cell>
          <table:table-cell office:value-type="float" office:value="0.502024291497976">
            <text:p>0.5020242915</text:p>
          </table:table-cell>
          <table:table-cell/>
          <table:table-cell office:value-type="string">
            <text:p>6971</text:p>
          </table:table-cell>
          <table:table-cell office:value-type="string">
            <text:p>6695</text:p>
          </table:table-cell>
          <table:table-cell office:value-type="float" office:value="2.72">
            <text:p>2.72</text:p>
          </table:table-cell>
          <table:table-cell office:value-type="float" office:value="10">
            <text:p>10</text:p>
          </table:table-cell>
          <table:table-cell office:value-type="float" office:value="244.44">
            <text:p>244.44</text:p>
          </table:table-cell>
          <table:table-cell office:value-type="float" office:value="1.24">
            <text:p>1.24</text:p>
          </table:table-cell>
          <table:table-cell office:value-type="float" office:value="197.129032258065">
            <text:p>197.1290322581</text:p>
          </table:table-cell>
          <table:table-cell office:value-type="float" office:value="0.272">
            <text:p>0.272</text:p>
          </table:table-cell>
          <table:table-cell office:value-type="float" office:value="0.455882352941176">
            <text:p>0.45588235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1.44">
            <text:p>1.44</text:p>
          </table:table-cell>
          <table:table-cell office:value-type="float" office:value="7">
            <text:p>7</text:p>
          </table:table-cell>
          <table:table-cell office:value-type="float" office:value="129.96">
            <text:p>129.96</text:p>
          </table:table-cell>
          <table:table-cell office:value-type="float" office:value="67.37">
            <text:p>67.37</text:p>
          </table:table-cell>
          <table:table-cell office:value-type="float" office:value="1.92904853792489">
            <text:p>1.9290485379</text:p>
          </table:table-cell>
          <table:table-cell office:value-type="float" office:value="0.205714285714286">
            <text:p>0.2057142857</text:p>
          </table:table-cell>
          <table:table-cell office:value-type="float" office:value="46.7847222222222">
            <text:p>46.7847222222</text:p>
          </table:table-cell>
          <table:table-cell/>
          <table:table-cell office:value-type="string">
            <text:p>7079</text:p>
          </table:table-cell>
          <table:table-cell office:value-type="string">
            <text:p>6695</text:p>
          </table:table-cell>
          <table:table-cell office:value-type="float" office:value="1.47">
            <text:p>1.47</text:p>
          </table:table-cell>
          <table:table-cell office:value-type="float" office:value="7">
            <text:p>7</text:p>
          </table:table-cell>
          <table:table-cell office:value-type="float" office:value="132.3">
            <text:p>132.3</text:p>
          </table:table-cell>
          <table:table-cell office:value-type="float" office:value="67.37">
            <text:p>67.37</text:p>
          </table:table-cell>
          <table:table-cell office:value-type="float" office:value="1.96378209885706">
            <text:p>1.9637820989</text:p>
          </table:table-cell>
          <table:table-cell office:value-type="float" office:value="0.21">
            <text:p>0.21</text:p>
          </table:table-cell>
          <table:table-cell office:value-type="float" office:value="45.8299319727891">
            <text:p>45.82993197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2.87">
            <text:p>2.87</text:p>
          </table:table-cell>
          <table:table-cell office:value-type="float" office:value="10">
            <text:p>10</text:p>
          </table:table-cell>
          <table:table-cell office:value-type="float" office:value="258.21">
            <text:p>258.21</text:p>
          </table:table-cell>
          <table:table-cell office:value-type="float" office:value="68.57">
            <text:p>68.57</text:p>
          </table:table-cell>
          <table:table-cell office:value-type="float" office:value="3.76564095085314">
            <text:p>3.7656409509</text:p>
          </table:table-cell>
          <table:table-cell office:value-type="float" office:value="0.287">
            <text:p>0.287</text:p>
          </table:table-cell>
          <table:table-cell office:value-type="float" office:value="23.8919860627178">
            <text:p>23.8919860627</text:p>
          </table:table-cell>
          <table:table-cell/>
          <table:table-cell office:value-type="string">
            <text:p>7081</text:p>
          </table:table-cell>
          <table:table-cell office:value-type="string">
            <text:p>6695</text:p>
          </table:table-cell>
          <table:table-cell office:value-type="float" office:value="3.04">
            <text:p>3.04</text:p>
          </table:table-cell>
          <table:table-cell office:value-type="float" office:value="12">
            <text:p>12</text:p>
          </table:table-cell>
          <table:table-cell office:value-type="float" office:value="273.24">
            <text:p>273.24</text:p>
          </table:table-cell>
          <table:table-cell office:value-type="float" office:value="68.57">
            <text:p>68.57</text:p>
          </table:table-cell>
          <table:table-cell office:value-type="float" office:value="3.98483301735453">
            <text:p>3.9848330174</text:p>
          </table:table-cell>
          <table:table-cell office:value-type="float" office:value="0.253333333333333">
            <text:p>0.2533333333</text:p>
          </table:table-cell>
          <table:table-cell office:value-type="float" office:value="22.5559210526316">
            <text:p>22.5559210526</text:p>
          </table:table-cell>
          <table:table-cell table:number-columns-repeated="1005"/>
        </table:table-row>
        <table:table-row table:style-name="ro1">
          <table:table-cell office:value-type="string">
            <text:p>6699</text:p>
          </table:table-cell>
          <table:table-cell office:value-type="string">
            <text:p>6382</text:p>
          </table:table-cell>
          <table:table-cell office:value-type="float" office:value="5.83">
            <text:p>5.83</text:p>
          </table:table-cell>
          <table:table-cell office:value-type="float" office:value="4">
            <text:p>4</text:p>
          </table:table-cell>
          <table:table-cell office:value-type="float" office:value="524.88">
            <text:p>524.88</text:p>
          </table:table-cell>
          <table:table-cell office:value-type="float" office:value="51.97">
            <text:p>51.97</text:p>
          </table:table-cell>
          <table:table-cell office:value-type="float" office:value="10.0996728882047">
            <text:p>10.0996728882</text:p>
          </table:table-cell>
          <table:table-cell office:value-type="float" office:value="1.4575">
            <text:p>1.4575</text:p>
          </table:table-cell>
          <table:table-cell office:value-type="float" office:value="8.91423670668954">
            <text:p>8.9142367067</text:p>
          </table:table-cell>
          <table:table-cell/>
          <table:table-cell office:value-type="string">
            <text:p>6382</text:p>
          </table:table-cell>
          <table:table-cell office:value-type="string">
            <text:p>6699</text:p>
          </table:table-cell>
          <table:table-cell office:value-type="float" office:value="5.71">
            <text:p>5.71</text:p>
          </table:table-cell>
          <table:table-cell office:value-type="float" office:value="3">
            <text:p>3</text:p>
          </table:table-cell>
          <table:table-cell office:value-type="float" office:value="514.08">
            <text:p>514.08</text:p>
          </table:table-cell>
          <table:table-cell office:value-type="float" office:value="51.97">
            <text:p>51.97</text:p>
          </table:table-cell>
          <table:table-cell office:value-type="float" office:value="9.89186068885896">
            <text:p>9.8918606889</text:p>
          </table:table-cell>
          <table:table-cell office:value-type="float" office:value="1.90333333333333">
            <text:p>1.9033333333</text:p>
          </table:table-cell>
          <table:table-cell office:value-type="float" office:value="9.1015761821366">
            <text:p>9.10157618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2.57">
            <text:p>2.57</text:p>
          </table:table-cell>
          <table:table-cell office:value-type="float" office:value="3">
            <text:p>3</text:p>
          </table:table-cell>
          <table:table-cell office:value-type="float" office:value="231.3">
            <text:p>231.3</text:p>
          </table:table-cell>
          <table:table-cell office:value-type="float" office:value="55.74">
            <text:p>55.74</text:p>
          </table:table-cell>
          <table:table-cell office:value-type="float" office:value="4.14962325080732">
            <text:p>4.1496232508</text:p>
          </table:table-cell>
          <table:table-cell office:value-type="float" office:value="0.856666666666666">
            <text:p>0.8566666667</text:p>
          </table:table-cell>
          <table:table-cell office:value-type="float" office:value="21.6887159533074">
            <text:p>21.6887159533</text:p>
          </table:table-cell>
          <table:table-cell/>
          <table:table-cell office:value-type="string">
            <text:p>6405</text:p>
          </table:table-cell>
          <table:table-cell office:value-type="string">
            <text:p>6699</text:p>
          </table:table-cell>
          <table:table-cell office:value-type="float" office:value="2.36">
            <text:p>2.36</text:p>
          </table:table-cell>
          <table:table-cell office:value-type="float" office:value="3">
            <text:p>3</text:p>
          </table:table-cell>
          <table:table-cell office:value-type="float" office:value="212.4">
            <text:p>212.4</text:p>
          </table:table-cell>
          <table:table-cell office:value-type="float" office:value="55.74">
            <text:p>55.74</text:p>
          </table:table-cell>
          <table:table-cell office:value-type="float" office:value="3.81054897739505">
            <text:p>3.8105489774</text:p>
          </table:table-cell>
          <table:table-cell office:value-type="float" office:value="0.786666666666667">
            <text:p>0.7866666667</text:p>
          </table:table-cell>
          <table:table-cell office:value-type="float" office:value="23.6186440677966">
            <text:p>23.61864406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2.71">
            <text:p>2.71</text:p>
          </table:table-cell>
          <table:table-cell office:value-type="float" office:value="255">
            <text:p>255</text:p>
          </table:table-cell>
          <table:table-cell office:value-type="float" office:value="243.81">
            <text:p>243.81</text:p>
          </table:table-cell>
          <table:table-cell office:value-type="float" office:value="0.46">
            <text:p>0.46</text:p>
          </table:table-cell>
          <table:table-cell office:value-type="float" office:value="530.021739130435">
            <text:p>530.0217391304</text:p>
          </table:table-cell>
          <table:table-cell office:value-type="float" office:value="0.0106274509803922">
            <text:p>0.010627451</text:p>
          </table:table-cell>
          <table:table-cell office:value-type="float" office:value="0.169741697416974">
            <text:p>0.1697416974</text:p>
          </table:table-cell>
          <table:table-cell/>
          <table:table-cell office:value-type="string">
            <text:p>6471</text:p>
          </table:table-cell>
          <table:table-cell office:value-type="string">
            <text:p>6699</text:p>
          </table:table-cell>
          <table:table-cell office:value-type="float" office:value="2.52">
            <text:p>2.52</text:p>
          </table:table-cell>
          <table:table-cell office:value-type="float" office:value="255">
            <text:p>255</text:p>
          </table:table-cell>
          <table:table-cell office:value-type="float" office:value="227.16">
            <text:p>227.16</text:p>
          </table:table-cell>
          <table:table-cell office:value-type="float" office:value="0.46">
            <text:p>0.46</text:p>
          </table:table-cell>
          <table:table-cell office:value-type="float" office:value="493.826086956522">
            <text:p>493.8260869565</text:p>
          </table:table-cell>
          <table:table-cell office:value-type="float" office:value="0.00988235294117647">
            <text:p>0.0098823529</text:p>
          </table:table-cell>
          <table:table-cell office:value-type="float" office:value="0.182539682539683">
            <text:p>0.18253968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6.31">
            <text:p>6.31</text:p>
          </table:table-cell>
          <table:table-cell office:value-type="float" office:value="8">
            <text:p>8</text:p>
          </table:table-cell>
          <table:table-cell office:value-type="float" office:value="567.81">
            <text:p>567.81</text:p>
          </table:table-cell>
          <table:table-cell office:value-type="float" office:value="118.5">
            <text:p>118.5</text:p>
          </table:table-cell>
          <table:table-cell office:value-type="float" office:value="4.79164556962025">
            <text:p>4.7916455696</text:p>
          </table:table-cell>
          <table:table-cell office:value-type="float" office:value="0.78875">
            <text:p>0.78875</text:p>
          </table:table-cell>
          <table:table-cell office:value-type="float" office:value="18.7797147385103">
            <text:p>18.7797147385</text:p>
          </table:table-cell>
          <table:table-cell/>
          <table:table-cell office:value-type="string">
            <text:p>6499</text:p>
          </table:table-cell>
          <table:table-cell office:value-type="string">
            <text:p>6699</text:p>
          </table:table-cell>
          <table:table-cell office:value-type="float" office:value="5.76">
            <text:p>5.76</text:p>
          </table:table-cell>
          <table:table-cell office:value-type="float" office:value="8">
            <text:p>8</text:p>
          </table:table-cell>
          <table:table-cell office:value-type="float" office:value="518.76">
            <text:p>518.76</text:p>
          </table:table-cell>
          <table:table-cell office:value-type="float" office:value="118.5">
            <text:p>118.5</text:p>
          </table:table-cell>
          <table:table-cell office:value-type="float" office:value="4.37772151898734">
            <text:p>4.377721519</text:p>
          </table:table-cell>
          <table:table-cell office:value-type="float" office:value="0.72">
            <text:p>0.72</text:p>
          </table:table-cell>
          <table:table-cell office:value-type="float" office:value="20.5729166666667">
            <text:p>20.57291666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7.16">
            <text:p>7.16</text:p>
          </table:table-cell>
          <table:table-cell office:value-type="float" office:value="5">
            <text:p>5</text:p>
          </table:table-cell>
          <table:table-cell office:value-type="float" office:value="644.58">
            <text:p>644.58</text:p>
          </table:table-cell>
          <table:table-cell office:value-type="float" office:value="214.14">
            <text:p>214.14</text:p>
          </table:table-cell>
          <table:table-cell office:value-type="float" office:value="3.01008685906416">
            <text:p>3.0100868591</text:p>
          </table:table-cell>
          <table:table-cell office:value-type="float" office:value="1.432">
            <text:p>1.432</text:p>
          </table:table-cell>
          <table:table-cell office:value-type="float" office:value="29.9078212290503">
            <text:p>29.9078212291</text:p>
          </table:table-cell>
          <table:table-cell/>
          <table:table-cell office:value-type="string">
            <text:p>6501</text:p>
          </table:table-cell>
          <table:table-cell office:value-type="string">
            <text:p>6699</text:p>
          </table:table-cell>
          <table:table-cell office:value-type="float" office:value="7.13">
            <text:p>7.13</text:p>
          </table:table-cell>
          <table:table-cell office:value-type="float" office:value="5">
            <text:p>5</text:p>
          </table:table-cell>
          <table:table-cell office:value-type="float" office:value="641.97">
            <text:p>641.97</text:p>
          </table:table-cell>
          <table:table-cell office:value-type="float" office:value="214.14">
            <text:p>214.14</text:p>
          </table:table-cell>
          <table:table-cell office:value-type="float" office:value="2.9978985710283">
            <text:p>2.997898571</text:p>
          </table:table-cell>
          <table:table-cell office:value-type="float" office:value="1.426">
            <text:p>1.426</text:p>
          </table:table-cell>
          <table:table-cell office:value-type="float" office:value="30.0336605890603">
            <text:p>30.03366058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4.82">
            <text:p>4.82</text:p>
          </table:table-cell>
          <table:table-cell office:value-type="float" office:value="5">
            <text:p>5</text:p>
          </table:table-cell>
          <table:table-cell office:value-type="float" office:value="433.8">
            <text:p>433.8</text:p>
          </table:table-cell>
          <table:table-cell office:value-type="float" office:value="129.94">
            <text:p>129.94</text:p>
          </table:table-cell>
          <table:table-cell office:value-type="float" office:value="3.33846390641835">
            <text:p>3.3384639064</text:p>
          </table:table-cell>
          <table:table-cell office:value-type="float" office:value="0.964">
            <text:p>0.964</text:p>
          </table:table-cell>
          <table:table-cell office:value-type="float" office:value="26.9585062240664">
            <text:p>26.9585062241</text:p>
          </table:table-cell>
          <table:table-cell/>
          <table:table-cell office:value-type="string">
            <text:p>6512</text:p>
          </table:table-cell>
          <table:table-cell office:value-type="string">
            <text:p>6699</text:p>
          </table:table-cell>
          <table:table-cell office:value-type="float" office:value="4.88">
            <text:p>4.88</text:p>
          </table:table-cell>
          <table:table-cell office:value-type="float" office:value="5">
            <text:p>5</text:p>
          </table:table-cell>
          <table:table-cell office:value-type="float" office:value="439.02">
            <text:p>439.02</text:p>
          </table:table-cell>
          <table:table-cell office:value-type="float" office:value="129.94">
            <text:p>129.94</text:p>
          </table:table-cell>
          <table:table-cell office:value-type="float" office:value="3.378636293674">
            <text:p>3.3786362937</text:p>
          </table:table-cell>
          <table:table-cell office:value-type="float" office:value="0.976">
            <text:p>0.976</text:p>
          </table:table-cell>
          <table:table-cell office:value-type="float" office:value="26.6270491803279">
            <text:p>26.627049180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3.1">
            <text:p>3.1</text:p>
          </table:table-cell>
          <table:table-cell office:value-type="float" office:value="8">
            <text:p>8</text:p>
          </table:table-cell>
          <table:table-cell office:value-type="float" office:value="278.73">
            <text:p>278.73</text:p>
          </table:table-cell>
          <table:table-cell office:value-type="float" office:value="30.67">
            <text:p>30.67</text:p>
          </table:table-cell>
          <table:table-cell office:value-type="float" office:value="9.08803390935768">
            <text:p>9.0880339094</text:p>
          </table:table-cell>
          <table:table-cell office:value-type="float" office:value="0.3875">
            <text:p>0.3875</text:p>
          </table:table-cell>
          <table:table-cell office:value-type="float" office:value="9.89354838709678">
            <text:p>9.8935483871</text:p>
          </table:table-cell>
          <table:table-cell/>
          <table:table-cell office:value-type="string">
            <text:p>6515</text:p>
          </table:table-cell>
          <table:table-cell office:value-type="string">
            <text:p>6699</text:p>
          </table:table-cell>
          <table:table-cell office:value-type="float" office:value="2.74">
            <text:p>2.74</text:p>
          </table:table-cell>
          <table:table-cell office:value-type="float" office:value="8">
            <text:p>8</text:p>
          </table:table-cell>
          <table:table-cell office:value-type="float" office:value="246.24">
            <text:p>246.24</text:p>
          </table:table-cell>
          <table:table-cell office:value-type="float" office:value="30.67">
            <text:p>30.67</text:p>
          </table:table-cell>
          <table:table-cell office:value-type="float" office:value="8.02869253342028">
            <text:p>8.0286925334</text:p>
          </table:table-cell>
          <table:table-cell office:value-type="float" office:value="0.3425">
            <text:p>0.3425</text:p>
          </table:table-cell>
          <table:table-cell office:value-type="float" office:value="11.1934306569343">
            <text:p>11.19343065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3.3">
            <text:p>3.3</text:p>
          </table:table-cell>
          <table:table-cell office:value-type="float" office:value="8">
            <text:p>8</text:p>
          </table:table-cell>
          <table:table-cell office:value-type="float" office:value="296.82">
            <text:p>296.82</text:p>
          </table:table-cell>
          <table:table-cell office:value-type="float" office:value="30.56">
            <text:p>30.56</text:p>
          </table:table-cell>
          <table:table-cell office:value-type="float" office:value="9.71269633507854">
            <text:p>9.7126963351</text:p>
          </table:table-cell>
          <table:table-cell office:value-type="float" office:value="0.4125">
            <text:p>0.4125</text:p>
          </table:table-cell>
          <table:table-cell office:value-type="float" office:value="9.26060606060606">
            <text:p>9.2606060606</text:p>
          </table:table-cell>
          <table:table-cell/>
          <table:table-cell office:value-type="string">
            <text:p>6516</text:p>
          </table:table-cell>
          <table:table-cell office:value-type="string">
            <text:p>6699</text:p>
          </table:table-cell>
          <table:table-cell office:value-type="float" office:value="2.62">
            <text:p>2.62</text:p>
          </table:table-cell>
          <table:table-cell office:value-type="float" office:value="8">
            <text:p>8</text:p>
          </table:table-cell>
          <table:table-cell office:value-type="float" office:value="235.71">
            <text:p>235.71</text:p>
          </table:table-cell>
          <table:table-cell office:value-type="float" office:value="30.56">
            <text:p>30.56</text:p>
          </table:table-cell>
          <table:table-cell office:value-type="float" office:value="7.71302356020942">
            <text:p>7.7130235602</text:p>
          </table:table-cell>
          <table:table-cell office:value-type="float" office:value="0.3275">
            <text:p>0.3275</text:p>
          </table:table-cell>
          <table:table-cell office:value-type="float" office:value="11.6641221374046">
            <text:p>11.66412213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9.3">
            <text:p>9.3</text:p>
          </table:table-cell>
          <table:table-cell office:value-type="float" office:value="6">
            <text:p>6</text:p>
          </table:table-cell>
          <table:table-cell office:value-type="float" office:value="836.82">
            <text:p>836.82</text:p>
          </table:table-cell>
          <table:table-cell office:value-type="float" office:value="320.48">
            <text:p>320.48</text:p>
          </table:table-cell>
          <table:table-cell office:value-type="float" office:value="2.61114578132801">
            <text:p>2.6111457813</text:p>
          </table:table-cell>
          <table:table-cell office:value-type="float" office:value="1.55">
            <text:p>1.55</text:p>
          </table:table-cell>
          <table:table-cell office:value-type="float" office:value="34.4602150537634">
            <text:p>34.4602150538</text:p>
          </table:table-cell>
          <table:table-cell/>
          <table:table-cell office:value-type="string">
            <text:p>6519</text:p>
          </table:table-cell>
          <table:table-cell office:value-type="string">
            <text:p>6699</text:p>
          </table:table-cell>
          <table:table-cell office:value-type="float" office:value="8.95">
            <text:p>8.95</text:p>
          </table:table-cell>
          <table:table-cell office:value-type="float" office:value="6">
            <text:p>6</text:p>
          </table:table-cell>
          <table:table-cell office:value-type="float" office:value="805.41">
            <text:p>805.41</text:p>
          </table:table-cell>
          <table:table-cell office:value-type="float" office:value="320.48">
            <text:p>320.48</text:p>
          </table:table-cell>
          <table:table-cell office:value-type="float" office:value="2.51313654518223">
            <text:p>2.5131365452</text:p>
          </table:table-cell>
          <table:table-cell office:value-type="float" office:value="1.49166666666667">
            <text:p>1.4916666667</text:p>
          </table:table-cell>
          <table:table-cell office:value-type="float" office:value="35.8078212290503">
            <text:p>35.80782122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6.91">
            <text:p>6.91</text:p>
          </table:table-cell>
          <table:table-cell office:value-type="float" office:value="8">
            <text:p>8</text:p>
          </table:table-cell>
          <table:table-cell office:value-type="float" office:value="621.54">
            <text:p>621.54</text:p>
          </table:table-cell>
          <table:table-cell office:value-type="float" office:value="165.49">
            <text:p>165.49</text:p>
          </table:table-cell>
          <table:table-cell office:value-type="float" office:value="3.75575563478156">
            <text:p>3.7557556348</text:p>
          </table:table-cell>
          <table:table-cell office:value-type="float" office:value="0.86375">
            <text:p>0.86375</text:p>
          </table:table-cell>
          <table:table-cell office:value-type="float" office:value="23.9493487698987">
            <text:p>23.9493487699</text:p>
          </table:table-cell>
          <table:table-cell/>
          <table:table-cell office:value-type="string">
            <text:p>6552</text:p>
          </table:table-cell>
          <table:table-cell office:value-type="string">
            <text:p>6699</text:p>
          </table:table-cell>
          <table:table-cell office:value-type="float" office:value="7.47">
            <text:p>7.47</text:p>
          </table:table-cell>
          <table:table-cell office:value-type="float" office:value="5">
            <text:p>5</text:p>
          </table:table-cell>
          <table:table-cell office:value-type="float" office:value="672.57">
            <text:p>672.57</text:p>
          </table:table-cell>
          <table:table-cell office:value-type="float" office:value="165.49">
            <text:p>165.49</text:p>
          </table:table-cell>
          <table:table-cell office:value-type="float" office:value="4.06411263520454">
            <text:p>4.0641126352</text:p>
          </table:table-cell>
          <table:table-cell office:value-type="float" office:value="1.494">
            <text:p>1.494</text:p>
          </table:table-cell>
          <table:table-cell office:value-type="float" office:value="22.1539491298528">
            <text:p>22.153949129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5.31">
            <text:p>5.31</text:p>
          </table:table-cell>
          <table:table-cell office:value-type="float" office:value="5">
            <text:p>5</text:p>
          </table:table-cell>
          <table:table-cell office:value-type="float" office:value="477.99">
            <text:p>477.99</text:p>
          </table:table-cell>
          <table:table-cell office:value-type="float" office:value="96.8">
            <text:p>96.8</text:p>
          </table:table-cell>
          <table:table-cell office:value-type="float" office:value="4.9379132231405">
            <text:p>4.9379132231</text:p>
          </table:table-cell>
          <table:table-cell office:value-type="float" office:value="1.062">
            <text:p>1.062</text:p>
          </table:table-cell>
          <table:table-cell office:value-type="float" office:value="18.2297551789077">
            <text:p>18.2297551789</text:p>
          </table:table-cell>
          <table:table-cell/>
          <table:table-cell office:value-type="string">
            <text:p>6609</text:p>
          </table:table-cell>
          <table:table-cell office:value-type="string">
            <text:p>6699</text:p>
          </table:table-cell>
          <table:table-cell office:value-type="float" office:value="5.15">
            <text:p>5.15</text:p>
          </table:table-cell>
          <table:table-cell office:value-type="float" office:value="6">
            <text:p>6</text:p>
          </table:table-cell>
          <table:table-cell office:value-type="float" office:value="463.41">
            <text:p>463.41</text:p>
          </table:table-cell>
          <table:table-cell office:value-type="float" office:value="96.8">
            <text:p>96.8</text:p>
          </table:table-cell>
          <table:table-cell office:value-type="float" office:value="4.78729338842975">
            <text:p>4.7872933884</text:p>
          </table:table-cell>
          <table:table-cell office:value-type="float" office:value="0.858333333333333">
            <text:p>0.8583333333</text:p>
          </table:table-cell>
          <table:table-cell office:value-type="float" office:value="18.7961165048544">
            <text:p>18.796116504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3.47">
            <text:p>3.47</text:p>
          </table:table-cell>
          <table:table-cell office:value-type="float" office:value="7">
            <text:p>7</text:p>
          </table:table-cell>
          <table:table-cell office:value-type="float" office:value="311.94">
            <text:p>311.94</text:p>
          </table:table-cell>
          <table:table-cell office:value-type="float" office:value="94.64">
            <text:p>94.64</text:p>
          </table:table-cell>
          <table:table-cell office:value-type="float" office:value="3.29606931530008">
            <text:p>3.2960693153</text:p>
          </table:table-cell>
          <table:table-cell office:value-type="float" office:value="0.495714285714286">
            <text:p>0.4957142857</text:p>
          </table:table-cell>
          <table:table-cell office:value-type="float" office:value="27.2737752161383">
            <text:p>27.2737752161</text:p>
          </table:table-cell>
          <table:table-cell/>
          <table:table-cell office:value-type="string">
            <text:p>6647</text:p>
          </table:table-cell>
          <table:table-cell office:value-type="string">
            <text:p>6699</text:p>
          </table:table-cell>
          <table:table-cell office:value-type="float" office:value="4.47">
            <text:p>4.47</text:p>
          </table:table-cell>
          <table:table-cell office:value-type="float" office:value="6">
            <text:p>6</text:p>
          </table:table-cell>
          <table:table-cell office:value-type="float" office:value="401.94">
            <text:p>401.94</text:p>
          </table:table-cell>
          <table:table-cell office:value-type="float" office:value="94.64">
            <text:p>94.64</text:p>
          </table:table-cell>
          <table:table-cell office:value-type="float" office:value="4.24704142011834">
            <text:p>4.2470414201</text:p>
          </table:table-cell>
          <table:table-cell office:value-type="float" office:value="0.745">
            <text:p>0.745</text:p>
          </table:table-cell>
          <table:table-cell office:value-type="float" office:value="21.17225950783">
            <text:p>21.17225950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2.02">
            <text:p>2.02</text:p>
          </table:table-cell>
          <table:table-cell office:value-type="float" office:value="6">
            <text:p>6</text:p>
          </table:table-cell>
          <table:table-cell office:value-type="float" office:value="181.35">
            <text:p>181.35</text:p>
          </table:table-cell>
          <table:table-cell office:value-type="float" office:value="13.25">
            <text:p>13.25</text:p>
          </table:table-cell>
          <table:table-cell office:value-type="float" office:value="13.6867924528302">
            <text:p>13.6867924528</text:p>
          </table:table-cell>
          <table:table-cell office:value-type="float" office:value="0.336666666666667">
            <text:p>0.3366666667</text:p>
          </table:table-cell>
          <table:table-cell office:value-type="float" office:value="6.55940594059406">
            <text:p>6.5594059406</text:p>
          </table:table-cell>
          <table:table-cell/>
          <table:table-cell office:value-type="string">
            <text:p>6670</text:p>
          </table:table-cell>
          <table:table-cell office:value-type="string">
            <text:p>6699</text:p>
          </table:table-cell>
          <table:table-cell office:value-type="float" office:value="2.2">
            <text:p>2.2</text:p>
          </table:table-cell>
          <table:table-cell office:value-type="float" office:value="8">
            <text:p>8</text:p>
          </table:table-cell>
          <table:table-cell office:value-type="float" office:value="197.73">
            <text:p>197.73</text:p>
          </table:table-cell>
          <table:table-cell office:value-type="float" office:value="13.25">
            <text:p>13.25</text:p>
          </table:table-cell>
          <table:table-cell office:value-type="float" office:value="14.9230188679245">
            <text:p>14.9230188679</text:p>
          </table:table-cell>
          <table:table-cell office:value-type="float" office:value="0.275">
            <text:p>0.275</text:p>
          </table:table-cell>
          <table:table-cell office:value-type="float" office:value="6.02272727272727">
            <text:p>6.02272727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17.18">
            <text:p>17.18</text:p>
          </table:table-cell>
          <table:table-cell office:value-type="float" office:value="8">
            <text:p>8</text:p>
          </table:table-cell>
          <table:table-cell office:value-type="float" office:value="1545.93">
            <text:p>1545.93</text:p>
          </table:table-cell>
          <table:table-cell office:value-type="float" office:value="186.15">
            <text:p>186.15</text:p>
          </table:table-cell>
          <table:table-cell office:value-type="float" office:value="8.30475423045931">
            <text:p>8.3047542305</text:p>
          </table:table-cell>
          <table:table-cell office:value-type="float" office:value="2.1475">
            <text:p>2.1475</text:p>
          </table:table-cell>
          <table:table-cell office:value-type="float" office:value="10.8352735739232">
            <text:p>10.8352735739</text:p>
          </table:table-cell>
          <table:table-cell/>
          <table:table-cell office:value-type="string">
            <text:p>6674</text:p>
          </table:table-cell>
          <table:table-cell office:value-type="string">
            <text:p>6699</text:p>
          </table:table-cell>
          <table:table-cell office:value-type="float" office:value="16.89">
            <text:p>16.89</text:p>
          </table:table-cell>
          <table:table-cell office:value-type="float" office:value="8">
            <text:p>8</text:p>
          </table:table-cell>
          <table:table-cell office:value-type="float" office:value="1520.37">
            <text:p>1520.37</text:p>
          </table:table-cell>
          <table:table-cell office:value-type="float" office:value="186.15">
            <text:p>186.15</text:p>
          </table:table-cell>
          <table:table-cell office:value-type="float" office:value="8.16744560838034">
            <text:p>8.1674456084</text:p>
          </table:table-cell>
          <table:table-cell office:value-type="float" office:value="2.11125">
            <text:p>2.11125</text:p>
          </table:table-cell>
          <table:table-cell office:value-type="float" office:value="11.0213143872114">
            <text:p>11.02131438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9.54">
            <text:p>9.54</text:p>
          </table:table-cell>
          <table:table-cell office:value-type="float" office:value="4">
            <text:p>4</text:p>
          </table:table-cell>
          <table:table-cell office:value-type="float" office:value="858.96">
            <text:p>858.96</text:p>
          </table:table-cell>
          <table:table-cell office:value-type="float" office:value="14.26">
            <text:p>14.26</text:p>
          </table:table-cell>
          <table:table-cell office:value-type="float" office:value="60.2356241234222">
            <text:p>60.2356241234</text:p>
          </table:table-cell>
          <table:table-cell office:value-type="float" office:value="2.385">
            <text:p>2.385</text:p>
          </table:table-cell>
          <table:table-cell office:value-type="float" office:value="1.49475890985325">
            <text:p>1.4947589099</text:p>
          </table:table-cell>
          <table:table-cell/>
          <table:table-cell office:value-type="string">
            <text:p>6879</text:p>
          </table:table-cell>
          <table:table-cell office:value-type="string">
            <text:p>6699</text:p>
          </table:table-cell>
          <table:table-cell office:value-type="float" office:value="9.67">
            <text:p>9.67</text:p>
          </table:table-cell>
          <table:table-cell office:value-type="float" office:value="3">
            <text:p>3</text:p>
          </table:table-cell>
          <table:table-cell office:value-type="float" office:value="870.57">
            <text:p>870.57</text:p>
          </table:table-cell>
          <table:table-cell office:value-type="float" office:value="14.26">
            <text:p>14.26</text:p>
          </table:table-cell>
          <table:table-cell office:value-type="float" office:value="61.0497896213184">
            <text:p>61.0497896213</text:p>
          </table:table-cell>
          <table:table-cell office:value-type="float" office:value="3.22333333333333">
            <text:p>3.2233333333</text:p>
          </table:table-cell>
          <table:table-cell office:value-type="float" office:value="1.4746639089969">
            <text:p>1.4746639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.56">
            <text:p>1.56</text:p>
          </table:table-cell>
          <table:table-cell office:value-type="float" office:value="3">
            <text:p>3</text:p>
          </table:table-cell>
          <table:table-cell office:value-type="float" office:value="140.4">
            <text:p>140.4</text:p>
          </table:table-cell>
          <table:table-cell office:value-type="float" office:value="56.62">
            <text:p>56.62</text:p>
          </table:table-cell>
          <table:table-cell office:value-type="float" office:value="2.47968915577534">
            <text:p>2.4796891558</text:p>
          </table:table-cell>
          <table:table-cell office:value-type="float" office:value="0.52">
            <text:p>0.52</text:p>
          </table:table-cell>
          <table:table-cell office:value-type="float" office:value="36.2948717948718">
            <text:p>36.2948717949</text:p>
          </table:table-cell>
          <table:table-cell/>
          <table:table-cell office:value-type="string">
            <text:p>6945</text:p>
          </table:table-cell>
          <table:table-cell office:value-type="string">
            <text:p>6699</text:p>
          </table:table-cell>
          <table:table-cell office:value-type="float" office:value="2.12">
            <text:p>2.12</text:p>
          </table:table-cell>
          <table:table-cell office:value-type="float" office:value="3">
            <text:p>3</text:p>
          </table:table-cell>
          <table:table-cell office:value-type="float" office:value="190.98">
            <text:p>190.98</text:p>
          </table:table-cell>
          <table:table-cell office:value-type="float" office:value="56.62">
            <text:p>56.62</text:p>
          </table:table-cell>
          <table:table-cell office:value-type="float" office:value="3.37301306958672">
            <text:p>3.3730130696</text:p>
          </table:table-cell>
          <table:table-cell office:value-type="float" office:value="0.706666666666667">
            <text:p>0.7066666667</text:p>
          </table:table-cell>
          <table:table-cell office:value-type="float" office:value="26.7075471698113">
            <text:p>26.70754716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2.65">
            <text:p>2.65</text:p>
          </table:table-cell>
          <table:table-cell office:value-type="float" office:value="5">
            <text:p>5</text:p>
          </table:table-cell>
          <table:table-cell office:value-type="float" office:value="238.32">
            <text:p>238.32</text:p>
          </table:table-cell>
          <table:table-cell office:value-type="float" office:value="6.51">
            <text:p>6.51</text:p>
          </table:table-cell>
          <table:table-cell office:value-type="float" office:value="36.6082949308756">
            <text:p>36.6082949309</text:p>
          </table:table-cell>
          <table:table-cell office:value-type="float" office:value="0.53">
            <text:p>0.53</text:p>
          </table:table-cell>
          <table:table-cell office:value-type="float" office:value="2.45660377358491">
            <text:p>2.4566037736</text:p>
          </table:table-cell>
          <table:table-cell/>
          <table:table-cell office:value-type="string">
            <text:p>6948</text:p>
          </table:table-cell>
          <table:table-cell office:value-type="string">
            <text:p>6699</text:p>
          </table:table-cell>
          <table:table-cell office:value-type="float" office:value="2.51">
            <text:p>2.51</text:p>
          </table:table-cell>
          <table:table-cell office:value-type="float" office:value="5">
            <text:p>5</text:p>
          </table:table-cell>
          <table:table-cell office:value-type="float" office:value="225.63">
            <text:p>225.63</text:p>
          </table:table-cell>
          <table:table-cell office:value-type="float" office:value="6.51">
            <text:p>6.51</text:p>
          </table:table-cell>
          <table:table-cell office:value-type="float" office:value="34.6589861751152">
            <text:p>34.6589861751</text:p>
          </table:table-cell>
          <table:table-cell office:value-type="float" office:value="0.502">
            <text:p>0.502</text:p>
          </table:table-cell>
          <table:table-cell office:value-type="float" office:value="2.59362549800797">
            <text:p>2.5936254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1.62">
            <text:p>1.62</text:p>
          </table:table-cell>
          <table:table-cell office:value-type="float" office:value="6">
            <text:p>6</text:p>
          </table:table-cell>
          <table:table-cell office:value-type="float" office:value="145.62">
            <text:p>145.62</text:p>
          </table:table-cell>
          <table:table-cell office:value-type="float" office:value="55.4">
            <text:p>55.4</text:p>
          </table:table-cell>
          <table:table-cell office:value-type="float" office:value="2.62851985559567">
            <text:p>2.6285198556</text:p>
          </table:table-cell>
          <table:table-cell office:value-type="float" office:value="0.27">
            <text:p>0.27</text:p>
          </table:table-cell>
          <table:table-cell office:value-type="float" office:value="34.1975308641975">
            <text:p>34.1975308642</text:p>
          </table:table-cell>
          <table:table-cell/>
          <table:table-cell office:value-type="string">
            <text:p>6971</text:p>
          </table:table-cell>
          <table:table-cell office:value-type="string">
            <text:p>6699</text:p>
          </table:table-cell>
          <table:table-cell office:value-type="float" office:value="2.67">
            <text:p>2.67</text:p>
          </table:table-cell>
          <table:table-cell office:value-type="float" office:value="5">
            <text:p>5</text:p>
          </table:table-cell>
          <table:table-cell office:value-type="float" office:value="240.39">
            <text:p>240.39</text:p>
          </table:table-cell>
          <table:table-cell office:value-type="float" office:value="55.4">
            <text:p>55.4</text:p>
          </table:table-cell>
          <table:table-cell office:value-type="float" office:value="4.33916967509025">
            <text:p>4.3391696751</text:p>
          </table:table-cell>
          <table:table-cell office:value-type="float" office:value="0.534">
            <text:p>0.534</text:p>
          </table:table-cell>
          <table:table-cell office:value-type="float" office:value="20.749063670412">
            <text:p>20.74906367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1.48">
            <text:p>1.48</text:p>
          </table:table-cell>
          <table:table-cell office:value-type="float" office:value="3">
            <text:p>3</text:p>
          </table:table-cell>
          <table:table-cell office:value-type="float" office:value="133.47">
            <text:p>133.47</text:p>
          </table:table-cell>
          <table:table-cell office:value-type="float" office:value="13.21">
            <text:p>13.21</text:p>
          </table:table-cell>
          <table:table-cell office:value-type="float" office:value="10.1037093111279">
            <text:p>10.1037093111</text:p>
          </table:table-cell>
          <table:table-cell office:value-type="float" office:value="0.493333333333333">
            <text:p>0.4933333333</text:p>
          </table:table-cell>
          <table:table-cell office:value-type="float" office:value="8.92567567567568">
            <text:p>8.9256756757</text:p>
          </table:table-cell>
          <table:table-cell/>
          <table:table-cell office:value-type="string">
            <text:p>7079</text:p>
          </table:table-cell>
          <table:table-cell office:value-type="string">
            <text:p>6699</text:p>
          </table:table-cell>
          <table:table-cell office:value-type="float" office:value="1.86">
            <text:p>1.86</text:p>
          </table:table-cell>
          <table:table-cell office:value-type="float" office:value="2">
            <text:p>2</text:p>
          </table:table-cell>
          <table:table-cell office:value-type="float" office:value="167.22">
            <text:p>167.22</text:p>
          </table:table-cell>
          <table:table-cell office:value-type="float" office:value="13.21">
            <text:p>13.21</text:p>
          </table:table-cell>
          <table:table-cell office:value-type="float" office:value="12.6585919757759">
            <text:p>12.6585919758</text:p>
          </table:table-cell>
          <table:table-cell office:value-type="float" office:value="0.93">
            <text:p>0.93</text:p>
          </table:table-cell>
          <table:table-cell office:value-type="float" office:value="7.10215053763441">
            <text:p>7.10215053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0.94">
            <text:p>0.94</text:p>
          </table:table-cell>
          <table:table-cell office:value-type="float" office:value="3">
            <text:p>3</text:p>
          </table:table-cell>
          <table:table-cell office:value-type="float" office:value="84.42">
            <text:p>84.42</text:p>
          </table:table-cell>
          <table:table-cell office:value-type="float" office:value="14.38">
            <text:p>14.38</text:p>
          </table:table-cell>
          <table:table-cell office:value-type="float" office:value="5.87065368567455">
            <text:p>5.8706536857</text:p>
          </table:table-cell>
          <table:table-cell office:value-type="float" office:value="0.313333333333333">
            <text:p>0.3133333333</text:p>
          </table:table-cell>
          <table:table-cell office:value-type="float" office:value="15.2978723404255">
            <text:p>15.2978723404</text:p>
          </table:table-cell>
          <table:table-cell/>
          <table:table-cell office:value-type="string">
            <text:p>7081</text:p>
          </table:table-cell>
          <table:table-cell office:value-type="string">
            <text:p>6699</text:p>
          </table:table-cell>
          <table:table-cell office:value-type="float" office:value="1.47">
            <text:p>1.47</text:p>
          </table:table-cell>
          <table:table-cell office:value-type="float" office:value="3">
            <text:p>3</text:p>
          </table:table-cell>
          <table:table-cell office:value-type="float" office:value="131.94">
            <text:p>131.94</text:p>
          </table:table-cell>
          <table:table-cell office:value-type="float" office:value="14.38">
            <text:p>14.38</text:p>
          </table:table-cell>
          <table:table-cell office:value-type="float" office:value="9.17524339360222">
            <text:p>9.1752433936</text:p>
          </table:table-cell>
          <table:table-cell office:value-type="float" office:value="0.49">
            <text:p>0.49</text:p>
          </table:table-cell>
          <table:table-cell office:value-type="float" office:value="9.78231292517007">
            <text:p>9.78231292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8.25">
            <text:p>8.25</text:p>
          </table:table-cell>
          <table:table-cell office:value-type="float" office:value="5">
            <text:p>5</text:p>
          </table:table-cell>
          <table:table-cell office:value-type="float" office:value="742.32">
            <text:p>742.32</text:p>
          </table:table-cell>
          <table:table-cell office:value-type="float" office:value="314.15">
            <text:p>314.15</text:p>
          </table:table-cell>
          <table:table-cell office:value-type="float" office:value="2.36294763647939">
            <text:p>2.3629476365</text:p>
          </table:table-cell>
          <table:table-cell office:value-type="float" office:value="1.65">
            <text:p>1.65</text:p>
          </table:table-cell>
          <table:table-cell office:value-type="float" office:value="38.0787878787879">
            <text:p>38.0787878788</text:p>
          </table:table-cell>
          <table:table-cell/>
          <table:table-cell office:value-type="string">
            <text:p>7094</text:p>
          </table:table-cell>
          <table:table-cell office:value-type="string">
            <text:p>6699</text:p>
          </table:table-cell>
          <table:table-cell office:value-type="float" office:value="8.26">
            <text:p>8.26</text:p>
          </table:table-cell>
          <table:table-cell office:value-type="float" office:value="6">
            <text:p>6</text:p>
          </table:table-cell>
          <table:table-cell office:value-type="float" office:value="743.13">
            <text:p>743.13</text:p>
          </table:table-cell>
          <table:table-cell office:value-type="float" office:value="314.15">
            <text:p>314.15</text:p>
          </table:table-cell>
          <table:table-cell office:value-type="float" office:value="2.36552602260067">
            <text:p>2.3655260226</text:p>
          </table:table-cell>
          <table:table-cell office:value-type="float" office:value="1.37666666666667">
            <text:p>1.3766666667</text:p>
          </table:table-cell>
          <table:table-cell office:value-type="float" office:value="38.0326876513317">
            <text:p>38.03268765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087</text:p>
          </table:table-cell>
          <table:table-cell office:value-type="float" office:value="3.03">
            <text:p>3.03</text:p>
          </table:table-cell>
          <table:table-cell office:value-type="float" office:value="3">
            <text:p>3</text:p>
          </table:table-cell>
          <table:table-cell office:value-type="float" office:value="272.88">
            <text:p>272.88</text:p>
          </table:table-cell>
          <table:table-cell office:value-type="float" office:value="54.19">
            <text:p>54.19</text:p>
          </table:table-cell>
          <table:table-cell office:value-type="float" office:value="5.03561542720059">
            <text:p>5.0356154272</text:p>
          </table:table-cell>
          <table:table-cell office:value-type="float" office:value="1.01">
            <text:p>1.01</text:p>
          </table:table-cell>
          <table:table-cell office:value-type="float" office:value="17.8844884488449">
            <text:p>17.8844884488</text:p>
          </table:table-cell>
          <table:table-cell/>
          <table:table-cell office:value-type="string">
            <text:p>6087</text:p>
          </table:table-cell>
          <table:table-cell office:value-type="string">
            <text:p>6699</text:p>
          </table:table-cell>
          <table:table-cell office:value-type="float" office:value="2.96">
            <text:p>2.96</text:p>
          </table:table-cell>
          <table:table-cell office:value-type="float" office:value="3">
            <text:p>3</text:p>
          </table:table-cell>
          <table:table-cell office:value-type="float" office:value="266.4">
            <text:p>266.4</text:p>
          </table:table-cell>
          <table:table-cell office:value-type="float" office:value="54.19">
            <text:p>54.19</text:p>
          </table:table-cell>
          <table:table-cell office:value-type="float" office:value="4.91603616903488">
            <text:p>4.916036169</text:p>
          </table:table-cell>
          <table:table-cell office:value-type="float" office:value="0.986666666666667">
            <text:p>0.9866666667</text:p>
          </table:table-cell>
          <table:table-cell office:value-type="float" office:value="18.3074324324324">
            <text:p>18.307432432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8.13">
            <text:p>8.13</text:p>
          </table:table-cell>
          <table:table-cell office:value-type="float" office:value="6">
            <text:p>6</text:p>
          </table:table-cell>
          <table:table-cell office:value-type="float" office:value="731.7">
            <text:p>731.7</text:p>
          </table:table-cell>
          <table:table-cell office:value-type="float" office:value="323.48">
            <text:p>323.48</text:p>
          </table:table-cell>
          <table:table-cell office:value-type="float" office:value="2.26196364535675">
            <text:p>2.2619636454</text:p>
          </table:table-cell>
          <table:table-cell office:value-type="float" office:value="1.355">
            <text:p>1.355</text:p>
          </table:table-cell>
          <table:table-cell office:value-type="float" office:value="39.7884378843788">
            <text:p>39.7884378844</text:p>
          </table:table-cell>
          <table:table-cell/>
          <table:table-cell office:value-type="string">
            <text:p>6423</text:p>
          </table:table-cell>
          <table:table-cell office:value-type="string">
            <text:p>6699</text:p>
          </table:table-cell>
          <table:table-cell office:value-type="float" office:value="8.23">
            <text:p>8.23</text:p>
          </table:table-cell>
          <table:table-cell office:value-type="float" office:value="6">
            <text:p>6</text:p>
          </table:table-cell>
          <table:table-cell office:value-type="float" office:value="740.34">
            <text:p>740.34</text:p>
          </table:table-cell>
          <table:table-cell office:value-type="float" office:value="323.48">
            <text:p>323.48</text:p>
          </table:table-cell>
          <table:table-cell office:value-type="float" office:value="2.28867317917646">
            <text:p>2.2886731792</text:p>
          </table:table-cell>
          <table:table-cell office:value-type="float" office:value="1.37166666666667">
            <text:p>1.3716666667</text:p>
          </table:table-cell>
          <table:table-cell office:value-type="float" office:value="39.3049817739976">
            <text:p>39.3049817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2.26">
            <text:p>2.26</text:p>
          </table:table-cell>
          <table:table-cell office:value-type="float" office:value="5">
            <text:p>5</text:p>
          </table:table-cell>
          <table:table-cell office:value-type="float" office:value="203.04">
            <text:p>203.04</text:p>
          </table:table-cell>
          <table:table-cell office:value-type="float" office:value="3.25">
            <text:p>3.25</text:p>
          </table:table-cell>
          <table:table-cell office:value-type="float" office:value="62.4738461538461">
            <text:p>62.4738461538</text:p>
          </table:table-cell>
          <table:table-cell office:value-type="float" office:value="0.452">
            <text:p>0.452</text:p>
          </table:table-cell>
          <table:table-cell office:value-type="float" office:value="1.43805309734513">
            <text:p>1.4380530973</text:p>
          </table:table-cell>
          <table:table-cell/>
          <table:table-cell office:value-type="string">
            <text:p>6446</text:p>
          </table:table-cell>
          <table:table-cell office:value-type="string">
            <text:p>6699</text:p>
          </table:table-cell>
          <table:table-cell office:value-type="float" office:value="2.07">
            <text:p>2.07</text:p>
          </table:table-cell>
          <table:table-cell office:value-type="float" office:value="6">
            <text:p>6</text:p>
          </table:table-cell>
          <table:table-cell office:value-type="float" office:value="186.57">
            <text:p>186.57</text:p>
          </table:table-cell>
          <table:table-cell office:value-type="float" office:value="3.25">
            <text:p>3.25</text:p>
          </table:table-cell>
          <table:table-cell office:value-type="float" office:value="57.4061538461538">
            <text:p>57.4061538462</text:p>
          </table:table-cell>
          <table:table-cell office:value-type="float" office:value="0.345">
            <text:p>0.345</text:p>
          </table:table-cell>
          <table:table-cell office:value-type="float" office:value="1.57004830917874">
            <text:p>1.570048309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2.98">
            <text:p>2.98</text:p>
          </table:table-cell>
          <table:table-cell office:value-type="float" office:value="3">
            <text:p>3</text:p>
          </table:table-cell>
          <table:table-cell office:value-type="float" office:value="268.2">
            <text:p>268.2</text:p>
          </table:table-cell>
          <table:table-cell office:value-type="float" office:value="56.62">
            <text:p>56.62</text:p>
          </table:table-cell>
          <table:table-cell office:value-type="float" office:value="4.73684210526316">
            <text:p>4.7368421053</text:p>
          </table:table-cell>
          <table:table-cell office:value-type="float" office:value="0.993333333333333">
            <text:p>0.9933333333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6451</text:p>
          </table:table-cell>
          <table:table-cell office:value-type="string">
            <text:p>6699</text:p>
          </table:table-cell>
          <table:table-cell office:value-type="float" office:value="2.78">
            <text:p>2.78</text:p>
          </table:table-cell>
          <table:table-cell office:value-type="float" office:value="3">
            <text:p>3</text:p>
          </table:table-cell>
          <table:table-cell office:value-type="float" office:value="249.84">
            <text:p>249.84</text:p>
          </table:table-cell>
          <table:table-cell office:value-type="float" office:value="56.62">
            <text:p>56.62</text:p>
          </table:table-cell>
          <table:table-cell office:value-type="float" office:value="4.41257506181561">
            <text:p>4.4125750618</text:p>
          </table:table-cell>
          <table:table-cell office:value-type="float" office:value="0.926666666666666">
            <text:p>0.9266666667</text:p>
          </table:table-cell>
          <table:table-cell office:value-type="float" office:value="20.3669064748201">
            <text:p>20.36690647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9.79">
            <text:p>9.79</text:p>
          </table:table-cell>
          <table:table-cell office:value-type="float" office:value="3">
            <text:p>3</text:p>
          </table:table-cell>
          <table:table-cell office:value-type="float" office:value="881.28">
            <text:p>881.28</text:p>
          </table:table-cell>
          <table:table-cell office:value-type="float" office:value="314.84">
            <text:p>314.84</text:p>
          </table:table-cell>
          <table:table-cell office:value-type="float" office:value="2.79913606911447">
            <text:p>2.7991360691</text:p>
          </table:table-cell>
          <table:table-cell office:value-type="float" office:value="3.26333333333333">
            <text:p>3.2633333333</text:p>
          </table:table-cell>
          <table:table-cell office:value-type="float" office:value="32.1593462717058">
            <text:p>32.1593462717</text:p>
          </table:table-cell>
          <table:table-cell/>
          <table:table-cell office:value-type="string">
            <text:p>6532</text:p>
          </table:table-cell>
          <table:table-cell office:value-type="string">
            <text:p>6699</text:p>
          </table:table-cell>
          <table:table-cell office:value-type="float" office:value="9.46">
            <text:p>9.46</text:p>
          </table:table-cell>
          <table:table-cell office:value-type="float" office:value="3">
            <text:p>3</text:p>
          </table:table-cell>
          <table:table-cell office:value-type="float" office:value="851.85">
            <text:p>851.85</text:p>
          </table:table-cell>
          <table:table-cell office:value-type="float" office:value="314.84">
            <text:p>314.84</text:p>
          </table:table-cell>
          <table:table-cell office:value-type="float" office:value="2.70566001778681">
            <text:p>2.7056600178</text:p>
          </table:table-cell>
          <table:table-cell office:value-type="float" office:value="3.15333333333333">
            <text:p>3.1533333333</text:p>
          </table:table-cell>
          <table:table-cell office:value-type="float" office:value="33.2811839323467">
            <text:p>33.281183932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3.28">
            <text:p>3.28</text:p>
          </table:table-cell>
          <table:table-cell office:value-type="float" office:value="4">
            <text:p>4</text:p>
          </table:table-cell>
          <table:table-cell office:value-type="float" office:value="295.29">
            <text:p>295.29</text:p>
          </table:table-cell>
          <table:table-cell office:value-type="float" office:value="56.63">
            <text:p>56.63</text:p>
          </table:table-cell>
          <table:table-cell office:value-type="float" office:value="5.21437400671022">
            <text:p>5.2143740067</text:p>
          </table:table-cell>
          <table:table-cell office:value-type="float" office:value="0.82">
            <text:p>0.82</text:p>
          </table:table-cell>
          <table:table-cell office:value-type="float" office:value="17.265243902439">
            <text:p>17.2652439024</text:p>
          </table:table-cell>
          <table:table-cell/>
          <table:table-cell office:value-type="string">
            <text:p>6559</text:p>
          </table:table-cell>
          <table:table-cell office:value-type="string">
            <text:p>6699</text:p>
          </table:table-cell>
          <table:table-cell office:value-type="float" office:value="2.67">
            <text:p>2.67</text:p>
          </table:table-cell>
          <table:table-cell office:value-type="float" office:value="3">
            <text:p>3</text:p>
          </table:table-cell>
          <table:table-cell office:value-type="float" office:value="239.85">
            <text:p>239.85</text:p>
          </table:table-cell>
          <table:table-cell office:value-type="float" office:value="56.63">
            <text:p>56.63</text:p>
          </table:table-cell>
          <table:table-cell office:value-type="float" office:value="4.2353876037436">
            <text:p>4.2353876037</text:p>
          </table:table-cell>
          <table:table-cell office:value-type="float" office:value="0.89">
            <text:p>0.89</text:p>
          </table:table-cell>
          <table:table-cell office:value-type="float" office:value="21.2097378277154">
            <text:p>21.209737827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2.37">
            <text:p>2.37</text:p>
          </table:table-cell>
          <table:table-cell office:value-type="float" office:value="6">
            <text:p>6</text:p>
          </table:table-cell>
          <table:table-cell office:value-type="float" office:value="213.21">
            <text:p>213.21</text:p>
          </table:table-cell>
          <table:table-cell office:value-type="float" office:value="6.57">
            <text:p>6.57</text:p>
          </table:table-cell>
          <table:table-cell office:value-type="float" office:value="32.4520547945205">
            <text:p>32.4520547945</text:p>
          </table:table-cell>
          <table:table-cell office:value-type="float" office:value="0.395">
            <text:p>0.395</text:p>
          </table:table-cell>
          <table:table-cell office:value-type="float" office:value="2.77215189873418">
            <text:p>2.7721518987</text:p>
          </table:table-cell>
          <table:table-cell/>
          <table:table-cell office:value-type="string">
            <text:p>6562</text:p>
          </table:table-cell>
          <table:table-cell office:value-type="string">
            <text:p>6699</text:p>
          </table:table-cell>
          <table:table-cell office:value-type="float" office:value="2.37">
            <text:p>2.37</text:p>
          </table:table-cell>
          <table:table-cell office:value-type="float" office:value="6">
            <text:p>6</text:p>
          </table:table-cell>
          <table:table-cell office:value-type="float" office:value="213.66">
            <text:p>213.66</text:p>
          </table:table-cell>
          <table:table-cell office:value-type="float" office:value="6.57">
            <text:p>6.57</text:p>
          </table:table-cell>
          <table:table-cell office:value-type="float" office:value="32.5205479452055">
            <text:p>32.5205479452</text:p>
          </table:table-cell>
          <table:table-cell office:value-type="float" office:value="0.395">
            <text:p>0.395</text:p>
          </table:table-cell>
          <table:table-cell office:value-type="float" office:value="2.77215189873418">
            <text:p>2.772151898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3.04">
            <text:p>3.04</text:p>
          </table:table-cell>
          <table:table-cell office:value-type="float" office:value="6">
            <text:p>6</text:p>
          </table:table-cell>
          <table:table-cell office:value-type="float" office:value="273.24">
            <text:p>273.24</text:p>
          </table:table-cell>
          <table:table-cell office:value-type="float" office:value="54.19">
            <text:p>54.19</text:p>
          </table:table-cell>
          <table:table-cell office:value-type="float" office:value="5.04225871932091">
            <text:p>5.0422587193</text:p>
          </table:table-cell>
          <table:table-cell office:value-type="float" office:value="0.506666666666667">
            <text:p>0.5066666667</text:p>
          </table:table-cell>
          <table:table-cell office:value-type="float" office:value="17.8256578947368">
            <text:p>17.8256578947</text:p>
          </table:table-cell>
          <table:table-cell/>
          <table:table-cell office:value-type="string">
            <text:p>6695</text:p>
          </table:table-cell>
          <table:table-cell office:value-type="string">
            <text:p>6699</text:p>
          </table:table-cell>
          <table:table-cell office:value-type="float" office:value="3.1">
            <text:p>3.1</text:p>
          </table:table-cell>
          <table:table-cell office:value-type="float" office:value="7">
            <text:p>7</text:p>
          </table:table-cell>
          <table:table-cell office:value-type="float" office:value="279.36">
            <text:p>279.36</text:p>
          </table:table-cell>
          <table:table-cell office:value-type="float" office:value="54.19">
            <text:p>54.19</text:p>
          </table:table-cell>
          <table:table-cell office:value-type="float" office:value="5.1551946853663">
            <text:p>5.1551946854</text:p>
          </table:table-cell>
          <table:table-cell office:value-type="float" office:value="0.442857142857143">
            <text:p>0.4428571429</text:p>
          </table:table-cell>
          <table:table-cell office:value-type="float" office:value="17.4806451612903">
            <text:p>17.48064516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9.12">
            <text:p>9.12</text:p>
          </table:table-cell>
          <table:table-cell office:value-type="float" office:value="4">
            <text:p>4</text:p>
          </table:table-cell>
          <table:table-cell office:value-type="float" office:value="821.07">
            <text:p>821.07</text:p>
          </table:table-cell>
          <table:table-cell office:value-type="float" office:value="344.21">
            <text:p>344.21</text:p>
          </table:table-cell>
          <table:table-cell office:value-type="float" office:value="2.38537520699573">
            <text:p>2.385375207</text:p>
          </table:table-cell>
          <table:table-cell office:value-type="float" office:value="2.28">
            <text:p>2.28</text:p>
          </table:table-cell>
          <table:table-cell office:value-type="float" office:value="37.7423245614035">
            <text:p>37.7423245614</text:p>
          </table:table-cell>
          <table:table-cell/>
          <table:table-cell office:value-type="string">
            <text:p>6716</text:p>
          </table:table-cell>
          <table:table-cell office:value-type="string">
            <text:p>6699</text:p>
          </table:table-cell>
          <table:table-cell office:value-type="float" office:value="8.86">
            <text:p>8.86</text:p>
          </table:table-cell>
          <table:table-cell office:value-type="float" office:value="3">
            <text:p>3</text:p>
          </table:table-cell>
          <table:table-cell office:value-type="float" office:value="797.04">
            <text:p>797.04</text:p>
          </table:table-cell>
          <table:table-cell office:value-type="float" office:value="344.21">
            <text:p>344.21</text:p>
          </table:table-cell>
          <table:table-cell office:value-type="float" office:value="2.315563173644">
            <text:p>2.3155631736</text:p>
          </table:table-cell>
          <table:table-cell office:value-type="float" office:value="2.95333333333333">
            <text:p>2.9533333333</text:p>
          </table:table-cell>
          <table:table-cell office:value-type="float" office:value="38.8498871331828">
            <text:p>38.84988713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.67">
            <text:p>1.67</text:p>
          </table:table-cell>
          <table:table-cell office:value-type="float" office:value="3">
            <text:p>3</text:p>
          </table:table-cell>
          <table:table-cell office:value-type="float" office:value="150.48">
            <text:p>150.48</text:p>
          </table:table-cell>
          <table:table-cell office:value-type="float" office:value="3.19">
            <text:p>3.19</text:p>
          </table:table-cell>
          <table:table-cell office:value-type="float" office:value="47.1724137931034">
            <text:p>47.1724137931</text:p>
          </table:table-cell>
          <table:table-cell office:value-type="float" office:value="0.556666666666667">
            <text:p>0.5566666667</text:p>
          </table:table-cell>
          <table:table-cell office:value-type="float" office:value="1.91017964071856">
            <text:p>1.9101796407</text:p>
          </table:table-cell>
          <table:table-cell/>
          <table:table-cell office:value-type="string">
            <text:p>6738</text:p>
          </table:table-cell>
          <table:table-cell office:value-type="string">
            <text:p>6699</text:p>
          </table:table-cell>
          <table:table-cell office:value-type="float" office:value="1.62">
            <text:p>1.62</text:p>
          </table:table-cell>
          <table:table-cell office:value-type="float" office:value="3">
            <text:p>3</text:p>
          </table:table-cell>
          <table:table-cell office:value-type="float" office:value="145.44">
            <text:p>145.44</text:p>
          </table:table-cell>
          <table:table-cell office:value-type="float" office:value="3.19">
            <text:p>3.19</text:p>
          </table:table-cell>
          <table:table-cell office:value-type="float" office:value="45.5924764890282">
            <text:p>45.592476489</text:p>
          </table:table-cell>
          <table:table-cell office:value-type="float" office:value="0.54">
            <text:p>0.54</text:p>
          </table:table-cell>
          <table:table-cell office:value-type="float" office:value="1.96913580246914">
            <text:p>1.96913580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7.69">
            <text:p>7.69</text:p>
          </table:table-cell>
          <table:table-cell office:value-type="float" office:value="6">
            <text:p>6</text:p>
          </table:table-cell>
          <table:table-cell office:value-type="float" office:value="691.92">
            <text:p>691.92</text:p>
          </table:table-cell>
          <table:table-cell office:value-type="float" office:value="247.18">
            <text:p>247.18</text:p>
          </table:table-cell>
          <table:table-cell office:value-type="float" office:value="2.79925560320414">
            <text:p>2.7992556032</text:p>
          </table:table-cell>
          <table:table-cell office:value-type="float" office:value="1.28166666666667">
            <text:p>1.2816666667</text:p>
          </table:table-cell>
          <table:table-cell office:value-type="float" office:value="32.1430429128739">
            <text:p>32.1430429129</text:p>
          </table:table-cell>
          <table:table-cell/>
          <table:table-cell office:value-type="string">
            <text:p>6843</text:p>
          </table:table-cell>
          <table:table-cell office:value-type="string">
            <text:p>6699</text:p>
          </table:table-cell>
          <table:table-cell office:value-type="float" office:value="7.89">
            <text:p>7.89</text:p>
          </table:table-cell>
          <table:table-cell office:value-type="float" office:value="5">
            <text:p>5</text:p>
          </table:table-cell>
          <table:table-cell office:value-type="float" office:value="709.83">
            <text:p>709.83</text:p>
          </table:table-cell>
          <table:table-cell office:value-type="float" office:value="247.18">
            <text:p>247.18</text:p>
          </table:table-cell>
          <table:table-cell office:value-type="float" office:value="2.87171292175742">
            <text:p>2.8717129218</text:p>
          </table:table-cell>
          <table:table-cell office:value-type="float" office:value="1.578">
            <text:p>1.578</text:p>
          </table:table-cell>
          <table:table-cell office:value-type="float" office:value="31.3282636248416">
            <text:p>31.32826362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9.77">
            <text:p>9.77</text:p>
          </table:table-cell>
          <table:table-cell office:value-type="float" office:value="4">
            <text:p>4</text:p>
          </table:table-cell>
          <table:table-cell office:value-type="float" office:value="879.66">
            <text:p>879.66</text:p>
          </table:table-cell>
          <table:table-cell office:value-type="float" office:value="324.87">
            <text:p>324.87</text:p>
          </table:table-cell>
          <table:table-cell office:value-type="float" office:value="2.70772924554437">
            <text:p>2.7077292455</text:p>
          </table:table-cell>
          <table:table-cell office:value-type="float" office:value="2.4425">
            <text:p>2.4425</text:p>
          </table:table-cell>
          <table:table-cell office:value-type="float" office:value="33.2517911975435">
            <text:p>33.2517911975</text:p>
          </table:table-cell>
          <table:table-cell/>
          <table:table-cell office:value-type="string">
            <text:p>6892</text:p>
          </table:table-cell>
          <table:table-cell office:value-type="string">
            <text:p>6699</text:p>
          </table:table-cell>
          <table:table-cell office:value-type="float" office:value="8.96">
            <text:p>8.96</text:p>
          </table:table-cell>
          <table:table-cell office:value-type="float" office:value="4">
            <text:p>4</text:p>
          </table:table-cell>
          <table:table-cell office:value-type="float" office:value="806.67">
            <text:p>806.67</text:p>
          </table:table-cell>
          <table:table-cell office:value-type="float" office:value="324.87">
            <text:p>324.87</text:p>
          </table:table-cell>
          <table:table-cell office:value-type="float" office:value="2.48305476036569">
            <text:p>2.4830547604</text:p>
          </table:table-cell>
          <table:table-cell office:value-type="float" office:value="2.24">
            <text:p>2.24</text:p>
          </table:table-cell>
          <table:table-cell office:value-type="float" office:value="36.2578125">
            <text:p>36.25781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6.97">
            <text:p>6.97</text:p>
          </table:table-cell>
          <table:table-cell office:value-type="float" office:value="5">
            <text:p>5</text:p>
          </table:table-cell>
          <table:table-cell office:value-type="float" office:value="626.94">
            <text:p>626.94</text:p>
          </table:table-cell>
          <table:table-cell office:value-type="float" office:value="200.73">
            <text:p>200.73</text:p>
          </table:table-cell>
          <table:table-cell office:value-type="float" office:value="3.12329995516365">
            <text:p>3.1232999552</text:p>
          </table:table-cell>
          <table:table-cell office:value-type="float" office:value="1.394">
            <text:p>1.394</text:p>
          </table:table-cell>
          <table:table-cell office:value-type="float" office:value="28.7991391678623">
            <text:p>28.7991391679</text:p>
          </table:table-cell>
          <table:table-cell/>
          <table:table-cell office:value-type="string">
            <text:p>7021</text:p>
          </table:table-cell>
          <table:table-cell office:value-type="string">
            <text:p>6699</text:p>
          </table:table-cell>
          <table:table-cell office:value-type="float" office:value="6.91">
            <text:p>6.91</text:p>
          </table:table-cell>
          <table:table-cell office:value-type="float" office:value="4">
            <text:p>4</text:p>
          </table:table-cell>
          <table:table-cell office:value-type="float" office:value="621.45">
            <text:p>621.45</text:p>
          </table:table-cell>
          <table:table-cell office:value-type="float" office:value="200.73">
            <text:p>200.73</text:p>
          </table:table-cell>
          <table:table-cell office:value-type="float" office:value="3.09594978329099">
            <text:p>3.0959497833</text:p>
          </table:table-cell>
          <table:table-cell office:value-type="float" office:value="1.7275">
            <text:p>1.7275</text:p>
          </table:table-cell>
          <table:table-cell office:value-type="float" office:value="29.0492040520984">
            <text:p>29.0492040521</text:p>
          </table:table-cell>
          <table:table-cell table:number-columns-repeated="1005"/>
        </table:table-row>
        <table:table-row table:style-name="ro1">
          <table:table-cell office:value-type="string">
            <text:p>6716</text:p>
          </table:table-cell>
          <table:table-cell office:value-type="string">
            <text:p>6382</text:p>
          </table:table-cell>
          <table:table-cell office:value-type="float" office:value="9.08">
            <text:p>9.08</text:p>
          </table:table-cell>
          <table:table-cell office:value-type="float" office:value="4">
            <text:p>4</text:p>
          </table:table-cell>
          <table:table-cell office:value-type="float" office:value="817.2">
            <text:p>817.2</text:p>
          </table:table-cell>
          <table:table-cell office:value-type="float" office:value="307.79">
            <text:p>307.79</text:p>
          </table:table-cell>
          <table:table-cell office:value-type="float" office:value="2.65505701939634">
            <text:p>2.6550570194</text:p>
          </table:table-cell>
          <table:table-cell office:value-type="float" office:value="2.27">
            <text:p>2.27</text:p>
          </table:table-cell>
          <table:table-cell office:value-type="float" office:value="33.897577092511">
            <text:p>33.8975770925</text:p>
          </table:table-cell>
          <table:table-cell/>
          <table:table-cell office:value-type="string">
            <text:p>6382</text:p>
          </table:table-cell>
          <table:table-cell office:value-type="string">
            <text:p>6716</text:p>
          </table:table-cell>
          <table:table-cell office:value-type="float" office:value="8.9">
            <text:p>8.9</text:p>
          </table:table-cell>
          <table:table-cell office:value-type="float" office:value="5">
            <text:p>5</text:p>
          </table:table-cell>
          <table:table-cell office:value-type="float" office:value="801">
            <text:p>801</text:p>
          </table:table-cell>
          <table:table-cell office:value-type="float" office:value="307.79">
            <text:p>307.79</text:p>
          </table:table-cell>
          <table:table-cell office:value-type="float" office:value="2.60242373046558">
            <text:p>2.6024237305</text:p>
          </table:table-cell>
          <table:table-cell office:value-type="float" office:value="1.78">
            <text:p>1.78</text:p>
          </table:table-cell>
          <table:table-cell office:value-type="float" office:value="34.5831460674157">
            <text:p>34.58314606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7.84">
            <text:p>7.84</text:p>
          </table:table-cell>
          <table:table-cell office:value-type="float" office:value="10">
            <text:p>10</text:p>
          </table:table-cell>
          <table:table-cell office:value-type="float" office:value="706.05">
            <text:p>706.05</text:p>
          </table:table-cell>
          <table:table-cell office:value-type="float" office:value="304.39">
            <text:p>304.39</text:p>
          </table:table-cell>
          <table:table-cell office:value-type="float" office:value="2.31955714708105">
            <text:p>2.3195571471</text:p>
          </table:table-cell>
          <table:table-cell office:value-type="float" office:value="0.784">
            <text:p>0.784</text:p>
          </table:table-cell>
          <table:table-cell office:value-type="float" office:value="38.8252551020408">
            <text:p>38.825255102</text:p>
          </table:table-cell>
          <table:table-cell/>
          <table:table-cell office:value-type="string">
            <text:p>6405</text:p>
          </table:table-cell>
          <table:table-cell office:value-type="string">
            <text:p>6716</text:p>
          </table:table-cell>
          <table:table-cell office:value-type="float" office:value="7.96">
            <text:p>7.96</text:p>
          </table:table-cell>
          <table:table-cell office:value-type="float" office:value="11">
            <text:p>11</text:p>
          </table:table-cell>
          <table:table-cell office:value-type="float" office:value="716.31">
            <text:p>716.31</text:p>
          </table:table-cell>
          <table:table-cell office:value-type="float" office:value="304.39">
            <text:p>304.39</text:p>
          </table:table-cell>
          <table:table-cell office:value-type="float" office:value="2.3532639048589">
            <text:p>2.3532639049</text:p>
          </table:table-cell>
          <table:table-cell office:value-type="float" office:value="0.723636363636364">
            <text:p>0.7236363636</text:p>
          </table:table-cell>
          <table:table-cell office:value-type="float" office:value="38.2399497487437">
            <text:p>38.239949748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19.91">
            <text:p>719.91</text:p>
          </table:table-cell>
          <table:table-cell office:value-type="float" office:value="345.86">
            <text:p>345.86</text:p>
          </table:table-cell>
          <table:table-cell office:value-type="float" office:value="2.0815069681374">
            <text:p>2.0815069681</text:p>
          </table:table-cell>
          <table:table-cell office:value-type="float" office:value="1.33333333333333">
            <text:p>1.3333333333</text:p>
          </table:table-cell>
          <table:table-cell office:value-type="float" office:value="43.2325">
            <text:p>43.2325</text:p>
          </table:table-cell>
          <table:table-cell/>
          <table:table-cell office:value-type="string">
            <text:p>6446</text:p>
          </table:table-cell>
          <table:table-cell office:value-type="string">
            <text:p>6716</text:p>
          </table:table-cell>
          <table:table-cell office:value-type="float" office:value="7.54">
            <text:p>7.54</text:p>
          </table:table-cell>
          <table:table-cell office:value-type="float" office:value="6">
            <text:p>6</text:p>
          </table:table-cell>
          <table:table-cell office:value-type="float" office:value="678.51">
            <text:p>678.51</text:p>
          </table:table-cell>
          <table:table-cell office:value-type="float" office:value="345.86">
            <text:p>345.86</text:p>
          </table:table-cell>
          <table:table-cell office:value-type="float" office:value="1.96180535476783">
            <text:p>1.9618053548</text:p>
          </table:table-cell>
          <table:table-cell office:value-type="float" office:value="1.25666666666667">
            <text:p>1.2566666667</text:p>
          </table:table-cell>
          <table:table-cell office:value-type="float" office:value="45.8700265251989">
            <text:p>45.87002652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7.59">
            <text:p>7.59</text:p>
          </table:table-cell>
          <table:table-cell office:value-type="float" office:value="5">
            <text:p>5</text:p>
          </table:table-cell>
          <table:table-cell office:value-type="float" office:value="682.92">
            <text:p>682.92</text:p>
          </table:table-cell>
          <table:table-cell office:value-type="float" office:value="303.98">
            <text:p>303.98</text:p>
          </table:table-cell>
          <table:table-cell office:value-type="float" office:value="2.24659517073492">
            <text:p>2.2465951707</text:p>
          </table:table-cell>
          <table:table-cell office:value-type="float" office:value="1.518">
            <text:p>1.518</text:p>
          </table:table-cell>
          <table:table-cell office:value-type="float" office:value="40.0500658761528">
            <text:p>40.0500658762</text:p>
          </table:table-cell>
          <table:table-cell/>
          <table:table-cell office:value-type="string">
            <text:p>6451</text:p>
          </table:table-cell>
          <table:table-cell office:value-type="string">
            <text:p>6716</text:p>
          </table:table-cell>
          <table:table-cell office:value-type="float" office:value="7.51">
            <text:p>7.51</text:p>
          </table:table-cell>
          <table:table-cell office:value-type="float" office:value="7">
            <text:p>7</text:p>
          </table:table-cell>
          <table:table-cell office:value-type="float" office:value="675.99">
            <text:p>675.99</text:p>
          </table:table-cell>
          <table:table-cell office:value-type="float" office:value="303.98">
            <text:p>303.98</text:p>
          </table:table-cell>
          <table:table-cell office:value-type="float" office:value="2.22379761826436">
            <text:p>2.2237976183</text:p>
          </table:table-cell>
          <table:table-cell office:value-type="float" office:value="1.07285714285714">
            <text:p>1.0728571429</text:p>
          </table:table-cell>
          <table:table-cell office:value-type="float" office:value="40.4766977363515">
            <text:p>40.47669773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8.03">
            <text:p>8.03</text:p>
          </table:table-cell>
          <table:table-cell office:value-type="float" office:value="255">
            <text:p>255</text:p>
          </table:table-cell>
          <table:table-cell office:value-type="float" office:value="722.7">
            <text:p>722.7</text:p>
          </table:table-cell>
          <table:table-cell office:value-type="float" office:value="344.43">
            <text:p>344.43</text:p>
          </table:table-cell>
          <table:table-cell office:value-type="float" office:value="2.09824928142148">
            <text:p>2.0982492814</text:p>
          </table:table-cell>
          <table:table-cell office:value-type="float" office:value="0.0314901960784314">
            <text:p>0.0314901961</text:p>
          </table:table-cell>
          <table:table-cell office:value-type="float" office:value="42.892901618929">
            <text:p>42.8929016189</text:p>
          </table:table-cell>
          <table:table-cell/>
          <table:table-cell office:value-type="string">
            <text:p>6471</text:p>
          </table:table-cell>
          <table:table-cell office:value-type="string">
            <text:p>6716</text:p>
          </table:table-cell>
          <table:table-cell office:value-type="float" office:value="8.09">
            <text:p>8.09</text:p>
          </table:table-cell>
          <table:table-cell office:value-type="float" office:value="255">
            <text:p>255</text:p>
          </table:table-cell>
          <table:table-cell office:value-type="float" office:value="728.01">
            <text:p>728.01</text:p>
          </table:table-cell>
          <table:table-cell office:value-type="float" office:value="344.43">
            <text:p>344.43</text:p>
          </table:table-cell>
          <table:table-cell office:value-type="float" office:value="2.11366605696368">
            <text:p>2.113666057</text:p>
          </table:table-cell>
          <table:table-cell office:value-type="float" office:value="0.0317254901960784">
            <text:p>0.0317254902</text:p>
          </table:table-cell>
          <table:table-cell office:value-type="float" office:value="42.57478368356">
            <text:p>42.57478368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11.99">
            <text:p>11.99</text:p>
          </table:table-cell>
          <table:table-cell office:value-type="float" office:value="9">
            <text:p>9</text:p>
          </table:table-cell>
          <table:table-cell office:value-type="float" office:value="1078.83">
            <text:p>1078.83</text:p>
          </table:table-cell>
          <table:table-cell office:value-type="float" office:value="324.23">
            <text:p>324.23</text:p>
          </table:table-cell>
          <table:table-cell office:value-type="float" office:value="3.32736020726028">
            <text:p>3.3273602073</text:p>
          </table:table-cell>
          <table:table-cell office:value-type="float" office:value="1.33222222222222">
            <text:p>1.3322222222</text:p>
          </table:table-cell>
          <table:table-cell office:value-type="float" office:value="27.0417014178482">
            <text:p>27.0417014178</text:p>
          </table:table-cell>
          <table:table-cell/>
          <table:table-cell office:value-type="string">
            <text:p>6501</text:p>
          </table:table-cell>
          <table:table-cell office:value-type="string">
            <text:p>6716</text:p>
          </table:table-cell>
          <table:table-cell office:value-type="float" office:value="11.85">
            <text:p>11.85</text:p>
          </table:table-cell>
          <table:table-cell office:value-type="float" office:value="8">
            <text:p>8</text:p>
          </table:table-cell>
          <table:table-cell office:value-type="float" office:value="1066.5">
            <text:p>1066.5</text:p>
          </table:table-cell>
          <table:table-cell office:value-type="float" office:value="324.23">
            <text:p>324.23</text:p>
          </table:table-cell>
          <table:table-cell office:value-type="float" office:value="3.28933164728742">
            <text:p>3.2893316473</text:p>
          </table:table-cell>
          <table:table-cell office:value-type="float" office:value="1.48125">
            <text:p>1.48125</text:p>
          </table:table-cell>
          <table:table-cell office:value-type="float" office:value="27.3611814345992">
            <text:p>27.361181434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8.31">
            <text:p>8.31</text:p>
          </table:table-cell>
          <table:table-cell office:value-type="float" office:value="7">
            <text:p>7</text:p>
          </table:table-cell>
          <table:table-cell office:value-type="float" office:value="748.35">
            <text:p>748.35</text:p>
          </table:table-cell>
          <table:table-cell office:value-type="float" office:value="238.61">
            <text:p>238.61</text:p>
          </table:table-cell>
          <table:table-cell office:value-type="float" office:value="3.13628934244164">
            <text:p>3.1362893424</text:p>
          </table:table-cell>
          <table:table-cell office:value-type="float" office:value="1.18714285714286">
            <text:p>1.1871428571</text:p>
          </table:table-cell>
          <table:table-cell office:value-type="float" office:value="28.7135980746089">
            <text:p>28.7135980746</text:p>
          </table:table-cell>
          <table:table-cell/>
          <table:table-cell office:value-type="string">
            <text:p>6512</text:p>
          </table:table-cell>
          <table:table-cell office:value-type="string">
            <text:p>6716</text:p>
          </table:table-cell>
          <table:table-cell office:value-type="float" office:value="8.14">
            <text:p>8.14</text:p>
          </table:table-cell>
          <table:table-cell office:value-type="float" office:value="8">
            <text:p>8</text:p>
          </table:table-cell>
          <table:table-cell office:value-type="float" office:value="732.69">
            <text:p>732.69</text:p>
          </table:table-cell>
          <table:table-cell office:value-type="float" office:value="238.61">
            <text:p>238.61</text:p>
          </table:table-cell>
          <table:table-cell office:value-type="float" office:value="3.0706592347345">
            <text:p>3.0706592347</text:p>
          </table:table-cell>
          <table:table-cell office:value-type="float" office:value="1.0175">
            <text:p>1.0175</text:p>
          </table:table-cell>
          <table:table-cell office:value-type="float" office:value="29.3132678132678">
            <text:p>29.31326781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10.35">
            <text:p>10.35</text:p>
          </table:table-cell>
          <table:table-cell office:value-type="float" office:value="6">
            <text:p>6</text:p>
          </table:table-cell>
          <table:table-cell office:value-type="float" office:value="931.41">
            <text:p>931.41</text:p>
          </table:table-cell>
          <table:table-cell office:value-type="float" office:value="247.82">
            <text:p>247.82</text:p>
          </table:table-cell>
          <table:table-cell office:value-type="float" office:value="3.75841336453878">
            <text:p>3.7584133645</text:p>
          </table:table-cell>
          <table:table-cell office:value-type="float" office:value="1.725">
            <text:p>1.725</text:p>
          </table:table-cell>
          <table:table-cell office:value-type="float" office:value="23.943961352657">
            <text:p>23.9439613527</text:p>
          </table:table-cell>
          <table:table-cell/>
          <table:table-cell office:value-type="string">
            <text:p>6609</text:p>
          </table:table-cell>
          <table:table-cell office:value-type="string">
            <text:p>6716</text:p>
          </table:table-cell>
          <table:table-cell office:value-type="float" office:value="10.27">
            <text:p>10.27</text:p>
          </table:table-cell>
          <table:table-cell office:value-type="float" office:value="7">
            <text:p>7</text:p>
          </table:table-cell>
          <table:table-cell office:value-type="float" office:value="924.3">
            <text:p>924.3</text:p>
          </table:table-cell>
          <table:table-cell office:value-type="float" office:value="247.82">
            <text:p>247.82</text:p>
          </table:table-cell>
          <table:table-cell office:value-type="float" office:value="3.72972318618352">
            <text:p>3.7297231862</text:p>
          </table:table-cell>
          <table:table-cell office:value-type="float" office:value="1.46714285714286">
            <text:p>1.4671428571</text:p>
          </table:table-cell>
          <table:table-cell office:value-type="float" office:value="24.1304771178189">
            <text:p>24.13047711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8.31">
            <text:p>8.31</text:p>
          </table:table-cell>
          <table:table-cell office:value-type="float" office:value="6">
            <text:p>6</text:p>
          </table:table-cell>
          <table:table-cell office:value-type="float" office:value="747.54">
            <text:p>747.54</text:p>
          </table:table-cell>
          <table:table-cell office:value-type="float" office:value="355.12">
            <text:p>355.12</text:p>
          </table:table-cell>
          <table:table-cell office:value-type="float" office:value="2.10503491777427">
            <text:p>2.1050349178</text:p>
          </table:table-cell>
          <table:table-cell office:value-type="float" office:value="1.385">
            <text:p>1.385</text:p>
          </table:table-cell>
          <table:table-cell office:value-type="float" office:value="42.734055354994">
            <text:p>42.734055355</text:p>
          </table:table-cell>
          <table:table-cell/>
          <table:table-cell office:value-type="string">
            <text:p>6670</text:p>
          </table:table-cell>
          <table:table-cell office:value-type="string">
            <text:p>6716</text:p>
          </table:table-cell>
          <table:table-cell office:value-type="float" office:value="8.38">
            <text:p>8.38</text:p>
          </table:table-cell>
          <table:table-cell office:value-type="float" office:value="8">
            <text:p>8</text:p>
          </table:table-cell>
          <table:table-cell office:value-type="float" office:value="754.11">
            <text:p>754.11</text:p>
          </table:table-cell>
          <table:table-cell office:value-type="float" office:value="355.12">
            <text:p>355.12</text:p>
          </table:table-cell>
          <table:table-cell office:value-type="float" office:value="2.12353570624014">
            <text:p>2.1235357062</text:p>
          </table:table-cell>
          <table:table-cell office:value-type="float" office:value="1.0475">
            <text:p>1.0475</text:p>
          </table:table-cell>
          <table:table-cell office:value-type="float" office:value="42.3770883054893">
            <text:p>42.37708830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8.86">
            <text:p>8.86</text:p>
          </table:table-cell>
          <table:table-cell office:value-type="float" office:value="3">
            <text:p>3</text:p>
          </table:table-cell>
          <table:table-cell office:value-type="float" office:value="797.04">
            <text:p>797.04</text:p>
          </table:table-cell>
          <table:table-cell office:value-type="float" office:value="344.21">
            <text:p>344.21</text:p>
          </table:table-cell>
          <table:table-cell office:value-type="float" office:value="2.315563173644">
            <text:p>2.3155631736</text:p>
          </table:table-cell>
          <table:table-cell office:value-type="float" office:value="2.95333333333333">
            <text:p>2.9533333333</text:p>
          </table:table-cell>
          <table:table-cell office:value-type="float" office:value="38.8498871331828">
            <text:p>38.8498871332</text:p>
          </table:table-cell>
          <table:table-cell/>
          <table:table-cell office:value-type="string">
            <text:p>6699</text:p>
          </table:table-cell>
          <table:table-cell office:value-type="string">
            <text:p>6716</text:p>
          </table:table-cell>
          <table:table-cell office:value-type="float" office:value="9.12">
            <text:p>9.12</text:p>
          </table:table-cell>
          <table:table-cell office:value-type="float" office:value="4">
            <text:p>4</text:p>
          </table:table-cell>
          <table:table-cell office:value-type="float" office:value="821.07">
            <text:p>821.07</text:p>
          </table:table-cell>
          <table:table-cell office:value-type="float" office:value="344.21">
            <text:p>344.21</text:p>
          </table:table-cell>
          <table:table-cell office:value-type="float" office:value="2.38537520699573">
            <text:p>2.385375207</text:p>
          </table:table-cell>
          <table:table-cell office:value-type="float" office:value="2.28">
            <text:p>2.28</text:p>
          </table:table-cell>
          <table:table-cell office:value-type="float" office:value="37.7423245614035">
            <text:p>37.742324561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2.58">
            <text:p>12.58</text:p>
          </table:table-cell>
          <table:table-cell office:value-type="float" office:value="8">
            <text:p>8</text:p>
          </table:table-cell>
          <table:table-cell office:value-type="float" office:value="1131.93">
            <text:p>1131.93</text:p>
          </table:table-cell>
          <table:table-cell office:value-type="float" office:value="243.97">
            <text:p>243.97</text:p>
          </table:table-cell>
          <table:table-cell office:value-type="float" office:value="4.639627823093">
            <text:p>4.6396278231</text:p>
          </table:table-cell>
          <table:table-cell office:value-type="float" office:value="1.5725">
            <text:p>1.5725</text:p>
          </table:table-cell>
          <table:table-cell office:value-type="float" office:value="19.3934817170111">
            <text:p>19.393481717</text:p>
          </table:table-cell>
          <table:table-cell/>
          <table:table-cell office:value-type="string">
            <text:p>6843</text:p>
          </table:table-cell>
          <table:table-cell office:value-type="string">
            <text:p>6716</text:p>
          </table:table-cell>
          <table:table-cell office:value-type="float" office:value="12.81">
            <text:p>12.81</text:p>
          </table:table-cell>
          <table:table-cell office:value-type="float" office:value="11">
            <text:p>11</text:p>
          </table:table-cell>
          <table:table-cell office:value-type="float" office:value="1153.08">
            <text:p>1153.08</text:p>
          </table:table-cell>
          <table:table-cell office:value-type="float" office:value="243.97">
            <text:p>243.97</text:p>
          </table:table-cell>
          <table:table-cell office:value-type="float" office:value="4.72631880968972">
            <text:p>4.7263188097</text:p>
          </table:table-cell>
          <table:table-cell office:value-type="float" office:value="1.16454545454546">
            <text:p>1.1645454545</text:p>
          </table:table-cell>
          <table:table-cell office:value-type="float" office:value="19.0452771272443">
            <text:p>19.04527712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7.24">
            <text:p>7.24</text:p>
          </table:table-cell>
          <table:table-cell office:value-type="float" office:value="3">
            <text:p>3</text:p>
          </table:table-cell>
          <table:table-cell office:value-type="float" office:value="651.24">
            <text:p>651.24</text:p>
          </table:table-cell>
          <table:table-cell office:value-type="float" office:value="354.95">
            <text:p>354.95</text:p>
          </table:table-cell>
          <table:table-cell office:value-type="float" office:value="1.83473728694182">
            <text:p>1.8347372869</text:p>
          </table:table-cell>
          <table:table-cell office:value-type="float" office:value="2.41333333333333">
            <text:p>2.4133333333</text:p>
          </table:table-cell>
          <table:table-cell office:value-type="float" office:value="49.0262430939227">
            <text:p>49.0262430939</text:p>
          </table:table-cell>
          <table:table-cell/>
          <table:table-cell office:value-type="string">
            <text:p>6879</text:p>
          </table:table-cell>
          <table:table-cell office:value-type="string">
            <text:p>6716</text:p>
          </table:table-cell>
          <table:table-cell office:value-type="float" office:value="7.21">
            <text:p>7.21</text:p>
          </table:table-cell>
          <table:table-cell office:value-type="float" office:value="4">
            <text:p>4</text:p>
          </table:table-cell>
          <table:table-cell office:value-type="float" office:value="648.9">
            <text:p>648.9</text:p>
          </table:table-cell>
          <table:table-cell office:value-type="float" office:value="354.95">
            <text:p>354.95</text:p>
          </table:table-cell>
          <table:table-cell office:value-type="float" office:value="1.82814480912805">
            <text:p>1.8281448091</text:p>
          </table:table-cell>
          <table:table-cell office:value-type="float" office:value="1.8025">
            <text:p>1.8025</text:p>
          </table:table-cell>
          <table:table-cell office:value-type="float" office:value="49.2302357836338">
            <text:p>49.23023578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7.41">
            <text:p>7.41</text:p>
          </table:table-cell>
          <table:table-cell office:value-type="float" office:value="5">
            <text:p>5</text:p>
          </table:table-cell>
          <table:table-cell office:value-type="float" office:value="666.9">
            <text:p>666.9</text:p>
          </table:table-cell>
          <table:table-cell office:value-type="float" office:value="303.81">
            <text:p>303.81</text:p>
          </table:table-cell>
          <table:table-cell office:value-type="float" office:value="2.19512195121951">
            <text:p>2.1951219512</text:p>
          </table:table-cell>
          <table:table-cell office:value-type="float" office:value="1.482">
            <text:p>1.482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6945</text:p>
          </table:table-cell>
          <table:table-cell office:value-type="string">
            <text:p>6716</text:p>
          </table:table-cell>
          <table:table-cell office:value-type="float" office:value="7.39">
            <text:p>7.39</text:p>
          </table:table-cell>
          <table:table-cell office:value-type="float" office:value="7">
            <text:p>7</text:p>
          </table:table-cell>
          <table:table-cell office:value-type="float" office:value="665.19">
            <text:p>665.19</text:p>
          </table:table-cell>
          <table:table-cell office:value-type="float" office:value="303.81">
            <text:p>303.81</text:p>
          </table:table-cell>
          <table:table-cell office:value-type="float" office:value="2.18949343339587">
            <text:p>2.1894934334</text:p>
          </table:table-cell>
          <table:table-cell office:value-type="float" office:value="1.05571428571429">
            <text:p>1.0557142857</text:p>
          </table:table-cell>
          <table:table-cell office:value-type="float" office:value="41.1109607577808">
            <text:p>41.11096075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7.39">
            <text:p>7.39</text:p>
          </table:table-cell>
          <table:table-cell office:value-type="float" office:value="5">
            <text:p>5</text:p>
          </table:table-cell>
          <table:table-cell office:value-type="float" office:value="665.1">
            <text:p>665.1</text:p>
          </table:table-cell>
          <table:table-cell office:value-type="float" office:value="348.28">
            <text:p>348.28</text:p>
          </table:table-cell>
          <table:table-cell office:value-type="float" office:value="1.9096703801539">
            <text:p>1.9096703802</text:p>
          </table:table-cell>
          <table:table-cell office:value-type="float" office:value="1.478">
            <text:p>1.478</text:p>
          </table:table-cell>
          <table:table-cell office:value-type="float" office:value="47.128552097429">
            <text:p>47.1285520974</text:p>
          </table:table-cell>
          <table:table-cell/>
          <table:table-cell office:value-type="string">
            <text:p>6948</text:p>
          </table:table-cell>
          <table:table-cell office:value-type="string">
            <text:p>6716</text:p>
          </table:table-cell>
          <table:table-cell office:value-type="float" office:value="7.25">
            <text:p>7.25</text:p>
          </table:table-cell>
          <table:table-cell office:value-type="float" office:value="9">
            <text:p>9</text:p>
          </table:table-cell>
          <table:table-cell office:value-type="float" office:value="652.41">
            <text:p>652.41</text:p>
          </table:table-cell>
          <table:table-cell office:value-type="float" office:value="348.28">
            <text:p>348.28</text:p>
          </table:table-cell>
          <table:table-cell office:value-type="float" office:value="1.87323417939589">
            <text:p>1.8732341794</text:p>
          </table:table-cell>
          <table:table-cell office:value-type="float" office:value="0.805555555555556">
            <text:p>0.8055555556</text:p>
          </table:table-cell>
          <table:table-cell office:value-type="float" office:value="48.0386206896552">
            <text:p>48.038620689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8.63">
            <text:p>8.63</text:p>
          </table:table-cell>
          <table:table-cell office:value-type="float" office:value="6">
            <text:p>6</text:p>
          </table:table-cell>
          <table:table-cell office:value-type="float" office:value="776.97">
            <text:p>776.97</text:p>
          </table:table-cell>
          <table:table-cell office:value-type="float" office:value="304.77">
            <text:p>304.77</text:p>
          </table:table-cell>
          <table:table-cell office:value-type="float" office:value="2.54936509498966">
            <text:p>2.549365095</text:p>
          </table:table-cell>
          <table:table-cell office:value-type="float" office:value="1.43833333333333">
            <text:p>1.4383333333</text:p>
          </table:table-cell>
          <table:table-cell office:value-type="float" office:value="35.3151796060255">
            <text:p>35.315179606</text:p>
          </table:table-cell>
          <table:table-cell/>
          <table:table-cell office:value-type="string">
            <text:p>6971</text:p>
          </table:table-cell>
          <table:table-cell office:value-type="string">
            <text:p>6716</text:p>
          </table:table-cell>
          <table:table-cell office:value-type="float" office:value="8.56">
            <text:p>8.56</text:p>
          </table:table-cell>
          <table:table-cell office:value-type="float" office:value="7">
            <text:p>7</text:p>
          </table:table-cell>
          <table:table-cell office:value-type="float" office:value="770.4">
            <text:p>770.4</text:p>
          </table:table-cell>
          <table:table-cell office:value-type="float" office:value="304.77">
            <text:p>304.77</text:p>
          </table:table-cell>
          <table:table-cell office:value-type="float" office:value="2.52780785510385">
            <text:p>2.5278078551</text:p>
          </table:table-cell>
          <table:table-cell office:value-type="float" office:value="1.22285714285714">
            <text:p>1.2228571429</text:p>
          </table:table-cell>
          <table:table-cell office:value-type="float" office:value="35.6039719626168">
            <text:p>35.60397196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9.45">
            <text:p>9.45</text:p>
          </table:table-cell>
          <table:table-cell office:value-type="float" office:value="4">
            <text:p>4</text:p>
          </table:table-cell>
          <table:table-cell office:value-type="float" office:value="850.5">
            <text:p>850.5</text:p>
          </table:table-cell>
          <table:table-cell office:value-type="float" office:value="355.32">
            <text:p>355.32</text:p>
          </table:table-cell>
          <table:table-cell office:value-type="float" office:value="2.3936170212766">
            <text:p>2.3936170213</text:p>
          </table:table-cell>
          <table:table-cell office:value-type="float" office:value="2.3625">
            <text:p>2.3625</text:p>
          </table:table-cell>
          <table:table-cell office:value-type="float" office:value="37.6">
            <text:p>37.6</text:p>
          </table:table-cell>
          <table:table-cell/>
          <table:table-cell office:value-type="string">
            <text:p>7081</text:p>
          </table:table-cell>
          <table:table-cell office:value-type="string">
            <text:p>6716</text:p>
          </table:table-cell>
          <table:table-cell office:value-type="float" office:value="9.64">
            <text:p>9.64</text:p>
          </table:table-cell>
          <table:table-cell office:value-type="float" office:value="255">
            <text:p>255</text:p>
          </table:table-cell>
          <table:table-cell office:value-type="float" office:value="867.51">
            <text:p>867.51</text:p>
          </table:table-cell>
          <table:table-cell office:value-type="float" office:value="355.32">
            <text:p>355.32</text:p>
          </table:table-cell>
          <table:table-cell office:value-type="float" office:value="2.44148936170213">
            <text:p>2.4414893617</text:p>
          </table:table-cell>
          <table:table-cell office:value-type="float" office:value="0.0378039215686275">
            <text:p>0.0378039216</text:p>
          </table:table-cell>
          <table:table-cell office:value-type="float" office:value="36.8589211618257">
            <text:p>36.85892116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0.89">
            <text:p>0.89</text:p>
          </table:table-cell>
          <table:table-cell office:value-type="float" office:value="4">
            <text:p>4</text:p>
          </table:table-cell>
          <table:table-cell office:value-type="float" office:value="80.37">
            <text:p>80.37</text:p>
          </table:table-cell>
          <table:table-cell office:value-type="float" office:value="30.23">
            <text:p>30.23</text:p>
          </table:table-cell>
          <table:table-cell office:value-type="float" office:value="2.65861726761495">
            <text:p>2.6586172676</text:p>
          </table:table-cell>
          <table:table-cell office:value-type="float" office:value="0.2225">
            <text:p>0.2225</text:p>
          </table:table-cell>
          <table:table-cell office:value-type="float" office:value="33.9662921348315">
            <text:p>33.9662921348</text:p>
          </table:table-cell>
          <table:table-cell/>
          <table:table-cell office:value-type="string">
            <text:p>7094</text:p>
          </table:table-cell>
          <table:table-cell office:value-type="string">
            <text:p>6716</text:p>
          </table:table-cell>
          <table:table-cell office:value-type="float" office:value="0.88">
            <text:p>0.88</text:p>
          </table:table-cell>
          <table:table-cell office:value-type="float" office:value="6">
            <text:p>6</text:p>
          </table:table-cell>
          <table:table-cell office:value-type="float" office:value="78.84">
            <text:p>78.84</text:p>
          </table:table-cell>
          <table:table-cell office:value-type="float" office:value="30.23">
            <text:p>30.23</text:p>
          </table:table-cell>
          <table:table-cell office:value-type="float" office:value="2.60800529275554">
            <text:p>2.6080052928</text:p>
          </table:table-cell>
          <table:table-cell office:value-type="float" office:value="0.146666666666667">
            <text:p>0.1466666667</text:p>
          </table:table-cell>
          <table:table-cell office:value-type="float" office:value="34.3522727272727">
            <text:p>34.35227272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087</text:p>
          </table:table-cell>
          <table:table-cell office:value-type="float" office:value="8.18">
            <text:p>8.18</text:p>
          </table:table-cell>
          <table:table-cell office:value-type="float" office:value="3">
            <text:p>3</text:p>
          </table:table-cell>
          <table:table-cell office:value-type="float" office:value="735.84">
            <text:p>735.84</text:p>
          </table:table-cell>
          <table:table-cell office:value-type="float" office:value="305.33">
            <text:p>305.33</text:p>
          </table:table-cell>
          <table:table-cell office:value-type="float" office:value="2.4099826417319">
            <text:p>2.4099826417</text:p>
          </table:table-cell>
          <table:table-cell office:value-type="float" office:value="2.72666666666667">
            <text:p>2.7266666667</text:p>
          </table:table-cell>
          <table:table-cell office:value-type="float" office:value="37.3264058679707">
            <text:p>37.326405868</text:p>
          </table:table-cell>
          <table:table-cell/>
          <table:table-cell office:value-type="string">
            <text:p>6087</text:p>
          </table:table-cell>
          <table:table-cell office:value-type="string">
            <text:p>6716</text:p>
          </table:table-cell>
          <table:table-cell office:value-type="float" office:value="8.01">
            <text:p>8.01</text:p>
          </table:table-cell>
          <table:table-cell office:value-type="float" office:value="4">
            <text:p>4</text:p>
          </table:table-cell>
          <table:table-cell office:value-type="float" office:value="721.17">
            <text:p>721.17</text:p>
          </table:table-cell>
          <table:table-cell office:value-type="float" office:value="305.33">
            <text:p>305.33</text:p>
          </table:table-cell>
          <table:table-cell office:value-type="float" office:value="2.36193626567976">
            <text:p>2.3619362657</text:p>
          </table:table-cell>
          <table:table-cell office:value-type="float" office:value="2.0025">
            <text:p>2.0025</text:p>
          </table:table-cell>
          <table:table-cell office:value-type="float" office:value="38.1186017478152">
            <text:p>38.11860174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.11">
            <text:p>1.11</text:p>
          </table:table-cell>
          <table:table-cell office:value-type="float" office:value="5">
            <text:p>5</text:p>
          </table:table-cell>
          <table:table-cell office:value-type="float" office:value="100.08">
            <text:p>100.08</text:p>
          </table:table-cell>
          <table:table-cell office:value-type="float" office:value="20.83">
            <text:p>20.83</text:p>
          </table:table-cell>
          <table:table-cell office:value-type="float" office:value="4.80460873739798">
            <text:p>4.8046087374</text:p>
          </table:table-cell>
          <table:table-cell office:value-type="float" office:value="0.222">
            <text:p>0.222</text:p>
          </table:table-cell>
          <table:table-cell office:value-type="float" office:value="18.7657657657658">
            <text:p>18.7657657658</text:p>
          </table:table-cell>
          <table:table-cell/>
          <table:table-cell office:value-type="string">
            <text:p>6423</text:p>
          </table:table-cell>
          <table:table-cell office:value-type="string">
            <text:p>6716</text:p>
          </table:table-cell>
          <table:table-cell office:value-type="float" office:value="1.01">
            <text:p>1.01</text:p>
          </table:table-cell>
          <table:table-cell office:value-type="float" office:value="7">
            <text:p>7</text:p>
          </table:table-cell>
          <table:table-cell office:value-type="float" office:value="90.99">
            <text:p>90.99</text:p>
          </table:table-cell>
          <table:table-cell office:value-type="float" office:value="20.83">
            <text:p>20.83</text:p>
          </table:table-cell>
          <table:table-cell office:value-type="float" office:value="4.36821891502641">
            <text:p>4.368218915</text:p>
          </table:table-cell>
          <table:table-cell office:value-type="float" office:value="0.144285714285714">
            <text:p>0.1442857143</text:p>
          </table:table-cell>
          <table:table-cell office:value-type="float" office:value="20.6237623762376">
            <text:p>20.62376237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3.44">
            <text:p>13.44</text:p>
          </table:table-cell>
          <table:table-cell office:value-type="float" office:value="8">
            <text:p>8</text:p>
          </table:table-cell>
          <table:table-cell office:value-type="float" office:value="1209.33">
            <text:p>1209.33</text:p>
          </table:table-cell>
          <table:table-cell office:value-type="float" office:value="226.24">
            <text:p>226.24</text:p>
          </table:table-cell>
          <table:table-cell office:value-type="float" office:value="5.34534123055163">
            <text:p>5.3453412306</text:p>
          </table:table-cell>
          <table:table-cell office:value-type="float" office:value="1.68">
            <text:p>1.68</text:p>
          </table:table-cell>
          <table:table-cell office:value-type="float" office:value="16.8333333333333">
            <text:p>16.8333333333</text:p>
          </table:table-cell>
          <table:table-cell/>
          <table:table-cell office:value-type="string">
            <text:p>6499</text:p>
          </table:table-cell>
          <table:table-cell office:value-type="string">
            <text:p>6716</text:p>
          </table:table-cell>
          <table:table-cell office:value-type="float" office:value="13.26">
            <text:p>13.26</text:p>
          </table:table-cell>
          <table:table-cell office:value-type="float" office:value="9">
            <text:p>9</text:p>
          </table:table-cell>
          <table:table-cell office:value-type="float" office:value="1193.31">
            <text:p>1193.31</text:p>
          </table:table-cell>
          <table:table-cell office:value-type="float" office:value="226.24">
            <text:p>226.24</text:p>
          </table:table-cell>
          <table:table-cell office:value-type="float" office:value="5.27453147100424">
            <text:p>5.274531471</text:p>
          </table:table-cell>
          <table:table-cell office:value-type="float" office:value="1.47333333333333">
            <text:p>1.4733333333</text:p>
          </table:table-cell>
          <table:table-cell office:value-type="float" office:value="17.0618401206637">
            <text:p>17.06184012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8.55">
            <text:p>8.55</text:p>
          </table:table-cell>
          <table:table-cell office:value-type="float" office:value="8">
            <text:p>8</text:p>
          </table:table-cell>
          <table:table-cell office:value-type="float" office:value="769.59">
            <text:p>769.59</text:p>
          </table:table-cell>
          <table:table-cell office:value-type="float" office:value="361.76">
            <text:p>361.76</text:p>
          </table:table-cell>
          <table:table-cell office:value-type="float" office:value="2.12734962406015">
            <text:p>2.1273496241</text:p>
          </table:table-cell>
          <table:table-cell office:value-type="float" office:value="1.06875">
            <text:p>1.06875</text:p>
          </table:table-cell>
          <table:table-cell office:value-type="float" office:value="42.3111111111111">
            <text:p>42.3111111111</text:p>
          </table:table-cell>
          <table:table-cell/>
          <table:table-cell office:value-type="string">
            <text:p>6515</text:p>
          </table:table-cell>
          <table:table-cell office:value-type="string">
            <text:p>6716</text:p>
          </table:table-cell>
          <table:table-cell office:value-type="float" office:value="8.43">
            <text:p>8.43</text:p>
          </table:table-cell>
          <table:table-cell office:value-type="float" office:value="9">
            <text:p>9</text:p>
          </table:table-cell>
          <table:table-cell office:value-type="float" office:value="758.25">
            <text:p>758.25</text:p>
          </table:table-cell>
          <table:table-cell office:value-type="float" office:value="361.76">
            <text:p>361.76</text:p>
          </table:table-cell>
          <table:table-cell office:value-type="float" office:value="2.09600287483414">
            <text:p>2.0960028748</text:p>
          </table:table-cell>
          <table:table-cell office:value-type="float" office:value="0.936666666666667">
            <text:p>0.9366666667</text:p>
          </table:table-cell>
          <table:table-cell office:value-type="float" office:value="42.9134045077106">
            <text:p>42.913404507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9.22">
            <text:p>9.22</text:p>
          </table:table-cell>
          <table:table-cell office:value-type="float" office:value="8">
            <text:p>8</text:p>
          </table:table-cell>
          <table:table-cell office:value-type="float" office:value="830.25">
            <text:p>830.25</text:p>
          </table:table-cell>
          <table:table-cell office:value-type="float" office:value="361.68">
            <text:p>361.68</text:p>
          </table:table-cell>
          <table:table-cell office:value-type="float" office:value="2.29553749170537">
            <text:p>2.2955374917</text:p>
          </table:table-cell>
          <table:table-cell office:value-type="float" office:value="1.1525">
            <text:p>1.1525</text:p>
          </table:table-cell>
          <table:table-cell office:value-type="float" office:value="39.2277657266811">
            <text:p>39.2277657267</text:p>
          </table:table-cell>
          <table:table-cell/>
          <table:table-cell office:value-type="string">
            <text:p>6516</text:p>
          </table:table-cell>
          <table:table-cell office:value-type="string">
            <text:p>6716</text:p>
          </table:table-cell>
          <table:table-cell table:number-columns-repeated="2" office:value-type="float" office:value="9">
            <text:p>9</text:p>
          </table:table-cell>
          <table:table-cell office:value-type="float" office:value="810.18">
            <text:p>810.18</text:p>
          </table:table-cell>
          <table:table-cell office:value-type="float" office:value="361.68">
            <text:p>361.68</text:p>
          </table:table-cell>
          <table:table-cell office:value-type="float" office:value="2.24004644990046">
            <text:p>2.2400464499</text:p>
          </table:table-cell>
          <table:table-cell office:value-type="float" office:value="1">
            <text:p>1</text:p>
          </table:table-cell>
          <table:table-cell office:value-type="float" office:value="40.1866666666667">
            <text:p>40.18666666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7.47">
            <text:p>7.47</text:p>
          </table:table-cell>
          <table:table-cell office:value-type="float" office:value="4">
            <text:p>4</text:p>
          </table:table-cell>
          <table:table-cell office:value-type="float" office:value="672.39">
            <text:p>672.39</text:p>
          </table:table-cell>
          <table:table-cell office:value-type="float" office:value="24.7">
            <text:p>24.7</text:p>
          </table:table-cell>
          <table:table-cell office:value-type="float" office:value="27.2222672064777">
            <text:p>27.2222672065</text:p>
          </table:table-cell>
          <table:table-cell office:value-type="float" office:value="1.8675">
            <text:p>1.8675</text:p>
          </table:table-cell>
          <table:table-cell office:value-type="float" office:value="3.30655957161981">
            <text:p>3.3065595716</text:p>
          </table:table-cell>
          <table:table-cell/>
          <table:table-cell office:value-type="string">
            <text:p>6519</text:p>
          </table:table-cell>
          <table:table-cell office:value-type="string">
            <text:p>6716</text:p>
          </table:table-cell>
          <table:table-cell office:value-type="float" office:value="7.34">
            <text:p>7.34</text:p>
          </table:table-cell>
          <table:table-cell office:value-type="float" office:value="13">
            <text:p>13</text:p>
          </table:table-cell>
          <table:table-cell office:value-type="float" office:value="660.87">
            <text:p>660.87</text:p>
          </table:table-cell>
          <table:table-cell office:value-type="float" office:value="24.7">
            <text:p>24.7</text:p>
          </table:table-cell>
          <table:table-cell office:value-type="float" office:value="26.7558704453441">
            <text:p>26.7558704453</text:p>
          </table:table-cell>
          <table:table-cell office:value-type="float" office:value="0.564615384615385">
            <text:p>0.5646153846</text:p>
          </table:table-cell>
          <table:table-cell office:value-type="float" office:value="3.36512261580381">
            <text:p>3.365122615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6.14">
            <text:p>16.14</text:p>
          </table:table-cell>
          <table:table-cell office:value-type="float" office:value="3">
            <text:p>3</text:p>
          </table:table-cell>
          <table:table-cell office:value-type="float" office:value="1452.42">
            <text:p>1452.42</text:p>
          </table:table-cell>
          <table:table-cell office:value-type="float" office:value="111.05">
            <text:p>111.05</text:p>
          </table:table-cell>
          <table:table-cell office:value-type="float" office:value="13.0789734353895">
            <text:p>13.0789734354</text:p>
          </table:table-cell>
          <table:table-cell office:value-type="float" office:value="5.38">
            <text:p>5.38</text:p>
          </table:table-cell>
          <table:table-cell office:value-type="float" office:value="6.88042131350682">
            <text:p>6.8804213135</text:p>
          </table:table-cell>
          <table:table-cell/>
          <table:table-cell office:value-type="string">
            <text:p>6532</text:p>
          </table:table-cell>
          <table:table-cell office:value-type="string">
            <text:p>6716</text:p>
          </table:table-cell>
          <table:table-cell office:value-type="float" office:value="16.25">
            <text:p>16.25</text:p>
          </table:table-cell>
          <table:table-cell office:value-type="float" office:value="11">
            <text:p>11</text:p>
          </table:table-cell>
          <table:table-cell office:value-type="float" office:value="1462.41">
            <text:p>1462.41</text:p>
          </table:table-cell>
          <table:table-cell office:value-type="float" office:value="111.05">
            <text:p>111.05</text:p>
          </table:table-cell>
          <table:table-cell office:value-type="float" office:value="13.1689329131022">
            <text:p>13.1689329131</text:p>
          </table:table-cell>
          <table:table-cell office:value-type="float" office:value="1.47727272727273">
            <text:p>1.4772727273</text:p>
          </table:table-cell>
          <table:table-cell office:value-type="float" office:value="6.83384615384615">
            <text:p>6.83384615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10.84">
            <text:p>10.84</text:p>
          </table:table-cell>
          <table:table-cell office:value-type="float" office:value="4">
            <text:p>4</text:p>
          </table:table-cell>
          <table:table-cell office:value-type="float" office:value="975.87">
            <text:p>975.87</text:p>
          </table:table-cell>
          <table:table-cell office:value-type="float" office:value="212.83">
            <text:p>212.83</text:p>
          </table:table-cell>
          <table:table-cell office:value-type="float" office:value="4.58520885213551">
            <text:p>4.5852088521</text:p>
          </table:table-cell>
          <table:table-cell office:value-type="float" office:value="2.71">
            <text:p>2.71</text:p>
          </table:table-cell>
          <table:table-cell office:value-type="float" office:value="19.6337638376384">
            <text:p>19.6337638376</text:p>
          </table:table-cell>
          <table:table-cell/>
          <table:table-cell office:value-type="string">
            <text:p>6552</text:p>
          </table:table-cell>
          <table:table-cell office:value-type="string">
            <text:p>6716</text:p>
          </table:table-cell>
          <table:table-cell office:value-type="float" office:value="10.93">
            <text:p>10.93</text:p>
          </table:table-cell>
          <table:table-cell office:value-type="float" office:value="9">
            <text:p>9</text:p>
          </table:table-cell>
          <table:table-cell office:value-type="float" office:value="983.43">
            <text:p>983.43</text:p>
          </table:table-cell>
          <table:table-cell office:value-type="float" office:value="212.83">
            <text:p>212.83</text:p>
          </table:table-cell>
          <table:table-cell office:value-type="float" office:value="4.62073016022177">
            <text:p>4.6207301602</text:p>
          </table:table-cell>
          <table:table-cell office:value-type="float" office:value="1.21444444444444">
            <text:p>1.2144444444</text:p>
          </table:table-cell>
          <table:table-cell office:value-type="float" office:value="19.4720951509607">
            <text:p>19.47209515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7.88">
            <text:p>7.88</text:p>
          </table:table-cell>
          <table:table-cell office:value-type="float" office:value="4">
            <text:p>4</text:p>
          </table:table-cell>
          <table:table-cell office:value-type="float" office:value="708.84">
            <text:p>708.84</text:p>
          </table:table-cell>
          <table:table-cell office:value-type="float" office:value="303.64">
            <text:p>303.64</text:p>
          </table:table-cell>
          <table:table-cell office:value-type="float" office:value="2.33447503622711">
            <text:p>2.3344750362</text:p>
          </table:table-cell>
          <table:table-cell office:value-type="float" office:value="1.97">
            <text:p>1.97</text:p>
          </table:table-cell>
          <table:table-cell office:value-type="float" office:value="38.5329949238579">
            <text:p>38.5329949239</text:p>
          </table:table-cell>
          <table:table-cell/>
          <table:table-cell office:value-type="string">
            <text:p>6559</text:p>
          </table:table-cell>
          <table:table-cell office:value-type="string">
            <text:p>6716</text:p>
          </table:table-cell>
          <table:table-cell office:value-type="float" office:value="7.89">
            <text:p>7.89</text:p>
          </table:table-cell>
          <table:table-cell office:value-type="float" office:value="12">
            <text:p>12</text:p>
          </table:table-cell>
          <table:table-cell office:value-type="float" office:value="709.74">
            <text:p>709.74</text:p>
          </table:table-cell>
          <table:table-cell office:value-type="float" office:value="303.64">
            <text:p>303.64</text:p>
          </table:table-cell>
          <table:table-cell office:value-type="float" office:value="2.33743907258596">
            <text:p>2.3374390726</text:p>
          </table:table-cell>
          <table:table-cell office:value-type="float" office:value="0.6575">
            <text:p>0.6575</text:p>
          </table:table-cell>
          <table:table-cell office:value-type="float" office:value="38.4841571609632">
            <text:p>38.4841571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7.67">
            <text:p>7.67</text:p>
          </table:table-cell>
          <table:table-cell office:value-type="float" office:value="6">
            <text:p>6</text:p>
          </table:table-cell>
          <table:table-cell office:value-type="float" office:value="690.66">
            <text:p>690.66</text:p>
          </table:table-cell>
          <table:table-cell office:value-type="float" office:value="348.58">
            <text:p>348.58</text:p>
          </table:table-cell>
          <table:table-cell office:value-type="float" office:value="1.98135291755121">
            <text:p>1.9813529176</text:p>
          </table:table-cell>
          <table:table-cell office:value-type="float" office:value="1.27833333333333">
            <text:p>1.2783333333</text:p>
          </table:table-cell>
          <table:table-cell office:value-type="float" office:value="45.4471968709257">
            <text:p>45.4471968709</text:p>
          </table:table-cell>
          <table:table-cell/>
          <table:table-cell office:value-type="string">
            <text:p>6562</text:p>
          </table:table-cell>
          <table:table-cell office:value-type="string">
            <text:p>6716</text:p>
          </table:table-cell>
          <table:table-cell office:value-type="float" office:value="7.69">
            <text:p>7.69</text:p>
          </table:table-cell>
          <table:table-cell office:value-type="float" office:value="7">
            <text:p>7</text:p>
          </table:table-cell>
          <table:table-cell office:value-type="float" office:value="692.28">
            <text:p>692.28</text:p>
          </table:table-cell>
          <table:table-cell office:value-type="float" office:value="348.58">
            <text:p>348.58</text:p>
          </table:table-cell>
          <table:table-cell office:value-type="float" office:value="1.98600034425383">
            <text:p>1.9860003443</text:p>
          </table:table-cell>
          <table:table-cell office:value-type="float" office:value="1.09857142857143">
            <text:p>1.0985714286</text:p>
          </table:table-cell>
          <table:table-cell office:value-type="float" office:value="45.3289986996099">
            <text:p>45.328998699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7.94">
            <text:p>7.94</text:p>
          </table:table-cell>
          <table:table-cell office:value-type="float" office:value="5">
            <text:p>5</text:p>
          </table:table-cell>
          <table:table-cell office:value-type="float" office:value="714.42">
            <text:p>714.42</text:p>
          </table:table-cell>
          <table:table-cell office:value-type="float" office:value="288.73">
            <text:p>288.73</text:p>
          </table:table-cell>
          <table:table-cell office:value-type="float" office:value="2.47435320195338">
            <text:p>2.474353202</text:p>
          </table:table-cell>
          <table:table-cell office:value-type="float" office:value="1.588">
            <text:p>1.588</text:p>
          </table:table-cell>
          <table:table-cell office:value-type="float" office:value="36.3639798488665">
            <text:p>36.3639798489</text:p>
          </table:table-cell>
          <table:table-cell/>
          <table:table-cell office:value-type="string">
            <text:p>6647</text:p>
          </table:table-cell>
          <table:table-cell office:value-type="string">
            <text:p>6716</text:p>
          </table:table-cell>
          <table:table-cell office:value-type="float" office:value="7.65">
            <text:p>7.65</text:p>
          </table:table-cell>
          <table:table-cell office:value-type="float" office:value="6">
            <text:p>6</text:p>
          </table:table-cell>
          <table:table-cell office:value-type="float" office:value="688.23">
            <text:p>688.23</text:p>
          </table:table-cell>
          <table:table-cell office:value-type="float" office:value="288.73">
            <text:p>288.73</text:p>
          </table:table-cell>
          <table:table-cell office:value-type="float" office:value="2.38364562047588">
            <text:p>2.3836456205</text:p>
          </table:table-cell>
          <table:table-cell office:value-type="float" office:value="1.275">
            <text:p>1.275</text:p>
          </table:table-cell>
          <table:table-cell office:value-type="float" office:value="37.7424836601307">
            <text:p>37.74248366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33.97">
            <text:p>33.97</text:p>
          </table:table-cell>
          <table:table-cell office:value-type="float" office:value="8">
            <text:p>8</text:p>
          </table:table-cell>
          <table:table-cell office:value-type="float" office:value="3057.3">
            <text:p>3057.3</text:p>
          </table:table-cell>
          <table:table-cell office:value-type="float" office:value="192.09">
            <text:p>192.09</text:p>
          </table:table-cell>
          <table:table-cell office:value-type="float" office:value="15.9159768858348">
            <text:p>15.9159768858</text:p>
          </table:table-cell>
          <table:table-cell office:value-type="float" office:value="4.24625">
            <text:p>4.24625</text:p>
          </table:table-cell>
          <table:table-cell office:value-type="float" office:value="5.65469531939947">
            <text:p>5.6546953194</text:p>
          </table:table-cell>
          <table:table-cell/>
          <table:table-cell office:value-type="string">
            <text:p>6674</text:p>
          </table:table-cell>
          <table:table-cell office:value-type="string">
            <text:p>6716</text:p>
          </table:table-cell>
          <table:table-cell office:value-type="float" office:value="33.16">
            <text:p>33.16</text:p>
          </table:table-cell>
          <table:table-cell office:value-type="float" office:value="9">
            <text:p>9</text:p>
          </table:table-cell>
          <table:table-cell office:value-type="float" office:value="2984.13">
            <text:p>2984.13</text:p>
          </table:table-cell>
          <table:table-cell office:value-type="float" office:value="192.09">
            <text:p>192.09</text:p>
          </table:table-cell>
          <table:table-cell office:value-type="float" office:value="15.5350616898329">
            <text:p>15.5350616898</text:p>
          </table:table-cell>
          <table:table-cell office:value-type="float" office:value="3.68444444444444">
            <text:p>3.6844444444</text:p>
          </table:table-cell>
          <table:table-cell office:value-type="float" office:value="5.79282267792521">
            <text:p>5.79282267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8.07">
            <text:p>8.07</text:p>
          </table:table-cell>
          <table:table-cell office:value-type="float" office:value="7">
            <text:p>7</text:p>
          </table:table-cell>
          <table:table-cell office:value-type="float" office:value="726.12">
            <text:p>726.12</text:p>
          </table:table-cell>
          <table:table-cell office:value-type="float" office:value="305.41">
            <text:p>305.41</text:p>
          </table:table-cell>
          <table:table-cell office:value-type="float" office:value="2.37752529386726">
            <text:p>2.3775252939</text:p>
          </table:table-cell>
          <table:table-cell office:value-type="float" office:value="1.15285714285714">
            <text:p>1.1528571429</text:p>
          </table:table-cell>
          <table:table-cell office:value-type="float" office:value="37.8451053283767">
            <text:p>37.8451053284</text:p>
          </table:table-cell>
          <table:table-cell/>
          <table:table-cell office:value-type="string">
            <text:p>6695</text:p>
          </table:table-cell>
          <table:table-cell office:value-type="string">
            <text:p>6716</text:p>
          </table:table-cell>
          <table:table-cell office:value-type="float" office:value="8.02">
            <text:p>8.02</text:p>
          </table:table-cell>
          <table:table-cell office:value-type="float" office:value="10">
            <text:p>10</text:p>
          </table:table-cell>
          <table:table-cell office:value-type="float" office:value="721.35">
            <text:p>721.35</text:p>
          </table:table-cell>
          <table:table-cell office:value-type="float" office:value="305.41">
            <text:p>305.41</text:p>
          </table:table-cell>
          <table:table-cell office:value-type="float" office:value="2.36190694476278">
            <text:p>2.3619069448</text:p>
          </table:table-cell>
          <table:table-cell office:value-type="float" office:value="0.802">
            <text:p>0.802</text:p>
          </table:table-cell>
          <table:table-cell office:value-type="float" office:value="38.0810473815461">
            <text:p>38.08104738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7.41">
            <text:p>7.41</text:p>
          </table:table-cell>
          <table:table-cell office:value-type="float" office:value="3">
            <text:p>3</text:p>
          </table:table-cell>
          <table:table-cell office:value-type="float" office:value="666.54">
            <text:p>666.54</text:p>
          </table:table-cell>
          <table:table-cell office:value-type="float" office:value="345.7">
            <text:p>345.7</text:p>
          </table:table-cell>
          <table:table-cell office:value-type="float" office:value="1.92808793751808">
            <text:p>1.9280879375</text:p>
          </table:table-cell>
          <table:table-cell office:value-type="float" office:value="2.47">
            <text:p>2.47</text:p>
          </table:table-cell>
          <table:table-cell office:value-type="float" office:value="46.6531713900135">
            <text:p>46.65317139</text:p>
          </table:table-cell>
          <table:table-cell/>
          <table:table-cell office:value-type="string">
            <text:p>6738</text:p>
          </table:table-cell>
          <table:table-cell office:value-type="string">
            <text:p>6716</text:p>
          </table:table-cell>
          <table:table-cell office:value-type="float" office:value="7.33">
            <text:p>7.33</text:p>
          </table:table-cell>
          <table:table-cell office:value-type="float" office:value="4">
            <text:p>4</text:p>
          </table:table-cell>
          <table:table-cell office:value-type="float" office:value="659.88">
            <text:p>659.88</text:p>
          </table:table-cell>
          <table:table-cell office:value-type="float" office:value="345.7">
            <text:p>345.7</text:p>
          </table:table-cell>
          <table:table-cell office:value-type="float" office:value="1.90882267862308">
            <text:p>1.9088226786</text:p>
          </table:table-cell>
          <table:table-cell office:value-type="float" office:value="1.8325">
            <text:p>1.8325</text:p>
          </table:table-cell>
          <table:table-cell office:value-type="float" office:value="47.162346521146">
            <text:p>47.16234652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2.89">
            <text:p>12.89</text:p>
          </table:table-cell>
          <table:table-cell office:value-type="float" office:value="8">
            <text:p>8</text:p>
          </table:table-cell>
          <table:table-cell office:value-type="float" office:value="1160.46">
            <text:p>1160.46</text:p>
          </table:table-cell>
          <table:table-cell office:value-type="float" office:value="19.36">
            <text:p>19.36</text:p>
          </table:table-cell>
          <table:table-cell office:value-type="float" office:value="59.9411157024793">
            <text:p>59.9411157025</text:p>
          </table:table-cell>
          <table:table-cell office:value-type="float" office:value="1.61125">
            <text:p>1.61125</text:p>
          </table:table-cell>
          <table:table-cell office:value-type="float" office:value="1.50193948797517">
            <text:p>1.501939488</text:p>
          </table:table-cell>
          <table:table-cell/>
          <table:table-cell office:value-type="string">
            <text:p>6892</text:p>
          </table:table-cell>
          <table:table-cell office:value-type="string">
            <text:p>671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170.18">
            <text:p>1170.18</text:p>
          </table:table-cell>
          <table:table-cell office:value-type="float" office:value="19.36">
            <text:p>19.36</text:p>
          </table:table-cell>
          <table:table-cell office:value-type="float" office:value="60.4431818181818">
            <text:p>60.4431818182</text:p>
          </table:table-cell>
          <table:table-cell office:value-type="float" office:value="1.3">
            <text:p>1.3</text:p>
          </table:table-cell>
          <table:table-cell office:value-type="float" office:value="1.48923076923077">
            <text:p>1.489230769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2.08">
            <text:p>12.08</text:p>
          </table:table-cell>
          <table:table-cell office:value-type="float" office:value="9">
            <text:p>9</text:p>
          </table:table-cell>
          <table:table-cell office:value-type="float" office:value="1086.84">
            <text:p>1086.84</text:p>
          </table:table-cell>
          <table:table-cell office:value-type="float" office:value="155.26">
            <text:p>155.26</text:p>
          </table:table-cell>
          <table:table-cell office:value-type="float" office:value="7.00012881617931">
            <text:p>7.0001288162</text:p>
          </table:table-cell>
          <table:table-cell office:value-type="float" office:value="1.34222222222222">
            <text:p>1.3422222222</text:p>
          </table:table-cell>
          <table:table-cell office:value-type="float" office:value="12.8526490066225">
            <text:p>12.8526490066</text:p>
          </table:table-cell>
          <table:table-cell/>
          <table:table-cell office:value-type="string">
            <text:p>7021</text:p>
          </table:table-cell>
          <table:table-cell office:value-type="string">
            <text:p>6716</text:p>
          </table:table-cell>
          <table:table-cell office:value-type="float" office:value="12.24">
            <text:p>12.24</text:p>
          </table:table-cell>
          <table:table-cell office:value-type="float" office:value="10">
            <text:p>10</text:p>
          </table:table-cell>
          <table:table-cell office:value-type="float" office:value="1101.69">
            <text:p>1101.69</text:p>
          </table:table-cell>
          <table:table-cell office:value-type="float" office:value="155.26">
            <text:p>155.26</text:p>
          </table:table-cell>
          <table:table-cell office:value-type="float" office:value="7.09577482931856">
            <text:p>7.0957748293</text:p>
          </table:table-cell>
          <table:table-cell office:value-type="float" office:value="1.224">
            <text:p>1.224</text:p>
          </table:table-cell>
          <table:table-cell office:value-type="float" office:value="12.6846405228758">
            <text:p>12.68464052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6.82">
            <text:p>6.82</text:p>
          </table:table-cell>
          <table:table-cell office:value-type="float" office:value="6">
            <text:p>6</text:p>
          </table:table-cell>
          <table:table-cell office:value-type="float" office:value="613.8">
            <text:p>613.8</text:p>
          </table:table-cell>
          <table:table-cell office:value-type="float" office:value="354.83">
            <text:p>354.83</text:p>
          </table:table-cell>
          <table:table-cell office:value-type="float" office:value="1.72984245976947">
            <text:p>1.7298424598</text:p>
          </table:table-cell>
          <table:table-cell office:value-type="float" office:value="1.13666666666667">
            <text:p>1.1366666667</text:p>
          </table:table-cell>
          <table:table-cell office:value-type="float" office:value="52.0278592375367">
            <text:p>52.0278592375</text:p>
          </table:table-cell>
          <table:table-cell/>
          <table:table-cell office:value-type="string">
            <text:p>7079</text:p>
          </table:table-cell>
          <table:table-cell office:value-type="string">
            <text:p>6716</text:p>
          </table:table-cell>
          <table:table-cell office:value-type="float" office:value="6.77">
            <text:p>6.77</text:p>
          </table:table-cell>
          <table:table-cell office:value-type="float" office:value="7">
            <text:p>7</text:p>
          </table:table-cell>
          <table:table-cell office:value-type="float" office:value="609.21">
            <text:p>609.21</text:p>
          </table:table-cell>
          <table:table-cell office:value-type="float" office:value="354.83">
            <text:p>354.83</text:p>
          </table:table-cell>
          <table:table-cell office:value-type="float" office:value="1.71690668770961">
            <text:p>1.7169066877</text:p>
          </table:table-cell>
          <table:table-cell office:value-type="float" office:value="0.967142857142857">
            <text:p>0.9671428571</text:p>
          </table:table-cell>
          <table:table-cell office:value-type="float" office:value="52.4121122599705">
            <text:p>52.41211226</text:p>
          </table:table-cell>
          <table:table-cell table:number-columns-repeated="1005"/>
        </table:table-row>
        <table:table-row table:style-name="ro1">
          <table:table-cell office:value-type="string">
            <text:p>6738</text:p>
          </table:table-cell>
          <table:table-cell office:value-type="string">
            <text:p>6405</text:p>
          </table:table-cell>
          <table:table-cell office:value-type="float" office:value="16.74">
            <text:p>16.74</text:p>
          </table:table-cell>
          <table:table-cell office:value-type="float" office:value="13">
            <text:p>13</text:p>
          </table:table-cell>
          <table:table-cell office:value-type="float" office:value="1506.87">
            <text:p>1506.87</text:p>
          </table:table-cell>
          <table:table-cell office:value-type="float" office:value="58.72">
            <text:p>58.72</text:p>
          </table:table-cell>
          <table:table-cell office:value-type="float" office:value="25.6619550408719">
            <text:p>25.6619550409</text:p>
          </table:table-cell>
          <table:table-cell office:value-type="float" office:value="1.28769230769231">
            <text:p>1.2876923077</text:p>
          </table:table-cell>
          <table:table-cell office:value-type="float" office:value="3.50776583034648">
            <text:p>3.5077658303</text:p>
          </table:table-cell>
          <table:table-cell/>
          <table:table-cell office:value-type="string">
            <text:p>6405</text:p>
          </table:table-cell>
          <table:table-cell office:value-type="string">
            <text:p>6738</text:p>
          </table:table-cell>
          <table:table-cell office:value-type="float" office:value="16.63">
            <text:p>16.63</text:p>
          </table:table-cell>
          <table:table-cell office:value-type="float" office:value="15">
            <text:p>15</text:p>
          </table:table-cell>
          <table:table-cell office:value-type="float" office:value="1496.79">
            <text:p>1496.79</text:p>
          </table:table-cell>
          <table:table-cell office:value-type="float" office:value="58.72">
            <text:p>58.72</text:p>
          </table:table-cell>
          <table:table-cell office:value-type="float" office:value="25.4902929155313">
            <text:p>25.4902929155</text:p>
          </table:table-cell>
          <table:table-cell office:value-type="float" office:value="1.10866666666667">
            <text:p>1.1086666667</text:p>
          </table:table-cell>
          <table:table-cell office:value-type="float" office:value="3.53096812988575">
            <text:p>3.530968129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13">
            <text:p>7.13</text:p>
          </table:table-cell>
          <table:table-cell office:value-type="float" office:value="6">
            <text:p>6</text:p>
          </table:table-cell>
          <table:table-cell office:value-type="float" office:value="641.52">
            <text:p>641.52</text:p>
          </table:table-cell>
          <table:table-cell office:value-type="float" office:value="324.95">
            <text:p>324.95</text:p>
          </table:table-cell>
          <table:table-cell office:value-type="float" office:value="1.9742114171411">
            <text:p>1.9742114171</text:p>
          </table:table-cell>
          <table:table-cell office:value-type="float" office:value="1.18833333333333">
            <text:p>1.1883333333</text:p>
          </table:table-cell>
          <table:table-cell office:value-type="float" office:value="45.5750350631136">
            <text:p>45.5750350631</text:p>
          </table:table-cell>
          <table:table-cell/>
          <table:table-cell office:value-type="string">
            <text:p>6423</text:p>
          </table:table-cell>
          <table:table-cell office:value-type="string">
            <text:p>6738</text:p>
          </table:table-cell>
          <table:table-cell office:value-type="float" office:value="7.21">
            <text:p>7.21</text:p>
          </table:table-cell>
          <table:table-cell office:value-type="float" office:value="6">
            <text:p>6</text:p>
          </table:table-cell>
          <table:table-cell office:value-type="float" office:value="649.17">
            <text:p>649.17</text:p>
          </table:table-cell>
          <table:table-cell office:value-type="float" office:value="324.95">
            <text:p>324.95</text:p>
          </table:table-cell>
          <table:table-cell office:value-type="float" office:value="1.99775350053854">
            <text:p>1.9977535005</text:p>
          </table:table-cell>
          <table:table-cell office:value-type="float" office:value="1.20166666666667">
            <text:p>1.2016666667</text:p>
          </table:table-cell>
          <table:table-cell office:value-type="float" office:value="45.0693481276006">
            <text:p>45.06934812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.26">
            <text:p>1.26</text:p>
          </table:table-cell>
          <table:table-cell office:value-type="float" office:value="6">
            <text:p>6</text:p>
          </table:table-cell>
          <table:table-cell office:value-type="float" office:value="113.76">
            <text:p>113.76</text:p>
          </table:table-cell>
          <table:table-cell office:value-type="float" office:value="0.16">
            <text:p>0.16</text:p>
          </table:table-cell>
          <table:table-cell office:value-type="float" office:value="711">
            <text:p>711</text:p>
          </table:table-cell>
          <table:table-cell office:value-type="float" office:value="0.21">
            <text:p>0.21</text:p>
          </table:table-cell>
          <table:table-cell office:value-type="float" office:value="0.126984126984127">
            <text:p>0.126984127</text:p>
          </table:table-cell>
          <table:table-cell/>
          <table:table-cell office:value-type="string">
            <text:p>6446</text:p>
          </table:table-cell>
          <table:table-cell office:value-type="string">
            <text:p>6738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71.73">
            <text:p>71.73</text:p>
          </table:table-cell>
          <table:table-cell office:value-type="float" office:value="0.16">
            <text:p>0.16</text:p>
          </table:table-cell>
          <table:table-cell office:value-type="float" office:value="448.3125">
            <text:p>448.3125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1.6">
            <text:p>1.6</text:p>
          </table:table-cell>
          <table:table-cell office:value-type="float" office:value="8">
            <text:p>8</text:p>
          </table:table-cell>
          <table:table-cell office:value-type="float" office:value="143.91">
            <text:p>143.91</text:p>
          </table:table-cell>
          <table:table-cell office:value-type="float" office:value="32.36">
            <text:p>32.36</text:p>
          </table:table-cell>
          <table:table-cell office:value-type="float" office:value="4.44715698393078">
            <text:p>4.4471569839</text:p>
          </table:table-cell>
          <table:table-cell office:value-type="float" office:value="0.2">
            <text:p>0.2</text:p>
          </table:table-cell>
          <table:table-cell office:value-type="float" office:value="20.225">
            <text:p>20.225</text:p>
          </table:table-cell>
          <table:table-cell/>
          <table:table-cell office:value-type="string">
            <text:p>6515</text:p>
          </table:table-cell>
          <table:table-cell office:value-type="string">
            <text:p>6738</text:p>
          </table:table-cell>
          <table:table-cell office:value-type="float" office:value="1.4">
            <text:p>1.4</text:p>
          </table:table-cell>
          <table:table-cell office:value-type="float" office:value="8">
            <text:p>8</text:p>
          </table:table-cell>
          <table:table-cell office:value-type="float" office:value="125.73">
            <text:p>125.73</text:p>
          </table:table-cell>
          <table:table-cell office:value-type="float" office:value="32.36">
            <text:p>32.36</text:p>
          </table:table-cell>
          <table:table-cell office:value-type="float" office:value="3.8853522867738">
            <text:p>3.8853522868</text:p>
          </table:table-cell>
          <table:table-cell office:value-type="float" office:value="0.175">
            <text:p>0.175</text:p>
          </table:table-cell>
          <table:table-cell office:value-type="float" office:value="23.1142857142857">
            <text:p>23.11428571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1.11">
            <text:p>1.11</text:p>
          </table:table-cell>
          <table:table-cell office:value-type="float" office:value="6">
            <text:p>6</text:p>
          </table:table-cell>
          <table:table-cell office:value-type="float" office:value="99.63">
            <text:p>99.63</text:p>
          </table:table-cell>
          <table:table-cell office:value-type="float" office:value="3.55">
            <text:p>3.55</text:p>
          </table:table-cell>
          <table:table-cell office:value-type="float" office:value="28.0647887323944">
            <text:p>28.0647887324</text:p>
          </table:table-cell>
          <table:table-cell office:value-type="float" office:value="0.185">
            <text:p>0.185</text:p>
          </table:table-cell>
          <table:table-cell office:value-type="float" office:value="3.1981981981982">
            <text:p>3.1981981982</text:p>
          </table:table-cell>
          <table:table-cell/>
          <table:table-cell office:value-type="string">
            <text:p>6562</text:p>
          </table:table-cell>
          <table:table-cell office:value-type="string">
            <text:p>6738</text:p>
          </table:table-cell>
          <table:table-cell office:value-type="float" office:value="0.87">
            <text:p>0.87</text:p>
          </table:table-cell>
          <table:table-cell office:value-type="float" office:value="6">
            <text:p>6</text:p>
          </table:table-cell>
          <table:table-cell office:value-type="float" office:value="78.39">
            <text:p>78.39</text:p>
          </table:table-cell>
          <table:table-cell office:value-type="float" office:value="3.55">
            <text:p>3.55</text:p>
          </table:table-cell>
          <table:table-cell office:value-type="float" office:value="22.0816901408451">
            <text:p>22.0816901408</text:p>
          </table:table-cell>
          <table:table-cell office:value-type="float" office:value="0.145">
            <text:p>0.145</text:p>
          </table:table-cell>
          <table:table-cell office:value-type="float" office:value="4.08045977011494">
            <text:p>4.08045977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3.69">
            <text:p>3.69</text:p>
          </table:table-cell>
          <table:table-cell office:value-type="float" office:value="6">
            <text:p>6</text:p>
          </table:table-cell>
          <table:table-cell office:value-type="float" office:value="332.01">
            <text:p>332.01</text:p>
          </table:table-cell>
          <table:table-cell office:value-type="float" office:value="98.52">
            <text:p>98.52</text:p>
          </table:table-cell>
          <table:table-cell office:value-type="float" office:value="3.36997563946407">
            <text:p>3.3699756395</text:p>
          </table:table-cell>
          <table:table-cell office:value-type="float" office:value="0.615">
            <text:p>0.615</text:p>
          </table:table-cell>
          <table:table-cell office:value-type="float" office:value="26.6991869918699">
            <text:p>26.6991869919</text:p>
          </table:table-cell>
          <table:table-cell/>
          <table:table-cell office:value-type="string">
            <text:p>6609</text:p>
          </table:table-cell>
          <table:table-cell office:value-type="string">
            <text:p>6738</text:p>
          </table:table-cell>
          <table:table-cell office:value-type="float" office:value="3.77">
            <text:p>3.77</text:p>
          </table:table-cell>
          <table:table-cell office:value-type="float" office:value="6">
            <text:p>6</text:p>
          </table:table-cell>
          <table:table-cell office:value-type="float" office:value="339.39">
            <text:p>339.39</text:p>
          </table:table-cell>
          <table:table-cell office:value-type="float" office:value="98.52">
            <text:p>98.52</text:p>
          </table:table-cell>
          <table:table-cell office:value-type="float" office:value="3.44488428745432">
            <text:p>3.4448842875</text:p>
          </table:table-cell>
          <table:table-cell office:value-type="float" office:value="0.628333333333333">
            <text:p>0.6283333333</text:p>
          </table:table-cell>
          <table:table-cell office:value-type="float" office:value="26.132625994695">
            <text:p>26.132625994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1.25">
            <text:p>1.25</text:p>
          </table:table-cell>
          <table:table-cell office:value-type="float" office:value="6">
            <text:p>6</text:p>
          </table:table-cell>
          <table:table-cell office:value-type="float" office:value="112.77">
            <text:p>112.77</text:p>
          </table:table-cell>
          <table:table-cell office:value-type="float" office:value="10.52">
            <text:p>10.52</text:p>
          </table:table-cell>
          <table:table-cell office:value-type="float" office:value="10.7195817490494">
            <text:p>10.719581749</text:p>
          </table:table-cell>
          <table:table-cell office:value-type="float" office:value="0.208333333333333">
            <text:p>0.2083333333</text:p>
          </table:table-cell>
          <table:table-cell office:value-type="float" office:value="8.416">
            <text:p>8.416</text:p>
          </table:table-cell>
          <table:table-cell/>
          <table:table-cell office:value-type="string">
            <text:p>6670</text:p>
          </table:table-cell>
          <table:table-cell office:value-type="string">
            <text:p>6738</text:p>
          </table:table-cell>
          <table:table-cell office:value-type="float" office:value="1.41">
            <text:p>1.41</text:p>
          </table:table-cell>
          <table:table-cell office:value-type="float" office:value="6">
            <text:p>6</text:p>
          </table:table-cell>
          <table:table-cell office:value-type="float" office:value="126.72">
            <text:p>126.72</text:p>
          </table:table-cell>
          <table:table-cell office:value-type="float" office:value="10.52">
            <text:p>10.52</text:p>
          </table:table-cell>
          <table:table-cell office:value-type="float" office:value="12.0456273764259">
            <text:p>12.0456273764</text:p>
          </table:table-cell>
          <table:table-cell office:value-type="float" office:value="0.235">
            <text:p>0.235</text:p>
          </table:table-cell>
          <table:table-cell office:value-type="float" office:value="7.46099290780142">
            <text:p>7.46099290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7.27">
            <text:p>27.27</text:p>
          </table:table-cell>
          <table:table-cell office:value-type="float" office:value="7">
            <text:p>7</text:p>
          </table:table-cell>
          <table:table-cell office:value-type="float" office:value="2454.21">
            <text:p>2454.21</text:p>
          </table:table-cell>
          <table:table-cell office:value-type="float" office:value="186.33">
            <text:p>186.33</text:p>
          </table:table-cell>
          <table:table-cell office:value-type="float" office:value="13.1713089679601">
            <text:p>13.171308968</text:p>
          </table:table-cell>
          <table:table-cell office:value-type="float" office:value="3.89571428571428">
            <text:p>3.8957142857</text:p>
          </table:table-cell>
          <table:table-cell office:value-type="float" office:value="6.83278327832783">
            <text:p>6.8327832783</text:p>
          </table:table-cell>
          <table:table-cell/>
          <table:table-cell office:value-type="string">
            <text:p>6674</text:p>
          </table:table-cell>
          <table:table-cell office:value-type="string">
            <text:p>6738</text:p>
          </table:table-cell>
          <table:table-cell office:value-type="float" office:value="27.23">
            <text:p>27.23</text:p>
          </table:table-cell>
          <table:table-cell office:value-type="float" office:value="8">
            <text:p>8</text:p>
          </table:table-cell>
          <table:table-cell office:value-type="float" office:value="2450.43">
            <text:p>2450.43</text:p>
          </table:table-cell>
          <table:table-cell office:value-type="float" office:value="186.33">
            <text:p>186.33</text:p>
          </table:table-cell>
          <table:table-cell office:value-type="float" office:value="13.151022379649">
            <text:p>13.1510223796</text:p>
          </table:table-cell>
          <table:table-cell office:value-type="float" office:value="3.40375">
            <text:p>3.40375</text:p>
          </table:table-cell>
          <table:table-cell office:value-type="float" office:value="6.8428204186559">
            <text:p>6.842820418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6.63">
            <text:p>6.63</text:p>
          </table:table-cell>
          <table:table-cell office:value-type="float" office:value="9">
            <text:p>9</text:p>
          </table:table-cell>
          <table:table-cell office:value-type="float" office:value="596.52">
            <text:p>596.52</text:p>
          </table:table-cell>
          <table:table-cell office:value-type="float" office:value="250.23">
            <text:p>250.23</text:p>
          </table:table-cell>
          <table:table-cell office:value-type="float" office:value="2.38388682412181">
            <text:p>2.3838868241</text:p>
          </table:table-cell>
          <table:table-cell office:value-type="float" office:value="0.736666666666667">
            <text:p>0.7366666667</text:p>
          </table:table-cell>
          <table:table-cell office:value-type="float" office:value="37.7420814479638">
            <text:p>37.742081448</text:p>
          </table:table-cell>
          <table:table-cell/>
          <table:table-cell office:value-type="string">
            <text:p>6843</text:p>
          </table:table-cell>
          <table:table-cell office:value-type="string">
            <text:p>6738</text:p>
          </table:table-cell>
          <table:table-cell office:value-type="float" office:value="6.67">
            <text:p>6.67</text:p>
          </table:table-cell>
          <table:table-cell office:value-type="float" office:value="8">
            <text:p>8</text:p>
          </table:table-cell>
          <table:table-cell office:value-type="float" office:value="600.48">
            <text:p>600.48</text:p>
          </table:table-cell>
          <table:table-cell office:value-type="float" office:value="250.23">
            <text:p>250.23</text:p>
          </table:table-cell>
          <table:table-cell office:value-type="float" office:value="2.39971226471646">
            <text:p>2.3997122647</text:p>
          </table:table-cell>
          <table:table-cell office:value-type="float" office:value="0.83375">
            <text:p>0.83375</text:p>
          </table:table-cell>
          <table:table-cell office:value-type="float" office:value="37.5157421289355">
            <text:p>37.51574212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0.56">
            <text:p>0.56</text:p>
          </table:table-cell>
          <table:table-cell office:value-type="float" office:value="6">
            <text:p>6</text:p>
          </table:table-cell>
          <table:table-cell office:value-type="float" office:value="50.67">
            <text:p>50.67</text:p>
          </table:table-cell>
          <table:table-cell office:value-type="float" office:value="11.33">
            <text:p>11.33</text:p>
          </table:table-cell>
          <table:table-cell office:value-type="float" office:value="4.47219770520741">
            <text:p>4.4721977052</text:p>
          </table:table-cell>
          <table:table-cell office:value-type="float" office:value="0.0933333333333334">
            <text:p>0.0933333333</text:p>
          </table:table-cell>
          <table:table-cell office:value-type="float" office:value="20.2321428571428">
            <text:p>20.2321428571</text:p>
          </table:table-cell>
          <table:table-cell/>
          <table:table-cell office:value-type="string">
            <text:p>6879</text:p>
          </table:table-cell>
          <table:table-cell office:value-type="string">
            <text:p>6738</text:p>
          </table:table-cell>
          <table:table-cell office:value-type="float" office:value="0.44">
            <text:p>0.44</text:p>
          </table:table-cell>
          <table:table-cell office:value-type="float" office:value="5">
            <text:p>5</text:p>
          </table:table-cell>
          <table:table-cell office:value-type="float" office:value="39.78">
            <text:p>39.78</text:p>
          </table:table-cell>
          <table:table-cell office:value-type="float" office:value="11.33">
            <text:p>11.33</text:p>
          </table:table-cell>
          <table:table-cell office:value-type="float" office:value="3.51103265666372">
            <text:p>3.5110326567</text:p>
          </table:table-cell>
          <table:table-cell office:value-type="float" office:value="0.088">
            <text:p>0.088</text:p>
          </table:table-cell>
          <table:table-cell office:value-type="float" office:value="25.75">
            <text:p>25.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3.31">
            <text:p>13.31</text:p>
          </table:table-cell>
          <table:table-cell office:value-type="float" office:value="10">
            <text:p>10</text:p>
          </table:table-cell>
          <table:table-cell office:value-type="float" office:value="1197.72">
            <text:p>1197.72</text:p>
          </table:table-cell>
          <table:table-cell office:value-type="float" office:value="59.6">
            <text:p>59.6</text:p>
          </table:table-cell>
          <table:table-cell office:value-type="float" office:value="20.0959731543624">
            <text:p>20.0959731544</text:p>
          </table:table-cell>
          <table:table-cell office:value-type="float" office:value="1.331">
            <text:p>1.331</text:p>
          </table:table-cell>
          <table:table-cell office:value-type="float" office:value="4.4778362133734">
            <text:p>4.4778362134</text:p>
          </table:table-cell>
          <table:table-cell/>
          <table:table-cell office:value-type="string">
            <text:p>6945</text:p>
          </table:table-cell>
          <table:table-cell office:value-type="string">
            <text:p>6738</text:p>
          </table:table-cell>
          <table:table-cell office:value-type="float" office:value="13.19">
            <text:p>13.19</text:p>
          </table:table-cell>
          <table:table-cell office:value-type="float" office:value="14">
            <text:p>14</text:p>
          </table:table-cell>
          <table:table-cell office:value-type="float" office:value="1186.65">
            <text:p>1186.65</text:p>
          </table:table-cell>
          <table:table-cell office:value-type="float" office:value="59.6">
            <text:p>59.6</text:p>
          </table:table-cell>
          <table:table-cell office:value-type="float" office:value="19.9102348993289">
            <text:p>19.9102348993</text:p>
          </table:table-cell>
          <table:table-cell office:value-type="float" office:value="0.942142857142857">
            <text:p>0.9421428571</text:p>
          </table:table-cell>
          <table:table-cell office:value-type="float" office:value="4.5185746777862">
            <text:p>4.51857467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1.57">
            <text:p>1.57</text:p>
          </table:table-cell>
          <table:table-cell office:value-type="float" office:value="11">
            <text:p>11</text:p>
          </table:table-cell>
          <table:table-cell office:value-type="float" office:value="141.57">
            <text:p>141.57</text:p>
          </table:table-cell>
          <table:table-cell office:value-type="float" office:value="58.38">
            <text:p>58.38</text:p>
          </table:table-cell>
          <table:table-cell office:value-type="float" office:value="2.42497430626927">
            <text:p>2.4249743063</text:p>
          </table:table-cell>
          <table:table-cell office:value-type="float" office:value="0.142727272727273">
            <text:p>0.1427272727</text:p>
          </table:table-cell>
          <table:table-cell office:value-type="float" office:value="37.1847133757962">
            <text:p>37.1847133758</text:p>
          </table:table-cell>
          <table:table-cell/>
          <table:table-cell office:value-type="string">
            <text:p>6971</text:p>
          </table:table-cell>
          <table:table-cell office:value-type="string">
            <text:p>6738</text:p>
          </table:table-cell>
          <table:table-cell office:value-type="float" office:value="1.57">
            <text:p>1.57</text:p>
          </table:table-cell>
          <table:table-cell office:value-type="float" office:value="6">
            <text:p>6</text:p>
          </table:table-cell>
          <table:table-cell office:value-type="float" office:value="141.3">
            <text:p>141.3</text:p>
          </table:table-cell>
          <table:table-cell office:value-type="float" office:value="58.38">
            <text:p>58.38</text:p>
          </table:table-cell>
          <table:table-cell office:value-type="float" office:value="2.42034943473792">
            <text:p>2.4203494347</text:p>
          </table:table-cell>
          <table:table-cell office:value-type="float" office:value="0.261666666666667">
            <text:p>0.2616666667</text:p>
          </table:table-cell>
          <table:table-cell office:value-type="float" office:value="37.1847133757962">
            <text:p>37.184713375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1.15">
            <text:p>11.15</text:p>
          </table:table-cell>
          <table:table-cell office:value-type="float" office:value="13">
            <text:p>13</text:p>
          </table:table-cell>
          <table:table-cell office:value-type="float" office:value="1003.23">
            <text:p>1003.23</text:p>
          </table:table-cell>
          <table:table-cell office:value-type="float" office:value="201.56">
            <text:p>201.56</text:p>
          </table:table-cell>
          <table:table-cell office:value-type="float" office:value="4.97732685056559">
            <text:p>4.9773268506</text:p>
          </table:table-cell>
          <table:table-cell office:value-type="float" office:value="0.857692307692308">
            <text:p>0.8576923077</text:p>
          </table:table-cell>
          <table:table-cell office:value-type="float" office:value="18.077130044843">
            <text:p>18.0771300448</text:p>
          </table:table-cell>
          <table:table-cell/>
          <table:table-cell office:value-type="string">
            <text:p>7021</text:p>
          </table:table-cell>
          <table:table-cell office:value-type="string">
            <text:p>6738</text:p>
          </table:table-cell>
          <table:table-cell office:value-type="float" office:value="11.26">
            <text:p>11.26</text:p>
          </table:table-cell>
          <table:table-cell office:value-type="float" office:value="10">
            <text:p>10</text:p>
          </table:table-cell>
          <table:table-cell office:value-type="float" office:value="1013.4">
            <text:p>1013.4</text:p>
          </table:table-cell>
          <table:table-cell office:value-type="float" office:value="201.56">
            <text:p>201.56</text:p>
          </table:table-cell>
          <table:table-cell office:value-type="float" office:value="5.02778329033538">
            <text:p>5.0277832903</text:p>
          </table:table-cell>
          <table:table-cell office:value-type="float" office:value="1.126">
            <text:p>1.126</text:p>
          </table:table-cell>
          <table:table-cell office:value-type="float" office:value="17.9005328596803">
            <text:p>17.900532859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0.64">
            <text:p>0.64</text:p>
          </table:table-cell>
          <table:table-cell office:value-type="float" office:value="8">
            <text:p>8</text:p>
          </table:table-cell>
          <table:table-cell office:value-type="float" office:value="57.69">
            <text:p>57.69</text:p>
          </table:table-cell>
          <table:table-cell office:value-type="float" office:value="10.41">
            <text:p>10.41</text:p>
          </table:table-cell>
          <table:table-cell office:value-type="float" office:value="5.54178674351585">
            <text:p>5.5417867435</text:p>
          </table:table-cell>
          <table:table-cell office:value-type="float" office:value="0.08">
            <text:p>0.08</text:p>
          </table:table-cell>
          <table:table-cell office:value-type="float" office:value="16.265625">
            <text:p>16.265625</text:p>
          </table:table-cell>
          <table:table-cell/>
          <table:table-cell office:value-type="string">
            <text:p>7079</text:p>
          </table:table-cell>
          <table:table-cell office:value-type="string">
            <text:p>6738</text:p>
          </table:table-cell>
          <table:table-cell office:value-type="float" office:value="0.65">
            <text:p>0.65</text:p>
          </table:table-cell>
          <table:table-cell office:value-type="float" office:value="8">
            <text:p>8</text:p>
          </table:table-cell>
          <table:table-cell office:value-type="float" office:value="58.05">
            <text:p>58.05</text:p>
          </table:table-cell>
          <table:table-cell office:value-type="float" office:value="10.41">
            <text:p>10.41</text:p>
          </table:table-cell>
          <table:table-cell office:value-type="float" office:value="5.57636887608069">
            <text:p>5.5763688761</text:p>
          </table:table-cell>
          <table:table-cell office:value-type="float" office:value="0.08125">
            <text:p>0.08125</text:p>
          </table:table-cell>
          <table:table-cell office:value-type="float" office:value="16.0153846153846">
            <text:p>16.015384615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087</text:p>
          </table:table-cell>
          <table:table-cell office:value-type="float" office:value="1.46">
            <text:p>1.46</text:p>
          </table:table-cell>
          <table:table-cell office:value-type="float" office:value="3">
            <text:p>3</text:p>
          </table:table-cell>
          <table:table-cell office:value-type="float" office:value="131.49">
            <text:p>131.49</text:p>
          </table:table-cell>
          <table:table-cell office:value-type="float" office:value="57.17">
            <text:p>57.17</text:p>
          </table:table-cell>
          <table:table-cell office:value-type="float" office:value="2.29998250830855">
            <text:p>2.2999825083</text:p>
          </table:table-cell>
          <table:table-cell office:value-type="float" office:value="0.486666666666667">
            <text:p>0.4866666667</text:p>
          </table:table-cell>
          <table:table-cell office:value-type="float" office:value="39.1575342465754">
            <text:p>39.1575342466</text:p>
          </table:table-cell>
          <table:table-cell/>
          <table:table-cell office:value-type="string">
            <text:p>6087</text:p>
          </table:table-cell>
          <table:table-cell office:value-type="string">
            <text:p>6738</text:p>
          </table:table-cell>
          <table:table-cell office:value-type="float" office:value="1.42">
            <text:p>1.42</text:p>
          </table:table-cell>
          <table:table-cell office:value-type="float" office:value="3">
            <text:p>3</text:p>
          </table:table-cell>
          <table:table-cell office:value-type="float" office:value="127.8">
            <text:p>127.8</text:p>
          </table:table-cell>
          <table:table-cell office:value-type="float" office:value="57.17">
            <text:p>57.17</text:p>
          </table:table-cell>
          <table:table-cell office:value-type="float" office:value="2.23543816687074">
            <text:p>2.2354381669</text:p>
          </table:table-cell>
          <table:table-cell office:value-type="float" office:value="0.473333333333333">
            <text:p>0.4733333333</text:p>
          </table:table-cell>
          <table:table-cell office:value-type="float" office:value="40.2605633802817">
            <text:p>40.260563380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6.05">
            <text:p>6.05</text:p>
          </table:table-cell>
          <table:table-cell office:value-type="float" office:value="7">
            <text:p>7</text:p>
          </table:table-cell>
          <table:table-cell office:value-type="float" office:value="544.41">
            <text:p>544.41</text:p>
          </table:table-cell>
          <table:table-cell office:value-type="float" office:value="54.97">
            <text:p>54.97</text:p>
          </table:table-cell>
          <table:table-cell office:value-type="float" office:value="9.90376569037657">
            <text:p>9.9037656904</text:p>
          </table:table-cell>
          <table:table-cell office:value-type="float" office:value="0.864285714285714">
            <text:p>0.8642857143</text:p>
          </table:table-cell>
          <table:table-cell office:value-type="float" office:value="9.08595041322314">
            <text:p>9.0859504132</text:p>
          </table:table-cell>
          <table:table-cell/>
          <table:table-cell office:value-type="string">
            <text:p>6382</text:p>
          </table:table-cell>
          <table:table-cell office:value-type="string">
            <text:p>6738</text:p>
          </table:table-cell>
          <table:table-cell office:value-type="float" office:value="5.97">
            <text:p>5.97</text:p>
          </table:table-cell>
          <table:table-cell office:value-type="float" office:value="6">
            <text:p>6</text:p>
          </table:table-cell>
          <table:table-cell office:value-type="float" office:value="537.03">
            <text:p>537.03</text:p>
          </table:table-cell>
          <table:table-cell office:value-type="float" office:value="54.97">
            <text:p>54.97</text:p>
          </table:table-cell>
          <table:table-cell office:value-type="float" office:value="9.76951064216846">
            <text:p>9.7695106422</text:p>
          </table:table-cell>
          <table:table-cell office:value-type="float" office:value="0.995">
            <text:p>0.995</text:p>
          </table:table-cell>
          <table:table-cell office:value-type="float" office:value="9.20770519262982">
            <text:p>9.20770519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1.56">
            <text:p>1.56</text:p>
          </table:table-cell>
          <table:table-cell office:value-type="float" office:value="9">
            <text:p>9</text:p>
          </table:table-cell>
          <table:table-cell office:value-type="float" office:value="140.67">
            <text:p>140.67</text:p>
          </table:table-cell>
          <table:table-cell office:value-type="float" office:value="59.6">
            <text:p>59.6</text:p>
          </table:table-cell>
          <table:table-cell office:value-type="float" office:value="2.36023489932886">
            <text:p>2.3602348993</text:p>
          </table:table-cell>
          <table:table-cell office:value-type="float" office:value="0.173333333333333">
            <text:p>0.1733333333</text:p>
          </table:table-cell>
          <table:table-cell office:value-type="float" office:value="38.2051282051282">
            <text:p>38.2051282051</text:p>
          </table:table-cell>
          <table:table-cell/>
          <table:table-cell office:value-type="string">
            <text:p>6451</text:p>
          </table:table-cell>
          <table:table-cell office:value-type="string">
            <text:p>6738</text:p>
          </table:table-cell>
          <table:table-cell office:value-type="float" office:value="1.38">
            <text:p>1.38</text:p>
          </table:table-cell>
          <table:table-cell office:value-type="float" office:value="9">
            <text:p>9</text:p>
          </table:table-cell>
          <table:table-cell office:value-type="float" office:value="124.47">
            <text:p>124.47</text:p>
          </table:table-cell>
          <table:table-cell office:value-type="float" office:value="59.6">
            <text:p>59.6</text:p>
          </table:table-cell>
          <table:table-cell office:value-type="float" office:value="2.08842281879195">
            <text:p>2.0884228188</text:p>
          </table:table-cell>
          <table:table-cell office:value-type="float" office:value="0.153333333333333">
            <text:p>0.1533333333</text:p>
          </table:table-cell>
          <table:table-cell office:value-type="float" office:value="43.1884057971015">
            <text:p>43.18840579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1.97">
            <text:p>1.97</text:p>
          </table:table-cell>
          <table:table-cell office:value-type="float" office:value="255">
            <text:p>255</text:p>
          </table:table-cell>
          <table:table-cell office:value-type="float" office:value="177.12">
            <text:p>177.12</text:p>
          </table:table-cell>
          <table:table-cell office:value-type="float" office:value="3.47">
            <text:p>3.47</text:p>
          </table:table-cell>
          <table:table-cell office:value-type="float" office:value="51.0432276657061">
            <text:p>51.0432276657</text:p>
          </table:table-cell>
          <table:table-cell office:value-type="float" office:value="0.00772549019607843">
            <text:p>0.0077254902</text:p>
          </table:table-cell>
          <table:table-cell office:value-type="float" office:value="1.76142131979695">
            <text:p>1.7614213198</text:p>
          </table:table-cell>
          <table:table-cell/>
          <table:table-cell office:value-type="string">
            <text:p>6471</text:p>
          </table:table-cell>
          <table:table-cell office:value-type="string">
            <text:p>6738</text:p>
          </table:table-cell>
          <table:table-cell office:value-type="float" office:value="1.76">
            <text:p>1.76</text:p>
          </table:table-cell>
          <table:table-cell office:value-type="float" office:value="255">
            <text:p>255</text:p>
          </table:table-cell>
          <table:table-cell office:value-type="float" office:value="158.58">
            <text:p>158.58</text:p>
          </table:table-cell>
          <table:table-cell office:value-type="float" office:value="3.47">
            <text:p>3.47</text:p>
          </table:table-cell>
          <table:table-cell office:value-type="float" office:value="45.700288184438">
            <text:p>45.7002881844</text:p>
          </table:table-cell>
          <table:table-cell office:value-type="float" office:value="0.00690196078431373">
            <text:p>0.0069019608</text:p>
          </table:table-cell>
          <table:table-cell office:value-type="float" office:value="1.97159090909091">
            <text:p>1.97159090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7.24">
            <text:p>7.24</text:p>
          </table:table-cell>
          <table:table-cell office:value-type="float" office:value="8">
            <text:p>8</text:p>
          </table:table-cell>
          <table:table-cell office:value-type="float" office:value="651.87">
            <text:p>651.87</text:p>
          </table:table-cell>
          <table:table-cell office:value-type="float" office:value="119.79">
            <text:p>119.79</text:p>
          </table:table-cell>
          <table:table-cell office:value-type="float" office:value="5.44177310293013">
            <text:p>5.4417731029</text:p>
          </table:table-cell>
          <table:table-cell office:value-type="float" office:value="0.905">
            <text:p>0.905</text:p>
          </table:table-cell>
          <table:table-cell office:value-type="float" office:value="16.5455801104972">
            <text:p>16.5455801105</text:p>
          </table:table-cell>
          <table:table-cell/>
          <table:table-cell office:value-type="string">
            <text:p>6499</text:p>
          </table:table-cell>
          <table:table-cell office:value-type="string">
            <text:p>6738</text:p>
          </table:table-cell>
          <table:table-cell office:value-type="float" office:value="6.35">
            <text:p>6.35</text:p>
          </table:table-cell>
          <table:table-cell office:value-type="float" office:value="8">
            <text:p>8</text:p>
          </table:table-cell>
          <table:table-cell office:value-type="float" office:value="571.14">
            <text:p>571.14</text:p>
          </table:table-cell>
          <table:table-cell office:value-type="float" office:value="119.79">
            <text:p>119.79</text:p>
          </table:table-cell>
          <table:table-cell office:value-type="float" office:value="4.76784372652141">
            <text:p>4.7678437265</text:p>
          </table:table-cell>
          <table:table-cell office:value-type="float" office:value="0.79375">
            <text:p>0.79375</text:p>
          </table:table-cell>
          <table:table-cell office:value-type="float" office:value="18.8645669291339">
            <text:p>18.86456692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5.79">
            <text:p>5.79</text:p>
          </table:table-cell>
          <table:table-cell office:value-type="float" office:value="7">
            <text:p>7</text:p>
          </table:table-cell>
          <table:table-cell office:value-type="float" office:value="520.65">
            <text:p>520.65</text:p>
          </table:table-cell>
          <table:table-cell office:value-type="float" office:value="217.32">
            <text:p>217.32</text:p>
          </table:table-cell>
          <table:table-cell office:value-type="float" office:value="2.39577581446714">
            <text:p>2.3957758145</text:p>
          </table:table-cell>
          <table:table-cell office:value-type="float" office:value="0.827142857142857">
            <text:p>0.8271428571</text:p>
          </table:table-cell>
          <table:table-cell office:value-type="float" office:value="37.5336787564767">
            <text:p>37.5336787565</text:p>
          </table:table-cell>
          <table:table-cell/>
          <table:table-cell office:value-type="string">
            <text:p>6501</text:p>
          </table:table-cell>
          <table:table-cell office:value-type="string">
            <text:p>6738</text:p>
          </table:table-cell>
          <table:table-cell office:value-type="float" office:value="5.58">
            <text:p>5.58</text:p>
          </table:table-cell>
          <table:table-cell office:value-type="float" office:value="7">
            <text:p>7</text:p>
          </table:table-cell>
          <table:table-cell office:value-type="float" office:value="502.02">
            <text:p>502.02</text:p>
          </table:table-cell>
          <table:table-cell office:value-type="float" office:value="217.32">
            <text:p>217.32</text:p>
          </table:table-cell>
          <table:table-cell office:value-type="float" office:value="2.31004969630039">
            <text:p>2.3100496963</text:p>
          </table:table-cell>
          <table:table-cell office:value-type="float" office:value="0.797142857142857">
            <text:p>0.7971428571</text:p>
          </table:table-cell>
          <table:table-cell office:value-type="float" office:value="38.9462365591398">
            <text:p>38.94623655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3.74">
            <text:p>3.74</text:p>
          </table:table-cell>
          <table:table-cell office:value-type="float" office:value="5">
            <text:p>5</text:p>
          </table:table-cell>
          <table:table-cell office:value-type="float" office:value="336.96">
            <text:p>336.96</text:p>
          </table:table-cell>
          <table:table-cell office:value-type="float" office:value="132.61">
            <text:p>132.61</text:p>
          </table:table-cell>
          <table:table-cell office:value-type="float" office:value="2.54098484277204">
            <text:p>2.5409848428</text:p>
          </table:table-cell>
          <table:table-cell office:value-type="float" office:value="0.748">
            <text:p>0.748</text:p>
          </table:table-cell>
          <table:table-cell office:value-type="float" office:value="35.4572192513369">
            <text:p>35.4572192513</text:p>
          </table:table-cell>
          <table:table-cell/>
          <table:table-cell office:value-type="string">
            <text:p>6512</text:p>
          </table:table-cell>
          <table:table-cell office:value-type="string">
            <text:p>6738</text:p>
          </table:table-cell>
          <table:table-cell office:value-type="float" office:value="3.74">
            <text:p>3.74</text:p>
          </table:table-cell>
          <table:table-cell office:value-type="float" office:value="5">
            <text:p>5</text:p>
          </table:table-cell>
          <table:table-cell office:value-type="float" office:value="336.6">
            <text:p>336.6</text:p>
          </table:table-cell>
          <table:table-cell office:value-type="float" office:value="132.61">
            <text:p>132.61</text:p>
          </table:table-cell>
          <table:table-cell office:value-type="float" office:value="2.53827011537591">
            <text:p>2.5382701154</text:p>
          </table:table-cell>
          <table:table-cell office:value-type="float" office:value="0.748">
            <text:p>0.748</text:p>
          </table:table-cell>
          <table:table-cell office:value-type="float" office:value="35.4572192513369">
            <text:p>35.45721925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2.38">
            <text:p>2.38</text:p>
          </table:table-cell>
          <table:table-cell office:value-type="float" office:value="8">
            <text:p>8</text:p>
          </table:table-cell>
          <table:table-cell office:value-type="float" office:value="214.29">
            <text:p>214.29</text:p>
          </table:table-cell>
          <table:table-cell office:value-type="float" office:value="32.25">
            <text:p>32.25</text:p>
          </table:table-cell>
          <table:table-cell office:value-type="float" office:value="6.6446511627907">
            <text:p>6.6446511628</text:p>
          </table:table-cell>
          <table:table-cell office:value-type="float" office:value="0.2975">
            <text:p>0.2975</text:p>
          </table:table-cell>
          <table:table-cell office:value-type="float" office:value="13.5504201680672">
            <text:p>13.5504201681</text:p>
          </table:table-cell>
          <table:table-cell/>
          <table:table-cell office:value-type="string">
            <text:p>6516</text:p>
          </table:table-cell>
          <table:table-cell office:value-type="string">
            <text:p>6738</text:p>
          </table:table-cell>
          <table:table-cell office:value-type="float" office:value="2.15">
            <text:p>2.15</text:p>
          </table:table-cell>
          <table:table-cell office:value-type="float" office:value="8">
            <text:p>8</text:p>
          </table:table-cell>
          <table:table-cell office:value-type="float" office:value="193.41">
            <text:p>193.41</text:p>
          </table:table-cell>
          <table:table-cell office:value-type="float" office:value="32.25">
            <text:p>32.25</text:p>
          </table:table-cell>
          <table:table-cell office:value-type="float" office:value="5.99720930232558">
            <text:p>5.9972093023</text:p>
          </table:table-cell>
          <table:table-cell office:value-type="float" office:value="0.26875">
            <text:p>0.26875</text:p>
          </table:table-cell>
          <table:table-cell office:value-type="float" office:value="15">
            <text:p>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8.29">
            <text:p>8.29</text:p>
          </table:table-cell>
          <table:table-cell office:value-type="float" office:value="6">
            <text:p>6</text:p>
          </table:table-cell>
          <table:table-cell office:value-type="float" office:value="745.83">
            <text:p>745.83</text:p>
          </table:table-cell>
          <table:table-cell office:value-type="float" office:value="321.91">
            <text:p>321.91</text:p>
          </table:table-cell>
          <table:table-cell office:value-type="float" office:value="2.31688981392315">
            <text:p>2.3168898139</text:p>
          </table:table-cell>
          <table:table-cell office:value-type="float" office:value="1.38166666666667">
            <text:p>1.3816666667</text:p>
          </table:table-cell>
          <table:table-cell office:value-type="float" office:value="38.8311218335344">
            <text:p>38.8311218335</text:p>
          </table:table-cell>
          <table:table-cell/>
          <table:table-cell office:value-type="string">
            <text:p>6519</text:p>
          </table:table-cell>
          <table:table-cell office:value-type="string">
            <text:p>6738</text:p>
          </table:table-cell>
          <table:table-cell office:value-type="float" office:value="7.96">
            <text:p>7.96</text:p>
          </table:table-cell>
          <table:table-cell office:value-type="float" office:value="6">
            <text:p>6</text:p>
          </table:table-cell>
          <table:table-cell office:value-type="float" office:value="716.85">
            <text:p>716.85</text:p>
          </table:table-cell>
          <table:table-cell office:value-type="float" office:value="321.91">
            <text:p>321.91</text:p>
          </table:table-cell>
          <table:table-cell office:value-type="float" office:value="2.2268646516107">
            <text:p>2.2268646516</text:p>
          </table:table-cell>
          <table:table-cell office:value-type="float" office:value="1.32666666666667">
            <text:p>1.3266666667</text:p>
          </table:table-cell>
          <table:table-cell office:value-type="float" office:value="40.4409547738694">
            <text:p>40.44095477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9.71">
            <text:p>9.71</text:p>
          </table:table-cell>
          <table:table-cell office:value-type="float" office:value="3">
            <text:p>3</text:p>
          </table:table-cell>
          <table:table-cell office:value-type="float" office:value="873.63">
            <text:p>873.63</text:p>
          </table:table-cell>
          <table:table-cell office:value-type="float" office:value="315.35">
            <text:p>315.35</text:p>
          </table:table-cell>
          <table:table-cell office:value-type="float" office:value="2.77035040431267">
            <text:p>2.7703504043</text:p>
          </table:table-cell>
          <table:table-cell office:value-type="float" office:value="3.23666666666667">
            <text:p>3.2366666667</text:p>
          </table:table-cell>
          <table:table-cell office:value-type="float" office:value="32.4768280123584">
            <text:p>32.4768280124</text:p>
          </table:table-cell>
          <table:table-cell/>
          <table:table-cell office:value-type="string">
            <text:p>6532</text:p>
          </table:table-cell>
          <table:table-cell office:value-type="string">
            <text:p>6738</text:p>
          </table:table-cell>
          <table:table-cell office:value-type="float" office:value="9.64">
            <text:p>9.64</text:p>
          </table:table-cell>
          <table:table-cell office:value-type="float" office:value="8">
            <text:p>8</text:p>
          </table:table-cell>
          <table:table-cell office:value-type="float" office:value="867.78">
            <text:p>867.78</text:p>
          </table:table-cell>
          <table:table-cell office:value-type="float" office:value="315.35">
            <text:p>315.35</text:p>
          </table:table-cell>
          <table:table-cell office:value-type="float" office:value="2.75179958775963">
            <text:p>2.7517995878</text:p>
          </table:table-cell>
          <table:table-cell office:value-type="float" office:value="1.205">
            <text:p>1.205</text:p>
          </table:table-cell>
          <table:table-cell office:value-type="float" office:value="32.7126556016597">
            <text:p>32.71265560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4.7">
            <text:p>4.7</text:p>
          </table:table-cell>
          <table:table-cell office:value-type="float" office:value="9">
            <text:p>9</text:p>
          </table:table-cell>
          <table:table-cell office:value-type="float" office:value="422.82">
            <text:p>422.82</text:p>
          </table:table-cell>
          <table:table-cell office:value-type="float" office:value="165.5">
            <text:p>165.5</text:p>
          </table:table-cell>
          <table:table-cell office:value-type="float" office:value="2.55480362537764">
            <text:p>2.5548036254</text:p>
          </table:table-cell>
          <table:table-cell office:value-type="float" office:value="0.522222222222222">
            <text:p>0.5222222222</text:p>
          </table:table-cell>
          <table:table-cell office:value-type="float" office:value="35.2127659574468">
            <text:p>35.2127659574</text:p>
          </table:table-cell>
          <table:table-cell/>
          <table:table-cell office:value-type="string">
            <text:p>6552</text:p>
          </table:table-cell>
          <table:table-cell office:value-type="string">
            <text:p>6738</text:p>
          </table:table-cell>
          <table:table-cell office:value-type="float" office:value="4.53">
            <text:p>4.53</text:p>
          </table:table-cell>
          <table:table-cell office:value-type="float" office:value="8">
            <text:p>8</text:p>
          </table:table-cell>
          <table:table-cell office:value-type="float" office:value="407.88">
            <text:p>407.88</text:p>
          </table:table-cell>
          <table:table-cell office:value-type="float" office:value="165.5">
            <text:p>165.5</text:p>
          </table:table-cell>
          <table:table-cell office:value-type="float" office:value="2.46453172205438">
            <text:p>2.4645317221</text:p>
          </table:table-cell>
          <table:table-cell office:value-type="float" office:value="0.56625">
            <text:p>0.56625</text:p>
          </table:table-cell>
          <table:table-cell office:value-type="float" office:value="36.5342163355408">
            <text:p>36.53421633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1.53">
            <text:p>1.53</text:p>
          </table:table-cell>
          <table:table-cell office:value-type="float" office:value="4">
            <text:p>4</text:p>
          </table:table-cell>
          <table:table-cell office:value-type="float" office:value="137.88">
            <text:p>137.88</text:p>
          </table:table-cell>
          <table:table-cell office:value-type="float" office:value="59.6">
            <text:p>59.6</text:p>
          </table:table-cell>
          <table:table-cell office:value-type="float" office:value="2.31342281879195">
            <text:p>2.3134228188</text:p>
          </table:table-cell>
          <table:table-cell office:value-type="float" office:value="0.3825">
            <text:p>0.3825</text:p>
          </table:table-cell>
          <table:table-cell office:value-type="float" office:value="38.9542483660131">
            <text:p>38.954248366</text:p>
          </table:table-cell>
          <table:table-cell/>
          <table:table-cell office:value-type="string">
            <text:p>6559</text:p>
          </table:table-cell>
          <table:table-cell office:value-type="string">
            <text:p>6738</text:p>
          </table:table-cell>
          <table:table-cell office:value-type="float" office:value="1.55">
            <text:p>1.55</text:p>
          </table:table-cell>
          <table:table-cell office:value-type="float" office:value="10">
            <text:p>10</text:p>
          </table:table-cell>
          <table:table-cell office:value-type="float" office:value="139.95">
            <text:p>139.95</text:p>
          </table:table-cell>
          <table:table-cell office:value-type="float" office:value="59.6">
            <text:p>59.6</text:p>
          </table:table-cell>
          <table:table-cell office:value-type="float" office:value="2.34815436241611">
            <text:p>2.3481543624</text:p>
          </table:table-cell>
          <table:table-cell office:value-type="float" office:value="0.155">
            <text:p>0.155</text:p>
          </table:table-cell>
          <table:table-cell office:value-type="float" office:value="38.4516129032258">
            <text:p>38.45161290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2.36">
            <text:p>2.36</text:p>
          </table:table-cell>
          <table:table-cell office:value-type="float" office:value="5">
            <text:p>5</text:p>
          </table:table-cell>
          <table:table-cell office:value-type="float" office:value="212.49">
            <text:p>212.49</text:p>
          </table:table-cell>
          <table:table-cell office:value-type="float" office:value="97.72">
            <text:p>97.72</text:p>
          </table:table-cell>
          <table:table-cell office:value-type="float" office:value="2.17447810069587">
            <text:p>2.1744781007</text:p>
          </table:table-cell>
          <table:table-cell office:value-type="float" office:value="0.472">
            <text:p>0.472</text:p>
          </table:table-cell>
          <table:table-cell office:value-type="float" office:value="41.406779661017">
            <text:p>41.406779661</text:p>
          </table:table-cell>
          <table:table-cell/>
          <table:table-cell office:value-type="string">
            <text:p>6647</text:p>
          </table:table-cell>
          <table:table-cell office:value-type="string">
            <text:p>6738</text:p>
          </table:table-cell>
          <table:table-cell office:value-type="float" office:value="2.08">
            <text:p>2.08</text:p>
          </table:table-cell>
          <table:table-cell office:value-type="float" office:value="5">
            <text:p>5</text:p>
          </table:table-cell>
          <table:table-cell office:value-type="float" office:value="187.02">
            <text:p>187.02</text:p>
          </table:table-cell>
          <table:table-cell office:value-type="float" office:value="97.72">
            <text:p>97.72</text:p>
          </table:table-cell>
          <table:table-cell office:value-type="float" office:value="1.9138354482194">
            <text:p>1.9138354482</text:p>
          </table:table-cell>
          <table:table-cell office:value-type="float" office:value="0.416">
            <text:p>0.416</text:p>
          </table:table-cell>
          <table:table-cell office:value-type="float" office:value="46.9807692307692">
            <text:p>46.980769230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1.83">
            <text:p>1.83</text:p>
          </table:table-cell>
          <table:table-cell office:value-type="float" office:value="12">
            <text:p>12</text:p>
          </table:table-cell>
          <table:table-cell office:value-type="float" office:value="164.79">
            <text:p>164.79</text:p>
          </table:table-cell>
          <table:table-cell office:value-type="float" office:value="57.17">
            <text:p>57.17</text:p>
          </table:table-cell>
          <table:table-cell office:value-type="float" office:value="2.8824558334791">
            <text:p>2.8824558335</text:p>
          </table:table-cell>
          <table:table-cell office:value-type="float" office:value="0.1525">
            <text:p>0.1525</text:p>
          </table:table-cell>
          <table:table-cell office:value-type="float" office:value="31.2404371584699">
            <text:p>31.2404371585</text:p>
          </table:table-cell>
          <table:table-cell/>
          <table:table-cell office:value-type="string">
            <text:p>6695</text:p>
          </table:table-cell>
          <table:table-cell office:value-type="string">
            <text:p>6738</text:p>
          </table:table-cell>
          <table:table-cell office:value-type="float" office:value="1.78">
            <text:p>1.78</text:p>
          </table:table-cell>
          <table:table-cell office:value-type="float" office:value="12">
            <text:p>12</text:p>
          </table:table-cell>
          <table:table-cell office:value-type="float" office:value="160.29">
            <text:p>160.29</text:p>
          </table:table-cell>
          <table:table-cell office:value-type="float" office:value="57.17">
            <text:p>57.17</text:p>
          </table:table-cell>
          <table:table-cell office:value-type="float" office:value="2.80374322196956">
            <text:p>2.803743222</text:p>
          </table:table-cell>
          <table:table-cell office:value-type="float" office:value="0.148333333333333">
            <text:p>0.1483333333</text:p>
          </table:table-cell>
          <table:table-cell office:value-type="float" office:value="32.1179775280899">
            <text:p>32.11797752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1.62">
            <text:p>1.62</text:p>
          </table:table-cell>
          <table:table-cell office:value-type="float" office:value="3">
            <text:p>3</text:p>
          </table:table-cell>
          <table:table-cell office:value-type="float" office:value="145.44">
            <text:p>145.44</text:p>
          </table:table-cell>
          <table:table-cell office:value-type="float" office:value="3.19">
            <text:p>3.19</text:p>
          </table:table-cell>
          <table:table-cell office:value-type="float" office:value="45.5924764890282">
            <text:p>45.592476489</text:p>
          </table:table-cell>
          <table:table-cell office:value-type="float" office:value="0.54">
            <text:p>0.54</text:p>
          </table:table-cell>
          <table:table-cell office:value-type="float" office:value="1.96913580246914">
            <text:p>1.9691358025</text:p>
          </table:table-cell>
          <table:table-cell/>
          <table:table-cell office:value-type="string">
            <text:p>6699</text:p>
          </table:table-cell>
          <table:table-cell office:value-type="string">
            <text:p>6738</text:p>
          </table:table-cell>
          <table:table-cell office:value-type="float" office:value="1.67">
            <text:p>1.67</text:p>
          </table:table-cell>
          <table:table-cell office:value-type="float" office:value="3">
            <text:p>3</text:p>
          </table:table-cell>
          <table:table-cell office:value-type="float" office:value="150.48">
            <text:p>150.48</text:p>
          </table:table-cell>
          <table:table-cell office:value-type="float" office:value="3.19">
            <text:p>3.19</text:p>
          </table:table-cell>
          <table:table-cell office:value-type="float" office:value="47.1724137931034">
            <text:p>47.1724137931</text:p>
          </table:table-cell>
          <table:table-cell office:value-type="float" office:value="0.556666666666667">
            <text:p>0.5566666667</text:p>
          </table:table-cell>
          <table:table-cell office:value-type="float" office:value="1.91017964071856">
            <text:p>1.91017964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7.33">
            <text:p>7.33</text:p>
          </table:table-cell>
          <table:table-cell office:value-type="float" office:value="4">
            <text:p>4</text:p>
          </table:table-cell>
          <table:table-cell office:value-type="float" office:value="659.88">
            <text:p>659.88</text:p>
          </table:table-cell>
          <table:table-cell office:value-type="float" office:value="345.7">
            <text:p>345.7</text:p>
          </table:table-cell>
          <table:table-cell office:value-type="float" office:value="1.90882267862308">
            <text:p>1.9088226786</text:p>
          </table:table-cell>
          <table:table-cell office:value-type="float" office:value="1.8325">
            <text:p>1.8325</text:p>
          </table:table-cell>
          <table:table-cell office:value-type="float" office:value="47.162346521146">
            <text:p>47.1623465211</text:p>
          </table:table-cell>
          <table:table-cell/>
          <table:table-cell office:value-type="string">
            <text:p>6716</text:p>
          </table:table-cell>
          <table:table-cell office:value-type="string">
            <text:p>6738</text:p>
          </table:table-cell>
          <table:table-cell office:value-type="float" office:value="7.41">
            <text:p>7.41</text:p>
          </table:table-cell>
          <table:table-cell office:value-type="float" office:value="3">
            <text:p>3</text:p>
          </table:table-cell>
          <table:table-cell office:value-type="float" office:value="666.54">
            <text:p>666.54</text:p>
          </table:table-cell>
          <table:table-cell office:value-type="float" office:value="345.7">
            <text:p>345.7</text:p>
          </table:table-cell>
          <table:table-cell office:value-type="float" office:value="1.92808793751808">
            <text:p>1.9280879375</text:p>
          </table:table-cell>
          <table:table-cell office:value-type="float" office:value="2.47">
            <text:p>2.47</text:p>
          </table:table-cell>
          <table:table-cell office:value-type="float" office:value="46.6531713900135">
            <text:p>46.653171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6.83">
            <text:p>6.83</text:p>
          </table:table-cell>
          <table:table-cell office:value-type="float" office:value="13">
            <text:p>13</text:p>
          </table:table-cell>
          <table:table-cell office:value-type="float" office:value="614.79">
            <text:p>614.79</text:p>
          </table:table-cell>
          <table:table-cell office:value-type="float" office:value="326.35">
            <text:p>326.35</text:p>
          </table:table-cell>
          <table:table-cell office:value-type="float" office:value="1.88383637199326">
            <text:p>1.883836372</text:p>
          </table:table-cell>
          <table:table-cell office:value-type="float" office:value="0.525384615384615">
            <text:p>0.5253846154</text:p>
          </table:table-cell>
          <table:table-cell office:value-type="float" office:value="47.7818448023426">
            <text:p>47.7818448023</text:p>
          </table:table-cell>
          <table:table-cell/>
          <table:table-cell office:value-type="string">
            <text:p>6892</text:p>
          </table:table-cell>
          <table:table-cell office:value-type="string">
            <text:p>6738</text:p>
          </table:table-cell>
          <table:table-cell office:value-type="float" office:value="6.76">
            <text:p>6.76</text:p>
          </table:table-cell>
          <table:table-cell office:value-type="float" office:value="12">
            <text:p>12</text:p>
          </table:table-cell>
          <table:table-cell office:value-type="float" office:value="608.13">
            <text:p>608.13</text:p>
          </table:table-cell>
          <table:table-cell office:value-type="float" office:value="326.35">
            <text:p>326.35</text:p>
          </table:table-cell>
          <table:table-cell office:value-type="float" office:value="1.86342883407385">
            <text:p>1.8634288341</text:p>
          </table:table-cell>
          <table:table-cell office:value-type="float" office:value="0.563333333333333">
            <text:p>0.5633333333</text:p>
          </table:table-cell>
          <table:table-cell office:value-type="float" office:value="48.2766272189349">
            <text:p>48.27662721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1.22">
            <text:p>1.22</text:p>
          </table:table-cell>
          <table:table-cell office:value-type="float" office:value="5">
            <text:p>5</text:p>
          </table:table-cell>
          <table:table-cell office:value-type="float" office:value="109.35">
            <text:p>109.35</text:p>
          </table:table-cell>
          <table:table-cell office:value-type="float" office:value="3.43">
            <text:p>3.43</text:p>
          </table:table-cell>
          <table:table-cell office:value-type="float" office:value="31.8804664723032">
            <text:p>31.8804664723</text:p>
          </table:table-cell>
          <table:table-cell office:value-type="float" office:value="0.244">
            <text:p>0.244</text:p>
          </table:table-cell>
          <table:table-cell office:value-type="float" office:value="2.81147540983607">
            <text:p>2.8114754098</text:p>
          </table:table-cell>
          <table:table-cell/>
          <table:table-cell office:value-type="string">
            <text:p>6948</text:p>
          </table:table-cell>
          <table:table-cell office:value-type="string">
            <text:p>6738</text:p>
          </table:table-cell>
          <table:table-cell office:value-type="float" office:value="1.13">
            <text:p>1.13</text:p>
          </table:table-cell>
          <table:table-cell office:value-type="float" office:value="5">
            <text:p>5</text:p>
          </table:table-cell>
          <table:table-cell office:value-type="float" office:value="101.34">
            <text:p>101.34</text:p>
          </table:table-cell>
          <table:table-cell office:value-type="float" office:value="3.43">
            <text:p>3.43</text:p>
          </table:table-cell>
          <table:table-cell office:value-type="float" office:value="29.5451895043732">
            <text:p>29.5451895044</text:p>
          </table:table-cell>
          <table:table-cell office:value-type="float" office:value="0.226">
            <text:p>0.226</text:p>
          </table:table-cell>
          <table:table-cell office:value-type="float" office:value="3.0353982300885">
            <text:p>3.03539823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0.54">
            <text:p>0.54</text:p>
          </table:table-cell>
          <table:table-cell office:value-type="float" office:value="3">
            <text:p>3</text:p>
          </table:table-cell>
          <table:table-cell office:value-type="float" office:value="48.69">
            <text:p>48.69</text:p>
          </table:table-cell>
          <table:table-cell office:value-type="float" office:value="11.5">
            <text:p>11.5</text:p>
          </table:table-cell>
          <table:table-cell office:value-type="float" office:value="4.23391304347826">
            <text:p>4.2339130435</text:p>
          </table:table-cell>
          <table:table-cell office:value-type="float" office:value="0.18">
            <text:p>0.18</text:p>
          </table:table-cell>
          <table:table-cell office:value-type="float" office:value="21.2962962962963">
            <text:p>21.2962962963</text:p>
          </table:table-cell>
          <table:table-cell/>
          <table:table-cell office:value-type="string">
            <text:p>7081</text:p>
          </table:table-cell>
          <table:table-cell office:value-type="string">
            <text:p>6738</text:p>
          </table:table-cell>
          <table:table-cell office:value-type="float" office:value="0.58">
            <text:p>0.58</text:p>
          </table:table-cell>
          <table:table-cell office:value-type="float" office:value="3">
            <text:p>3</text:p>
          </table:table-cell>
          <table:table-cell office:value-type="float" office:value="52.02">
            <text:p>52.02</text:p>
          </table:table-cell>
          <table:table-cell office:value-type="float" office:value="11.5">
            <text:p>11.5</text:p>
          </table:table-cell>
          <table:table-cell office:value-type="float" office:value="4.52347826086957">
            <text:p>4.5234782609</text:p>
          </table:table-cell>
          <table:table-cell office:value-type="float" office:value="0.193333333333333">
            <text:p>0.1933333333</text:p>
          </table:table-cell>
          <table:table-cell office:value-type="float" office:value="19.8275862068966">
            <text:p>19.82758620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6.77">
            <text:p>6.77</text:p>
          </table:table-cell>
          <table:table-cell office:value-type="float" office:value="6">
            <text:p>6</text:p>
          </table:table-cell>
          <table:table-cell office:value-type="float" office:value="608.94">
            <text:p>608.94</text:p>
          </table:table-cell>
          <table:table-cell office:value-type="float" office:value="315.66">
            <text:p>315.66</text:p>
          </table:table-cell>
          <table:table-cell office:value-type="float" office:value="1.92910093138187">
            <text:p>1.9291009314</text:p>
          </table:table-cell>
          <table:table-cell office:value-type="float" office:value="1.12833333333333">
            <text:p>1.1283333333</text:p>
          </table:table-cell>
          <table:table-cell office:value-type="float" office:value="46.6262924667652">
            <text:p>46.6262924668</text:p>
          </table:table-cell>
          <table:table-cell/>
          <table:table-cell office:value-type="string">
            <text:p>7094</text:p>
          </table:table-cell>
          <table:table-cell office:value-type="string">
            <text:p>6738</text:p>
          </table:table-cell>
          <table:table-cell office:value-type="float" office:value="6.7">
            <text:p>6.7</text:p>
          </table:table-cell>
          <table:table-cell office:value-type="float" office:value="6">
            <text:p>6</text:p>
          </table:table-cell>
          <table:table-cell office:value-type="float" office:value="603.27">
            <text:p>603.27</text:p>
          </table:table-cell>
          <table:table-cell office:value-type="float" office:value="315.66">
            <text:p>315.66</text:p>
          </table:table-cell>
          <table:table-cell office:value-type="float" office:value="1.91113856681239">
            <text:p>1.9111385668</text:p>
          </table:table-cell>
          <table:table-cell office:value-type="float" office:value="1.11666666666667">
            <text:p>1.1166666667</text:p>
          </table:table-cell>
          <table:table-cell office:value-type="float" office:value="47.1134328358209">
            <text:p>47.1134328358</text:p>
          </table:table-cell>
          <table:table-cell table:number-columns-repeated="1005"/>
        </table:table-row>
        <table:table-row table:style-name="ro1">
          <table:table-cell office:value-type="string">
            <text:p>6843</text:p>
          </table:table-cell>
          <table:table-cell office:value-type="string">
            <text:p>6382</text:p>
          </table:table-cell>
          <table:table-cell office:value-type="float" office:value="16.48">
            <text:p>16.48</text:p>
          </table:table-cell>
          <table:table-cell office:value-type="float" office:value="7">
            <text:p>7</text:p>
          </table:table-cell>
          <table:table-cell office:value-type="float" office:value="1483.11">
            <text:p>1483.11</text:p>
          </table:table-cell>
          <table:table-cell office:value-type="float" office:value="195.29">
            <text:p>195.29</text:p>
          </table:table-cell>
          <table:table-cell office:value-type="float" office:value="7.5943980746582">
            <text:p>7.5943980747</text:p>
          </table:table-cell>
          <table:table-cell office:value-type="float" office:value="2.35428571428571">
            <text:p>2.3542857143</text:p>
          </table:table-cell>
          <table:table-cell office:value-type="float" office:value="11.8501213592233">
            <text:p>11.8501213592</text:p>
          </table:table-cell>
          <table:table-cell/>
          <table:table-cell office:value-type="string">
            <text:p>6382</text:p>
          </table:table-cell>
          <table:table-cell office:value-type="string">
            <text:p>6843</text:p>
          </table:table-cell>
          <table:table-cell office:value-type="float" office:value="16.45">
            <text:p>16.45</text:p>
          </table:table-cell>
          <table:table-cell office:value-type="float" office:value="7">
            <text:p>7</text:p>
          </table:table-cell>
          <table:table-cell office:value-type="float" office:value="1480.77">
            <text:p>1480.77</text:p>
          </table:table-cell>
          <table:table-cell office:value-type="float" office:value="195.29">
            <text:p>195.29</text:p>
          </table:table-cell>
          <table:table-cell office:value-type="float" office:value="7.58241589431102">
            <text:p>7.5824158943</text:p>
          </table:table-cell>
          <table:table-cell office:value-type="float" office:value="2.35">
            <text:p>2.35</text:p>
          </table:table-cell>
          <table:table-cell office:value-type="float" office:value="11.8717325227964">
            <text:p>11.87173252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8.48">
            <text:p>8.48</text:p>
          </table:table-cell>
          <table:table-cell office:value-type="float" office:value="11">
            <text:p>11</text:p>
          </table:table-cell>
          <table:table-cell office:value-type="float" office:value="763.38">
            <text:p>763.38</text:p>
          </table:table-cell>
          <table:table-cell office:value-type="float" office:value="250.33">
            <text:p>250.33</text:p>
          </table:table-cell>
          <table:table-cell office:value-type="float" office:value="3.04949466703951">
            <text:p>3.049494667</text:p>
          </table:table-cell>
          <table:table-cell office:value-type="float" office:value="0.770909090909091">
            <text:p>0.7709090909</text:p>
          </table:table-cell>
          <table:table-cell office:value-type="float" office:value="29.5200471698113">
            <text:p>29.5200471698</text:p>
          </table:table-cell>
          <table:table-cell/>
          <table:table-cell office:value-type="string">
            <text:p>6446</text:p>
          </table:table-cell>
          <table:table-cell office:value-type="string">
            <text:p>6843</text:p>
          </table:table-cell>
          <table:table-cell office:value-type="float" office:value="7.77">
            <text:p>7.77</text:p>
          </table:table-cell>
          <table:table-cell office:value-type="float" office:value="11">
            <text:p>11</text:p>
          </table:table-cell>
          <table:table-cell office:value-type="float" office:value="699.39">
            <text:p>699.39</text:p>
          </table:table-cell>
          <table:table-cell office:value-type="float" office:value="250.33">
            <text:p>250.33</text:p>
          </table:table-cell>
          <table:table-cell office:value-type="float" office:value="2.79387208884273">
            <text:p>2.7938720888</text:p>
          </table:table-cell>
          <table:table-cell office:value-type="float" office:value="0.706363636363636">
            <text:p>0.7063636364</text:p>
          </table:table-cell>
          <table:table-cell office:value-type="float" office:value="32.2175032175032">
            <text:p>32.21750321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7.71">
            <text:p>7.71</text:p>
          </table:table-cell>
          <table:table-cell office:value-type="float" office:value="9">
            <text:p>9</text:p>
          </table:table-cell>
          <table:table-cell office:value-type="float" office:value="693.99">
            <text:p>693.99</text:p>
          </table:table-cell>
          <table:table-cell office:value-type="float" office:value="190.73">
            <text:p>190.73</text:p>
          </table:table-cell>
          <table:table-cell office:value-type="float" office:value="3.63859906674356">
            <text:p>3.6385990667</text:p>
          </table:table-cell>
          <table:table-cell office:value-type="float" office:value="0.856666666666667">
            <text:p>0.8566666667</text:p>
          </table:table-cell>
          <table:table-cell office:value-type="float" office:value="24.7380025940337">
            <text:p>24.738002594</text:p>
          </table:table-cell>
          <table:table-cell/>
          <table:table-cell office:value-type="string">
            <text:p>6451</text:p>
          </table:table-cell>
          <table:table-cell office:value-type="string">
            <text:p>6843</text:p>
          </table:table-cell>
          <table:table-cell office:value-type="float" office:value="7.55">
            <text:p>7.55</text:p>
          </table:table-cell>
          <table:table-cell office:value-type="float" office:value="11">
            <text:p>11</text:p>
          </table:table-cell>
          <table:table-cell office:value-type="float" office:value="679.77">
            <text:p>679.77</text:p>
          </table:table-cell>
          <table:table-cell office:value-type="float" office:value="190.73">
            <text:p>190.73</text:p>
          </table:table-cell>
          <table:table-cell office:value-type="float" office:value="3.56404341215331">
            <text:p>3.5640434122</text:p>
          </table:table-cell>
          <table:table-cell office:value-type="float" office:value="0.686363636363636">
            <text:p>0.6863636364</text:p>
          </table:table-cell>
          <table:table-cell office:value-type="float" office:value="25.2622516556291">
            <text:p>25.26225165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0.56">
            <text:p>10.56</text:p>
          </table:table-cell>
          <table:table-cell office:value-type="float" office:value="11">
            <text:p>11</text:p>
          </table:table-cell>
          <table:table-cell office:value-type="float" office:value="950.31">
            <text:p>950.31</text:p>
          </table:table-cell>
          <table:table-cell office:value-type="float" office:value="192.59">
            <text:p>192.59</text:p>
          </table:table-cell>
          <table:table-cell office:value-type="float" office:value="4.93436834726621">
            <text:p>4.9343683473</text:p>
          </table:table-cell>
          <table:table-cell office:value-type="float" office:value="0.96">
            <text:p>0.96</text:p>
          </table:table-cell>
          <table:table-cell office:value-type="float" office:value="18.2376893939394">
            <text:p>18.2376893939</text:p>
          </table:table-cell>
          <table:table-cell/>
          <table:table-cell office:value-type="string">
            <text:p>6499</text:p>
          </table:table-cell>
          <table:table-cell office:value-type="string">
            <text:p>6843</text:p>
          </table:table-cell>
          <table:table-cell office:value-type="float" office:value="10.67">
            <text:p>10.67</text:p>
          </table:table-cell>
          <table:table-cell office:value-type="float" office:value="11">
            <text:p>11</text:p>
          </table:table-cell>
          <table:table-cell office:value-type="float" office:value="960.03">
            <text:p>960.03</text:p>
          </table:table-cell>
          <table:table-cell office:value-type="float" office:value="192.59">
            <text:p>192.59</text:p>
          </table:table-cell>
          <table:table-cell office:value-type="float" office:value="4.98483825743808">
            <text:p>4.9848382574</text:p>
          </table:table-cell>
          <table:table-cell office:value-type="float" office:value="0.97">
            <text:p>0.97</text:p>
          </table:table-cell>
          <table:table-cell office:value-type="float" office:value="18.049671977507">
            <text:p>18.04967197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10.05">
            <text:p>10.05</text:p>
          </table:table-cell>
          <table:table-cell office:value-type="float" office:value="13">
            <text:p>13</text:p>
          </table:table-cell>
          <table:table-cell office:value-type="float" office:value="904.14">
            <text:p>904.14</text:p>
          </table:table-cell>
          <table:table-cell office:value-type="float" office:value="127.89">
            <text:p>127.89</text:p>
          </table:table-cell>
          <table:table-cell office:value-type="float" office:value="7.06966924700915">
            <text:p>7.069669247</text:p>
          </table:table-cell>
          <table:table-cell office:value-type="float" office:value="0.773076923076923">
            <text:p>0.7730769231</text:p>
          </table:table-cell>
          <table:table-cell office:value-type="float" office:value="12.7253731343284">
            <text:p>12.7253731343</text:p>
          </table:table-cell>
          <table:table-cell/>
          <table:table-cell office:value-type="string">
            <text:p>6512</text:p>
          </table:table-cell>
          <table:table-cell office:value-type="string">
            <text:p>6843</text:p>
          </table:table-cell>
          <table:table-cell office:value-type="float" office:value="9.95">
            <text:p>9.95</text:p>
          </table:table-cell>
          <table:table-cell office:value-type="float" office:value="11">
            <text:p>11</text:p>
          </table:table-cell>
          <table:table-cell office:value-type="float" office:value="895.32">
            <text:p>895.32</text:p>
          </table:table-cell>
          <table:table-cell office:value-type="float" office:value="127.89">
            <text:p>127.89</text:p>
          </table:table-cell>
          <table:table-cell office:value-type="float" office:value="7.00070372976777">
            <text:p>7.0007037298</text:p>
          </table:table-cell>
          <table:table-cell office:value-type="float" office:value="0.904545454545454">
            <text:p>0.9045454545</text:p>
          </table:table-cell>
          <table:table-cell office:value-type="float" office:value="12.8532663316583">
            <text:p>12.85326633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8.63">
            <text:p>8.63</text:p>
          </table:table-cell>
          <table:table-cell office:value-type="float" office:value="11">
            <text:p>11</text:p>
          </table:table-cell>
          <table:table-cell office:value-type="float" office:value="776.88">
            <text:p>776.88</text:p>
          </table:table-cell>
          <table:table-cell office:value-type="float" office:value="242.51">
            <text:p>242.51</text:p>
          </table:table-cell>
          <table:table-cell office:value-type="float" office:value="3.20349676302008">
            <text:p>3.203496763</text:p>
          </table:table-cell>
          <table:table-cell office:value-type="float" office:value="0.784545454545455">
            <text:p>0.7845454545</text:p>
          </table:table-cell>
          <table:table-cell office:value-type="float" office:value="28.1008111239861">
            <text:p>28.100811124</text:p>
          </table:table-cell>
          <table:table-cell/>
          <table:table-cell office:value-type="string">
            <text:p>6515</text:p>
          </table:table-cell>
          <table:table-cell office:value-type="string">
            <text:p>6843</text:p>
          </table:table-cell>
          <table:table-cell office:value-type="float" office:value="8.53">
            <text:p>8.53</text:p>
          </table:table-cell>
          <table:table-cell office:value-type="float" office:value="11">
            <text:p>11</text:p>
          </table:table-cell>
          <table:table-cell office:value-type="float" office:value="767.61">
            <text:p>767.61</text:p>
          </table:table-cell>
          <table:table-cell office:value-type="float" office:value="242.51">
            <text:p>242.51</text:p>
          </table:table-cell>
          <table:table-cell office:value-type="float" office:value="3.16527153519442">
            <text:p>3.1652715352</text:p>
          </table:table-cell>
          <table:table-cell office:value-type="float" office:value="0.775454545454545">
            <text:p>0.7754545455</text:p>
          </table:table-cell>
          <table:table-cell office:value-type="float" office:value="28.4302461899179">
            <text:p>28.430246189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9.07">
            <text:p>9.07</text:p>
          </table:table-cell>
          <table:table-cell office:value-type="float" office:value="11">
            <text:p>11</text:p>
          </table:table-cell>
          <table:table-cell office:value-type="float" office:value="815.94">
            <text:p>815.94</text:p>
          </table:table-cell>
          <table:table-cell office:value-type="float" office:value="242.5">
            <text:p>242.5</text:p>
          </table:table-cell>
          <table:table-cell office:value-type="float" office:value="3.36470103092784">
            <text:p>3.3647010309</text:p>
          </table:table-cell>
          <table:table-cell office:value-type="float" office:value="0.824545454545455">
            <text:p>0.8245454545</text:p>
          </table:table-cell>
          <table:table-cell office:value-type="float" office:value="26.7364939360529">
            <text:p>26.7364939361</text:p>
          </table:table-cell>
          <table:table-cell/>
          <table:table-cell office:value-type="string">
            <text:p>6516</text:p>
          </table:table-cell>
          <table:table-cell office:value-type="string">
            <text:p>684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10.36">
            <text:p>810.36</text:p>
          </table:table-cell>
          <table:table-cell office:value-type="float" office:value="242.5">
            <text:p>242.5</text:p>
          </table:table-cell>
          <table:table-cell office:value-type="float" office:value="3.34169072164948">
            <text:p>3.3416907216</text:p>
          </table:table-cell>
          <table:table-cell office:value-type="float" office:value="0.818181818181818">
            <text:p>0.8181818182</text:p>
          </table:table-cell>
          <table:table-cell office:value-type="float" office:value="26.9444444444444">
            <text:p>26.944444444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14.11">
            <text:p>14.11</text:p>
          </table:table-cell>
          <table:table-cell office:value-type="float" office:value="9">
            <text:p>9</text:p>
          </table:table-cell>
          <table:table-cell office:value-type="float" office:value="1269.72">
            <text:p>1269.72</text:p>
          </table:table-cell>
          <table:table-cell office:value-type="float" office:value="233.17">
            <text:p>233.17</text:p>
          </table:table-cell>
          <table:table-cell office:value-type="float" office:value="5.44546897113694">
            <text:p>5.4454689711</text:p>
          </table:table-cell>
          <table:table-cell office:value-type="float" office:value="1.56777777777778">
            <text:p>1.5677777778</text:p>
          </table:table-cell>
          <table:table-cell office:value-type="float" office:value="16.5251594613749">
            <text:p>16.5251594614</text:p>
          </table:table-cell>
          <table:table-cell/>
          <table:table-cell office:value-type="string">
            <text:p>6519</text:p>
          </table:table-cell>
          <table:table-cell office:value-type="string">
            <text:p>6843</text:p>
          </table:table-cell>
          <table:table-cell office:value-type="float" office:value="13.9">
            <text:p>13.9</text:p>
          </table:table-cell>
          <table:table-cell office:value-type="float" office:value="9">
            <text:p>9</text:p>
          </table:table-cell>
          <table:table-cell office:value-type="float" office:value="1251.27">
            <text:p>1251.27</text:p>
          </table:table-cell>
          <table:table-cell office:value-type="float" office:value="233.17">
            <text:p>233.17</text:p>
          </table:table-cell>
          <table:table-cell office:value-type="float" office:value="5.36634215379337">
            <text:p>5.3663421538</text:p>
          </table:table-cell>
          <table:table-cell office:value-type="float" office:value="1.54444444444445">
            <text:p>1.5444444444</text:p>
          </table:table-cell>
          <table:table-cell office:value-type="float" office:value="16.7748201438849">
            <text:p>16.77482014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7.43">
            <text:p>7.43</text:p>
          </table:table-cell>
          <table:table-cell office:value-type="float" office:value="7">
            <text:p>7</text:p>
          </table:table-cell>
          <table:table-cell office:value-type="float" office:value="669.06">
            <text:p>669.06</text:p>
          </table:table-cell>
          <table:table-cell office:value-type="float" office:value="190.76">
            <text:p>190.76</text:p>
          </table:table-cell>
          <table:table-cell office:value-type="float" office:value="3.50733906479346">
            <text:p>3.5073390648</text:p>
          </table:table-cell>
          <table:table-cell office:value-type="float" office:value="1.06142857142857">
            <text:p>1.0614285714</text:p>
          </table:table-cell>
          <table:table-cell office:value-type="float" office:value="25.6742934051144">
            <text:p>25.6742934051</text:p>
          </table:table-cell>
          <table:table-cell/>
          <table:table-cell office:value-type="string">
            <text:p>6559</text:p>
          </table:table-cell>
          <table:table-cell office:value-type="string">
            <text:p>6843</text:p>
          </table:table-cell>
          <table:table-cell office:value-type="float" office:value="7.52">
            <text:p>7.52</text:p>
          </table:table-cell>
          <table:table-cell office:value-type="float" office:value="11">
            <text:p>11</text:p>
          </table:table-cell>
          <table:table-cell office:value-type="float" office:value="676.62">
            <text:p>676.62</text:p>
          </table:table-cell>
          <table:table-cell office:value-type="float" office:value="190.76">
            <text:p>190.76</text:p>
          </table:table-cell>
          <table:table-cell office:value-type="float" office:value="3.54697001467813">
            <text:p>3.5469700147</text:p>
          </table:table-cell>
          <table:table-cell office:value-type="float" office:value="0.683636363636364">
            <text:p>0.6836363636</text:p>
          </table:table-cell>
          <table:table-cell office:value-type="float" office:value="25.3670212765957">
            <text:p>25.367021276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7.7">
            <text:p>7.7</text:p>
          </table:table-cell>
          <table:table-cell office:value-type="float" office:value="9">
            <text:p>9</text:p>
          </table:table-cell>
          <table:table-cell office:value-type="float" office:value="692.91">
            <text:p>692.91</text:p>
          </table:table-cell>
          <table:table-cell office:value-type="float" office:value="253.74">
            <text:p>253.74</text:p>
          </table:table-cell>
          <table:table-cell office:value-type="float" office:value="2.7307874201939">
            <text:p>2.7307874202</text:p>
          </table:table-cell>
          <table:table-cell office:value-type="float" office:value="0.855555555555556">
            <text:p>0.8555555556</text:p>
          </table:table-cell>
          <table:table-cell office:value-type="float" office:value="32.9532467532468">
            <text:p>32.9532467532</text:p>
          </table:table-cell>
          <table:table-cell/>
          <table:table-cell office:value-type="string">
            <text:p>6562</text:p>
          </table:table-cell>
          <table:table-cell office:value-type="string">
            <text:p>6843</text:p>
          </table:table-cell>
          <table:table-cell office:value-type="float" office:value="7.32">
            <text:p>7.32</text:p>
          </table:table-cell>
          <table:table-cell office:value-type="float" office:value="9">
            <text:p>9</text:p>
          </table:table-cell>
          <table:table-cell office:value-type="float" office:value="658.44">
            <text:p>658.44</text:p>
          </table:table-cell>
          <table:table-cell office:value-type="float" office:value="253.74">
            <text:p>253.74</text:p>
          </table:table-cell>
          <table:table-cell office:value-type="float" office:value="2.59493970205722">
            <text:p>2.5949397021</text:p>
          </table:table-cell>
          <table:table-cell office:value-type="float" office:value="0.813333333333333">
            <text:p>0.8133333333</text:p>
          </table:table-cell>
          <table:table-cell office:value-type="float" office:value="34.6639344262295">
            <text:p>34.66393442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8.12">
            <text:p>8.12</text:p>
          </table:table-cell>
          <table:table-cell office:value-type="float" office:value="9">
            <text:p>9</text:p>
          </table:table-cell>
          <table:table-cell office:value-type="float" office:value="730.44">
            <text:p>730.44</text:p>
          </table:table-cell>
          <table:table-cell office:value-type="float" office:value="152.67">
            <text:p>152.67</text:p>
          </table:table-cell>
          <table:table-cell office:value-type="float" office:value="4.78443702102574">
            <text:p>4.784437021</text:p>
          </table:table-cell>
          <table:table-cell office:value-type="float" office:value="0.902222222222222">
            <text:p>0.9022222222</text:p>
          </table:table-cell>
          <table:table-cell office:value-type="float" office:value="18.801724137931">
            <text:p>18.8017241379</text:p>
          </table:table-cell>
          <table:table-cell/>
          <table:table-cell office:value-type="string">
            <text:p>6647</text:p>
          </table:table-cell>
          <table:table-cell office:value-type="string">
            <text:p>6843</text:p>
          </table:table-cell>
          <table:table-cell office:value-type="float" office:value="8.01">
            <text:p>8.01</text:p>
          </table:table-cell>
          <table:table-cell office:value-type="float" office:value="8">
            <text:p>8</text:p>
          </table:table-cell>
          <table:table-cell office:value-type="float" office:value="721.08">
            <text:p>721.08</text:p>
          </table:table-cell>
          <table:table-cell office:value-type="float" office:value="152.67">
            <text:p>152.67</text:p>
          </table:table-cell>
          <table:table-cell office:value-type="float" office:value="4.72312831597563">
            <text:p>4.723128316</text:p>
          </table:table-cell>
          <table:table-cell office:value-type="float" office:value="1.00125">
            <text:p>1.00125</text:p>
          </table:table-cell>
          <table:table-cell office:value-type="float" office:value="19.059925093633">
            <text:p>19.05992509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7.71">
            <text:p>7.71</text:p>
          </table:table-cell>
          <table:table-cell office:value-type="float" office:value="11">
            <text:p>11</text:p>
          </table:table-cell>
          <table:table-cell office:value-type="float" office:value="694.35">
            <text:p>694.35</text:p>
          </table:table-cell>
          <table:table-cell office:value-type="float" office:value="193.17">
            <text:p>193.17</text:p>
          </table:table-cell>
          <table:table-cell office:value-type="float" office:value="3.59450225190247">
            <text:p>3.5945022519</text:p>
          </table:table-cell>
          <table:table-cell office:value-type="float" office:value="0.700909090909091">
            <text:p>0.7009090909</text:p>
          </table:table-cell>
          <table:table-cell office:value-type="float" office:value="25.0544747081712">
            <text:p>25.0544747082</text:p>
          </table:table-cell>
          <table:table-cell/>
          <table:table-cell office:value-type="string">
            <text:p>6695</text:p>
          </table:table-cell>
          <table:table-cell office:value-type="string">
            <text:p>6843</text:p>
          </table:table-cell>
          <table:table-cell office:value-type="float" office:value="7.68">
            <text:p>7.68</text:p>
          </table:table-cell>
          <table:table-cell office:value-type="float" office:value="11">
            <text:p>11</text:p>
          </table:table-cell>
          <table:table-cell office:value-type="float" office:value="691.56">
            <text:p>691.56</text:p>
          </table:table-cell>
          <table:table-cell office:value-type="float" office:value="193.17">
            <text:p>193.17</text:p>
          </table:table-cell>
          <table:table-cell office:value-type="float" office:value="3.58005901537506">
            <text:p>3.5800590154</text:p>
          </table:table-cell>
          <table:table-cell office:value-type="float" office:value="0.698181818181818">
            <text:p>0.6981818182</text:p>
          </table:table-cell>
          <table:table-cell office:value-type="float" office:value="25.15234375">
            <text:p>25.152343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6.67">
            <text:p>6.67</text:p>
          </table:table-cell>
          <table:table-cell office:value-type="float" office:value="8">
            <text:p>8</text:p>
          </table:table-cell>
          <table:table-cell office:value-type="float" office:value="600.48">
            <text:p>600.48</text:p>
          </table:table-cell>
          <table:table-cell office:value-type="float" office:value="250.23">
            <text:p>250.23</text:p>
          </table:table-cell>
          <table:table-cell office:value-type="float" office:value="2.39971226471646">
            <text:p>2.3997122647</text:p>
          </table:table-cell>
          <table:table-cell office:value-type="float" office:value="0.83375">
            <text:p>0.83375</text:p>
          </table:table-cell>
          <table:table-cell office:value-type="float" office:value="37.5157421289355">
            <text:p>37.5157421289</text:p>
          </table:table-cell>
          <table:table-cell/>
          <table:table-cell office:value-type="string">
            <text:p>6738</text:p>
          </table:table-cell>
          <table:table-cell office:value-type="string">
            <text:p>6843</text:p>
          </table:table-cell>
          <table:table-cell office:value-type="float" office:value="6.63">
            <text:p>6.63</text:p>
          </table:table-cell>
          <table:table-cell office:value-type="float" office:value="9">
            <text:p>9</text:p>
          </table:table-cell>
          <table:table-cell office:value-type="float" office:value="596.52">
            <text:p>596.52</text:p>
          </table:table-cell>
          <table:table-cell office:value-type="float" office:value="250.23">
            <text:p>250.23</text:p>
          </table:table-cell>
          <table:table-cell office:value-type="float" office:value="2.38388682412181">
            <text:p>2.3838868241</text:p>
          </table:table-cell>
          <table:table-cell office:value-type="float" office:value="0.736666666666667">
            <text:p>0.7366666667</text:p>
          </table:table-cell>
          <table:table-cell office:value-type="float" office:value="37.7420814479638">
            <text:p>37.7420814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7.36">
            <text:p>7.36</text:p>
          </table:table-cell>
          <table:table-cell office:value-type="float" office:value="7">
            <text:p>7</text:p>
          </table:table-cell>
          <table:table-cell office:value-type="float" office:value="662.4">
            <text:p>662.4</text:p>
          </table:table-cell>
          <table:table-cell office:value-type="float" office:value="190.75">
            <text:p>190.75</text:p>
          </table:table-cell>
          <table:table-cell office:value-type="float" office:value="3.47260812581913">
            <text:p>3.4726081258</text:p>
          </table:table-cell>
          <table:table-cell office:value-type="float" office:value="1.05142857142857">
            <text:p>1.0514285714</text:p>
          </table:table-cell>
          <table:table-cell office:value-type="float" office:value="25.9171195652174">
            <text:p>25.9171195652</text:p>
          </table:table-cell>
          <table:table-cell/>
          <table:table-cell office:value-type="string">
            <text:p>6945</text:p>
          </table:table-cell>
          <table:table-cell office:value-type="string">
            <text:p>6843</text:p>
          </table:table-cell>
          <table:table-cell office:value-type="float" office:value="7.38">
            <text:p>7.38</text:p>
          </table:table-cell>
          <table:table-cell office:value-type="float" office:value="9">
            <text:p>9</text:p>
          </table:table-cell>
          <table:table-cell office:value-type="float" office:value="664.47">
            <text:p>664.47</text:p>
          </table:table-cell>
          <table:table-cell office:value-type="float" office:value="190.75">
            <text:p>190.75</text:p>
          </table:table-cell>
          <table:table-cell office:value-type="float" office:value="3.48346002621232">
            <text:p>3.4834600262</text:p>
          </table:table-cell>
          <table:table-cell office:value-type="float" office:value="0.82">
            <text:p>0.82</text:p>
          </table:table-cell>
          <table:table-cell office:value-type="float" office:value="25.8468834688347">
            <text:p>25.84688346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2.87">
            <text:p>12.87</text:p>
          </table:table-cell>
          <table:table-cell office:value-type="float" office:value="8">
            <text:p>8</text:p>
          </table:table-cell>
          <table:table-cell office:value-type="float" office:value="1158.21">
            <text:p>1158.21</text:p>
          </table:table-cell>
          <table:table-cell office:value-type="float" office:value="221.22">
            <text:p>221.22</text:p>
          </table:table-cell>
          <table:table-cell office:value-type="float" office:value="5.23555736371033">
            <text:p>5.2355573637</text:p>
          </table:table-cell>
          <table:table-cell office:value-type="float" office:value="1.60875">
            <text:p>1.60875</text:p>
          </table:table-cell>
          <table:table-cell office:value-type="float" office:value="17.1888111888112">
            <text:p>17.1888111888</text:p>
          </table:table-cell>
          <table:table-cell/>
          <table:table-cell office:value-type="string">
            <text:p>7021</text:p>
          </table:table-cell>
          <table:table-cell office:value-type="string">
            <text:p>6843</text:p>
          </table:table-cell>
          <table:table-cell office:value-type="float" office:value="12.93">
            <text:p>12.93</text:p>
          </table:table-cell>
          <table:table-cell office:value-type="float" office:value="8">
            <text:p>8</text:p>
          </table:table-cell>
          <table:table-cell office:value-type="float" office:value="1163.43">
            <text:p>1163.43</text:p>
          </table:table-cell>
          <table:table-cell office:value-type="float" office:value="221.22">
            <text:p>221.22</text:p>
          </table:table-cell>
          <table:table-cell office:value-type="float" office:value="5.25915378356387">
            <text:p>5.2591537836</text:p>
          </table:table-cell>
          <table:table-cell office:value-type="float" office:value="1.61625">
            <text:p>1.61625</text:p>
          </table:table-cell>
          <table:table-cell office:value-type="float" office:value="17.1090487238979">
            <text:p>17.10904872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087</text:p>
          </table:table-cell>
          <table:table-cell office:value-type="float" office:value="7.83">
            <text:p>7.83</text:p>
          </table:table-cell>
          <table:table-cell office:value-type="float" office:value="7">
            <text:p>7</text:p>
          </table:table-cell>
          <table:table-cell office:value-type="float" office:value="705.06">
            <text:p>705.06</text:p>
          </table:table-cell>
          <table:table-cell office:value-type="float" office:value="193.18">
            <text:p>193.18</text:p>
          </table:table-cell>
          <table:table-cell office:value-type="float" office:value="3.6497567035925">
            <text:p>3.6497567036</text:p>
          </table:table-cell>
          <table:table-cell office:value-type="float" office:value="1.11857142857143">
            <text:p>1.1185714286</text:p>
          </table:table-cell>
          <table:table-cell office:value-type="float" office:value="24.6717752234994">
            <text:p>24.6717752235</text:p>
          </table:table-cell>
          <table:table-cell/>
          <table:table-cell office:value-type="string">
            <text:p>6087</text:p>
          </table:table-cell>
          <table:table-cell office:value-type="string">
            <text:p>6843</text:p>
          </table:table-cell>
          <table:table-cell office:value-type="float" office:value="7.71">
            <text:p>7.71</text:p>
          </table:table-cell>
          <table:table-cell office:value-type="float" office:value="7">
            <text:p>7</text:p>
          </table:table-cell>
          <table:table-cell office:value-type="float" office:value="693.9">
            <text:p>693.9</text:p>
          </table:table-cell>
          <table:table-cell office:value-type="float" office:value="193.18">
            <text:p>193.18</text:p>
          </table:table-cell>
          <table:table-cell office:value-type="float" office:value="3.59198674811057">
            <text:p>3.5919867481</text:p>
          </table:table-cell>
          <table:table-cell office:value-type="float" office:value="1.10142857142857">
            <text:p>1.1014285714</text:p>
          </table:table-cell>
          <table:table-cell office:value-type="float" office:value="25.0557717250324">
            <text:p>25.0557717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8.46">
            <text:p>8.46</text:p>
          </table:table-cell>
          <table:table-cell office:value-type="float" office:value="9">
            <text:p>9</text:p>
          </table:table-cell>
          <table:table-cell office:value-type="float" office:value="761.85">
            <text:p>761.85</text:p>
          </table:table-cell>
          <table:table-cell office:value-type="float" office:value="191.63">
            <text:p>191.63</text:p>
          </table:table-cell>
          <table:table-cell office:value-type="float" office:value="3.9756301205448">
            <text:p>3.9756301205</text:p>
          </table:table-cell>
          <table:table-cell office:value-type="float" office:value="0.94">
            <text:p>0.94</text:p>
          </table:table-cell>
          <table:table-cell office:value-type="float" office:value="22.6513002364066">
            <text:p>22.6513002364</text:p>
          </table:table-cell>
          <table:table-cell/>
          <table:table-cell office:value-type="string">
            <text:p>6405</text:p>
          </table:table-cell>
          <table:table-cell office:value-type="string">
            <text:p>6843</text:p>
          </table:table-cell>
          <table:table-cell office:value-type="float" office:value="8.29">
            <text:p>8.29</text:p>
          </table:table-cell>
          <table:table-cell office:value-type="float" office:value="11">
            <text:p>11</text:p>
          </table:table-cell>
          <table:table-cell office:value-type="float" office:value="746.19">
            <text:p>746.19</text:p>
          </table:table-cell>
          <table:table-cell office:value-type="float" office:value="191.63">
            <text:p>191.63</text:p>
          </table:table-cell>
          <table:table-cell office:value-type="float" office:value="3.893910139331">
            <text:p>3.8939101393</text:p>
          </table:table-cell>
          <table:table-cell office:value-type="float" office:value="0.753636363636363">
            <text:p>0.7536363636</text:p>
          </table:table-cell>
          <table:table-cell office:value-type="float" office:value="23.1158021712907">
            <text:p>23.11580217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3.34">
            <text:p>13.34</text:p>
          </table:table-cell>
          <table:table-cell office:value-type="float" office:value="9">
            <text:p>9</text:p>
          </table:table-cell>
          <table:table-cell office:value-type="float" office:value="1200.69">
            <text:p>1200.69</text:p>
          </table:table-cell>
          <table:table-cell office:value-type="float" office:value="231.48">
            <text:p>231.48</text:p>
          </table:table-cell>
          <table:table-cell office:value-type="float" office:value="5.18701399688958">
            <text:p>5.1870139969</text:p>
          </table:table-cell>
          <table:table-cell office:value-type="float" office:value="1.48222222222222">
            <text:p>1.4822222222</text:p>
          </table:table-cell>
          <table:table-cell office:value-type="float" office:value="17.352323838081">
            <text:p>17.3523238381</text:p>
          </table:table-cell>
          <table:table-cell/>
          <table:table-cell office:value-type="string">
            <text:p>6423</text:p>
          </table:table-cell>
          <table:table-cell office:value-type="string">
            <text:p>6843</text:p>
          </table:table-cell>
          <table:table-cell office:value-type="float" office:value="13.16">
            <text:p>13.16</text:p>
          </table:table-cell>
          <table:table-cell office:value-type="float" office:value="9">
            <text:p>9</text:p>
          </table:table-cell>
          <table:table-cell office:value-type="float" office:value="1184.76">
            <text:p>1184.76</text:p>
          </table:table-cell>
          <table:table-cell office:value-type="float" office:value="231.48">
            <text:p>231.48</text:p>
          </table:table-cell>
          <table:table-cell office:value-type="float" office:value="5.11819595645412">
            <text:p>5.1181959565</text:p>
          </table:table-cell>
          <table:table-cell office:value-type="float" office:value="1.46222222222222">
            <text:p>1.4622222222</text:p>
          </table:table-cell>
          <table:table-cell office:value-type="float" office:value="17.5896656534954">
            <text:p>17.58966565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8.48">
            <text:p>8.48</text:p>
          </table:table-cell>
          <table:table-cell office:value-type="float" office:value="255">
            <text:p>255</text:p>
          </table:table-cell>
          <table:table-cell office:value-type="float" office:value="763.02">
            <text:p>763.02</text:p>
          </table:table-cell>
          <table:table-cell office:value-type="float" office:value="247.05">
            <text:p>247.05</text:p>
          </table:table-cell>
          <table:table-cell office:value-type="float" office:value="3.08852459016393">
            <text:p>3.0885245902</text:p>
          </table:table-cell>
          <table:table-cell office:value-type="float" office:value="0.0332549019607843">
            <text:p>0.033254902</text:p>
          </table:table-cell>
          <table:table-cell office:value-type="float" office:value="29.1332547169811">
            <text:p>29.133254717</text:p>
          </table:table-cell>
          <table:table-cell/>
          <table:table-cell office:value-type="string">
            <text:p>6471</text:p>
          </table:table-cell>
          <table:table-cell office:value-type="string">
            <text:p>6843</text:p>
          </table:table-cell>
          <table:table-cell office:value-type="float" office:value="8.46">
            <text:p>8.46</text:p>
          </table:table-cell>
          <table:table-cell office:value-type="float" office:value="255">
            <text:p>255</text:p>
          </table:table-cell>
          <table:table-cell office:value-type="float" office:value="761.58">
            <text:p>761.58</text:p>
          </table:table-cell>
          <table:table-cell office:value-type="float" office:value="247.05">
            <text:p>247.05</text:p>
          </table:table-cell>
          <table:table-cell office:value-type="float" office:value="3.08269581056466">
            <text:p>3.0826958106</text:p>
          </table:table-cell>
          <table:table-cell office:value-type="float" office:value="0.0331764705882353">
            <text:p>0.0331764706</text:p>
          </table:table-cell>
          <table:table-cell office:value-type="float" office:value="29.2021276595745">
            <text:p>29.202127659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11.74">
            <text:p>11.74</text:p>
          </table:table-cell>
          <table:table-cell office:value-type="float" office:value="9">
            <text:p>9</text:p>
          </table:table-cell>
          <table:table-cell office:value-type="float" office:value="1056.51">
            <text:p>1056.51</text:p>
          </table:table-cell>
          <table:table-cell office:value-type="float" office:value="90.83">
            <text:p>90.83</text:p>
          </table:table-cell>
          <table:table-cell office:value-type="float" office:value="11.6317296047561">
            <text:p>11.6317296048</text:p>
          </table:table-cell>
          <table:table-cell office:value-type="float" office:value="1.30444444444445">
            <text:p>1.3044444444</text:p>
          </table:table-cell>
          <table:table-cell office:value-type="float" office:value="7.73679727427598">
            <text:p>7.7367972743</text:p>
          </table:table-cell>
          <table:table-cell/>
          <table:table-cell office:value-type="string">
            <text:p>6501</text:p>
          </table:table-cell>
          <table:table-cell office:value-type="string">
            <text:p>6843</text:p>
          </table:table-cell>
          <table:table-cell office:value-type="float" office:value="11.41">
            <text:p>11.41</text:p>
          </table:table-cell>
          <table:table-cell office:value-type="float" office:value="10">
            <text:p>10</text:p>
          </table:table-cell>
          <table:table-cell office:value-type="float" office:value="1026.63">
            <text:p>1026.63</text:p>
          </table:table-cell>
          <table:table-cell office:value-type="float" office:value="90.83">
            <text:p>90.83</text:p>
          </table:table-cell>
          <table:table-cell office:value-type="float" office:value="11.3027634041616">
            <text:p>11.3027634042</text:p>
          </table:table-cell>
          <table:table-cell office:value-type="float" office:value="1.141">
            <text:p>1.141</text:p>
          </table:table-cell>
          <table:table-cell office:value-type="float" office:value="7.96056091148116">
            <text:p>7.96056091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6.57">
            <text:p>16.57</text:p>
          </table:table-cell>
          <table:table-cell office:value-type="float" office:value="10">
            <text:p>10</text:p>
          </table:table-cell>
          <table:table-cell office:value-type="float" office:value="1490.94">
            <text:p>1490.94</text:p>
          </table:table-cell>
          <table:table-cell office:value-type="float" office:value="302.72">
            <text:p>302.72</text:p>
          </table:table-cell>
          <table:table-cell office:value-type="float" office:value="4.92514534883721">
            <text:p>4.9251453488</text:p>
          </table:table-cell>
          <table:table-cell office:value-type="float" office:value="1.657">
            <text:p>1.657</text:p>
          </table:table-cell>
          <table:table-cell office:value-type="float" office:value="18.2691611345806">
            <text:p>18.2691611346</text:p>
          </table:table-cell>
          <table:table-cell/>
          <table:table-cell office:value-type="string">
            <text:p>6532</text:p>
          </table:table-cell>
          <table:table-cell office:value-type="string">
            <text:p>6843</text:p>
          </table:table-cell>
          <table:table-cell office:value-type="float" office:value="16.6">
            <text:p>16.6</text:p>
          </table:table-cell>
          <table:table-cell office:value-type="float" office:value="6">
            <text:p>6</text:p>
          </table:table-cell>
          <table:table-cell office:value-type="float" office:value="1494">
            <text:p>1494</text:p>
          </table:table-cell>
          <table:table-cell office:value-type="float" office:value="302.72">
            <text:p>302.72</text:p>
          </table:table-cell>
          <table:table-cell office:value-type="float" office:value="4.93525369978858">
            <text:p>4.9352536998</text:p>
          </table:table-cell>
          <table:table-cell office:value-type="float" office:value="2.76666666666667">
            <text:p>2.7666666667</text:p>
          </table:table-cell>
          <table:table-cell office:value-type="float" office:value="18.2361445783133">
            <text:p>18.236144578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12.11">
            <text:p>12.11</text:p>
          </table:table-cell>
          <table:table-cell office:value-type="float" office:value="9">
            <text:p>9</text:p>
          </table:table-cell>
          <table:table-cell office:value-type="float" office:value="1089.63">
            <text:p>1089.63</text:p>
          </table:table-cell>
          <table:table-cell office:value-type="float" office:value="254.52">
            <text:p>254.52</text:p>
          </table:table-cell>
          <table:table-cell office:value-type="float" office:value="4.28111739745403">
            <text:p>4.2811173975</text:p>
          </table:table-cell>
          <table:table-cell office:value-type="float" office:value="1.34555555555556">
            <text:p>1.3455555556</text:p>
          </table:table-cell>
          <table:table-cell office:value-type="float" office:value="21.0173410404624">
            <text:p>21.0173410405</text:p>
          </table:table-cell>
          <table:table-cell/>
          <table:table-cell office:value-type="string">
            <text:p>6552</text:p>
          </table:table-cell>
          <table:table-cell office:value-type="string">
            <text:p>6843</text:p>
          </table:table-cell>
          <table:table-cell office:value-type="float" office:value="12.13">
            <text:p>12.13</text:p>
          </table:table-cell>
          <table:table-cell office:value-type="float" office:value="6">
            <text:p>6</text:p>
          </table:table-cell>
          <table:table-cell office:value-type="float" office:value="1091.7">
            <text:p>1091.7</text:p>
          </table:table-cell>
          <table:table-cell office:value-type="float" office:value="254.52">
            <text:p>254.52</text:p>
          </table:table-cell>
          <table:table-cell office:value-type="float" office:value="4.28925035360679">
            <text:p>4.2892503536</text:p>
          </table:table-cell>
          <table:table-cell office:value-type="float" office:value="2.02166666666667">
            <text:p>2.0216666667</text:p>
          </table:table-cell>
          <table:table-cell office:value-type="float" office:value="20.9826875515251">
            <text:p>20.98268755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9.92">
            <text:p>9.92</text:p>
          </table:table-cell>
          <table:table-cell office:value-type="float" office:value="9">
            <text:p>9</text:p>
          </table:table-cell>
          <table:table-cell office:value-type="float" office:value="892.53">
            <text:p>892.53</text:p>
          </table:table-cell>
          <table:table-cell office:value-type="float" office:value="184.94">
            <text:p>184.94</text:p>
          </table:table-cell>
          <table:table-cell office:value-type="float" office:value="4.82605169244079">
            <text:p>4.8260516924</text:p>
          </table:table-cell>
          <table:table-cell office:value-type="float" office:value="1.10222222222222">
            <text:p>1.1022222222</text:p>
          </table:table-cell>
          <table:table-cell office:value-type="float" office:value="18.6431451612903">
            <text:p>18.6431451613</text:p>
          </table:table-cell>
          <table:table-cell/>
          <table:table-cell office:value-type="string">
            <text:p>6609</text:p>
          </table:table-cell>
          <table:table-cell office:value-type="string">
            <text:p>6843</text:p>
          </table:table-cell>
          <table:table-cell office:value-type="float" office:value="9.84">
            <text:p>9.84</text:p>
          </table:table-cell>
          <table:table-cell office:value-type="float" office:value="9">
            <text:p>9</text:p>
          </table:table-cell>
          <table:table-cell office:value-type="float" office:value="885.15">
            <text:p>885.15</text:p>
          </table:table-cell>
          <table:table-cell office:value-type="float" office:value="184.94">
            <text:p>184.94</text:p>
          </table:table-cell>
          <table:table-cell office:value-type="float" office:value="4.78614685844058">
            <text:p>4.7861468584</text:p>
          </table:table-cell>
          <table:table-cell office:value-type="float" office:value="1.09333333333333">
            <text:p>1.0933333333</text:p>
          </table:table-cell>
          <table:table-cell office:value-type="float" office:value="18.7947154471545">
            <text:p>18.79471544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8.52">
            <text:p>8.52</text:p>
          </table:table-cell>
          <table:table-cell office:value-type="float" office:value="9">
            <text:p>9</text:p>
          </table:table-cell>
          <table:table-cell office:value-type="float" office:value="767.07">
            <text:p>767.07</text:p>
          </table:table-cell>
          <table:table-cell office:value-type="float" office:value="260.24">
            <text:p>260.24</text:p>
          </table:table-cell>
          <table:table-cell office:value-type="float" office:value="2.94754841684599">
            <text:p>2.9475484168</text:p>
          </table:table-cell>
          <table:table-cell office:value-type="float" office:value="0.946666666666667">
            <text:p>0.9466666667</text:p>
          </table:table-cell>
          <table:table-cell office:value-type="float" office:value="30.5446009389671">
            <text:p>30.544600939</text:p>
          </table:table-cell>
          <table:table-cell/>
          <table:table-cell office:value-type="string">
            <text:p>6670</text:p>
          </table:table-cell>
          <table:table-cell office:value-type="string">
            <text:p>6843</text:p>
          </table:table-cell>
          <table:table-cell office:value-type="float" office:value="7.31">
            <text:p>7.31</text:p>
          </table:table-cell>
          <table:table-cell office:value-type="float" office:value="9">
            <text:p>9</text:p>
          </table:table-cell>
          <table:table-cell office:value-type="float" office:value="658.17">
            <text:p>658.17</text:p>
          </table:table-cell>
          <table:table-cell office:value-type="float" office:value="260.24">
            <text:p>260.24</text:p>
          </table:table-cell>
          <table:table-cell office:value-type="float" office:value="2.52908853366123">
            <text:p>2.5290885337</text:p>
          </table:table-cell>
          <table:table-cell office:value-type="float" office:value="0.812222222222222">
            <text:p>0.8122222222</text:p>
          </table:table-cell>
          <table:table-cell office:value-type="float" office:value="35.6005471956224">
            <text:p>35.60054719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3.35">
            <text:p>23.35</text:p>
          </table:table-cell>
          <table:table-cell office:value-type="float" office:value="11">
            <text:p>11</text:p>
          </table:table-cell>
          <table:table-cell office:value-type="float" office:value="2101.41">
            <text:p>2101.41</text:p>
          </table:table-cell>
          <table:table-cell office:value-type="float" office:value="253.65">
            <text:p>253.65</text:p>
          </table:table-cell>
          <table:table-cell office:value-type="float" office:value="8.28468361916026">
            <text:p>8.2846836192</text:p>
          </table:table-cell>
          <table:table-cell office:value-type="float" office:value="2.12272727272727">
            <text:p>2.1227272727</text:p>
          </table:table-cell>
          <table:table-cell office:value-type="float" office:value="10.8629550321199">
            <text:p>10.8629550321</text:p>
          </table:table-cell>
          <table:table-cell/>
          <table:table-cell office:value-type="string">
            <text:p>6674</text:p>
          </table:table-cell>
          <table:table-cell office:value-type="string">
            <text:p>6843</text:p>
          </table:table-cell>
          <table:table-cell office:value-type="float" office:value="22.7">
            <text:p>22.7</text:p>
          </table:table-cell>
          <table:table-cell office:value-type="float" office:value="10">
            <text:p>10</text:p>
          </table:table-cell>
          <table:table-cell office:value-type="float" office:value="2042.91">
            <text:p>2042.91</text:p>
          </table:table-cell>
          <table:table-cell office:value-type="float" office:value="253.65">
            <text:p>253.65</text:p>
          </table:table-cell>
          <table:table-cell office:value-type="float" office:value="8.05405085748078">
            <text:p>8.0540508575</text:p>
          </table:table-cell>
          <table:table-cell office:value-type="float" office:value="2.27">
            <text:p>2.27</text:p>
          </table:table-cell>
          <table:table-cell office:value-type="float" office:value="11.1740088105727">
            <text:p>11.17400881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7.89">
            <text:p>7.89</text:p>
          </table:table-cell>
          <table:table-cell office:value-type="float" office:value="5">
            <text:p>5</text:p>
          </table:table-cell>
          <table:table-cell office:value-type="float" office:value="709.83">
            <text:p>709.83</text:p>
          </table:table-cell>
          <table:table-cell office:value-type="float" office:value="247.18">
            <text:p>247.18</text:p>
          </table:table-cell>
          <table:table-cell office:value-type="float" office:value="2.87171292175742">
            <text:p>2.8717129218</text:p>
          </table:table-cell>
          <table:table-cell office:value-type="float" office:value="1.578">
            <text:p>1.578</text:p>
          </table:table-cell>
          <table:table-cell office:value-type="float" office:value="31.3282636248416">
            <text:p>31.3282636248</text:p>
          </table:table-cell>
          <table:table-cell/>
          <table:table-cell office:value-type="string">
            <text:p>6699</text:p>
          </table:table-cell>
          <table:table-cell office:value-type="string">
            <text:p>6843</text:p>
          </table:table-cell>
          <table:table-cell office:value-type="float" office:value="7.69">
            <text:p>7.69</text:p>
          </table:table-cell>
          <table:table-cell office:value-type="float" office:value="6">
            <text:p>6</text:p>
          </table:table-cell>
          <table:table-cell office:value-type="float" office:value="691.92">
            <text:p>691.92</text:p>
          </table:table-cell>
          <table:table-cell office:value-type="float" office:value="247.18">
            <text:p>247.18</text:p>
          </table:table-cell>
          <table:table-cell office:value-type="float" office:value="2.79925560320414">
            <text:p>2.7992556032</text:p>
          </table:table-cell>
          <table:table-cell office:value-type="float" office:value="1.28166666666667">
            <text:p>1.2816666667</text:p>
          </table:table-cell>
          <table:table-cell office:value-type="float" office:value="32.1430429128739">
            <text:p>32.14304291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12.81">
            <text:p>12.81</text:p>
          </table:table-cell>
          <table:table-cell office:value-type="float" office:value="11">
            <text:p>11</text:p>
          </table:table-cell>
          <table:table-cell office:value-type="float" office:value="1153.08">
            <text:p>1153.08</text:p>
          </table:table-cell>
          <table:table-cell office:value-type="float" office:value="243.97">
            <text:p>243.97</text:p>
          </table:table-cell>
          <table:table-cell office:value-type="float" office:value="4.72631880968972">
            <text:p>4.7263188097</text:p>
          </table:table-cell>
          <table:table-cell office:value-type="float" office:value="1.16454545454546">
            <text:p>1.1645454545</text:p>
          </table:table-cell>
          <table:table-cell office:value-type="float" office:value="19.0452771272443">
            <text:p>19.0452771272</text:p>
          </table:table-cell>
          <table:table-cell/>
          <table:table-cell office:value-type="string">
            <text:p>6716</text:p>
          </table:table-cell>
          <table:table-cell office:value-type="string">
            <text:p>6843</text:p>
          </table:table-cell>
          <table:table-cell office:value-type="float" office:value="12.58">
            <text:p>12.58</text:p>
          </table:table-cell>
          <table:table-cell office:value-type="float" office:value="8">
            <text:p>8</text:p>
          </table:table-cell>
          <table:table-cell office:value-type="float" office:value="1131.93">
            <text:p>1131.93</text:p>
          </table:table-cell>
          <table:table-cell office:value-type="float" office:value="243.97">
            <text:p>243.97</text:p>
          </table:table-cell>
          <table:table-cell office:value-type="float" office:value="4.639627823093">
            <text:p>4.6396278231</text:p>
          </table:table-cell>
          <table:table-cell office:value-type="float" office:value="1.5725">
            <text:p>1.5725</text:p>
          </table:table-cell>
          <table:table-cell office:value-type="float" office:value="19.3934817170111">
            <text:p>19.3934817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0.93">
            <text:p>10.93</text:p>
          </table:table-cell>
          <table:table-cell office:value-type="float" office:value="7">
            <text:p>7</text:p>
          </table:table-cell>
          <table:table-cell office:value-type="float" office:value="983.34">
            <text:p>983.34</text:p>
          </table:table-cell>
          <table:table-cell office:value-type="float" office:value="261.43">
            <text:p>261.43</text:p>
          </table:table-cell>
          <table:table-cell office:value-type="float" office:value="3.76138928202578">
            <text:p>3.761389282</text:p>
          </table:table-cell>
          <table:table-cell office:value-type="float" office:value="1.56142857142857">
            <text:p>1.5614285714</text:p>
          </table:table-cell>
          <table:table-cell office:value-type="float" office:value="23.9185727355901">
            <text:p>23.9185727356</text:p>
          </table:table-cell>
          <table:table-cell/>
          <table:table-cell office:value-type="string">
            <text:p>6879</text:p>
          </table:table-cell>
          <table:table-cell office:value-type="string">
            <text:p>6843</text:p>
          </table:table-cell>
          <table:table-cell office:value-type="float" office:value="10.86">
            <text:p>10.86</text:p>
          </table:table-cell>
          <table:table-cell office:value-type="float" office:value="7">
            <text:p>7</text:p>
          </table:table-cell>
          <table:table-cell office:value-type="float" office:value="977.58">
            <text:p>977.58</text:p>
          </table:table-cell>
          <table:table-cell office:value-type="float" office:value="261.43">
            <text:p>261.43</text:p>
          </table:table-cell>
          <table:table-cell office:value-type="float" office:value="3.73935661553762">
            <text:p>3.7393566155</text:p>
          </table:table-cell>
          <table:table-cell office:value-type="float" office:value="1.55142857142857">
            <text:p>1.5514285714</text:p>
          </table:table-cell>
          <table:table-cell office:value-type="float" office:value="24.072744014733">
            <text:p>24.072744014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4.48">
            <text:p>14.48</text:p>
          </table:table-cell>
          <table:table-cell office:value-type="float" office:value="7">
            <text:p>7</text:p>
          </table:table-cell>
          <table:table-cell office:value-type="float" office:value="1303.11">
            <text:p>1303.11</text:p>
          </table:table-cell>
          <table:table-cell office:value-type="float" office:value="231.43">
            <text:p>231.43</text:p>
          </table:table-cell>
          <table:table-cell office:value-type="float" office:value="5.63068746489219">
            <text:p>5.6306874649</text:p>
          </table:table-cell>
          <table:table-cell office:value-type="float" office:value="2.06857142857143">
            <text:p>2.0685714286</text:p>
          </table:table-cell>
          <table:table-cell office:value-type="float" office:value="15.9827348066298">
            <text:p>15.9827348066</text:p>
          </table:table-cell>
          <table:table-cell/>
          <table:table-cell office:value-type="string">
            <text:p>6892</text:p>
          </table:table-cell>
          <table:table-cell office:value-type="string">
            <text:p>6843</text:p>
          </table:table-cell>
          <table:table-cell office:value-type="float" office:value="14.47">
            <text:p>14.47</text:p>
          </table:table-cell>
          <table:table-cell office:value-type="float" office:value="7">
            <text:p>7</text:p>
          </table:table-cell>
          <table:table-cell office:value-type="float" office:value="1302.57">
            <text:p>1302.57</text:p>
          </table:table-cell>
          <table:table-cell office:value-type="float" office:value="231.43">
            <text:p>231.43</text:p>
          </table:table-cell>
          <table:table-cell office:value-type="float" office:value="5.62835414596206">
            <text:p>5.628354146</text:p>
          </table:table-cell>
          <table:table-cell office:value-type="float" office:value="2.06714285714286">
            <text:p>2.0671428571</text:p>
          </table:table-cell>
          <table:table-cell office:value-type="float" office:value="15.9937802349689">
            <text:p>15.9937802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7.46">
            <text:p>7.46</text:p>
          </table:table-cell>
          <table:table-cell office:value-type="float" office:value="9">
            <text:p>9</text:p>
          </table:table-cell>
          <table:table-cell office:value-type="float" office:value="671.49">
            <text:p>671.49</text:p>
          </table:table-cell>
          <table:table-cell office:value-type="float" office:value="253.65">
            <text:p>253.65</text:p>
          </table:table-cell>
          <table:table-cell office:value-type="float" office:value="2.64730928444707">
            <text:p>2.6473092844</text:p>
          </table:table-cell>
          <table:table-cell office:value-type="float" office:value="0.828888888888889">
            <text:p>0.8288888889</text:p>
          </table:table-cell>
          <table:table-cell office:value-type="float" office:value="34.0013404825737">
            <text:p>34.0013404826</text:p>
          </table:table-cell>
          <table:table-cell/>
          <table:table-cell office:value-type="string">
            <text:p>6948</text:p>
          </table:table-cell>
          <table:table-cell office:value-type="string">
            <text:p>6843</text:p>
          </table:table-cell>
          <table:table-cell office:value-type="float" office:value="7.51">
            <text:p>7.51</text:p>
          </table:table-cell>
          <table:table-cell office:value-type="float" office:value="9">
            <text:p>9</text:p>
          </table:table-cell>
          <table:table-cell office:value-type="float" office:value="676.35">
            <text:p>676.35</text:p>
          </table:table-cell>
          <table:table-cell office:value-type="float" office:value="253.65">
            <text:p>253.65</text:p>
          </table:table-cell>
          <table:table-cell office:value-type="float" office:value="2.66646954464814">
            <text:p>2.6664695446</text:p>
          </table:table-cell>
          <table:table-cell office:value-type="float" office:value="0.834444444444444">
            <text:p>0.8344444444</text:p>
          </table:table-cell>
          <table:table-cell office:value-type="float" office:value="33.7749667110519">
            <text:p>33.77496671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7.57">
            <text:p>7.57</text:p>
          </table:table-cell>
          <table:table-cell office:value-type="float" office:value="10">
            <text:p>10</text:p>
          </table:table-cell>
          <table:table-cell office:value-type="float" office:value="681.66">
            <text:p>681.66</text:p>
          </table:table-cell>
          <table:table-cell office:value-type="float" office:value="191.94">
            <text:p>191.94</text:p>
          </table:table-cell>
          <table:table-cell office:value-type="float" office:value="3.55142231947484">
            <text:p>3.5514223195</text:p>
          </table:table-cell>
          <table:table-cell office:value-type="float" office:value="0.757">
            <text:p>0.757</text:p>
          </table:table-cell>
          <table:table-cell office:value-type="float" office:value="25.3553500660502">
            <text:p>25.3553500661</text:p>
          </table:table-cell>
          <table:table-cell/>
          <table:table-cell office:value-type="string">
            <text:p>6971</text:p>
          </table:table-cell>
          <table:table-cell office:value-type="string">
            <text:p>6843</text:p>
          </table:table-cell>
          <table:table-cell office:value-type="float" office:value="7.69">
            <text:p>7.69</text:p>
          </table:table-cell>
          <table:table-cell office:value-type="float" office:value="9">
            <text:p>9</text:p>
          </table:table-cell>
          <table:table-cell office:value-type="float" office:value="692.37">
            <text:p>692.37</text:p>
          </table:table-cell>
          <table:table-cell office:value-type="float" office:value="191.94">
            <text:p>191.94</text:p>
          </table:table-cell>
          <table:table-cell office:value-type="float" office:value="3.60722100656455">
            <text:p>3.6072210066</text:p>
          </table:table-cell>
          <table:table-cell office:value-type="float" office:value="0.854444444444444">
            <text:p>0.8544444444</text:p>
          </table:table-cell>
          <table:table-cell office:value-type="float" office:value="24.9596879063719">
            <text:p>24.95968790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6.99">
            <text:p>6.99</text:p>
          </table:table-cell>
          <table:table-cell office:value-type="float" office:value="8">
            <text:p>8</text:p>
          </table:table-cell>
          <table:table-cell office:value-type="float" office:value="628.83">
            <text:p>628.83</text:p>
          </table:table-cell>
          <table:table-cell office:value-type="float" office:value="260.27">
            <text:p>260.27</text:p>
          </table:table-cell>
          <table:table-cell office:value-type="float" office:value="2.41606792945787">
            <text:p>2.4160679295</text:p>
          </table:table-cell>
          <table:table-cell office:value-type="float" office:value="0.87375">
            <text:p>0.87375</text:p>
          </table:table-cell>
          <table:table-cell office:value-type="float" office:value="37.2346208869814">
            <text:p>37.234620887</text:p>
          </table:table-cell>
          <table:table-cell/>
          <table:table-cell office:value-type="string">
            <text:p>7079</text:p>
          </table:table-cell>
          <table:table-cell office:value-type="string">
            <text:p>6843</text:p>
          </table:table-cell>
          <table:table-cell office:value-type="float" office:value="6.97">
            <text:p>6.97</text:p>
          </table:table-cell>
          <table:table-cell office:value-type="float" office:value="8">
            <text:p>8</text:p>
          </table:table-cell>
          <table:table-cell office:value-type="float" office:value="627.57">
            <text:p>627.57</text:p>
          </table:table-cell>
          <table:table-cell office:value-type="float" office:value="260.27">
            <text:p>260.27</text:p>
          </table:table-cell>
          <table:table-cell office:value-type="float" office:value="2.41122680293541">
            <text:p>2.4112268029</text:p>
          </table:table-cell>
          <table:table-cell office:value-type="float" office:value="0.87125">
            <text:p>0.87125</text:p>
          </table:table-cell>
          <table:table-cell office:value-type="float" office:value="37.3414634146341">
            <text:p>37.341463414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7.02">
            <text:p>7.02</text:p>
          </table:table-cell>
          <table:table-cell office:value-type="float" office:value="6">
            <text:p>6</text:p>
          </table:table-cell>
          <table:table-cell office:value-type="float" office:value="631.89">
            <text:p>631.89</text:p>
          </table:table-cell>
          <table:table-cell office:value-type="float" office:value="261.51">
            <text:p>261.51</text:p>
          </table:table-cell>
          <table:table-cell office:value-type="float" office:value="2.41631295170357">
            <text:p>2.4163129517</text:p>
          </table:table-cell>
          <table:table-cell office:value-type="float" office:value="1.17">
            <text:p>1.17</text:p>
          </table:table-cell>
          <table:table-cell office:value-type="float" office:value="37.2521367521368">
            <text:p>37.2521367521</text:p>
          </table:table-cell>
          <table:table-cell/>
          <table:table-cell office:value-type="string">
            <text:p>7081</text:p>
          </table:table-cell>
          <table:table-cell office:value-type="string">
            <text:p>6843</text:p>
          </table:table-cell>
          <table:table-cell office:value-type="float" office:value="7.04">
            <text:p>7.04</text:p>
          </table:table-cell>
          <table:table-cell office:value-type="float" office:value="7">
            <text:p>7</text:p>
          </table:table-cell>
          <table:table-cell office:value-type="float" office:value="633.87">
            <text:p>633.87</text:p>
          </table:table-cell>
          <table:table-cell office:value-type="float" office:value="261.51">
            <text:p>261.51</text:p>
          </table:table-cell>
          <table:table-cell office:value-type="float" office:value="2.42388436388666">
            <text:p>2.4238843639</text:p>
          </table:table-cell>
          <table:table-cell office:value-type="float" office:value="1.00571428571429">
            <text:p>1.0057142857</text:p>
          </table:table-cell>
          <table:table-cell office:value-type="float" office:value="37.1463068181818">
            <text:p>37.14630681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12.88">
            <text:p>12.88</text:p>
          </table:table-cell>
          <table:table-cell office:value-type="float" office:value="13">
            <text:p>13</text:p>
          </table:table-cell>
          <table:table-cell office:value-type="float" office:value="1159.47">
            <text:p>1159.47</text:p>
          </table:table-cell>
          <table:table-cell office:value-type="float" office:value="221.75">
            <text:p>221.75</text:p>
          </table:table-cell>
          <table:table-cell office:value-type="float" office:value="5.22872604284104">
            <text:p>5.2287260428</text:p>
          </table:table-cell>
          <table:table-cell office:value-type="float" office:value="0.990769230769231">
            <text:p>0.9907692308</text:p>
          </table:table-cell>
          <table:table-cell office:value-type="float" office:value="17.2166149068323">
            <text:p>17.2166149068</text:p>
          </table:table-cell>
          <table:table-cell/>
          <table:table-cell office:value-type="string">
            <text:p>7094</text:p>
          </table:table-cell>
          <table:table-cell office:value-type="string">
            <text:p>6843</text:p>
          </table:table-cell>
          <table:table-cell office:value-type="float" office:value="12.8">
            <text:p>12.8</text:p>
          </table:table-cell>
          <table:table-cell office:value-type="float" office:value="12">
            <text:p>12</text:p>
          </table:table-cell>
          <table:table-cell office:value-type="float" office:value="1152">
            <text:p>1152</text:p>
          </table:table-cell>
          <table:table-cell office:value-type="float" office:value="221.75">
            <text:p>221.75</text:p>
          </table:table-cell>
          <table:table-cell office:value-type="float" office:value="5.19503945885006">
            <text:p>5.1950394589</text:p>
          </table:table-cell>
          <table:table-cell office:value-type="float" office:value="1.06666666666667">
            <text:p>1.0666666667</text:p>
          </table:table-cell>
          <table:table-cell office:value-type="float" office:value="17.32421875">
            <text:p>17.32421875</text:p>
          </table:table-cell>
          <table:table-cell table:number-columns-repeated="1005"/>
        </table:table-row>
        <table:table-row table:style-name="ro1">
          <table:table-cell office:value-type="string">
            <text:p>6879</text:p>
          </table:table-cell>
          <table:table-cell office:value-type="string">
            <text:p>6087</text:p>
          </table:table-cell>
          <table:table-cell office:value-type="float" office:value="1.39">
            <text:p>1.39</text:p>
          </table:table-cell>
          <table:table-cell office:value-type="float" office:value="3">
            <text:p>3</text:p>
          </table:table-cell>
          <table:table-cell office:value-type="float" office:value="125.37">
            <text:p>125.37</text:p>
          </table:table-cell>
          <table:table-cell office:value-type="float" office:value="68.45">
            <text:p>68.45</text:p>
          </table:table-cell>
          <table:table-cell office:value-type="float" office:value="1.83155588020453">
            <text:p>1.8315558802</text:p>
          </table:table-cell>
          <table:table-cell office:value-type="float" office:value="0.463333333333333">
            <text:p>0.4633333333</text:p>
          </table:table-cell>
          <table:table-cell office:value-type="float" office:value="49.2446043165468">
            <text:p>49.2446043165</text:p>
          </table:table-cell>
          <table:table-cell/>
          <table:table-cell office:value-type="string">
            <text:p>6087</text:p>
          </table:table-cell>
          <table:table-cell office:value-type="string">
            <text:p>6879</text:p>
          </table:table-cell>
          <table:table-cell office:value-type="float" office:value="1.2">
            <text:p>1.2</text:p>
          </table:table-cell>
          <table:table-cell office:value-type="float" office:value="3">
            <text:p>3</text:p>
          </table:table-cell>
          <table:table-cell office:value-type="float" office:value="108.18">
            <text:p>108.18</text:p>
          </table:table-cell>
          <table:table-cell office:value-type="float" office:value="68.45">
            <text:p>68.45</text:p>
          </table:table-cell>
          <table:table-cell office:value-type="float" office:value="1.58042366691015">
            <text:p>1.5804236669</text:p>
          </table:table-cell>
          <table:table-cell office:value-type="float" office:value="0.4">
            <text:p>0.4</text:p>
          </table:table-cell>
          <table:table-cell office:value-type="float" office:value="57.0416666666667">
            <text:p>57.04166666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2.3">
            <text:p>12.3</text:p>
          </table:table-cell>
          <table:table-cell office:value-type="float" office:value="9">
            <text:p>9</text:p>
          </table:table-cell>
          <table:table-cell office:value-type="float" office:value="1106.64">
            <text:p>1106.64</text:p>
          </table:table-cell>
          <table:table-cell office:value-type="float" office:value="128.76">
            <text:p>128.76</text:p>
          </table:table-cell>
          <table:table-cell office:value-type="float" office:value="8.5945945945946">
            <text:p>8.5945945946</text:p>
          </table:table-cell>
          <table:table-cell office:value-type="float" office:value="1.36666666666667">
            <text:p>1.3666666667</text:p>
          </table:table-cell>
          <table:table-cell office:value-type="float" office:value="10.4682926829268">
            <text:p>10.4682926829</text:p>
          </table:table-cell>
          <table:table-cell/>
          <table:table-cell office:value-type="string">
            <text:p>6499</text:p>
          </table:table-cell>
          <table:table-cell office:value-type="string">
            <text:p>6879</text:p>
          </table:table-cell>
          <table:table-cell office:value-type="float" office:value="12.11">
            <text:p>12.11</text:p>
          </table:table-cell>
          <table:table-cell office:value-type="float" office:value="8">
            <text:p>8</text:p>
          </table:table-cell>
          <table:table-cell office:value-type="float" office:value="1089.45">
            <text:p>1089.45</text:p>
          </table:table-cell>
          <table:table-cell office:value-type="float" office:value="128.76">
            <text:p>128.76</text:p>
          </table:table-cell>
          <table:table-cell office:value-type="float" office:value="8.46109040074557">
            <text:p>8.4610904007</text:p>
          </table:table-cell>
          <table:table-cell office:value-type="float" office:value="1.51375">
            <text:p>1.51375</text:p>
          </table:table-cell>
          <table:table-cell office:value-type="float" office:value="10.6325350949628">
            <text:p>10.63253509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5.45">
            <text:p>15.45</text:p>
          </table:table-cell>
          <table:table-cell office:value-type="float" office:value="7">
            <text:p>7</text:p>
          </table:table-cell>
          <table:table-cell office:value-type="float" office:value="1390.23">
            <text:p>1390.23</text:p>
          </table:table-cell>
          <table:table-cell office:value-type="float" office:value="322.06">
            <text:p>322.06</text:p>
          </table:table-cell>
          <table:table-cell office:value-type="float" office:value="4.31668012171645">
            <text:p>4.3166801217</text:p>
          </table:table-cell>
          <table:table-cell office:value-type="float" office:value="2.20714285714286">
            <text:p>2.2071428571</text:p>
          </table:table-cell>
          <table:table-cell office:value-type="float" office:value="20.8453074433657">
            <text:p>20.8453074434</text:p>
          </table:table-cell>
          <table:table-cell/>
          <table:table-cell office:value-type="string">
            <text:p>6532</text:p>
          </table:table-cell>
          <table:table-cell office:value-type="string">
            <text:p>6879</text:p>
          </table:table-cell>
          <table:table-cell office:value-type="float" office:value="15.36">
            <text:p>15.36</text:p>
          </table:table-cell>
          <table:table-cell office:value-type="float" office:value="4">
            <text:p>4</text:p>
          </table:table-cell>
          <table:table-cell office:value-type="float" office:value="1382.4">
            <text:p>1382.4</text:p>
          </table:table-cell>
          <table:table-cell office:value-type="float" office:value="322.06">
            <text:p>322.06</text:p>
          </table:table-cell>
          <table:table-cell office:value-type="float" office:value="4.29236788176116">
            <text:p>4.2923678818</text:p>
          </table:table-cell>
          <table:table-cell office:value-type="float" office:value="3.84">
            <text:p>3.84</text:p>
          </table:table-cell>
          <table:table-cell office:value-type="float" office:value="20.9674479166667">
            <text:p>20.96744791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76.5">
            <text:p>76.5</text:p>
          </table:table-cell>
          <table:table-cell office:value-type="float" office:value="7.78">
            <text:p>7.78</text:p>
          </table:table-cell>
          <table:table-cell office:value-type="float" office:value="9.83290488431877">
            <text:p>9.8329048843</text:p>
          </table:table-cell>
          <table:table-cell office:value-type="float" office:value="0.141666666666667">
            <text:p>0.1416666667</text:p>
          </table:table-cell>
          <table:table-cell office:value-type="float" office:value="9.15294117647059">
            <text:p>9.1529411765</text:p>
          </table:table-cell>
          <table:table-cell/>
          <table:table-cell office:value-type="string">
            <text:p>6562</text:p>
          </table:table-cell>
          <table:table-cell office:value-type="string">
            <text:p>6879</text:p>
          </table:table-cell>
          <table:table-cell office:value-type="float" office:value="0.98">
            <text:p>0.98</text:p>
          </table:table-cell>
          <table:table-cell office:value-type="float" office:value="6">
            <text:p>6</text:p>
          </table:table-cell>
          <table:table-cell office:value-type="float" office:value="88.2">
            <text:p>88.2</text:p>
          </table:table-cell>
          <table:table-cell office:value-type="float" office:value="7.78">
            <text:p>7.78</text:p>
          </table:table-cell>
          <table:table-cell office:value-type="float" office:value="11.3367609254499">
            <text:p>11.3367609254</text:p>
          </table:table-cell>
          <table:table-cell office:value-type="float" office:value="0.163333333333333">
            <text:p>0.1633333333</text:p>
          </table:table-cell>
          <table:table-cell office:value-type="float" office:value="7.93877551020408">
            <text:p>7.938775510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6.69">
            <text:p>6.69</text:p>
          </table:table-cell>
          <table:table-cell office:value-type="float" office:value="8">
            <text:p>8</text:p>
          </table:table-cell>
          <table:table-cell office:value-type="float" office:value="601.92">
            <text:p>601.92</text:p>
          </table:table-cell>
          <table:table-cell office:value-type="float" office:value="68.45">
            <text:p>68.45</text:p>
          </table:table-cell>
          <table:table-cell office:value-type="float" office:value="8.79357195032871">
            <text:p>8.7935719503</text:p>
          </table:table-cell>
          <table:table-cell office:value-type="float" office:value="0.83625">
            <text:p>0.83625</text:p>
          </table:table-cell>
          <table:table-cell office:value-type="float" office:value="10.2316890881913">
            <text:p>10.2316890882</text:p>
          </table:table-cell>
          <table:table-cell/>
          <table:table-cell office:value-type="string">
            <text:p>6695</text:p>
          </table:table-cell>
          <table:table-cell office:value-type="string">
            <text:p>6879</text:p>
          </table:table-cell>
          <table:table-cell office:value-type="float" office:value="6.69">
            <text:p>6.69</text:p>
          </table:table-cell>
          <table:table-cell office:value-type="float" office:value="8">
            <text:p>8</text:p>
          </table:table-cell>
          <table:table-cell office:value-type="float" office:value="601.83">
            <text:p>601.83</text:p>
          </table:table-cell>
          <table:table-cell office:value-type="float" office:value="68.45">
            <text:p>68.45</text:p>
          </table:table-cell>
          <table:table-cell office:value-type="float" office:value="8.79225712198685">
            <text:p>8.792257122</text:p>
          </table:table-cell>
          <table:table-cell office:value-type="float" office:value="0.83625">
            <text:p>0.83625</text:p>
          </table:table-cell>
          <table:table-cell office:value-type="float" office:value="10.2316890881913">
            <text:p>10.23168908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0.44">
            <text:p>0.44</text:p>
          </table:table-cell>
          <table:table-cell office:value-type="float" office:value="5">
            <text:p>5</text:p>
          </table:table-cell>
          <table:table-cell office:value-type="float" office:value="39.78">
            <text:p>39.78</text:p>
          </table:table-cell>
          <table:table-cell office:value-type="float" office:value="11.33">
            <text:p>11.33</text:p>
          </table:table-cell>
          <table:table-cell office:value-type="float" office:value="3.51103265666372">
            <text:p>3.5110326567</text:p>
          </table:table-cell>
          <table:table-cell office:value-type="float" office:value="0.088">
            <text:p>0.088</text:p>
          </table:table-cell>
          <table:table-cell office:value-type="float" office:value="25.75">
            <text:p>25.75</text:p>
          </table:table-cell>
          <table:table-cell/>
          <table:table-cell office:value-type="string">
            <text:p>6738</text:p>
          </table:table-cell>
          <table:table-cell office:value-type="string">
            <text:p>6879</text:p>
          </table:table-cell>
          <table:table-cell office:value-type="float" office:value="0.56">
            <text:p>0.56</text:p>
          </table:table-cell>
          <table:table-cell office:value-type="float" office:value="6">
            <text:p>6</text:p>
          </table:table-cell>
          <table:table-cell office:value-type="float" office:value="50.67">
            <text:p>50.67</text:p>
          </table:table-cell>
          <table:table-cell office:value-type="float" office:value="11.33">
            <text:p>11.33</text:p>
          </table:table-cell>
          <table:table-cell office:value-type="float" office:value="4.47219770520741">
            <text:p>4.4721977052</text:p>
          </table:table-cell>
          <table:table-cell office:value-type="float" office:value="0.0933333333333334">
            <text:p>0.0933333333</text:p>
          </table:table-cell>
          <table:table-cell office:value-type="float" office:value="20.2321428571428">
            <text:p>20.23214285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5.02">
            <text:p>15.02</text:p>
          </table:table-cell>
          <table:table-cell office:value-type="float" office:value="5">
            <text:p>5</text:p>
          </table:table-cell>
          <table:table-cell office:value-type="float" office:value="1351.53">
            <text:p>1351.53</text:p>
          </table:table-cell>
          <table:table-cell office:value-type="float" office:value="335.59">
            <text:p>335.59</text:p>
          </table:table-cell>
          <table:table-cell office:value-type="float" office:value="4.02732500968444">
            <text:p>4.0273250097</text:p>
          </table:table-cell>
          <table:table-cell office:value-type="float" office:value="3.004">
            <text:p>3.004</text:p>
          </table:table-cell>
          <table:table-cell office:value-type="float" office:value="22.3428761651132">
            <text:p>22.3428761651</text:p>
          </table:table-cell>
          <table:table-cell/>
          <table:table-cell office:value-type="string">
            <text:p>6892</text:p>
          </table:table-cell>
          <table:table-cell office:value-type="string">
            <text:p>6879</text:p>
          </table:table-cell>
          <table:table-cell office:value-type="float" office:value="15.17">
            <text:p>15.17</text:p>
          </table:table-cell>
          <table:table-cell office:value-type="float" office:value="5">
            <text:p>5</text:p>
          </table:table-cell>
          <table:table-cell office:value-type="float" office:value="1365.66">
            <text:p>1365.66</text:p>
          </table:table-cell>
          <table:table-cell office:value-type="float" office:value="335.59">
            <text:p>335.59</text:p>
          </table:table-cell>
          <table:table-cell office:value-type="float" office:value="4.06942995917638">
            <text:p>4.0694299592</text:p>
          </table:table-cell>
          <table:table-cell office:value-type="float" office:value="3.034">
            <text:p>3.034</text:p>
          </table:table-cell>
          <table:table-cell office:value-type="float" office:value="22.1219512195122">
            <text:p>22.121951219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5.79">
            <text:p>5.79</text:p>
          </table:table-cell>
          <table:table-cell office:value-type="float" office:value="5">
            <text:p>5</text:p>
          </table:table-cell>
          <table:table-cell office:value-type="float" office:value="521.1">
            <text:p>521.1</text:p>
          </table:table-cell>
          <table:table-cell office:value-type="float" office:value="7.93">
            <text:p>7.93</text:p>
          </table:table-cell>
          <table:table-cell office:value-type="float" office:value="65.7124842370744">
            <text:p>65.7124842371</text:p>
          </table:table-cell>
          <table:table-cell office:value-type="float" office:value="1.158">
            <text:p>1.158</text:p>
          </table:table-cell>
          <table:table-cell office:value-type="float" office:value="1.36960276338515">
            <text:p>1.3696027634</text:p>
          </table:table-cell>
          <table:table-cell/>
          <table:table-cell office:value-type="string">
            <text:p>6948</text:p>
          </table:table-cell>
          <table:table-cell office:value-type="string">
            <text:p>6879</text:p>
          </table:table-cell>
          <table:table-cell office:value-type="float" office:value="5.78">
            <text:p>5.78</text:p>
          </table:table-cell>
          <table:table-cell office:value-type="float" office:value="7">
            <text:p>7</text:p>
          </table:table-cell>
          <table:table-cell office:value-type="float" office:value="520.47">
            <text:p>520.47</text:p>
          </table:table-cell>
          <table:table-cell office:value-type="float" office:value="7.93">
            <text:p>7.93</text:p>
          </table:table-cell>
          <table:table-cell office:value-type="float" office:value="65.6330390920555">
            <text:p>65.6330390921</text:p>
          </table:table-cell>
          <table:table-cell office:value-type="float" office:value="0.825714285714286">
            <text:p>0.8257142857</text:p>
          </table:table-cell>
          <table:table-cell office:value-type="float" office:value="1.3719723183391">
            <text:p>1.371972318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4.08">
            <text:p>4.08</text:p>
          </table:table-cell>
          <table:table-cell office:value-type="float" office:value="7">
            <text:p>7</text:p>
          </table:table-cell>
          <table:table-cell office:value-type="float" office:value="366.84">
            <text:p>366.84</text:p>
          </table:table-cell>
          <table:table-cell office:value-type="float" office:value="1.57">
            <text:p>1.57</text:p>
          </table:table-cell>
          <table:table-cell office:value-type="float" office:value="233.656050955414">
            <text:p>233.6560509554</text:p>
          </table:table-cell>
          <table:table-cell office:value-type="float" office:value="0.582857142857143">
            <text:p>0.5828571429</text:p>
          </table:table-cell>
          <table:table-cell office:value-type="float" office:value="0.384803921568627">
            <text:p>0.3848039216</text:p>
          </table:table-cell>
          <table:table-cell/>
          <table:table-cell office:value-type="string">
            <text:p>7079</text:p>
          </table:table-cell>
          <table:table-cell office:value-type="string">
            <text:p>6879</text:p>
          </table:table-cell>
          <table:table-cell office:value-type="float" office:value="4.05">
            <text:p>4.05</text:p>
          </table:table-cell>
          <table:table-cell office:value-type="float" office:value="5">
            <text:p>5</text:p>
          </table:table-cell>
          <table:table-cell office:value-type="float" office:value="364.59">
            <text:p>364.59</text:p>
          </table:table-cell>
          <table:table-cell office:value-type="float" office:value="1.57">
            <text:p>1.57</text:p>
          </table:table-cell>
          <table:table-cell office:value-type="float" office:value="232.222929936306">
            <text:p>232.2229299363</text:p>
          </table:table-cell>
          <table:table-cell office:value-type="float" office:value="0.81">
            <text:p>0.81</text:p>
          </table:table-cell>
          <table:table-cell office:value-type="float" office:value="0.387654320987654">
            <text:p>0.3876543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0.45">
            <text:p>0.45</text:p>
          </table:table-cell>
          <table:table-cell office:value-type="float" office:value="3">
            <text:p>3</text:p>
          </table:table-cell>
          <table:table-cell office:value-type="float" office:value="40.14">
            <text:p>40.14</text:p>
          </table:table-cell>
          <table:table-cell office:value-type="float" office:value="0.46">
            <text:p>0.46</text:p>
          </table:table-cell>
          <table:table-cell office:value-type="float" office:value="87.2608695652174">
            <text:p>87.2608695652</text:p>
          </table:table-cell>
          <table:table-cell office:value-type="float" office:value="0.15">
            <text:p>0.15</text:p>
          </table:table-cell>
          <table:table-cell office:value-type="float" office:value="1.02222222222222">
            <text:p>1.0222222222</text:p>
          </table:table-cell>
          <table:table-cell/>
          <table:table-cell office:value-type="string">
            <text:p>7081</text:p>
          </table:table-cell>
          <table:table-cell office:value-type="string">
            <text:p>6879</text:p>
          </table:table-cell>
          <table:table-cell office:value-type="float" office:value="0.48">
            <text:p>0.48</text:p>
          </table:table-cell>
          <table:table-cell office:value-type="float" office:value="3">
            <text:p>3</text:p>
          </table:table-cell>
          <table:table-cell office:value-type="float" office:value="42.84">
            <text:p>42.84</text:p>
          </table:table-cell>
          <table:table-cell office:value-type="float" office:value="0.46">
            <text:p>0.46</text:p>
          </table:table-cell>
          <table:table-cell office:value-type="float" office:value="93.1304347826087">
            <text:p>93.1304347826</text:p>
          </table:table-cell>
          <table:table-cell office:value-type="float" office:value="0.16">
            <text:p>0.16</text:p>
          </table:table-cell>
          <table:table-cell office:value-type="float" office:value="0.958333333333333">
            <text:p>0.95833333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3.76">
            <text:p>3.76</text:p>
          </table:table-cell>
          <table:table-cell office:value-type="float" office:value="3">
            <text:p>3</text:p>
          </table:table-cell>
          <table:table-cell office:value-type="float" office:value="338.76">
            <text:p>338.76</text:p>
          </table:table-cell>
          <table:table-cell office:value-type="float" office:value="66.23">
            <text:p>66.23</text:p>
          </table:table-cell>
          <table:table-cell office:value-type="float" office:value="5.11490261210932">
            <text:p>5.1149026121</text:p>
          </table:table-cell>
          <table:table-cell office:value-type="float" office:value="1.25333333333333">
            <text:p>1.2533333333</text:p>
          </table:table-cell>
          <table:table-cell office:value-type="float" office:value="17.6143617021277">
            <text:p>17.6143617021</text:p>
          </table:table-cell>
          <table:table-cell/>
          <table:table-cell office:value-type="string">
            <text:p>6382</text:p>
          </table:table-cell>
          <table:table-cell office:value-type="string">
            <text:p>6879</text:p>
          </table:table-cell>
          <table:table-cell office:value-type="float" office:value="3.69">
            <text:p>3.69</text:p>
          </table:table-cell>
          <table:table-cell office:value-type="float" office:value="3">
            <text:p>3</text:p>
          </table:table-cell>
          <table:table-cell office:value-type="float" office:value="332.1">
            <text:p>332.1</text:p>
          </table:table-cell>
          <table:table-cell office:value-type="float" office:value="66.23">
            <text:p>66.23</text:p>
          </table:table-cell>
          <table:table-cell office:value-type="float" office:value="5.01434395289144">
            <text:p>5.0143439529</text:p>
          </table:table-cell>
          <table:table-cell office:value-type="float" office:value="1.23">
            <text:p>1.23</text:p>
          </table:table-cell>
          <table:table-cell office:value-type="float" office:value="17.9485094850949">
            <text:p>17.948509485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1.83">
            <text:p>1.83</text:p>
          </table:table-cell>
          <table:table-cell office:value-type="float" office:value="7">
            <text:p>7</text:p>
          </table:table-cell>
          <table:table-cell office:value-type="float" office:value="164.97">
            <text:p>164.97</text:p>
          </table:table-cell>
          <table:table-cell office:value-type="float" office:value="70">
            <text:p>70</text:p>
          </table:table-cell>
          <table:table-cell office:value-type="float" office:value="2.35671428571429">
            <text:p>2.3567142857</text:p>
          </table:table-cell>
          <table:table-cell office:value-type="float" office:value="0.261428571428571">
            <text:p>0.2614285714</text:p>
          </table:table-cell>
          <table:table-cell office:value-type="float" office:value="38.2513661202186">
            <text:p>38.2513661202</text:p>
          </table:table-cell>
          <table:table-cell/>
          <table:table-cell office:value-type="string">
            <text:p>6405</text:p>
          </table:table-cell>
          <table:table-cell office:value-type="string">
            <text:p>6879</text:p>
          </table:table-cell>
          <table:table-cell office:value-type="float" office:value="1.8">
            <text:p>1.8</text:p>
          </table:table-cell>
          <table:table-cell office:value-type="float" office:value="9">
            <text:p>9</text:p>
          </table:table-cell>
          <table:table-cell office:value-type="float" office:value="161.73">
            <text:p>161.73</text:p>
          </table:table-cell>
          <table:table-cell office:value-type="float" office:value="70">
            <text:p>70</text:p>
          </table:table-cell>
          <table:table-cell office:value-type="float" office:value="2.31042857142857">
            <text:p>2.3104285714</text:p>
          </table:table-cell>
          <table:table-cell office:value-type="float" office:value="0.2">
            <text:p>0.2</text:p>
          </table:table-cell>
          <table:table-cell office:value-type="float" office:value="38.8888888888889">
            <text:p>38.88888888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2.16">
            <text:p>12.16</text:p>
          </table:table-cell>
          <table:table-cell office:value-type="float" office:value="7">
            <text:p>7</text:p>
          </table:table-cell>
          <table:table-cell office:value-type="float" office:value="1094.85">
            <text:p>1094.85</text:p>
          </table:table-cell>
          <table:table-cell office:value-type="float" office:value="334.16">
            <text:p>334.16</text:p>
          </table:table-cell>
          <table:table-cell office:value-type="float" office:value="3.27642446732104">
            <text:p>3.2764244673</text:p>
          </table:table-cell>
          <table:table-cell office:value-type="float" office:value="1.73714285714286">
            <text:p>1.7371428571</text:p>
          </table:table-cell>
          <table:table-cell office:value-type="float" office:value="27.4802631578947">
            <text:p>27.4802631579</text:p>
          </table:table-cell>
          <table:table-cell/>
          <table:table-cell office:value-type="string">
            <text:p>6423</text:p>
          </table:table-cell>
          <table:table-cell office:value-type="string">
            <text:p>6879</text:p>
          </table:table-cell>
          <table:table-cell office:value-type="float" office:value="12.29">
            <text:p>12.29</text:p>
          </table:table-cell>
          <table:table-cell office:value-type="float" office:value="7">
            <text:p>7</text:p>
          </table:table-cell>
          <table:table-cell office:value-type="float" office:value="1106.19">
            <text:p>1106.19</text:p>
          </table:table-cell>
          <table:table-cell office:value-type="float" office:value="334.16">
            <text:p>334.16</text:p>
          </table:table-cell>
          <table:table-cell office:value-type="float" office:value="3.31036030644003">
            <text:p>3.3103603064</text:p>
          </table:table-cell>
          <table:table-cell office:value-type="float" office:value="1.75571428571429">
            <text:p>1.7557142857</text:p>
          </table:table-cell>
          <table:table-cell office:value-type="float" office:value="27.1895850284784">
            <text:p>27.189585028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4.34">
            <text:p>4.34</text:p>
          </table:table-cell>
          <table:table-cell office:value-type="float" office:value="8">
            <text:p>8</text:p>
          </table:table-cell>
          <table:table-cell office:value-type="float" office:value="390.33">
            <text:p>390.33</text:p>
          </table:table-cell>
          <table:table-cell office:value-type="float" office:value="11.21">
            <text:p>11.21</text:p>
          </table:table-cell>
          <table:table-cell office:value-type="float" office:value="34.8198037466548">
            <text:p>34.8198037467</text:p>
          </table:table-cell>
          <table:table-cell office:value-type="float" office:value="0.5425">
            <text:p>0.5425</text:p>
          </table:table-cell>
          <table:table-cell office:value-type="float" office:value="2.58294930875576">
            <text:p>2.5829493088</text:p>
          </table:table-cell>
          <table:table-cell/>
          <table:table-cell office:value-type="string">
            <text:p>6446</text:p>
          </table:table-cell>
          <table:table-cell office:value-type="string">
            <text:p>6879</text:p>
          </table:table-cell>
          <table:table-cell office:value-type="float" office:value="3.63">
            <text:p>3.63</text:p>
          </table:table-cell>
          <table:table-cell office:value-type="float" office:value="6">
            <text:p>6</text:p>
          </table:table-cell>
          <table:table-cell office:value-type="float" office:value="326.61">
            <text:p>326.61</text:p>
          </table:table-cell>
          <table:table-cell office:value-type="float" office:value="11.21">
            <text:p>11.21</text:p>
          </table:table-cell>
          <table:table-cell office:value-type="float" office:value="29.135593220339">
            <text:p>29.1355932203</text:p>
          </table:table-cell>
          <table:table-cell office:value-type="float" office:value="0.605">
            <text:p>0.605</text:p>
          </table:table-cell>
          <table:table-cell office:value-type="float" office:value="3.08815426997245">
            <text:p>3.088154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1.4">
            <text:p>1.4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office:value-type="float" office:value="70.88">
            <text:p>70.88</text:p>
          </table:table-cell>
          <table:table-cell office:value-type="float" office:value="1.77765237020316">
            <text:p>1.7776523702</text:p>
          </table:table-cell>
          <table:table-cell office:value-type="float" office:value="0.28">
            <text:p>0.28</text:p>
          </table:table-cell>
          <table:table-cell office:value-type="float" office:value="50.6285714285714">
            <text:p>50.6285714286</text:p>
          </table:table-cell>
          <table:table-cell/>
          <table:table-cell office:value-type="string">
            <text:p>6451</text:p>
          </table:table-cell>
          <table:table-cell office:value-type="string">
            <text:p>6879</text:p>
          </table:table-cell>
          <table:table-cell office:value-type="float" office:value="1.41">
            <text:p>1.41</text:p>
          </table:table-cell>
          <table:table-cell office:value-type="float" office:value="5">
            <text:p>5</text:p>
          </table:table-cell>
          <table:table-cell office:value-type="float" office:value="127.08">
            <text:p>127.08</text:p>
          </table:table-cell>
          <table:table-cell office:value-type="float" office:value="70.88">
            <text:p>70.88</text:p>
          </table:table-cell>
          <table:table-cell office:value-type="float" office:value="1.79288939051919">
            <text:p>1.7928893905</text:p>
          </table:table-cell>
          <table:table-cell office:value-type="float" office:value="0.282">
            <text:p>0.282</text:p>
          </table:table-cell>
          <table:table-cell office:value-type="float" office:value="50.2695035460993">
            <text:p>50.26950354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9.62">
            <text:p>9.62</text:p>
          </table:table-cell>
          <table:table-cell office:value-type="float" office:value="255">
            <text:p>255</text:p>
          </table:table-cell>
          <table:table-cell office:value-type="float" office:value="866.07">
            <text:p>866.07</text:p>
          </table:table-cell>
          <table:table-cell office:value-type="float" office:value="14.38">
            <text:p>14.38</text:p>
          </table:table-cell>
          <table:table-cell office:value-type="float" office:value="60.2273991655077">
            <text:p>60.2273991655</text:p>
          </table:table-cell>
          <table:table-cell office:value-type="float" office:value="0.0377254901960784">
            <text:p>0.0377254902</text:p>
          </table:table-cell>
          <table:table-cell office:value-type="float" office:value="1.4948024948025">
            <text:p>1.4948024948</text:p>
          </table:table-cell>
          <table:table-cell/>
          <table:table-cell office:value-type="string">
            <text:p>6471</text:p>
          </table:table-cell>
          <table:table-cell office:value-type="string">
            <text:p>6879</text:p>
          </table:table-cell>
          <table:table-cell office:value-type="float" office:value="10.09">
            <text:p>10.09</text:p>
          </table:table-cell>
          <table:table-cell office:value-type="float" office:value="255">
            <text:p>255</text:p>
          </table:table-cell>
          <table:table-cell office:value-type="float" office:value="907.74">
            <text:p>907.74</text:p>
          </table:table-cell>
          <table:table-cell office:value-type="float" office:value="14.38">
            <text:p>14.38</text:p>
          </table:table-cell>
          <table:table-cell office:value-type="float" office:value="63.125173852573">
            <text:p>63.1251738526</text:p>
          </table:table-cell>
          <table:table-cell office:value-type="float" office:value="0.0395686274509804">
            <text:p>0.0395686275</text:p>
          </table:table-cell>
          <table:table-cell office:value-type="float" office:value="1.42517343904856">
            <text:p>1.4251734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6.66">
            <text:p>6.66</text:p>
          </table:table-cell>
          <table:table-cell office:value-type="float" office:value="6">
            <text:p>6</text:p>
          </table:table-cell>
          <table:table-cell office:value-type="float" office:value="599.4">
            <text:p>599.4</text:p>
          </table:table-cell>
          <table:table-cell office:value-type="float" office:value="227.21">
            <text:p>227.21</text:p>
          </table:table-cell>
          <table:table-cell office:value-type="float" office:value="2.638088112319">
            <text:p>2.6380881123</text:p>
          </table:table-cell>
          <table:table-cell office:value-type="float" office:value="1.11">
            <text:p>1.11</text:p>
          </table:table-cell>
          <table:table-cell office:value-type="float" office:value="34.1156156156156">
            <text:p>34.1156156156</text:p>
          </table:table-cell>
          <table:table-cell/>
          <table:table-cell office:value-type="string">
            <text:p>6501</text:p>
          </table:table-cell>
          <table:table-cell office:value-type="string">
            <text:p>6879</text:p>
          </table:table-cell>
          <table:table-cell office:value-type="float" office:value="6.55">
            <text:p>6.55</text:p>
          </table:table-cell>
          <table:table-cell office:value-type="float" office:value="6">
            <text:p>6</text:p>
          </table:table-cell>
          <table:table-cell office:value-type="float" office:value="589.14">
            <text:p>589.14</text:p>
          </table:table-cell>
          <table:table-cell office:value-type="float" office:value="227.21">
            <text:p>227.21</text:p>
          </table:table-cell>
          <table:table-cell office:value-type="float" office:value="2.59293164913516">
            <text:p>2.5929316491</text:p>
          </table:table-cell>
          <table:table-cell office:value-type="float" office:value="1.09166666666667">
            <text:p>1.0916666667</text:p>
          </table:table-cell>
          <table:table-cell office:value-type="float" office:value="34.6885496183206">
            <text:p>34.688549618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8.48">
            <text:p>8.48</text:p>
          </table:table-cell>
          <table:table-cell office:value-type="float" office:value="5">
            <text:p>5</text:p>
          </table:table-cell>
          <table:table-cell office:value-type="float" office:value="762.93">
            <text:p>762.93</text:p>
          </table:table-cell>
          <table:table-cell office:value-type="float" office:value="143.86">
            <text:p>143.86</text:p>
          </table:table-cell>
          <table:table-cell office:value-type="float" office:value="5.3032809676074">
            <text:p>5.3032809676</text:p>
          </table:table-cell>
          <table:table-cell office:value-type="float" office:value="1.696">
            <text:p>1.696</text:p>
          </table:table-cell>
          <table:table-cell office:value-type="float" office:value="16.9646226415094">
            <text:p>16.9646226415</text:p>
          </table:table-cell>
          <table:table-cell/>
          <table:table-cell office:value-type="string">
            <text:p>6512</text:p>
          </table:table-cell>
          <table:table-cell office:value-type="string">
            <text:p>6879</text:p>
          </table:table-cell>
          <table:table-cell office:value-type="float" office:value="8.53">
            <text:p>8.53</text:p>
          </table:table-cell>
          <table:table-cell office:value-type="float" office:value="6">
            <text:p>6</text:p>
          </table:table-cell>
          <table:table-cell office:value-type="float" office:value="768.06">
            <text:p>768.06</text:p>
          </table:table-cell>
          <table:table-cell office:value-type="float" office:value="143.86">
            <text:p>143.86</text:p>
          </table:table-cell>
          <table:table-cell office:value-type="float" office:value="5.33894063673015">
            <text:p>5.3389406367</text:p>
          </table:table-cell>
          <table:table-cell office:value-type="float" office:value="1.42166666666667">
            <text:p>1.4216666667</text:p>
          </table:table-cell>
          <table:table-cell office:value-type="float" office:value="16.8651817116061">
            <text:p>16.86518171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2.29">
            <text:p>2.29</text:p>
          </table:table-cell>
          <table:table-cell office:value-type="float" office:value="9">
            <text:p>9</text:p>
          </table:table-cell>
          <table:table-cell office:value-type="float" office:value="206.1">
            <text:p>206.1</text:p>
          </table:table-cell>
          <table:table-cell office:value-type="float" office:value="35.82">
            <text:p>35.82</text:p>
          </table:table-cell>
          <table:table-cell office:value-type="float" office:value="5.7537688442211">
            <text:p>5.7537688442</text:p>
          </table:table-cell>
          <table:table-cell office:value-type="float" office:value="0.254444444444444">
            <text:p>0.2544444444</text:p>
          </table:table-cell>
          <table:table-cell office:value-type="float" office:value="15.6419213973799">
            <text:p>15.6419213974</text:p>
          </table:table-cell>
          <table:table-cell/>
          <table:table-cell office:value-type="string">
            <text:p>6515</text:p>
          </table:table-cell>
          <table:table-cell office:value-type="string">
            <text:p>6879</text:p>
          </table:table-cell>
          <table:table-cell office:value-type="float" office:value="2.26">
            <text:p>2.26</text:p>
          </table:table-cell>
          <table:table-cell office:value-type="float" office:value="8">
            <text:p>8</text:p>
          </table:table-cell>
          <table:table-cell office:value-type="float" office:value="203.31">
            <text:p>203.31</text:p>
          </table:table-cell>
          <table:table-cell office:value-type="float" office:value="35.82">
            <text:p>35.82</text:p>
          </table:table-cell>
          <table:table-cell office:value-type="float" office:value="5.67587939698493">
            <text:p>5.675879397</text:p>
          </table:table-cell>
          <table:table-cell office:value-type="float" office:value="0.2825">
            <text:p>0.2825</text:p>
          </table:table-cell>
          <table:table-cell office:value-type="float" office:value="15.8495575221239">
            <text:p>15.84955752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2.85">
            <text:p>2.85</text:p>
          </table:table-cell>
          <table:table-cell office:value-type="float" office:value="9">
            <text:p>9</text:p>
          </table:table-cell>
          <table:table-cell office:value-type="float" office:value="256.95">
            <text:p>256.95</text:p>
          </table:table-cell>
          <table:table-cell office:value-type="float" office:value="35.72">
            <text:p>35.72</text:p>
          </table:table-cell>
          <table:table-cell office:value-type="float" office:value="7.1934490481523">
            <text:p>7.1934490482</text:p>
          </table:table-cell>
          <table:table-cell office:value-type="float" office:value="0.316666666666667">
            <text:p>0.3166666667</text:p>
          </table:table-cell>
          <table:table-cell office:value-type="float" office:value="12.5333333333333">
            <text:p>12.5333333333</text:p>
          </table:table-cell>
          <table:table-cell/>
          <table:table-cell office:value-type="string">
            <text:p>6516</text:p>
          </table:table-cell>
          <table:table-cell office:value-type="string">
            <text:p>6879</text:p>
          </table:table-cell>
          <table:table-cell office:value-type="float" office:value="2.83">
            <text:p>2.83</text:p>
          </table:table-cell>
          <table:table-cell office:value-type="float" office:value="8">
            <text:p>8</text:p>
          </table:table-cell>
          <table:table-cell office:value-type="float" office:value="254.7">
            <text:p>254.7</text:p>
          </table:table-cell>
          <table:table-cell office:value-type="float" office:value="35.72">
            <text:p>35.72</text:p>
          </table:table-cell>
          <table:table-cell office:value-type="float" office:value="7.13045912653975">
            <text:p>7.1304591265</text:p>
          </table:table-cell>
          <table:table-cell office:value-type="float" office:value="0.35375">
            <text:p>0.35375</text:p>
          </table:table-cell>
          <table:table-cell office:value-type="float" office:value="12.6219081272085">
            <text:p>12.62190812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7.63">
            <text:p>7.63</text:p>
          </table:table-cell>
          <table:table-cell office:value-type="float" office:value="6">
            <text:p>6</text:p>
          </table:table-cell>
          <table:table-cell office:value-type="float" office:value="686.7">
            <text:p>686.7</text:p>
          </table:table-cell>
          <table:table-cell office:value-type="float" office:value="331.03">
            <text:p>331.03</text:p>
          </table:table-cell>
          <table:table-cell office:value-type="float" office:value="2.07443434129837">
            <text:p>2.0744343413</text:p>
          </table:table-cell>
          <table:table-cell office:value-type="float" office:value="1.27166666666667">
            <text:p>1.2716666667</text:p>
          </table:table-cell>
          <table:table-cell office:value-type="float" office:value="43.3853211009174">
            <text:p>43.3853211009</text:p>
          </table:table-cell>
          <table:table-cell/>
          <table:table-cell office:value-type="string">
            <text:p>6519</text:p>
          </table:table-cell>
          <table:table-cell office:value-type="string">
            <text:p>6879</text:p>
          </table:table-cell>
          <table:table-cell office:value-type="float" office:value="7.47">
            <text:p>7.47</text:p>
          </table:table-cell>
          <table:table-cell office:value-type="float" office:value="6">
            <text:p>6</text:p>
          </table:table-cell>
          <table:table-cell office:value-type="float" office:value="671.94">
            <text:p>671.94</text:p>
          </table:table-cell>
          <table:table-cell office:value-type="float" office:value="331.03">
            <text:p>331.03</text:p>
          </table:table-cell>
          <table:table-cell office:value-type="float" office:value="2.02984623750113">
            <text:p>2.0298462375</text:p>
          </table:table-cell>
          <table:table-cell office:value-type="float" office:value="1.245">
            <text:p>1.245</text:p>
          </table:table-cell>
          <table:table-cell office:value-type="float" office:value="44.3145917001339">
            <text:p>44.31459170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9.63">
            <text:p>9.63</text:p>
          </table:table-cell>
          <table:table-cell office:value-type="float" office:value="8">
            <text:p>8</text:p>
          </table:table-cell>
          <table:table-cell office:value-type="float" office:value="866.34">
            <text:p>866.34</text:p>
          </table:table-cell>
          <table:table-cell office:value-type="float" office:value="170.9">
            <text:p>170.9</text:p>
          </table:table-cell>
          <table:table-cell office:value-type="float" office:value="5.069280280866">
            <text:p>5.0692802809</text:p>
          </table:table-cell>
          <table:table-cell office:value-type="float" office:value="1.20375">
            <text:p>1.20375</text:p>
          </table:table-cell>
          <table:table-cell office:value-type="float" office:value="17.7466251298027">
            <text:p>17.7466251298</text:p>
          </table:table-cell>
          <table:table-cell/>
          <table:table-cell office:value-type="string">
            <text:p>6552</text:p>
          </table:table-cell>
          <table:table-cell office:value-type="string">
            <text:p>6879</text:p>
          </table:table-cell>
          <table:table-cell office:value-type="float" office:value="9.73">
            <text:p>9.73</text:p>
          </table:table-cell>
          <table:table-cell office:value-type="float" office:value="7">
            <text:p>7</text:p>
          </table:table-cell>
          <table:table-cell office:value-type="float" office:value="875.88">
            <text:p>875.88</text:p>
          </table:table-cell>
          <table:table-cell office:value-type="float" office:value="170.9">
            <text:p>170.9</text:p>
          </table:table-cell>
          <table:table-cell office:value-type="float" office:value="5.12510239906378">
            <text:p>5.1251023991</text:p>
          </table:table-cell>
          <table:table-cell office:value-type="float" office:value="1.39">
            <text:p>1.39</text:p>
          </table:table-cell>
          <table:table-cell office:value-type="float" office:value="17.5642343268243">
            <text:p>17.564234326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8.43">
            <text:p>8.43</text:p>
          </table:table-cell>
          <table:table-cell office:value-type="float" office:value="6">
            <text:p>6</text:p>
          </table:table-cell>
          <table:table-cell office:value-type="float" office:value="759.06">
            <text:p>759.06</text:p>
          </table:table-cell>
          <table:table-cell office:value-type="float" office:value="70.89">
            <text:p>70.89</text:p>
          </table:table-cell>
          <table:table-cell office:value-type="float" office:value="10.7075751163775">
            <text:p>10.7075751164</text:p>
          </table:table-cell>
          <table:table-cell office:value-type="float" office:value="1.405">
            <text:p>1.405</text:p>
          </table:table-cell>
          <table:table-cell office:value-type="float" office:value="8.40925266903915">
            <text:p>8.409252669</text:p>
          </table:table-cell>
          <table:table-cell/>
          <table:table-cell office:value-type="string">
            <text:p>6559</text:p>
          </table:table-cell>
          <table:table-cell office:value-type="string">
            <text:p>6879</text:p>
          </table:table-cell>
          <table:table-cell office:value-type="float" office:value="8.35">
            <text:p>8.35</text:p>
          </table:table-cell>
          <table:table-cell office:value-type="float" office:value="6">
            <text:p>6</text:p>
          </table:table-cell>
          <table:table-cell office:value-type="float" office:value="751.32">
            <text:p>751.32</text:p>
          </table:table-cell>
          <table:table-cell office:value-type="float" office:value="70.89">
            <text:p>70.89</text:p>
          </table:table-cell>
          <table:table-cell office:value-type="float" office:value="10.5983918747355">
            <text:p>10.5983918747</text:p>
          </table:table-cell>
          <table:table-cell office:value-type="float" office:value="1.39166666666667">
            <text:p>1.3916666667</text:p>
          </table:table-cell>
          <table:table-cell office:value-type="float" office:value="8.48982035928144">
            <text:p>8.48982035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13.25">
            <text:p>13.25</text:p>
          </table:table-cell>
          <table:table-cell office:value-type="float" office:value="6">
            <text:p>6</text:p>
          </table:table-cell>
          <table:table-cell office:value-type="float" office:value="1192.41">
            <text:p>1192.41</text:p>
          </table:table-cell>
          <table:table-cell office:value-type="float" office:value="108.45">
            <text:p>108.45</text:p>
          </table:table-cell>
          <table:table-cell office:value-type="float" office:value="10.995020746888">
            <text:p>10.9950207469</text:p>
          </table:table-cell>
          <table:table-cell office:value-type="float" office:value="2.20833333333333">
            <text:p>2.2083333333</text:p>
          </table:table-cell>
          <table:table-cell office:value-type="float" office:value="8.18490566037736">
            <text:p>8.1849056604</text:p>
          </table:table-cell>
          <table:table-cell/>
          <table:table-cell office:value-type="string">
            <text:p>6609</text:p>
          </table:table-cell>
          <table:table-cell office:value-type="string">
            <text:p>6879</text:p>
          </table:table-cell>
          <table:table-cell office:value-type="float" office:value="13.24">
            <text:p>13.24</text:p>
          </table:table-cell>
          <table:table-cell office:value-type="float" office:value="6">
            <text:p>6</text:p>
          </table:table-cell>
          <table:table-cell office:value-type="float" office:value="1191.24">
            <text:p>1191.24</text:p>
          </table:table-cell>
          <table:table-cell office:value-type="float" office:value="108.45">
            <text:p>108.45</text:p>
          </table:table-cell>
          <table:table-cell office:value-type="float" office:value="10.9842323651452">
            <text:p>10.9842323651</text:p>
          </table:table-cell>
          <table:table-cell office:value-type="float" office:value="2.20666666666667">
            <text:p>2.2066666667</text:p>
          </table:table-cell>
          <table:table-cell office:value-type="float" office:value="8.19108761329305">
            <text:p>8.19108761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9.48">
            <text:p>9.48</text:p>
          </table:table-cell>
          <table:table-cell office:value-type="float" office:value="6">
            <text:p>6</text:p>
          </table:table-cell>
          <table:table-cell office:value-type="float" office:value="853.02">
            <text:p>853.02</text:p>
          </table:table-cell>
          <table:table-cell office:value-type="float" office:value="108.85">
            <text:p>108.85</text:p>
          </table:table-cell>
          <table:table-cell office:value-type="float" office:value="7.83665594855306">
            <text:p>7.8366559486</text:p>
          </table:table-cell>
          <table:table-cell office:value-type="float" office:value="1.58">
            <text:p>1.58</text:p>
          </table:table-cell>
          <table:table-cell office:value-type="float" office:value="11.4820675105485">
            <text:p>11.4820675105</text:p>
          </table:table-cell>
          <table:table-cell/>
          <table:table-cell office:value-type="string">
            <text:p>6647</text:p>
          </table:table-cell>
          <table:table-cell office:value-type="string">
            <text:p>6879</text:p>
          </table:table-cell>
          <table:table-cell office:value-type="float" office:value="9.84">
            <text:p>9.84</text:p>
          </table:table-cell>
          <table:table-cell office:value-type="float" office:value="6">
            <text:p>6</text:p>
          </table:table-cell>
          <table:table-cell office:value-type="float" office:value="885.87">
            <text:p>885.87</text:p>
          </table:table-cell>
          <table:table-cell office:value-type="float" office:value="108.85">
            <text:p>108.85</text:p>
          </table:table-cell>
          <table:table-cell office:value-type="float" office:value="8.13844740468535">
            <text:p>8.1384474047</text:p>
          </table:table-cell>
          <table:table-cell office:value-type="float" office:value="1.64">
            <text:p>1.64</text:p>
          </table:table-cell>
          <table:table-cell office:value-type="float" office:value="11.0619918699187">
            <text:p>11.061991869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1.21">
            <text:p>1.21</text:p>
          </table:table-cell>
          <table:table-cell office:value-type="float" office:value="7">
            <text:p>7</text:p>
          </table:table-cell>
          <table:table-cell office:value-type="float" office:value="108.99">
            <text:p>108.99</text:p>
          </table:table-cell>
          <table:table-cell office:value-type="float" office:value="1.91">
            <text:p>1.91</text:p>
          </table:table-cell>
          <table:table-cell office:value-type="float" office:value="57.0628272251309">
            <text:p>57.0628272251</text:p>
          </table:table-cell>
          <table:table-cell office:value-type="float" office:value="0.172857142857143">
            <text:p>0.1728571429</text:p>
          </table:table-cell>
          <table:table-cell office:value-type="float" office:value="1.57851239669422">
            <text:p>1.5785123967</text:p>
          </table:table-cell>
          <table:table-cell/>
          <table:table-cell office:value-type="string">
            <text:p>6670</text:p>
          </table:table-cell>
          <table:table-cell office:value-type="string">
            <text:p>6879</text:p>
          </table:table-cell>
          <table:table-cell office:value-type="float" office:value="1.36">
            <text:p>1.36</text:p>
          </table:table-cell>
          <table:table-cell office:value-type="float" office:value="7">
            <text:p>7</text:p>
          </table:table-cell>
          <table:table-cell office:value-type="float" office:value="122.76">
            <text:p>122.76</text:p>
          </table:table-cell>
          <table:table-cell office:value-type="float" office:value="1.91">
            <text:p>1.91</text:p>
          </table:table-cell>
          <table:table-cell office:value-type="float" office:value="64.2722513089005">
            <text:p>64.2722513089</text:p>
          </table:table-cell>
          <table:table-cell office:value-type="float" office:value="0.194285714285714">
            <text:p>0.1942857143</text:p>
          </table:table-cell>
          <table:table-cell office:value-type="float" office:value="1.40441176470588">
            <text:p>1.404411764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16.42">
            <text:p>16.42</text:p>
          </table:table-cell>
          <table:table-cell office:value-type="float" office:value="7">
            <text:p>7</text:p>
          </table:table-cell>
          <table:table-cell office:value-type="float" office:value="1477.44">
            <text:p>1477.44</text:p>
          </table:table-cell>
          <table:table-cell office:value-type="float" office:value="192.2">
            <text:p>192.2</text:p>
          </table:table-cell>
          <table:table-cell office:value-type="float" office:value="7.68699271592092">
            <text:p>7.6869927159</text:p>
          </table:table-cell>
          <table:table-cell office:value-type="float" office:value="2.34571428571429">
            <text:p>2.3457142857</text:p>
          </table:table-cell>
          <table:table-cell office:value-type="float" office:value="11.7052375152253">
            <text:p>11.7052375152</text:p>
          </table:table-cell>
          <table:table-cell/>
          <table:table-cell office:value-type="string">
            <text:p>6674</text:p>
          </table:table-cell>
          <table:table-cell office:value-type="string">
            <text:p>6879</text:p>
          </table:table-cell>
          <table:table-cell office:value-type="float" office:value="15.54">
            <text:p>15.54</text:p>
          </table:table-cell>
          <table:table-cell office:value-type="float" office:value="7">
            <text:p>7</text:p>
          </table:table-cell>
          <table:table-cell office:value-type="float" office:value="1398.33">
            <text:p>1398.33</text:p>
          </table:table-cell>
          <table:table-cell office:value-type="float" office:value="192.2">
            <text:p>192.2</text:p>
          </table:table-cell>
          <table:table-cell office:value-type="float" office:value="7.27539021852237">
            <text:p>7.2753902185</text:p>
          </table:table-cell>
          <table:table-cell office:value-type="float" office:value="2.22">
            <text:p>2.22</text:p>
          </table:table-cell>
          <table:table-cell office:value-type="float" office:value="12.3680823680824">
            <text:p>12.36808236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9.67">
            <text:p>9.67</text:p>
          </table:table-cell>
          <table:table-cell office:value-type="float" office:value="3">
            <text:p>3</text:p>
          </table:table-cell>
          <table:table-cell office:value-type="float" office:value="870.57">
            <text:p>870.57</text:p>
          </table:table-cell>
          <table:table-cell office:value-type="float" office:value="14.26">
            <text:p>14.26</text:p>
          </table:table-cell>
          <table:table-cell office:value-type="float" office:value="61.0497896213184">
            <text:p>61.0497896213</text:p>
          </table:table-cell>
          <table:table-cell office:value-type="float" office:value="3.22333333333333">
            <text:p>3.2233333333</text:p>
          </table:table-cell>
          <table:table-cell office:value-type="float" office:value="1.4746639089969">
            <text:p>1.474663909</text:p>
          </table:table-cell>
          <table:table-cell/>
          <table:table-cell office:value-type="string">
            <text:p>6699</text:p>
          </table:table-cell>
          <table:table-cell office:value-type="string">
            <text:p>6879</text:p>
          </table:table-cell>
          <table:table-cell office:value-type="float" office:value="9.54">
            <text:p>9.54</text:p>
          </table:table-cell>
          <table:table-cell office:value-type="float" office:value="4">
            <text:p>4</text:p>
          </table:table-cell>
          <table:table-cell office:value-type="float" office:value="858.96">
            <text:p>858.96</text:p>
          </table:table-cell>
          <table:table-cell office:value-type="float" office:value="14.26">
            <text:p>14.26</text:p>
          </table:table-cell>
          <table:table-cell office:value-type="float" office:value="60.2356241234222">
            <text:p>60.2356241234</text:p>
          </table:table-cell>
          <table:table-cell office:value-type="float" office:value="2.385">
            <text:p>2.385</text:p>
          </table:table-cell>
          <table:table-cell office:value-type="float" office:value="1.49475890985325">
            <text:p>1.494758909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7.21">
            <text:p>7.21</text:p>
          </table:table-cell>
          <table:table-cell office:value-type="float" office:value="4">
            <text:p>4</text:p>
          </table:table-cell>
          <table:table-cell office:value-type="float" office:value="648.9">
            <text:p>648.9</text:p>
          </table:table-cell>
          <table:table-cell office:value-type="float" office:value="354.95">
            <text:p>354.95</text:p>
          </table:table-cell>
          <table:table-cell office:value-type="float" office:value="1.82814480912805">
            <text:p>1.8281448091</text:p>
          </table:table-cell>
          <table:table-cell office:value-type="float" office:value="1.8025">
            <text:p>1.8025</text:p>
          </table:table-cell>
          <table:table-cell office:value-type="float" office:value="49.2302357836338">
            <text:p>49.2302357836</text:p>
          </table:table-cell>
          <table:table-cell/>
          <table:table-cell office:value-type="string">
            <text:p>6716</text:p>
          </table:table-cell>
          <table:table-cell office:value-type="string">
            <text:p>6879</text:p>
          </table:table-cell>
          <table:table-cell office:value-type="float" office:value="7.24">
            <text:p>7.24</text:p>
          </table:table-cell>
          <table:table-cell office:value-type="float" office:value="3">
            <text:p>3</text:p>
          </table:table-cell>
          <table:table-cell office:value-type="float" office:value="651.24">
            <text:p>651.24</text:p>
          </table:table-cell>
          <table:table-cell office:value-type="float" office:value="354.95">
            <text:p>354.95</text:p>
          </table:table-cell>
          <table:table-cell office:value-type="float" office:value="1.83473728694182">
            <text:p>1.8347372869</text:p>
          </table:table-cell>
          <table:table-cell office:value-type="float" office:value="2.41333333333333">
            <text:p>2.4133333333</text:p>
          </table:table-cell>
          <table:table-cell office:value-type="float" office:value="49.0262430939227">
            <text:p>49.02624309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0.86">
            <text:p>10.86</text:p>
          </table:table-cell>
          <table:table-cell office:value-type="float" office:value="7">
            <text:p>7</text:p>
          </table:table-cell>
          <table:table-cell office:value-type="float" office:value="977.58">
            <text:p>977.58</text:p>
          </table:table-cell>
          <table:table-cell office:value-type="float" office:value="261.43">
            <text:p>261.43</text:p>
          </table:table-cell>
          <table:table-cell office:value-type="float" office:value="3.73935661553762">
            <text:p>3.7393566155</text:p>
          </table:table-cell>
          <table:table-cell office:value-type="float" office:value="1.55142857142857">
            <text:p>1.5514285714</text:p>
          </table:table-cell>
          <table:table-cell office:value-type="float" office:value="24.072744014733">
            <text:p>24.0727440147</text:p>
          </table:table-cell>
          <table:table-cell/>
          <table:table-cell office:value-type="string">
            <text:p>6843</text:p>
          </table:table-cell>
          <table:table-cell office:value-type="string">
            <text:p>6879</text:p>
          </table:table-cell>
          <table:table-cell office:value-type="float" office:value="10.93">
            <text:p>10.93</text:p>
          </table:table-cell>
          <table:table-cell office:value-type="float" office:value="7">
            <text:p>7</text:p>
          </table:table-cell>
          <table:table-cell office:value-type="float" office:value="983.34">
            <text:p>983.34</text:p>
          </table:table-cell>
          <table:table-cell office:value-type="float" office:value="261.43">
            <text:p>261.43</text:p>
          </table:table-cell>
          <table:table-cell office:value-type="float" office:value="3.76138928202578">
            <text:p>3.761389282</text:p>
          </table:table-cell>
          <table:table-cell office:value-type="float" office:value="1.56142857142857">
            <text:p>1.5614285714</text:p>
          </table:table-cell>
          <table:table-cell office:value-type="float" office:value="23.9185727355901">
            <text:p>23.91857273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3.99">
            <text:p>3.99</text:p>
          </table:table-cell>
          <table:table-cell office:value-type="float" office:value="5">
            <text:p>5</text:p>
          </table:table-cell>
          <table:table-cell office:value-type="float" office:value="359.01">
            <text:p>359.01</text:p>
          </table:table-cell>
          <table:table-cell office:value-type="float" office:value="70.88">
            <text:p>70.88</text:p>
          </table:table-cell>
          <table:table-cell office:value-type="float" office:value="5.06503950338601">
            <text:p>5.0650395034</text:p>
          </table:table-cell>
          <table:table-cell office:value-type="float" office:value="0.798">
            <text:p>0.798</text:p>
          </table:table-cell>
          <table:table-cell office:value-type="float" office:value="17.7644110275689">
            <text:p>17.7644110276</text:p>
          </table:table-cell>
          <table:table-cell/>
          <table:table-cell office:value-type="string">
            <text:p>6945</text:p>
          </table:table-cell>
          <table:table-cell office:value-type="string">
            <text:p>6879</text:p>
          </table:table-cell>
          <table:table-cell office:value-type="float" office:value="4.02">
            <text:p>4.02</text:p>
          </table:table-cell>
          <table:table-cell office:value-type="float" office:value="6">
            <text:p>6</text:p>
          </table:table-cell>
          <table:table-cell office:value-type="float" office:value="361.98">
            <text:p>361.98</text:p>
          </table:table-cell>
          <table:table-cell office:value-type="float" office:value="70.88">
            <text:p>70.88</text:p>
          </table:table-cell>
          <table:table-cell office:value-type="float" office:value="5.10694130925508">
            <text:p>5.1069413093</text:p>
          </table:table-cell>
          <table:table-cell office:value-type="float" office:value="0.67">
            <text:p>0.67</text:p>
          </table:table-cell>
          <table:table-cell office:value-type="float" office:value="17.6318407960199">
            <text:p>17.63184079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5.73">
            <text:p>5.73</text:p>
          </table:table-cell>
          <table:table-cell office:value-type="float" office:value="8">
            <text:p>8</text:p>
          </table:table-cell>
          <table:table-cell office:value-type="float" office:value="516.06">
            <text:p>516.06</text:p>
          </table:table-cell>
          <table:table-cell office:value-type="float" office:value="69.67">
            <text:p>69.67</text:p>
          </table:table-cell>
          <table:table-cell office:value-type="float" office:value="7.40720539687096">
            <text:p>7.4072053969</text:p>
          </table:table-cell>
          <table:table-cell office:value-type="float" office:value="0.71625">
            <text:p>0.71625</text:p>
          </table:table-cell>
          <table:table-cell office:value-type="float" office:value="12.1588132635253">
            <text:p>12.1588132635</text:p>
          </table:table-cell>
          <table:table-cell/>
          <table:table-cell office:value-type="string">
            <text:p>6971</text:p>
          </table:table-cell>
          <table:table-cell office:value-type="string">
            <text:p>6879</text:p>
          </table:table-cell>
          <table:table-cell office:value-type="float" office:value="6.25">
            <text:p>6.25</text:p>
          </table:table-cell>
          <table:table-cell office:value-type="float" office:value="6">
            <text:p>6</text:p>
          </table:table-cell>
          <table:table-cell office:value-type="float" office:value="562.86">
            <text:p>562.86</text:p>
          </table:table-cell>
          <table:table-cell office:value-type="float" office:value="69.67">
            <text:p>69.67</text:p>
          </table:table-cell>
          <table:table-cell office:value-type="float" office:value="8.07894359121573">
            <text:p>8.0789435912</text:p>
          </table:table-cell>
          <table:table-cell office:value-type="float" office:value="1.04166666666667">
            <text:p>1.0416666667</text:p>
          </table:table-cell>
          <table:table-cell office:value-type="float" office:value="11.1472">
            <text:p>11.14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5.72">
            <text:p>5.72</text:p>
          </table:table-cell>
          <table:table-cell office:value-type="float" office:value="5">
            <text:p>5</text:p>
          </table:table-cell>
          <table:table-cell office:value-type="float" office:value="515.07">
            <text:p>515.07</text:p>
          </table:table-cell>
          <table:table-cell office:value-type="float" office:value="209.25">
            <text:p>209.25</text:p>
          </table:table-cell>
          <table:table-cell office:value-type="float" office:value="2.46150537634409">
            <text:p>2.4615053763</text:p>
          </table:table-cell>
          <table:table-cell office:value-type="float" office:value="1.144">
            <text:p>1.144</text:p>
          </table:table-cell>
          <table:table-cell office:value-type="float" office:value="36.5821678321678">
            <text:p>36.5821678322</text:p>
          </table:table-cell>
          <table:table-cell/>
          <table:table-cell office:value-type="string">
            <text:p>7021</text:p>
          </table:table-cell>
          <table:table-cell office:value-type="string">
            <text:p>6879</text:p>
          </table:table-cell>
          <table:table-cell office:value-type="float" office:value="5.72">
            <text:p>5.72</text:p>
          </table:table-cell>
          <table:table-cell office:value-type="float" office:value="5">
            <text:p>5</text:p>
          </table:table-cell>
          <table:table-cell office:value-type="float" office:value="514.44">
            <text:p>514.44</text:p>
          </table:table-cell>
          <table:table-cell office:value-type="float" office:value="209.25">
            <text:p>209.25</text:p>
          </table:table-cell>
          <table:table-cell office:value-type="float" office:value="2.45849462365591">
            <text:p>2.4584946237</text:p>
          </table:table-cell>
          <table:table-cell office:value-type="float" office:value="1.144">
            <text:p>1.144</text:p>
          </table:table-cell>
          <table:table-cell office:value-type="float" office:value="36.5821678321678">
            <text:p>36.58216783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12.36">
            <text:p>12.36</text:p>
          </table:table-cell>
          <table:table-cell office:value-type="float" office:value="6">
            <text:p>6</text:p>
          </table:table-cell>
          <table:table-cell office:value-type="float" office:value="1112.22">
            <text:p>1112.22</text:p>
          </table:table-cell>
          <table:table-cell office:value-type="float" office:value="324.98">
            <text:p>324.98</text:p>
          </table:table-cell>
          <table:table-cell office:value-type="float" office:value="3.42242599544587">
            <text:p>3.4224259954</text:p>
          </table:table-cell>
          <table:table-cell office:value-type="float" office:value="2.06">
            <text:p>2.06</text:p>
          </table:table-cell>
          <table:table-cell office:value-type="float" office:value="26.2928802588997">
            <text:p>26.2928802589</text:p>
          </table:table-cell>
          <table:table-cell/>
          <table:table-cell office:value-type="string">
            <text:p>7094</text:p>
          </table:table-cell>
          <table:table-cell office:value-type="string">
            <text:p>6879</text:p>
          </table:table-cell>
          <table:table-cell office:value-type="float" office:value="12.48">
            <text:p>12.48</text:p>
          </table:table-cell>
          <table:table-cell office:value-type="float" office:value="7">
            <text:p>7</text:p>
          </table:table-cell>
          <table:table-cell office:value-type="float" office:value="1123.2">
            <text:p>1123.2</text:p>
          </table:table-cell>
          <table:table-cell office:value-type="float" office:value="324.98">
            <text:p>324.98</text:p>
          </table:table-cell>
          <table:table-cell office:value-type="float" office:value="3.45621269001169">
            <text:p>3.45621269</text:p>
          </table:table-cell>
          <table:table-cell office:value-type="float" office:value="1.78285714285714">
            <text:p>1.7828571429</text:p>
          </table:table-cell>
          <table:table-cell office:value-type="float" office:value="26.0400641025641">
            <text:p>26.0400641026</text:p>
          </table:table-cell>
          <table:table-cell table:number-columns-repeated="1005"/>
        </table:table-row>
        <table:table-row table:style-name="ro1">
          <table:table-cell office:value-type="string">
            <text:p>6892</text:p>
          </table:table-cell>
          <table:table-cell office:value-type="string">
            <text:p>6405</text:p>
          </table:table-cell>
          <table:table-cell office:value-type="float" office:value="9.65">
            <text:p>9.65</text:p>
          </table:table-cell>
          <table:table-cell office:value-type="float" office:value="9">
            <text:p>9</text:p>
          </table:table-cell>
          <table:table-cell office:value-type="float" office:value="868.68">
            <text:p>868.68</text:p>
          </table:table-cell>
          <table:table-cell office:value-type="float" office:value="285.28">
            <text:p>285.28</text:p>
          </table:table-cell>
          <table:table-cell office:value-type="float" office:value="3.04500841278744">
            <text:p>3.0450084128</text:p>
          </table:table-cell>
          <table:table-cell office:value-type="float" office:value="1.07222222222222">
            <text:p>1.0722222222</text:p>
          </table:table-cell>
          <table:table-cell office:value-type="float" office:value="29.5626943005181">
            <text:p>29.5626943005</text:p>
          </table:table-cell>
          <table:table-cell/>
          <table:table-cell office:value-type="string">
            <text:p>6405</text:p>
          </table:table-cell>
          <table:table-cell office:value-type="string">
            <text:p>6892</text:p>
          </table:table-cell>
          <table:table-cell office:value-type="float" office:value="12.52">
            <text:p>12.52</text:p>
          </table:table-cell>
          <table:table-cell office:value-type="float" office:value="10">
            <text:p>10</text:p>
          </table:table-cell>
          <table:table-cell office:value-type="float" office:value="1126.8">
            <text:p>1126.8</text:p>
          </table:table-cell>
          <table:table-cell office:value-type="float" office:value="285.28">
            <text:p>285.28</text:p>
          </table:table-cell>
          <table:table-cell office:value-type="float" office:value="3.94980370162647">
            <text:p>3.9498037016</text:p>
          </table:table-cell>
          <table:table-cell office:value-type="float" office:value="1.252">
            <text:p>1.252</text:p>
          </table:table-cell>
          <table:table-cell office:value-type="float" office:value="22.7859424920128">
            <text:p>22.78594249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8.28">
            <text:p>8.28</text:p>
          </table:table-cell>
          <table:table-cell office:value-type="float" office:value="255">
            <text:p>255</text:p>
          </table:table-cell>
          <table:table-cell office:value-type="float" office:value="745.29">
            <text:p>745.29</text:p>
          </table:table-cell>
          <table:table-cell office:value-type="float" office:value="325.08">
            <text:p>325.08</text:p>
          </table:table-cell>
          <table:table-cell office:value-type="float" office:value="2.29263565891473">
            <text:p>2.2926356589</text:p>
          </table:table-cell>
          <table:table-cell office:value-type="float" office:value="0.0324705882352941">
            <text:p>0.0324705882</text:p>
          </table:table-cell>
          <table:table-cell office:value-type="float" office:value="39.2608695652174">
            <text:p>39.2608695652</text:p>
          </table:table-cell>
          <table:table-cell/>
          <table:table-cell office:value-type="string">
            <text:p>6471</text:p>
          </table:table-cell>
          <table:table-cell office:value-type="string">
            <text:p>6892</text:p>
          </table:table-cell>
          <table:table-cell office:value-type="float" office:value="8.4">
            <text:p>8.4</text:p>
          </table:table-cell>
          <table:table-cell office:value-type="float" office:value="255">
            <text:p>255</text:p>
          </table:table-cell>
          <table:table-cell office:value-type="float" office:value="755.73">
            <text:p>755.73</text:p>
          </table:table-cell>
          <table:table-cell office:value-type="float" office:value="325.08">
            <text:p>325.08</text:p>
          </table:table-cell>
          <table:table-cell office:value-type="float" office:value="2.32475083056478">
            <text:p>2.3247508306</text:p>
          </table:table-cell>
          <table:table-cell office:value-type="float" office:value="0.0329411764705882">
            <text:p>0.0329411765</text:p>
          </table:table-cell>
          <table:table-cell office:value-type="float" office:value="38.7">
            <text:p>38.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12.06">
            <text:p>12.06</text:p>
          </table:table-cell>
          <table:table-cell office:value-type="float" office:value="6">
            <text:p>6</text:p>
          </table:table-cell>
          <table:table-cell office:value-type="float" office:value="1085.67">
            <text:p>1085.67</text:p>
          </table:table-cell>
          <table:table-cell office:value-type="float" office:value="309.47">
            <text:p>309.47</text:p>
          </table:table-cell>
          <table:table-cell office:value-type="float" office:value="3.50815911073771">
            <text:p>3.5081591107</text:p>
          </table:table-cell>
          <table:table-cell office:value-type="float" office:value="2.01">
            <text:p>2.01</text:p>
          </table:table-cell>
          <table:table-cell office:value-type="float" office:value="25.6608623548922">
            <text:p>25.6608623549</text:p>
          </table:table-cell>
          <table:table-cell/>
          <table:table-cell office:value-type="string">
            <text:p>6501</text:p>
          </table:table-cell>
          <table:table-cell office:value-type="string">
            <text:p>6892</text:p>
          </table:table-cell>
          <table:table-cell office:value-type="float" office:value="12.11">
            <text:p>12.11</text:p>
          </table:table-cell>
          <table:table-cell office:value-type="float" office:value="8">
            <text:p>8</text:p>
          </table:table-cell>
          <table:table-cell office:value-type="float" office:value="1090.26">
            <text:p>1090.26</text:p>
          </table:table-cell>
          <table:table-cell office:value-type="float" office:value="309.47">
            <text:p>309.47</text:p>
          </table:table-cell>
          <table:table-cell office:value-type="float" office:value="3.52299091995993">
            <text:p>3.52299092</text:p>
          </table:table-cell>
          <table:table-cell office:value-type="float" office:value="1.51375">
            <text:p>1.51375</text:p>
          </table:table-cell>
          <table:table-cell office:value-type="float" office:value="25.5549132947977">
            <text:p>25.55491329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9.87">
            <text:p>9.87</text:p>
          </table:table-cell>
          <table:table-cell office:value-type="float" office:value="9">
            <text:p>9</text:p>
          </table:table-cell>
          <table:table-cell office:value-type="float" office:value="888.3">
            <text:p>888.3</text:p>
          </table:table-cell>
          <table:table-cell office:value-type="float" office:value="342.52">
            <text:p>342.52</text:p>
          </table:table-cell>
          <table:table-cell office:value-type="float" office:value="2.59342520144809">
            <text:p>2.5934252014</text:p>
          </table:table-cell>
          <table:table-cell office:value-type="float" office:value="1.09666666666667">
            <text:p>1.0966666667</text:p>
          </table:table-cell>
          <table:table-cell office:value-type="float" office:value="34.7031408308004">
            <text:p>34.7031408308</text:p>
          </table:table-cell>
          <table:table-cell/>
          <table:table-cell office:value-type="string">
            <text:p>6515</text:p>
          </table:table-cell>
          <table:table-cell office:value-type="string">
            <text:p>6892</text:p>
          </table:table-cell>
          <table:table-cell office:value-type="float" office:value="9.73">
            <text:p>9.73</text:p>
          </table:table-cell>
          <table:table-cell office:value-type="float" office:value="9">
            <text:p>9</text:p>
          </table:table-cell>
          <table:table-cell office:value-type="float" office:value="875.43">
            <text:p>875.43</text:p>
          </table:table-cell>
          <table:table-cell office:value-type="float" office:value="342.52">
            <text:p>342.52</text:p>
          </table:table-cell>
          <table:table-cell office:value-type="float" office:value="2.55585075324069">
            <text:p>2.5558507532</text:p>
          </table:table-cell>
          <table:table-cell office:value-type="float" office:value="1.08111111111111">
            <text:p>1.0811111111</text:p>
          </table:table-cell>
          <table:table-cell office:value-type="float" office:value="35.2024665981501">
            <text:p>35.20246659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6.67">
            <text:p>6.67</text:p>
          </table:table-cell>
          <table:table-cell office:value-type="float" office:value="10">
            <text:p>10</text:p>
          </table:table-cell>
          <table:table-cell office:value-type="float" office:value="599.94">
            <text:p>599.94</text:p>
          </table:table-cell>
          <table:table-cell office:value-type="float" office:value="329.22">
            <text:p>329.22</text:p>
          </table:table-cell>
          <table:table-cell office:value-type="float" office:value="1.82230727173319">
            <text:p>1.8223072717</text:p>
          </table:table-cell>
          <table:table-cell office:value-type="float" office:value="0.667">
            <text:p>0.667</text:p>
          </table:table-cell>
          <table:table-cell office:value-type="float" office:value="49.3583208395802">
            <text:p>49.3583208396</text:p>
          </table:table-cell>
          <table:table-cell/>
          <table:table-cell office:value-type="string">
            <text:p>6562</text:p>
          </table:table-cell>
          <table:table-cell office:value-type="string">
            <text:p>6892</text:p>
          </table:table-cell>
          <table:table-cell office:value-type="float" office:value="6.54">
            <text:p>6.54</text:p>
          </table:table-cell>
          <table:table-cell office:value-type="float" office:value="255">
            <text:p>255</text:p>
          </table:table-cell>
          <table:table-cell office:value-type="float" office:value="588.24">
            <text:p>588.24</text:p>
          </table:table-cell>
          <table:table-cell office:value-type="float" office:value="329.22">
            <text:p>329.22</text:p>
          </table:table-cell>
          <table:table-cell office:value-type="float" office:value="1.78676872607983">
            <text:p>1.7867687261</text:p>
          </table:table-cell>
          <table:table-cell office:value-type="float" office:value="0.0256470588235294">
            <text:p>0.0256470588</text:p>
          </table:table-cell>
          <table:table-cell office:value-type="float" office:value="50.3394495412844">
            <text:p>50.33944954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2.72">
            <text:p>22.72</text:p>
          </table:table-cell>
          <table:table-cell office:value-type="float" office:value="9">
            <text:p>9</text:p>
          </table:table-cell>
          <table:table-cell office:value-type="float" office:value="2044.62">
            <text:p>2044.62</text:p>
          </table:table-cell>
          <table:table-cell office:value-type="float" office:value="174.31">
            <text:p>174.31</text:p>
          </table:table-cell>
          <table:table-cell office:value-type="float" office:value="11.7297917503299">
            <text:p>11.7297917503</text:p>
          </table:table-cell>
          <table:table-cell office:value-type="float" office:value="2.52444444444444">
            <text:p>2.5244444444</text:p>
          </table:table-cell>
          <table:table-cell office:value-type="float" office:value="7.67209507042254">
            <text:p>7.6720950704</text:p>
          </table:table-cell>
          <table:table-cell/>
          <table:table-cell office:value-type="string">
            <text:p>6674</text:p>
          </table:table-cell>
          <table:table-cell office:value-type="string">
            <text:p>6892</text:p>
          </table:table-cell>
          <table:table-cell office:value-type="float" office:value="23.24">
            <text:p>23.24</text:p>
          </table:table-cell>
          <table:table-cell office:value-type="float" office:value="8">
            <text:p>8</text:p>
          </table:table-cell>
          <table:table-cell office:value-type="float" office:value="2091.33">
            <text:p>2091.33</text:p>
          </table:table-cell>
          <table:table-cell office:value-type="float" office:value="174.31">
            <text:p>174.31</text:p>
          </table:table-cell>
          <table:table-cell office:value-type="float" office:value="11.9977626068499">
            <text:p>11.9977626068</text:p>
          </table:table-cell>
          <table:table-cell office:value-type="float" office:value="2.905">
            <text:p>2.905</text:p>
          </table:table-cell>
          <table:table-cell office:value-type="float" office:value="7.50043029259897">
            <text:p>7.50043029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7.42">
            <text:p>7.42</text:p>
          </table:table-cell>
          <table:table-cell office:value-type="float" office:value="8">
            <text:p>8</text:p>
          </table:table-cell>
          <table:table-cell office:value-type="float" office:value="668.16">
            <text:p>668.16</text:p>
          </table:table-cell>
          <table:table-cell office:value-type="float" office:value="286.29">
            <text:p>286.29</text:p>
          </table:table-cell>
          <table:table-cell office:value-type="float" office:value="2.33385727758567">
            <text:p>2.3338572776</text:p>
          </table:table-cell>
          <table:table-cell office:value-type="float" office:value="0.9275">
            <text:p>0.9275</text:p>
          </table:table-cell>
          <table:table-cell office:value-type="float" office:value="38.5835579514825">
            <text:p>38.5835579515</text:p>
          </table:table-cell>
          <table:table-cell/>
          <table:table-cell office:value-type="string">
            <text:p>6695</text:p>
          </table:table-cell>
          <table:table-cell office:value-type="string">
            <text:p>6892</text:p>
          </table:table-cell>
          <table:table-cell office:value-type="float" office:value="7.47">
            <text:p>7.47</text:p>
          </table:table-cell>
          <table:table-cell office:value-type="float" office:value="9">
            <text:p>9</text:p>
          </table:table-cell>
          <table:table-cell office:value-type="float" office:value="672.57">
            <text:p>672.57</text:p>
          </table:table-cell>
          <table:table-cell office:value-type="float" office:value="286.29">
            <text:p>286.29</text:p>
          </table:table-cell>
          <table:table-cell office:value-type="float" office:value="2.34926123860421">
            <text:p>2.3492612386</text:p>
          </table:table-cell>
          <table:table-cell office:value-type="float" office:value="0.83">
            <text:p>0.83</text:p>
          </table:table-cell>
          <table:table-cell office:value-type="float" office:value="38.3253012048193">
            <text:p>38.32530120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170.18">
            <text:p>1170.18</text:p>
          </table:table-cell>
          <table:table-cell office:value-type="float" office:value="19.36">
            <text:p>19.36</text:p>
          </table:table-cell>
          <table:table-cell office:value-type="float" office:value="60.4431818181818">
            <text:p>60.4431818182</text:p>
          </table:table-cell>
          <table:table-cell office:value-type="float" office:value="1.3">
            <text:p>1.3</text:p>
          </table:table-cell>
          <table:table-cell office:value-type="float" office:value="1.48923076923077">
            <text:p>1.4892307692</text:p>
          </table:table-cell>
          <table:table-cell/>
          <table:table-cell office:value-type="string">
            <text:p>6716</text:p>
          </table:table-cell>
          <table:table-cell office:value-type="string">
            <text:p>6892</text:p>
          </table:table-cell>
          <table:table-cell office:value-type="float" office:value="12.89">
            <text:p>12.89</text:p>
          </table:table-cell>
          <table:table-cell office:value-type="float" office:value="8">
            <text:p>8</text:p>
          </table:table-cell>
          <table:table-cell office:value-type="float" office:value="1160.46">
            <text:p>1160.46</text:p>
          </table:table-cell>
          <table:table-cell office:value-type="float" office:value="19.36">
            <text:p>19.36</text:p>
          </table:table-cell>
          <table:table-cell office:value-type="float" office:value="59.9411157024793">
            <text:p>59.9411157025</text:p>
          </table:table-cell>
          <table:table-cell office:value-type="float" office:value="1.61125">
            <text:p>1.61125</text:p>
          </table:table-cell>
          <table:table-cell office:value-type="float" office:value="1.50193948797517">
            <text:p>1.5019394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5.17">
            <text:p>15.17</text:p>
          </table:table-cell>
          <table:table-cell office:value-type="float" office:value="5">
            <text:p>5</text:p>
          </table:table-cell>
          <table:table-cell office:value-type="float" office:value="1365.66">
            <text:p>1365.66</text:p>
          </table:table-cell>
          <table:table-cell office:value-type="float" office:value="335.59">
            <text:p>335.59</text:p>
          </table:table-cell>
          <table:table-cell office:value-type="float" office:value="4.06942995917638">
            <text:p>4.0694299592</text:p>
          </table:table-cell>
          <table:table-cell office:value-type="float" office:value="3.034">
            <text:p>3.034</text:p>
          </table:table-cell>
          <table:table-cell office:value-type="float" office:value="22.1219512195122">
            <text:p>22.1219512195</text:p>
          </table:table-cell>
          <table:table-cell/>
          <table:table-cell office:value-type="string">
            <text:p>6879</text:p>
          </table:table-cell>
          <table:table-cell office:value-type="string">
            <text:p>6892</text:p>
          </table:table-cell>
          <table:table-cell office:value-type="float" office:value="15.02">
            <text:p>15.02</text:p>
          </table:table-cell>
          <table:table-cell office:value-type="float" office:value="5">
            <text:p>5</text:p>
          </table:table-cell>
          <table:table-cell office:value-type="float" office:value="1351.53">
            <text:p>1351.53</text:p>
          </table:table-cell>
          <table:table-cell office:value-type="float" office:value="335.59">
            <text:p>335.59</text:p>
          </table:table-cell>
          <table:table-cell office:value-type="float" office:value="4.02732500968444">
            <text:p>4.0273250097</text:p>
          </table:table-cell>
          <table:table-cell office:value-type="float" office:value="3.004">
            <text:p>3.004</text:p>
          </table:table-cell>
          <table:table-cell office:value-type="float" office:value="22.3428761651132">
            <text:p>22.342876165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7.07">
            <text:p>7.07</text:p>
          </table:table-cell>
          <table:table-cell office:value-type="float" office:value="7">
            <text:p>7</text:p>
          </table:table-cell>
          <table:table-cell office:value-type="float" office:value="636.03">
            <text:p>636.03</text:p>
          </table:table-cell>
          <table:table-cell office:value-type="float" office:value="284.7">
            <text:p>284.7</text:p>
          </table:table-cell>
          <table:table-cell office:value-type="float" office:value="2.23403582718651">
            <text:p>2.2340358272</text:p>
          </table:table-cell>
          <table:table-cell office:value-type="float" office:value="1.01">
            <text:p>1.01</text:p>
          </table:table-cell>
          <table:table-cell office:value-type="float" office:value="40.2687411598303">
            <text:p>40.2687411598</text:p>
          </table:table-cell>
          <table:table-cell/>
          <table:table-cell office:value-type="string">
            <text:p>6945</text:p>
          </table:table-cell>
          <table:table-cell office:value-type="string">
            <text:p>6892</text:p>
          </table:table-cell>
          <table:table-cell office:value-type="float" office:value="7.02">
            <text:p>7.02</text:p>
          </table:table-cell>
          <table:table-cell office:value-type="float" office:value="7">
            <text:p>7</text:p>
          </table:table-cell>
          <table:table-cell office:value-type="float" office:value="631.44">
            <text:p>631.44</text:p>
          </table:table-cell>
          <table:table-cell office:value-type="float" office:value="284.7">
            <text:p>284.7</text:p>
          </table:table-cell>
          <table:table-cell office:value-type="float" office:value="2.21791359325606">
            <text:p>2.2179135933</text:p>
          </table:table-cell>
          <table:table-cell office:value-type="float" office:value="1.00285714285714">
            <text:p>1.0028571429</text:p>
          </table:table-cell>
          <table:table-cell office:value-type="float" office:value="40.5555555555556">
            <text:p>40.55555555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0.76">
            <text:p>0.76</text:p>
          </table:table-cell>
          <table:table-cell office:value-type="float" office:value="5">
            <text:p>5</text:p>
          </table:table-cell>
          <table:table-cell office:value-type="float" office:value="68.49">
            <text:p>68.49</text:p>
          </table:table-cell>
          <table:table-cell office:value-type="float" office:value="11.34">
            <text:p>11.34</text:p>
          </table:table-cell>
          <table:table-cell office:value-type="float" office:value="6.03968253968254">
            <text:p>6.0396825397</text:p>
          </table:table-cell>
          <table:table-cell office:value-type="float" office:value="0.152">
            <text:p>0.152</text:p>
          </table:table-cell>
          <table:table-cell office:value-type="float" office:value="14.921052631579">
            <text:p>14.9210526316</text:p>
          </table:table-cell>
          <table:table-cell/>
          <table:table-cell office:value-type="string">
            <text:p>7094</text:p>
          </table:table-cell>
          <table:table-cell office:value-type="string">
            <text:p>6892</text:p>
          </table:table-cell>
          <table:table-cell office:value-type="float" office:value="0.79">
            <text:p>0.79</text:p>
          </table:table-cell>
          <table:table-cell office:value-type="float" office:value="5">
            <text:p>5</text:p>
          </table:table-cell>
          <table:table-cell office:value-type="float" office:value="71.19">
            <text:p>71.19</text:p>
          </table:table-cell>
          <table:table-cell office:value-type="float" office:value="11.34">
            <text:p>11.34</text:p>
          </table:table-cell>
          <table:table-cell office:value-type="float" office:value="6.27777777777778">
            <text:p>6.2777777778</text:p>
          </table:table-cell>
          <table:table-cell office:value-type="float" office:value="0.158">
            <text:p>0.158</text:p>
          </table:table-cell>
          <table:table-cell office:value-type="float" office:value="14.3544303797468">
            <text:p>14.354430379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087</text:p>
          </table:table-cell>
          <table:table-cell office:value-type="float" office:value="6.82">
            <text:p>6.82</text:p>
          </table:table-cell>
          <table:table-cell office:value-type="float" office:value="6">
            <text:p>6</text:p>
          </table:table-cell>
          <table:table-cell office:value-type="float" office:value="613.71">
            <text:p>613.71</text:p>
          </table:table-cell>
          <table:table-cell office:value-type="float" office:value="286.2">
            <text:p>286.2</text:p>
          </table:table-cell>
          <table:table-cell office:value-type="float" office:value="2.14433962264151">
            <text:p>2.1443396226</text:p>
          </table:table-cell>
          <table:table-cell office:value-type="float" office:value="1.13666666666667">
            <text:p>1.1366666667</text:p>
          </table:table-cell>
          <table:table-cell office:value-type="float" office:value="41.9648093841642">
            <text:p>41.9648093842</text:p>
          </table:table-cell>
          <table:table-cell/>
          <table:table-cell office:value-type="string">
            <text:p>6087</text:p>
          </table:table-cell>
          <table:table-cell office:value-type="string">
            <text:p>6892</text:p>
          </table:table-cell>
          <table:table-cell office:value-type="float" office:value="6.74">
            <text:p>6.74</text:p>
          </table:table-cell>
          <table:table-cell office:value-type="float" office:value="6">
            <text:p>6</text:p>
          </table:table-cell>
          <table:table-cell office:value-type="float" office:value="606.24">
            <text:p>606.24</text:p>
          </table:table-cell>
          <table:table-cell office:value-type="float" office:value="286.2">
            <text:p>286.2</text:p>
          </table:table-cell>
          <table:table-cell office:value-type="float" office:value="2.11823899371069">
            <text:p>2.1182389937</text:p>
          </table:table-cell>
          <table:table-cell office:value-type="float" office:value="1.12333333333333">
            <text:p>1.1233333333</text:p>
          </table:table-cell>
          <table:table-cell office:value-type="float" office:value="42.4629080118694">
            <text:p>42.462908011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17.34">
            <text:p>17.34</text:p>
          </table:table-cell>
          <table:table-cell office:value-type="float" office:value="5">
            <text:p>5</text:p>
          </table:table-cell>
          <table:table-cell office:value-type="float" office:value="1560.78">
            <text:p>1560.78</text:p>
          </table:table-cell>
          <table:table-cell office:value-type="float" office:value="288.66">
            <text:p>288.66</text:p>
          </table:table-cell>
          <table:table-cell office:value-type="float" office:value="5.40698399501143">
            <text:p>5.406983995</text:p>
          </table:table-cell>
          <table:table-cell office:value-type="float" office:value="3.468">
            <text:p>3.468</text:p>
          </table:table-cell>
          <table:table-cell office:value-type="float" office:value="16.6470588235294">
            <text:p>16.6470588235</text:p>
          </table:table-cell>
          <table:table-cell/>
          <table:table-cell office:value-type="string">
            <text:p>6382</text:p>
          </table:table-cell>
          <table:table-cell office:value-type="string">
            <text:p>6892</text:p>
          </table:table-cell>
          <table:table-cell office:value-type="float" office:value="17.17">
            <text:p>17.17</text:p>
          </table:table-cell>
          <table:table-cell office:value-type="float" office:value="5">
            <text:p>5</text:p>
          </table:table-cell>
          <table:table-cell office:value-type="float" office:value="1545.48">
            <text:p>1545.48</text:p>
          </table:table-cell>
          <table:table-cell office:value-type="float" office:value="288.66">
            <text:p>288.66</text:p>
          </table:table-cell>
          <table:table-cell office:value-type="float" office:value="5.35398046144253">
            <text:p>5.3539804614</text:p>
          </table:table-cell>
          <table:table-cell office:value-type="float" office:value="3.434">
            <text:p>3.434</text:p>
          </table:table-cell>
          <table:table-cell office:value-type="float" office:value="16.8118811881188">
            <text:p>16.81188118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.01">
            <text:p>1.01</text:p>
          </table:table-cell>
          <table:table-cell office:value-type="float" office:value="6">
            <text:p>6</text:p>
          </table:table-cell>
          <table:table-cell office:value-type="float" office:value="90.63">
            <text:p>90.63</text:p>
          </table:table-cell>
          <table:table-cell office:value-type="float" office:value="1.88">
            <text:p>1.88</text:p>
          </table:table-cell>
          <table:table-cell office:value-type="float" office:value="48.2074468085106">
            <text:p>48.2074468085</text:p>
          </table:table-cell>
          <table:table-cell office:value-type="float" office:value="0.168333333333333">
            <text:p>0.1683333333</text:p>
          </table:table-cell>
          <table:table-cell office:value-type="float" office:value="1.86138613861386">
            <text:p>1.8613861386</text:p>
          </table:table-cell>
          <table:table-cell/>
          <table:table-cell office:value-type="string">
            <text:p>6423</text:p>
          </table:table-cell>
          <table:table-cell office:value-type="string">
            <text:p>6892</text:p>
          </table:table-cell>
          <table:table-cell office:value-type="float" office:value="0.89">
            <text:p>0.89</text:p>
          </table:table-cell>
          <table:table-cell office:value-type="float" office:value="6">
            <text:p>6</text:p>
          </table:table-cell>
          <table:table-cell office:value-type="float" office:value="79.92">
            <text:p>79.92</text:p>
          </table:table-cell>
          <table:table-cell office:value-type="float" office:value="1.88">
            <text:p>1.88</text:p>
          </table:table-cell>
          <table:table-cell office:value-type="float" office:value="42.5106382978723">
            <text:p>42.5106382979</text:p>
          </table:table-cell>
          <table:table-cell office:value-type="float" office:value="0.148333333333333">
            <text:p>0.1483333333</text:p>
          </table:table-cell>
          <table:table-cell office:value-type="float" office:value="2.1123595505618">
            <text:p>2.11235955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7.35">
            <text:p>7.35</text:p>
          </table:table-cell>
          <table:table-cell office:value-type="float" office:value="9">
            <text:p>9</text:p>
          </table:table-cell>
          <table:table-cell office:value-type="float" office:value="661.59">
            <text:p>661.59</text:p>
          </table:table-cell>
          <table:table-cell office:value-type="float" office:value="326.51">
            <text:p>326.51</text:p>
          </table:table-cell>
          <table:table-cell office:value-type="float" office:value="2.02624728185967">
            <text:p>2.0262472819</text:p>
          </table:table-cell>
          <table:table-cell office:value-type="float" office:value="0.816666666666667">
            <text:p>0.8166666667</text:p>
          </table:table-cell>
          <table:table-cell office:value-type="float" office:value="44.4231292517007">
            <text:p>44.4231292517</text:p>
          </table:table-cell>
          <table:table-cell/>
          <table:table-cell office:value-type="string">
            <text:p>6446</text:p>
          </table:table-cell>
          <table:table-cell office:value-type="string">
            <text:p>6892</text:p>
          </table:table-cell>
          <table:table-cell office:value-type="float" office:value="6.91">
            <text:p>6.91</text:p>
          </table:table-cell>
          <table:table-cell office:value-type="float" office:value="9">
            <text:p>9</text:p>
          </table:table-cell>
          <table:table-cell office:value-type="float" office:value="622.08">
            <text:p>622.08</text:p>
          </table:table-cell>
          <table:table-cell office:value-type="float" office:value="326.51">
            <text:p>326.51</text:p>
          </table:table-cell>
          <table:table-cell office:value-type="float" office:value="1.90524026829194">
            <text:p>1.9052402683</text:p>
          </table:table-cell>
          <table:table-cell office:value-type="float" office:value="0.767777777777778">
            <text:p>0.7677777778</text:p>
          </table:table-cell>
          <table:table-cell office:value-type="float" office:value="47.2518089725036">
            <text:p>47.25180897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7.24">
            <text:p>7.24</text:p>
          </table:table-cell>
          <table:table-cell office:value-type="float" office:value="8">
            <text:p>8</text:p>
          </table:table-cell>
          <table:table-cell office:value-type="float" office:value="651.24">
            <text:p>651.24</text:p>
          </table:table-cell>
          <table:table-cell office:value-type="float" office:value="284.87">
            <text:p>284.87</text:p>
          </table:table-cell>
          <table:table-cell office:value-type="float" office:value="2.28609541194229">
            <text:p>2.2860954119</text:p>
          </table:table-cell>
          <table:table-cell office:value-type="float" office:value="0.905">
            <text:p>0.905</text:p>
          </table:table-cell>
          <table:table-cell office:value-type="float" office:value="39.3466850828729">
            <text:p>39.3466850829</text:p>
          </table:table-cell>
          <table:table-cell/>
          <table:table-cell office:value-type="string">
            <text:p>6451</text:p>
          </table:table-cell>
          <table:table-cell office:value-type="string">
            <text:p>6892</text:p>
          </table:table-cell>
          <table:table-cell office:value-type="float" office:value="7.34">
            <text:p>7.34</text:p>
          </table:table-cell>
          <table:table-cell office:value-type="float" office:value="9">
            <text:p>9</text:p>
          </table:table-cell>
          <table:table-cell office:value-type="float" office:value="660.96">
            <text:p>660.96</text:p>
          </table:table-cell>
          <table:table-cell office:value-type="float" office:value="284.87">
            <text:p>284.87</text:p>
          </table:table-cell>
          <table:table-cell office:value-type="float" office:value="2.3202162389862">
            <text:p>2.320216239</text:p>
          </table:table-cell>
          <table:table-cell office:value-type="float" office:value="0.815555555555556">
            <text:p>0.8155555556</text:p>
          </table:table-cell>
          <table:table-cell office:value-type="float" office:value="38.8106267029973">
            <text:p>38.81062670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2.28">
            <text:p>12.28</text:p>
          </table:table-cell>
          <table:table-cell office:value-type="float" office:value="9">
            <text:p>9</text:p>
          </table:table-cell>
          <table:table-cell office:value-type="float" office:value="1104.93">
            <text:p>1104.93</text:p>
          </table:table-cell>
          <table:table-cell office:value-type="float" office:value="206.88">
            <text:p>206.88</text:p>
          </table:table-cell>
          <table:table-cell office:value-type="float" office:value="5.3409222737819">
            <text:p>5.3409222738</text:p>
          </table:table-cell>
          <table:table-cell office:value-type="float" office:value="1.36444444444444">
            <text:p>1.3644444444</text:p>
          </table:table-cell>
          <table:table-cell office:value-type="float" office:value="16.8469055374593">
            <text:p>16.8469055375</text:p>
          </table:table-cell>
          <table:table-cell/>
          <table:table-cell office:value-type="string">
            <text:p>6499</text:p>
          </table:table-cell>
          <table:table-cell office:value-type="string">
            <text:p>6892</text:p>
          </table:table-cell>
          <table:table-cell office:value-type="float" office:value="11.97">
            <text:p>11.97</text:p>
          </table:table-cell>
          <table:table-cell office:value-type="float" office:value="9">
            <text:p>9</text:p>
          </table:table-cell>
          <table:table-cell office:value-type="float" office:value="1077.21">
            <text:p>1077.21</text:p>
          </table:table-cell>
          <table:table-cell office:value-type="float" office:value="206.88">
            <text:p>206.88</text:p>
          </table:table-cell>
          <table:table-cell office:value-type="float" office:value="5.20693155452436">
            <text:p>5.2069315545</text:p>
          </table:table-cell>
          <table:table-cell office:value-type="float" office:value="1.33">
            <text:p>1.33</text:p>
          </table:table-cell>
          <table:table-cell office:value-type="float" office:value="17.2832080200501">
            <text:p>17.28320802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8.18">
            <text:p>8.18</text:p>
          </table:table-cell>
          <table:table-cell office:value-type="float" office:value="8">
            <text:p>8</text:p>
          </table:table-cell>
          <table:table-cell office:value-type="float" office:value="736.38">
            <text:p>736.38</text:p>
          </table:table-cell>
          <table:table-cell office:value-type="float" office:value="220.18">
            <text:p>220.18</text:p>
          </table:table-cell>
          <table:table-cell office:value-type="float" office:value="3.34444545371968">
            <text:p>3.3444454537</text:p>
          </table:table-cell>
          <table:table-cell office:value-type="float" office:value="1.0225">
            <text:p>1.0225</text:p>
          </table:table-cell>
          <table:table-cell office:value-type="float" office:value="26.9168704156479">
            <text:p>26.9168704156</text:p>
          </table:table-cell>
          <table:table-cell/>
          <table:table-cell office:value-type="string">
            <text:p>6512</text:p>
          </table:table-cell>
          <table:table-cell office:value-type="string">
            <text:p>6892</text:p>
          </table:table-cell>
          <table:table-cell office:value-type="float" office:value="8.2">
            <text:p>8.2</text:p>
          </table:table-cell>
          <table:table-cell office:value-type="float" office:value="7">
            <text:p>7</text:p>
          </table:table-cell>
          <table:table-cell office:value-type="float" office:value="737.55">
            <text:p>737.55</text:p>
          </table:table-cell>
          <table:table-cell office:value-type="float" office:value="220.18">
            <text:p>220.18</text:p>
          </table:table-cell>
          <table:table-cell office:value-type="float" office:value="3.34975928785539">
            <text:p>3.3497592879</text:p>
          </table:table-cell>
          <table:table-cell office:value-type="float" office:value="1.17142857142857">
            <text:p>1.1714285714</text:p>
          </table:table-cell>
          <table:table-cell office:value-type="float" office:value="26.8512195121951">
            <text:p>26.85121951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9.65">
            <text:p>9.65</text:p>
          </table:table-cell>
          <table:table-cell office:value-type="float" office:value="9">
            <text:p>9</text:p>
          </table:table-cell>
          <table:table-cell office:value-type="float" office:value="868.77">
            <text:p>868.77</text:p>
          </table:table-cell>
          <table:table-cell office:value-type="float" office:value="342.44">
            <text:p>342.44</text:p>
          </table:table-cell>
          <table:table-cell office:value-type="float" office:value="2.53699918233851">
            <text:p>2.5369991823</text:p>
          </table:table-cell>
          <table:table-cell office:value-type="float" office:value="1.07222222222222">
            <text:p>1.0722222222</text:p>
          </table:table-cell>
          <table:table-cell office:value-type="float" office:value="35.4860103626943">
            <text:p>35.4860103627</text:p>
          </table:table-cell>
          <table:table-cell/>
          <table:table-cell office:value-type="string">
            <text:p>6516</text:p>
          </table:table-cell>
          <table:table-cell office:value-type="string">
            <text:p>6892</text:p>
          </table:table-cell>
          <table:table-cell office:value-type="float" office:value="9.57">
            <text:p>9.57</text:p>
          </table:table-cell>
          <table:table-cell office:value-type="float" office:value="9">
            <text:p>9</text:p>
          </table:table-cell>
          <table:table-cell office:value-type="float" office:value="861.12">
            <text:p>861.12</text:p>
          </table:table-cell>
          <table:table-cell office:value-type="float" office:value="342.44">
            <text:p>342.44</text:p>
          </table:table-cell>
          <table:table-cell office:value-type="float" office:value="2.51465950239458">
            <text:p>2.5146595024</text:p>
          </table:table-cell>
          <table:table-cell office:value-type="float" office:value="1.06333333333333">
            <text:p>1.0633333333</text:p>
          </table:table-cell>
          <table:table-cell office:value-type="float" office:value="35.7826541274817">
            <text:p>35.78265412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14.7">
            <text:p>14.7</text:p>
          </table:table-cell>
          <table:table-cell office:value-type="float" office:value="7">
            <text:p>7</text:p>
          </table:table-cell>
          <table:table-cell office:value-type="float" office:value="1322.73">
            <text:p>1322.73</text:p>
          </table:table-cell>
          <table:table-cell office:value-type="float" office:value="7.44">
            <text:p>7.44</text:p>
          </table:table-cell>
          <table:table-cell office:value-type="float" office:value="177.786290322581">
            <text:p>177.7862903226</text:p>
          </table:table-cell>
          <table:table-cell office:value-type="float" office:value="2.1">
            <text:p>2.1</text:p>
          </table:table-cell>
          <table:table-cell office:value-type="float" office:value="0.506122448979592">
            <text:p>0.506122449</text:p>
          </table:table-cell>
          <table:table-cell/>
          <table:table-cell office:value-type="string">
            <text:p>6519</text:p>
          </table:table-cell>
          <table:table-cell office:value-type="string">
            <text:p>6892</text:p>
          </table:table-cell>
          <table:table-cell office:value-type="float" office:value="14.49">
            <text:p>14.49</text:p>
          </table:table-cell>
          <table:table-cell office:value-type="float" office:value="8">
            <text:p>8</text:p>
          </table:table-cell>
          <table:table-cell office:value-type="float" office:value="1304.28">
            <text:p>1304.28</text:p>
          </table:table-cell>
          <table:table-cell office:value-type="float" office:value="7.44">
            <text:p>7.44</text:p>
          </table:table-cell>
          <table:table-cell office:value-type="float" office:value="175.306451612903">
            <text:p>175.3064516129</text:p>
          </table:table-cell>
          <table:table-cell office:value-type="float" office:value="1.81125">
            <text:p>1.81125</text:p>
          </table:table-cell>
          <table:table-cell office:value-type="float" office:value="0.513457556935818">
            <text:p>0.51345755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7.46">
            <text:p>17.46</text:p>
          </table:table-cell>
          <table:table-cell office:value-type="float" office:value="7">
            <text:p>7</text:p>
          </table:table-cell>
          <table:table-cell office:value-type="float" office:value="1571.04">
            <text:p>1571.04</text:p>
          </table:table-cell>
          <table:table-cell office:value-type="float" office:value="103.89">
            <text:p>103.89</text:p>
          </table:table-cell>
          <table:table-cell office:value-type="float" office:value="15.12214842622">
            <text:p>15.1221484262</text:p>
          </table:table-cell>
          <table:table-cell office:value-type="float" office:value="2.49428571428571">
            <text:p>2.4942857143</text:p>
          </table:table-cell>
          <table:table-cell office:value-type="float" office:value="5.95017182130584">
            <text:p>5.9501718213</text:p>
          </table:table-cell>
          <table:table-cell/>
          <table:table-cell office:value-type="string">
            <text:p>6532</text:p>
          </table:table-cell>
          <table:table-cell office:value-type="string">
            <text:p>6892</text:p>
          </table:table-cell>
          <table:table-cell office:value-type="float" office:value="17.52">
            <text:p>17.52</text:p>
          </table:table-cell>
          <table:table-cell office:value-type="float" office:value="7">
            <text:p>7</text:p>
          </table:table-cell>
          <table:table-cell office:value-type="float" office:value="1576.8">
            <text:p>1576.8</text:p>
          </table:table-cell>
          <table:table-cell office:value-type="float" office:value="103.89">
            <text:p>103.89</text:p>
          </table:table-cell>
          <table:table-cell office:value-type="float" office:value="15.1775916835114">
            <text:p>15.1775916835</text:p>
          </table:table-cell>
          <table:table-cell office:value-type="float" office:value="2.50285714285714">
            <text:p>2.5028571429</text:p>
          </table:table-cell>
          <table:table-cell office:value-type="float" office:value="5.92979452054795">
            <text:p>5.92979452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13.71">
            <text:p>13.71</text:p>
          </table:table-cell>
          <table:table-cell office:value-type="float" office:value="7">
            <text:p>7</text:p>
          </table:table-cell>
          <table:table-cell office:value-type="float" office:value="1233.72">
            <text:p>1233.72</text:p>
          </table:table-cell>
          <table:table-cell office:value-type="float" office:value="194.68">
            <text:p>194.68</text:p>
          </table:table-cell>
          <table:table-cell office:value-type="float" office:value="6.33716868707623">
            <text:p>6.3371686871</text:p>
          </table:table-cell>
          <table:table-cell office:value-type="float" office:value="1.95857142857143">
            <text:p>1.9585714286</text:p>
          </table:table-cell>
          <table:table-cell office:value-type="float" office:value="14.1998541210795">
            <text:p>14.1998541211</text:p>
          </table:table-cell>
          <table:table-cell/>
          <table:table-cell office:value-type="string">
            <text:p>6552</text:p>
          </table:table-cell>
          <table:table-cell office:value-type="string">
            <text:p>6892</text:p>
          </table:table-cell>
          <table:table-cell office:value-type="float" office:value="13.74">
            <text:p>13.74</text:p>
          </table:table-cell>
          <table:table-cell office:value-type="float" office:value="7">
            <text:p>7</text:p>
          </table:table-cell>
          <table:table-cell office:value-type="float" office:value="1236.87">
            <text:p>1236.87</text:p>
          </table:table-cell>
          <table:table-cell office:value-type="float" office:value="194.68">
            <text:p>194.68</text:p>
          </table:table-cell>
          <table:table-cell office:value-type="float" office:value="6.35334908567906">
            <text:p>6.3533490857</text:p>
          </table:table-cell>
          <table:table-cell office:value-type="float" office:value="1.96285714285714">
            <text:p>1.9628571429</text:p>
          </table:table-cell>
          <table:table-cell office:value-type="float" office:value="14.1688500727802">
            <text:p>14.16885007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7.28">
            <text:p>7.28</text:p>
          </table:table-cell>
          <table:table-cell office:value-type="float" office:value="8">
            <text:p>8</text:p>
          </table:table-cell>
          <table:table-cell office:value-type="float" office:value="655.11">
            <text:p>655.11</text:p>
          </table:table-cell>
          <table:table-cell office:value-type="float" office:value="284.53">
            <text:p>284.53</text:p>
          </table:table-cell>
          <table:table-cell office:value-type="float" office:value="2.30242856640776">
            <text:p>2.3024285664</text:p>
          </table:table-cell>
          <table:table-cell office:value-type="float" office:value="0.91">
            <text:p>0.91</text:p>
          </table:table-cell>
          <table:table-cell office:value-type="float" office:value="39.0837912087912">
            <text:p>39.0837912088</text:p>
          </table:table-cell>
          <table:table-cell/>
          <table:table-cell office:value-type="string">
            <text:p>6559</text:p>
          </table:table-cell>
          <table:table-cell office:value-type="string">
            <text:p>6892</text:p>
          </table:table-cell>
          <table:table-cell office:value-type="float" office:value="7.23">
            <text:p>7.23</text:p>
          </table:table-cell>
          <table:table-cell office:value-type="float" office:value="10">
            <text:p>10</text:p>
          </table:table-cell>
          <table:table-cell office:value-type="float" office:value="650.97">
            <text:p>650.97</text:p>
          </table:table-cell>
          <table:table-cell office:value-type="float" office:value="284.53">
            <text:p>284.53</text:p>
          </table:table-cell>
          <table:table-cell office:value-type="float" office:value="2.2878782553685">
            <text:p>2.2878782554</text:p>
          </table:table-cell>
          <table:table-cell office:value-type="float" office:value="0.723">
            <text:p>0.723</text:p>
          </table:table-cell>
          <table:table-cell office:value-type="float" office:value="39.3540802213001">
            <text:p>39.35408022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9.72">
            <text:p>9.72</text:p>
          </table:table-cell>
          <table:table-cell office:value-type="float" office:value="6">
            <text:p>6</text:p>
          </table:table-cell>
          <table:table-cell office:value-type="float" office:value="874.62">
            <text:p>874.62</text:p>
          </table:table-cell>
          <table:table-cell office:value-type="float" office:value="228.5">
            <text:p>228.5</text:p>
          </table:table-cell>
          <table:table-cell office:value-type="float" office:value="3.82765864332604">
            <text:p>3.8276586433</text:p>
          </table:table-cell>
          <table:table-cell office:value-type="float" office:value="1.62">
            <text:p>1.62</text:p>
          </table:table-cell>
          <table:table-cell office:value-type="float" office:value="23.5082304526749">
            <text:p>23.5082304527</text:p>
          </table:table-cell>
          <table:table-cell/>
          <table:table-cell office:value-type="string">
            <text:p>6609</text:p>
          </table:table-cell>
          <table:table-cell office:value-type="string">
            <text:p>6892</text:p>
          </table:table-cell>
          <table:table-cell office:value-type="float" office:value="9.73">
            <text:p>9.73</text:p>
          </table:table-cell>
          <table:table-cell office:value-type="float" office:value="6">
            <text:p>6</text:p>
          </table:table-cell>
          <table:table-cell office:value-type="float" office:value="876.15">
            <text:p>876.15</text:p>
          </table:table-cell>
          <table:table-cell office:value-type="float" office:value="228.5">
            <text:p>228.5</text:p>
          </table:table-cell>
          <table:table-cell office:value-type="float" office:value="3.8343544857768">
            <text:p>3.8343544858</text:p>
          </table:table-cell>
          <table:table-cell office:value-type="float" office:value="1.62166666666667">
            <text:p>1.6216666667</text:p>
          </table:table-cell>
          <table:table-cell office:value-type="float" office:value="23.4840698869476">
            <text:p>23.48406988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8.51">
            <text:p>8.51</text:p>
          </table:table-cell>
          <table:table-cell office:value-type="float" office:value="8">
            <text:p>8</text:p>
          </table:table-cell>
          <table:table-cell office:value-type="float" office:value="765.72">
            <text:p>765.72</text:p>
          </table:table-cell>
          <table:table-cell office:value-type="float" office:value="270.16">
            <text:p>270.16</text:p>
          </table:table-cell>
          <table:table-cell office:value-type="float" office:value="2.83432040272431">
            <text:p>2.8343204027</text:p>
          </table:table-cell>
          <table:table-cell office:value-type="float" office:value="1.06375">
            <text:p>1.06375</text:p>
          </table:table-cell>
          <table:table-cell office:value-type="float" office:value="31.7461809635723">
            <text:p>31.7461809636</text:p>
          </table:table-cell>
          <table:table-cell/>
          <table:table-cell office:value-type="string">
            <text:p>6647</text:p>
          </table:table-cell>
          <table:table-cell office:value-type="string">
            <text:p>6892</text:p>
          </table:table-cell>
          <table:table-cell office:value-type="float" office:value="8.12">
            <text:p>8.12</text:p>
          </table:table-cell>
          <table:table-cell office:value-type="float" office:value="10">
            <text:p>10</text:p>
          </table:table-cell>
          <table:table-cell office:value-type="float" office:value="730.35">
            <text:p>730.35</text:p>
          </table:table-cell>
          <table:table-cell office:value-type="float" office:value="270.16">
            <text:p>270.16</text:p>
          </table:table-cell>
          <table:table-cell office:value-type="float" office:value="2.70339798637844">
            <text:p>2.7033979864</text:p>
          </table:table-cell>
          <table:table-cell office:value-type="float" office:value="0.812">
            <text:p>0.812</text:p>
          </table:table-cell>
          <table:table-cell office:value-type="float" office:value="33.2709359605911">
            <text:p>33.27093596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55.32">
            <text:p>55.32</text:p>
          </table:table-cell>
          <table:table-cell office:value-type="float" office:value="13">
            <text:p>13</text:p>
          </table:table-cell>
          <table:table-cell office:value-type="float" office:value="4978.53">
            <text:p>4978.53</text:p>
          </table:table-cell>
          <table:table-cell office:value-type="float" office:value="335.77">
            <text:p>335.77</text:p>
          </table:table-cell>
          <table:table-cell office:value-type="float" office:value="14.82720314501">
            <text:p>14.827203145</text:p>
          </table:table-cell>
          <table:table-cell office:value-type="float" office:value="4.25538461538462">
            <text:p>4.2553846154</text:p>
          </table:table-cell>
          <table:table-cell office:value-type="float" office:value="6.06959508315257">
            <text:p>6.0695950832</text:p>
          </table:table-cell>
          <table:table-cell/>
          <table:table-cell office:value-type="string">
            <text:p>6670</text:p>
          </table:table-cell>
          <table:table-cell office:value-type="string">
            <text:p>6892</text:p>
          </table:table-cell>
          <table:table-cell office:value-type="float" office:value="55.48">
            <text:p>55.48</text:p>
          </table:table-cell>
          <table:table-cell office:value-type="float" office:value="255">
            <text:p>255</text:p>
          </table:table-cell>
          <table:table-cell office:value-type="float" office:value="4993.02">
            <text:p>4993.02</text:p>
          </table:table-cell>
          <table:table-cell office:value-type="float" office:value="335.77">
            <text:p>335.77</text:p>
          </table:table-cell>
          <table:table-cell office:value-type="float" office:value="14.8703576853203">
            <text:p>14.8703576853</text:p>
          </table:table-cell>
          <table:table-cell office:value-type="float" office:value="0.21756862745098">
            <text:p>0.2175686275</text:p>
          </table:table-cell>
          <table:table-cell office:value-type="float" office:value="6.05209084354722">
            <text:p>6.05209084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8.96">
            <text:p>8.96</text:p>
          </table:table-cell>
          <table:table-cell office:value-type="float" office:value="4">
            <text:p>4</text:p>
          </table:table-cell>
          <table:table-cell office:value-type="float" office:value="806.67">
            <text:p>806.67</text:p>
          </table:table-cell>
          <table:table-cell office:value-type="float" office:value="324.87">
            <text:p>324.87</text:p>
          </table:table-cell>
          <table:table-cell office:value-type="float" office:value="2.48305476036569">
            <text:p>2.4830547604</text:p>
          </table:table-cell>
          <table:table-cell office:value-type="float" office:value="2.24">
            <text:p>2.24</text:p>
          </table:table-cell>
          <table:table-cell office:value-type="float" office:value="36.2578125">
            <text:p>36.2578125</text:p>
          </table:table-cell>
          <table:table-cell/>
          <table:table-cell office:value-type="string">
            <text:p>6699</text:p>
          </table:table-cell>
          <table:table-cell office:value-type="string">
            <text:p>6892</text:p>
          </table:table-cell>
          <table:table-cell office:value-type="float" office:value="9.77">
            <text:p>9.77</text:p>
          </table:table-cell>
          <table:table-cell office:value-type="float" office:value="4">
            <text:p>4</text:p>
          </table:table-cell>
          <table:table-cell office:value-type="float" office:value="879.66">
            <text:p>879.66</text:p>
          </table:table-cell>
          <table:table-cell office:value-type="float" office:value="324.87">
            <text:p>324.87</text:p>
          </table:table-cell>
          <table:table-cell office:value-type="float" office:value="2.70772924554437">
            <text:p>2.7077292455</text:p>
          </table:table-cell>
          <table:table-cell office:value-type="float" office:value="2.4425">
            <text:p>2.4425</text:p>
          </table:table-cell>
          <table:table-cell office:value-type="float" office:value="33.2517911975435">
            <text:p>33.25179119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6.76">
            <text:p>6.76</text:p>
          </table:table-cell>
          <table:table-cell office:value-type="float" office:value="12">
            <text:p>12</text:p>
          </table:table-cell>
          <table:table-cell office:value-type="float" office:value="608.13">
            <text:p>608.13</text:p>
          </table:table-cell>
          <table:table-cell office:value-type="float" office:value="326.35">
            <text:p>326.35</text:p>
          </table:table-cell>
          <table:table-cell office:value-type="float" office:value="1.86342883407385">
            <text:p>1.8634288341</text:p>
          </table:table-cell>
          <table:table-cell office:value-type="float" office:value="0.563333333333333">
            <text:p>0.5633333333</text:p>
          </table:table-cell>
          <table:table-cell office:value-type="float" office:value="48.2766272189349">
            <text:p>48.2766272189</text:p>
          </table:table-cell>
          <table:table-cell/>
          <table:table-cell office:value-type="string">
            <text:p>6738</text:p>
          </table:table-cell>
          <table:table-cell office:value-type="string">
            <text:p>6892</text:p>
          </table:table-cell>
          <table:table-cell office:value-type="float" office:value="6.83">
            <text:p>6.83</text:p>
          </table:table-cell>
          <table:table-cell office:value-type="float" office:value="13">
            <text:p>13</text:p>
          </table:table-cell>
          <table:table-cell office:value-type="float" office:value="614.79">
            <text:p>614.79</text:p>
          </table:table-cell>
          <table:table-cell office:value-type="float" office:value="326.35">
            <text:p>326.35</text:p>
          </table:table-cell>
          <table:table-cell office:value-type="float" office:value="1.88383637199326">
            <text:p>1.883836372</text:p>
          </table:table-cell>
          <table:table-cell office:value-type="float" office:value="0.525384615384615">
            <text:p>0.5253846154</text:p>
          </table:table-cell>
          <table:table-cell office:value-type="float" office:value="47.7818448023426">
            <text:p>47.781844802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4.47">
            <text:p>14.47</text:p>
          </table:table-cell>
          <table:table-cell office:value-type="float" office:value="7">
            <text:p>7</text:p>
          </table:table-cell>
          <table:table-cell office:value-type="float" office:value="1302.57">
            <text:p>1302.57</text:p>
          </table:table-cell>
          <table:table-cell office:value-type="float" office:value="231.43">
            <text:p>231.43</text:p>
          </table:table-cell>
          <table:table-cell office:value-type="float" office:value="5.62835414596206">
            <text:p>5.628354146</text:p>
          </table:table-cell>
          <table:table-cell office:value-type="float" office:value="2.06714285714286">
            <text:p>2.0671428571</text:p>
          </table:table-cell>
          <table:table-cell office:value-type="float" office:value="15.9937802349689">
            <text:p>15.993780235</text:p>
          </table:table-cell>
          <table:table-cell/>
          <table:table-cell office:value-type="string">
            <text:p>6843</text:p>
          </table:table-cell>
          <table:table-cell office:value-type="string">
            <text:p>6892</text:p>
          </table:table-cell>
          <table:table-cell office:value-type="float" office:value="14.48">
            <text:p>14.48</text:p>
          </table:table-cell>
          <table:table-cell office:value-type="float" office:value="7">
            <text:p>7</text:p>
          </table:table-cell>
          <table:table-cell office:value-type="float" office:value="1303.11">
            <text:p>1303.11</text:p>
          </table:table-cell>
          <table:table-cell office:value-type="float" office:value="231.43">
            <text:p>231.43</text:p>
          </table:table-cell>
          <table:table-cell office:value-type="float" office:value="5.63068746489219">
            <text:p>5.6306874649</text:p>
          </table:table-cell>
          <table:table-cell office:value-type="float" office:value="2.06857142857143">
            <text:p>2.0685714286</text:p>
          </table:table-cell>
          <table:table-cell office:value-type="float" office:value="15.9827348066298">
            <text:p>15.982734806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7.32">
            <text:p>7.32</text:p>
          </table:table-cell>
          <table:table-cell office:value-type="float" office:value="6">
            <text:p>6</text:p>
          </table:table-cell>
          <table:table-cell office:value-type="float" office:value="658.98">
            <text:p>658.98</text:p>
          </table:table-cell>
          <table:table-cell office:value-type="float" office:value="328.92">
            <text:p>328.92</text:p>
          </table:table-cell>
          <table:table-cell office:value-type="float" office:value="2.00346588836191">
            <text:p>2.0034658884</text:p>
          </table:table-cell>
          <table:table-cell office:value-type="float" office:value="1.22">
            <text:p>1.22</text:p>
          </table:table-cell>
          <table:table-cell office:value-type="float" office:value="44.9344262295082">
            <text:p>44.9344262295</text:p>
          </table:table-cell>
          <table:table-cell/>
          <table:table-cell office:value-type="string">
            <text:p>6948</text:p>
          </table:table-cell>
          <table:table-cell office:value-type="string">
            <text:p>6892</text:p>
          </table:table-cell>
          <table:table-cell office:value-type="float" office:value="7.28">
            <text:p>7.28</text:p>
          </table:table-cell>
          <table:table-cell office:value-type="float" office:value="6">
            <text:p>6</text:p>
          </table:table-cell>
          <table:table-cell office:value-type="float" office:value="654.75">
            <text:p>654.75</text:p>
          </table:table-cell>
          <table:table-cell office:value-type="float" office:value="328.92">
            <text:p>328.92</text:p>
          </table:table-cell>
          <table:table-cell office:value-type="float" office:value="1.99060561838745">
            <text:p>1.9906056184</text:p>
          </table:table-cell>
          <table:table-cell office:value-type="float" office:value="1.21333333333333">
            <text:p>1.2133333333</text:p>
          </table:table-cell>
          <table:table-cell office:value-type="float" office:value="45.1813186813187">
            <text:p>45.18131868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9.47">
            <text:p>9.47</text:p>
          </table:table-cell>
          <table:table-cell office:value-type="float" office:value="7">
            <text:p>7</text:p>
          </table:table-cell>
          <table:table-cell office:value-type="float" office:value="852.12">
            <text:p>852.12</text:p>
          </table:table-cell>
          <table:table-cell office:value-type="float" office:value="285.66">
            <text:p>285.66</text:p>
          </table:table-cell>
          <table:table-cell office:value-type="float" office:value="2.98298676748582">
            <text:p>2.9829867675</text:p>
          </table:table-cell>
          <table:table-cell office:value-type="float" office:value="1.35285714285714">
            <text:p>1.3528571429</text:p>
          </table:table-cell>
          <table:table-cell office:value-type="float" office:value="30.1647307286167">
            <text:p>30.1647307286</text:p>
          </table:table-cell>
          <table:table-cell/>
          <table:table-cell office:value-type="string">
            <text:p>6971</text:p>
          </table:table-cell>
          <table:table-cell office:value-type="string">
            <text:p>6892</text:p>
          </table:table-cell>
          <table:table-cell office:value-type="float" office:value="9.58">
            <text:p>9.58</text:p>
          </table:table-cell>
          <table:table-cell office:value-type="float" office:value="7">
            <text:p>7</text:p>
          </table:table-cell>
          <table:table-cell office:value-type="float" office:value="861.93">
            <text:p>861.93</text:p>
          </table:table-cell>
          <table:table-cell office:value-type="float" office:value="285.66">
            <text:p>285.66</text:p>
          </table:table-cell>
          <table:table-cell office:value-type="float" office:value="3.01732829237555">
            <text:p>3.0173282924</text:p>
          </table:table-cell>
          <table:table-cell office:value-type="float" office:value="1.36857142857143">
            <text:p>1.3685714286</text:p>
          </table:table-cell>
          <table:table-cell office:value-type="float" office:value="29.8183716075157">
            <text:p>29.81837160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2.91">
            <text:p>12.91</text:p>
          </table:table-cell>
          <table:table-cell office:value-type="float" office:value="6">
            <text:p>6</text:p>
          </table:table-cell>
          <table:table-cell office:value-type="float" office:value="1162.35">
            <text:p>1162.35</text:p>
          </table:table-cell>
          <table:table-cell office:value-type="float" office:value="136.64">
            <text:p>136.64</text:p>
          </table:table-cell>
          <table:table-cell office:value-type="float" office:value="8.50665983606557">
            <text:p>8.5066598361</text:p>
          </table:table-cell>
          <table:table-cell office:value-type="float" office:value="2.15166666666667">
            <text:p>2.1516666667</text:p>
          </table:table-cell>
          <table:table-cell office:value-type="float" office:value="10.584043377227">
            <text:p>10.5840433772</text:p>
          </table:table-cell>
          <table:table-cell/>
          <table:table-cell office:value-type="string">
            <text:p>7021</text:p>
          </table:table-cell>
          <table:table-cell office:value-type="string">
            <text:p>6892</text:p>
          </table:table-cell>
          <table:table-cell office:value-type="float" office:value="13.01">
            <text:p>13.01</text:p>
          </table:table-cell>
          <table:table-cell office:value-type="float" office:value="6">
            <text:p>6</text:p>
          </table:table-cell>
          <table:table-cell office:value-type="float" office:value="1170.63">
            <text:p>1170.63</text:p>
          </table:table-cell>
          <table:table-cell office:value-type="float" office:value="136.64">
            <text:p>136.64</text:p>
          </table:table-cell>
          <table:table-cell office:value-type="float" office:value="8.56725702576113">
            <text:p>8.5672570258</text:p>
          </table:table-cell>
          <table:table-cell office:value-type="float" office:value="2.16833333333333">
            <text:p>2.1683333333</text:p>
          </table:table-cell>
          <table:table-cell office:value-type="float" office:value="10.5026902382783">
            <text:p>10.502690238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6.27">
            <text:p>6.27</text:p>
          </table:table-cell>
          <table:table-cell office:value-type="float" office:value="7">
            <text:p>7</text:p>
          </table:table-cell>
          <table:table-cell office:value-type="float" office:value="564.12">
            <text:p>564.12</text:p>
          </table:table-cell>
          <table:table-cell office:value-type="float" office:value="335.48">
            <text:p>335.48</text:p>
          </table:table-cell>
          <table:table-cell office:value-type="float" office:value="1.68153094074162">
            <text:p>1.6815309407</text:p>
          </table:table-cell>
          <table:table-cell office:value-type="float" office:value="0.895714285714286">
            <text:p>0.8957142857</text:p>
          </table:table-cell>
          <table:table-cell office:value-type="float" office:value="53.5055821371611">
            <text:p>53.5055821372</text:p>
          </table:table-cell>
          <table:table-cell/>
          <table:table-cell office:value-type="string">
            <text:p>7079</text:p>
          </table:table-cell>
          <table:table-cell office:value-type="string">
            <text:p>6892</text:p>
          </table:table-cell>
          <table:table-cell office:value-type="float" office:value="6.24">
            <text:p>6.24</text:p>
          </table:table-cell>
          <table:table-cell office:value-type="float" office:value="7">
            <text:p>7</text:p>
          </table:table-cell>
          <table:table-cell office:value-type="float" office:value="561.15">
            <text:p>561.15</text:p>
          </table:table-cell>
          <table:table-cell office:value-type="float" office:value="335.48">
            <text:p>335.48</text:p>
          </table:table-cell>
          <table:table-cell office:value-type="float" office:value="1.67267795397639">
            <text:p>1.672677954</text:p>
          </table:table-cell>
          <table:table-cell office:value-type="float" office:value="0.891428571428571">
            <text:p>0.8914285714</text:p>
          </table:table-cell>
          <table:table-cell office:value-type="float" office:value="53.7628205128205">
            <text:p>53.76282051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9.6">
            <text:p>9.6</text:p>
          </table:table-cell>
          <table:table-cell office:value-type="float" office:value="8">
            <text:p>8</text:p>
          </table:table-cell>
          <table:table-cell office:value-type="float" office:value="863.64">
            <text:p>863.64</text:p>
          </table:table-cell>
          <table:table-cell office:value-type="float" office:value="335.96">
            <text:p>335.96</text:p>
          </table:table-cell>
          <table:table-cell office:value-type="float" office:value="2.5706631741874">
            <text:p>2.5706631742</text:p>
          </table:table-cell>
          <table:table-cell office:value-type="float" office:value="1.2">
            <text:p>1.2</text:p>
          </table:table-cell>
          <table:table-cell office:value-type="float" office:value="34.9958333333333">
            <text:p>34.9958333333</text:p>
          </table:table-cell>
          <table:table-cell/>
          <table:table-cell office:value-type="string">
            <text:p>7081</text:p>
          </table:table-cell>
          <table:table-cell office:value-type="string">
            <text:p>6892</text:p>
          </table:table-cell>
          <table:table-cell office:value-type="float" office:value="9.8">
            <text:p>9.8</text:p>
          </table:table-cell>
          <table:table-cell office:value-type="float" office:value="255">
            <text:p>255</text:p>
          </table:table-cell>
          <table:table-cell office:value-type="float" office:value="881.73">
            <text:p>881.73</text:p>
          </table:table-cell>
          <table:table-cell office:value-type="float" office:value="335.96">
            <text:p>335.96</text:p>
          </table:table-cell>
          <table:table-cell office:value-type="float" office:value="2.62450887010358">
            <text:p>2.6245088701</text:p>
          </table:table-cell>
          <table:table-cell office:value-type="float" office:value="0.0384313725490196">
            <text:p>0.0384313725</text:p>
          </table:table-cell>
          <table:table-cell office:value-type="float" office:value="34.2816326530612">
            <text:p>34.2816326531</text:p>
          </table:table-cell>
          <table:table-cell table:number-columns-repeated="1005"/>
        </table:table-row>
        <table:table-row table:style-name="ro1">
          <table:table-cell office:value-type="string">
            <text:p>6945</text:p>
          </table:table-cell>
          <table:table-cell office:value-type="string">
            <text:p>6087</text:p>
          </table:table-cell>
          <table:table-cell office:value-type="float" office:value="1.72">
            <text:p>1.72</text:p>
          </table:table-cell>
          <table:table-cell office:value-type="float" office:value="7">
            <text:p>7</text:p>
          </table:table-cell>
          <table:table-cell office:value-type="float" office:value="154.35">
            <text:p>154.35</text:p>
          </table:table-cell>
          <table:table-cell office:value-type="float" office:value="2.44">
            <text:p>2.44</text:p>
          </table:table-cell>
          <table:table-cell office:value-type="float" office:value="63.2581967213115">
            <text:p>63.2581967213</text:p>
          </table:table-cell>
          <table:table-cell office:value-type="float" office:value="0.245714285714286">
            <text:p>0.2457142857</text:p>
          </table:table-cell>
          <table:table-cell office:value-type="float" office:value="1.41860465116279">
            <text:p>1.4186046512</text:p>
          </table:table-cell>
          <table:table-cell/>
          <table:table-cell office:value-type="string">
            <text:p>6087</text:p>
          </table:table-cell>
          <table:table-cell office:value-type="string">
            <text:p>6945</text:p>
          </table:table-cell>
          <table:table-cell office:value-type="float" office:value="1.51">
            <text:p>1.51</text:p>
          </table:table-cell>
          <table:table-cell office:value-type="float" office:value="5">
            <text:p>5</text:p>
          </table:table-cell>
          <table:table-cell office:value-type="float" office:value="136.26">
            <text:p>136.26</text:p>
          </table:table-cell>
          <table:table-cell office:value-type="float" office:value="2.44">
            <text:p>2.44</text:p>
          </table:table-cell>
          <table:table-cell office:value-type="float" office:value="55.844262295082">
            <text:p>55.8442622951</text:p>
          </table:table-cell>
          <table:table-cell office:value-type="float" office:value="0.302">
            <text:p>0.302</text:p>
          </table:table-cell>
          <table:table-cell office:value-type="float" office:value="1.6158940397351">
            <text:p>1.615894039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10.11">
            <text:p>10.11</text:p>
          </table:table-cell>
          <table:table-cell office:value-type="float" office:value="10">
            <text:p>10</text:p>
          </table:table-cell>
          <table:table-cell office:value-type="float" office:value="909.99">
            <text:p>909.99</text:p>
          </table:table-cell>
          <table:table-cell office:value-type="float" office:value="60.35">
            <text:p>60.35</text:p>
          </table:table-cell>
          <table:table-cell office:value-type="float" office:value="15.0785418392709">
            <text:p>15.0785418393</text:p>
          </table:table-cell>
          <table:table-cell office:value-type="float" office:value="1.011">
            <text:p>1.011</text:p>
          </table:table-cell>
          <table:table-cell office:value-type="float" office:value="5.96933728981207">
            <text:p>5.9693372898</text:p>
          </table:table-cell>
          <table:table-cell/>
          <table:table-cell office:value-type="string">
            <text:p>6516</text:p>
          </table:table-cell>
          <table:table-cell office:value-type="string">
            <text:p>6945</text:p>
          </table:table-cell>
          <table:table-cell office:value-type="float" office:value="10.02">
            <text:p>10.02</text:p>
          </table:table-cell>
          <table:table-cell office:value-type="float" office:value="10">
            <text:p>10</text:p>
          </table:table-cell>
          <table:table-cell office:value-type="float" office:value="901.62">
            <text:p>901.62</text:p>
          </table:table-cell>
          <table:table-cell office:value-type="float" office:value="60.35">
            <text:p>60.35</text:p>
          </table:table-cell>
          <table:table-cell office:value-type="float" office:value="14.9398508699254">
            <text:p>14.9398508699</text:p>
          </table:table-cell>
          <table:table-cell office:value-type="float" office:value="1.002">
            <text:p>1.002</text:p>
          </table:table-cell>
          <table:table-cell office:value-type="float" office:value="6.02295409181637">
            <text:p>6.02295409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5.02">
            <text:p>5.02</text:p>
          </table:table-cell>
          <table:table-cell office:value-type="float" office:value="6">
            <text:p>6</text:p>
          </table:table-cell>
          <table:table-cell office:value-type="float" office:value="452.16">
            <text:p>452.16</text:p>
          </table:table-cell>
          <table:table-cell office:value-type="float" office:value="154.61">
            <text:p>154.61</text:p>
          </table:table-cell>
          <table:table-cell office:value-type="float" office:value="2.92451975939461">
            <text:p>2.9245197594</text:p>
          </table:table-cell>
          <table:table-cell office:value-type="float" office:value="0.836666666666667">
            <text:p>0.8366666667</text:p>
          </table:table-cell>
          <table:table-cell office:value-type="float" office:value="30.7988047808765">
            <text:p>30.7988047809</text:p>
          </table:table-cell>
          <table:table-cell/>
          <table:table-cell office:value-type="string">
            <text:p>6552</text:p>
          </table:table-cell>
          <table:table-cell office:value-type="string">
            <text:p>6945</text:p>
          </table:table-cell>
          <table:table-cell table:number-columns-repeated="2" office:value-type="float" office:value="5">
            <text:p>5</text:p>
          </table:table-cell>
          <table:table-cell office:value-type="float" office:value="449.64">
            <text:p>449.64</text:p>
          </table:table-cell>
          <table:table-cell office:value-type="float" office:value="154.61">
            <text:p>154.61</text:p>
          </table:table-cell>
          <table:table-cell office:value-type="float" office:value="2.90822068430244">
            <text:p>2.9082206843</text:p>
          </table:table-cell>
          <table:table-cell office:value-type="float" office:value="1">
            <text:p>1</text:p>
          </table:table-cell>
          <table:table-cell office:value-type="float" office:value="30.922">
            <text:p>30.9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0.32">
            <text:p>0.32</text:p>
          </table:table-cell>
          <table:table-cell office:value-type="float" office:value="5">
            <text:p>5</text:p>
          </table:table-cell>
          <table:table-cell office:value-type="float" office:value="28.71">
            <text:p>28.71</text:p>
          </table:table-cell>
          <table:table-cell office:value-type="float" office:value="0.22">
            <text:p>0.22</text:p>
          </table:table-cell>
          <table:table-cell office:value-type="float" office:value="130.5">
            <text:p>130.5</text:p>
          </table:table-cell>
          <table:table-cell office:value-type="float" office:value="0.064">
            <text:p>0.064</text:p>
          </table:table-cell>
          <table:table-cell office:value-type="float" office:value="0.6875">
            <text:p>0.6875</text:p>
          </table:table-cell>
          <table:table-cell/>
          <table:table-cell office:value-type="string">
            <text:p>6559</text:p>
          </table:table-cell>
          <table:table-cell office:value-type="string">
            <text:p>6945</text:p>
          </table:table-cell>
          <table:table-cell office:value-type="float" office:value="0.36">
            <text:p>0.36</text:p>
          </table:table-cell>
          <table:table-cell office:value-type="float" office:value="5">
            <text:p>5</text:p>
          </table:table-cell>
          <table:table-cell office:value-type="float" office:value="32.85">
            <text:p>32.85</text:p>
          </table:table-cell>
          <table:table-cell office:value-type="float" office:value="0.22">
            <text:p>0.22</text:p>
          </table:table-cell>
          <table:table-cell office:value-type="float" office:value="149.318181818182">
            <text:p>149.3181818182</text:p>
          </table:table-cell>
          <table:table-cell office:value-type="float" office:value="0.072">
            <text:p>0.072</text:p>
          </table:table-cell>
          <table:table-cell office:value-type="float" office:value="0.611111111111111">
            <text:p>0.61111111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4.31">
            <text:p>4.31</text:p>
          </table:table-cell>
          <table:table-cell office:value-type="float" office:value="9">
            <text:p>9</text:p>
          </table:table-cell>
          <table:table-cell office:value-type="float" office:value="387.81">
            <text:p>387.81</text:p>
          </table:table-cell>
          <table:table-cell office:value-type="float" office:value="61.49">
            <text:p>61.49</text:p>
          </table:table-cell>
          <table:table-cell office:value-type="float" office:value="6.30687916734428">
            <text:p>6.3068791673</text:p>
          </table:table-cell>
          <table:table-cell office:value-type="float" office:value="0.478888888888889">
            <text:p>0.4788888889</text:p>
          </table:table-cell>
          <table:table-cell office:value-type="float" office:value="14.2668213457077">
            <text:p>14.2668213457</text:p>
          </table:table-cell>
          <table:table-cell/>
          <table:table-cell office:value-type="string">
            <text:p>6609</text:p>
          </table:table-cell>
          <table:table-cell office:value-type="string">
            <text:p>6945</text:p>
          </table:table-cell>
          <table:table-cell office:value-type="float" office:value="4.23">
            <text:p>4.23</text:p>
          </table:table-cell>
          <table:table-cell office:value-type="float" office:value="9">
            <text:p>9</text:p>
          </table:table-cell>
          <table:table-cell office:value-type="float" office:value="380.61">
            <text:p>380.61</text:p>
          </table:table-cell>
          <table:table-cell office:value-type="float" office:value="61.49">
            <text:p>61.49</text:p>
          </table:table-cell>
          <table:table-cell office:value-type="float" office:value="6.18978695722882">
            <text:p>6.1897869572</text:p>
          </table:table-cell>
          <table:table-cell office:value-type="float" office:value="0.47">
            <text:p>0.47</text:p>
          </table:table-cell>
          <table:table-cell office:value-type="float" office:value="14.5366430260047">
            <text:p>14.5366430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2.12">
            <text:p>2.12</text:p>
          </table:table-cell>
          <table:table-cell office:value-type="float" office:value="3">
            <text:p>3</text:p>
          </table:table-cell>
          <table:table-cell office:value-type="float" office:value="190.98">
            <text:p>190.98</text:p>
          </table:table-cell>
          <table:table-cell office:value-type="float" office:value="56.62">
            <text:p>56.62</text:p>
          </table:table-cell>
          <table:table-cell office:value-type="float" office:value="3.37301306958672">
            <text:p>3.3730130696</text:p>
          </table:table-cell>
          <table:table-cell office:value-type="float" office:value="0.706666666666667">
            <text:p>0.7066666667</text:p>
          </table:table-cell>
          <table:table-cell office:value-type="float" office:value="26.7075471698113">
            <text:p>26.7075471698</text:p>
          </table:table-cell>
          <table:table-cell/>
          <table:table-cell office:value-type="string">
            <text:p>6699</text:p>
          </table:table-cell>
          <table:table-cell office:value-type="string">
            <text:p>6945</text:p>
          </table:table-cell>
          <table:table-cell office:value-type="float" office:value="1.56">
            <text:p>1.56</text:p>
          </table:table-cell>
          <table:table-cell office:value-type="float" office:value="3">
            <text:p>3</text:p>
          </table:table-cell>
          <table:table-cell office:value-type="float" office:value="140.4">
            <text:p>140.4</text:p>
          </table:table-cell>
          <table:table-cell office:value-type="float" office:value="56.62">
            <text:p>56.62</text:p>
          </table:table-cell>
          <table:table-cell office:value-type="float" office:value="2.47968915577534">
            <text:p>2.4796891558</text:p>
          </table:table-cell>
          <table:table-cell office:value-type="float" office:value="0.52">
            <text:p>0.52</text:p>
          </table:table-cell>
          <table:table-cell office:value-type="float" office:value="36.2948717948718">
            <text:p>36.294871794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7.38">
            <text:p>7.38</text:p>
          </table:table-cell>
          <table:table-cell office:value-type="float" office:value="9">
            <text:p>9</text:p>
          </table:table-cell>
          <table:table-cell office:value-type="float" office:value="664.47">
            <text:p>664.47</text:p>
          </table:table-cell>
          <table:table-cell office:value-type="float" office:value="190.75">
            <text:p>190.75</text:p>
          </table:table-cell>
          <table:table-cell office:value-type="float" office:value="3.48346002621232">
            <text:p>3.4834600262</text:p>
          </table:table-cell>
          <table:table-cell office:value-type="float" office:value="0.82">
            <text:p>0.82</text:p>
          </table:table-cell>
          <table:table-cell office:value-type="float" office:value="25.8468834688347">
            <text:p>25.8468834688</text:p>
          </table:table-cell>
          <table:table-cell/>
          <table:table-cell office:value-type="string">
            <text:p>6843</text:p>
          </table:table-cell>
          <table:table-cell office:value-type="string">
            <text:p>6945</text:p>
          </table:table-cell>
          <table:table-cell office:value-type="float" office:value="7.36">
            <text:p>7.36</text:p>
          </table:table-cell>
          <table:table-cell office:value-type="float" office:value="7">
            <text:p>7</text:p>
          </table:table-cell>
          <table:table-cell office:value-type="float" office:value="662.4">
            <text:p>662.4</text:p>
          </table:table-cell>
          <table:table-cell office:value-type="float" office:value="190.75">
            <text:p>190.75</text:p>
          </table:table-cell>
          <table:table-cell office:value-type="float" office:value="3.47260812581913">
            <text:p>3.4726081258</text:p>
          </table:table-cell>
          <table:table-cell office:value-type="float" office:value="1.05142857142857">
            <text:p>1.0514285714</text:p>
          </table:table-cell>
          <table:table-cell office:value-type="float" office:value="25.9171195652174">
            <text:p>25.91711956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1.3">
            <text:p>1.3</text:p>
          </table:table-cell>
          <table:table-cell office:value-type="float" office:value="6">
            <text:p>6</text:p>
          </table:table-cell>
          <table:table-cell office:value-type="float" office:value="116.73">
            <text:p>116.73</text:p>
          </table:table-cell>
          <table:table-cell office:value-type="float" office:value="69.8">
            <text:p>69.8</text:p>
          </table:table-cell>
          <table:table-cell office:value-type="float" office:value="1.67234957020057">
            <text:p>1.6723495702</text:p>
          </table:table-cell>
          <table:table-cell office:value-type="float" office:value="0.216666666666667">
            <text:p>0.2166666667</text:p>
          </table:table-cell>
          <table:table-cell office:value-type="float" office:value="53.6923076923077">
            <text:p>53.6923076923</text:p>
          </table:table-cell>
          <table:table-cell/>
          <table:table-cell office:value-type="string">
            <text:p>7079</text:p>
          </table:table-cell>
          <table:table-cell office:value-type="string">
            <text:p>6945</text:p>
          </table:table-cell>
          <table:table-cell office:value-type="float" office:value="1.29">
            <text:p>1.29</text:p>
          </table:table-cell>
          <table:table-cell office:value-type="float" office:value="7">
            <text:p>7</text:p>
          </table:table-cell>
          <table:table-cell office:value-type="float" office:value="116.46">
            <text:p>116.46</text:p>
          </table:table-cell>
          <table:table-cell office:value-type="float" office:value="69.8">
            <text:p>69.8</text:p>
          </table:table-cell>
          <table:table-cell office:value-type="float" office:value="1.66848137535817">
            <text:p>1.6684813754</text:p>
          </table:table-cell>
          <table:table-cell office:value-type="float" office:value="0.184285714285714">
            <text:p>0.1842857143</text:p>
          </table:table-cell>
          <table:table-cell office:value-type="float" office:value="54.1085271317829">
            <text:p>54.10852713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5.5">
            <text:p>5.5</text:p>
          </table:table-cell>
          <table:table-cell office:value-type="float" office:value="4">
            <text:p>4</text:p>
          </table:table-cell>
          <table:table-cell office:value-type="float" office:value="495">
            <text:p>495</text:p>
          </table:table-cell>
          <table:table-cell office:value-type="float" office:value="4.8">
            <text:p>4.8</text:p>
          </table:table-cell>
          <table:table-cell office:value-type="float" office:value="103.125">
            <text:p>103.125</text:p>
          </table:table-cell>
          <table:table-cell office:value-type="float" office:value="1.375">
            <text:p>1.375</text:p>
          </table:table-cell>
          <table:table-cell office:value-type="float" office:value="0.872727272727273">
            <text:p>0.8727272727</text:p>
          </table:table-cell>
          <table:table-cell/>
          <table:table-cell office:value-type="string">
            <text:p>6382</text:p>
          </table:table-cell>
          <table:table-cell office:value-type="string">
            <text:p>6945</text:p>
          </table:table-cell>
          <table:table-cell office:value-type="float" office:value="5.49">
            <text:p>5.49</text:p>
          </table:table-cell>
          <table:table-cell office:value-type="float" office:value="5">
            <text:p>5</text:p>
          </table:table-cell>
          <table:table-cell office:value-type="float" office:value="494.37">
            <text:p>494.37</text:p>
          </table:table-cell>
          <table:table-cell office:value-type="float" office:value="4.8">
            <text:p>4.8</text:p>
          </table:table-cell>
          <table:table-cell office:value-type="float" office:value="102.99375">
            <text:p>102.99375</text:p>
          </table:table-cell>
          <table:table-cell office:value-type="float" office:value="1.098">
            <text:p>1.098</text:p>
          </table:table-cell>
          <table:table-cell office:value-type="float" office:value="0.87431693989071">
            <text:p>0.874316939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15.95">
            <text:p>15.95</text:p>
          </table:table-cell>
          <table:table-cell office:value-type="float" office:value="9">
            <text:p>9</text:p>
          </table:table-cell>
          <table:table-cell office:value-type="float" office:value="1435.14">
            <text:p>1435.14</text:p>
          </table:table-cell>
          <table:table-cell office:value-type="float" office:value="0.88">
            <text:p>0.88</text:p>
          </table:table-cell>
          <table:table-cell office:value-type="float" office:value="1630.84090909091">
            <text:p>1630.8409090909</text:p>
          </table:table-cell>
          <table:table-cell office:value-type="float" office:value="1.77222222222222">
            <text:p>1.7722222222</text:p>
          </table:table-cell>
          <table:table-cell office:value-type="float" office:value="0.0551724137931035">
            <text:p>0.0551724138</text:p>
          </table:table-cell>
          <table:table-cell/>
          <table:table-cell office:value-type="string">
            <text:p>6405</text:p>
          </table:table-cell>
          <table:table-cell office:value-type="string">
            <text:p>6945</text:p>
          </table:table-cell>
          <table:table-cell office:value-type="float" office:value="16.07">
            <text:p>16.07</text:p>
          </table:table-cell>
          <table:table-cell office:value-type="float" office:value="11">
            <text:p>11</text:p>
          </table:table-cell>
          <table:table-cell office:value-type="float" office:value="1446.21">
            <text:p>1446.21</text:p>
          </table:table-cell>
          <table:table-cell office:value-type="float" office:value="0.88">
            <text:p>0.88</text:p>
          </table:table-cell>
          <table:table-cell office:value-type="float" office:value="1643.42045454545">
            <text:p>1643.4204545455</text:p>
          </table:table-cell>
          <table:table-cell office:value-type="float" office:value="1.46090909090909">
            <text:p>1.4609090909</text:p>
          </table:table-cell>
          <table:table-cell office:value-type="float" office:value="0.0547604231487243">
            <text:p>0.05476042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57">
            <text:p>7.57</text:p>
          </table:table-cell>
          <table:table-cell office:value-type="float" office:value="7">
            <text:p>7</text:p>
          </table:table-cell>
          <table:table-cell office:value-type="float" office:value="681.39">
            <text:p>681.39</text:p>
          </table:table-cell>
          <table:table-cell office:value-type="float" office:value="283.49">
            <text:p>283.49</text:p>
          </table:table-cell>
          <table:table-cell office:value-type="float" office:value="2.40357684574412">
            <text:p>2.4035768457</text:p>
          </table:table-cell>
          <table:table-cell office:value-type="float" office:value="1.08142857142857">
            <text:p>1.0814285714</text:p>
          </table:table-cell>
          <table:table-cell office:value-type="float" office:value="37.449141347424">
            <text:p>37.4491413474</text:p>
          </table:table-cell>
          <table:table-cell/>
          <table:table-cell office:value-type="string">
            <text:p>6423</text:p>
          </table:table-cell>
          <table:table-cell office:value-type="string">
            <text:p>6945</text:p>
          </table:table-cell>
          <table:table-cell office:value-type="float" office:value="7.7">
            <text:p>7.7</text:p>
          </table:table-cell>
          <table:table-cell office:value-type="float" office:value="9">
            <text:p>9</text:p>
          </table:table-cell>
          <table:table-cell office:value-type="float" office:value="693">
            <text:p>693</text:p>
          </table:table-cell>
          <table:table-cell office:value-type="float" office:value="283.49">
            <text:p>283.49</text:p>
          </table:table-cell>
          <table:table-cell office:value-type="float" office:value="2.44453067127588">
            <text:p>2.4445306713</text:p>
          </table:table-cell>
          <table:table-cell office:value-type="float" office:value="0.855555555555556">
            <text:p>0.8555555556</text:p>
          </table:table-cell>
          <table:table-cell office:value-type="float" office:value="36.8168831168831">
            <text:p>36.81688311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.76">
            <text:p>1.76</text:p>
          </table:table-cell>
          <table:table-cell office:value-type="float" office:value="7">
            <text:p>7</text:p>
          </table:table-cell>
          <table:table-cell office:value-type="float" office:value="158.85">
            <text:p>158.85</text:p>
          </table:table-cell>
          <table:table-cell office:value-type="float" office:value="59.71">
            <text:p>59.71</text:p>
          </table:table-cell>
          <table:table-cell office:value-type="float" office:value="2.66035839892815">
            <text:p>2.6603583989</text:p>
          </table:table-cell>
          <table:table-cell office:value-type="float" office:value="0.251428571428571">
            <text:p>0.2514285714</text:p>
          </table:table-cell>
          <table:table-cell office:value-type="float" office:value="33.9261363636364">
            <text:p>33.9261363636</text:p>
          </table:table-cell>
          <table:table-cell/>
          <table:table-cell office:value-type="string">
            <text:p>6446</text:p>
          </table:table-cell>
          <table:table-cell office:value-type="string">
            <text:p>6945</text:p>
          </table:table-cell>
          <table:table-cell office:value-type="float" office:value="1.51">
            <text:p>1.51</text:p>
          </table:table-cell>
          <table:table-cell office:value-type="float" office:value="8">
            <text:p>8</text:p>
          </table:table-cell>
          <table:table-cell office:value-type="float" office:value="136.35">
            <text:p>136.35</text:p>
          </table:table-cell>
          <table:table-cell office:value-type="float" office:value="59.71">
            <text:p>59.71</text:p>
          </table:table-cell>
          <table:table-cell office:value-type="float" office:value="2.28353709596383">
            <text:p>2.283537096</text:p>
          </table:table-cell>
          <table:table-cell office:value-type="float" office:value="0.18875">
            <text:p>0.18875</text:p>
          </table:table-cell>
          <table:table-cell office:value-type="float" office:value="39.5430463576159">
            <text:p>39.54304635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0.42">
            <text:p>0.42</text:p>
          </table:table-cell>
          <table:table-cell office:value-type="float" office:value="5">
            <text:p>5</text:p>
          </table:table-cell>
          <table:table-cell office:value-type="float" office:value="37.98">
            <text:p>37.98</text:p>
          </table:table-cell>
          <table:table-cell office:value-type="float" office:value="0.22">
            <text:p>0.22</text:p>
          </table:table-cell>
          <table:table-cell office:value-type="float" office:value="172.636363636364">
            <text:p>172.6363636364</text:p>
          </table:table-cell>
          <table:table-cell office:value-type="float" office:value="0.084">
            <text:p>0.084</text:p>
          </table:table-cell>
          <table:table-cell office:value-type="float" office:value="0.523809523809524">
            <text:p>0.5238095238</text:p>
          </table:table-cell>
          <table:table-cell/>
          <table:table-cell office:value-type="string">
            <text:p>6451</text:p>
          </table:table-cell>
          <table:table-cell office:value-type="string">
            <text:p>6945</text:p>
          </table:table-cell>
          <table:table-cell office:value-type="float" office:value="0.46">
            <text:p>0.46</text:p>
          </table:table-cell>
          <table:table-cell office:value-type="float" office:value="4">
            <text:p>4</text:p>
          </table:table-cell>
          <table:table-cell office:value-type="float" office:value="41.22">
            <text:p>41.22</text:p>
          </table:table-cell>
          <table:table-cell office:value-type="float" office:value="0.22">
            <text:p>0.22</text:p>
          </table:table-cell>
          <table:table-cell office:value-type="float" office:value="187.363636363636">
            <text:p>187.3636363636</text:p>
          </table:table-cell>
          <table:table-cell office:value-type="float" office:value="0.115">
            <text:p>0.115</text:p>
          </table:table-cell>
          <table:table-cell office:value-type="float" office:value="0.478260869565217">
            <text:p>0.478260869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1.63">
            <text:p>1.63</text:p>
          </table:table-cell>
          <table:table-cell office:value-type="float" office:value="255">
            <text:p>255</text:p>
          </table:table-cell>
          <table:table-cell office:value-type="float" office:value="146.88">
            <text:p>146.88</text:p>
          </table:table-cell>
          <table:table-cell office:value-type="float" office:value="56.52">
            <text:p>56.52</text:p>
          </table:table-cell>
          <table:table-cell office:value-type="float" office:value="2.59872611464968">
            <text:p>2.5987261146</text:p>
          </table:table-cell>
          <table:table-cell office:value-type="float" office:value="0.0063921568627451">
            <text:p>0.0063921569</text:p>
          </table:table-cell>
          <table:table-cell office:value-type="float" office:value="34.6748466257669">
            <text:p>34.6748466258</text:p>
          </table:table-cell>
          <table:table-cell/>
          <table:table-cell office:value-type="string">
            <text:p>6471</text:p>
          </table:table-cell>
          <table:table-cell office:value-type="string">
            <text:p>6945</text:p>
          </table:table-cell>
          <table:table-cell office:value-type="float" office:value="1.71">
            <text:p>1.71</text:p>
          </table:table-cell>
          <table:table-cell office:value-type="float" office:value="255">
            <text:p>255</text:p>
          </table:table-cell>
          <table:table-cell office:value-type="float" office:value="154.08">
            <text:p>154.08</text:p>
          </table:table-cell>
          <table:table-cell office:value-type="float" office:value="56.52">
            <text:p>56.52</text:p>
          </table:table-cell>
          <table:table-cell office:value-type="float" office:value="2.72611464968153">
            <text:p>2.7261146497</text:p>
          </table:table-cell>
          <table:table-cell office:value-type="float" office:value="0.00670588235294118">
            <text:p>0.0067058824</text:p>
          </table:table-cell>
          <table:table-cell office:value-type="float" office:value="33.0526315789474">
            <text:p>33.05263157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3.18">
            <text:p>13.18</text:p>
          </table:table-cell>
          <table:table-cell office:value-type="float" office:value="10">
            <text:p>10</text:p>
          </table:table-cell>
          <table:table-cell office:value-type="float" office:value="1185.93">
            <text:p>1185.93</text:p>
          </table:table-cell>
          <table:table-cell office:value-type="float" office:value="88.49">
            <text:p>88.49</text:p>
          </table:table-cell>
          <table:table-cell office:value-type="float" office:value="13.401853316759">
            <text:p>13.4018533168</text:p>
          </table:table-cell>
          <table:table-cell office:value-type="float" office:value="1.318">
            <text:p>1.318</text:p>
          </table:table-cell>
          <table:table-cell office:value-type="float" office:value="6.71396054628225">
            <text:p>6.7139605463</text:p>
          </table:table-cell>
          <table:table-cell/>
          <table:table-cell office:value-type="string">
            <text:p>6499</text:p>
          </table:table-cell>
          <table:table-cell office:value-type="string">
            <text:p>6945</text:p>
          </table:table-cell>
          <table:table-cell office:value-type="float" office:value="13.03">
            <text:p>13.03</text:p>
          </table:table-cell>
          <table:table-cell office:value-type="float" office:value="10">
            <text:p>10</text:p>
          </table:table-cell>
          <table:table-cell office:value-type="float" office:value="1172.7">
            <text:p>1172.7</text:p>
          </table:table-cell>
          <table:table-cell office:value-type="float" office:value="88.49">
            <text:p>88.49</text:p>
          </table:table-cell>
          <table:table-cell office:value-type="float" office:value="13.2523448977286">
            <text:p>13.2523448977</text:p>
          </table:table-cell>
          <table:table-cell office:value-type="float" office:value="1.303">
            <text:p>1.303</text:p>
          </table:table-cell>
          <table:table-cell office:value-type="float" office:value="6.79125095932464">
            <text:p>6.79125095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6.01">
            <text:p>6.01</text:p>
          </table:table-cell>
          <table:table-cell office:value-type="float" office:value="7">
            <text:p>7</text:p>
          </table:table-cell>
          <table:table-cell office:value-type="float" office:value="540.99">
            <text:p>540.99</text:p>
          </table:table-cell>
          <table:table-cell office:value-type="float" office:value="164.72">
            <text:p>164.72</text:p>
          </table:table-cell>
          <table:table-cell office:value-type="float" office:value="3.28430063137445">
            <text:p>3.2843006314</text:p>
          </table:table-cell>
          <table:table-cell office:value-type="float" office:value="0.858571428571428">
            <text:p>0.8585714286</text:p>
          </table:table-cell>
          <table:table-cell office:value-type="float" office:value="27.4076539101498">
            <text:p>27.4076539101</text:p>
          </table:table-cell>
          <table:table-cell/>
          <table:table-cell office:value-type="string">
            <text:p>6501</text:p>
          </table:table-cell>
          <table:table-cell office:value-type="string">
            <text:p>6945</text:p>
          </table:table-cell>
          <table:table-cell office:value-type="float" office:value="6.09">
            <text:p>6.09</text:p>
          </table:table-cell>
          <table:table-cell office:value-type="float" office:value="8">
            <text:p>8</text:p>
          </table:table-cell>
          <table:table-cell office:value-type="float" office:value="548.01">
            <text:p>548.01</text:p>
          </table:table-cell>
          <table:table-cell office:value-type="float" office:value="164.72">
            <text:p>164.72</text:p>
          </table:table-cell>
          <table:table-cell office:value-type="float" office:value="3.32691840699369">
            <text:p>3.326918407</text:p>
          </table:table-cell>
          <table:table-cell office:value-type="float" office:value="0.76125">
            <text:p>0.76125</text:p>
          </table:table-cell>
          <table:table-cell office:value-type="float" office:value="27.047619047619">
            <text:p>27.04761904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9.58">
            <text:p>9.58</text:p>
          </table:table-cell>
          <table:table-cell office:value-type="float" office:value="9">
            <text:p>9</text:p>
          </table:table-cell>
          <table:table-cell office:value-type="float" office:value="861.84">
            <text:p>861.84</text:p>
          </table:table-cell>
          <table:table-cell office:value-type="float" office:value="75.6">
            <text:p>75.6</text:p>
          </table:table-cell>
          <table:table-cell office:value-type="float" office:value="11.4">
            <text:p>11.4</text:p>
          </table:table-cell>
          <table:table-cell office:value-type="float" office:value="1.06444444444445">
            <text:p>1.0644444444</text:p>
          </table:table-cell>
          <table:table-cell office:value-type="float" office:value="7.89144050104384">
            <text:p>7.891440501</text:p>
          </table:table-cell>
          <table:table-cell/>
          <table:table-cell office:value-type="string">
            <text:p>6512</text:p>
          </table:table-cell>
          <table:table-cell office:value-type="string">
            <text:p>6945</text:p>
          </table:table-cell>
          <table:table-cell office:value-type="float" office:value="9.32">
            <text:p>9.32</text:p>
          </table:table-cell>
          <table:table-cell office:value-type="float" office:value="8">
            <text:p>8</text:p>
          </table:table-cell>
          <table:table-cell office:value-type="float" office:value="839.07">
            <text:p>839.07</text:p>
          </table:table-cell>
          <table:table-cell office:value-type="float" office:value="75.6">
            <text:p>75.6</text:p>
          </table:table-cell>
          <table:table-cell office:value-type="float" office:value="11.0988095238095">
            <text:p>11.0988095238</text:p>
          </table:table-cell>
          <table:table-cell office:value-type="float" office:value="1.165">
            <text:p>1.165</text:p>
          </table:table-cell>
          <table:table-cell office:value-type="float" office:value="8.11158798283262">
            <text:p>8.11158798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10.54">
            <text:p>10.54</text:p>
          </table:table-cell>
          <table:table-cell office:value-type="float" office:value="10">
            <text:p>10</text:p>
          </table:table-cell>
          <table:table-cell office:value-type="float" office:value="948.33">
            <text:p>948.33</text:p>
          </table:table-cell>
          <table:table-cell office:value-type="float" office:value="60.41">
            <text:p>60.41</text:p>
          </table:table-cell>
          <table:table-cell office:value-type="float" office:value="15.6982287700712">
            <text:p>15.6982287701</text:p>
          </table:table-cell>
          <table:table-cell office:value-type="float" office:value="1.054">
            <text:p>1.054</text:p>
          </table:table-cell>
          <table:table-cell office:value-type="float" office:value="5.7314990512334">
            <text:p>5.7314990512</text:p>
          </table:table-cell>
          <table:table-cell/>
          <table:table-cell office:value-type="string">
            <text:p>6515</text:p>
          </table:table-cell>
          <table:table-cell office:value-type="string">
            <text:p>6945</text:p>
          </table:table-cell>
          <table:table-cell office:value-type="float" office:value="10.39">
            <text:p>10.39</text:p>
          </table:table-cell>
          <table:table-cell office:value-type="float" office:value="10">
            <text:p>10</text:p>
          </table:table-cell>
          <table:table-cell office:value-type="float" office:value="935.01">
            <text:p>935.01</text:p>
          </table:table-cell>
          <table:table-cell office:value-type="float" office:value="60.41">
            <text:p>60.41</text:p>
          </table:table-cell>
          <table:table-cell office:value-type="float" office:value="15.4777354742592">
            <text:p>15.4777354743</text:p>
          </table:table-cell>
          <table:table-cell office:value-type="float" office:value="1.039">
            <text:p>1.039</text:p>
          </table:table-cell>
          <table:table-cell office:value-type="float" office:value="5.81424446583253">
            <text:p>5.814244465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7.6">
            <text:p>7.6</text:p>
          </table:table-cell>
          <table:table-cell office:value-type="float" office:value="8">
            <text:p>8</text:p>
          </table:table-cell>
          <table:table-cell office:value-type="float" office:value="683.64">
            <text:p>683.64</text:p>
          </table:table-cell>
          <table:table-cell office:value-type="float" office:value="281.16">
            <text:p>281.16</text:p>
          </table:table-cell>
          <table:table-cell office:value-type="float" office:value="2.4314980793854">
            <text:p>2.4314980794</text:p>
          </table:table-cell>
          <table:table-cell office:value-type="float" office:value="0.95">
            <text:p>0.95</text:p>
          </table:table-cell>
          <table:table-cell office:value-type="float" office:value="36.9947368421053">
            <text:p>36.9947368421</text:p>
          </table:table-cell>
          <table:table-cell/>
          <table:table-cell office:value-type="string">
            <text:p>6519</text:p>
          </table:table-cell>
          <table:table-cell office:value-type="string">
            <text:p>6945</text:p>
          </table:table-cell>
          <table:table-cell office:value-type="float" office:value="7.34">
            <text:p>7.34</text:p>
          </table:table-cell>
          <table:table-cell office:value-type="float" office:value="6">
            <text:p>6</text:p>
          </table:table-cell>
          <table:table-cell office:value-type="float" office:value="660.69">
            <text:p>660.69</text:p>
          </table:table-cell>
          <table:table-cell office:value-type="float" office:value="281.16">
            <text:p>281.16</text:p>
          </table:table-cell>
          <table:table-cell office:value-type="float" office:value="2.34987195902689">
            <text:p>2.349871959</text:p>
          </table:table-cell>
          <table:table-cell office:value-type="float" office:value="1.22333333333333">
            <text:p>1.2233333333</text:p>
          </table:table-cell>
          <table:table-cell office:value-type="float" office:value="38.3051771117166">
            <text:p>38.30517711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1.32">
            <text:p>11.32</text:p>
          </table:table-cell>
          <table:table-cell office:value-type="float" office:value="8">
            <text:p>8</text:p>
          </table:table-cell>
          <table:table-cell office:value-type="float" office:value="1019.07">
            <text:p>1019.07</text:p>
          </table:table-cell>
          <table:table-cell office:value-type="float" office:value="290.5">
            <text:p>290.5</text:p>
          </table:table-cell>
          <table:table-cell office:value-type="float" office:value="3.50798623063683">
            <text:p>3.5079862306</text:p>
          </table:table-cell>
          <table:table-cell office:value-type="float" office:value="1.415">
            <text:p>1.415</text:p>
          </table:table-cell>
          <table:table-cell office:value-type="float" office:value="25.6625441696113">
            <text:p>25.6625441696</text:p>
          </table:table-cell>
          <table:table-cell/>
          <table:table-cell office:value-type="string">
            <text:p>6532</text:p>
          </table:table-cell>
          <table:table-cell office:value-type="string">
            <text:p>6945</text:p>
          </table:table-cell>
          <table:table-cell office:value-type="float" office:value="11.32">
            <text:p>11.32</text:p>
          </table:table-cell>
          <table:table-cell office:value-type="float" office:value="7">
            <text:p>7</text:p>
          </table:table-cell>
          <table:table-cell office:value-type="float" office:value="1018.98">
            <text:p>1018.98</text:p>
          </table:table-cell>
          <table:table-cell office:value-type="float" office:value="290.5">
            <text:p>290.5</text:p>
          </table:table-cell>
          <table:table-cell office:value-type="float" office:value="3.50767641996558">
            <text:p>3.50767642</text:p>
          </table:table-cell>
          <table:table-cell office:value-type="float" office:value="1.61714285714286">
            <text:p>1.6171428571</text:p>
          </table:table-cell>
          <table:table-cell office:value-type="float" office:value="25.6625441696113">
            <text:p>25.662544169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1.54">
            <text:p>1.54</text:p>
          </table:table-cell>
          <table:table-cell office:value-type="float" office:value="9">
            <text:p>9</text:p>
          </table:table-cell>
          <table:table-cell office:value-type="float" office:value="138.69">
            <text:p>138.69</text:p>
          </table:table-cell>
          <table:table-cell office:value-type="float" office:value="63.14">
            <text:p>63.14</text:p>
          </table:table-cell>
          <table:table-cell office:value-type="float" office:value="2.19654735508394">
            <text:p>2.1965473551</text:p>
          </table:table-cell>
          <table:table-cell office:value-type="float" office:value="0.171111111111111">
            <text:p>0.1711111111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6562</text:p>
          </table:table-cell>
          <table:table-cell office:value-type="string">
            <text:p>6945</text:p>
          </table:table-cell>
          <table:table-cell office:value-type="float" office:value="1.64">
            <text:p>1.64</text:p>
          </table:table-cell>
          <table:table-cell office:value-type="float" office:value="9">
            <text:p>9</text:p>
          </table:table-cell>
          <table:table-cell office:value-type="float" office:value="147.96">
            <text:p>147.96</text:p>
          </table:table-cell>
          <table:table-cell office:value-type="float" office:value="63.14">
            <text:p>63.14</text:p>
          </table:table-cell>
          <table:table-cell office:value-type="float" office:value="2.34336395312005">
            <text:p>2.3433639531</text:p>
          </table:table-cell>
          <table:table-cell office:value-type="float" office:value="0.182222222222222">
            <text:p>0.1822222222</text:p>
          </table:table-cell>
          <table:table-cell office:value-type="float" office:value="38.5">
            <text:p>38.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3.07">
            <text:p>3.07</text:p>
          </table:table-cell>
          <table:table-cell office:value-type="float" office:value="7">
            <text:p>7</text:p>
          </table:table-cell>
          <table:table-cell office:value-type="float" office:value="275.94">
            <text:p>275.94</text:p>
          </table:table-cell>
          <table:table-cell office:value-type="float" office:value="38.88">
            <text:p>38.88</text:p>
          </table:table-cell>
          <table:table-cell office:value-type="float" office:value="7.09722222222222">
            <text:p>7.0972222222</text:p>
          </table:table-cell>
          <table:table-cell office:value-type="float" office:value="0.438571428571429">
            <text:p>0.4385714286</text:p>
          </table:table-cell>
          <table:table-cell office:value-type="float" office:value="12.6644951140065">
            <text:p>12.664495114</text:p>
          </table:table-cell>
          <table:table-cell/>
          <table:table-cell office:value-type="string">
            <text:p>6647</text:p>
          </table:table-cell>
          <table:table-cell office:value-type="string">
            <text:p>6945</text:p>
          </table:table-cell>
          <table:table-cell office:value-type="float" office:value="2.83">
            <text:p>2.83</text:p>
          </table:table-cell>
          <table:table-cell office:value-type="float" office:value="7">
            <text:p>7</text:p>
          </table:table-cell>
          <table:table-cell office:value-type="float" office:value="254.52">
            <text:p>254.52</text:p>
          </table:table-cell>
          <table:table-cell office:value-type="float" office:value="38.88">
            <text:p>38.88</text:p>
          </table:table-cell>
          <table:table-cell office:value-type="float" office:value="6.5462962962963">
            <text:p>6.5462962963</text:p>
          </table:table-cell>
          <table:table-cell office:value-type="float" office:value="0.404285714285714">
            <text:p>0.4042857143</text:p>
          </table:table-cell>
          <table:table-cell office:value-type="float" office:value="13.7385159010601">
            <text:p>13.73851590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1.78">
            <text:p>1.78</text:p>
          </table:table-cell>
          <table:table-cell office:value-type="float" office:value="8">
            <text:p>8</text:p>
          </table:table-cell>
          <table:table-cell office:value-type="float" office:value="160.38">
            <text:p>160.38</text:p>
          </table:table-cell>
          <table:table-cell office:value-type="float" office:value="69.82">
            <text:p>69.82</text:p>
          </table:table-cell>
          <table:table-cell office:value-type="float" office:value="2.29704955600115">
            <text:p>2.297049556</text:p>
          </table:table-cell>
          <table:table-cell office:value-type="float" office:value="0.2225">
            <text:p>0.2225</text:p>
          </table:table-cell>
          <table:table-cell office:value-type="float" office:value="39.2247191011236">
            <text:p>39.2247191011</text:p>
          </table:table-cell>
          <table:table-cell/>
          <table:table-cell office:value-type="string">
            <text:p>6670</text:p>
          </table:table-cell>
          <table:table-cell office:value-type="string">
            <text:p>6945</text:p>
          </table:table-cell>
          <table:table-cell office:value-type="float" office:value="2.04">
            <text:p>2.04</text:p>
          </table:table-cell>
          <table:table-cell office:value-type="float" office:value="255">
            <text:p>255</text:p>
          </table:table-cell>
          <table:table-cell office:value-type="float" office:value="183.33">
            <text:p>183.33</text:p>
          </table:table-cell>
          <table:table-cell office:value-type="float" office:value="69.82">
            <text:p>69.82</text:p>
          </table:table-cell>
          <table:table-cell office:value-type="float" office:value="2.6257519335434">
            <text:p>2.6257519335</text:p>
          </table:table-cell>
          <table:table-cell office:value-type="float" office:value="0.008">
            <text:p>0.008</text:p>
          </table:table-cell>
          <table:table-cell office:value-type="float" office:value="34.2254901960784">
            <text:p>34.22549019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16.68">
            <text:p>16.68</text:p>
          </table:table-cell>
          <table:table-cell office:value-type="float" office:value="10">
            <text:p>10</text:p>
          </table:table-cell>
          <table:table-cell office:value-type="float" office:value="1501.47">
            <text:p>1501.47</text:p>
          </table:table-cell>
          <table:table-cell office:value-type="float" office:value="171.1">
            <text:p>171.1</text:p>
          </table:table-cell>
          <table:table-cell office:value-type="float" office:value="8.77539450613676">
            <text:p>8.7753945061</text:p>
          </table:table-cell>
          <table:table-cell office:value-type="float" office:value="1.668">
            <text:p>1.668</text:p>
          </table:table-cell>
          <table:table-cell office:value-type="float" office:value="10.257793764988">
            <text:p>10.257793765</text:p>
          </table:table-cell>
          <table:table-cell/>
          <table:table-cell office:value-type="string">
            <text:p>6674</text:p>
          </table:table-cell>
          <table:table-cell office:value-type="string">
            <text:p>6945</text:p>
          </table:table-cell>
          <table:table-cell office:value-type="float" office:value="16.24">
            <text:p>16.24</text:p>
          </table:table-cell>
          <table:table-cell office:value-type="float" office:value="11">
            <text:p>11</text:p>
          </table:table-cell>
          <table:table-cell office:value-type="float" office:value="1461.24">
            <text:p>1461.24</text:p>
          </table:table-cell>
          <table:table-cell office:value-type="float" office:value="171.1">
            <text:p>171.1</text:p>
          </table:table-cell>
          <table:table-cell office:value-type="float" office:value="8.54026884862653">
            <text:p>8.5402688486</text:p>
          </table:table-cell>
          <table:table-cell office:value-type="float" office:value="1.47636363636364">
            <text:p>1.4763636364</text:p>
          </table:table-cell>
          <table:table-cell office:value-type="float" office:value="10.5357142857143">
            <text:p>10.53571428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35">
            <text:p>2.35</text:p>
          </table:table-cell>
          <table:table-cell office:value-type="float" office:value="9">
            <text:p>9</text:p>
          </table:table-cell>
          <table:table-cell office:value-type="float" office:value="211.5">
            <text:p>211.5</text:p>
          </table:table-cell>
          <table:table-cell office:value-type="float" office:value="2.43">
            <text:p>2.43</text:p>
          </table:table-cell>
          <table:table-cell office:value-type="float" office:value="87.037037037037">
            <text:p>87.037037037</text:p>
          </table:table-cell>
          <table:table-cell office:value-type="float" office:value="0.261111111111111">
            <text:p>0.2611111111</text:p>
          </table:table-cell>
          <table:table-cell office:value-type="float" office:value="1.03404255319149">
            <text:p>1.0340425532</text:p>
          </table:table-cell>
          <table:table-cell/>
          <table:table-cell office:value-type="string">
            <text:p>6695</text:p>
          </table:table-cell>
          <table:table-cell office:value-type="string">
            <text:p>6945</text:p>
          </table:table-cell>
          <table:table-cell office:value-type="float" office:value="2.35">
            <text:p>2.35</text:p>
          </table:table-cell>
          <table:table-cell office:value-type="float" office:value="10">
            <text:p>10</text:p>
          </table:table-cell>
          <table:table-cell office:value-type="float" office:value="211.05">
            <text:p>211.05</text:p>
          </table:table-cell>
          <table:table-cell office:value-type="float" office:value="2.43">
            <text:p>2.43</text:p>
          </table:table-cell>
          <table:table-cell office:value-type="float" office:value="86.8518518518519">
            <text:p>86.8518518519</text:p>
          </table:table-cell>
          <table:table-cell office:value-type="float" office:value="0.235">
            <text:p>0.235</text:p>
          </table:table-cell>
          <table:table-cell office:value-type="float" office:value="1.03404255319149">
            <text:p>1.03404255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7.39">
            <text:p>7.39</text:p>
          </table:table-cell>
          <table:table-cell office:value-type="float" office:value="7">
            <text:p>7</text:p>
          </table:table-cell>
          <table:table-cell office:value-type="float" office:value="665.19">
            <text:p>665.19</text:p>
          </table:table-cell>
          <table:table-cell office:value-type="float" office:value="303.81">
            <text:p>303.81</text:p>
          </table:table-cell>
          <table:table-cell office:value-type="float" office:value="2.18949343339587">
            <text:p>2.1894934334</text:p>
          </table:table-cell>
          <table:table-cell office:value-type="float" office:value="1.05571428571429">
            <text:p>1.0557142857</text:p>
          </table:table-cell>
          <table:table-cell office:value-type="float" office:value="41.1109607577808">
            <text:p>41.1109607578</text:p>
          </table:table-cell>
          <table:table-cell/>
          <table:table-cell office:value-type="string">
            <text:p>6716</text:p>
          </table:table-cell>
          <table:table-cell office:value-type="string">
            <text:p>6945</text:p>
          </table:table-cell>
          <table:table-cell office:value-type="float" office:value="7.41">
            <text:p>7.41</text:p>
          </table:table-cell>
          <table:table-cell office:value-type="float" office:value="5">
            <text:p>5</text:p>
          </table:table-cell>
          <table:table-cell office:value-type="float" office:value="666.9">
            <text:p>666.9</text:p>
          </table:table-cell>
          <table:table-cell office:value-type="float" office:value="303.81">
            <text:p>303.81</text:p>
          </table:table-cell>
          <table:table-cell office:value-type="float" office:value="2.19512195121951">
            <text:p>2.1951219512</text:p>
          </table:table-cell>
          <table:table-cell office:value-type="float" office:value="1.482">
            <text:p>1.482</text:p>
          </table:table-cell>
          <table:table-cell office:value-type="float" office:value="41">
            <text:p>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3.19">
            <text:p>13.19</text:p>
          </table:table-cell>
          <table:table-cell office:value-type="float" office:value="14">
            <text:p>14</text:p>
          </table:table-cell>
          <table:table-cell office:value-type="float" office:value="1186.65">
            <text:p>1186.65</text:p>
          </table:table-cell>
          <table:table-cell office:value-type="float" office:value="59.6">
            <text:p>59.6</text:p>
          </table:table-cell>
          <table:table-cell office:value-type="float" office:value="19.9102348993289">
            <text:p>19.9102348993</text:p>
          </table:table-cell>
          <table:table-cell office:value-type="float" office:value="0.942142857142857">
            <text:p>0.9421428571</text:p>
          </table:table-cell>
          <table:table-cell office:value-type="float" office:value="4.5185746777862">
            <text:p>4.5185746778</text:p>
          </table:table-cell>
          <table:table-cell/>
          <table:table-cell office:value-type="string">
            <text:p>6738</text:p>
          </table:table-cell>
          <table:table-cell office:value-type="string">
            <text:p>6945</text:p>
          </table:table-cell>
          <table:table-cell office:value-type="float" office:value="13.31">
            <text:p>13.31</text:p>
          </table:table-cell>
          <table:table-cell office:value-type="float" office:value="10">
            <text:p>10</text:p>
          </table:table-cell>
          <table:table-cell office:value-type="float" office:value="1197.72">
            <text:p>1197.72</text:p>
          </table:table-cell>
          <table:table-cell office:value-type="float" office:value="59.6">
            <text:p>59.6</text:p>
          </table:table-cell>
          <table:table-cell office:value-type="float" office:value="20.0959731543624">
            <text:p>20.0959731544</text:p>
          </table:table-cell>
          <table:table-cell office:value-type="float" office:value="1.331">
            <text:p>1.331</text:p>
          </table:table-cell>
          <table:table-cell office:value-type="float" office:value="4.4778362133734">
            <text:p>4.47783621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4.02">
            <text:p>4.02</text:p>
          </table:table-cell>
          <table:table-cell office:value-type="float" office:value="6">
            <text:p>6</text:p>
          </table:table-cell>
          <table:table-cell office:value-type="float" office:value="361.98">
            <text:p>361.98</text:p>
          </table:table-cell>
          <table:table-cell office:value-type="float" office:value="70.88">
            <text:p>70.88</text:p>
          </table:table-cell>
          <table:table-cell office:value-type="float" office:value="5.10694130925508">
            <text:p>5.1069413093</text:p>
          </table:table-cell>
          <table:table-cell office:value-type="float" office:value="0.67">
            <text:p>0.67</text:p>
          </table:table-cell>
          <table:table-cell office:value-type="float" office:value="17.6318407960199">
            <text:p>17.631840796</text:p>
          </table:table-cell>
          <table:table-cell/>
          <table:table-cell office:value-type="string">
            <text:p>6879</text:p>
          </table:table-cell>
          <table:table-cell office:value-type="string">
            <text:p>6945</text:p>
          </table:table-cell>
          <table:table-cell office:value-type="float" office:value="3.99">
            <text:p>3.99</text:p>
          </table:table-cell>
          <table:table-cell office:value-type="float" office:value="5">
            <text:p>5</text:p>
          </table:table-cell>
          <table:table-cell office:value-type="float" office:value="359.01">
            <text:p>359.01</text:p>
          </table:table-cell>
          <table:table-cell office:value-type="float" office:value="70.88">
            <text:p>70.88</text:p>
          </table:table-cell>
          <table:table-cell office:value-type="float" office:value="5.06503950338601">
            <text:p>5.0650395034</text:p>
          </table:table-cell>
          <table:table-cell office:value-type="float" office:value="0.798">
            <text:p>0.798</text:p>
          </table:table-cell>
          <table:table-cell office:value-type="float" office:value="17.7644110275689">
            <text:p>17.76441102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7.02">
            <text:p>7.02</text:p>
          </table:table-cell>
          <table:table-cell office:value-type="float" office:value="7">
            <text:p>7</text:p>
          </table:table-cell>
          <table:table-cell office:value-type="float" office:value="631.44">
            <text:p>631.44</text:p>
          </table:table-cell>
          <table:table-cell office:value-type="float" office:value="284.7">
            <text:p>284.7</text:p>
          </table:table-cell>
          <table:table-cell office:value-type="float" office:value="2.21791359325606">
            <text:p>2.2179135933</text:p>
          </table:table-cell>
          <table:table-cell office:value-type="float" office:value="1.00285714285714">
            <text:p>1.0028571429</text:p>
          </table:table-cell>
          <table:table-cell office:value-type="float" office:value="40.5555555555556">
            <text:p>40.5555555556</text:p>
          </table:table-cell>
          <table:table-cell/>
          <table:table-cell office:value-type="string">
            <text:p>6892</text:p>
          </table:table-cell>
          <table:table-cell office:value-type="string">
            <text:p>6945</text:p>
          </table:table-cell>
          <table:table-cell office:value-type="float" office:value="7.07">
            <text:p>7.07</text:p>
          </table:table-cell>
          <table:table-cell office:value-type="float" office:value="7">
            <text:p>7</text:p>
          </table:table-cell>
          <table:table-cell office:value-type="float" office:value="636.03">
            <text:p>636.03</text:p>
          </table:table-cell>
          <table:table-cell office:value-type="float" office:value="284.7">
            <text:p>284.7</text:p>
          </table:table-cell>
          <table:table-cell office:value-type="float" office:value="2.23403582718651">
            <text:p>2.2340358272</text:p>
          </table:table-cell>
          <table:table-cell office:value-type="float" office:value="1.01">
            <text:p>1.01</text:p>
          </table:table-cell>
          <table:table-cell office:value-type="float" office:value="40.2687411598303">
            <text:p>40.26874115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1.66">
            <text:p>1.66</text:p>
          </table:table-cell>
          <table:table-cell office:value-type="float" office:value="7">
            <text:p>7</text:p>
          </table:table-cell>
          <table:table-cell office:value-type="float" office:value="149.76">
            <text:p>149.76</text:p>
          </table:table-cell>
          <table:table-cell office:value-type="float" office:value="63.03">
            <text:p>63.03</text:p>
          </table:table-cell>
          <table:table-cell office:value-type="float" office:value="2.37601142313184">
            <text:p>2.3760114231</text:p>
          </table:table-cell>
          <table:table-cell office:value-type="float" office:value="0.237142857142857">
            <text:p>0.2371428571</text:p>
          </table:table-cell>
          <table:table-cell office:value-type="float" office:value="37.9698795180723">
            <text:p>37.9698795181</text:p>
          </table:table-cell>
          <table:table-cell/>
          <table:table-cell office:value-type="string">
            <text:p>6948</text:p>
          </table:table-cell>
          <table:table-cell office:value-type="string">
            <text:p>6945</text:p>
          </table:table-cell>
          <table:table-cell office:value-type="float" office:value="1.59">
            <text:p>1.59</text:p>
          </table:table-cell>
          <table:table-cell office:value-type="float" office:value="8">
            <text:p>8</text:p>
          </table:table-cell>
          <table:table-cell office:value-type="float" office:value="143.46">
            <text:p>143.46</text:p>
          </table:table-cell>
          <table:table-cell office:value-type="float" office:value="63.03">
            <text:p>63.03</text:p>
          </table:table-cell>
          <table:table-cell office:value-type="float" office:value="2.27605901951452">
            <text:p>2.2760590195</text:p>
          </table:table-cell>
          <table:table-cell office:value-type="float" office:value="0.19875">
            <text:p>0.19875</text:p>
          </table:table-cell>
          <table:table-cell office:value-type="float" office:value="39.6415094339623">
            <text:p>39.6415094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1.43">
            <text:p>1.43</text:p>
          </table:table-cell>
          <table:table-cell office:value-type="float" office:value="8">
            <text:p>8</text:p>
          </table:table-cell>
          <table:table-cell office:value-type="float" office:value="128.79">
            <text:p>128.79</text:p>
          </table:table-cell>
          <table:table-cell office:value-type="float" office:value="1.24">
            <text:p>1.24</text:p>
          </table:table-cell>
          <table:table-cell office:value-type="float" office:value="103.862903225806">
            <text:p>103.8629032258</text:p>
          </table:table-cell>
          <table:table-cell office:value-type="float" office:value="0.17875">
            <text:p>0.17875</text:p>
          </table:table-cell>
          <table:table-cell office:value-type="float" office:value="0.867132867132867">
            <text:p>0.8671328671</text:p>
          </table:table-cell>
          <table:table-cell/>
          <table:table-cell office:value-type="string">
            <text:p>6971</text:p>
          </table:table-cell>
          <table:table-cell office:value-type="string">
            <text:p>6945</text:p>
          </table:table-cell>
          <table:table-cell office:value-type="float" office:value="1.47">
            <text:p>1.47</text:p>
          </table:table-cell>
          <table:table-cell office:value-type="float" office:value="7">
            <text:p>7</text:p>
          </table:table-cell>
          <table:table-cell office:value-type="float" office:value="132.48">
            <text:p>132.48</text:p>
          </table:table-cell>
          <table:table-cell office:value-type="float" office:value="1.24">
            <text:p>1.24</text:p>
          </table:table-cell>
          <table:table-cell office:value-type="float" office:value="106.838709677419">
            <text:p>106.8387096774</text:p>
          </table:table-cell>
          <table:table-cell office:value-type="float" office:value="0.21">
            <text:p>0.21</text:p>
          </table:table-cell>
          <table:table-cell office:value-type="float" office:value="0.843537414965986">
            <text:p>0.8435374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6.63">
            <text:p>6.63</text:p>
          </table:table-cell>
          <table:table-cell office:value-type="float" office:value="8">
            <text:p>8</text:p>
          </table:table-cell>
          <table:table-cell office:value-type="float" office:value="596.79">
            <text:p>596.79</text:p>
          </table:table-cell>
          <table:table-cell office:value-type="float" office:value="173.63">
            <text:p>173.63</text:p>
          </table:table-cell>
          <table:table-cell office:value-type="float" office:value="3.43713643955538">
            <text:p>3.4371364396</text:p>
          </table:table-cell>
          <table:table-cell office:value-type="float" office:value="0.82875">
            <text:p>0.82875</text:p>
          </table:table-cell>
          <table:table-cell office:value-type="float" office:value="26.1885369532428">
            <text:p>26.1885369532</text:p>
          </table:table-cell>
          <table:table-cell/>
          <table:table-cell office:value-type="string">
            <text:p>7021</text:p>
          </table:table-cell>
          <table:table-cell office:value-type="string">
            <text:p>6945</text:p>
          </table:table-cell>
          <table:table-cell office:value-type="float" office:value="6.66">
            <text:p>6.66</text:p>
          </table:table-cell>
          <table:table-cell office:value-type="float" office:value="8">
            <text:p>8</text:p>
          </table:table-cell>
          <table:table-cell office:value-type="float" office:value="599.58">
            <text:p>599.58</text:p>
          </table:table-cell>
          <table:table-cell office:value-type="float" office:value="173.63">
            <text:p>173.63</text:p>
          </table:table-cell>
          <table:table-cell office:value-type="float" office:value="3.45320509128607">
            <text:p>3.4532050913</text:p>
          </table:table-cell>
          <table:table-cell office:value-type="float" office:value="0.8325">
            <text:p>0.8325</text:p>
          </table:table-cell>
          <table:table-cell office:value-type="float" office:value="26.0705705705706">
            <text:p>26.07057057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2.16">
            <text:p>2.16</text:p>
          </table:table-cell>
          <table:table-cell office:value-type="float" office:value="8">
            <text:p>8</text:p>
          </table:table-cell>
          <table:table-cell office:value-type="float" office:value="194.76">
            <text:p>194.76</text:p>
          </table:table-cell>
          <table:table-cell office:value-type="float" office:value="71">
            <text:p>71</text:p>
          </table:table-cell>
          <table:table-cell office:value-type="float" office:value="2.7430985915493">
            <text:p>2.7430985915</text:p>
          </table:table-cell>
          <table:table-cell office:value-type="float" office:value="0.27">
            <text:p>0.27</text:p>
          </table:table-cell>
          <table:table-cell office:value-type="float" office:value="32.8703703703704">
            <text:p>32.8703703704</text:p>
          </table:table-cell>
          <table:table-cell/>
          <table:table-cell office:value-type="string">
            <text:p>7081</text:p>
          </table:table-cell>
          <table:table-cell office:value-type="string">
            <text:p>6945</text:p>
          </table:table-cell>
          <table:table-cell office:value-type="float" office:value="2.16">
            <text:p>2.16</text:p>
          </table:table-cell>
          <table:table-cell office:value-type="float" office:value="5">
            <text:p>5</text:p>
          </table:table-cell>
          <table:table-cell office:value-type="float" office:value="194.4">
            <text:p>194.4</text:p>
          </table:table-cell>
          <table:table-cell office:value-type="float" office:value="71">
            <text:p>71</text:p>
          </table:table-cell>
          <table:table-cell office:value-type="float" office:value="2.73802816901408">
            <text:p>2.738028169</text:p>
          </table:table-cell>
          <table:table-cell office:value-type="float" office:value="0.432">
            <text:p>0.432</text:p>
          </table:table-cell>
          <table:table-cell office:value-type="float" office:value="32.8703703703704">
            <text:p>32.87037037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7.28">
            <text:p>7.28</text:p>
          </table:table-cell>
          <table:table-cell office:value-type="float" office:value="6">
            <text:p>6</text:p>
          </table:table-cell>
          <table:table-cell office:value-type="float" office:value="655.29">
            <text:p>655.29</text:p>
          </table:table-cell>
          <table:table-cell office:value-type="float" office:value="273.59">
            <text:p>273.59</text:p>
          </table:table-cell>
          <table:table-cell office:value-type="float" office:value="2.39515333162762">
            <text:p>2.3951533316</text:p>
          </table:table-cell>
          <table:table-cell office:value-type="float" office:value="1.21333333333333">
            <text:p>1.2133333333</text:p>
          </table:table-cell>
          <table:table-cell office:value-type="float" office:value="37.5810439560439">
            <text:p>37.581043956</text:p>
          </table:table-cell>
          <table:table-cell/>
          <table:table-cell office:value-type="string">
            <text:p>7094</text:p>
          </table:table-cell>
          <table:table-cell office:value-type="string">
            <text:p>6945</text:p>
          </table:table-cell>
          <table:table-cell office:value-type="float" office:value="7.28">
            <text:p>7.28</text:p>
          </table:table-cell>
          <table:table-cell office:value-type="float" office:value="9">
            <text:p>9</text:p>
          </table:table-cell>
          <table:table-cell office:value-type="float" office:value="654.84">
            <text:p>654.84</text:p>
          </table:table-cell>
          <table:table-cell office:value-type="float" office:value="273.59">
            <text:p>273.59</text:p>
          </table:table-cell>
          <table:table-cell office:value-type="float" office:value="2.39350853466866">
            <text:p>2.3935085347</text:p>
          </table:table-cell>
          <table:table-cell office:value-type="float" office:value="0.808888888888889">
            <text:p>0.8088888889</text:p>
          </table:table-cell>
          <table:table-cell office:value-type="float" office:value="37.5810439560439">
            <text:p>37.581043956</text:p>
          </table:table-cell>
          <table:table-cell table:number-columns-repeated="1005"/>
        </table:table-row>
        <table:table-row table:style-name="ro1">
          <table:table-cell office:value-type="string">
            <text:p>6948</text:p>
          </table:table-cell>
          <table:table-cell office:value-type="string">
            <text:p>6382</text:p>
          </table:table-cell>
          <table:table-cell office:value-type="float" office:value="1.59">
            <text:p>1.59</text:p>
          </table:table-cell>
          <table:table-cell office:value-type="float" office:value="7">
            <text:p>7</text:p>
          </table:table-cell>
          <table:table-cell office:value-type="float" office:value="143.37">
            <text:p>143.37</text:p>
          </table:table-cell>
          <table:table-cell office:value-type="float" office:value="58.4">
            <text:p>58.4</text:p>
          </table:table-cell>
          <table:table-cell office:value-type="float" office:value="2.45496575342466">
            <text:p>2.4549657534</text:p>
          </table:table-cell>
          <table:table-cell office:value-type="float" office:value="0.227142857142857">
            <text:p>0.2271428571</text:p>
          </table:table-cell>
          <table:table-cell office:value-type="float" office:value="36.7295597484277">
            <text:p>36.7295597484</text:p>
          </table:table-cell>
          <table:table-cell/>
          <table:table-cell office:value-type="string">
            <text:p>6382</text:p>
          </table:table-cell>
          <table:table-cell office:value-type="string">
            <text:p>6948</text:p>
          </table:table-cell>
          <table:table-cell office:value-type="float" office:value="1.37">
            <text:p>1.37</text:p>
          </table:table-cell>
          <table:table-cell office:value-type="float" office:value="6">
            <text:p>6</text:p>
          </table:table-cell>
          <table:table-cell office:value-type="float" office:value="123.48">
            <text:p>123.48</text:p>
          </table:table-cell>
          <table:table-cell office:value-type="float" office:value="58.4">
            <text:p>58.4</text:p>
          </table:table-cell>
          <table:table-cell office:value-type="float" office:value="2.11438356164384">
            <text:p>2.1143835616</text:p>
          </table:table-cell>
          <table:table-cell office:value-type="float" office:value="0.228333333333333">
            <text:p>0.2283333333</text:p>
          </table:table-cell>
          <table:table-cell office:value-type="float" office:value="42.6277372262774">
            <text:p>42.62773722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5.78">
            <text:p>5.78</text:p>
          </table:table-cell>
          <table:table-cell office:value-type="float" office:value="7">
            <text:p>7</text:p>
          </table:table-cell>
          <table:table-cell office:value-type="float" office:value="520.47">
            <text:p>520.47</text:p>
          </table:table-cell>
          <table:table-cell office:value-type="float" office:value="7.93">
            <text:p>7.93</text:p>
          </table:table-cell>
          <table:table-cell office:value-type="float" office:value="65.6330390920555">
            <text:p>65.6330390921</text:p>
          </table:table-cell>
          <table:table-cell office:value-type="float" office:value="0.825714285714286">
            <text:p>0.8257142857</text:p>
          </table:table-cell>
          <table:table-cell office:value-type="float" office:value="1.3719723183391">
            <text:p>1.3719723183</text:p>
          </table:table-cell>
          <table:table-cell/>
          <table:table-cell office:value-type="string">
            <text:p>6879</text:p>
          </table:table-cell>
          <table:table-cell office:value-type="string">
            <text:p>6948</text:p>
          </table:table-cell>
          <table:table-cell office:value-type="float" office:value="5.79">
            <text:p>5.79</text:p>
          </table:table-cell>
          <table:table-cell office:value-type="float" office:value="5">
            <text:p>5</text:p>
          </table:table-cell>
          <table:table-cell office:value-type="float" office:value="521.1">
            <text:p>521.1</text:p>
          </table:table-cell>
          <table:table-cell office:value-type="float" office:value="7.93">
            <text:p>7.93</text:p>
          </table:table-cell>
          <table:table-cell office:value-type="float" office:value="65.7124842370744">
            <text:p>65.7124842371</text:p>
          </table:table-cell>
          <table:table-cell office:value-type="float" office:value="1.158">
            <text:p>1.158</text:p>
          </table:table-cell>
          <table:table-cell office:value-type="float" office:value="1.36960276338515">
            <text:p>1.36960276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15.75">
            <text:p>15.75</text:p>
          </table:table-cell>
          <table:table-cell office:value-type="float" office:value="7">
            <text:p>7</text:p>
          </table:table-cell>
          <table:table-cell office:value-type="float" office:value="1417.68">
            <text:p>1417.68</text:p>
          </table:table-cell>
          <table:table-cell office:value-type="float" office:value="7.1">
            <text:p>7.1</text:p>
          </table:table-cell>
          <table:table-cell office:value-type="float" office:value="199.67323943662">
            <text:p>199.6732394366</text:p>
          </table:table-cell>
          <table:table-cell office:value-type="float" office:value="2.25">
            <text:p>2.25</text:p>
          </table:table-cell>
          <table:table-cell office:value-type="float" office:value="0.450793650793651">
            <text:p>0.4507936508</text:p>
          </table:table-cell>
          <table:table-cell/>
          <table:table-cell office:value-type="string">
            <text:p>7079</text:p>
          </table:table-cell>
          <table:table-cell office:value-type="string">
            <text:p>6948</text:p>
          </table:table-cell>
          <table:table-cell office:value-type="float" office:value="15.91">
            <text:p>15.91</text:p>
          </table:table-cell>
          <table:table-cell office:value-type="float" office:value="7">
            <text:p>7</text:p>
          </table:table-cell>
          <table:table-cell office:value-type="float" office:value="1431.54">
            <text:p>1431.54</text:p>
          </table:table-cell>
          <table:table-cell office:value-type="float" office:value="7.1">
            <text:p>7.1</text:p>
          </table:table-cell>
          <table:table-cell office:value-type="float" office:value="201.625352112676">
            <text:p>201.6253521127</text:p>
          </table:table-cell>
          <table:table-cell office:value-type="float" office:value="2.27285714285714">
            <text:p>2.2728571429</text:p>
          </table:table-cell>
          <table:table-cell office:value-type="float" office:value="0.446260213702074">
            <text:p>0.446260213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0.9">
            <text:p>0.9</text:p>
          </table:table-cell>
          <table:table-cell office:value-type="float" office:value="5">
            <text:p>5</text:p>
          </table:table-cell>
          <table:table-cell office:value-type="float" office:value="80.91">
            <text:p>80.91</text:p>
          </table:table-cell>
          <table:table-cell office:value-type="float" office:value="8.11">
            <text:p>8.11</text:p>
          </table:table-cell>
          <table:table-cell office:value-type="float" office:value="9.97657213316893">
            <text:p>9.9765721332</text:p>
          </table:table-cell>
          <table:table-cell office:value-type="float" office:value="0.18">
            <text:p>0.18</text:p>
          </table:table-cell>
          <table:table-cell office:value-type="float" office:value="9.01111111111111">
            <text:p>9.0111111111</text:p>
          </table:table-cell>
          <table:table-cell/>
          <table:table-cell office:value-type="string">
            <text:p>7081</text:p>
          </table:table-cell>
          <table:table-cell office:value-type="string">
            <text:p>6948</text:p>
          </table:table-cell>
          <table:table-cell office:value-type="float" office:value="0.96">
            <text:p>0.96</text:p>
          </table:table-cell>
          <table:table-cell office:value-type="float" office:value="5">
            <text:p>5</text:p>
          </table:table-cell>
          <table:table-cell office:value-type="float" office:value="86.22">
            <text:p>86.22</text:p>
          </table:table-cell>
          <table:table-cell office:value-type="float" office:value="8.11">
            <text:p>8.11</text:p>
          </table:table-cell>
          <table:table-cell office:value-type="float" office:value="10.6313193588163">
            <text:p>10.6313193588</text:p>
          </table:table-cell>
          <table:table-cell office:value-type="float" office:value="0.192">
            <text:p>0.192</text:p>
          </table:table-cell>
          <table:table-cell office:value-type="float" office:value="8.44791666666667">
            <text:p>8.44791666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087</text:p>
          </table:table-cell>
          <table:table-cell office:value-type="float" office:value="1.94">
            <text:p>1.94</text:p>
          </table:table-cell>
          <table:table-cell office:value-type="float" office:value="5">
            <text:p>5</text:p>
          </table:table-cell>
          <table:table-cell office:value-type="float" office:value="174.15">
            <text:p>174.15</text:p>
          </table:table-cell>
          <table:table-cell office:value-type="float" office:value="60.59">
            <text:p>60.59</text:p>
          </table:table-cell>
          <table:table-cell office:value-type="float" office:value="2.87423667271827">
            <text:p>2.8742366727</text:p>
          </table:table-cell>
          <table:table-cell office:value-type="float" office:value="0.388">
            <text:p>0.388</text:p>
          </table:table-cell>
          <table:table-cell office:value-type="float" office:value="31.2319587628866">
            <text:p>31.2319587629</text:p>
          </table:table-cell>
          <table:table-cell/>
          <table:table-cell office:value-type="string">
            <text:p>6087</text:p>
          </table:table-cell>
          <table:table-cell office:value-type="string">
            <text:p>6948</text:p>
          </table:table-cell>
          <table:table-cell office:value-type="float" office:value="1.7">
            <text:p>1.7</text:p>
          </table:table-cell>
          <table:table-cell office:value-type="float" office:value="5">
            <text:p>5</text:p>
          </table:table-cell>
          <table:table-cell office:value-type="float" office:value="153.27">
            <text:p>153.27</text:p>
          </table:table-cell>
          <table:table-cell office:value-type="float" office:value="60.59">
            <text:p>60.59</text:p>
          </table:table-cell>
          <table:table-cell office:value-type="float" office:value="2.52962535071794">
            <text:p>2.5296253507</text:p>
          </table:table-cell>
          <table:table-cell office:value-type="float" office:value="0.34">
            <text:p>0.34</text:p>
          </table:table-cell>
          <table:table-cell office:value-type="float" office:value="35.6411764705882">
            <text:p>35.64117647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2.13">
            <text:p>2.13</text:p>
          </table:table-cell>
          <table:table-cell office:value-type="float" office:value="9">
            <text:p>9</text:p>
          </table:table-cell>
          <table:table-cell office:value-type="float" office:value="191.43">
            <text:p>191.43</text:p>
          </table:table-cell>
          <table:table-cell office:value-type="float" office:value="62.14">
            <text:p>62.14</text:p>
          </table:table-cell>
          <table:table-cell office:value-type="float" office:value="3.08062439652398">
            <text:p>3.0806243965</text:p>
          </table:table-cell>
          <table:table-cell office:value-type="float" office:value="0.236666666666667">
            <text:p>0.2366666667</text:p>
          </table:table-cell>
          <table:table-cell office:value-type="float" office:value="29.1737089201878">
            <text:p>29.1737089202</text:p>
          </table:table-cell>
          <table:table-cell/>
          <table:table-cell office:value-type="string">
            <text:p>6405</text:p>
          </table:table-cell>
          <table:table-cell office:value-type="string">
            <text:p>6948</text:p>
          </table:table-cell>
          <table:table-cell office:value-type="float" office:value="2.24">
            <text:p>2.24</text:p>
          </table:table-cell>
          <table:table-cell office:value-type="float" office:value="9">
            <text:p>9</text:p>
          </table:table-cell>
          <table:table-cell office:value-type="float" office:value="201.51">
            <text:p>201.51</text:p>
          </table:table-cell>
          <table:table-cell office:value-type="float" office:value="62.14">
            <text:p>62.14</text:p>
          </table:table-cell>
          <table:table-cell office:value-type="float" office:value="3.24283875120695">
            <text:p>3.2428387512</text:p>
          </table:table-cell>
          <table:table-cell office:value-type="float" office:value="0.248888888888889">
            <text:p>0.2488888889</text:p>
          </table:table-cell>
          <table:table-cell office:value-type="float" office:value="27.7410714285714">
            <text:p>27.74107142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02">
            <text:p>7.02</text:p>
          </table:table-cell>
          <table:table-cell office:value-type="float" office:value="8">
            <text:p>8</text:p>
          </table:table-cell>
          <table:table-cell office:value-type="float" office:value="631.98">
            <text:p>631.98</text:p>
          </table:table-cell>
          <table:table-cell office:value-type="float" office:value="327.51">
            <text:p>327.51</text:p>
          </table:table-cell>
          <table:table-cell office:value-type="float" office:value="1.92965100302281">
            <text:p>1.929651003</text:p>
          </table:table-cell>
          <table:table-cell office:value-type="float" office:value="0.8775">
            <text:p>0.8775</text:p>
          </table:table-cell>
          <table:table-cell office:value-type="float" office:value="46.6538461538462">
            <text:p>46.6538461538</text:p>
          </table:table-cell>
          <table:table-cell/>
          <table:table-cell office:value-type="string">
            <text:p>6423</text:p>
          </table:table-cell>
          <table:table-cell office:value-type="string">
            <text:p>6948</text:p>
          </table:table-cell>
          <table:table-cell office:value-type="float" office:value="7.07">
            <text:p>7.07</text:p>
          </table:table-cell>
          <table:table-cell office:value-type="float" office:value="8">
            <text:p>8</text:p>
          </table:table-cell>
          <table:table-cell office:value-type="float" office:value="635.85">
            <text:p>635.85</text:p>
          </table:table-cell>
          <table:table-cell office:value-type="float" office:value="327.51">
            <text:p>327.51</text:p>
          </table:table-cell>
          <table:table-cell office:value-type="float" office:value="1.94146743610882">
            <text:p>1.9414674361</text:p>
          </table:table-cell>
          <table:table-cell office:value-type="float" office:value="0.88375">
            <text:p>0.88375</text:p>
          </table:table-cell>
          <table:table-cell office:value-type="float" office:value="46.3239038189533">
            <text:p>46.32390381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.59">
            <text:p>1.59</text:p>
          </table:table-cell>
          <table:table-cell office:value-type="float" office:value="7">
            <text:p>7</text:p>
          </table:table-cell>
          <table:table-cell office:value-type="float" office:value="142.74">
            <text:p>142.74</text:p>
          </table:table-cell>
          <table:table-cell office:value-type="float" office:value="3.32">
            <text:p>3.32</text:p>
          </table:table-cell>
          <table:table-cell office:value-type="float" office:value="42.9939759036145">
            <text:p>42.9939759036</text:p>
          </table:table-cell>
          <table:table-cell office:value-type="float" office:value="0.227142857142857">
            <text:p>0.2271428571</text:p>
          </table:table-cell>
          <table:table-cell office:value-type="float" office:value="2.08805031446541">
            <text:p>2.0880503145</text:p>
          </table:table-cell>
          <table:table-cell/>
          <table:table-cell office:value-type="string">
            <text:p>6446</text:p>
          </table:table-cell>
          <table:table-cell office:value-type="string">
            <text:p>6948</text:p>
          </table:table-cell>
          <table:table-cell office:value-type="float" office:value="1.33">
            <text:p>1.33</text:p>
          </table:table-cell>
          <table:table-cell office:value-type="float" office:value="7">
            <text:p>7</text:p>
          </table:table-cell>
          <table:table-cell office:value-type="float" office:value="119.88">
            <text:p>119.88</text:p>
          </table:table-cell>
          <table:table-cell office:value-type="float" office:value="3.32">
            <text:p>3.32</text:p>
          </table:table-cell>
          <table:table-cell office:value-type="float" office:value="36.1084337349398">
            <text:p>36.1084337349</text:p>
          </table:table-cell>
          <table:table-cell office:value-type="float" office:value="0.19">
            <text:p>0.19</text:p>
          </table:table-cell>
          <table:table-cell office:value-type="float" office:value="2.49624060150376">
            <text:p>2.49624060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1.6">
            <text:p>1.6</text:p>
          </table:table-cell>
          <table:table-cell office:value-type="float" office:value="8">
            <text:p>8</text:p>
          </table:table-cell>
          <table:table-cell office:value-type="float" office:value="144.09">
            <text:p>144.09</text:p>
          </table:table-cell>
          <table:table-cell office:value-type="float" office:value="63.03">
            <text:p>63.03</text:p>
          </table:table-cell>
          <table:table-cell office:value-type="float" office:value="2.28605425987625">
            <text:p>2.2860542599</text:p>
          </table:table-cell>
          <table:table-cell office:value-type="float" office:value="0.2">
            <text:p>0.2</text:p>
          </table:table-cell>
          <table:table-cell office:value-type="float" office:value="39.39375">
            <text:p>39.39375</text:p>
          </table:table-cell>
          <table:table-cell/>
          <table:table-cell office:value-type="string">
            <text:p>6451</text:p>
          </table:table-cell>
          <table:table-cell office:value-type="string">
            <text:p>6948</text:p>
          </table:table-cell>
          <table:table-cell office:value-type="float" office:value="1.59">
            <text:p>1.59</text:p>
          </table:table-cell>
          <table:table-cell office:value-type="float" office:value="8">
            <text:p>8</text:p>
          </table:table-cell>
          <table:table-cell office:value-type="float" office:value="143.19">
            <text:p>143.19</text:p>
          </table:table-cell>
          <table:table-cell office:value-type="float" office:value="63.03">
            <text:p>63.03</text:p>
          </table:table-cell>
          <table:table-cell office:value-type="float" office:value="2.27177534507377">
            <text:p>2.2717753451</text:p>
          </table:table-cell>
          <table:table-cell office:value-type="float" office:value="0.19875">
            <text:p>0.19875</text:p>
          </table:table-cell>
          <table:table-cell office:value-type="float" office:value="39.6415094339623">
            <text:p>39.6415094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1.95">
            <text:p>1.95</text:p>
          </table:table-cell>
          <table:table-cell office:value-type="float" office:value="255">
            <text:p>255</text:p>
          </table:table-cell>
          <table:table-cell office:value-type="float" office:value="175.5">
            <text:p>175.5</text:p>
          </table:table-cell>
          <table:table-cell office:value-type="float" office:value="6.71">
            <text:p>6.71</text:p>
          </table:table-cell>
          <table:table-cell office:value-type="float" office:value="26.1549925484352">
            <text:p>26.1549925484</text:p>
          </table:table-cell>
          <table:table-cell office:value-type="float" office:value="0.00764705882352941">
            <text:p>0.0076470588</text:p>
          </table:table-cell>
          <table:table-cell office:value-type="float" office:value="3.44102564102564">
            <text:p>3.441025641</text:p>
          </table:table-cell>
          <table:table-cell/>
          <table:table-cell office:value-type="string">
            <text:p>6471</text:p>
          </table:table-cell>
          <table:table-cell office:value-type="string">
            <text:p>6948</text:p>
          </table:table-cell>
          <table:table-cell office:value-type="float" office:value="2.19">
            <text:p>2.19</text:p>
          </table:table-cell>
          <table:table-cell office:value-type="float" office:value="255">
            <text:p>255</text:p>
          </table:table-cell>
          <table:table-cell office:value-type="float" office:value="197.46">
            <text:p>197.46</text:p>
          </table:table-cell>
          <table:table-cell office:value-type="float" office:value="6.71">
            <text:p>6.71</text:p>
          </table:table-cell>
          <table:table-cell office:value-type="float" office:value="29.4277198211624">
            <text:p>29.4277198212</text:p>
          </table:table-cell>
          <table:table-cell office:value-type="float" office:value="0.00858823529411765">
            <text:p>0.0085882353</text:p>
          </table:table-cell>
          <table:table-cell office:value-type="float" office:value="3.06392694063927">
            <text:p>3.06392694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5.92">
            <text:p>5.92</text:p>
          </table:table-cell>
          <table:table-cell office:value-type="float" office:value="11">
            <text:p>11</text:p>
          </table:table-cell>
          <table:table-cell office:value-type="float" office:value="532.53">
            <text:p>532.53</text:p>
          </table:table-cell>
          <table:table-cell office:value-type="float" office:value="122.24">
            <text:p>122.24</text:p>
          </table:table-cell>
          <table:table-cell office:value-type="float" office:value="4.35642997382199">
            <text:p>4.3564299738</text:p>
          </table:table-cell>
          <table:table-cell office:value-type="float" office:value="0.538181818181818">
            <text:p>0.5381818182</text:p>
          </table:table-cell>
          <table:table-cell office:value-type="float" office:value="20.6486486486486">
            <text:p>20.6486486486</text:p>
          </table:table-cell>
          <table:table-cell/>
          <table:table-cell office:value-type="string">
            <text:p>6499</text:p>
          </table:table-cell>
          <table:table-cell office:value-type="string">
            <text:p>6948</text:p>
          </table:table-cell>
          <table:table-cell office:value-type="float" office:value="5.43">
            <text:p>5.43</text:p>
          </table:table-cell>
          <table:table-cell office:value-type="float" office:value="10">
            <text:p>10</text:p>
          </table:table-cell>
          <table:table-cell office:value-type="float" office:value="488.79">
            <text:p>488.79</text:p>
          </table:table-cell>
          <table:table-cell office:value-type="float" office:value="122.24">
            <text:p>122.24</text:p>
          </table:table-cell>
          <table:table-cell office:value-type="float" office:value="3.99860929319372">
            <text:p>3.9986092932</text:p>
          </table:table-cell>
          <table:table-cell office:value-type="float" office:value="0.543">
            <text:p>0.543</text:p>
          </table:table-cell>
          <table:table-cell office:value-type="float" office:value="22.51197053407">
            <text:p>22.51197053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5.43">
            <text:p>5.43</text:p>
          </table:table-cell>
          <table:table-cell office:value-type="float" office:value="7">
            <text:p>7</text:p>
          </table:table-cell>
          <table:table-cell office:value-type="float" office:value="489.15">
            <text:p>489.15</text:p>
          </table:table-cell>
          <table:table-cell office:value-type="float" office:value="220.45">
            <text:p>220.45</text:p>
          </table:table-cell>
          <table:table-cell office:value-type="float" office:value="2.2188704921751">
            <text:p>2.2188704922</text:p>
          </table:table-cell>
          <table:table-cell office:value-type="float" office:value="0.775714285714286">
            <text:p>0.7757142857</text:p>
          </table:table-cell>
          <table:table-cell office:value-type="float" office:value="40.5985267034991">
            <text:p>40.5985267035</text:p>
          </table:table-cell>
          <table:table-cell/>
          <table:table-cell office:value-type="string">
            <text:p>6501</text:p>
          </table:table-cell>
          <table:table-cell office:value-type="string">
            <text:p>6948</text:p>
          </table:table-cell>
          <table:table-cell office:value-type="float" office:value="5.47">
            <text:p>5.47</text:p>
          </table:table-cell>
          <table:table-cell office:value-type="float" office:value="7">
            <text:p>7</text:p>
          </table:table-cell>
          <table:table-cell office:value-type="float" office:value="492.21">
            <text:p>492.21</text:p>
          </table:table-cell>
          <table:table-cell office:value-type="float" office:value="220.45">
            <text:p>220.45</text:p>
          </table:table-cell>
          <table:table-cell office:value-type="float" office:value="2.2327511907462">
            <text:p>2.2327511907</text:p>
          </table:table-cell>
          <table:table-cell office:value-type="float" office:value="0.781428571428571">
            <text:p>0.7814285714</text:p>
          </table:table-cell>
          <table:table-cell office:value-type="float" office:value="40.3016453382084">
            <text:p>40.30164533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4.05">
            <text:p>4.05</text:p>
          </table:table-cell>
          <table:table-cell office:value-type="float" office:value="7">
            <text:p>7</text:p>
          </table:table-cell>
          <table:table-cell office:value-type="float" office:value="364.77">
            <text:p>364.77</text:p>
          </table:table-cell>
          <table:table-cell office:value-type="float" office:value="135.95">
            <text:p>135.95</text:p>
          </table:table-cell>
          <table:table-cell office:value-type="float" office:value="2.68311879367414">
            <text:p>2.6831187937</text:p>
          </table:table-cell>
          <table:table-cell office:value-type="float" office:value="0.578571428571429">
            <text:p>0.5785714286</text:p>
          </table:table-cell>
          <table:table-cell office:value-type="float" office:value="33.5679012345679">
            <text:p>33.5679012346</text:p>
          </table:table-cell>
          <table:table-cell/>
          <table:table-cell office:value-type="string">
            <text:p>6512</text:p>
          </table:table-cell>
          <table:table-cell office:value-type="string">
            <text:p>6948</text:p>
          </table:table-cell>
          <table:table-cell office:value-type="float" office:value="4.04">
            <text:p>4.04</text:p>
          </table:table-cell>
          <table:table-cell office:value-type="float" office:value="7">
            <text:p>7</text:p>
          </table:table-cell>
          <table:table-cell office:value-type="float" office:value="363.96">
            <text:p>363.96</text:p>
          </table:table-cell>
          <table:table-cell office:value-type="float" office:value="135.95">
            <text:p>135.95</text:p>
          </table:table-cell>
          <table:table-cell office:value-type="float" office:value="2.67716072085325">
            <text:p>2.6771607209</text:p>
          </table:table-cell>
          <table:table-cell office:value-type="float" office:value="0.577142857142857">
            <text:p>0.5771428571</text:p>
          </table:table-cell>
          <table:table-cell office:value-type="float" office:value="33.6509900990099">
            <text:p>33.65099009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1.7">
            <text:p>1.7</text:p>
          </table:table-cell>
          <table:table-cell office:value-type="float" office:value="11">
            <text:p>11</text:p>
          </table:table-cell>
          <table:table-cell office:value-type="float" office:value="153.09">
            <text:p>153.09</text:p>
          </table:table-cell>
          <table:table-cell office:value-type="float" office:value="33.36">
            <text:p>33.36</text:p>
          </table:table-cell>
          <table:table-cell office:value-type="float" office:value="4.58902877697842">
            <text:p>4.589028777</text:p>
          </table:table-cell>
          <table:table-cell office:value-type="float" office:value="0.154545454545454">
            <text:p>0.1545454545</text:p>
          </table:table-cell>
          <table:table-cell office:value-type="float" office:value="19.6235294117647">
            <text:p>19.6235294118</text:p>
          </table:table-cell>
          <table:table-cell/>
          <table:table-cell office:value-type="string">
            <text:p>6515</text:p>
          </table:table-cell>
          <table:table-cell office:value-type="string">
            <text:p>6948</text:p>
          </table:table-cell>
          <table:table-cell office:value-type="float" office:value="1.7">
            <text:p>1.7</text:p>
          </table:table-cell>
          <table:table-cell office:value-type="float" office:value="10">
            <text:p>10</text:p>
          </table:table-cell>
          <table:table-cell office:value-type="float" office:value="152.91">
            <text:p>152.91</text:p>
          </table:table-cell>
          <table:table-cell office:value-type="float" office:value="33.36">
            <text:p>33.36</text:p>
          </table:table-cell>
          <table:table-cell office:value-type="float" office:value="4.58363309352518">
            <text:p>4.5836330935</text:p>
          </table:table-cell>
          <table:table-cell office:value-type="float" office:value="0.17">
            <text:p>0.17</text:p>
          </table:table-cell>
          <table:table-cell office:value-type="float" office:value="19.6235294117647">
            <text:p>19.62352941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2.45">
            <text:p>2.45</text:p>
          </table:table-cell>
          <table:table-cell office:value-type="float" office:value="11">
            <text:p>11</text:p>
          </table:table-cell>
          <table:table-cell office:value-type="float" office:value="220.5">
            <text:p>220.5</text:p>
          </table:table-cell>
          <table:table-cell office:value-type="float" office:value="33.25">
            <text:p>33.25</text:p>
          </table:table-cell>
          <table:table-cell office:value-type="float" office:value="6.63157894736842">
            <text:p>6.6315789474</text:p>
          </table:table-cell>
          <table:table-cell office:value-type="float" office:value="0.222727272727273">
            <text:p>0.2227272727</text:p>
          </table:table-cell>
          <table:table-cell office:value-type="float" office:value="13.5714285714286">
            <text:p>13.5714285714</text:p>
          </table:table-cell>
          <table:table-cell/>
          <table:table-cell office:value-type="string">
            <text:p>6516</text:p>
          </table:table-cell>
          <table:table-cell office:value-type="string">
            <text:p>6948</text:p>
          </table:table-cell>
          <table:table-cell office:value-type="float" office:value="2.43">
            <text:p>2.43</text:p>
          </table:table-cell>
          <table:table-cell office:value-type="float" office:value="10">
            <text:p>10</text:p>
          </table:table-cell>
          <table:table-cell office:value-type="float" office:value="218.52">
            <text:p>218.52</text:p>
          </table:table-cell>
          <table:table-cell office:value-type="float" office:value="33.25">
            <text:p>33.25</text:p>
          </table:table-cell>
          <table:table-cell office:value-type="float" office:value="6.57203007518797">
            <text:p>6.5720300752</text:p>
          </table:table-cell>
          <table:table-cell office:value-type="float" office:value="0.243">
            <text:p>0.243</text:p>
          </table:table-cell>
          <table:table-cell office:value-type="float" office:value="13.6831275720165">
            <text:p>13.6831275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7.38">
            <text:p>7.38</text:p>
          </table:table-cell>
          <table:table-cell office:value-type="float" office:value="8">
            <text:p>8</text:p>
          </table:table-cell>
          <table:table-cell office:value-type="float" office:value="664.29">
            <text:p>664.29</text:p>
          </table:table-cell>
          <table:table-cell office:value-type="float" office:value="324.44">
            <text:p>324.44</text:p>
          </table:table-cell>
          <table:table-cell office:value-type="float" office:value="2.0474972259894">
            <text:p>2.047497226</text:p>
          </table:table-cell>
          <table:table-cell office:value-type="float" office:value="0.9225">
            <text:p>0.9225</text:p>
          </table:table-cell>
          <table:table-cell office:value-type="float" office:value="43.9620596205962">
            <text:p>43.9620596206</text:p>
          </table:table-cell>
          <table:table-cell/>
          <table:table-cell office:value-type="string">
            <text:p>6519</text:p>
          </table:table-cell>
          <table:table-cell office:value-type="string">
            <text:p>6948</text:p>
          </table:table-cell>
          <table:table-cell office:value-type="float" office:value="7.31">
            <text:p>7.31</text:p>
          </table:table-cell>
          <table:table-cell office:value-type="float" office:value="10">
            <text:p>10</text:p>
          </table:table-cell>
          <table:table-cell office:value-type="float" office:value="658.26">
            <text:p>658.26</text:p>
          </table:table-cell>
          <table:table-cell office:value-type="float" office:value="324.44">
            <text:p>324.44</text:p>
          </table:table-cell>
          <table:table-cell office:value-type="float" office:value="2.02891135495007">
            <text:p>2.028911355</text:p>
          </table:table-cell>
          <table:table-cell office:value-type="float" office:value="0.731">
            <text:p>0.731</text:p>
          </table:table-cell>
          <table:table-cell office:value-type="float" office:value="44.3830369357045">
            <text:p>44.38303693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8.94">
            <text:p>8.94</text:p>
          </table:table-cell>
          <table:table-cell office:value-type="float" office:value="5">
            <text:p>5</text:p>
          </table:table-cell>
          <table:table-cell office:value-type="float" office:value="804.87">
            <text:p>804.87</text:p>
          </table:table-cell>
          <table:table-cell office:value-type="float" office:value="317.07">
            <text:p>317.07</text:p>
          </table:table-cell>
          <table:table-cell office:value-type="float" office:value="2.53846153846154">
            <text:p>2.5384615385</text:p>
          </table:table-cell>
          <table:table-cell office:value-type="float" office:value="1.788">
            <text:p>1.788</text:p>
          </table:table-cell>
          <table:table-cell office:value-type="float" office:value="35.4664429530201">
            <text:p>35.466442953</text:p>
          </table:table-cell>
          <table:table-cell/>
          <table:table-cell office:value-type="string">
            <text:p>6532</text:p>
          </table:table-cell>
          <table:table-cell office:value-type="string">
            <text:p>6948</text:p>
          </table:table-cell>
          <table:table-cell office:value-type="float" office:value="9.12">
            <text:p>9.12</text:p>
          </table:table-cell>
          <table:table-cell office:value-type="float" office:value="6">
            <text:p>6</text:p>
          </table:table-cell>
          <table:table-cell office:value-type="float" office:value="820.98">
            <text:p>820.98</text:p>
          </table:table-cell>
          <table:table-cell office:value-type="float" office:value="317.07">
            <text:p>317.07</text:p>
          </table:table-cell>
          <table:table-cell office:value-type="float" office:value="2.5892705080897">
            <text:p>2.5892705081</text:p>
          </table:table-cell>
          <table:table-cell office:value-type="float" office:value="1.52">
            <text:p>1.52</text:p>
          </table:table-cell>
          <table:table-cell office:value-type="float" office:value="34.766447368421">
            <text:p>34.76644736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4.74">
            <text:p>4.74</text:p>
          </table:table-cell>
          <table:table-cell office:value-type="float" office:value="8">
            <text:p>8</text:p>
          </table:table-cell>
          <table:table-cell office:value-type="float" office:value="426.15">
            <text:p>426.15</text:p>
          </table:table-cell>
          <table:table-cell office:value-type="float" office:value="166.77">
            <text:p>166.77</text:p>
          </table:table-cell>
          <table:table-cell office:value-type="float" office:value="2.55531570426336">
            <text:p>2.5553157043</text:p>
          </table:table-cell>
          <table:table-cell office:value-type="float" office:value="0.5925">
            <text:p>0.5925</text:p>
          </table:table-cell>
          <table:table-cell office:value-type="float" office:value="35.1835443037975">
            <text:p>35.1835443038</text:p>
          </table:table-cell>
          <table:table-cell/>
          <table:table-cell office:value-type="string">
            <text:p>6552</text:p>
          </table:table-cell>
          <table:table-cell office:value-type="string">
            <text:p>6948</text:p>
          </table:table-cell>
          <table:table-cell office:value-type="float" office:value="4.76">
            <text:p>4.76</text:p>
          </table:table-cell>
          <table:table-cell office:value-type="float" office:value="6">
            <text:p>6</text:p>
          </table:table-cell>
          <table:table-cell office:value-type="float" office:value="428.13">
            <text:p>428.13</text:p>
          </table:table-cell>
          <table:table-cell office:value-type="float" office:value="166.77">
            <text:p>166.77</text:p>
          </table:table-cell>
          <table:table-cell office:value-type="float" office:value="2.5671883432272">
            <text:p>2.5671883432</text:p>
          </table:table-cell>
          <table:table-cell office:value-type="float" office:value="0.793333333333333">
            <text:p>0.7933333333</text:p>
          </table:table-cell>
          <table:table-cell office:value-type="float" office:value="35.0357142857143">
            <text:p>35.03571428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1.65">
            <text:p>1.65</text:p>
          </table:table-cell>
          <table:table-cell office:value-type="float" office:value="6">
            <text:p>6</text:p>
          </table:table-cell>
          <table:table-cell office:value-type="float" office:value="148.41">
            <text:p>148.41</text:p>
          </table:table-cell>
          <table:table-cell office:value-type="float" office:value="63.03">
            <text:p>63.03</text:p>
          </table:table-cell>
          <table:table-cell office:value-type="float" office:value="2.35459305092813">
            <text:p>2.3545930509</text:p>
          </table:table-cell>
          <table:table-cell office:value-type="float" office:value="0.275">
            <text:p>0.275</text:p>
          </table:table-cell>
          <table:table-cell office:value-type="float" office:value="38.2">
            <text:p>38.2</text:p>
          </table:table-cell>
          <table:table-cell/>
          <table:table-cell office:value-type="string">
            <text:p>6559</text:p>
          </table:table-cell>
          <table:table-cell office:value-type="string">
            <text:p>6948</text:p>
          </table:table-cell>
          <table:table-cell office:value-type="float" office:value="1.74">
            <text:p>1.74</text:p>
          </table:table-cell>
          <table:table-cell office:value-type="float" office:value="8">
            <text:p>8</text:p>
          </table:table-cell>
          <table:table-cell office:value-type="float" office:value="156.96">
            <text:p>156.96</text:p>
          </table:table-cell>
          <table:table-cell office:value-type="float" office:value="63.03">
            <text:p>63.03</text:p>
          </table:table-cell>
          <table:table-cell office:value-type="float" office:value="2.49024274155164">
            <text:p>2.4902427416</text:p>
          </table:table-cell>
          <table:table-cell office:value-type="float" office:value="0.2175">
            <text:p>0.2175</text:p>
          </table:table-cell>
          <table:table-cell office:value-type="float" office:value="36.2241379310345">
            <text:p>36.2241379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1.08">
            <text:p>1.08</text:p>
          </table:table-cell>
          <table:table-cell office:value-type="float" office:value="255">
            <text:p>255</text:p>
          </table:table-cell>
          <table:table-cell office:value-type="float" office:value="97.29">
            <text:p>97.29</text:p>
          </table:table-cell>
          <table:table-cell office:value-type="float" office:value="0.35">
            <text:p>0.35</text:p>
          </table:table-cell>
          <table:table-cell office:value-type="float" office:value="277.971428571429">
            <text:p>277.9714285714</text:p>
          </table:table-cell>
          <table:table-cell office:value-type="float" office:value="0.00423529411764706">
            <text:p>0.0042352941</text:p>
          </table:table-cell>
          <table:table-cell office:value-type="float" office:value="0.324074074074074">
            <text:p>0.3240740741</text:p>
          </table:table-cell>
          <table:table-cell/>
          <table:table-cell office:value-type="string">
            <text:p>6562</text:p>
          </table:table-cell>
          <table:table-cell office:value-type="string">
            <text:p>6948</text:p>
          </table:table-cell>
          <table:table-cell office:value-type="float" office:value="1.31">
            <text:p>1.31</text:p>
          </table:table-cell>
          <table:table-cell office:value-type="float" office:value="8">
            <text:p>8</text:p>
          </table:table-cell>
          <table:table-cell office:value-type="float" office:value="118.26">
            <text:p>118.26</text:p>
          </table:table-cell>
          <table:table-cell office:value-type="float" office:value="0.35">
            <text:p>0.35</text:p>
          </table:table-cell>
          <table:table-cell office:value-type="float" office:value="337.885714285714">
            <text:p>337.8857142857</text:p>
          </table:table-cell>
          <table:table-cell office:value-type="float" office:value="0.16375">
            <text:p>0.16375</text:p>
          </table:table-cell>
          <table:table-cell office:value-type="float" office:value="0.267175572519084">
            <text:p>0.26717557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60.09">
            <text:p>360.09</text:p>
          </table:table-cell>
          <table:table-cell office:value-type="float" office:value="101.32">
            <text:p>101.32</text:p>
          </table:table-cell>
          <table:table-cell office:value-type="float" office:value="3.55398736675878">
            <text:p>3.5539873668</text:p>
          </table:table-cell>
          <table:table-cell office:value-type="float" office:value="0.5">
            <text:p>0.5</text:p>
          </table:table-cell>
          <table:table-cell office:value-type="float" office:value="25.33">
            <text:p>25.33</text:p>
          </table:table-cell>
          <table:table-cell/>
          <table:table-cell office:value-type="string">
            <text:p>6609</text:p>
          </table:table-cell>
          <table:table-cell office:value-type="string">
            <text:p>6948</text:p>
          </table:table-cell>
          <table:table-cell office:value-type="float" office:value="4.06">
            <text:p>4.06</text:p>
          </table:table-cell>
          <table:table-cell office:value-type="float" office:value="8">
            <text:p>8</text:p>
          </table:table-cell>
          <table:table-cell office:value-type="float" office:value="365.67">
            <text:p>365.67</text:p>
          </table:table-cell>
          <table:table-cell office:value-type="float" office:value="101.32">
            <text:p>101.32</text:p>
          </table:table-cell>
          <table:table-cell office:value-type="float" office:value="3.60906040268456">
            <text:p>3.6090604027</text:p>
          </table:table-cell>
          <table:table-cell office:value-type="float" office:value="0.5075">
            <text:p>0.5075</text:p>
          </table:table-cell>
          <table:table-cell office:value-type="float" office:value="24.9556650246305">
            <text:p>24.955665024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2.15">
            <text:p>2.15</text:p>
          </table:table-cell>
          <table:table-cell office:value-type="float" office:value="7">
            <text:p>7</text:p>
          </table:table-cell>
          <table:table-cell office:value-type="float" office:value="193.68">
            <text:p>193.68</text:p>
          </table:table-cell>
          <table:table-cell office:value-type="float" office:value="101.13">
            <text:p>101.13</text:p>
          </table:table-cell>
          <table:table-cell office:value-type="float" office:value="1.91515870661525">
            <text:p>1.9151587066</text:p>
          </table:table-cell>
          <table:table-cell office:value-type="float" office:value="0.307142857142857">
            <text:p>0.3071428571</text:p>
          </table:table-cell>
          <table:table-cell office:value-type="float" office:value="47.0372093023256">
            <text:p>47.0372093023</text:p>
          </table:table-cell>
          <table:table-cell/>
          <table:table-cell office:value-type="string">
            <text:p>6647</text:p>
          </table:table-cell>
          <table:table-cell office:value-type="string">
            <text:p>6948</text:p>
          </table:table-cell>
          <table:table-cell office:value-type="float" office:value="2.66">
            <text:p>2.66</text:p>
          </table:table-cell>
          <table:table-cell office:value-type="float" office:value="7">
            <text:p>7</text:p>
          </table:table-cell>
          <table:table-cell office:value-type="float" office:value="239.76">
            <text:p>239.76</text:p>
          </table:table-cell>
          <table:table-cell office:value-type="float" office:value="101.13">
            <text:p>101.13</text:p>
          </table:table-cell>
          <table:table-cell office:value-type="float" office:value="2.37080984870958">
            <text:p>2.3708098487</text:p>
          </table:table-cell>
          <table:table-cell office:value-type="float" office:value="0.38">
            <text:p>0.38</text:p>
          </table:table-cell>
          <table:table-cell office:value-type="float" office:value="38.0187969924812">
            <text:p>38.01879699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1.31">
            <text:p>1.31</text:p>
          </table:table-cell>
          <table:table-cell office:value-type="float" office:value="8">
            <text:p>8</text:p>
          </table:table-cell>
          <table:table-cell office:value-type="float" office:value="117.63">
            <text:p>117.63</text:p>
          </table:table-cell>
          <table:table-cell office:value-type="float" office:value="7.25">
            <text:p>7.25</text:p>
          </table:table-cell>
          <table:table-cell office:value-type="float" office:value="16.2248275862069">
            <text:p>16.2248275862</text:p>
          </table:table-cell>
          <table:table-cell office:value-type="float" office:value="0.16375">
            <text:p>0.16375</text:p>
          </table:table-cell>
          <table:table-cell office:value-type="float" office:value="5.53435114503817">
            <text:p>5.534351145</text:p>
          </table:table-cell>
          <table:table-cell/>
          <table:table-cell office:value-type="string">
            <text:p>6670</text:p>
          </table:table-cell>
          <table:table-cell office:value-type="string">
            <text:p>6948</text:p>
          </table:table-cell>
          <table:table-cell office:value-type="float" office:value="1.79">
            <text:p>1.79</text:p>
          </table:table-cell>
          <table:table-cell office:value-type="float" office:value="8">
            <text:p>8</text:p>
          </table:table-cell>
          <table:table-cell office:value-type="float" office:value="161.1">
            <text:p>161.1</text:p>
          </table:table-cell>
          <table:table-cell office:value-type="float" office:value="7.25">
            <text:p>7.25</text:p>
          </table:table-cell>
          <table:table-cell office:value-type="float" office:value="22.2206896551724">
            <text:p>22.2206896552</text:p>
          </table:table-cell>
          <table:table-cell office:value-type="float" office:value="0.22375">
            <text:p>0.22375</text:p>
          </table:table-cell>
          <table:table-cell office:value-type="float" office:value="4.05027932960894">
            <text:p>4.050279329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6.61">
            <text:p>26.61</text:p>
          </table:table-cell>
          <table:table-cell office:value-type="float" office:value="10">
            <text:p>10</text:p>
          </table:table-cell>
          <table:table-cell office:value-type="float" office:value="2394.9">
            <text:p>2394.9</text:p>
          </table:table-cell>
          <table:table-cell office:value-type="float" office:value="187.75">
            <text:p>187.75</text:p>
          </table:table-cell>
          <table:table-cell office:value-type="float" office:value="12.755792276964">
            <text:p>12.755792277</text:p>
          </table:table-cell>
          <table:table-cell office:value-type="float" office:value="2.661">
            <text:p>2.661</text:p>
          </table:table-cell>
          <table:table-cell office:value-type="float" office:value="7.05561818865088">
            <text:p>7.0556181887</text:p>
          </table:table-cell>
          <table:table-cell/>
          <table:table-cell office:value-type="string">
            <text:p>6674</text:p>
          </table:table-cell>
          <table:table-cell office:value-type="string">
            <text:p>6948</text:p>
          </table:table-cell>
          <table:table-cell office:value-type="float" office:value="28.29">
            <text:p>28.29</text:p>
          </table:table-cell>
          <table:table-cell office:value-type="float" office:value="10">
            <text:p>10</text:p>
          </table:table-cell>
          <table:table-cell office:value-type="float" office:value="2546.01">
            <text:p>2546.01</text:p>
          </table:table-cell>
          <table:table-cell office:value-type="float" office:value="187.75">
            <text:p>187.75</text:p>
          </table:table-cell>
          <table:table-cell office:value-type="float" office:value="13.5606391478029">
            <text:p>13.5606391478</text:p>
          </table:table-cell>
          <table:table-cell office:value-type="float" office:value="2.829">
            <text:p>2.829</text:p>
          </table:table-cell>
          <table:table-cell office:value-type="float" office:value="6.63662071403323">
            <text:p>6.63662071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1">
            <text:p>2.1</text:p>
          </table:table-cell>
          <table:table-cell office:value-type="float" office:value="10">
            <text:p>10</text:p>
          </table:table-cell>
          <table:table-cell office:value-type="float" office:value="188.55">
            <text:p>188.55</text:p>
          </table:table-cell>
          <table:table-cell office:value-type="float" office:value="60.6">
            <text:p>60.6</text:p>
          </table:table-cell>
          <table:table-cell office:value-type="float" office:value="3.11138613861386">
            <text:p>3.1113861386</text:p>
          </table:table-cell>
          <table:table-cell office:value-type="float" office:value="0.21">
            <text:p>0.21</text:p>
          </table:table-cell>
          <table:table-cell office:value-type="float" office:value="28.8571428571429">
            <text:p>28.8571428571</text:p>
          </table:table-cell>
          <table:table-cell/>
          <table:table-cell office:value-type="string">
            <text:p>6695</text:p>
          </table:table-cell>
          <table:table-cell office:value-type="string">
            <text:p>6948</text:p>
          </table:table-cell>
          <table:table-cell office:value-type="float" office:value="2.11">
            <text:p>2.11</text:p>
          </table:table-cell>
          <table:table-cell office:value-type="float" office:value="10">
            <text:p>10</text:p>
          </table:table-cell>
          <table:table-cell office:value-type="float" office:value="189.9">
            <text:p>189.9</text:p>
          </table:table-cell>
          <table:table-cell office:value-type="float" office:value="60.6">
            <text:p>60.6</text:p>
          </table:table-cell>
          <table:table-cell office:value-type="float" office:value="3.13366336633663">
            <text:p>3.1336633663</text:p>
          </table:table-cell>
          <table:table-cell office:value-type="float" office:value="0.211">
            <text:p>0.211</text:p>
          </table:table-cell>
          <table:table-cell office:value-type="float" office:value="28.7203791469194">
            <text:p>28.72037914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2.51">
            <text:p>2.51</text:p>
          </table:table-cell>
          <table:table-cell office:value-type="float" office:value="5">
            <text:p>5</text:p>
          </table:table-cell>
          <table:table-cell office:value-type="float" office:value="225.63">
            <text:p>225.63</text:p>
          </table:table-cell>
          <table:table-cell office:value-type="float" office:value="6.51">
            <text:p>6.51</text:p>
          </table:table-cell>
          <table:table-cell office:value-type="float" office:value="34.6589861751152">
            <text:p>34.6589861751</text:p>
          </table:table-cell>
          <table:table-cell office:value-type="float" office:value="0.502">
            <text:p>0.502</text:p>
          </table:table-cell>
          <table:table-cell office:value-type="float" office:value="2.59362549800797">
            <text:p>2.593625498</text:p>
          </table:table-cell>
          <table:table-cell/>
          <table:table-cell office:value-type="string">
            <text:p>6699</text:p>
          </table:table-cell>
          <table:table-cell office:value-type="string">
            <text:p>6948</text:p>
          </table:table-cell>
          <table:table-cell office:value-type="float" office:value="2.65">
            <text:p>2.65</text:p>
          </table:table-cell>
          <table:table-cell office:value-type="float" office:value="5">
            <text:p>5</text:p>
          </table:table-cell>
          <table:table-cell office:value-type="float" office:value="238.32">
            <text:p>238.32</text:p>
          </table:table-cell>
          <table:table-cell office:value-type="float" office:value="6.51">
            <text:p>6.51</text:p>
          </table:table-cell>
          <table:table-cell office:value-type="float" office:value="36.6082949308756">
            <text:p>36.6082949309</text:p>
          </table:table-cell>
          <table:table-cell office:value-type="float" office:value="0.53">
            <text:p>0.53</text:p>
          </table:table-cell>
          <table:table-cell office:value-type="float" office:value="2.45660377358491">
            <text:p>2.45660377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7.25">
            <text:p>7.25</text:p>
          </table:table-cell>
          <table:table-cell office:value-type="float" office:value="9">
            <text:p>9</text:p>
          </table:table-cell>
          <table:table-cell office:value-type="float" office:value="652.41">
            <text:p>652.41</text:p>
          </table:table-cell>
          <table:table-cell office:value-type="float" office:value="348.28">
            <text:p>348.28</text:p>
          </table:table-cell>
          <table:table-cell office:value-type="float" office:value="1.87323417939589">
            <text:p>1.8732341794</text:p>
          </table:table-cell>
          <table:table-cell office:value-type="float" office:value="0.805555555555556">
            <text:p>0.8055555556</text:p>
          </table:table-cell>
          <table:table-cell office:value-type="float" office:value="48.0386206896552">
            <text:p>48.0386206897</text:p>
          </table:table-cell>
          <table:table-cell/>
          <table:table-cell office:value-type="string">
            <text:p>6716</text:p>
          </table:table-cell>
          <table:table-cell office:value-type="string">
            <text:p>6948</text:p>
          </table:table-cell>
          <table:table-cell office:value-type="float" office:value="7.39">
            <text:p>7.39</text:p>
          </table:table-cell>
          <table:table-cell office:value-type="float" office:value="5">
            <text:p>5</text:p>
          </table:table-cell>
          <table:table-cell office:value-type="float" office:value="665.1">
            <text:p>665.1</text:p>
          </table:table-cell>
          <table:table-cell office:value-type="float" office:value="348.28">
            <text:p>348.28</text:p>
          </table:table-cell>
          <table:table-cell office:value-type="float" office:value="1.9096703801539">
            <text:p>1.9096703802</text:p>
          </table:table-cell>
          <table:table-cell office:value-type="float" office:value="1.478">
            <text:p>1.478</text:p>
          </table:table-cell>
          <table:table-cell office:value-type="float" office:value="47.128552097429">
            <text:p>47.12855209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.13">
            <text:p>1.13</text:p>
          </table:table-cell>
          <table:table-cell office:value-type="float" office:value="5">
            <text:p>5</text:p>
          </table:table-cell>
          <table:table-cell office:value-type="float" office:value="101.34">
            <text:p>101.34</text:p>
          </table:table-cell>
          <table:table-cell office:value-type="float" office:value="3.43">
            <text:p>3.43</text:p>
          </table:table-cell>
          <table:table-cell office:value-type="float" office:value="29.5451895043732">
            <text:p>29.5451895044</text:p>
          </table:table-cell>
          <table:table-cell office:value-type="float" office:value="0.226">
            <text:p>0.226</text:p>
          </table:table-cell>
          <table:table-cell office:value-type="float" office:value="3.0353982300885">
            <text:p>3.0353982301</text:p>
          </table:table-cell>
          <table:table-cell/>
          <table:table-cell office:value-type="string">
            <text:p>6738</text:p>
          </table:table-cell>
          <table:table-cell office:value-type="string">
            <text:p>6948</text:p>
          </table:table-cell>
          <table:table-cell office:value-type="float" office:value="1.22">
            <text:p>1.22</text:p>
          </table:table-cell>
          <table:table-cell office:value-type="float" office:value="5">
            <text:p>5</text:p>
          </table:table-cell>
          <table:table-cell office:value-type="float" office:value="109.35">
            <text:p>109.35</text:p>
          </table:table-cell>
          <table:table-cell office:value-type="float" office:value="3.43">
            <text:p>3.43</text:p>
          </table:table-cell>
          <table:table-cell office:value-type="float" office:value="31.8804664723032">
            <text:p>31.8804664723</text:p>
          </table:table-cell>
          <table:table-cell office:value-type="float" office:value="0.244">
            <text:p>0.244</text:p>
          </table:table-cell>
          <table:table-cell office:value-type="float" office:value="2.81147540983607">
            <text:p>2.81147540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7.51">
            <text:p>7.51</text:p>
          </table:table-cell>
          <table:table-cell office:value-type="float" office:value="9">
            <text:p>9</text:p>
          </table:table-cell>
          <table:table-cell office:value-type="float" office:value="676.35">
            <text:p>676.35</text:p>
          </table:table-cell>
          <table:table-cell office:value-type="float" office:value="253.65">
            <text:p>253.65</text:p>
          </table:table-cell>
          <table:table-cell office:value-type="float" office:value="2.66646954464814">
            <text:p>2.6664695446</text:p>
          </table:table-cell>
          <table:table-cell office:value-type="float" office:value="0.834444444444444">
            <text:p>0.8344444444</text:p>
          </table:table-cell>
          <table:table-cell office:value-type="float" office:value="33.7749667110519">
            <text:p>33.7749667111</text:p>
          </table:table-cell>
          <table:table-cell/>
          <table:table-cell office:value-type="string">
            <text:p>6843</text:p>
          </table:table-cell>
          <table:table-cell office:value-type="string">
            <text:p>6948</text:p>
          </table:table-cell>
          <table:table-cell office:value-type="float" office:value="7.46">
            <text:p>7.46</text:p>
          </table:table-cell>
          <table:table-cell office:value-type="float" office:value="9">
            <text:p>9</text:p>
          </table:table-cell>
          <table:table-cell office:value-type="float" office:value="671.49">
            <text:p>671.49</text:p>
          </table:table-cell>
          <table:table-cell office:value-type="float" office:value="253.65">
            <text:p>253.65</text:p>
          </table:table-cell>
          <table:table-cell office:value-type="float" office:value="2.64730928444707">
            <text:p>2.6473092844</text:p>
          </table:table-cell>
          <table:table-cell office:value-type="float" office:value="0.828888888888889">
            <text:p>0.8288888889</text:p>
          </table:table-cell>
          <table:table-cell office:value-type="float" office:value="34.0013404825737">
            <text:p>34.00134048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7.28">
            <text:p>7.28</text:p>
          </table:table-cell>
          <table:table-cell office:value-type="float" office:value="6">
            <text:p>6</text:p>
          </table:table-cell>
          <table:table-cell office:value-type="float" office:value="654.75">
            <text:p>654.75</text:p>
          </table:table-cell>
          <table:table-cell office:value-type="float" office:value="328.92">
            <text:p>328.92</text:p>
          </table:table-cell>
          <table:table-cell office:value-type="float" office:value="1.99060561838745">
            <text:p>1.9906056184</text:p>
          </table:table-cell>
          <table:table-cell office:value-type="float" office:value="1.21333333333333">
            <text:p>1.2133333333</text:p>
          </table:table-cell>
          <table:table-cell office:value-type="float" office:value="45.1813186813187">
            <text:p>45.1813186813</text:p>
          </table:table-cell>
          <table:table-cell/>
          <table:table-cell office:value-type="string">
            <text:p>6892</text:p>
          </table:table-cell>
          <table:table-cell office:value-type="string">
            <text:p>6948</text:p>
          </table:table-cell>
          <table:table-cell office:value-type="float" office:value="7.32">
            <text:p>7.32</text:p>
          </table:table-cell>
          <table:table-cell office:value-type="float" office:value="6">
            <text:p>6</text:p>
          </table:table-cell>
          <table:table-cell office:value-type="float" office:value="658.98">
            <text:p>658.98</text:p>
          </table:table-cell>
          <table:table-cell office:value-type="float" office:value="328.92">
            <text:p>328.92</text:p>
          </table:table-cell>
          <table:table-cell office:value-type="float" office:value="2.00346588836191">
            <text:p>2.0034658884</text:p>
          </table:table-cell>
          <table:table-cell office:value-type="float" office:value="1.22">
            <text:p>1.22</text:p>
          </table:table-cell>
          <table:table-cell office:value-type="float" office:value="44.9344262295082">
            <text:p>44.934426229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.59">
            <text:p>1.59</text:p>
          </table:table-cell>
          <table:table-cell office:value-type="float" office:value="8">
            <text:p>8</text:p>
          </table:table-cell>
          <table:table-cell office:value-type="float" office:value="143.46">
            <text:p>143.46</text:p>
          </table:table-cell>
          <table:table-cell office:value-type="float" office:value="63.03">
            <text:p>63.03</text:p>
          </table:table-cell>
          <table:table-cell office:value-type="float" office:value="2.27605901951452">
            <text:p>2.2760590195</text:p>
          </table:table-cell>
          <table:table-cell office:value-type="float" office:value="0.19875">
            <text:p>0.19875</text:p>
          </table:table-cell>
          <table:table-cell office:value-type="float" office:value="39.6415094339623">
            <text:p>39.641509434</text:p>
          </table:table-cell>
          <table:table-cell/>
          <table:table-cell office:value-type="string">
            <text:p>6945</text:p>
          </table:table-cell>
          <table:table-cell office:value-type="string">
            <text:p>6948</text:p>
          </table:table-cell>
          <table:table-cell office:value-type="float" office:value="1.66">
            <text:p>1.66</text:p>
          </table:table-cell>
          <table:table-cell office:value-type="float" office:value="7">
            <text:p>7</text:p>
          </table:table-cell>
          <table:table-cell office:value-type="float" office:value="149.76">
            <text:p>149.76</text:p>
          </table:table-cell>
          <table:table-cell office:value-type="float" office:value="63.03">
            <text:p>63.03</text:p>
          </table:table-cell>
          <table:table-cell office:value-type="float" office:value="2.37601142313184">
            <text:p>2.3760114231</text:p>
          </table:table-cell>
          <table:table-cell office:value-type="float" office:value="0.237142857142857">
            <text:p>0.2371428571</text:p>
          </table:table-cell>
          <table:table-cell office:value-type="float" office:value="37.9698795180723">
            <text:p>37.96987951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1.84">
            <text:p>1.84</text:p>
          </table:table-cell>
          <table:table-cell office:value-type="float" office:value="10">
            <text:p>10</text:p>
          </table:table-cell>
          <table:table-cell office:value-type="float" office:value="166.05">
            <text:p>166.05</text:p>
          </table:table-cell>
          <table:table-cell office:value-type="float" office:value="61.81">
            <text:p>61.81</text:p>
          </table:table-cell>
          <table:table-cell office:value-type="float" office:value="2.68645850186054">
            <text:p>2.6864585019</text:p>
          </table:table-cell>
          <table:table-cell office:value-type="float" office:value="0.184">
            <text:p>0.184</text:p>
          </table:table-cell>
          <table:table-cell office:value-type="float" office:value="33.5923913043478">
            <text:p>33.5923913043</text:p>
          </table:table-cell>
          <table:table-cell/>
          <table:table-cell office:value-type="string">
            <text:p>6971</text:p>
          </table:table-cell>
          <table:table-cell office:value-type="string">
            <text:p>6948</text:p>
          </table:table-cell>
          <table:table-cell office:value-type="float" office:value="2.09">
            <text:p>2.09</text:p>
          </table:table-cell>
          <table:table-cell office:value-type="float" office:value="9">
            <text:p>9</text:p>
          </table:table-cell>
          <table:table-cell office:value-type="float" office:value="188.19">
            <text:p>188.19</text:p>
          </table:table-cell>
          <table:table-cell office:value-type="float" office:value="61.81">
            <text:p>61.81</text:p>
          </table:table-cell>
          <table:table-cell office:value-type="float" office:value="3.04465296877528">
            <text:p>3.0446529688</text:p>
          </table:table-cell>
          <table:table-cell office:value-type="float" office:value="0.232222222222222">
            <text:p>0.2322222222</text:p>
          </table:table-cell>
          <table:table-cell office:value-type="float" office:value="29.5741626794258">
            <text:p>29.574162679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6.31">
            <text:p>6.31</text:p>
          </table:table-cell>
          <table:table-cell office:value-type="float" office:value="7">
            <text:p>7</text:p>
          </table:table-cell>
          <table:table-cell office:value-type="float" office:value="568.26">
            <text:p>568.26</text:p>
          </table:table-cell>
          <table:table-cell office:value-type="float" office:value="203.59">
            <text:p>203.59</text:p>
          </table:table-cell>
          <table:table-cell office:value-type="float" office:value="2.7911979959723">
            <text:p>2.791197996</text:p>
          </table:table-cell>
          <table:table-cell office:value-type="float" office:value="0.901428571428571">
            <text:p>0.9014285714</text:p>
          </table:table-cell>
          <table:table-cell office:value-type="float" office:value="32.2646592709984">
            <text:p>32.264659271</text:p>
          </table:table-cell>
          <table:table-cell/>
          <table:table-cell office:value-type="string">
            <text:p>7021</text:p>
          </table:table-cell>
          <table:table-cell office:value-type="string">
            <text:p>6948</text:p>
          </table:table-cell>
          <table:table-cell office:value-type="float" office:value="8.93">
            <text:p>8.93</text:p>
          </table:table-cell>
          <table:table-cell office:value-type="float" office:value="7">
            <text:p>7</text:p>
          </table:table-cell>
          <table:table-cell office:value-type="float" office:value="803.79">
            <text:p>803.79</text:p>
          </table:table-cell>
          <table:table-cell office:value-type="float" office:value="203.59">
            <text:p>203.59</text:p>
          </table:table-cell>
          <table:table-cell office:value-type="float" office:value="3.94808192936785">
            <text:p>3.9480819294</text:p>
          </table:table-cell>
          <table:table-cell office:value-type="float" office:value="1.27571428571429">
            <text:p>1.2757142857</text:p>
          </table:table-cell>
          <table:table-cell office:value-type="float" office:value="22.7984322508399">
            <text:p>22.798432250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7.12">
            <text:p>7.12</text:p>
          </table:table-cell>
          <table:table-cell office:value-type="float" office:value="8">
            <text:p>8</text:p>
          </table:table-cell>
          <table:table-cell office:value-type="float" office:value="641.07">
            <text:p>641.07</text:p>
          </table:table-cell>
          <table:table-cell office:value-type="float" office:value="318.26">
            <text:p>318.26</text:p>
          </table:table-cell>
          <table:table-cell office:value-type="float" office:value="2.01429648714887">
            <text:p>2.0142964871</text:p>
          </table:table-cell>
          <table:table-cell office:value-type="float" office:value="0.89">
            <text:p>0.89</text:p>
          </table:table-cell>
          <table:table-cell office:value-type="float" office:value="44.6994382022472">
            <text:p>44.6994382022</text:p>
          </table:table-cell>
          <table:table-cell/>
          <table:table-cell office:value-type="string">
            <text:p>7094</text:p>
          </table:table-cell>
          <table:table-cell office:value-type="string">
            <text:p>6948</text:p>
          </table:table-cell>
          <table:table-cell office:value-type="float" office:value="7.21">
            <text:p>7.21</text:p>
          </table:table-cell>
          <table:table-cell office:value-type="float" office:value="8">
            <text:p>8</text:p>
          </table:table-cell>
          <table:table-cell office:value-type="float" office:value="649.08">
            <text:p>649.08</text:p>
          </table:table-cell>
          <table:table-cell office:value-type="float" office:value="318.26">
            <text:p>318.26</text:p>
          </table:table-cell>
          <table:table-cell office:value-type="float" office:value="2.03946458870106">
            <text:p>2.0394645887</text:p>
          </table:table-cell>
          <table:table-cell office:value-type="float" office:value="0.90125">
            <text:p>0.90125</text:p>
          </table:table-cell>
          <table:table-cell office:value-type="float" office:value="44.1414701803051">
            <text:p>44.1414701803</text:p>
          </table:table-cell>
          <table:table-cell table:number-columns-repeated="1005"/>
        </table:table-row>
        <table:table-row table:style-name="ro1">
          <table:table-cell office:value-type="string">
            <text:p>6971</text:p>
          </table:table-cell>
          <table:table-cell office:value-type="string">
            <text:p>6423</text:p>
          </table:table-cell>
          <table:table-cell office:value-type="float" office:value="8.33">
            <text:p>8.33</text:p>
          </table:table-cell>
          <table:table-cell office:value-type="float" office:value="9">
            <text:p>9</text:p>
          </table:table-cell>
          <table:table-cell office:value-type="float" office:value="750.06">
            <text:p>750.06</text:p>
          </table:table-cell>
          <table:table-cell office:value-type="float" office:value="284.44">
            <text:p>284.44</text:p>
          </table:table-cell>
          <table:table-cell office:value-type="float" office:value="2.63697089017016">
            <text:p>2.6369708902</text:p>
          </table:table-cell>
          <table:table-cell office:value-type="float" office:value="0.925555555555555">
            <text:p>0.9255555556</text:p>
          </table:table-cell>
          <table:table-cell office:value-type="float" office:value="34.1464585834334">
            <text:p>34.1464585834</text:p>
          </table:table-cell>
          <table:table-cell/>
          <table:table-cell office:value-type="string">
            <text:p>6423</text:p>
          </table:table-cell>
          <table:table-cell office:value-type="string">
            <text:p>6971</text:p>
          </table:table-cell>
          <table:table-cell office:value-type="float" office:value="8.22">
            <text:p>8.22</text:p>
          </table:table-cell>
          <table:table-cell office:value-type="float" office:value="9">
            <text:p>9</text:p>
          </table:table-cell>
          <table:table-cell office:value-type="float" office:value="739.89">
            <text:p>739.89</text:p>
          </table:table-cell>
          <table:table-cell office:value-type="float" office:value="284.44">
            <text:p>284.44</text:p>
          </table:table-cell>
          <table:table-cell office:value-type="float" office:value="2.60121642525664">
            <text:p>2.6012164253</text:p>
          </table:table-cell>
          <table:table-cell office:value-type="float" office:value="0.913333333333333">
            <text:p>0.9133333333</text:p>
          </table:table-cell>
          <table:table-cell office:value-type="float" office:value="34.6034063260341">
            <text:p>34.6034063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087</text:p>
          </table:table-cell>
          <table:table-cell office:value-type="float" office:value="1.97">
            <text:p>1.97</text:p>
          </table:table-cell>
          <table:table-cell office:value-type="float" office:value="6">
            <text:p>6</text:p>
          </table:table-cell>
          <table:table-cell office:value-type="float" office:value="177.21">
            <text:p>177.21</text:p>
          </table:table-cell>
          <table:table-cell office:value-type="float" office:value="1.26">
            <text:p>1.26</text:p>
          </table:table-cell>
          <table:table-cell office:value-type="float" office:value="140.642857142857">
            <text:p>140.6428571429</text:p>
          </table:table-cell>
          <table:table-cell office:value-type="float" office:value="0.328333333333333">
            <text:p>0.3283333333</text:p>
          </table:table-cell>
          <table:table-cell office:value-type="float" office:value="0.639593908629442">
            <text:p>0.6395939086</text:p>
          </table:table-cell>
          <table:table-cell/>
          <table:table-cell office:value-type="string">
            <text:p>6087</text:p>
          </table:table-cell>
          <table:table-cell office:value-type="string">
            <text:p>6971</text:p>
          </table:table-cell>
          <table:table-cell office:value-type="float" office:value="1.63">
            <text:p>1.63</text:p>
          </table:table-cell>
          <table:table-cell office:value-type="float" office:value="7">
            <text:p>7</text:p>
          </table:table-cell>
          <table:table-cell office:value-type="float" office:value="146.97">
            <text:p>146.97</text:p>
          </table:table-cell>
          <table:table-cell office:value-type="float" office:value="1.26">
            <text:p>1.26</text:p>
          </table:table-cell>
          <table:table-cell office:value-type="float" office:value="116.642857142857">
            <text:p>116.6428571429</text:p>
          </table:table-cell>
          <table:table-cell office:value-type="float" office:value="0.232857142857143">
            <text:p>0.2328571429</text:p>
          </table:table-cell>
          <table:table-cell office:value-type="float" office:value="0.773006134969325">
            <text:p>0.7730061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7.81">
            <text:p>7.81</text:p>
          </table:table-cell>
          <table:table-cell office:value-type="float" office:value="7">
            <text:p>7</text:p>
          </table:table-cell>
          <table:table-cell office:value-type="float" office:value="702.9">
            <text:p>702.9</text:p>
          </table:table-cell>
          <table:table-cell office:value-type="float" office:value="3.57">
            <text:p>3.57</text:p>
          </table:table-cell>
          <table:table-cell office:value-type="float" office:value="196.890756302521">
            <text:p>196.8907563025</text:p>
          </table:table-cell>
          <table:table-cell office:value-type="float" office:value="1.11571428571429">
            <text:p>1.1157142857</text:p>
          </table:table-cell>
          <table:table-cell office:value-type="float" office:value="0.457106274007682">
            <text:p>0.457106274</text:p>
          </table:table-cell>
          <table:table-cell/>
          <table:table-cell office:value-type="string">
            <text:p>6382</text:p>
          </table:table-cell>
          <table:table-cell office:value-type="string">
            <text:p>6971</text:p>
          </table:table-cell>
          <table:table-cell office:value-type="float" office:value="7.66">
            <text:p>7.66</text:p>
          </table:table-cell>
          <table:table-cell office:value-type="float" office:value="7">
            <text:p>7</text:p>
          </table:table-cell>
          <table:table-cell office:value-type="float" office:value="689.13">
            <text:p>689.13</text:p>
          </table:table-cell>
          <table:table-cell office:value-type="float" office:value="3.57">
            <text:p>3.57</text:p>
          </table:table-cell>
          <table:table-cell office:value-type="float" office:value="193.033613445378">
            <text:p>193.0336134454</text:p>
          </table:table-cell>
          <table:table-cell office:value-type="float" office:value="1.09428571428571">
            <text:p>1.0942857143</text:p>
          </table:table-cell>
          <table:table-cell office:value-type="float" office:value="0.466057441253264">
            <text:p>0.46605744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2.81">
            <text:p>2.81</text:p>
          </table:table-cell>
          <table:table-cell office:value-type="float" office:value="8">
            <text:p>8</text:p>
          </table:table-cell>
          <table:table-cell office:value-type="float" office:value="252.9">
            <text:p>252.9</text:p>
          </table:table-cell>
          <table:table-cell office:value-type="float" office:value="0.4">
            <text:p>0.4</text:p>
          </table:table-cell>
          <table:table-cell office:value-type="float" office:value="632.25">
            <text:p>632.25</text:p>
          </table:table-cell>
          <table:table-cell office:value-type="float" office:value="0.35125">
            <text:p>0.35125</text:p>
          </table:table-cell>
          <table:table-cell office:value-type="float" office:value="0.142348754448399">
            <text:p>0.1423487544</text:p>
          </table:table-cell>
          <table:table-cell/>
          <table:table-cell office:value-type="string">
            <text:p>6405</text:p>
          </table:table-cell>
          <table:table-cell office:value-type="string">
            <text:p>6971</text:p>
          </table:table-cell>
          <table:table-cell office:value-type="float" office:value="2.81">
            <text:p>2.81</text:p>
          </table:table-cell>
          <table:table-cell office:value-type="float" office:value="10">
            <text:p>10</text:p>
          </table:table-cell>
          <table:table-cell office:value-type="float" office:value="252.54">
            <text:p>252.54</text:p>
          </table:table-cell>
          <table:table-cell office:value-type="float" office:value="0.4">
            <text:p>0.4</text:p>
          </table:table-cell>
          <table:table-cell office:value-type="float" office:value="631.35">
            <text:p>631.35</text:p>
          </table:table-cell>
          <table:table-cell office:value-type="float" office:value="0.281">
            <text:p>0.281</text:p>
          </table:table-cell>
          <table:table-cell office:value-type="float" office:value="0.142348754448399">
            <text:p>0.142348754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2.25">
            <text:p>2.25</text:p>
          </table:table-cell>
          <table:table-cell office:value-type="float" office:value="8">
            <text:p>8</text:p>
          </table:table-cell>
          <table:table-cell office:value-type="float" office:value="202.14">
            <text:p>202.14</text:p>
          </table:table-cell>
          <table:table-cell office:value-type="float" office:value="58.49">
            <text:p>58.49</text:p>
          </table:table-cell>
          <table:table-cell office:value-type="float" office:value="3.45597538040691">
            <text:p>3.4559753804</text:p>
          </table:table-cell>
          <table:table-cell office:value-type="float" office:value="0.28125">
            <text:p>0.28125</text:p>
          </table:table-cell>
          <table:table-cell office:value-type="float" office:value="25.9955555555555">
            <text:p>25.9955555556</text:p>
          </table:table-cell>
          <table:table-cell/>
          <table:table-cell office:value-type="string">
            <text:p>6446</text:p>
          </table:table-cell>
          <table:table-cell office:value-type="string">
            <text:p>6971</text:p>
          </table:table-cell>
          <table:table-cell office:value-type="float" office:value="1.61">
            <text:p>1.61</text:p>
          </table:table-cell>
          <table:table-cell office:value-type="float" office:value="9">
            <text:p>9</text:p>
          </table:table-cell>
          <table:table-cell office:value-type="float" office:value="144.81">
            <text:p>144.81</text:p>
          </table:table-cell>
          <table:table-cell office:value-type="float" office:value="58.49">
            <text:p>58.49</text:p>
          </table:table-cell>
          <table:table-cell office:value-type="float" office:value="2.47580783039836">
            <text:p>2.4758078304</text:p>
          </table:table-cell>
          <table:table-cell office:value-type="float" office:value="0.178888888888889">
            <text:p>0.1788888889</text:p>
          </table:table-cell>
          <table:table-cell office:value-type="float" office:value="36.3291925465838">
            <text:p>36.329192546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0.7">
            <text:p>0.7</text:p>
          </table:table-cell>
          <table:table-cell office:value-type="float" office:value="7">
            <text:p>7</text:p>
          </table:table-cell>
          <table:table-cell office:value-type="float" office:value="63.36">
            <text:p>63.36</text:p>
          </table:table-cell>
          <table:table-cell office:value-type="float" office:value="1.22">
            <text:p>1.22</text:p>
          </table:table-cell>
          <table:table-cell office:value-type="float" office:value="51.9344262295082">
            <text:p>51.9344262295</text:p>
          </table:table-cell>
          <table:table-cell office:value-type="float" office:value="0.1">
            <text:p>0.1</text:p>
          </table:table-cell>
          <table:table-cell office:value-type="float" office:value="1.74285714285714">
            <text:p>1.7428571429</text:p>
          </table:table-cell>
          <table:table-cell/>
          <table:table-cell office:value-type="string">
            <text:p>6451</text:p>
          </table:table-cell>
          <table:table-cell office:value-type="string">
            <text:p>6971</text:p>
          </table:table-cell>
          <table:table-cell office:value-type="float" office:value="0.52">
            <text:p>0.52</text:p>
          </table:table-cell>
          <table:table-cell office:value-type="float" office:value="7">
            <text:p>7</text:p>
          </table:table-cell>
          <table:table-cell office:value-type="float" office:value="46.98">
            <text:p>46.98</text:p>
          </table:table-cell>
          <table:table-cell office:value-type="float" office:value="1.22">
            <text:p>1.22</text:p>
          </table:table-cell>
          <table:table-cell office:value-type="float" office:value="38.5081967213115">
            <text:p>38.5081967213</text:p>
          </table:table-cell>
          <table:table-cell office:value-type="float" office:value="0.0742857142857143">
            <text:p>0.0742857143</text:p>
          </table:table-cell>
          <table:table-cell office:value-type="float" office:value="2.34615384615385">
            <text:p>2.34615384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1.1">
            <text:p>1.1</text:p>
          </table:table-cell>
          <table:table-cell office:value-type="float" office:value="255">
            <text:p>255</text:p>
          </table:table-cell>
          <table:table-cell office:value-type="float" office:value="99.45">
            <text:p>99.45</text:p>
          </table:table-cell>
          <table:table-cell office:value-type="float" office:value="55.3">
            <text:p>55.3</text:p>
          </table:table-cell>
          <table:table-cell office:value-type="float" office:value="1.79837251356239">
            <text:p>1.7983725136</text:p>
          </table:table-cell>
          <table:table-cell office:value-type="float" office:value="0.00431372549019608">
            <text:p>0.0043137255</text:p>
          </table:table-cell>
          <table:table-cell office:value-type="float" office:value="50.2727272727273">
            <text:p>50.2727272727</text:p>
          </table:table-cell>
          <table:table-cell/>
          <table:table-cell office:value-type="string">
            <text:p>6471</text:p>
          </table:table-cell>
          <table:table-cell office:value-type="string">
            <text:p>6971</text:p>
          </table:table-cell>
          <table:table-cell office:value-type="float" office:value="1.19">
            <text:p>1.19</text:p>
          </table:table-cell>
          <table:table-cell office:value-type="float" office:value="255">
            <text:p>255</text:p>
          </table:table-cell>
          <table:table-cell office:value-type="float" office:value="107.01">
            <text:p>107.01</text:p>
          </table:table-cell>
          <table:table-cell office:value-type="float" office:value="55.3">
            <text:p>55.3</text:p>
          </table:table-cell>
          <table:table-cell office:value-type="float" office:value="1.93508137432188">
            <text:p>1.9350813743</text:p>
          </table:table-cell>
          <table:table-cell office:value-type="float" office:value="0.00466666666666667">
            <text:p>0.0046666667</text:p>
          </table:table-cell>
          <table:table-cell office:value-type="float" office:value="46.4705882352941">
            <text:p>46.470588235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6.94">
            <text:p>6.94</text:p>
          </table:table-cell>
          <table:table-cell office:value-type="float" office:value="11">
            <text:p>11</text:p>
          </table:table-cell>
          <table:table-cell office:value-type="float" office:value="624.33">
            <text:p>624.33</text:p>
          </table:table-cell>
          <table:table-cell office:value-type="float" office:value="89.05">
            <text:p>89.05</text:p>
          </table:table-cell>
          <table:table-cell office:value-type="float" office:value="7.01100505334082">
            <text:p>7.0110050533</text:p>
          </table:table-cell>
          <table:table-cell office:value-type="float" office:value="0.630909090909091">
            <text:p>0.6309090909</text:p>
          </table:table-cell>
          <table:table-cell office:value-type="float" office:value="12.8314121037464">
            <text:p>12.8314121037</text:p>
          </table:table-cell>
          <table:table-cell/>
          <table:table-cell office:value-type="string">
            <text:p>6499</text:p>
          </table:table-cell>
          <table:table-cell office:value-type="string">
            <text:p>6971</text:p>
          </table:table-cell>
          <table:table-cell office:value-type="float" office:value="6.34">
            <text:p>6.34</text:p>
          </table:table-cell>
          <table:table-cell office:value-type="float" office:value="12">
            <text:p>12</text:p>
          </table:table-cell>
          <table:table-cell office:value-type="float" office:value="570.24">
            <text:p>570.24</text:p>
          </table:table-cell>
          <table:table-cell office:value-type="float" office:value="89.05">
            <text:p>89.05</text:p>
          </table:table-cell>
          <table:table-cell office:value-type="float" office:value="6.40359348680517">
            <text:p>6.4035934868</text:p>
          </table:table-cell>
          <table:table-cell office:value-type="float" office:value="0.528333333333333">
            <text:p>0.5283333333</text:p>
          </table:table-cell>
          <table:table-cell office:value-type="float" office:value="14.0457413249211">
            <text:p>14.045741324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6.48">
            <text:p>6.48</text:p>
          </table:table-cell>
          <table:table-cell office:value-type="float" office:value="8">
            <text:p>8</text:p>
          </table:table-cell>
          <table:table-cell office:value-type="float" office:value="583.2">
            <text:p>583.2</text:p>
          </table:table-cell>
          <table:table-cell office:value-type="float" office:value="165.62">
            <text:p>165.62</text:p>
          </table:table-cell>
          <table:table-cell office:value-type="float" office:value="3.52131385098418">
            <text:p>3.521313851</text:p>
          </table:table-cell>
          <table:table-cell office:value-type="float" office:value="0.81">
            <text:p>0.81</text:p>
          </table:table-cell>
          <table:table-cell office:value-type="float" office:value="25.5586419753086">
            <text:p>25.5586419753</text:p>
          </table:table-cell>
          <table:table-cell/>
          <table:table-cell office:value-type="string">
            <text:p>6501</text:p>
          </table:table-cell>
          <table:table-cell office:value-type="string">
            <text:p>6971</text:p>
          </table:table-cell>
          <table:table-cell office:value-type="float" office:value="6.36">
            <text:p>6.36</text:p>
          </table:table-cell>
          <table:table-cell office:value-type="float" office:value="10">
            <text:p>10</text:p>
          </table:table-cell>
          <table:table-cell office:value-type="float" office:value="572.4">
            <text:p>572.4</text:p>
          </table:table-cell>
          <table:table-cell office:value-type="float" office:value="165.62">
            <text:p>165.62</text:p>
          </table:table-cell>
          <table:table-cell office:value-type="float" office:value="3.45610433522521">
            <text:p>3.4561043352</text:p>
          </table:table-cell>
          <table:table-cell office:value-type="float" office:value="0.636">
            <text:p>0.636</text:p>
          </table:table-cell>
          <table:table-cell office:value-type="float" office:value="26.0408805031446">
            <text:p>26.04088050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4.56">
            <text:p>4.56</text:p>
          </table:table-cell>
          <table:table-cell office:value-type="float" office:value="8">
            <text:p>8</text:p>
          </table:table-cell>
          <table:table-cell office:value-type="float" office:value="410.58">
            <text:p>410.58</text:p>
          </table:table-cell>
          <table:table-cell office:value-type="float" office:value="76.81">
            <text:p>76.81</text:p>
          </table:table-cell>
          <table:table-cell office:value-type="float" office:value="5.34539773466996">
            <text:p>5.3453977347</text:p>
          </table:table-cell>
          <table:table-cell office:value-type="float" office:value="0.57">
            <text:p>0.57</text:p>
          </table:table-cell>
          <table:table-cell office:value-type="float" office:value="16.844298245614">
            <text:p>16.8442982456</text:p>
          </table:table-cell>
          <table:table-cell/>
          <table:table-cell office:value-type="string">
            <text:p>6512</text:p>
          </table:table-cell>
          <table:table-cell office:value-type="string">
            <text:p>6971</text:p>
          </table:table-cell>
          <table:table-cell office:value-type="float" office:value="4.55">
            <text:p>4.55</text:p>
          </table:table-cell>
          <table:table-cell office:value-type="float" office:value="8">
            <text:p>8</text:p>
          </table:table-cell>
          <table:table-cell office:value-type="float" office:value="409.41">
            <text:p>409.41</text:p>
          </table:table-cell>
          <table:table-cell office:value-type="float" office:value="76.81">
            <text:p>76.81</text:p>
          </table:table-cell>
          <table:table-cell office:value-type="float" office:value="5.33016534305429">
            <text:p>5.3301653431</text:p>
          </table:table-cell>
          <table:table-cell office:value-type="float" office:value="0.56875">
            <text:p>0.56875</text:p>
          </table:table-cell>
          <table:table-cell office:value-type="float" office:value="16.8813186813187">
            <text:p>16.88131868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2.63">
            <text:p>2.63</text:p>
          </table:table-cell>
          <table:table-cell office:value-type="float" office:value="11">
            <text:p>11</text:p>
          </table:table-cell>
          <table:table-cell office:value-type="float" office:value="237.06">
            <text:p>237.06</text:p>
          </table:table-cell>
          <table:table-cell office:value-type="float" office:value="59.26">
            <text:p>59.26</text:p>
          </table:table-cell>
          <table:table-cell office:value-type="float" office:value="4.0003374957813">
            <text:p>4.0003374958</text:p>
          </table:table-cell>
          <table:table-cell office:value-type="float" office:value="0.239090909090909">
            <text:p>0.2390909091</text:p>
          </table:table-cell>
          <table:table-cell office:value-type="float" office:value="22.532319391635">
            <text:p>22.5323193916</text:p>
          </table:table-cell>
          <table:table-cell/>
          <table:table-cell office:value-type="string">
            <text:p>6515</text:p>
          </table:table-cell>
          <table:table-cell office:value-type="string">
            <text:p>6971</text:p>
          </table:table-cell>
          <table:table-cell office:value-type="float" office:value="2.22">
            <text:p>2.22</text:p>
          </table:table-cell>
          <table:table-cell office:value-type="float" office:value="11">
            <text:p>11</text:p>
          </table:table-cell>
          <table:table-cell office:value-type="float" office:value="200.07">
            <text:p>200.07</text:p>
          </table:table-cell>
          <table:table-cell office:value-type="float" office:value="59.26">
            <text:p>59.26</text:p>
          </table:table-cell>
          <table:table-cell office:value-type="float" office:value="3.3761390482619">
            <text:p>3.3761390483</text:p>
          </table:table-cell>
          <table:table-cell office:value-type="float" office:value="0.201818181818182">
            <text:p>0.2018181818</text:p>
          </table:table-cell>
          <table:table-cell office:value-type="float" office:value="26.6936936936937">
            <text:p>26.693693693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3.33">
            <text:p>3.33</text:p>
          </table:table-cell>
          <table:table-cell office:value-type="float" office:value="11">
            <text:p>11</text:p>
          </table:table-cell>
          <table:table-cell office:value-type="float" office:value="299.52">
            <text:p>299.52</text:p>
          </table:table-cell>
          <table:table-cell office:value-type="float" office:value="59.2">
            <text:p>59.2</text:p>
          </table:table-cell>
          <table:table-cell office:value-type="float" office:value="5.05945945945946">
            <text:p>5.0594594595</text:p>
          </table:table-cell>
          <table:table-cell office:value-type="float" office:value="0.302727272727273">
            <text:p>0.3027272727</text:p>
          </table:table-cell>
          <table:table-cell office:value-type="float" office:value="17.7777777777778">
            <text:p>17.7777777778</text:p>
          </table:table-cell>
          <table:table-cell/>
          <table:table-cell office:value-type="string">
            <text:p>6516</text:p>
          </table:table-cell>
          <table:table-cell office:value-type="string">
            <text:p>6971</text:p>
          </table:table-cell>
          <table:table-cell office:value-type="float" office:value="3.01">
            <text:p>3.01</text:p>
          </table:table-cell>
          <table:table-cell office:value-type="float" office:value="12">
            <text:p>12</text:p>
          </table:table-cell>
          <table:table-cell office:value-type="float" office:value="270.63">
            <text:p>270.63</text:p>
          </table:table-cell>
          <table:table-cell office:value-type="float" office:value="59.2">
            <text:p>59.2</text:p>
          </table:table-cell>
          <table:table-cell office:value-type="float" office:value="4.5714527027027">
            <text:p>4.5714527027</text:p>
          </table:table-cell>
          <table:table-cell office:value-type="float" office:value="0.250833333333333">
            <text:p>0.2508333333</text:p>
          </table:table-cell>
          <table:table-cell office:value-type="float" office:value="19.6677740863787">
            <text:p>19.66777408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9.22">
            <text:p>9.22</text:p>
          </table:table-cell>
          <table:table-cell office:value-type="float" office:value="9">
            <text:p>9</text:p>
          </table:table-cell>
          <table:table-cell office:value-type="float" office:value="829.98">
            <text:p>829.98</text:p>
          </table:table-cell>
          <table:table-cell office:value-type="float" office:value="282.1">
            <text:p>282.1</text:p>
          </table:table-cell>
          <table:table-cell office:value-type="float" office:value="2.94214817440624">
            <text:p>2.9421481744</text:p>
          </table:table-cell>
          <table:table-cell office:value-type="float" office:value="1.02444444444444">
            <text:p>1.0244444444</text:p>
          </table:table-cell>
          <table:table-cell office:value-type="float" office:value="30.5965292841649">
            <text:p>30.5965292842</text:p>
          </table:table-cell>
          <table:table-cell/>
          <table:table-cell office:value-type="string">
            <text:p>6519</text:p>
          </table:table-cell>
          <table:table-cell office:value-type="string">
            <text:p>6971</text:p>
          </table:table-cell>
          <table:table-cell office:value-type="float" office:value="8.63">
            <text:p>8.63</text:p>
          </table:table-cell>
          <table:table-cell office:value-type="float" office:value="9">
            <text:p>9</text:p>
          </table:table-cell>
          <table:table-cell office:value-type="float" office:value="776.88">
            <text:p>776.88</text:p>
          </table:table-cell>
          <table:table-cell office:value-type="float" office:value="282.1">
            <text:p>282.1</text:p>
          </table:table-cell>
          <table:table-cell office:value-type="float" office:value="2.75391705069124">
            <text:p>2.7539170507</text:p>
          </table:table-cell>
          <table:table-cell office:value-type="float" office:value="0.958888888888889">
            <text:p>0.9588888889</text:p>
          </table:table-cell>
          <table:table-cell office:value-type="float" office:value="32.6882966396292">
            <text:p>32.688296639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9.96">
            <text:p>9.96</text:p>
          </table:table-cell>
          <table:table-cell office:value-type="float" office:value="6">
            <text:p>6</text:p>
          </table:table-cell>
          <table:table-cell office:value-type="float" office:value="896.58">
            <text:p>896.58</text:p>
          </table:table-cell>
          <table:table-cell office:value-type="float" office:value="291.12">
            <text:p>291.12</text:p>
          </table:table-cell>
          <table:table-cell office:value-type="float" office:value="3.07976092333059">
            <text:p>3.0797609233</text:p>
          </table:table-cell>
          <table:table-cell office:value-type="float" office:value="1.66">
            <text:p>1.66</text:p>
          </table:table-cell>
          <table:table-cell office:value-type="float" office:value="29.2289156626506">
            <text:p>29.2289156627</text:p>
          </table:table-cell>
          <table:table-cell/>
          <table:table-cell office:value-type="string">
            <text:p>6532</text:p>
          </table:table-cell>
          <table:table-cell office:value-type="string">
            <text:p>6971</text:p>
          </table:table-cell>
          <table:table-cell office:value-type="float" office:value="10.1">
            <text:p>10.1</text:p>
          </table:table-cell>
          <table:table-cell office:value-type="float" office:value="9">
            <text:p>9</text:p>
          </table:table-cell>
          <table:table-cell office:value-type="float" office:value="908.82">
            <text:p>908.82</text:p>
          </table:table-cell>
          <table:table-cell office:value-type="float" office:value="291.12">
            <text:p>291.12</text:p>
          </table:table-cell>
          <table:table-cell office:value-type="float" office:value="3.12180544105524">
            <text:p>3.1218054411</text:p>
          </table:table-cell>
          <table:table-cell office:value-type="float" office:value="1.12222222222222">
            <text:p>1.1222222222</text:p>
          </table:table-cell>
          <table:table-cell office:value-type="float" office:value="28.8237623762376">
            <text:p>28.82376237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5.29">
            <text:p>5.29</text:p>
          </table:table-cell>
          <table:table-cell office:value-type="float" office:value="7">
            <text:p>7</text:p>
          </table:table-cell>
          <table:table-cell office:value-type="float" office:value="475.65">
            <text:p>475.65</text:p>
          </table:table-cell>
          <table:table-cell office:value-type="float" office:value="154.84">
            <text:p>154.84</text:p>
          </table:table-cell>
          <table:table-cell office:value-type="float" office:value="3.07188065099457">
            <text:p>3.071880651</text:p>
          </table:table-cell>
          <table:table-cell office:value-type="float" office:value="0.755714285714286">
            <text:p>0.7557142857</text:p>
          </table:table-cell>
          <table:table-cell office:value-type="float" office:value="29.2703213610586">
            <text:p>29.2703213611</text:p>
          </table:table-cell>
          <table:table-cell/>
          <table:table-cell office:value-type="string">
            <text:p>6552</text:p>
          </table:table-cell>
          <table:table-cell office:value-type="string">
            <text:p>6971</text:p>
          </table:table-cell>
          <table:table-cell office:value-type="float" office:value="5.28">
            <text:p>5.28</text:p>
          </table:table-cell>
          <table:table-cell office:value-type="float" office:value="12">
            <text:p>12</text:p>
          </table:table-cell>
          <table:table-cell office:value-type="float" office:value="475.29">
            <text:p>475.29</text:p>
          </table:table-cell>
          <table:table-cell office:value-type="float" office:value="154.84">
            <text:p>154.84</text:p>
          </table:table-cell>
          <table:table-cell office:value-type="float" office:value="3.06955567036941">
            <text:p>3.0695556704</text:p>
          </table:table-cell>
          <table:table-cell office:value-type="float" office:value="0.44">
            <text:p>0.44</text:p>
          </table:table-cell>
          <table:table-cell office:value-type="float" office:value="29.3257575757576">
            <text:p>29.325757575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0.59">
            <text:p>0.59</text:p>
          </table:table-cell>
          <table:table-cell office:value-type="float" office:value="7">
            <text:p>7</text:p>
          </table:table-cell>
          <table:table-cell office:value-type="float" office:value="53.55">
            <text:p>53.55</text:p>
          </table:table-cell>
          <table:table-cell office:value-type="float" office:value="1.3">
            <text:p>1.3</text:p>
          </table:table-cell>
          <table:table-cell office:value-type="float" office:value="41.1923076923077">
            <text:p>41.1923076923</text:p>
          </table:table-cell>
          <table:table-cell office:value-type="float" office:value="0.0842857142857143">
            <text:p>0.0842857143</text:p>
          </table:table-cell>
          <table:table-cell office:value-type="float" office:value="2.20338983050847">
            <text:p>2.2033898305</text:p>
          </table:table-cell>
          <table:table-cell/>
          <table:table-cell office:value-type="string">
            <text:p>6559</text:p>
          </table:table-cell>
          <table:table-cell office:value-type="string">
            <text:p>6971</text:p>
          </table:table-cell>
          <table:table-cell office:value-type="float" office:value="0.37">
            <text:p>0.37</text:p>
          </table:table-cell>
          <table:table-cell office:value-type="float" office:value="7">
            <text:p>7</text:p>
          </table:table-cell>
          <table:table-cell office:value-type="float" office:value="33.21">
            <text:p>33.21</text:p>
          </table:table-cell>
          <table:table-cell office:value-type="float" office:value="1.3">
            <text:p>1.3</text:p>
          </table:table-cell>
          <table:table-cell office:value-type="float" office:value="25.5461538461538">
            <text:p>25.5461538462</text:p>
          </table:table-cell>
          <table:table-cell office:value-type="float" office:value="0.0528571428571429">
            <text:p>0.0528571429</text:p>
          </table:table-cell>
          <table:table-cell office:value-type="float" office:value="3.51351351351351">
            <text:p>3.51351351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1.99">
            <text:p>1.99</text:p>
          </table:table-cell>
          <table:table-cell office:value-type="float" office:value="9">
            <text:p>9</text:p>
          </table:table-cell>
          <table:table-cell office:value-type="float" office:value="178.92">
            <text:p>178.92</text:p>
          </table:table-cell>
          <table:table-cell office:value-type="float" office:value="61.92">
            <text:p>61.92</text:p>
          </table:table-cell>
          <table:table-cell office:value-type="float" office:value="2.88953488372093">
            <text:p>2.8895348837</text:p>
          </table:table-cell>
          <table:table-cell office:value-type="float" office:value="0.221111111111111">
            <text:p>0.2211111111</text:p>
          </table:table-cell>
          <table:table-cell office:value-type="float" office:value="31.1155778894472">
            <text:p>31.1155778894</text:p>
          </table:table-cell>
          <table:table-cell/>
          <table:table-cell office:value-type="string">
            <text:p>6562</text:p>
          </table:table-cell>
          <table:table-cell office:value-type="string">
            <text:p>6971</text:p>
          </table:table-cell>
          <table:table-cell office:value-type="float" office:value="1.71">
            <text:p>1.71</text:p>
          </table:table-cell>
          <table:table-cell office:value-type="float" office:value="10">
            <text:p>10</text:p>
          </table:table-cell>
          <table:table-cell office:value-type="float" office:value="154.08">
            <text:p>154.08</text:p>
          </table:table-cell>
          <table:table-cell office:value-type="float" office:value="61.92">
            <text:p>61.92</text:p>
          </table:table-cell>
          <table:table-cell office:value-type="float" office:value="2.48837209302326">
            <text:p>2.488372093</text:p>
          </table:table-cell>
          <table:table-cell office:value-type="float" office:value="0.171">
            <text:p>0.171</text:p>
          </table:table-cell>
          <table:table-cell office:value-type="float" office:value="36.2105263157895">
            <text:p>36.210526315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4.72">
            <text:p>4.72</text:p>
          </table:table-cell>
          <table:table-cell office:value-type="float" office:value="9">
            <text:p>9</text:p>
          </table:table-cell>
          <table:table-cell office:value-type="float" office:value="424.62">
            <text:p>424.62</text:p>
          </table:table-cell>
          <table:table-cell office:value-type="float" office:value="62.11">
            <text:p>62.11</text:p>
          </table:table-cell>
          <table:table-cell office:value-type="float" office:value="6.83658026082757">
            <text:p>6.8365802608</text:p>
          </table:table-cell>
          <table:table-cell office:value-type="float" office:value="0.524444444444444">
            <text:p>0.5244444444</text:p>
          </table:table-cell>
          <table:table-cell office:value-type="float" office:value="13.1588983050848">
            <text:p>13.1588983051</text:p>
          </table:table-cell>
          <table:table-cell/>
          <table:table-cell office:value-type="string">
            <text:p>6609</text:p>
          </table:table-cell>
          <table:table-cell office:value-type="string">
            <text:p>6971</text:p>
          </table:table-cell>
          <table:table-cell office:value-type="float" office:value="4.63">
            <text:p>4.63</text:p>
          </table:table-cell>
          <table:table-cell office:value-type="float" office:value="9">
            <text:p>9</text:p>
          </table:table-cell>
          <table:table-cell office:value-type="float" office:value="416.34">
            <text:p>416.34</text:p>
          </table:table-cell>
          <table:table-cell office:value-type="float" office:value="62.11">
            <text:p>62.11</text:p>
          </table:table-cell>
          <table:table-cell office:value-type="float" office:value="6.70326839478345">
            <text:p>6.7032683948</text:p>
          </table:table-cell>
          <table:table-cell office:value-type="float" office:value="0.514444444444445">
            <text:p>0.5144444444</text:p>
          </table:table-cell>
          <table:table-cell office:value-type="float" office:value="13.414686825054">
            <text:p>13.414686825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3.06">
            <text:p>3.06</text:p>
          </table:table-cell>
          <table:table-cell office:value-type="float" office:value="11">
            <text:p>11</text:p>
          </table:table-cell>
          <table:table-cell office:value-type="float" office:value="275.49">
            <text:p>275.49</text:p>
          </table:table-cell>
          <table:table-cell office:value-type="float" office:value="40">
            <text:p>40</text:p>
          </table:table-cell>
          <table:table-cell office:value-type="float" office:value="6.88725">
            <text:p>6.88725</text:p>
          </table:table-cell>
          <table:table-cell office:value-type="float" office:value="0.278181818181818">
            <text:p>0.2781818182</text:p>
          </table:table-cell>
          <table:table-cell office:value-type="float" office:value="13.0718954248366">
            <text:p>13.0718954248</text:p>
          </table:table-cell>
          <table:table-cell/>
          <table:table-cell office:value-type="string">
            <text:p>6647</text:p>
          </table:table-cell>
          <table:table-cell office:value-type="string">
            <text:p>6971</text:p>
          </table:table-cell>
          <table:table-cell office:value-type="float" office:value="2.8">
            <text:p>2.8</text:p>
          </table:table-cell>
          <table:table-cell office:value-type="float" office:value="8">
            <text:p>8</text:p>
          </table:table-cell>
          <table:table-cell office:value-type="float" office:value="252.36">
            <text:p>252.36</text:p>
          </table:table-cell>
          <table:table-cell office:value-type="float" office:value="40">
            <text:p>40</text:p>
          </table:table-cell>
          <table:table-cell office:value-type="float" office:value="6.309">
            <text:p>6.309</text:p>
          </table:table-cell>
          <table:table-cell office:value-type="float" office:value="0.35">
            <text:p>0.35</text:p>
          </table:table-cell>
          <table:table-cell office:value-type="float" office:value="14.2857142857143">
            <text:p>14.28571428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46.92">
            <text:p>46.92</text:p>
          </table:table-cell>
          <table:table-cell office:value-type="float" office:value="9">
            <text:p>9</text:p>
          </table:table-cell>
          <table:table-cell office:value-type="float" office:value="4222.98">
            <text:p>4222.98</text:p>
          </table:table-cell>
          <table:table-cell office:value-type="float" office:value="68.59">
            <text:p>68.59</text:p>
          </table:table-cell>
          <table:table-cell office:value-type="float" office:value="61.5684502114011">
            <text:p>61.5684502114</text:p>
          </table:table-cell>
          <table:table-cell office:value-type="float" office:value="5.21333333333333">
            <text:p>5.2133333333</text:p>
          </table:table-cell>
          <table:table-cell office:value-type="float" office:value="1.46184995737425">
            <text:p>1.4618499574</text:p>
          </table:table-cell>
          <table:table-cell/>
          <table:table-cell office:value-type="string">
            <text:p>6670</text:p>
          </table:table-cell>
          <table:table-cell office:value-type="string">
            <text:p>6971</text:p>
          </table:table-cell>
          <table:table-cell office:value-type="float" office:value="46.35">
            <text:p>46.35</text:p>
          </table:table-cell>
          <table:table-cell office:value-type="float" office:value="255">
            <text:p>255</text:p>
          </table:table-cell>
          <table:table-cell office:value-type="float" office:value="4171.86">
            <text:p>4171.86</text:p>
          </table:table-cell>
          <table:table-cell office:value-type="float" office:value="68.59">
            <text:p>68.59</text:p>
          </table:table-cell>
          <table:table-cell office:value-type="float" office:value="60.8231520629829">
            <text:p>60.823152063</text:p>
          </table:table-cell>
          <table:table-cell office:value-type="float" office:value="0.181764705882353">
            <text:p>0.1817647059</text:p>
          </table:table-cell>
          <table:table-cell office:value-type="float" office:value="1.47982740021575">
            <text:p>1.479827400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8.88">
            <text:p>28.88</text:p>
          </table:table-cell>
          <table:table-cell office:value-type="float" office:value="10">
            <text:p>10</text:p>
          </table:table-cell>
          <table:table-cell office:value-type="float" office:value="2599.02">
            <text:p>2599.02</text:p>
          </table:table-cell>
          <table:table-cell office:value-type="float" office:value="171.44">
            <text:p>171.44</text:p>
          </table:table-cell>
          <table:table-cell office:value-type="float" office:value="15.1599393373775">
            <text:p>15.1599393374</text:p>
          </table:table-cell>
          <table:table-cell office:value-type="float" office:value="2.888">
            <text:p>2.888</text:p>
          </table:table-cell>
          <table:table-cell office:value-type="float" office:value="5.93628808864266">
            <text:p>5.9362880886</text:p>
          </table:table-cell>
          <table:table-cell/>
          <table:table-cell office:value-type="string">
            <text:p>6674</text:p>
          </table:table-cell>
          <table:table-cell office:value-type="string">
            <text:p>6971</text:p>
          </table:table-cell>
          <table:table-cell office:value-type="float" office:value="28.55">
            <text:p>28.55</text:p>
          </table:table-cell>
          <table:table-cell office:value-type="float" office:value="12">
            <text:p>12</text:p>
          </table:table-cell>
          <table:table-cell office:value-type="float" office:value="2569.32">
            <text:p>2569.32</text:p>
          </table:table-cell>
          <table:table-cell office:value-type="float" office:value="171.44">
            <text:p>171.44</text:p>
          </table:table-cell>
          <table:table-cell office:value-type="float" office:value="14.9867008866076">
            <text:p>14.9867008866</text:p>
          </table:table-cell>
          <table:table-cell office:value-type="float" office:value="2.37916666666667">
            <text:p>2.3791666667</text:p>
          </table:table-cell>
          <table:table-cell office:value-type="float" office:value="6.00490367775832">
            <text:p>6.00490367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72">
            <text:p>2.72</text:p>
          </table:table-cell>
          <table:table-cell office:value-type="float" office:value="10">
            <text:p>10</text:p>
          </table:table-cell>
          <table:table-cell office:value-type="float" office:value="244.44">
            <text:p>244.44</text:p>
          </table:table-cell>
          <table:table-cell office:value-type="float" office:value="1.24">
            <text:p>1.24</text:p>
          </table:table-cell>
          <table:table-cell office:value-type="float" office:value="197.129032258065">
            <text:p>197.1290322581</text:p>
          </table:table-cell>
          <table:table-cell office:value-type="float" office:value="0.272">
            <text:p>0.272</text:p>
          </table:table-cell>
          <table:table-cell office:value-type="float" office:value="0.455882352941176">
            <text:p>0.4558823529</text:p>
          </table:table-cell>
          <table:table-cell/>
          <table:table-cell office:value-type="string">
            <text:p>6695</text:p>
          </table:table-cell>
          <table:table-cell office:value-type="string">
            <text:p>6971</text:p>
          </table:table-cell>
          <table:table-cell office:value-type="float" office:value="2.47">
            <text:p>2.47</text:p>
          </table:table-cell>
          <table:table-cell office:value-type="float" office:value="12">
            <text:p>12</text:p>
          </table:table-cell>
          <table:table-cell office:value-type="float" office:value="222.3">
            <text:p>222.3</text:p>
          </table:table-cell>
          <table:table-cell office:value-type="float" office:value="1.24">
            <text:p>1.24</text:p>
          </table:table-cell>
          <table:table-cell office:value-type="float" office:value="179.274193548387">
            <text:p>179.2741935484</text:p>
          </table:table-cell>
          <table:table-cell office:value-type="float" office:value="0.205833333333333">
            <text:p>0.2058333333</text:p>
          </table:table-cell>
          <table:table-cell office:value-type="float" office:value="0.502024291497976">
            <text:p>0.50202429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2.67">
            <text:p>2.67</text:p>
          </table:table-cell>
          <table:table-cell office:value-type="float" office:value="5">
            <text:p>5</text:p>
          </table:table-cell>
          <table:table-cell office:value-type="float" office:value="240.39">
            <text:p>240.39</text:p>
          </table:table-cell>
          <table:table-cell office:value-type="float" office:value="55.4">
            <text:p>55.4</text:p>
          </table:table-cell>
          <table:table-cell office:value-type="float" office:value="4.33916967509025">
            <text:p>4.3391696751</text:p>
          </table:table-cell>
          <table:table-cell office:value-type="float" office:value="0.534">
            <text:p>0.534</text:p>
          </table:table-cell>
          <table:table-cell office:value-type="float" office:value="20.749063670412">
            <text:p>20.7490636704</text:p>
          </table:table-cell>
          <table:table-cell/>
          <table:table-cell office:value-type="string">
            <text:p>6699</text:p>
          </table:table-cell>
          <table:table-cell office:value-type="string">
            <text:p>6971</text:p>
          </table:table-cell>
          <table:table-cell office:value-type="float" office:value="1.62">
            <text:p>1.62</text:p>
          </table:table-cell>
          <table:table-cell office:value-type="float" office:value="6">
            <text:p>6</text:p>
          </table:table-cell>
          <table:table-cell office:value-type="float" office:value="145.62">
            <text:p>145.62</text:p>
          </table:table-cell>
          <table:table-cell office:value-type="float" office:value="55.4">
            <text:p>55.4</text:p>
          </table:table-cell>
          <table:table-cell office:value-type="float" office:value="2.62851985559567">
            <text:p>2.6285198556</text:p>
          </table:table-cell>
          <table:table-cell office:value-type="float" office:value="0.27">
            <text:p>0.27</text:p>
          </table:table-cell>
          <table:table-cell office:value-type="float" office:value="34.1975308641975">
            <text:p>34.19753086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8.56">
            <text:p>8.56</text:p>
          </table:table-cell>
          <table:table-cell office:value-type="float" office:value="7">
            <text:p>7</text:p>
          </table:table-cell>
          <table:table-cell office:value-type="float" office:value="770.4">
            <text:p>770.4</text:p>
          </table:table-cell>
          <table:table-cell office:value-type="float" office:value="304.77">
            <text:p>304.77</text:p>
          </table:table-cell>
          <table:table-cell office:value-type="float" office:value="2.52780785510385">
            <text:p>2.5278078551</text:p>
          </table:table-cell>
          <table:table-cell office:value-type="float" office:value="1.22285714285714">
            <text:p>1.2228571429</text:p>
          </table:table-cell>
          <table:table-cell office:value-type="float" office:value="35.6039719626168">
            <text:p>35.6039719626</text:p>
          </table:table-cell>
          <table:table-cell/>
          <table:table-cell office:value-type="string">
            <text:p>6716</text:p>
          </table:table-cell>
          <table:table-cell office:value-type="string">
            <text:p>6971</text:p>
          </table:table-cell>
          <table:table-cell office:value-type="float" office:value="8.63">
            <text:p>8.63</text:p>
          </table:table-cell>
          <table:table-cell office:value-type="float" office:value="6">
            <text:p>6</text:p>
          </table:table-cell>
          <table:table-cell office:value-type="float" office:value="776.97">
            <text:p>776.97</text:p>
          </table:table-cell>
          <table:table-cell office:value-type="float" office:value="304.77">
            <text:p>304.77</text:p>
          </table:table-cell>
          <table:table-cell office:value-type="float" office:value="2.54936509498966">
            <text:p>2.549365095</text:p>
          </table:table-cell>
          <table:table-cell office:value-type="float" office:value="1.43833333333333">
            <text:p>1.4383333333</text:p>
          </table:table-cell>
          <table:table-cell office:value-type="float" office:value="35.3151796060255">
            <text:p>35.3151796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.57">
            <text:p>1.57</text:p>
          </table:table-cell>
          <table:table-cell office:value-type="float" office:value="6">
            <text:p>6</text:p>
          </table:table-cell>
          <table:table-cell office:value-type="float" office:value="141.3">
            <text:p>141.3</text:p>
          </table:table-cell>
          <table:table-cell office:value-type="float" office:value="58.38">
            <text:p>58.38</text:p>
          </table:table-cell>
          <table:table-cell office:value-type="float" office:value="2.42034943473792">
            <text:p>2.4203494347</text:p>
          </table:table-cell>
          <table:table-cell office:value-type="float" office:value="0.261666666666667">
            <text:p>0.2616666667</text:p>
          </table:table-cell>
          <table:table-cell office:value-type="float" office:value="37.1847133757962">
            <text:p>37.1847133758</text:p>
          </table:table-cell>
          <table:table-cell/>
          <table:table-cell office:value-type="string">
            <text:p>6738</text:p>
          </table:table-cell>
          <table:table-cell office:value-type="string">
            <text:p>6971</text:p>
          </table:table-cell>
          <table:table-cell office:value-type="float" office:value="1.57">
            <text:p>1.57</text:p>
          </table:table-cell>
          <table:table-cell office:value-type="float" office:value="11">
            <text:p>11</text:p>
          </table:table-cell>
          <table:table-cell office:value-type="float" office:value="141.57">
            <text:p>141.57</text:p>
          </table:table-cell>
          <table:table-cell office:value-type="float" office:value="58.38">
            <text:p>58.38</text:p>
          </table:table-cell>
          <table:table-cell office:value-type="float" office:value="2.42497430626927">
            <text:p>2.4249743063</text:p>
          </table:table-cell>
          <table:table-cell office:value-type="float" office:value="0.142727272727273">
            <text:p>0.1427272727</text:p>
          </table:table-cell>
          <table:table-cell office:value-type="float" office:value="37.1847133757962">
            <text:p>37.184713375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7.69">
            <text:p>7.69</text:p>
          </table:table-cell>
          <table:table-cell office:value-type="float" office:value="9">
            <text:p>9</text:p>
          </table:table-cell>
          <table:table-cell office:value-type="float" office:value="692.37">
            <text:p>692.37</text:p>
          </table:table-cell>
          <table:table-cell office:value-type="float" office:value="191.94">
            <text:p>191.94</text:p>
          </table:table-cell>
          <table:table-cell office:value-type="float" office:value="3.60722100656455">
            <text:p>3.6072210066</text:p>
          </table:table-cell>
          <table:table-cell office:value-type="float" office:value="0.854444444444444">
            <text:p>0.8544444444</text:p>
          </table:table-cell>
          <table:table-cell office:value-type="float" office:value="24.9596879063719">
            <text:p>24.9596879064</text:p>
          </table:table-cell>
          <table:table-cell/>
          <table:table-cell office:value-type="string">
            <text:p>6843</text:p>
          </table:table-cell>
          <table:table-cell office:value-type="string">
            <text:p>6971</text:p>
          </table:table-cell>
          <table:table-cell office:value-type="float" office:value="7.57">
            <text:p>7.57</text:p>
          </table:table-cell>
          <table:table-cell office:value-type="float" office:value="10">
            <text:p>10</text:p>
          </table:table-cell>
          <table:table-cell office:value-type="float" office:value="681.66">
            <text:p>681.66</text:p>
          </table:table-cell>
          <table:table-cell office:value-type="float" office:value="191.94">
            <text:p>191.94</text:p>
          </table:table-cell>
          <table:table-cell office:value-type="float" office:value="3.55142231947484">
            <text:p>3.5514223195</text:p>
          </table:table-cell>
          <table:table-cell office:value-type="float" office:value="0.757">
            <text:p>0.757</text:p>
          </table:table-cell>
          <table:table-cell office:value-type="float" office:value="25.3553500660502">
            <text:p>25.35535006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6.25">
            <text:p>6.25</text:p>
          </table:table-cell>
          <table:table-cell office:value-type="float" office:value="6">
            <text:p>6</text:p>
          </table:table-cell>
          <table:table-cell office:value-type="float" office:value="562.86">
            <text:p>562.86</text:p>
          </table:table-cell>
          <table:table-cell office:value-type="float" office:value="69.67">
            <text:p>69.67</text:p>
          </table:table-cell>
          <table:table-cell office:value-type="float" office:value="8.07894359121573">
            <text:p>8.0789435912</text:p>
          </table:table-cell>
          <table:table-cell office:value-type="float" office:value="1.04166666666667">
            <text:p>1.0416666667</text:p>
          </table:table-cell>
          <table:table-cell office:value-type="float" office:value="11.1472">
            <text:p>11.1472</text:p>
          </table:table-cell>
          <table:table-cell/>
          <table:table-cell office:value-type="string">
            <text:p>6879</text:p>
          </table:table-cell>
          <table:table-cell office:value-type="string">
            <text:p>6971</text:p>
          </table:table-cell>
          <table:table-cell office:value-type="float" office:value="5.73">
            <text:p>5.73</text:p>
          </table:table-cell>
          <table:table-cell office:value-type="float" office:value="8">
            <text:p>8</text:p>
          </table:table-cell>
          <table:table-cell office:value-type="float" office:value="516.06">
            <text:p>516.06</text:p>
          </table:table-cell>
          <table:table-cell office:value-type="float" office:value="69.67">
            <text:p>69.67</text:p>
          </table:table-cell>
          <table:table-cell office:value-type="float" office:value="7.40720539687096">
            <text:p>7.4072053969</text:p>
          </table:table-cell>
          <table:table-cell office:value-type="float" office:value="0.71625">
            <text:p>0.71625</text:p>
          </table:table-cell>
          <table:table-cell office:value-type="float" office:value="12.1588132635253">
            <text:p>12.15881326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9.58">
            <text:p>9.58</text:p>
          </table:table-cell>
          <table:table-cell office:value-type="float" office:value="7">
            <text:p>7</text:p>
          </table:table-cell>
          <table:table-cell office:value-type="float" office:value="861.93">
            <text:p>861.93</text:p>
          </table:table-cell>
          <table:table-cell office:value-type="float" office:value="285.66">
            <text:p>285.66</text:p>
          </table:table-cell>
          <table:table-cell office:value-type="float" office:value="3.01732829237555">
            <text:p>3.0173282924</text:p>
          </table:table-cell>
          <table:table-cell office:value-type="float" office:value="1.36857142857143">
            <text:p>1.3685714286</text:p>
          </table:table-cell>
          <table:table-cell office:value-type="float" office:value="29.8183716075157">
            <text:p>29.8183716075</text:p>
          </table:table-cell>
          <table:table-cell/>
          <table:table-cell office:value-type="string">
            <text:p>6892</text:p>
          </table:table-cell>
          <table:table-cell office:value-type="string">
            <text:p>6971</text:p>
          </table:table-cell>
          <table:table-cell office:value-type="float" office:value="9.47">
            <text:p>9.47</text:p>
          </table:table-cell>
          <table:table-cell office:value-type="float" office:value="7">
            <text:p>7</text:p>
          </table:table-cell>
          <table:table-cell office:value-type="float" office:value="852.12">
            <text:p>852.12</text:p>
          </table:table-cell>
          <table:table-cell office:value-type="float" office:value="285.66">
            <text:p>285.66</text:p>
          </table:table-cell>
          <table:table-cell office:value-type="float" office:value="2.98298676748582">
            <text:p>2.9829867675</text:p>
          </table:table-cell>
          <table:table-cell office:value-type="float" office:value="1.35285714285714">
            <text:p>1.3528571429</text:p>
          </table:table-cell>
          <table:table-cell office:value-type="float" office:value="30.1647307286167">
            <text:p>30.16473072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.47">
            <text:p>1.47</text:p>
          </table:table-cell>
          <table:table-cell office:value-type="float" office:value="7">
            <text:p>7</text:p>
          </table:table-cell>
          <table:table-cell office:value-type="float" office:value="132.48">
            <text:p>132.48</text:p>
          </table:table-cell>
          <table:table-cell office:value-type="float" office:value="1.24">
            <text:p>1.24</text:p>
          </table:table-cell>
          <table:table-cell office:value-type="float" office:value="106.838709677419">
            <text:p>106.8387096774</text:p>
          </table:table-cell>
          <table:table-cell office:value-type="float" office:value="0.21">
            <text:p>0.21</text:p>
          </table:table-cell>
          <table:table-cell office:value-type="float" office:value="0.843537414965986">
            <text:p>0.843537415</text:p>
          </table:table-cell>
          <table:table-cell/>
          <table:table-cell office:value-type="string">
            <text:p>6945</text:p>
          </table:table-cell>
          <table:table-cell office:value-type="string">
            <text:p>6971</text:p>
          </table:table-cell>
          <table:table-cell office:value-type="float" office:value="1.43">
            <text:p>1.43</text:p>
          </table:table-cell>
          <table:table-cell office:value-type="float" office:value="8">
            <text:p>8</text:p>
          </table:table-cell>
          <table:table-cell office:value-type="float" office:value="128.79">
            <text:p>128.79</text:p>
          </table:table-cell>
          <table:table-cell office:value-type="float" office:value="1.24">
            <text:p>1.24</text:p>
          </table:table-cell>
          <table:table-cell office:value-type="float" office:value="103.862903225806">
            <text:p>103.8629032258</text:p>
          </table:table-cell>
          <table:table-cell office:value-type="float" office:value="0.17875">
            <text:p>0.17875</text:p>
          </table:table-cell>
          <table:table-cell office:value-type="float" office:value="0.867132867132867">
            <text:p>0.86713286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2.09">
            <text:p>2.09</text:p>
          </table:table-cell>
          <table:table-cell office:value-type="float" office:value="9">
            <text:p>9</text:p>
          </table:table-cell>
          <table:table-cell office:value-type="float" office:value="188.19">
            <text:p>188.19</text:p>
          </table:table-cell>
          <table:table-cell office:value-type="float" office:value="61.81">
            <text:p>61.81</text:p>
          </table:table-cell>
          <table:table-cell office:value-type="float" office:value="3.04465296877528">
            <text:p>3.0446529688</text:p>
          </table:table-cell>
          <table:table-cell office:value-type="float" office:value="0.232222222222222">
            <text:p>0.2322222222</text:p>
          </table:table-cell>
          <table:table-cell office:value-type="float" office:value="29.5741626794258">
            <text:p>29.5741626794</text:p>
          </table:table-cell>
          <table:table-cell/>
          <table:table-cell office:value-type="string">
            <text:p>6948</text:p>
          </table:table-cell>
          <table:table-cell office:value-type="string">
            <text:p>6971</text:p>
          </table:table-cell>
          <table:table-cell office:value-type="float" office:value="1.84">
            <text:p>1.84</text:p>
          </table:table-cell>
          <table:table-cell office:value-type="float" office:value="10">
            <text:p>10</text:p>
          </table:table-cell>
          <table:table-cell office:value-type="float" office:value="166.05">
            <text:p>166.05</text:p>
          </table:table-cell>
          <table:table-cell office:value-type="float" office:value="61.81">
            <text:p>61.81</text:p>
          </table:table-cell>
          <table:table-cell office:value-type="float" office:value="2.68645850186054">
            <text:p>2.6864585019</text:p>
          </table:table-cell>
          <table:table-cell office:value-type="float" office:value="0.184">
            <text:p>0.184</text:p>
          </table:table-cell>
          <table:table-cell office:value-type="float" office:value="33.5923913043478">
            <text:p>33.59239130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6.85">
            <text:p>6.85</text:p>
          </table:table-cell>
          <table:table-cell office:value-type="float" office:value="12">
            <text:p>12</text:p>
          </table:table-cell>
          <table:table-cell office:value-type="float" office:value="616.32">
            <text:p>616.32</text:p>
          </table:table-cell>
          <table:table-cell office:value-type="float" office:value="174.25">
            <text:p>174.25</text:p>
          </table:table-cell>
          <table:table-cell office:value-type="float" office:value="3.53698708751793">
            <text:p>3.5369870875</text:p>
          </table:table-cell>
          <table:table-cell office:value-type="float" office:value="0.570833333333333">
            <text:p>0.5708333333</text:p>
          </table:table-cell>
          <table:table-cell office:value-type="float" office:value="25.4379562043796">
            <text:p>25.4379562044</text:p>
          </table:table-cell>
          <table:table-cell/>
          <table:table-cell office:value-type="string">
            <text:p>7021</text:p>
          </table:table-cell>
          <table:table-cell office:value-type="string">
            <text:p>6971</text:p>
          </table:table-cell>
          <table:table-cell office:value-type="float" office:value="6.7">
            <text:p>6.7</text:p>
          </table:table-cell>
          <table:table-cell office:value-type="float" office:value="12">
            <text:p>12</text:p>
          </table:table-cell>
          <table:table-cell office:value-type="float" office:value="602.91">
            <text:p>602.91</text:p>
          </table:table-cell>
          <table:table-cell office:value-type="float" office:value="174.25">
            <text:p>174.25</text:p>
          </table:table-cell>
          <table:table-cell office:value-type="float" office:value="3.46002869440459">
            <text:p>3.4600286944</text:p>
          </table:table-cell>
          <table:table-cell office:value-type="float" office:value="0.558333333333333">
            <text:p>0.5583333333</text:p>
          </table:table-cell>
          <table:table-cell office:value-type="float" office:value="26.0074626865672">
            <text:p>26.007462686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1.59">
            <text:p>1.59</text:p>
          </table:table-cell>
          <table:table-cell office:value-type="float" office:value="10">
            <text:p>10</text:p>
          </table:table-cell>
          <table:table-cell office:value-type="float" office:value="143.55">
            <text:p>143.55</text:p>
          </table:table-cell>
          <table:table-cell office:value-type="float" office:value="68.58">
            <text:p>68.58</text:p>
          </table:table-cell>
          <table:table-cell office:value-type="float" office:value="2.09317585301837">
            <text:p>2.093175853</text:p>
          </table:table-cell>
          <table:table-cell office:value-type="float" office:value="0.159">
            <text:p>0.159</text:p>
          </table:table-cell>
          <table:table-cell office:value-type="float" office:value="43.1320754716981">
            <text:p>43.1320754717</text:p>
          </table:table-cell>
          <table:table-cell/>
          <table:table-cell office:value-type="string">
            <text:p>7079</text:p>
          </table:table-cell>
          <table:table-cell office:value-type="string">
            <text:p>6971</text:p>
          </table:table-cell>
          <table:table-cell office:value-type="float" office:value="1.48">
            <text:p>1.48</text:p>
          </table:table-cell>
          <table:table-cell office:value-type="float" office:value="11">
            <text:p>11</text:p>
          </table:table-cell>
          <table:table-cell office:value-type="float" office:value="132.84">
            <text:p>132.84</text:p>
          </table:table-cell>
          <table:table-cell office:value-type="float" office:value="68.58">
            <text:p>68.58</text:p>
          </table:table-cell>
          <table:table-cell office:value-type="float" office:value="1.93700787401575">
            <text:p>1.937007874</text:p>
          </table:table-cell>
          <table:table-cell office:value-type="float" office:value="0.134545454545455">
            <text:p>0.1345454545</text:p>
          </table:table-cell>
          <table:table-cell office:value-type="float" office:value="46.3378378378378">
            <text:p>46.33783783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1.75">
            <text:p>1.75</text:p>
          </table:table-cell>
          <table:table-cell office:value-type="float" office:value="6">
            <text:p>6</text:p>
          </table:table-cell>
          <table:table-cell office:value-type="float" office:value="157.77">
            <text:p>157.77</text:p>
          </table:table-cell>
          <table:table-cell office:value-type="float" office:value="69.78">
            <text:p>69.78</text:p>
          </table:table-cell>
          <table:table-cell office:value-type="float" office:value="2.2609630266552">
            <text:p>2.2609630267</text:p>
          </table:table-cell>
          <table:table-cell office:value-type="float" office:value="0.291666666666667">
            <text:p>0.2916666667</text:p>
          </table:table-cell>
          <table:table-cell office:value-type="float" office:value="39.8742857142857">
            <text:p>39.8742857143</text:p>
          </table:table-cell>
          <table:table-cell/>
          <table:table-cell office:value-type="string">
            <text:p>7081</text:p>
          </table:table-cell>
          <table:table-cell office:value-type="string">
            <text:p>6971</text:p>
          </table:table-cell>
          <table:table-cell office:value-type="float" office:value="1.55">
            <text:p>1.55</text:p>
          </table:table-cell>
          <table:table-cell office:value-type="float" office:value="9">
            <text:p>9</text:p>
          </table:table-cell>
          <table:table-cell office:value-type="float" office:value="139.32">
            <text:p>139.32</text:p>
          </table:table-cell>
          <table:table-cell office:value-type="float" office:value="69.78">
            <text:p>69.78</text:p>
          </table:table-cell>
          <table:table-cell office:value-type="float" office:value="1.99656061908856">
            <text:p>1.9965606191</text:p>
          </table:table-cell>
          <table:table-cell office:value-type="float" office:value="0.172222222222222">
            <text:p>0.1722222222</text:p>
          </table:table-cell>
          <table:table-cell office:value-type="float" office:value="45.0193548387097">
            <text:p>45.019354838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7.46">
            <text:p>7.46</text:p>
          </table:table-cell>
          <table:table-cell office:value-type="float" office:value="8">
            <text:p>8</text:p>
          </table:table-cell>
          <table:table-cell office:value-type="float" office:value="671.4">
            <text:p>671.4</text:p>
          </table:table-cell>
          <table:table-cell office:value-type="float" office:value="274.55">
            <text:p>274.55</text:p>
          </table:table-cell>
          <table:table-cell office:value-type="float" office:value="2.44545620105627">
            <text:p>2.4454562011</text:p>
          </table:table-cell>
          <table:table-cell office:value-type="float" office:value="0.9325">
            <text:p>0.9325</text:p>
          </table:table-cell>
          <table:table-cell office:value-type="float" office:value="36.8029490616622">
            <text:p>36.8029490617</text:p>
          </table:table-cell>
          <table:table-cell/>
          <table:table-cell office:value-type="string">
            <text:p>7094</text:p>
          </table:table-cell>
          <table:table-cell office:value-type="string">
            <text:p>6971</text:p>
          </table:table-cell>
          <table:table-cell office:value-type="float" office:value="7.59">
            <text:p>7.59</text:p>
          </table:table-cell>
          <table:table-cell office:value-type="float" office:value="8">
            <text:p>8</text:p>
          </table:table-cell>
          <table:table-cell office:value-type="float" office:value="683.28">
            <text:p>683.28</text:p>
          </table:table-cell>
          <table:table-cell office:value-type="float" office:value="274.55">
            <text:p>274.55</text:p>
          </table:table-cell>
          <table:table-cell office:value-type="float" office:value="2.488727007831">
            <text:p>2.4887270078</text:p>
          </table:table-cell>
          <table:table-cell office:value-type="float" office:value="0.94875">
            <text:p>0.94875</text:p>
          </table:table-cell>
          <table:table-cell office:value-type="float" office:value="36.1725955204216">
            <text:p>36.1725955204</text:p>
          </table:table-cell>
          <table:table-cell table:number-columns-repeated="1005"/>
        </table:table-row>
        <table:table-row table:style-name="ro1">
          <table:table-cell office:value-type="string">
            <text:p>7021</text:p>
          </table:table-cell>
          <table:table-cell office:value-type="string">
            <text:p>6087</text:p>
          </table:table-cell>
          <table:table-cell office:value-type="float" office:value="6.92">
            <text:p>6.92</text:p>
          </table:table-cell>
          <table:table-cell office:value-type="float" office:value="5">
            <text:p>5</text:p>
          </table:table-cell>
          <table:table-cell office:value-type="float" office:value="622.62">
            <text:p>622.62</text:p>
          </table:table-cell>
          <table:table-cell office:value-type="float" office:value="174.36">
            <text:p>174.36</text:p>
          </table:table-cell>
          <table:table-cell office:value-type="float" office:value="3.57088781830695">
            <text:p>3.5708878183</text:p>
          </table:table-cell>
          <table:table-cell office:value-type="float" office:value="1.384">
            <text:p>1.384</text:p>
          </table:table-cell>
          <table:table-cell office:value-type="float" office:value="25.1965317919075">
            <text:p>25.1965317919</text:p>
          </table:table-cell>
          <table:table-cell/>
          <table:table-cell office:value-type="string">
            <text:p>6087</text:p>
          </table:table-cell>
          <table:table-cell office:value-type="string">
            <text:p>7021</text:p>
          </table:table-cell>
          <table:table-cell office:value-type="float" office:value="6.58">
            <text:p>6.58</text:p>
          </table:table-cell>
          <table:table-cell office:value-type="float" office:value="5">
            <text:p>5</text:p>
          </table:table-cell>
          <table:table-cell office:value-type="float" office:value="592.29">
            <text:p>592.29</text:p>
          </table:table-cell>
          <table:table-cell office:value-type="float" office:value="174.36">
            <text:p>174.36</text:p>
          </table:table-cell>
          <table:table-cell office:value-type="float" office:value="3.39693737095664">
            <text:p>3.396937371</text:p>
          </table:table-cell>
          <table:table-cell office:value-type="float" office:value="1.316">
            <text:p>1.316</text:p>
          </table:table-cell>
          <table:table-cell office:value-type="float" office:value="26.4984802431611">
            <text:p>26.49848024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14.08">
            <text:p>14.08</text:p>
          </table:table-cell>
          <table:table-cell office:value-type="float" office:value="6">
            <text:p>6</text:p>
          </table:table-cell>
          <table:table-cell office:value-type="float" office:value="1267.11">
            <text:p>1267.11</text:p>
          </table:table-cell>
          <table:table-cell office:value-type="float" office:value="176.39">
            <text:p>176.39</text:p>
          </table:table-cell>
          <table:table-cell office:value-type="float" office:value="7.18357049719372">
            <text:p>7.1835704972</text:p>
          </table:table-cell>
          <table:table-cell office:value-type="float" office:value="2.34666666666667">
            <text:p>2.3466666667</text:p>
          </table:table-cell>
          <table:table-cell office:value-type="float" office:value="12.5276988636364">
            <text:p>12.5276988636</text:p>
          </table:table-cell>
          <table:table-cell/>
          <table:table-cell office:value-type="string">
            <text:p>6382</text:p>
          </table:table-cell>
          <table:table-cell office:value-type="string">
            <text:p>702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59.64">
            <text:p>1259.64</text:p>
          </table:table-cell>
          <table:table-cell office:value-type="float" office:value="176.39">
            <text:p>176.39</text:p>
          </table:table-cell>
          <table:table-cell office:value-type="float" office:value="7.141221157662">
            <text:p>7.1412211577</text:p>
          </table:table-cell>
          <table:table-cell office:value-type="float" office:value="2.33333333333333">
            <text:p>2.3333333333</text:p>
          </table:table-cell>
          <table:table-cell office:value-type="float" office:value="12.5992857142857">
            <text:p>12.59928571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7.23">
            <text:p>7.23</text:p>
          </table:table-cell>
          <table:table-cell office:value-type="float" office:value="7">
            <text:p>7</text:p>
          </table:table-cell>
          <table:table-cell office:value-type="float" office:value="651.06">
            <text:p>651.06</text:p>
          </table:table-cell>
          <table:table-cell office:value-type="float" office:value="173.93">
            <text:p>173.93</text:p>
          </table:table-cell>
          <table:table-cell office:value-type="float" office:value="3.74323003507158">
            <text:p>3.7432300351</text:p>
          </table:table-cell>
          <table:table-cell office:value-type="float" office:value="1.03285714285714">
            <text:p>1.0328571429</text:p>
          </table:table-cell>
          <table:table-cell office:value-type="float" office:value="24.0567081604426">
            <text:p>24.0567081604</text:p>
          </table:table-cell>
          <table:table-cell/>
          <table:table-cell office:value-type="string">
            <text:p>6405</text:p>
          </table:table-cell>
          <table:table-cell office:value-type="string">
            <text:p>7021</text:p>
          </table:table-cell>
          <table:table-cell office:value-type="float" office:value="7.46">
            <text:p>7.46</text:p>
          </table:table-cell>
          <table:table-cell office:value-type="float" office:value="9">
            <text:p>9</text:p>
          </table:table-cell>
          <table:table-cell office:value-type="float" office:value="671.31">
            <text:p>671.31</text:p>
          </table:table-cell>
          <table:table-cell office:value-type="float" office:value="173.93">
            <text:p>173.93</text:p>
          </table:table-cell>
          <table:table-cell office:value-type="float" office:value="3.85965618352211">
            <text:p>3.8596561835</text:p>
          </table:table-cell>
          <table:table-cell office:value-type="float" office:value="0.828888888888889">
            <text:p>0.8288888889</text:p>
          </table:table-cell>
          <table:table-cell office:value-type="float" office:value="23.3150134048257">
            <text:p>23.31501340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2.88">
            <text:p>12.88</text:p>
          </table:table-cell>
          <table:table-cell office:value-type="float" office:value="8">
            <text:p>8</text:p>
          </table:table-cell>
          <table:table-cell office:value-type="float" office:value="1158.84">
            <text:p>1158.84</text:p>
          </table:table-cell>
          <table:table-cell office:value-type="float" office:value="134.91">
            <text:p>134.91</text:p>
          </table:table-cell>
          <table:table-cell office:value-type="float" office:value="8.58972648432288">
            <text:p>8.5897264843</text:p>
          </table:table-cell>
          <table:table-cell office:value-type="float" office:value="1.61">
            <text:p>1.61</text:p>
          </table:table-cell>
          <table:table-cell office:value-type="float" office:value="10.4743788819876">
            <text:p>10.474378882</text:p>
          </table:table-cell>
          <table:table-cell/>
          <table:table-cell office:value-type="string">
            <text:p>6423</text:p>
          </table:table-cell>
          <table:table-cell office:value-type="string">
            <text:p>7021</text:p>
          </table:table-cell>
          <table:table-cell office:value-type="float" office:value="12.79">
            <text:p>12.79</text:p>
          </table:table-cell>
          <table:table-cell office:value-type="float" office:value="8">
            <text:p>8</text:p>
          </table:table-cell>
          <table:table-cell office:value-type="float" office:value="1150.65">
            <text:p>1150.65</text:p>
          </table:table-cell>
          <table:table-cell office:value-type="float" office:value="134.91">
            <text:p>134.91</text:p>
          </table:table-cell>
          <table:table-cell office:value-type="float" office:value="8.52901934623082">
            <text:p>8.5290193462</text:p>
          </table:table-cell>
          <table:table-cell office:value-type="float" office:value="1.59875">
            <text:p>1.59875</text:p>
          </table:table-cell>
          <table:table-cell office:value-type="float" office:value="10.5480844409695">
            <text:p>10.5480844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6.62">
            <text:p>6.62</text:p>
          </table:table-cell>
          <table:table-cell office:value-type="float" office:value="10">
            <text:p>10</text:p>
          </table:table-cell>
          <table:table-cell office:value-type="float" office:value="596.25">
            <text:p>596.25</text:p>
          </table:table-cell>
          <table:table-cell office:value-type="float" office:value="201.72">
            <text:p>201.72</text:p>
          </table:table-cell>
          <table:table-cell office:value-type="float" office:value="2.95582986317668">
            <text:p>2.9558298632</text:p>
          </table:table-cell>
          <table:table-cell office:value-type="float" office:value="0.662">
            <text:p>0.662</text:p>
          </table:table-cell>
          <table:table-cell office:value-type="float" office:value="30.4712990936556">
            <text:p>30.4712990937</text:p>
          </table:table-cell>
          <table:table-cell/>
          <table:table-cell office:value-type="string">
            <text:p>6446</text:p>
          </table:table-cell>
          <table:table-cell office:value-type="string">
            <text:p>7021</text:p>
          </table:table-cell>
          <table:table-cell office:value-type="float" office:value="6.63">
            <text:p>6.63</text:p>
          </table:table-cell>
          <table:table-cell office:value-type="float" office:value="10">
            <text:p>10</text:p>
          </table:table-cell>
          <table:table-cell office:value-type="float" office:value="597.06">
            <text:p>597.06</text:p>
          </table:table-cell>
          <table:table-cell office:value-type="float" office:value="201.72">
            <text:p>201.72</text:p>
          </table:table-cell>
          <table:table-cell office:value-type="float" office:value="2.95984533016062">
            <text:p>2.9598453302</text:p>
          </table:table-cell>
          <table:table-cell office:value-type="float" office:value="0.663">
            <text:p>0.663</text:p>
          </table:table-cell>
          <table:table-cell office:value-type="float" office:value="30.4253393665158">
            <text:p>30.42533936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6.75">
            <text:p>6.75</text:p>
          </table:table-cell>
          <table:table-cell office:value-type="float" office:value="8">
            <text:p>8</text:p>
          </table:table-cell>
          <table:table-cell office:value-type="float" office:value="607.14">
            <text:p>607.14</text:p>
          </table:table-cell>
          <table:table-cell office:value-type="float" office:value="173.83">
            <text:p>173.83</text:p>
          </table:table-cell>
          <table:table-cell office:value-type="float" office:value="3.49272277512512">
            <text:p>3.4927227751</text:p>
          </table:table-cell>
          <table:table-cell office:value-type="float" office:value="0.84375">
            <text:p>0.84375</text:p>
          </table:table-cell>
          <table:table-cell office:value-type="float" office:value="25.7525925925926">
            <text:p>25.7525925926</text:p>
          </table:table-cell>
          <table:table-cell/>
          <table:table-cell office:value-type="string">
            <text:p>6451</text:p>
          </table:table-cell>
          <table:table-cell office:value-type="string">
            <text:p>7021</text:p>
          </table:table-cell>
          <table:table-cell office:value-type="float" office:value="6.61">
            <text:p>6.61</text:p>
          </table:table-cell>
          <table:table-cell office:value-type="float" office:value="9">
            <text:p>9</text:p>
          </table:table-cell>
          <table:table-cell office:value-type="float" office:value="594.99">
            <text:p>594.99</text:p>
          </table:table-cell>
          <table:table-cell office:value-type="float" office:value="173.83">
            <text:p>173.83</text:p>
          </table:table-cell>
          <table:table-cell office:value-type="float" office:value="3.42282689984468">
            <text:p>3.4228268998</text:p>
          </table:table-cell>
          <table:table-cell office:value-type="float" office:value="0.734444444444444">
            <text:p>0.7344444444</text:p>
          </table:table-cell>
          <table:table-cell office:value-type="float" office:value="26.2980332829047">
            <text:p>26.29803328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7.09">
            <text:p>7.09</text:p>
          </table:table-cell>
          <table:table-cell office:value-type="float" office:value="255">
            <text:p>255</text:p>
          </table:table-cell>
          <table:table-cell office:value-type="float" office:value="638.01">
            <text:p>638.01</text:p>
          </table:table-cell>
          <table:table-cell office:value-type="float" office:value="201.03">
            <text:p>201.03</text:p>
          </table:table-cell>
          <table:table-cell office:value-type="float" office:value="3.17370541710192">
            <text:p>3.1737054171</text:p>
          </table:table-cell>
          <table:table-cell office:value-type="float" office:value="0.0278039215686275">
            <text:p>0.0278039216</text:p>
          </table:table-cell>
          <table:table-cell office:value-type="float" office:value="28.3540197461213">
            <text:p>28.3540197461</text:p>
          </table:table-cell>
          <table:table-cell/>
          <table:table-cell office:value-type="string">
            <text:p>6471</text:p>
          </table:table-cell>
          <table:table-cell office:value-type="string">
            <text:p>7021</text:p>
          </table:table-cell>
          <table:table-cell office:value-type="float" office:value="6.97">
            <text:p>6.97</text:p>
          </table:table-cell>
          <table:table-cell office:value-type="float" office:value="255">
            <text:p>255</text:p>
          </table:table-cell>
          <table:table-cell office:value-type="float" office:value="627.3">
            <text:p>627.3</text:p>
          </table:table-cell>
          <table:table-cell office:value-type="float" office:value="201.03">
            <text:p>201.03</text:p>
          </table:table-cell>
          <table:table-cell office:value-type="float" office:value="3.12042978659901">
            <text:p>3.1204297866</text:p>
          </table:table-cell>
          <table:table-cell office:value-type="float" office:value="0.0273333333333333">
            <text:p>0.0273333333</text:p>
          </table:table-cell>
          <table:table-cell office:value-type="float" office:value="28.8421807747489">
            <text:p>28.842180774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9.96">
            <text:p>9.96</text:p>
          </table:table-cell>
          <table:table-cell office:value-type="float" office:value="13">
            <text:p>13</text:p>
          </table:table-cell>
          <table:table-cell office:value-type="float" office:value="896.67">
            <text:p>896.67</text:p>
          </table:table-cell>
          <table:table-cell office:value-type="float" office:value="85.42">
            <text:p>85.42</text:p>
          </table:table-cell>
          <table:table-cell office:value-type="float" office:value="10.4971903535472">
            <text:p>10.4971903535</text:p>
          </table:table-cell>
          <table:table-cell office:value-type="float" office:value="0.766153846153846">
            <text:p>0.7661538462</text:p>
          </table:table-cell>
          <table:table-cell office:value-type="float" office:value="8.57630522088353">
            <text:p>8.5763052209</text:p>
          </table:table-cell>
          <table:table-cell/>
          <table:table-cell office:value-type="string">
            <text:p>6499</text:p>
          </table:table-cell>
          <table:table-cell office:value-type="string">
            <text:p>7021</text:p>
          </table:table-cell>
          <table:table-cell office:value-type="float" office:value="9.5">
            <text:p>9.5</text:p>
          </table:table-cell>
          <table:table-cell office:value-type="float" office:value="13">
            <text:p>13</text:p>
          </table:table-cell>
          <table:table-cell office:value-type="float" office:value="855">
            <text:p>855</text:p>
          </table:table-cell>
          <table:table-cell office:value-type="float" office:value="85.42">
            <text:p>85.42</text:p>
          </table:table-cell>
          <table:table-cell office:value-type="float" office:value="10.0093654881761">
            <text:p>10.0093654882</text:p>
          </table:table-cell>
          <table:table-cell office:value-type="float" office:value="0.730769230769231">
            <text:p>0.7307692308</text:p>
          </table:table-cell>
          <table:table-cell office:value-type="float" office:value="8.99157894736842">
            <text:p>8.99157894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10.76">
            <text:p>10.76</text:p>
          </table:table-cell>
          <table:table-cell office:value-type="float" office:value="7">
            <text:p>7</text:p>
          </table:table-cell>
          <table:table-cell office:value-type="float" office:value="968.76">
            <text:p>968.76</text:p>
          </table:table-cell>
          <table:table-cell office:value-type="float" office:value="264.89">
            <text:p>264.89</text:p>
          </table:table-cell>
          <table:table-cell office:value-type="float" office:value="3.65721620295217">
            <text:p>3.657216203</text:p>
          </table:table-cell>
          <table:table-cell office:value-type="float" office:value="1.53714285714286">
            <text:p>1.5371428571</text:p>
          </table:table-cell>
          <table:table-cell office:value-type="float" office:value="24.6180297397769">
            <text:p>24.6180297398</text:p>
          </table:table-cell>
          <table:table-cell/>
          <table:table-cell office:value-type="string">
            <text:p>6501</text:p>
          </table:table-cell>
          <table:table-cell office:value-type="string">
            <text:p>7021</text:p>
          </table:table-cell>
          <table:table-cell office:value-type="float" office:value="10.69">
            <text:p>10.69</text:p>
          </table:table-cell>
          <table:table-cell office:value-type="float" office:value="11">
            <text:p>11</text:p>
          </table:table-cell>
          <table:table-cell office:value-type="float" office:value="962.1">
            <text:p>962.1</text:p>
          </table:table-cell>
          <table:table-cell office:value-type="float" office:value="264.89">
            <text:p>264.89</text:p>
          </table:table-cell>
          <table:table-cell office:value-type="float" office:value="3.63207369096606">
            <text:p>3.632073691</text:p>
          </table:table-cell>
          <table:table-cell office:value-type="float" office:value="0.971818181818182">
            <text:p>0.9718181818</text:p>
          </table:table-cell>
          <table:table-cell office:value-type="float" office:value="24.7792329279701">
            <text:p>24.7792329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15.39">
            <text:p>15.39</text:p>
          </table:table-cell>
          <table:table-cell office:value-type="float" office:value="8">
            <text:p>8</text:p>
          </table:table-cell>
          <table:table-cell office:value-type="float" office:value="1384.92">
            <text:p>1384.92</text:p>
          </table:table-cell>
          <table:table-cell office:value-type="float" office:value="135.02">
            <text:p>135.02</text:p>
          </table:table-cell>
          <table:table-cell office:value-type="float" office:value="10.2571470893201">
            <text:p>10.2571470893</text:p>
          </table:table-cell>
          <table:table-cell office:value-type="float" office:value="1.92375">
            <text:p>1.92375</text:p>
          </table:table-cell>
          <table:table-cell office:value-type="float" office:value="8.7732293697206">
            <text:p>8.7732293697</text:p>
          </table:table-cell>
          <table:table-cell/>
          <table:table-cell office:value-type="string">
            <text:p>6512</text:p>
          </table:table-cell>
          <table:table-cell office:value-type="string">
            <text:p>7021</text:p>
          </table:table-cell>
          <table:table-cell office:value-type="float" office:value="15.3">
            <text:p>15.3</text:p>
          </table:table-cell>
          <table:table-cell office:value-type="float" office:value="12">
            <text:p>12</text:p>
          </table:table-cell>
          <table:table-cell office:value-type="float" office:value="1376.82">
            <text:p>1376.82</text:p>
          </table:table-cell>
          <table:table-cell office:value-type="float" office:value="135.02">
            <text:p>135.02</text:p>
          </table:table-cell>
          <table:table-cell office:value-type="float" office:value="10.1971559768923">
            <text:p>10.1971559769</text:p>
          </table:table-cell>
          <table:table-cell office:value-type="float" office:value="1.275">
            <text:p>1.275</text:p>
          </table:table-cell>
          <table:table-cell office:value-type="float" office:value="8.82483660130719">
            <text:p>8.82483660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629.73">
            <text:p>629.73</text:p>
          </table:table-cell>
          <table:table-cell office:value-type="float" office:value="223.74">
            <text:p>223.74</text:p>
          </table:table-cell>
          <table:table-cell office:value-type="float" office:value="2.81456154465004">
            <text:p>2.8145615447</text:p>
          </table:table-cell>
          <table:table-cell office:value-type="float" office:value="0.538461538461538">
            <text:p>0.5384615385</text:p>
          </table:table-cell>
          <table:table-cell office:value-type="float" office:value="31.9628571428571">
            <text:p>31.9628571429</text:p>
          </table:table-cell>
          <table:table-cell/>
          <table:table-cell office:value-type="string">
            <text:p>6515</text:p>
          </table:table-cell>
          <table:table-cell office:value-type="string">
            <text:p>7021</text:p>
          </table:table-cell>
          <table:table-cell office:value-type="float" office:value="6.96">
            <text:p>6.96</text:p>
          </table:table-cell>
          <table:table-cell office:value-type="float" office:value="13">
            <text:p>13</text:p>
          </table:table-cell>
          <table:table-cell office:value-type="float" office:value="626.31">
            <text:p>626.31</text:p>
          </table:table-cell>
          <table:table-cell office:value-type="float" office:value="223.74">
            <text:p>223.74</text:p>
          </table:table-cell>
          <table:table-cell office:value-type="float" office:value="2.79927594529364">
            <text:p>2.7992759453</text:p>
          </table:table-cell>
          <table:table-cell office:value-type="float" office:value="0.535384615384615">
            <text:p>0.5353846154</text:p>
          </table:table-cell>
          <table:table-cell office:value-type="float" office:value="32.1465517241379">
            <text:p>32.14655172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7.71">
            <text:p>7.71</text:p>
          </table:table-cell>
          <table:table-cell office:value-type="float" office:value="13">
            <text:p>13</text:p>
          </table:table-cell>
          <table:table-cell office:value-type="float" office:value="693.63">
            <text:p>693.63</text:p>
          </table:table-cell>
          <table:table-cell office:value-type="float" office:value="223.64">
            <text:p>223.64</text:p>
          </table:table-cell>
          <table:table-cell office:value-type="float" office:value="3.10154712931497">
            <text:p>3.1015471293</text:p>
          </table:table-cell>
          <table:table-cell office:value-type="float" office:value="0.593076923076923">
            <text:p>0.5930769231</text:p>
          </table:table-cell>
          <table:table-cell office:value-type="float" office:value="29.0064850843061">
            <text:p>29.0064850843</text:p>
          </table:table-cell>
          <table:table-cell/>
          <table:table-cell office:value-type="string">
            <text:p>6516</text:p>
          </table:table-cell>
          <table:table-cell office:value-type="string">
            <text:p>7021</text:p>
          </table:table-cell>
          <table:table-cell office:value-type="float" office:value="7.58">
            <text:p>7.58</text:p>
          </table:table-cell>
          <table:table-cell office:value-type="float" office:value="13">
            <text:p>13</text:p>
          </table:table-cell>
          <table:table-cell office:value-type="float" office:value="681.75">
            <text:p>681.75</text:p>
          </table:table-cell>
          <table:table-cell office:value-type="float" office:value="223.64">
            <text:p>223.64</text:p>
          </table:table-cell>
          <table:table-cell office:value-type="float" office:value="3.04842604185298">
            <text:p>3.0484260419</text:p>
          </table:table-cell>
          <table:table-cell office:value-type="float" office:value="0.583076923076923">
            <text:p>0.5830769231</text:p>
          </table:table-cell>
          <table:table-cell office:value-type="float" office:value="29.5039577836412">
            <text:p>29.50395778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12.2">
            <text:p>12.2</text:p>
          </table:table-cell>
          <table:table-cell office:value-type="float" office:value="10">
            <text:p>10</text:p>
          </table:table-cell>
          <table:table-cell office:value-type="float" office:value="1097.82">
            <text:p>1097.82</text:p>
          </table:table-cell>
          <table:table-cell office:value-type="float" office:value="130.56">
            <text:p>130.56</text:p>
          </table:table-cell>
          <table:table-cell office:value-type="float" office:value="8.40854779411765">
            <text:p>8.4085477941</text:p>
          </table:table-cell>
          <table:table-cell office:value-type="float" office:value="1.22">
            <text:p>1.22</text:p>
          </table:table-cell>
          <table:table-cell office:value-type="float" office:value="10.7016393442623">
            <text:p>10.7016393443</text:p>
          </table:table-cell>
          <table:table-cell/>
          <table:table-cell office:value-type="string">
            <text:p>6519</text:p>
          </table:table-cell>
          <table:table-cell office:value-type="string">
            <text:p>7021</text:p>
          </table:table-cell>
          <table:table-cell office:value-type="float" office:value="12.14">
            <text:p>12.14</text:p>
          </table:table-cell>
          <table:table-cell office:value-type="float" office:value="9">
            <text:p>9</text:p>
          </table:table-cell>
          <table:table-cell office:value-type="float" office:value="1092.78">
            <text:p>1092.78</text:p>
          </table:table-cell>
          <table:table-cell office:value-type="float" office:value="130.56">
            <text:p>130.56</text:p>
          </table:table-cell>
          <table:table-cell office:value-type="float" office:value="8.36994485294118">
            <text:p>8.3699448529</text:p>
          </table:table-cell>
          <table:table-cell office:value-type="float" office:value="1.34888888888889">
            <text:p>1.3488888889</text:p>
          </table:table-cell>
          <table:table-cell office:value-type="float" office:value="10.7545304777595">
            <text:p>10.75453047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6.96">
            <text:p>16.96</text:p>
          </table:table-cell>
          <table:table-cell office:value-type="float" office:value="8">
            <text:p>8</text:p>
          </table:table-cell>
          <table:table-cell office:value-type="float" office:value="1526.58">
            <text:p>1526.58</text:p>
          </table:table-cell>
          <table:table-cell office:value-type="float" office:value="116.88">
            <text:p>116.88</text:p>
          </table:table-cell>
          <table:table-cell office:value-type="float" office:value="13.0610882956879">
            <text:p>13.0610882957</text:p>
          </table:table-cell>
          <table:table-cell office:value-type="float" office:value="2.12">
            <text:p>2.12</text:p>
          </table:table-cell>
          <table:table-cell office:value-type="float" office:value="6.89150943396226">
            <text:p>6.891509434</text:p>
          </table:table-cell>
          <table:table-cell/>
          <table:table-cell office:value-type="string">
            <text:p>6532</text:p>
          </table:table-cell>
          <table:table-cell office:value-type="string">
            <text:p>7021</text:p>
          </table:table-cell>
          <table:table-cell office:value-type="float" office:value="17.08">
            <text:p>17.08</text:p>
          </table:table-cell>
          <table:table-cell office:value-type="float" office:value="8">
            <text:p>8</text:p>
          </table:table-cell>
          <table:table-cell office:value-type="float" office:value="1537.38">
            <text:p>1537.38</text:p>
          </table:table-cell>
          <table:table-cell office:value-type="float" office:value="116.88">
            <text:p>116.88</text:p>
          </table:table-cell>
          <table:table-cell office:value-type="float" office:value="13.1534907597536">
            <text:p>13.1534907598</text:p>
          </table:table-cell>
          <table:table-cell office:value-type="float" office:value="2.135">
            <text:p>2.135</text:p>
          </table:table-cell>
          <table:table-cell office:value-type="float" office:value="6.84309133489461">
            <text:p>6.843091334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12.63">
            <text:p>12.63</text:p>
          </table:table-cell>
          <table:table-cell office:value-type="float" office:value="9">
            <text:p>9</text:p>
          </table:table-cell>
          <table:table-cell office:value-type="float" office:value="1136.34">
            <text:p>1136.34</text:p>
          </table:table-cell>
          <table:table-cell office:value-type="float" office:value="59.37">
            <text:p>59.37</text:p>
          </table:table-cell>
          <table:table-cell office:value-type="float" office:value="19.1399696816574">
            <text:p>19.1399696817</text:p>
          </table:table-cell>
          <table:table-cell office:value-type="float" office:value="1.40333333333333">
            <text:p>1.4033333333</text:p>
          </table:table-cell>
          <table:table-cell office:value-type="float" office:value="4.70071258907363">
            <text:p>4.7007125891</text:p>
          </table:table-cell>
          <table:table-cell/>
          <table:table-cell office:value-type="string">
            <text:p>6552</text:p>
          </table:table-cell>
          <table:table-cell office:value-type="string">
            <text:p>7021</text:p>
          </table:table-cell>
          <table:table-cell office:value-type="float" office:value="12.56">
            <text:p>12.56</text:p>
          </table:table-cell>
          <table:table-cell office:value-type="float" office:value="8">
            <text:p>8</text:p>
          </table:table-cell>
          <table:table-cell office:value-type="float" office:value="1130.58">
            <text:p>1130.58</text:p>
          </table:table-cell>
          <table:table-cell office:value-type="float" office:value="59.37">
            <text:p>59.37</text:p>
          </table:table-cell>
          <table:table-cell office:value-type="float" office:value="19.0429509853461">
            <text:p>19.0429509853</text:p>
          </table:table-cell>
          <table:table-cell office:value-type="float" office:value="1.57">
            <text:p>1.57</text:p>
          </table:table-cell>
          <table:table-cell office:value-type="float" office:value="4.72691082802548">
            <text:p>4.7269108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6.55">
            <text:p>6.55</text:p>
          </table:table-cell>
          <table:table-cell office:value-type="float" office:value="9">
            <text:p>9</text:p>
          </table:table-cell>
          <table:table-cell office:value-type="float" office:value="589.5">
            <text:p>589.5</text:p>
          </table:table-cell>
          <table:table-cell office:value-type="float" office:value="173.42">
            <text:p>173.42</text:p>
          </table:table-cell>
          <table:table-cell office:value-type="float" office:value="3.39926190750778">
            <text:p>3.3992619075</text:p>
          </table:table-cell>
          <table:table-cell office:value-type="float" office:value="0.727777777777778">
            <text:p>0.7277777778</text:p>
          </table:table-cell>
          <table:table-cell office:value-type="float" office:value="26.4763358778626">
            <text:p>26.4763358779</text:p>
          </table:table-cell>
          <table:table-cell/>
          <table:table-cell office:value-type="string">
            <text:p>6559</text:p>
          </table:table-cell>
          <table:table-cell office:value-type="string">
            <text:p>7021</text:p>
          </table:table-cell>
          <table:table-cell office:value-type="float" office:value="6.48">
            <text:p>6.48</text:p>
          </table:table-cell>
          <table:table-cell office:value-type="float" office:value="9">
            <text:p>9</text:p>
          </table:table-cell>
          <table:table-cell office:value-type="float" office:value="582.84">
            <text:p>582.84</text:p>
          </table:table-cell>
          <table:table-cell office:value-type="float" office:value="173.42">
            <text:p>173.42</text:p>
          </table:table-cell>
          <table:table-cell office:value-type="float" office:value="3.3608580325222">
            <text:p>3.3608580325</text:p>
          </table:table-cell>
          <table:table-cell office:value-type="float" office:value="0.72">
            <text:p>0.72</text:p>
          </table:table-cell>
          <table:table-cell office:value-type="float" office:value="26.7623456790123">
            <text:p>26.7623456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6.44">
            <text:p>6.44</text:p>
          </table:table-cell>
          <table:table-cell office:value-type="float" office:value="8">
            <text:p>8</text:p>
          </table:table-cell>
          <table:table-cell office:value-type="float" office:value="579.33">
            <text:p>579.33</text:p>
          </table:table-cell>
          <table:table-cell office:value-type="float" office:value="203.93">
            <text:p>203.93</text:p>
          </table:table-cell>
          <table:table-cell office:value-type="float" office:value="2.84082773500711">
            <text:p>2.840827735</text:p>
          </table:table-cell>
          <table:table-cell office:value-type="float" office:value="0.805">
            <text:p>0.805</text:p>
          </table:table-cell>
          <table:table-cell office:value-type="float" office:value="31.666149068323">
            <text:p>31.6661490683</text:p>
          </table:table-cell>
          <table:table-cell/>
          <table:table-cell office:value-type="string">
            <text:p>6562</text:p>
          </table:table-cell>
          <table:table-cell office:value-type="string">
            <text:p>7021</text:p>
          </table:table-cell>
          <table:table-cell office:value-type="float" office:value="6.09">
            <text:p>6.09</text:p>
          </table:table-cell>
          <table:table-cell office:value-type="float" office:value="8">
            <text:p>8</text:p>
          </table:table-cell>
          <table:table-cell office:value-type="float" office:value="548.19">
            <text:p>548.19</text:p>
          </table:table-cell>
          <table:table-cell office:value-type="float" office:value="203.93">
            <text:p>203.93</text:p>
          </table:table-cell>
          <table:table-cell office:value-type="float" office:value="2.68812827931153">
            <text:p>2.6881282793</text:p>
          </table:table-cell>
          <table:table-cell office:value-type="float" office:value="0.76125">
            <text:p>0.76125</text:p>
          </table:table-cell>
          <table:table-cell office:value-type="float" office:value="33.4860426929392">
            <text:p>33.48604269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8.9">
            <text:p>8.9</text:p>
          </table:table-cell>
          <table:table-cell office:value-type="float" office:value="8">
            <text:p>8</text:p>
          </table:table-cell>
          <table:table-cell office:value-type="float" office:value="800.82">
            <text:p>800.82</text:p>
          </table:table-cell>
          <table:table-cell office:value-type="float" office:value="112.14">
            <text:p>112.14</text:p>
          </table:table-cell>
          <table:table-cell office:value-type="float" office:value="7.14125200642055">
            <text:p>7.1412520064</text:p>
          </table:table-cell>
          <table:table-cell office:value-type="float" office:value="1.1125">
            <text:p>1.1125</text:p>
          </table:table-cell>
          <table:table-cell office:value-type="float" office:value="12.6">
            <text:p>12.6</text:p>
          </table:table-cell>
          <table:table-cell/>
          <table:table-cell office:value-type="string">
            <text:p>6609</text:p>
          </table:table-cell>
          <table:table-cell office:value-type="string">
            <text:p>7021</text:p>
          </table:table-cell>
          <table:table-cell office:value-type="float" office:value="8.88">
            <text:p>8.88</text:p>
          </table:table-cell>
          <table:table-cell office:value-type="float" office:value="8">
            <text:p>8</text:p>
          </table:table-cell>
          <table:table-cell office:value-type="float" office:value="799.29">
            <text:p>799.29</text:p>
          </table:table-cell>
          <table:table-cell office:value-type="float" office:value="112.14">
            <text:p>112.14</text:p>
          </table:table-cell>
          <table:table-cell office:value-type="float" office:value="7.12760834670947">
            <text:p>7.1276083467</text:p>
          </table:table-cell>
          <table:table-cell office:value-type="float" office:value="1.11">
            <text:p>1.11</text:p>
          </table:table-cell>
          <table:table-cell office:value-type="float" office:value="12.6283783783784">
            <text:p>12.62837837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22.47">
            <text:p>22.47</text:p>
          </table:table-cell>
          <table:table-cell office:value-type="float" office:value="9">
            <text:p>9</text:p>
          </table:table-cell>
          <table:table-cell office:value-type="float" office:value="2021.94">
            <text:p>2021.94</text:p>
          </table:table-cell>
          <table:table-cell office:value-type="float" office:value="174.58">
            <text:p>174.58</text:p>
          </table:table-cell>
          <table:table-cell office:value-type="float" office:value="11.5817390308168">
            <text:p>11.5817390308</text:p>
          </table:table-cell>
          <table:table-cell office:value-type="float" office:value="2.49666666666667">
            <text:p>2.4966666667</text:p>
          </table:table-cell>
          <table:table-cell office:value-type="float" office:value="7.76947040498443">
            <text:p>7.769470405</text:p>
          </table:table-cell>
          <table:table-cell/>
          <table:table-cell office:value-type="string">
            <text:p>6647</text:p>
          </table:table-cell>
          <table:table-cell office:value-type="string">
            <text:p>7021</text:p>
          </table:table-cell>
          <table:table-cell office:value-type="float" office:value="22.6">
            <text:p>22.6</text:p>
          </table:table-cell>
          <table:table-cell office:value-type="float" office:value="13">
            <text:p>13</text:p>
          </table:table-cell>
          <table:table-cell office:value-type="float" office:value="2034">
            <text:p>2034</text:p>
          </table:table-cell>
          <table:table-cell office:value-type="float" office:value="174.58">
            <text:p>174.58</text:p>
          </table:table-cell>
          <table:table-cell office:value-type="float" office:value="11.6508191087181">
            <text:p>11.6508191087</text:p>
          </table:table-cell>
          <table:table-cell office:value-type="float" office:value="1.73846153846154">
            <text:p>1.7384615385</text:p>
          </table:table-cell>
          <table:table-cell office:value-type="float" office:value="7.72477876106195">
            <text:p>7.72477876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50.64">
            <text:p>50.64</text:p>
          </table:table-cell>
          <table:table-cell office:value-type="float" office:value="9">
            <text:p>9</text:p>
          </table:table-cell>
          <table:table-cell office:value-type="float" office:value="4557.24">
            <text:p>4557.24</text:p>
          </table:table-cell>
          <table:table-cell office:value-type="float" office:value="209.8">
            <text:p>209.8</text:p>
          </table:table-cell>
          <table:table-cell office:value-type="float" office:value="21.7218303145853">
            <text:p>21.7218303146</text:p>
          </table:table-cell>
          <table:table-cell office:value-type="float" office:value="5.62666666666667">
            <text:p>5.6266666667</text:p>
          </table:table-cell>
          <table:table-cell office:value-type="float" office:value="4.14296998420221">
            <text:p>4.1429699842</text:p>
          </table:table-cell>
          <table:table-cell/>
          <table:table-cell office:value-type="string">
            <text:p>6670</text:p>
          </table:table-cell>
          <table:table-cell office:value-type="string">
            <text:p>7021</text:p>
          </table:table-cell>
          <table:table-cell office:value-type="float" office:value="50.91">
            <text:p>50.91</text:p>
          </table:table-cell>
          <table:table-cell office:value-type="float" office:value="255">
            <text:p>255</text:p>
          </table:table-cell>
          <table:table-cell office:value-type="float" office:value="4581.81">
            <text:p>4581.81</text:p>
          </table:table-cell>
          <table:table-cell office:value-type="float" office:value="209.8">
            <text:p>209.8</text:p>
          </table:table-cell>
          <table:table-cell office:value-type="float" office:value="21.8389418493804">
            <text:p>21.8389418494</text:p>
          </table:table-cell>
          <table:table-cell office:value-type="float" office:value="0.199647058823529">
            <text:p>0.1996470588</text:p>
          </table:table-cell>
          <table:table-cell office:value-type="float" office:value="4.1209978393243">
            <text:p>4.12099783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0.43">
            <text:p>20.43</text:p>
          </table:table-cell>
          <table:table-cell office:value-type="float" office:value="10">
            <text:p>10</text:p>
          </table:table-cell>
          <table:table-cell office:value-type="float" office:value="1838.25">
            <text:p>1838.25</text:p>
          </table:table-cell>
          <table:table-cell office:value-type="float" office:value="42.8">
            <text:p>42.8</text:p>
          </table:table-cell>
          <table:table-cell office:value-type="float" office:value="42.9497663551402">
            <text:p>42.9497663551</text:p>
          </table:table-cell>
          <table:table-cell office:value-type="float" office:value="2.043">
            <text:p>2.043</text:p>
          </table:table-cell>
          <table:table-cell office:value-type="float" office:value="2.09495839451787">
            <text:p>2.0949583945</text:p>
          </table:table-cell>
          <table:table-cell/>
          <table:table-cell office:value-type="string">
            <text:p>6674</text:p>
          </table:table-cell>
          <table:table-cell office:value-type="string">
            <text:p>7021</text:p>
          </table:table-cell>
          <table:table-cell office:value-type="float" office:value="20.43">
            <text:p>20.43</text:p>
          </table:table-cell>
          <table:table-cell office:value-type="float" office:value="10">
            <text:p>10</text:p>
          </table:table-cell>
          <table:table-cell office:value-type="float" office:value="1839.06">
            <text:p>1839.06</text:p>
          </table:table-cell>
          <table:table-cell office:value-type="float" office:value="42.8">
            <text:p>42.8</text:p>
          </table:table-cell>
          <table:table-cell office:value-type="float" office:value="42.9686915887851">
            <text:p>42.9686915888</text:p>
          </table:table-cell>
          <table:table-cell office:value-type="float" office:value="2.043">
            <text:p>2.043</text:p>
          </table:table-cell>
          <table:table-cell office:value-type="float" office:value="2.09495839451787">
            <text:p>2.09495839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7.01">
            <text:p>7.01</text:p>
          </table:table-cell>
          <table:table-cell office:value-type="float" office:value="9">
            <text:p>9</text:p>
          </table:table-cell>
          <table:table-cell office:value-type="float" office:value="631.08">
            <text:p>631.08</text:p>
          </table:table-cell>
          <table:table-cell office:value-type="float" office:value="174.46">
            <text:p>174.46</text:p>
          </table:table-cell>
          <table:table-cell office:value-type="float" office:value="3.61733348618595">
            <text:p>3.6173334862</text:p>
          </table:table-cell>
          <table:table-cell office:value-type="float" office:value="0.778888888888889">
            <text:p>0.7788888889</text:p>
          </table:table-cell>
          <table:table-cell office:value-type="float" office:value="24.8873038516405">
            <text:p>24.8873038516</text:p>
          </table:table-cell>
          <table:table-cell/>
          <table:table-cell office:value-type="string">
            <text:p>6695</text:p>
          </table:table-cell>
          <table:table-cell office:value-type="string">
            <text:p>7021</text:p>
          </table:table-cell>
          <table:table-cell office:value-type="float" office:value="6.96">
            <text:p>6.96</text:p>
          </table:table-cell>
          <table:table-cell office:value-type="float" office:value="10">
            <text:p>10</text:p>
          </table:table-cell>
          <table:table-cell office:value-type="float" office:value="626.13">
            <text:p>626.13</text:p>
          </table:table-cell>
          <table:table-cell office:value-type="float" office:value="174.46">
            <text:p>174.46</text:p>
          </table:table-cell>
          <table:table-cell office:value-type="float" office:value="3.58896022010776">
            <text:p>3.5889602201</text:p>
          </table:table-cell>
          <table:table-cell office:value-type="float" office:value="0.696">
            <text:p>0.696</text:p>
          </table:table-cell>
          <table:table-cell office:value-type="float" office:value="25.066091954023">
            <text:p>25.06609195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6.91">
            <text:p>6.91</text:p>
          </table:table-cell>
          <table:table-cell office:value-type="float" office:value="4">
            <text:p>4</text:p>
          </table:table-cell>
          <table:table-cell office:value-type="float" office:value="621.45">
            <text:p>621.45</text:p>
          </table:table-cell>
          <table:table-cell office:value-type="float" office:value="200.73">
            <text:p>200.73</text:p>
          </table:table-cell>
          <table:table-cell office:value-type="float" office:value="3.09594978329099">
            <text:p>3.0959497833</text:p>
          </table:table-cell>
          <table:table-cell office:value-type="float" office:value="1.7275">
            <text:p>1.7275</text:p>
          </table:table-cell>
          <table:table-cell office:value-type="float" office:value="29.0492040520984">
            <text:p>29.0492040521</text:p>
          </table:table-cell>
          <table:table-cell/>
          <table:table-cell office:value-type="string">
            <text:p>6699</text:p>
          </table:table-cell>
          <table:table-cell office:value-type="string">
            <text:p>7021</text:p>
          </table:table-cell>
          <table:table-cell office:value-type="float" office:value="6.97">
            <text:p>6.97</text:p>
          </table:table-cell>
          <table:table-cell office:value-type="float" office:value="5">
            <text:p>5</text:p>
          </table:table-cell>
          <table:table-cell office:value-type="float" office:value="626.94">
            <text:p>626.94</text:p>
          </table:table-cell>
          <table:table-cell office:value-type="float" office:value="200.73">
            <text:p>200.73</text:p>
          </table:table-cell>
          <table:table-cell office:value-type="float" office:value="3.12329995516365">
            <text:p>3.1232999552</text:p>
          </table:table-cell>
          <table:table-cell office:value-type="float" office:value="1.394">
            <text:p>1.394</text:p>
          </table:table-cell>
          <table:table-cell office:value-type="float" office:value="28.7991391678623">
            <text:p>28.79913916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12.24">
            <text:p>12.24</text:p>
          </table:table-cell>
          <table:table-cell office:value-type="float" office:value="10">
            <text:p>10</text:p>
          </table:table-cell>
          <table:table-cell office:value-type="float" office:value="1101.69">
            <text:p>1101.69</text:p>
          </table:table-cell>
          <table:table-cell office:value-type="float" office:value="155.26">
            <text:p>155.26</text:p>
          </table:table-cell>
          <table:table-cell office:value-type="float" office:value="7.09577482931856">
            <text:p>7.0957748293</text:p>
          </table:table-cell>
          <table:table-cell office:value-type="float" office:value="1.224">
            <text:p>1.224</text:p>
          </table:table-cell>
          <table:table-cell office:value-type="float" office:value="12.6846405228758">
            <text:p>12.6846405229</text:p>
          </table:table-cell>
          <table:table-cell/>
          <table:table-cell office:value-type="string">
            <text:p>6716</text:p>
          </table:table-cell>
          <table:table-cell office:value-type="string">
            <text:p>7021</text:p>
          </table:table-cell>
          <table:table-cell office:value-type="float" office:value="12.08">
            <text:p>12.08</text:p>
          </table:table-cell>
          <table:table-cell office:value-type="float" office:value="9">
            <text:p>9</text:p>
          </table:table-cell>
          <table:table-cell office:value-type="float" office:value="1086.84">
            <text:p>1086.84</text:p>
          </table:table-cell>
          <table:table-cell office:value-type="float" office:value="155.26">
            <text:p>155.26</text:p>
          </table:table-cell>
          <table:table-cell office:value-type="float" office:value="7.00012881617931">
            <text:p>7.0001288162</text:p>
          </table:table-cell>
          <table:table-cell office:value-type="float" office:value="1.34222222222222">
            <text:p>1.3422222222</text:p>
          </table:table-cell>
          <table:table-cell office:value-type="float" office:value="12.8526490066225">
            <text:p>12.852649006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1.26">
            <text:p>11.26</text:p>
          </table:table-cell>
          <table:table-cell office:value-type="float" office:value="10">
            <text:p>10</text:p>
          </table:table-cell>
          <table:table-cell office:value-type="float" office:value="1013.4">
            <text:p>1013.4</text:p>
          </table:table-cell>
          <table:table-cell office:value-type="float" office:value="201.56">
            <text:p>201.56</text:p>
          </table:table-cell>
          <table:table-cell office:value-type="float" office:value="5.02778329033538">
            <text:p>5.0277832903</text:p>
          </table:table-cell>
          <table:table-cell office:value-type="float" office:value="1.126">
            <text:p>1.126</text:p>
          </table:table-cell>
          <table:table-cell office:value-type="float" office:value="17.9005328596803">
            <text:p>17.9005328597</text:p>
          </table:table-cell>
          <table:table-cell/>
          <table:table-cell office:value-type="string">
            <text:p>6738</text:p>
          </table:table-cell>
          <table:table-cell office:value-type="string">
            <text:p>7021</text:p>
          </table:table-cell>
          <table:table-cell office:value-type="float" office:value="11.15">
            <text:p>11.15</text:p>
          </table:table-cell>
          <table:table-cell office:value-type="float" office:value="13">
            <text:p>13</text:p>
          </table:table-cell>
          <table:table-cell office:value-type="float" office:value="1003.23">
            <text:p>1003.23</text:p>
          </table:table-cell>
          <table:table-cell office:value-type="float" office:value="201.56">
            <text:p>201.56</text:p>
          </table:table-cell>
          <table:table-cell office:value-type="float" office:value="4.97732685056559">
            <text:p>4.9773268506</text:p>
          </table:table-cell>
          <table:table-cell office:value-type="float" office:value="0.857692307692308">
            <text:p>0.8576923077</text:p>
          </table:table-cell>
          <table:table-cell office:value-type="float" office:value="18.077130044843">
            <text:p>18.07713004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2.93">
            <text:p>12.93</text:p>
          </table:table-cell>
          <table:table-cell office:value-type="float" office:value="8">
            <text:p>8</text:p>
          </table:table-cell>
          <table:table-cell office:value-type="float" office:value="1163.43">
            <text:p>1163.43</text:p>
          </table:table-cell>
          <table:table-cell office:value-type="float" office:value="221.22">
            <text:p>221.22</text:p>
          </table:table-cell>
          <table:table-cell office:value-type="float" office:value="5.25915378356387">
            <text:p>5.2591537836</text:p>
          </table:table-cell>
          <table:table-cell office:value-type="float" office:value="1.61625">
            <text:p>1.61625</text:p>
          </table:table-cell>
          <table:table-cell office:value-type="float" office:value="17.1090487238979">
            <text:p>17.1090487239</text:p>
          </table:table-cell>
          <table:table-cell/>
          <table:table-cell office:value-type="string">
            <text:p>6843</text:p>
          </table:table-cell>
          <table:table-cell office:value-type="string">
            <text:p>7021</text:p>
          </table:table-cell>
          <table:table-cell office:value-type="float" office:value="12.87">
            <text:p>12.87</text:p>
          </table:table-cell>
          <table:table-cell office:value-type="float" office:value="8">
            <text:p>8</text:p>
          </table:table-cell>
          <table:table-cell office:value-type="float" office:value="1158.21">
            <text:p>1158.21</text:p>
          </table:table-cell>
          <table:table-cell office:value-type="float" office:value="221.22">
            <text:p>221.22</text:p>
          </table:table-cell>
          <table:table-cell office:value-type="float" office:value="5.23555736371033">
            <text:p>5.2355573637</text:p>
          </table:table-cell>
          <table:table-cell office:value-type="float" office:value="1.60875">
            <text:p>1.60875</text:p>
          </table:table-cell>
          <table:table-cell office:value-type="float" office:value="17.1888111888112">
            <text:p>17.18881118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5.72">
            <text:p>5.72</text:p>
          </table:table-cell>
          <table:table-cell office:value-type="float" office:value="5">
            <text:p>5</text:p>
          </table:table-cell>
          <table:table-cell office:value-type="float" office:value="514.44">
            <text:p>514.44</text:p>
          </table:table-cell>
          <table:table-cell office:value-type="float" office:value="209.25">
            <text:p>209.25</text:p>
          </table:table-cell>
          <table:table-cell office:value-type="float" office:value="2.45849462365591">
            <text:p>2.4584946237</text:p>
          </table:table-cell>
          <table:table-cell office:value-type="float" office:value="1.144">
            <text:p>1.144</text:p>
          </table:table-cell>
          <table:table-cell office:value-type="float" office:value="36.5821678321678">
            <text:p>36.5821678322</text:p>
          </table:table-cell>
          <table:table-cell/>
          <table:table-cell office:value-type="string">
            <text:p>6879</text:p>
          </table:table-cell>
          <table:table-cell office:value-type="string">
            <text:p>7021</text:p>
          </table:table-cell>
          <table:table-cell office:value-type="float" office:value="5.72">
            <text:p>5.72</text:p>
          </table:table-cell>
          <table:table-cell office:value-type="float" office:value="5">
            <text:p>5</text:p>
          </table:table-cell>
          <table:table-cell office:value-type="float" office:value="515.07">
            <text:p>515.07</text:p>
          </table:table-cell>
          <table:table-cell office:value-type="float" office:value="209.25">
            <text:p>209.25</text:p>
          </table:table-cell>
          <table:table-cell office:value-type="float" office:value="2.46150537634409">
            <text:p>2.4615053763</text:p>
          </table:table-cell>
          <table:table-cell office:value-type="float" office:value="1.144">
            <text:p>1.144</text:p>
          </table:table-cell>
          <table:table-cell office:value-type="float" office:value="36.5821678321678">
            <text:p>36.58216783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3.01">
            <text:p>13.01</text:p>
          </table:table-cell>
          <table:table-cell office:value-type="float" office:value="6">
            <text:p>6</text:p>
          </table:table-cell>
          <table:table-cell office:value-type="float" office:value="1170.63">
            <text:p>1170.63</text:p>
          </table:table-cell>
          <table:table-cell office:value-type="float" office:value="136.64">
            <text:p>136.64</text:p>
          </table:table-cell>
          <table:table-cell office:value-type="float" office:value="8.56725702576113">
            <text:p>8.5672570258</text:p>
          </table:table-cell>
          <table:table-cell office:value-type="float" office:value="2.16833333333333">
            <text:p>2.1683333333</text:p>
          </table:table-cell>
          <table:table-cell office:value-type="float" office:value="10.5026902382783">
            <text:p>10.5026902383</text:p>
          </table:table-cell>
          <table:table-cell/>
          <table:table-cell office:value-type="string">
            <text:p>6892</text:p>
          </table:table-cell>
          <table:table-cell office:value-type="string">
            <text:p>7021</text:p>
          </table:table-cell>
          <table:table-cell office:value-type="float" office:value="12.91">
            <text:p>12.91</text:p>
          </table:table-cell>
          <table:table-cell office:value-type="float" office:value="6">
            <text:p>6</text:p>
          </table:table-cell>
          <table:table-cell office:value-type="float" office:value="1162.35">
            <text:p>1162.35</text:p>
          </table:table-cell>
          <table:table-cell office:value-type="float" office:value="136.64">
            <text:p>136.64</text:p>
          </table:table-cell>
          <table:table-cell office:value-type="float" office:value="8.50665983606557">
            <text:p>8.5066598361</text:p>
          </table:table-cell>
          <table:table-cell office:value-type="float" office:value="2.15166666666667">
            <text:p>2.1516666667</text:p>
          </table:table-cell>
          <table:table-cell office:value-type="float" office:value="10.584043377227">
            <text:p>10.58404337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6.66">
            <text:p>6.66</text:p>
          </table:table-cell>
          <table:table-cell office:value-type="float" office:value="8">
            <text:p>8</text:p>
          </table:table-cell>
          <table:table-cell office:value-type="float" office:value="599.58">
            <text:p>599.58</text:p>
          </table:table-cell>
          <table:table-cell office:value-type="float" office:value="173.63">
            <text:p>173.63</text:p>
          </table:table-cell>
          <table:table-cell office:value-type="float" office:value="3.45320509128607">
            <text:p>3.4532050913</text:p>
          </table:table-cell>
          <table:table-cell office:value-type="float" office:value="0.8325">
            <text:p>0.8325</text:p>
          </table:table-cell>
          <table:table-cell office:value-type="float" office:value="26.0705705705706">
            <text:p>26.0705705706</text:p>
          </table:table-cell>
          <table:table-cell/>
          <table:table-cell office:value-type="string">
            <text:p>6945</text:p>
          </table:table-cell>
          <table:table-cell office:value-type="string">
            <text:p>7021</text:p>
          </table:table-cell>
          <table:table-cell office:value-type="float" office:value="6.63">
            <text:p>6.63</text:p>
          </table:table-cell>
          <table:table-cell office:value-type="float" office:value="8">
            <text:p>8</text:p>
          </table:table-cell>
          <table:table-cell office:value-type="float" office:value="596.79">
            <text:p>596.79</text:p>
          </table:table-cell>
          <table:table-cell office:value-type="float" office:value="173.63">
            <text:p>173.63</text:p>
          </table:table-cell>
          <table:table-cell office:value-type="float" office:value="3.43713643955538">
            <text:p>3.4371364396</text:p>
          </table:table-cell>
          <table:table-cell office:value-type="float" office:value="0.82875">
            <text:p>0.82875</text:p>
          </table:table-cell>
          <table:table-cell office:value-type="float" office:value="26.1885369532428">
            <text:p>26.18853695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8.93">
            <text:p>8.93</text:p>
          </table:table-cell>
          <table:table-cell office:value-type="float" office:value="7">
            <text:p>7</text:p>
          </table:table-cell>
          <table:table-cell office:value-type="float" office:value="803.79">
            <text:p>803.79</text:p>
          </table:table-cell>
          <table:table-cell office:value-type="float" office:value="203.59">
            <text:p>203.59</text:p>
          </table:table-cell>
          <table:table-cell office:value-type="float" office:value="3.94808192936785">
            <text:p>3.9480819294</text:p>
          </table:table-cell>
          <table:table-cell office:value-type="float" office:value="1.27571428571429">
            <text:p>1.2757142857</text:p>
          </table:table-cell>
          <table:table-cell office:value-type="float" office:value="22.7984322508399">
            <text:p>22.7984322508</text:p>
          </table:table-cell>
          <table:table-cell/>
          <table:table-cell office:value-type="string">
            <text:p>6948</text:p>
          </table:table-cell>
          <table:table-cell office:value-type="string">
            <text:p>7021</text:p>
          </table:table-cell>
          <table:table-cell office:value-type="float" office:value="6.31">
            <text:p>6.31</text:p>
          </table:table-cell>
          <table:table-cell office:value-type="float" office:value="7">
            <text:p>7</text:p>
          </table:table-cell>
          <table:table-cell office:value-type="float" office:value="568.26">
            <text:p>568.26</text:p>
          </table:table-cell>
          <table:table-cell office:value-type="float" office:value="203.59">
            <text:p>203.59</text:p>
          </table:table-cell>
          <table:table-cell office:value-type="float" office:value="2.7911979959723">
            <text:p>2.791197996</text:p>
          </table:table-cell>
          <table:table-cell office:value-type="float" office:value="0.901428571428571">
            <text:p>0.9014285714</text:p>
          </table:table-cell>
          <table:table-cell office:value-type="float" office:value="32.2646592709984">
            <text:p>32.2646592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6.7">
            <text:p>6.7</text:p>
          </table:table-cell>
          <table:table-cell office:value-type="float" office:value="12">
            <text:p>12</text:p>
          </table:table-cell>
          <table:table-cell office:value-type="float" office:value="602.91">
            <text:p>602.91</text:p>
          </table:table-cell>
          <table:table-cell office:value-type="float" office:value="174.25">
            <text:p>174.25</text:p>
          </table:table-cell>
          <table:table-cell office:value-type="float" office:value="3.46002869440459">
            <text:p>3.4600286944</text:p>
          </table:table-cell>
          <table:table-cell office:value-type="float" office:value="0.558333333333333">
            <text:p>0.5583333333</text:p>
          </table:table-cell>
          <table:table-cell office:value-type="float" office:value="26.0074626865672">
            <text:p>26.0074626866</text:p>
          </table:table-cell>
          <table:table-cell/>
          <table:table-cell office:value-type="string">
            <text:p>6971</text:p>
          </table:table-cell>
          <table:table-cell office:value-type="string">
            <text:p>7021</text:p>
          </table:table-cell>
          <table:table-cell office:value-type="float" office:value="6.85">
            <text:p>6.85</text:p>
          </table:table-cell>
          <table:table-cell office:value-type="float" office:value="12">
            <text:p>12</text:p>
          </table:table-cell>
          <table:table-cell office:value-type="float" office:value="616.32">
            <text:p>616.32</text:p>
          </table:table-cell>
          <table:table-cell office:value-type="float" office:value="174.25">
            <text:p>174.25</text:p>
          </table:table-cell>
          <table:table-cell office:value-type="float" office:value="3.53698708751793">
            <text:p>3.5369870875</text:p>
          </table:table-cell>
          <table:table-cell office:value-type="float" office:value="0.570833333333333">
            <text:p>0.5708333333</text:p>
          </table:table-cell>
          <table:table-cell office:value-type="float" office:value="25.4379562043796">
            <text:p>25.437956204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6.02">
            <text:p>6.02</text:p>
          </table:table-cell>
          <table:table-cell office:value-type="float" office:value="9">
            <text:p>9</text:p>
          </table:table-cell>
          <table:table-cell office:value-type="float" office:value="541.89">
            <text:p>541.89</text:p>
          </table:table-cell>
          <table:table-cell office:value-type="float" office:value="209.45">
            <text:p>209.45</text:p>
          </table:table-cell>
          <table:table-cell office:value-type="float" office:value="2.5872045834328">
            <text:p>2.5872045834</text:p>
          </table:table-cell>
          <table:table-cell office:value-type="float" office:value="0.668888888888889">
            <text:p>0.6688888889</text:p>
          </table:table-cell>
          <table:table-cell office:value-type="float" office:value="34.7923588039867">
            <text:p>34.792358804</text:p>
          </table:table-cell>
          <table:table-cell/>
          <table:table-cell office:value-type="string">
            <text:p>7079</text:p>
          </table:table-cell>
          <table:table-cell office:value-type="string">
            <text:p>7021</text:p>
          </table:table-cell>
          <table:table-cell office:value-type="float" office:value="5.84">
            <text:p>5.84</text:p>
          </table:table-cell>
          <table:table-cell office:value-type="float" office:value="9">
            <text:p>9</text:p>
          </table:table-cell>
          <table:table-cell office:value-type="float" office:value="525.96">
            <text:p>525.96</text:p>
          </table:table-cell>
          <table:table-cell office:value-type="float" office:value="209.45">
            <text:p>209.45</text:p>
          </table:table-cell>
          <table:table-cell office:value-type="float" office:value="2.51114824540463">
            <text:p>2.5111482454</text:p>
          </table:table-cell>
          <table:table-cell office:value-type="float" office:value="0.648888888888889">
            <text:p>0.6488888889</text:p>
          </table:table-cell>
          <table:table-cell office:value-type="float" office:value="35.8647260273973">
            <text:p>35.86472602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6.84">
            <text:p>6.84</text:p>
          </table:table-cell>
          <table:table-cell office:value-type="float" office:value="9">
            <text:p>9</text:p>
          </table:table-cell>
          <table:table-cell office:value-type="float" office:value="615.33">
            <text:p>615.33</text:p>
          </table:table-cell>
          <table:table-cell office:value-type="float" office:value="209.67">
            <text:p>209.67</text:p>
          </table:table-cell>
          <table:table-cell office:value-type="float" office:value="2.93475461439405">
            <text:p>2.9347546144</text:p>
          </table:table-cell>
          <table:table-cell office:value-type="float" office:value="0.76">
            <text:p>0.76</text:p>
          </table:table-cell>
          <table:table-cell office:value-type="float" office:value="30.6535087719298">
            <text:p>30.6535087719</text:p>
          </table:table-cell>
          <table:table-cell/>
          <table:table-cell office:value-type="string">
            <text:p>7081</text:p>
          </table:table-cell>
          <table:table-cell office:value-type="string">
            <text:p>7021</text:p>
          </table:table-cell>
          <table:table-cell office:value-type="float" office:value="6.79">
            <text:p>6.79</text:p>
          </table:table-cell>
          <table:table-cell office:value-type="float" office:value="8">
            <text:p>8</text:p>
          </table:table-cell>
          <table:table-cell office:value-type="float" office:value="610.92">
            <text:p>610.92</text:p>
          </table:table-cell>
          <table:table-cell office:value-type="float" office:value="209.67">
            <text:p>209.67</text:p>
          </table:table-cell>
          <table:table-cell office:value-type="float" office:value="2.91372156245529">
            <text:p>2.9137215625</text:p>
          </table:table-cell>
          <table:table-cell office:value-type="float" office:value="0.84875">
            <text:p>0.84875</text:p>
          </table:table-cell>
          <table:table-cell office:value-type="float" office:value="30.879234167894">
            <text:p>30.87923416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17.09">
            <text:p>17.09</text:p>
          </table:table-cell>
          <table:table-cell office:value-type="float" office:value="10">
            <text:p>10</text:p>
          </table:table-cell>
          <table:table-cell office:value-type="float" office:value="1538.1">
            <text:p>1538.1</text:p>
          </table:table-cell>
          <table:table-cell office:value-type="float" office:value="127.86">
            <text:p>127.86</text:p>
          </table:table-cell>
          <table:table-cell office:value-type="float" office:value="12.0295635851713">
            <text:p>12.0295635852</text:p>
          </table:table-cell>
          <table:table-cell office:value-type="float" office:value="1.709">
            <text:p>1.709</text:p>
          </table:table-cell>
          <table:table-cell office:value-type="float" office:value="7.4815681685196">
            <text:p>7.4815681685</text:p>
          </table:table-cell>
          <table:table-cell/>
          <table:table-cell office:value-type="string">
            <text:p>7094</text:p>
          </table:table-cell>
          <table:table-cell office:value-type="string">
            <text:p>7021</text:p>
          </table:table-cell>
          <table:table-cell office:value-type="float" office:value="17.13">
            <text:p>17.13</text:p>
          </table:table-cell>
          <table:table-cell office:value-type="float" office:value="12">
            <text:p>12</text:p>
          </table:table-cell>
          <table:table-cell office:value-type="float" office:value="1541.97">
            <text:p>1541.97</text:p>
          </table:table-cell>
          <table:table-cell office:value-type="float" office:value="127.86">
            <text:p>127.86</text:p>
          </table:table-cell>
          <table:table-cell office:value-type="float" office:value="12.0598310652276">
            <text:p>12.0598310652</text:p>
          </table:table-cell>
          <table:table-cell office:value-type="float" office:value="1.4275">
            <text:p>1.4275</text:p>
          </table:table-cell>
          <table:table-cell office:value-type="float" office:value="7.46409807355517">
            <text:p>7.4640980736</text:p>
          </table:table-cell>
          <table:table-cell table:number-columns-repeated="1005"/>
        </table:table-row>
        <table:table-row table:style-name="ro1">
          <table:table-cell office:value-type="string">
            <text:p>7079</text:p>
          </table:table-cell>
          <table:table-cell office:value-type="string">
            <text:p>6515</text:p>
          </table:table-cell>
          <table:table-cell office:value-type="float" office:value="1.34">
            <text:p>1.34</text:p>
          </table:table-cell>
          <table:table-cell office:value-type="float" office:value="9">
            <text:p>9</text:p>
          </table:table-cell>
          <table:table-cell office:value-type="float" office:value="120.69">
            <text:p>120.69</text:p>
          </table:table-cell>
          <table:table-cell office:value-type="float" office:value="34.29">
            <text:p>34.29</text:p>
          </table:table-cell>
          <table:table-cell office:value-type="float" office:value="3.51968503937008">
            <text:p>3.5196850394</text:p>
          </table:table-cell>
          <table:table-cell office:value-type="float" office:value="0.148888888888889">
            <text:p>0.1488888889</text:p>
          </table:table-cell>
          <table:table-cell office:value-type="float" office:value="25.589552238806">
            <text:p>25.5895522388</text:p>
          </table:table-cell>
          <table:table-cell/>
          <table:table-cell office:value-type="string">
            <text:p>6515</text:p>
          </table:table-cell>
          <table:table-cell office:value-type="string">
            <text:p>7079</text:p>
          </table:table-cell>
          <table:table-cell office:value-type="float" office:value="1.32">
            <text:p>1.32</text:p>
          </table:table-cell>
          <table:table-cell office:value-type="float" office:value="9">
            <text:p>9</text:p>
          </table:table-cell>
          <table:table-cell office:value-type="float" office:value="118.53">
            <text:p>118.53</text:p>
          </table:table-cell>
          <table:table-cell office:value-type="float" office:value="34.29">
            <text:p>34.29</text:p>
          </table:table-cell>
          <table:table-cell office:value-type="float" office:value="3.45669291338583">
            <text:p>3.4566929134</text:p>
          </table:table-cell>
          <table:table-cell office:value-type="float" office:value="0.146666666666667">
            <text:p>0.1466666667</text:p>
          </table:table-cell>
          <table:table-cell office:value-type="float" office:value="25.9772727272727">
            <text:p>25.97727272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087</text:p>
          </table:table-cell>
          <table:table-cell office:value-type="float" office:value="7.78">
            <text:p>7.78</text:p>
          </table:table-cell>
          <table:table-cell office:value-type="float" office:value="6">
            <text:p>6</text:p>
          </table:table-cell>
          <table:table-cell office:value-type="float" office:value="699.93">
            <text:p>699.93</text:p>
          </table:table-cell>
          <table:table-cell office:value-type="float" office:value="67.37">
            <text:p>67.37</text:p>
          </table:table-cell>
          <table:table-cell office:value-type="float" office:value="10.3893424372866">
            <text:p>10.3893424373</text:p>
          </table:table-cell>
          <table:table-cell office:value-type="float" office:value="1.29666666666667">
            <text:p>1.2966666667</text:p>
          </table:table-cell>
          <table:table-cell office:value-type="float" office:value="8.65938303341902">
            <text:p>8.6593830334</text:p>
          </table:table-cell>
          <table:table-cell/>
          <table:table-cell office:value-type="string">
            <text:p>6087</text:p>
          </table:table-cell>
          <table:table-cell office:value-type="string">
            <text:p>7079</text:p>
          </table:table-cell>
          <table:table-cell office:value-type="float" office:value="7.82">
            <text:p>7.82</text:p>
          </table:table-cell>
          <table:table-cell office:value-type="float" office:value="10">
            <text:p>10</text:p>
          </table:table-cell>
          <table:table-cell office:value-type="float" office:value="703.44">
            <text:p>703.44</text:p>
          </table:table-cell>
          <table:table-cell office:value-type="float" office:value="67.37">
            <text:p>67.37</text:p>
          </table:table-cell>
          <table:table-cell office:value-type="float" office:value="10.4414427786849">
            <text:p>10.4414427787</text:p>
          </table:table-cell>
          <table:table-cell office:value-type="float" office:value="0.782">
            <text:p>0.782</text:p>
          </table:table-cell>
          <table:table-cell office:value-type="float" office:value="8.6150895140665">
            <text:p>8.61508951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1.22">
            <text:p>1.22</text:p>
          </table:table-cell>
          <table:table-cell office:value-type="float" office:value="5">
            <text:p>5</text:p>
          </table:table-cell>
          <table:table-cell office:value-type="float" office:value="110.16">
            <text:p>110.16</text:p>
          </table:table-cell>
          <table:table-cell office:value-type="float" office:value="65.13">
            <text:p>65.13</text:p>
          </table:table-cell>
          <table:table-cell office:value-type="float" office:value="1.69138645785352">
            <text:p>1.6913864579</text:p>
          </table:table-cell>
          <table:table-cell office:value-type="float" office:value="0.244">
            <text:p>0.244</text:p>
          </table:table-cell>
          <table:table-cell office:value-type="float" office:value="53.3852459016393">
            <text:p>53.3852459016</text:p>
          </table:table-cell>
          <table:table-cell/>
          <table:table-cell office:value-type="string">
            <text:p>6382</text:p>
          </table:table-cell>
          <table:table-cell office:value-type="string">
            <text:p>7079</text:p>
          </table:table-cell>
          <table:table-cell office:value-type="float" office:value="1.16">
            <text:p>1.16</text:p>
          </table:table-cell>
          <table:table-cell office:value-type="float" office:value="6">
            <text:p>6</text:p>
          </table:table-cell>
          <table:table-cell office:value-type="float" office:value="104.13">
            <text:p>104.13</text:p>
          </table:table-cell>
          <table:table-cell office:value-type="float" office:value="65.13">
            <text:p>65.13</text:p>
          </table:table-cell>
          <table:table-cell office:value-type="float" office:value="1.59880239520958">
            <text:p>1.5988023952</text:p>
          </table:table-cell>
          <table:table-cell office:value-type="float" office:value="0.193333333333333">
            <text:p>0.1933333333</text:p>
          </table:table-cell>
          <table:table-cell office:value-type="float" office:value="56.1465517241379">
            <text:p>56.14655172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1.73">
            <text:p>1.73</text:p>
          </table:table-cell>
          <table:table-cell office:value-type="float" office:value="7">
            <text:p>7</text:p>
          </table:table-cell>
          <table:table-cell office:value-type="float" office:value="155.61">
            <text:p>155.61</text:p>
          </table:table-cell>
          <table:table-cell office:value-type="float" office:value="68.92">
            <text:p>68.92</text:p>
          </table:table-cell>
          <table:table-cell office:value-type="float" office:value="2.257835171213">
            <text:p>2.2578351712</text:p>
          </table:table-cell>
          <table:table-cell office:value-type="float" office:value="0.247142857142857">
            <text:p>0.2471428571</text:p>
          </table:table-cell>
          <table:table-cell office:value-type="float" office:value="39.8381502890173">
            <text:p>39.838150289</text:p>
          </table:table-cell>
          <table:table-cell/>
          <table:table-cell office:value-type="string">
            <text:p>6405</text:p>
          </table:table-cell>
          <table:table-cell office:value-type="string">
            <text:p>7079</text:p>
          </table:table-cell>
          <table:table-cell office:value-type="float" office:value="1.69">
            <text:p>1.69</text:p>
          </table:table-cell>
          <table:table-cell office:value-type="float" office:value="5">
            <text:p>5</text:p>
          </table:table-cell>
          <table:table-cell office:value-type="float" office:value="152.01">
            <text:p>152.01</text:p>
          </table:table-cell>
          <table:table-cell office:value-type="float" office:value="68.92">
            <text:p>68.92</text:p>
          </table:table-cell>
          <table:table-cell office:value-type="float" office:value="2.20560069645966">
            <text:p>2.2056006965</text:p>
          </table:table-cell>
          <table:table-cell office:value-type="float" office:value="0.338">
            <text:p>0.338</text:p>
          </table:table-cell>
          <table:table-cell office:value-type="float" office:value="40.7810650887574">
            <text:p>40.78106508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6.85">
            <text:p>6.85</text:p>
          </table:table-cell>
          <table:table-cell office:value-type="float" office:value="11">
            <text:p>11</text:p>
          </table:table-cell>
          <table:table-cell office:value-type="float" office:value="616.32">
            <text:p>616.32</text:p>
          </table:table-cell>
          <table:table-cell office:value-type="float" office:value="334.05">
            <text:p>334.05</text:p>
          </table:table-cell>
          <table:table-cell office:value-type="float" office:value="1.84499326448136">
            <text:p>1.8449932645</text:p>
          </table:table-cell>
          <table:table-cell office:value-type="float" office:value="0.622727272727273">
            <text:p>0.6227272727</text:p>
          </table:table-cell>
          <table:table-cell office:value-type="float" office:value="48.7664233576642">
            <text:p>48.7664233577</text:p>
          </table:table-cell>
          <table:table-cell/>
          <table:table-cell office:value-type="string">
            <text:p>6423</text:p>
          </table:table-cell>
          <table:table-cell office:value-type="string">
            <text:p>7079</text:p>
          </table:table-cell>
          <table:table-cell office:value-type="float" office:value="6.83">
            <text:p>6.83</text:p>
          </table:table-cell>
          <table:table-cell office:value-type="float" office:value="9">
            <text:p>9</text:p>
          </table:table-cell>
          <table:table-cell office:value-type="float" office:value="614.25">
            <text:p>614.25</text:p>
          </table:table-cell>
          <table:table-cell office:value-type="float" office:value="334.05">
            <text:p>334.05</text:p>
          </table:table-cell>
          <table:table-cell office:value-type="float" office:value="1.83879658733723">
            <text:p>1.8387965873</text:p>
          </table:table-cell>
          <table:table-cell office:value-type="float" office:value="0.758888888888889">
            <text:p>0.7588888889</text:p>
          </table:table-cell>
          <table:table-cell office:value-type="float" office:value="48.909224011713">
            <text:p>48.90922401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.1">
            <text:p>1.1</text:p>
          </table:table-cell>
          <table:table-cell office:value-type="float" office:value="9">
            <text:p>9</text:p>
          </table:table-cell>
          <table:table-cell office:value-type="float" office:value="98.64">
            <text:p>98.64</text:p>
          </table:table-cell>
          <table:table-cell office:value-type="float" office:value="10.28">
            <text:p>10.28</text:p>
          </table:table-cell>
          <table:table-cell office:value-type="float" office:value="9.59533073929961">
            <text:p>9.5953307393</text:p>
          </table:table-cell>
          <table:table-cell office:value-type="float" office:value="0.122222222222222">
            <text:p>0.1222222222</text:p>
          </table:table-cell>
          <table:table-cell office:value-type="float" office:value="9.34545454545454">
            <text:p>9.3454545455</text:p>
          </table:table-cell>
          <table:table-cell/>
          <table:table-cell office:value-type="string">
            <text:p>6446</text:p>
          </table:table-cell>
          <table:table-cell office:value-type="string">
            <text:p>7079</text:p>
          </table:table-cell>
          <table:table-cell office:value-type="float" office:value="0.85">
            <text:p>0.85</text:p>
          </table:table-cell>
          <table:table-cell office:value-type="float" office:value="8">
            <text:p>8</text:p>
          </table:table-cell>
          <table:table-cell office:value-type="float" office:value="76.95">
            <text:p>76.95</text:p>
          </table:table-cell>
          <table:table-cell office:value-type="float" office:value="10.28">
            <text:p>10.28</text:p>
          </table:table-cell>
          <table:table-cell office:value-type="float" office:value="7.48540856031129">
            <text:p>7.4854085603</text:p>
          </table:table-cell>
          <table:table-cell office:value-type="float" office:value="0.10625">
            <text:p>0.10625</text:p>
          </table:table-cell>
          <table:table-cell office:value-type="float" office:value="12.0941176470588">
            <text:p>12.09411764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1.56">
            <text:p>1.56</text:p>
          </table:table-cell>
          <table:table-cell office:value-type="float" office:value="7">
            <text:p>7</text:p>
          </table:table-cell>
          <table:table-cell office:value-type="float" office:value="140.85">
            <text:p>140.85</text:p>
          </table:table-cell>
          <table:table-cell office:value-type="float" office:value="69.8">
            <text:p>69.8</text:p>
          </table:table-cell>
          <table:table-cell office:value-type="float" office:value="2.01790830945559">
            <text:p>2.0179083095</text:p>
          </table:table-cell>
          <table:table-cell office:value-type="float" office:value="0.222857142857143">
            <text:p>0.2228571429</text:p>
          </table:table-cell>
          <table:table-cell office:value-type="float" office:value="44.7435897435897">
            <text:p>44.7435897436</text:p>
          </table:table-cell>
          <table:table-cell/>
          <table:table-cell office:value-type="string">
            <text:p>6451</text:p>
          </table:table-cell>
          <table:table-cell office:value-type="string">
            <text:p>7079</text:p>
          </table:table-cell>
          <table:table-cell office:value-type="float" office:value="1.4">
            <text:p>1.4</text:p>
          </table:table-cell>
          <table:table-cell office:value-type="float" office:value="6">
            <text:p>6</text:p>
          </table:table-cell>
          <table:table-cell office:value-type="float" office:value="125.91">
            <text:p>125.91</text:p>
          </table:table-cell>
          <table:table-cell office:value-type="float" office:value="69.8">
            <text:p>69.8</text:p>
          </table:table-cell>
          <table:table-cell office:value-type="float" office:value="1.80386819484241">
            <text:p>1.8038681948</text:p>
          </table:table-cell>
          <table:table-cell office:value-type="float" office:value="0.233333333333333">
            <text:p>0.2333333333</text:p>
          </table:table-cell>
          <table:table-cell office:value-type="float" office:value="49.8571428571429">
            <text:p>49.85714285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1.89">
            <text:p>1.89</text:p>
          </table:table-cell>
          <table:table-cell office:value-type="float" office:value="255">
            <text:p>255</text:p>
          </table:table-cell>
          <table:table-cell office:value-type="float" office:value="170.28">
            <text:p>170.28</text:p>
          </table:table-cell>
          <table:table-cell office:value-type="float" office:value="13.29">
            <text:p>13.29</text:p>
          </table:table-cell>
          <table:table-cell office:value-type="float" office:value="12.8126410835215">
            <text:p>12.8126410835</text:p>
          </table:table-cell>
          <table:table-cell office:value-type="float" office:value="0.00741176470588235">
            <text:p>0.0074117647</text:p>
          </table:table-cell>
          <table:table-cell office:value-type="float" office:value="7.03174603174603">
            <text:p>7.0317460317</text:p>
          </table:table-cell>
          <table:table-cell/>
          <table:table-cell office:value-type="string">
            <text:p>6471</text:p>
          </table:table-cell>
          <table:table-cell office:value-type="string">
            <text:p>7079</text:p>
          </table:table-cell>
          <table:table-cell office:value-type="float" office:value="1.95">
            <text:p>1.95</text:p>
          </table:table-cell>
          <table:table-cell office:value-type="float" office:value="255">
            <text:p>255</text:p>
          </table:table-cell>
          <table:table-cell office:value-type="float" office:value="175.32">
            <text:p>175.32</text:p>
          </table:table-cell>
          <table:table-cell office:value-type="float" office:value="13.29">
            <text:p>13.29</text:p>
          </table:table-cell>
          <table:table-cell office:value-type="float" office:value="13.1918735891648">
            <text:p>13.1918735892</text:p>
          </table:table-cell>
          <table:table-cell office:value-type="float" office:value="0.00764705882352941">
            <text:p>0.0076470588</text:p>
          </table:table-cell>
          <table:table-cell office:value-type="float" office:value="6.81538461538462">
            <text:p>6.815384615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5.58">
            <text:p>5.58</text:p>
          </table:table-cell>
          <table:table-cell office:value-type="float" office:value="9">
            <text:p>9</text:p>
          </table:table-cell>
          <table:table-cell office:value-type="float" office:value="502.38">
            <text:p>502.38</text:p>
          </table:table-cell>
          <table:table-cell office:value-type="float" office:value="128.69">
            <text:p>128.69</text:p>
          </table:table-cell>
          <table:table-cell office:value-type="float" office:value="3.90379982904655">
            <text:p>3.903799829</text:p>
          </table:table-cell>
          <table:table-cell office:value-type="float" office:value="0.62">
            <text:p>0.62</text:p>
          </table:table-cell>
          <table:table-cell office:value-type="float" office:value="23.0627240143369">
            <text:p>23.0627240143</text:p>
          </table:table-cell>
          <table:table-cell/>
          <table:table-cell office:value-type="string">
            <text:p>6499</text:p>
          </table:table-cell>
          <table:table-cell office:value-type="string">
            <text:p>7079</text:p>
          </table:table-cell>
          <table:table-cell office:value-type="float" office:value="5.02">
            <text:p>5.02</text:p>
          </table:table-cell>
          <table:table-cell office:value-type="float" office:value="9">
            <text:p>9</text:p>
          </table:table-cell>
          <table:table-cell office:value-type="float" office:value="452.07">
            <text:p>452.07</text:p>
          </table:table-cell>
          <table:table-cell office:value-type="float" office:value="128.69">
            <text:p>128.69</text:p>
          </table:table-cell>
          <table:table-cell office:value-type="float" office:value="3.5128603621105">
            <text:p>3.5128603621</text:p>
          </table:table-cell>
          <table:table-cell office:value-type="float" office:value="0.557777777777778">
            <text:p>0.5577777778</text:p>
          </table:table-cell>
          <table:table-cell office:value-type="float" office:value="25.6354581673307">
            <text:p>25.63545816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5.32">
            <text:p>5.32</text:p>
          </table:table-cell>
          <table:table-cell office:value-type="float" office:value="6">
            <text:p>6</text:p>
          </table:table-cell>
          <table:table-cell office:value-type="float" office:value="478.98">
            <text:p>478.98</text:p>
          </table:table-cell>
          <table:table-cell office:value-type="float" office:value="225.76">
            <text:p>225.76</text:p>
          </table:table-cell>
          <table:table-cell office:value-type="float" office:value="2.12163359319631">
            <text:p>2.1216335932</text:p>
          </table:table-cell>
          <table:table-cell office:value-type="float" office:value="0.886666666666667">
            <text:p>0.8866666667</text:p>
          </table:table-cell>
          <table:table-cell office:value-type="float" office:value="42.4360902255639">
            <text:p>42.4360902256</text:p>
          </table:table-cell>
          <table:table-cell/>
          <table:table-cell office:value-type="string">
            <text:p>6501</text:p>
          </table:table-cell>
          <table:table-cell office:value-type="string">
            <text:p>7079</text:p>
          </table:table-cell>
          <table:table-cell office:value-type="float" office:value="5.17">
            <text:p>5.17</text:p>
          </table:table-cell>
          <table:table-cell office:value-type="float" office:value="6">
            <text:p>6</text:p>
          </table:table-cell>
          <table:table-cell office:value-type="float" office:value="465.21">
            <text:p>465.21</text:p>
          </table:table-cell>
          <table:table-cell office:value-type="float" office:value="225.76">
            <text:p>225.76</text:p>
          </table:table-cell>
          <table:table-cell office:value-type="float" office:value="2.0606396172927">
            <text:p>2.0606396173</text:p>
          </table:table-cell>
          <table:table-cell office:value-type="float" office:value="0.861666666666667">
            <text:p>0.8616666667</text:p>
          </table:table-cell>
          <table:table-cell office:value-type="float" office:value="43.6673114119923">
            <text:p>43.66731141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3.7">
            <text:p>3.7</text:p>
          </table:table-cell>
          <table:table-cell office:value-type="float" office:value="9">
            <text:p>9</text:p>
          </table:table-cell>
          <table:table-cell office:value-type="float" office:value="333">
            <text:p>333</text:p>
          </table:table-cell>
          <table:table-cell office:value-type="float" office:value="143.02">
            <text:p>143.02</text:p>
          </table:table-cell>
          <table:table-cell office:value-type="float" office:value="2.32834568591805">
            <text:p>2.3283456859</text:p>
          </table:table-cell>
          <table:table-cell office:value-type="float" office:value="0.411111111111111">
            <text:p>0.4111111111</text:p>
          </table:table-cell>
          <table:table-cell office:value-type="float" office:value="38.6540540540541">
            <text:p>38.6540540541</text:p>
          </table:table-cell>
          <table:table-cell/>
          <table:table-cell office:value-type="string">
            <text:p>6512</text:p>
          </table:table-cell>
          <table:table-cell office:value-type="string">
            <text:p>7079</text:p>
          </table:table-cell>
          <table:table-cell office:value-type="float" office:value="3.62">
            <text:p>3.62</text:p>
          </table:table-cell>
          <table:table-cell office:value-type="float" office:value="8">
            <text:p>8</text:p>
          </table:table-cell>
          <table:table-cell office:value-type="float" office:value="325.44">
            <text:p>325.44</text:p>
          </table:table-cell>
          <table:table-cell office:value-type="float" office:value="143.02">
            <text:p>143.02</text:p>
          </table:table-cell>
          <table:table-cell office:value-type="float" office:value="2.27548594602153">
            <text:p>2.275485946</text:p>
          </table:table-cell>
          <table:table-cell office:value-type="float" office:value="0.4525">
            <text:p>0.4525</text:p>
          </table:table-cell>
          <table:table-cell office:value-type="float" office:value="39.5082872928177">
            <text:p>39.50828729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2.15">
            <text:p>2.15</text:p>
          </table:table-cell>
          <table:table-cell office:value-type="float" office:value="9">
            <text:p>9</text:p>
          </table:table-cell>
          <table:table-cell office:value-type="float" office:value="193.41">
            <text:p>193.41</text:p>
          </table:table-cell>
          <table:table-cell office:value-type="float" office:value="34.19">
            <text:p>34.19</text:p>
          </table:table-cell>
          <table:table-cell office:value-type="float" office:value="5.65691722725943">
            <text:p>5.6569172273</text:p>
          </table:table-cell>
          <table:table-cell office:value-type="float" office:value="0.238888888888889">
            <text:p>0.2388888889</text:p>
          </table:table-cell>
          <table:table-cell office:value-type="float" office:value="15.9023255813954">
            <text:p>15.9023255814</text:p>
          </table:table-cell>
          <table:table-cell/>
          <table:table-cell office:value-type="string">
            <text:p>6516</text:p>
          </table:table-cell>
          <table:table-cell office:value-type="string">
            <text:p>7079</text:p>
          </table:table-cell>
          <table:table-cell office:value-type="float" office:value="2.01">
            <text:p>2.01</text:p>
          </table:table-cell>
          <table:table-cell office:value-type="float" office:value="9">
            <text:p>9</text:p>
          </table:table-cell>
          <table:table-cell office:value-type="float" office:value="180.72">
            <text:p>180.72</text:p>
          </table:table-cell>
          <table:table-cell office:value-type="float" office:value="34.19">
            <text:p>34.19</text:p>
          </table:table-cell>
          <table:table-cell office:value-type="float" office:value="5.28575606902603">
            <text:p>5.285756069</text:p>
          </table:table-cell>
          <table:table-cell office:value-type="float" office:value="0.223333333333333">
            <text:p>0.2233333333</text:p>
          </table:table-cell>
          <table:table-cell office:value-type="float" office:value="17.0099502487562">
            <text:p>17.00995024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6.47">
            <text:p>6.47</text:p>
          </table:table-cell>
          <table:table-cell office:value-type="float" office:value="9">
            <text:p>9</text:p>
          </table:table-cell>
          <table:table-cell office:value-type="float" office:value="582.03">
            <text:p>582.03</text:p>
          </table:table-cell>
          <table:table-cell office:value-type="float" office:value="330.94">
            <text:p>330.94</text:p>
          </table:table-cell>
          <table:table-cell office:value-type="float" office:value="1.75871759231281">
            <text:p>1.7587175923</text:p>
          </table:table-cell>
          <table:table-cell office:value-type="float" office:value="0.718888888888889">
            <text:p>0.7188888889</text:p>
          </table:table-cell>
          <table:table-cell office:value-type="float" office:value="51.1499227202473">
            <text:p>51.1499227202</text:p>
          </table:table-cell>
          <table:table-cell/>
          <table:table-cell office:value-type="string">
            <text:p>6519</text:p>
          </table:table-cell>
          <table:table-cell office:value-type="string">
            <text:p>7079</text:p>
          </table:table-cell>
          <table:table-cell office:value-type="float" office:value="6.26">
            <text:p>6.26</text:p>
          </table:table-cell>
          <table:table-cell office:value-type="float" office:value="7">
            <text:p>7</text:p>
          </table:table-cell>
          <table:table-cell office:value-type="float" office:value="563.13">
            <text:p>563.13</text:p>
          </table:table-cell>
          <table:table-cell office:value-type="float" office:value="330.94">
            <text:p>330.94</text:p>
          </table:table-cell>
          <table:table-cell office:value-type="float" office:value="1.70160754215266">
            <text:p>1.7016075422</text:p>
          </table:table-cell>
          <table:table-cell office:value-type="float" office:value="0.894285714285714">
            <text:p>0.8942857143</text:p>
          </table:table-cell>
          <table:table-cell office:value-type="float" office:value="52.8658146964856">
            <text:p>52.86581469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0.41">
            <text:p>10.41</text:p>
          </table:table-cell>
          <table:table-cell office:value-type="float" office:value="7">
            <text:p>7</text:p>
          </table:table-cell>
          <table:table-cell office:value-type="float" office:value="937.26">
            <text:p>937.26</text:p>
          </table:table-cell>
          <table:table-cell office:value-type="float" office:value="322.44">
            <text:p>322.44</text:p>
          </table:table-cell>
          <table:table-cell office:value-type="float" office:value="2.90677335318199">
            <text:p>2.9067733532</text:p>
          </table:table-cell>
          <table:table-cell office:value-type="float" office:value="1.48714285714286">
            <text:p>1.4871428571</text:p>
          </table:table-cell>
          <table:table-cell office:value-type="float" office:value="30.9740634005764">
            <text:p>30.9740634006</text:p>
          </table:table-cell>
          <table:table-cell/>
          <table:table-cell office:value-type="string">
            <text:p>6532</text:p>
          </table:table-cell>
          <table:table-cell office:value-type="string">
            <text:p>7079</text:p>
          </table:table-cell>
          <table:table-cell office:value-type="float" office:value="10.48">
            <text:p>10.48</text:p>
          </table:table-cell>
          <table:table-cell office:value-type="float" office:value="8">
            <text:p>8</text:p>
          </table:table-cell>
          <table:table-cell office:value-type="float" office:value="943.47">
            <text:p>943.47</text:p>
          </table:table-cell>
          <table:table-cell office:value-type="float" office:value="322.44">
            <text:p>322.44</text:p>
          </table:table-cell>
          <table:table-cell office:value-type="float" office:value="2.92603275027912">
            <text:p>2.9260327503</text:p>
          </table:table-cell>
          <table:table-cell office:value-type="float" office:value="1.31">
            <text:p>1.31</text:p>
          </table:table-cell>
          <table:table-cell office:value-type="float" office:value="30.7671755725191">
            <text:p>30.76717557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4.4">
            <text:p>4.4</text:p>
          </table:table-cell>
          <table:table-cell office:value-type="float" office:value="6">
            <text:p>6</text:p>
          </table:table-cell>
          <table:table-cell office:value-type="float" office:value="396.36">
            <text:p>396.36</text:p>
          </table:table-cell>
          <table:table-cell office:value-type="float" office:value="171.46">
            <text:p>171.46</text:p>
          </table:table-cell>
          <table:table-cell office:value-type="float" office:value="2.311676192698">
            <text:p>2.3116761927</text:p>
          </table:table-cell>
          <table:table-cell office:value-type="float" office:value="0.733333333333333">
            <text:p>0.7333333333</text:p>
          </table:table-cell>
          <table:table-cell office:value-type="float" office:value="38.9681818181818">
            <text:p>38.9681818182</text:p>
          </table:table-cell>
          <table:table-cell/>
          <table:table-cell office:value-type="string">
            <text:p>6552</text:p>
          </table:table-cell>
          <table:table-cell office:value-type="string">
            <text:p>7079</text:p>
          </table:table-cell>
          <table:table-cell office:value-type="float" office:value="4.37">
            <text:p>4.37</text:p>
          </table:table-cell>
          <table:table-cell office:value-type="float" office:value="6">
            <text:p>6</text:p>
          </table:table-cell>
          <table:table-cell office:value-type="float" office:value="392.85">
            <text:p>392.85</text:p>
          </table:table-cell>
          <table:table-cell office:value-type="float" office:value="171.46">
            <text:p>171.46</text:p>
          </table:table-cell>
          <table:table-cell office:value-type="float" office:value="2.29120494575994">
            <text:p>2.2912049458</text:p>
          </table:table-cell>
          <table:table-cell office:value-type="float" office:value="0.728333333333333">
            <text:p>0.7283333333</text:p>
          </table:table-cell>
          <table:table-cell office:value-type="float" office:value="39.2356979405034">
            <text:p>39.23569794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7.48">
            <text:p>7.48</text:p>
          </table:table-cell>
          <table:table-cell office:value-type="float" office:value="8">
            <text:p>8</text:p>
          </table:table-cell>
          <table:table-cell office:value-type="float" office:value="672.84">
            <text:p>672.84</text:p>
          </table:table-cell>
          <table:table-cell office:value-type="float" office:value="69.81">
            <text:p>69.81</text:p>
          </table:table-cell>
          <table:table-cell office:value-type="float" office:value="9.6381607219596">
            <text:p>9.638160722</text:p>
          </table:table-cell>
          <table:table-cell office:value-type="float" office:value="0.935">
            <text:p>0.935</text:p>
          </table:table-cell>
          <table:table-cell office:value-type="float" office:value="9.33288770053476">
            <text:p>9.3328877005</text:p>
          </table:table-cell>
          <table:table-cell/>
          <table:table-cell office:value-type="string">
            <text:p>6559</text:p>
          </table:table-cell>
          <table:table-cell office:value-type="string">
            <text:p>7079</text:p>
          </table:table-cell>
          <table:table-cell office:value-type="float" office:value="7.43">
            <text:p>7.43</text:p>
          </table:table-cell>
          <table:table-cell office:value-type="float" office:value="8">
            <text:p>8</text:p>
          </table:table-cell>
          <table:table-cell office:value-type="float" office:value="668.61">
            <text:p>668.61</text:p>
          </table:table-cell>
          <table:table-cell office:value-type="float" office:value="69.81">
            <text:p>69.81</text:p>
          </table:table-cell>
          <table:table-cell office:value-type="float" office:value="9.57756768371294">
            <text:p>9.5775676837</text:p>
          </table:table-cell>
          <table:table-cell office:value-type="float" office:value="0.92875">
            <text:p>0.92875</text:p>
          </table:table-cell>
          <table:table-cell office:value-type="float" office:value="9.3956931359354">
            <text:p>9.39569313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0.97">
            <text:p>0.97</text:p>
          </table:table-cell>
          <table:table-cell office:value-type="float" office:value="10">
            <text:p>10</text:p>
          </table:table-cell>
          <table:table-cell office:value-type="float" office:value="87.57">
            <text:p>87.57</text:p>
          </table:table-cell>
          <table:table-cell office:value-type="float" office:value="6.9">
            <text:p>6.9</text:p>
          </table:table-cell>
          <table:table-cell office:value-type="float" office:value="12.6913043478261">
            <text:p>12.6913043478</text:p>
          </table:table-cell>
          <table:table-cell office:value-type="float" office:value="0.097">
            <text:p>0.097</text:p>
          </table:table-cell>
          <table:table-cell office:value-type="float" office:value="7.11340206185567">
            <text:p>7.1134020619</text:p>
          </table:table-cell>
          <table:table-cell/>
          <table:table-cell office:value-type="string">
            <text:p>6562</text:p>
          </table:table-cell>
          <table:table-cell office:value-type="string">
            <text:p>7079</text:p>
          </table:table-cell>
          <table:table-cell office:value-type="float" office:value="1.07">
            <text:p>1.07</text:p>
          </table:table-cell>
          <table:table-cell office:value-type="float" office:value="10">
            <text:p>10</text:p>
          </table:table-cell>
          <table:table-cell office:value-type="float" office:value="96.3">
            <text:p>96.3</text:p>
          </table:table-cell>
          <table:table-cell office:value-type="float" office:value="6.9">
            <text:p>6.9</text:p>
          </table:table-cell>
          <table:table-cell office:value-type="float" office:value="13.9565217391304">
            <text:p>13.9565217391</text:p>
          </table:table-cell>
          <table:table-cell office:value-type="float" office:value="0.107">
            <text:p>0.107</text:p>
          </table:table-cell>
          <table:table-cell office:value-type="float" office:value="6.44859813084112">
            <text:p>6.448598130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3.46">
            <text:p>3.46</text:p>
          </table:table-cell>
          <table:table-cell office:value-type="float" office:value="8">
            <text:p>8</text:p>
          </table:table-cell>
          <table:table-cell office:value-type="float" office:value="311.67">
            <text:p>311.67</text:p>
          </table:table-cell>
          <table:table-cell office:value-type="float" office:value="108.14">
            <text:p>108.14</text:p>
          </table:table-cell>
          <table:table-cell office:value-type="float" office:value="2.88209728130202">
            <text:p>2.8820972813</text:p>
          </table:table-cell>
          <table:table-cell office:value-type="float" office:value="0.4325">
            <text:p>0.4325</text:p>
          </table:table-cell>
          <table:table-cell office:value-type="float" office:value="31.2543352601156">
            <text:p>31.2543352601</text:p>
          </table:table-cell>
          <table:table-cell/>
          <table:table-cell office:value-type="string">
            <text:p>6609</text:p>
          </table:table-cell>
          <table:table-cell office:value-type="string">
            <text:p>7079</text:p>
          </table:table-cell>
          <table:table-cell office:value-type="float" office:value="3.54">
            <text:p>3.54</text:p>
          </table:table-cell>
          <table:table-cell office:value-type="float" office:value="8">
            <text:p>8</text:p>
          </table:table-cell>
          <table:table-cell office:value-type="float" office:value="318.96">
            <text:p>318.96</text:p>
          </table:table-cell>
          <table:table-cell office:value-type="float" office:value="108.14">
            <text:p>108.14</text:p>
          </table:table-cell>
          <table:table-cell office:value-type="float" office:value="2.9495098945811">
            <text:p>2.9495098946</text:p>
          </table:table-cell>
          <table:table-cell office:value-type="float" office:value="0.4425">
            <text:p>0.4425</text:p>
          </table:table-cell>
          <table:table-cell office:value-type="float" office:value="30.5480225988701">
            <text:p>30.54802259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1.84">
            <text:p>1.84</text:p>
          </table:table-cell>
          <table:table-cell office:value-type="float" office:value="8">
            <text:p>8</text:p>
          </table:table-cell>
          <table:table-cell office:value-type="float" office:value="165.42">
            <text:p>165.42</text:p>
          </table:table-cell>
          <table:table-cell office:value-type="float" office:value="107.66">
            <text:p>107.66</text:p>
          </table:table-cell>
          <table:table-cell office:value-type="float" office:value="1.53650380828534">
            <text:p>1.5365038083</text:p>
          </table:table-cell>
          <table:table-cell office:value-type="float" office:value="0.23">
            <text:p>0.23</text:p>
          </table:table-cell>
          <table:table-cell office:value-type="float" office:value="58.5108695652174">
            <text:p>58.5108695652</text:p>
          </table:table-cell>
          <table:table-cell/>
          <table:table-cell office:value-type="string">
            <text:p>6647</text:p>
          </table:table-cell>
          <table:table-cell office:value-type="string">
            <text:p>7079</text:p>
          </table:table-cell>
          <table:table-cell office:value-type="float" office:value="2.11">
            <text:p>2.11</text:p>
          </table:table-cell>
          <table:table-cell office:value-type="float" office:value="8">
            <text:p>8</text:p>
          </table:table-cell>
          <table:table-cell office:value-type="float" office:value="189.9">
            <text:p>189.9</text:p>
          </table:table-cell>
          <table:table-cell office:value-type="float" office:value="107.66">
            <text:p>107.66</text:p>
          </table:table-cell>
          <table:table-cell office:value-type="float" office:value="1.76388630874977">
            <text:p>1.7638863087</text:p>
          </table:table-cell>
          <table:table-cell office:value-type="float" office:value="0.26375">
            <text:p>0.26375</text:p>
          </table:table-cell>
          <table:table-cell office:value-type="float" office:value="51.0236966824644">
            <text:p>51.02369668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1.03">
            <text:p>1.03</text:p>
          </table:table-cell>
          <table:table-cell office:value-type="float" office:value="8">
            <text:p>8</text:p>
          </table:table-cell>
          <table:table-cell office:value-type="float" office:value="92.43">
            <text:p>92.43</text:p>
          </table:table-cell>
          <table:table-cell office:value-type="float" office:value="0.45">
            <text:p>0.45</text:p>
          </table:table-cell>
          <table:table-cell office:value-type="float" office:value="205.4">
            <text:p>205.4</text:p>
          </table:table-cell>
          <table:table-cell office:value-type="float" office:value="0.12875">
            <text:p>0.12875</text:p>
          </table:table-cell>
          <table:table-cell office:value-type="float" office:value="0.436893203883495">
            <text:p>0.4368932039</text:p>
          </table:table-cell>
          <table:table-cell/>
          <table:table-cell office:value-type="string">
            <text:p>6670</text:p>
          </table:table-cell>
          <table:table-cell office:value-type="string">
            <text:p>7079</text:p>
          </table:table-cell>
          <table:table-cell office:value-type="float" office:value="1.49">
            <text:p>1.49</text:p>
          </table:table-cell>
          <table:table-cell office:value-type="float" office:value="9">
            <text:p>9</text:p>
          </table:table-cell>
          <table:table-cell office:value-type="float" office:value="134.37">
            <text:p>134.37</text:p>
          </table:table-cell>
          <table:table-cell office:value-type="float" office:value="0.45">
            <text:p>0.45</text:p>
          </table:table-cell>
          <table:table-cell office:value-type="float" office:value="298.6">
            <text:p>298.6</text:p>
          </table:table-cell>
          <table:table-cell office:value-type="float" office:value="0.165555555555556">
            <text:p>0.1655555556</text:p>
          </table:table-cell>
          <table:table-cell office:value-type="float" office:value="0.302013422818792">
            <text:p>0.30201342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16.3">
            <text:p>16.3</text:p>
          </table:table-cell>
          <table:table-cell office:value-type="float" office:value="11">
            <text:p>11</text:p>
          </table:table-cell>
          <table:table-cell office:value-type="float" office:value="1467">
            <text:p>1467</text:p>
          </table:table-cell>
          <table:table-cell office:value-type="float" office:value="192.7">
            <text:p>192.7</text:p>
          </table:table-cell>
          <table:table-cell office:value-type="float" office:value="7.61286974571873">
            <text:p>7.6128697457</text:p>
          </table:table-cell>
          <table:table-cell office:value-type="float" office:value="1.48181818181818">
            <text:p>1.4818181818</text:p>
          </table:table-cell>
          <table:table-cell office:value-type="float" office:value="11.8220858895706">
            <text:p>11.8220858896</text:p>
          </table:table-cell>
          <table:table-cell/>
          <table:table-cell office:value-type="string">
            <text:p>6674</text:p>
          </table:table-cell>
          <table:table-cell office:value-type="string">
            <text:p>7079</text:p>
          </table:table-cell>
          <table:table-cell office:value-type="float" office:value="16.92">
            <text:p>16.92</text:p>
          </table:table-cell>
          <table:table-cell office:value-type="float" office:value="10">
            <text:p>10</text:p>
          </table:table-cell>
          <table:table-cell office:value-type="float" office:value="1522.62">
            <text:p>1522.62</text:p>
          </table:table-cell>
          <table:table-cell office:value-type="float" office:value="192.7">
            <text:p>192.7</text:p>
          </table:table-cell>
          <table:table-cell office:value-type="float" office:value="7.90150492994292">
            <text:p>7.9015049299</text:p>
          </table:table-cell>
          <table:table-cell office:value-type="float" office:value="1.692">
            <text:p>1.692</text:p>
          </table:table-cell>
          <table:table-cell office:value-type="float" office:value="11.3888888888889">
            <text:p>11.38888888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1.47">
            <text:p>1.47</text:p>
          </table:table-cell>
          <table:table-cell office:value-type="float" office:value="7">
            <text:p>7</text:p>
          </table:table-cell>
          <table:table-cell office:value-type="float" office:value="132.3">
            <text:p>132.3</text:p>
          </table:table-cell>
          <table:table-cell office:value-type="float" office:value="67.37">
            <text:p>67.37</text:p>
          </table:table-cell>
          <table:table-cell office:value-type="float" office:value="1.96378209885706">
            <text:p>1.9637820989</text:p>
          </table:table-cell>
          <table:table-cell office:value-type="float" office:value="0.21">
            <text:p>0.21</text:p>
          </table:table-cell>
          <table:table-cell office:value-type="float" office:value="45.8299319727891">
            <text:p>45.8299319728</text:p>
          </table:table-cell>
          <table:table-cell/>
          <table:table-cell office:value-type="string">
            <text:p>6695</text:p>
          </table:table-cell>
          <table:table-cell office:value-type="string">
            <text:p>7079</text:p>
          </table:table-cell>
          <table:table-cell office:value-type="float" office:value="1.44">
            <text:p>1.44</text:p>
          </table:table-cell>
          <table:table-cell office:value-type="float" office:value="7">
            <text:p>7</text:p>
          </table:table-cell>
          <table:table-cell office:value-type="float" office:value="129.96">
            <text:p>129.96</text:p>
          </table:table-cell>
          <table:table-cell office:value-type="float" office:value="67.37">
            <text:p>67.37</text:p>
          </table:table-cell>
          <table:table-cell office:value-type="float" office:value="1.92904853792489">
            <text:p>1.9290485379</text:p>
          </table:table-cell>
          <table:table-cell office:value-type="float" office:value="0.205714285714286">
            <text:p>0.2057142857</text:p>
          </table:table-cell>
          <table:table-cell office:value-type="float" office:value="46.7847222222222">
            <text:p>46.78472222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1.86">
            <text:p>1.86</text:p>
          </table:table-cell>
          <table:table-cell office:value-type="float" office:value="2">
            <text:p>2</text:p>
          </table:table-cell>
          <table:table-cell office:value-type="float" office:value="167.22">
            <text:p>167.22</text:p>
          </table:table-cell>
          <table:table-cell office:value-type="float" office:value="13.21">
            <text:p>13.21</text:p>
          </table:table-cell>
          <table:table-cell office:value-type="float" office:value="12.6585919757759">
            <text:p>12.6585919758</text:p>
          </table:table-cell>
          <table:table-cell office:value-type="float" office:value="0.93">
            <text:p>0.93</text:p>
          </table:table-cell>
          <table:table-cell office:value-type="float" office:value="7.10215053763441">
            <text:p>7.1021505376</text:p>
          </table:table-cell>
          <table:table-cell/>
          <table:table-cell office:value-type="string">
            <text:p>6699</text:p>
          </table:table-cell>
          <table:table-cell office:value-type="string">
            <text:p>7079</text:p>
          </table:table-cell>
          <table:table-cell office:value-type="float" office:value="1.48">
            <text:p>1.48</text:p>
          </table:table-cell>
          <table:table-cell office:value-type="float" office:value="3">
            <text:p>3</text:p>
          </table:table-cell>
          <table:table-cell office:value-type="float" office:value="133.47">
            <text:p>133.47</text:p>
          </table:table-cell>
          <table:table-cell office:value-type="float" office:value="13.21">
            <text:p>13.21</text:p>
          </table:table-cell>
          <table:table-cell office:value-type="float" office:value="10.1037093111279">
            <text:p>10.1037093111</text:p>
          </table:table-cell>
          <table:table-cell office:value-type="float" office:value="0.493333333333333">
            <text:p>0.4933333333</text:p>
          </table:table-cell>
          <table:table-cell office:value-type="float" office:value="8.92567567567568">
            <text:p>8.92567567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6.77">
            <text:p>6.77</text:p>
          </table:table-cell>
          <table:table-cell office:value-type="float" office:value="7">
            <text:p>7</text:p>
          </table:table-cell>
          <table:table-cell office:value-type="float" office:value="609.21">
            <text:p>609.21</text:p>
          </table:table-cell>
          <table:table-cell office:value-type="float" office:value="354.83">
            <text:p>354.83</text:p>
          </table:table-cell>
          <table:table-cell office:value-type="float" office:value="1.71690668770961">
            <text:p>1.7169066877</text:p>
          </table:table-cell>
          <table:table-cell office:value-type="float" office:value="0.967142857142857">
            <text:p>0.9671428571</text:p>
          </table:table-cell>
          <table:table-cell office:value-type="float" office:value="52.4121122599705">
            <text:p>52.41211226</text:p>
          </table:table-cell>
          <table:table-cell/>
          <table:table-cell office:value-type="string">
            <text:p>6716</text:p>
          </table:table-cell>
          <table:table-cell office:value-type="string">
            <text:p>7079</text:p>
          </table:table-cell>
          <table:table-cell office:value-type="float" office:value="6.82">
            <text:p>6.82</text:p>
          </table:table-cell>
          <table:table-cell office:value-type="float" office:value="6">
            <text:p>6</text:p>
          </table:table-cell>
          <table:table-cell office:value-type="float" office:value="613.8">
            <text:p>613.8</text:p>
          </table:table-cell>
          <table:table-cell office:value-type="float" office:value="354.83">
            <text:p>354.83</text:p>
          </table:table-cell>
          <table:table-cell office:value-type="float" office:value="1.72984245976947">
            <text:p>1.7298424598</text:p>
          </table:table-cell>
          <table:table-cell office:value-type="float" office:value="1.13666666666667">
            <text:p>1.1366666667</text:p>
          </table:table-cell>
          <table:table-cell office:value-type="float" office:value="52.0278592375367">
            <text:p>52.02785923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0.65">
            <text:p>0.65</text:p>
          </table:table-cell>
          <table:table-cell office:value-type="float" office:value="8">
            <text:p>8</text:p>
          </table:table-cell>
          <table:table-cell office:value-type="float" office:value="58.05">
            <text:p>58.05</text:p>
          </table:table-cell>
          <table:table-cell office:value-type="float" office:value="10.41">
            <text:p>10.41</text:p>
          </table:table-cell>
          <table:table-cell office:value-type="float" office:value="5.57636887608069">
            <text:p>5.5763688761</text:p>
          </table:table-cell>
          <table:table-cell office:value-type="float" office:value="0.08125">
            <text:p>0.08125</text:p>
          </table:table-cell>
          <table:table-cell office:value-type="float" office:value="16.0153846153846">
            <text:p>16.0153846154</text:p>
          </table:table-cell>
          <table:table-cell/>
          <table:table-cell office:value-type="string">
            <text:p>6738</text:p>
          </table:table-cell>
          <table:table-cell office:value-type="string">
            <text:p>7079</text:p>
          </table:table-cell>
          <table:table-cell office:value-type="float" office:value="0.64">
            <text:p>0.64</text:p>
          </table:table-cell>
          <table:table-cell office:value-type="float" office:value="8">
            <text:p>8</text:p>
          </table:table-cell>
          <table:table-cell office:value-type="float" office:value="57.69">
            <text:p>57.69</text:p>
          </table:table-cell>
          <table:table-cell office:value-type="float" office:value="10.41">
            <text:p>10.41</text:p>
          </table:table-cell>
          <table:table-cell office:value-type="float" office:value="5.54178674351585">
            <text:p>5.5417867435</text:p>
          </table:table-cell>
          <table:table-cell office:value-type="float" office:value="0.08">
            <text:p>0.08</text:p>
          </table:table-cell>
          <table:table-cell office:value-type="float" office:value="16.265625">
            <text:p>16.2656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6.97">
            <text:p>6.97</text:p>
          </table:table-cell>
          <table:table-cell office:value-type="float" office:value="8">
            <text:p>8</text:p>
          </table:table-cell>
          <table:table-cell office:value-type="float" office:value="627.57">
            <text:p>627.57</text:p>
          </table:table-cell>
          <table:table-cell office:value-type="float" office:value="260.27">
            <text:p>260.27</text:p>
          </table:table-cell>
          <table:table-cell office:value-type="float" office:value="2.41122680293541">
            <text:p>2.4112268029</text:p>
          </table:table-cell>
          <table:table-cell office:value-type="float" office:value="0.87125">
            <text:p>0.87125</text:p>
          </table:table-cell>
          <table:table-cell office:value-type="float" office:value="37.3414634146341">
            <text:p>37.3414634146</text:p>
          </table:table-cell>
          <table:table-cell/>
          <table:table-cell office:value-type="string">
            <text:p>6843</text:p>
          </table:table-cell>
          <table:table-cell office:value-type="string">
            <text:p>7079</text:p>
          </table:table-cell>
          <table:table-cell office:value-type="float" office:value="6.99">
            <text:p>6.99</text:p>
          </table:table-cell>
          <table:table-cell office:value-type="float" office:value="8">
            <text:p>8</text:p>
          </table:table-cell>
          <table:table-cell office:value-type="float" office:value="628.83">
            <text:p>628.83</text:p>
          </table:table-cell>
          <table:table-cell office:value-type="float" office:value="260.27">
            <text:p>260.27</text:p>
          </table:table-cell>
          <table:table-cell office:value-type="float" office:value="2.41606792945787">
            <text:p>2.4160679295</text:p>
          </table:table-cell>
          <table:table-cell office:value-type="float" office:value="0.87375">
            <text:p>0.87375</text:p>
          </table:table-cell>
          <table:table-cell office:value-type="float" office:value="37.2346208869814">
            <text:p>37.23462088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4.05">
            <text:p>4.05</text:p>
          </table:table-cell>
          <table:table-cell office:value-type="float" office:value="5">
            <text:p>5</text:p>
          </table:table-cell>
          <table:table-cell office:value-type="float" office:value="364.59">
            <text:p>364.59</text:p>
          </table:table-cell>
          <table:table-cell office:value-type="float" office:value="1.57">
            <text:p>1.57</text:p>
          </table:table-cell>
          <table:table-cell office:value-type="float" office:value="232.222929936306">
            <text:p>232.2229299363</text:p>
          </table:table-cell>
          <table:table-cell office:value-type="float" office:value="0.81">
            <text:p>0.81</text:p>
          </table:table-cell>
          <table:table-cell office:value-type="float" office:value="0.387654320987654">
            <text:p>0.387654321</text:p>
          </table:table-cell>
          <table:table-cell/>
          <table:table-cell office:value-type="string">
            <text:p>6879</text:p>
          </table:table-cell>
          <table:table-cell office:value-type="string">
            <text:p>7079</text:p>
          </table:table-cell>
          <table:table-cell office:value-type="float" office:value="4.08">
            <text:p>4.08</text:p>
          </table:table-cell>
          <table:table-cell office:value-type="float" office:value="7">
            <text:p>7</text:p>
          </table:table-cell>
          <table:table-cell office:value-type="float" office:value="366.84">
            <text:p>366.84</text:p>
          </table:table-cell>
          <table:table-cell office:value-type="float" office:value="1.57">
            <text:p>1.57</text:p>
          </table:table-cell>
          <table:table-cell office:value-type="float" office:value="233.656050955414">
            <text:p>233.6560509554</text:p>
          </table:table-cell>
          <table:table-cell office:value-type="float" office:value="0.582857142857143">
            <text:p>0.5828571429</text:p>
          </table:table-cell>
          <table:table-cell office:value-type="float" office:value="0.384803921568627">
            <text:p>0.38480392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6.24">
            <text:p>6.24</text:p>
          </table:table-cell>
          <table:table-cell office:value-type="float" office:value="7">
            <text:p>7</text:p>
          </table:table-cell>
          <table:table-cell office:value-type="float" office:value="561.15">
            <text:p>561.15</text:p>
          </table:table-cell>
          <table:table-cell office:value-type="float" office:value="335.48">
            <text:p>335.48</text:p>
          </table:table-cell>
          <table:table-cell office:value-type="float" office:value="1.67267795397639">
            <text:p>1.672677954</text:p>
          </table:table-cell>
          <table:table-cell office:value-type="float" office:value="0.891428571428571">
            <text:p>0.8914285714</text:p>
          </table:table-cell>
          <table:table-cell office:value-type="float" office:value="53.7628205128205">
            <text:p>53.7628205128</text:p>
          </table:table-cell>
          <table:table-cell/>
          <table:table-cell office:value-type="string">
            <text:p>6892</text:p>
          </table:table-cell>
          <table:table-cell office:value-type="string">
            <text:p>7079</text:p>
          </table:table-cell>
          <table:table-cell office:value-type="float" office:value="6.27">
            <text:p>6.27</text:p>
          </table:table-cell>
          <table:table-cell office:value-type="float" office:value="7">
            <text:p>7</text:p>
          </table:table-cell>
          <table:table-cell office:value-type="float" office:value="564.12">
            <text:p>564.12</text:p>
          </table:table-cell>
          <table:table-cell office:value-type="float" office:value="335.48">
            <text:p>335.48</text:p>
          </table:table-cell>
          <table:table-cell office:value-type="float" office:value="1.68153094074162">
            <text:p>1.6815309407</text:p>
          </table:table-cell>
          <table:table-cell office:value-type="float" office:value="0.895714285714286">
            <text:p>0.8957142857</text:p>
          </table:table-cell>
          <table:table-cell office:value-type="float" office:value="53.5055821371611">
            <text:p>53.50558213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.29">
            <text:p>1.29</text:p>
          </table:table-cell>
          <table:table-cell office:value-type="float" office:value="7">
            <text:p>7</text:p>
          </table:table-cell>
          <table:table-cell office:value-type="float" office:value="116.46">
            <text:p>116.46</text:p>
          </table:table-cell>
          <table:table-cell office:value-type="float" office:value="69.8">
            <text:p>69.8</text:p>
          </table:table-cell>
          <table:table-cell office:value-type="float" office:value="1.66848137535817">
            <text:p>1.6684813754</text:p>
          </table:table-cell>
          <table:table-cell office:value-type="float" office:value="0.184285714285714">
            <text:p>0.1842857143</text:p>
          </table:table-cell>
          <table:table-cell office:value-type="float" office:value="54.1085271317829">
            <text:p>54.1085271318</text:p>
          </table:table-cell>
          <table:table-cell/>
          <table:table-cell office:value-type="string">
            <text:p>6945</text:p>
          </table:table-cell>
          <table:table-cell office:value-type="string">
            <text:p>7079</text:p>
          </table:table-cell>
          <table:table-cell office:value-type="float" office:value="1.3">
            <text:p>1.3</text:p>
          </table:table-cell>
          <table:table-cell office:value-type="float" office:value="6">
            <text:p>6</text:p>
          </table:table-cell>
          <table:table-cell office:value-type="float" office:value="116.73">
            <text:p>116.73</text:p>
          </table:table-cell>
          <table:table-cell office:value-type="float" office:value="69.8">
            <text:p>69.8</text:p>
          </table:table-cell>
          <table:table-cell office:value-type="float" office:value="1.67234957020057">
            <text:p>1.6723495702</text:p>
          </table:table-cell>
          <table:table-cell office:value-type="float" office:value="0.216666666666667">
            <text:p>0.2166666667</text:p>
          </table:table-cell>
          <table:table-cell office:value-type="float" office:value="53.6923076923077">
            <text:p>53.692307692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15.91">
            <text:p>15.91</text:p>
          </table:table-cell>
          <table:table-cell office:value-type="float" office:value="7">
            <text:p>7</text:p>
          </table:table-cell>
          <table:table-cell office:value-type="float" office:value="1431.54">
            <text:p>1431.54</text:p>
          </table:table-cell>
          <table:table-cell office:value-type="float" office:value="7.1">
            <text:p>7.1</text:p>
          </table:table-cell>
          <table:table-cell office:value-type="float" office:value="201.625352112676">
            <text:p>201.6253521127</text:p>
          </table:table-cell>
          <table:table-cell office:value-type="float" office:value="2.27285714285714">
            <text:p>2.2728571429</text:p>
          </table:table-cell>
          <table:table-cell office:value-type="float" office:value="0.446260213702074">
            <text:p>0.4462602137</text:p>
          </table:table-cell>
          <table:table-cell/>
          <table:table-cell office:value-type="string">
            <text:p>6948</text:p>
          </table:table-cell>
          <table:table-cell office:value-type="string">
            <text:p>7079</text:p>
          </table:table-cell>
          <table:table-cell office:value-type="float" office:value="15.75">
            <text:p>15.75</text:p>
          </table:table-cell>
          <table:table-cell office:value-type="float" office:value="7">
            <text:p>7</text:p>
          </table:table-cell>
          <table:table-cell office:value-type="float" office:value="1417.68">
            <text:p>1417.68</text:p>
          </table:table-cell>
          <table:table-cell office:value-type="float" office:value="7.1">
            <text:p>7.1</text:p>
          </table:table-cell>
          <table:table-cell office:value-type="float" office:value="199.67323943662">
            <text:p>199.6732394366</text:p>
          </table:table-cell>
          <table:table-cell office:value-type="float" office:value="2.25">
            <text:p>2.25</text:p>
          </table:table-cell>
          <table:table-cell office:value-type="float" office:value="0.450793650793651">
            <text:p>0.450793650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1.48">
            <text:p>1.48</text:p>
          </table:table-cell>
          <table:table-cell office:value-type="float" office:value="11">
            <text:p>11</text:p>
          </table:table-cell>
          <table:table-cell office:value-type="float" office:value="132.84">
            <text:p>132.84</text:p>
          </table:table-cell>
          <table:table-cell office:value-type="float" office:value="68.58">
            <text:p>68.58</text:p>
          </table:table-cell>
          <table:table-cell office:value-type="float" office:value="1.93700787401575">
            <text:p>1.937007874</text:p>
          </table:table-cell>
          <table:table-cell office:value-type="float" office:value="0.134545454545455">
            <text:p>0.1345454545</text:p>
          </table:table-cell>
          <table:table-cell office:value-type="float" office:value="46.3378378378378">
            <text:p>46.3378378378</text:p>
          </table:table-cell>
          <table:table-cell/>
          <table:table-cell office:value-type="string">
            <text:p>6971</text:p>
          </table:table-cell>
          <table:table-cell office:value-type="string">
            <text:p>7079</text:p>
          </table:table-cell>
          <table:table-cell office:value-type="float" office:value="1.59">
            <text:p>1.59</text:p>
          </table:table-cell>
          <table:table-cell office:value-type="float" office:value="10">
            <text:p>10</text:p>
          </table:table-cell>
          <table:table-cell office:value-type="float" office:value="143.55">
            <text:p>143.55</text:p>
          </table:table-cell>
          <table:table-cell office:value-type="float" office:value="68.58">
            <text:p>68.58</text:p>
          </table:table-cell>
          <table:table-cell office:value-type="float" office:value="2.09317585301837">
            <text:p>2.093175853</text:p>
          </table:table-cell>
          <table:table-cell office:value-type="float" office:value="0.159">
            <text:p>0.159</text:p>
          </table:table-cell>
          <table:table-cell office:value-type="float" office:value="43.1320754716981">
            <text:p>43.13207547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5.84">
            <text:p>5.84</text:p>
          </table:table-cell>
          <table:table-cell office:value-type="float" office:value="9">
            <text:p>9</text:p>
          </table:table-cell>
          <table:table-cell office:value-type="float" office:value="525.96">
            <text:p>525.96</text:p>
          </table:table-cell>
          <table:table-cell office:value-type="float" office:value="209.45">
            <text:p>209.45</text:p>
          </table:table-cell>
          <table:table-cell office:value-type="float" office:value="2.51114824540463">
            <text:p>2.5111482454</text:p>
          </table:table-cell>
          <table:table-cell office:value-type="float" office:value="0.648888888888889">
            <text:p>0.6488888889</text:p>
          </table:table-cell>
          <table:table-cell office:value-type="float" office:value="35.8647260273973">
            <text:p>35.8647260274</text:p>
          </table:table-cell>
          <table:table-cell/>
          <table:table-cell office:value-type="string">
            <text:p>7021</text:p>
          </table:table-cell>
          <table:table-cell office:value-type="string">
            <text:p>7079</text:p>
          </table:table-cell>
          <table:table-cell office:value-type="float" office:value="6.02">
            <text:p>6.02</text:p>
          </table:table-cell>
          <table:table-cell office:value-type="float" office:value="9">
            <text:p>9</text:p>
          </table:table-cell>
          <table:table-cell office:value-type="float" office:value="541.89">
            <text:p>541.89</text:p>
          </table:table-cell>
          <table:table-cell office:value-type="float" office:value="209.45">
            <text:p>209.45</text:p>
          </table:table-cell>
          <table:table-cell office:value-type="float" office:value="2.5872045834328">
            <text:p>2.5872045834</text:p>
          </table:table-cell>
          <table:table-cell office:value-type="float" office:value="0.668888888888889">
            <text:p>0.6688888889</text:p>
          </table:table-cell>
          <table:table-cell office:value-type="float" office:value="34.7923588039867">
            <text:p>34.7923588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0.52">
            <text:p>0.52</text:p>
          </table:table-cell>
          <table:table-cell office:value-type="float" office:value="4">
            <text:p>4</text:p>
          </table:table-cell>
          <table:table-cell office:value-type="float" office:value="47.07">
            <text:p>47.07</text:p>
          </table:table-cell>
          <table:table-cell office:value-type="float" office:value="1.39">
            <text:p>1.39</text:p>
          </table:table-cell>
          <table:table-cell office:value-type="float" office:value="33.863309352518">
            <text:p>33.8633093525</text:p>
          </table:table-cell>
          <table:table-cell office:value-type="float" office:value="0.13">
            <text:p>0.13</text:p>
          </table:table-cell>
          <table:table-cell office:value-type="float" office:value="2.67307692307692">
            <text:p>2.6730769231</text:p>
          </table:table-cell>
          <table:table-cell/>
          <table:table-cell office:value-type="string">
            <text:p>7081</text:p>
          </table:table-cell>
          <table:table-cell office:value-type="string">
            <text:p>7079</text:p>
          </table:table-cell>
          <table:table-cell office:value-type="float" office:value="0.57">
            <text:p>0.57</text:p>
          </table:table-cell>
          <table:table-cell office:value-type="float" office:value="6">
            <text:p>6</text:p>
          </table:table-cell>
          <table:table-cell office:value-type="float" office:value="51.3">
            <text:p>51.3</text:p>
          </table:table-cell>
          <table:table-cell office:value-type="float" office:value="1.39">
            <text:p>1.39</text:p>
          </table:table-cell>
          <table:table-cell office:value-type="float" office:value="36.9064748201439">
            <text:p>36.9064748201</text:p>
          </table:table-cell>
          <table:table-cell office:value-type="float" office:value="0.095">
            <text:p>0.095</text:p>
          </table:table-cell>
          <table:table-cell office:value-type="float" office:value="2.43859649122807">
            <text:p>2.438596491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6.71">
            <text:p>6.71</text:p>
          </table:table-cell>
          <table:table-cell office:value-type="float" office:value="9">
            <text:p>9</text:p>
          </table:table-cell>
          <table:table-cell office:value-type="float" office:value="604.35">
            <text:p>604.35</text:p>
          </table:table-cell>
          <table:table-cell office:value-type="float" office:value="324.85">
            <text:p>324.85</text:p>
          </table:table-cell>
          <table:table-cell office:value-type="float" office:value="1.86039710635678">
            <text:p>1.8603971064</text:p>
          </table:table-cell>
          <table:table-cell office:value-type="float" office:value="0.745555555555556">
            <text:p>0.7455555556</text:p>
          </table:table-cell>
          <table:table-cell office:value-type="float" office:value="48.4128166915052">
            <text:p>48.4128166915</text:p>
          </table:table-cell>
          <table:table-cell/>
          <table:table-cell office:value-type="string">
            <text:p>7094</text:p>
          </table:table-cell>
          <table:table-cell office:value-type="string">
            <text:p>7079</text:p>
          </table:table-cell>
          <table:table-cell office:value-type="float" office:value="6.75">
            <text:p>6.75</text:p>
          </table:table-cell>
          <table:table-cell office:value-type="float" office:value="9">
            <text:p>9</text:p>
          </table:table-cell>
          <table:table-cell office:value-type="float" office:value="607.23">
            <text:p>607.23</text:p>
          </table:table-cell>
          <table:table-cell office:value-type="float" office:value="324.85">
            <text:p>324.85</text:p>
          </table:table-cell>
          <table:table-cell office:value-type="float" office:value="1.86926273664768">
            <text:p>1.8692627366</text:p>
          </table:table-cell>
          <table:table-cell office:value-type="float" office:value="0.75">
            <text:p>0.75</text:p>
          </table:table-cell>
          <table:table-cell office:value-type="float" office:value="48.1259259259259">
            <text:p>48.1259259259</text:p>
          </table:table-cell>
          <table:table-cell table:number-columns-repeated="1005"/>
        </table:table-row>
        <table:table-row table:style-name="ro1">
          <table:table-cell office:value-type="string">
            <text:p>7081</text:p>
          </table:table-cell>
          <table:table-cell office:value-type="string">
            <text:p>6087</text:p>
          </table:table-cell>
          <table:table-cell office:value-type="float" office:value="1.48">
            <text:p>1.48</text:p>
          </table:table-cell>
          <table:table-cell office:value-type="float" office:value="3">
            <text:p>3</text:p>
          </table:table-cell>
          <table:table-cell office:value-type="float" office:value="133.11">
            <text:p>133.11</text:p>
          </table:table-cell>
          <table:table-cell office:value-type="float" office:value="68.57">
            <text:p>68.57</text:p>
          </table:table-cell>
          <table:table-cell office:value-type="float" office:value="1.9412279422488">
            <text:p>1.9412279422</text:p>
          </table:table-cell>
          <table:table-cell office:value-type="float" office:value="0.493333333333333">
            <text:p>0.4933333333</text:p>
          </table:table-cell>
          <table:table-cell office:value-type="float" office:value="46.3310810810811">
            <text:p>46.3310810811</text:p>
          </table:table-cell>
          <table:table-cell/>
          <table:table-cell office:value-type="string">
            <text:p>6087</text:p>
          </table:table-cell>
          <table:table-cell office:value-type="string">
            <text:p>7081</text:p>
          </table:table-cell>
          <table:table-cell office:value-type="float" office:value="1.43">
            <text:p>1.43</text:p>
          </table:table-cell>
          <table:table-cell office:value-type="float" office:value="5">
            <text:p>5</text:p>
          </table:table-cell>
          <table:table-cell office:value-type="float" office:value="128.61">
            <text:p>128.61</text:p>
          </table:table-cell>
          <table:table-cell office:value-type="float" office:value="68.57">
            <text:p>68.57</text:p>
          </table:table-cell>
          <table:table-cell office:value-type="float" office:value="1.87560157503281">
            <text:p>1.875601575</text:p>
          </table:table-cell>
          <table:table-cell office:value-type="float" office:value="0.286">
            <text:p>0.286</text:p>
          </table:table-cell>
          <table:table-cell office:value-type="float" office:value="47.951048951049">
            <text:p>47.95104895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4.74">
            <text:p>4.74</text:p>
          </table:table-cell>
          <table:table-cell office:value-type="float" office:value="5">
            <text:p>5</text:p>
          </table:table-cell>
          <table:table-cell office:value-type="float" office:value="426.24">
            <text:p>426.24</text:p>
          </table:table-cell>
          <table:table-cell office:value-type="float" office:value="66.34">
            <text:p>66.34</text:p>
          </table:table-cell>
          <table:table-cell office:value-type="float" office:value="6.42508290624058">
            <text:p>6.4250829062</text:p>
          </table:table-cell>
          <table:table-cell office:value-type="float" office:value="0.948">
            <text:p>0.948</text:p>
          </table:table-cell>
          <table:table-cell office:value-type="float" office:value="13.9957805907173">
            <text:p>13.9957805907</text:p>
          </table:table-cell>
          <table:table-cell/>
          <table:table-cell office:value-type="string">
            <text:p>6382</text:p>
          </table:table-cell>
          <table:table-cell office:value-type="string">
            <text:p>7081</text:p>
          </table:table-cell>
          <table:table-cell office:value-type="float" office:value="4.58">
            <text:p>4.58</text:p>
          </table:table-cell>
          <table:table-cell office:value-type="float" office:value="4">
            <text:p>4</text:p>
          </table:table-cell>
          <table:table-cell office:value-type="float" office:value="412.65">
            <text:p>412.65</text:p>
          </table:table-cell>
          <table:table-cell office:value-type="float" office:value="66.34">
            <text:p>66.34</text:p>
          </table:table-cell>
          <table:table-cell office:value-type="float" office:value="6.22022912270124">
            <text:p>6.2202291227</text:p>
          </table:table-cell>
          <table:table-cell office:value-type="float" office:value="1.145">
            <text:p>1.145</text:p>
          </table:table-cell>
          <table:table-cell office:value-type="float" office:value="14.4847161572052">
            <text:p>14.48471615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2.36">
            <text:p>2.36</text:p>
          </table:table-cell>
          <table:table-cell office:value-type="float" office:value="9">
            <text:p>9</text:p>
          </table:table-cell>
          <table:table-cell office:value-type="float" office:value="212.22">
            <text:p>212.22</text:p>
          </table:table-cell>
          <table:table-cell office:value-type="float" office:value="70.12">
            <text:p>70.12</text:p>
          </table:table-cell>
          <table:table-cell office:value-type="float" office:value="3.02652595550485">
            <text:p>3.0265259555</text:p>
          </table:table-cell>
          <table:table-cell office:value-type="float" office:value="0.262222222222222">
            <text:p>0.2622222222</text:p>
          </table:table-cell>
          <table:table-cell office:value-type="float" office:value="29.7118644067797">
            <text:p>29.7118644068</text:p>
          </table:table-cell>
          <table:table-cell/>
          <table:table-cell office:value-type="string">
            <text:p>6405</text:p>
          </table:table-cell>
          <table:table-cell office:value-type="string">
            <text:p>7081</text:p>
          </table:table-cell>
          <table:table-cell office:value-type="float" office:value="2.28">
            <text:p>2.28</text:p>
          </table:table-cell>
          <table:table-cell office:value-type="float" office:value="9">
            <text:p>9</text:p>
          </table:table-cell>
          <table:table-cell office:value-type="float" office:value="204.93">
            <text:p>204.93</text:p>
          </table:table-cell>
          <table:table-cell office:value-type="float" office:value="70.12">
            <text:p>70.12</text:p>
          </table:table-cell>
          <table:table-cell office:value-type="float" office:value="2.92256132344552">
            <text:p>2.9225613234</text:p>
          </table:table-cell>
          <table:table-cell office:value-type="float" office:value="0.253333333333333">
            <text:p>0.2533333333</text:p>
          </table:table-cell>
          <table:table-cell office:value-type="float" office:value="30.7543859649123">
            <text:p>30.754385964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24">
            <text:p>7.24</text:p>
          </table:table-cell>
          <table:table-cell office:value-type="float" office:value="6">
            <text:p>6</text:p>
          </table:table-cell>
          <table:table-cell office:value-type="float" office:value="651.78">
            <text:p>651.78</text:p>
          </table:table-cell>
          <table:table-cell office:value-type="float" office:value="334.54">
            <text:p>334.54</text:p>
          </table:table-cell>
          <table:table-cell office:value-type="float" office:value="1.94828720033479">
            <text:p>1.9482872003</text:p>
          </table:table-cell>
          <table:table-cell office:value-type="float" office:value="1.20666666666667">
            <text:p>1.2066666667</text:p>
          </table:table-cell>
          <table:table-cell office:value-type="float" office:value="46.207182320442">
            <text:p>46.2071823204</text:p>
          </table:table-cell>
          <table:table-cell/>
          <table:table-cell office:value-type="string">
            <text:p>6423</text:p>
          </table:table-cell>
          <table:table-cell office:value-type="string">
            <text:p>7081</text:p>
          </table:table-cell>
          <table:table-cell office:value-type="float" office:value="7.09">
            <text:p>7.09</text:p>
          </table:table-cell>
          <table:table-cell office:value-type="float" office:value="6">
            <text:p>6</text:p>
          </table:table-cell>
          <table:table-cell office:value-type="float" office:value="638.01">
            <text:p>638.01</text:p>
          </table:table-cell>
          <table:table-cell office:value-type="float" office:value="334.54">
            <text:p>334.54</text:p>
          </table:table-cell>
          <table:table-cell office:value-type="float" office:value="1.90712620314462">
            <text:p>1.9071262031</text:p>
          </table:table-cell>
          <table:table-cell office:value-type="float" office:value="1.18166666666667">
            <text:p>1.1816666667</text:p>
          </table:table-cell>
          <table:table-cell office:value-type="float" office:value="47.1847672778561">
            <text:p>47.18476727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.45">
            <text:p>1.45</text:p>
          </table:table-cell>
          <table:table-cell office:value-type="float" office:value="6">
            <text:p>6</text:p>
          </table:table-cell>
          <table:table-cell office:value-type="float" office:value="130.41">
            <text:p>130.41</text:p>
          </table:table-cell>
          <table:table-cell office:value-type="float" office:value="11.37">
            <text:p>11.37</text:p>
          </table:table-cell>
          <table:table-cell office:value-type="float" office:value="11.4696569920844">
            <text:p>11.4696569921</text:p>
          </table:table-cell>
          <table:table-cell office:value-type="float" office:value="0.241666666666667">
            <text:p>0.2416666667</text:p>
          </table:table-cell>
          <table:table-cell office:value-type="float" office:value="7.84137931034483">
            <text:p>7.8413793103</text:p>
          </table:table-cell>
          <table:table-cell/>
          <table:table-cell office:value-type="string">
            <text:p>6446</text:p>
          </table:table-cell>
          <table:table-cell office:value-type="string">
            <text:p>7081</text:p>
          </table:table-cell>
          <table:table-cell office:value-type="float" office:value="0.63">
            <text:p>0.63</text:p>
          </table:table-cell>
          <table:table-cell office:value-type="float" office:value="5">
            <text:p>5</text:p>
          </table:table-cell>
          <table:table-cell office:value-type="float" office:value="56.7">
            <text:p>56.7</text:p>
          </table:table-cell>
          <table:table-cell office:value-type="float" office:value="11.37">
            <text:p>11.37</text:p>
          </table:table-cell>
          <table:table-cell office:value-type="float" office:value="4.9868073878628">
            <text:p>4.9868073879</text:p>
          </table:table-cell>
          <table:table-cell office:value-type="float" office:value="0.126">
            <text:p>0.126</text:p>
          </table:table-cell>
          <table:table-cell office:value-type="float" office:value="18.0476190476191">
            <text:p>18.04761904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2.28">
            <text:p>2.28</text:p>
          </table:table-cell>
          <table:table-cell office:value-type="float" office:value="5">
            <text:p>5</text:p>
          </table:table-cell>
          <table:table-cell office:value-type="float" office:value="204.93">
            <text:p>204.93</text:p>
          </table:table-cell>
          <table:table-cell office:value-type="float" office:value="71">
            <text:p>71</text:p>
          </table:table-cell>
          <table:table-cell office:value-type="float" office:value="2.88633802816901">
            <text:p>2.8863380282</text:p>
          </table:table-cell>
          <table:table-cell office:value-type="float" office:value="0.456">
            <text:p>0.456</text:p>
          </table:table-cell>
          <table:table-cell office:value-type="float" office:value="31.140350877193">
            <text:p>31.1403508772</text:p>
          </table:table-cell>
          <table:table-cell/>
          <table:table-cell office:value-type="string">
            <text:p>6451</text:p>
          </table:table-cell>
          <table:table-cell office:value-type="string">
            <text:p>7081</text:p>
          </table:table-cell>
          <table:table-cell office:value-type="float" office:value="2.21">
            <text:p>2.21</text:p>
          </table:table-cell>
          <table:table-cell office:value-type="float" office:value="8">
            <text:p>8</text:p>
          </table:table-cell>
          <table:table-cell office:value-type="float" office:value="198.54">
            <text:p>198.54</text:p>
          </table:table-cell>
          <table:table-cell office:value-type="float" office:value="71">
            <text:p>71</text:p>
          </table:table-cell>
          <table:table-cell office:value-type="float" office:value="2.79633802816901">
            <text:p>2.7963380282</text:p>
          </table:table-cell>
          <table:table-cell office:value-type="float" office:value="0.27625">
            <text:p>0.27625</text:p>
          </table:table-cell>
          <table:table-cell office:value-type="float" office:value="32.1266968325792">
            <text:p>32.12669683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2.15">
            <text:p>2.15</text:p>
          </table:table-cell>
          <table:table-cell office:value-type="float" office:value="255">
            <text:p>255</text:p>
          </table:table-cell>
          <table:table-cell office:value-type="float" office:value="193.86">
            <text:p>193.86</text:p>
          </table:table-cell>
          <table:table-cell office:value-type="float" office:value="14.49">
            <text:p>14.49</text:p>
          </table:table-cell>
          <table:table-cell office:value-type="float" office:value="13.3788819875776">
            <text:p>13.3788819876</text:p>
          </table:table-cell>
          <table:table-cell office:value-type="float" office:value="0.00843137254901961">
            <text:p>0.0084313725</text:p>
          </table:table-cell>
          <table:table-cell office:value-type="float" office:value="6.73953488372093">
            <text:p>6.7395348837</text:p>
          </table:table-cell>
          <table:table-cell/>
          <table:table-cell office:value-type="string">
            <text:p>6471</text:p>
          </table:table-cell>
          <table:table-cell office:value-type="string">
            <text:p>7081</text:p>
          </table:table-cell>
          <table:table-cell office:value-type="float" office:value="2.29">
            <text:p>2.29</text:p>
          </table:table-cell>
          <table:table-cell office:value-type="float" office:value="255">
            <text:p>255</text:p>
          </table:table-cell>
          <table:table-cell office:value-type="float" office:value="206.28">
            <text:p>206.28</text:p>
          </table:table-cell>
          <table:table-cell office:value-type="float" office:value="14.49">
            <text:p>14.49</text:p>
          </table:table-cell>
          <table:table-cell office:value-type="float" office:value="14.2360248447205">
            <text:p>14.2360248447</text:p>
          </table:table-cell>
          <table:table-cell office:value-type="float" office:value="0.00898039215686275">
            <text:p>0.0089803922</text:p>
          </table:table-cell>
          <table:table-cell office:value-type="float" office:value="6.32751091703057">
            <text:p>6.3275109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5.18">
            <text:p>5.18</text:p>
          </table:table-cell>
          <table:table-cell office:value-type="float" office:value="8">
            <text:p>8</text:p>
          </table:table-cell>
          <table:table-cell office:value-type="float" office:value="466.65">
            <text:p>466.65</text:p>
          </table:table-cell>
          <table:table-cell office:value-type="float" office:value="129.14">
            <text:p>129.14</text:p>
          </table:table-cell>
          <table:table-cell office:value-type="float" office:value="3.61352021062413">
            <text:p>3.6135202106</text:p>
          </table:table-cell>
          <table:table-cell office:value-type="float" office:value="0.6475">
            <text:p>0.6475</text:p>
          </table:table-cell>
          <table:table-cell office:value-type="float" office:value="24.9305019305019">
            <text:p>24.9305019305</text:p>
          </table:table-cell>
          <table:table-cell/>
          <table:table-cell office:value-type="string">
            <text:p>6499</text:p>
          </table:table-cell>
          <table:table-cell office:value-type="string">
            <text:p>7081</text:p>
          </table:table-cell>
          <table:table-cell office:value-type="float" office:value="5.13">
            <text:p>5.13</text:p>
          </table:table-cell>
          <table:table-cell office:value-type="float" office:value="8">
            <text:p>8</text:p>
          </table:table-cell>
          <table:table-cell office:value-type="float" office:value="461.43">
            <text:p>461.43</text:p>
          </table:table-cell>
          <table:table-cell office:value-type="float" office:value="129.14">
            <text:p>129.14</text:p>
          </table:table-cell>
          <table:table-cell office:value-type="float" office:value="3.57309896236642">
            <text:p>3.5730989624</text:p>
          </table:table-cell>
          <table:table-cell office:value-type="float" office:value="0.64125">
            <text:p>0.64125</text:p>
          </table:table-cell>
          <table:table-cell office:value-type="float" office:value="25.1734892787524">
            <text:p>25.17348927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6.3">
            <text:p>6.3</text:p>
          </table:table-cell>
          <table:table-cell office:value-type="float" office:value="9">
            <text:p>9</text:p>
          </table:table-cell>
          <table:table-cell office:value-type="float" office:value="566.82">
            <text:p>566.82</text:p>
          </table:table-cell>
          <table:table-cell office:value-type="float" office:value="227.14">
            <text:p>227.14</text:p>
          </table:table-cell>
          <table:table-cell office:value-type="float" office:value="2.49546535176543">
            <text:p>2.4954653518</text:p>
          </table:table-cell>
          <table:table-cell office:value-type="float" office:value="0.7">
            <text:p>0.7</text:p>
          </table:table-cell>
          <table:table-cell office:value-type="float" office:value="36.0539682539682">
            <text:p>36.053968254</text:p>
          </table:table-cell>
          <table:table-cell/>
          <table:table-cell office:value-type="string">
            <text:p>6501</text:p>
          </table:table-cell>
          <table:table-cell office:value-type="string">
            <text:p>7081</text:p>
          </table:table-cell>
          <table:table-cell office:value-type="float" office:value="6.35">
            <text:p>6.35</text:p>
          </table:table-cell>
          <table:table-cell office:value-type="float" office:value="7">
            <text:p>7</text:p>
          </table:table-cell>
          <table:table-cell office:value-type="float" office:value="571.59">
            <text:p>571.59</text:p>
          </table:table-cell>
          <table:table-cell office:value-type="float" office:value="227.14">
            <text:p>227.14</text:p>
          </table:table-cell>
          <table:table-cell office:value-type="float" office:value="2.5164656159197">
            <text:p>2.5164656159</text:p>
          </table:table-cell>
          <table:table-cell office:value-type="float" office:value="0.907142857142857">
            <text:p>0.9071428571</text:p>
          </table:table-cell>
          <table:table-cell office:value-type="float" office:value="35.7700787401575">
            <text:p>35.770078740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3.67">
            <text:p>3.67</text:p>
          </table:table-cell>
          <table:table-cell office:value-type="float" office:value="5">
            <text:p>5</text:p>
          </table:table-cell>
          <table:table-cell office:value-type="float" office:value="330.57">
            <text:p>330.57</text:p>
          </table:table-cell>
          <table:table-cell office:value-type="float" office:value="144.07">
            <text:p>144.07</text:p>
          </table:table-cell>
          <table:table-cell office:value-type="float" office:value="2.29450961338238">
            <text:p>2.2945096134</text:p>
          </table:table-cell>
          <table:table-cell office:value-type="float" office:value="0.734">
            <text:p>0.734</text:p>
          </table:table-cell>
          <table:table-cell office:value-type="float" office:value="39.2561307901907">
            <text:p>39.2561307902</text:p>
          </table:table-cell>
          <table:table-cell/>
          <table:table-cell office:value-type="string">
            <text:p>6512</text:p>
          </table:table-cell>
          <table:table-cell office:value-type="string">
            <text:p>7081</text:p>
          </table:table-cell>
          <table:table-cell office:value-type="float" office:value="3.63">
            <text:p>3.63</text:p>
          </table:table-cell>
          <table:table-cell office:value-type="float" office:value="7">
            <text:p>7</text:p>
          </table:table-cell>
          <table:table-cell office:value-type="float" office:value="326.61">
            <text:p>326.61</text:p>
          </table:table-cell>
          <table:table-cell office:value-type="float" office:value="144.07">
            <text:p>144.07</text:p>
          </table:table-cell>
          <table:table-cell office:value-type="float" office:value="2.26702297494274">
            <text:p>2.2670229749</text:p>
          </table:table-cell>
          <table:table-cell office:value-type="float" office:value="0.518571428571429">
            <text:p>0.5185714286</text:p>
          </table:table-cell>
          <table:table-cell office:value-type="float" office:value="39.6887052341598">
            <text:p>39.68870523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1.51">
            <text:p>1.51</text:p>
          </table:table-cell>
          <table:table-cell office:value-type="float" office:value="8">
            <text:p>8</text:p>
          </table:table-cell>
          <table:table-cell office:value-type="float" office:value="135.99">
            <text:p>135.99</text:p>
          </table:table-cell>
          <table:table-cell office:value-type="float" office:value="35.5">
            <text:p>35.5</text:p>
          </table:table-cell>
          <table:table-cell office:value-type="float" office:value="3.83070422535211">
            <text:p>3.8307042254</text:p>
          </table:table-cell>
          <table:table-cell office:value-type="float" office:value="0.18875">
            <text:p>0.18875</text:p>
          </table:table-cell>
          <table:table-cell office:value-type="float" office:value="23.5099337748344">
            <text:p>23.5099337748</text:p>
          </table:table-cell>
          <table:table-cell/>
          <table:table-cell office:value-type="string">
            <text:p>6515</text:p>
          </table:table-cell>
          <table:table-cell office:value-type="string">
            <text:p>7081</text:p>
          </table:table-cell>
          <table:table-cell office:value-type="float" office:value="1.34">
            <text:p>1.34</text:p>
          </table:table-cell>
          <table:table-cell office:value-type="float" office:value="8">
            <text:p>8</text:p>
          </table:table-cell>
          <table:table-cell office:value-type="float" office:value="120.33">
            <text:p>120.33</text:p>
          </table:table-cell>
          <table:table-cell office:value-type="float" office:value="35.5">
            <text:p>35.5</text:p>
          </table:table-cell>
          <table:table-cell office:value-type="float" office:value="3.38957746478873">
            <text:p>3.3895774648</text:p>
          </table:table-cell>
          <table:table-cell office:value-type="float" office:value="0.1675">
            <text:p>0.1675</text:p>
          </table:table-cell>
          <table:table-cell office:value-type="float" office:value="26.4925373134328">
            <text:p>26.49253731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2.23">
            <text:p>2.23</text:p>
          </table:table-cell>
          <table:table-cell office:value-type="float" office:value="8">
            <text:p>8</text:p>
          </table:table-cell>
          <table:table-cell office:value-type="float" office:value="200.88">
            <text:p>200.88</text:p>
          </table:table-cell>
          <table:table-cell office:value-type="float" office:value="35.41">
            <text:p>35.41</text:p>
          </table:table-cell>
          <table:table-cell office:value-type="float" office:value="5.6729737362327">
            <text:p>5.6729737362</text:p>
          </table:table-cell>
          <table:table-cell office:value-type="float" office:value="0.27875">
            <text:p>0.27875</text:p>
          </table:table-cell>
          <table:table-cell office:value-type="float" office:value="15.8789237668161">
            <text:p>15.8789237668</text:p>
          </table:table-cell>
          <table:table-cell/>
          <table:table-cell office:value-type="string">
            <text:p>6516</text:p>
          </table:table-cell>
          <table:table-cell office:value-type="string">
            <text:p>7081</text:p>
          </table:table-cell>
          <table:table-cell office:value-type="float" office:value="2.02">
            <text:p>2.02</text:p>
          </table:table-cell>
          <table:table-cell office:value-type="float" office:value="8">
            <text:p>8</text:p>
          </table:table-cell>
          <table:table-cell office:value-type="float" office:value="181.98">
            <text:p>181.98</text:p>
          </table:table-cell>
          <table:table-cell office:value-type="float" office:value="35.41">
            <text:p>35.41</text:p>
          </table:table-cell>
          <table:table-cell office:value-type="float" office:value="5.13922620728608">
            <text:p>5.1392262073</text:p>
          </table:table-cell>
          <table:table-cell office:value-type="float" office:value="0.2525">
            <text:p>0.2525</text:p>
          </table:table-cell>
          <table:table-cell office:value-type="float" office:value="17.529702970297">
            <text:p>17.529702970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8.16">
            <text:p>8.16</text:p>
          </table:table-cell>
          <table:table-cell office:value-type="float" office:value="7">
            <text:p>7</text:p>
          </table:table-cell>
          <table:table-cell office:value-type="float" office:value="734.04">
            <text:p>734.04</text:p>
          </table:table-cell>
          <table:table-cell office:value-type="float" office:value="331.41">
            <text:p>331.41</text:p>
          </table:table-cell>
          <table:table-cell office:value-type="float" office:value="2.2148999728433">
            <text:p>2.2148999728</text:p>
          </table:table-cell>
          <table:table-cell office:value-type="float" office:value="1.16571428571429">
            <text:p>1.1657142857</text:p>
          </table:table-cell>
          <table:table-cell office:value-type="float" office:value="40.6139705882353">
            <text:p>40.6139705882</text:p>
          </table:table-cell>
          <table:table-cell/>
          <table:table-cell office:value-type="string">
            <text:p>6519</text:p>
          </table:table-cell>
          <table:table-cell office:value-type="string">
            <text:p>7081</text:p>
          </table:table-cell>
          <table:table-cell office:value-type="float" office:value="7.75">
            <text:p>7.75</text:p>
          </table:table-cell>
          <table:table-cell office:value-type="float" office:value="6">
            <text:p>6</text:p>
          </table:table-cell>
          <table:table-cell office:value-type="float" office:value="697.77">
            <text:p>697.77</text:p>
          </table:table-cell>
          <table:table-cell office:value-type="float" office:value="331.41">
            <text:p>331.41</text:p>
          </table:table-cell>
          <table:table-cell office:value-type="float" office:value="2.10545849551914">
            <text:p>2.1054584955</text:p>
          </table:table-cell>
          <table:table-cell office:value-type="float" office:value="1.29166666666667">
            <text:p>1.2916666667</text:p>
          </table:table-cell>
          <table:table-cell office:value-type="float" office:value="42.7625806451613">
            <text:p>42.76258064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9.56">
            <text:p>9.56</text:p>
          </table:table-cell>
          <table:table-cell office:value-type="float" office:value="3">
            <text:p>3</text:p>
          </table:table-cell>
          <table:table-cell office:value-type="float" office:value="860.4">
            <text:p>860.4</text:p>
          </table:table-cell>
          <table:table-cell office:value-type="float" office:value="322.5">
            <text:p>322.5</text:p>
          </table:table-cell>
          <table:table-cell office:value-type="float" office:value="2.66790697674419">
            <text:p>2.6679069767</text:p>
          </table:table-cell>
          <table:table-cell office:value-type="float" office:value="3.18666666666667">
            <text:p>3.1866666667</text:p>
          </table:table-cell>
          <table:table-cell office:value-type="float" office:value="33.734309623431">
            <text:p>33.7343096234</text:p>
          </table:table-cell>
          <table:table-cell/>
          <table:table-cell office:value-type="string">
            <text:p>6532</text:p>
          </table:table-cell>
          <table:table-cell office:value-type="string">
            <text:p>7081</text:p>
          </table:table-cell>
          <table:table-cell office:value-type="float" office:value="9.69">
            <text:p>9.69</text:p>
          </table:table-cell>
          <table:table-cell office:value-type="float" office:value="6">
            <text:p>6</text:p>
          </table:table-cell>
          <table:table-cell office:value-type="float" office:value="871.92">
            <text:p>871.92</text:p>
          </table:table-cell>
          <table:table-cell office:value-type="float" office:value="322.5">
            <text:p>322.5</text:p>
          </table:table-cell>
          <table:table-cell office:value-type="float" office:value="2.70362790697674">
            <text:p>2.703627907</text:p>
          </table:table-cell>
          <table:table-cell office:value-type="float" office:value="1.615">
            <text:p>1.615</text:p>
          </table:table-cell>
          <table:table-cell office:value-type="float" office:value="33.28173374613">
            <text:p>33.28173374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4.27">
            <text:p>4.27</text:p>
          </table:table-cell>
          <table:table-cell office:value-type="float" office:value="8">
            <text:p>8</text:p>
          </table:table-cell>
          <table:table-cell office:value-type="float" office:value="384.12">
            <text:p>384.12</text:p>
          </table:table-cell>
          <table:table-cell office:value-type="float" office:value="171.35">
            <text:p>171.35</text:p>
          </table:table-cell>
          <table:table-cell office:value-type="float" office:value="2.24172745841844">
            <text:p>2.2417274584</text:p>
          </table:table-cell>
          <table:table-cell office:value-type="float" office:value="0.53375">
            <text:p>0.53375</text:p>
          </table:table-cell>
          <table:table-cell office:value-type="float" office:value="40.1288056206089">
            <text:p>40.1288056206</text:p>
          </table:table-cell>
          <table:table-cell/>
          <table:table-cell office:value-type="string">
            <text:p>6552</text:p>
          </table:table-cell>
          <table:table-cell office:value-type="string">
            <text:p>7081</text:p>
          </table:table-cell>
          <table:table-cell office:value-type="float" office:value="4.21">
            <text:p>4.21</text:p>
          </table:table-cell>
          <table:table-cell office:value-type="float" office:value="8">
            <text:p>8</text:p>
          </table:table-cell>
          <table:table-cell office:value-type="float" office:value="379.26">
            <text:p>379.26</text:p>
          </table:table-cell>
          <table:table-cell office:value-type="float" office:value="171.35">
            <text:p>171.35</text:p>
          </table:table-cell>
          <table:table-cell office:value-type="float" office:value="2.21336445871024">
            <text:p>2.2133644587</text:p>
          </table:table-cell>
          <table:table-cell office:value-type="float" office:value="0.52625">
            <text:p>0.52625</text:p>
          </table:table-cell>
          <table:table-cell office:value-type="float" office:value="40.7007125890736">
            <text:p>40.70071258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2.18">
            <text:p>2.18</text:p>
          </table:table-cell>
          <table:table-cell office:value-type="float" office:value="4">
            <text:p>4</text:p>
          </table:table-cell>
          <table:table-cell office:value-type="float" office:value="196.56">
            <text:p>196.56</text:p>
          </table:table-cell>
          <table:table-cell office:value-type="float" office:value="71.01">
            <text:p>71.01</text:p>
          </table:table-cell>
          <table:table-cell office:value-type="float" office:value="2.7680608365019">
            <text:p>2.7680608365</text:p>
          </table:table-cell>
          <table:table-cell office:value-type="float" office:value="0.545">
            <text:p>0.545</text:p>
          </table:table-cell>
          <table:table-cell office:value-type="float" office:value="32.5733944954128">
            <text:p>32.5733944954</text:p>
          </table:table-cell>
          <table:table-cell/>
          <table:table-cell office:value-type="string">
            <text:p>6559</text:p>
          </table:table-cell>
          <table:table-cell office:value-type="string">
            <text:p>7081</text:p>
          </table:table-cell>
          <table:table-cell office:value-type="float" office:value="2.15">
            <text:p>2.15</text:p>
          </table:table-cell>
          <table:table-cell office:value-type="float" office:value="9">
            <text:p>9</text:p>
          </table:table-cell>
          <table:table-cell office:value-type="float" office:value="193.32">
            <text:p>193.32</text:p>
          </table:table-cell>
          <table:table-cell office:value-type="float" office:value="71.01">
            <text:p>71.01</text:p>
          </table:table-cell>
          <table:table-cell office:value-type="float" office:value="2.72243346007604">
            <text:p>2.7224334601</text:p>
          </table:table-cell>
          <table:table-cell office:value-type="float" office:value="0.238888888888889">
            <text:p>0.2388888889</text:p>
          </table:table-cell>
          <table:table-cell office:value-type="float" office:value="33.0279069767442">
            <text:p>33.02790697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0.87">
            <text:p>0.87</text:p>
          </table:table-cell>
          <table:table-cell office:value-type="float" office:value="6">
            <text:p>6</text:p>
          </table:table-cell>
          <table:table-cell office:value-type="float" office:value="78.21">
            <text:p>78.21</text:p>
          </table:table-cell>
          <table:table-cell office:value-type="float" office:value="7.95">
            <text:p>7.95</text:p>
          </table:table-cell>
          <table:table-cell office:value-type="float" office:value="9.8377358490566">
            <text:p>9.8377358491</text:p>
          </table:table-cell>
          <table:table-cell office:value-type="float" office:value="0.145">
            <text:p>0.145</text:p>
          </table:table-cell>
          <table:table-cell office:value-type="float" office:value="9.13793103448276">
            <text:p>9.1379310345</text:p>
          </table:table-cell>
          <table:table-cell/>
          <table:table-cell office:value-type="string">
            <text:p>6562</text:p>
          </table:table-cell>
          <table:table-cell office:value-type="string">
            <text:p>7081</text:p>
          </table:table-cell>
          <table:table-cell office:value-type="float" office:value="0.87">
            <text:p>0.87</text:p>
          </table:table-cell>
          <table:table-cell office:value-type="float" office:value="6">
            <text:p>6</text:p>
          </table:table-cell>
          <table:table-cell office:value-type="float" office:value="77.94">
            <text:p>77.94</text:p>
          </table:table-cell>
          <table:table-cell office:value-type="float" office:value="7.95">
            <text:p>7.95</text:p>
          </table:table-cell>
          <table:table-cell office:value-type="float" office:value="9.80377358490566">
            <text:p>9.8037735849</text:p>
          </table:table-cell>
          <table:table-cell office:value-type="float" office:value="0.145">
            <text:p>0.145</text:p>
          </table:table-cell>
          <table:table-cell office:value-type="float" office:value="9.13793103448276">
            <text:p>9.13793103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3.54">
            <text:p>3.54</text:p>
          </table:table-cell>
          <table:table-cell office:value-type="float" office:value="6">
            <text:p>6</text:p>
          </table:table-cell>
          <table:table-cell office:value-type="float" office:value="318.42">
            <text:p>318.42</text:p>
          </table:table-cell>
          <table:table-cell office:value-type="float" office:value="108.79">
            <text:p>108.79</text:p>
          </table:table-cell>
          <table:table-cell office:value-type="float" office:value="2.92692343046236">
            <text:p>2.9269234305</text:p>
          </table:table-cell>
          <table:table-cell office:value-type="float" office:value="0.59">
            <text:p>0.59</text:p>
          </table:table-cell>
          <table:table-cell office:value-type="float" office:value="30.7316384180791">
            <text:p>30.7316384181</text:p>
          </table:table-cell>
          <table:table-cell/>
          <table:table-cell office:value-type="string">
            <text:p>6609</text:p>
          </table:table-cell>
          <table:table-cell office:value-type="string">
            <text:p>7081</text:p>
          </table:table-cell>
          <table:table-cell office:value-type="float" office:value="3.54">
            <text:p>3.54</text:p>
          </table:table-cell>
          <table:table-cell office:value-type="float" office:value="6">
            <text:p>6</text:p>
          </table:table-cell>
          <table:table-cell office:value-type="float" office:value="318.78">
            <text:p>318.78</text:p>
          </table:table-cell>
          <table:table-cell office:value-type="float" office:value="108.79">
            <text:p>108.79</text:p>
          </table:table-cell>
          <table:table-cell office:value-type="float" office:value="2.93023255813953">
            <text:p>2.9302325581</text:p>
          </table:table-cell>
          <table:table-cell office:value-type="float" office:value="0.59">
            <text:p>0.59</text:p>
          </table:table-cell>
          <table:table-cell office:value-type="float" office:value="30.7316384180791">
            <text:p>30.73163841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2.19">
            <text:p>2.19</text:p>
          </table:table-cell>
          <table:table-cell office:value-type="float" office:value="5">
            <text:p>5</text:p>
          </table:table-cell>
          <table:table-cell office:value-type="float" office:value="196.92">
            <text:p>196.92</text:p>
          </table:table-cell>
          <table:table-cell office:value-type="float" office:value="108.92">
            <text:p>108.92</text:p>
          </table:table-cell>
          <table:table-cell office:value-type="float" office:value="1.8079324274697">
            <text:p>1.8079324275</text:p>
          </table:table-cell>
          <table:table-cell office:value-type="float" office:value="0.438">
            <text:p>0.438</text:p>
          </table:table-cell>
          <table:table-cell office:value-type="float" office:value="49.7351598173516">
            <text:p>49.7351598174</text:p>
          </table:table-cell>
          <table:table-cell/>
          <table:table-cell office:value-type="string">
            <text:p>6647</text:p>
          </table:table-cell>
          <table:table-cell office:value-type="string">
            <text:p>7081</text:p>
          </table:table-cell>
          <table:table-cell office:value-type="float" office:value="2.02">
            <text:p>2.02</text:p>
          </table:table-cell>
          <table:table-cell office:value-type="float" office:value="5">
            <text:p>5</text:p>
          </table:table-cell>
          <table:table-cell office:value-type="float" office:value="182.16">
            <text:p>182.16</text:p>
          </table:table-cell>
          <table:table-cell office:value-type="float" office:value="108.92">
            <text:p>108.92</text:p>
          </table:table-cell>
          <table:table-cell office:value-type="float" office:value="1.67242012486228">
            <text:p>1.6724201249</text:p>
          </table:table-cell>
          <table:table-cell office:value-type="float" office:value="0.404">
            <text:p>0.404</text:p>
          </table:table-cell>
          <table:table-cell office:value-type="float" office:value="53.9207920792079">
            <text:p>53.920792079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3.32">
            <text:p>3.32</text:p>
          </table:table-cell>
          <table:table-cell office:value-type="float" office:value="7">
            <text:p>7</text:p>
          </table:table-cell>
          <table:table-cell office:value-type="float" office:value="298.53">
            <text:p>298.53</text:p>
          </table:table-cell>
          <table:table-cell office:value-type="float" office:value="1.65">
            <text:p>1.65</text:p>
          </table:table-cell>
          <table:table-cell office:value-type="float" office:value="180.927272727273">
            <text:p>180.9272727273</text:p>
          </table:table-cell>
          <table:table-cell office:value-type="float" office:value="0.474285714285714">
            <text:p>0.4742857143</text:p>
          </table:table-cell>
          <table:table-cell office:value-type="float" office:value="0.496987951807229">
            <text:p>0.4969879518</text:p>
          </table:table-cell>
          <table:table-cell/>
          <table:table-cell office:value-type="string">
            <text:p>6670</text:p>
          </table:table-cell>
          <table:table-cell office:value-type="string">
            <text:p>7081</text:p>
          </table:table-cell>
          <table:table-cell office:value-type="float" office:value="3.04">
            <text:p>3.04</text:p>
          </table:table-cell>
          <table:table-cell office:value-type="float" office:value="6">
            <text:p>6</text:p>
          </table:table-cell>
          <table:table-cell office:value-type="float" office:value="273.33">
            <text:p>273.33</text:p>
          </table:table-cell>
          <table:table-cell office:value-type="float" office:value="1.65">
            <text:p>1.65</text:p>
          </table:table-cell>
          <table:table-cell office:value-type="float" office:value="165.654545454546">
            <text:p>165.6545454545</text:p>
          </table:table-cell>
          <table:table-cell office:value-type="float" office:value="0.506666666666667">
            <text:p>0.5066666667</text:p>
          </table:table-cell>
          <table:table-cell office:value-type="float" office:value="0.542763157894737">
            <text:p>0.54276315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31.25">
            <text:p>31.25</text:p>
          </table:table-cell>
          <table:table-cell office:value-type="float" office:value="8">
            <text:p>8</text:p>
          </table:table-cell>
          <table:table-cell office:value-type="float" office:value="2812.86">
            <text:p>2812.86</text:p>
          </table:table-cell>
          <table:table-cell office:value-type="float" office:value="192.65">
            <text:p>192.65</text:p>
          </table:table-cell>
          <table:table-cell office:value-type="float" office:value="14.6008824292759">
            <text:p>14.6008824293</text:p>
          </table:table-cell>
          <table:table-cell office:value-type="float" office:value="3.90625">
            <text:p>3.90625</text:p>
          </table:table-cell>
          <table:table-cell office:value-type="float" office:value="6.1648">
            <text:p>6.1648</text:p>
          </table:table-cell>
          <table:table-cell/>
          <table:table-cell office:value-type="string">
            <text:p>6674</text:p>
          </table:table-cell>
          <table:table-cell office:value-type="string">
            <text:p>7081</text:p>
          </table:table-cell>
          <table:table-cell office:value-type="float" office:value="31.52">
            <text:p>31.52</text:p>
          </table:table-cell>
          <table:table-cell office:value-type="float" office:value="8">
            <text:p>8</text:p>
          </table:table-cell>
          <table:table-cell office:value-type="float" office:value="2836.53">
            <text:p>2836.53</text:p>
          </table:table-cell>
          <table:table-cell office:value-type="float" office:value="192.65">
            <text:p>192.65</text:p>
          </table:table-cell>
          <table:table-cell office:value-type="float" office:value="14.7237477290423">
            <text:p>14.723747729</text:p>
          </table:table-cell>
          <table:table-cell office:value-type="float" office:value="3.94">
            <text:p>3.94</text:p>
          </table:table-cell>
          <table:table-cell office:value-type="float" office:value="6.1119923857868">
            <text:p>6.111992385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3.04">
            <text:p>3.04</text:p>
          </table:table-cell>
          <table:table-cell office:value-type="float" office:value="12">
            <text:p>12</text:p>
          </table:table-cell>
          <table:table-cell office:value-type="float" office:value="273.24">
            <text:p>273.24</text:p>
          </table:table-cell>
          <table:table-cell office:value-type="float" office:value="68.57">
            <text:p>68.57</text:p>
          </table:table-cell>
          <table:table-cell office:value-type="float" office:value="3.98483301735453">
            <text:p>3.9848330174</text:p>
          </table:table-cell>
          <table:table-cell office:value-type="float" office:value="0.253333333333333">
            <text:p>0.2533333333</text:p>
          </table:table-cell>
          <table:table-cell office:value-type="float" office:value="22.5559210526316">
            <text:p>22.5559210526</text:p>
          </table:table-cell>
          <table:table-cell/>
          <table:table-cell office:value-type="string">
            <text:p>6695</text:p>
          </table:table-cell>
          <table:table-cell office:value-type="string">
            <text:p>7081</text:p>
          </table:table-cell>
          <table:table-cell office:value-type="float" office:value="2.87">
            <text:p>2.87</text:p>
          </table:table-cell>
          <table:table-cell office:value-type="float" office:value="10">
            <text:p>10</text:p>
          </table:table-cell>
          <table:table-cell office:value-type="float" office:value="258.21">
            <text:p>258.21</text:p>
          </table:table-cell>
          <table:table-cell office:value-type="float" office:value="68.57">
            <text:p>68.57</text:p>
          </table:table-cell>
          <table:table-cell office:value-type="float" office:value="3.76564095085314">
            <text:p>3.7656409509</text:p>
          </table:table-cell>
          <table:table-cell office:value-type="float" office:value="0.287">
            <text:p>0.287</text:p>
          </table:table-cell>
          <table:table-cell office:value-type="float" office:value="23.8919860627178">
            <text:p>23.89198606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1.47">
            <text:p>1.47</text:p>
          </table:table-cell>
          <table:table-cell office:value-type="float" office:value="3">
            <text:p>3</text:p>
          </table:table-cell>
          <table:table-cell office:value-type="float" office:value="131.94">
            <text:p>131.94</text:p>
          </table:table-cell>
          <table:table-cell office:value-type="float" office:value="14.38">
            <text:p>14.38</text:p>
          </table:table-cell>
          <table:table-cell office:value-type="float" office:value="9.17524339360222">
            <text:p>9.1752433936</text:p>
          </table:table-cell>
          <table:table-cell office:value-type="float" office:value="0.49">
            <text:p>0.49</text:p>
          </table:table-cell>
          <table:table-cell office:value-type="float" office:value="9.78231292517007">
            <text:p>9.7823129252</text:p>
          </table:table-cell>
          <table:table-cell/>
          <table:table-cell office:value-type="string">
            <text:p>6699</text:p>
          </table:table-cell>
          <table:table-cell office:value-type="string">
            <text:p>7081</text:p>
          </table:table-cell>
          <table:table-cell office:value-type="float" office:value="0.94">
            <text:p>0.94</text:p>
          </table:table-cell>
          <table:table-cell office:value-type="float" office:value="3">
            <text:p>3</text:p>
          </table:table-cell>
          <table:table-cell office:value-type="float" office:value="84.42">
            <text:p>84.42</text:p>
          </table:table-cell>
          <table:table-cell office:value-type="float" office:value="14.38">
            <text:p>14.38</text:p>
          </table:table-cell>
          <table:table-cell office:value-type="float" office:value="5.87065368567455">
            <text:p>5.8706536857</text:p>
          </table:table-cell>
          <table:table-cell office:value-type="float" office:value="0.313333333333333">
            <text:p>0.3133333333</text:p>
          </table:table-cell>
          <table:table-cell office:value-type="float" office:value="15.2978723404255">
            <text:p>15.29787234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9.64">
            <text:p>9.64</text:p>
          </table:table-cell>
          <table:table-cell office:value-type="float" office:value="255">
            <text:p>255</text:p>
          </table:table-cell>
          <table:table-cell office:value-type="float" office:value="867.51">
            <text:p>867.51</text:p>
          </table:table-cell>
          <table:table-cell office:value-type="float" office:value="355.32">
            <text:p>355.32</text:p>
          </table:table-cell>
          <table:table-cell office:value-type="float" office:value="2.44148936170213">
            <text:p>2.4414893617</text:p>
          </table:table-cell>
          <table:table-cell office:value-type="float" office:value="0.0378039215686275">
            <text:p>0.0378039216</text:p>
          </table:table-cell>
          <table:table-cell office:value-type="float" office:value="36.8589211618257">
            <text:p>36.8589211618</text:p>
          </table:table-cell>
          <table:table-cell/>
          <table:table-cell office:value-type="string">
            <text:p>6716</text:p>
          </table:table-cell>
          <table:table-cell office:value-type="string">
            <text:p>7081</text:p>
          </table:table-cell>
          <table:table-cell office:value-type="float" office:value="9.45">
            <text:p>9.45</text:p>
          </table:table-cell>
          <table:table-cell office:value-type="float" office:value="4">
            <text:p>4</text:p>
          </table:table-cell>
          <table:table-cell office:value-type="float" office:value="850.5">
            <text:p>850.5</text:p>
          </table:table-cell>
          <table:table-cell office:value-type="float" office:value="355.32">
            <text:p>355.32</text:p>
          </table:table-cell>
          <table:table-cell office:value-type="float" office:value="2.3936170212766">
            <text:p>2.3936170213</text:p>
          </table:table-cell>
          <table:table-cell office:value-type="float" office:value="2.3625">
            <text:p>2.3625</text:p>
          </table:table-cell>
          <table:table-cell office:value-type="float" office:value="37.6">
            <text:p>37.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0.58">
            <text:p>0.58</text:p>
          </table:table-cell>
          <table:table-cell office:value-type="float" office:value="3">
            <text:p>3</text:p>
          </table:table-cell>
          <table:table-cell office:value-type="float" office:value="52.02">
            <text:p>52.02</text:p>
          </table:table-cell>
          <table:table-cell office:value-type="float" office:value="11.5">
            <text:p>11.5</text:p>
          </table:table-cell>
          <table:table-cell office:value-type="float" office:value="4.52347826086957">
            <text:p>4.5234782609</text:p>
          </table:table-cell>
          <table:table-cell office:value-type="float" office:value="0.193333333333333">
            <text:p>0.1933333333</text:p>
          </table:table-cell>
          <table:table-cell office:value-type="float" office:value="19.8275862068966">
            <text:p>19.8275862069</text:p>
          </table:table-cell>
          <table:table-cell/>
          <table:table-cell office:value-type="string">
            <text:p>6738</text:p>
          </table:table-cell>
          <table:table-cell office:value-type="string">
            <text:p>7081</text:p>
          </table:table-cell>
          <table:table-cell office:value-type="float" office:value="0.54">
            <text:p>0.54</text:p>
          </table:table-cell>
          <table:table-cell office:value-type="float" office:value="3">
            <text:p>3</text:p>
          </table:table-cell>
          <table:table-cell office:value-type="float" office:value="48.69">
            <text:p>48.69</text:p>
          </table:table-cell>
          <table:table-cell office:value-type="float" office:value="11.5">
            <text:p>11.5</text:p>
          </table:table-cell>
          <table:table-cell office:value-type="float" office:value="4.23391304347826">
            <text:p>4.2339130435</text:p>
          </table:table-cell>
          <table:table-cell office:value-type="float" office:value="0.18">
            <text:p>0.18</text:p>
          </table:table-cell>
          <table:table-cell office:value-type="float" office:value="21.2962962962963">
            <text:p>21.29629629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7.04">
            <text:p>7.04</text:p>
          </table:table-cell>
          <table:table-cell office:value-type="float" office:value="7">
            <text:p>7</text:p>
          </table:table-cell>
          <table:table-cell office:value-type="float" office:value="633.87">
            <text:p>633.87</text:p>
          </table:table-cell>
          <table:table-cell office:value-type="float" office:value="261.51">
            <text:p>261.51</text:p>
          </table:table-cell>
          <table:table-cell office:value-type="float" office:value="2.42388436388666">
            <text:p>2.4238843639</text:p>
          </table:table-cell>
          <table:table-cell office:value-type="float" office:value="1.00571428571429">
            <text:p>1.0057142857</text:p>
          </table:table-cell>
          <table:table-cell office:value-type="float" office:value="37.1463068181818">
            <text:p>37.1463068182</text:p>
          </table:table-cell>
          <table:table-cell/>
          <table:table-cell office:value-type="string">
            <text:p>6843</text:p>
          </table:table-cell>
          <table:table-cell office:value-type="string">
            <text:p>7081</text:p>
          </table:table-cell>
          <table:table-cell office:value-type="float" office:value="7.02">
            <text:p>7.02</text:p>
          </table:table-cell>
          <table:table-cell office:value-type="float" office:value="6">
            <text:p>6</text:p>
          </table:table-cell>
          <table:table-cell office:value-type="float" office:value="631.89">
            <text:p>631.89</text:p>
          </table:table-cell>
          <table:table-cell office:value-type="float" office:value="261.51">
            <text:p>261.51</text:p>
          </table:table-cell>
          <table:table-cell office:value-type="float" office:value="2.41631295170357">
            <text:p>2.4163129517</text:p>
          </table:table-cell>
          <table:table-cell office:value-type="float" office:value="1.17">
            <text:p>1.17</text:p>
          </table:table-cell>
          <table:table-cell office:value-type="float" office:value="37.2521367521368">
            <text:p>37.25213675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0.48">
            <text:p>0.48</text:p>
          </table:table-cell>
          <table:table-cell office:value-type="float" office:value="3">
            <text:p>3</text:p>
          </table:table-cell>
          <table:table-cell office:value-type="float" office:value="42.84">
            <text:p>42.84</text:p>
          </table:table-cell>
          <table:table-cell office:value-type="float" office:value="0.46">
            <text:p>0.46</text:p>
          </table:table-cell>
          <table:table-cell office:value-type="float" office:value="93.1304347826087">
            <text:p>93.1304347826</text:p>
          </table:table-cell>
          <table:table-cell office:value-type="float" office:value="0.16">
            <text:p>0.16</text:p>
          </table:table-cell>
          <table:table-cell office:value-type="float" office:value="0.958333333333333">
            <text:p>0.9583333333</text:p>
          </table:table-cell>
          <table:table-cell/>
          <table:table-cell office:value-type="string">
            <text:p>6879</text:p>
          </table:table-cell>
          <table:table-cell office:value-type="string">
            <text:p>7081</text:p>
          </table:table-cell>
          <table:table-cell office:value-type="float" office:value="0.45">
            <text:p>0.45</text:p>
          </table:table-cell>
          <table:table-cell office:value-type="float" office:value="3">
            <text:p>3</text:p>
          </table:table-cell>
          <table:table-cell office:value-type="float" office:value="40.14">
            <text:p>40.14</text:p>
          </table:table-cell>
          <table:table-cell office:value-type="float" office:value="0.46">
            <text:p>0.46</text:p>
          </table:table-cell>
          <table:table-cell office:value-type="float" office:value="87.2608695652174">
            <text:p>87.2608695652</text:p>
          </table:table-cell>
          <table:table-cell office:value-type="float" office:value="0.15">
            <text:p>0.15</text:p>
          </table:table-cell>
          <table:table-cell office:value-type="float" office:value="1.02222222222222">
            <text:p>1.02222222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9.8">
            <text:p>9.8</text:p>
          </table:table-cell>
          <table:table-cell office:value-type="float" office:value="255">
            <text:p>255</text:p>
          </table:table-cell>
          <table:table-cell office:value-type="float" office:value="881.73">
            <text:p>881.73</text:p>
          </table:table-cell>
          <table:table-cell office:value-type="float" office:value="335.96">
            <text:p>335.96</text:p>
          </table:table-cell>
          <table:table-cell office:value-type="float" office:value="2.62450887010358">
            <text:p>2.6245088701</text:p>
          </table:table-cell>
          <table:table-cell office:value-type="float" office:value="0.0384313725490196">
            <text:p>0.0384313725</text:p>
          </table:table-cell>
          <table:table-cell office:value-type="float" office:value="34.2816326530612">
            <text:p>34.2816326531</text:p>
          </table:table-cell>
          <table:table-cell/>
          <table:table-cell office:value-type="string">
            <text:p>6892</text:p>
          </table:table-cell>
          <table:table-cell office:value-type="string">
            <text:p>7081</text:p>
          </table:table-cell>
          <table:table-cell office:value-type="float" office:value="9.6">
            <text:p>9.6</text:p>
          </table:table-cell>
          <table:table-cell office:value-type="float" office:value="8">
            <text:p>8</text:p>
          </table:table-cell>
          <table:table-cell office:value-type="float" office:value="863.64">
            <text:p>863.64</text:p>
          </table:table-cell>
          <table:table-cell office:value-type="float" office:value="335.96">
            <text:p>335.96</text:p>
          </table:table-cell>
          <table:table-cell office:value-type="float" office:value="2.5706631741874">
            <text:p>2.5706631742</text:p>
          </table:table-cell>
          <table:table-cell office:value-type="float" office:value="1.2">
            <text:p>1.2</text:p>
          </table:table-cell>
          <table:table-cell office:value-type="float" office:value="34.9958333333333">
            <text:p>34.99583333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2.16">
            <text:p>2.16</text:p>
          </table:table-cell>
          <table:table-cell office:value-type="float" office:value="5">
            <text:p>5</text:p>
          </table:table-cell>
          <table:table-cell office:value-type="float" office:value="194.4">
            <text:p>194.4</text:p>
          </table:table-cell>
          <table:table-cell office:value-type="float" office:value="71">
            <text:p>71</text:p>
          </table:table-cell>
          <table:table-cell office:value-type="float" office:value="2.73802816901408">
            <text:p>2.738028169</text:p>
          </table:table-cell>
          <table:table-cell office:value-type="float" office:value="0.432">
            <text:p>0.432</text:p>
          </table:table-cell>
          <table:table-cell office:value-type="float" office:value="32.8703703703704">
            <text:p>32.8703703704</text:p>
          </table:table-cell>
          <table:table-cell/>
          <table:table-cell office:value-type="string">
            <text:p>6945</text:p>
          </table:table-cell>
          <table:table-cell office:value-type="string">
            <text:p>7081</text:p>
          </table:table-cell>
          <table:table-cell office:value-type="float" office:value="2.16">
            <text:p>2.16</text:p>
          </table:table-cell>
          <table:table-cell office:value-type="float" office:value="8">
            <text:p>8</text:p>
          </table:table-cell>
          <table:table-cell office:value-type="float" office:value="194.76">
            <text:p>194.76</text:p>
          </table:table-cell>
          <table:table-cell office:value-type="float" office:value="71">
            <text:p>71</text:p>
          </table:table-cell>
          <table:table-cell office:value-type="float" office:value="2.7430985915493">
            <text:p>2.7430985915</text:p>
          </table:table-cell>
          <table:table-cell office:value-type="float" office:value="0.27">
            <text:p>0.27</text:p>
          </table:table-cell>
          <table:table-cell office:value-type="float" office:value="32.8703703703704">
            <text:p>32.87037037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0.96">
            <text:p>0.96</text:p>
          </table:table-cell>
          <table:table-cell office:value-type="float" office:value="5">
            <text:p>5</text:p>
          </table:table-cell>
          <table:table-cell office:value-type="float" office:value="86.22">
            <text:p>86.22</text:p>
          </table:table-cell>
          <table:table-cell office:value-type="float" office:value="8.11">
            <text:p>8.11</text:p>
          </table:table-cell>
          <table:table-cell office:value-type="float" office:value="10.6313193588163">
            <text:p>10.6313193588</text:p>
          </table:table-cell>
          <table:table-cell office:value-type="float" office:value="0.192">
            <text:p>0.192</text:p>
          </table:table-cell>
          <table:table-cell office:value-type="float" office:value="8.44791666666667">
            <text:p>8.4479166667</text:p>
          </table:table-cell>
          <table:table-cell/>
          <table:table-cell office:value-type="string">
            <text:p>6948</text:p>
          </table:table-cell>
          <table:table-cell office:value-type="string">
            <text:p>7081</text:p>
          </table:table-cell>
          <table:table-cell office:value-type="float" office:value="0.9">
            <text:p>0.9</text:p>
          </table:table-cell>
          <table:table-cell office:value-type="float" office:value="5">
            <text:p>5</text:p>
          </table:table-cell>
          <table:table-cell office:value-type="float" office:value="80.91">
            <text:p>80.91</text:p>
          </table:table-cell>
          <table:table-cell office:value-type="float" office:value="8.11">
            <text:p>8.11</text:p>
          </table:table-cell>
          <table:table-cell office:value-type="float" office:value="9.97657213316893">
            <text:p>9.9765721332</text:p>
          </table:table-cell>
          <table:table-cell office:value-type="float" office:value="0.18">
            <text:p>0.18</text:p>
          </table:table-cell>
          <table:table-cell office:value-type="float" office:value="9.01111111111111">
            <text:p>9.01111111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1.55">
            <text:p>1.55</text:p>
          </table:table-cell>
          <table:table-cell office:value-type="float" office:value="9">
            <text:p>9</text:p>
          </table:table-cell>
          <table:table-cell office:value-type="float" office:value="139.32">
            <text:p>139.32</text:p>
          </table:table-cell>
          <table:table-cell office:value-type="float" office:value="69.78">
            <text:p>69.78</text:p>
          </table:table-cell>
          <table:table-cell office:value-type="float" office:value="1.99656061908856">
            <text:p>1.9965606191</text:p>
          </table:table-cell>
          <table:table-cell office:value-type="float" office:value="0.172222222222222">
            <text:p>0.1722222222</text:p>
          </table:table-cell>
          <table:table-cell office:value-type="float" office:value="45.0193548387097">
            <text:p>45.0193548387</text:p>
          </table:table-cell>
          <table:table-cell/>
          <table:table-cell office:value-type="string">
            <text:p>6971</text:p>
          </table:table-cell>
          <table:table-cell office:value-type="string">
            <text:p>7081</text:p>
          </table:table-cell>
          <table:table-cell office:value-type="float" office:value="1.75">
            <text:p>1.75</text:p>
          </table:table-cell>
          <table:table-cell office:value-type="float" office:value="6">
            <text:p>6</text:p>
          </table:table-cell>
          <table:table-cell office:value-type="float" office:value="157.77">
            <text:p>157.77</text:p>
          </table:table-cell>
          <table:table-cell office:value-type="float" office:value="69.78">
            <text:p>69.78</text:p>
          </table:table-cell>
          <table:table-cell office:value-type="float" office:value="2.2609630266552">
            <text:p>2.2609630267</text:p>
          </table:table-cell>
          <table:table-cell office:value-type="float" office:value="0.291666666666667">
            <text:p>0.2916666667</text:p>
          </table:table-cell>
          <table:table-cell office:value-type="float" office:value="39.8742857142857">
            <text:p>39.87428571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6.79">
            <text:p>6.79</text:p>
          </table:table-cell>
          <table:table-cell office:value-type="float" office:value="8">
            <text:p>8</text:p>
          </table:table-cell>
          <table:table-cell office:value-type="float" office:value="610.92">
            <text:p>610.92</text:p>
          </table:table-cell>
          <table:table-cell office:value-type="float" office:value="209.67">
            <text:p>209.67</text:p>
          </table:table-cell>
          <table:table-cell office:value-type="float" office:value="2.91372156245529">
            <text:p>2.9137215625</text:p>
          </table:table-cell>
          <table:table-cell office:value-type="float" office:value="0.84875">
            <text:p>0.84875</text:p>
          </table:table-cell>
          <table:table-cell office:value-type="float" office:value="30.879234167894">
            <text:p>30.8792341679</text:p>
          </table:table-cell>
          <table:table-cell/>
          <table:table-cell office:value-type="string">
            <text:p>7021</text:p>
          </table:table-cell>
          <table:table-cell office:value-type="string">
            <text:p>7081</text:p>
          </table:table-cell>
          <table:table-cell office:value-type="float" office:value="6.84">
            <text:p>6.84</text:p>
          </table:table-cell>
          <table:table-cell office:value-type="float" office:value="9">
            <text:p>9</text:p>
          </table:table-cell>
          <table:table-cell office:value-type="float" office:value="615.33">
            <text:p>615.33</text:p>
          </table:table-cell>
          <table:table-cell office:value-type="float" office:value="209.67">
            <text:p>209.67</text:p>
          </table:table-cell>
          <table:table-cell office:value-type="float" office:value="2.93475461439405">
            <text:p>2.9347546144</text:p>
          </table:table-cell>
          <table:table-cell office:value-type="float" office:value="0.76">
            <text:p>0.76</text:p>
          </table:table-cell>
          <table:table-cell office:value-type="float" office:value="30.6535087719298">
            <text:p>30.653508771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0.57">
            <text:p>0.57</text:p>
          </table:table-cell>
          <table:table-cell office:value-type="float" office:value="6">
            <text:p>6</text:p>
          </table:table-cell>
          <table:table-cell office:value-type="float" office:value="51.3">
            <text:p>51.3</text:p>
          </table:table-cell>
          <table:table-cell office:value-type="float" office:value="1.39">
            <text:p>1.39</text:p>
          </table:table-cell>
          <table:table-cell office:value-type="float" office:value="36.9064748201439">
            <text:p>36.9064748201</text:p>
          </table:table-cell>
          <table:table-cell office:value-type="float" office:value="0.095">
            <text:p>0.095</text:p>
          </table:table-cell>
          <table:table-cell office:value-type="float" office:value="2.43859649122807">
            <text:p>2.4385964912</text:p>
          </table:table-cell>
          <table:table-cell/>
          <table:table-cell office:value-type="string">
            <text:p>7079</text:p>
          </table:table-cell>
          <table:table-cell office:value-type="string">
            <text:p>7081</text:p>
          </table:table-cell>
          <table:table-cell office:value-type="float" office:value="0.52">
            <text:p>0.52</text:p>
          </table:table-cell>
          <table:table-cell office:value-type="float" office:value="4">
            <text:p>4</text:p>
          </table:table-cell>
          <table:table-cell office:value-type="float" office:value="47.07">
            <text:p>47.07</text:p>
          </table:table-cell>
          <table:table-cell office:value-type="float" office:value="1.39">
            <text:p>1.39</text:p>
          </table:table-cell>
          <table:table-cell office:value-type="float" office:value="33.863309352518">
            <text:p>33.8633093525</text:p>
          </table:table-cell>
          <table:table-cell office:value-type="float" office:value="0.13">
            <text:p>0.13</text:p>
          </table:table-cell>
          <table:table-cell office:value-type="float" office:value="2.67307692307692">
            <text:p>2.67307692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94</text:p>
          </table:table-cell>
          <table:table-cell office:value-type="float" office:value="6.63">
            <text:p>6.63</text:p>
          </table:table-cell>
          <table:table-cell office:value-type="float" office:value="6">
            <text:p>6</text:p>
          </table:table-cell>
          <table:table-cell office:value-type="float" office:value="597.06">
            <text:p>597.06</text:p>
          </table:table-cell>
          <table:table-cell office:value-type="float" office:value="325.35">
            <text:p>325.35</text:p>
          </table:table-cell>
          <table:table-cell office:value-type="float" office:value="1.83513139695712">
            <text:p>1.835131397</text:p>
          </table:table-cell>
          <table:table-cell office:value-type="float" office:value="1.105">
            <text:p>1.105</text:p>
          </table:table-cell>
          <table:table-cell office:value-type="float" office:value="49.0723981900453">
            <text:p>49.07239819</text:p>
          </table:table-cell>
          <table:table-cell/>
          <table:table-cell office:value-type="string">
            <text:p>7094</text:p>
          </table:table-cell>
          <table:table-cell office:value-type="string">
            <text:p>7081</text:p>
          </table:table-cell>
          <table:table-cell office:value-type="float" office:value="6.68">
            <text:p>6.68</text:p>
          </table:table-cell>
          <table:table-cell office:value-type="float" office:value="6">
            <text:p>6</text:p>
          </table:table-cell>
          <table:table-cell office:value-type="float" office:value="601.2">
            <text:p>601.2</text:p>
          </table:table-cell>
          <table:table-cell office:value-type="float" office:value="325.35">
            <text:p>325.35</text:p>
          </table:table-cell>
          <table:table-cell office:value-type="float" office:value="1.8478561549101">
            <text:p>1.8478561549</text:p>
          </table:table-cell>
          <table:table-cell office:value-type="float" office:value="1.11333333333333">
            <text:p>1.1133333333</text:p>
          </table:table-cell>
          <table:table-cell office:value-type="float" office:value="48.7050898203593">
            <text:p>48.7050898204</text:p>
          </table:table-cell>
          <table:table-cell table:number-columns-repeated="1005"/>
        </table:table-row>
        <table:table-row table:style-name="ro1">
          <table:table-cell office:value-type="string">
            <text:p>7094</text:p>
          </table:table-cell>
          <table:table-cell office:value-type="string">
            <text:p>6087</text:p>
          </table:table-cell>
          <table:table-cell office:value-type="float" office:value="7.44">
            <text:p>7.44</text:p>
          </table:table-cell>
          <table:table-cell office:value-type="float" office:value="6">
            <text:p>6</text:p>
          </table:table-cell>
          <table:table-cell office:value-type="float" office:value="669.78">
            <text:p>669.78</text:p>
          </table:table-cell>
          <table:table-cell office:value-type="float" office:value="275.1">
            <text:p>275.1</text:p>
          </table:table-cell>
          <table:table-cell office:value-type="float" office:value="2.43467829880044">
            <text:p>2.4346782988</text:p>
          </table:table-cell>
          <table:table-cell office:value-type="float" office:value="1.24">
            <text:p>1.24</text:p>
          </table:table-cell>
          <table:table-cell office:value-type="float" office:value="36.9758064516129">
            <text:p>36.9758064516</text:p>
          </table:table-cell>
          <table:table-cell/>
          <table:table-cell office:value-type="string">
            <text:p>6087</text:p>
          </table:table-cell>
          <table:table-cell office:value-type="string">
            <text:p>7094</text:p>
          </table:table-cell>
          <table:table-cell office:value-type="float" office:value="7.47">
            <text:p>7.47</text:p>
          </table:table-cell>
          <table:table-cell office:value-type="float" office:value="6">
            <text:p>6</text:p>
          </table:table-cell>
          <table:table-cell office:value-type="float" office:value="672.39">
            <text:p>672.39</text:p>
          </table:table-cell>
          <table:table-cell office:value-type="float" office:value="275.1">
            <text:p>275.1</text:p>
          </table:table-cell>
          <table:table-cell office:value-type="float" office:value="2.44416575790621">
            <text:p>2.4441657579</text:p>
          </table:table-cell>
          <table:table-cell office:value-type="float" office:value="1.245">
            <text:p>1.245</text:p>
          </table:table-cell>
          <table:table-cell office:value-type="float" office:value="36.8273092369478">
            <text:p>36.82730923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8.21">
            <text:p>8.21</text:p>
          </table:table-cell>
          <table:table-cell office:value-type="float" office:value="7">
            <text:p>7</text:p>
          </table:table-cell>
          <table:table-cell office:value-type="float" office:value="738.63">
            <text:p>738.63</text:p>
          </table:table-cell>
          <table:table-cell office:value-type="float" office:value="277.57">
            <text:p>277.57</text:p>
          </table:table-cell>
          <table:table-cell office:value-type="float" office:value="2.66105847173686">
            <text:p>2.6610584717</text:p>
          </table:table-cell>
          <table:table-cell office:value-type="float" office:value="1.17285714285714">
            <text:p>1.1728571429</text:p>
          </table:table-cell>
          <table:table-cell office:value-type="float" office:value="33.8087697929354">
            <text:p>33.8087697929</text:p>
          </table:table-cell>
          <table:table-cell/>
          <table:table-cell office:value-type="string">
            <text:p>6382</text:p>
          </table:table-cell>
          <table:table-cell office:value-type="string">
            <text:p>7094</text:p>
          </table:table-cell>
          <table:table-cell office:value-type="float" office:value="8.03">
            <text:p>8.03</text:p>
          </table:table-cell>
          <table:table-cell office:value-type="float" office:value="6">
            <text:p>6</text:p>
          </table:table-cell>
          <table:table-cell office:value-type="float" office:value="723.06">
            <text:p>723.06</text:p>
          </table:table-cell>
          <table:table-cell office:value-type="float" office:value="277.57">
            <text:p>277.57</text:p>
          </table:table-cell>
          <table:table-cell office:value-type="float" office:value="2.60496451345606">
            <text:p>2.6049645135</text:p>
          </table:table-cell>
          <table:table-cell office:value-type="float" office:value="1.33833333333333">
            <text:p>1.3383333333</text:p>
          </table:table-cell>
          <table:table-cell office:value-type="float" office:value="34.5666251556662">
            <text:p>34.56662515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20.98">
            <text:p>20.98</text:p>
          </table:table-cell>
          <table:table-cell office:value-type="float" office:value="12">
            <text:p>12</text:p>
          </table:table-cell>
          <table:table-cell office:value-type="float" office:value="1888.2">
            <text:p>1888.2</text:p>
          </table:table-cell>
          <table:table-cell office:value-type="float" office:value="274.17">
            <text:p>274.17</text:p>
          </table:table-cell>
          <table:table-cell office:value-type="float" office:value="6.88696793959952">
            <text:p>6.8869679396</text:p>
          </table:table-cell>
          <table:table-cell office:value-type="float" office:value="1.74833333333333">
            <text:p>1.7483333333</text:p>
          </table:table-cell>
          <table:table-cell office:value-type="float" office:value="13.0681601525262">
            <text:p>13.0681601525</text:p>
          </table:table-cell>
          <table:table-cell/>
          <table:table-cell office:value-type="string">
            <text:p>6405</text:p>
          </table:table-cell>
          <table:table-cell office:value-type="string">
            <text:p>7094</text:p>
          </table:table-cell>
          <table:table-cell office:value-type="float" office:value="20.83">
            <text:p>20.83</text:p>
          </table:table-cell>
          <table:table-cell office:value-type="float" office:value="13">
            <text:p>13</text:p>
          </table:table-cell>
          <table:table-cell office:value-type="float" office:value="1874.43">
            <text:p>1874.43</text:p>
          </table:table-cell>
          <table:table-cell office:value-type="float" office:value="274.17">
            <text:p>274.17</text:p>
          </table:table-cell>
          <table:table-cell office:value-type="float" office:value="6.83674362621731">
            <text:p>6.8367436262</text:p>
          </table:table-cell>
          <table:table-cell office:value-type="float" office:value="1.60230769230769">
            <text:p>1.6023076923</text:p>
          </table:table-cell>
          <table:table-cell office:value-type="float" office:value="13.162265962554">
            <text:p>13.16226596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.04">
            <text:p>1.04</text:p>
          </table:table-cell>
          <table:table-cell office:value-type="float" office:value="6">
            <text:p>6</text:p>
          </table:table-cell>
          <table:table-cell office:value-type="float" office:value="93.24">
            <text:p>93.24</text:p>
          </table:table-cell>
          <table:table-cell office:value-type="float" office:value="10.55">
            <text:p>10.55</text:p>
          </table:table-cell>
          <table:table-cell office:value-type="float" office:value="8.83791469194313">
            <text:p>8.8379146919</text:p>
          </table:table-cell>
          <table:table-cell office:value-type="float" office:value="0.173333333333333">
            <text:p>0.1733333333</text:p>
          </table:table-cell>
          <table:table-cell office:value-type="float" office:value="10.1442307692308">
            <text:p>10.1442307692</text:p>
          </table:table-cell>
          <table:table-cell/>
          <table:table-cell office:value-type="string">
            <text:p>6423</text:p>
          </table:table-cell>
          <table:table-cell office:value-type="string">
            <text:p>7094</text:p>
          </table:table-cell>
          <table:table-cell office:value-type="float" office:value="0.77">
            <text:p>0.77</text:p>
          </table:table-cell>
          <table:table-cell office:value-type="float" office:value="6">
            <text:p>6</text:p>
          </table:table-cell>
          <table:table-cell office:value-type="float" office:value="69.03">
            <text:p>69.03</text:p>
          </table:table-cell>
          <table:table-cell office:value-type="float" office:value="10.55">
            <text:p>10.55</text:p>
          </table:table-cell>
          <table:table-cell office:value-type="float" office:value="6.54312796208531">
            <text:p>6.5431279621</text:p>
          </table:table-cell>
          <table:table-cell office:value-type="float" office:value="0.128333333333333">
            <text:p>0.1283333333</text:p>
          </table:table-cell>
          <table:table-cell office:value-type="float" office:value="13.7012987012987">
            <text:p>13.70129870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7.15">
            <text:p>7.15</text:p>
          </table:table-cell>
          <table:table-cell office:value-type="float" office:value="8">
            <text:p>8</text:p>
          </table:table-cell>
          <table:table-cell office:value-type="float" office:value="643.68">
            <text:p>643.68</text:p>
          </table:table-cell>
          <table:table-cell office:value-type="float" office:value="315.82">
            <text:p>315.82</text:p>
          </table:table-cell>
          <table:table-cell office:value-type="float" office:value="2.03812298144513">
            <text:p>2.0381229814</text:p>
          </table:table-cell>
          <table:table-cell office:value-type="float" office:value="0.89375">
            <text:p>0.89375</text:p>
          </table:table-cell>
          <table:table-cell office:value-type="float" office:value="44.1706293706294">
            <text:p>44.1706293706</text:p>
          </table:table-cell>
          <table:table-cell/>
          <table:table-cell office:value-type="string">
            <text:p>6446</text:p>
          </table:table-cell>
          <table:table-cell office:value-type="string">
            <text:p>7094</text:p>
          </table:table-cell>
          <table:table-cell office:value-type="float" office:value="6.85">
            <text:p>6.85</text:p>
          </table:table-cell>
          <table:table-cell office:value-type="float" office:value="8">
            <text:p>8</text:p>
          </table:table-cell>
          <table:table-cell office:value-type="float" office:value="616.14">
            <text:p>616.14</text:p>
          </table:table-cell>
          <table:table-cell office:value-type="float" office:value="315.82">
            <text:p>315.82</text:p>
          </table:table-cell>
          <table:table-cell office:value-type="float" office:value="1.95092141093028">
            <text:p>1.9509214109</text:p>
          </table:table-cell>
          <table:table-cell office:value-type="float" office:value="0.85625">
            <text:p>0.85625</text:p>
          </table:table-cell>
          <table:table-cell office:value-type="float" office:value="46.1051094890511">
            <text:p>46.10510948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674.82">
            <text:p>674.82</text:p>
          </table:table-cell>
          <table:table-cell office:value-type="float" office:value="273.76">
            <text:p>273.76</text:p>
          </table:table-cell>
          <table:table-cell office:value-type="float" office:value="2.46500584453536">
            <text:p>2.4650058445</text:p>
          </table:table-cell>
          <table:table-cell office:value-type="float" office:value="0.833333333333333">
            <text:p>0.8333333333</text:p>
          </table:table-cell>
          <table:table-cell office:value-type="float" office:value="36.5013333333333">
            <text:p>36.5013333333</text:p>
          </table:table-cell>
          <table:table-cell/>
          <table:table-cell office:value-type="string">
            <text:p>6451</text:p>
          </table:table-cell>
          <table:table-cell office:value-type="string">
            <text:p>7094</text:p>
          </table:table-cell>
          <table:table-cell office:value-type="float" office:value="7.3">
            <text:p>7.3</text:p>
          </table:table-cell>
          <table:table-cell office:value-type="float" office:value="6">
            <text:p>6</text:p>
          </table:table-cell>
          <table:table-cell office:value-type="float" office:value="657.27">
            <text:p>657.27</text:p>
          </table:table-cell>
          <table:table-cell office:value-type="float" office:value="273.76">
            <text:p>273.76</text:p>
          </table:table-cell>
          <table:table-cell office:value-type="float" office:value="2.40089859731151">
            <text:p>2.4008985973</text:p>
          </table:table-cell>
          <table:table-cell office:value-type="float" office:value="1.21666666666667">
            <text:p>1.2166666667</text:p>
          </table:table-cell>
          <table:table-cell office:value-type="float" office:value="37.5013698630137">
            <text:p>37.5013698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8.01">
            <text:p>8.01</text:p>
          </table:table-cell>
          <table:table-cell office:value-type="float" office:value="255">
            <text:p>255</text:p>
          </table:table-cell>
          <table:table-cell office:value-type="float" office:value="721.08">
            <text:p>721.08</text:p>
          </table:table-cell>
          <table:table-cell office:value-type="float" office:value="314.36">
            <text:p>314.36</text:p>
          </table:table-cell>
          <table:table-cell office:value-type="float" office:value="2.29380328286042">
            <text:p>2.2938032829</text:p>
          </table:table-cell>
          <table:table-cell office:value-type="float" office:value="0.0314117647058824">
            <text:p>0.0314117647</text:p>
          </table:table-cell>
          <table:table-cell office:value-type="float" office:value="39.2459425717853">
            <text:p>39.2459425718</text:p>
          </table:table-cell>
          <table:table-cell/>
          <table:table-cell office:value-type="string">
            <text:p>6471</text:p>
          </table:table-cell>
          <table:table-cell office:value-type="string">
            <text:p>7094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719.91">
            <text:p>719.91</text:p>
          </table:table-cell>
          <table:table-cell office:value-type="float" office:value="314.36">
            <text:p>314.36</text:p>
          </table:table-cell>
          <table:table-cell office:value-type="float" office:value="2.29008143529711">
            <text:p>2.2900814353</text:p>
          </table:table-cell>
          <table:table-cell office:value-type="float" office:value="0.0313725490196078">
            <text:p>0.031372549</text:p>
          </table:table-cell>
          <table:table-cell office:value-type="float" office:value="39.295">
            <text:p>39.29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0.31">
            <text:p>10.31</text:p>
          </table:table-cell>
          <table:table-cell office:value-type="float" office:value="11">
            <text:p>11</text:p>
          </table:table-cell>
          <table:table-cell office:value-type="float" office:value="927.63">
            <text:p>927.63</text:p>
          </table:table-cell>
          <table:table-cell office:value-type="float" office:value="196.35">
            <text:p>196.35</text:p>
          </table:table-cell>
          <table:table-cell office:value-type="float" office:value="4.72436974789916">
            <text:p>4.7243697479</text:p>
          </table:table-cell>
          <table:table-cell office:value-type="float" office:value="0.937272727272727">
            <text:p>0.9372727273</text:p>
          </table:table-cell>
          <table:table-cell office:value-type="float" office:value="19.0446168768186">
            <text:p>19.0446168768</text:p>
          </table:table-cell>
          <table:table-cell/>
          <table:table-cell office:value-type="string">
            <text:p>6499</text:p>
          </table:table-cell>
          <table:table-cell office:value-type="string">
            <text:p>7094</text:p>
          </table:table-cell>
          <table:table-cell office:value-type="float" office:value="10.18">
            <text:p>10.18</text:p>
          </table:table-cell>
          <table:table-cell office:value-type="float" office:value="10">
            <text:p>10</text:p>
          </table:table-cell>
          <table:table-cell office:value-type="float" office:value="916.02">
            <text:p>916.02</text:p>
          </table:table-cell>
          <table:table-cell office:value-type="float" office:value="196.35">
            <text:p>196.35</text:p>
          </table:table-cell>
          <table:table-cell office:value-type="float" office:value="4.66524064171123">
            <text:p>4.6652406417</text:p>
          </table:table-cell>
          <table:table-cell office:value-type="float" office:value="1.018">
            <text:p>1.018</text:p>
          </table:table-cell>
          <table:table-cell office:value-type="float" office:value="19.2878192534381">
            <text:p>19.28781925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11.51">
            <text:p>11.51</text:p>
          </table:table-cell>
          <table:table-cell office:value-type="float" office:value="11">
            <text:p>11</text:p>
          </table:table-cell>
          <table:table-cell office:value-type="float" office:value="1035.54">
            <text:p>1035.54</text:p>
          </table:table-cell>
          <table:table-cell office:value-type="float" office:value="298.89">
            <text:p>298.89</text:p>
          </table:table-cell>
          <table:table-cell office:value-type="float" office:value="3.46461909063535">
            <text:p>3.4646190906</text:p>
          </table:table-cell>
          <table:table-cell office:value-type="float" office:value="1.04636363636364">
            <text:p>1.0463636364</text:p>
          </table:table-cell>
          <table:table-cell office:value-type="float" office:value="25.9678540399652">
            <text:p>25.96785404</text:p>
          </table:table-cell>
          <table:table-cell/>
          <table:table-cell office:value-type="string">
            <text:p>6501</text:p>
          </table:table-cell>
          <table:table-cell office:value-type="string">
            <text:p>7094</text:p>
          </table:table-cell>
          <table:table-cell office:value-type="float" office:value="11.53">
            <text:p>11.53</text:p>
          </table:table-cell>
          <table:table-cell office:value-type="float" office:value="9">
            <text:p>9</text:p>
          </table:table-cell>
          <table:table-cell office:value-type="float" office:value="1037.34">
            <text:p>1037.34</text:p>
          </table:table-cell>
          <table:table-cell office:value-type="float" office:value="298.89">
            <text:p>298.89</text:p>
          </table:table-cell>
          <table:table-cell office:value-type="float" office:value="3.4706413730804">
            <text:p>3.4706413731</text:p>
          </table:table-cell>
          <table:table-cell office:value-type="float" office:value="1.28111111111111">
            <text:p>1.2811111111</text:p>
          </table:table-cell>
          <table:table-cell office:value-type="float" office:value="25.9228100607112">
            <text:p>25.92281006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7.79">
            <text:p>7.79</text:p>
          </table:table-cell>
          <table:table-cell office:value-type="float" office:value="6">
            <text:p>6</text:p>
          </table:table-cell>
          <table:table-cell office:value-type="float" office:value="701.19">
            <text:p>701.19</text:p>
          </table:table-cell>
          <table:table-cell office:value-type="float" office:value="208.85">
            <text:p>208.85</text:p>
          </table:table-cell>
          <table:table-cell office:value-type="float" office:value="3.35738568350491">
            <text:p>3.3573856835</text:p>
          </table:table-cell>
          <table:table-cell office:value-type="float" office:value="1.29833333333333">
            <text:p>1.2983333333</text:p>
          </table:table-cell>
          <table:table-cell office:value-type="float" office:value="26.8100128369705">
            <text:p>26.810012837</text:p>
          </table:table-cell>
          <table:table-cell/>
          <table:table-cell office:value-type="string">
            <text:p>6512</text:p>
          </table:table-cell>
          <table:table-cell office:value-type="string">
            <text:p>7094</text:p>
          </table:table-cell>
          <table:table-cell office:value-type="float" office:value="7.74">
            <text:p>7.74</text:p>
          </table:table-cell>
          <table:table-cell office:value-type="float" office:value="6">
            <text:p>6</text:p>
          </table:table-cell>
          <table:table-cell office:value-type="float" office:value="696.33">
            <text:p>696.33</text:p>
          </table:table-cell>
          <table:table-cell office:value-type="float" office:value="208.85">
            <text:p>208.85</text:p>
          </table:table-cell>
          <table:table-cell office:value-type="float" office:value="3.33411539382332">
            <text:p>3.3341153938</text:p>
          </table:table-cell>
          <table:table-cell office:value-type="float" office:value="1.29">
            <text:p>1.29</text:p>
          </table:table-cell>
          <table:table-cell office:value-type="float" office:value="26.9832041343669">
            <text:p>26.983204134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7.5">
            <text:p>7.5</text:p>
          </table:table-cell>
          <table:table-cell office:value-type="float" office:value="11">
            <text:p>11</text:p>
          </table:table-cell>
          <table:table-cell office:value-type="float" office:value="675.36">
            <text:p>675.36</text:p>
          </table:table-cell>
          <table:table-cell office:value-type="float" office:value="331.55">
            <text:p>331.55</text:p>
          </table:table-cell>
          <table:table-cell office:value-type="float" office:value="2.03697783139798">
            <text:p>2.0369778314</text:p>
          </table:table-cell>
          <table:table-cell office:value-type="float" office:value="0.681818181818182">
            <text:p>0.6818181818</text:p>
          </table:table-cell>
          <table:table-cell office:value-type="float" office:value="44.2066666666667">
            <text:p>44.2066666667</text:p>
          </table:table-cell>
          <table:table-cell/>
          <table:table-cell office:value-type="string">
            <text:p>6515</text:p>
          </table:table-cell>
          <table:table-cell office:value-type="string">
            <text:p>7094</text:p>
          </table:table-cell>
          <table:table-cell office:value-type="float" office:value="7.39">
            <text:p>7.39</text:p>
          </table:table-cell>
          <table:table-cell office:value-type="float" office:value="10">
            <text:p>10</text:p>
          </table:table-cell>
          <table:table-cell office:value-type="float" office:value="665.01">
            <text:p>665.01</text:p>
          </table:table-cell>
          <table:table-cell office:value-type="float" office:value="331.55">
            <text:p>331.55</text:p>
          </table:table-cell>
          <table:table-cell office:value-type="float" office:value="2.00576082038908">
            <text:p>2.0057608204</text:p>
          </table:table-cell>
          <table:table-cell office:value-type="float" office:value="0.739">
            <text:p>0.739</text:p>
          </table:table-cell>
          <table:table-cell office:value-type="float" office:value="44.8646820027064">
            <text:p>44.86468200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8.27">
            <text:p>8.27</text:p>
          </table:table-cell>
          <table:table-cell office:value-type="float" office:value="11">
            <text:p>11</text:p>
          </table:table-cell>
          <table:table-cell office:value-type="float" office:value="743.94">
            <text:p>743.94</text:p>
          </table:table-cell>
          <table:table-cell office:value-type="float" office:value="331.47">
            <text:p>331.47</text:p>
          </table:table-cell>
          <table:table-cell office:value-type="float" office:value="2.24436600597339">
            <text:p>2.244366006</text:p>
          </table:table-cell>
          <table:table-cell office:value-type="float" office:value="0.751818181818182">
            <text:p>0.7518181818</text:p>
          </table:table-cell>
          <table:table-cell office:value-type="float" office:value="40.081015719468">
            <text:p>40.0810157195</text:p>
          </table:table-cell>
          <table:table-cell/>
          <table:table-cell office:value-type="string">
            <text:p>6516</text:p>
          </table:table-cell>
          <table:table-cell office:value-type="string">
            <text:p>7094</text:p>
          </table:table-cell>
          <table:table-cell office:value-type="float" office:value="8.05">
            <text:p>8.05</text:p>
          </table:table-cell>
          <table:table-cell office:value-type="float" office:value="10">
            <text:p>10</text:p>
          </table:table-cell>
          <table:table-cell office:value-type="float" office:value="724.41">
            <text:p>724.41</text:p>
          </table:table-cell>
          <table:table-cell office:value-type="float" office:value="331.47">
            <text:p>331.47</text:p>
          </table:table-cell>
          <table:table-cell office:value-type="float" office:value="2.18544664675536">
            <text:p>2.1854466468</text:p>
          </table:table-cell>
          <table:table-cell office:value-type="float" office:value="0.805">
            <text:p>0.805</text:p>
          </table:table-cell>
          <table:table-cell office:value-type="float" office:value="41.176397515528">
            <text:p>41.17639751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0.97">
            <text:p>0.97</text:p>
          </table:table-cell>
          <table:table-cell office:value-type="float" office:value="6">
            <text:p>6</text:p>
          </table:table-cell>
          <table:table-cell office:value-type="float" office:value="87.03">
            <text:p>87.03</text:p>
          </table:table-cell>
          <table:table-cell office:value-type="float" office:value="11.48">
            <text:p>11.48</text:p>
          </table:table-cell>
          <table:table-cell office:value-type="float" office:value="7.58101045296167">
            <text:p>7.581010453</text:p>
          </table:table-cell>
          <table:table-cell office:value-type="float" office:value="0.161666666666667">
            <text:p>0.1616666667</text:p>
          </table:table-cell>
          <table:table-cell office:value-type="float" office:value="11.8350515463918">
            <text:p>11.8350515464</text:p>
          </table:table-cell>
          <table:table-cell/>
          <table:table-cell office:value-type="string">
            <text:p>6519</text:p>
          </table:table-cell>
          <table:table-cell office:value-type="string">
            <text:p>7094</text:p>
          </table:table-cell>
          <table:table-cell office:value-type="float" office:value="0.76">
            <text:p>0.76</text:p>
          </table:table-cell>
          <table:table-cell office:value-type="float" office:value="5">
            <text:p>5</text:p>
          </table:table-cell>
          <table:table-cell office:value-type="float" office:value="68.13">
            <text:p>68.13</text:p>
          </table:table-cell>
          <table:table-cell office:value-type="float" office:value="11.48">
            <text:p>11.48</text:p>
          </table:table-cell>
          <table:table-cell office:value-type="float" office:value="5.93466898954704">
            <text:p>5.9346689895</text:p>
          </table:table-cell>
          <table:table-cell office:value-type="float" office:value="0.152">
            <text:p>0.152</text:p>
          </table:table-cell>
          <table:table-cell office:value-type="float" office:value="15.1052631578947">
            <text:p>15.10526315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4.61">
            <text:p>14.61</text:p>
          </table:table-cell>
          <table:table-cell office:value-type="float" office:value="6">
            <text:p>6</text:p>
          </table:table-cell>
          <table:table-cell office:value-type="float" office:value="1315.17">
            <text:p>1315.17</text:p>
          </table:table-cell>
          <table:table-cell office:value-type="float" office:value="105.27">
            <text:p>105.27</text:p>
          </table:table-cell>
          <table:table-cell office:value-type="float" office:value="12.4933029353092">
            <text:p>12.4933029353</text:p>
          </table:table-cell>
          <table:table-cell office:value-type="float" office:value="2.435">
            <text:p>2.435</text:p>
          </table:table-cell>
          <table:table-cell office:value-type="float" office:value="7.20533880903491">
            <text:p>7.205338809</text:p>
          </table:table-cell>
          <table:table-cell/>
          <table:table-cell office:value-type="string">
            <text:p>6532</text:p>
          </table:table-cell>
          <table:table-cell office:value-type="string">
            <text:p>7094</text:p>
          </table:table-cell>
          <table:table-cell office:value-type="float" office:value="14.67">
            <text:p>14.67</text:p>
          </table:table-cell>
          <table:table-cell office:value-type="float" office:value="6">
            <text:p>6</text:p>
          </table:table-cell>
          <table:table-cell office:value-type="float" office:value="1320.39">
            <text:p>1320.39</text:p>
          </table:table-cell>
          <table:table-cell office:value-type="float" office:value="105.27">
            <text:p>105.27</text:p>
          </table:table-cell>
          <table:table-cell office:value-type="float" office:value="12.5428897121687">
            <text:p>12.5428897122</text:p>
          </table:table-cell>
          <table:table-cell office:value-type="float" office:value="2.445">
            <text:p>2.445</text:p>
          </table:table-cell>
          <table:table-cell office:value-type="float" office:value="7.1758691206544">
            <text:p>7.17586912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10.77">
            <text:p>10.77</text:p>
          </table:table-cell>
          <table:table-cell office:value-type="float" office:value="11">
            <text:p>11</text:p>
          </table:table-cell>
          <table:table-cell office:value-type="float" office:value="969.57">
            <text:p>969.57</text:p>
          </table:table-cell>
          <table:table-cell office:value-type="float" office:value="186.43">
            <text:p>186.43</text:p>
          </table:table-cell>
          <table:table-cell office:value-type="float" office:value="5.20071876843856">
            <text:p>5.2007187684</text:p>
          </table:table-cell>
          <table:table-cell office:value-type="float" office:value="0.979090909090909">
            <text:p>0.9790909091</text:p>
          </table:table-cell>
          <table:table-cell office:value-type="float" office:value="17.3101207056639">
            <text:p>17.3101207057</text:p>
          </table:table-cell>
          <table:table-cell/>
          <table:table-cell office:value-type="string">
            <text:p>6552</text:p>
          </table:table-cell>
          <table:table-cell office:value-type="string">
            <text:p>7094</text:p>
          </table:table-cell>
          <table:table-cell office:value-type="float" office:value="10.82">
            <text:p>10.82</text:p>
          </table:table-cell>
          <table:table-cell office:value-type="float" office:value="6">
            <text:p>6</text:p>
          </table:table-cell>
          <table:table-cell office:value-type="float" office:value="973.89">
            <text:p>973.89</text:p>
          </table:table-cell>
          <table:table-cell office:value-type="float" office:value="186.43">
            <text:p>186.43</text:p>
          </table:table-cell>
          <table:table-cell office:value-type="float" office:value="5.22389100466663">
            <text:p>5.2238910047</text:p>
          </table:table-cell>
          <table:table-cell office:value-type="float" office:value="1.80333333333333">
            <text:p>1.8033333333</text:p>
          </table:table-cell>
          <table:table-cell office:value-type="float" office:value="17.2301293900185">
            <text:p>17.230129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7.14">
            <text:p>7.14</text:p>
          </table:table-cell>
          <table:table-cell office:value-type="float" office:value="7">
            <text:p>7</text:p>
          </table:table-cell>
          <table:table-cell office:value-type="float" office:value="642.96">
            <text:p>642.96</text:p>
          </table:table-cell>
          <table:table-cell office:value-type="float" office:value="273.42">
            <text:p>273.42</text:p>
          </table:table-cell>
          <table:table-cell office:value-type="float" office:value="2.35154707044108">
            <text:p>2.3515470704</text:p>
          </table:table-cell>
          <table:table-cell office:value-type="float" office:value="1.02">
            <text:p>1.02</text:p>
          </table:table-cell>
          <table:table-cell office:value-type="float" office:value="38.2941176470588">
            <text:p>38.2941176471</text:p>
          </table:table-cell>
          <table:table-cell/>
          <table:table-cell office:value-type="string">
            <text:p>6559</text:p>
          </table:table-cell>
          <table:table-cell office:value-type="string">
            <text:p>7094</text:p>
          </table:table-cell>
          <table:table-cell office:value-type="float" office:value="7.18">
            <text:p>7.18</text:p>
          </table:table-cell>
          <table:table-cell office:value-type="float" office:value="10">
            <text:p>10</text:p>
          </table:table-cell>
          <table:table-cell office:value-type="float" office:value="645.93">
            <text:p>645.93</text:p>
          </table:table-cell>
          <table:table-cell office:value-type="float" office:value="273.42">
            <text:p>273.42</text:p>
          </table:table-cell>
          <table:table-cell office:value-type="float" office:value="2.362409479921">
            <text:p>2.3624094799</text:p>
          </table:table-cell>
          <table:table-cell office:value-type="float" office:value="0.718">
            <text:p>0.718</text:p>
          </table:table-cell>
          <table:table-cell office:value-type="float" office:value="38.0807799442897">
            <text:p>38.08077994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6.98">
            <text:p>6.98</text:p>
          </table:table-cell>
          <table:table-cell office:value-type="float" office:value="9">
            <text:p>9</text:p>
          </table:table-cell>
          <table:table-cell office:value-type="float" office:value="628.11">
            <text:p>628.11</text:p>
          </table:table-cell>
          <table:table-cell office:value-type="float" office:value="318.56">
            <text:p>318.56</text:p>
          </table:table-cell>
          <table:table-cell office:value-type="float" office:value="1.9717164741336">
            <text:p>1.9717164741</text:p>
          </table:table-cell>
          <table:table-cell office:value-type="float" office:value="0.775555555555556">
            <text:p>0.7755555556</text:p>
          </table:table-cell>
          <table:table-cell office:value-type="float" office:value="45.6389684813754">
            <text:p>45.6389684814</text:p>
          </table:table-cell>
          <table:table-cell/>
          <table:table-cell office:value-type="string">
            <text:p>6562</text:p>
          </table:table-cell>
          <table:table-cell office:value-type="string">
            <text:p>7094</text:p>
          </table:table-cell>
          <table:table-cell office:value-type="float" office:value="6.87">
            <text:p>6.87</text:p>
          </table:table-cell>
          <table:table-cell office:value-type="float" office:value="9">
            <text:p>9</text:p>
          </table:table-cell>
          <table:table-cell office:value-type="float" office:value="618.03">
            <text:p>618.03</text:p>
          </table:table-cell>
          <table:table-cell office:value-type="float" office:value="318.56">
            <text:p>318.56</text:p>
          </table:table-cell>
          <table:table-cell office:value-type="float" office:value="1.94007408337519">
            <text:p>1.9400740834</text:p>
          </table:table-cell>
          <table:table-cell office:value-type="float" office:value="0.763333333333333">
            <text:p>0.7633333333</text:p>
          </table:table-cell>
          <table:table-cell office:value-type="float" office:value="46.3697234352256">
            <text:p>46.36972343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9.55">
            <text:p>9.55</text:p>
          </table:table-cell>
          <table:table-cell office:value-type="float" office:value="8">
            <text:p>8</text:p>
          </table:table-cell>
          <table:table-cell office:value-type="float" office:value="859.23">
            <text:p>859.23</text:p>
          </table:table-cell>
          <table:table-cell office:value-type="float" office:value="217.67">
            <text:p>217.67</text:p>
          </table:table-cell>
          <table:table-cell office:value-type="float" office:value="3.94739743648643">
            <text:p>3.9473974365</text:p>
          </table:table-cell>
          <table:table-cell office:value-type="float" office:value="1.19375">
            <text:p>1.19375</text:p>
          </table:table-cell>
          <table:table-cell office:value-type="float" office:value="22.7926701570681">
            <text:p>22.7926701571</text:p>
          </table:table-cell>
          <table:table-cell/>
          <table:table-cell office:value-type="string">
            <text:p>6609</text:p>
          </table:table-cell>
          <table:table-cell office:value-type="string">
            <text:p>7094</text:p>
          </table:table-cell>
          <table:table-cell office:value-type="float" office:value="9.54">
            <text:p>9.54</text:p>
          </table:table-cell>
          <table:table-cell office:value-type="float" office:value="8">
            <text:p>8</text:p>
          </table:table-cell>
          <table:table-cell office:value-type="float" office:value="858.69">
            <text:p>858.69</text:p>
          </table:table-cell>
          <table:table-cell office:value-type="float" office:value="217.67">
            <text:p>217.67</text:p>
          </table:table-cell>
          <table:table-cell office:value-type="float" office:value="3.94491661689714">
            <text:p>3.9449166169</text:p>
          </table:table-cell>
          <table:table-cell office:value-type="float" office:value="1.1925">
            <text:p>1.1925</text:p>
          </table:table-cell>
          <table:table-cell office:value-type="float" office:value="22.8165618448637">
            <text:p>22.816561844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8.28">
            <text:p>8.28</text:p>
          </table:table-cell>
          <table:table-cell office:value-type="float" office:value="8">
            <text:p>8</text:p>
          </table:table-cell>
          <table:table-cell office:value-type="float" office:value="745.47">
            <text:p>745.47</text:p>
          </table:table-cell>
          <table:table-cell office:value-type="float" office:value="258.85">
            <text:p>258.85</text:p>
          </table:table-cell>
          <table:table-cell office:value-type="float" office:value="2.87993046165733">
            <text:p>2.8799304617</text:p>
          </table:table-cell>
          <table:table-cell office:value-type="float" office:value="1.035">
            <text:p>1.035</text:p>
          </table:table-cell>
          <table:table-cell office:value-type="float" office:value="31.262077294686">
            <text:p>31.2620772947</text:p>
          </table:table-cell>
          <table:table-cell/>
          <table:table-cell office:value-type="string">
            <text:p>6647</text:p>
          </table:table-cell>
          <table:table-cell office:value-type="string">
            <text:p>7094</text:p>
          </table:table-cell>
          <table:table-cell office:value-type="float" office:value="7.98">
            <text:p>7.98</text:p>
          </table:table-cell>
          <table:table-cell office:value-type="float" office:value="8">
            <text:p>8</text:p>
          </table:table-cell>
          <table:table-cell office:value-type="float" office:value="718.38">
            <text:p>718.38</text:p>
          </table:table-cell>
          <table:table-cell office:value-type="float" office:value="258.85">
            <text:p>258.85</text:p>
          </table:table-cell>
          <table:table-cell office:value-type="float" office:value="2.77527525593973">
            <text:p>2.7752752559</text:p>
          </table:table-cell>
          <table:table-cell office:value-type="float" office:value="0.9975">
            <text:p>0.9975</text:p>
          </table:table-cell>
          <table:table-cell office:value-type="float" office:value="32.437343358396">
            <text:p>32.43734335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6.98">
            <text:p>6.98</text:p>
          </table:table-cell>
          <table:table-cell office:value-type="float" office:value="9">
            <text:p>9</text:p>
          </table:table-cell>
          <table:table-cell office:value-type="float" office:value="628.02">
            <text:p>628.02</text:p>
          </table:table-cell>
          <table:table-cell office:value-type="float" office:value="325.13">
            <text:p>325.13</text:p>
          </table:table-cell>
          <table:table-cell office:value-type="float" office:value="1.93159659213238">
            <text:p>1.9315965921</text:p>
          </table:table-cell>
          <table:table-cell office:value-type="float" office:value="0.775555555555556">
            <text:p>0.7755555556</text:p>
          </table:table-cell>
          <table:table-cell office:value-type="float" office:value="46.580229226361">
            <text:p>46.5802292264</text:p>
          </table:table-cell>
          <table:table-cell/>
          <table:table-cell office:value-type="string">
            <text:p>6670</text:p>
          </table:table-cell>
          <table:table-cell office:value-type="string">
            <text:p>7094</text:p>
          </table:table-cell>
          <table:table-cell office:value-type="float" office:value="6.92">
            <text:p>6.92</text:p>
          </table:table-cell>
          <table:table-cell office:value-type="float" office:value="8">
            <text:p>8</text:p>
          </table:table-cell>
          <table:table-cell office:value-type="float" office:value="623.07">
            <text:p>623.07</text:p>
          </table:table-cell>
          <table:table-cell office:value-type="float" office:value="325.13">
            <text:p>325.13</text:p>
          </table:table-cell>
          <table:table-cell office:value-type="float" office:value="1.91637191277335">
            <text:p>1.9163719128</text:p>
          </table:table-cell>
          <table:table-cell office:value-type="float" office:value="0.865">
            <text:p>0.865</text:p>
          </table:table-cell>
          <table:table-cell office:value-type="float" office:value="46.9841040462428">
            <text:p>46.98410404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1.6">
            <text:p>21.6</text:p>
          </table:table-cell>
          <table:table-cell office:value-type="float" office:value="11">
            <text:p>11</text:p>
          </table:table-cell>
          <table:table-cell office:value-type="float" office:value="1943.64">
            <text:p>1943.64</text:p>
          </table:table-cell>
          <table:table-cell office:value-type="float" office:value="166.53">
            <text:p>166.53</text:p>
          </table:table-cell>
          <table:table-cell office:value-type="float" office:value="11.6714105566565">
            <text:p>11.6714105567</text:p>
          </table:table-cell>
          <table:table-cell office:value-type="float" office:value="1.96363636363636">
            <text:p>1.9636363636</text:p>
          </table:table-cell>
          <table:table-cell office:value-type="float" office:value="7.70972222222222">
            <text:p>7.7097222222</text:p>
          </table:table-cell>
          <table:table-cell/>
          <table:table-cell office:value-type="string">
            <text:p>6674</text:p>
          </table:table-cell>
          <table:table-cell office:value-type="string">
            <text:p>7094</text:p>
          </table:table-cell>
          <table:table-cell office:value-type="float" office:value="20.48">
            <text:p>20.48</text:p>
          </table:table-cell>
          <table:table-cell office:value-type="float" office:value="11">
            <text:p>11</text:p>
          </table:table-cell>
          <table:table-cell office:value-type="float" office:value="1843.02">
            <text:p>1843.02</text:p>
          </table:table-cell>
          <table:table-cell office:value-type="float" office:value="166.53">
            <text:p>166.53</text:p>
          </table:table-cell>
          <table:table-cell office:value-type="float" office:value="11.067195099982">
            <text:p>11.0671951</text:p>
          </table:table-cell>
          <table:table-cell office:value-type="float" office:value="1.86181818181818">
            <text:p>1.8618181818</text:p>
          </table:table-cell>
          <table:table-cell office:value-type="float" office:value="8.13134765625">
            <text:p>8.13134765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7.31">
            <text:p>7.31</text:p>
          </table:table-cell>
          <table:table-cell office:value-type="float" office:value="9">
            <text:p>9</text:p>
          </table:table-cell>
          <table:table-cell office:value-type="float" office:value="657.81">
            <text:p>657.81</text:p>
          </table:table-cell>
          <table:table-cell office:value-type="float" office:value="275.19">
            <text:p>275.19</text:p>
          </table:table-cell>
          <table:table-cell office:value-type="float" office:value="2.39038482502998">
            <text:p>2.390384825</text:p>
          </table:table-cell>
          <table:table-cell office:value-type="float" office:value="0.812222222222222">
            <text:p>0.8122222222</text:p>
          </table:table-cell>
          <table:table-cell office:value-type="float" office:value="37.6456908344733">
            <text:p>37.6456908345</text:p>
          </table:table-cell>
          <table:table-cell/>
          <table:table-cell office:value-type="string">
            <text:p>6695</text:p>
          </table:table-cell>
          <table:table-cell office:value-type="string">
            <text:p>7094</text:p>
          </table:table-cell>
          <table:table-cell office:value-type="float" office:value="7.3">
            <text:p>7.3</text:p>
          </table:table-cell>
          <table:table-cell office:value-type="float" office:value="9">
            <text:p>9</text:p>
          </table:table-cell>
          <table:table-cell office:value-type="float" office:value="656.64">
            <text:p>656.64</text:p>
          </table:table-cell>
          <table:table-cell office:value-type="float" office:value="275.19">
            <text:p>275.19</text:p>
          </table:table-cell>
          <table:table-cell office:value-type="float" office:value="2.38613321705004">
            <text:p>2.3861332171</text:p>
          </table:table-cell>
          <table:table-cell office:value-type="float" office:value="0.811111111111111">
            <text:p>0.8111111111</text:p>
          </table:table-cell>
          <table:table-cell office:value-type="float" office:value="37.6972602739726">
            <text:p>37.6972602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8.26">
            <text:p>8.26</text:p>
          </table:table-cell>
          <table:table-cell office:value-type="float" office:value="6">
            <text:p>6</text:p>
          </table:table-cell>
          <table:table-cell office:value-type="float" office:value="743.13">
            <text:p>743.13</text:p>
          </table:table-cell>
          <table:table-cell office:value-type="float" office:value="314.15">
            <text:p>314.15</text:p>
          </table:table-cell>
          <table:table-cell office:value-type="float" office:value="2.36552602260067">
            <text:p>2.3655260226</text:p>
          </table:table-cell>
          <table:table-cell office:value-type="float" office:value="1.37666666666667">
            <text:p>1.3766666667</text:p>
          </table:table-cell>
          <table:table-cell office:value-type="float" office:value="38.0326876513317">
            <text:p>38.0326876513</text:p>
          </table:table-cell>
          <table:table-cell/>
          <table:table-cell office:value-type="string">
            <text:p>6699</text:p>
          </table:table-cell>
          <table:table-cell office:value-type="string">
            <text:p>7094</text:p>
          </table:table-cell>
          <table:table-cell office:value-type="float" office:value="8.25">
            <text:p>8.25</text:p>
          </table:table-cell>
          <table:table-cell office:value-type="float" office:value="5">
            <text:p>5</text:p>
          </table:table-cell>
          <table:table-cell office:value-type="float" office:value="742.32">
            <text:p>742.32</text:p>
          </table:table-cell>
          <table:table-cell office:value-type="float" office:value="314.15">
            <text:p>314.15</text:p>
          </table:table-cell>
          <table:table-cell office:value-type="float" office:value="2.36294763647939">
            <text:p>2.3629476365</text:p>
          </table:table-cell>
          <table:table-cell office:value-type="float" office:value="1.65">
            <text:p>1.65</text:p>
          </table:table-cell>
          <table:table-cell office:value-type="float" office:value="38.0787878787879">
            <text:p>38.07878787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0.88">
            <text:p>0.88</text:p>
          </table:table-cell>
          <table:table-cell office:value-type="float" office:value="6">
            <text:p>6</text:p>
          </table:table-cell>
          <table:table-cell office:value-type="float" office:value="78.84">
            <text:p>78.84</text:p>
          </table:table-cell>
          <table:table-cell office:value-type="float" office:value="30.23">
            <text:p>30.23</text:p>
          </table:table-cell>
          <table:table-cell office:value-type="float" office:value="2.60800529275554">
            <text:p>2.6080052928</text:p>
          </table:table-cell>
          <table:table-cell office:value-type="float" office:value="0.146666666666667">
            <text:p>0.1466666667</text:p>
          </table:table-cell>
          <table:table-cell office:value-type="float" office:value="34.3522727272727">
            <text:p>34.3522727273</text:p>
          </table:table-cell>
          <table:table-cell/>
          <table:table-cell office:value-type="string">
            <text:p>6716</text:p>
          </table:table-cell>
          <table:table-cell office:value-type="string">
            <text:p>7094</text:p>
          </table:table-cell>
          <table:table-cell office:value-type="float" office:value="0.89">
            <text:p>0.89</text:p>
          </table:table-cell>
          <table:table-cell office:value-type="float" office:value="4">
            <text:p>4</text:p>
          </table:table-cell>
          <table:table-cell office:value-type="float" office:value="80.37">
            <text:p>80.37</text:p>
          </table:table-cell>
          <table:table-cell office:value-type="float" office:value="30.23">
            <text:p>30.23</text:p>
          </table:table-cell>
          <table:table-cell office:value-type="float" office:value="2.65861726761495">
            <text:p>2.6586172676</text:p>
          </table:table-cell>
          <table:table-cell office:value-type="float" office:value="0.2225">
            <text:p>0.2225</text:p>
          </table:table-cell>
          <table:table-cell office:value-type="float" office:value="33.9662921348315">
            <text:p>33.96629213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6.7">
            <text:p>6.7</text:p>
          </table:table-cell>
          <table:table-cell office:value-type="float" office:value="6">
            <text:p>6</text:p>
          </table:table-cell>
          <table:table-cell office:value-type="float" office:value="603.27">
            <text:p>603.27</text:p>
          </table:table-cell>
          <table:table-cell office:value-type="float" office:value="315.66">
            <text:p>315.66</text:p>
          </table:table-cell>
          <table:table-cell office:value-type="float" office:value="1.91113856681239">
            <text:p>1.9111385668</text:p>
          </table:table-cell>
          <table:table-cell office:value-type="float" office:value="1.11666666666667">
            <text:p>1.1166666667</text:p>
          </table:table-cell>
          <table:table-cell office:value-type="float" office:value="47.1134328358209">
            <text:p>47.1134328358</text:p>
          </table:table-cell>
          <table:table-cell/>
          <table:table-cell office:value-type="string">
            <text:p>6738</text:p>
          </table:table-cell>
          <table:table-cell office:value-type="string">
            <text:p>7094</text:p>
          </table:table-cell>
          <table:table-cell office:value-type="float" office:value="6.77">
            <text:p>6.77</text:p>
          </table:table-cell>
          <table:table-cell office:value-type="float" office:value="6">
            <text:p>6</text:p>
          </table:table-cell>
          <table:table-cell office:value-type="float" office:value="608.94">
            <text:p>608.94</text:p>
          </table:table-cell>
          <table:table-cell office:value-type="float" office:value="315.66">
            <text:p>315.66</text:p>
          </table:table-cell>
          <table:table-cell office:value-type="float" office:value="1.92910093138187">
            <text:p>1.9291009314</text:p>
          </table:table-cell>
          <table:table-cell office:value-type="float" office:value="1.12833333333333">
            <text:p>1.1283333333</text:p>
          </table:table-cell>
          <table:table-cell office:value-type="float" office:value="46.6262924667652">
            <text:p>46.626292466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2.8">
            <text:p>12.8</text:p>
          </table:table-cell>
          <table:table-cell office:value-type="float" office:value="12">
            <text:p>12</text:p>
          </table:table-cell>
          <table:table-cell office:value-type="float" office:value="1152">
            <text:p>1152</text:p>
          </table:table-cell>
          <table:table-cell office:value-type="float" office:value="221.75">
            <text:p>221.75</text:p>
          </table:table-cell>
          <table:table-cell office:value-type="float" office:value="5.19503945885006">
            <text:p>5.1950394589</text:p>
          </table:table-cell>
          <table:table-cell office:value-type="float" office:value="1.06666666666667">
            <text:p>1.0666666667</text:p>
          </table:table-cell>
          <table:table-cell office:value-type="float" office:value="17.32421875">
            <text:p>17.32421875</text:p>
          </table:table-cell>
          <table:table-cell/>
          <table:table-cell office:value-type="string">
            <text:p>6843</text:p>
          </table:table-cell>
          <table:table-cell office:value-type="string">
            <text:p>7094</text:p>
          </table:table-cell>
          <table:table-cell office:value-type="float" office:value="12.88">
            <text:p>12.88</text:p>
          </table:table-cell>
          <table:table-cell office:value-type="float" office:value="13">
            <text:p>13</text:p>
          </table:table-cell>
          <table:table-cell office:value-type="float" office:value="1159.47">
            <text:p>1159.47</text:p>
          </table:table-cell>
          <table:table-cell office:value-type="float" office:value="221.75">
            <text:p>221.75</text:p>
          </table:table-cell>
          <table:table-cell office:value-type="float" office:value="5.22872604284104">
            <text:p>5.2287260428</text:p>
          </table:table-cell>
          <table:table-cell office:value-type="float" office:value="0.990769230769231">
            <text:p>0.9907692308</text:p>
          </table:table-cell>
          <table:table-cell office:value-type="float" office:value="17.2166149068323">
            <text:p>17.216614906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2.48">
            <text:p>12.48</text:p>
          </table:table-cell>
          <table:table-cell office:value-type="float" office:value="7">
            <text:p>7</text:p>
          </table:table-cell>
          <table:table-cell office:value-type="float" office:value="1123.2">
            <text:p>1123.2</text:p>
          </table:table-cell>
          <table:table-cell office:value-type="float" office:value="324.98">
            <text:p>324.98</text:p>
          </table:table-cell>
          <table:table-cell office:value-type="float" office:value="3.45621269001169">
            <text:p>3.45621269</text:p>
          </table:table-cell>
          <table:table-cell office:value-type="float" office:value="1.78285714285714">
            <text:p>1.7828571429</text:p>
          </table:table-cell>
          <table:table-cell office:value-type="float" office:value="26.0400641025641">
            <text:p>26.0400641026</text:p>
          </table:table-cell>
          <table:table-cell/>
          <table:table-cell office:value-type="string">
            <text:p>6879</text:p>
          </table:table-cell>
          <table:table-cell office:value-type="string">
            <text:p>7094</text:p>
          </table:table-cell>
          <table:table-cell office:value-type="float" office:value="12.36">
            <text:p>12.36</text:p>
          </table:table-cell>
          <table:table-cell office:value-type="float" office:value="6">
            <text:p>6</text:p>
          </table:table-cell>
          <table:table-cell office:value-type="float" office:value="1112.22">
            <text:p>1112.22</text:p>
          </table:table-cell>
          <table:table-cell office:value-type="float" office:value="324.98">
            <text:p>324.98</text:p>
          </table:table-cell>
          <table:table-cell office:value-type="float" office:value="3.42242599544587">
            <text:p>3.4224259954</text:p>
          </table:table-cell>
          <table:table-cell office:value-type="float" office:value="2.06">
            <text:p>2.06</text:p>
          </table:table-cell>
          <table:table-cell office:value-type="float" office:value="26.2928802588997">
            <text:p>26.29288025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0.79">
            <text:p>0.79</text:p>
          </table:table-cell>
          <table:table-cell office:value-type="float" office:value="5">
            <text:p>5</text:p>
          </table:table-cell>
          <table:table-cell office:value-type="float" office:value="71.19">
            <text:p>71.19</text:p>
          </table:table-cell>
          <table:table-cell office:value-type="float" office:value="11.34">
            <text:p>11.34</text:p>
          </table:table-cell>
          <table:table-cell office:value-type="float" office:value="6.27777777777778">
            <text:p>6.2777777778</text:p>
          </table:table-cell>
          <table:table-cell office:value-type="float" office:value="0.158">
            <text:p>0.158</text:p>
          </table:table-cell>
          <table:table-cell office:value-type="float" office:value="14.3544303797468">
            <text:p>14.3544303797</text:p>
          </table:table-cell>
          <table:table-cell/>
          <table:table-cell office:value-type="string">
            <text:p>6892</text:p>
          </table:table-cell>
          <table:table-cell office:value-type="string">
            <text:p>7094</text:p>
          </table:table-cell>
          <table:table-cell office:value-type="float" office:value="0.76">
            <text:p>0.76</text:p>
          </table:table-cell>
          <table:table-cell office:value-type="float" office:value="5">
            <text:p>5</text:p>
          </table:table-cell>
          <table:table-cell office:value-type="float" office:value="68.49">
            <text:p>68.49</text:p>
          </table:table-cell>
          <table:table-cell office:value-type="float" office:value="11.34">
            <text:p>11.34</text:p>
          </table:table-cell>
          <table:table-cell office:value-type="float" office:value="6.03968253968254">
            <text:p>6.0396825397</text:p>
          </table:table-cell>
          <table:table-cell office:value-type="float" office:value="0.152">
            <text:p>0.152</text:p>
          </table:table-cell>
          <table:table-cell office:value-type="float" office:value="14.921052631579">
            <text:p>14.92105263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7.28">
            <text:p>7.28</text:p>
          </table:table-cell>
          <table:table-cell office:value-type="float" office:value="9">
            <text:p>9</text:p>
          </table:table-cell>
          <table:table-cell office:value-type="float" office:value="654.84">
            <text:p>654.84</text:p>
          </table:table-cell>
          <table:table-cell office:value-type="float" office:value="273.59">
            <text:p>273.59</text:p>
          </table:table-cell>
          <table:table-cell office:value-type="float" office:value="2.39350853466866">
            <text:p>2.3935085347</text:p>
          </table:table-cell>
          <table:table-cell office:value-type="float" office:value="0.808888888888889">
            <text:p>0.8088888889</text:p>
          </table:table-cell>
          <table:table-cell office:value-type="float" office:value="37.5810439560439">
            <text:p>37.581043956</text:p>
          </table:table-cell>
          <table:table-cell/>
          <table:table-cell office:value-type="string">
            <text:p>6945</text:p>
          </table:table-cell>
          <table:table-cell office:value-type="string">
            <text:p>7094</text:p>
          </table:table-cell>
          <table:table-cell office:value-type="float" office:value="7.28">
            <text:p>7.28</text:p>
          </table:table-cell>
          <table:table-cell office:value-type="float" office:value="6">
            <text:p>6</text:p>
          </table:table-cell>
          <table:table-cell office:value-type="float" office:value="655.29">
            <text:p>655.29</text:p>
          </table:table-cell>
          <table:table-cell office:value-type="float" office:value="273.59">
            <text:p>273.59</text:p>
          </table:table-cell>
          <table:table-cell office:value-type="float" office:value="2.39515333162762">
            <text:p>2.3951533316</text:p>
          </table:table-cell>
          <table:table-cell office:value-type="float" office:value="1.21333333333333">
            <text:p>1.2133333333</text:p>
          </table:table-cell>
          <table:table-cell office:value-type="float" office:value="37.5810439560439">
            <text:p>37.5810439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7.21">
            <text:p>7.21</text:p>
          </table:table-cell>
          <table:table-cell office:value-type="float" office:value="8">
            <text:p>8</text:p>
          </table:table-cell>
          <table:table-cell office:value-type="float" office:value="649.08">
            <text:p>649.08</text:p>
          </table:table-cell>
          <table:table-cell office:value-type="float" office:value="318.26">
            <text:p>318.26</text:p>
          </table:table-cell>
          <table:table-cell office:value-type="float" office:value="2.03946458870106">
            <text:p>2.0394645887</text:p>
          </table:table-cell>
          <table:table-cell office:value-type="float" office:value="0.90125">
            <text:p>0.90125</text:p>
          </table:table-cell>
          <table:table-cell office:value-type="float" office:value="44.1414701803051">
            <text:p>44.1414701803</text:p>
          </table:table-cell>
          <table:table-cell/>
          <table:table-cell office:value-type="string">
            <text:p>6948</text:p>
          </table:table-cell>
          <table:table-cell office:value-type="string">
            <text:p>7094</text:p>
          </table:table-cell>
          <table:table-cell office:value-type="float" office:value="7.12">
            <text:p>7.12</text:p>
          </table:table-cell>
          <table:table-cell office:value-type="float" office:value="8">
            <text:p>8</text:p>
          </table:table-cell>
          <table:table-cell office:value-type="float" office:value="641.07">
            <text:p>641.07</text:p>
          </table:table-cell>
          <table:table-cell office:value-type="float" office:value="318.26">
            <text:p>318.26</text:p>
          </table:table-cell>
          <table:table-cell office:value-type="float" office:value="2.01429648714887">
            <text:p>2.0142964871</text:p>
          </table:table-cell>
          <table:table-cell office:value-type="float" office:value="0.89">
            <text:p>0.89</text:p>
          </table:table-cell>
          <table:table-cell office:value-type="float" office:value="44.6994382022472">
            <text:p>44.69943820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7.59">
            <text:p>7.59</text:p>
          </table:table-cell>
          <table:table-cell office:value-type="float" office:value="8">
            <text:p>8</text:p>
          </table:table-cell>
          <table:table-cell office:value-type="float" office:value="683.28">
            <text:p>683.28</text:p>
          </table:table-cell>
          <table:table-cell office:value-type="float" office:value="274.55">
            <text:p>274.55</text:p>
          </table:table-cell>
          <table:table-cell office:value-type="float" office:value="2.488727007831">
            <text:p>2.4887270078</text:p>
          </table:table-cell>
          <table:table-cell office:value-type="float" office:value="0.94875">
            <text:p>0.94875</text:p>
          </table:table-cell>
          <table:table-cell office:value-type="float" office:value="36.1725955204216">
            <text:p>36.1725955204</text:p>
          </table:table-cell>
          <table:table-cell/>
          <table:table-cell office:value-type="string">
            <text:p>6971</text:p>
          </table:table-cell>
          <table:table-cell office:value-type="string">
            <text:p>7094</text:p>
          </table:table-cell>
          <table:table-cell office:value-type="float" office:value="7.46">
            <text:p>7.46</text:p>
          </table:table-cell>
          <table:table-cell office:value-type="float" office:value="8">
            <text:p>8</text:p>
          </table:table-cell>
          <table:table-cell office:value-type="float" office:value="671.4">
            <text:p>671.4</text:p>
          </table:table-cell>
          <table:table-cell office:value-type="float" office:value="274.55">
            <text:p>274.55</text:p>
          </table:table-cell>
          <table:table-cell office:value-type="float" office:value="2.44545620105627">
            <text:p>2.4454562011</text:p>
          </table:table-cell>
          <table:table-cell office:value-type="float" office:value="0.9325">
            <text:p>0.9325</text:p>
          </table:table-cell>
          <table:table-cell office:value-type="float" office:value="36.8029490616622">
            <text:p>36.80294906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7.13">
            <text:p>17.13</text:p>
          </table:table-cell>
          <table:table-cell office:value-type="float" office:value="12">
            <text:p>12</text:p>
          </table:table-cell>
          <table:table-cell office:value-type="float" office:value="1541.97">
            <text:p>1541.97</text:p>
          </table:table-cell>
          <table:table-cell office:value-type="float" office:value="127.86">
            <text:p>127.86</text:p>
          </table:table-cell>
          <table:table-cell office:value-type="float" office:value="12.0598310652276">
            <text:p>12.0598310652</text:p>
          </table:table-cell>
          <table:table-cell office:value-type="float" office:value="1.4275">
            <text:p>1.4275</text:p>
          </table:table-cell>
          <table:table-cell office:value-type="float" office:value="7.46409807355517">
            <text:p>7.4640980736</text:p>
          </table:table-cell>
          <table:table-cell/>
          <table:table-cell office:value-type="string">
            <text:p>7021</text:p>
          </table:table-cell>
          <table:table-cell office:value-type="string">
            <text:p>7094</text:p>
          </table:table-cell>
          <table:table-cell office:value-type="float" office:value="17.09">
            <text:p>17.09</text:p>
          </table:table-cell>
          <table:table-cell office:value-type="float" office:value="10">
            <text:p>10</text:p>
          </table:table-cell>
          <table:table-cell office:value-type="float" office:value="1538.1">
            <text:p>1538.1</text:p>
          </table:table-cell>
          <table:table-cell office:value-type="float" office:value="127.86">
            <text:p>127.86</text:p>
          </table:table-cell>
          <table:table-cell office:value-type="float" office:value="12.0295635851713">
            <text:p>12.0295635852</text:p>
          </table:table-cell>
          <table:table-cell office:value-type="float" office:value="1.709">
            <text:p>1.709</text:p>
          </table:table-cell>
          <table:table-cell office:value-type="float" office:value="7.4815681685196">
            <text:p>7.481568168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79</text:p>
          </table:table-cell>
          <table:table-cell office:value-type="float" office:value="6.75">
            <text:p>6.75</text:p>
          </table:table-cell>
          <table:table-cell office:value-type="float" office:value="9">
            <text:p>9</text:p>
          </table:table-cell>
          <table:table-cell office:value-type="float" office:value="607.23">
            <text:p>607.23</text:p>
          </table:table-cell>
          <table:table-cell office:value-type="float" office:value="324.85">
            <text:p>324.85</text:p>
          </table:table-cell>
          <table:table-cell office:value-type="float" office:value="1.86926273664768">
            <text:p>1.8692627366</text:p>
          </table:table-cell>
          <table:table-cell office:value-type="float" office:value="0.75">
            <text:p>0.75</text:p>
          </table:table-cell>
          <table:table-cell office:value-type="float" office:value="48.1259259259259">
            <text:p>48.1259259259</text:p>
          </table:table-cell>
          <table:table-cell/>
          <table:table-cell office:value-type="string">
            <text:p>7079</text:p>
          </table:table-cell>
          <table:table-cell office:value-type="string">
            <text:p>7094</text:p>
          </table:table-cell>
          <table:table-cell office:value-type="float" office:value="6.71">
            <text:p>6.71</text:p>
          </table:table-cell>
          <table:table-cell office:value-type="float" office:value="9">
            <text:p>9</text:p>
          </table:table-cell>
          <table:table-cell office:value-type="float" office:value="604.35">
            <text:p>604.35</text:p>
          </table:table-cell>
          <table:table-cell office:value-type="float" office:value="324.85">
            <text:p>324.85</text:p>
          </table:table-cell>
          <table:table-cell office:value-type="float" office:value="1.86039710635678">
            <text:p>1.8603971064</text:p>
          </table:table-cell>
          <table:table-cell office:value-type="float" office:value="0.745555555555556">
            <text:p>0.7455555556</text:p>
          </table:table-cell>
          <table:table-cell office:value-type="float" office:value="48.4128166915052">
            <text:p>48.41281669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81</text:p>
          </table:table-cell>
          <table:table-cell office:value-type="float" office:value="6.68">
            <text:p>6.68</text:p>
          </table:table-cell>
          <table:table-cell office:value-type="float" office:value="6">
            <text:p>6</text:p>
          </table:table-cell>
          <table:table-cell office:value-type="float" office:value="601.2">
            <text:p>601.2</text:p>
          </table:table-cell>
          <table:table-cell office:value-type="float" office:value="325.35">
            <text:p>325.35</text:p>
          </table:table-cell>
          <table:table-cell office:value-type="float" office:value="1.8478561549101">
            <text:p>1.8478561549</text:p>
          </table:table-cell>
          <table:table-cell office:value-type="float" office:value="1.11333333333333">
            <text:p>1.1133333333</text:p>
          </table:table-cell>
          <table:table-cell office:value-type="float" office:value="48.7050898203593">
            <text:p>48.7050898204</text:p>
          </table:table-cell>
          <table:table-cell/>
          <table:table-cell office:value-type="string">
            <text:p>7081</text:p>
          </table:table-cell>
          <table:table-cell office:value-type="string">
            <text:p>7094</text:p>
          </table:table-cell>
          <table:table-cell office:value-type="float" office:value="6.63">
            <text:p>6.63</text:p>
          </table:table-cell>
          <table:table-cell office:value-type="float" office:value="6">
            <text:p>6</text:p>
          </table:table-cell>
          <table:table-cell office:value-type="float" office:value="597.06">
            <text:p>597.06</text:p>
          </table:table-cell>
          <table:table-cell office:value-type="float" office:value="325.35">
            <text:p>325.35</text:p>
          </table:table-cell>
          <table:table-cell office:value-type="float" office:value="1.83513139695712">
            <text:p>1.835131397</text:p>
          </table:table-cell>
          <table:table-cell office:value-type="float" office:value="1.105">
            <text:p>1.105</text:p>
          </table:table-cell>
          <table:table-cell office:value-type="float" office:value="49.0723981900453">
            <text:p>49.07239819</text:p>
          </table:table-cell>
          <table:table-cell table:number-columns-repeated="1005"/>
        </table:table-row>
        <table:table-row table:style-name="ro1" table:number-rows-repeated="10473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7">27/07/2022</text:date>, <text:time>11:5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7T11:59:24</dc:date>
    <dc:creator>paul mccherry</dc:creator>
    <meta:document-statistic meta:table-count="1" meta:cell-count="20283" meta:object-count="0"/>
    <meta:generator>OpenOffice/4.1.9$Unix OpenOffice.org_project/419m1$Build-9805</meta:generator>
  </office:meta>
</office:document-meta>
</file>